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 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#Landmark</text:p>
          </table:table-cell>
          <table:table-cell table:style-name="ce1" office:value-type="string" calcext:value-type="string">
            <text:p>x_pred</text:p>
          </table:table-cell>
          <table:table-cell table:style-name="ce1" office:value-type="string" calcext:value-type="string">
            <text:p>y_pred</text:p>
          </table:table-cell>
          <table:table-cell table:style-name="ce1" office:value-type="string" calcext:value-type="string">
            <text:p>x_manual</text:p>
          </table:table-cell>
          <table:table-cell table:style-name="ce1" office:value-type="string" calcext:value-type="string">
            <text:p>y_manu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1.5644224" calcext:value-type="float">
            <text:p>211.5644224</text:p>
          </table:table-cell>
          <table:table-cell office:value-type="float" office:value="145.25673312" calcext:value-type="float">
            <text:p>145.25673312</text:p>
          </table:table-cell>
          <table:table-cell office:value-type="float" office:value="215" calcext:value-type="float">
            <text:p>215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4.348067328" calcext:value-type="float">
            <text:p>124.348067328</text:p>
          </table:table-cell>
          <table:table-cell office:value-type="float" office:value="144.8307552" calcext:value-type="float">
            <text:p>144.8307552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7.462464" calcext:value-type="float">
            <text:p>207.462464</text:p>
          </table:table-cell>
          <table:table-cell office:value-type="float" office:value="115.6109136" calcext:value-type="float">
            <text:p>115.6109136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9.270329984" calcext:value-type="float">
            <text:p>129.270329984</text:p>
          </table:table-cell>
          <table:table-cell office:value-type="float" office:value="115.3902096" calcext:value-type="float">
            <text:p>115.3902096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3.8831488" calcext:value-type="float">
            <text:p>203.8831488</text:p>
          </table:table-cell>
          <table:table-cell office:value-type="float" office:value="86.46829152" calcext:value-type="float">
            <text:p>86.46829152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4.09438976" calcext:value-type="float">
            <text:p>134.09438976</text:p>
          </table:table-cell>
          <table:table-cell office:value-type="float" office:value="85.04917152" calcext:value-type="float">
            <text:p>85.04917152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1.11069824" calcext:value-type="float">
            <text:p>191.11069824</text:p>
          </table:table-cell>
          <table:table-cell office:value-type="float" office:value="63.8445312" calcext:value-type="float">
            <text:p>63.8445312</text:p>
          </table:table-cell>
          <table:table-cell office:value-type="float" office:value="191" calcext:value-type="float">
            <text:p>191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6.09601408" calcext:value-type="float">
            <text:p>146.09601408</text:p>
          </table:table-cell>
          <table:table-cell office:value-type="float" office:value="65.2995648" calcext:value-type="float">
            <text:p>65.2995648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6.21762816" calcext:value-type="float">
            <text:p>186.21762816</text:p>
          </table:table-cell>
          <table:table-cell office:value-type="float" office:value="44.88105024" calcext:value-type="float">
            <text:p>44.88105024</text:p>
          </table:table-cell>
          <table:table-cell office:value-type="float" office:value="187" calcext:value-type="float">
            <text:p>18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.21436672" calcext:value-type="float">
            <text:p>150.21436672</text:p>
          </table:table-cell>
          <table:table-cell office:value-type="float" office:value="45.33033984" calcext:value-type="float">
            <text:p>45.33033984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199.9675136" calcext:value-type="float">
            <text:p>199.9675136</text:p>
          </table:table-cell>
          <table:table-cell office:value-type="float" office:value="136.3530528" calcext:value-type="float">
            <text:p>136.3530528</text:p>
          </table:table-cell>
          <table:table-cell office:value-type="float" office:value="198" calcext:value-type="float">
            <text:p>198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111.01855488" calcext:value-type="float">
            <text:p>111.01855488</text:p>
          </table:table-cell>
          <table:table-cell office:value-type="float" office:value="135.465288" calcext:value-type="float">
            <text:p>135.465288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195.5802112" calcext:value-type="float">
            <text:p>195.5802112</text:p>
          </table:table-cell>
          <table:table-cell office:value-type="float" office:value="106.985094336" calcext:value-type="float">
            <text:p>106.985094336</text:p>
          </table:table-cell>
          <table:table-cell office:value-type="float" office:value="193" calcext:value-type="float">
            <text:p>193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" office:value-type="float" office:value="4" calcext:value-type="float">
            <text:p>4</text:p>
          </table:table-cell>
          <table:table-cell office:value-type="float" office:value="115.3927808" calcext:value-type="float">
            <text:p>115.3927808</text:p>
          </table:table-cell>
          <table:table-cell office:value-type="float" office:value="107.48625216" calcext:value-type="float">
            <text:p>107.48625216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[.B8]" office:value-type="float" office:value="5" calcext:value-type="float">
            <text:p>5</text:p>
          </table:table-cell>
          <table:table-cell office:value-type="float" office:value="191.84924672" calcext:value-type="float">
            <text:p>191.84924672</text:p>
          </table:table-cell>
          <table:table-cell office:value-type="float" office:value="76.71302016" calcext:value-type="float">
            <text:p>76.71302016</text:p>
          </table:table-cell>
          <table:table-cell office:value-type="float" office:value="189" calcext:value-type="float">
            <text:p>18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table:formula="of:=[.B9]" office:value-type="float" office:value="6" calcext:value-type="float">
            <text:p>6</text:p>
          </table:table-cell>
          <table:table-cell office:value-type="float" office:value="120.665110528" calcext:value-type="float">
            <text:p>120.665110528</text:p>
          </table:table-cell>
          <table:table-cell office:value-type="float" office:value="75.62645088" calcext:value-type="float">
            <text:p>75.62645088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" office:value-type="float" office:value="7" calcext:value-type="float">
            <text:p>7</text:p>
          </table:table-cell>
          <table:table-cell office:value-type="float" office:value="179.99752064" calcext:value-type="float">
            <text:p>179.99752064</text:p>
          </table:table-cell>
          <table:table-cell office:value-type="float" office:value="53.69243136" calcext:value-type="float">
            <text:p>53.69243136</text:p>
          </table:table-cell>
          <table:table-cell office:value-type="float" office:value="176" calcext:value-type="float">
            <text:p>17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formula="of:=[.B11]" office:value-type="float" office:value="8" calcext:value-type="float">
            <text:p>8</text:p>
          </table:table-cell>
          <table:table-cell office:value-type="float" office:value="134.244770048" calcext:value-type="float">
            <text:p>134.244770048</text:p>
          </table:table-cell>
          <table:table-cell office:value-type="float" office:value="54.72321216" calcext:value-type="float">
            <text:p>54.72321216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[.B12]" office:value-type="float" office:value="9" calcext:value-type="float">
            <text:p>9</text:p>
          </table:table-cell>
          <table:table-cell office:value-type="float" office:value="174.3660416" calcext:value-type="float">
            <text:p>174.3660416</text:p>
          </table:table-cell>
          <table:table-cell office:value-type="float" office:value="32.0202432" calcext:value-type="float">
            <text:p>32.0202432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B13]" office:value-type="float" office:value="10" calcext:value-type="float">
            <text:p>10</text:p>
          </table:table-cell>
          <table:table-cell office:value-type="float" office:value="136.3202688" calcext:value-type="float">
            <text:p>136.3202688</text:p>
          </table:table-cell>
          <table:table-cell office:value-type="float" office:value="33.2736288" calcext:value-type="float">
            <text:p>33.2736288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224.81501056" calcext:value-type="float">
            <text:p>224.81501056</text:p>
          </table:table-cell>
          <table:table-cell office:value-type="float" office:value="144.180768" calcext:value-type="float">
            <text:p>144.180768</text:p>
          </table:table-cell>
          <table:table-cell office:value-type="float" office:value="227" calcext:value-type="float">
            <text:p>22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5]+1" office:value-type="float" office:value="3" calcext:value-type="float">
            <text:p>3</text:p>
          </table:table-cell>
          <table:table-cell table:formula="of:=[.B15]" office:value-type="float" office:value="2" calcext:value-type="float">
            <text:p>2</text:p>
          </table:table-cell>
          <table:table-cell office:value-type="float" office:value="134.99234304" calcext:value-type="float">
            <text:p>134.99234304</text:p>
          </table:table-cell>
          <table:table-cell office:value-type="float" office:value="144.09801312" calcext:value-type="float">
            <text:p>144.0980131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16]+1" office:value-type="float" office:value="3" calcext:value-type="float">
            <text:p>3</text:p>
          </table:table-cell>
          <table:table-cell table:formula="of:=[.B16]" office:value-type="float" office:value="3" calcext:value-type="float">
            <text:p>3</text:p>
          </table:table-cell>
          <table:table-cell office:value-type="float" office:value="220.1659648" calcext:value-type="float">
            <text:p>220.1659648</text:p>
          </table:table-cell>
          <table:table-cell office:value-type="float" office:value="113.50273152" calcext:value-type="float">
            <text:p>113.50273152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table:formula="of:=[.B17]" office:value-type="float" office:value="4" calcext:value-type="float">
            <text:p>4</text:p>
          </table:table-cell>
          <table:table-cell office:value-type="float" office:value="139.14368512" calcext:value-type="float">
            <text:p>139.14368512</text:p>
          </table:table-cell>
          <table:table-cell office:value-type="float" office:value="114.5932944" calcext:value-type="float">
            <text:p>114.5932944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" office:value-type="float" office:value="5" calcext:value-type="float">
            <text:p>5</text:p>
          </table:table-cell>
          <table:table-cell office:value-type="float" office:value="214.7899136" calcext:value-type="float">
            <text:p>214.7899136</text:p>
          </table:table-cell>
          <table:table-cell office:value-type="float" office:value="84.85098816" calcext:value-type="float">
            <text:p>84.85098816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[.B19]" office:value-type="float" office:value="6" calcext:value-type="float">
            <text:p>6</text:p>
          </table:table-cell>
          <table:table-cell office:value-type="float" office:value="142.88374144" calcext:value-type="float">
            <text:p>142.88374144</text:p>
          </table:table-cell>
          <table:table-cell office:value-type="float" office:value="85.08880512" calcext:value-type="float">
            <text:p>85.08880512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[.B20]" office:value-type="float" office:value="7" calcext:value-type="float">
            <text:p>7</text:p>
          </table:table-cell>
          <table:table-cell office:value-type="float" office:value="200.3344576" calcext:value-type="float">
            <text:p>200.3344576</text:p>
          </table:table-cell>
          <table:table-cell office:value-type="float" office:value="62.44536192" calcext:value-type="float">
            <text:p>62.44536192</text:p>
          </table:table-cell>
          <table:table-cell office:value-type="float" office:value="199" calcext:value-type="float">
            <text:p>199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[.B21]" office:value-type="float" office:value="8" calcext:value-type="float">
            <text:p>8</text:p>
          </table:table-cell>
          <table:table-cell office:value-type="float" office:value="155.688448" calcext:value-type="float">
            <text:p>155.688448</text:p>
          </table:table-cell>
          <table:table-cell office:value-type="float" office:value="63.94648896" calcext:value-type="float">
            <text:p>63.94648896</text:p>
          </table:table-cell>
          <table:table-cell office:value-type="float" office:value="156" calcext:value-type="float">
            <text:p>156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formula="of:=[.B22]" office:value-type="float" office:value="9" calcext:value-type="float">
            <text:p>9</text:p>
          </table:table-cell>
          <table:table-cell office:value-type="float" office:value="195.0255808" calcext:value-type="float">
            <text:p>195.0255808</text:p>
          </table:table-cell>
          <table:table-cell office:value-type="float" office:value="43.7667264" calcext:value-type="float">
            <text:p>43.7667264</text:p>
          </table:table-cell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" office:value-type="float" office:value="10" calcext:value-type="float">
            <text:p>10</text:p>
          </table:table-cell>
          <table:table-cell office:value-type="float" office:value="158.29534336" calcext:value-type="float">
            <text:p>158.29534336</text:p>
          </table:table-cell>
          <table:table-cell office:value-type="float" office:value="43.9848672" calcext:value-type="float">
            <text:p>43.9848672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" office:value-type="float" office:value="1" calcext:value-type="float">
            <text:p>1</text:p>
          </table:table-cell>
          <table:table-cell office:value-type="float" office:value="210.1557888" calcext:value-type="float">
            <text:p>210.1557888</text:p>
          </table:table-cell>
          <table:table-cell office:value-type="float" office:value="148.16152992" calcext:value-type="float">
            <text:p>148.16152992</text:p>
          </table:table-cell>
          <table:table-cell office:value-type="float" office:value="212" calcext:value-type="float">
            <text:p>21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formula="of:=[.B25]" office:value-type="float" office:value="2" calcext:value-type="float">
            <text:p>2</text:p>
          </table:table-cell>
          <table:table-cell office:value-type="float" office:value="118.283936" calcext:value-type="float">
            <text:p>118.283936</text:p>
          </table:table-cell>
          <table:table-cell office:value-type="float" office:value="144.50700192" calcext:value-type="float">
            <text:p>144.50700192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6]+1" office:value-type="float" office:value="4" calcext:value-type="float">
            <text:p>4</text:p>
          </table:table-cell>
          <table:table-cell table:formula="of:=[.B26]" office:value-type="float" office:value="3" calcext:value-type="float">
            <text:p>3</text:p>
          </table:table-cell>
          <table:table-cell office:value-type="float" office:value="205.3569152" calcext:value-type="float">
            <text:p>205.3569152</text:p>
          </table:table-cell>
          <table:table-cell office:value-type="float" office:value="117.70224384" calcext:value-type="float">
            <text:p>117.70224384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[.B27]" office:value-type="float" office:value="4" calcext:value-type="float">
            <text:p>4</text:p>
          </table:table-cell>
          <table:table-cell office:value-type="float" office:value="124.6347456" calcext:value-type="float">
            <text:p>124.6347456</text:p>
          </table:table-cell>
          <table:table-cell office:value-type="float" office:value="114.40297632" calcext:value-type="float">
            <text:p>114.40297632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[.B28]" office:value-type="float" office:value="5" calcext:value-type="float">
            <text:p>5</text:p>
          </table:table-cell>
          <table:table-cell office:value-type="float" office:value="204.2719872" calcext:value-type="float">
            <text:p>204.2719872</text:p>
          </table:table-cell>
          <table:table-cell office:value-type="float" office:value="87.42819216" calcext:value-type="float">
            <text:p>87.42819216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[.B29]" office:value-type="float" office:value="6" calcext:value-type="float">
            <text:p>6</text:p>
          </table:table-cell>
          <table:table-cell office:value-type="float" office:value="131.846547328" calcext:value-type="float">
            <text:p>131.846547328</text:p>
          </table:table-cell>
          <table:table-cell office:value-type="float" office:value="83.05566912" calcext:value-type="float">
            <text:p>83.05566912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[.B30]" office:value-type="float" office:value="7" calcext:value-type="float">
            <text:p>7</text:p>
          </table:table-cell>
          <table:table-cell office:value-type="float" office:value="191.47790464" calcext:value-type="float">
            <text:p>191.47790464</text:p>
          </table:table-cell>
          <table:table-cell office:value-type="float" office:value="63.94707264" calcext:value-type="float">
            <text:p>63.94707264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31]+1" office:value-type="float" office:value="4" calcext:value-type="float">
            <text:p>4</text:p>
          </table:table-cell>
          <table:table-cell table:formula="of:=[.B31]" office:value-type="float" office:value="8" calcext:value-type="float">
            <text:p>8</text:p>
          </table:table-cell>
          <table:table-cell office:value-type="float" office:value="145.08521088" calcext:value-type="float">
            <text:p>145.08521088</text:p>
          </table:table-cell>
          <table:table-cell office:value-type="float" office:value="63.03646656" calcext:value-type="float">
            <text:p>63.03646656</text:p>
          </table:table-cell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32]+1" office:value-type="float" office:value="4" calcext:value-type="float">
            <text:p>4</text:p>
          </table:table-cell>
          <table:table-cell table:formula="of:=[.B32]" office:value-type="float" office:value="9" calcext:value-type="float">
            <text:p>9</text:p>
          </table:table-cell>
          <table:table-cell office:value-type="float" office:value="188.0608448" calcext:value-type="float">
            <text:p>188.0608448</text:p>
          </table:table-cell>
          <table:table-cell office:value-type="float" office:value="43.48983744" calcext:value-type="float">
            <text:p>43.48983744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table:formula="of:=[.B33]" office:value-type="float" office:value="10" calcext:value-type="float">
            <text:p>10</text:p>
          </table:table-cell>
          <table:table-cell office:value-type="float" office:value="148.98109824" calcext:value-type="float">
            <text:p>148.98109824</text:p>
          </table:table-cell>
          <table:table-cell office:value-type="float" office:value="42.7738176" calcext:value-type="float">
            <text:p>42.7738176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table:formula="of:=[.B34]" office:value-type="float" office:value="1" calcext:value-type="float">
            <text:p>1</text:p>
          </table:table-cell>
          <table:table-cell office:value-type="float" office:value="226.41355136" calcext:value-type="float">
            <text:p>226.41355136</text:p>
          </table:table-cell>
          <table:table-cell office:value-type="float" office:value="141.24374208" calcext:value-type="float">
            <text:p>141.24374208</text:p>
          </table:table-cell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35]+1" office:value-type="float" office:value="5" calcext:value-type="float">
            <text:p>5</text:p>
          </table:table-cell>
          <table:table-cell table:formula="of:=[.B35]" office:value-type="float" office:value="2" calcext:value-type="float">
            <text:p>2</text:p>
          </table:table-cell>
          <table:table-cell office:value-type="float" office:value="135.467610368" calcext:value-type="float">
            <text:p>135.467610368</text:p>
          </table:table-cell>
          <table:table-cell office:value-type="float" office:value="137.6496048" calcext:value-type="float">
            <text:p>137.6496048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36]+1" office:value-type="float" office:value="5" calcext:value-type="float">
            <text:p>5</text:p>
          </table:table-cell>
          <table:table-cell table:formula="of:=[.B36]" office:value-type="float" office:value="3" calcext:value-type="float">
            <text:p>3</text:p>
          </table:table-cell>
          <table:table-cell office:value-type="float" office:value="222.47117568" calcext:value-type="float">
            <text:p>222.47117568</text:p>
          </table:table-cell>
          <table:table-cell office:value-type="float" office:value="110.73799296" calcext:value-type="float">
            <text:p>110.73799296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37]+1" office:value-type="float" office:value="5" calcext:value-type="float">
            <text:p>5</text:p>
          </table:table-cell>
          <table:table-cell table:formula="of:=[.B37]" office:value-type="float" office:value="4" calcext:value-type="float">
            <text:p>4</text:p>
          </table:table-cell>
          <table:table-cell office:value-type="float" office:value="141.97927168" calcext:value-type="float">
            <text:p>141.97927168</text:p>
          </table:table-cell>
          <table:table-cell office:value-type="float" office:value="107.601936" calcext:value-type="float">
            <text:p>107.601936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38]+1" office:value-type="float" office:value="5" calcext:value-type="float">
            <text:p>5</text:p>
          </table:table-cell>
          <table:table-cell table:formula="of:=[.B38]" office:value-type="float" office:value="5" calcext:value-type="float">
            <text:p>5</text:p>
          </table:table-cell>
          <table:table-cell office:value-type="float" office:value="219.3933696" calcext:value-type="float">
            <text:p>219.3933696</text:p>
          </table:table-cell>
          <table:table-cell office:value-type="float" office:value="81.02070912" calcext:value-type="float">
            <text:p>81.02070912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39]+1" office:value-type="float" office:value="5" calcext:value-type="float">
            <text:p>5</text:p>
          </table:table-cell>
          <table:table-cell table:formula="of:=[.B39]" office:value-type="float" office:value="6" calcext:value-type="float">
            <text:p>6</text:p>
          </table:table-cell>
          <table:table-cell office:value-type="float" office:value="148.0326784" calcext:value-type="float">
            <text:p>148.0326784</text:p>
          </table:table-cell>
          <table:table-cell office:value-type="float" office:value="76.38454752" calcext:value-type="float">
            <text:p>76.38454752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40]+1" office:value-type="float" office:value="5" calcext:value-type="float">
            <text:p>5</text:p>
          </table:table-cell>
          <table:table-cell table:formula="of:=[.B40]" office:value-type="float" office:value="7" calcext:value-type="float">
            <text:p>7</text:p>
          </table:table-cell>
          <table:table-cell office:value-type="float" office:value="206.59715328" calcext:value-type="float">
            <text:p>206.59715328</text:p>
          </table:table-cell>
          <table:table-cell office:value-type="float" office:value="57.04154208" calcext:value-type="float">
            <text:p>57.04154208</text:p>
          </table:table-cell>
          <table:table-cell office:value-type="float" office:value="207" calcext:value-type="float">
            <text:p>207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41]+1" office:value-type="float" office:value="5" calcext:value-type="float">
            <text:p>5</text:p>
          </table:table-cell>
          <table:table-cell table:formula="of:=[.B41]" office:value-type="float" office:value="8" calcext:value-type="float">
            <text:p>8</text:p>
          </table:table-cell>
          <table:table-cell office:value-type="float" office:value="160.768576" calcext:value-type="float">
            <text:p>160.768576</text:p>
          </table:table-cell>
          <table:table-cell office:value-type="float" office:value="56.3497248" calcext:value-type="float">
            <text:p>56.3497248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42]+1" office:value-type="float" office:value="5" calcext:value-type="float">
            <text:p>5</text:p>
          </table:table-cell>
          <table:table-cell table:formula="of:=[.B42]" office:value-type="float" office:value="9" calcext:value-type="float">
            <text:p>9</text:p>
          </table:table-cell>
          <table:table-cell office:value-type="float" office:value="202.19299328" calcext:value-type="float">
            <text:p>202.19299328</text:p>
          </table:table-cell>
          <table:table-cell office:value-type="float" office:value="36.84168" calcext:value-type="float">
            <text:p>36.84168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formula="of:=[.B43]" office:value-type="float" office:value="10" calcext:value-type="float">
            <text:p>10</text:p>
          </table:table-cell>
          <table:table-cell office:value-type="float" office:value="164.0967104" calcext:value-type="float">
            <text:p>164.0967104</text:p>
          </table:table-cell>
          <table:table-cell office:value-type="float" office:value="36.550176" calcext:value-type="float">
            <text:p>36.550176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formula="of:=[.B44]" office:value-type="float" office:value="1" calcext:value-type="float">
            <text:p>1</text:p>
          </table:table-cell>
          <table:table-cell office:value-type="float" office:value="206.7745024" calcext:value-type="float">
            <text:p>206.7745024</text:p>
          </table:table-cell>
          <table:table-cell office:value-type="float" office:value="138.79324992" calcext:value-type="float">
            <text:p>138.79324992</text:p>
          </table:table-cell>
          <table:table-cell office:value-type="float" office:value="208" calcext:value-type="float">
            <text:p>208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45]+1" office:value-type="float" office:value="6" calcext:value-type="float">
            <text:p>6</text:p>
          </table:table-cell>
          <table:table-cell table:formula="of:=[.B45]" office:value-type="float" office:value="2" calcext:value-type="float">
            <text:p>2</text:p>
          </table:table-cell>
          <table:table-cell office:value-type="float" office:value="120.316682752" calcext:value-type="float">
            <text:p>120.316682752</text:p>
          </table:table-cell>
          <table:table-cell office:value-type="float" office:value="137.31547776" calcext:value-type="float">
            <text:p>137.31547776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" office:value-type="float" office:value="3" calcext:value-type="float">
            <text:p>3</text:p>
          </table:table-cell>
          <table:table-cell office:value-type="float" office:value="203.53501952" calcext:value-type="float">
            <text:p>203.53501952</text:p>
          </table:table-cell>
          <table:table-cell office:value-type="float" office:value="109.89525024" calcext:value-type="float">
            <text:p>109.89525024</text:p>
          </table:table-cell>
          <table:table-cell office:value-type="float" office:value="206" calcext:value-type="float">
            <text:p>20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47]+1" office:value-type="float" office:value="6" calcext:value-type="float">
            <text:p>6</text:p>
          </table:table-cell>
          <table:table-cell table:formula="of:=[.B47]" office:value-type="float" office:value="4" calcext:value-type="float">
            <text:p>4</text:p>
          </table:table-cell>
          <table:table-cell office:value-type="float" office:value="126.73287296" calcext:value-type="float">
            <text:p>126.73287296</text:p>
          </table:table-cell>
          <table:table-cell office:value-type="float" office:value="109.08194016" calcext:value-type="float">
            <text:p>109.08194016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table:formula="of:=[.B48]" office:value-type="float" office:value="5" calcext:value-type="float">
            <text:p>5</text:p>
          </table:table-cell>
          <table:table-cell office:value-type="float" office:value="200.54359424" calcext:value-type="float">
            <text:p>200.54359424</text:p>
          </table:table-cell>
          <table:table-cell office:value-type="float" office:value="80.76179712" calcext:value-type="float">
            <text:p>80.76179712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9]+1" office:value-type="float" office:value="6" calcext:value-type="float">
            <text:p>6</text:p>
          </table:table-cell>
          <table:table-cell table:formula="of:=[.B49]" office:value-type="float" office:value="6" calcext:value-type="float">
            <text:p>6</text:p>
          </table:table-cell>
          <table:table-cell office:value-type="float" office:value="131.826548096" calcext:value-type="float">
            <text:p>131.826548096</text:p>
          </table:table-cell>
          <table:table-cell office:value-type="float" office:value="79.46880672" calcext:value-type="float">
            <text:p>79.46880672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50]+1" office:value-type="float" office:value="6" calcext:value-type="float">
            <text:p>6</text:p>
          </table:table-cell>
          <table:table-cell table:formula="of:=[.B50]" office:value-type="float" office:value="7" calcext:value-type="float">
            <text:p>7</text:p>
          </table:table-cell>
          <table:table-cell office:value-type="float" office:value="187.3146752" calcext:value-type="float">
            <text:p>187.3146752</text:p>
          </table:table-cell>
          <table:table-cell office:value-type="float" office:value="59.15055648" calcext:value-type="float">
            <text:p>59.15055648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51]+1" office:value-type="float" office:value="6" calcext:value-type="float">
            <text:p>6</text:p>
          </table:table-cell>
          <table:table-cell table:formula="of:=[.B51]" office:value-type="float" office:value="8" calcext:value-type="float">
            <text:p>8</text:p>
          </table:table-cell>
          <table:table-cell office:value-type="float" office:value="143.3910464" calcext:value-type="float">
            <text:p>143.3910464</text:p>
          </table:table-cell>
          <table:table-cell office:value-type="float" office:value="59.1142272" calcext:value-type="float">
            <text:p>59.1142272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52]+1" office:value-type="float" office:value="6" calcext:value-type="float">
            <text:p>6</text:p>
          </table:table-cell>
          <table:table-cell table:formula="of:=[.B52]" office:value-type="float" office:value="9" calcext:value-type="float">
            <text:p>9</text:p>
          </table:table-cell>
          <table:table-cell office:value-type="float" office:value="182.321408" calcext:value-type="float">
            <text:p>182.321408</text:p>
          </table:table-cell>
          <table:table-cell office:value-type="float" office:value="39.63888" calcext:value-type="float">
            <text:p>39.63888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53]+1" office:value-type="float" office:value="6" calcext:value-type="float">
            <text:p>6</text:p>
          </table:table-cell>
          <table:table-cell table:formula="of:=[.B53]" office:value-type="float" office:value="10" calcext:value-type="float">
            <text:p>10</text:p>
          </table:table-cell>
          <table:table-cell office:value-type="float" office:value="147.23726592" calcext:value-type="float">
            <text:p>147.23726592</text:p>
          </table:table-cell>
          <table:table-cell office:value-type="float" office:value="40.2260832" calcext:value-type="float">
            <text:p>40.2260832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54]+1" office:value-type="float" office:value="7" calcext:value-type="float">
            <text:p>7</text:p>
          </table:table-cell>
          <table:table-cell table:formula="of:=[.B54]" office:value-type="float" office:value="1" calcext:value-type="float">
            <text:p>1</text:p>
          </table:table-cell>
          <table:table-cell office:value-type="float" office:value="228.5980416" calcext:value-type="float">
            <text:p>228.5980416</text:p>
          </table:table-cell>
          <table:table-cell office:value-type="float" office:value="138.43886688" calcext:value-type="float">
            <text:p>138.43886688</text:p>
          </table:table-cell>
          <table:table-cell office:value-type="float" office:value="230" calcext:value-type="float">
            <text:p>23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55]+1" office:value-type="float" office:value="7" calcext:value-type="float">
            <text:p>7</text:p>
          </table:table-cell>
          <table:table-cell table:formula="of:=[.B55]" office:value-type="float" office:value="2" calcext:value-type="float">
            <text:p>2</text:p>
          </table:table-cell>
          <table:table-cell office:value-type="float" office:value="139.58497792" calcext:value-type="float">
            <text:p>139.58497792</text:p>
          </table:table-cell>
          <table:table-cell office:value-type="float" office:value="136.99468224" calcext:value-type="float">
            <text:p>136.994682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56]+1" office:value-type="float" office:value="7" calcext:value-type="float">
            <text:p>7</text:p>
          </table:table-cell>
          <table:table-cell table:formula="of:=[.B56]" office:value-type="float" office:value="3" calcext:value-type="float">
            <text:p>3</text:p>
          </table:table-cell>
          <table:table-cell office:value-type="float" office:value="223.83752448" calcext:value-type="float">
            <text:p>223.83752448</text:p>
          </table:table-cell>
          <table:table-cell office:value-type="float" office:value="109.12402464" calcext:value-type="float">
            <text:p>109.12402464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57]+1" office:value-type="float" office:value="7" calcext:value-type="float">
            <text:p>7</text:p>
          </table:table-cell>
          <table:table-cell table:formula="of:=[.B57]" office:value-type="float" office:value="4" calcext:value-type="float">
            <text:p>4</text:p>
          </table:table-cell>
          <table:table-cell office:value-type="float" office:value="145.59791616" calcext:value-type="float">
            <text:p>145.59791616</text:p>
          </table:table-cell>
          <table:table-cell office:value-type="float" office:value="107.18148576" calcext:value-type="float">
            <text:p>107.18148576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[.B58]" office:value-type="float" office:value="5" calcext:value-type="float">
            <text:p>5</text:p>
          </table:table-cell>
          <table:table-cell office:value-type="float" office:value="219.9674688" calcext:value-type="float">
            <text:p>219.9674688</text:p>
          </table:table-cell>
          <table:table-cell office:value-type="float" office:value="78.90490752" calcext:value-type="float">
            <text:p>78.90490752</text:p>
          </table:table-cell>
          <table:table-cell office:value-type="float" office:value="222" calcext:value-type="float">
            <text:p>22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59]+1" office:value-type="float" office:value="7" calcext:value-type="float">
            <text:p>7</text:p>
          </table:table-cell>
          <table:table-cell table:formula="of:=[.B59]" office:value-type="float" office:value="6" calcext:value-type="float">
            <text:p>6</text:p>
          </table:table-cell>
          <table:table-cell office:value-type="float" office:value="148.74660864" calcext:value-type="float">
            <text:p>148.74660864</text:p>
          </table:table-cell>
          <table:table-cell office:value-type="float" office:value="78.365952" calcext:value-type="float">
            <text:p>78.365952</text:p>
          </table:table-cell>
          <table:table-cell office:value-type="float" office:value="151" calcext:value-type="float">
            <text:p>15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60]+1" office:value-type="float" office:value="7" calcext:value-type="float">
            <text:p>7</text:p>
          </table:table-cell>
          <table:table-cell table:formula="of:=[.B60]" office:value-type="float" office:value="7" calcext:value-type="float">
            <text:p>7</text:p>
          </table:table-cell>
          <table:table-cell office:value-type="float" office:value="206.8766336" calcext:value-type="float">
            <text:p>206.8766336</text:p>
          </table:table-cell>
          <table:table-cell office:value-type="float" office:value="55.98550656" calcext:value-type="float">
            <text:p>55.98550656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table:formula="of:=[.B61]" office:value-type="float" office:value="8" calcext:value-type="float">
            <text:p>8</text:p>
          </table:table-cell>
          <table:table-cell office:value-type="float" office:value="162.42173056" calcext:value-type="float">
            <text:p>162.42173056</text:p>
          </table:table-cell>
          <table:table-cell office:value-type="float" office:value="56.02305792" calcext:value-type="float">
            <text:p>56.02305792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62]+1" office:value-type="float" office:value="7" calcext:value-type="float">
            <text:p>7</text:p>
          </table:table-cell>
          <table:table-cell table:formula="of:=[.B62]" office:value-type="float" office:value="9" calcext:value-type="float">
            <text:p>9</text:p>
          </table:table-cell>
          <table:table-cell office:value-type="float" office:value="200.7756288" calcext:value-type="float">
            <text:p>200.7756288</text:p>
          </table:table-cell>
          <table:table-cell office:value-type="float" office:value="35.69799072" calcext:value-type="float">
            <text:p>35.69799072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63]+1" office:value-type="float" office:value="7" calcext:value-type="float">
            <text:p>7</text:p>
          </table:table-cell>
          <table:table-cell table:formula="of:=[.B63]" office:value-type="float" office:value="10" calcext:value-type="float">
            <text:p>10</text:p>
          </table:table-cell>
          <table:table-cell office:value-type="float" office:value="165.68996096" calcext:value-type="float">
            <text:p>165.68996096</text:p>
          </table:table-cell>
          <table:table-cell office:value-type="float" office:value="35.52951072" calcext:value-type="float">
            <text:p>35.52951072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64]+1" office:value-type="float" office:value="8" calcext:value-type="float">
            <text:p>8</text:p>
          </table:table-cell>
          <table:table-cell table:formula="of:=[.B64]" office:value-type="float" office:value="1" calcext:value-type="float">
            <text:p>1</text:p>
          </table:table-cell>
          <table:table-cell office:value-type="float" office:value="198.922496" calcext:value-type="float">
            <text:p>198.922496</text:p>
          </table:table-cell>
          <table:table-cell office:value-type="float" office:value="135.9139392" calcext:value-type="float">
            <text:p>135.9139392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65]+1" office:value-type="float" office:value="8" calcext:value-type="float">
            <text:p>8</text:p>
          </table:table-cell>
          <table:table-cell table:formula="of:=[.B65]" office:value-type="float" office:value="2" calcext:value-type="float">
            <text:p>2</text:p>
          </table:table-cell>
          <table:table-cell office:value-type="float" office:value="108.2334208" calcext:value-type="float">
            <text:p>108.2334208</text:p>
          </table:table-cell>
          <table:table-cell office:value-type="float" office:value="138.35165952" calcext:value-type="float">
            <text:p>138.35165952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66]+1" office:value-type="float" office:value="8" calcext:value-type="float">
            <text:p>8</text:p>
          </table:table-cell>
          <table:table-cell table:formula="of:=[.B66]" office:value-type="float" office:value="3" calcext:value-type="float">
            <text:p>3</text:p>
          </table:table-cell>
          <table:table-cell office:value-type="float" office:value="193.461376" calcext:value-type="float">
            <text:p>193.461376</text:p>
          </table:table-cell>
          <table:table-cell office:value-type="float" office:value="105.57054912" calcext:value-type="float">
            <text:p>105.57054912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" office:value-type="float" office:value="4" calcext:value-type="float">
            <text:p>4</text:p>
          </table:table-cell>
          <table:table-cell office:value-type="float" office:value="112.59030016" calcext:value-type="float">
            <text:p>112.59030016</text:p>
          </table:table-cell>
          <table:table-cell office:value-type="float" office:value="109.55089728" calcext:value-type="float">
            <text:p>109.55089728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68]+1" office:value-type="float" office:value="8" calcext:value-type="float">
            <text:p>8</text:p>
          </table:table-cell>
          <table:table-cell table:formula="of:=[.B68]" office:value-type="float" office:value="5" calcext:value-type="float">
            <text:p>5</text:p>
          </table:table-cell>
          <table:table-cell office:value-type="float" office:value="188.9540672" calcext:value-type="float">
            <text:p>188.9540672</text:p>
          </table:table-cell>
          <table:table-cell office:value-type="float" office:value="73.07465568" calcext:value-type="float">
            <text:p>73.07465568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69]+1" office:value-type="float" office:value="8" calcext:value-type="float">
            <text:p>8</text:p>
          </table:table-cell>
          <table:table-cell table:formula="of:=[.B69]" office:value-type="float" office:value="6" calcext:value-type="float">
            <text:p>6</text:p>
          </table:table-cell>
          <table:table-cell office:value-type="float" office:value="114.3877056" calcext:value-type="float">
            <text:p>114.3877056</text:p>
          </table:table-cell>
          <table:table-cell office:value-type="float" office:value="75.91889088" calcext:value-type="float">
            <text:p>75.91889088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70]+1" office:value-type="float" office:value="8" calcext:value-type="float">
            <text:p>8</text:p>
          </table:table-cell>
          <table:table-cell table:formula="of:=[.B70]" office:value-type="float" office:value="7" calcext:value-type="float">
            <text:p>7</text:p>
          </table:table-cell>
          <table:table-cell office:value-type="float" office:value="174.70468864" calcext:value-type="float">
            <text:p>174.70468864</text:p>
          </table:table-cell>
          <table:table-cell office:value-type="float" office:value="51.40041984" calcext:value-type="float">
            <text:p>51.40041984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formula="of:=[.B71]" office:value-type="float" office:value="8" calcext:value-type="float">
            <text:p>8</text:p>
          </table:table-cell>
          <table:table-cell office:value-type="float" office:value="127.6153242624" calcext:value-type="float">
            <text:p>127.6153242624</text:p>
          </table:table-cell>
          <table:table-cell office:value-type="float" office:value="52.82828832" calcext:value-type="float">
            <text:p>52.82828832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72]+1" office:value-type="float" office:value="8" calcext:value-type="float">
            <text:p>8</text:p>
          </table:table-cell>
          <table:table-cell table:formula="of:=[.B72]" office:value-type="float" office:value="9" calcext:value-type="float">
            <text:p>9</text:p>
          </table:table-cell>
          <table:table-cell office:value-type="float" office:value="166.56259584" calcext:value-type="float">
            <text:p>166.56259584</text:p>
          </table:table-cell>
          <table:table-cell office:value-type="float" office:value="29.5031088" calcext:value-type="float">
            <text:p>29.5031088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73]+1" office:value-type="float" office:value="8" calcext:value-type="float">
            <text:p>8</text:p>
          </table:table-cell>
          <table:table-cell table:formula="of:=[.B73]" office:value-type="float" office:value="10" calcext:value-type="float">
            <text:p>10</text:p>
          </table:table-cell>
          <table:table-cell office:value-type="float" office:value="130.358768512" calcext:value-type="float">
            <text:p>130.358768512</text:p>
          </table:table-cell>
          <table:table-cell office:value-type="float" office:value="31.5879744" calcext:value-type="float">
            <text:p>31.5879744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74]+1" office:value-type="float" office:value="9" calcext:value-type="float">
            <text:p>9</text:p>
          </table:table-cell>
          <table:table-cell table:formula="of:=[.B74]" office:value-type="float" office:value="1" calcext:value-type="float">
            <text:p>1</text:p>
          </table:table-cell>
          <table:table-cell office:value-type="float" office:value="221.1868928" calcext:value-type="float">
            <text:p>221.1868928</text:p>
          </table:table-cell>
          <table:table-cell office:value-type="float" office:value="136.6999872" calcext:value-type="float">
            <text:p>136.6999872</text:p>
          </table:table-cell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75]+1" office:value-type="float" office:value="9" calcext:value-type="float">
            <text:p>9</text:p>
          </table:table-cell>
          <table:table-cell table:formula="of:=[.B75]" office:value-type="float" office:value="2" calcext:value-type="float">
            <text:p>2</text:p>
          </table:table-cell>
          <table:table-cell office:value-type="float" office:value="129.905675904" calcext:value-type="float">
            <text:p>129.905675904</text:p>
          </table:table-cell>
          <table:table-cell office:value-type="float" office:value="137.5711776" calcext:value-type="float">
            <text:p>137.5711776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76]+1" office:value-type="float" office:value="9" calcext:value-type="float">
            <text:p>9</text:p>
          </table:table-cell>
          <table:table-cell table:formula="of:=[.B76]" office:value-type="float" office:value="3" calcext:value-type="float">
            <text:p>3</text:p>
          </table:table-cell>
          <table:table-cell office:value-type="float" office:value="216.2871168" calcext:value-type="float">
            <text:p>216.2871168</text:p>
          </table:table-cell>
          <table:table-cell office:value-type="float" office:value="106.71489648" calcext:value-type="float">
            <text:p>106.71489648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77]+1" office:value-type="float" office:value="9" calcext:value-type="float">
            <text:p>9</text:p>
          </table:table-cell>
          <table:table-cell table:formula="of:=[.B77]" office:value-type="float" office:value="4" calcext:value-type="float">
            <text:p>4</text:p>
          </table:table-cell>
          <table:table-cell office:value-type="float" office:value="134.368494976" calcext:value-type="float">
            <text:p>134.368494976</text:p>
          </table:table-cell>
          <table:table-cell office:value-type="float" office:value="106.86402336" calcext:value-type="float">
            <text:p>106.86402336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78]+1" office:value-type="float" office:value="9" calcext:value-type="float">
            <text:p>9</text:p>
          </table:table-cell>
          <table:table-cell table:formula="of:=[.B78]" office:value-type="float" office:value="5" calcext:value-type="float">
            <text:p>5</text:p>
          </table:table-cell>
          <table:table-cell office:value-type="float" office:value="211.6544512" calcext:value-type="float">
            <text:p>211.6544512</text:p>
          </table:table-cell>
          <table:table-cell office:value-type="float" office:value="76.42344192" calcext:value-type="float">
            <text:p>76.42344192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79]+1" office:value-type="float" office:value="9" calcext:value-type="float">
            <text:p>9</text:p>
          </table:table-cell>
          <table:table-cell table:formula="of:=[.B79]" office:value-type="float" office:value="6" calcext:value-type="float">
            <text:p>6</text:p>
          </table:table-cell>
          <table:table-cell office:value-type="float" office:value="138.15311104" calcext:value-type="float">
            <text:p>138.15311104</text:p>
          </table:table-cell>
          <table:table-cell office:value-type="float" office:value="76.93701792" calcext:value-type="float">
            <text:p>76.93701792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80]+1" office:value-type="float" office:value="9" calcext:value-type="float">
            <text:p>9</text:p>
          </table:table-cell>
          <table:table-cell table:formula="of:=[.B80]" office:value-type="float" office:value="7" calcext:value-type="float">
            <text:p>7</text:p>
          </table:table-cell>
          <table:table-cell office:value-type="float" office:value="197.9650112" calcext:value-type="float">
            <text:p>197.9650112</text:p>
          </table:table-cell>
          <table:table-cell office:value-type="float" office:value="52.76755392" calcext:value-type="float">
            <text:p>52.76755392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81]+1" office:value-type="float" office:value="9" calcext:value-type="float">
            <text:p>9</text:p>
          </table:table-cell>
          <table:table-cell table:formula="of:=[.B81]" office:value-type="float" office:value="8" calcext:value-type="float">
            <text:p>8</text:p>
          </table:table-cell>
          <table:table-cell office:value-type="float" office:value="151.53822336" calcext:value-type="float">
            <text:p>151.53822336</text:p>
          </table:table-cell>
          <table:table-cell office:value-type="float" office:value="54.7234848" calcext:value-type="float">
            <text:p>54.7234848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82]+1" office:value-type="float" office:value="9" calcext:value-type="float">
            <text:p>9</text:p>
          </table:table-cell>
          <table:table-cell table:formula="of:=[.B82]" office:value-type="float" office:value="9" calcext:value-type="float">
            <text:p>9</text:p>
          </table:table-cell>
          <table:table-cell office:value-type="float" office:value="192.18453248" calcext:value-type="float">
            <text:p>192.18453248</text:p>
          </table:table-cell>
          <table:table-cell office:value-type="float" office:value="32.74656" calcext:value-type="float">
            <text:p>32.74656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83]+1" office:value-type="float" office:value="9" calcext:value-type="float">
            <text:p>9</text:p>
          </table:table-cell>
          <table:table-cell table:formula="of:=[.B83]" office:value-type="float" office:value="10" calcext:value-type="float">
            <text:p>10</text:p>
          </table:table-cell>
          <table:table-cell office:value-type="float" office:value="154.5055808" calcext:value-type="float">
            <text:p>154.5055808</text:p>
          </table:table-cell>
          <table:table-cell office:value-type="float" office:value="34.3647552" calcext:value-type="float">
            <text:p>34.3647552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84]+1" office:value-type="float" office:value="10" calcext:value-type="float">
            <text:p>10</text:p>
          </table:table-cell>
          <table:table-cell table:formula="of:=[.B84]" office:value-type="float" office:value="1" calcext:value-type="float">
            <text:p>1</text:p>
          </table:table-cell>
          <table:table-cell office:value-type="float" office:value="210.8990784" calcext:value-type="float">
            <text:p>210.8990784</text:p>
          </table:table-cell>
          <table:table-cell office:value-type="float" office:value="138.286032" calcext:value-type="float">
            <text:p>138.286032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85]+1" office:value-type="float" office:value="10" calcext:value-type="float">
            <text:p>10</text:p>
          </table:table-cell>
          <table:table-cell table:formula="of:=[.B85]" office:value-type="float" office:value="2" calcext:value-type="float">
            <text:p>2</text:p>
          </table:table-cell>
          <table:table-cell office:value-type="float" office:value="125.01646848" calcext:value-type="float">
            <text:p>125.01646848</text:p>
          </table:table-cell>
          <table:table-cell office:value-type="float" office:value="141.45168672" calcext:value-type="float">
            <text:p>141.45168672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86]+1" office:value-type="float" office:value="10" calcext:value-type="float">
            <text:p>10</text:p>
          </table:table-cell>
          <table:table-cell table:formula="of:=[.B86]" office:value-type="float" office:value="3" calcext:value-type="float">
            <text:p>3</text:p>
          </table:table-cell>
          <table:table-cell office:value-type="float" office:value="205.680256" calcext:value-type="float">
            <text:p>205.680256</text:p>
          </table:table-cell>
          <table:table-cell office:value-type="float" office:value="110.58662496" calcext:value-type="float">
            <text:p>110.58662496</text:p>
          </table:table-cell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87]+1" office:value-type="float" office:value="10" calcext:value-type="float">
            <text:p>10</text:p>
          </table:table-cell>
          <table:table-cell table:formula="of:=[.B87]" office:value-type="float" office:value="4" calcext:value-type="float">
            <text:p>4</text:p>
          </table:table-cell>
          <table:table-cell office:value-type="float" office:value="129.539797248" calcext:value-type="float">
            <text:p>129.539797248</text:p>
          </table:table-cell>
          <table:table-cell office:value-type="float" office:value="113.59099392" calcext:value-type="float">
            <text:p>113.59099392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88]+1" office:value-type="float" office:value="10" calcext:value-type="float">
            <text:p>10</text:p>
          </table:table-cell>
          <table:table-cell table:formula="of:=[.B88]" office:value-type="float" office:value="5" calcext:value-type="float">
            <text:p>5</text:p>
          </table:table-cell>
          <table:table-cell office:value-type="float" office:value="200.2958208" calcext:value-type="float">
            <text:p>200.2958208</text:p>
          </table:table-cell>
          <table:table-cell office:value-type="float" office:value="79.54068384" calcext:value-type="float">
            <text:p>79.54068384</text:p>
          </table:table-cell>
          <table:table-cell office:value-type="float" office:value="198" calcext:value-type="float">
            <text:p>198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formula="of:=[.B89]" office:value-type="float" office:value="6" calcext:value-type="float">
            <text:p>6</text:p>
          </table:table-cell>
          <table:table-cell office:value-type="float" office:value="131.782766336" calcext:value-type="float">
            <text:p>131.782766336</text:p>
          </table:table-cell>
          <table:table-cell office:value-type="float" office:value="82.487088" calcext:value-type="float">
            <text:p>82.487088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90]+1" office:value-type="float" office:value="10" calcext:value-type="float">
            <text:p>10</text:p>
          </table:table-cell>
          <table:table-cell table:formula="of:=[.B90]" office:value-type="float" office:value="7" calcext:value-type="float">
            <text:p>7</text:p>
          </table:table-cell>
          <table:table-cell office:value-type="float" office:value="187.03799424" calcext:value-type="float">
            <text:p>187.03799424</text:p>
          </table:table-cell>
          <table:table-cell office:value-type="float" office:value="58.2254976" calcext:value-type="float">
            <text:p>58.2254976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91]+1" office:value-type="float" office:value="10" calcext:value-type="float">
            <text:p>10</text:p>
          </table:table-cell>
          <table:table-cell table:formula="of:=[.B91]" office:value-type="float" office:value="8" calcext:value-type="float">
            <text:p>8</text:p>
          </table:table-cell>
          <table:table-cell office:value-type="float" office:value="142.91112896" calcext:value-type="float">
            <text:p>142.91112896</text:p>
          </table:table-cell>
          <table:table-cell office:value-type="float" office:value="61.07128992" calcext:value-type="float">
            <text:p>61.07128992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92]+1" office:value-type="float" office:value="10" calcext:value-type="float">
            <text:p>10</text:p>
          </table:table-cell>
          <table:table-cell table:formula="of:=[.B92]" office:value-type="float" office:value="9" calcext:value-type="float">
            <text:p>9</text:p>
          </table:table-cell>
          <table:table-cell office:value-type="float" office:value="180.33524736" calcext:value-type="float">
            <text:p>180.33524736</text:p>
          </table:table-cell>
          <table:table-cell office:value-type="float" office:value="37.6432512" calcext:value-type="float">
            <text:p>37.6432512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93]+1" office:value-type="float" office:value="10" calcext:value-type="float">
            <text:p>10</text:p>
          </table:table-cell>
          <table:table-cell table:formula="of:=[.B93]" office:value-type="float" office:value="10" calcext:value-type="float">
            <text:p>10</text:p>
          </table:table-cell>
          <table:table-cell office:value-type="float" office:value="145.3795456" calcext:value-type="float">
            <text:p>145.3795456</text:p>
          </table:table-cell>
          <table:table-cell office:value-type="float" office:value="40.67131776" calcext:value-type="float">
            <text:p>40.67131776</text:p>
          </table:table-cell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94]+1" office:value-type="float" office:value="11" calcext:value-type="float">
            <text:p>11</text:p>
          </table:table-cell>
          <table:table-cell table:formula="of:=[.B94]" office:value-type="float" office:value="1" calcext:value-type="float">
            <text:p>1</text:p>
          </table:table-cell>
          <table:table-cell office:value-type="float" office:value="210.8898304" calcext:value-type="float">
            <text:p>210.8898304</text:p>
          </table:table-cell>
          <table:table-cell office:value-type="float" office:value="129.3820608" calcext:value-type="float">
            <text:p>129.3820608</text:p>
          </table:table-cell>
          <table:table-cell office:value-type="float" office:value="216" calcext:value-type="float">
            <text:p>21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95]+1" office:value-type="float" office:value="11" calcext:value-type="float">
            <text:p>11</text:p>
          </table:table-cell>
          <table:table-cell table:formula="of:=[.B95]" office:value-type="float" office:value="2" calcext:value-type="float">
            <text:p>2</text:p>
          </table:table-cell>
          <table:table-cell office:value-type="float" office:value="119.88845184" calcext:value-type="float">
            <text:p>119.88845184</text:p>
          </table:table-cell>
          <table:table-cell office:value-type="float" office:value="126.24308352" calcext:value-type="float">
            <text:p>126.2430835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96]+1" office:value-type="float" office:value="11" calcext:value-type="float">
            <text:p>11</text:p>
          </table:table-cell>
          <table:table-cell table:formula="of:=[.B96]" office:value-type="float" office:value="3" calcext:value-type="float">
            <text:p>3</text:p>
          </table:table-cell>
          <table:table-cell office:value-type="float" office:value="207.3313536" calcext:value-type="float">
            <text:p>207.3313536</text:p>
          </table:table-cell>
          <table:table-cell office:value-type="float" office:value="97.552234368" calcext:value-type="float">
            <text:p>97.552234368</text:p>
          </table:table-cell>
          <table:table-cell office:value-type="float" office:value="214" calcext:value-type="float">
            <text:p>21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97]+1" office:value-type="float" office:value="11" calcext:value-type="float">
            <text:p>11</text:p>
          </table:table-cell>
          <table:table-cell table:formula="of:=[.B97]" office:value-type="float" office:value="4" calcext:value-type="float">
            <text:p>4</text:p>
          </table:table-cell>
          <table:table-cell office:value-type="float" office:value="126.338014592" calcext:value-type="float">
            <text:p>126.338014592</text:p>
          </table:table-cell>
          <table:table-cell office:value-type="float" office:value="95.219035488" calcext:value-type="float">
            <text:p>95.219035488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98]+1" office:value-type="float" office:value="11" calcext:value-type="float">
            <text:p>11</text:p>
          </table:table-cell>
          <table:table-cell table:formula="of:=[.B98]" office:value-type="float" office:value="5" calcext:value-type="float">
            <text:p>5</text:p>
          </table:table-cell>
          <table:table-cell office:value-type="float" office:value="204.4422144" calcext:value-type="float">
            <text:p>204.4422144</text:p>
          </table:table-cell>
          <table:table-cell office:value-type="float" office:value="65.1954576" calcext:value-type="float">
            <text:p>65.1954576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99]+1" office:value-type="float" office:value="11" calcext:value-type="float">
            <text:p>11</text:p>
          </table:table-cell>
          <table:table-cell table:formula="of:=[.B99]" office:value-type="float" office:value="6" calcext:value-type="float">
            <text:p>6</text:p>
          </table:table-cell>
          <table:table-cell office:value-type="float" office:value="130.576089344" calcext:value-type="float">
            <text:p>130.576089344</text:p>
          </table:table-cell>
          <table:table-cell office:value-type="float" office:value="62.2915104" calcext:value-type="float">
            <text:p>62.2915104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00]+1" office:value-type="float" office:value="11" calcext:value-type="float">
            <text:p>11</text:p>
          </table:table-cell>
          <table:table-cell table:formula="of:=[.B100]" office:value-type="float" office:value="7" calcext:value-type="float">
            <text:p>7</text:p>
          </table:table-cell>
          <table:table-cell office:value-type="float" office:value="192.4861056" calcext:value-type="float">
            <text:p>192.4861056</text:p>
          </table:table-cell>
          <table:table-cell office:value-type="float" office:value="39.9593952" calcext:value-type="float">
            <text:p>39.9593952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01]+1" office:value-type="float" office:value="11" calcext:value-type="float">
            <text:p>11</text:p>
          </table:table-cell>
          <table:table-cell table:formula="of:=[.B101]" office:value-type="float" office:value="8" calcext:value-type="float">
            <text:p>8</text:p>
          </table:table-cell>
          <table:table-cell office:value-type="float" office:value="144.27389184" calcext:value-type="float">
            <text:p>144.27389184</text:p>
          </table:table-cell>
          <table:table-cell office:value-type="float" office:value="39.45586944" calcext:value-type="float">
            <text:p>39.45586944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02]+1" office:value-type="float" office:value="11" calcext:value-type="float">
            <text:p>11</text:p>
          </table:table-cell>
          <table:table-cell table:formula="of:=[.B102]" office:value-type="float" office:value="9" calcext:value-type="float">
            <text:p>9</text:p>
          </table:table-cell>
          <table:table-cell office:value-type="float" office:value="186.9924736" calcext:value-type="float">
            <text:p>186.9924736</text:p>
          </table:table-cell>
          <table:table-cell office:value-type="float" office:value="16.7763168" calcext:value-type="float">
            <text:p>16.7763168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3]+1" office:value-type="float" office:value="11" calcext:value-type="float">
            <text:p>11</text:p>
          </table:table-cell>
          <table:table-cell table:formula="of:=[.B103]" office:value-type="float" office:value="10" calcext:value-type="float">
            <text:p>10</text:p>
          </table:table-cell>
          <table:table-cell office:value-type="float" office:value="148.53500416" calcext:value-type="float">
            <text:p>148.53500416</text:p>
          </table:table-cell>
          <table:table-cell office:value-type="float" office:value="17.4185424" calcext:value-type="float">
            <text:p>17.418542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4]+1" office:value-type="float" office:value="12" calcext:value-type="float">
            <text:p>12</text:p>
          </table:table-cell>
          <table:table-cell table:formula="of:=[.B104]" office:value-type="float" office:value="1" calcext:value-type="float">
            <text:p>1</text:p>
          </table:table-cell>
          <table:table-cell office:value-type="float" office:value="208.99884032" calcext:value-type="float">
            <text:p>208.99884032</text:p>
          </table:table-cell>
          <table:table-cell office:value-type="float" office:value="135.9599616" calcext:value-type="float">
            <text:p>135.9599616</text:p>
          </table:table-cell>
          <table:table-cell office:value-type="float" office:value="209" calcext:value-type="float">
            <text:p>20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05]+1" office:value-type="float" office:value="12" calcext:value-type="float">
            <text:p>12</text:p>
          </table:table-cell>
          <table:table-cell table:formula="of:=[.B105]" office:value-type="float" office:value="2" calcext:value-type="float">
            <text:p>2</text:p>
          </table:table-cell>
          <table:table-cell office:value-type="float" office:value="122.62221696" calcext:value-type="float">
            <text:p>122.62221696</text:p>
          </table:table-cell>
          <table:table-cell office:value-type="float" office:value="130.6055616" calcext:value-type="float">
            <text:p>130.6055616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06]+1" office:value-type="float" office:value="12" calcext:value-type="float">
            <text:p>12</text:p>
          </table:table-cell>
          <table:table-cell table:formula="of:=[.B106]" office:value-type="float" office:value="3" calcext:value-type="float">
            <text:p>3</text:p>
          </table:table-cell>
          <table:table-cell office:value-type="float" office:value="206.89174656" calcext:value-type="float">
            <text:p>206.89174656</text:p>
          </table:table-cell>
          <table:table-cell office:value-type="float" office:value="106.26812736" calcext:value-type="float">
            <text:p>106.26812736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07]+1" office:value-type="float" office:value="12" calcext:value-type="float">
            <text:p>12</text:p>
          </table:table-cell>
          <table:table-cell table:formula="of:=[.B107]" office:value-type="float" office:value="4" calcext:value-type="float">
            <text:p>4</text:p>
          </table:table-cell>
          <table:table-cell office:value-type="float" office:value="131.402704256" calcext:value-type="float">
            <text:p>131.402704256</text:p>
          </table:table-cell>
          <table:table-cell office:value-type="float" office:value="101.26355136" calcext:value-type="float">
            <text:p>101.26355136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08]+1" office:value-type="float" office:value="12" calcext:value-type="float">
            <text:p>12</text:p>
          </table:table-cell>
          <table:table-cell table:formula="of:=[.B108]" office:value-type="float" office:value="5" calcext:value-type="float">
            <text:p>5</text:p>
          </table:table-cell>
          <table:table-cell office:value-type="float" office:value="206.7041152" calcext:value-type="float">
            <text:p>206.7041152</text:p>
          </table:table-cell>
          <table:table-cell office:value-type="float" office:value="75.2201952" calcext:value-type="float">
            <text:p>75.2201952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09]+1" office:value-type="float" office:value="12" calcext:value-type="float">
            <text:p>12</text:p>
          </table:table-cell>
          <table:table-cell table:formula="of:=[.B109]" office:value-type="float" office:value="6" calcext:value-type="float">
            <text:p>6</text:p>
          </table:table-cell>
          <table:table-cell office:value-type="float" office:value="136.49343872" calcext:value-type="float">
            <text:p>136.49343872</text:p>
          </table:table-cell>
          <table:table-cell office:value-type="float" office:value="70.56540288" calcext:value-type="float">
            <text:p>70.56540288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10]+1" office:value-type="float" office:value="12" calcext:value-type="float">
            <text:p>12</text:p>
          </table:table-cell>
          <table:table-cell table:formula="of:=[.B110]" office:value-type="float" office:value="7" calcext:value-type="float">
            <text:p>7</text:p>
          </table:table-cell>
          <table:table-cell office:value-type="float" office:value="195.5594624" calcext:value-type="float">
            <text:p>195.5594624</text:p>
          </table:table-cell>
          <table:table-cell office:value-type="float" office:value="51.55745856" calcext:value-type="float">
            <text:p>51.55745856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11]+1" office:value-type="float" office:value="12" calcext:value-type="float">
            <text:p>12</text:p>
          </table:table-cell>
          <table:table-cell table:formula="of:=[.B111]" office:value-type="float" office:value="8" calcext:value-type="float">
            <text:p>8</text:p>
          </table:table-cell>
          <table:table-cell office:value-type="float" office:value="151.61483008" calcext:value-type="float">
            <text:p>151.61483008</text:p>
          </table:table-cell>
          <table:table-cell office:value-type="float" office:value="49.3364928" calcext:value-type="float">
            <text:p>49.3364928</text:p>
          </table:table-cell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12]+1" office:value-type="float" office:value="12" calcext:value-type="float">
            <text:p>12</text:p>
          </table:table-cell>
          <table:table-cell table:formula="of:=[.B112]" office:value-type="float" office:value="9" calcext:value-type="float">
            <text:p>9</text:p>
          </table:table-cell>
          <table:table-cell office:value-type="float" office:value="192.5006464" calcext:value-type="float">
            <text:p>192.5006464</text:p>
          </table:table-cell>
          <table:table-cell office:value-type="float" office:value="30.6398736" calcext:value-type="float">
            <text:p>30.6398736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13]+1" office:value-type="float" office:value="12" calcext:value-type="float">
            <text:p>12</text:p>
          </table:table-cell>
          <table:table-cell table:formula="of:=[.B113]" office:value-type="float" office:value="10" calcext:value-type="float">
            <text:p>10</text:p>
          </table:table-cell>
          <table:table-cell office:value-type="float" office:value="155.67556352" calcext:value-type="float">
            <text:p>155.67556352</text:p>
          </table:table-cell>
          <table:table-cell office:value-type="float" office:value="30.0968832" calcext:value-type="float">
            <text:p>30.0968832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14]+1" office:value-type="float" office:value="13" calcext:value-type="float">
            <text:p>13</text:p>
          </table:table-cell>
          <table:table-cell table:formula="of:=[.B114]" office:value-type="float" office:value="1" calcext:value-type="float">
            <text:p>1</text:p>
          </table:table-cell>
          <table:table-cell office:value-type="float" office:value="216.7667968" calcext:value-type="float">
            <text:p>216.7667968</text:p>
          </table:table-cell>
          <table:table-cell office:value-type="float" office:value="135.52475136" calcext:value-type="float">
            <text:p>135.52475136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115]+1" office:value-type="float" office:value="13" calcext:value-type="float">
            <text:p>13</text:p>
          </table:table-cell>
          <table:table-cell table:formula="of:=[.B115]" office:value-type="float" office:value="2" calcext:value-type="float">
            <text:p>2</text:p>
          </table:table-cell>
          <table:table-cell office:value-type="float" office:value="129.030980608" calcext:value-type="float">
            <text:p>129.030980608</text:p>
          </table:table-cell>
          <table:table-cell office:value-type="float" office:value="131.55290208" calcext:value-type="float">
            <text:p>131.5529020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16]+1" office:value-type="float" office:value="13" calcext:value-type="float">
            <text:p>13</text:p>
          </table:table-cell>
          <table:table-cell table:formula="of:=[.B116]" office:value-type="float" office:value="3" calcext:value-type="float">
            <text:p>3</text:p>
          </table:table-cell>
          <table:table-cell office:value-type="float" office:value="214.089984" calcext:value-type="float">
            <text:p>214.089984</text:p>
          </table:table-cell>
          <table:table-cell office:value-type="float" office:value="105.586585536" calcext:value-type="float">
            <text:p>105.586585536</text:p>
          </table:table-cell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17]+1" office:value-type="float" office:value="13" calcext:value-type="float">
            <text:p>13</text:p>
          </table:table-cell>
          <table:table-cell table:formula="of:=[.B117]" office:value-type="float" office:value="4" calcext:value-type="float">
            <text:p>4</text:p>
          </table:table-cell>
          <table:table-cell office:value-type="float" office:value="135.057406464" calcext:value-type="float">
            <text:p>135.057406464</text:p>
          </table:table-cell>
          <table:table-cell office:value-type="float" office:value="102.12131712" calcext:value-type="float">
            <text:p>102.12131712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18]+1" office:value-type="float" office:value="13" calcext:value-type="float">
            <text:p>13</text:p>
          </table:table-cell>
          <table:table-cell table:formula="of:=[.B118]" office:value-type="float" office:value="5" calcext:value-type="float">
            <text:p>5</text:p>
          </table:table-cell>
          <table:table-cell office:value-type="float" office:value="210.7673344" calcext:value-type="float">
            <text:p>210.7673344</text:p>
          </table:table-cell>
          <table:table-cell office:value-type="float" office:value="75.42213792" calcext:value-type="float">
            <text:p>75.42213792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19]+1" office:value-type="float" office:value="13" calcext:value-type="float">
            <text:p>13</text:p>
          </table:table-cell>
          <table:table-cell table:formula="of:=[.B119]" office:value-type="float" office:value="6" calcext:value-type="float">
            <text:p>6</text:p>
          </table:table-cell>
          <table:table-cell office:value-type="float" office:value="139.1104576" calcext:value-type="float">
            <text:p>139.1104576</text:p>
          </table:table-cell>
          <table:table-cell office:value-type="float" office:value="72.7252224" calcext:value-type="float">
            <text:p>72.7252224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120]+1" office:value-type="float" office:value="13" calcext:value-type="float">
            <text:p>13</text:p>
          </table:table-cell>
          <table:table-cell table:formula="of:=[.B120]" office:value-type="float" office:value="7" calcext:value-type="float">
            <text:p>7</text:p>
          </table:table-cell>
          <table:table-cell office:value-type="float" office:value="198.9030272" calcext:value-type="float">
            <text:p>198.9030272</text:p>
          </table:table-cell>
          <table:table-cell office:value-type="float" office:value="51.49892832" calcext:value-type="float">
            <text:p>51.49892832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21]+1" office:value-type="float" office:value="13" calcext:value-type="float">
            <text:p>13</text:p>
          </table:table-cell>
          <table:table-cell table:formula="of:=[.B121]" office:value-type="float" office:value="8" calcext:value-type="float">
            <text:p>8</text:p>
          </table:table-cell>
          <table:table-cell office:value-type="float" office:value="153.2822592" calcext:value-type="float">
            <text:p>153.2822592</text:p>
          </table:table-cell>
          <table:table-cell office:value-type="float" office:value="50.88159936" calcext:value-type="float">
            <text:p>50.88159936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22]+1" office:value-type="float" office:value="13" calcext:value-type="float">
            <text:p>13</text:p>
          </table:table-cell>
          <table:table-cell table:formula="of:=[.B122]" office:value-type="float" office:value="9" calcext:value-type="float">
            <text:p>9</text:p>
          </table:table-cell>
          <table:table-cell office:value-type="float" office:value="193.949824" calcext:value-type="float">
            <text:p>193.949824</text:p>
          </table:table-cell>
          <table:table-cell office:value-type="float" office:value="31.2312672" calcext:value-type="float">
            <text:p>31.2312672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23]+1" office:value-type="float" office:value="13" calcext:value-type="float">
            <text:p>13</text:p>
          </table:table-cell>
          <table:table-cell table:formula="of:=[.B123]" office:value-type="float" office:value="10" calcext:value-type="float">
            <text:p>10</text:p>
          </table:table-cell>
          <table:table-cell office:value-type="float" office:value="157.27579904" calcext:value-type="float">
            <text:p>157.27579904</text:p>
          </table:table-cell>
          <table:table-cell office:value-type="float" office:value="30.9553824" calcext:value-type="float">
            <text:p>30.9553824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24]+1" office:value-type="float" office:value="14" calcext:value-type="float">
            <text:p>14</text:p>
          </table:table-cell>
          <table:table-cell table:formula="of:=[.B124]" office:value-type="float" office:value="1" calcext:value-type="float">
            <text:p>1</text:p>
          </table:table-cell>
          <table:table-cell office:value-type="float" office:value="204.6188288" calcext:value-type="float">
            <text:p>204.6188288</text:p>
          </table:table-cell>
          <table:table-cell office:value-type="float" office:value="139.9957248" calcext:value-type="float">
            <text:p>139.9957248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25]+1" office:value-type="float" office:value="14" calcext:value-type="float">
            <text:p>14</text:p>
          </table:table-cell>
          <table:table-cell table:formula="of:=[.B125]" office:value-type="float" office:value="2" calcext:value-type="float">
            <text:p>2</text:p>
          </table:table-cell>
          <table:table-cell office:value-type="float" office:value="116.71214208" calcext:value-type="float">
            <text:p>116.71214208</text:p>
          </table:table-cell>
          <table:table-cell office:value-type="float" office:value="141.78768" calcext:value-type="float">
            <text:p>141.78768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26]+1" office:value-type="float" office:value="14" calcext:value-type="float">
            <text:p>14</text:p>
          </table:table-cell>
          <table:table-cell table:formula="of:=[.B126]" office:value-type="float" office:value="3" calcext:value-type="float">
            <text:p>3</text:p>
          </table:table-cell>
          <table:table-cell office:value-type="float" office:value="200.0219008" calcext:value-type="float">
            <text:p>200.0219008</text:p>
          </table:table-cell>
          <table:table-cell office:value-type="float" office:value="110.61315264" calcext:value-type="float">
            <text:p>110.61315264</text:p>
          </table:table-cell>
          <table:table-cell office:value-type="float" office:value="198" calcext:value-type="float">
            <text:p>198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27]+1" office:value-type="float" office:value="14" calcext:value-type="float">
            <text:p>14</text:p>
          </table:table-cell>
          <table:table-cell table:formula="of:=[.B127]" office:value-type="float" office:value="4" calcext:value-type="float">
            <text:p>4</text:p>
          </table:table-cell>
          <table:table-cell office:value-type="float" office:value="122.032191232" calcext:value-type="float">
            <text:p>122.032191232</text:p>
          </table:table-cell>
          <table:table-cell office:value-type="float" office:value="113.28598752" calcext:value-type="float">
            <text:p>113.2859875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28]+1" office:value-type="float" office:value="14" calcext:value-type="float">
            <text:p>14</text:p>
          </table:table-cell>
          <table:table-cell table:formula="of:=[.B128]" office:value-type="float" office:value="5" calcext:value-type="float">
            <text:p>5</text:p>
          </table:table-cell>
          <table:table-cell office:value-type="float" office:value="195.5054784" calcext:value-type="float">
            <text:p>195.5054784</text:p>
          </table:table-cell>
          <table:table-cell office:value-type="float" office:value="79.68837504" calcext:value-type="float">
            <text:p>79.68837504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29]+1" office:value-type="float" office:value="14" calcext:value-type="float">
            <text:p>14</text:p>
          </table:table-cell>
          <table:table-cell table:formula="of:=[.B129]" office:value-type="float" office:value="6" calcext:value-type="float">
            <text:p>6</text:p>
          </table:table-cell>
          <table:table-cell office:value-type="float" office:value="124.9777728" calcext:value-type="float">
            <text:p>124.9777728</text:p>
          </table:table-cell>
          <table:table-cell office:value-type="float" office:value="81.16709088" calcext:value-type="float">
            <text:p>81.16709088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30]+1" office:value-type="float" office:value="14" calcext:value-type="float">
            <text:p>14</text:p>
          </table:table-cell>
          <table:table-cell table:formula="of:=[.B130]" office:value-type="float" office:value="7" calcext:value-type="float">
            <text:p>7</text:p>
          </table:table-cell>
          <table:table-cell office:value-type="float" office:value="181.993024" calcext:value-type="float">
            <text:p>181.993024</text:p>
          </table:table-cell>
          <table:table-cell office:value-type="float" office:value="58.17933696" calcext:value-type="float">
            <text:p>58.17933696</text:p>
          </table:table-cell>
          <table:table-cell office:value-type="float" office:value="181" calcext:value-type="float">
            <text:p>18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31]+1" office:value-type="float" office:value="14" calcext:value-type="float">
            <text:p>14</text:p>
          </table:table-cell>
          <table:table-cell table:formula="of:=[.B131]" office:value-type="float" office:value="8" calcext:value-type="float">
            <text:p>8</text:p>
          </table:table-cell>
          <table:table-cell office:value-type="float" office:value="137.35720192" calcext:value-type="float">
            <text:p>137.35720192</text:p>
          </table:table-cell>
          <table:table-cell office:value-type="float" office:value="61.05711936" calcext:value-type="float">
            <text:p>61.0571193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32]+1" office:value-type="float" office:value="14" calcext:value-type="float">
            <text:p>14</text:p>
          </table:table-cell>
          <table:table-cell table:formula="of:=[.B132]" office:value-type="float" office:value="9" calcext:value-type="float">
            <text:p>9</text:p>
          </table:table-cell>
          <table:table-cell office:value-type="float" office:value="177.22320896" calcext:value-type="float">
            <text:p>177.22320896</text:p>
          </table:table-cell>
          <table:table-cell office:value-type="float" office:value="37.458048" calcext:value-type="float">
            <text:p>37.458048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3]+1" office:value-type="float" office:value="14" calcext:value-type="float">
            <text:p>14</text:p>
          </table:table-cell>
          <table:table-cell table:formula="of:=[.B133]" office:value-type="float" office:value="10" calcext:value-type="float">
            <text:p>10</text:p>
          </table:table-cell>
          <table:table-cell office:value-type="float" office:value="140.75211008" calcext:value-type="float">
            <text:p>140.75211008</text:p>
          </table:table-cell>
          <table:table-cell office:value-type="float" office:value="39.5268672" calcext:value-type="float">
            <text:p>39.5268672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34]+1" office:value-type="float" office:value="15" calcext:value-type="float">
            <text:p>15</text:p>
          </table:table-cell>
          <table:table-cell table:formula="of:=[.B134]" office:value-type="float" office:value="1" calcext:value-type="float">
            <text:p>1</text:p>
          </table:table-cell>
          <table:table-cell office:value-type="float" office:value="222.7721024" calcext:value-type="float">
            <text:p>222.7721024</text:p>
          </table:table-cell>
          <table:table-cell office:value-type="float" office:value="140.336208" calcext:value-type="float">
            <text:p>140.336208</text:p>
          </table:table-cell>
          <table:table-cell office:value-type="float" office:value="223" calcext:value-type="float">
            <text:p>223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35]+1" office:value-type="float" office:value="15" calcext:value-type="float">
            <text:p>15</text:p>
          </table:table-cell>
          <table:table-cell table:formula="of:=[.B135]" office:value-type="float" office:value="2" calcext:value-type="float">
            <text:p>2</text:p>
          </table:table-cell>
          <table:table-cell office:value-type="float" office:value="131.86190976" calcext:value-type="float">
            <text:p>131.86190976</text:p>
          </table:table-cell>
          <table:table-cell office:value-type="float" office:value="141.70717632" calcext:value-type="float">
            <text:p>141.7071763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136]+1" office:value-type="float" office:value="15" calcext:value-type="float">
            <text:p>15</text:p>
          </table:table-cell>
          <table:table-cell table:formula="of:=[.B136]" office:value-type="float" office:value="3" calcext:value-type="float">
            <text:p>3</text:p>
          </table:table-cell>
          <table:table-cell office:value-type="float" office:value="217.7728256" calcext:value-type="float">
            <text:p>217.7728256</text:p>
          </table:table-cell>
          <table:table-cell office:value-type="float" office:value="110.47373184" calcext:value-type="float">
            <text:p>110.47373184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37]+1" office:value-type="float" office:value="15" calcext:value-type="float">
            <text:p>15</text:p>
          </table:table-cell>
          <table:table-cell table:formula="of:=[.B137]" office:value-type="float" office:value="4" calcext:value-type="float">
            <text:p>4</text:p>
          </table:table-cell>
          <table:table-cell office:value-type="float" office:value="136.7671168" calcext:value-type="float">
            <text:p>136.7671168</text:p>
          </table:table-cell>
          <table:table-cell office:value-type="float" office:value="111.70381344" calcext:value-type="float">
            <text:p>111.70381344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38]+1" office:value-type="float" office:value="15" calcext:value-type="float">
            <text:p>15</text:p>
          </table:table-cell>
          <table:table-cell table:formula="of:=[.B138]" office:value-type="float" office:value="5" calcext:value-type="float">
            <text:p>5</text:p>
          </table:table-cell>
          <table:table-cell office:value-type="float" office:value="213.359296" calcext:value-type="float">
            <text:p>213.359296</text:p>
          </table:table-cell>
          <table:table-cell office:value-type="float" office:value="78.6545136" calcext:value-type="float">
            <text:p>78.6545136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39]+1" office:value-type="float" office:value="15" calcext:value-type="float">
            <text:p>15</text:p>
          </table:table-cell>
          <table:table-cell table:formula="of:=[.B139]" office:value-type="float" office:value="6" calcext:value-type="float">
            <text:p>6</text:p>
          </table:table-cell>
          <table:table-cell office:value-type="float" office:value="139.72294272" calcext:value-type="float">
            <text:p>139.72294272</text:p>
          </table:table-cell>
          <table:table-cell office:value-type="float" office:value="79.7342736" calcext:value-type="float">
            <text:p>79.7342736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140]+1" office:value-type="float" office:value="15" calcext:value-type="float">
            <text:p>15</text:p>
          </table:table-cell>
          <table:table-cell table:formula="of:=[.B140]" office:value-type="float" office:value="7" calcext:value-type="float">
            <text:p>7</text:p>
          </table:table-cell>
          <table:table-cell office:value-type="float" office:value="199.5248896" calcext:value-type="float">
            <text:p>199.5248896</text:p>
          </table:table-cell>
          <table:table-cell office:value-type="float" office:value="54.86064" calcext:value-type="float">
            <text:p>54.86064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41]+1" office:value-type="float" office:value="15" calcext:value-type="float">
            <text:p>15</text:p>
          </table:table-cell>
          <table:table-cell table:formula="of:=[.B141]" office:value-type="float" office:value="8" calcext:value-type="float">
            <text:p>8</text:p>
          </table:table-cell>
          <table:table-cell office:value-type="float" office:value="153.09250816" calcext:value-type="float">
            <text:p>153.09250816</text:p>
          </table:table-cell>
          <table:table-cell office:value-type="float" office:value="56.4550944" calcext:value-type="float">
            <text:p>56.4550944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42]+1" office:value-type="float" office:value="15" calcext:value-type="float">
            <text:p>15</text:p>
          </table:table-cell>
          <table:table-cell table:formula="of:=[.B142]" office:value-type="float" office:value="9" calcext:value-type="float">
            <text:p>9</text:p>
          </table:table-cell>
          <table:table-cell office:value-type="float" office:value="192.89701888" calcext:value-type="float">
            <text:p>192.89701888</text:p>
          </table:table-cell>
          <table:table-cell office:value-type="float" office:value="32.7778416" calcext:value-type="float">
            <text:p>32.7778416</text:p>
          </table:table-cell>
          <table:table-cell office:value-type="float" office:value="193" calcext:value-type="float">
            <text:p>19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43]+1" office:value-type="float" office:value="15" calcext:value-type="float">
            <text:p>15</text:p>
          </table:table-cell>
          <table:table-cell table:formula="of:=[.B143]" office:value-type="float" office:value="10" calcext:value-type="float">
            <text:p>10</text:p>
          </table:table-cell>
          <table:table-cell office:value-type="float" office:value="156.82464256" calcext:value-type="float">
            <text:p>156.82464256</text:p>
          </table:table-cell>
          <table:table-cell office:value-type="float" office:value="34.76503392" calcext:value-type="float">
            <text:p>34.76503392</text:p>
          </table:table-cell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44]+1" office:value-type="float" office:value="16" calcext:value-type="float">
            <text:p>16</text:p>
          </table:table-cell>
          <table:table-cell table:formula="of:=[.B144]" office:value-type="float" office:value="1" calcext:value-type="float">
            <text:p>1</text:p>
          </table:table-cell>
          <table:table-cell office:value-type="float" office:value="213.334976" calcext:value-type="float">
            <text:p>213.334976</text:p>
          </table:table-cell>
          <table:table-cell office:value-type="float" office:value="132.5345424" calcext:value-type="float">
            <text:p>132.5345424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145]+1" office:value-type="float" office:value="16" calcext:value-type="float">
            <text:p>16</text:p>
          </table:table-cell>
          <table:table-cell table:formula="of:=[.B145]" office:value-type="float" office:value="2" calcext:value-type="float">
            <text:p>2</text:p>
          </table:table-cell>
          <table:table-cell office:value-type="float" office:value="126.47583744" calcext:value-type="float">
            <text:p>126.47583744</text:p>
          </table:table-cell>
          <table:table-cell office:value-type="float" office:value="134.19342048" calcext:value-type="float">
            <text:p>134.19342048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46]+1" office:value-type="float" office:value="16" calcext:value-type="float">
            <text:p>16</text:p>
          </table:table-cell>
          <table:table-cell table:formula="of:=[.B146]" office:value-type="float" office:value="3" calcext:value-type="float">
            <text:p>3</text:p>
          </table:table-cell>
          <table:table-cell office:value-type="float" office:value="207.4546304" calcext:value-type="float">
            <text:p>207.4546304</text:p>
          </table:table-cell>
          <table:table-cell office:value-type="float" office:value="103.89512928" calcext:value-type="float">
            <text:p>103.89512928</text:p>
          </table:table-cell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47]+1" office:value-type="float" office:value="16" calcext:value-type="float">
            <text:p>16</text:p>
          </table:table-cell>
          <table:table-cell table:formula="of:=[.B147]" office:value-type="float" office:value="4" calcext:value-type="float">
            <text:p>4</text:p>
          </table:table-cell>
          <table:table-cell office:value-type="float" office:value="130.4364992" calcext:value-type="float">
            <text:p>130.4364992</text:p>
          </table:table-cell>
          <table:table-cell office:value-type="float" office:value="105.0857592" calcext:value-type="float">
            <text:p>105.0857592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48]+1" office:value-type="float" office:value="16" calcext:value-type="float">
            <text:p>16</text:p>
          </table:table-cell>
          <table:table-cell table:formula="of:=[.B148]" office:value-type="float" office:value="5" calcext:value-type="float">
            <text:p>5</text:p>
          </table:table-cell>
          <table:table-cell office:value-type="float" office:value="203.7649664" calcext:value-type="float">
            <text:p>203.7649664</text:p>
          </table:table-cell>
          <table:table-cell office:value-type="float" office:value="74.94166944" calcext:value-type="float">
            <text:p>74.94166944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49]+1" office:value-type="float" office:value="16" calcext:value-type="float">
            <text:p>16</text:p>
          </table:table-cell>
          <table:table-cell table:formula="of:=[.B149]" office:value-type="float" office:value="6" calcext:value-type="float">
            <text:p>6</text:p>
          </table:table-cell>
          <table:table-cell office:value-type="float" office:value="132.824154368" calcext:value-type="float">
            <text:p>132.824154368</text:p>
          </table:table-cell>
          <table:table-cell office:value-type="float" office:value="76.19602944" calcext:value-type="float">
            <text:p>76.19602944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50]+1" office:value-type="float" office:value="16" calcext:value-type="float">
            <text:p>16</text:p>
          </table:table-cell>
          <table:table-cell table:formula="of:=[.B150]" office:value-type="float" office:value="7" calcext:value-type="float">
            <text:p>7</text:p>
          </table:table-cell>
          <table:table-cell office:value-type="float" office:value="190.526688" calcext:value-type="float">
            <text:p>190.526688</text:p>
          </table:table-cell>
          <table:table-cell office:value-type="float" office:value="52.29813504" calcext:value-type="float">
            <text:p>52.29813504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51]+1" office:value-type="float" office:value="16" calcext:value-type="float">
            <text:p>16</text:p>
          </table:table-cell>
          <table:table-cell table:formula="of:=[.B151]" office:value-type="float" office:value="8" calcext:value-type="float">
            <text:p>8</text:p>
          </table:table-cell>
          <table:table-cell office:value-type="float" office:value="146.18738304" calcext:value-type="float">
            <text:p>146.18738304</text:p>
          </table:table-cell>
          <table:table-cell office:value-type="float" office:value="54.05381568" calcext:value-type="float">
            <text:p>54.05381568</text:p>
          </table:table-cell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52]+1" office:value-type="float" office:value="16" calcext:value-type="float">
            <text:p>16</text:p>
          </table:table-cell>
          <table:table-cell table:formula="of:=[.B152]" office:value-type="float" office:value="9" calcext:value-type="float">
            <text:p>9</text:p>
          </table:table-cell>
          <table:table-cell office:value-type="float" office:value="183.027744" calcext:value-type="float">
            <text:p>183.027744</text:p>
          </table:table-cell>
          <table:table-cell office:value-type="float" office:value="32.0751264" calcext:value-type="float">
            <text:p>32.0751264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53]+1" office:value-type="float" office:value="16" calcext:value-type="float">
            <text:p>16</text:p>
          </table:table-cell>
          <table:table-cell table:formula="of:=[.B153]" office:value-type="float" office:value="10" calcext:value-type="float">
            <text:p>10</text:p>
          </table:table-cell>
          <table:table-cell office:value-type="float" office:value="148.24681472" calcext:value-type="float">
            <text:p>148.24681472</text:p>
          </table:table-cell>
          <table:table-cell office:value-type="float" office:value="34.08069408" calcext:value-type="float">
            <text:p>34.08069408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54]+1" office:value-type="float" office:value="17" calcext:value-type="float">
            <text:p>17</text:p>
          </table:table-cell>
          <table:table-cell table:formula="of:=[.B154]" office:value-type="float" office:value="1" calcext:value-type="float">
            <text:p>1</text:p>
          </table:table-cell>
          <table:table-cell office:value-type="float" office:value="221.4591744" calcext:value-type="float">
            <text:p>221.4591744</text:p>
          </table:table-cell>
          <table:table-cell office:value-type="float" office:value="134.5653648" calcext:value-type="float">
            <text:p>134.5653648</text:p>
          </table:table-cell>
          <table:table-cell office:value-type="float" office:value="222" calcext:value-type="float">
            <text:p>222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155]+1" office:value-type="float" office:value="17" calcext:value-type="float">
            <text:p>17</text:p>
          </table:table-cell>
          <table:table-cell table:formula="of:=[.B155]" office:value-type="float" office:value="2" calcext:value-type="float">
            <text:p>2</text:p>
          </table:table-cell>
          <table:table-cell office:value-type="float" office:value="131.41983744" calcext:value-type="float">
            <text:p>131.41983744</text:p>
          </table:table-cell>
          <table:table-cell office:value-type="float" office:value="134.442192" calcext:value-type="float">
            <text:p>134.44219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56]+1" office:value-type="float" office:value="17" calcext:value-type="float">
            <text:p>17</text:p>
          </table:table-cell>
          <table:table-cell table:formula="of:=[.B156]" office:value-type="float" office:value="3" calcext:value-type="float">
            <text:p>3</text:p>
          </table:table-cell>
          <table:table-cell office:value-type="float" office:value="216.917984" calcext:value-type="float">
            <text:p>216.917984</text:p>
          </table:table-cell>
          <table:table-cell office:value-type="float" office:value="103.8806304" calcext:value-type="float">
            <text:p>103.8806304</text:p>
          </table:table-cell>
          <table:table-cell office:value-type="float" office:value="218" calcext:value-type="float">
            <text:p>218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57]+1" office:value-type="float" office:value="17" calcext:value-type="float">
            <text:p>17</text:p>
          </table:table-cell>
          <table:table-cell table:formula="of:=[.B157]" office:value-type="float" office:value="4" calcext:value-type="float">
            <text:p>4</text:p>
          </table:table-cell>
          <table:table-cell office:value-type="float" office:value="136.76192384" calcext:value-type="float">
            <text:p>136.76192384</text:p>
          </table:table-cell>
          <table:table-cell office:value-type="float" office:value="103.69838208" calcext:value-type="float">
            <text:p>103.69838208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58]+1" office:value-type="float" office:value="17" calcext:value-type="float">
            <text:p>17</text:p>
          </table:table-cell>
          <table:table-cell table:formula="of:=[.B158]" office:value-type="float" office:value="5" calcext:value-type="float">
            <text:p>5</text:p>
          </table:table-cell>
          <table:table-cell office:value-type="float" office:value="213.0782016" calcext:value-type="float">
            <text:p>213.0782016</text:p>
          </table:table-cell>
          <table:table-cell office:value-type="float" office:value="73.27427424" calcext:value-type="float">
            <text:p>73.27427424</text:p>
          </table:table-cell>
          <table:table-cell office:value-type="float" office:value="213" calcext:value-type="float">
            <text:p>213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59]+1" office:value-type="float" office:value="17" calcext:value-type="float">
            <text:p>17</text:p>
          </table:table-cell>
          <table:table-cell table:formula="of:=[.B159]" office:value-type="float" office:value="6" calcext:value-type="float">
            <text:p>6</text:p>
          </table:table-cell>
          <table:table-cell office:value-type="float" office:value="140.4962688" calcext:value-type="float">
            <text:p>140.4962688</text:p>
          </table:table-cell>
          <table:table-cell office:value-type="float" office:value="73.05817344" calcext:value-type="float">
            <text:p>73.05817344</text:p>
          </table:table-cell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60]+1" office:value-type="float" office:value="17" calcext:value-type="float">
            <text:p>17</text:p>
          </table:table-cell>
          <table:table-cell table:formula="of:=[.B160]" office:value-type="float" office:value="7" calcext:value-type="float">
            <text:p>7</text:p>
          </table:table-cell>
          <table:table-cell office:value-type="float" office:value="200.4113024" calcext:value-type="float">
            <text:p>200.4113024</text:p>
          </table:table-cell>
          <table:table-cell office:value-type="float" office:value="49.84479648" calcext:value-type="float">
            <text:p>49.84479648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61]+1" office:value-type="float" office:value="17" calcext:value-type="float">
            <text:p>17</text:p>
          </table:table-cell>
          <table:table-cell table:formula="of:=[.B161]" office:value-type="float" office:value="8" calcext:value-type="float">
            <text:p>8</text:p>
          </table:table-cell>
          <table:table-cell office:value-type="float" office:value="153.72445824" calcext:value-type="float">
            <text:p>153.72445824</text:p>
          </table:table-cell>
          <table:table-cell office:value-type="float" office:value="51.19569408" calcext:value-type="float">
            <text:p>51.19569408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62]+1" office:value-type="float" office:value="17" calcext:value-type="float">
            <text:p>17</text:p>
          </table:table-cell>
          <table:table-cell table:formula="of:=[.B162]" office:value-type="float" office:value="9" calcext:value-type="float">
            <text:p>9</text:p>
          </table:table-cell>
          <table:table-cell office:value-type="float" office:value="194.82060288" calcext:value-type="float">
            <text:p>194.82060288</text:p>
          </table:table-cell>
          <table:table-cell office:value-type="float" office:value="28.6612224" calcext:value-type="float">
            <text:p>28.661222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63]+1" office:value-type="float" office:value="17" calcext:value-type="float">
            <text:p>17</text:p>
          </table:table-cell>
          <table:table-cell table:formula="of:=[.B163]" office:value-type="float" office:value="10" calcext:value-type="float">
            <text:p>10</text:p>
          </table:table-cell>
          <table:table-cell office:value-type="float" office:value="156.99748992" calcext:value-type="float">
            <text:p>156.99748992</text:p>
          </table:table-cell>
          <table:table-cell office:value-type="float" office:value="29.98755456" calcext:value-type="float">
            <text:p>29.98755456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64]+1" office:value-type="float" office:value="18" calcext:value-type="float">
            <text:p>18</text:p>
          </table:table-cell>
          <table:table-cell table:formula="of:=[.B164]" office:value-type="float" office:value="1" calcext:value-type="float">
            <text:p>1</text:p>
          </table:table-cell>
          <table:table-cell office:value-type="float" office:value="214.0106432" calcext:value-type="float">
            <text:p>214.0106432</text:p>
          </table:table-cell>
          <table:table-cell office:value-type="float" office:value="138.10409856" calcext:value-type="float">
            <text:p>138.10409856</text:p>
          </table:table-cell>
          <table:table-cell office:value-type="float" office:value="211" calcext:value-type="float">
            <text:p>211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65]+1" office:value-type="float" office:value="18" calcext:value-type="float">
            <text:p>18</text:p>
          </table:table-cell>
          <table:table-cell table:formula="of:=[.B165]" office:value-type="float" office:value="2" calcext:value-type="float">
            <text:p>2</text:p>
          </table:table-cell>
          <table:table-cell office:value-type="float" office:value="125.006700288" calcext:value-type="float">
            <text:p>125.006700288</text:p>
          </table:table-cell>
          <table:table-cell office:value-type="float" office:value="135.7751088" calcext:value-type="float">
            <text:p>135.7751088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66]+1" office:value-type="float" office:value="18" calcext:value-type="float">
            <text:p>18</text:p>
          </table:table-cell>
          <table:table-cell table:formula="of:=[.B166]" office:value-type="float" office:value="3" calcext:value-type="float">
            <text:p>3</text:p>
          </table:table-cell>
          <table:table-cell office:value-type="float" office:value="210.388832" calcext:value-type="float">
            <text:p>210.388832</text:p>
          </table:table-cell>
          <table:table-cell office:value-type="float" office:value="108.32964864" calcext:value-type="float">
            <text:p>108.32964864</text:p>
          </table:table-cell>
          <table:table-cell office:value-type="float" office:value="208" calcext:value-type="float">
            <text:p>208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67]+1" office:value-type="float" office:value="18" calcext:value-type="float">
            <text:p>18</text:p>
          </table:table-cell>
          <table:table-cell table:formula="of:=[.B167]" office:value-type="float" office:value="4" calcext:value-type="float">
            <text:p>4</text:p>
          </table:table-cell>
          <table:table-cell office:value-type="float" office:value="132.0866528" calcext:value-type="float">
            <text:p>132.0866528</text:p>
          </table:table-cell>
          <table:table-cell office:value-type="float" office:value="106.11157056" calcext:value-type="float">
            <text:p>106.11157056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68]+1" office:value-type="float" office:value="18" calcext:value-type="float">
            <text:p>18</text:p>
          </table:table-cell>
          <table:table-cell table:formula="of:=[.B168]" office:value-type="float" office:value="5" calcext:value-type="float">
            <text:p>5</text:p>
          </table:table-cell>
          <table:table-cell office:value-type="float" office:value="207.81201152" calcext:value-type="float">
            <text:p>207.81201152</text:p>
          </table:table-cell>
          <table:table-cell office:value-type="float" office:value="77.79804864" calcext:value-type="float">
            <text:p>77.79804864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169]+1" office:value-type="float" office:value="18" calcext:value-type="float">
            <text:p>18</text:p>
          </table:table-cell>
          <table:table-cell table:formula="of:=[.B169]" office:value-type="float" office:value="6" calcext:value-type="float">
            <text:p>6</text:p>
          </table:table-cell>
          <table:table-cell office:value-type="float" office:value="137.0248032" calcext:value-type="float">
            <text:p>137.0248032</text:p>
          </table:table-cell>
          <table:table-cell office:value-type="float" office:value="75.9270816" calcext:value-type="float">
            <text:p>75.9270816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70]+1" office:value-type="float" office:value="18" calcext:value-type="float">
            <text:p>18</text:p>
          </table:table-cell>
          <table:table-cell table:formula="of:=[.B170]" office:value-type="float" office:value="7" calcext:value-type="float">
            <text:p>7</text:p>
          </table:table-cell>
          <table:table-cell office:value-type="float" office:value="195.34002688" calcext:value-type="float">
            <text:p>195.34002688</text:p>
          </table:table-cell>
          <table:table-cell office:value-type="float" office:value="54.61394112" calcext:value-type="float">
            <text:p>54.61394112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171]+1" office:value-type="float" office:value="18" calcext:value-type="float">
            <text:p>18</text:p>
          </table:table-cell>
          <table:table-cell table:formula="of:=[.B171]" office:value-type="float" office:value="8" calcext:value-type="float">
            <text:p>8</text:p>
          </table:table-cell>
          <table:table-cell office:value-type="float" office:value="150.34590336" calcext:value-type="float">
            <text:p>150.34590336</text:p>
          </table:table-cell>
          <table:table-cell office:value-type="float" office:value="53.90677632" calcext:value-type="float">
            <text:p>53.90677632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72]+1" office:value-type="float" office:value="18" calcext:value-type="float">
            <text:p>18</text:p>
          </table:table-cell>
          <table:table-cell table:formula="of:=[.B172]" office:value-type="float" office:value="9" calcext:value-type="float">
            <text:p>9</text:p>
          </table:table-cell>
          <table:table-cell office:value-type="float" office:value="190.6203648" calcext:value-type="float">
            <text:p>190.6203648</text:p>
          </table:table-cell>
          <table:table-cell office:value-type="float" office:value="34.04188128" calcext:value-type="float">
            <text:p>34.04188128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73]+1" office:value-type="float" office:value="18" calcext:value-type="float">
            <text:p>18</text:p>
          </table:table-cell>
          <table:table-cell table:formula="of:=[.B173]" office:value-type="float" office:value="10" calcext:value-type="float">
            <text:p>10</text:p>
          </table:table-cell>
          <table:table-cell office:value-type="float" office:value="155.24911488" calcext:value-type="float">
            <text:p>155.24911488</text:p>
          </table:table-cell>
          <table:table-cell office:value-type="float" office:value="33.77763168" calcext:value-type="float">
            <text:p>33.77763168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74]+1" office:value-type="float" office:value="19" calcext:value-type="float">
            <text:p>19</text:p>
          </table:table-cell>
          <table:table-cell table:formula="of:=[.B174]" office:value-type="float" office:value="1" calcext:value-type="float">
            <text:p>1</text:p>
          </table:table-cell>
          <table:table-cell office:value-type="float" office:value="219.5122816" calcext:value-type="float">
            <text:p>219.5122816</text:p>
          </table:table-cell>
          <table:table-cell office:value-type="float" office:value="136.01738304" calcext:value-type="float">
            <text:p>136.01738304</text:p>
          </table:table-cell>
          <table:table-cell office:value-type="float" office:value="222" calcext:value-type="float">
            <text:p>222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75]+1" office:value-type="float" office:value="19" calcext:value-type="float">
            <text:p>19</text:p>
          </table:table-cell>
          <table:table-cell table:formula="of:=[.B175]" office:value-type="float" office:value="2" calcext:value-type="float">
            <text:p>2</text:p>
          </table:table-cell>
          <table:table-cell office:value-type="float" office:value="130.35131264" calcext:value-type="float">
            <text:p>130.35131264</text:p>
          </table:table-cell>
          <table:table-cell office:value-type="float" office:value="144.3829536" calcext:value-type="float">
            <text:p>144.3829536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76]+1" office:value-type="float" office:value="19" calcext:value-type="float">
            <text:p>19</text:p>
          </table:table-cell>
          <table:table-cell table:formula="of:=[.B176]" office:value-type="float" office:value="3" calcext:value-type="float">
            <text:p>3</text:p>
          </table:table-cell>
          <table:table-cell office:value-type="float" office:value="212.16266624" calcext:value-type="float">
            <text:p>212.16266624</text:p>
          </table:table-cell>
          <table:table-cell office:value-type="float" office:value="107.13821952" calcext:value-type="float">
            <text:p>107.13821952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77]+1" office:value-type="float" office:value="19" calcext:value-type="float">
            <text:p>19</text:p>
          </table:table-cell>
          <table:table-cell table:formula="of:=[.B177]" office:value-type="float" office:value="4" calcext:value-type="float">
            <text:p>4</text:p>
          </table:table-cell>
          <table:table-cell office:value-type="float" office:value="131.526440576" calcext:value-type="float">
            <text:p>131.526440576</text:p>
          </table:table-cell>
          <table:table-cell office:value-type="float" office:value="113.91636192" calcext:value-type="float">
            <text:p>113.91636192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78]+1" office:value-type="float" office:value="19" calcext:value-type="float">
            <text:p>19</text:p>
          </table:table-cell>
          <table:table-cell table:formula="of:=[.B178]" office:value-type="float" office:value="5" calcext:value-type="float">
            <text:p>5</text:p>
          </table:table-cell>
          <table:table-cell office:value-type="float" office:value="204.6307712" calcext:value-type="float">
            <text:p>204.6307712</text:p>
          </table:table-cell>
          <table:table-cell office:value-type="float" office:value="76.21798656" calcext:value-type="float">
            <text:p>76.21798656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79]+1" office:value-type="float" office:value="19" calcext:value-type="float">
            <text:p>19</text:p>
          </table:table-cell>
          <table:table-cell table:formula="of:=[.B179]" office:value-type="float" office:value="6" calcext:value-type="float">
            <text:p>6</text:p>
          </table:table-cell>
          <table:table-cell office:value-type="float" office:value="132.91613824" calcext:value-type="float">
            <text:p>132.91613824</text:p>
          </table:table-cell>
          <table:table-cell office:value-type="float" office:value="83.25219744" calcext:value-type="float">
            <text:p>83.25219744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80]+1" office:value-type="float" office:value="19" calcext:value-type="float">
            <text:p>19</text:p>
          </table:table-cell>
          <table:table-cell table:formula="of:=[.B180]" office:value-type="float" office:value="7" calcext:value-type="float">
            <text:p>7</text:p>
          </table:table-cell>
          <table:table-cell office:value-type="float" office:value="189.64557696" calcext:value-type="float">
            <text:p>189.64557696</text:p>
          </table:table-cell>
          <table:table-cell office:value-type="float" office:value="54.27210048" calcext:value-type="float">
            <text:p>54.27210048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81]+1" office:value-type="float" office:value="19" calcext:value-type="float">
            <text:p>19</text:p>
          </table:table-cell>
          <table:table-cell table:formula="of:=[.B181]" office:value-type="float" office:value="8" calcext:value-type="float">
            <text:p>8</text:p>
          </table:table-cell>
          <table:table-cell office:value-type="float" office:value="143.85361536" calcext:value-type="float">
            <text:p>143.85361536</text:p>
          </table:table-cell>
          <table:table-cell office:value-type="float" office:value="58.7157552" calcext:value-type="float">
            <text:p>58.7157552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82]+1" office:value-type="float" office:value="19" calcext:value-type="float">
            <text:p>19</text:p>
          </table:table-cell>
          <table:table-cell table:formula="of:=[.B182]" office:value-type="float" office:value="9" calcext:value-type="float">
            <text:p>9</text:p>
          </table:table-cell>
          <table:table-cell office:value-type="float" office:value="180.8125312" calcext:value-type="float">
            <text:p>180.8125312</text:p>
          </table:table-cell>
          <table:table-cell office:value-type="float" office:value="33.8819136" calcext:value-type="float">
            <text:p>33.881913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83]+1" office:value-type="float" office:value="19" calcext:value-type="float">
            <text:p>19</text:p>
          </table:table-cell>
          <table:table-cell table:formula="of:=[.B183]" office:value-type="float" office:value="10" calcext:value-type="float">
            <text:p>10</text:p>
          </table:table-cell>
          <table:table-cell office:value-type="float" office:value="144.6465984" calcext:value-type="float">
            <text:p>144.6465984</text:p>
          </table:table-cell>
          <table:table-cell office:value-type="float" office:value="37.49976" calcext:value-type="float">
            <text:p>37.49976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84]+1" office:value-type="float" office:value="20" calcext:value-type="float">
            <text:p>20</text:p>
          </table:table-cell>
          <table:table-cell table:formula="of:=[.B184]" office:value-type="float" office:value="1" calcext:value-type="float">
            <text:p>1</text:p>
          </table:table-cell>
          <table:table-cell office:value-type="float" office:value="216.93828608" calcext:value-type="float">
            <text:p>216.93828608</text:p>
          </table:table-cell>
          <table:table-cell office:value-type="float" office:value="135.3275904" calcext:value-type="float">
            <text:p>135.3275904</text:p>
          </table:table-cell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85]+1" office:value-type="float" office:value="20" calcext:value-type="float">
            <text:p>20</text:p>
          </table:table-cell>
          <table:table-cell table:formula="of:=[.B185]" office:value-type="float" office:value="2" calcext:value-type="float">
            <text:p>2</text:p>
          </table:table-cell>
          <table:table-cell office:value-type="float" office:value="127.332371968" calcext:value-type="float">
            <text:p>127.332371968</text:p>
          </table:table-cell>
          <table:table-cell office:value-type="float" office:value="134.4852288" calcext:value-type="float">
            <text:p>134.4852288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186]+1" office:value-type="float" office:value="20" calcext:value-type="float">
            <text:p>20</text:p>
          </table:table-cell>
          <table:table-cell table:formula="of:=[.B186]" office:value-type="float" office:value="3" calcext:value-type="float">
            <text:p>3</text:p>
          </table:table-cell>
          <table:table-cell office:value-type="float" office:value="212.53822336" calcext:value-type="float">
            <text:p>212.53822336</text:p>
          </table:table-cell>
          <table:table-cell office:value-type="float" office:value="105.0282528" calcext:value-type="float">
            <text:p>105.0282528</text:p>
          </table:table-cell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87]+1" office:value-type="float" office:value="20" calcext:value-type="float">
            <text:p>20</text:p>
          </table:table-cell>
          <table:table-cell table:formula="of:=[.B187]" office:value-type="float" office:value="4" calcext:value-type="float">
            <text:p>4</text:p>
          </table:table-cell>
          <table:table-cell office:value-type="float" office:value="132.51863552" calcext:value-type="float">
            <text:p>132.51863552</text:p>
          </table:table-cell>
          <table:table-cell office:value-type="float" office:value="103.75252224" calcext:value-type="float">
            <text:p>103.75252224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188]+1" office:value-type="float" office:value="20" calcext:value-type="float">
            <text:p>20</text:p>
          </table:table-cell>
          <table:table-cell table:formula="of:=[.B188]" office:value-type="float" office:value="5" calcext:value-type="float">
            <text:p>5</text:p>
          </table:table-cell>
          <table:table-cell office:value-type="float" office:value="210.2702208" calcext:value-type="float">
            <text:p>210.2702208</text:p>
          </table:table-cell>
          <table:table-cell office:value-type="float" office:value="73.5037632" calcext:value-type="float">
            <text:p>73.5037632</text:p>
          </table:table-cell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89]+1" office:value-type="float" office:value="20" calcext:value-type="float">
            <text:p>20</text:p>
          </table:table-cell>
          <table:table-cell table:formula="of:=[.B189]" office:value-type="float" office:value="6" calcext:value-type="float">
            <text:p>6</text:p>
          </table:table-cell>
          <table:table-cell office:value-type="float" office:value="136.849350912" calcext:value-type="float">
            <text:p>136.849350912</text:p>
          </table:table-cell>
          <table:table-cell office:value-type="float" office:value="72.31995552" calcext:value-type="float">
            <text:p>72.31995552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90]+1" office:value-type="float" office:value="20" calcext:value-type="float">
            <text:p>20</text:p>
          </table:table-cell>
          <table:table-cell table:formula="of:=[.B190]" office:value-type="float" office:value="7" calcext:value-type="float">
            <text:p>7</text:p>
          </table:table-cell>
          <table:table-cell office:value-type="float" office:value="196.93737856" calcext:value-type="float">
            <text:p>196.93737856</text:p>
          </table:table-cell>
          <table:table-cell office:value-type="float" office:value="48.13120896" calcext:value-type="float">
            <text:p>48.13120896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91]+1" office:value-type="float" office:value="20" calcext:value-type="float">
            <text:p>20</text:p>
          </table:table-cell>
          <table:table-cell table:formula="of:=[.B191]" office:value-type="float" office:value="8" calcext:value-type="float">
            <text:p>8</text:p>
          </table:table-cell>
          <table:table-cell office:value-type="float" office:value="150.24027392" calcext:value-type="float">
            <text:p>150.24027392</text:p>
          </table:table-cell>
          <table:table-cell office:value-type="float" office:value="48.90648672" calcext:value-type="float">
            <text:p>48.90648672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92]+1" office:value-type="float" office:value="20" calcext:value-type="float">
            <text:p>20</text:p>
          </table:table-cell>
          <table:table-cell table:formula="of:=[.B192]" office:value-type="float" office:value="9" calcext:value-type="float">
            <text:p>9</text:p>
          </table:table-cell>
          <table:table-cell office:value-type="float" office:value="192.5181184" calcext:value-type="float">
            <text:p>192.5181184</text:p>
          </table:table-cell>
          <table:table-cell office:value-type="float" office:value="26.45749824" calcext:value-type="float">
            <text:p>26.45749824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93]+1" office:value-type="float" office:value="20" calcext:value-type="float">
            <text:p>20</text:p>
          </table:table-cell>
          <table:table-cell table:formula="of:=[.B193]" office:value-type="float" office:value="10" calcext:value-type="float">
            <text:p>10</text:p>
          </table:table-cell>
          <table:table-cell office:value-type="float" office:value="154.64066304" calcext:value-type="float">
            <text:p>154.64066304</text:p>
          </table:table-cell>
          <table:table-cell office:value-type="float" office:value="27.3025056" calcext:value-type="float">
            <text:p>27.3025056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94]+1" office:value-type="float" office:value="21" calcext:value-type="float">
            <text:p>21</text:p>
          </table:table-cell>
          <table:table-cell table:formula="of:=[.B194]" office:value-type="float" office:value="1" calcext:value-type="float">
            <text:p>1</text:p>
          </table:table-cell>
          <table:table-cell office:value-type="float" office:value="225.6896" calcext:value-type="float">
            <text:p>225.6896</text:p>
          </table:table-cell>
          <table:table-cell office:value-type="float" office:value="135.22967712" calcext:value-type="float">
            <text:p>135.22967712</text:p>
          </table:table-cell>
          <table:table-cell office:value-type="float" office:value="228" calcext:value-type="float">
            <text:p>22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95]+1" office:value-type="float" office:value="21" calcext:value-type="float">
            <text:p>21</text:p>
          </table:table-cell>
          <table:table-cell table:formula="of:=[.B195]" office:value-type="float" office:value="2" calcext:value-type="float">
            <text:p>2</text:p>
          </table:table-cell>
          <table:table-cell office:value-type="float" office:value="131.476086656" calcext:value-type="float">
            <text:p>131.476086656</text:p>
          </table:table-cell>
          <table:table-cell office:value-type="float" office:value="137.79376032" calcext:value-type="float">
            <text:p>137.79376032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96]+1" office:value-type="float" office:value="21" calcext:value-type="float">
            <text:p>21</text:p>
          </table:table-cell>
          <table:table-cell table:formula="of:=[.B196]" office:value-type="float" office:value="3" calcext:value-type="float">
            <text:p>3</text:p>
          </table:table-cell>
          <table:table-cell office:value-type="float" office:value="221.1653632" calcext:value-type="float">
            <text:p>221.1653632</text:p>
          </table:table-cell>
          <table:table-cell office:value-type="float" office:value="104.438288256" calcext:value-type="float">
            <text:p>104.438288256</text:p>
          </table:table-cell>
          <table:table-cell office:value-type="float" office:value="222" calcext:value-type="float">
            <text:p>222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97]+1" office:value-type="float" office:value="21" calcext:value-type="float">
            <text:p>21</text:p>
          </table:table-cell>
          <table:table-cell table:formula="of:=[.B197]" office:value-type="float" office:value="4" calcext:value-type="float">
            <text:p>4</text:p>
          </table:table-cell>
          <table:table-cell office:value-type="float" office:value="135.80760576" calcext:value-type="float">
            <text:p>135.80760576</text:p>
          </table:table-cell>
          <table:table-cell office:value-type="float" office:value="106.29491184" calcext:value-type="float">
            <text:p>106.29491184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98]+1" office:value-type="float" office:value="21" calcext:value-type="float">
            <text:p>21</text:p>
          </table:table-cell>
          <table:table-cell table:formula="of:=[.B198]" office:value-type="float" office:value="5" calcext:value-type="float">
            <text:p>5</text:p>
          </table:table-cell>
          <table:table-cell office:value-type="float" office:value="214.0605952" calcext:value-type="float">
            <text:p>214.0605952</text:p>
          </table:table-cell>
          <table:table-cell office:value-type="float" office:value="72.83539008" calcext:value-type="float">
            <text:p>72.83539008</text:p>
          </table:table-cell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99]+1" office:value-type="float" office:value="21" calcext:value-type="float">
            <text:p>21</text:p>
          </table:table-cell>
          <table:table-cell table:formula="of:=[.B199]" office:value-type="float" office:value="6" calcext:value-type="float">
            <text:p>6</text:p>
          </table:table-cell>
          <table:table-cell office:value-type="float" office:value="138.47322944" calcext:value-type="float">
            <text:p>138.47322944</text:p>
          </table:table-cell>
          <table:table-cell office:value-type="float" office:value="75.15656544" calcext:value-type="float">
            <text:p>75.15656544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00]+1" office:value-type="float" office:value="21" calcext:value-type="float">
            <text:p>21</text:p>
          </table:table-cell>
          <table:table-cell table:formula="of:=[.B200]" office:value-type="float" office:value="7" calcext:value-type="float">
            <text:p>7</text:p>
          </table:table-cell>
          <table:table-cell office:value-type="float" office:value="199.9097472" calcext:value-type="float">
            <text:p>199.9097472</text:p>
          </table:table-cell>
          <table:table-cell office:value-type="float" office:value="48.69884448" calcext:value-type="float">
            <text:p>48.69884448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01]+1" office:value-type="float" office:value="21" calcext:value-type="float">
            <text:p>21</text:p>
          </table:table-cell>
          <table:table-cell table:formula="of:=[.B201]" office:value-type="float" office:value="8" calcext:value-type="float">
            <text:p>8</text:p>
          </table:table-cell>
          <table:table-cell office:value-type="float" office:value="151.01154944" calcext:value-type="float">
            <text:p>151.01154944</text:p>
          </table:table-cell>
          <table:table-cell office:value-type="float" office:value="51.22915968" calcext:value-type="float">
            <text:p>51.22915968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02]+1" office:value-type="float" office:value="21" calcext:value-type="float">
            <text:p>21</text:p>
          </table:table-cell>
          <table:table-cell table:formula="of:=[.B202]" office:value-type="float" office:value="9" calcext:value-type="float">
            <text:p>9</text:p>
          </table:table-cell>
          <table:table-cell office:value-type="float" office:value="193.1591424" calcext:value-type="float">
            <text:p>193.1591424</text:p>
          </table:table-cell>
          <table:table-cell office:value-type="float" office:value="26.31020736" calcext:value-type="float">
            <text:p>26.31020736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03]+1" office:value-type="float" office:value="21" calcext:value-type="float">
            <text:p>21</text:p>
          </table:table-cell>
          <table:table-cell table:formula="of:=[.B203]" office:value-type="float" office:value="10" calcext:value-type="float">
            <text:p>10</text:p>
          </table:table-cell>
          <table:table-cell office:value-type="float" office:value="155.0038272" calcext:value-type="float">
            <text:p>155.0038272</text:p>
          </table:table-cell>
          <table:table-cell office:value-type="float" office:value="28.9985568" calcext:value-type="float">
            <text:p>28.9985568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04]+1" office:value-type="float" office:value="22" calcext:value-type="float">
            <text:p>22</text:p>
          </table:table-cell>
          <table:table-cell table:formula="of:=[.B204]" office:value-type="float" office:value="1" calcext:value-type="float">
            <text:p>1</text:p>
          </table:table-cell>
          <table:table-cell office:value-type="float" office:value="219.9763072" calcext:value-type="float">
            <text:p>219.9763072</text:p>
          </table:table-cell>
          <table:table-cell office:value-type="float" office:value="146.053008" calcext:value-type="float">
            <text:p>146.053008</text:p>
          </table:table-cell>
          <table:table-cell office:value-type="float" office:value="219" calcext:value-type="float">
            <text:p>219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05]+1" office:value-type="float" office:value="22" calcext:value-type="float">
            <text:p>22</text:p>
          </table:table-cell>
          <table:table-cell table:formula="of:=[.B205]" office:value-type="float" office:value="2" calcext:value-type="float">
            <text:p>2</text:p>
          </table:table-cell>
          <table:table-cell office:value-type="float" office:value="132.352076544" calcext:value-type="float">
            <text:p>132.352076544</text:p>
          </table:table-cell>
          <table:table-cell office:value-type="float" office:value="143.6684832" calcext:value-type="float">
            <text:p>143.6684832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06]+1" office:value-type="float" office:value="22" calcext:value-type="float">
            <text:p>22</text:p>
          </table:table-cell>
          <table:table-cell table:formula="of:=[.B206]" office:value-type="float" office:value="3" calcext:value-type="float">
            <text:p>3</text:p>
          </table:table-cell>
          <table:table-cell office:value-type="float" office:value="216.08064" calcext:value-type="float">
            <text:p>216.08064</text:p>
          </table:table-cell>
          <table:table-cell office:value-type="float" office:value="116.50998432" calcext:value-type="float">
            <text:p>116.50998432</text:p>
          </table:table-cell>
          <table:table-cell office:value-type="float" office:value="217" calcext:value-type="float">
            <text:p>217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07]+1" office:value-type="float" office:value="22" calcext:value-type="float">
            <text:p>22</text:p>
          </table:table-cell>
          <table:table-cell table:formula="of:=[.B207]" office:value-type="float" office:value="4" calcext:value-type="float">
            <text:p>4</text:p>
          </table:table-cell>
          <table:table-cell office:value-type="float" office:value="138.09640832" calcext:value-type="float">
            <text:p>138.09640832</text:p>
          </table:table-cell>
          <table:table-cell office:value-type="float" office:value="114.86990016" calcext:value-type="float">
            <text:p>114.86990016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08]+1" office:value-type="float" office:value="22" calcext:value-type="float">
            <text:p>22</text:p>
          </table:table-cell>
          <table:table-cell table:formula="of:=[.B208]" office:value-type="float" office:value="5" calcext:value-type="float">
            <text:p>5</text:p>
          </table:table-cell>
          <table:table-cell office:value-type="float" office:value="213.51754752" calcext:value-type="float">
            <text:p>213.51754752</text:p>
          </table:table-cell>
          <table:table-cell office:value-type="float" office:value="88.185803904" calcext:value-type="float">
            <text:p>88.185803904</text:p>
          </table:table-cell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09]+1" office:value-type="float" office:value="22" calcext:value-type="float">
            <text:p>22</text:p>
          </table:table-cell>
          <table:table-cell table:formula="of:=[.B209]" office:value-type="float" office:value="6" calcext:value-type="float">
            <text:p>6</text:p>
          </table:table-cell>
          <table:table-cell office:value-type="float" office:value="142.17560384" calcext:value-type="float">
            <text:p>142.17560384</text:p>
          </table:table-cell>
          <table:table-cell office:value-type="float" office:value="86.04957696" calcext:value-type="float">
            <text:p>86.04957696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210]+1" office:value-type="float" office:value="22" calcext:value-type="float">
            <text:p>22</text:p>
          </table:table-cell>
          <table:table-cell table:formula="of:=[.B210]" office:value-type="float" office:value="7" calcext:value-type="float">
            <text:p>7</text:p>
          </table:table-cell>
          <table:table-cell office:value-type="float" office:value="200.609728" calcext:value-type="float">
            <text:p>200.609728</text:p>
          </table:table-cell>
          <table:table-cell office:value-type="float" office:value="65.91648" calcext:value-type="float">
            <text:p>65.91648</text:p>
          </table:table-cell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11]+1" office:value-type="float" office:value="22" calcext:value-type="float">
            <text:p>22</text:p>
          </table:table-cell>
          <table:table-cell table:formula="of:=[.B211]" office:value-type="float" office:value="8" calcext:value-type="float">
            <text:p>8</text:p>
          </table:table-cell>
          <table:table-cell office:value-type="float" office:value="155.80463616" calcext:value-type="float">
            <text:p>155.80463616</text:p>
          </table:table-cell>
          <table:table-cell office:value-type="float" office:value="65.80115328" calcext:value-type="float">
            <text:p>65.80115328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12]+1" office:value-type="float" office:value="22" calcext:value-type="float">
            <text:p>22</text:p>
          </table:table-cell>
          <table:table-cell table:formula="of:=[.B212]" office:value-type="float" office:value="9" calcext:value-type="float">
            <text:p>9</text:p>
          </table:table-cell>
          <table:table-cell office:value-type="float" office:value="195.08945408" calcext:value-type="float">
            <text:p>195.08945408</text:p>
          </table:table-cell>
          <table:table-cell office:value-type="float" office:value="47.78841024" calcext:value-type="float">
            <text:p>47.78841024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13]+1" office:value-type="float" office:value="22" calcext:value-type="float">
            <text:p>22</text:p>
          </table:table-cell>
          <table:table-cell table:formula="of:=[.B213]" office:value-type="float" office:value="10" calcext:value-type="float">
            <text:p>10</text:p>
          </table:table-cell>
          <table:table-cell office:value-type="float" office:value="159.9636096" calcext:value-type="float">
            <text:p>159.9636096</text:p>
          </table:table-cell>
          <table:table-cell office:value-type="float" office:value="47.03258496" calcext:value-type="float">
            <text:p>47.03258496</text:p>
          </table:table-cell>
          <table:table-cell office:value-type="float" office:value="161" calcext:value-type="float">
            <text:p>16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14]+1" office:value-type="float" office:value="23" calcext:value-type="float">
            <text:p>23</text:p>
          </table:table-cell>
          <table:table-cell table:formula="of:=[.B214]" office:value-type="float" office:value="1" calcext:value-type="float">
            <text:p>1</text:p>
          </table:table-cell>
          <table:table-cell office:value-type="float" office:value="227.5765632" calcext:value-type="float">
            <text:p>227.5765632</text:p>
          </table:table-cell>
          <table:table-cell office:value-type="float" office:value="158.51228736" calcext:value-type="float">
            <text:p>158.51228736</text:p>
          </table:table-cell>
          <table:table-cell office:value-type="float" office:value="231" calcext:value-type="float">
            <text:p>231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table:formula="of:=[.A215]+1" office:value-type="float" office:value="23" calcext:value-type="float">
            <text:p>23</text:p>
          </table:table-cell>
          <table:table-cell table:formula="of:=[.B215]" office:value-type="float" office:value="2" calcext:value-type="float">
            <text:p>2</text:p>
          </table:table-cell>
          <table:table-cell office:value-type="float" office:value="142.62014336" calcext:value-type="float">
            <text:p>142.62014336</text:p>
          </table:table-cell>
          <table:table-cell office:value-type="float" office:value="151.69656" calcext:value-type="float">
            <text:p>151.69656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216]+1" office:value-type="float" office:value="23" calcext:value-type="float">
            <text:p>23</text:p>
          </table:table-cell>
          <table:table-cell table:formula="of:=[.B216]" office:value-type="float" office:value="3" calcext:value-type="float">
            <text:p>3</text:p>
          </table:table-cell>
          <table:table-cell office:value-type="float" office:value="225.5907136" calcext:value-type="float">
            <text:p>225.5907136</text:p>
          </table:table-cell>
          <table:table-cell office:value-type="float" office:value="130.5287808" calcext:value-type="float">
            <text:p>130.5287808</text:p>
          </table:table-cell>
          <table:table-cell office:value-type="float" office:value="231" calcext:value-type="float">
            <text:p>231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17]+1" office:value-type="float" office:value="23" calcext:value-type="float">
            <text:p>23</text:p>
          </table:table-cell>
          <table:table-cell table:formula="of:=[.B217]" office:value-type="float" office:value="4" calcext:value-type="float">
            <text:p>4</text:p>
          </table:table-cell>
          <table:table-cell office:value-type="float" office:value="148.98556544" calcext:value-type="float">
            <text:p>148.98556544</text:p>
          </table:table-cell>
          <table:table-cell office:value-type="float" office:value="124.74577632" calcext:value-type="float">
            <text:p>124.74577632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218]+1" office:value-type="float" office:value="23" calcext:value-type="float">
            <text:p>23</text:p>
          </table:table-cell>
          <table:table-cell table:formula="of:=[.B218]" office:value-type="float" office:value="5" calcext:value-type="float">
            <text:p>5</text:p>
          </table:table-cell>
          <table:table-cell office:value-type="float" office:value="224.4677248" calcext:value-type="float">
            <text:p>224.4677248</text:p>
          </table:table-cell>
          <table:table-cell office:value-type="float" office:value="99.76243152" calcext:value-type="float">
            <text:p>99.76243152</text:p>
          </table:table-cell>
          <table:table-cell office:value-type="float" office:value="230" calcext:value-type="float">
            <text:p>23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19]+1" office:value-type="float" office:value="23" calcext:value-type="float">
            <text:p>23</text:p>
          </table:table-cell>
          <table:table-cell table:formula="of:=[.B219]" office:value-type="float" office:value="6" calcext:value-type="float">
            <text:p>6</text:p>
          </table:table-cell>
          <table:table-cell office:value-type="float" office:value="153.7356224" calcext:value-type="float">
            <text:p>153.7356224</text:p>
          </table:table-cell>
          <table:table-cell office:value-type="float" office:value="94.977507264" calcext:value-type="float">
            <text:p>94.977507264</text:p>
          </table:table-cell>
          <table:table-cell office:value-type="float" office:value="159" calcext:value-type="float">
            <text:p>15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20]+1" office:value-type="float" office:value="23" calcext:value-type="float">
            <text:p>23</text:p>
          </table:table-cell>
          <table:table-cell table:formula="of:=[.B220]" office:value-type="float" office:value="7" calcext:value-type="float">
            <text:p>7</text:p>
          </table:table-cell>
          <table:table-cell office:value-type="float" office:value="212.62979072" calcext:value-type="float">
            <text:p>212.62979072</text:p>
          </table:table-cell>
          <table:table-cell office:value-type="float" office:value="77.49372672" calcext:value-type="float">
            <text:p>77.49372672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21]+1" office:value-type="float" office:value="23" calcext:value-type="float">
            <text:p>23</text:p>
          </table:table-cell>
          <table:table-cell table:formula="of:=[.B221]" office:value-type="float" office:value="8" calcext:value-type="float">
            <text:p>8</text:p>
          </table:table-cell>
          <table:table-cell office:value-type="float" office:value="168.72076032" calcext:value-type="float">
            <text:p>168.72076032</text:p>
          </table:table-cell>
          <table:table-cell office:value-type="float" office:value="75.32771328" calcext:value-type="float">
            <text:p>75.32771328</text:p>
          </table:table-cell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22]+1" office:value-type="float" office:value="23" calcext:value-type="float">
            <text:p>23</text:p>
          </table:table-cell>
          <table:table-cell table:formula="of:=[.B222]" office:value-type="float" office:value="9" calcext:value-type="float">
            <text:p>9</text:p>
          </table:table-cell>
          <table:table-cell office:value-type="float" office:value="207.91029376" calcext:value-type="float">
            <text:p>207.91029376</text:p>
          </table:table-cell>
          <table:table-cell office:value-type="float" office:value="58.61179776" calcext:value-type="float">
            <text:p>58.61179776</text:p>
          </table:table-cell>
          <table:table-cell office:value-type="float" office:value="215" calcext:value-type="float">
            <text:p>21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23]+1" office:value-type="float" office:value="23" calcext:value-type="float">
            <text:p>23</text:p>
          </table:table-cell>
          <table:table-cell table:formula="of:=[.B223]" office:value-type="float" office:value="10" calcext:value-type="float">
            <text:p>10</text:p>
          </table:table-cell>
          <table:table-cell office:value-type="float" office:value="174.8823296" calcext:value-type="float">
            <text:p>174.8823296</text:p>
          </table:table-cell>
          <table:table-cell office:value-type="float" office:value="56.5590192" calcext:value-type="float">
            <text:p>56.5590192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24]+1" office:value-type="float" office:value="24" calcext:value-type="float">
            <text:p>24</text:p>
          </table:table-cell>
          <table:table-cell table:formula="of:=[.B224]" office:value-type="float" office:value="1" calcext:value-type="float">
            <text:p>1</text:p>
          </table:table-cell>
          <table:table-cell office:value-type="float" office:value="219.6668416" calcext:value-type="float">
            <text:p>219.6668416</text:p>
          </table:table-cell>
          <table:table-cell office:value-type="float" office:value="138.04554432" calcext:value-type="float">
            <text:p>138.04554432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25]+1" office:value-type="float" office:value="24" calcext:value-type="float">
            <text:p>24</text:p>
          </table:table-cell>
          <table:table-cell table:formula="of:=[.B225]" office:value-type="float" office:value="2" calcext:value-type="float">
            <text:p>2</text:p>
          </table:table-cell>
          <table:table-cell office:value-type="float" office:value="132.810131968" calcext:value-type="float">
            <text:p>132.810131968</text:p>
          </table:table-cell>
          <table:table-cell office:value-type="float" office:value="136.0409376" calcext:value-type="float">
            <text:p>136.0409376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26]+1" office:value-type="float" office:value="24" calcext:value-type="float">
            <text:p>24</text:p>
          </table:table-cell>
          <table:table-cell table:formula="of:=[.B226]" office:value-type="float" office:value="3" calcext:value-type="float">
            <text:p>3</text:p>
          </table:table-cell>
          <table:table-cell office:value-type="float" office:value="216.6415744" calcext:value-type="float">
            <text:p>216.6415744</text:p>
          </table:table-cell>
          <table:table-cell office:value-type="float" office:value="108.53689344" calcext:value-type="float">
            <text:p>108.53689344</text:p>
          </table:table-cell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27]+1" office:value-type="float" office:value="24" calcext:value-type="float">
            <text:p>24</text:p>
          </table:table-cell>
          <table:table-cell table:formula="of:=[.B227]" office:value-type="float" office:value="4" calcext:value-type="float">
            <text:p>4</text:p>
          </table:table-cell>
          <table:table-cell office:value-type="float" office:value="137.96303232" calcext:value-type="float">
            <text:p>137.96303232</text:p>
          </table:table-cell>
          <table:table-cell office:value-type="float" office:value="106.375740096" calcext:value-type="float">
            <text:p>106.375740096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28]+1" office:value-type="float" office:value="24" calcext:value-type="float">
            <text:p>24</text:p>
          </table:table-cell>
          <table:table-cell table:formula="of:=[.B228]" office:value-type="float" office:value="5" calcext:value-type="float">
            <text:p>5</text:p>
          </table:table-cell>
          <table:table-cell office:value-type="float" office:value="213.25924736" calcext:value-type="float">
            <text:p>213.25924736</text:p>
          </table:table-cell>
          <table:table-cell office:value-type="float" office:value="78.75277056" calcext:value-type="float">
            <text:p>78.75277056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29]+1" office:value-type="float" office:value="24" calcext:value-type="float">
            <text:p>24</text:p>
          </table:table-cell>
          <table:table-cell table:formula="of:=[.B229]" office:value-type="float" office:value="6" calcext:value-type="float">
            <text:p>6</text:p>
          </table:table-cell>
          <table:table-cell office:value-type="float" office:value="142.30382464" calcext:value-type="float">
            <text:p>142.30382464</text:p>
          </table:table-cell>
          <table:table-cell office:value-type="float" office:value="76.72382496" calcext:value-type="float">
            <text:p>76.7238249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30]+1" office:value-type="float" office:value="24" calcext:value-type="float">
            <text:p>24</text:p>
          </table:table-cell>
          <table:table-cell table:formula="of:=[.B230]" office:value-type="float" office:value="7" calcext:value-type="float">
            <text:p>7</text:p>
          </table:table-cell>
          <table:table-cell office:value-type="float" office:value="200.115296" calcext:value-type="float">
            <text:p>200.115296</text:p>
          </table:table-cell>
          <table:table-cell office:value-type="float" office:value="55.34229504" calcext:value-type="float">
            <text:p>55.34229504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31]+1" office:value-type="float" office:value="24" calcext:value-type="float">
            <text:p>24</text:p>
          </table:table-cell>
          <table:table-cell table:formula="of:=[.B231]" office:value-type="float" office:value="8" calcext:value-type="float">
            <text:p>8</text:p>
          </table:table-cell>
          <table:table-cell office:value-type="float" office:value="155.7076352" calcext:value-type="float">
            <text:p>155.7076352</text:p>
          </table:table-cell>
          <table:table-cell office:value-type="float" office:value="55.5728928" calcext:value-type="float">
            <text:p>55.5728928</text:p>
          </table:table-cell>
          <table:table-cell office:value-type="float" office:value="156" calcext:value-type="float">
            <text:p>15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32]+1" office:value-type="float" office:value="24" calcext:value-type="float">
            <text:p>24</text:p>
          </table:table-cell>
          <table:table-cell table:formula="of:=[.B232]" office:value-type="float" office:value="9" calcext:value-type="float">
            <text:p>9</text:p>
          </table:table-cell>
          <table:table-cell office:value-type="float" office:value="195.1208704" calcext:value-type="float">
            <text:p>195.1208704</text:p>
          </table:table-cell>
          <table:table-cell office:value-type="float" office:value="35.3921088" calcext:value-type="float">
            <text:p>35.3921088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233]+1" office:value-type="float" office:value="24" calcext:value-type="float">
            <text:p>24</text:p>
          </table:table-cell>
          <table:table-cell table:formula="of:=[.B233]" office:value-type="float" office:value="10" calcext:value-type="float">
            <text:p>10</text:p>
          </table:table-cell>
          <table:table-cell office:value-type="float" office:value="159.1315072" calcext:value-type="float">
            <text:p>159.1315072</text:p>
          </table:table-cell>
          <table:table-cell office:value-type="float" office:value="35.962896" calcext:value-type="float">
            <text:p>35.962896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34]+1" office:value-type="float" office:value="25" calcext:value-type="float">
            <text:p>25</text:p>
          </table:table-cell>
          <table:table-cell table:formula="of:=[.B234]" office:value-type="float" office:value="1" calcext:value-type="float">
            <text:p>1</text:p>
          </table:table-cell>
          <table:table-cell office:value-type="float" office:value="223.9170944" calcext:value-type="float">
            <text:p>223.9170944</text:p>
          </table:table-cell>
          <table:table-cell office:value-type="float" office:value="120.8368032" calcext:value-type="float">
            <text:p>120.8368032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35]+1" office:value-type="float" office:value="25" calcext:value-type="float">
            <text:p>25</text:p>
          </table:table-cell>
          <table:table-cell table:formula="of:=[.B235]" office:value-type="float" office:value="2" calcext:value-type="float">
            <text:p>2</text:p>
          </table:table-cell>
          <table:table-cell office:value-type="float" office:value="137.82576128" calcext:value-type="float">
            <text:p>137.82576128</text:p>
          </table:table-cell>
          <table:table-cell office:value-type="float" office:value="116.10525792" calcext:value-type="float">
            <text:p>116.10525792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236]+1" office:value-type="float" office:value="25" calcext:value-type="float">
            <text:p>25</text:p>
          </table:table-cell>
          <table:table-cell table:formula="of:=[.B236]" office:value-type="float" office:value="3" calcext:value-type="float">
            <text:p>3</text:p>
          </table:table-cell>
          <table:table-cell office:value-type="float" office:value="219.8786624" calcext:value-type="float">
            <text:p>219.8786624</text:p>
          </table:table-cell>
          <table:table-cell office:value-type="float" office:value="91.883917824" calcext:value-type="float">
            <text:p>91.883917824</text:p>
          </table:table-cell>
          <table:table-cell office:value-type="float" office:value="221" calcext:value-type="float">
            <text:p>22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237]+1" office:value-type="float" office:value="25" calcext:value-type="float">
            <text:p>25</text:p>
          </table:table-cell>
          <table:table-cell table:formula="of:=[.B237]" office:value-type="float" office:value="4" calcext:value-type="float">
            <text:p>4</text:p>
          </table:table-cell>
          <table:table-cell office:value-type="float" office:value="143.04020224" calcext:value-type="float">
            <text:p>143.04020224</text:p>
          </table:table-cell>
          <table:table-cell office:value-type="float" office:value="88.78977984" calcext:value-type="float">
            <text:p>88.78977984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38]+1" office:value-type="float" office:value="25" calcext:value-type="float">
            <text:p>25</text:p>
          </table:table-cell>
          <table:table-cell table:formula="of:=[.B238]" office:value-type="float" office:value="5" calcext:value-type="float">
            <text:p>5</text:p>
          </table:table-cell>
          <table:table-cell office:value-type="float" office:value="217.263872" calcext:value-type="float">
            <text:p>217.263872</text:p>
          </table:table-cell>
          <table:table-cell office:value-type="float" office:value="62.35888512" calcext:value-type="float">
            <text:p>62.35888512</text:p>
          </table:table-cell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39]+1" office:value-type="float" office:value="25" calcext:value-type="float">
            <text:p>25</text:p>
          </table:table-cell>
          <table:table-cell table:formula="of:=[.B239]" office:value-type="float" office:value="6" calcext:value-type="float">
            <text:p>6</text:p>
          </table:table-cell>
          <table:table-cell office:value-type="float" office:value="147.92365824" calcext:value-type="float">
            <text:p>147.92365824</text:p>
          </table:table-cell>
          <table:table-cell office:value-type="float" office:value="59.1863856" calcext:value-type="float">
            <text:p>59.1863856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40]+1" office:value-type="float" office:value="25" calcext:value-type="float">
            <text:p>25</text:p>
          </table:table-cell>
          <table:table-cell table:formula="of:=[.B240]" office:value-type="float" office:value="7" calcext:value-type="float">
            <text:p>7</text:p>
          </table:table-cell>
          <table:table-cell office:value-type="float" office:value="205.624512" calcext:value-type="float">
            <text:p>205.624512</text:p>
          </table:table-cell>
          <table:table-cell office:value-type="float" office:value="39.619536" calcext:value-type="float">
            <text:p>39.619536</text:p>
          </table:table-cell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41]+1" office:value-type="float" office:value="25" calcext:value-type="float">
            <text:p>25</text:p>
          </table:table-cell>
          <table:table-cell table:formula="of:=[.B241]" office:value-type="float" office:value="8" calcext:value-type="float">
            <text:p>8</text:p>
          </table:table-cell>
          <table:table-cell office:value-type="float" office:value="161.88435712" calcext:value-type="float">
            <text:p>161.88435712</text:p>
          </table:table-cell>
          <table:table-cell office:value-type="float" office:value="38.9729184" calcext:value-type="float">
            <text:p>38.9729184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42]+1" office:value-type="float" office:value="25" calcext:value-type="float">
            <text:p>25</text:p>
          </table:table-cell>
          <table:table-cell table:formula="of:=[.B242]" office:value-type="float" office:value="9" calcext:value-type="float">
            <text:p>9</text:p>
          </table:table-cell>
          <table:table-cell office:value-type="float" office:value="201.1214592" calcext:value-type="float">
            <text:p>201.1214592</text:p>
          </table:table-cell>
          <table:table-cell office:value-type="float" office:value="18.9223296" calcext:value-type="float">
            <text:p>18.9223296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43]+1" office:value-type="float" office:value="25" calcext:value-type="float">
            <text:p>25</text:p>
          </table:table-cell>
          <table:table-cell table:formula="of:=[.B243]" office:value-type="float" office:value="10" calcext:value-type="float">
            <text:p>10</text:p>
          </table:table-cell>
          <table:table-cell office:value-type="float" office:value="165.9764992" calcext:value-type="float">
            <text:p>165.9764992</text:p>
          </table:table-cell>
          <table:table-cell office:value-type="float" office:value="19.1339952" calcext:value-type="float">
            <text:p>19.1339952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44]+1" office:value-type="float" office:value="26" calcext:value-type="float">
            <text:p>26</text:p>
          </table:table-cell>
          <table:table-cell table:formula="of:=[.B244]" office:value-type="float" office:value="1" calcext:value-type="float">
            <text:p>1</text:p>
          </table:table-cell>
          <table:table-cell office:value-type="float" office:value="222.5966976" calcext:value-type="float">
            <text:p>222.5966976</text:p>
          </table:table-cell>
          <table:table-cell office:value-type="float" office:value="120.6265296" calcext:value-type="float">
            <text:p>120.6265296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45]+1" office:value-type="float" office:value="26" calcext:value-type="float">
            <text:p>26</text:p>
          </table:table-cell>
          <table:table-cell table:formula="of:=[.B245]" office:value-type="float" office:value="2" calcext:value-type="float">
            <text:p>2</text:p>
          </table:table-cell>
          <table:table-cell office:value-type="float" office:value="137.94699136" calcext:value-type="float">
            <text:p>137.94699136</text:p>
          </table:table-cell>
          <table:table-cell office:value-type="float" office:value="116.07820128" calcext:value-type="float">
            <text:p>116.07820128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46]+1" office:value-type="float" office:value="26" calcext:value-type="float">
            <text:p>26</text:p>
          </table:table-cell>
          <table:table-cell table:formula="of:=[.B246]" office:value-type="float" office:value="3" calcext:value-type="float">
            <text:p>3</text:p>
          </table:table-cell>
          <table:table-cell office:value-type="float" office:value="218.7010816" calcext:value-type="float">
            <text:p>218.7010816</text:p>
          </table:table-cell>
          <table:table-cell office:value-type="float" office:value="93.667827168" calcext:value-type="float">
            <text:p>93.667827168</text:p>
          </table:table-cell>
          <table:table-cell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247]+1" office:value-type="float" office:value="26" calcext:value-type="float">
            <text:p>26</text:p>
          </table:table-cell>
          <table:table-cell table:formula="of:=[.B247]" office:value-type="float" office:value="4" calcext:value-type="float">
            <text:p>4</text:p>
          </table:table-cell>
          <table:table-cell office:value-type="float" office:value="144.01778048" calcext:value-type="float">
            <text:p>144.01778048</text:p>
          </table:table-cell>
          <table:table-cell office:value-type="float" office:value="89.31512688" calcext:value-type="float">
            <text:p>89.31512688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48]+1" office:value-type="float" office:value="26" calcext:value-type="float">
            <text:p>26</text:p>
          </table:table-cell>
          <table:table-cell table:formula="of:=[.B248]" office:value-type="float" office:value="5" calcext:value-type="float">
            <text:p>5</text:p>
          </table:table-cell>
          <table:table-cell office:value-type="float" office:value="216.5778176" calcext:value-type="float">
            <text:p>216.5778176</text:p>
          </table:table-cell>
          <table:table-cell office:value-type="float" office:value="65.4883632" calcext:value-type="float">
            <text:p>65.4883632</text:p>
          </table:table-cell>
          <table:table-cell office:value-type="float" office:value="217" calcext:value-type="float">
            <text:p>21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49]+1" office:value-type="float" office:value="26" calcext:value-type="float">
            <text:p>26</text:p>
          </table:table-cell>
          <table:table-cell table:formula="of:=[.B249]" office:value-type="float" office:value="6" calcext:value-type="float">
            <text:p>6</text:p>
          </table:table-cell>
          <table:table-cell office:value-type="float" office:value="149.03813888" calcext:value-type="float">
            <text:p>149.03813888</text:p>
          </table:table-cell>
          <table:table-cell office:value-type="float" office:value="61.96009536" calcext:value-type="float">
            <text:p>61.96009536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50]+1" office:value-type="float" office:value="26" calcext:value-type="float">
            <text:p>26</text:p>
          </table:table-cell>
          <table:table-cell table:formula="of:=[.B250]" office:value-type="float" office:value="7" calcext:value-type="float">
            <text:p>7</text:p>
          </table:table-cell>
          <table:table-cell office:value-type="float" office:value="204.7294592" calcext:value-type="float">
            <text:p>204.7294592</text:p>
          </table:table-cell>
          <table:table-cell office:value-type="float" office:value="44.4524736" calcext:value-type="float">
            <text:p>44.4524736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51]+1" office:value-type="float" office:value="26" calcext:value-type="float">
            <text:p>26</text:p>
          </table:table-cell>
          <table:table-cell table:formula="of:=[.B251]" office:value-type="float" office:value="8" calcext:value-type="float">
            <text:p>8</text:p>
          </table:table-cell>
          <table:table-cell office:value-type="float" office:value="162.10352384" calcext:value-type="float">
            <text:p>162.10352384</text:p>
          </table:table-cell>
          <table:table-cell office:value-type="float" office:value="42.8827008" calcext:value-type="float">
            <text:p>42.8827008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52]+1" office:value-type="float" office:value="26" calcext:value-type="float">
            <text:p>26</text:p>
          </table:table-cell>
          <table:table-cell table:formula="of:=[.B252]" office:value-type="float" office:value="9" calcext:value-type="float">
            <text:p>9</text:p>
          </table:table-cell>
          <table:table-cell office:value-type="float" office:value="200.6906816" calcext:value-type="float">
            <text:p>200.6906816</text:p>
          </table:table-cell>
          <table:table-cell office:value-type="float" office:value="26.52735936" calcext:value-type="float">
            <text:p>26.52735936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53]+1" office:value-type="float" office:value="26" calcext:value-type="float">
            <text:p>26</text:p>
          </table:table-cell>
          <table:table-cell table:formula="of:=[.B253]" office:value-type="float" office:value="10" calcext:value-type="float">
            <text:p>10</text:p>
          </table:table-cell>
          <table:table-cell office:value-type="float" office:value="165.748768" calcext:value-type="float">
            <text:p>165.748768</text:p>
          </table:table-cell>
          <table:table-cell office:value-type="float" office:value="25.88100768" calcext:value-type="float">
            <text:p>25.88100768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54]+1" office:value-type="float" office:value="27" calcext:value-type="float">
            <text:p>27</text:p>
          </table:table-cell>
          <table:table-cell table:formula="of:=[.B254]" office:value-type="float" office:value="1" calcext:value-type="float">
            <text:p>1</text:p>
          </table:table-cell>
          <table:table-cell office:value-type="float" office:value="223.07968" calcext:value-type="float">
            <text:p>223.07968</text:p>
          </table:table-cell>
          <table:table-cell office:value-type="float" office:value="120.3749376" calcext:value-type="float">
            <text:p>120.3749376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255]+1" office:value-type="float" office:value="27" calcext:value-type="float">
            <text:p>27</text:p>
          </table:table-cell>
          <table:table-cell table:formula="of:=[.B255]" office:value-type="float" office:value="2" calcext:value-type="float">
            <text:p>2</text:p>
          </table:table-cell>
          <table:table-cell office:value-type="float" office:value="136.29825152" calcext:value-type="float">
            <text:p>136.29825152</text:p>
          </table:table-cell>
          <table:table-cell office:value-type="float" office:value="116.51848416" calcext:value-type="float">
            <text:p>116.51848416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56]+1" office:value-type="float" office:value="27" calcext:value-type="float">
            <text:p>27</text:p>
          </table:table-cell>
          <table:table-cell table:formula="of:=[.B256]" office:value-type="float" office:value="3" calcext:value-type="float">
            <text:p>3</text:p>
          </table:table-cell>
          <table:table-cell office:value-type="float" office:value="219.1766592" calcext:value-type="float">
            <text:p>219.1766592</text:p>
          </table:table-cell>
          <table:table-cell office:value-type="float" office:value="91.52306784" calcext:value-type="float">
            <text:p>91.52306784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257]+1" office:value-type="float" office:value="27" calcext:value-type="float">
            <text:p>27</text:p>
          </table:table-cell>
          <table:table-cell table:formula="of:=[.B257]" office:value-type="float" office:value="4" calcext:value-type="float">
            <text:p>4</text:p>
          </table:table-cell>
          <table:table-cell office:value-type="float" office:value="142.192832" calcext:value-type="float">
            <text:p>142.192832</text:p>
          </table:table-cell>
          <table:table-cell office:value-type="float" office:value="87.80640192" calcext:value-type="float">
            <text:p>87.80640192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58]+1" office:value-type="float" office:value="27" calcext:value-type="float">
            <text:p>27</text:p>
          </table:table-cell>
          <table:table-cell table:formula="of:=[.B258]" office:value-type="float" office:value="5" calcext:value-type="float">
            <text:p>5</text:p>
          </table:table-cell>
          <table:table-cell office:value-type="float" office:value="217.12507648" calcext:value-type="float">
            <text:p>217.12507648</text:p>
          </table:table-cell>
          <table:table-cell office:value-type="float" office:value="62.90766336" calcext:value-type="float">
            <text:p>62.90766336</text:p>
          </table:table-cell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59]+1" office:value-type="float" office:value="27" calcext:value-type="float">
            <text:p>27</text:p>
          </table:table-cell>
          <table:table-cell table:formula="of:=[.B259]" office:value-type="float" office:value="6" calcext:value-type="float">
            <text:p>6</text:p>
          </table:table-cell>
          <table:table-cell office:value-type="float" office:value="146.79526656" calcext:value-type="float">
            <text:p>146.79526656</text:p>
          </table:table-cell>
          <table:table-cell office:value-type="float" office:value="61.40596128" calcext:value-type="float">
            <text:p>61.40596128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60]+1" office:value-type="float" office:value="27" calcext:value-type="float">
            <text:p>27</text:p>
          </table:table-cell>
          <table:table-cell table:formula="of:=[.B260]" office:value-type="float" office:value="7" calcext:value-type="float">
            <text:p>7</text:p>
          </table:table-cell>
          <table:table-cell office:value-type="float" office:value="205.0285952" calcext:value-type="float">
            <text:p>205.0285952</text:p>
          </table:table-cell>
          <table:table-cell office:value-type="float" office:value="41.8435536" calcext:value-type="float">
            <text:p>41.8435536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61]+1" office:value-type="float" office:value="27" calcext:value-type="float">
            <text:p>27</text:p>
          </table:table-cell>
          <table:table-cell table:formula="of:=[.B261]" office:value-type="float" office:value="8" calcext:value-type="float">
            <text:p>8</text:p>
          </table:table-cell>
          <table:table-cell office:value-type="float" office:value="160.17176832" calcext:value-type="float">
            <text:p>160.17176832</text:p>
          </table:table-cell>
          <table:table-cell office:value-type="float" office:value="41.4080544" calcext:value-type="float">
            <text:p>41.4080544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62]+1" office:value-type="float" office:value="27" calcext:value-type="float">
            <text:p>27</text:p>
          </table:table-cell>
          <table:table-cell table:formula="of:=[.B262]" office:value-type="float" office:value="9" calcext:value-type="float">
            <text:p>9</text:p>
          </table:table-cell>
          <table:table-cell office:value-type="float" office:value="200.4847872" calcext:value-type="float">
            <text:p>200.4847872</text:p>
          </table:table-cell>
          <table:table-cell office:value-type="float" office:value="23.68521312" calcext:value-type="float">
            <text:p>23.68521312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263]+1" office:value-type="float" office:value="27" calcext:value-type="float">
            <text:p>27</text:p>
          </table:table-cell>
          <table:table-cell table:formula="of:=[.B263]" office:value-type="float" office:value="10" calcext:value-type="float">
            <text:p>10</text:p>
          </table:table-cell>
          <table:table-cell office:value-type="float" office:value="163.7104" calcext:value-type="float">
            <text:p>163.7104</text:p>
          </table:table-cell>
          <table:table-cell office:value-type="float" office:value="23.0072736" calcext:value-type="float">
            <text:p>23.0072736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64]+1" office:value-type="float" office:value="28" calcext:value-type="float">
            <text:p>28</text:p>
          </table:table-cell>
          <table:table-cell table:formula="of:=[.B264]" office:value-type="float" office:value="1" calcext:value-type="float">
            <text:p>1</text:p>
          </table:table-cell>
          <table:table-cell office:value-type="float" office:value="225.99438464" calcext:value-type="float">
            <text:p>225.99438464</text:p>
          </table:table-cell>
          <table:table-cell office:value-type="float" office:value="157.217136" calcext:value-type="float">
            <text:p>157.217136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[.A265]+1" office:value-type="float" office:value="28" calcext:value-type="float">
            <text:p>28</text:p>
          </table:table-cell>
          <table:table-cell table:formula="of:=[.B265]" office:value-type="float" office:value="2" calcext:value-type="float">
            <text:p>2</text:p>
          </table:table-cell>
          <table:table-cell office:value-type="float" office:value="140.175835648" calcext:value-type="float">
            <text:p>140.175835648</text:p>
          </table:table-cell>
          <table:table-cell office:value-type="float" office:value="152.39865312" calcext:value-type="float">
            <text:p>152.39865312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formula="of:=[.A266]+1" office:value-type="float" office:value="28" calcext:value-type="float">
            <text:p>28</text:p>
          </table:table-cell>
          <table:table-cell table:formula="of:=[.B266]" office:value-type="float" office:value="3" calcext:value-type="float">
            <text:p>3</text:p>
          </table:table-cell>
          <table:table-cell office:value-type="float" office:value="223.13015808" calcext:value-type="float">
            <text:p>223.13015808</text:p>
          </table:table-cell>
          <table:table-cell office:value-type="float" office:value="127.2074784" calcext:value-type="float">
            <text:p>127.2074784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67]+1" office:value-type="float" office:value="28" calcext:value-type="float">
            <text:p>28</text:p>
          </table:table-cell>
          <table:table-cell table:formula="of:=[.B267]" office:value-type="float" office:value="4" calcext:value-type="float">
            <text:p>4</text:p>
          </table:table-cell>
          <table:table-cell office:value-type="float" office:value="145.45748864" calcext:value-type="float">
            <text:p>145.45748864</text:p>
          </table:table-cell>
          <table:table-cell office:value-type="float" office:value="123.9286512" calcext:value-type="float">
            <text:p>123.9286512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68]+1" office:value-type="float" office:value="28" calcext:value-type="float">
            <text:p>28</text:p>
          </table:table-cell>
          <table:table-cell table:formula="of:=[.B268]" office:value-type="float" office:value="5" calcext:value-type="float">
            <text:p>5</text:p>
          </table:table-cell>
          <table:table-cell office:value-type="float" office:value="221.0058752" calcext:value-type="float">
            <text:p>221.0058752</text:p>
          </table:table-cell>
          <table:table-cell office:value-type="float" office:value="96.1345746528" calcext:value-type="float">
            <text:p>96.1345746528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269]+1" office:value-type="float" office:value="28" calcext:value-type="float">
            <text:p>28</text:p>
          </table:table-cell>
          <table:table-cell table:formula="of:=[.B269]" office:value-type="float" office:value="6" calcext:value-type="float">
            <text:p>6</text:p>
          </table:table-cell>
          <table:table-cell office:value-type="float" office:value="150.98207616" calcext:value-type="float">
            <text:p>150.98207616</text:p>
          </table:table-cell>
          <table:table-cell office:value-type="float" office:value="91.36066176" calcext:value-type="float">
            <text:p>91.36066176</text:p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70]+1" office:value-type="float" office:value="28" calcext:value-type="float">
            <text:p>28</text:p>
          </table:table-cell>
          <table:table-cell table:formula="of:=[.B270]" office:value-type="float" office:value="7" calcext:value-type="float">
            <text:p>7</text:p>
          </table:table-cell>
          <table:table-cell office:value-type="float" office:value="209.11077888" calcext:value-type="float">
            <text:p>209.11077888</text:p>
          </table:table-cell>
          <table:table-cell office:value-type="float" office:value="72.98066688" calcext:value-type="float">
            <text:p>72.98066688</text:p>
          </table:table-cell>
          <table:table-cell office:value-type="float" office:value="212" calcext:value-type="float">
            <text:p>21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271]+1" office:value-type="float" office:value="28" calcext:value-type="float">
            <text:p>28</text:p>
          </table:table-cell>
          <table:table-cell table:formula="of:=[.B271]" office:value-type="float" office:value="8" calcext:value-type="float">
            <text:p>8</text:p>
          </table:table-cell>
          <table:table-cell office:value-type="float" office:value="165.02674432" calcext:value-type="float">
            <text:p>165.02674432</text:p>
          </table:table-cell>
          <table:table-cell office:value-type="float" office:value="72.0433392" calcext:value-type="float">
            <text:p>72.0433392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272]+1" office:value-type="float" office:value="28" calcext:value-type="float">
            <text:p>28</text:p>
          </table:table-cell>
          <table:table-cell table:formula="of:=[.B272]" office:value-type="float" office:value="9" calcext:value-type="float">
            <text:p>9</text:p>
          </table:table-cell>
          <table:table-cell office:value-type="float" office:value="204.2984384" calcext:value-type="float">
            <text:p>204.2984384</text:p>
          </table:table-cell>
          <table:table-cell office:value-type="float" office:value="52.597056" calcext:value-type="float">
            <text:p>52.597056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73]+1" office:value-type="float" office:value="28" calcext:value-type="float">
            <text:p>28</text:p>
          </table:table-cell>
          <table:table-cell table:formula="of:=[.B273]" office:value-type="float" office:value="10" calcext:value-type="float">
            <text:p>10</text:p>
          </table:table-cell>
          <table:table-cell office:value-type="float" office:value="170.21104" calcext:value-type="float">
            <text:p>170.21104</text:p>
          </table:table-cell>
          <table:table-cell office:value-type="float" office:value="51.27384576" calcext:value-type="float">
            <text:p>51.27384576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274]+1" office:value-type="float" office:value="29" calcext:value-type="float">
            <text:p>29</text:p>
          </table:table-cell>
          <table:table-cell table:formula="of:=[.B274]" office:value-type="float" office:value="1" calcext:value-type="float">
            <text:p>1</text:p>
          </table:table-cell>
          <table:table-cell office:value-type="float" office:value="225.9769088" calcext:value-type="float">
            <text:p>225.9769088</text:p>
          </table:table-cell>
          <table:table-cell office:value-type="float" office:value="156.5426688" calcext:value-type="float">
            <text:p>156.5426688</text:p>
          </table:table-cell>
          <table:table-cell office:value-type="float" office:value="224" calcext:value-type="float">
            <text:p>224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formula="of:=[.A275]+1" office:value-type="float" office:value="29" calcext:value-type="float">
            <text:p>29</text:p>
          </table:table-cell>
          <table:table-cell table:formula="of:=[.B275]" office:value-type="float" office:value="2" calcext:value-type="float">
            <text:p>2</text:p>
          </table:table-cell>
          <table:table-cell office:value-type="float" office:value="140.85829824" calcext:value-type="float">
            <text:p>140.85829824</text:p>
          </table:table-cell>
          <table:table-cell office:value-type="float" office:value="158.0980896" calcext:value-type="float">
            <text:p>158.0980896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formula="of:=[.A276]+1" office:value-type="float" office:value="29" calcext:value-type="float">
            <text:p>29</text:p>
          </table:table-cell>
          <table:table-cell table:formula="of:=[.B276]" office:value-type="float" office:value="3" calcext:value-type="float">
            <text:p>3</text:p>
          </table:table-cell>
          <table:table-cell office:value-type="float" office:value="220.25152" calcext:value-type="float">
            <text:p>220.25152</text:p>
          </table:table-cell>
          <table:table-cell office:value-type="float" office:value="129.039408" calcext:value-type="float">
            <text:p>129.039408</text:p>
          </table:table-cell>
          <table:table-cell office:value-type="float" office:value="221" calcext:value-type="float">
            <text:p>221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77]+1" office:value-type="float" office:value="29" calcext:value-type="float">
            <text:p>29</text:p>
          </table:table-cell>
          <table:table-cell table:formula="of:=[.B277]" office:value-type="float" office:value="4" calcext:value-type="float">
            <text:p>4</text:p>
          </table:table-cell>
          <table:table-cell office:value-type="float" office:value="145.60412544" calcext:value-type="float">
            <text:p>145.60412544</text:p>
          </table:table-cell>
          <table:table-cell office:value-type="float" office:value="129.08507232" calcext:value-type="float">
            <text:p>129.08507232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78]+1" office:value-type="float" office:value="29" calcext:value-type="float">
            <text:p>29</text:p>
          </table:table-cell>
          <table:table-cell table:formula="of:=[.B278]" office:value-type="float" office:value="5" calcext:value-type="float">
            <text:p>5</text:p>
          </table:table-cell>
          <table:table-cell office:value-type="float" office:value="215.35025024" calcext:value-type="float">
            <text:p>215.35025024</text:p>
          </table:table-cell>
          <table:table-cell office:value-type="float" office:value="97.705056" calcext:value-type="float">
            <text:p>97.705056</text:p>
          </table:table-cell>
          <table:table-cell office:value-type="float" office:value="217" calcext:value-type="float">
            <text:p>217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279]+1" office:value-type="float" office:value="29" calcext:value-type="float">
            <text:p>29</text:p>
          </table:table-cell>
          <table:table-cell table:formula="of:=[.B279]" office:value-type="float" office:value="6" calcext:value-type="float">
            <text:p>6</text:p>
          </table:table-cell>
          <table:table-cell office:value-type="float" office:value="148.31610624" calcext:value-type="float">
            <text:p>148.31610624</text:p>
          </table:table-cell>
          <table:table-cell office:value-type="float" office:value="99.47860032" calcext:value-type="float">
            <text:p>99.47860032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280]+1" office:value-type="float" office:value="29" calcext:value-type="float">
            <text:p>29</text:p>
          </table:table-cell>
          <table:table-cell table:formula="of:=[.B280]" office:value-type="float" office:value="7" calcext:value-type="float">
            <text:p>7</text:p>
          </table:table-cell>
          <table:table-cell office:value-type="float" office:value="203.6758272" calcext:value-type="float">
            <text:p>203.6758272</text:p>
          </table:table-cell>
          <table:table-cell office:value-type="float" office:value="76.89070368" calcext:value-type="float">
            <text:p>76.89070368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81]+1" office:value-type="float" office:value="29" calcext:value-type="float">
            <text:p>29</text:p>
          </table:table-cell>
          <table:table-cell table:formula="of:=[.B281]" office:value-type="float" office:value="8" calcext:value-type="float">
            <text:p>8</text:p>
          </table:table-cell>
          <table:table-cell office:value-type="float" office:value="160.7080768" calcext:value-type="float">
            <text:p>160.7080768</text:p>
          </table:table-cell>
          <table:table-cell office:value-type="float" office:value="78.29839872" calcext:value-type="float">
            <text:p>78.29839872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82]+1" office:value-type="float" office:value="29" calcext:value-type="float">
            <text:p>29</text:p>
          </table:table-cell>
          <table:table-cell table:formula="of:=[.B282]" office:value-type="float" office:value="9" calcext:value-type="float">
            <text:p>9</text:p>
          </table:table-cell>
          <table:table-cell office:value-type="float" office:value="197.42828416" calcext:value-type="float">
            <text:p>197.42828416</text:p>
          </table:table-cell>
          <table:table-cell office:value-type="float" office:value="56.59242432" calcext:value-type="float">
            <text:p>56.59242432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83]+1" office:value-type="float" office:value="29" calcext:value-type="float">
            <text:p>29</text:p>
          </table:table-cell>
          <table:table-cell table:formula="of:=[.B283]" office:value-type="float" office:value="10" calcext:value-type="float">
            <text:p>10</text:p>
          </table:table-cell>
          <table:table-cell office:value-type="float" office:value="163.5159296" calcext:value-type="float">
            <text:p>163.5159296</text:p>
          </table:table-cell>
          <table:table-cell office:value-type="float" office:value="58.3431504" calcext:value-type="float">
            <text:p>58.3431504</text:p>
          </table:table-cell>
          <table:table-cell office:value-type="float" office:value="164" calcext:value-type="float">
            <text:p>16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84]+1" office:value-type="float" office:value="30" calcext:value-type="float">
            <text:p>30</text:p>
          </table:table-cell>
          <table:table-cell table:formula="of:=[.B284]" office:value-type="float" office:value="1" calcext:value-type="float">
            <text:p>1</text:p>
          </table:table-cell>
          <table:table-cell office:value-type="float" office:value="229.6792704" calcext:value-type="float">
            <text:p>229.6792704</text:p>
          </table:table-cell>
          <table:table-cell office:value-type="float" office:value="134.09375712" calcext:value-type="float">
            <text:p>134.09375712</text:p>
          </table:table-cell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285]+1" office:value-type="float" office:value="30" calcext:value-type="float">
            <text:p>30</text:p>
          </table:table-cell>
          <table:table-cell table:formula="of:=[.B285]" office:value-type="float" office:value="2" calcext:value-type="float">
            <text:p>2</text:p>
          </table:table-cell>
          <table:table-cell office:value-type="float" office:value="140.87102208" calcext:value-type="float">
            <text:p>140.87102208</text:p>
          </table:table-cell>
          <table:table-cell office:value-type="float" office:value="131.69060928" calcext:value-type="float">
            <text:p>131.69060928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86]+1" office:value-type="float" office:value="30" calcext:value-type="float">
            <text:p>30</text:p>
          </table:table-cell>
          <table:table-cell table:formula="of:=[.B286]" office:value-type="float" office:value="3" calcext:value-type="float">
            <text:p>3</text:p>
          </table:table-cell>
          <table:table-cell office:value-type="float" office:value="224.8225408" calcext:value-type="float">
            <text:p>224.8225408</text:p>
          </table:table-cell>
          <table:table-cell office:value-type="float" office:value="104.634868416" calcext:value-type="float">
            <text:p>104.634868416</text:p>
          </table:table-cell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287]+1" office:value-type="float" office:value="30" calcext:value-type="float">
            <text:p>30</text:p>
          </table:table-cell>
          <table:table-cell table:formula="of:=[.B287]" office:value-type="float" office:value="4" calcext:value-type="float">
            <text:p>4</text:p>
          </table:table-cell>
          <table:table-cell office:value-type="float" office:value="146.4743232" calcext:value-type="float">
            <text:p>146.4743232</text:p>
          </table:table-cell>
          <table:table-cell office:value-type="float" office:value="102.860661504" calcext:value-type="float">
            <text:p>102.860661504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88]+1" office:value-type="float" office:value="30" calcext:value-type="float">
            <text:p>30</text:p>
          </table:table-cell>
          <table:table-cell table:formula="of:=[.B288]" office:value-type="float" office:value="5" calcext:value-type="float">
            <text:p>5</text:p>
          </table:table-cell>
          <table:table-cell office:value-type="float" office:value="221.27076736" calcext:value-type="float">
            <text:p>221.27076736</text:p>
          </table:table-cell>
          <table:table-cell office:value-type="float" office:value="74.61170208" calcext:value-type="float">
            <text:p>74.61170208</text:p>
          </table:table-cell>
          <table:table-cell office:value-type="float" office:value="222" calcext:value-type="float">
            <text:p>22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289]+1" office:value-type="float" office:value="30" calcext:value-type="float">
            <text:p>30</text:p>
          </table:table-cell>
          <table:table-cell table:formula="of:=[.B289]" office:value-type="float" office:value="6" calcext:value-type="float">
            <text:p>6</text:p>
          </table:table-cell>
          <table:table-cell office:value-type="float" office:value="150.26498944" calcext:value-type="float">
            <text:p>150.26498944</text:p>
          </table:table-cell>
          <table:table-cell office:value-type="float" office:value="72.9706464" calcext:value-type="float">
            <text:p>72.9706464</text:p>
          </table:table-cell>
          <table:table-cell office:value-type="float" office:value="152" calcext:value-type="float">
            <text:p>15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290]+1" office:value-type="float" office:value="30" calcext:value-type="float">
            <text:p>30</text:p>
          </table:table-cell>
          <table:table-cell table:formula="of:=[.B290]" office:value-type="float" office:value="7" calcext:value-type="float">
            <text:p>7</text:p>
          </table:table-cell>
          <table:table-cell office:value-type="float" office:value="208.7937792" calcext:value-type="float">
            <text:p>208.7937792</text:p>
          </table:table-cell>
          <table:table-cell office:value-type="float" office:value="50.909832" calcext:value-type="float">
            <text:p>50.909832</text:p>
          </table:table-cell>
          <table:table-cell office:value-type="float" office:value="208" calcext:value-type="float">
            <text:p>20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291]+1" office:value-type="float" office:value="30" calcext:value-type="float">
            <text:p>30</text:p>
          </table:table-cell>
          <table:table-cell table:formula="of:=[.B291]" office:value-type="float" office:value="8" calcext:value-type="float">
            <text:p>8</text:p>
          </table:table-cell>
          <table:table-cell office:value-type="float" office:value="163.8209152" calcext:value-type="float">
            <text:p>163.8209152</text:p>
          </table:table-cell>
          <table:table-cell office:value-type="float" office:value="51.14388096" calcext:value-type="float">
            <text:p>51.14388096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292]+1" office:value-type="float" office:value="30" calcext:value-type="float">
            <text:p>30</text:p>
          </table:table-cell>
          <table:table-cell table:formula="of:=[.B292]" office:value-type="float" office:value="9" calcext:value-type="float">
            <text:p>9</text:p>
          </table:table-cell>
          <table:table-cell office:value-type="float" office:value="203.2139584" calcext:value-type="float">
            <text:p>203.2139584</text:p>
          </table:table-cell>
          <table:table-cell office:value-type="float" office:value="29.6128128" calcext:value-type="float">
            <text:p>29.6128128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93]+1" office:value-type="float" office:value="30" calcext:value-type="float">
            <text:p>30</text:p>
          </table:table-cell>
          <table:table-cell table:formula="of:=[.B293]" office:value-type="float" office:value="10" calcext:value-type="float">
            <text:p>10</text:p>
          </table:table-cell>
          <table:table-cell office:value-type="float" office:value="167.361728" calcext:value-type="float">
            <text:p>167.361728</text:p>
          </table:table-cell>
          <table:table-cell office:value-type="float" office:value="30.15970272" calcext:value-type="float">
            <text:p>30.15970272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style-name="ce2" table:number-columns-repeated="4"/>
        </table:table-row>
        <table:table-row table:style-name="ro1">
          <table:table-cell table:formula="of:=[.A294]+1" office:value-type="float" office:value="31" calcext:value-type="float">
            <text:p>31</text:p>
          </table:table-cell>
          <table:table-cell table:formula="of:=[.B294]" office:value-type="float" office:value="1" calcext:value-type="float">
            <text:p>1</text:p>
          </table:table-cell>
          <table:table-cell office:value-type="float" office:value="214.7254272" calcext:value-type="float">
            <text:p>214.7254272</text:p>
          </table:table-cell>
          <table:table-cell office:value-type="float" office:value="123.7064736" calcext:value-type="float">
            <text:p>123.7064736</text:p>
          </table:table-cell>
          <table:table-cell office:value-type="float" office:value="218" calcext:value-type="float">
            <text:p>218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295]+1" office:value-type="float" office:value="31" calcext:value-type="float">
            <text:p>31</text:p>
          </table:table-cell>
          <table:table-cell table:formula="of:=[.B295]" office:value-type="float" office:value="2" calcext:value-type="float">
            <text:p>2</text:p>
          </table:table-cell>
          <table:table-cell office:value-type="float" office:value="126.174760064" calcext:value-type="float">
            <text:p>126.174760064</text:p>
          </table:table-cell>
          <table:table-cell office:value-type="float" office:value="122.242224" calcext:value-type="float">
            <text:p>122.242224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96]+1" office:value-type="float" office:value="31" calcext:value-type="float">
            <text:p>31</text:p>
          </table:table-cell>
          <table:table-cell table:formula="of:=[.B296]" office:value-type="float" office:value="3" calcext:value-type="float">
            <text:p>3</text:p>
          </table:table-cell>
          <table:table-cell office:value-type="float" office:value="210.88198912" calcext:value-type="float">
            <text:p>210.88198912</text:p>
          </table:table-cell>
          <table:table-cell office:value-type="float" office:value="94.643230656" calcext:value-type="float">
            <text:p>94.643230656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97]+1" office:value-type="float" office:value="31" calcext:value-type="float">
            <text:p>31</text:p>
          </table:table-cell>
          <table:table-cell table:formula="of:=[.B297]" office:value-type="float" office:value="4" calcext:value-type="float">
            <text:p>4</text:p>
          </table:table-cell>
          <table:table-cell office:value-type="float" office:value="130.505632896" calcext:value-type="float">
            <text:p>130.505632896</text:p>
          </table:table-cell>
          <table:table-cell office:value-type="float" office:value="93.372675456" calcext:value-type="float">
            <text:p>93.372675456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98]+1" office:value-type="float" office:value="31" calcext:value-type="float">
            <text:p>31</text:p>
          </table:table-cell>
          <table:table-cell table:formula="of:=[.B298]" office:value-type="float" office:value="5" calcext:value-type="float">
            <text:p>5</text:p>
          </table:table-cell>
          <table:table-cell office:value-type="float" office:value="208.1252864" calcext:value-type="float">
            <text:p>208.1252864</text:p>
          </table:table-cell>
          <table:table-cell office:value-type="float" office:value="63.16475808" calcext:value-type="float">
            <text:p>63.16475808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99]+1" office:value-type="float" office:value="31" calcext:value-type="float">
            <text:p>31</text:p>
          </table:table-cell>
          <table:table-cell table:formula="of:=[.B299]" office:value-type="float" office:value="6" calcext:value-type="float">
            <text:p>6</text:p>
          </table:table-cell>
          <table:table-cell office:value-type="float" office:value="134.618113024" calcext:value-type="float">
            <text:p>134.618113024</text:p>
          </table:table-cell>
          <table:table-cell office:value-type="float" office:value="61.56045312" calcext:value-type="float">
            <text:p>61.56045312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300]+1" office:value-type="float" office:value="31" calcext:value-type="float">
            <text:p>31</text:p>
          </table:table-cell>
          <table:table-cell table:formula="of:=[.B300]" office:value-type="float" office:value="7" calcext:value-type="float">
            <text:p>7</text:p>
          </table:table-cell>
          <table:table-cell office:value-type="float" office:value="195.1606592" calcext:value-type="float">
            <text:p>195.1606592</text:p>
          </table:table-cell>
          <table:table-cell office:value-type="float" office:value="38.8592832" calcext:value-type="float">
            <text:p>38.8592832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301]+1" office:value-type="float" office:value="31" calcext:value-type="float">
            <text:p>31</text:p>
          </table:table-cell>
          <table:table-cell table:formula="of:=[.B301]" office:value-type="float" office:value="8" calcext:value-type="float">
            <text:p>8</text:p>
          </table:table-cell>
          <table:table-cell office:value-type="float" office:value="147.58704384" calcext:value-type="float">
            <text:p>147.58704384</text:p>
          </table:table-cell>
          <table:table-cell office:value-type="float" office:value="39.077136" calcext:value-type="float">
            <text:p>39.077136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302]+1" office:value-type="float" office:value="31" calcext:value-type="float">
            <text:p>31</text:p>
          </table:table-cell>
          <table:table-cell table:formula="of:=[.B302]" office:value-type="float" office:value="9" calcext:value-type="float">
            <text:p>9</text:p>
          </table:table-cell>
          <table:table-cell office:value-type="float" office:value="189.67185536" calcext:value-type="float">
            <text:p>189.67185536</text:p>
          </table:table-cell>
          <table:table-cell office:value-type="float" office:value="17.1806592" calcext:value-type="float">
            <text:p>17.1806592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303]+1" office:value-type="float" office:value="31" calcext:value-type="float">
            <text:p>31</text:p>
          </table:table-cell>
          <table:table-cell table:formula="of:=[.B303]" office:value-type="float" office:value="10" calcext:value-type="float">
            <text:p>10</text:p>
          </table:table-cell>
          <table:table-cell office:value-type="float" office:value="151.2967424" calcext:value-type="float">
            <text:p>151.2967424</text:p>
          </table:table-cell>
          <table:table-cell office:value-type="float" office:value="18.4377792" calcext:value-type="float">
            <text:p>18.4377792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304]+1" office:value-type="float" office:value="32" calcext:value-type="float">
            <text:p>32</text:p>
          </table:table-cell>
          <table:table-cell table:formula="of:=[.B304]" office:value-type="float" office:value="1" calcext:value-type="float">
            <text:p>1</text:p>
          </table:table-cell>
          <table:table-cell office:value-type="float" office:value="204.4504064" calcext:value-type="float">
            <text:p>204.4504064</text:p>
          </table:table-cell>
          <table:table-cell office:value-type="float" office:value="138.66182592" calcext:value-type="float">
            <text:p>138.66182592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305]+1" office:value-type="float" office:value="32" calcext:value-type="float">
            <text:p>32</text:p>
          </table:table-cell>
          <table:table-cell table:formula="of:=[.B305]" office:value-type="float" office:value="2" calcext:value-type="float">
            <text:p>2</text:p>
          </table:table-cell>
          <table:table-cell office:value-type="float" office:value="114.73585408" calcext:value-type="float">
            <text:p>114.73585408</text:p>
          </table:table-cell>
          <table:table-cell office:value-type="float" office:value="140.53353888" calcext:value-type="float">
            <text:p>140.5335388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306]+1" office:value-type="float" office:value="32" calcext:value-type="float">
            <text:p>32</text:p>
          </table:table-cell>
          <table:table-cell table:formula="of:=[.B306]" office:value-type="float" office:value="3" calcext:value-type="float">
            <text:p>3</text:p>
          </table:table-cell>
          <table:table-cell office:value-type="float" office:value="198.4747136" calcext:value-type="float">
            <text:p>198.4747136</text:p>
          </table:table-cell>
          <table:table-cell office:value-type="float" office:value="109.58188224" calcext:value-type="float">
            <text:p>109.58188224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307]+1" office:value-type="float" office:value="32" calcext:value-type="float">
            <text:p>32</text:p>
          </table:table-cell>
          <table:table-cell table:formula="of:=[.B307]" office:value-type="float" office:value="4" calcext:value-type="float">
            <text:p>4</text:p>
          </table:table-cell>
          <table:table-cell office:value-type="float" office:value="119.42595072" calcext:value-type="float">
            <text:p>119.42595072</text:p>
          </table:table-cell>
          <table:table-cell office:value-type="float" office:value="112.14092544" calcext:value-type="float">
            <text:p>112.1409254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308]+1" office:value-type="float" office:value="32" calcext:value-type="float">
            <text:p>32</text:p>
          </table:table-cell>
          <table:table-cell table:formula="of:=[.B308]" office:value-type="float" office:value="5" calcext:value-type="float">
            <text:p>5</text:p>
          </table:table-cell>
          <table:table-cell office:value-type="float" office:value="193.05642752" calcext:value-type="float">
            <text:p>193.05642752</text:p>
          </table:table-cell>
          <table:table-cell office:value-type="float" office:value="78.293088" calcext:value-type="float">
            <text:p>78.293088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309]+1" office:value-type="float" office:value="32" calcext:value-type="float">
            <text:p>32</text:p>
          </table:table-cell>
          <table:table-cell table:formula="of:=[.B309]" office:value-type="float" office:value="6" calcext:value-type="float">
            <text:p>6</text:p>
          </table:table-cell>
          <table:table-cell office:value-type="float" office:value="122.289088768" calcext:value-type="float">
            <text:p>122.289088768</text:p>
          </table:table-cell>
          <table:table-cell office:value-type="float" office:value="81.08104416" calcext:value-type="float">
            <text:p>81.08104416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310]+1" office:value-type="float" office:value="32" calcext:value-type="float">
            <text:p>32</text:p>
          </table:table-cell>
          <table:table-cell table:formula="of:=[.B310]" office:value-type="float" office:value="7" calcext:value-type="float">
            <text:p>7</text:p>
          </table:table-cell>
          <table:table-cell office:value-type="float" office:value="180.36505856" calcext:value-type="float">
            <text:p>180.36505856</text:p>
          </table:table-cell>
          <table:table-cell office:value-type="float" office:value="57.8196672" calcext:value-type="float">
            <text:p>57.8196672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311]+1" office:value-type="float" office:value="32" calcext:value-type="float">
            <text:p>32</text:p>
          </table:table-cell>
          <table:table-cell table:formula="of:=[.B311]" office:value-type="float" office:value="8" calcext:value-type="float">
            <text:p>8</text:p>
          </table:table-cell>
          <table:table-cell office:value-type="float" office:value="134.762644736" calcext:value-type="float">
            <text:p>134.762644736</text:p>
          </table:table-cell>
          <table:table-cell office:value-type="float" office:value="59.8707744" calcext:value-type="float">
            <text:p>59.8707744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312]+1" office:value-type="float" office:value="32" calcext:value-type="float">
            <text:p>32</text:p>
          </table:table-cell>
          <table:table-cell table:formula="of:=[.B312]" office:value-type="float" office:value="9" calcext:value-type="float">
            <text:p>9</text:p>
          </table:table-cell>
          <table:table-cell office:value-type="float" office:value="173.0940672" calcext:value-type="float">
            <text:p>173.0940672</text:p>
          </table:table-cell>
          <table:table-cell office:value-type="float" office:value="37.2439152" calcext:value-type="float">
            <text:p>37.2439152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313]+1" office:value-type="float" office:value="32" calcext:value-type="float">
            <text:p>32</text:p>
          </table:table-cell>
          <table:table-cell table:formula="of:=[.B313]" office:value-type="float" office:value="10" calcext:value-type="float">
            <text:p>10</text:p>
          </table:table-cell>
          <table:table-cell office:value-type="float" office:value="136.348730112" calcext:value-type="float">
            <text:p>136.348730112</text:p>
          </table:table-cell>
          <table:table-cell office:value-type="float" office:value="38.9400864" calcext:value-type="float">
            <text:p>38.9400864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314]+1" office:value-type="float" office:value="33" calcext:value-type="float">
            <text:p>33</text:p>
          </table:table-cell>
          <table:table-cell table:formula="of:=[.B314]" office:value-type="float" office:value="1" calcext:value-type="float">
            <text:p>1</text:p>
          </table:table-cell>
          <table:table-cell office:value-type="float" office:value="220.3443712" calcext:value-type="float">
            <text:p>220.3443712</text:p>
          </table:table-cell>
          <table:table-cell office:value-type="float" office:value="129.60209088" calcext:value-type="float">
            <text:p>129.60209088</text:p>
          </table:table-cell>
          <table:table-cell office:value-type="float" office:value="225" calcext:value-type="float">
            <text:p>225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315]+1" office:value-type="float" office:value="33" calcext:value-type="float">
            <text:p>33</text:p>
          </table:table-cell>
          <table:table-cell table:formula="of:=[.B315]" office:value-type="float" office:value="2" calcext:value-type="float">
            <text:p>2</text:p>
          </table:table-cell>
          <table:table-cell office:value-type="float" office:value="127.5234592" calcext:value-type="float">
            <text:p>127.5234592</text:p>
          </table:table-cell>
          <table:table-cell office:value-type="float" office:value="128.6346816" calcext:value-type="float">
            <text:p>128.6346816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316]+1" office:value-type="float" office:value="33" calcext:value-type="float">
            <text:p>33</text:p>
          </table:table-cell>
          <table:table-cell table:formula="of:=[.B316]" office:value-type="float" office:value="3" calcext:value-type="float">
            <text:p>3</text:p>
          </table:table-cell>
          <table:table-cell office:value-type="float" office:value="216.5651072" calcext:value-type="float">
            <text:p>216.5651072</text:p>
          </table:table-cell>
          <table:table-cell office:value-type="float" office:value="99.98735232" calcext:value-type="float">
            <text:p>99.98735232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317]+1" office:value-type="float" office:value="33" calcext:value-type="float">
            <text:p>33</text:p>
          </table:table-cell>
          <table:table-cell table:formula="of:=[.B317]" office:value-type="float" office:value="4" calcext:value-type="float">
            <text:p>4</text:p>
          </table:table-cell>
          <table:table-cell office:value-type="float" office:value="132.57104" calcext:value-type="float">
            <text:p>132.57104</text:p>
          </table:table-cell>
          <table:table-cell office:value-type="float" office:value="97.734414528" calcext:value-type="float">
            <text:p>97.734414528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318]+1" office:value-type="float" office:value="33" calcext:value-type="float">
            <text:p>33</text:p>
          </table:table-cell>
          <table:table-cell table:formula="of:=[.B318]" office:value-type="float" office:value="5" calcext:value-type="float">
            <text:p>5</text:p>
          </table:table-cell>
          <table:table-cell office:value-type="float" office:value="212.3837888" calcext:value-type="float">
            <text:p>212.3837888</text:p>
          </table:table-cell>
          <table:table-cell office:value-type="float" office:value="67.94528352" calcext:value-type="float">
            <text:p>67.94528352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319]+1" office:value-type="float" office:value="33" calcext:value-type="float">
            <text:p>33</text:p>
          </table:table-cell>
          <table:table-cell table:formula="of:=[.B319]" office:value-type="float" office:value="6" calcext:value-type="float">
            <text:p>6</text:p>
          </table:table-cell>
          <table:table-cell office:value-type="float" office:value="136.68274816" calcext:value-type="float">
            <text:p>136.68274816</text:p>
          </table:table-cell>
          <table:table-cell office:value-type="float" office:value="66.2582304" calcext:value-type="float">
            <text:p>66.2582304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320]+1" office:value-type="float" office:value="33" calcext:value-type="float">
            <text:p>33</text:p>
          </table:table-cell>
          <table:table-cell table:formula="of:=[.B320]" office:value-type="float" office:value="7" calcext:value-type="float">
            <text:p>7</text:p>
          </table:table-cell>
          <table:table-cell office:value-type="float" office:value="198.8724224" calcext:value-type="float">
            <text:p>198.8724224</text:p>
          </table:table-cell>
          <table:table-cell office:value-type="float" office:value="41.7542112" calcext:value-type="float">
            <text:p>41.7542112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321]+1" office:value-type="float" office:value="33" calcext:value-type="float">
            <text:p>33</text:p>
          </table:table-cell>
          <table:table-cell table:formula="of:=[.B321]" office:value-type="float" office:value="8" calcext:value-type="float">
            <text:p>8</text:p>
          </table:table-cell>
          <table:table-cell office:value-type="float" office:value="149.77871104" calcext:value-type="float">
            <text:p>149.77871104</text:p>
          </table:table-cell>
          <table:table-cell office:value-type="float" office:value="42.71140512" calcext:value-type="float">
            <text:p>42.7114051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322]+1" office:value-type="float" office:value="33" calcext:value-type="float">
            <text:p>33</text:p>
          </table:table-cell>
          <table:table-cell table:formula="of:=[.B322]" office:value-type="float" office:value="9" calcext:value-type="float">
            <text:p>9</text:p>
          </table:table-cell>
          <table:table-cell office:value-type="float" office:value="193.18949888" calcext:value-type="float">
            <text:p>193.18949888</text:p>
          </table:table-cell>
          <table:table-cell office:value-type="float" office:value="20.1860832" calcext:value-type="float">
            <text:p>20.1860832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323]+1" office:value-type="float" office:value="33" calcext:value-type="float">
            <text:p>33</text:p>
          </table:table-cell>
          <table:table-cell table:formula="of:=[.B323]" office:value-type="float" office:value="10" calcext:value-type="float">
            <text:p>10</text:p>
          </table:table-cell>
          <table:table-cell office:value-type="float" office:value="154.46931072" calcext:value-type="float">
            <text:p>154.46931072</text:p>
          </table:table-cell>
          <table:table-cell office:value-type="float" office:value="20.851824" calcext:value-type="float">
            <text:p>20.851824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324]+1" office:value-type="float" office:value="34" calcext:value-type="float">
            <text:p>34</text:p>
          </table:table-cell>
          <table:table-cell table:formula="of:=[.B324]" office:value-type="float" office:value="1" calcext:value-type="float">
            <text:p>1</text:p>
          </table:table-cell>
          <table:table-cell office:value-type="float" office:value="221.03410304" calcext:value-type="float">
            <text:p>221.03410304</text:p>
          </table:table-cell>
          <table:table-cell office:value-type="float" office:value="151.86145632" calcext:value-type="float">
            <text:p>151.86145632</text:p>
          </table:table-cell>
          <table:table-cell office:value-type="float" office:value="220" calcext:value-type="float">
            <text:p>220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325]+1" office:value-type="float" office:value="34" calcext:value-type="float">
            <text:p>34</text:p>
          </table:table-cell>
          <table:table-cell table:formula="of:=[.B325]" office:value-type="float" office:value="2" calcext:value-type="float">
            <text:p>2</text:p>
          </table:table-cell>
          <table:table-cell office:value-type="float" office:value="135.870570624" calcext:value-type="float">
            <text:p>135.870570624</text:p>
          </table:table-cell>
          <table:table-cell office:value-type="float" office:value="151.259808" calcext:value-type="float">
            <text:p>151.25980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326]+1" office:value-type="float" office:value="34" calcext:value-type="float">
            <text:p>34</text:p>
          </table:table-cell>
          <table:table-cell table:formula="of:=[.B326]" office:value-type="float" office:value="3" calcext:value-type="float">
            <text:p>3</text:p>
          </table:table-cell>
          <table:table-cell office:value-type="float" office:value="215.6618048" calcext:value-type="float">
            <text:p>215.6618048</text:p>
          </table:table-cell>
          <table:table-cell office:value-type="float" office:value="122.95982016" calcext:value-type="float">
            <text:p>122.95982016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327]+1" office:value-type="float" office:value="34" calcext:value-type="float">
            <text:p>34</text:p>
          </table:table-cell>
          <table:table-cell table:formula="of:=[.B327]" office:value-type="float" office:value="4" calcext:value-type="float">
            <text:p>4</text:p>
          </table:table-cell>
          <table:table-cell office:value-type="float" office:value="140.832083712" calcext:value-type="float">
            <text:p>140.832083712</text:p>
          </table:table-cell>
          <table:table-cell office:value-type="float" office:value="122.9743392" calcext:value-type="float">
            <text:p>122.9743392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328]+1" office:value-type="float" office:value="34" calcext:value-type="float">
            <text:p>34</text:p>
          </table:table-cell>
          <table:table-cell table:formula="of:=[.B328]" office:value-type="float" office:value="5" calcext:value-type="float">
            <text:p>5</text:p>
          </table:table-cell>
          <table:table-cell office:value-type="float" office:value="212.3622976" calcext:value-type="float">
            <text:p>212.3622976</text:p>
          </table:table-cell>
          <table:table-cell office:value-type="float" office:value="94.263330432" calcext:value-type="float">
            <text:p>94.263330432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329]+1" office:value-type="float" office:value="34" calcext:value-type="float">
            <text:p>34</text:p>
          </table:table-cell>
          <table:table-cell table:formula="of:=[.B329]" office:value-type="float" office:value="6" calcext:value-type="float">
            <text:p>6</text:p>
          </table:table-cell>
          <table:table-cell office:value-type="float" office:value="143.41160448" calcext:value-type="float">
            <text:p>143.41160448</text:p>
          </table:table-cell>
          <table:table-cell office:value-type="float" office:value="94.855029696" calcext:value-type="float">
            <text:p>94.855029696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330]+1" office:value-type="float" office:value="34" calcext:value-type="float">
            <text:p>34</text:p>
          </table:table-cell>
          <table:table-cell table:formula="of:=[.B330]" office:value-type="float" office:value="7" calcext:value-type="float">
            <text:p>7</text:p>
          </table:table-cell>
          <table:table-cell office:value-type="float" office:value="199.9370752" calcext:value-type="float">
            <text:p>199.9370752</text:p>
          </table:table-cell>
          <table:table-cell office:value-type="float" office:value="73.38318912" calcext:value-type="float">
            <text:p>73.38318912</text:p>
          </table:table-cell>
          <table:table-cell office:value-type="float" office:value="201" calcext:value-type="float">
            <text:p>20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331]+1" office:value-type="float" office:value="34" calcext:value-type="float">
            <text:p>34</text:p>
          </table:table-cell>
          <table:table-cell table:formula="of:=[.B331]" office:value-type="float" office:value="8" calcext:value-type="float">
            <text:p>8</text:p>
          </table:table-cell>
          <table:table-cell office:value-type="float" office:value="156.21231488" calcext:value-type="float">
            <text:p>156.21231488</text:p>
          </table:table-cell>
          <table:table-cell office:value-type="float" office:value="73.91513184" calcext:value-type="float">
            <text:p>73.91513184</text:p>
          </table:table-cell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332]+1" office:value-type="float" office:value="34" calcext:value-type="float">
            <text:p>34</text:p>
          </table:table-cell>
          <table:table-cell table:formula="of:=[.B332]" office:value-type="float" office:value="9" calcext:value-type="float">
            <text:p>9</text:p>
          </table:table-cell>
          <table:table-cell office:value-type="float" office:value="193.946176" calcext:value-type="float">
            <text:p>193.946176</text:p>
          </table:table-cell>
          <table:table-cell office:value-type="float" office:value="53.37994176" calcext:value-type="float">
            <text:p>53.37994176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333]+1" office:value-type="float" office:value="34" calcext:value-type="float">
            <text:p>34</text:p>
          </table:table-cell>
          <table:table-cell table:formula="of:=[.B333]" office:value-type="float" office:value="10" calcext:value-type="float">
            <text:p>10</text:p>
          </table:table-cell>
          <table:table-cell office:value-type="float" office:value="160.45471232" calcext:value-type="float">
            <text:p>160.45471232</text:p>
          </table:table-cell>
          <table:table-cell office:value-type="float" office:value="54.44815968" calcext:value-type="float">
            <text:p>54.44815968</text:p>
          </table:table-cell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334]+1" office:value-type="float" office:value="35" calcext:value-type="float">
            <text:p>35</text:p>
          </table:table-cell>
          <table:table-cell table:formula="of:=[.B334]" office:value-type="float" office:value="1" calcext:value-type="float">
            <text:p>1</text:p>
          </table:table-cell>
          <table:table-cell office:value-type="float" office:value="229.16757248" calcext:value-type="float">
            <text:p>229.16757248</text:p>
          </table:table-cell>
          <table:table-cell office:value-type="float" office:value="120.40352448" calcext:value-type="float">
            <text:p>120.40352448</text:p>
          </table:table-cell>
          <table:table-cell office:value-type="float" office:value="231" calcext:value-type="float">
            <text:p>231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335]+1" office:value-type="float" office:value="35" calcext:value-type="float">
            <text:p>35</text:p>
          </table:table-cell>
          <table:table-cell table:formula="of:=[.B335]" office:value-type="float" office:value="2" calcext:value-type="float">
            <text:p>2</text:p>
          </table:table-cell>
          <table:table-cell office:value-type="float" office:value="137.26320128" calcext:value-type="float">
            <text:p>137.26320128</text:p>
          </table:table-cell>
          <table:table-cell office:value-type="float" office:value="119.71432128" calcext:value-type="float">
            <text:p>119.71432128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336]+1" office:value-type="float" office:value="35" calcext:value-type="float">
            <text:p>35</text:p>
          </table:table-cell>
          <table:table-cell table:formula="of:=[.B336]" office:value-type="float" office:value="3" calcext:value-type="float">
            <text:p>3</text:p>
          </table:table-cell>
          <table:table-cell office:value-type="float" office:value="224.297088" calcext:value-type="float">
            <text:p>224.297088</text:p>
          </table:table-cell>
          <table:table-cell office:value-type="float" office:value="89.60357664" calcext:value-type="float">
            <text:p>89.60357664</text:p>
          </table:table-cell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337]+1" office:value-type="float" office:value="35" calcext:value-type="float">
            <text:p>35</text:p>
          </table:table-cell>
          <table:table-cell table:formula="of:=[.B337]" office:value-type="float" office:value="4" calcext:value-type="float">
            <text:p>4</text:p>
          </table:table-cell>
          <table:table-cell office:value-type="float" office:value="141.390688" calcext:value-type="float">
            <text:p>141.390688</text:p>
          </table:table-cell>
          <table:table-cell office:value-type="float" office:value="90.209775936" calcext:value-type="float">
            <text:p>90.209775936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338]+1" office:value-type="float" office:value="35" calcext:value-type="float">
            <text:p>35</text:p>
          </table:table-cell>
          <table:table-cell table:formula="of:=[.B338]" office:value-type="float" office:value="5" calcext:value-type="float">
            <text:p>5</text:p>
          </table:table-cell>
          <table:table-cell office:value-type="float" office:value="219.4169344" calcext:value-type="float">
            <text:p>219.4169344</text:p>
          </table:table-cell>
          <table:table-cell office:value-type="float" office:value="58.6460496" calcext:value-type="float">
            <text:p>58.6460496</text:p>
          </table:table-cell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339]+1" office:value-type="float" office:value="35" calcext:value-type="float">
            <text:p>35</text:p>
          </table:table-cell>
          <table:table-cell table:formula="of:=[.B339]" office:value-type="float" office:value="6" calcext:value-type="float">
            <text:p>6</text:p>
          </table:table-cell>
          <table:table-cell office:value-type="float" office:value="145.33791744" calcext:value-type="float">
            <text:p>145.33791744</text:p>
          </table:table-cell>
          <table:table-cell office:value-type="float" office:value="58.60480512" calcext:value-type="float">
            <text:p>58.60480512</text:p>
          </table:table-cell>
          <table:table-cell office:value-type="float" office:value="143" calcext:value-type="float">
            <text:p>14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340]+1" office:value-type="float" office:value="35" calcext:value-type="float">
            <text:p>35</text:p>
          </table:table-cell>
          <table:table-cell table:formula="of:=[.B340]" office:value-type="float" office:value="7" calcext:value-type="float">
            <text:p>7</text:p>
          </table:table-cell>
          <table:table-cell office:value-type="float" office:value="205.29659264" calcext:value-type="float">
            <text:p>205.29659264</text:p>
          </table:table-cell>
          <table:table-cell office:value-type="float" office:value="35.44457856" calcext:value-type="float">
            <text:p>35.44457856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341]+1" office:value-type="float" office:value="35" calcext:value-type="float">
            <text:p>35</text:p>
          </table:table-cell>
          <table:table-cell table:formula="of:=[.B341]" office:value-type="float" office:value="8" calcext:value-type="float">
            <text:p>8</text:p>
          </table:table-cell>
          <table:table-cell office:value-type="float" office:value="158.25442688" calcext:value-type="float">
            <text:p>158.25442688</text:p>
          </table:table-cell>
          <table:table-cell office:value-type="float" office:value="36.54816" calcext:value-type="float">
            <text:p>36.54816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342]+1" office:value-type="float" office:value="35" calcext:value-type="float">
            <text:p>35</text:p>
          </table:table-cell>
          <table:table-cell table:formula="of:=[.B342]" office:value-type="float" office:value="9" calcext:value-type="float">
            <text:p>9</text:p>
          </table:table-cell>
          <table:table-cell office:value-type="float" office:value="198.1388096" calcext:value-type="float">
            <text:p>198.1388096</text:p>
          </table:table-cell>
          <table:table-cell office:value-type="float" office:value="12.9953856" calcext:value-type="float">
            <text:p>12.995385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343]+1" office:value-type="float" office:value="35" calcext:value-type="float">
            <text:p>35</text:p>
          </table:table-cell>
          <table:table-cell table:formula="of:=[.B343]" office:value-type="float" office:value="10" calcext:value-type="float">
            <text:p>10</text:p>
          </table:table-cell>
          <table:table-cell office:value-type="float" office:value="161.5940736" calcext:value-type="float">
            <text:p>161.5940736</text:p>
          </table:table-cell>
          <table:table-cell office:value-type="float" office:value="14.7897216" calcext:value-type="float">
            <text:p>14.7897216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344]+1" office:value-type="float" office:value="36" calcext:value-type="float">
            <text:p>36</text:p>
          </table:table-cell>
          <table:table-cell table:formula="of:=[.B344]" office:value-type="float" office:value="1" calcext:value-type="float">
            <text:p>1</text:p>
          </table:table-cell>
          <table:table-cell office:value-type="float" office:value="216.9202048" calcext:value-type="float">
            <text:p>216.9202048</text:p>
          </table:table-cell>
          <table:table-cell office:value-type="float" office:value="135.0793056" calcext:value-type="float">
            <text:p>135.0793056</text:p>
          </table:table-cell>
          <table:table-cell office:value-type="float" office:value="213" calcext:value-type="float">
            <text:p>21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345]+1" office:value-type="float" office:value="36" calcext:value-type="float">
            <text:p>36</text:p>
          </table:table-cell>
          <table:table-cell table:formula="of:=[.B345]" office:value-type="float" office:value="2" calcext:value-type="float">
            <text:p>2</text:p>
          </table:table-cell>
          <table:table-cell office:value-type="float" office:value="128.3834740224" calcext:value-type="float">
            <text:p>128.3834740224</text:p>
          </table:table-cell>
          <table:table-cell office:value-type="float" office:value="128.21724672" calcext:value-type="float">
            <text:p>128.2172467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346]+1" office:value-type="float" office:value="36" calcext:value-type="float">
            <text:p>36</text:p>
          </table:table-cell>
          <table:table-cell table:formula="of:=[.B346]" office:value-type="float" office:value="3" calcext:value-type="float">
            <text:p>3</text:p>
          </table:table-cell>
          <table:table-cell office:value-type="float" office:value="214.71321088" calcext:value-type="float">
            <text:p>214.71321088</text:p>
          </table:table-cell>
          <table:table-cell office:value-type="float" office:value="104.20523616" calcext:value-type="float">
            <text:p>104.20523616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347]+1" office:value-type="float" office:value="36" calcext:value-type="float">
            <text:p>36</text:p>
          </table:table-cell>
          <table:table-cell table:formula="of:=[.B347]" office:value-type="float" office:value="4" calcext:value-type="float">
            <text:p>4</text:p>
          </table:table-cell>
          <table:table-cell office:value-type="float" office:value="135.94901184" calcext:value-type="float">
            <text:p>135.94901184</text:p>
          </table:table-cell>
          <table:table-cell office:value-type="float" office:value="98.127125184" calcext:value-type="float">
            <text:p>98.127125184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348]+1" office:value-type="float" office:value="36" calcext:value-type="float">
            <text:p>36</text:p>
          </table:table-cell>
          <table:table-cell table:formula="of:=[.B348]" office:value-type="float" office:value="5" calcext:value-type="float">
            <text:p>5</text:p>
          </table:table-cell>
          <table:table-cell office:value-type="float" office:value="213.9532544" calcext:value-type="float">
            <text:p>213.9532544</text:p>
          </table:table-cell>
          <table:table-cell office:value-type="float" office:value="73.36945152" calcext:value-type="float">
            <text:p>73.36945152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349]+1" office:value-type="float" office:value="36" calcext:value-type="float">
            <text:p>36</text:p>
          </table:table-cell>
          <table:table-cell table:formula="of:=[.B349]" office:value-type="float" office:value="6" calcext:value-type="float">
            <text:p>6</text:p>
          </table:table-cell>
          <table:table-cell office:value-type="float" office:value="142.09382912" calcext:value-type="float">
            <text:p>142.09382912</text:p>
          </table:table-cell>
          <table:table-cell office:value-type="float" office:value="67.95648768" calcext:value-type="float">
            <text:p>67.9564876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350]+1" office:value-type="float" office:value="36" calcext:value-type="float">
            <text:p>36</text:p>
          </table:table-cell>
          <table:table-cell table:formula="of:=[.B350]" office:value-type="float" office:value="7" calcext:value-type="float">
            <text:p>7</text:p>
          </table:table-cell>
          <table:table-cell office:value-type="float" office:value="203.11340288" calcext:value-type="float">
            <text:p>203.11340288</text:p>
          </table:table-cell>
          <table:table-cell office:value-type="float" office:value="48.83823936" calcext:value-type="float">
            <text:p>48.83823936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351]+1" office:value-type="float" office:value="36" calcext:value-type="float">
            <text:p>36</text:p>
          </table:table-cell>
          <table:table-cell table:formula="of:=[.B351]" office:value-type="float" office:value="8" calcext:value-type="float">
            <text:p>8</text:p>
          </table:table-cell>
          <table:table-cell office:value-type="float" office:value="156.83392768" calcext:value-type="float">
            <text:p>156.83392768</text:p>
          </table:table-cell>
          <table:table-cell office:value-type="float" office:value="46.6178784" calcext:value-type="float">
            <text:p>46.6178784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352]+1" office:value-type="float" office:value="36" calcext:value-type="float">
            <text:p>36</text:p>
          </table:table-cell>
          <table:table-cell table:formula="of:=[.B352]" office:value-type="float" office:value="9" calcext:value-type="float">
            <text:p>9</text:p>
          </table:table-cell>
          <table:table-cell office:value-type="float" office:value="198.4038528" calcext:value-type="float">
            <text:p>198.4038528</text:p>
          </table:table-cell>
          <table:table-cell office:value-type="float" office:value="28.1777088" calcext:value-type="float">
            <text:p>28.1777088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353]+1" office:value-type="float" office:value="36" calcext:value-type="float">
            <text:p>36</text:p>
          </table:table-cell>
          <table:table-cell table:formula="of:=[.B353]" office:value-type="float" office:value="10" calcext:value-type="float">
            <text:p>10</text:p>
          </table:table-cell>
          <table:table-cell office:value-type="float" office:value="161.9963776" calcext:value-type="float">
            <text:p>161.9963776</text:p>
          </table:table-cell>
          <table:table-cell office:value-type="float" office:value="26.3161248" calcext:value-type="float">
            <text:p>26.3161248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354]+1" office:value-type="float" office:value="37" calcext:value-type="float">
            <text:p>37</text:p>
          </table:table-cell>
          <table:table-cell table:formula="of:=[.B354]" office:value-type="float" office:value="1" calcext:value-type="float">
            <text:p>1</text:p>
          </table:table-cell>
          <table:table-cell office:value-type="float" office:value="225.3585664" calcext:value-type="float">
            <text:p>225.3585664</text:p>
          </table:table-cell>
          <table:table-cell office:value-type="float" office:value="124.7824128" calcext:value-type="float">
            <text:p>124.7824128</text:p>
          </table:table-cell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355]+1" office:value-type="float" office:value="37" calcext:value-type="float">
            <text:p>37</text:p>
          </table:table-cell>
          <table:table-cell table:formula="of:=[.B355]" office:value-type="float" office:value="2" calcext:value-type="float">
            <text:p>2</text:p>
          </table:table-cell>
          <table:table-cell office:value-type="float" office:value="131.01990464" calcext:value-type="float">
            <text:p>131.01990464</text:p>
          </table:table-cell>
          <table:table-cell office:value-type="float" office:value="119.7187152" calcext:value-type="float">
            <text:p>119.7187152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356]+1" office:value-type="float" office:value="37" calcext:value-type="float">
            <text:p>37</text:p>
          </table:table-cell>
          <table:table-cell table:formula="of:=[.B356]" office:value-type="float" office:value="3" calcext:value-type="float">
            <text:p>3</text:p>
          </table:table-cell>
          <table:table-cell office:value-type="float" office:value="220.9083712" calcext:value-type="float">
            <text:p>220.9083712</text:p>
          </table:table-cell>
          <table:table-cell office:value-type="float" office:value="93.2406864" calcext:value-type="float">
            <text:p>93.2406864</text:p>
          </table:table-cell>
          <table:table-cell office:value-type="float" office:value="223" calcext:value-type="float">
            <text:p>223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357]+1" office:value-type="float" office:value="37" calcext:value-type="float">
            <text:p>37</text:p>
          </table:table-cell>
          <table:table-cell table:formula="of:=[.B357]" office:value-type="float" office:value="4" calcext:value-type="float">
            <text:p>4</text:p>
          </table:table-cell>
          <table:table-cell office:value-type="float" office:value="137.25886208" calcext:value-type="float">
            <text:p>137.25886208</text:p>
          </table:table-cell>
          <table:table-cell office:value-type="float" office:value="89.0124192" calcext:value-type="float">
            <text:p>89.0124192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358]+1" office:value-type="float" office:value="37" calcext:value-type="float">
            <text:p>37</text:p>
          </table:table-cell>
          <table:table-cell table:formula="of:=[.B358]" office:value-type="float" office:value="5" calcext:value-type="float">
            <text:p>5</text:p>
          </table:table-cell>
          <table:table-cell office:value-type="float" office:value="219.7707008" calcext:value-type="float">
            <text:p>219.7707008</text:p>
          </table:table-cell>
          <table:table-cell office:value-type="float" office:value="62.1910848" calcext:value-type="float">
            <text:p>62.1910848</text:p>
          </table:table-cell>
          <table:table-cell office:value-type="float" office:value="221" calcext:value-type="float">
            <text:p>22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359]+1" office:value-type="float" office:value="37" calcext:value-type="float">
            <text:p>37</text:p>
          </table:table-cell>
          <table:table-cell table:formula="of:=[.B359]" office:value-type="float" office:value="6" calcext:value-type="float">
            <text:p>6</text:p>
          </table:table-cell>
          <table:table-cell office:value-type="float" office:value="144.31403008" calcext:value-type="float">
            <text:p>144.31403008</text:p>
          </table:table-cell>
          <table:table-cell office:value-type="float" office:value="58.33114848" calcext:value-type="float">
            <text:p>58.33114848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360]+1" office:value-type="float" office:value="37" calcext:value-type="float">
            <text:p>37</text:p>
          </table:table-cell>
          <table:table-cell table:formula="of:=[.B360]" office:value-type="float" office:value="7" calcext:value-type="float">
            <text:p>7</text:p>
          </table:table-cell>
          <table:table-cell office:value-type="float" office:value="206.3498688" calcext:value-type="float">
            <text:p>206.3498688</text:p>
          </table:table-cell>
          <table:table-cell office:value-type="float" office:value="37.1460672" calcext:value-type="float">
            <text:p>37.1460672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361]+1" office:value-type="float" office:value="37" calcext:value-type="float">
            <text:p>37</text:p>
          </table:table-cell>
          <table:table-cell table:formula="of:=[.B361]" office:value-type="float" office:value="8" calcext:value-type="float">
            <text:p>8</text:p>
          </table:table-cell>
          <table:table-cell office:value-type="float" office:value="158.21331456" calcext:value-type="float">
            <text:p>158.21331456</text:p>
          </table:table-cell>
          <table:table-cell office:value-type="float" office:value="35.6467104" calcext:value-type="float">
            <text:p>35.6467104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362]+1" office:value-type="float" office:value="37" calcext:value-type="float">
            <text:p>37</text:p>
          </table:table-cell>
          <table:table-cell table:formula="of:=[.B362]" office:value-type="float" office:value="9" calcext:value-type="float">
            <text:p>9</text:p>
          </table:table-cell>
          <table:table-cell office:value-type="float" office:value="200.546112" calcext:value-type="float">
            <text:p>200.546112</text:p>
          </table:table-cell>
          <table:table-cell office:value-type="float" office:value="14.433984" calcext:value-type="float">
            <text:p>14.433984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363]+1" office:value-type="float" office:value="37" calcext:value-type="float">
            <text:p>37</text:p>
          </table:table-cell>
          <table:table-cell table:formula="of:=[.B363]" office:value-type="float" office:value="10" calcext:value-type="float">
            <text:p>10</text:p>
          </table:table-cell>
          <table:table-cell office:value-type="float" office:value="162.08679168" calcext:value-type="float">
            <text:p>162.08679168</text:p>
          </table:table-cell>
          <table:table-cell office:value-type="float" office:value="14.6250528" calcext:value-type="float">
            <text:p>14.6250528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364]+1" office:value-type="float" office:value="38" calcext:value-type="float">
            <text:p>38</text:p>
          </table:table-cell>
          <table:table-cell table:formula="of:=[.B364]" office:value-type="float" office:value="1" calcext:value-type="float">
            <text:p>1</text:p>
          </table:table-cell>
          <table:table-cell office:value-type="float" office:value="221.58706688" calcext:value-type="float">
            <text:p>221.58706688</text:p>
          </table:table-cell>
          <table:table-cell office:value-type="float" office:value="131.55892992" calcext:value-type="float">
            <text:p>131.55892992</text:p>
          </table:table-cell>
          <table:table-cell office:value-type="float" office:value="220" calcext:value-type="float">
            <text:p>220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365]+1" office:value-type="float" office:value="38" calcext:value-type="float">
            <text:p>38</text:p>
          </table:table-cell>
          <table:table-cell table:formula="of:=[.B365]" office:value-type="float" office:value="2" calcext:value-type="float">
            <text:p>2</text:p>
          </table:table-cell>
          <table:table-cell office:value-type="float" office:value="131.083244288" calcext:value-type="float">
            <text:p>131.083244288</text:p>
          </table:table-cell>
          <table:table-cell office:value-type="float" office:value="133.18454112" calcext:value-type="float">
            <text:p>133.18454112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366]+1" office:value-type="float" office:value="38" calcext:value-type="float">
            <text:p>38</text:p>
          </table:table-cell>
          <table:table-cell table:formula="of:=[.B366]" office:value-type="float" office:value="3" calcext:value-type="float">
            <text:p>3</text:p>
          </table:table-cell>
          <table:table-cell office:value-type="float" office:value="216.8200832" calcext:value-type="float">
            <text:p>216.8200832</text:p>
          </table:table-cell>
          <table:table-cell office:value-type="float" office:value="101.3859888" calcext:value-type="float">
            <text:p>101.3859888</text:p>
          </table:table-cell>
          <table:table-cell office:value-type="float" office:value="215" calcext:value-type="float">
            <text:p>215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367]+1" office:value-type="float" office:value="38" calcext:value-type="float">
            <text:p>38</text:p>
          </table:table-cell>
          <table:table-cell table:formula="of:=[.B367]" office:value-type="float" office:value="4" calcext:value-type="float">
            <text:p>4</text:p>
          </table:table-cell>
          <table:table-cell office:value-type="float" office:value="135.40863872" calcext:value-type="float">
            <text:p>135.40863872</text:p>
          </table:table-cell>
          <table:table-cell office:value-type="float" office:value="102.76850784" calcext:value-type="float">
            <text:p>102.76850784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368]+1" office:value-type="float" office:value="38" calcext:value-type="float">
            <text:p>38</text:p>
          </table:table-cell>
          <table:table-cell table:formula="of:=[.B368]" office:value-type="float" office:value="5" calcext:value-type="float">
            <text:p>5</text:p>
          </table:table-cell>
          <table:table-cell office:value-type="float" office:value="212.267456" calcext:value-type="float">
            <text:p>212.267456</text:p>
          </table:table-cell>
          <table:table-cell office:value-type="float" office:value="70.4018592" calcext:value-type="float">
            <text:p>70.4018592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369]+1" office:value-type="float" office:value="38" calcext:value-type="float">
            <text:p>38</text:p>
          </table:table-cell>
          <table:table-cell table:formula="of:=[.B369]" office:value-type="float" office:value="6" calcext:value-type="float">
            <text:p>6</text:p>
          </table:table-cell>
          <table:table-cell office:value-type="float" office:value="139.58437632" calcext:value-type="float">
            <text:p>139.58437632</text:p>
          </table:table-cell>
          <table:table-cell office:value-type="float" office:value="71.57874912" calcext:value-type="float">
            <text:p>71.57874912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370]+1" office:value-type="float" office:value="38" calcext:value-type="float">
            <text:p>38</text:p>
          </table:table-cell>
          <table:table-cell table:formula="of:=[.B370]" office:value-type="float" office:value="7" calcext:value-type="float">
            <text:p>7</text:p>
          </table:table-cell>
          <table:table-cell office:value-type="float" office:value="198.9177344" calcext:value-type="float">
            <text:p>198.9177344</text:p>
          </table:table-cell>
          <table:table-cell office:value-type="float" office:value="45.94788" calcext:value-type="float">
            <text:p>45.94788</text:p>
          </table:table-cell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371]+1" office:value-type="float" office:value="38" calcext:value-type="float">
            <text:p>38</text:p>
          </table:table-cell>
          <table:table-cell table:formula="of:=[.B371]" office:value-type="float" office:value="8" calcext:value-type="float">
            <text:p>8</text:p>
          </table:table-cell>
          <table:table-cell office:value-type="float" office:value="152.22340224" calcext:value-type="float">
            <text:p>152.22340224</text:p>
          </table:table-cell>
          <table:table-cell office:value-type="float" office:value="48.10018176" calcext:value-type="float">
            <text:p>48.10018176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372]+1" office:value-type="float" office:value="38" calcext:value-type="float">
            <text:p>38</text:p>
          </table:table-cell>
          <table:table-cell table:formula="of:=[.B372]" office:value-type="float" office:value="9" calcext:value-type="float">
            <text:p>9</text:p>
          </table:table-cell>
          <table:table-cell office:value-type="float" office:value="192.53152512" calcext:value-type="float">
            <text:p>192.53152512</text:p>
          </table:table-cell>
          <table:table-cell office:value-type="float" office:value="24.659376" calcext:value-type="float">
            <text:p>24.659376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373]+1" office:value-type="float" office:value="38" calcext:value-type="float">
            <text:p>38</text:p>
          </table:table-cell>
          <table:table-cell table:formula="of:=[.B373]" office:value-type="float" office:value="10" calcext:value-type="float">
            <text:p>10</text:p>
          </table:table-cell>
          <table:table-cell office:value-type="float" office:value="155.67751552" calcext:value-type="float">
            <text:p>155.67751552</text:p>
          </table:table-cell>
          <table:table-cell office:value-type="float" office:value="26.25791328" calcext:value-type="float">
            <text:p>26.25791328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374]+1" office:value-type="float" office:value="39" calcext:value-type="float">
            <text:p>39</text:p>
          </table:table-cell>
          <table:table-cell table:formula="of:=[.B374]" office:value-type="float" office:value="1" calcext:value-type="float">
            <text:p>1</text:p>
          </table:table-cell>
          <table:table-cell office:value-type="float" office:value="221.8898048" calcext:value-type="float">
            <text:p>221.8898048</text:p>
          </table:table-cell>
          <table:table-cell office:value-type="float" office:value="139.3789584" calcext:value-type="float">
            <text:p>139.3789584</text:p>
          </table:table-cell>
          <table:table-cell office:value-type="float" office:value="225" calcext:value-type="float">
            <text:p>225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375]+1" office:value-type="float" office:value="39" calcext:value-type="float">
            <text:p>39</text:p>
          </table:table-cell>
          <table:table-cell table:formula="of:=[.B375]" office:value-type="float" office:value="2" calcext:value-type="float">
            <text:p>2</text:p>
          </table:table-cell>
          <table:table-cell office:value-type="float" office:value="129.88207744" calcext:value-type="float">
            <text:p>129.88207744</text:p>
          </table:table-cell>
          <table:table-cell office:value-type="float" office:value="141.567888" calcext:value-type="float">
            <text:p>141.5678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376]+1" office:value-type="float" office:value="39" calcext:value-type="float">
            <text:p>39</text:p>
          </table:table-cell>
          <table:table-cell table:formula="of:=[.B376]" office:value-type="float" office:value="3" calcext:value-type="float">
            <text:p>3</text:p>
          </table:table-cell>
          <table:table-cell office:value-type="float" office:value="216.84032" calcext:value-type="float">
            <text:p>216.84032</text:p>
          </table:table-cell>
          <table:table-cell office:value-type="float" office:value="109.29824448" calcext:value-type="float">
            <text:p>109.29824448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377]+1" office:value-type="float" office:value="39" calcext:value-type="float">
            <text:p>39</text:p>
          </table:table-cell>
          <table:table-cell table:formula="of:=[.B377]" office:value-type="float" office:value="4" calcext:value-type="float">
            <text:p>4</text:p>
          </table:table-cell>
          <table:table-cell office:value-type="float" office:value="134.0804032" calcext:value-type="float">
            <text:p>134.0804032</text:p>
          </table:table-cell>
          <table:table-cell office:value-type="float" office:value="111.62023392" calcext:value-type="float">
            <text:p>111.62023392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378]+1" office:value-type="float" office:value="39" calcext:value-type="float">
            <text:p>39</text:p>
          </table:table-cell>
          <table:table-cell table:formula="of:=[.B378]" office:value-type="float" office:value="5" calcext:value-type="float">
            <text:p>5</text:p>
          </table:table-cell>
          <table:table-cell office:value-type="float" office:value="211.0617216" calcext:value-type="float">
            <text:p>211.0617216</text:p>
          </table:table-cell>
          <table:table-cell office:value-type="float" office:value="79.0272192" calcext:value-type="float">
            <text:p>79.0272192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379]+1" office:value-type="float" office:value="39" calcext:value-type="float">
            <text:p>39</text:p>
          </table:table-cell>
          <table:table-cell table:formula="of:=[.B379]" office:value-type="float" office:value="6" calcext:value-type="float">
            <text:p>6</text:p>
          </table:table-cell>
          <table:table-cell office:value-type="float" office:value="137.392672" calcext:value-type="float">
            <text:p>137.392672</text:p>
          </table:table-cell>
          <table:table-cell office:value-type="float" office:value="80.657904" calcext:value-type="float">
            <text:p>80.657904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380]+1" office:value-type="float" office:value="39" calcext:value-type="float">
            <text:p>39</text:p>
          </table:table-cell>
          <table:table-cell table:formula="of:=[.B380]" office:value-type="float" office:value="7" calcext:value-type="float">
            <text:p>7</text:p>
          </table:table-cell>
          <table:table-cell office:value-type="float" office:value="196.5178304" calcext:value-type="float">
            <text:p>196.5178304</text:p>
          </table:table-cell>
          <table:table-cell office:value-type="float" office:value="54.86711328" calcext:value-type="float">
            <text:p>54.86711328</text:p>
          </table:table-cell>
          <table:table-cell office:value-type="float" office:value="198" calcext:value-type="float">
            <text:p>19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381]+1" office:value-type="float" office:value="39" calcext:value-type="float">
            <text:p>39</text:p>
          </table:table-cell>
          <table:table-cell table:formula="of:=[.B381]" office:value-type="float" office:value="8" calcext:value-type="float">
            <text:p>8</text:p>
          </table:table-cell>
          <table:table-cell office:value-type="float" office:value="150.252864" calcext:value-type="float">
            <text:p>150.252864</text:p>
          </table:table-cell>
          <table:table-cell office:value-type="float" office:value="56.807304" calcext:value-type="float">
            <text:p>56.807304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382]+1" office:value-type="float" office:value="39" calcext:value-type="float">
            <text:p>39</text:p>
          </table:table-cell>
          <table:table-cell table:formula="of:=[.B382]" office:value-type="float" office:value="9" calcext:value-type="float">
            <text:p>9</text:p>
          </table:table-cell>
          <table:table-cell office:value-type="float" office:value="190.93391744" calcext:value-type="float">
            <text:p>190.93391744</text:p>
          </table:table-cell>
          <table:table-cell office:value-type="float" office:value="33.7708896" calcext:value-type="float">
            <text:p>33.7708896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383]+1" office:value-type="float" office:value="39" calcext:value-type="float">
            <text:p>39</text:p>
          </table:table-cell>
          <table:table-cell table:formula="of:=[.B383]" office:value-type="float" office:value="10" calcext:value-type="float">
            <text:p>10</text:p>
          </table:table-cell>
          <table:table-cell office:value-type="float" office:value="153.07171456" calcext:value-type="float">
            <text:p>153.07171456</text:p>
          </table:table-cell>
          <table:table-cell office:value-type="float" office:value="35.7455328" calcext:value-type="float">
            <text:p>35.7455328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384]+1" office:value-type="float" office:value="40" calcext:value-type="float">
            <text:p>40</text:p>
          </table:table-cell>
          <table:table-cell table:formula="of:=[.B384]" office:value-type="float" office:value="1" calcext:value-type="float">
            <text:p>1</text:p>
          </table:table-cell>
          <table:table-cell office:value-type="float" office:value="211.3860544" calcext:value-type="float">
            <text:p>211.3860544</text:p>
          </table:table-cell>
          <table:table-cell office:value-type="float" office:value="137.582688" calcext:value-type="float">
            <text:p>137.582688</text:p>
          </table:table-cell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385]+1" office:value-type="float" office:value="40" calcext:value-type="float">
            <text:p>40</text:p>
          </table:table-cell>
          <table:table-cell table:formula="of:=[.B385]" office:value-type="float" office:value="2" calcext:value-type="float">
            <text:p>2</text:p>
          </table:table-cell>
          <table:table-cell office:value-type="float" office:value="125.62953472" calcext:value-type="float">
            <text:p>125.62953472</text:p>
          </table:table-cell>
          <table:table-cell office:value-type="float" office:value="140.1557664" calcext:value-type="float">
            <text:p>140.155766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386]+1" office:value-type="float" office:value="40" calcext:value-type="float">
            <text:p>40</text:p>
          </table:table-cell>
          <table:table-cell table:formula="of:=[.B386]" office:value-type="float" office:value="3" calcext:value-type="float">
            <text:p>3</text:p>
          </table:table-cell>
          <table:table-cell office:value-type="float" office:value="206.22906496" calcext:value-type="float">
            <text:p>206.22906496</text:p>
          </table:table-cell>
          <table:table-cell office:value-type="float" office:value="109.0168992" calcext:value-type="float">
            <text:p>109.0168992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387]+1" office:value-type="float" office:value="40" calcext:value-type="float">
            <text:p>40</text:p>
          </table:table-cell>
          <table:table-cell table:formula="of:=[.B387]" office:value-type="float" office:value="4" calcext:value-type="float">
            <text:p>4</text:p>
          </table:table-cell>
          <table:table-cell office:value-type="float" office:value="129.44746944" calcext:value-type="float">
            <text:p>129.44746944</text:p>
          </table:table-cell>
          <table:table-cell office:value-type="float" office:value="111.37767552" calcext:value-type="float">
            <text:p>111.37767552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388]+1" office:value-type="float" office:value="40" calcext:value-type="float">
            <text:p>40</text:p>
          </table:table-cell>
          <table:table-cell table:formula="of:=[.B388]" office:value-type="float" office:value="5" calcext:value-type="float">
            <text:p>5</text:p>
          </table:table-cell>
          <table:table-cell office:value-type="float" office:value="201.5492352" calcext:value-type="float">
            <text:p>201.5492352</text:p>
          </table:table-cell>
          <table:table-cell office:value-type="float" office:value="78.2304816" calcext:value-type="float">
            <text:p>78.2304816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389]+1" office:value-type="float" office:value="40" calcext:value-type="float">
            <text:p>40</text:p>
          </table:table-cell>
          <table:table-cell table:formula="of:=[.B389]" office:value-type="float" office:value="6" calcext:value-type="float">
            <text:p>6</text:p>
          </table:table-cell>
          <table:table-cell office:value-type="float" office:value="131.96165376" calcext:value-type="float">
            <text:p>131.96165376</text:p>
          </table:table-cell>
          <table:table-cell office:value-type="float" office:value="80.58568992" calcext:value-type="float">
            <text:p>80.58568992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390]+1" office:value-type="float" office:value="40" calcext:value-type="float">
            <text:p>40</text:p>
          </table:table-cell>
          <table:table-cell table:formula="of:=[.B390]" office:value-type="float" office:value="7" calcext:value-type="float">
            <text:p>7</text:p>
          </table:table-cell>
          <table:table-cell office:value-type="float" office:value="187.70841984" calcext:value-type="float">
            <text:p>187.70841984</text:p>
          </table:table-cell>
          <table:table-cell office:value-type="float" office:value="56.97329568" calcext:value-type="float">
            <text:p>56.97329568</text:p>
          </table:table-cell>
          <table:table-cell office:value-type="float" office:value="187" calcext:value-type="float">
            <text:p>18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391]+1" office:value-type="float" office:value="40" calcext:value-type="float">
            <text:p>40</text:p>
          </table:table-cell>
          <table:table-cell table:formula="of:=[.B391]" office:value-type="float" office:value="8" calcext:value-type="float">
            <text:p>8</text:p>
          </table:table-cell>
          <table:table-cell office:value-type="float" office:value="144.28897664" calcext:value-type="float">
            <text:p>144.28897664</text:p>
          </table:table-cell>
          <table:table-cell office:value-type="float" office:value="59.4415584" calcext:value-type="float">
            <text:p>59.4415584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392]+1" office:value-type="float" office:value="40" calcext:value-type="float">
            <text:p>40</text:p>
          </table:table-cell>
          <table:table-cell table:formula="of:=[.B392]" office:value-type="float" office:value="9" calcext:value-type="float">
            <text:p>9</text:p>
          </table:table-cell>
          <table:table-cell office:value-type="float" office:value="181.9800192" calcext:value-type="float">
            <text:p>181.9800192</text:p>
          </table:table-cell>
          <table:table-cell office:value-type="float" office:value="36.2968224" calcext:value-type="float">
            <text:p>36.2968224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393]+1" office:value-type="float" office:value="40" calcext:value-type="float">
            <text:p>40</text:p>
          </table:table-cell>
          <table:table-cell table:formula="of:=[.B393]" office:value-type="float" office:value="10" calcext:value-type="float">
            <text:p>10</text:p>
          </table:table-cell>
          <table:table-cell office:value-type="float" office:value="146.64388096" calcext:value-type="float">
            <text:p>146.64388096</text:p>
          </table:table-cell>
          <table:table-cell office:value-type="float" office:value="38.4596928" calcext:value-type="float">
            <text:p>38.4596928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394]+1" office:value-type="float" office:value="41" calcext:value-type="float">
            <text:p>41</text:p>
          </table:table-cell>
          <table:table-cell table:formula="of:=[.B394]" office:value-type="float" office:value="1" calcext:value-type="float">
            <text:p>1</text:p>
          </table:table-cell>
          <table:table-cell office:value-type="float" office:value="222.943616" calcext:value-type="float">
            <text:p>222.943616</text:p>
          </table:table-cell>
          <table:table-cell office:value-type="float" office:value="124.35143328" calcext:value-type="float">
            <text:p>124.35143328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395]+1" office:value-type="float" office:value="41" calcext:value-type="float">
            <text:p>41</text:p>
          </table:table-cell>
          <table:table-cell table:formula="of:=[.B395]" office:value-type="float" office:value="2" calcext:value-type="float">
            <text:p>2</text:p>
          </table:table-cell>
          <table:table-cell office:value-type="float" office:value="134.289776384" calcext:value-type="float">
            <text:p>134.289776384</text:p>
          </table:table-cell>
          <table:table-cell office:value-type="float" office:value="123.79762176" calcext:value-type="float">
            <text:p>123.79762176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396]+1" office:value-type="float" office:value="41" calcext:value-type="float">
            <text:p>41</text:p>
          </table:table-cell>
          <table:table-cell table:formula="of:=[.B396]" office:value-type="float" office:value="3" calcext:value-type="float">
            <text:p>3</text:p>
          </table:table-cell>
          <table:table-cell office:value-type="float" office:value="218.55664" calcext:value-type="float">
            <text:p>218.55664</text:p>
          </table:table-cell>
          <table:table-cell office:value-type="float" office:value="94.681760448" calcext:value-type="float">
            <text:p>94.681760448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397]+1" office:value-type="float" office:value="41" calcext:value-type="float">
            <text:p>41</text:p>
          </table:table-cell>
          <table:table-cell table:formula="of:=[.B397]" office:value-type="float" office:value="4" calcext:value-type="float">
            <text:p>4</text:p>
          </table:table-cell>
          <table:table-cell office:value-type="float" office:value="140.000061952" calcext:value-type="float">
            <text:p>140.000061952</text:p>
          </table:table-cell>
          <table:table-cell office:value-type="float" office:value="93.955601664" calcext:value-type="float">
            <text:p>93.955601664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398]+1" office:value-type="float" office:value="41" calcext:value-type="float">
            <text:p>41</text:p>
          </table:table-cell>
          <table:table-cell table:formula="of:=[.B398]" office:value-type="float" office:value="5" calcext:value-type="float">
            <text:p>5</text:p>
          </table:table-cell>
          <table:table-cell office:value-type="float" office:value="215.34282624" calcext:value-type="float">
            <text:p>215.34282624</text:p>
          </table:table-cell>
          <table:table-cell office:value-type="float" office:value="64.3880064" calcext:value-type="float">
            <text:p>64.3880064</text:p>
          </table:table-cell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399]+1" office:value-type="float" office:value="41" calcext:value-type="float">
            <text:p>41</text:p>
          </table:table-cell>
          <table:table-cell table:formula="of:=[.B399]" office:value-type="float" office:value="6" calcext:value-type="float">
            <text:p>6</text:p>
          </table:table-cell>
          <table:table-cell office:value-type="float" office:value="144.07553152" calcext:value-type="float">
            <text:p>144.07553152</text:p>
          </table:table-cell>
          <table:table-cell office:value-type="float" office:value="63.6961344" calcext:value-type="float">
            <text:p>63.6961344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00]+1" office:value-type="float" office:value="41" calcext:value-type="float">
            <text:p>41</text:p>
          </table:table-cell>
          <table:table-cell table:formula="of:=[.B400]" office:value-type="float" office:value="7" calcext:value-type="float">
            <text:p>7</text:p>
          </table:table-cell>
          <table:table-cell office:value-type="float" office:value="202.5874048" calcext:value-type="float">
            <text:p>202.5874048</text:p>
          </table:table-cell>
          <table:table-cell office:value-type="float" office:value="41.3051376" calcext:value-type="float">
            <text:p>41.3051376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401]+1" office:value-type="float" office:value="41" calcext:value-type="float">
            <text:p>41</text:p>
          </table:table-cell>
          <table:table-cell table:formula="of:=[.B401]" office:value-type="float" office:value="8" calcext:value-type="float">
            <text:p>8</text:p>
          </table:table-cell>
          <table:table-cell office:value-type="float" office:value="156.6747392" calcext:value-type="float">
            <text:p>156.6747392</text:p>
          </table:table-cell>
          <table:table-cell office:value-type="float" office:value="41.76896064" calcext:value-type="float">
            <text:p>41.76896064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402]+1" office:value-type="float" office:value="41" calcext:value-type="float">
            <text:p>41</text:p>
          </table:table-cell>
          <table:table-cell table:formula="of:=[.B402]" office:value-type="float" office:value="9" calcext:value-type="float">
            <text:p>9</text:p>
          </table:table-cell>
          <table:table-cell office:value-type="float" office:value="196.4763904" calcext:value-type="float">
            <text:p>196.4763904</text:p>
          </table:table-cell>
          <table:table-cell office:value-type="float" office:value="20.20112256" calcext:value-type="float">
            <text:p>20.20112256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403]+1" office:value-type="float" office:value="41" calcext:value-type="float">
            <text:p>41</text:p>
          </table:table-cell>
          <table:table-cell table:formula="of:=[.B403]" office:value-type="float" office:value="10" calcext:value-type="float">
            <text:p>10</text:p>
          </table:table-cell>
          <table:table-cell office:value-type="float" office:value="160.9254144" calcext:value-type="float">
            <text:p>160.9254144</text:p>
          </table:table-cell>
          <table:table-cell office:value-type="float" office:value="20.82261696" calcext:value-type="float">
            <text:p>20.82261696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404]+1" office:value-type="float" office:value="42" calcext:value-type="float">
            <text:p>42</text:p>
          </table:table-cell>
          <table:table-cell table:formula="of:=[.B404]" office:value-type="float" office:value="1" calcext:value-type="float">
            <text:p>1</text:p>
          </table:table-cell>
          <table:table-cell office:value-type="float" office:value="214.656576" calcext:value-type="float">
            <text:p>214.656576</text:p>
          </table:table-cell>
          <table:table-cell office:value-type="float" office:value="129.89291136" calcext:value-type="float">
            <text:p>129.89291136</text:p>
          </table:table-cell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405]+1" office:value-type="float" office:value="42" calcext:value-type="float">
            <text:p>42</text:p>
          </table:table-cell>
          <table:table-cell table:formula="of:=[.B405]" office:value-type="float" office:value="2" calcext:value-type="float">
            <text:p>2</text:p>
          </table:table-cell>
          <table:table-cell office:value-type="float" office:value="124.052206976" calcext:value-type="float">
            <text:p>124.052206976</text:p>
          </table:table-cell>
          <table:table-cell office:value-type="float" office:value="132.0875904" calcext:value-type="float">
            <text:p>132.0875904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406]+1" office:value-type="float" office:value="42" calcext:value-type="float">
            <text:p>42</text:p>
          </table:table-cell>
          <table:table-cell table:formula="of:=[.B406]" office:value-type="float" office:value="3" calcext:value-type="float">
            <text:p>3</text:p>
          </table:table-cell>
          <table:table-cell office:value-type="float" office:value="209.87046784" calcext:value-type="float">
            <text:p>209.87046784</text:p>
          </table:table-cell>
          <table:table-cell office:value-type="float" office:value="99.7243992" calcext:value-type="float">
            <text:p>99.7243992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407]+1" office:value-type="float" office:value="42" calcext:value-type="float">
            <text:p>42</text:p>
          </table:table-cell>
          <table:table-cell table:formula="of:=[.B407]" office:value-type="float" office:value="4" calcext:value-type="float">
            <text:p>4</text:p>
          </table:table-cell>
          <table:table-cell office:value-type="float" office:value="127.7886354944" calcext:value-type="float">
            <text:p>127.7886354944</text:p>
          </table:table-cell>
          <table:table-cell office:value-type="float" office:value="101.787212832" calcext:value-type="float">
            <text:p>101.787212832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408]+1" office:value-type="float" office:value="42" calcext:value-type="float">
            <text:p>42</text:p>
          </table:table-cell>
          <table:table-cell table:formula="of:=[.B408]" office:value-type="float" office:value="5" calcext:value-type="float">
            <text:p>5</text:p>
          </table:table-cell>
          <table:table-cell office:value-type="float" office:value="204.3714752" calcext:value-type="float">
            <text:p>204.3714752</text:p>
          </table:table-cell>
          <table:table-cell office:value-type="float" office:value="67.6483776" calcext:value-type="float">
            <text:p>67.6483776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409]+1" office:value-type="float" office:value="42" calcext:value-type="float">
            <text:p>42</text:p>
          </table:table-cell>
          <table:table-cell table:formula="of:=[.B409]" office:value-type="float" office:value="6" calcext:value-type="float">
            <text:p>6</text:p>
          </table:table-cell>
          <table:table-cell office:value-type="float" office:value="130.634803712" calcext:value-type="float">
            <text:p>130.634803712</text:p>
          </table:table-cell>
          <table:table-cell office:value-type="float" office:value="69.69957408" calcext:value-type="float">
            <text:p>69.69957408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410]+1" office:value-type="float" office:value="42" calcext:value-type="float">
            <text:p>42</text:p>
          </table:table-cell>
          <table:table-cell table:formula="of:=[.B410]" office:value-type="float" office:value="7" calcext:value-type="float">
            <text:p>7</text:p>
          </table:table-cell>
          <table:table-cell office:value-type="float" office:value="189.72054272" calcext:value-type="float">
            <text:p>189.72054272</text:p>
          </table:table-cell>
          <table:table-cell office:value-type="float" office:value="43.599072" calcext:value-type="float">
            <text:p>43.599072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411]+1" office:value-type="float" office:value="42" calcext:value-type="float">
            <text:p>42</text:p>
          </table:table-cell>
          <table:table-cell table:formula="of:=[.B411]" office:value-type="float" office:value="8" calcext:value-type="float">
            <text:p>8</text:p>
          </table:table-cell>
          <table:table-cell office:value-type="float" office:value="143.30046976" calcext:value-type="float">
            <text:p>143.30046976</text:p>
          </table:table-cell>
          <table:table-cell office:value-type="float" office:value="45.62817216" calcext:value-type="float">
            <text:p>45.62817216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412]+1" office:value-type="float" office:value="42" calcext:value-type="float">
            <text:p>42</text:p>
          </table:table-cell>
          <table:table-cell table:formula="of:=[.B412]" office:value-type="float" office:value="9" calcext:value-type="float">
            <text:p>9</text:p>
          </table:table-cell>
          <table:table-cell office:value-type="float" office:value="182.54573824" calcext:value-type="float">
            <text:p>182.54573824</text:p>
          </table:table-cell>
          <table:table-cell office:value-type="float" office:value="21.54264" calcext:value-type="float">
            <text:p>21.54264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413]+1" office:value-type="float" office:value="42" calcext:value-type="float">
            <text:p>42</text:p>
          </table:table-cell>
          <table:table-cell table:formula="of:=[.B413]" office:value-type="float" office:value="10" calcext:value-type="float">
            <text:p>10</text:p>
          </table:table-cell>
          <table:table-cell office:value-type="float" office:value="145.77646976" calcext:value-type="float">
            <text:p>145.77646976</text:p>
          </table:table-cell>
          <table:table-cell office:value-type="float" office:value="23.942064" calcext:value-type="float">
            <text:p>23.942064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14]+1" office:value-type="float" office:value="43" calcext:value-type="float">
            <text:p>43</text:p>
          </table:table-cell>
          <table:table-cell table:formula="of:=[.B414]" office:value-type="float" office:value="1" calcext:value-type="float">
            <text:p>1</text:p>
          </table:table-cell>
          <table:table-cell office:value-type="float" office:value="227.703232" calcext:value-type="float">
            <text:p>227.703232</text:p>
          </table:table-cell>
          <table:table-cell office:value-type="float" office:value="122.59812096" calcext:value-type="float">
            <text:p>122.59812096</text:p>
          </table:table-cell>
          <table:table-cell office:value-type="float" office:value="228" calcext:value-type="float">
            <text:p>228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415]+1" office:value-type="float" office:value="43" calcext:value-type="float">
            <text:p>43</text:p>
          </table:table-cell>
          <table:table-cell table:formula="of:=[.B415]" office:value-type="float" office:value="2" calcext:value-type="float">
            <text:p>2</text:p>
          </table:table-cell>
          <table:table-cell office:value-type="float" office:value="136.09588992" calcext:value-type="float">
            <text:p>136.09588992</text:p>
          </table:table-cell>
          <table:table-cell office:value-type="float" office:value="120.28347552" calcext:value-type="float">
            <text:p>120.28347552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416]+1" office:value-type="float" office:value="43" calcext:value-type="float">
            <text:p>43</text:p>
          </table:table-cell>
          <table:table-cell table:formula="of:=[.B416]" office:value-type="float" office:value="3" calcext:value-type="float">
            <text:p>3</text:p>
          </table:table-cell>
          <table:table-cell office:value-type="float" office:value="222.83308416" calcext:value-type="float">
            <text:p>222.83308416</text:p>
          </table:table-cell>
          <table:table-cell office:value-type="float" office:value="92.257369248" calcext:value-type="float">
            <text:p>92.257369248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417]+1" office:value-type="float" office:value="43" calcext:value-type="float">
            <text:p>43</text:p>
          </table:table-cell>
          <table:table-cell table:formula="of:=[.B417]" office:value-type="float" office:value="4" calcext:value-type="float">
            <text:p>4</text:p>
          </table:table-cell>
          <table:table-cell office:value-type="float" office:value="141.09158656" calcext:value-type="float">
            <text:p>141.09158656</text:p>
          </table:table-cell>
          <table:table-cell office:value-type="float" office:value="91.03671888" calcext:value-type="float">
            <text:p>91.03671888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418]+1" office:value-type="float" office:value="43" calcext:value-type="float">
            <text:p>43</text:p>
          </table:table-cell>
          <table:table-cell table:formula="of:=[.B418]" office:value-type="float" office:value="5" calcext:value-type="float">
            <text:p>5</text:p>
          </table:table-cell>
          <table:table-cell office:value-type="float" office:value="218.89257856" calcext:value-type="float">
            <text:p>218.89257856</text:p>
          </table:table-cell>
          <table:table-cell office:value-type="float" office:value="62.69267712" calcext:value-type="float">
            <text:p>62.69267712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19]+1" office:value-type="float" office:value="43" calcext:value-type="float">
            <text:p>43</text:p>
          </table:table-cell>
          <table:table-cell table:formula="of:=[.B419]" office:value-type="float" office:value="6" calcext:value-type="float">
            <text:p>6</text:p>
          </table:table-cell>
          <table:table-cell office:value-type="float" office:value="145.5462656" calcext:value-type="float">
            <text:p>145.5462656</text:p>
          </table:table-cell>
          <table:table-cell office:value-type="float" office:value="60.467904" calcext:value-type="float">
            <text:p>60.467904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420]+1" office:value-type="float" office:value="43" calcext:value-type="float">
            <text:p>43</text:p>
          </table:table-cell>
          <table:table-cell table:formula="of:=[.B420]" office:value-type="float" office:value="7" calcext:value-type="float">
            <text:p>7</text:p>
          </table:table-cell>
          <table:table-cell office:value-type="float" office:value="206.5167232" calcext:value-type="float">
            <text:p>206.5167232</text:p>
          </table:table-cell>
          <table:table-cell office:value-type="float" office:value="38.310864" calcext:value-type="float">
            <text:p>38.310864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421]+1" office:value-type="float" office:value="43" calcext:value-type="float">
            <text:p>43</text:p>
          </table:table-cell>
          <table:table-cell table:formula="of:=[.B421]" office:value-type="float" office:value="8" calcext:value-type="float">
            <text:p>8</text:p>
          </table:table-cell>
          <table:table-cell office:value-type="float" office:value="158.34809472" calcext:value-type="float">
            <text:p>158.34809472</text:p>
          </table:table-cell>
          <table:table-cell office:value-type="float" office:value="38.1325728" calcext:value-type="float">
            <text:p>38.1325728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422]+1" office:value-type="float" office:value="43" calcext:value-type="float">
            <text:p>43</text:p>
          </table:table-cell>
          <table:table-cell table:formula="of:=[.B422]" office:value-type="float" office:value="9" calcext:value-type="float">
            <text:p>9</text:p>
          </table:table-cell>
          <table:table-cell office:value-type="float" office:value="200.67279872" calcext:value-type="float">
            <text:p>200.67279872</text:p>
          </table:table-cell>
          <table:table-cell office:value-type="float" office:value="16.63936608" calcext:value-type="float">
            <text:p>16.63936608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423]+1" office:value-type="float" office:value="43" calcext:value-type="float">
            <text:p>43</text:p>
          </table:table-cell>
          <table:table-cell table:formula="of:=[.B423]" office:value-type="float" office:value="10" calcext:value-type="float">
            <text:p>10</text:p>
          </table:table-cell>
          <table:table-cell office:value-type="float" office:value="161.71698816" calcext:value-type="float">
            <text:p>161.71698816</text:p>
          </table:table-cell>
          <table:table-cell office:value-type="float" office:value="17.8061952" calcext:value-type="float">
            <text:p>17.806195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424]+1" office:value-type="float" office:value="44" calcext:value-type="float">
            <text:p>44</text:p>
          </table:table-cell>
          <table:table-cell table:formula="of:=[.B424]" office:value-type="float" office:value="1" calcext:value-type="float">
            <text:p>1</text:p>
          </table:table-cell>
          <table:table-cell office:value-type="float" office:value="217.19737984" calcext:value-type="float">
            <text:p>217.19737984</text:p>
          </table:table-cell>
          <table:table-cell office:value-type="float" office:value="146.85777312" calcext:value-type="float">
            <text:p>146.85777312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425]+1" office:value-type="float" office:value="44" calcext:value-type="float">
            <text:p>44</text:p>
          </table:table-cell>
          <table:table-cell table:formula="of:=[.B425]" office:value-type="float" office:value="2" calcext:value-type="float">
            <text:p>2</text:p>
          </table:table-cell>
          <table:table-cell office:value-type="float" office:value="128.0720887488" calcext:value-type="float">
            <text:p>128.0720887488</text:p>
          </table:table-cell>
          <table:table-cell office:value-type="float" office:value="143.6218848" calcext:value-type="float">
            <text:p>143.621884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426]+1" office:value-type="float" office:value="44" calcext:value-type="float">
            <text:p>44</text:p>
          </table:table-cell>
          <table:table-cell table:formula="of:=[.B426]" office:value-type="float" office:value="3" calcext:value-type="float">
            <text:p>3</text:p>
          </table:table-cell>
          <table:table-cell office:value-type="float" office:value="213.1383936" calcext:value-type="float">
            <text:p>213.1383936</text:p>
          </table:table-cell>
          <table:table-cell office:value-type="float" office:value="116.32816032" calcext:value-type="float">
            <text:p>116.32816032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427]+1" office:value-type="float" office:value="44" calcext:value-type="float">
            <text:p>44</text:p>
          </table:table-cell>
          <table:table-cell table:formula="of:=[.B427]" office:value-type="float" office:value="4" calcext:value-type="float">
            <text:p>4</text:p>
          </table:table-cell>
          <table:table-cell office:value-type="float" office:value="134.22414016" calcext:value-type="float">
            <text:p>134.22414016</text:p>
          </table:table-cell>
          <table:table-cell office:value-type="float" office:value="114.29941344" calcext:value-type="float">
            <text:p>114.29941344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428]+1" office:value-type="float" office:value="44" calcext:value-type="float">
            <text:p>44</text:p>
          </table:table-cell>
          <table:table-cell table:formula="of:=[.B428]" office:value-type="float" office:value="5" calcext:value-type="float">
            <text:p>5</text:p>
          </table:table-cell>
          <table:table-cell office:value-type="float" office:value="210.28021248" calcext:value-type="float">
            <text:p>210.28021248</text:p>
          </table:table-cell>
          <table:table-cell office:value-type="float" office:value="87.42573408" calcext:value-type="float">
            <text:p>87.42573408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429]+1" office:value-type="float" office:value="44" calcext:value-type="float">
            <text:p>44</text:p>
          </table:table-cell>
          <table:table-cell table:formula="of:=[.B429]" office:value-type="float" office:value="6" calcext:value-type="float">
            <text:p>6</text:p>
          </table:table-cell>
          <table:table-cell office:value-type="float" office:value="137.75472832" calcext:value-type="float">
            <text:p>137.75472832</text:p>
          </table:table-cell>
          <table:table-cell office:value-type="float" office:value="84.48441264" calcext:value-type="float">
            <text:p>84.48441264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30]+1" office:value-type="float" office:value="44" calcext:value-type="float">
            <text:p>44</text:p>
          </table:table-cell>
          <table:table-cell table:formula="of:=[.B430]" office:value-type="float" office:value="7" calcext:value-type="float">
            <text:p>7</text:p>
          </table:table-cell>
          <table:table-cell office:value-type="float" office:value="196.76641792" calcext:value-type="float">
            <text:p>196.76641792</text:p>
          </table:table-cell>
          <table:table-cell office:value-type="float" office:value="64.70432256" calcext:value-type="float">
            <text:p>64.70432256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431]+1" office:value-type="float" office:value="44" calcext:value-type="float">
            <text:p>44</text:p>
          </table:table-cell>
          <table:table-cell table:formula="of:=[.B431]" office:value-type="float" office:value="8" calcext:value-type="float">
            <text:p>8</text:p>
          </table:table-cell>
          <table:table-cell office:value-type="float" office:value="151.71693184" calcext:value-type="float">
            <text:p>151.71693184</text:p>
          </table:table-cell>
          <table:table-cell office:value-type="float" office:value="63.91771872" calcext:value-type="float">
            <text:p>63.91771872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432]+1" office:value-type="float" office:value="44" calcext:value-type="float">
            <text:p>44</text:p>
          </table:table-cell>
          <table:table-cell table:formula="of:=[.B432]" office:value-type="float" office:value="9" calcext:value-type="float">
            <text:p>9</text:p>
          </table:table-cell>
          <table:table-cell office:value-type="float" office:value="192.178624" calcext:value-type="float">
            <text:p>192.178624</text:p>
          </table:table-cell>
          <table:table-cell office:value-type="float" office:value="44.5040592" calcext:value-type="float">
            <text:p>44.504059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433]+1" office:value-type="float" office:value="44" calcext:value-type="float">
            <text:p>44</text:p>
          </table:table-cell>
          <table:table-cell table:formula="of:=[.B433]" office:value-type="float" office:value="10" calcext:value-type="float">
            <text:p>10</text:p>
          </table:table-cell>
          <table:table-cell office:value-type="float" office:value="156.09284736" calcext:value-type="float">
            <text:p>156.09284736</text:p>
          </table:table-cell>
          <table:table-cell office:value-type="float" office:value="44.758704" calcext:value-type="float">
            <text:p>44.758704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434]+1" office:value-type="float" office:value="45" calcext:value-type="float">
            <text:p>45</text:p>
          </table:table-cell>
          <table:table-cell table:formula="of:=[.B434]" office:value-type="float" office:value="1" calcext:value-type="float">
            <text:p>1</text:p>
          </table:table-cell>
          <table:table-cell office:value-type="float" office:value="220.39474432" calcext:value-type="float">
            <text:p>220.39474432</text:p>
          </table:table-cell>
          <table:table-cell office:value-type="float" office:value="133.40247072" calcext:value-type="float">
            <text:p>133.40247072</text:p>
          </table:table-cell>
          <table:table-cell office:value-type="float" office:value="219" calcext:value-type="float">
            <text:p>219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435]+1" office:value-type="float" office:value="45" calcext:value-type="float">
            <text:p>45</text:p>
          </table:table-cell>
          <table:table-cell table:formula="of:=[.B435]" office:value-type="float" office:value="2" calcext:value-type="float">
            <text:p>2</text:p>
          </table:table-cell>
          <table:table-cell office:value-type="float" office:value="132.00707328" calcext:value-type="float">
            <text:p>132.00707328</text:p>
          </table:table-cell>
          <table:table-cell office:value-type="float" office:value="132.5992896" calcext:value-type="float">
            <text:p>132.5992896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436]+1" office:value-type="float" office:value="45" calcext:value-type="float">
            <text:p>45</text:p>
          </table:table-cell>
          <table:table-cell table:formula="of:=[.B436]" office:value-type="float" office:value="3" calcext:value-type="float">
            <text:p>3</text:p>
          </table:table-cell>
          <table:table-cell office:value-type="float" office:value="216.0040896" calcext:value-type="float">
            <text:p>216.0040896</text:p>
          </table:table-cell>
          <table:table-cell office:value-type="float" office:value="103.98260592" calcext:value-type="float">
            <text:p>103.98260592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437]+1" office:value-type="float" office:value="45" calcext:value-type="float">
            <text:p>45</text:p>
          </table:table-cell>
          <table:table-cell table:formula="of:=[.B437]" office:value-type="float" office:value="4" calcext:value-type="float">
            <text:p>4</text:p>
          </table:table-cell>
          <table:table-cell office:value-type="float" office:value="137.62675328" calcext:value-type="float">
            <text:p>137.62675328</text:p>
          </table:table-cell>
          <table:table-cell office:value-type="float" office:value="103.270076736" calcext:value-type="float">
            <text:p>103.270076736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438]+1" office:value-type="float" office:value="45" calcext:value-type="float">
            <text:p>45</text:p>
          </table:table-cell>
          <table:table-cell table:formula="of:=[.B438]" office:value-type="float" office:value="5" calcext:value-type="float">
            <text:p>5</text:p>
          </table:table-cell>
          <table:table-cell office:value-type="float" office:value="212.146496" calcext:value-type="float">
            <text:p>212.146496</text:p>
          </table:table-cell>
          <table:table-cell office:value-type="float" office:value="74.0271936" calcext:value-type="float">
            <text:p>74.0271936</text:p>
          </table:table-cell>
          <table:table-cell office:value-type="float" office:value="213" calcext:value-type="float">
            <text:p>21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439]+1" office:value-type="float" office:value="45" calcext:value-type="float">
            <text:p>45</text:p>
          </table:table-cell>
          <table:table-cell table:formula="of:=[.B439]" office:value-type="float" office:value="6" calcext:value-type="float">
            <text:p>6</text:p>
          </table:table-cell>
          <table:table-cell office:value-type="float" office:value="141.01938816" calcext:value-type="float">
            <text:p>141.01938816</text:p>
          </table:table-cell>
          <table:table-cell office:value-type="float" office:value="74.0934816" calcext:value-type="float">
            <text:p>74.0934816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440]+1" office:value-type="float" office:value="45" calcext:value-type="float">
            <text:p>45</text:p>
          </table:table-cell>
          <table:table-cell table:formula="of:=[.B440]" office:value-type="float" office:value="7" calcext:value-type="float">
            <text:p>7</text:p>
          </table:table-cell>
          <table:table-cell office:value-type="float" office:value="198.83831808" calcext:value-type="float">
            <text:p>198.83831808</text:p>
          </table:table-cell>
          <table:table-cell office:value-type="float" office:value="50.930712" calcext:value-type="float">
            <text:p>50.930712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441]+1" office:value-type="float" office:value="45" calcext:value-type="float">
            <text:p>45</text:p>
          </table:table-cell>
          <table:table-cell table:formula="of:=[.B441]" office:value-type="float" office:value="8" calcext:value-type="float">
            <text:p>8</text:p>
          </table:table-cell>
          <table:table-cell office:value-type="float" office:value="153.53824768" calcext:value-type="float">
            <text:p>153.53824768</text:p>
          </table:table-cell>
          <table:table-cell office:value-type="float" office:value="52.51884864" calcext:value-type="float">
            <text:p>52.51884864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442]+1" office:value-type="float" office:value="45" calcext:value-type="float">
            <text:p>45</text:p>
          </table:table-cell>
          <table:table-cell table:formula="of:=[.B442]" office:value-type="float" office:value="9" calcext:value-type="float">
            <text:p>9</text:p>
          </table:table-cell>
          <table:table-cell office:value-type="float" office:value="193.3627648" calcext:value-type="float">
            <text:p>193.3627648</text:p>
          </table:table-cell>
          <table:table-cell office:value-type="float" office:value="31.5993312" calcext:value-type="float">
            <text:p>31.5993312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443]+1" office:value-type="float" office:value="45" calcext:value-type="float">
            <text:p>45</text:p>
          </table:table-cell>
          <table:table-cell table:formula="of:=[.B443]" office:value-type="float" office:value="10" calcext:value-type="float">
            <text:p>10</text:p>
          </table:table-cell>
          <table:table-cell office:value-type="float" office:value="158.11836672" calcext:value-type="float">
            <text:p>158.11836672</text:p>
          </table:table-cell>
          <table:table-cell office:value-type="float" office:value="32.1282624" calcext:value-type="float">
            <text:p>32.1282624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444]+1" office:value-type="float" office:value="46" calcext:value-type="float">
            <text:p>46</text:p>
          </table:table-cell>
          <table:table-cell table:formula="of:=[.B444]" office:value-type="float" office:value="1" calcext:value-type="float">
            <text:p>1</text:p>
          </table:table-cell>
          <table:table-cell office:value-type="float" office:value="205.5903936" calcext:value-type="float">
            <text:p>205.5903936</text:p>
          </table:table-cell>
          <table:table-cell office:value-type="float" office:value="141.97556352" calcext:value-type="float">
            <text:p>141.97556352</text:p>
          </table:table-cell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445]+1" office:value-type="float" office:value="46" calcext:value-type="float">
            <text:p>46</text:p>
          </table:table-cell>
          <table:table-cell table:formula="of:=[.B445]" office:value-type="float" office:value="2" calcext:value-type="float">
            <text:p>2</text:p>
          </table:table-cell>
          <table:table-cell office:value-type="float" office:value="116.97716096" calcext:value-type="float">
            <text:p>116.97716096</text:p>
          </table:table-cell>
          <table:table-cell office:value-type="float" office:value="137.880384" calcext:value-type="float">
            <text:p>137.880384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446]+1" office:value-type="float" office:value="46" calcext:value-type="float">
            <text:p>46</text:p>
          </table:table-cell>
          <table:table-cell table:formula="of:=[.B446]" office:value-type="float" office:value="3" calcext:value-type="float">
            <text:p>3</text:p>
          </table:table-cell>
          <table:table-cell office:value-type="float" office:value="202.3126528" calcext:value-type="float">
            <text:p>202.3126528</text:p>
          </table:table-cell>
          <table:table-cell office:value-type="float" office:value="112.2119424" calcext:value-type="float">
            <text:p>112.2119424</text:p>
          </table:table-cell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447]+1" office:value-type="float" office:value="46" calcext:value-type="float">
            <text:p>46</text:p>
          </table:table-cell>
          <table:table-cell table:formula="of:=[.B447]" office:value-type="float" office:value="4" calcext:value-type="float">
            <text:p>4</text:p>
          </table:table-cell>
          <table:table-cell office:value-type="float" office:value="122.955482496" calcext:value-type="float">
            <text:p>122.955482496</text:p>
          </table:table-cell>
          <table:table-cell office:value-type="float" office:value="108.19208928" calcext:value-type="float">
            <text:p>108.19208928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48]+1" office:value-type="float" office:value="46" calcext:value-type="float">
            <text:p>46</text:p>
          </table:table-cell>
          <table:table-cell table:formula="of:=[.B448]" office:value-type="float" office:value="5" calcext:value-type="float">
            <text:p>5</text:p>
          </table:table-cell>
          <table:table-cell office:value-type="float" office:value="198.48013312" calcext:value-type="float">
            <text:p>198.48013312</text:p>
          </table:table-cell>
          <table:table-cell office:value-type="float" office:value="80.3577504" calcext:value-type="float">
            <text:p>80.3577504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449]+1" office:value-type="float" office:value="46" calcext:value-type="float">
            <text:p>46</text:p>
          </table:table-cell>
          <table:table-cell table:formula="of:=[.B449]" office:value-type="float" office:value="6" calcext:value-type="float">
            <text:p>6</text:p>
          </table:table-cell>
          <table:table-cell office:value-type="float" office:value="129.235268096" calcext:value-type="float">
            <text:p>129.235268096</text:p>
          </table:table-cell>
          <table:table-cell office:value-type="float" office:value="76.58230848" calcext:value-type="float">
            <text:p>76.58230848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450]+1" office:value-type="float" office:value="46" calcext:value-type="float">
            <text:p>46</text:p>
          </table:table-cell>
          <table:table-cell table:formula="of:=[.B450]" office:value-type="float" office:value="7" calcext:value-type="float">
            <text:p>7</text:p>
          </table:table-cell>
          <table:table-cell office:value-type="float" office:value="187.562912" calcext:value-type="float">
            <text:p>187.562912</text:p>
          </table:table-cell>
          <table:table-cell office:value-type="float" office:value="57.43393728" calcext:value-type="float">
            <text:p>57.43393728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1]+1" office:value-type="float" office:value="46" calcext:value-type="float">
            <text:p>46</text:p>
          </table:table-cell>
          <table:table-cell table:formula="of:=[.B451]" office:value-type="float" office:value="8" calcext:value-type="float">
            <text:p>8</text:p>
          </table:table-cell>
          <table:table-cell office:value-type="float" office:value="142.56530304" calcext:value-type="float">
            <text:p>142.56530304</text:p>
          </table:table-cell>
          <table:table-cell office:value-type="float" office:value="56.31907968" calcext:value-type="float">
            <text:p>56.31907968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452]+1" office:value-type="float" office:value="46" calcext:value-type="float">
            <text:p>46</text:p>
          </table:table-cell>
          <table:table-cell table:formula="of:=[.B452]" office:value-type="float" office:value="9" calcext:value-type="float">
            <text:p>9</text:p>
          </table:table-cell>
          <table:table-cell office:value-type="float" office:value="183.77753088" calcext:value-type="float">
            <text:p>183.77753088</text:p>
          </table:table-cell>
          <table:table-cell office:value-type="float" office:value="35.715672" calcext:value-type="float">
            <text:p>35.715672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453]+1" office:value-type="float" office:value="46" calcext:value-type="float">
            <text:p>46</text:p>
          </table:table-cell>
          <table:table-cell table:formula="of:=[.B453]" office:value-type="float" office:value="10" calcext:value-type="float">
            <text:p>10</text:p>
          </table:table-cell>
          <table:table-cell office:value-type="float" office:value="146.9232832" calcext:value-type="float">
            <text:p>146.9232832</text:p>
          </table:table-cell>
          <table:table-cell office:value-type="float" office:value="35.584944" calcext:value-type="float">
            <text:p>35.584944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454]+1" office:value-type="float" office:value="47" calcext:value-type="float">
            <text:p>47</text:p>
          </table:table-cell>
          <table:table-cell table:formula="of:=[.B454]" office:value-type="float" office:value="1" calcext:value-type="float">
            <text:p>1</text:p>
          </table:table-cell>
          <table:table-cell office:value-type="float" office:value="229.8783744" calcext:value-type="float">
            <text:p>229.8783744</text:p>
          </table:table-cell>
          <table:table-cell office:value-type="float" office:value="127.47709728" calcext:value-type="float">
            <text:p>127.47709728</text:p>
          </table:table-cell>
          <table:table-cell office:value-type="float" office:value="233" calcext:value-type="float">
            <text:p>23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455]+1" office:value-type="float" office:value="47" calcext:value-type="float">
            <text:p>47</text:p>
          </table:table-cell>
          <table:table-cell table:formula="of:=[.B455]" office:value-type="float" office:value="2" calcext:value-type="float">
            <text:p>2</text:p>
          </table:table-cell>
          <table:table-cell office:value-type="float" office:value="145.22573056" calcext:value-type="float">
            <text:p>145.22573056</text:p>
          </table:table-cell>
          <table:table-cell office:value-type="float" office:value="127.10333952" calcext:value-type="float">
            <text:p>127.10333952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456]+1" office:value-type="float" office:value="47" calcext:value-type="float">
            <text:p>47</text:p>
          </table:table-cell>
          <table:table-cell table:formula="of:=[.B456]" office:value-type="float" office:value="3" calcext:value-type="float">
            <text:p>3</text:p>
          </table:table-cell>
          <table:table-cell office:value-type="float" office:value="225.6511232" calcext:value-type="float">
            <text:p>225.6511232</text:p>
          </table:table-cell>
          <table:table-cell office:value-type="float" office:value="98.51218704" calcext:value-type="float">
            <text:p>98.51218704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457]+1" office:value-type="float" office:value="47" calcext:value-type="float">
            <text:p>47</text:p>
          </table:table-cell>
          <table:table-cell table:formula="of:=[.B457]" office:value-type="float" office:value="4" calcext:value-type="float">
            <text:p>4</text:p>
          </table:table-cell>
          <table:table-cell office:value-type="float" office:value="150.2936" calcext:value-type="float">
            <text:p>150.2936</text:p>
          </table:table-cell>
          <table:table-cell office:value-type="float" office:value="98.37105456" calcext:value-type="float">
            <text:p>98.37105456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458]+1" office:value-type="float" office:value="47" calcext:value-type="float">
            <text:p>47</text:p>
          </table:table-cell>
          <table:table-cell table:formula="of:=[.B458]" office:value-type="float" office:value="5" calcext:value-type="float">
            <text:p>5</text:p>
          </table:table-cell>
          <table:table-cell office:value-type="float" office:value="220.89282944" calcext:value-type="float">
            <text:p>220.89282944</text:p>
          </table:table-cell>
          <table:table-cell office:value-type="float" office:value="70.59908544" calcext:value-type="float">
            <text:p>70.59908544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59]+1" office:value-type="float" office:value="47" calcext:value-type="float">
            <text:p>47</text:p>
          </table:table-cell>
          <table:table-cell table:formula="of:=[.B459]" office:value-type="float" office:value="6" calcext:value-type="float">
            <text:p>6</text:p>
          </table:table-cell>
          <table:table-cell office:value-type="float" office:value="153.3324352" calcext:value-type="float">
            <text:p>153.3324352</text:p>
          </table:table-cell>
          <table:table-cell office:value-type="float" office:value="69.26858688" calcext:value-type="float">
            <text:p>69.26858688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0]+1" office:value-type="float" office:value="47" calcext:value-type="float">
            <text:p>47</text:p>
          </table:table-cell>
          <table:table-cell table:formula="of:=[.B460]" office:value-type="float" office:value="7" calcext:value-type="float">
            <text:p>7</text:p>
          </table:table-cell>
          <table:table-cell office:value-type="float" office:value="206.7954432" calcext:value-type="float">
            <text:p>206.7954432</text:p>
          </table:table-cell>
          <table:table-cell office:value-type="float" office:value="48.94226112" calcext:value-type="float">
            <text:p>48.94226112</text:p>
          </table:table-cell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461]+1" office:value-type="float" office:value="47" calcext:value-type="float">
            <text:p>47</text:p>
          </table:table-cell>
          <table:table-cell table:formula="of:=[.B461]" office:value-type="float" office:value="8" calcext:value-type="float">
            <text:p>8</text:p>
          </table:table-cell>
          <table:table-cell office:value-type="float" office:value="164.61700096" calcext:value-type="float">
            <text:p>164.61700096</text:p>
          </table:table-cell>
          <table:table-cell office:value-type="float" office:value="49.5280416" calcext:value-type="float">
            <text:p>49.5280416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462]+1" office:value-type="float" office:value="47" calcext:value-type="float">
            <text:p>47</text:p>
          </table:table-cell>
          <table:table-cell table:formula="of:=[.B462]" office:value-type="float" office:value="9" calcext:value-type="float">
            <text:p>9</text:p>
          </table:table-cell>
          <table:table-cell office:value-type="float" office:value="201.266944" calcext:value-type="float">
            <text:p>201.266944</text:p>
          </table:table-cell>
          <table:table-cell office:value-type="float" office:value="29.40432384" calcext:value-type="float">
            <text:p>29.40432384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463]+1" office:value-type="float" office:value="47" calcext:value-type="float">
            <text:p>47</text:p>
          </table:table-cell>
          <table:table-cell table:formula="of:=[.B463]" office:value-type="float" office:value="10" calcext:value-type="float">
            <text:p>10</text:p>
          </table:table-cell>
          <table:table-cell office:value-type="float" office:value="166.9571648" calcext:value-type="float">
            <text:p>166.9571648</text:p>
          </table:table-cell>
          <table:table-cell office:value-type="float" office:value="30.8794752" calcext:value-type="float">
            <text:p>30.8794752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464]+1" office:value-type="float" office:value="48" calcext:value-type="float">
            <text:p>48</text:p>
          </table:table-cell>
          <table:table-cell table:formula="of:=[.B464]" office:value-type="float" office:value="1" calcext:value-type="float">
            <text:p>1</text:p>
          </table:table-cell>
          <table:table-cell office:value-type="float" office:value="206.307392" calcext:value-type="float">
            <text:p>206.307392</text:p>
          </table:table-cell>
          <table:table-cell office:value-type="float" office:value="133.38102432" calcext:value-type="float">
            <text:p>133.38102432</text:p>
          </table:table-cell>
          <table:table-cell office:value-type="float" office:value="202" calcext:value-type="float">
            <text:p>202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465]+1" office:value-type="float" office:value="48" calcext:value-type="float">
            <text:p>48</text:p>
          </table:table-cell>
          <table:table-cell table:formula="of:=[.B465]" office:value-type="float" office:value="2" calcext:value-type="float">
            <text:p>2</text:p>
          </table:table-cell>
          <table:table-cell office:value-type="float" office:value="117.40279488" calcext:value-type="float">
            <text:p>117.40279488</text:p>
          </table:table-cell>
          <table:table-cell office:value-type="float" office:value="127.74883776" calcext:value-type="float">
            <text:p>127.74883776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466]+1" office:value-type="float" office:value="48" calcext:value-type="float">
            <text:p>48</text:p>
          </table:table-cell>
          <table:table-cell table:formula="of:=[.B466]" office:value-type="float" office:value="3" calcext:value-type="float">
            <text:p>3</text:p>
          </table:table-cell>
          <table:table-cell office:value-type="float" office:value="202.48481792" calcext:value-type="float">
            <text:p>202.48481792</text:p>
          </table:table-cell>
          <table:table-cell office:value-type="float" office:value="102.41621808" calcext:value-type="float">
            <text:p>102.41621808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467]+1" office:value-type="float" office:value="48" calcext:value-type="float">
            <text:p>48</text:p>
          </table:table-cell>
          <table:table-cell table:formula="of:=[.B467]" office:value-type="float" office:value="4" calcext:value-type="float">
            <text:p>4</text:p>
          </table:table-cell>
          <table:table-cell office:value-type="float" office:value="124.457544576" calcext:value-type="float">
            <text:p>124.457544576</text:p>
          </table:table-cell>
          <table:table-cell office:value-type="float" office:value="98.586114048" calcext:value-type="float">
            <text:p>98.586114048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468]+1" office:value-type="float" office:value="48" calcext:value-type="float">
            <text:p>48</text:p>
          </table:table-cell>
          <table:table-cell table:formula="of:=[.B468]" office:value-type="float" office:value="5" calcext:value-type="float">
            <text:p>5</text:p>
          </table:table-cell>
          <table:table-cell office:value-type="float" office:value="201.2421952" calcext:value-type="float">
            <text:p>201.2421952</text:p>
          </table:table-cell>
          <table:table-cell office:value-type="float" office:value="71.27674752" calcext:value-type="float">
            <text:p>71.27674752</text:p>
          </table:table-cell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469]+1" office:value-type="float" office:value="48" calcext:value-type="float">
            <text:p>48</text:p>
          </table:table-cell>
          <table:table-cell table:formula="of:=[.B469]" office:value-type="float" office:value="6" calcext:value-type="float">
            <text:p>6</text:p>
          </table:table-cell>
          <table:table-cell office:value-type="float" office:value="129.75488896" calcext:value-type="float">
            <text:p>129.75488896</text:p>
          </table:table-cell>
          <table:table-cell office:value-type="float" office:value="67.6908" calcext:value-type="float">
            <text:p>67.6908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470]+1" office:value-type="float" office:value="48" calcext:value-type="float">
            <text:p>48</text:p>
          </table:table-cell>
          <table:table-cell table:formula="of:=[.B470]" office:value-type="float" office:value="7" calcext:value-type="float">
            <text:p>7</text:p>
          </table:table-cell>
          <table:table-cell office:value-type="float" office:value="188.943552" calcext:value-type="float">
            <text:p>188.943552</text:p>
          </table:table-cell>
          <table:table-cell office:value-type="float" office:value="47.65250592" calcext:value-type="float">
            <text:p>47.65250592</text:p>
          </table:table-cell>
          <table:table-cell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471]+1" office:value-type="float" office:value="48" calcext:value-type="float">
            <text:p>48</text:p>
          </table:table-cell>
          <table:table-cell table:formula="of:=[.B471]" office:value-type="float" office:value="8" calcext:value-type="float">
            <text:p>8</text:p>
          </table:table-cell>
          <table:table-cell office:value-type="float" office:value="144.78557056" calcext:value-type="float">
            <text:p>144.78557056</text:p>
          </table:table-cell>
          <table:table-cell office:value-type="float" office:value="46.2811584" calcext:value-type="float">
            <text:p>46.281158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472]+1" office:value-type="float" office:value="48" calcext:value-type="float">
            <text:p>48</text:p>
          </table:table-cell>
          <table:table-cell table:formula="of:=[.B472]" office:value-type="float" office:value="9" calcext:value-type="float">
            <text:p>9</text:p>
          </table:table-cell>
          <table:table-cell office:value-type="float" office:value="185.95188864" calcext:value-type="float">
            <text:p>185.95188864</text:p>
          </table:table-cell>
          <table:table-cell office:value-type="float" office:value="26.56968" calcext:value-type="float">
            <text:p>26.56968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473]+1" office:value-type="float" office:value="48" calcext:value-type="float">
            <text:p>48</text:p>
          </table:table-cell>
          <table:table-cell table:formula="of:=[.B473]" office:value-type="float" office:value="10" calcext:value-type="float">
            <text:p>10</text:p>
          </table:table-cell>
          <table:table-cell office:value-type="float" office:value="149.27590016" calcext:value-type="float">
            <text:p>149.27590016</text:p>
          </table:table-cell>
          <table:table-cell office:value-type="float" office:value="25.84702464" calcext:value-type="float">
            <text:p>25.84702464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474]+1" office:value-type="float" office:value="49" calcext:value-type="float">
            <text:p>49</text:p>
          </table:table-cell>
          <table:table-cell table:formula="of:=[.B474]" office:value-type="float" office:value="1" calcext:value-type="float">
            <text:p>1</text:p>
          </table:table-cell>
          <table:table-cell office:value-type="float" office:value="228.6311168" calcext:value-type="float">
            <text:p>228.6311168</text:p>
          </table:table-cell>
          <table:table-cell office:value-type="float" office:value="139.74489792" calcext:value-type="float">
            <text:p>139.74489792</text:p>
          </table:table-cell>
          <table:table-cell office:value-type="float" office:value="228" calcext:value-type="float">
            <text:p>228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475]+1" office:value-type="float" office:value="49" calcext:value-type="float">
            <text:p>49</text:p>
          </table:table-cell>
          <table:table-cell table:formula="of:=[.B475]" office:value-type="float" office:value="2" calcext:value-type="float">
            <text:p>2</text:p>
          </table:table-cell>
          <table:table-cell office:value-type="float" office:value="135.004697344" calcext:value-type="float">
            <text:p>135.004697344</text:p>
          </table:table-cell>
          <table:table-cell office:value-type="float" office:value="145.85421792" calcext:value-type="float">
            <text:p>145.8542179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476]+1" office:value-type="float" office:value="49" calcext:value-type="float">
            <text:p>49</text:p>
          </table:table-cell>
          <table:table-cell table:formula="of:=[.B476]" office:value-type="float" office:value="3" calcext:value-type="float">
            <text:p>3</text:p>
          </table:table-cell>
          <table:table-cell office:value-type="float" office:value="221.4256256" calcext:value-type="float">
            <text:p>221.4256256</text:p>
          </table:table-cell>
          <table:table-cell office:value-type="float" office:value="109.733616" calcext:value-type="float">
            <text:p>109.733616</text:p>
          </table:table-cell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477]+1" office:value-type="float" office:value="49" calcext:value-type="float">
            <text:p>49</text:p>
          </table:table-cell>
          <table:table-cell table:formula="of:=[.B477]" office:value-type="float" office:value="4" calcext:value-type="float">
            <text:p>4</text:p>
          </table:table-cell>
          <table:table-cell office:value-type="float" office:value="137.6368608" calcext:value-type="float">
            <text:p>137.6368608</text:p>
          </table:table-cell>
          <table:table-cell office:value-type="float" office:value="115.07785056" calcext:value-type="float">
            <text:p>115.07785056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478]+1" office:value-type="float" office:value="49" calcext:value-type="float">
            <text:p>49</text:p>
          </table:table-cell>
          <table:table-cell table:formula="of:=[.B478]" office:value-type="float" office:value="5" calcext:value-type="float">
            <text:p>5</text:p>
          </table:table-cell>
          <table:table-cell office:value-type="float" office:value="213.5114112" calcext:value-type="float">
            <text:p>213.5114112</text:p>
          </table:table-cell>
          <table:table-cell office:value-type="float" office:value="78.44287488" calcext:value-type="float">
            <text:p>78.44287488</text:p>
          </table:table-cell>
          <table:table-cell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479]+1" office:value-type="float" office:value="49" calcext:value-type="float">
            <text:p>49</text:p>
          </table:table-cell>
          <table:table-cell table:formula="of:=[.B479]" office:value-type="float" office:value="6" calcext:value-type="float">
            <text:p>6</text:p>
          </table:table-cell>
          <table:table-cell office:value-type="float" office:value="139.2131872" calcext:value-type="float">
            <text:p>139.2131872</text:p>
          </table:table-cell>
          <table:table-cell office:value-type="float" office:value="83.69211264" calcext:value-type="float">
            <text:p>83.69211264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480]+1" office:value-type="float" office:value="49" calcext:value-type="float">
            <text:p>49</text:p>
          </table:table-cell>
          <table:table-cell table:formula="of:=[.B480]" office:value-type="float" office:value="7" calcext:value-type="float">
            <text:p>7</text:p>
          </table:table-cell>
          <table:table-cell office:value-type="float" office:value="197.3193664" calcext:value-type="float">
            <text:p>197.3193664</text:p>
          </table:table-cell>
          <table:table-cell office:value-type="float" office:value="54.84670848" calcext:value-type="float">
            <text:p>54.84670848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481]+1" office:value-type="float" office:value="49" calcext:value-type="float">
            <text:p>49</text:p>
          </table:table-cell>
          <table:table-cell table:formula="of:=[.B481]" office:value-type="float" office:value="8" calcext:value-type="float">
            <text:p>8</text:p>
          </table:table-cell>
          <table:table-cell office:value-type="float" office:value="151.06131712" calcext:value-type="float">
            <text:p>151.06131712</text:p>
          </table:table-cell>
          <table:table-cell office:value-type="float" office:value="59.2964928" calcext:value-type="float">
            <text:p>59.2964928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82]+1" office:value-type="float" office:value="49" calcext:value-type="float">
            <text:p>49</text:p>
          </table:table-cell>
          <table:table-cell table:formula="of:=[.B482]" office:value-type="float" office:value="9" calcext:value-type="float">
            <text:p>9</text:p>
          </table:table-cell>
          <table:table-cell office:value-type="float" office:value="190.0304064" calcext:value-type="float">
            <text:p>190.0304064</text:p>
          </table:table-cell>
          <table:table-cell office:value-type="float" office:value="33.29148096" calcext:value-type="float">
            <text:p>33.29148096</text:p>
          </table:table-cell>
          <table:table-cell office:value-type="float" office:value="191" calcext:value-type="float">
            <text:p>19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483]+1" office:value-type="float" office:value="49" calcext:value-type="float">
            <text:p>49</text:p>
          </table:table-cell>
          <table:table-cell table:formula="of:=[.B483]" office:value-type="float" office:value="10" calcext:value-type="float">
            <text:p>10</text:p>
          </table:table-cell>
          <table:table-cell office:value-type="float" office:value="151.3844032" calcext:value-type="float">
            <text:p>151.3844032</text:p>
          </table:table-cell>
          <table:table-cell office:value-type="float" office:value="37.1975232" calcext:value-type="float">
            <text:p>37.1975232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484]+1" office:value-type="float" office:value="50" calcext:value-type="float">
            <text:p>50</text:p>
          </table:table-cell>
          <table:table-cell table:formula="of:=[.B484]" office:value-type="float" office:value="1" calcext:value-type="float">
            <text:p>1</text:p>
          </table:table-cell>
          <table:table-cell office:value-type="float" office:value="218.635456" calcext:value-type="float">
            <text:p>218.635456</text:p>
          </table:table-cell>
          <table:table-cell office:value-type="float" office:value="148.010784" calcext:value-type="float">
            <text:p>148.010784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485]+1" office:value-type="float" office:value="50" calcext:value-type="float">
            <text:p>50</text:p>
          </table:table-cell>
          <table:table-cell table:formula="of:=[.B485]" office:value-type="float" office:value="2" calcext:value-type="float">
            <text:p>2</text:p>
          </table:table-cell>
          <table:table-cell office:value-type="float" office:value="128.9995670272" calcext:value-type="float">
            <text:p>128.9995670272</text:p>
          </table:table-cell>
          <table:table-cell office:value-type="float" office:value="148.5685344" calcext:value-type="float">
            <text:p>148.5685344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486]+1" office:value-type="float" office:value="50" calcext:value-type="float">
            <text:p>50</text:p>
          </table:table-cell>
          <table:table-cell table:formula="of:=[.B486]" office:value-type="float" office:value="3" calcext:value-type="float">
            <text:p>3</text:p>
          </table:table-cell>
          <table:table-cell office:value-type="float" office:value="213.6925696" calcext:value-type="float">
            <text:p>213.6925696</text:p>
          </table:table-cell>
          <table:table-cell office:value-type="float" office:value="118.12098048" calcext:value-type="float">
            <text:p>118.12098048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487]+1" office:value-type="float" office:value="50" calcext:value-type="float">
            <text:p>50</text:p>
          </table:table-cell>
          <table:table-cell table:formula="of:=[.B487]" office:value-type="float" office:value="4" calcext:value-type="float">
            <text:p>4</text:p>
          </table:table-cell>
          <table:table-cell office:value-type="float" office:value="133.333943424" calcext:value-type="float">
            <text:p>133.333943424</text:p>
          </table:table-cell>
          <table:table-cell office:value-type="float" office:value="118.4020608" calcext:value-type="float">
            <text:p>118.4020608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488]+1" office:value-type="float" office:value="50" calcext:value-type="float">
            <text:p>50</text:p>
          </table:table-cell>
          <table:table-cell table:formula="of:=[.B488]" office:value-type="float" office:value="5" calcext:value-type="float">
            <text:p>5</text:p>
          </table:table-cell>
          <table:table-cell office:value-type="float" office:value="210.0457536" calcext:value-type="float">
            <text:p>210.0457536</text:p>
          </table:table-cell>
          <table:table-cell office:value-type="float" office:value="89.22410976" calcext:value-type="float">
            <text:p>89.22410976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489]+1" office:value-type="float" office:value="50" calcext:value-type="float">
            <text:p>50</text:p>
          </table:table-cell>
          <table:table-cell table:formula="of:=[.B489]" office:value-type="float" office:value="6" calcext:value-type="float">
            <text:p>6</text:p>
          </table:table-cell>
          <table:table-cell office:value-type="float" office:value="136.66919424" calcext:value-type="float">
            <text:p>136.66919424</text:p>
          </table:table-cell>
          <table:table-cell office:value-type="float" office:value="88.58860128" calcext:value-type="float">
            <text:p>88.58860128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490]+1" office:value-type="float" office:value="50" calcext:value-type="float">
            <text:p>50</text:p>
          </table:table-cell>
          <table:table-cell table:formula="of:=[.B490]" office:value-type="float" office:value="7" calcext:value-type="float">
            <text:p>7</text:p>
          </table:table-cell>
          <table:table-cell office:value-type="float" office:value="195.3187712" calcext:value-type="float">
            <text:p>195.3187712</text:p>
          </table:table-cell>
          <table:table-cell office:value-type="float" office:value="65.80901568" calcext:value-type="float">
            <text:p>65.80901568</text:p>
          </table:table-cell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491]+1" office:value-type="float" office:value="50" calcext:value-type="float">
            <text:p>50</text:p>
          </table:table-cell>
          <table:table-cell table:formula="of:=[.B491]" office:value-type="float" office:value="8" calcext:value-type="float">
            <text:p>8</text:p>
          </table:table-cell>
          <table:table-cell office:value-type="float" office:value="149.81900416" calcext:value-type="float">
            <text:p>149.81900416</text:p>
          </table:table-cell>
          <table:table-cell office:value-type="float" office:value="66.90557376" calcext:value-type="float">
            <text:p>66.90557376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492]+1" office:value-type="float" office:value="50" calcext:value-type="float">
            <text:p>50</text:p>
          </table:table-cell>
          <table:table-cell table:formula="of:=[.B492]" office:value-type="float" office:value="9" calcext:value-type="float">
            <text:p>9</text:p>
          </table:table-cell>
          <table:table-cell office:value-type="float" office:value="189.9867904" calcext:value-type="float">
            <text:p>189.9867904</text:p>
          </table:table-cell>
          <table:table-cell office:value-type="float" office:value="45.2018688" calcext:value-type="float">
            <text:p>45.2018688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493]+1" office:value-type="float" office:value="50" calcext:value-type="float">
            <text:p>50</text:p>
          </table:table-cell>
          <table:table-cell table:formula="of:=[.B493]" office:value-type="float" office:value="10" calcext:value-type="float">
            <text:p>10</text:p>
          </table:table-cell>
          <table:table-cell office:value-type="float" office:value="153.50060032" calcext:value-type="float">
            <text:p>153.50060032</text:p>
          </table:table-cell>
          <table:table-cell office:value-type="float" office:value="46.641744" calcext:value-type="float">
            <text:p>46.641744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494]+1" office:value-type="float" office:value="51" calcext:value-type="float">
            <text:p>51</text:p>
          </table:table-cell>
          <table:table-cell table:formula="of:=[.B494]" office:value-type="float" office:value="1" calcext:value-type="float">
            <text:p>1</text:p>
          </table:table-cell>
          <table:table-cell office:value-type="float" office:value="216.56355328" calcext:value-type="float">
            <text:p>216.56355328</text:p>
          </table:table-cell>
          <table:table-cell office:value-type="float" office:value="142.82560704" calcext:value-type="float">
            <text:p>142.82560704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495]+1" office:value-type="float" office:value="51" calcext:value-type="float">
            <text:p>51</text:p>
          </table:table-cell>
          <table:table-cell table:formula="of:=[.B495]" office:value-type="float" office:value="2" calcext:value-type="float">
            <text:p>2</text:p>
          </table:table-cell>
          <table:table-cell office:value-type="float" office:value="127.3816657024" calcext:value-type="float">
            <text:p>127.3816657024</text:p>
          </table:table-cell>
          <table:table-cell office:value-type="float" office:value="139.9403232" calcext:value-type="float">
            <text:p>139.9403232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496]+1" office:value-type="float" office:value="51" calcext:value-type="float">
            <text:p>51</text:p>
          </table:table-cell>
          <table:table-cell table:formula="of:=[.B496]" office:value-type="float" office:value="3" calcext:value-type="float">
            <text:p>3</text:p>
          </table:table-cell>
          <table:table-cell office:value-type="float" office:value="212.925184" calcext:value-type="float">
            <text:p>212.925184</text:p>
          </table:table-cell>
          <table:table-cell office:value-type="float" office:value="112.98628128" calcext:value-type="float">
            <text:p>112.98628128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497]+1" office:value-type="float" office:value="51" calcext:value-type="float">
            <text:p>51</text:p>
          </table:table-cell>
          <table:table-cell table:formula="of:=[.B497]" office:value-type="float" office:value="4" calcext:value-type="float">
            <text:p>4</text:p>
          </table:table-cell>
          <table:table-cell office:value-type="float" office:value="133.65999872" calcext:value-type="float">
            <text:p>133.65999872</text:p>
          </table:table-cell>
          <table:table-cell office:value-type="float" office:value="110.42945472" calcext:value-type="float">
            <text:p>110.42945472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498]+1" office:value-type="float" office:value="51" calcext:value-type="float">
            <text:p>51</text:p>
          </table:table-cell>
          <table:table-cell table:formula="of:=[.B498]" office:value-type="float" office:value="5" calcext:value-type="float">
            <text:p>5</text:p>
          </table:table-cell>
          <table:table-cell office:value-type="float" office:value="210.3727104" calcext:value-type="float">
            <text:p>210.3727104</text:p>
          </table:table-cell>
          <table:table-cell office:value-type="float" office:value="82.01519712" calcext:value-type="float">
            <text:p>82.01519712</text:p>
          </table:table-cell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499]+1" office:value-type="float" office:value="51" calcext:value-type="float">
            <text:p>51</text:p>
          </table:table-cell>
          <table:table-cell table:formula="of:=[.B499]" office:value-type="float" office:value="6" calcext:value-type="float">
            <text:p>6</text:p>
          </table:table-cell>
          <table:table-cell office:value-type="float" office:value="138.5620864" calcext:value-type="float">
            <text:p>138.5620864</text:p>
          </table:table-cell>
          <table:table-cell office:value-type="float" office:value="79.52031936" calcext:value-type="float">
            <text:p>79.52031936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500]+1" office:value-type="float" office:value="51" calcext:value-type="float">
            <text:p>51</text:p>
          </table:table-cell>
          <table:table-cell table:formula="of:=[.B500]" office:value-type="float" office:value="7" calcext:value-type="float">
            <text:p>7</text:p>
          </table:table-cell>
          <table:table-cell office:value-type="float" office:value="197.69438208" calcext:value-type="float">
            <text:p>197.69438208</text:p>
          </table:table-cell>
          <table:table-cell office:value-type="float" office:value="58.7794992" calcext:value-type="float">
            <text:p>58.7794992</text:p>
          </table:table-cell>
          <table:table-cell office:value-type="float" office:value="198" calcext:value-type="float">
            <text:p>19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501]+1" office:value-type="float" office:value="51" calcext:value-type="float">
            <text:p>51</text:p>
          </table:table-cell>
          <table:table-cell table:formula="of:=[.B501]" office:value-type="float" office:value="8" calcext:value-type="float">
            <text:p>8</text:p>
          </table:table-cell>
          <table:table-cell office:value-type="float" office:value="152.34861184" calcext:value-type="float">
            <text:p>152.34861184</text:p>
          </table:table-cell>
          <table:table-cell office:value-type="float" office:value="58.62977856" calcext:value-type="float">
            <text:p>58.62977856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502]+1" office:value-type="float" office:value="51" calcext:value-type="float">
            <text:p>51</text:p>
          </table:table-cell>
          <table:table-cell table:formula="of:=[.B502]" office:value-type="float" office:value="9" calcext:value-type="float">
            <text:p>9</text:p>
          </table:table-cell>
          <table:table-cell office:value-type="float" office:value="192.5636096" calcext:value-type="float">
            <text:p>192.5636096</text:p>
          </table:table-cell>
          <table:table-cell office:value-type="float" office:value="38.0408544" calcext:value-type="float">
            <text:p>38.0408544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503]+1" office:value-type="float" office:value="51" calcext:value-type="float">
            <text:p>51</text:p>
          </table:table-cell>
          <table:table-cell table:formula="of:=[.B503]" office:value-type="float" office:value="10" calcext:value-type="float">
            <text:p>10</text:p>
          </table:table-cell>
          <table:table-cell office:value-type="float" office:value="156.62169088" calcext:value-type="float">
            <text:p>156.62169088</text:p>
          </table:table-cell>
          <table:table-cell office:value-type="float" office:value="37.9217472" calcext:value-type="float">
            <text:p>37.9217472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504]+1" office:value-type="float" office:value="52" calcext:value-type="float">
            <text:p>52</text:p>
          </table:table-cell>
          <table:table-cell table:formula="of:=[.B504]" office:value-type="float" office:value="1" calcext:value-type="float">
            <text:p>1</text:p>
          </table:table-cell>
          <table:table-cell office:value-type="float" office:value="224.79142016" calcext:value-type="float">
            <text:p>224.79142016</text:p>
          </table:table-cell>
          <table:table-cell office:value-type="float" office:value="128.2023456" calcext:value-type="float">
            <text:p>128.2023456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505]+1" office:value-type="float" office:value="52" calcext:value-type="float">
            <text:p>52</text:p>
          </table:table-cell>
          <table:table-cell table:formula="of:=[.B505]" office:value-type="float" office:value="2" calcext:value-type="float">
            <text:p>2</text:p>
          </table:table-cell>
          <table:table-cell office:value-type="float" office:value="136.02676352" calcext:value-type="float">
            <text:p>136.02676352</text:p>
          </table:table-cell>
          <table:table-cell office:value-type="float" office:value="127.58749824" calcext:value-type="float">
            <text:p>127.58749824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506]+1" office:value-type="float" office:value="52" calcext:value-type="float">
            <text:p>52</text:p>
          </table:table-cell>
          <table:table-cell table:formula="of:=[.B506]" office:value-type="float" office:value="3" calcext:value-type="float">
            <text:p>3</text:p>
          </table:table-cell>
          <table:table-cell office:value-type="float" office:value="220.332928" calcext:value-type="float">
            <text:p>220.332928</text:p>
          </table:table-cell>
          <table:table-cell office:value-type="float" office:value="98.2975152" calcext:value-type="float">
            <text:p>98.2975152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07]+1" office:value-type="float" office:value="52" calcext:value-type="float">
            <text:p>52</text:p>
          </table:table-cell>
          <table:table-cell table:formula="of:=[.B507]" office:value-type="float" office:value="4" calcext:value-type="float">
            <text:p>4</text:p>
          </table:table-cell>
          <table:table-cell office:value-type="float" office:value="140.68530176" calcext:value-type="float">
            <text:p>140.68530176</text:p>
          </table:table-cell>
          <table:table-cell office:value-type="float" office:value="97.71035808" calcext:value-type="float">
            <text:p>97.71035808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508]+1" office:value-type="float" office:value="52" calcext:value-type="float">
            <text:p>52</text:p>
          </table:table-cell>
          <table:table-cell table:formula="of:=[.B508]" office:value-type="float" office:value="5" calcext:value-type="float">
            <text:p>5</text:p>
          </table:table-cell>
          <table:table-cell office:value-type="float" office:value="216.38432" calcext:value-type="float">
            <text:p>216.38432</text:p>
          </table:table-cell>
          <table:table-cell office:value-type="float" office:value="67.67197056" calcext:value-type="float">
            <text:p>67.67197056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509]+1" office:value-type="float" office:value="52" calcext:value-type="float">
            <text:p>52</text:p>
          </table:table-cell>
          <table:table-cell table:formula="of:=[.B509]" office:value-type="float" office:value="6" calcext:value-type="float">
            <text:p>6</text:p>
          </table:table-cell>
          <table:table-cell office:value-type="float" office:value="144.27004672" calcext:value-type="float">
            <text:p>144.27004672</text:p>
          </table:table-cell>
          <table:table-cell office:value-type="float" office:value="67.84675872" calcext:value-type="float">
            <text:p>67.8467587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510]+1" office:value-type="float" office:value="52" calcext:value-type="float">
            <text:p>52</text:p>
          </table:table-cell>
          <table:table-cell table:formula="of:=[.B510]" office:value-type="float" office:value="7" calcext:value-type="float">
            <text:p>7</text:p>
          </table:table-cell>
          <table:table-cell office:value-type="float" office:value="203.452928" calcext:value-type="float">
            <text:p>203.452928</text:p>
          </table:table-cell>
          <table:table-cell office:value-type="float" office:value="44.09485824" calcext:value-type="float">
            <text:p>44.09485824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511]+1" office:value-type="float" office:value="52" calcext:value-type="float">
            <text:p>52</text:p>
          </table:table-cell>
          <table:table-cell table:formula="of:=[.B511]" office:value-type="float" office:value="8" calcext:value-type="float">
            <text:p>8</text:p>
          </table:table-cell>
          <table:table-cell office:value-type="float" office:value="157.47955328" calcext:value-type="float">
            <text:p>157.47955328</text:p>
          </table:table-cell>
          <table:table-cell office:value-type="float" office:value="45.449472" calcext:value-type="float">
            <text:p>45.449472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512]+1" office:value-type="float" office:value="52" calcext:value-type="float">
            <text:p>52</text:p>
          </table:table-cell>
          <table:table-cell table:formula="of:=[.B512]" office:value-type="float" office:value="9" calcext:value-type="float">
            <text:p>9</text:p>
          </table:table-cell>
          <table:table-cell office:value-type="float" office:value="196.684928" calcext:value-type="float">
            <text:p>196.684928</text:p>
          </table:table-cell>
          <table:table-cell office:value-type="float" office:value="23.15233632" calcext:value-type="float">
            <text:p>23.15233632</text:p>
          </table:table-cell>
          <table:table-cell office:value-type="float" office:value="198" calcext:value-type="float">
            <text:p>19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513]+1" office:value-type="float" office:value="52" calcext:value-type="float">
            <text:p>52</text:p>
          </table:table-cell>
          <table:table-cell table:formula="of:=[.B513]" office:value-type="float" office:value="10" calcext:value-type="float">
            <text:p>10</text:p>
          </table:table-cell>
          <table:table-cell office:value-type="float" office:value="161.16477952" calcext:value-type="float">
            <text:p>161.16477952</text:p>
          </table:table-cell>
          <table:table-cell office:value-type="float" office:value="24.25844736" calcext:value-type="float">
            <text:p>24.25844736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514]+1" office:value-type="float" office:value="53" calcext:value-type="float">
            <text:p>53</text:p>
          </table:table-cell>
          <table:table-cell table:formula="of:=[.B514]" office:value-type="float" office:value="1" calcext:value-type="float">
            <text:p>1</text:p>
          </table:table-cell>
          <table:table-cell office:value-type="float" office:value="210.4790656" calcext:value-type="float">
            <text:p>210.4790656</text:p>
          </table:table-cell>
          <table:table-cell office:value-type="float" office:value="127.88022432" calcext:value-type="float">
            <text:p>127.88022432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515]+1" office:value-type="float" office:value="53" calcext:value-type="float">
            <text:p>53</text:p>
          </table:table-cell>
          <table:table-cell table:formula="of:=[.B515]" office:value-type="float" office:value="2" calcext:value-type="float">
            <text:p>2</text:p>
          </table:table-cell>
          <table:table-cell office:value-type="float" office:value="122.802408704" calcext:value-type="float">
            <text:p>122.802408704</text:p>
          </table:table-cell>
          <table:table-cell office:value-type="float" office:value="126.57262272" calcext:value-type="float">
            <text:p>126.5726227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516]+1" office:value-type="float" office:value="53" calcext:value-type="float">
            <text:p>53</text:p>
          </table:table-cell>
          <table:table-cell table:formula="of:=[.B516]" office:value-type="float" office:value="3" calcext:value-type="float">
            <text:p>3</text:p>
          </table:table-cell>
          <table:table-cell office:value-type="float" office:value="206.55036928" calcext:value-type="float">
            <text:p>206.55036928</text:p>
          </table:table-cell>
          <table:table-cell office:value-type="float" office:value="99.30948864" calcext:value-type="float">
            <text:p>99.30948864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517]+1" office:value-type="float" office:value="53" calcext:value-type="float">
            <text:p>53</text:p>
          </table:table-cell>
          <table:table-cell table:formula="of:=[.B517]" office:value-type="float" office:value="4" calcext:value-type="float">
            <text:p>4</text:p>
          </table:table-cell>
          <table:table-cell office:value-type="float" office:value="127.6687958272" calcext:value-type="float">
            <text:p>127.6687958272</text:p>
          </table:table-cell>
          <table:table-cell office:value-type="float" office:value="97.408988736" calcext:value-type="float">
            <text:p>97.408988736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518]+1" office:value-type="float" office:value="53" calcext:value-type="float">
            <text:p>53</text:p>
          </table:table-cell>
          <table:table-cell table:formula="of:=[.B518]" office:value-type="float" office:value="5" calcext:value-type="float">
            <text:p>5</text:p>
          </table:table-cell>
          <table:table-cell office:value-type="float" office:value="203.7280768" calcext:value-type="float">
            <text:p>203.7280768</text:p>
          </table:table-cell>
          <table:table-cell office:value-type="float" office:value="68.56085568" calcext:value-type="float">
            <text:p>68.56085568</text:p>
          </table:table-cell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519]+1" office:value-type="float" office:value="53" calcext:value-type="float">
            <text:p>53</text:p>
          </table:table-cell>
          <table:table-cell table:formula="of:=[.B519]" office:value-type="float" office:value="6" calcext:value-type="float">
            <text:p>6</text:p>
          </table:table-cell>
          <table:table-cell office:value-type="float" office:value="132.38378624" calcext:value-type="float">
            <text:p>132.38378624</text:p>
          </table:table-cell>
          <table:table-cell office:value-type="float" office:value="67.56542016" calcext:value-type="float">
            <text:p>67.56542016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520]+1" office:value-type="float" office:value="53" calcext:value-type="float">
            <text:p>53</text:p>
          </table:table-cell>
          <table:table-cell table:formula="of:=[.B520]" office:value-type="float" office:value="7" calcext:value-type="float">
            <text:p>7</text:p>
          </table:table-cell>
          <table:table-cell office:value-type="float" office:value="191.0927424" calcext:value-type="float">
            <text:p>191.0927424</text:p>
          </table:table-cell>
          <table:table-cell office:value-type="float" office:value="45.35888064" calcext:value-type="float">
            <text:p>45.35888064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521]+1" office:value-type="float" office:value="53" calcext:value-type="float">
            <text:p>53</text:p>
          </table:table-cell>
          <table:table-cell table:formula="of:=[.B521]" office:value-type="float" office:value="8" calcext:value-type="float">
            <text:p>8</text:p>
          </table:table-cell>
          <table:table-cell office:value-type="float" office:value="146.0264512" calcext:value-type="float">
            <text:p>146.0264512</text:p>
          </table:table-cell>
          <table:table-cell office:value-type="float" office:value="45.2140848" calcext:value-type="float">
            <text:p>45.2140848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522]+1" office:value-type="float" office:value="53" calcext:value-type="float">
            <text:p>53</text:p>
          </table:table-cell>
          <table:table-cell table:formula="of:=[.B522]" office:value-type="float" office:value="9" calcext:value-type="float">
            <text:p>9</text:p>
          </table:table-cell>
          <table:table-cell office:value-type="float" office:value="187.06258432" calcext:value-type="float">
            <text:p>187.06258432</text:p>
          </table:table-cell>
          <table:table-cell office:value-type="float" office:value="23.9201664" calcext:value-type="float">
            <text:p>23.9201664</text:p>
          </table:table-cell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523]+1" office:value-type="float" office:value="53" calcext:value-type="float">
            <text:p>53</text:p>
          </table:table-cell>
          <table:table-cell table:formula="of:=[.B523]" office:value-type="float" office:value="10" calcext:value-type="float">
            <text:p>10</text:p>
          </table:table-cell>
          <table:table-cell office:value-type="float" office:value="148.8434432" calcext:value-type="float">
            <text:p>148.8434432</text:p>
          </table:table-cell>
          <table:table-cell office:value-type="float" office:value="24.38583744" calcext:value-type="float">
            <text:p>24.38583744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524]+1" office:value-type="float" office:value="54" calcext:value-type="float">
            <text:p>54</text:p>
          </table:table-cell>
          <table:table-cell table:formula="of:=[.B524]" office:value-type="float" office:value="1" calcext:value-type="float">
            <text:p>1</text:p>
          </table:table-cell>
          <table:table-cell office:value-type="float" office:value="223.00781312" calcext:value-type="float">
            <text:p>223.00781312</text:p>
          </table:table-cell>
          <table:table-cell office:value-type="float" office:value="131.5401024" calcext:value-type="float">
            <text:p>131.5401024</text:p>
          </table:table-cell>
          <table:table-cell office:value-type="float" office:value="223" calcext:value-type="float">
            <text:p>223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525]+1" office:value-type="float" office:value="54" calcext:value-type="float">
            <text:p>54</text:p>
          </table:table-cell>
          <table:table-cell table:formula="of:=[.B525]" office:value-type="float" office:value="2" calcext:value-type="float">
            <text:p>2</text:p>
          </table:table-cell>
          <table:table-cell office:value-type="float" office:value="136.10366464" calcext:value-type="float">
            <text:p>136.10366464</text:p>
          </table:table-cell>
          <table:table-cell office:value-type="float" office:value="134.40457248" calcext:value-type="float">
            <text:p>134.40457248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526]+1" office:value-type="float" office:value="54" calcext:value-type="float">
            <text:p>54</text:p>
          </table:table-cell>
          <table:table-cell table:formula="of:=[.B526]" office:value-type="float" office:value="3" calcext:value-type="float">
            <text:p>3</text:p>
          </table:table-cell>
          <table:table-cell office:value-type="float" office:value="218.0693056" calcext:value-type="float">
            <text:p>218.0693056</text:p>
          </table:table-cell>
          <table:table-cell office:value-type="float" office:value="102.15862224" calcext:value-type="float">
            <text:p>102.15862224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527]+1" office:value-type="float" office:value="54" calcext:value-type="float">
            <text:p>54</text:p>
          </table:table-cell>
          <table:table-cell table:formula="of:=[.B527]" office:value-type="float" office:value="4" calcext:value-type="float">
            <text:p>4</text:p>
          </table:table-cell>
          <table:table-cell office:value-type="float" office:value="140.3821376" calcext:value-type="float">
            <text:p>140.3821376</text:p>
          </table:table-cell>
          <table:table-cell office:value-type="float" office:value="103.96692576" calcext:value-type="float">
            <text:p>103.96692576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528]+1" office:value-type="float" office:value="54" calcext:value-type="float">
            <text:p>54</text:p>
          </table:table-cell>
          <table:table-cell table:formula="of:=[.B528]" office:value-type="float" office:value="5" calcext:value-type="float">
            <text:p>5</text:p>
          </table:table-cell>
          <table:table-cell office:value-type="float" office:value="212.82952064" calcext:value-type="float">
            <text:p>212.82952064</text:p>
          </table:table-cell>
          <table:table-cell office:value-type="float" office:value="71.3604096" calcext:value-type="float">
            <text:p>71.3604096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529]+1" office:value-type="float" office:value="54" calcext:value-type="float">
            <text:p>54</text:p>
          </table:table-cell>
          <table:table-cell table:formula="of:=[.B529]" office:value-type="float" office:value="6" calcext:value-type="float">
            <text:p>6</text:p>
          </table:table-cell>
          <table:table-cell office:value-type="float" office:value="142.65612544" calcext:value-type="float">
            <text:p>142.65612544</text:p>
          </table:table-cell>
          <table:table-cell office:value-type="float" office:value="73.35859968" calcext:value-type="float">
            <text:p>73.3585996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530]+1" office:value-type="float" office:value="54" calcext:value-type="float">
            <text:p>54</text:p>
          </table:table-cell>
          <table:table-cell table:formula="of:=[.B530]" office:value-type="float" office:value="7" calcext:value-type="float">
            <text:p>7</text:p>
          </table:table-cell>
          <table:table-cell office:value-type="float" office:value="198.6310272" calcext:value-type="float">
            <text:p>198.6310272</text:p>
          </table:table-cell>
          <table:table-cell office:value-type="float" office:value="49.85342208" calcext:value-type="float">
            <text:p>49.85342208</text:p>
          </table:table-cell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531]+1" office:value-type="float" office:value="54" calcext:value-type="float">
            <text:p>54</text:p>
          </table:table-cell>
          <table:table-cell table:formula="of:=[.B531]" office:value-type="float" office:value="8" calcext:value-type="float">
            <text:p>8</text:p>
          </table:table-cell>
          <table:table-cell office:value-type="float" office:value="154.45513728" calcext:value-type="float">
            <text:p>154.45513728</text:p>
          </table:table-cell>
          <table:table-cell office:value-type="float" office:value="52.1913408" calcext:value-type="float">
            <text:p>52.191340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532]+1" office:value-type="float" office:value="54" calcext:value-type="float">
            <text:p>54</text:p>
          </table:table-cell>
          <table:table-cell table:formula="of:=[.B532]" office:value-type="float" office:value="9" calcext:value-type="float">
            <text:p>9</text:p>
          </table:table-cell>
          <table:table-cell office:value-type="float" office:value="191.97392256" calcext:value-type="float">
            <text:p>191.97392256</text:p>
          </table:table-cell>
          <table:table-cell office:value-type="float" office:value="28.5970752" calcext:value-type="float">
            <text:p>28.5970752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533]+1" office:value-type="float" office:value="54" calcext:value-type="float">
            <text:p>54</text:p>
          </table:table-cell>
          <table:table-cell table:formula="of:=[.B533]" office:value-type="float" office:value="10" calcext:value-type="float">
            <text:p>10</text:p>
          </table:table-cell>
          <table:table-cell office:value-type="float" office:value="156.7695296" calcext:value-type="float">
            <text:p>156.7695296</text:p>
          </table:table-cell>
          <table:table-cell office:value-type="float" office:value="31.7329152" calcext:value-type="float">
            <text:p>31.7329152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534]+1" office:value-type="float" office:value="55" calcext:value-type="float">
            <text:p>55</text:p>
          </table:table-cell>
          <table:table-cell table:formula="of:=[.B534]" office:value-type="float" office:value="1" calcext:value-type="float">
            <text:p>1</text:p>
          </table:table-cell>
          <table:table-cell office:value-type="float" office:value="224.2783488" calcext:value-type="float">
            <text:p>224.2783488</text:p>
          </table:table-cell>
          <table:table-cell office:value-type="float" office:value="152.03060544" calcext:value-type="float">
            <text:p>152.03060544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formula="of:=[.A535]+1" office:value-type="float" office:value="55" calcext:value-type="float">
            <text:p>55</text:p>
          </table:table-cell>
          <table:table-cell table:formula="of:=[.B535]" office:value-type="float" office:value="2" calcext:value-type="float">
            <text:p>2</text:p>
          </table:table-cell>
          <table:table-cell office:value-type="float" office:value="132.098130688" calcext:value-type="float">
            <text:p>132.098130688</text:p>
          </table:table-cell>
          <table:table-cell office:value-type="float" office:value="151.3102848" calcext:value-type="float">
            <text:p>151.3102848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536]+1" office:value-type="float" office:value="55" calcext:value-type="float">
            <text:p>55</text:p>
          </table:table-cell>
          <table:table-cell table:formula="of:=[.B536]" office:value-type="float" office:value="3" calcext:value-type="float">
            <text:p>3</text:p>
          </table:table-cell>
          <table:table-cell office:value-type="float" office:value="220.5987712" calcext:value-type="float">
            <text:p>220.5987712</text:p>
          </table:table-cell>
          <table:table-cell office:value-type="float" office:value="121.78702656" calcext:value-type="float">
            <text:p>121.78702656</text:p>
          </table:table-cell>
          <table:table-cell office:value-type="float" office:value="221" calcext:value-type="float">
            <text:p>221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537]+1" office:value-type="float" office:value="55" calcext:value-type="float">
            <text:p>55</text:p>
          </table:table-cell>
          <table:table-cell table:formula="of:=[.B537]" office:value-type="float" office:value="4" calcext:value-type="float">
            <text:p>4</text:p>
          </table:table-cell>
          <table:table-cell office:value-type="float" office:value="137.17169472" calcext:value-type="float">
            <text:p>137.17169472</text:p>
          </table:table-cell>
          <table:table-cell office:value-type="float" office:value="120.62953344" calcext:value-type="float">
            <text:p>120.6295334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538]+1" office:value-type="float" office:value="55" calcext:value-type="float">
            <text:p>55</text:p>
          </table:table-cell>
          <table:table-cell table:formula="of:=[.B538]" office:value-type="float" office:value="5" calcext:value-type="float">
            <text:p>5</text:p>
          </table:table-cell>
          <table:table-cell office:value-type="float" office:value="214.95245312" calcext:value-type="float">
            <text:p>214.95245312</text:p>
          </table:table-cell>
          <table:table-cell office:value-type="float" office:value="89.2016544" calcext:value-type="float">
            <text:p>89.2016544</text:p>
          </table:table-cell>
          <table:table-cell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539]+1" office:value-type="float" office:value="55" calcext:value-type="float">
            <text:p>55</text:p>
          </table:table-cell>
          <table:table-cell table:formula="of:=[.B539]" office:value-type="float" office:value="6" calcext:value-type="float">
            <text:p>6</text:p>
          </table:table-cell>
          <table:table-cell office:value-type="float" office:value="141.19444352" calcext:value-type="float">
            <text:p>141.19444352</text:p>
          </table:table-cell>
          <table:table-cell office:value-type="float" office:value="88.211794176" calcext:value-type="float">
            <text:p>88.211794176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540]+1" office:value-type="float" office:value="55" calcext:value-type="float">
            <text:p>55</text:p>
          </table:table-cell>
          <table:table-cell table:formula="of:=[.B540]" office:value-type="float" office:value="7" calcext:value-type="float">
            <text:p>7</text:p>
          </table:table-cell>
          <table:table-cell office:value-type="float" office:value="201.93594368" calcext:value-type="float">
            <text:p>201.93594368</text:p>
          </table:table-cell>
          <table:table-cell office:value-type="float" office:value="64.06270368" calcext:value-type="float">
            <text:p>64.06270368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541]+1" office:value-type="float" office:value="55" calcext:value-type="float">
            <text:p>55</text:p>
          </table:table-cell>
          <table:table-cell table:formula="of:=[.B541]" office:value-type="float" office:value="8" calcext:value-type="float">
            <text:p>8</text:p>
          </table:table-cell>
          <table:table-cell office:value-type="float" office:value="154.52487168" calcext:value-type="float">
            <text:p>154.52487168</text:p>
          </table:table-cell>
          <table:table-cell office:value-type="float" office:value="64.60485696" calcext:value-type="float">
            <text:p>64.60485696</text:p>
          </table:table-cell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542]+1" office:value-type="float" office:value="55" calcext:value-type="float">
            <text:p>55</text:p>
          </table:table-cell>
          <table:table-cell table:formula="of:=[.B542]" office:value-type="float" office:value="9" calcext:value-type="float">
            <text:p>9</text:p>
          </table:table-cell>
          <table:table-cell office:value-type="float" office:value="195.78519424" calcext:value-type="float">
            <text:p>195.78519424</text:p>
          </table:table-cell>
          <table:table-cell office:value-type="float" office:value="42.1568064" calcext:value-type="float">
            <text:p>42.1568064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543]+1" office:value-type="float" office:value="55" calcext:value-type="float">
            <text:p>55</text:p>
          </table:table-cell>
          <table:table-cell table:formula="of:=[.B543]" office:value-type="float" office:value="10" calcext:value-type="float">
            <text:p>10</text:p>
          </table:table-cell>
          <table:table-cell office:value-type="float" office:value="157.66739712" calcext:value-type="float">
            <text:p>157.66739712</text:p>
          </table:table-cell>
          <table:table-cell office:value-type="float" office:value="42.92909472" calcext:value-type="float">
            <text:p>42.92909472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544]+1" office:value-type="float" office:value="56" calcext:value-type="float">
            <text:p>56</text:p>
          </table:table-cell>
          <table:table-cell table:formula="of:=[.B544]" office:value-type="float" office:value="1" calcext:value-type="float">
            <text:p>1</text:p>
          </table:table-cell>
          <table:table-cell office:value-type="float" office:value="223.0691904" calcext:value-type="float">
            <text:p>223.0691904</text:p>
          </table:table-cell>
          <table:table-cell office:value-type="float" office:value="151.9118784" calcext:value-type="float">
            <text:p>151.9118784</text:p>
          </table:table-cell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545]+1" office:value-type="float" office:value="56" calcext:value-type="float">
            <text:p>56</text:p>
          </table:table-cell>
          <table:table-cell table:formula="of:=[.B545]" office:value-type="float" office:value="2" calcext:value-type="float">
            <text:p>2</text:p>
          </table:table-cell>
          <table:table-cell office:value-type="float" office:value="134.190434944" calcext:value-type="float">
            <text:p>134.190434944</text:p>
          </table:table-cell>
          <table:table-cell office:value-type="float" office:value="147.8129472" calcext:value-type="float">
            <text:p>147.8129472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546]+1" office:value-type="float" office:value="56" calcext:value-type="float">
            <text:p>56</text:p>
          </table:table-cell>
          <table:table-cell table:formula="of:=[.B546]" office:value-type="float" office:value="3" calcext:value-type="float">
            <text:p>3</text:p>
          </table:table-cell>
          <table:table-cell office:value-type="float" office:value="219.3739648" calcext:value-type="float">
            <text:p>219.3739648</text:p>
          </table:table-cell>
          <table:table-cell office:value-type="float" office:value="122.442816" calcext:value-type="float">
            <text:p>122.442816</text:p>
          </table:table-cell>
          <table:table-cell office:value-type="float" office:value="217" calcext:value-type="float">
            <text:p>217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547]+1" office:value-type="float" office:value="56" calcext:value-type="float">
            <text:p>56</text:p>
          </table:table-cell>
          <table:table-cell table:formula="of:=[.B547]" office:value-type="float" office:value="4" calcext:value-type="float">
            <text:p>4</text:p>
          </table:table-cell>
          <table:table-cell office:value-type="float" office:value="141.05586176" calcext:value-type="float">
            <text:p>141.05586176</text:p>
          </table:table-cell>
          <table:table-cell office:value-type="float" office:value="118.64410656" calcext:value-type="float">
            <text:p>118.64410656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48]+1" office:value-type="float" office:value="56" calcext:value-type="float">
            <text:p>56</text:p>
          </table:table-cell>
          <table:table-cell table:formula="of:=[.B548]" office:value-type="float" office:value="5" calcext:value-type="float">
            <text:p>5</text:p>
          </table:table-cell>
          <table:table-cell office:value-type="float" office:value="217.5007744" calcext:value-type="float">
            <text:p>217.5007744</text:p>
          </table:table-cell>
          <table:table-cell office:value-type="float" office:value="93.903347232" calcext:value-type="float">
            <text:p>93.903347232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549]+1" office:value-type="float" office:value="56" calcext:value-type="float">
            <text:p>56</text:p>
          </table:table-cell>
          <table:table-cell table:formula="of:=[.B549]" office:value-type="float" office:value="6" calcext:value-type="float">
            <text:p>6</text:p>
          </table:table-cell>
          <table:table-cell office:value-type="float" office:value="146.56862976" calcext:value-type="float">
            <text:p>146.56862976</text:p>
          </table:table-cell>
          <table:table-cell office:value-type="float" office:value="89.064657216" calcext:value-type="float">
            <text:p>89.064657216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550]+1" office:value-type="float" office:value="56" calcext:value-type="float">
            <text:p>56</text:p>
          </table:table-cell>
          <table:table-cell table:formula="of:=[.B550]" office:value-type="float" office:value="7" calcext:value-type="float">
            <text:p>7</text:p>
          </table:table-cell>
          <table:table-cell office:value-type="float" office:value="205.84777856" calcext:value-type="float">
            <text:p>205.84777856</text:p>
          </table:table-cell>
          <table:table-cell office:value-type="float" office:value="69.69026208" calcext:value-type="float">
            <text:p>69.69026208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551]+1" office:value-type="float" office:value="56" calcext:value-type="float">
            <text:p>56</text:p>
          </table:table-cell>
          <table:table-cell table:formula="of:=[.B551]" office:value-type="float" office:value="8" calcext:value-type="float">
            <text:p>8</text:p>
          </table:table-cell>
          <table:table-cell office:value-type="float" office:value="160.51281024" calcext:value-type="float">
            <text:p>160.51281024</text:p>
          </table:table-cell>
          <table:table-cell office:value-type="float" office:value="68.44189728" calcext:value-type="float">
            <text:p>68.44189728</text:p>
          </table:table-cell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552]+1" office:value-type="float" office:value="56" calcext:value-type="float">
            <text:p>56</text:p>
          </table:table-cell>
          <table:table-cell table:formula="of:=[.B552]" office:value-type="float" office:value="9" calcext:value-type="float">
            <text:p>9</text:p>
          </table:table-cell>
          <table:table-cell office:value-type="float" office:value="200.28063232" calcext:value-type="float">
            <text:p>200.28063232</text:p>
          </table:table-cell>
          <table:table-cell office:value-type="float" office:value="48.41023968" calcext:value-type="float">
            <text:p>48.41023968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553]+1" office:value-type="float" office:value="56" calcext:value-type="float">
            <text:p>56</text:p>
          </table:table-cell>
          <table:table-cell table:formula="of:=[.B553]" office:value-type="float" office:value="10" calcext:value-type="float">
            <text:p>10</text:p>
          </table:table-cell>
          <table:table-cell office:value-type="float" office:value="165.91912448" calcext:value-type="float">
            <text:p>165.91912448</text:p>
          </table:table-cell>
          <table:table-cell office:value-type="float" office:value="48.5755104" calcext:value-type="float">
            <text:p>48.5755104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554]+1" office:value-type="float" office:value="57" calcext:value-type="float">
            <text:p>57</text:p>
          </table:table-cell>
          <table:table-cell table:formula="of:=[.B554]" office:value-type="float" office:value="1" calcext:value-type="float">
            <text:p>1</text:p>
          </table:table-cell>
          <table:table-cell office:value-type="float" office:value="214.2361728" calcext:value-type="float">
            <text:p>214.2361728</text:p>
          </table:table-cell>
          <table:table-cell office:value-type="float" office:value="135.4582272" calcext:value-type="float">
            <text:p>135.4582272</text:p>
          </table:table-cell>
          <table:table-cell office:value-type="float" office:value="214" calcext:value-type="float">
            <text:p>214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555]+1" office:value-type="float" office:value="57" calcext:value-type="float">
            <text:p>57</text:p>
          </table:table-cell>
          <table:table-cell table:formula="of:=[.B555]" office:value-type="float" office:value="2" calcext:value-type="float">
            <text:p>2</text:p>
          </table:table-cell>
          <table:table-cell office:value-type="float" office:value="123.15397504" calcext:value-type="float">
            <text:p>123.15397504</text:p>
          </table:table-cell>
          <table:table-cell office:value-type="float" office:value="134.3429808" calcext:value-type="float">
            <text:p>134.3429808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556]+1" office:value-type="float" office:value="57" calcext:value-type="float">
            <text:p>57</text:p>
          </table:table-cell>
          <table:table-cell table:formula="of:=[.B556]" office:value-type="float" office:value="3" calcext:value-type="float">
            <text:p>3</text:p>
          </table:table-cell>
          <table:table-cell office:value-type="float" office:value="208.994432" calcext:value-type="float">
            <text:p>208.994432</text:p>
          </table:table-cell>
          <table:table-cell office:value-type="float" office:value="106.02052704" calcext:value-type="float">
            <text:p>106.02052704</text:p>
          </table:table-cell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557]+1" office:value-type="float" office:value="57" calcext:value-type="float">
            <text:p>57</text:p>
          </table:table-cell>
          <table:table-cell table:formula="of:=[.B557]" office:value-type="float" office:value="4" calcext:value-type="float">
            <text:p>4</text:p>
          </table:table-cell>
          <table:table-cell office:value-type="float" office:value="129.06086016" calcext:value-type="float">
            <text:p>129.06086016</text:p>
          </table:table-cell>
          <table:table-cell office:value-type="float" office:value="104.36745504" calcext:value-type="float">
            <text:p>104.3674550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558]+1" office:value-type="float" office:value="57" calcext:value-type="float">
            <text:p>57</text:p>
          </table:table-cell>
          <table:table-cell table:formula="of:=[.B558]" office:value-type="float" office:value="5" calcext:value-type="float">
            <text:p>5</text:p>
          </table:table-cell>
          <table:table-cell office:value-type="float" office:value="205.31059968" calcext:value-type="float">
            <text:p>205.31059968</text:p>
          </table:table-cell>
          <table:table-cell office:value-type="float" office:value="76.1331024" calcext:value-type="float">
            <text:p>76.1331024</text:p>
          </table:table-cell>
          <table:table-cell office:value-type="float" office:value="206" calcext:value-type="float">
            <text:p>20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559]+1" office:value-type="float" office:value="57" calcext:value-type="float">
            <text:p>57</text:p>
          </table:table-cell>
          <table:table-cell table:formula="of:=[.B559]" office:value-type="float" office:value="6" calcext:value-type="float">
            <text:p>6</text:p>
          </table:table-cell>
          <table:table-cell office:value-type="float" office:value="132.965024" calcext:value-type="float">
            <text:p>132.965024</text:p>
          </table:table-cell>
          <table:table-cell office:value-type="float" office:value="75.44483712" calcext:value-type="float">
            <text:p>75.4448371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560]+1" office:value-type="float" office:value="57" calcext:value-type="float">
            <text:p>57</text:p>
          </table:table-cell>
          <table:table-cell table:formula="of:=[.B560]" office:value-type="float" office:value="7" calcext:value-type="float">
            <text:p>7</text:p>
          </table:table-cell>
          <table:table-cell office:value-type="float" office:value="191.8367872" calcext:value-type="float">
            <text:p>191.8367872</text:p>
          </table:table-cell>
          <table:table-cell office:value-type="float" office:value="53.3005152" calcext:value-type="float">
            <text:p>53.3005152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561]+1" office:value-type="float" office:value="57" calcext:value-type="float">
            <text:p>57</text:p>
          </table:table-cell>
          <table:table-cell table:formula="of:=[.B561]" office:value-type="float" office:value="8" calcext:value-type="float">
            <text:p>8</text:p>
          </table:table-cell>
          <table:table-cell office:value-type="float" office:value="147.13693056" calcext:value-type="float">
            <text:p>147.13693056</text:p>
          </table:table-cell>
          <table:table-cell office:value-type="float" office:value="53.6467968" calcext:value-type="float">
            <text:p>53.6467968</text:p>
          </table:table-cell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562]+1" office:value-type="float" office:value="57" calcext:value-type="float">
            <text:p>57</text:p>
          </table:table-cell>
          <table:table-cell table:formula="of:=[.B562]" office:value-type="float" office:value="9" calcext:value-type="float">
            <text:p>9</text:p>
          </table:table-cell>
          <table:table-cell office:value-type="float" office:value="187.5042496" calcext:value-type="float">
            <text:p>187.5042496</text:p>
          </table:table-cell>
          <table:table-cell office:value-type="float" office:value="33.1649088" calcext:value-type="float">
            <text:p>33.1649088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563]+1" office:value-type="float" office:value="57" calcext:value-type="float">
            <text:p>57</text:p>
          </table:table-cell>
          <table:table-cell table:formula="of:=[.B563]" office:value-type="float" office:value="10" calcext:value-type="float">
            <text:p>10</text:p>
          </table:table-cell>
          <table:table-cell office:value-type="float" office:value="150.20523776" calcext:value-type="float">
            <text:p>150.20523776</text:p>
          </table:table-cell>
          <table:table-cell office:value-type="float" office:value="33.2979552" calcext:value-type="float">
            <text:p>33.2979552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564]+1" office:value-type="float" office:value="58" calcext:value-type="float">
            <text:p>58</text:p>
          </table:table-cell>
          <table:table-cell table:formula="of:=[.B564]" office:value-type="float" office:value="1" calcext:value-type="float">
            <text:p>1</text:p>
          </table:table-cell>
          <table:table-cell office:value-type="float" office:value="227.2899776" calcext:value-type="float">
            <text:p>227.2899776</text:p>
          </table:table-cell>
          <table:table-cell office:value-type="float" office:value="145.6466208" calcext:value-type="float">
            <text:p>145.6466208</text:p>
          </table:table-cell>
          <table:table-cell office:value-type="float" office:value="230" calcext:value-type="float">
            <text:p>23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565]+1" office:value-type="float" office:value="58" calcext:value-type="float">
            <text:p>58</text:p>
          </table:table-cell>
          <table:table-cell table:formula="of:=[.B565]" office:value-type="float" office:value="2" calcext:value-type="float">
            <text:p>2</text:p>
          </table:table-cell>
          <table:table-cell office:value-type="float" office:value="140.35837952" calcext:value-type="float">
            <text:p>140.35837952</text:p>
          </table:table-cell>
          <table:table-cell office:value-type="float" office:value="145.6438176" calcext:value-type="float">
            <text:p>145.6438176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566]+1" office:value-type="float" office:value="58" calcext:value-type="float">
            <text:p>58</text:p>
          </table:table-cell>
          <table:table-cell table:formula="of:=[.B566]" office:value-type="float" office:value="3" calcext:value-type="float">
            <text:p>3</text:p>
          </table:table-cell>
          <table:table-cell office:value-type="float" office:value="222.76715136" calcext:value-type="float">
            <text:p>222.76715136</text:p>
          </table:table-cell>
          <table:table-cell office:value-type="float" office:value="115.96643232" calcext:value-type="float">
            <text:p>115.96643232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567]+1" office:value-type="float" office:value="58" calcext:value-type="float">
            <text:p>58</text:p>
          </table:table-cell>
          <table:table-cell table:formula="of:=[.B567]" office:value-type="float" office:value="4" calcext:value-type="float">
            <text:p>4</text:p>
          </table:table-cell>
          <table:table-cell office:value-type="float" office:value="145.27813376" calcext:value-type="float">
            <text:p>145.27813376</text:p>
          </table:table-cell>
          <table:table-cell office:value-type="float" office:value="114.8274816" calcext:value-type="float">
            <text:p>114.8274816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568]+1" office:value-type="float" office:value="58" calcext:value-type="float">
            <text:p>58</text:p>
          </table:table-cell>
          <table:table-cell table:formula="of:=[.B568]" office:value-type="float" office:value="5" calcext:value-type="float">
            <text:p>5</text:p>
          </table:table-cell>
          <table:table-cell office:value-type="float" office:value="217.4507008" calcext:value-type="float">
            <text:p>217.4507008</text:p>
          </table:table-cell>
          <table:table-cell office:value-type="float" office:value="88.35592896" calcext:value-type="float">
            <text:p>88.35592896</text:p>
          </table:table-cell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569]+1" office:value-type="float" office:value="58" calcext:value-type="float">
            <text:p>58</text:p>
          </table:table-cell>
          <table:table-cell table:formula="of:=[.B569]" office:value-type="float" office:value="6" calcext:value-type="float">
            <text:p>6</text:p>
          </table:table-cell>
          <table:table-cell office:value-type="float" office:value="148.23483264" calcext:value-type="float">
            <text:p>148.23483264</text:p>
          </table:table-cell>
          <table:table-cell office:value-type="float" office:value="87.739603776" calcext:value-type="float">
            <text:p>87.739603776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570]+1" office:value-type="float" office:value="58" calcext:value-type="float">
            <text:p>58</text:p>
          </table:table-cell>
          <table:table-cell table:formula="of:=[.B570]" office:value-type="float" office:value="7" calcext:value-type="float">
            <text:p>7</text:p>
          </table:table-cell>
          <table:table-cell office:value-type="float" office:value="204.8669184" calcext:value-type="float">
            <text:p>204.8669184</text:p>
          </table:table-cell>
          <table:table-cell office:value-type="float" office:value="66.68048832" calcext:value-type="float">
            <text:p>66.68048832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571]+1" office:value-type="float" office:value="58" calcext:value-type="float">
            <text:p>58</text:p>
          </table:table-cell>
          <table:table-cell table:formula="of:=[.B571]" office:value-type="float" office:value="8" calcext:value-type="float">
            <text:p>8</text:p>
          </table:table-cell>
          <table:table-cell office:value-type="float" office:value="161.1091584" calcext:value-type="float">
            <text:p>161.1091584</text:p>
          </table:table-cell>
          <table:table-cell office:value-type="float" office:value="67.08418752" calcext:value-type="float">
            <text:p>67.08418752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572]+1" office:value-type="float" office:value="58" calcext:value-type="float">
            <text:p>58</text:p>
          </table:table-cell>
          <table:table-cell table:formula="of:=[.B572]" office:value-type="float" office:value="9" calcext:value-type="float">
            <text:p>9</text:p>
          </table:table-cell>
          <table:table-cell office:value-type="float" office:value="200.24891648" calcext:value-type="float">
            <text:p>200.24891648</text:p>
          </table:table-cell>
          <table:table-cell office:value-type="float" office:value="49.0986528" calcext:value-type="float">
            <text:p>49.0986528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573]+1" office:value-type="float" office:value="58" calcext:value-type="float">
            <text:p>58</text:p>
          </table:table-cell>
          <table:table-cell table:formula="of:=[.B573]" office:value-type="float" office:value="10" calcext:value-type="float">
            <text:p>10</text:p>
          </table:table-cell>
          <table:table-cell office:value-type="float" office:value="164.2392768" calcext:value-type="float">
            <text:p>164.2392768</text:p>
          </table:table-cell>
          <table:table-cell office:value-type="float" office:value="48.98763072" calcext:value-type="float">
            <text:p>48.98763072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574]+1" office:value-type="float" office:value="59" calcext:value-type="float">
            <text:p>59</text:p>
          </table:table-cell>
          <table:table-cell table:formula="of:=[.B574]" office:value-type="float" office:value="1" calcext:value-type="float">
            <text:p>1</text:p>
          </table:table-cell>
          <table:table-cell office:value-type="float" office:value="225.278912" calcext:value-type="float">
            <text:p>225.278912</text:p>
          </table:table-cell>
          <table:table-cell office:value-type="float" office:value="138.3140352" calcext:value-type="float">
            <text:p>138.3140352</text:p>
          </table:table-cell>
          <table:table-cell office:value-type="float" office:value="228" calcext:value-type="float">
            <text:p>22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575]+1" office:value-type="float" office:value="59" calcext:value-type="float">
            <text:p>59</text:p>
          </table:table-cell>
          <table:table-cell table:formula="of:=[.B575]" office:value-type="float" office:value="2" calcext:value-type="float">
            <text:p>2</text:p>
          </table:table-cell>
          <table:table-cell office:value-type="float" office:value="131.86985216" calcext:value-type="float">
            <text:p>131.86985216</text:p>
          </table:table-cell>
          <table:table-cell office:value-type="float" office:value="137.9629344" calcext:value-type="float">
            <text:p>137.962934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576]+1" office:value-type="float" office:value="59" calcext:value-type="float">
            <text:p>59</text:p>
          </table:table-cell>
          <table:table-cell table:formula="of:=[.B576]" office:value-type="float" office:value="3" calcext:value-type="float">
            <text:p>3</text:p>
          </table:table-cell>
          <table:table-cell office:value-type="float" office:value="220.43232768" calcext:value-type="float">
            <text:p>220.43232768</text:p>
          </table:table-cell>
          <table:table-cell office:value-type="float" office:value="107.75007072" calcext:value-type="float">
            <text:p>107.75007072</text:p>
          </table:table-cell>
          <table:table-cell office:value-type="float" office:value="224" calcext:value-type="float">
            <text:p>22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577]+1" office:value-type="float" office:value="59" calcext:value-type="float">
            <text:p>59</text:p>
          </table:table-cell>
          <table:table-cell table:formula="of:=[.B577]" office:value-type="float" office:value="4" calcext:value-type="float">
            <text:p>4</text:p>
          </table:table-cell>
          <table:table-cell office:value-type="float" office:value="137.0921728" calcext:value-type="float">
            <text:p>137.0921728</text:p>
          </table:table-cell>
          <table:table-cell office:value-type="float" office:value="106.85063712" calcext:value-type="float">
            <text:p>106.85063712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578]+1" office:value-type="float" office:value="59" calcext:value-type="float">
            <text:p>59</text:p>
          </table:table-cell>
          <table:table-cell table:formula="of:=[.B578]" office:value-type="float" office:value="5" calcext:value-type="float">
            <text:p>5</text:p>
          </table:table-cell>
          <table:table-cell office:value-type="float" office:value="215.5321472" calcext:value-type="float">
            <text:p>215.5321472</text:p>
          </table:table-cell>
          <table:table-cell office:value-type="float" office:value="77.68105344" calcext:value-type="float">
            <text:p>77.68105344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579]+1" office:value-type="float" office:value="59" calcext:value-type="float">
            <text:p>59</text:p>
          </table:table-cell>
          <table:table-cell table:formula="of:=[.B579]" office:value-type="float" office:value="6" calcext:value-type="float">
            <text:p>6</text:p>
          </table:table-cell>
          <table:table-cell office:value-type="float" office:value="141.302464" calcext:value-type="float">
            <text:p>141.302464</text:p>
          </table:table-cell>
          <table:table-cell office:value-type="float" office:value="77.37318144" calcext:value-type="float">
            <text:p>77.37318144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580]+1" office:value-type="float" office:value="59" calcext:value-type="float">
            <text:p>59</text:p>
          </table:table-cell>
          <table:table-cell table:formula="of:=[.B580]" office:value-type="float" office:value="7" calcext:value-type="float">
            <text:p>7</text:p>
          </table:table-cell>
          <table:table-cell office:value-type="float" office:value="202.056768" calcext:value-type="float">
            <text:p>202.056768</text:p>
          </table:table-cell>
          <table:table-cell office:value-type="float" office:value="52.6637136" calcext:value-type="float">
            <text:p>52.6637136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581]+1" office:value-type="float" office:value="59" calcext:value-type="float">
            <text:p>59</text:p>
          </table:table-cell>
          <table:table-cell table:formula="of:=[.B581]" office:value-type="float" office:value="8" calcext:value-type="float">
            <text:p>8</text:p>
          </table:table-cell>
          <table:table-cell office:value-type="float" office:value="154.4268096" calcext:value-type="float">
            <text:p>154.4268096</text:p>
          </table:table-cell>
          <table:table-cell office:value-type="float" office:value="53.381112" calcext:value-type="float">
            <text:p>53.381112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582]+1" office:value-type="float" office:value="59" calcext:value-type="float">
            <text:p>59</text:p>
          </table:table-cell>
          <table:table-cell table:formula="of:=[.B582]" office:value-type="float" office:value="9" calcext:value-type="float">
            <text:p>9</text:p>
          </table:table-cell>
          <table:table-cell office:value-type="float" office:value="196.61179392" calcext:value-type="float">
            <text:p>196.61179392</text:p>
          </table:table-cell>
          <table:table-cell office:value-type="float" office:value="31.5652896" calcext:value-type="float">
            <text:p>31.5652896</text:p>
          </table:table-cell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583]+1" office:value-type="float" office:value="59" calcext:value-type="float">
            <text:p>59</text:p>
          </table:table-cell>
          <table:table-cell table:formula="of:=[.B583]" office:value-type="float" office:value="10" calcext:value-type="float">
            <text:p>10</text:p>
          </table:table-cell>
          <table:table-cell office:value-type="float" office:value="157.89149056" calcext:value-type="float">
            <text:p>157.89149056</text:p>
          </table:table-cell>
          <table:table-cell office:value-type="float" office:value="32.3308224" calcext:value-type="float">
            <text:p>32.330822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584]+1" office:value-type="float" office:value="60" calcext:value-type="float">
            <text:p>60</text:p>
          </table:table-cell>
          <table:table-cell table:formula="of:=[.B584]" office:value-type="float" office:value="1" calcext:value-type="float">
            <text:p>1</text:p>
          </table:table-cell>
          <table:table-cell office:value-type="float" office:value="213.1568128" calcext:value-type="float">
            <text:p>213.1568128</text:p>
          </table:table-cell>
          <table:table-cell office:value-type="float" office:value="123.94332192" calcext:value-type="float">
            <text:p>123.94332192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585]+1" office:value-type="float" office:value="60" calcext:value-type="float">
            <text:p>60</text:p>
          </table:table-cell>
          <table:table-cell table:formula="of:=[.B585]" office:value-type="float" office:value="2" calcext:value-type="float">
            <text:p>2</text:p>
          </table:table-cell>
          <table:table-cell office:value-type="float" office:value="125.322091776" calcext:value-type="float">
            <text:p>125.322091776</text:p>
          </table:table-cell>
          <table:table-cell office:value-type="float" office:value="117.680328" calcext:value-type="float">
            <text:p>117.68032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586]+1" office:value-type="float" office:value="60" calcext:value-type="float">
            <text:p>60</text:p>
          </table:table-cell>
          <table:table-cell table:formula="of:=[.B586]" office:value-type="float" office:value="3" calcext:value-type="float">
            <text:p>3</text:p>
          </table:table-cell>
          <table:table-cell office:value-type="float" office:value="210.689344" calcext:value-type="float">
            <text:p>210.689344</text:p>
          </table:table-cell>
          <table:table-cell office:value-type="float" office:value="94.382718432" calcext:value-type="float">
            <text:p>94.382718432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587]+1" office:value-type="float" office:value="60" calcext:value-type="float">
            <text:p>60</text:p>
          </table:table-cell>
          <table:table-cell table:formula="of:=[.B587]" office:value-type="float" office:value="4" calcext:value-type="float">
            <text:p>4</text:p>
          </table:table-cell>
          <table:table-cell office:value-type="float" office:value="131.7155616" calcext:value-type="float">
            <text:p>131.7155616</text:p>
          </table:table-cell>
          <table:table-cell office:value-type="float" office:value="86.99987808" calcext:value-type="float">
            <text:p>86.99987808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588]+1" office:value-type="float" office:value="60" calcext:value-type="float">
            <text:p>60</text:p>
          </table:table-cell>
          <table:table-cell table:formula="of:=[.B588]" office:value-type="float" office:value="5" calcext:value-type="float">
            <text:p>5</text:p>
          </table:table-cell>
          <table:table-cell office:value-type="float" office:value="210.7248128" calcext:value-type="float">
            <text:p>210.7248128</text:p>
          </table:table-cell>
          <table:table-cell office:value-type="float" office:value="64.22391168" calcext:value-type="float">
            <text:p>64.22391168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589]+1" office:value-type="float" office:value="60" calcext:value-type="float">
            <text:p>60</text:p>
          </table:table-cell>
          <table:table-cell table:formula="of:=[.B589]" office:value-type="float" office:value="6" calcext:value-type="float">
            <text:p>6</text:p>
          </table:table-cell>
          <table:table-cell office:value-type="float" office:value="137.737856" calcext:value-type="float">
            <text:p>137.737856</text:p>
          </table:table-cell>
          <table:table-cell office:value-type="float" office:value="59.12166912" calcext:value-type="float">
            <text:p>59.12166912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590]+1" office:value-type="float" office:value="60" calcext:value-type="float">
            <text:p>60</text:p>
          </table:table-cell>
          <table:table-cell table:formula="of:=[.B590]" office:value-type="float" office:value="7" calcext:value-type="float">
            <text:p>7</text:p>
          </table:table-cell>
          <table:table-cell office:value-type="float" office:value="198.7498368" calcext:value-type="float">
            <text:p>198.7498368</text:p>
          </table:table-cell>
          <table:table-cell office:value-type="float" office:value="40.5655776" calcext:value-type="float">
            <text:p>40.5655776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591]+1" office:value-type="float" office:value="60" calcext:value-type="float">
            <text:p>60</text:p>
          </table:table-cell>
          <table:table-cell table:formula="of:=[.B591]" office:value-type="float" office:value="8" calcext:value-type="float">
            <text:p>8</text:p>
          </table:table-cell>
          <table:table-cell office:value-type="float" office:value="153.19187584" calcext:value-type="float">
            <text:p>153.19187584</text:p>
          </table:table-cell>
          <table:table-cell office:value-type="float" office:value="37.38737856" calcext:value-type="float">
            <text:p>37.38737856</text:p>
          </table:table-cell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592]+1" office:value-type="float" office:value="60" calcext:value-type="float">
            <text:p>60</text:p>
          </table:table-cell>
          <table:table-cell table:formula="of:=[.B592]" office:value-type="float" office:value="9" calcext:value-type="float">
            <text:p>9</text:p>
          </table:table-cell>
          <table:table-cell office:value-type="float" office:value="196.19023872" calcext:value-type="float">
            <text:p>196.19023872</text:p>
          </table:table-cell>
          <table:table-cell office:value-type="float" office:value="20.754768" calcext:value-type="float">
            <text:p>20.754768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593]+1" office:value-type="float" office:value="60" calcext:value-type="float">
            <text:p>60</text:p>
          </table:table-cell>
          <table:table-cell table:formula="of:=[.B593]" office:value-type="float" office:value="10" calcext:value-type="float">
            <text:p>10</text:p>
          </table:table-cell>
          <table:table-cell office:value-type="float" office:value="157.55611264" calcext:value-type="float">
            <text:p>157.55611264</text:p>
          </table:table-cell>
          <table:table-cell office:value-type="float" office:value="19.1431728" calcext:value-type="float">
            <text:p>19.1431728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594]+1" office:value-type="float" office:value="61" calcext:value-type="float">
            <text:p>61</text:p>
          </table:table-cell>
          <table:table-cell table:formula="of:=[.B594]" office:value-type="float" office:value="1" calcext:value-type="float">
            <text:p>1</text:p>
          </table:table-cell>
          <table:table-cell office:value-type="float" office:value="216.02329984" calcext:value-type="float">
            <text:p>216.02329984</text:p>
          </table:table-cell>
          <table:table-cell office:value-type="float" office:value="126.55842624" calcext:value-type="float">
            <text:p>126.55842624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595]+1" office:value-type="float" office:value="61" calcext:value-type="float">
            <text:p>61</text:p>
          </table:table-cell>
          <table:table-cell table:formula="of:=[.B595]" office:value-type="float" office:value="2" calcext:value-type="float">
            <text:p>2</text:p>
          </table:table-cell>
          <table:table-cell office:value-type="float" office:value="127.549057152" calcext:value-type="float">
            <text:p>127.549057152</text:p>
          </table:table-cell>
          <table:table-cell office:value-type="float" office:value="132.04027776" calcext:value-type="float">
            <text:p>132.0402777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596]+1" office:value-type="float" office:value="61" calcext:value-type="float">
            <text:p>61</text:p>
          </table:table-cell>
          <table:table-cell table:formula="of:=[.B596]" office:value-type="float" office:value="3" calcext:value-type="float">
            <text:p>3</text:p>
          </table:table-cell>
          <table:table-cell office:value-type="float" office:value="209.9191424" calcext:value-type="float">
            <text:p>209.9191424</text:p>
          </table:table-cell>
          <table:table-cell office:value-type="float" office:value="97.3622832" calcext:value-type="float">
            <text:p>97.3622832</text:p>
          </table:table-cell>
          <table:table-cell office:value-type="float" office:value="211" calcext:value-type="float">
            <text:p>211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597]+1" office:value-type="float" office:value="61" calcext:value-type="float">
            <text:p>61</text:p>
          </table:table-cell>
          <table:table-cell table:formula="of:=[.B597]" office:value-type="float" office:value="4" calcext:value-type="float">
            <text:p>4</text:p>
          </table:table-cell>
          <table:table-cell office:value-type="float" office:value="129.258032128" calcext:value-type="float">
            <text:p>129.258032128</text:p>
          </table:table-cell>
          <table:table-cell office:value-type="float" office:value="101.98812384" calcext:value-type="float">
            <text:p>101.98812384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598]+1" office:value-type="float" office:value="61" calcext:value-type="float">
            <text:p>61</text:p>
          </table:table-cell>
          <table:table-cell table:formula="of:=[.B598]" office:value-type="float" office:value="5" calcext:value-type="float">
            <text:p>5</text:p>
          </table:table-cell>
          <table:table-cell office:value-type="float" office:value="202.4260608" calcext:value-type="float">
            <text:p>202.4260608</text:p>
          </table:table-cell>
          <table:table-cell office:value-type="float" office:value="66.78380544" calcext:value-type="float">
            <text:p>66.78380544</text:p>
          </table:table-cell>
          <table:table-cell office:value-type="float" office:value="206" calcext:value-type="float">
            <text:p>206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599]+1" office:value-type="float" office:value="61" calcext:value-type="float">
            <text:p>61</text:p>
          </table:table-cell>
          <table:table-cell table:formula="of:=[.B599]" office:value-type="float" office:value="6" calcext:value-type="float">
            <text:p>6</text:p>
          </table:table-cell>
          <table:table-cell office:value-type="float" office:value="132.32427648" calcext:value-type="float">
            <text:p>132.32427648</text:p>
          </table:table-cell>
          <table:table-cell office:value-type="float" office:value="71.63644128" calcext:value-type="float">
            <text:p>71.63644128</text:p>
          </table:table-cell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600]+1" office:value-type="float" office:value="61" calcext:value-type="float">
            <text:p>61</text:p>
          </table:table-cell>
          <table:table-cell table:formula="of:=[.B600]" office:value-type="float" office:value="7" calcext:value-type="float">
            <text:p>7</text:p>
          </table:table-cell>
          <table:table-cell office:value-type="float" office:value="187.80388608" calcext:value-type="float">
            <text:p>187.80388608</text:p>
          </table:table-cell>
          <table:table-cell office:value-type="float" office:value="44.273184" calcext:value-type="float">
            <text:p>44.273184</text:p>
          </table:table-cell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601]+1" office:value-type="float" office:value="61" calcext:value-type="float">
            <text:p>61</text:p>
          </table:table-cell>
          <table:table-cell table:formula="of:=[.B601]" office:value-type="float" office:value="8" calcext:value-type="float">
            <text:p>8</text:p>
          </table:table-cell>
          <table:table-cell office:value-type="float" office:value="143.59866816" calcext:value-type="float">
            <text:p>143.59866816</text:p>
          </table:table-cell>
          <table:table-cell office:value-type="float" office:value="47.9257056" calcext:value-type="float">
            <text:p>47.9257056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602]+1" office:value-type="float" office:value="61" calcext:value-type="float">
            <text:p>61</text:p>
          </table:table-cell>
          <table:table-cell table:formula="of:=[.B602]" office:value-type="float" office:value="9" calcext:value-type="float">
            <text:p>9</text:p>
          </table:table-cell>
          <table:table-cell office:value-type="float" office:value="180.50669056" calcext:value-type="float">
            <text:p>180.50669056</text:p>
          </table:table-cell>
          <table:table-cell office:value-type="float" office:value="23.647248" calcext:value-type="float">
            <text:p>23.647248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603]+1" office:value-type="float" office:value="61" calcext:value-type="float">
            <text:p>61</text:p>
          </table:table-cell>
          <table:table-cell table:formula="of:=[.B603]" office:value-type="float" office:value="10" calcext:value-type="float">
            <text:p>10</text:p>
          </table:table-cell>
          <table:table-cell office:value-type="float" office:value="144.6136192" calcext:value-type="float">
            <text:p>144.6136192</text:p>
          </table:table-cell>
          <table:table-cell office:value-type="float" office:value="26.6051808" calcext:value-type="float">
            <text:p>26.6051808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604]+1" office:value-type="float" office:value="62" calcext:value-type="float">
            <text:p>62</text:p>
          </table:table-cell>
          <table:table-cell table:formula="of:=[.B604]" office:value-type="float" office:value="1" calcext:value-type="float">
            <text:p>1</text:p>
          </table:table-cell>
          <table:table-cell office:value-type="float" office:value="223.2958144" calcext:value-type="float">
            <text:p>223.2958144</text:p>
          </table:table-cell>
          <table:table-cell office:value-type="float" office:value="141.5286768" calcext:value-type="float">
            <text:p>141.5286768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605]+1" office:value-type="float" office:value="62" calcext:value-type="float">
            <text:p>62</text:p>
          </table:table-cell>
          <table:table-cell table:formula="of:=[.B605]" office:value-type="float" office:value="2" calcext:value-type="float">
            <text:p>2</text:p>
          </table:table-cell>
          <table:table-cell office:value-type="float" office:value="132.1962976" calcext:value-type="float">
            <text:p>132.1962976</text:p>
          </table:table-cell>
          <table:table-cell office:value-type="float" office:value="135.62712192" calcext:value-type="float">
            <text:p>135.62712192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606]+1" office:value-type="float" office:value="62" calcext:value-type="float">
            <text:p>62</text:p>
          </table:table-cell>
          <table:table-cell table:formula="of:=[.B606]" office:value-type="float" office:value="3" calcext:value-type="float">
            <text:p>3</text:p>
          </table:table-cell>
          <table:table-cell office:value-type="float" office:value="220.44375552" calcext:value-type="float">
            <text:p>220.44375552</text:p>
          </table:table-cell>
          <table:table-cell office:value-type="float" office:value="111.67440576" calcext:value-type="float">
            <text:p>111.67440576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607]+1" office:value-type="float" office:value="62" calcext:value-type="float">
            <text:p>62</text:p>
          </table:table-cell>
          <table:table-cell table:formula="of:=[.B607]" office:value-type="float" office:value="4" calcext:value-type="float">
            <text:p>4</text:p>
          </table:table-cell>
          <table:table-cell office:value-type="float" office:value="138.92684544" calcext:value-type="float">
            <text:p>138.92684544</text:p>
          </table:table-cell>
          <table:table-cell office:value-type="float" office:value="105.96692928" calcext:value-type="float">
            <text:p>105.96692928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608]+1" office:value-type="float" office:value="62" calcext:value-type="float">
            <text:p>62</text:p>
          </table:table-cell>
          <table:table-cell table:formula="of:=[.B608]" office:value-type="float" office:value="5" calcext:value-type="float">
            <text:p>5</text:p>
          </table:table-cell>
          <table:table-cell office:value-type="float" office:value="219.1720704" calcext:value-type="float">
            <text:p>219.1720704</text:p>
          </table:table-cell>
          <table:table-cell office:value-type="float" office:value="82.7202384" calcext:value-type="float">
            <text:p>82.7202384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609]+1" office:value-type="float" office:value="62" calcext:value-type="float">
            <text:p>62</text:p>
          </table:table-cell>
          <table:table-cell table:formula="of:=[.B609]" office:value-type="float" office:value="6" calcext:value-type="float">
            <text:p>6</text:p>
          </table:table-cell>
          <table:table-cell office:value-type="float" office:value="144.53836032" calcext:value-type="float">
            <text:p>144.53836032</text:p>
          </table:table-cell>
          <table:table-cell office:value-type="float" office:value="77.14129152" calcext:value-type="float">
            <text:p>77.14129152</text:p>
          </table:table-cell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610]+1" office:value-type="float" office:value="62" calcext:value-type="float">
            <text:p>62</text:p>
          </table:table-cell>
          <table:table-cell table:formula="of:=[.B610]" office:value-type="float" office:value="7" calcext:value-type="float">
            <text:p>7</text:p>
          </table:table-cell>
          <table:table-cell office:value-type="float" office:value="206.77136256" calcext:value-type="float">
            <text:p>206.77136256</text:p>
          </table:table-cell>
          <table:table-cell office:value-type="float" office:value="57.36364128" calcext:value-type="float">
            <text:p>57.36364128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611]+1" office:value-type="float" office:value="62" calcext:value-type="float">
            <text:p>62</text:p>
          </table:table-cell>
          <table:table-cell table:formula="of:=[.B611]" office:value-type="float" office:value="8" calcext:value-type="float">
            <text:p>8</text:p>
          </table:table-cell>
          <table:table-cell office:value-type="float" office:value="159.62041088" calcext:value-type="float">
            <text:p>159.62041088</text:p>
          </table:table-cell>
          <table:table-cell office:value-type="float" office:value="54.4878912" calcext:value-type="float">
            <text:p>54.4878912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612]+1" office:value-type="float" office:value="62" calcext:value-type="float">
            <text:p>62</text:p>
          </table:table-cell>
          <table:table-cell table:formula="of:=[.B612]" office:value-type="float" office:value="9" calcext:value-type="float">
            <text:p>9</text:p>
          </table:table-cell>
          <table:table-cell office:value-type="float" office:value="203.74014336" calcext:value-type="float">
            <text:p>203.74014336</text:p>
          </table:table-cell>
          <table:table-cell office:value-type="float" office:value="36.9542112" calcext:value-type="float">
            <text:p>36.9542112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613]+1" office:value-type="float" office:value="62" calcext:value-type="float">
            <text:p>62</text:p>
          </table:table-cell>
          <table:table-cell table:formula="of:=[.B613]" office:value-type="float" office:value="10" calcext:value-type="float">
            <text:p>10</text:p>
          </table:table-cell>
          <table:table-cell office:value-type="float" office:value="165.93482624" calcext:value-type="float">
            <text:p>165.93482624</text:p>
          </table:table-cell>
          <table:table-cell office:value-type="float" office:value="35.25507552" calcext:value-type="float">
            <text:p>35.2550755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614]+1" office:value-type="float" office:value="63" calcext:value-type="float">
            <text:p>63</text:p>
          </table:table-cell>
          <table:table-cell table:formula="of:=[.B614]" office:value-type="float" office:value="1" calcext:value-type="float">
            <text:p>1</text:p>
          </table:table-cell>
          <table:table-cell office:value-type="float" office:value="228.8484352" calcext:value-type="float">
            <text:p>228.8484352</text:p>
          </table:table-cell>
          <table:table-cell office:value-type="float" office:value="127.37028672" calcext:value-type="float">
            <text:p>127.37028672</text:p>
          </table:table-cell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615]+1" office:value-type="float" office:value="63" calcext:value-type="float">
            <text:p>63</text:p>
          </table:table-cell>
          <table:table-cell table:formula="of:=[.B615]" office:value-type="float" office:value="2" calcext:value-type="float">
            <text:p>2</text:p>
          </table:table-cell>
          <table:table-cell office:value-type="float" office:value="141.28669952" calcext:value-type="float">
            <text:p>141.28669952</text:p>
          </table:table-cell>
          <table:table-cell office:value-type="float" office:value="126.08213472" calcext:value-type="float">
            <text:p>126.08213472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616]+1" office:value-type="float" office:value="63" calcext:value-type="float">
            <text:p>63</text:p>
          </table:table-cell>
          <table:table-cell table:formula="of:=[.B616]" office:value-type="float" office:value="3" calcext:value-type="float">
            <text:p>3</text:p>
          </table:table-cell>
          <table:table-cell office:value-type="float" office:value="224.8430784" calcext:value-type="float">
            <text:p>224.8430784</text:p>
          </table:table-cell>
          <table:table-cell office:value-type="float" office:value="97.819248672" calcext:value-type="float">
            <text:p>97.819248672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617]+1" office:value-type="float" office:value="63" calcext:value-type="float">
            <text:p>63</text:p>
          </table:table-cell>
          <table:table-cell table:formula="of:=[.B617]" office:value-type="float" office:value="4" calcext:value-type="float">
            <text:p>4</text:p>
          </table:table-cell>
          <table:table-cell office:value-type="float" office:value="146.26340096" calcext:value-type="float">
            <text:p>146.26340096</text:p>
          </table:table-cell>
          <table:table-cell office:value-type="float" office:value="96.4499655936" calcext:value-type="float">
            <text:p>96.4499655936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618]+1" office:value-type="float" office:value="63" calcext:value-type="float">
            <text:p>63</text:p>
          </table:table-cell>
          <table:table-cell table:formula="of:=[.B618]" office:value-type="float" office:value="5" calcext:value-type="float">
            <text:p>5</text:p>
          </table:table-cell>
          <table:table-cell office:value-type="float" office:value="221.0871296" calcext:value-type="float">
            <text:p>221.0871296</text:p>
          </table:table-cell>
          <table:table-cell office:value-type="float" office:value="68.8558128" calcext:value-type="float">
            <text:p>68.8558128</text:p>
          </table:table-cell>
          <table:table-cell office:value-type="float" office:value="221" calcext:value-type="float">
            <text:p>22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619]+1" office:value-type="float" office:value="63" calcext:value-type="float">
            <text:p>63</text:p>
          </table:table-cell>
          <table:table-cell table:formula="of:=[.B619]" office:value-type="float" office:value="6" calcext:value-type="float">
            <text:p>6</text:p>
          </table:table-cell>
          <table:table-cell office:value-type="float" office:value="150.08522752" calcext:value-type="float">
            <text:p>150.08522752</text:p>
          </table:table-cell>
          <table:table-cell office:value-type="float" office:value="67.27811904" calcext:value-type="float">
            <text:p>67.27811904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620]+1" office:value-type="float" office:value="63" calcext:value-type="float">
            <text:p>63</text:p>
          </table:table-cell>
          <table:table-cell table:formula="of:=[.B620]" office:value-type="float" office:value="7" calcext:value-type="float">
            <text:p>7</text:p>
          </table:table-cell>
          <table:table-cell office:value-type="float" office:value="208.35683456" calcext:value-type="float">
            <text:p>208.35683456</text:p>
          </table:table-cell>
          <table:table-cell office:value-type="float" office:value="46.5684576" calcext:value-type="float">
            <text:p>46.5684576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621]+1" office:value-type="float" office:value="63" calcext:value-type="float">
            <text:p>63</text:p>
          </table:table-cell>
          <table:table-cell table:formula="of:=[.B621]" office:value-type="float" office:value="8" calcext:value-type="float">
            <text:p>8</text:p>
          </table:table-cell>
          <table:table-cell office:value-type="float" office:value="162.82656" calcext:value-type="float">
            <text:p>162.82656</text:p>
          </table:table-cell>
          <table:table-cell office:value-type="float" office:value="45.69782112" calcext:value-type="float">
            <text:p>45.69782112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622]+1" office:value-type="float" office:value="63" calcext:value-type="float">
            <text:p>63</text:p>
          </table:table-cell>
          <table:table-cell table:formula="of:=[.B622]" office:value-type="float" office:value="9" calcext:value-type="float">
            <text:p>9</text:p>
          </table:table-cell>
          <table:table-cell office:value-type="float" office:value="202.73113984" calcext:value-type="float">
            <text:p>202.73113984</text:p>
          </table:table-cell>
          <table:table-cell office:value-type="float" office:value="26.188704" calcext:value-type="float">
            <text:p>26.18870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623]+1" office:value-type="float" office:value="63" calcext:value-type="float">
            <text:p>63</text:p>
          </table:table-cell>
          <table:table-cell table:formula="of:=[.B623]" office:value-type="float" office:value="10" calcext:value-type="float">
            <text:p>10</text:p>
          </table:table-cell>
          <table:table-cell office:value-type="float" office:value="166.34940672" calcext:value-type="float">
            <text:p>166.34940672</text:p>
          </table:table-cell>
          <table:table-cell office:value-type="float" office:value="26.7025152" calcext:value-type="float">
            <text:p>26.7025152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624]+1" office:value-type="float" office:value="64" calcext:value-type="float">
            <text:p>64</text:p>
          </table:table-cell>
          <table:table-cell table:formula="of:=[.B624]" office:value-type="float" office:value="1" calcext:value-type="float">
            <text:p>1</text:p>
          </table:table-cell>
          <table:table-cell office:value-type="float" office:value="226.73728" calcext:value-type="float">
            <text:p>226.73728</text:p>
          </table:table-cell>
          <table:table-cell office:value-type="float" office:value="127.87730304" calcext:value-type="float">
            <text:p>127.87730304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625]+1" office:value-type="float" office:value="64" calcext:value-type="float">
            <text:p>64</text:p>
          </table:table-cell>
          <table:table-cell table:formula="of:=[.B625]" office:value-type="float" office:value="2" calcext:value-type="float">
            <text:p>2</text:p>
          </table:table-cell>
          <table:table-cell office:value-type="float" office:value="142.388965632" calcext:value-type="float">
            <text:p>142.388965632</text:p>
          </table:table-cell>
          <table:table-cell office:value-type="float" office:value="122.7994224" calcext:value-type="float">
            <text:p>122.7994224</text:p>
          </table:table-cell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626]+1" office:value-type="float" office:value="64" calcext:value-type="float">
            <text:p>64</text:p>
          </table:table-cell>
          <table:table-cell table:formula="of:=[.B626]" office:value-type="float" office:value="3" calcext:value-type="float">
            <text:p>3</text:p>
          </table:table-cell>
          <table:table-cell office:value-type="float" office:value="224.2792832" calcext:value-type="float">
            <text:p>224.2792832</text:p>
          </table:table-cell>
          <table:table-cell office:value-type="float" office:value="98.066257632" calcext:value-type="float">
            <text:p>98.066257632</text:p>
          </table:table-cell>
          <table:table-cell office:value-type="float" office:value="229" calcext:value-type="float">
            <text:p>229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627]+1" office:value-type="float" office:value="64" calcext:value-type="float">
            <text:p>64</text:p>
          </table:table-cell>
          <table:table-cell table:formula="of:=[.B627]" office:value-type="float" office:value="4" calcext:value-type="float">
            <text:p>4</text:p>
          </table:table-cell>
          <table:table-cell office:value-type="float" office:value="148.3568256" calcext:value-type="float">
            <text:p>148.3568256</text:p>
          </table:table-cell>
          <table:table-cell office:value-type="float" office:value="92.696509824" calcext:value-type="float">
            <text:p>92.696509824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628]+1" office:value-type="float" office:value="64" calcext:value-type="float">
            <text:p>64</text:p>
          </table:table-cell>
          <table:table-cell table:formula="of:=[.B628]" office:value-type="float" office:value="5" calcext:value-type="float">
            <text:p>5</text:p>
          </table:table-cell>
          <table:table-cell office:value-type="float" office:value="223.40724992" calcext:value-type="float">
            <text:p>223.40724992</text:p>
          </table:table-cell>
          <table:table-cell office:value-type="float" office:value="67.85697312" calcext:value-type="float">
            <text:p>67.85697312</text:p>
          </table:table-cell>
          <table:table-cell office:value-type="float" office:value="227" calcext:value-type="float">
            <text:p>22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629]+1" office:value-type="float" office:value="64" calcext:value-type="float">
            <text:p>64</text:p>
          </table:table-cell>
          <table:table-cell table:formula="of:=[.B629]" office:value-type="float" office:value="6" calcext:value-type="float">
            <text:p>6</text:p>
          </table:table-cell>
          <table:table-cell office:value-type="float" office:value="153.20669184" calcext:value-type="float">
            <text:p>153.20669184</text:p>
          </table:table-cell>
          <table:table-cell office:value-type="float" office:value="64.15667712" calcext:value-type="float">
            <text:p>64.15667712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630]+1" office:value-type="float" office:value="64" calcext:value-type="float">
            <text:p>64</text:p>
          </table:table-cell>
          <table:table-cell table:formula="of:=[.B630]" office:value-type="float" office:value="7" calcext:value-type="float">
            <text:p>7</text:p>
          </table:table-cell>
          <table:table-cell office:value-type="float" office:value="210.642432" calcext:value-type="float">
            <text:p>210.642432</text:p>
          </table:table-cell>
          <table:table-cell office:value-type="float" office:value="45.8723136" calcext:value-type="float">
            <text:p>45.8723136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631]+1" office:value-type="float" office:value="64" calcext:value-type="float">
            <text:p>64</text:p>
          </table:table-cell>
          <table:table-cell table:formula="of:=[.B631]" office:value-type="float" office:value="8" calcext:value-type="float">
            <text:p>8</text:p>
          </table:table-cell>
          <table:table-cell office:value-type="float" office:value="166.45811456" calcext:value-type="float">
            <text:p>166.45811456</text:p>
          </table:table-cell>
          <table:table-cell office:value-type="float" office:value="43.99959744" calcext:value-type="float">
            <text:p>43.99959744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632]+1" office:value-type="float" office:value="64" calcext:value-type="float">
            <text:p>64</text:p>
          </table:table-cell>
          <table:table-cell table:formula="of:=[.B632]" office:value-type="float" office:value="9" calcext:value-type="float">
            <text:p>9</text:p>
          </table:table-cell>
          <table:table-cell office:value-type="float" office:value="205.5697024" calcext:value-type="float">
            <text:p>205.5697024</text:p>
          </table:table-cell>
          <table:table-cell office:value-type="float" office:value="25.15329024" calcext:value-type="float">
            <text:p>25.15329024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633]+1" office:value-type="float" office:value="64" calcext:value-type="float">
            <text:p>64</text:p>
          </table:table-cell>
          <table:table-cell table:formula="of:=[.B633]" office:value-type="float" office:value="10" calcext:value-type="float">
            <text:p>10</text:p>
          </table:table-cell>
          <table:table-cell office:value-type="float" office:value="170.0965312" calcext:value-type="float">
            <text:p>170.0965312</text:p>
          </table:table-cell>
          <table:table-cell office:value-type="float" office:value="24.0974496" calcext:value-type="float">
            <text:p>24.0974496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634]+1" office:value-type="float" office:value="65" calcext:value-type="float">
            <text:p>65</text:p>
          </table:table-cell>
          <table:table-cell table:formula="of:=[.B634]" office:value-type="float" office:value="1" calcext:value-type="float">
            <text:p>1</text:p>
          </table:table-cell>
          <table:table-cell office:value-type="float" office:value="221.7437312" calcext:value-type="float">
            <text:p>221.7437312</text:p>
          </table:table-cell>
          <table:table-cell office:value-type="float" office:value="137.53779648" calcext:value-type="float">
            <text:p>137.53779648</text:p>
          </table:table-cell>
          <table:table-cell office:value-type="float" office:value="221" calcext:value-type="float">
            <text:p>221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635]+1" office:value-type="float" office:value="65" calcext:value-type="float">
            <text:p>65</text:p>
          </table:table-cell>
          <table:table-cell table:formula="of:=[.B635]" office:value-type="float" office:value="2" calcext:value-type="float">
            <text:p>2</text:p>
          </table:table-cell>
          <table:table-cell office:value-type="float" office:value="135.145689984" calcext:value-type="float">
            <text:p>135.145689984</text:p>
          </table:table-cell>
          <table:table-cell office:value-type="float" office:value="136.5652512" calcext:value-type="float">
            <text:p>136.5652512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636]+1" office:value-type="float" office:value="65" calcext:value-type="float">
            <text:p>65</text:p>
          </table:table-cell>
          <table:table-cell table:formula="of:=[.B636]" office:value-type="float" office:value="3" calcext:value-type="float">
            <text:p>3</text:p>
          </table:table-cell>
          <table:table-cell office:value-type="float" office:value="217.2454656" calcext:value-type="float">
            <text:p>217.2454656</text:p>
          </table:table-cell>
          <table:table-cell office:value-type="float" office:value="108.38774016" calcext:value-type="float">
            <text:p>108.38774016</text:p>
          </table:table-cell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637]+1" office:value-type="float" office:value="65" calcext:value-type="float">
            <text:p>65</text:p>
          </table:table-cell>
          <table:table-cell table:formula="of:=[.B637]" office:value-type="float" office:value="4" calcext:value-type="float">
            <text:p>4</text:p>
          </table:table-cell>
          <table:table-cell office:value-type="float" office:value="140.442688" calcext:value-type="float">
            <text:p>140.442688</text:p>
          </table:table-cell>
          <table:table-cell office:value-type="float" office:value="107.40990912" calcext:value-type="float">
            <text:p>107.40990912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638]+1" office:value-type="float" office:value="65" calcext:value-type="float">
            <text:p>65</text:p>
          </table:table-cell>
          <table:table-cell table:formula="of:=[.B638]" office:value-type="float" office:value="5" calcext:value-type="float">
            <text:p>5</text:p>
          </table:table-cell>
          <table:table-cell office:value-type="float" office:value="213.5277952" calcext:value-type="float">
            <text:p>213.5277952</text:p>
          </table:table-cell>
          <table:table-cell office:value-type="float" office:value="78.5814768" calcext:value-type="float">
            <text:p>78.5814768</text:p>
          </table:table-cell>
          <table:table-cell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639]+1" office:value-type="float" office:value="65" calcext:value-type="float">
            <text:p>65</text:p>
          </table:table-cell>
          <table:table-cell table:formula="of:=[.B639]" office:value-type="float" office:value="6" calcext:value-type="float">
            <text:p>6</text:p>
          </table:table-cell>
          <table:table-cell office:value-type="float" office:value="143.46859648" calcext:value-type="float">
            <text:p>143.46859648</text:p>
          </table:table-cell>
          <table:table-cell office:value-type="float" office:value="77.9172672" calcext:value-type="float">
            <text:p>77.9172672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640]+1" office:value-type="float" office:value="65" calcext:value-type="float">
            <text:p>65</text:p>
          </table:table-cell>
          <table:table-cell table:formula="of:=[.B640]" office:value-type="float" office:value="7" calcext:value-type="float">
            <text:p>7</text:p>
          </table:table-cell>
          <table:table-cell office:value-type="float" office:value="201.08091776" calcext:value-type="float">
            <text:p>201.08091776</text:p>
          </table:table-cell>
          <table:table-cell office:value-type="float" office:value="55.5936816" calcext:value-type="float">
            <text:p>55.5936816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641]+1" office:value-type="float" office:value="65" calcext:value-type="float">
            <text:p>65</text:p>
          </table:table-cell>
          <table:table-cell table:formula="of:=[.B641]" office:value-type="float" office:value="8" calcext:value-type="float">
            <text:p>8</text:p>
          </table:table-cell>
          <table:table-cell office:value-type="float" office:value="156.51157376" calcext:value-type="float">
            <text:p>156.51157376</text:p>
          </table:table-cell>
          <table:table-cell office:value-type="float" office:value="56.35808064" calcext:value-type="float">
            <text:p>56.35808064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642]+1" office:value-type="float" office:value="65" calcext:value-type="float">
            <text:p>65</text:p>
          </table:table-cell>
          <table:table-cell table:formula="of:=[.B642]" office:value-type="float" office:value="9" calcext:value-type="float">
            <text:p>9</text:p>
          </table:table-cell>
          <table:table-cell office:value-type="float" office:value="194.7210112" calcext:value-type="float">
            <text:p>194.7210112</text:p>
          </table:table-cell>
          <table:table-cell office:value-type="float" office:value="35.4903888" calcext:value-type="float">
            <text:p>35.4903888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643]+1" office:value-type="float" office:value="65" calcext:value-type="float">
            <text:p>65</text:p>
          </table:table-cell>
          <table:table-cell table:formula="of:=[.B643]" office:value-type="float" office:value="10" calcext:value-type="float">
            <text:p>10</text:p>
          </table:table-cell>
          <table:table-cell office:value-type="float" office:value="159.78299776" calcext:value-type="float">
            <text:p>159.78299776</text:p>
          </table:table-cell>
          <table:table-cell office:value-type="float" office:value="36.8060304" calcext:value-type="float">
            <text:p>36.8060304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644]+1" office:value-type="float" office:value="66" calcext:value-type="float">
            <text:p>66</text:p>
          </table:table-cell>
          <table:table-cell table:formula="of:=[.B644]" office:value-type="float" office:value="1" calcext:value-type="float">
            <text:p>1</text:p>
          </table:table-cell>
          <table:table-cell office:value-type="float" office:value="221.00537088" calcext:value-type="float">
            <text:p>221.00537088</text:p>
          </table:table-cell>
          <table:table-cell office:value-type="float" office:value="142.079184" calcext:value-type="float">
            <text:p>142.079184</text:p>
          </table:table-cell>
          <table:table-cell office:value-type="float" office:value="219" calcext:value-type="float">
            <text:p>219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645]+1" office:value-type="float" office:value="66" calcext:value-type="float">
            <text:p>66</text:p>
          </table:table-cell>
          <table:table-cell table:formula="of:=[.B645]" office:value-type="float" office:value="2" calcext:value-type="float">
            <text:p>2</text:p>
          </table:table-cell>
          <table:table-cell office:value-type="float" office:value="132.892475648" calcext:value-type="float">
            <text:p>132.892475648</text:p>
          </table:table-cell>
          <table:table-cell office:value-type="float" office:value="141.39518976" calcext:value-type="float">
            <text:p>141.39518976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646]+1" office:value-type="float" office:value="66" calcext:value-type="float">
            <text:p>66</text:p>
          </table:table-cell>
          <table:table-cell table:formula="of:=[.B646]" office:value-type="float" office:value="3" calcext:value-type="float">
            <text:p>3</text:p>
          </table:table-cell>
          <table:table-cell office:value-type="float" office:value="216.14491264" calcext:value-type="float">
            <text:p>216.14491264</text:p>
          </table:table-cell>
          <table:table-cell office:value-type="float" office:value="111.39373728" calcext:value-type="float">
            <text:p>111.39373728</text:p>
          </table:table-cell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647]+1" office:value-type="float" office:value="66" calcext:value-type="float">
            <text:p>66</text:p>
          </table:table-cell>
          <table:table-cell table:formula="of:=[.B647]" office:value-type="float" office:value="4" calcext:value-type="float">
            <text:p>4</text:p>
          </table:table-cell>
          <table:table-cell office:value-type="float" office:value="137.1583808" calcext:value-type="float">
            <text:p>137.1583808</text:p>
          </table:table-cell>
          <table:table-cell office:value-type="float" office:value="111.3242256" calcext:value-type="float">
            <text:p>111.3242256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648]+1" office:value-type="float" office:value="66" calcext:value-type="float">
            <text:p>66</text:p>
          </table:table-cell>
          <table:table-cell table:formula="of:=[.B648]" office:value-type="float" office:value="5" calcext:value-type="float">
            <text:p>5</text:p>
          </table:table-cell>
          <table:table-cell office:value-type="float" office:value="212.1901632" calcext:value-type="float">
            <text:p>212.1901632</text:p>
          </table:table-cell>
          <table:table-cell office:value-type="float" office:value="80.15077728" calcext:value-type="float">
            <text:p>80.15077728</text:p>
          </table:table-cell>
          <table:table-cell office:value-type="float" office:value="212" calcext:value-type="float">
            <text:p>21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649]+1" office:value-type="float" office:value="66" calcext:value-type="float">
            <text:p>66</text:p>
          </table:table-cell>
          <table:table-cell table:formula="of:=[.B649]" office:value-type="float" office:value="6" calcext:value-type="float">
            <text:p>6</text:p>
          </table:table-cell>
          <table:table-cell office:value-type="float" office:value="141.11519872" calcext:value-type="float">
            <text:p>141.11519872</text:p>
          </table:table-cell>
          <table:table-cell office:value-type="float" office:value="80.24480448" calcext:value-type="float">
            <text:p>80.24480448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650]+1" office:value-type="float" office:value="66" calcext:value-type="float">
            <text:p>66</text:p>
          </table:table-cell>
          <table:table-cell table:formula="of:=[.B650]" office:value-type="float" office:value="7" calcext:value-type="float">
            <text:p>7</text:p>
          </table:table-cell>
          <table:table-cell office:value-type="float" office:value="199.0911104" calcext:value-type="float">
            <text:p>199.0911104</text:p>
          </table:table-cell>
          <table:table-cell office:value-type="float" office:value="56.7927072" calcext:value-type="float">
            <text:p>56.7927072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651]+1" office:value-type="float" office:value="66" calcext:value-type="float">
            <text:p>66</text:p>
          </table:table-cell>
          <table:table-cell table:formula="of:=[.B651]" office:value-type="float" office:value="8" calcext:value-type="float">
            <text:p>8</text:p>
          </table:table-cell>
          <table:table-cell office:value-type="float" office:value="153.91328" calcext:value-type="float">
            <text:p>153.91328</text:p>
          </table:table-cell>
          <table:table-cell office:value-type="float" office:value="58.18865472" calcext:value-type="float">
            <text:p>58.18865472</text:p>
          </table:table-cell>
          <table:table-cell office:value-type="float" office:value="155" calcext:value-type="float">
            <text:p>15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652]+1" office:value-type="float" office:value="66" calcext:value-type="float">
            <text:p>66</text:p>
          </table:table-cell>
          <table:table-cell table:formula="of:=[.B652]" office:value-type="float" office:value="9" calcext:value-type="float">
            <text:p>9</text:p>
          </table:table-cell>
          <table:table-cell office:value-type="float" office:value="193.05801344" calcext:value-type="float">
            <text:p>193.05801344</text:p>
          </table:table-cell>
          <table:table-cell office:value-type="float" office:value="35.1972192" calcext:value-type="float">
            <text:p>35.1972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653]+1" office:value-type="float" office:value="66" calcext:value-type="float">
            <text:p>66</text:p>
          </table:table-cell>
          <table:table-cell table:formula="of:=[.B653]" office:value-type="float" office:value="10" calcext:value-type="float">
            <text:p>10</text:p>
          </table:table-cell>
          <table:table-cell office:value-type="float" office:value="157.60011136" calcext:value-type="float">
            <text:p>157.60011136</text:p>
          </table:table-cell>
          <table:table-cell office:value-type="float" office:value="36.8282208" calcext:value-type="float">
            <text:p>36.8282208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654]+1" office:value-type="float" office:value="67" calcext:value-type="float">
            <text:p>67</text:p>
          </table:table-cell>
          <table:table-cell table:formula="of:=[.B654]" office:value-type="float" office:value="1" calcext:value-type="float">
            <text:p>1</text:p>
          </table:table-cell>
          <table:table-cell office:value-type="float" office:value="214.132864" calcext:value-type="float">
            <text:p>214.132864</text:p>
          </table:table-cell>
          <table:table-cell office:value-type="float" office:value="145.3597248" calcext:value-type="float">
            <text:p>145.3597248</text:p>
          </table:table-cell>
          <table:table-cell office:value-type="float" office:value="216" calcext:value-type="float">
            <text:p>216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655]+1" office:value-type="float" office:value="67" calcext:value-type="float">
            <text:p>67</text:p>
          </table:table-cell>
          <table:table-cell table:formula="of:=[.B655]" office:value-type="float" office:value="2" calcext:value-type="float">
            <text:p>2</text:p>
          </table:table-cell>
          <table:table-cell office:value-type="float" office:value="123.227554304" calcext:value-type="float">
            <text:p>123.227554304</text:p>
          </table:table-cell>
          <table:table-cell office:value-type="float" office:value="148.12682496" calcext:value-type="float">
            <text:p>148.12682496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656]+1" office:value-type="float" office:value="67" calcext:value-type="float">
            <text:p>67</text:p>
          </table:table-cell>
          <table:table-cell table:formula="of:=[.B656]" office:value-type="float" office:value="3" calcext:value-type="float">
            <text:p>3</text:p>
          </table:table-cell>
          <table:table-cell office:value-type="float" office:value="207.83067264" calcext:value-type="float">
            <text:p>207.83067264</text:p>
          </table:table-cell>
          <table:table-cell office:value-type="float" office:value="115.84780896" calcext:value-type="float">
            <text:p>115.84780896</text:p>
          </table:table-cell>
          <table:table-cell office:value-type="float" office:value="210" calcext:value-type="float">
            <text:p>21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657]+1" office:value-type="float" office:value="67" calcext:value-type="float">
            <text:p>67</text:p>
          </table:table-cell>
          <table:table-cell table:formula="of:=[.B657]" office:value-type="float" office:value="4" calcext:value-type="float">
            <text:p>4</text:p>
          </table:table-cell>
          <table:table-cell office:value-type="float" office:value="127.3733195008" calcext:value-type="float">
            <text:p>127.3733195008</text:p>
          </table:table-cell>
          <table:table-cell office:value-type="float" office:value="118.07619936" calcext:value-type="float">
            <text:p>118.07619936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658]+1" office:value-type="float" office:value="67" calcext:value-type="float">
            <text:p>67</text:p>
          </table:table-cell>
          <table:table-cell table:formula="of:=[.B658]" office:value-type="float" office:value="5" calcext:value-type="float">
            <text:p>5</text:p>
          </table:table-cell>
          <table:table-cell office:value-type="float" office:value="202.61932416" calcext:value-type="float">
            <text:p>202.61932416</text:p>
          </table:table-cell>
          <table:table-cell office:value-type="float" office:value="85.119766464" calcext:value-type="float">
            <text:p>85.119766464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659]+1" office:value-type="float" office:value="67" calcext:value-type="float">
            <text:p>67</text:p>
          </table:table-cell>
          <table:table-cell table:formula="of:=[.B659]" office:value-type="float" office:value="6" calcext:value-type="float">
            <text:p>6</text:p>
          </table:table-cell>
          <table:table-cell office:value-type="float" office:value="130.22119424" calcext:value-type="float">
            <text:p>130.22119424</text:p>
          </table:table-cell>
          <table:table-cell office:value-type="float" office:value="86.664862656" calcext:value-type="float">
            <text:p>86.664862656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660]+1" office:value-type="float" office:value="67" calcext:value-type="float">
            <text:p>67</text:p>
          </table:table-cell>
          <table:table-cell table:formula="of:=[.B660]" office:value-type="float" office:value="7" calcext:value-type="float">
            <text:p>7</text:p>
          </table:table-cell>
          <table:table-cell office:value-type="float" office:value="188.97219072" calcext:value-type="float">
            <text:p>188.97219072</text:p>
          </table:table-cell>
          <table:table-cell office:value-type="float" office:value="61.265424" calcext:value-type="float">
            <text:p>61.265424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661]+1" office:value-type="float" office:value="67" calcext:value-type="float">
            <text:p>67</text:p>
          </table:table-cell>
          <table:table-cell table:formula="of:=[.B661]" office:value-type="float" office:value="8" calcext:value-type="float">
            <text:p>8</text:p>
          </table:table-cell>
          <table:table-cell office:value-type="float" office:value="143.45710656" calcext:value-type="float">
            <text:p>143.45710656</text:p>
          </table:table-cell>
          <table:table-cell office:value-type="float" office:value="63.62341152" calcext:value-type="float">
            <text:p>63.62341152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662]+1" office:value-type="float" office:value="67" calcext:value-type="float">
            <text:p>67</text:p>
          </table:table-cell>
          <table:table-cell table:formula="of:=[.B662]" office:value-type="float" office:value="9" calcext:value-type="float">
            <text:p>9</text:p>
          </table:table-cell>
          <table:table-cell office:value-type="float" office:value="184.20876288" calcext:value-type="float">
            <text:p>184.20876288</text:p>
          </table:table-cell>
          <table:table-cell office:value-type="float" office:value="40.24058496" calcext:value-type="float">
            <text:p>40.24058496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663]+1" office:value-type="float" office:value="67" calcext:value-type="float">
            <text:p>67</text:p>
          </table:table-cell>
          <table:table-cell table:formula="of:=[.B663]" office:value-type="float" office:value="10" calcext:value-type="float">
            <text:p>10</text:p>
          </table:table-cell>
          <table:table-cell office:value-type="float" office:value="146.358688" calcext:value-type="float">
            <text:p>146.358688</text:p>
          </table:table-cell>
          <table:table-cell office:value-type="float" office:value="42.1037232" calcext:value-type="float">
            <text:p>42.1037232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664]+1" office:value-type="float" office:value="68" calcext:value-type="float">
            <text:p>68</text:p>
          </table:table-cell>
          <table:table-cell table:formula="of:=[.B664]" office:value-type="float" office:value="1" calcext:value-type="float">
            <text:p>1</text:p>
          </table:table-cell>
          <table:table-cell office:value-type="float" office:value="220.00238848" calcext:value-type="float">
            <text:p>220.00238848</text:p>
          </table:table-cell>
          <table:table-cell office:value-type="float" office:value="125.34566112" calcext:value-type="float">
            <text:p>125.34566112</text:p>
          </table:table-cell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665]+1" office:value-type="float" office:value="68" calcext:value-type="float">
            <text:p>68</text:p>
          </table:table-cell>
          <table:table-cell table:formula="of:=[.B665]" office:value-type="float" office:value="2" calcext:value-type="float">
            <text:p>2</text:p>
          </table:table-cell>
          <table:table-cell office:value-type="float" office:value="131.750446592" calcext:value-type="float">
            <text:p>131.750446592</text:p>
          </table:table-cell>
          <table:table-cell office:value-type="float" office:value="124.623576" calcext:value-type="float">
            <text:p>124.623576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666]+1" office:value-type="float" office:value="68" calcext:value-type="float">
            <text:p>68</text:p>
          </table:table-cell>
          <table:table-cell table:formula="of:=[.B666]" office:value-type="float" office:value="3" calcext:value-type="float">
            <text:p>3</text:p>
          </table:table-cell>
          <table:table-cell office:value-type="float" office:value="215.34276608" calcext:value-type="float">
            <text:p>215.34276608</text:p>
          </table:table-cell>
          <table:table-cell office:value-type="float" office:value="95.732315184" calcext:value-type="float">
            <text:p>95.732315184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667]+1" office:value-type="float" office:value="68" calcext:value-type="float">
            <text:p>68</text:p>
          </table:table-cell>
          <table:table-cell table:formula="of:=[.B667]" office:value-type="float" office:value="4" calcext:value-type="float">
            <text:p>4</text:p>
          </table:table-cell>
          <table:table-cell office:value-type="float" office:value="137.73851584" calcext:value-type="float">
            <text:p>137.73851584</text:p>
          </table:table-cell>
          <table:table-cell office:value-type="float" office:value="94.491187296" calcext:value-type="float">
            <text:p>94.491187296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668]+1" office:value-type="float" office:value="68" calcext:value-type="float">
            <text:p>68</text:p>
          </table:table-cell>
          <table:table-cell table:formula="of:=[.B668]" office:value-type="float" office:value="5" calcext:value-type="float">
            <text:p>5</text:p>
          </table:table-cell>
          <table:table-cell office:value-type="float" office:value="210.1202688" calcext:value-type="float">
            <text:p>210.1202688</text:p>
          </table:table-cell>
          <table:table-cell office:value-type="float" office:value="63.747744" calcext:value-type="float">
            <text:p>63.747744</text:p>
          </table:table-cell>
          <table:table-cell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669]+1" office:value-type="float" office:value="68" calcext:value-type="float">
            <text:p>68</text:p>
          </table:table-cell>
          <table:table-cell table:formula="of:=[.B669]" office:value-type="float" office:value="6" calcext:value-type="float">
            <text:p>6</text:p>
          </table:table-cell>
          <table:table-cell office:value-type="float" office:value="140.14700928" calcext:value-type="float">
            <text:p>140.14700928</text:p>
          </table:table-cell>
          <table:table-cell office:value-type="float" office:value="64.570776" calcext:value-type="float">
            <text:p>64.570776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670]+1" office:value-type="float" office:value="68" calcext:value-type="float">
            <text:p>68</text:p>
          </table:table-cell>
          <table:table-cell table:formula="of:=[.B670]" office:value-type="float" office:value="7" calcext:value-type="float">
            <text:p>7</text:p>
          </table:table-cell>
          <table:table-cell office:value-type="float" office:value="197.3836928" calcext:value-type="float">
            <text:p>197.3836928</text:p>
          </table:table-cell>
          <table:table-cell office:value-type="float" office:value="42.00132192" calcext:value-type="float">
            <text:p>42.00132192</text:p>
          </table:table-cell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671]+1" office:value-type="float" office:value="68" calcext:value-type="float">
            <text:p>68</text:p>
          </table:table-cell>
          <table:table-cell table:formula="of:=[.B671]" office:value-type="float" office:value="8" calcext:value-type="float">
            <text:p>8</text:p>
          </table:table-cell>
          <table:table-cell office:value-type="float" office:value="152.5278784" calcext:value-type="float">
            <text:p>152.5278784</text:p>
          </table:table-cell>
          <table:table-cell office:value-type="float" office:value="42.2868576" calcext:value-type="float">
            <text:p>42.2868576</text:p>
          </table:table-cell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672]+1" office:value-type="float" office:value="68" calcext:value-type="float">
            <text:p>68</text:p>
          </table:table-cell>
          <table:table-cell table:formula="of:=[.B672]" office:value-type="float" office:value="9" calcext:value-type="float">
            <text:p>9</text:p>
          </table:table-cell>
          <table:table-cell office:value-type="float" office:value="191.29744384" calcext:value-type="float">
            <text:p>191.29744384</text:p>
          </table:table-cell>
          <table:table-cell office:value-type="float" office:value="21.1744032" calcext:value-type="float">
            <text:p>21.1744032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673]+1" office:value-type="float" office:value="68" calcext:value-type="float">
            <text:p>68</text:p>
          </table:table-cell>
          <table:table-cell table:formula="of:=[.B673]" office:value-type="float" office:value="10" calcext:value-type="float">
            <text:p>10</text:p>
          </table:table-cell>
          <table:table-cell office:value-type="float" office:value="154.74109312" calcext:value-type="float">
            <text:p>154.74109312</text:p>
          </table:table-cell>
          <table:table-cell office:value-type="float" office:value="22.0685664" calcext:value-type="float">
            <text:p>22.0685664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674]+1" office:value-type="float" office:value="69" calcext:value-type="float">
            <text:p>69</text:p>
          </table:table-cell>
          <table:table-cell table:formula="of:=[.B674]" office:value-type="float" office:value="1" calcext:value-type="float">
            <text:p>1</text:p>
          </table:table-cell>
          <table:table-cell office:value-type="float" office:value="193.7735744" calcext:value-type="float">
            <text:p>193.7735744</text:p>
          </table:table-cell>
          <table:table-cell office:value-type="float" office:value="140.0897712" calcext:value-type="float">
            <text:p>140.0897712</text:p>
          </table:table-cell>
          <table:table-cell office:value-type="float" office:value="189" calcext:value-type="float">
            <text:p>189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675]+1" office:value-type="float" office:value="69" calcext:value-type="float">
            <text:p>69</text:p>
          </table:table-cell>
          <table:table-cell table:formula="of:=[.B675]" office:value-type="float" office:value="2" calcext:value-type="float">
            <text:p>2</text:p>
          </table:table-cell>
          <table:table-cell office:value-type="float" office:value="108.4512128" calcext:value-type="float">
            <text:p>108.4512128</text:p>
          </table:table-cell>
          <table:table-cell office:value-type="float" office:value="143.227728" calcext:value-type="float">
            <text:p>143.227728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676]+1" office:value-type="float" office:value="69" calcext:value-type="float">
            <text:p>69</text:p>
          </table:table-cell>
          <table:table-cell table:formula="of:=[.B676]" office:value-type="float" office:value="3" calcext:value-type="float">
            <text:p>3</text:p>
          </table:table-cell>
          <table:table-cell office:value-type="float" office:value="186.404352" calcext:value-type="float">
            <text:p>186.404352</text:p>
          </table:table-cell>
          <table:table-cell office:value-type="float" office:value="113.97627936" calcext:value-type="float">
            <text:p>113.97627936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677]+1" office:value-type="float" office:value="69" calcext:value-type="float">
            <text:p>69</text:p>
          </table:table-cell>
          <table:table-cell table:formula="of:=[.B677]" office:value-type="float" office:value="4" calcext:value-type="float">
            <text:p>4</text:p>
          </table:table-cell>
          <table:table-cell office:value-type="float" office:value="110.19488128" calcext:value-type="float">
            <text:p>110.19488128</text:p>
          </table:table-cell>
          <table:table-cell office:value-type="float" office:value="115.44030432" calcext:value-type="float">
            <text:p>115.44030432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678]+1" office:value-type="float" office:value="69" calcext:value-type="float">
            <text:p>69</text:p>
          </table:table-cell>
          <table:table-cell table:formula="of:=[.B678]" office:value-type="float" office:value="5" calcext:value-type="float">
            <text:p>5</text:p>
          </table:table-cell>
          <table:table-cell office:value-type="float" office:value="181.82681216" calcext:value-type="float">
            <text:p>181.82681216</text:p>
          </table:table-cell>
          <table:table-cell office:value-type="float" office:value="82.74005376" calcext:value-type="float">
            <text:p>82.74005376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679]+1" office:value-type="float" office:value="69" calcext:value-type="float">
            <text:p>69</text:p>
          </table:table-cell>
          <table:table-cell table:formula="of:=[.B679]" office:value-type="float" office:value="6" calcext:value-type="float">
            <text:p>6</text:p>
          </table:table-cell>
          <table:table-cell office:value-type="float" office:value="112.82835072" calcext:value-type="float">
            <text:p>112.82835072</text:p>
          </table:table-cell>
          <table:table-cell office:value-type="float" office:value="82.29576576" calcext:value-type="float">
            <text:p>82.2957657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680]+1" office:value-type="float" office:value="69" calcext:value-type="float">
            <text:p>69</text:p>
          </table:table-cell>
          <table:table-cell table:formula="of:=[.B680]" office:value-type="float" office:value="7" calcext:value-type="float">
            <text:p>7</text:p>
          </table:table-cell>
          <table:table-cell office:value-type="float" office:value="168.9061888" calcext:value-type="float">
            <text:p>168.9061888</text:p>
          </table:table-cell>
          <table:table-cell office:value-type="float" office:value="58.5083424" calcext:value-type="float">
            <text:p>58.5083424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681]+1" office:value-type="float" office:value="69" calcext:value-type="float">
            <text:p>69</text:p>
          </table:table-cell>
          <table:table-cell table:formula="of:=[.B681]" office:value-type="float" office:value="8" calcext:value-type="float">
            <text:p>8</text:p>
          </table:table-cell>
          <table:table-cell office:value-type="float" office:value="125.850278912" calcext:value-type="float">
            <text:p>125.850278912</text:p>
          </table:table-cell>
          <table:table-cell office:value-type="float" office:value="62.14905408" calcext:value-type="float">
            <text:p>62.14905408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682]+1" office:value-type="float" office:value="69" calcext:value-type="float">
            <text:p>69</text:p>
          </table:table-cell>
          <table:table-cell table:formula="of:=[.B682]" office:value-type="float" office:value="9" calcext:value-type="float">
            <text:p>9</text:p>
          </table:table-cell>
          <table:table-cell office:value-type="float" office:value="162.15388928" calcext:value-type="float">
            <text:p>162.15388928</text:p>
          </table:table-cell>
          <table:table-cell office:value-type="float" office:value="39.572304" calcext:value-type="float">
            <text:p>39.572304</text:p>
          </table:table-cell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683]+1" office:value-type="float" office:value="69" calcext:value-type="float">
            <text:p>69</text:p>
          </table:table-cell>
          <table:table-cell table:formula="of:=[.B683]" office:value-type="float" office:value="10" calcext:value-type="float">
            <text:p>10</text:p>
          </table:table-cell>
          <table:table-cell office:value-type="float" office:value="126.363881088" calcext:value-type="float">
            <text:p>126.363881088</text:p>
          </table:table-cell>
          <table:table-cell office:value-type="float" office:value="40.7725536" calcext:value-type="float">
            <text:p>40.7725536</text:p>
          </table:table-cell>
          <table:table-cell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684]+1" office:value-type="float" office:value="70" calcext:value-type="float">
            <text:p>70</text:p>
          </table:table-cell>
          <table:table-cell table:formula="of:=[.B684]" office:value-type="float" office:value="1" calcext:value-type="float">
            <text:p>1</text:p>
          </table:table-cell>
          <table:table-cell office:value-type="float" office:value="209.47017728" calcext:value-type="float">
            <text:p>209.47017728</text:p>
          </table:table-cell>
          <table:table-cell office:value-type="float" office:value="134.43601248" calcext:value-type="float">
            <text:p>134.43601248</text:p>
          </table:table-cell>
          <table:table-cell office:value-type="float" office:value="208" calcext:value-type="float">
            <text:p>20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685]+1" office:value-type="float" office:value="70" calcext:value-type="float">
            <text:p>70</text:p>
          </table:table-cell>
          <table:table-cell table:formula="of:=[.B685]" office:value-type="float" office:value="2" calcext:value-type="float">
            <text:p>2</text:p>
          </table:table-cell>
          <table:table-cell office:value-type="float" office:value="118.017067008" calcext:value-type="float">
            <text:p>118.017067008</text:p>
          </table:table-cell>
          <table:table-cell office:value-type="float" office:value="132.63241728" calcext:value-type="float">
            <text:p>132.63241728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686]+1" office:value-type="float" office:value="70" calcext:value-type="float">
            <text:p>70</text:p>
          </table:table-cell>
          <table:table-cell table:formula="of:=[.B686]" office:value-type="float" office:value="3" calcext:value-type="float">
            <text:p>3</text:p>
          </table:table-cell>
          <table:table-cell office:value-type="float" office:value="205.0903296" calcext:value-type="float">
            <text:p>205.0903296</text:p>
          </table:table-cell>
          <table:table-cell office:value-type="float" office:value="104.45114592" calcext:value-type="float">
            <text:p>104.45114592</text:p>
          </table:table-cell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687]+1" office:value-type="float" office:value="70" calcext:value-type="float">
            <text:p>70</text:p>
          </table:table-cell>
          <table:table-cell table:formula="of:=[.B687]" office:value-type="float" office:value="4" calcext:value-type="float">
            <text:p>4</text:p>
          </table:table-cell>
          <table:table-cell office:value-type="float" office:value="124.694613504" calcext:value-type="float">
            <text:p>124.694613504</text:p>
          </table:table-cell>
          <table:table-cell office:value-type="float" office:value="103.04212608" calcext:value-type="float">
            <text:p>103.04212608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688]+1" office:value-type="float" office:value="70" calcext:value-type="float">
            <text:p>70</text:p>
          </table:table-cell>
          <table:table-cell table:formula="of:=[.B688]" office:value-type="float" office:value="5" calcext:value-type="float">
            <text:p>5</text:p>
          </table:table-cell>
          <table:table-cell office:value-type="float" office:value="201.2905984" calcext:value-type="float">
            <text:p>201.2905984</text:p>
          </table:table-cell>
          <table:table-cell office:value-type="float" office:value="73.07814528" calcext:value-type="float">
            <text:p>73.07814528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689]+1" office:value-type="float" office:value="70" calcext:value-type="float">
            <text:p>70</text:p>
          </table:table-cell>
          <table:table-cell table:formula="of:=[.B689]" office:value-type="float" office:value="6" calcext:value-type="float">
            <text:p>6</text:p>
          </table:table-cell>
          <table:table-cell office:value-type="float" office:value="128.8501889664" calcext:value-type="float">
            <text:p>128.8501889664</text:p>
          </table:table-cell>
          <table:table-cell office:value-type="float" office:value="71.4883296" calcext:value-type="float">
            <text:p>71.4883296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690]+1" office:value-type="float" office:value="70" calcext:value-type="float">
            <text:p>70</text:p>
          </table:table-cell>
          <table:table-cell table:formula="of:=[.B690]" office:value-type="float" office:value="7" calcext:value-type="float">
            <text:p>7</text:p>
          </table:table-cell>
          <table:table-cell office:value-type="float" office:value="189.383424" calcext:value-type="float">
            <text:p>189.383424</text:p>
          </table:table-cell>
          <table:table-cell office:value-type="float" office:value="48.7440432" calcext:value-type="float">
            <text:p>48.7440432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91]+1" office:value-type="float" office:value="70" calcext:value-type="float">
            <text:p>70</text:p>
          </table:table-cell>
          <table:table-cell table:formula="of:=[.B691]" office:value-type="float" office:value="8" calcext:value-type="float">
            <text:p>8</text:p>
          </table:table-cell>
          <table:table-cell office:value-type="float" office:value="143.64777728" calcext:value-type="float">
            <text:p>143.64777728</text:p>
          </table:table-cell>
          <table:table-cell office:value-type="float" office:value="48.70022112" calcext:value-type="float">
            <text:p>48.70022112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92]+1" office:value-type="float" office:value="70" calcext:value-type="float">
            <text:p>70</text:p>
          </table:table-cell>
          <table:table-cell table:formula="of:=[.B692]" office:value-type="float" office:value="9" calcext:value-type="float">
            <text:p>9</text:p>
          </table:table-cell>
          <table:table-cell office:value-type="float" office:value="183.84749568" calcext:value-type="float">
            <text:p>183.84749568</text:p>
          </table:table-cell>
          <table:table-cell office:value-type="float" office:value="26.988576" calcext:value-type="float">
            <text:p>26.988576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693]+1" office:value-type="float" office:value="70" calcext:value-type="float">
            <text:p>70</text:p>
          </table:table-cell>
          <table:table-cell table:formula="of:=[.B693]" office:value-type="float" office:value="10" calcext:value-type="float">
            <text:p>10</text:p>
          </table:table-cell>
          <table:table-cell office:value-type="float" office:value="147.1212352" calcext:value-type="float">
            <text:p>147.1212352</text:p>
          </table:table-cell>
          <table:table-cell office:value-type="float" office:value="27.22227264" calcext:value-type="float">
            <text:p>27.22227264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694]+1" office:value-type="float" office:value="71" calcext:value-type="float">
            <text:p>71</text:p>
          </table:table-cell>
          <table:table-cell table:formula="of:=[.B694]" office:value-type="float" office:value="1" calcext:value-type="float">
            <text:p>1</text:p>
          </table:table-cell>
          <table:table-cell office:value-type="float" office:value="216.45899904" calcext:value-type="float">
            <text:p>216.45899904</text:p>
          </table:table-cell>
          <table:table-cell office:value-type="float" office:value="131.373456" calcext:value-type="float">
            <text:p>131.373456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695]+1" office:value-type="float" office:value="71" calcext:value-type="float">
            <text:p>71</text:p>
          </table:table-cell>
          <table:table-cell table:formula="of:=[.B695]" office:value-type="float" office:value="2" calcext:value-type="float">
            <text:p>2</text:p>
          </table:table-cell>
          <table:table-cell office:value-type="float" office:value="125.563502976" calcext:value-type="float">
            <text:p>125.563502976</text:p>
          </table:table-cell>
          <table:table-cell office:value-type="float" office:value="127.6049856" calcext:value-type="float">
            <text:p>127.6049856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696]+1" office:value-type="float" office:value="71" calcext:value-type="float">
            <text:p>71</text:p>
          </table:table-cell>
          <table:table-cell table:formula="of:=[.B696]" office:value-type="float" office:value="3" calcext:value-type="float">
            <text:p>3</text:p>
          </table:table-cell>
          <table:table-cell office:value-type="float" office:value="213.17184512" calcext:value-type="float">
            <text:p>213.17184512</text:p>
          </table:table-cell>
          <table:table-cell office:value-type="float" office:value="100.66072608" calcext:value-type="float">
            <text:p>100.66072608</text:p>
          </table:table-cell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697]+1" office:value-type="float" office:value="71" calcext:value-type="float">
            <text:p>71</text:p>
          </table:table-cell>
          <table:table-cell table:formula="of:=[.B697]" office:value-type="float" office:value="4" calcext:value-type="float">
            <text:p>4</text:p>
          </table:table-cell>
          <table:table-cell office:value-type="float" office:value="130.617705856" calcext:value-type="float">
            <text:p>130.617705856</text:p>
          </table:table-cell>
          <table:table-cell office:value-type="float" office:value="97.19113824" calcext:value-type="float">
            <text:p>97.19113824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698]+1" office:value-type="float" office:value="71" calcext:value-type="float">
            <text:p>71</text:p>
          </table:table-cell>
          <table:table-cell table:formula="of:=[.B698]" office:value-type="float" office:value="5" calcext:value-type="float">
            <text:p>5</text:p>
          </table:table-cell>
          <table:table-cell office:value-type="float" office:value="209.75656064" calcext:value-type="float">
            <text:p>209.75656064</text:p>
          </table:table-cell>
          <table:table-cell office:value-type="float" office:value="69.222096" calcext:value-type="float">
            <text:p>69.222096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699]+1" office:value-type="float" office:value="71" calcext:value-type="float">
            <text:p>71</text:p>
          </table:table-cell>
          <table:table-cell table:formula="of:=[.B699]" office:value-type="float" office:value="6" calcext:value-type="float">
            <text:p>6</text:p>
          </table:table-cell>
          <table:table-cell office:value-type="float" office:value="136.2539968" calcext:value-type="float">
            <text:p>136.2539968</text:p>
          </table:table-cell>
          <table:table-cell office:value-type="float" office:value="67.31388768" calcext:value-type="float">
            <text:p>67.31388768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700]+1" office:value-type="float" office:value="71" calcext:value-type="float">
            <text:p>71</text:p>
          </table:table-cell>
          <table:table-cell table:formula="of:=[.B700]" office:value-type="float" office:value="7" calcext:value-type="float">
            <text:p>7</text:p>
          </table:table-cell>
          <table:table-cell office:value-type="float" office:value="197.9296" calcext:value-type="float">
            <text:p>197.9296</text:p>
          </table:table-cell>
          <table:table-cell office:value-type="float" office:value="44.94058272" calcext:value-type="float">
            <text:p>44.94058272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701]+1" office:value-type="float" office:value="71" calcext:value-type="float">
            <text:p>71</text:p>
          </table:table-cell>
          <table:table-cell table:formula="of:=[.B701]" office:value-type="float" office:value="8" calcext:value-type="float">
            <text:p>8</text:p>
          </table:table-cell>
          <table:table-cell office:value-type="float" office:value="150.7311552" calcext:value-type="float">
            <text:p>150.7311552</text:p>
          </table:table-cell>
          <table:table-cell office:value-type="float" office:value="43.86499776" calcext:value-type="float">
            <text:p>43.86499776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702]+1" office:value-type="float" office:value="71" calcext:value-type="float">
            <text:p>71</text:p>
          </table:table-cell>
          <table:table-cell table:formula="of:=[.B702]" office:value-type="float" office:value="9" calcext:value-type="float">
            <text:p>9</text:p>
          </table:table-cell>
          <table:table-cell office:value-type="float" office:value="193.39317376" calcext:value-type="float">
            <text:p>193.39317376</text:p>
          </table:table-cell>
          <table:table-cell office:value-type="float" office:value="23.4310224" calcext:value-type="float">
            <text:p>23.4310224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703]+1" office:value-type="float" office:value="71" calcext:value-type="float">
            <text:p>71</text:p>
          </table:table-cell>
          <table:table-cell table:formula="of:=[.B703]" office:value-type="float" office:value="10" calcext:value-type="float">
            <text:p>10</text:p>
          </table:table-cell>
          <table:table-cell office:value-type="float" office:value="154.8451584" calcext:value-type="float">
            <text:p>154.8451584</text:p>
          </table:table-cell>
          <table:table-cell office:value-type="float" office:value="23.5543296" calcext:value-type="float">
            <text:p>23.5543296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704]+1" office:value-type="float" office:value="72" calcext:value-type="float">
            <text:p>72</text:p>
          </table:table-cell>
          <table:table-cell table:formula="of:=[.B704]" office:value-type="float" office:value="1" calcext:value-type="float">
            <text:p>1</text:p>
          </table:table-cell>
          <table:table-cell office:value-type="float" office:value="224.9177216" calcext:value-type="float">
            <text:p>224.9177216</text:p>
          </table:table-cell>
          <table:table-cell office:value-type="float" office:value="153.6523008" calcext:value-type="float">
            <text:p>153.6523008</text:p>
          </table:table-cell>
          <table:table-cell office:value-type="float" office:value="226" calcext:value-type="float">
            <text:p>226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table:formula="of:=[.A705]+1" office:value-type="float" office:value="72" calcext:value-type="float">
            <text:p>72</text:p>
          </table:table-cell>
          <table:table-cell table:formula="of:=[.B705]" office:value-type="float" office:value="2" calcext:value-type="float">
            <text:p>2</text:p>
          </table:table-cell>
          <table:table-cell office:value-type="float" office:value="136.18383872" calcext:value-type="float">
            <text:p>136.18383872</text:p>
          </table:table-cell>
          <table:table-cell office:value-type="float" office:value="151.3797792" calcext:value-type="float">
            <text:p>151.3797792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706]+1" office:value-type="float" office:value="72" calcext:value-type="float">
            <text:p>72</text:p>
          </table:table-cell>
          <table:table-cell table:formula="of:=[.B706]" office:value-type="float" office:value="3" calcext:value-type="float">
            <text:p>3</text:p>
          </table:table-cell>
          <table:table-cell office:value-type="float" office:value="220.7744" calcext:value-type="float">
            <text:p>220.7744</text:p>
          </table:table-cell>
          <table:table-cell office:value-type="float" office:value="124.51103232" calcext:value-type="float">
            <text:p>124.51103232</text:p>
          </table:table-cell>
          <table:table-cell office:value-type="float" office:value="222" calcext:value-type="float">
            <text:p>222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707]+1" office:value-type="float" office:value="72" calcext:value-type="float">
            <text:p>72</text:p>
          </table:table-cell>
          <table:table-cell table:formula="of:=[.B707]" office:value-type="float" office:value="4" calcext:value-type="float">
            <text:p>4</text:p>
          </table:table-cell>
          <table:table-cell office:value-type="float" office:value="140.561100032" calcext:value-type="float">
            <text:p>140.561100032</text:p>
          </table:table-cell>
          <table:table-cell office:value-type="float" office:value="121.8508704" calcext:value-type="float">
            <text:p>121.8508704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708]+1" office:value-type="float" office:value="72" calcext:value-type="float">
            <text:p>72</text:p>
          </table:table-cell>
          <table:table-cell table:formula="of:=[.B708]" office:value-type="float" office:value="5" calcext:value-type="float">
            <text:p>5</text:p>
          </table:table-cell>
          <table:table-cell office:value-type="float" office:value="216.24059264" calcext:value-type="float">
            <text:p>216.24059264</text:p>
          </table:table-cell>
          <table:table-cell office:value-type="float" office:value="94.335917664" calcext:value-type="float">
            <text:p>94.335917664</text:p>
          </table:table-cell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709]+1" office:value-type="float" office:value="72" calcext:value-type="float">
            <text:p>72</text:p>
          </table:table-cell>
          <table:table-cell table:formula="of:=[.B709]" office:value-type="float" office:value="6" calcext:value-type="float">
            <text:p>6</text:p>
          </table:table-cell>
          <table:table-cell office:value-type="float" office:value="144.82070528" calcext:value-type="float">
            <text:p>144.82070528</text:p>
          </table:table-cell>
          <table:table-cell office:value-type="float" office:value="92.763753888" calcext:value-type="float">
            <text:p>92.763753888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710]+1" office:value-type="float" office:value="72" calcext:value-type="float">
            <text:p>72</text:p>
          </table:table-cell>
          <table:table-cell table:formula="of:=[.B710]" office:value-type="float" office:value="7" calcext:value-type="float">
            <text:p>7</text:p>
          </table:table-cell>
          <table:table-cell office:value-type="float" office:value="203.2036352" calcext:value-type="float">
            <text:p>203.2036352</text:p>
          </table:table-cell>
          <table:table-cell office:value-type="float" office:value="72.16705248" calcext:value-type="float">
            <text:p>72.16705248</text:p>
          </table:table-cell>
          <table:table-cell office:value-type="float" office:value="204" calcext:value-type="float">
            <text:p>20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711]+1" office:value-type="float" office:value="72" calcext:value-type="float">
            <text:p>72</text:p>
          </table:table-cell>
          <table:table-cell table:formula="of:=[.B711]" office:value-type="float" office:value="8" calcext:value-type="float">
            <text:p>8</text:p>
          </table:table-cell>
          <table:table-cell office:value-type="float" office:value="160.5046912" calcext:value-type="float">
            <text:p>160.5046912</text:p>
          </table:table-cell>
          <table:table-cell office:value-type="float" office:value="71.5418928" calcext:value-type="float">
            <text:p>71.5418928</text:p>
          </table:table-cell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712]+1" office:value-type="float" office:value="72" calcext:value-type="float">
            <text:p>72</text:p>
          </table:table-cell>
          <table:table-cell table:formula="of:=[.B712]" office:value-type="float" office:value="9" calcext:value-type="float">
            <text:p>9</text:p>
          </table:table-cell>
          <table:table-cell office:value-type="float" office:value="197.41442048" calcext:value-type="float">
            <text:p>197.41442048</text:p>
          </table:table-cell>
          <table:table-cell office:value-type="float" office:value="52.6255008" calcext:value-type="float">
            <text:p>52.6255008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713]+1" office:value-type="float" office:value="72" calcext:value-type="float">
            <text:p>72</text:p>
          </table:table-cell>
          <table:table-cell table:formula="of:=[.B713]" office:value-type="float" office:value="10" calcext:value-type="float">
            <text:p>10</text:p>
          </table:table-cell>
          <table:table-cell office:value-type="float" office:value="163.4564608" calcext:value-type="float">
            <text:p>163.4564608</text:p>
          </table:table-cell>
          <table:table-cell office:value-type="float" office:value="52.70019168" calcext:value-type="float">
            <text:p>52.70019168</text:p>
          </table:table-cell>
          <table:table-cell office:value-type="float" office:value="171" calcext:value-type="float">
            <text:p>17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714]+1" office:value-type="float" office:value="73" calcext:value-type="float">
            <text:p>73</text:p>
          </table:table-cell>
          <table:table-cell table:formula="of:=[.B714]" office:value-type="float" office:value="1" calcext:value-type="float">
            <text:p>1</text:p>
          </table:table-cell>
          <table:table-cell office:value-type="float" office:value="214.4374656" calcext:value-type="float">
            <text:p>214.4374656</text:p>
          </table:table-cell>
          <table:table-cell office:value-type="float" office:value="146.5623168" calcext:value-type="float">
            <text:p>146.5623168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715]+1" office:value-type="float" office:value="73" calcext:value-type="float">
            <text:p>73</text:p>
          </table:table-cell>
          <table:table-cell table:formula="of:=[.B715]" office:value-type="float" office:value="2" calcext:value-type="float">
            <text:p>2</text:p>
          </table:table-cell>
          <table:table-cell office:value-type="float" office:value="129.90759296" calcext:value-type="float">
            <text:p>129.90759296</text:p>
          </table:table-cell>
          <table:table-cell office:value-type="float" office:value="142.15260864" calcext:value-type="float">
            <text:p>142.15260864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716]+1" office:value-type="float" office:value="73" calcext:value-type="float">
            <text:p>73</text:p>
          </table:table-cell>
          <table:table-cell table:formula="of:=[.B716]" office:value-type="float" office:value="3" calcext:value-type="float">
            <text:p>3</text:p>
          </table:table-cell>
          <table:table-cell office:value-type="float" office:value="212.44750976" calcext:value-type="float">
            <text:p>212.44750976</text:p>
          </table:table-cell>
          <table:table-cell office:value-type="float" office:value="117.8445072" calcext:value-type="float">
            <text:p>117.8445072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717]+1" office:value-type="float" office:value="73" calcext:value-type="float">
            <text:p>73</text:p>
          </table:table-cell>
          <table:table-cell table:formula="of:=[.B717]" office:value-type="float" office:value="4" calcext:value-type="float">
            <text:p>4</text:p>
          </table:table-cell>
          <table:table-cell office:value-type="float" office:value="135.40165568" calcext:value-type="float">
            <text:p>135.40165568</text:p>
          </table:table-cell>
          <table:table-cell office:value-type="float" office:value="113.76182016" calcext:value-type="float">
            <text:p>113.76182016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718]+1" office:value-type="float" office:value="73" calcext:value-type="float">
            <text:p>73</text:p>
          </table:table-cell>
          <table:table-cell table:formula="of:=[.B718]" office:value-type="float" office:value="5" calcext:value-type="float">
            <text:p>5</text:p>
          </table:table-cell>
          <table:table-cell office:value-type="float" office:value="211.5866112" calcext:value-type="float">
            <text:p>211.5866112</text:p>
          </table:table-cell>
          <table:table-cell office:value-type="float" office:value="88.10129856" calcext:value-type="float">
            <text:p>88.10129856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719]+1" office:value-type="float" office:value="73" calcext:value-type="float">
            <text:p>73</text:p>
          </table:table-cell>
          <table:table-cell table:formula="of:=[.B719]" office:value-type="float" office:value="6" calcext:value-type="float">
            <text:p>6</text:p>
          </table:table-cell>
          <table:table-cell office:value-type="float" office:value="141.24695296" calcext:value-type="float">
            <text:p>141.24695296</text:p>
          </table:table-cell>
          <table:table-cell office:value-type="float" office:value="84.3989088" calcext:value-type="float">
            <text:p>84.3989088</text:p>
          </table:table-cell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720]+1" office:value-type="float" office:value="73" calcext:value-type="float">
            <text:p>73</text:p>
          </table:table-cell>
          <table:table-cell table:formula="of:=[.B720]" office:value-type="float" office:value="7" calcext:value-type="float">
            <text:p>7</text:p>
          </table:table-cell>
          <table:table-cell office:value-type="float" office:value="198.877504" calcext:value-type="float">
            <text:p>198.877504</text:p>
          </table:table-cell>
          <table:table-cell office:value-type="float" office:value="64.93360512" calcext:value-type="float">
            <text:p>64.93360512</text:p>
          </table:table-cell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721]+1" office:value-type="float" office:value="73" calcext:value-type="float">
            <text:p>73</text:p>
          </table:table-cell>
          <table:table-cell table:formula="of:=[.B721]" office:value-type="float" office:value="8" calcext:value-type="float">
            <text:p>8</text:p>
          </table:table-cell>
          <table:table-cell office:value-type="float" office:value="154.52944128" calcext:value-type="float">
            <text:p>154.52944128</text:p>
          </table:table-cell>
          <table:table-cell office:value-type="float" office:value="64.0062192" calcext:value-type="float">
            <text:p>64.0062192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722]+1" office:value-type="float" office:value="73" calcext:value-type="float">
            <text:p>73</text:p>
          </table:table-cell>
          <table:table-cell table:formula="of:=[.B722]" office:value-type="float" office:value="9" calcext:value-type="float">
            <text:p>9</text:p>
          </table:table-cell>
          <table:table-cell office:value-type="float" office:value="194.7446784" calcext:value-type="float">
            <text:p>194.7446784</text:p>
          </table:table-cell>
          <table:table-cell office:value-type="float" office:value="46.3572288" calcext:value-type="float">
            <text:p>46.3572288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723]+1" office:value-type="float" office:value="73" calcext:value-type="float">
            <text:p>73</text:p>
          </table:table-cell>
          <table:table-cell table:formula="of:=[.B723]" office:value-type="float" office:value="10" calcext:value-type="float">
            <text:p>10</text:p>
          </table:table-cell>
          <table:table-cell office:value-type="float" office:value="160.7577344" calcext:value-type="float">
            <text:p>160.7577344</text:p>
          </table:table-cell>
          <table:table-cell office:value-type="float" office:value="45.6375072" calcext:value-type="float">
            <text:p>45.6375072</text:p>
          </table:table-cell>
          <table:table-cell office:value-type="float" office:value="161" calcext:value-type="float">
            <text:p>16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724]+1" office:value-type="float" office:value="74" calcext:value-type="float">
            <text:p>74</text:p>
          </table:table-cell>
          <table:table-cell table:formula="of:=[.B724]" office:value-type="float" office:value="1" calcext:value-type="float">
            <text:p>1</text:p>
          </table:table-cell>
          <table:table-cell office:value-type="float" office:value="230.538944" calcext:value-type="float">
            <text:p>230.538944</text:p>
          </table:table-cell>
          <table:table-cell office:value-type="float" office:value="125.62177248" calcext:value-type="float">
            <text:p>125.62177248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725]+1" office:value-type="float" office:value="74" calcext:value-type="float">
            <text:p>74</text:p>
          </table:table-cell>
          <table:table-cell table:formula="of:=[.B725]" office:value-type="float" office:value="2" calcext:value-type="float">
            <text:p>2</text:p>
          </table:table-cell>
          <table:table-cell office:value-type="float" office:value="142.770005248" calcext:value-type="float">
            <text:p>142.770005248</text:p>
          </table:table-cell>
          <table:table-cell office:value-type="float" office:value="126.6946464" calcext:value-type="float">
            <text:p>126.6946464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726]+1" office:value-type="float" office:value="74" calcext:value-type="float">
            <text:p>74</text:p>
          </table:table-cell>
          <table:table-cell table:formula="of:=[.B726]" office:value-type="float" office:value="3" calcext:value-type="float">
            <text:p>3</text:p>
          </table:table-cell>
          <table:table-cell office:value-type="float" office:value="224.3737728" calcext:value-type="float">
            <text:p>224.3737728</text:p>
          </table:table-cell>
          <table:table-cell office:value-type="float" office:value="96.5402011872" calcext:value-type="float">
            <text:p>96.5402011872</text:p>
          </table:table-cell>
          <table:table-cell office:value-type="float" office:value="223" calcext:value-type="float">
            <text:p>22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727]+1" office:value-type="float" office:value="74" calcext:value-type="float">
            <text:p>74</text:p>
          </table:table-cell>
          <table:table-cell table:formula="of:=[.B727]" office:value-type="float" office:value="4" calcext:value-type="float">
            <text:p>4</text:p>
          </table:table-cell>
          <table:table-cell office:value-type="float" office:value="147.44680064" calcext:value-type="float">
            <text:p>147.44680064</text:p>
          </table:table-cell>
          <table:table-cell office:value-type="float" office:value="97.513978752" calcext:value-type="float">
            <text:p>97.513978752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728]+1" office:value-type="float" office:value="74" calcext:value-type="float">
            <text:p>74</text:p>
          </table:table-cell>
          <table:table-cell table:formula="of:=[.B728]" office:value-type="float" office:value="5" calcext:value-type="float">
            <text:p>5</text:p>
          </table:table-cell>
          <table:table-cell office:value-type="float" office:value="220.0521472" calcext:value-type="float">
            <text:p>220.0521472</text:p>
          </table:table-cell>
          <table:table-cell office:value-type="float" office:value="68.5410912" calcext:value-type="float">
            <text:p>68.5410912</text:p>
          </table:table-cell>
          <table:table-cell office:value-type="float" office:value="219" calcext:value-type="float">
            <text:p>21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729]+1" office:value-type="float" office:value="74" calcext:value-type="float">
            <text:p>74</text:p>
          </table:table-cell>
          <table:table-cell table:formula="of:=[.B729]" office:value-type="float" office:value="6" calcext:value-type="float">
            <text:p>6</text:p>
          </table:table-cell>
          <table:table-cell office:value-type="float" office:value="149.58112" calcext:value-type="float">
            <text:p>149.58112</text:p>
          </table:table-cell>
          <table:table-cell office:value-type="float" office:value="69.22564608" calcext:value-type="float">
            <text:p>69.22564608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730]+1" office:value-type="float" office:value="74" calcext:value-type="float">
            <text:p>74</text:p>
          </table:table-cell>
          <table:table-cell table:formula="of:=[.B730]" office:value-type="float" office:value="7" calcext:value-type="float">
            <text:p>7</text:p>
          </table:table-cell>
          <table:table-cell office:value-type="float" office:value="205.62742656" calcext:value-type="float">
            <text:p>205.62742656</text:p>
          </table:table-cell>
          <table:table-cell office:value-type="float" office:value="45.1775664" calcext:value-type="float">
            <text:p>45.1775664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731]+1" office:value-type="float" office:value="74" calcext:value-type="float">
            <text:p>74</text:p>
          </table:table-cell>
          <table:table-cell table:formula="of:=[.B731]" office:value-type="float" office:value="8" calcext:value-type="float">
            <text:p>8</text:p>
          </table:table-cell>
          <table:table-cell office:value-type="float" office:value="162.73775104" calcext:value-type="float">
            <text:p>162.73775104</text:p>
          </table:table-cell>
          <table:table-cell office:value-type="float" office:value="47.1717024" calcext:value-type="float">
            <text:p>47.1717024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732]+1" office:value-type="float" office:value="74" calcext:value-type="float">
            <text:p>74</text:p>
          </table:table-cell>
          <table:table-cell table:formula="of:=[.B732]" office:value-type="float" office:value="9" calcext:value-type="float">
            <text:p>9</text:p>
          </table:table-cell>
          <table:table-cell office:value-type="float" office:value="199.6366592" calcext:value-type="float">
            <text:p>199.6366592</text:p>
          </table:table-cell>
          <table:table-cell office:value-type="float" office:value="24.9901776" calcext:value-type="float">
            <text:p>24.9901776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733]+1" office:value-type="float" office:value="74" calcext:value-type="float">
            <text:p>74</text:p>
          </table:table-cell>
          <table:table-cell table:formula="of:=[.B733]" office:value-type="float" office:value="10" calcext:value-type="float">
            <text:p>10</text:p>
          </table:table-cell>
          <table:table-cell office:value-type="float" office:value="165.71896704" calcext:value-type="float">
            <text:p>165.71896704</text:p>
          </table:table-cell>
          <table:table-cell office:value-type="float" office:value="26.24217216" calcext:value-type="float">
            <text:p>26.24217216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734]+1" office:value-type="float" office:value="75" calcext:value-type="float">
            <text:p>75</text:p>
          </table:table-cell>
          <table:table-cell table:formula="of:=[.B734]" office:value-type="float" office:value="1" calcext:value-type="float">
            <text:p>1</text:p>
          </table:table-cell>
          <table:table-cell office:value-type="float" office:value="224.65524992" calcext:value-type="float">
            <text:p>224.65524992</text:p>
          </table:table-cell>
          <table:table-cell office:value-type="float" office:value="126.83241792" calcext:value-type="float">
            <text:p>126.83241792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735]+1" office:value-type="float" office:value="75" calcext:value-type="float">
            <text:p>75</text:p>
          </table:table-cell>
          <table:table-cell table:formula="of:=[.B735]" office:value-type="float" office:value="2" calcext:value-type="float">
            <text:p>2</text:p>
          </table:table-cell>
          <table:table-cell office:value-type="float" office:value="136.7683136" calcext:value-type="float">
            <text:p>136.7683136</text:p>
          </table:table-cell>
          <table:table-cell office:value-type="float" office:value="123.8175648" calcext:value-type="float">
            <text:p>123.8175648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736]+1" office:value-type="float" office:value="75" calcext:value-type="float">
            <text:p>75</text:p>
          </table:table-cell>
          <table:table-cell table:formula="of:=[.B736]" office:value-type="float" office:value="3" calcext:value-type="float">
            <text:p>3</text:p>
          </table:table-cell>
          <table:table-cell office:value-type="float" office:value="221.3026432" calcext:value-type="float">
            <text:p>221.3026432</text:p>
          </table:table-cell>
          <table:table-cell office:value-type="float" office:value="97.74993216" calcext:value-type="float">
            <text:p>97.74993216</text:p>
          </table:table-cell>
          <table:table-cell office:value-type="float" office:value="221" calcext:value-type="float">
            <text:p>22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737]+1" office:value-type="float" office:value="75" calcext:value-type="float">
            <text:p>75</text:p>
          </table:table-cell>
          <table:table-cell table:formula="of:=[.B737]" office:value-type="float" office:value="4" calcext:value-type="float">
            <text:p>4</text:p>
          </table:table-cell>
          <table:table-cell office:value-type="float" office:value="143.004812288" calcext:value-type="float">
            <text:p>143.004812288</text:p>
          </table:table-cell>
          <table:table-cell office:value-type="float" office:value="95.188427232" calcext:value-type="float">
            <text:p>95.188427232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738]+1" office:value-type="float" office:value="75" calcext:value-type="float">
            <text:p>75</text:p>
          </table:table-cell>
          <table:table-cell table:formula="of:=[.B738]" office:value-type="float" office:value="5" calcext:value-type="float">
            <text:p>5</text:p>
          </table:table-cell>
          <table:table-cell office:value-type="float" office:value="217.07623296" calcext:value-type="float">
            <text:p>217.07623296</text:p>
          </table:table-cell>
          <table:table-cell office:value-type="float" office:value="68.29118688" calcext:value-type="float">
            <text:p>68.29118688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739]+1" office:value-type="float" office:value="75" calcext:value-type="float">
            <text:p>75</text:p>
          </table:table-cell>
          <table:table-cell table:formula="of:=[.B739]" office:value-type="float" office:value="6" calcext:value-type="float">
            <text:p>6</text:p>
          </table:table-cell>
          <table:table-cell office:value-type="float" office:value="147.0367616" calcext:value-type="float">
            <text:p>147.0367616</text:p>
          </table:table-cell>
          <table:table-cell office:value-type="float" office:value="67.145856" calcext:value-type="float">
            <text:p>67.145856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740]+1" office:value-type="float" office:value="75" calcext:value-type="float">
            <text:p>75</text:p>
          </table:table-cell>
          <table:table-cell table:formula="of:=[.B740]" office:value-type="float" office:value="7" calcext:value-type="float">
            <text:p>7</text:p>
          </table:table-cell>
          <table:table-cell office:value-type="float" office:value="203.5164672" calcext:value-type="float">
            <text:p>203.5164672</text:p>
          </table:table-cell>
          <table:table-cell office:value-type="float" office:value="45.28280064" calcext:value-type="float">
            <text:p>45.28280064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741]+1" office:value-type="float" office:value="75" calcext:value-type="float">
            <text:p>75</text:p>
          </table:table-cell>
          <table:table-cell table:formula="of:=[.B741]" office:value-type="float" office:value="8" calcext:value-type="float">
            <text:p>8</text:p>
          </table:table-cell>
          <table:table-cell office:value-type="float" office:value="160.07476864" calcext:value-type="float">
            <text:p>160.07476864</text:p>
          </table:table-cell>
          <table:table-cell office:value-type="float" office:value="45.4467264" calcext:value-type="float">
            <text:p>45.4467264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742]+1" office:value-type="float" office:value="75" calcext:value-type="float">
            <text:p>75</text:p>
          </table:table-cell>
          <table:table-cell table:formula="of:=[.B742]" office:value-type="float" office:value="9" calcext:value-type="float">
            <text:p>9</text:p>
          </table:table-cell>
          <table:table-cell office:value-type="float" office:value="198.5343488" calcext:value-type="float">
            <text:p>198.5343488</text:p>
          </table:table-cell>
          <table:table-cell office:value-type="float" office:value="24.72963552" calcext:value-type="float">
            <text:p>24.72963552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743]+1" office:value-type="float" office:value="75" calcext:value-type="float">
            <text:p>75</text:p>
          </table:table-cell>
          <table:table-cell table:formula="of:=[.B743]" office:value-type="float" office:value="10" calcext:value-type="float">
            <text:p>10</text:p>
          </table:table-cell>
          <table:table-cell office:value-type="float" office:value="163.59962112" calcext:value-type="float">
            <text:p>163.59962112</text:p>
          </table:table-cell>
          <table:table-cell office:value-type="float" office:value="24.6355104" calcext:value-type="float">
            <text:p>24.6355104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744]+1" office:value-type="float" office:value="76" calcext:value-type="float">
            <text:p>76</text:p>
          </table:table-cell>
          <table:table-cell table:formula="of:=[.B744]" office:value-type="float" office:value="1" calcext:value-type="float">
            <text:p>1</text:p>
          </table:table-cell>
          <table:table-cell office:value-type="float" office:value="221.67575808" calcext:value-type="float">
            <text:p>221.67575808</text:p>
          </table:table-cell>
          <table:table-cell office:value-type="float" office:value="158.799744" calcext:value-type="float">
            <text:p>158.799744</text:p>
          </table:table-cell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table:formula="of:=[.A745]+1" office:value-type="float" office:value="76" calcext:value-type="float">
            <text:p>76</text:p>
          </table:table-cell>
          <table:table-cell table:formula="of:=[.B745]" office:value-type="float" office:value="2" calcext:value-type="float">
            <text:p>2</text:p>
          </table:table-cell>
          <table:table-cell office:value-type="float" office:value="137.502533888" calcext:value-type="float">
            <text:p>137.502533888</text:p>
          </table:table-cell>
          <table:table-cell office:value-type="float" office:value="154.07043456" calcext:value-type="float">
            <text:p>154.07043456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746]+1" office:value-type="float" office:value="76" calcext:value-type="float">
            <text:p>76</text:p>
          </table:table-cell>
          <table:table-cell table:formula="of:=[.B746]" office:value-type="float" office:value="3" calcext:value-type="float">
            <text:p>3</text:p>
          </table:table-cell>
          <table:table-cell office:value-type="float" office:value="218.1631616" calcext:value-type="float">
            <text:p>218.1631616</text:p>
          </table:table-cell>
          <table:table-cell office:value-type="float" office:value="131.29499808" calcext:value-type="float">
            <text:p>131.29499808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747]+1" office:value-type="float" office:value="76" calcext:value-type="float">
            <text:p>76</text:p>
          </table:table-cell>
          <table:table-cell table:formula="of:=[.B747]" office:value-type="float" office:value="4" calcext:value-type="float">
            <text:p>4</text:p>
          </table:table-cell>
          <table:table-cell office:value-type="float" office:value="143.53704832" calcext:value-type="float">
            <text:p>143.53704832</text:p>
          </table:table-cell>
          <table:table-cell office:value-type="float" office:value="126.5059488" calcext:value-type="float">
            <text:p>126.5059488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748]+1" office:value-type="float" office:value="76" calcext:value-type="float">
            <text:p>76</text:p>
          </table:table-cell>
          <table:table-cell table:formula="of:=[.B748]" office:value-type="float" office:value="5" calcext:value-type="float">
            <text:p>5</text:p>
          </table:table-cell>
          <table:table-cell office:value-type="float" office:value="218.37472512" calcext:value-type="float">
            <text:p>218.37472512</text:p>
          </table:table-cell>
          <table:table-cell office:value-type="float" office:value="102.02720736" calcext:value-type="float">
            <text:p>102.02720736</text:p>
          </table:table-cell>
          <table:table-cell office:value-type="float" office:value="221" calcext:value-type="float">
            <text:p>22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749]+1" office:value-type="float" office:value="76" calcext:value-type="float">
            <text:p>76</text:p>
          </table:table-cell>
          <table:table-cell table:formula="of:=[.B749]" office:value-type="float" office:value="6" calcext:value-type="float">
            <text:p>6</text:p>
          </table:table-cell>
          <table:table-cell office:value-type="float" office:value="149.84283392" calcext:value-type="float">
            <text:p>149.84283392</text:p>
          </table:table-cell>
          <table:table-cell office:value-type="float" office:value="97.855479264" calcext:value-type="float">
            <text:p>97.855479264</text:p>
          </table:table-cell>
          <table:table-cell office:value-type="float" office:value="150" calcext:value-type="float">
            <text:p>15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750]+1" office:value-type="float" office:value="76" calcext:value-type="float">
            <text:p>76</text:p>
          </table:table-cell>
          <table:table-cell table:formula="of:=[.B750]" office:value-type="float" office:value="7" calcext:value-type="float">
            <text:p>7</text:p>
          </table:table-cell>
          <table:table-cell office:value-type="float" office:value="206.4654848" calcext:value-type="float">
            <text:p>206.4654848</text:p>
          </table:table-cell>
          <table:table-cell office:value-type="float" office:value="80.34613344" calcext:value-type="float">
            <text:p>80.34613344</text:p>
          </table:table-cell>
          <table:table-cell office:value-type="float" office:value="209" calcext:value-type="float">
            <text:p>209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751]+1" office:value-type="float" office:value="76" calcext:value-type="float">
            <text:p>76</text:p>
          </table:table-cell>
          <table:table-cell table:formula="of:=[.B751]" office:value-type="float" office:value="8" calcext:value-type="float">
            <text:p>8</text:p>
          </table:table-cell>
          <table:table-cell office:value-type="float" office:value="163.2526208" calcext:value-type="float">
            <text:p>163.2526208</text:p>
          </table:table-cell>
          <table:table-cell office:value-type="float" office:value="78.01874496" calcext:value-type="float">
            <text:p>78.01874496</text:p>
          </table:table-cell>
          <table:table-cell office:value-type="float" office:value="167" calcext:value-type="float">
            <text:p>167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752]+1" office:value-type="float" office:value="76" calcext:value-type="float">
            <text:p>76</text:p>
          </table:table-cell>
          <table:table-cell table:formula="of:=[.B752]" office:value-type="float" office:value="9" calcext:value-type="float">
            <text:p>9</text:p>
          </table:table-cell>
          <table:table-cell office:value-type="float" office:value="204.1285248" calcext:value-type="float">
            <text:p>204.1285248</text:p>
          </table:table-cell>
          <table:table-cell office:value-type="float" office:value="60.88025664" calcext:value-type="float">
            <text:p>60.88025664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753]+1" office:value-type="float" office:value="76" calcext:value-type="float">
            <text:p>76</text:p>
          </table:table-cell>
          <table:table-cell table:formula="of:=[.B753]" office:value-type="float" office:value="10" calcext:value-type="float">
            <text:p>10</text:p>
          </table:table-cell>
          <table:table-cell office:value-type="float" office:value="169.659648" calcext:value-type="float">
            <text:p>169.659648</text:p>
          </table:table-cell>
          <table:table-cell office:value-type="float" office:value="59.12956512" calcext:value-type="float">
            <text:p>59.12956512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754]+1" office:value-type="float" office:value="77" calcext:value-type="float">
            <text:p>77</text:p>
          </table:table-cell>
          <table:table-cell table:formula="of:=[.B754]" office:value-type="float" office:value="1" calcext:value-type="float">
            <text:p>1</text:p>
          </table:table-cell>
          <table:table-cell office:value-type="float" office:value="211.2297984" calcext:value-type="float">
            <text:p>211.2297984</text:p>
          </table:table-cell>
          <table:table-cell office:value-type="float" office:value="147.869328" calcext:value-type="float">
            <text:p>147.869328</text:p>
          </table:table-cell>
          <table:table-cell office:value-type="float" office:value="211" calcext:value-type="float">
            <text:p>21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755]+1" office:value-type="float" office:value="77" calcext:value-type="float">
            <text:p>77</text:p>
          </table:table-cell>
          <table:table-cell table:formula="of:=[.B755]" office:value-type="float" office:value="2" calcext:value-type="float">
            <text:p>2</text:p>
          </table:table-cell>
          <table:table-cell office:value-type="float" office:value="122.61888128" calcext:value-type="float">
            <text:p>122.61888128</text:p>
          </table:table-cell>
          <table:table-cell office:value-type="float" office:value="147.5256" calcext:value-type="float">
            <text:p>147.5256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756]+1" office:value-type="float" office:value="77" calcext:value-type="float">
            <text:p>77</text:p>
          </table:table-cell>
          <table:table-cell table:formula="of:=[.B756]" office:value-type="float" office:value="3" calcext:value-type="float">
            <text:p>3</text:p>
          </table:table-cell>
          <table:table-cell office:value-type="float" office:value="205.75644672" calcext:value-type="float">
            <text:p>205.75644672</text:p>
          </table:table-cell>
          <table:table-cell office:value-type="float" office:value="118.44403584" calcext:value-type="float">
            <text:p>118.44403584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757]+1" office:value-type="float" office:value="77" calcext:value-type="float">
            <text:p>77</text:p>
          </table:table-cell>
          <table:table-cell table:formula="of:=[.B757]" office:value-type="float" office:value="4" calcext:value-type="float">
            <text:p>4</text:p>
          </table:table-cell>
          <table:table-cell office:value-type="float" office:value="127.501370432" calcext:value-type="float">
            <text:p>127.501370432</text:p>
          </table:table-cell>
          <table:table-cell office:value-type="float" office:value="117.91420512" calcext:value-type="float">
            <text:p>117.91420512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758]+1" office:value-type="float" office:value="77" calcext:value-type="float">
            <text:p>77</text:p>
          </table:table-cell>
          <table:table-cell table:formula="of:=[.B758]" office:value-type="float" office:value="5" calcext:value-type="float">
            <text:p>5</text:p>
          </table:table-cell>
          <table:table-cell office:value-type="float" office:value="202.46295936" calcext:value-type="float">
            <text:p>202.46295936</text:p>
          </table:table-cell>
          <table:table-cell office:value-type="float" office:value="87.38009472" calcext:value-type="float">
            <text:p>87.38009472</text:p>
          </table:table-cell>
          <table:table-cell office:value-type="float" office:value="201" calcext:value-type="float">
            <text:p>20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759]+1" office:value-type="float" office:value="77" calcext:value-type="float">
            <text:p>77</text:p>
          </table:table-cell>
          <table:table-cell table:formula="of:=[.B759]" office:value-type="float" office:value="6" calcext:value-type="float">
            <text:p>6</text:p>
          </table:table-cell>
          <table:table-cell office:value-type="float" office:value="131.279371264" calcext:value-type="float">
            <text:p>131.279371264</text:p>
          </table:table-cell>
          <table:table-cell office:value-type="float" office:value="86.61595872" calcext:value-type="float">
            <text:p>86.61595872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760]+1" office:value-type="float" office:value="77" calcext:value-type="float">
            <text:p>77</text:p>
          </table:table-cell>
          <table:table-cell table:formula="of:=[.B760]" office:value-type="float" office:value="7" calcext:value-type="float">
            <text:p>7</text:p>
          </table:table-cell>
          <table:table-cell office:value-type="float" office:value="189.67231744" calcext:value-type="float">
            <text:p>189.67231744</text:p>
          </table:table-cell>
          <table:table-cell office:value-type="float" office:value="63.93563136" calcext:value-type="float">
            <text:p>63.93563136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761]+1" office:value-type="float" office:value="77" calcext:value-type="float">
            <text:p>77</text:p>
          </table:table-cell>
          <table:table-cell table:formula="of:=[.B761]" office:value-type="float" office:value="8" calcext:value-type="float">
            <text:p>8</text:p>
          </table:table-cell>
          <table:table-cell office:value-type="float" office:value="144.62824192" calcext:value-type="float">
            <text:p>144.62824192</text:p>
          </table:table-cell>
          <table:table-cell office:value-type="float" office:value="65.7622272" calcext:value-type="float">
            <text:p>65.7622272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762]+1" office:value-type="float" office:value="77" calcext:value-type="float">
            <text:p>77</text:p>
          </table:table-cell>
          <table:table-cell table:formula="of:=[.B762]" office:value-type="float" office:value="9" calcext:value-type="float">
            <text:p>9</text:p>
          </table:table-cell>
          <table:table-cell office:value-type="float" office:value="184.13629184" calcext:value-type="float">
            <text:p>184.13629184</text:p>
          </table:table-cell>
          <table:table-cell office:value-type="float" office:value="44.164848" calcext:value-type="float">
            <text:p>44.164848</text:p>
          </table:table-cell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763]+1" office:value-type="float" office:value="77" calcext:value-type="float">
            <text:p>77</text:p>
          </table:table-cell>
          <table:table-cell table:formula="of:=[.B763]" office:value-type="float" office:value="10" calcext:value-type="float">
            <text:p>10</text:p>
          </table:table-cell>
          <table:table-cell office:value-type="float" office:value="149.00665344" calcext:value-type="float">
            <text:p>149.00665344</text:p>
          </table:table-cell>
          <table:table-cell office:value-type="float" office:value="43.9679904" calcext:value-type="float">
            <text:p>43.9679904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764]+1" office:value-type="float" office:value="78" calcext:value-type="float">
            <text:p>78</text:p>
          </table:table-cell>
          <table:table-cell table:formula="of:=[.B764]" office:value-type="float" office:value="1" calcext:value-type="float">
            <text:p>1</text:p>
          </table:table-cell>
          <table:table-cell office:value-type="float" office:value="205.86523392" calcext:value-type="float">
            <text:p>205.86523392</text:p>
          </table:table-cell>
          <table:table-cell office:value-type="float" office:value="129.46604352" calcext:value-type="float">
            <text:p>129.46604352</text:p>
          </table:table-cell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765]+1" office:value-type="float" office:value="78" calcext:value-type="float">
            <text:p>78</text:p>
          </table:table-cell>
          <table:table-cell table:formula="of:=[.B765]" office:value-type="float" office:value="2" calcext:value-type="float">
            <text:p>2</text:p>
          </table:table-cell>
          <table:table-cell office:value-type="float" office:value="121.510394112" calcext:value-type="float">
            <text:p>121.510394112</text:p>
          </table:table-cell>
          <table:table-cell office:value-type="float" office:value="129.24593664" calcext:value-type="float">
            <text:p>129.24593664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766]+1" office:value-type="float" office:value="78" calcext:value-type="float">
            <text:p>78</text:p>
          </table:table-cell>
          <table:table-cell table:formula="of:=[.B766]" office:value-type="float" office:value="3" calcext:value-type="float">
            <text:p>3</text:p>
          </table:table-cell>
          <table:table-cell office:value-type="float" office:value="202.1063936" calcext:value-type="float">
            <text:p>202.1063936</text:p>
          </table:table-cell>
          <table:table-cell office:value-type="float" office:value="102.3990816" calcext:value-type="float">
            <text:p>102.399081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767]+1" office:value-type="float" office:value="78" calcext:value-type="float">
            <text:p>78</text:p>
          </table:table-cell>
          <table:table-cell table:formula="of:=[.B767]" office:value-type="float" office:value="4" calcext:value-type="float">
            <text:p>4</text:p>
          </table:table-cell>
          <table:table-cell office:value-type="float" office:value="127.473730432" calcext:value-type="float">
            <text:p>127.473730432</text:p>
          </table:table-cell>
          <table:table-cell office:value-type="float" office:value="98.661141504" calcext:value-type="float">
            <text:p>98.661141504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768]+1" office:value-type="float" office:value="78" calcext:value-type="float">
            <text:p>78</text:p>
          </table:table-cell>
          <table:table-cell table:formula="of:=[.B768]" office:value-type="float" office:value="5" calcext:value-type="float">
            <text:p>5</text:p>
          </table:table-cell>
          <table:table-cell office:value-type="float" office:value="200.4254464" calcext:value-type="float">
            <text:p>200.4254464</text:p>
          </table:table-cell>
          <table:table-cell office:value-type="float" office:value="71.99950752" calcext:value-type="float">
            <text:p>71.99950752</text:p>
          </table:table-cell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769]+1" office:value-type="float" office:value="78" calcext:value-type="float">
            <text:p>78</text:p>
          </table:table-cell>
          <table:table-cell table:formula="of:=[.B769]" office:value-type="float" office:value="6" calcext:value-type="float">
            <text:p>6</text:p>
          </table:table-cell>
          <table:table-cell office:value-type="float" office:value="131.329607936" calcext:value-type="float">
            <text:p>131.329607936</text:p>
          </table:table-cell>
          <table:table-cell office:value-type="float" office:value="70.34185152" calcext:value-type="float">
            <text:p>70.34185152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770]+1" office:value-type="float" office:value="78" calcext:value-type="float">
            <text:p>78</text:p>
          </table:table-cell>
          <table:table-cell table:formula="of:=[.B770]" office:value-type="float" office:value="7" calcext:value-type="float">
            <text:p>7</text:p>
          </table:table-cell>
          <table:table-cell office:value-type="float" office:value="186.6180864" calcext:value-type="float">
            <text:p>186.6180864</text:p>
          </table:table-cell>
          <table:table-cell office:value-type="float" office:value="49.70054016" calcext:value-type="float">
            <text:p>49.70054016</text:p>
          </table:table-cell>
          <table:table-cell office:value-type="float" office:value="185" calcext:value-type="float">
            <text:p>18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771]+1" office:value-type="float" office:value="78" calcext:value-type="float">
            <text:p>78</text:p>
          </table:table-cell>
          <table:table-cell table:formula="of:=[.B771]" office:value-type="float" office:value="8" calcext:value-type="float">
            <text:p>8</text:p>
          </table:table-cell>
          <table:table-cell office:value-type="float" office:value="144.81496064" calcext:value-type="float">
            <text:p>144.81496064</text:p>
          </table:table-cell>
          <table:table-cell office:value-type="float" office:value="50.8559136" calcext:value-type="float">
            <text:p>50.8559136</text:p>
          </table:table-cell>
          <table:table-cell office:value-type="float" office:value="146" calcext:value-type="float">
            <text:p>14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772]+1" office:value-type="float" office:value="78" calcext:value-type="float">
            <text:p>78</text:p>
          </table:table-cell>
          <table:table-cell table:formula="of:=[.B772]" office:value-type="float" office:value="9" calcext:value-type="float">
            <text:p>9</text:p>
          </table:table-cell>
          <table:table-cell office:value-type="float" office:value="183.19336704" calcext:value-type="float">
            <text:p>183.19336704</text:p>
          </table:table-cell>
          <table:table-cell office:value-type="float" office:value="29.03417568" calcext:value-type="float">
            <text:p>29.03417568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773]+1" office:value-type="float" office:value="78" calcext:value-type="float">
            <text:p>78</text:p>
          </table:table-cell>
          <table:table-cell table:formula="of:=[.B773]" office:value-type="float" office:value="10" calcext:value-type="float">
            <text:p>10</text:p>
          </table:table-cell>
          <table:table-cell office:value-type="float" office:value="148.2258688" calcext:value-type="float">
            <text:p>148.2258688</text:p>
          </table:table-cell>
          <table:table-cell office:value-type="float" office:value="29.4757632" calcext:value-type="float">
            <text:p>29.4757632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774]+1" office:value-type="float" office:value="79" calcext:value-type="float">
            <text:p>79</text:p>
          </table:table-cell>
          <table:table-cell table:formula="of:=[.B774]" office:value-type="float" office:value="1" calcext:value-type="float">
            <text:p>1</text:p>
          </table:table-cell>
          <table:table-cell office:value-type="float" office:value="207.4861056" calcext:value-type="float">
            <text:p>207.4861056</text:p>
          </table:table-cell>
          <table:table-cell office:value-type="float" office:value="139.75291488" calcext:value-type="float">
            <text:p>139.75291488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775]+1" office:value-type="float" office:value="79" calcext:value-type="float">
            <text:p>79</text:p>
          </table:table-cell>
          <table:table-cell table:formula="of:=[.B775]" office:value-type="float" office:value="2" calcext:value-type="float">
            <text:p>2</text:p>
          </table:table-cell>
          <table:table-cell office:value-type="float" office:value="119.290542592" calcext:value-type="float">
            <text:p>119.290542592</text:p>
          </table:table-cell>
          <table:table-cell office:value-type="float" office:value="143.92084128" calcext:value-type="float">
            <text:p>143.92084128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776]+1" office:value-type="float" office:value="79" calcext:value-type="float">
            <text:p>79</text:p>
          </table:table-cell>
          <table:table-cell table:formula="of:=[.B776]" office:value-type="float" office:value="3" calcext:value-type="float">
            <text:p>3</text:p>
          </table:table-cell>
          <table:table-cell office:value-type="float" office:value="201.25554688" calcext:value-type="float">
            <text:p>201.25554688</text:p>
          </table:table-cell>
          <table:table-cell office:value-type="float" office:value="112.19281152" calcext:value-type="float">
            <text:p>112.19281152</text:p>
          </table:table-cell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777]+1" office:value-type="float" office:value="79" calcext:value-type="float">
            <text:p>79</text:p>
          </table:table-cell>
          <table:table-cell table:formula="of:=[.B777]" office:value-type="float" office:value="4" calcext:value-type="float">
            <text:p>4</text:p>
          </table:table-cell>
          <table:table-cell office:value-type="float" office:value="122.770232704" calcext:value-type="float">
            <text:p>122.770232704</text:p>
          </table:table-cell>
          <table:table-cell office:value-type="float" office:value="115.19724384" calcext:value-type="float">
            <text:p>115.19724384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778]+1" office:value-type="float" office:value="79" calcext:value-type="float">
            <text:p>79</text:p>
          </table:table-cell>
          <table:table-cell table:formula="of:=[.B778]" office:value-type="float" office:value="5" calcext:value-type="float">
            <text:p>5</text:p>
          </table:table-cell>
          <table:table-cell office:value-type="float" office:value="195.89817088" calcext:value-type="float">
            <text:p>195.89817088</text:p>
          </table:table-cell>
          <table:table-cell office:value-type="float" office:value="79.72630656" calcext:value-type="float">
            <text:p>79.72630656</text:p>
          </table:table-cell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779]+1" office:value-type="float" office:value="79" calcext:value-type="float">
            <text:p>79</text:p>
          </table:table-cell>
          <table:table-cell table:formula="of:=[.B779]" office:value-type="float" office:value="6" calcext:value-type="float">
            <text:p>6</text:p>
          </table:table-cell>
          <table:table-cell office:value-type="float" office:value="125.654217728" calcext:value-type="float">
            <text:p>125.654217728</text:p>
          </table:table-cell>
          <table:table-cell office:value-type="float" office:value="82.0657632" calcext:value-type="float">
            <text:p>82.0657632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780]+1" office:value-type="float" office:value="79" calcext:value-type="float">
            <text:p>79</text:p>
          </table:table-cell>
          <table:table-cell table:formula="of:=[.B780]" office:value-type="float" office:value="7" calcext:value-type="float">
            <text:p>7</text:p>
          </table:table-cell>
          <table:table-cell office:value-type="float" office:value="180.58540288" calcext:value-type="float">
            <text:p>180.58540288</text:p>
          </table:table-cell>
          <table:table-cell office:value-type="float" office:value="56.85387072" calcext:value-type="float">
            <text:p>56.85387072</text:p>
          </table:table-cell>
          <table:table-cell office:value-type="float" office:value="182" calcext:value-type="float">
            <text:p>18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781]+1" office:value-type="float" office:value="79" calcext:value-type="float">
            <text:p>79</text:p>
          </table:table-cell>
          <table:table-cell table:formula="of:=[.B781]" office:value-type="float" office:value="8" calcext:value-type="float">
            <text:p>8</text:p>
          </table:table-cell>
          <table:table-cell office:value-type="float" office:value="137.46043968" calcext:value-type="float">
            <text:p>137.46043968</text:p>
          </table:table-cell>
          <table:table-cell office:value-type="float" office:value="60.00255744" calcext:value-type="float">
            <text:p>60.00255744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782]+1" office:value-type="float" office:value="79" calcext:value-type="float">
            <text:p>79</text:p>
          </table:table-cell>
          <table:table-cell table:formula="of:=[.B782]" office:value-type="float" office:value="9" calcext:value-type="float">
            <text:p>9</text:p>
          </table:table-cell>
          <table:table-cell office:value-type="float" office:value="174.62429056" calcext:value-type="float">
            <text:p>174.62429056</text:p>
          </table:table-cell>
          <table:table-cell office:value-type="float" office:value="36.1495632" calcext:value-type="float">
            <text:p>36.1495632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783]+1" office:value-type="float" office:value="79" calcext:value-type="float">
            <text:p>79</text:p>
          </table:table-cell>
          <table:table-cell table:formula="of:=[.B783]" office:value-type="float" office:value="10" calcext:value-type="float">
            <text:p>10</text:p>
          </table:table-cell>
          <table:table-cell office:value-type="float" office:value="139.04156928" calcext:value-type="float">
            <text:p>139.04156928</text:p>
          </table:table-cell>
          <table:table-cell office:value-type="float" office:value="38.1601728" calcext:value-type="float">
            <text:p>38.1601728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784]+1" office:value-type="float" office:value="80" calcext:value-type="float">
            <text:p>80</text:p>
          </table:table-cell>
          <table:table-cell table:formula="of:=[.B784]" office:value-type="float" office:value="1" calcext:value-type="float">
            <text:p>1</text:p>
          </table:table-cell>
          <table:table-cell office:value-type="float" office:value="213.6507904" calcext:value-type="float">
            <text:p>213.6507904</text:p>
          </table:table-cell>
          <table:table-cell office:value-type="float" office:value="137.37360192" calcext:value-type="float">
            <text:p>137.37360192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785]+1" office:value-type="float" office:value="80" calcext:value-type="float">
            <text:p>80</text:p>
          </table:table-cell>
          <table:table-cell table:formula="of:=[.B785]" office:value-type="float" office:value="2" calcext:value-type="float">
            <text:p>2</text:p>
          </table:table-cell>
          <table:table-cell office:value-type="float" office:value="122.042765568" calcext:value-type="float">
            <text:p>122.042765568</text:p>
          </table:table-cell>
          <table:table-cell office:value-type="float" office:value="137.14581312" calcext:value-type="float">
            <text:p>137.14581312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786]+1" office:value-type="float" office:value="80" calcext:value-type="float">
            <text:p>80</text:p>
          </table:table-cell>
          <table:table-cell table:formula="of:=[.B786]" office:value-type="float" office:value="3" calcext:value-type="float">
            <text:p>3</text:p>
          </table:table-cell>
          <table:table-cell office:value-type="float" office:value="208.83399168" calcext:value-type="float">
            <text:p>208.83399168</text:p>
          </table:table-cell>
          <table:table-cell office:value-type="float" office:value="106.90445712" calcext:value-type="float">
            <text:p>106.90445712</text:p>
          </table:table-cell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787]+1" office:value-type="float" office:value="80" calcext:value-type="float">
            <text:p>80</text:p>
          </table:table-cell>
          <table:table-cell table:formula="of:=[.B787]" office:value-type="float" office:value="4" calcext:value-type="float">
            <text:p>4</text:p>
          </table:table-cell>
          <table:table-cell office:value-type="float" office:value="128.2873944064" calcext:value-type="float">
            <text:p>128.2873944064</text:p>
          </table:table-cell>
          <table:table-cell office:value-type="float" office:value="105.4266144" calcext:value-type="float">
            <text:p>105.4266144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788]+1" office:value-type="float" office:value="80" calcext:value-type="float">
            <text:p>80</text:p>
          </table:table-cell>
          <table:table-cell table:formula="of:=[.B788]" office:value-type="float" office:value="5" calcext:value-type="float">
            <text:p>5</text:p>
          </table:table-cell>
          <table:table-cell office:value-type="float" office:value="205.1068928" calcext:value-type="float">
            <text:p>205.1068928</text:p>
          </table:table-cell>
          <table:table-cell office:value-type="float" office:value="75.67530144" calcext:value-type="float">
            <text:p>75.67530144</text:p>
          </table:table-cell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789]+1" office:value-type="float" office:value="80" calcext:value-type="float">
            <text:p>80</text:p>
          </table:table-cell>
          <table:table-cell table:formula="of:=[.B789]" office:value-type="float" office:value="6" calcext:value-type="float">
            <text:p>6</text:p>
          </table:table-cell>
          <table:table-cell office:value-type="float" office:value="132.1118688" calcext:value-type="float">
            <text:p>132.1118688</text:p>
          </table:table-cell>
          <table:table-cell office:value-type="float" office:value="75.31080192" calcext:value-type="float">
            <text:p>75.31080192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790]+1" office:value-type="float" office:value="80" calcext:value-type="float">
            <text:p>80</text:p>
          </table:table-cell>
          <table:table-cell table:formula="of:=[.B790]" office:value-type="float" office:value="7" calcext:value-type="float">
            <text:p>7</text:p>
          </table:table-cell>
          <table:table-cell office:value-type="float" office:value="192.8242816" calcext:value-type="float">
            <text:p>192.8242816</text:p>
          </table:table-cell>
          <table:table-cell office:value-type="float" office:value="51.58767168" calcext:value-type="float">
            <text:p>51.58767168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791]+1" office:value-type="float" office:value="80" calcext:value-type="float">
            <text:p>80</text:p>
          </table:table-cell>
          <table:table-cell table:formula="of:=[.B791]" office:value-type="float" office:value="8" calcext:value-type="float">
            <text:p>8</text:p>
          </table:table-cell>
          <table:table-cell office:value-type="float" office:value="146.60939008" calcext:value-type="float">
            <text:p>146.60939008</text:p>
          </table:table-cell>
          <table:table-cell office:value-type="float" office:value="52.59118656" calcext:value-type="float">
            <text:p>52.59118656</text:p>
          </table:table-cell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792]+1" office:value-type="float" office:value="80" calcext:value-type="float">
            <text:p>80</text:p>
          </table:table-cell>
          <table:table-cell table:formula="of:=[.B792]" office:value-type="float" office:value="9" calcext:value-type="float">
            <text:p>9</text:p>
          </table:table-cell>
          <table:table-cell office:value-type="float" office:value="187.66059904" calcext:value-type="float">
            <text:p>187.66059904</text:p>
          </table:table-cell>
          <table:table-cell office:value-type="float" office:value="29.76553344" calcext:value-type="float">
            <text:p>29.76553344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793]+1" office:value-type="float" office:value="80" calcext:value-type="float">
            <text:p>80</text:p>
          </table:table-cell>
          <table:table-cell table:formula="of:=[.B793]" office:value-type="float" office:value="10" calcext:value-type="float">
            <text:p>10</text:p>
          </table:table-cell>
          <table:table-cell office:value-type="float" office:value="150.1858368" calcext:value-type="float">
            <text:p>150.1858368</text:p>
          </table:table-cell>
          <table:table-cell office:value-type="float" office:value="30.5897184" calcext:value-type="float">
            <text:p>30.5897184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794]+1" office:value-type="float" office:value="81" calcext:value-type="float">
            <text:p>81</text:p>
          </table:table-cell>
          <table:table-cell table:formula="of:=[.B794]" office:value-type="float" office:value="1" calcext:value-type="float">
            <text:p>1</text:p>
          </table:table-cell>
          <table:table-cell office:value-type="float" office:value="212.8644736" calcext:value-type="float">
            <text:p>212.8644736</text:p>
          </table:table-cell>
          <table:table-cell office:value-type="float" office:value="137.0122608" calcext:value-type="float">
            <text:p>137.0122608</text:p>
          </table:table-cell>
          <table:table-cell office:value-type="float" office:value="215" calcext:value-type="float">
            <text:p>215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795]+1" office:value-type="float" office:value="81" calcext:value-type="float">
            <text:p>81</text:p>
          </table:table-cell>
          <table:table-cell table:formula="of:=[.B795]" office:value-type="float" office:value="2" calcext:value-type="float">
            <text:p>2</text:p>
          </table:table-cell>
          <table:table-cell office:value-type="float" office:value="118.07911808" calcext:value-type="float">
            <text:p>118.07911808</text:p>
          </table:table-cell>
          <table:table-cell office:value-type="float" office:value="139.07588736" calcext:value-type="float">
            <text:p>139.07588736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796]+1" office:value-type="float" office:value="81" calcext:value-type="float">
            <text:p>81</text:p>
          </table:table-cell>
          <table:table-cell table:formula="of:=[.B796]" office:value-type="float" office:value="3" calcext:value-type="float">
            <text:p>3</text:p>
          </table:table-cell>
          <table:table-cell office:value-type="float" office:value="207.2443648" calcext:value-type="float">
            <text:p>207.2443648</text:p>
          </table:table-cell>
          <table:table-cell office:value-type="float" office:value="106.9775616" calcext:value-type="float">
            <text:p>106.9775616</text:p>
          </table:table-cell>
          <table:table-cell office:value-type="float" office:value="210" calcext:value-type="float">
            <text:p>21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797]+1" office:value-type="float" office:value="81" calcext:value-type="float">
            <text:p>81</text:p>
          </table:table-cell>
          <table:table-cell table:formula="of:=[.B797]" office:value-type="float" office:value="4" calcext:value-type="float">
            <text:p>4</text:p>
          </table:table-cell>
          <table:table-cell office:value-type="float" office:value="123.407747328" calcext:value-type="float">
            <text:p>123.407747328</text:p>
          </table:table-cell>
          <table:table-cell office:value-type="float" office:value="108.67630848" calcext:value-type="float">
            <text:p>108.67630848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798]+1" office:value-type="float" office:value="81" calcext:value-type="float">
            <text:p>81</text:p>
          </table:table-cell>
          <table:table-cell table:formula="of:=[.B798]" office:value-type="float" office:value="5" calcext:value-type="float">
            <text:p>5</text:p>
          </table:table-cell>
          <table:table-cell office:value-type="float" office:value="201.3572096" calcext:value-type="float">
            <text:p>201.3572096</text:p>
          </table:table-cell>
          <table:table-cell office:value-type="float" office:value="73.3767168" calcext:value-type="float">
            <text:p>73.3767168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799]+1" office:value-type="float" office:value="81" calcext:value-type="float">
            <text:p>81</text:p>
          </table:table-cell>
          <table:table-cell table:formula="of:=[.B799]" office:value-type="float" office:value="6" calcext:value-type="float">
            <text:p>6</text:p>
          </table:table-cell>
          <table:table-cell office:value-type="float" office:value="125.64270976" calcext:value-type="float">
            <text:p>125.64270976</text:p>
          </table:table-cell>
          <table:table-cell office:value-type="float" office:value="76.80893856" calcext:value-type="float">
            <text:p>76.80893856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800]+1" office:value-type="float" office:value="81" calcext:value-type="float">
            <text:p>81</text:p>
          </table:table-cell>
          <table:table-cell table:formula="of:=[.B800]" office:value-type="float" office:value="7" calcext:value-type="float">
            <text:p>7</text:p>
          </table:table-cell>
          <table:table-cell office:value-type="float" office:value="187.52408576" calcext:value-type="float">
            <text:p>187.52408576</text:p>
          </table:table-cell>
          <table:table-cell office:value-type="float" office:value="49.585464" calcext:value-type="float">
            <text:p>49.585464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01]+1" office:value-type="float" office:value="81" calcext:value-type="float">
            <text:p>81</text:p>
          </table:table-cell>
          <table:table-cell table:formula="of:=[.B801]" office:value-type="float" office:value="8" calcext:value-type="float">
            <text:p>8</text:p>
          </table:table-cell>
          <table:table-cell office:value-type="float" office:value="140.66707584" calcext:value-type="float">
            <text:p>140.66707584</text:p>
          </table:table-cell>
          <table:table-cell office:value-type="float" office:value="51.4584384" calcext:value-type="float">
            <text:p>51.4584384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802]+1" office:value-type="float" office:value="81" calcext:value-type="float">
            <text:p>81</text:p>
          </table:table-cell>
          <table:table-cell table:formula="of:=[.B802]" office:value-type="float" office:value="9" calcext:value-type="float">
            <text:p>9</text:p>
          </table:table-cell>
          <table:table-cell office:value-type="float" office:value="180.65541888" calcext:value-type="float">
            <text:p>180.65541888</text:p>
          </table:table-cell>
          <table:table-cell office:value-type="float" office:value="26.694144" calcext:value-type="float">
            <text:p>26.694144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803]+1" office:value-type="float" office:value="81" calcext:value-type="float">
            <text:p>81</text:p>
          </table:table-cell>
          <table:table-cell table:formula="of:=[.B803]" office:value-type="float" office:value="10" calcext:value-type="float">
            <text:p>10</text:p>
          </table:table-cell>
          <table:table-cell office:value-type="float" office:value="142.84541056" calcext:value-type="float">
            <text:p>142.84541056</text:p>
          </table:table-cell>
          <table:table-cell office:value-type="float" office:value="29.422512" calcext:value-type="float">
            <text:p>29.422512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804]+1" office:value-type="float" office:value="82" calcext:value-type="float">
            <text:p>82</text:p>
          </table:table-cell>
          <table:table-cell table:formula="of:=[.B804]" office:value-type="float" office:value="1" calcext:value-type="float">
            <text:p>1</text:p>
          </table:table-cell>
          <table:table-cell office:value-type="float" office:value="211.16708352" calcext:value-type="float">
            <text:p>211.16708352</text:p>
          </table:table-cell>
          <table:table-cell office:value-type="float" office:value="139.7461344" calcext:value-type="float">
            <text:p>139.7461344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805]+1" office:value-type="float" office:value="82" calcext:value-type="float">
            <text:p>82</text:p>
          </table:table-cell>
          <table:table-cell table:formula="of:=[.B805]" office:value-type="float" office:value="2" calcext:value-type="float">
            <text:p>2</text:p>
          </table:table-cell>
          <table:table-cell office:value-type="float" office:value="122.725209216" calcext:value-type="float">
            <text:p>122.725209216</text:p>
          </table:table-cell>
          <table:table-cell office:value-type="float" office:value="125.09119008" calcext:value-type="float">
            <text:p>125.09119008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806]+1" office:value-type="float" office:value="82" calcext:value-type="float">
            <text:p>82</text:p>
          </table:table-cell>
          <table:table-cell table:formula="of:=[.B806]" office:value-type="float" office:value="3" calcext:value-type="float">
            <text:p>3</text:p>
          </table:table-cell>
          <table:table-cell office:value-type="float" office:value="211.9227264" calcext:value-type="float">
            <text:p>211.9227264</text:p>
          </table:table-cell>
          <table:table-cell office:value-type="float" office:value="109.8954768" calcext:value-type="float">
            <text:p>109.8954768</text:p>
          </table:table-cell>
          <table:table-cell office:value-type="float" office:value="209" calcext:value-type="float">
            <text:p>209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807]+1" office:value-type="float" office:value="82" calcext:value-type="float">
            <text:p>82</text:p>
          </table:table-cell>
          <table:table-cell table:formula="of:=[.B807]" office:value-type="float" office:value="4" calcext:value-type="float">
            <text:p>4</text:p>
          </table:table-cell>
          <table:table-cell office:value-type="float" office:value="132.248959104" calcext:value-type="float">
            <text:p>132.248959104</text:p>
          </table:table-cell>
          <table:table-cell office:value-type="float" office:value="96.25273632" calcext:value-type="float">
            <text:p>96.25273632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808]+1" office:value-type="float" office:value="82" calcext:value-type="float">
            <text:p>82</text:p>
          </table:table-cell>
          <table:table-cell table:formula="of:=[.B808]" office:value-type="float" office:value="5" calcext:value-type="float">
            <text:p>5</text:p>
          </table:table-cell>
          <table:table-cell office:value-type="float" office:value="212.93016832" calcext:value-type="float">
            <text:p>212.93016832</text:p>
          </table:table-cell>
          <table:table-cell office:value-type="float" office:value="77.35270176" calcext:value-type="float">
            <text:p>77.35270176</text:p>
          </table:table-cell>
          <table:table-cell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809]+1" office:value-type="float" office:value="82" calcext:value-type="float">
            <text:p>82</text:p>
          </table:table-cell>
          <table:table-cell table:formula="of:=[.B809]" office:value-type="float" office:value="6" calcext:value-type="float">
            <text:p>6</text:p>
          </table:table-cell>
          <table:table-cell office:value-type="float" office:value="142.41615616" calcext:value-type="float">
            <text:p>142.41615616</text:p>
          </table:table-cell>
          <table:table-cell office:value-type="float" office:value="65.56812864" calcext:value-type="float">
            <text:p>65.56812864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810]+1" office:value-type="float" office:value="82" calcext:value-type="float">
            <text:p>82</text:p>
          </table:table-cell>
          <table:table-cell table:formula="of:=[.B810]" office:value-type="float" office:value="7" calcext:value-type="float">
            <text:p>7</text:p>
          </table:table-cell>
          <table:table-cell office:value-type="float" office:value="203.3134912" calcext:value-type="float">
            <text:p>203.3134912</text:p>
          </table:table-cell>
          <table:table-cell office:value-type="float" office:value="51.1155456" calcext:value-type="float">
            <text:p>51.1155456</text:p>
          </table:table-cell>
          <table:table-cell office:value-type="float" office:value="206" calcext:value-type="float">
            <text:p>20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811]+1" office:value-type="float" office:value="82" calcext:value-type="float">
            <text:p>82</text:p>
          </table:table-cell>
          <table:table-cell table:formula="of:=[.B811]" office:value-type="float" office:value="8" calcext:value-type="float">
            <text:p>8</text:p>
          </table:table-cell>
          <table:table-cell office:value-type="float" office:value="158.46596096" calcext:value-type="float">
            <text:p>158.46596096</text:p>
          </table:table-cell>
          <table:table-cell office:value-type="float" office:value="45.3441984" calcext:value-type="float">
            <text:p>45.3441984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812]+1" office:value-type="float" office:value="82" calcext:value-type="float">
            <text:p>82</text:p>
          </table:table-cell>
          <table:table-cell table:formula="of:=[.B812]" office:value-type="float" office:value="9" calcext:value-type="float">
            <text:p>9</text:p>
          </table:table-cell>
          <table:table-cell office:value-type="float" office:value="203.0354432" calcext:value-type="float">
            <text:p>203.0354432</text:p>
          </table:table-cell>
          <table:table-cell office:value-type="float" office:value="30.3155232" calcext:value-type="float">
            <text:p>30.3155232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813]+1" office:value-type="float" office:value="82" calcext:value-type="float">
            <text:p>82</text:p>
          </table:table-cell>
          <table:table-cell table:formula="of:=[.B813]" office:value-type="float" office:value="10" calcext:value-type="float">
            <text:p>10</text:p>
          </table:table-cell>
          <table:table-cell office:value-type="float" office:value="166.15940096" calcext:value-type="float">
            <text:p>166.15940096</text:p>
          </table:table-cell>
          <table:table-cell office:value-type="float" office:value="25.23593856" calcext:value-type="float">
            <text:p>25.23593856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814]+1" office:value-type="float" office:value="83" calcext:value-type="float">
            <text:p>83</text:p>
          </table:table-cell>
          <table:table-cell table:formula="of:=[.B814]" office:value-type="float" office:value="1" calcext:value-type="float">
            <text:p>1</text:p>
          </table:table-cell>
          <table:table-cell office:value-type="float" office:value="228.92049408" calcext:value-type="float">
            <text:p>228.92049408</text:p>
          </table:table-cell>
          <table:table-cell office:value-type="float" office:value="153.2942784" calcext:value-type="float">
            <text:p>153.2942784</text:p>
          </table:table-cell>
          <table:table-cell office:value-type="float" office:value="231" calcext:value-type="float">
            <text:p>23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815]+1" office:value-type="float" office:value="83" calcext:value-type="float">
            <text:p>83</text:p>
          </table:table-cell>
          <table:table-cell table:formula="of:=[.B815]" office:value-type="float" office:value="2" calcext:value-type="float">
            <text:p>2</text:p>
          </table:table-cell>
          <table:table-cell office:value-type="float" office:value="137.01927296" calcext:value-type="float">
            <text:p>137.01927296</text:p>
          </table:table-cell>
          <table:table-cell office:value-type="float" office:value="145.6560288" calcext:value-type="float">
            <text:p>145.6560288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816]+1" office:value-type="float" office:value="83" calcext:value-type="float">
            <text:p>83</text:p>
          </table:table-cell>
          <table:table-cell table:formula="of:=[.B816]" office:value-type="float" office:value="3" calcext:value-type="float">
            <text:p>3</text:p>
          </table:table-cell>
          <table:table-cell office:value-type="float" office:value="226.48770176" calcext:value-type="float">
            <text:p>226.48770176</text:p>
          </table:table-cell>
          <table:table-cell office:value-type="float" office:value="122.08809792" calcext:value-type="float">
            <text:p>122.08809792</text:p>
          </table:table-cell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817]+1" office:value-type="float" office:value="83" calcext:value-type="float">
            <text:p>83</text:p>
          </table:table-cell>
          <table:table-cell table:formula="of:=[.B817]" office:value-type="float" office:value="4" calcext:value-type="float">
            <text:p>4</text:p>
          </table:table-cell>
          <table:table-cell office:value-type="float" office:value="143.42279808" calcext:value-type="float">
            <text:p>143.42279808</text:p>
          </table:table-cell>
          <table:table-cell office:value-type="float" office:value="116.28791712" calcext:value-type="float">
            <text:p>116.28791712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818]+1" office:value-type="float" office:value="83" calcext:value-type="float">
            <text:p>83</text:p>
          </table:table-cell>
          <table:table-cell table:formula="of:=[.B818]" office:value-type="float" office:value="5" calcext:value-type="float">
            <text:p>5</text:p>
          </table:table-cell>
          <table:table-cell office:value-type="float" office:value="223.84968576" calcext:value-type="float">
            <text:p>223.84968576</text:p>
          </table:table-cell>
          <table:table-cell office:value-type="float" office:value="89.98954224" calcext:value-type="float">
            <text:p>89.9895422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819]+1" office:value-type="float" office:value="83" calcext:value-type="float">
            <text:p>83</text:p>
          </table:table-cell>
          <table:table-cell table:formula="of:=[.B819]" office:value-type="float" office:value="6" calcext:value-type="float">
            <text:p>6</text:p>
          </table:table-cell>
          <table:table-cell office:value-type="float" office:value="151.25717504" calcext:value-type="float">
            <text:p>151.25717504</text:p>
          </table:table-cell>
          <table:table-cell office:value-type="float" office:value="84.91930944" calcext:value-type="float">
            <text:p>84.91930944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820]+1" office:value-type="float" office:value="83" calcext:value-type="float">
            <text:p>83</text:p>
          </table:table-cell>
          <table:table-cell table:formula="of:=[.B820]" office:value-type="float" office:value="7" calcext:value-type="float">
            <text:p>7</text:p>
          </table:table-cell>
          <table:table-cell office:value-type="float" office:value="212.5246336" calcext:value-type="float">
            <text:p>212.5246336</text:p>
          </table:table-cell>
          <table:table-cell office:value-type="float" office:value="65.16674112" calcext:value-type="float">
            <text:p>65.16674112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821]+1" office:value-type="float" office:value="83" calcext:value-type="float">
            <text:p>83</text:p>
          </table:table-cell>
          <table:table-cell table:formula="of:=[.B821]" office:value-type="float" office:value="8" calcext:value-type="float">
            <text:p>8</text:p>
          </table:table-cell>
          <table:table-cell office:value-type="float" office:value="165.10961152" calcext:value-type="float">
            <text:p>165.10961152</text:p>
          </table:table-cell>
          <table:table-cell office:value-type="float" office:value="63.67513536" calcext:value-type="float">
            <text:p>63.67513536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822]+1" office:value-type="float" office:value="83" calcext:value-type="float">
            <text:p>83</text:p>
          </table:table-cell>
          <table:table-cell table:formula="of:=[.B822]" office:value-type="float" office:value="9" calcext:value-type="float">
            <text:p>9</text:p>
          </table:table-cell>
          <table:table-cell office:value-type="float" office:value="207.65764608" calcext:value-type="float">
            <text:p>207.65764608</text:p>
          </table:table-cell>
          <table:table-cell office:value-type="float" office:value="43.3849824" calcext:value-type="float">
            <text:p>43.3849824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823]+1" office:value-type="float" office:value="83" calcext:value-type="float">
            <text:p>83</text:p>
          </table:table-cell>
          <table:table-cell table:formula="of:=[.B823]" office:value-type="float" office:value="10" calcext:value-type="float">
            <text:p>10</text:p>
          </table:table-cell>
          <table:table-cell office:value-type="float" office:value="170.03442816" calcext:value-type="float">
            <text:p>170.03442816</text:p>
          </table:table-cell>
          <table:table-cell office:value-type="float" office:value="42.0983136" calcext:value-type="float">
            <text:p>42.0983136</text:p>
          </table:table-cell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824]+1" office:value-type="float" office:value="84" calcext:value-type="float">
            <text:p>84</text:p>
          </table:table-cell>
          <table:table-cell table:formula="of:=[.B824]" office:value-type="float" office:value="1" calcext:value-type="float">
            <text:p>1</text:p>
          </table:table-cell>
          <table:table-cell office:value-type="float" office:value="229.2432896" calcext:value-type="float">
            <text:p>229.2432896</text:p>
          </table:table-cell>
          <table:table-cell office:value-type="float" office:value="135.40357632" calcext:value-type="float">
            <text:p>135.40357632</text:p>
          </table:table-cell>
          <table:table-cell office:value-type="float" office:value="230" calcext:value-type="float">
            <text:p>230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825]+1" office:value-type="float" office:value="84" calcext:value-type="float">
            <text:p>84</text:p>
          </table:table-cell>
          <table:table-cell table:formula="of:=[.B825]" office:value-type="float" office:value="2" calcext:value-type="float">
            <text:p>2</text:p>
          </table:table-cell>
          <table:table-cell office:value-type="float" office:value="142.10959104" calcext:value-type="float">
            <text:p>142.10959104</text:p>
          </table:table-cell>
          <table:table-cell office:value-type="float" office:value="129.7651152" calcext:value-type="float">
            <text:p>129.7651152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826]+1" office:value-type="float" office:value="84" calcext:value-type="float">
            <text:p>84</text:p>
          </table:table-cell>
          <table:table-cell table:formula="of:=[.B826]" office:value-type="float" office:value="3" calcext:value-type="float">
            <text:p>3</text:p>
          </table:table-cell>
          <table:table-cell office:value-type="float" office:value="228.36320512" calcext:value-type="float">
            <text:p>228.36320512</text:p>
          </table:table-cell>
          <table:table-cell office:value-type="float" office:value="104.53276704" calcext:value-type="float">
            <text:p>104.53276704</text:p>
          </table:table-cell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827]+1" office:value-type="float" office:value="84" calcext:value-type="float">
            <text:p>84</text:p>
          </table:table-cell>
          <table:table-cell table:formula="of:=[.B827]" office:value-type="float" office:value="4" calcext:value-type="float">
            <text:p>4</text:p>
          </table:table-cell>
          <table:table-cell office:value-type="float" office:value="148.79586432" calcext:value-type="float">
            <text:p>148.79586432</text:p>
          </table:table-cell>
          <table:table-cell office:value-type="float" office:value="98.94321264" calcext:value-type="float">
            <text:p>98.94321264</text:p>
          </table:table-cell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828]+1" office:value-type="float" office:value="84" calcext:value-type="float">
            <text:p>84</text:p>
          </table:table-cell>
          <table:table-cell table:formula="of:=[.B828]" office:value-type="float" office:value="5" calcext:value-type="float">
            <text:p>5</text:p>
          </table:table-cell>
          <table:table-cell office:value-type="float" office:value="225.02048512" calcext:value-type="float">
            <text:p>225.02048512</text:p>
          </table:table-cell>
          <table:table-cell office:value-type="float" office:value="73.31220864" calcext:value-type="float">
            <text:p>73.31220864</text:p>
          </table:table-cell>
          <table:table-cell office:value-type="float" office:value="226" calcext:value-type="float">
            <text:p>226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829]+1" office:value-type="float" office:value="84" calcext:value-type="float">
            <text:p>84</text:p>
          </table:table-cell>
          <table:table-cell table:formula="of:=[.B829]" office:value-type="float" office:value="6" calcext:value-type="float">
            <text:p>6</text:p>
          </table:table-cell>
          <table:table-cell office:value-type="float" office:value="152.21421056" calcext:value-type="float">
            <text:p>152.21421056</text:p>
          </table:table-cell>
          <table:table-cell office:value-type="float" office:value="68.9974512" calcext:value-type="float">
            <text:p>68.9974512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830]+1" office:value-type="float" office:value="84" calcext:value-type="float">
            <text:p>84</text:p>
          </table:table-cell>
          <table:table-cell table:formula="of:=[.B830]" office:value-type="float" office:value="7" calcext:value-type="float">
            <text:p>7</text:p>
          </table:table-cell>
          <table:table-cell office:value-type="float" office:value="213.27217152" calcext:value-type="float">
            <text:p>213.27217152</text:p>
          </table:table-cell>
          <table:table-cell office:value-type="float" office:value="49.41165696" calcext:value-type="float">
            <text:p>49.41165696</text:p>
          </table:table-cell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31]+1" office:value-type="float" office:value="84" calcext:value-type="float">
            <text:p>84</text:p>
          </table:table-cell>
          <table:table-cell table:formula="of:=[.B831]" office:value-type="float" office:value="8" calcext:value-type="float">
            <text:p>8</text:p>
          </table:table-cell>
          <table:table-cell office:value-type="float" office:value="168.67300096" calcext:value-type="float">
            <text:p>168.67300096</text:p>
          </table:table-cell>
          <table:table-cell office:value-type="float" office:value="47.9350464" calcext:value-type="float">
            <text:p>47.9350464</text:p>
          </table:table-cell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832]+1" office:value-type="float" office:value="84" calcext:value-type="float">
            <text:p>84</text:p>
          </table:table-cell>
          <table:table-cell table:formula="of:=[.B832]" office:value-type="float" office:value="9" calcext:value-type="float">
            <text:p>9</text:p>
          </table:table-cell>
          <table:table-cell office:value-type="float" office:value="208.223168" calcext:value-type="float">
            <text:p>208.223168</text:p>
          </table:table-cell>
          <table:table-cell office:value-type="float" office:value="28.443936" calcext:value-type="float">
            <text:p>28.443936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833]+1" office:value-type="float" office:value="84" calcext:value-type="float">
            <text:p>84</text:p>
          </table:table-cell>
          <table:table-cell table:formula="of:=[.B833]" office:value-type="float" office:value="10" calcext:value-type="float">
            <text:p>10</text:p>
          </table:table-cell>
          <table:table-cell office:value-type="float" office:value="172.51188224" calcext:value-type="float">
            <text:p>172.51188224</text:p>
          </table:table-cell>
          <table:table-cell office:value-type="float" office:value="27.3974016" calcext:value-type="float">
            <text:p>27.3974016</text:p>
          </table:table-cell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834]+1" office:value-type="float" office:value="85" calcext:value-type="float">
            <text:p>85</text:p>
          </table:table-cell>
          <table:table-cell table:formula="of:=[.B834]" office:value-type="float" office:value="1" calcext:value-type="float">
            <text:p>1</text:p>
          </table:table-cell>
          <table:table-cell office:value-type="float" office:value="231.5008384" calcext:value-type="float">
            <text:p>231.5008384</text:p>
          </table:table-cell>
          <table:table-cell office:value-type="float" office:value="149.51139456" calcext:value-type="float">
            <text:p>149.51139456</text:p>
          </table:table-cell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835]+1" office:value-type="float" office:value="85" calcext:value-type="float">
            <text:p>85</text:p>
          </table:table-cell>
          <table:table-cell table:formula="of:=[.B835]" office:value-type="float" office:value="2" calcext:value-type="float">
            <text:p>2</text:p>
          </table:table-cell>
          <table:table-cell office:value-type="float" office:value="141.50499584" calcext:value-type="float">
            <text:p>141.50499584</text:p>
          </table:table-cell>
          <table:table-cell office:value-type="float" office:value="145.1060064" calcext:value-type="float">
            <text:p>145.1060064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836]+1" office:value-type="float" office:value="85" calcext:value-type="float">
            <text:p>85</text:p>
          </table:table-cell>
          <table:table-cell table:formula="of:=[.B836]" office:value-type="float" office:value="3" calcext:value-type="float">
            <text:p>3</text:p>
          </table:table-cell>
          <table:table-cell office:value-type="float" office:value="228.2645888" calcext:value-type="float">
            <text:p>228.2645888</text:p>
          </table:table-cell>
          <table:table-cell office:value-type="float" office:value="118.87512768" calcext:value-type="float">
            <text:p>118.87512768</text:p>
          </table:table-cell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837]+1" office:value-type="float" office:value="85" calcext:value-type="float">
            <text:p>85</text:p>
          </table:table-cell>
          <table:table-cell table:formula="of:=[.B837]" office:value-type="float" office:value="4" calcext:value-type="float">
            <text:p>4</text:p>
          </table:table-cell>
          <table:table-cell office:value-type="float" office:value="146.96187264" calcext:value-type="float">
            <text:p>146.96187264</text:p>
          </table:table-cell>
          <table:table-cell office:value-type="float" office:value="115.0858608" calcext:value-type="float">
            <text:p>115.0858608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838]+1" office:value-type="float" office:value="85" calcext:value-type="float">
            <text:p>85</text:p>
          </table:table-cell>
          <table:table-cell table:formula="of:=[.B838]" office:value-type="float" office:value="5" calcext:value-type="float">
            <text:p>5</text:p>
          </table:table-cell>
          <table:table-cell office:value-type="float" office:value="223.9853568" calcext:value-type="float">
            <text:p>223.9853568</text:p>
          </table:table-cell>
          <table:table-cell office:value-type="float" office:value="87.163453824" calcext:value-type="float">
            <text:p>87.163453824</text:p>
          </table:table-cell>
          <table:table-cell office:value-type="float" office:value="226" calcext:value-type="float">
            <text:p>22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839]+1" office:value-type="float" office:value="85" calcext:value-type="float">
            <text:p>85</text:p>
          </table:table-cell>
          <table:table-cell table:formula="of:=[.B839]" office:value-type="float" office:value="6" calcext:value-type="float">
            <text:p>6</text:p>
          </table:table-cell>
          <table:table-cell office:value-type="float" office:value="151.12194816" calcext:value-type="float">
            <text:p>151.12194816</text:p>
          </table:table-cell>
          <table:table-cell office:value-type="float" office:value="85.22057856" calcext:value-type="float">
            <text:p>85.22057856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840]+1" office:value-type="float" office:value="85" calcext:value-type="float">
            <text:p>85</text:p>
          </table:table-cell>
          <table:table-cell table:formula="of:=[.B840]" office:value-type="float" office:value="7" calcext:value-type="float">
            <text:p>7</text:p>
          </table:table-cell>
          <table:table-cell office:value-type="float" office:value="211.0209728" calcext:value-type="float">
            <text:p>211.0209728</text:p>
          </table:table-cell>
          <table:table-cell office:value-type="float" office:value="62.95160256" calcext:value-type="float">
            <text:p>62.95160256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841]+1" office:value-type="float" office:value="85" calcext:value-type="float">
            <text:p>85</text:p>
          </table:table-cell>
          <table:table-cell table:formula="of:=[.B841]" office:value-type="float" office:value="8" calcext:value-type="float">
            <text:p>8</text:p>
          </table:table-cell>
          <table:table-cell office:value-type="float" office:value="166.30102144" calcext:value-type="float">
            <text:p>166.30102144</text:p>
          </table:table-cell>
          <table:table-cell office:value-type="float" office:value="63.12003168" calcext:value-type="float">
            <text:p>63.12003168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842]+1" office:value-type="float" office:value="85" calcext:value-type="float">
            <text:p>85</text:p>
          </table:table-cell>
          <table:table-cell table:formula="of:=[.B842]" office:value-type="float" office:value="9" calcext:value-type="float">
            <text:p>9</text:p>
          </table:table-cell>
          <table:table-cell office:value-type="float" office:value="206.5636992" calcext:value-type="float">
            <text:p>206.5636992</text:p>
          </table:table-cell>
          <table:table-cell office:value-type="float" office:value="41.8379328" calcext:value-type="float">
            <text:p>41.8379328</text:p>
          </table:table-cell>
          <table:table-cell office:value-type="float" office:value="209" calcext:value-type="float">
            <text:p>20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843]+1" office:value-type="float" office:value="85" calcext:value-type="float">
            <text:p>85</text:p>
          </table:table-cell>
          <table:table-cell table:formula="of:=[.B843]" office:value-type="float" office:value="10" calcext:value-type="float">
            <text:p>10</text:p>
          </table:table-cell>
          <table:table-cell office:value-type="float" office:value="169.5862656" calcext:value-type="float">
            <text:p>169.5862656</text:p>
          </table:table-cell>
          <table:table-cell office:value-type="float" office:value="41.4240192" calcext:value-type="float">
            <text:p>41.4240192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844]+1" office:value-type="float" office:value="86" calcext:value-type="float">
            <text:p>86</text:p>
          </table:table-cell>
          <table:table-cell table:formula="of:=[.B844]" office:value-type="float" office:value="1" calcext:value-type="float">
            <text:p>1</text:p>
          </table:table-cell>
          <table:table-cell office:value-type="float" office:value="220.76229888" calcext:value-type="float">
            <text:p>220.76229888</text:p>
          </table:table-cell>
          <table:table-cell office:value-type="float" office:value="154.8280608" calcext:value-type="float">
            <text:p>154.8280608</text:p>
          </table:table-cell>
          <table:table-cell office:value-type="float" office:value="219" calcext:value-type="float">
            <text:p>219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formula="of:=[.A845]+1" office:value-type="float" office:value="86" calcext:value-type="float">
            <text:p>86</text:p>
          </table:table-cell>
          <table:table-cell table:formula="of:=[.B845]" office:value-type="float" office:value="2" calcext:value-type="float">
            <text:p>2</text:p>
          </table:table-cell>
          <table:table-cell office:value-type="float" office:value="133.65167616" calcext:value-type="float">
            <text:p>133.65167616</text:p>
          </table:table-cell>
          <table:table-cell office:value-type="float" office:value="154.5644592" calcext:value-type="float">
            <text:p>154.5644592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846]+1" office:value-type="float" office:value="86" calcext:value-type="float">
            <text:p>86</text:p>
          </table:table-cell>
          <table:table-cell table:formula="of:=[.B846]" office:value-type="float" office:value="3" calcext:value-type="float">
            <text:p>3</text:p>
          </table:table-cell>
          <table:table-cell office:value-type="float" office:value="216.7184832" calcext:value-type="float">
            <text:p>216.7184832</text:p>
          </table:table-cell>
          <table:table-cell office:value-type="float" office:value="125.1735024" calcext:value-type="float">
            <text:p>125.1735024</text:p>
          </table:table-cell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847]+1" office:value-type="float" office:value="86" calcext:value-type="float">
            <text:p>86</text:p>
          </table:table-cell>
          <table:table-cell table:formula="of:=[.B847]" office:value-type="float" office:value="4" calcext:value-type="float">
            <text:p>4</text:p>
          </table:table-cell>
          <table:table-cell office:value-type="float" office:value="138.3909376" calcext:value-type="float">
            <text:p>138.3909376</text:p>
          </table:table-cell>
          <table:table-cell office:value-type="float" office:value="124.2443904" calcext:value-type="float">
            <text:p>124.2443904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848]+1" office:value-type="float" office:value="86" calcext:value-type="float">
            <text:p>86</text:p>
          </table:table-cell>
          <table:table-cell table:formula="of:=[.B848]" office:value-type="float" office:value="5" calcext:value-type="float">
            <text:p>5</text:p>
          </table:table-cell>
          <table:table-cell office:value-type="float" office:value="212.9406848" calcext:value-type="float">
            <text:p>212.9406848</text:p>
          </table:table-cell>
          <table:table-cell office:value-type="float" office:value="96.0891741504" calcext:value-type="float">
            <text:p>96.0891741504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849]+1" office:value-type="float" office:value="86" calcext:value-type="float">
            <text:p>86</text:p>
          </table:table-cell>
          <table:table-cell table:formula="of:=[.B849]" office:value-type="float" office:value="6" calcext:value-type="float">
            <text:p>6</text:p>
          </table:table-cell>
          <table:table-cell office:value-type="float" office:value="142.31818112" calcext:value-type="float">
            <text:p>142.31818112</text:p>
          </table:table-cell>
          <table:table-cell office:value-type="float" office:value="94.951085664" calcext:value-type="float">
            <text:p>94.951085664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850]+1" office:value-type="float" office:value="86" calcext:value-type="float">
            <text:p>86</text:p>
          </table:table-cell>
          <table:table-cell table:formula="of:=[.B850]" office:value-type="float" office:value="7" calcext:value-type="float">
            <text:p>7</text:p>
          </table:table-cell>
          <table:table-cell office:value-type="float" office:value="198.90085632" calcext:value-type="float">
            <text:p>198.90085632</text:p>
          </table:table-cell>
          <table:table-cell office:value-type="float" office:value="73.68445632" calcext:value-type="float">
            <text:p>73.68445632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851]+1" office:value-type="float" office:value="86" calcext:value-type="float">
            <text:p>86</text:p>
          </table:table-cell>
          <table:table-cell table:formula="of:=[.B851]" office:value-type="float" office:value="8" calcext:value-type="float">
            <text:p>8</text:p>
          </table:table-cell>
          <table:table-cell office:value-type="float" office:value="155.71419136" calcext:value-type="float">
            <text:p>155.71419136</text:p>
          </table:table-cell>
          <table:table-cell office:value-type="float" office:value="73.01948256" calcext:value-type="float">
            <text:p>73.01948256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852]+1" office:value-type="float" office:value="86" calcext:value-type="float">
            <text:p>86</text:p>
          </table:table-cell>
          <table:table-cell table:formula="of:=[.B852]" office:value-type="float" office:value="9" calcext:value-type="float">
            <text:p>9</text:p>
          </table:table-cell>
          <table:table-cell office:value-type="float" office:value="194.3959808" calcext:value-type="float">
            <text:p>194.3959808</text:p>
          </table:table-cell>
          <table:table-cell office:value-type="float" office:value="54.5107104" calcext:value-type="float">
            <text:p>54.5107104</text:p>
          </table:table-cell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853]+1" office:value-type="float" office:value="86" calcext:value-type="float">
            <text:p>86</text:p>
          </table:table-cell>
          <table:table-cell table:formula="of:=[.B853]" office:value-type="float" office:value="10" calcext:value-type="float">
            <text:p>10</text:p>
          </table:table-cell>
          <table:table-cell office:value-type="float" office:value="159.27309824" calcext:value-type="float">
            <text:p>159.27309824</text:p>
          </table:table-cell>
          <table:table-cell office:value-type="float" office:value="54.5536128" calcext:value-type="float">
            <text:p>54.5536128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854]+1" office:value-type="float" office:value="87" calcext:value-type="float">
            <text:p>87</text:p>
          </table:table-cell>
          <table:table-cell table:formula="of:=[.B854]" office:value-type="float" office:value="1" calcext:value-type="float">
            <text:p>1</text:p>
          </table:table-cell>
          <table:table-cell office:value-type="float" office:value="228.7721792" calcext:value-type="float">
            <text:p>228.7721792</text:p>
          </table:table-cell>
          <table:table-cell office:value-type="float" office:value="139.6454016" calcext:value-type="float">
            <text:p>139.6454016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855]+1" office:value-type="float" office:value="87" calcext:value-type="float">
            <text:p>87</text:p>
          </table:table-cell>
          <table:table-cell table:formula="of:=[.B855]" office:value-type="float" office:value="2" calcext:value-type="float">
            <text:p>2</text:p>
          </table:table-cell>
          <table:table-cell office:value-type="float" office:value="142.0390656" calcext:value-type="float">
            <text:p>142.0390656</text:p>
          </table:table-cell>
          <table:table-cell office:value-type="float" office:value="136.57937088" calcext:value-type="float">
            <text:p>136.57937088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856]+1" office:value-type="float" office:value="87" calcext:value-type="float">
            <text:p>87</text:p>
          </table:table-cell>
          <table:table-cell table:formula="of:=[.B856]" office:value-type="float" office:value="3" calcext:value-type="float">
            <text:p>3</text:p>
          </table:table-cell>
          <table:table-cell office:value-type="float" office:value="226.01972992" calcext:value-type="float">
            <text:p>226.01972992</text:p>
          </table:table-cell>
          <table:table-cell office:value-type="float" office:value="110.6866608" calcext:value-type="float">
            <text:p>110.6866608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857]+1" office:value-type="float" office:value="87" calcext:value-type="float">
            <text:p>87</text:p>
          </table:table-cell>
          <table:table-cell table:formula="of:=[.B857]" office:value-type="float" office:value="4" calcext:value-type="float">
            <text:p>4</text:p>
          </table:table-cell>
          <table:table-cell office:value-type="float" office:value="147.24175232" calcext:value-type="float">
            <text:p>147.24175232</text:p>
          </table:table-cell>
          <table:table-cell office:value-type="float" office:value="107.37083424" calcext:value-type="float">
            <text:p>107.37083424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858]+1" office:value-type="float" office:value="87" calcext:value-type="float">
            <text:p>87</text:p>
          </table:table-cell>
          <table:table-cell table:formula="of:=[.B858]" office:value-type="float" office:value="5" calcext:value-type="float">
            <text:p>5</text:p>
          </table:table-cell>
          <table:table-cell office:value-type="float" office:value="221.51824128" calcext:value-type="float">
            <text:p>221.51824128</text:p>
          </table:table-cell>
          <table:table-cell office:value-type="float" office:value="78.88256256" calcext:value-type="float">
            <text:p>78.88256256</text:p>
          </table:table-cell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859]+1" office:value-type="float" office:value="87" calcext:value-type="float">
            <text:p>87</text:p>
          </table:table-cell>
          <table:table-cell table:formula="of:=[.B859]" office:value-type="float" office:value="6" calcext:value-type="float">
            <text:p>6</text:p>
          </table:table-cell>
          <table:table-cell office:value-type="float" office:value="151.28096768" calcext:value-type="float">
            <text:p>151.28096768</text:p>
          </table:table-cell>
          <table:table-cell office:value-type="float" office:value="76.48732608" calcext:value-type="float">
            <text:p>76.48732608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860]+1" office:value-type="float" office:value="87" calcext:value-type="float">
            <text:p>87</text:p>
          </table:table-cell>
          <table:table-cell table:formula="of:=[.B860]" office:value-type="float" office:value="7" calcext:value-type="float">
            <text:p>7</text:p>
          </table:table-cell>
          <table:table-cell office:value-type="float" office:value="210.003392" calcext:value-type="float">
            <text:p>210.003392</text:p>
          </table:table-cell>
          <table:table-cell office:value-type="float" office:value="55.9890864" calcext:value-type="float">
            <text:p>55.9890864</text:p>
          </table:table-cell>
          <table:table-cell office:value-type="float" office:value="212" calcext:value-type="float">
            <text:p>21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861]+1" office:value-type="float" office:value="87" calcext:value-type="float">
            <text:p>87</text:p>
          </table:table-cell>
          <table:table-cell table:formula="of:=[.B861]" office:value-type="float" office:value="8" calcext:value-type="float">
            <text:p>8</text:p>
          </table:table-cell>
          <table:table-cell office:value-type="float" office:value="166.04558592" calcext:value-type="float">
            <text:p>166.04558592</text:p>
          </table:table-cell>
          <table:table-cell office:value-type="float" office:value="56.14709472" calcext:value-type="float">
            <text:p>56.14709472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862]+1" office:value-type="float" office:value="87" calcext:value-type="float">
            <text:p>87</text:p>
          </table:table-cell>
          <table:table-cell table:formula="of:=[.B862]" office:value-type="float" office:value="9" calcext:value-type="float">
            <text:p>9</text:p>
          </table:table-cell>
          <table:table-cell office:value-type="float" office:value="204.7097984" calcext:value-type="float">
            <text:p>204.7097984</text:p>
          </table:table-cell>
          <table:table-cell office:value-type="float" office:value="35.83530816" calcext:value-type="float">
            <text:p>35.83530816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863]+1" office:value-type="float" office:value="87" calcext:value-type="float">
            <text:p>87</text:p>
          </table:table-cell>
          <table:table-cell table:formula="of:=[.B863]" office:value-type="float" office:value="10" calcext:value-type="float">
            <text:p>10</text:p>
          </table:table-cell>
          <table:table-cell office:value-type="float" office:value="169.39141504" calcext:value-type="float">
            <text:p>169.39141504</text:p>
          </table:table-cell>
          <table:table-cell office:value-type="float" office:value="35.4245472" calcext:value-type="float">
            <text:p>35.4245472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864]+1" office:value-type="float" office:value="88" calcext:value-type="float">
            <text:p>88</text:p>
          </table:table-cell>
          <table:table-cell table:formula="of:=[.B864]" office:value-type="float" office:value="1" calcext:value-type="float">
            <text:p>1</text:p>
          </table:table-cell>
          <table:table-cell office:value-type="float" office:value="218.7456512" calcext:value-type="float">
            <text:p>218.7456512</text:p>
          </table:table-cell>
          <table:table-cell office:value-type="float" office:value="135.13192224" calcext:value-type="float">
            <text:p>135.13192224</text:p>
          </table:table-cell>
          <table:table-cell office:value-type="float" office:value="218" calcext:value-type="float">
            <text:p>21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865]+1" office:value-type="float" office:value="88" calcext:value-type="float">
            <text:p>88</text:p>
          </table:table-cell>
          <table:table-cell table:formula="of:=[.B865]" office:value-type="float" office:value="2" calcext:value-type="float">
            <text:p>2</text:p>
          </table:table-cell>
          <table:table-cell office:value-type="float" office:value="131.055189376" calcext:value-type="float">
            <text:p>131.055189376</text:p>
          </table:table-cell>
          <table:table-cell office:value-type="float" office:value="128.21426592" calcext:value-type="float">
            <text:p>128.21426592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866]+1" office:value-type="float" office:value="88" calcext:value-type="float">
            <text:p>88</text:p>
          </table:table-cell>
          <table:table-cell table:formula="of:=[.B866]" office:value-type="float" office:value="3" calcext:value-type="float">
            <text:p>3</text:p>
          </table:table-cell>
          <table:table-cell office:value-type="float" office:value="217.5624576" calcext:value-type="float">
            <text:p>217.5624576</text:p>
          </table:table-cell>
          <table:table-cell office:value-type="float" office:value="105.33732384" calcext:value-type="float">
            <text:p>105.33732384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867]+1" office:value-type="float" office:value="88" calcext:value-type="float">
            <text:p>88</text:p>
          </table:table-cell>
          <table:table-cell table:formula="of:=[.B867]" office:value-type="float" office:value="4" calcext:value-type="float">
            <text:p>4</text:p>
          </table:table-cell>
          <table:table-cell office:value-type="float" office:value="137.7291584" calcext:value-type="float">
            <text:p>137.7291584</text:p>
          </table:table-cell>
          <table:table-cell office:value-type="float" office:value="99.190442592" calcext:value-type="float">
            <text:p>99.190442592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868]+1" office:value-type="float" office:value="88" calcext:value-type="float">
            <text:p>88</text:p>
          </table:table-cell>
          <table:table-cell table:formula="of:=[.B868]" office:value-type="float" office:value="5" calcext:value-type="float">
            <text:p>5</text:p>
          </table:table-cell>
          <table:table-cell office:value-type="float" office:value="216.5182848" calcext:value-type="float">
            <text:p>216.5182848</text:p>
          </table:table-cell>
          <table:table-cell office:value-type="float" office:value="75.02380128" calcext:value-type="float">
            <text:p>75.02380128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869]+1" office:value-type="float" office:value="88" calcext:value-type="float">
            <text:p>88</text:p>
          </table:table-cell>
          <table:table-cell table:formula="of:=[.B869]" office:value-type="float" office:value="6" calcext:value-type="float">
            <text:p>6</text:p>
          </table:table-cell>
          <table:table-cell office:value-type="float" office:value="144.44546176" calcext:value-type="float">
            <text:p>144.44546176</text:p>
          </table:table-cell>
          <table:table-cell office:value-type="float" office:value="68.5720992" calcext:value-type="float">
            <text:p>68.5720992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870]+1" office:value-type="float" office:value="88" calcext:value-type="float">
            <text:p>88</text:p>
          </table:table-cell>
          <table:table-cell table:formula="of:=[.B870]" office:value-type="float" office:value="7" calcext:value-type="float">
            <text:p>7</text:p>
          </table:table-cell>
          <table:table-cell office:value-type="float" office:value="204.960768" calcext:value-type="float">
            <text:p>204.960768</text:p>
          </table:table-cell>
          <table:table-cell office:value-type="float" office:value="49.180224" calcext:value-type="float">
            <text:p>49.180224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871]+1" office:value-type="float" office:value="88" calcext:value-type="float">
            <text:p>88</text:p>
          </table:table-cell>
          <table:table-cell table:formula="of:=[.B871]" office:value-type="float" office:value="8" calcext:value-type="float">
            <text:p>8</text:p>
          </table:table-cell>
          <table:table-cell office:value-type="float" office:value="160.14516864" calcext:value-type="float">
            <text:p>160.14516864</text:p>
          </table:table-cell>
          <table:table-cell office:value-type="float" office:value="47.14801632" calcext:value-type="float">
            <text:p>47.14801632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872]+1" office:value-type="float" office:value="88" calcext:value-type="float">
            <text:p>88</text:p>
          </table:table-cell>
          <table:table-cell table:formula="of:=[.B872]" office:value-type="float" office:value="9" calcext:value-type="float">
            <text:p>9</text:p>
          </table:table-cell>
          <table:table-cell office:value-type="float" office:value="202.053024" calcext:value-type="float">
            <text:p>202.053024</text:p>
          </table:table-cell>
          <table:table-cell office:value-type="float" office:value="28.66466304" calcext:value-type="float">
            <text:p>28.66466304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873]+1" office:value-type="float" office:value="88" calcext:value-type="float">
            <text:p>88</text:p>
          </table:table-cell>
          <table:table-cell table:formula="of:=[.B873]" office:value-type="float" office:value="10" calcext:value-type="float">
            <text:p>10</text:p>
          </table:table-cell>
          <table:table-cell office:value-type="float" office:value="165.5925504" calcext:value-type="float">
            <text:p>165.5925504</text:p>
          </table:table-cell>
          <table:table-cell office:value-type="float" office:value="26.3150688" calcext:value-type="float">
            <text:p>26.3150688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874]+1" office:value-type="float" office:value="89" calcext:value-type="float">
            <text:p>89</text:p>
          </table:table-cell>
          <table:table-cell table:formula="of:=[.B874]" office:value-type="float" office:value="1" calcext:value-type="float">
            <text:p>1</text:p>
          </table:table-cell>
          <table:table-cell office:value-type="float" office:value="225.9056128" calcext:value-type="float">
            <text:p>225.9056128</text:p>
          </table:table-cell>
          <table:table-cell office:value-type="float" office:value="127.13546592" calcext:value-type="float">
            <text:p>127.13546592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875]+1" office:value-type="float" office:value="89" calcext:value-type="float">
            <text:p>89</text:p>
          </table:table-cell>
          <table:table-cell table:formula="of:=[.B875]" office:value-type="float" office:value="2" calcext:value-type="float">
            <text:p>2</text:p>
          </table:table-cell>
          <table:table-cell office:value-type="float" office:value="135.38128" calcext:value-type="float">
            <text:p>135.38128</text:p>
          </table:table-cell>
          <table:table-cell office:value-type="float" office:value="122.33370816" calcext:value-type="float">
            <text:p>122.33370816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876]+1" office:value-type="float" office:value="89" calcext:value-type="float">
            <text:p>89</text:p>
          </table:table-cell>
          <table:table-cell table:formula="of:=[.B876]" office:value-type="float" office:value="3" calcext:value-type="float">
            <text:p>3</text:p>
          </table:table-cell>
          <table:table-cell office:value-type="float" office:value="221.80352768" calcext:value-type="float">
            <text:p>221.80352768</text:p>
          </table:table-cell>
          <table:table-cell office:value-type="float" office:value="97.139769312" calcext:value-type="float">
            <text:p>97.139769312</text:p>
          </table:table-cell>
          <table:table-cell office:value-type="float" office:value="222" calcext:value-type="float">
            <text:p>22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877]+1" office:value-type="float" office:value="89" calcext:value-type="float">
            <text:p>89</text:p>
          </table:table-cell>
          <table:table-cell table:formula="of:=[.B877]" office:value-type="float" office:value="4" calcext:value-type="float">
            <text:p>4</text:p>
          </table:table-cell>
          <table:table-cell office:value-type="float" office:value="141.71009664" calcext:value-type="float">
            <text:p>141.71009664</text:p>
          </table:table-cell>
          <table:table-cell office:value-type="float" office:value="93.55757184" calcext:value-type="float">
            <text:p>93.5575718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878]+1" office:value-type="float" office:value="89" calcext:value-type="float">
            <text:p>89</text:p>
          </table:table-cell>
          <table:table-cell table:formula="of:=[.B878]" office:value-type="float" office:value="5" calcext:value-type="float">
            <text:p>5</text:p>
          </table:table-cell>
          <table:table-cell office:value-type="float" office:value="218.8842112" calcext:value-type="float">
            <text:p>218.8842112</text:p>
          </table:table-cell>
          <table:table-cell office:value-type="float" office:value="66.88355808" calcext:value-type="float">
            <text:p>66.88355808</text:p>
          </table:table-cell>
          <table:table-cell office:value-type="float" office:value="220" calcext:value-type="float">
            <text:p>22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879]+1" office:value-type="float" office:value="89" calcext:value-type="float">
            <text:p>89</text:p>
          </table:table-cell>
          <table:table-cell table:formula="of:=[.B879]" office:value-type="float" office:value="6" calcext:value-type="float">
            <text:p>6</text:p>
          </table:table-cell>
          <table:table-cell office:value-type="float" office:value="146.74819584" calcext:value-type="float">
            <text:p>146.74819584</text:p>
          </table:table-cell>
          <table:table-cell office:value-type="float" office:value="62.7511584" calcext:value-type="float">
            <text:p>62.7511584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880]+1" office:value-type="float" office:value="89" calcext:value-type="float">
            <text:p>89</text:p>
          </table:table-cell>
          <table:table-cell table:formula="of:=[.B880]" office:value-type="float" office:value="7" calcext:value-type="float">
            <text:p>7</text:p>
          </table:table-cell>
          <table:table-cell office:value-type="float" office:value="206.9294336" calcext:value-type="float">
            <text:p>206.9294336</text:p>
          </table:table-cell>
          <table:table-cell office:value-type="float" office:value="42.7761024" calcext:value-type="float">
            <text:p>42.7761024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881]+1" office:value-type="float" office:value="89" calcext:value-type="float">
            <text:p>89</text:p>
          </table:table-cell>
          <table:table-cell table:formula="of:=[.B881]" office:value-type="float" office:value="8" calcext:value-type="float">
            <text:p>8</text:p>
          </table:table-cell>
          <table:table-cell office:value-type="float" office:value="160.7296" calcext:value-type="float">
            <text:p>160.7296</text:p>
          </table:table-cell>
          <table:table-cell office:value-type="float" office:value="41.6161536" calcext:value-type="float">
            <text:p>41.6161536</text:p>
          </table:table-cell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882]+1" office:value-type="float" office:value="89" calcext:value-type="float">
            <text:p>89</text:p>
          </table:table-cell>
          <table:table-cell table:formula="of:=[.B882]" office:value-type="float" office:value="9" calcext:value-type="float">
            <text:p>9</text:p>
          </table:table-cell>
          <table:table-cell office:value-type="float" office:value="202.501568" calcext:value-type="float">
            <text:p>202.501568</text:p>
          </table:table-cell>
          <table:table-cell office:value-type="float" office:value="21.7128384" calcext:value-type="float">
            <text:p>21.7128384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883]+1" office:value-type="float" office:value="89" calcext:value-type="float">
            <text:p>89</text:p>
          </table:table-cell>
          <table:table-cell table:formula="of:=[.B883]" office:value-type="float" office:value="10" calcext:value-type="float">
            <text:p>10</text:p>
          </table:table-cell>
          <table:table-cell office:value-type="float" office:value="165.41750656" calcext:value-type="float">
            <text:p>165.41750656</text:p>
          </table:table-cell>
          <table:table-cell office:value-type="float" office:value="20.6903136" calcext:value-type="float">
            <text:p>20.6903136</text:p>
          </table:table-cell>
          <table:table-cell office:value-type="float" office:value="166" calcext:value-type="float">
            <text:p>16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884]+1" office:value-type="float" office:value="90" calcext:value-type="float">
            <text:p>90</text:p>
          </table:table-cell>
          <table:table-cell table:formula="of:=[.B884]" office:value-type="float" office:value="1" calcext:value-type="float">
            <text:p>1</text:p>
          </table:table-cell>
          <table:table-cell office:value-type="float" office:value="215.94259584" calcext:value-type="float">
            <text:p>215.94259584</text:p>
          </table:table-cell>
          <table:table-cell office:value-type="float" office:value="138.2495328" calcext:value-type="float">
            <text:p>138.2495328</text:p>
          </table:table-cell>
          <table:table-cell office:value-type="float" office:value="217" calcext:value-type="float">
            <text:p>217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885]+1" office:value-type="float" office:value="90" calcext:value-type="float">
            <text:p>90</text:p>
          </table:table-cell>
          <table:table-cell table:formula="of:=[.B885]" office:value-type="float" office:value="2" calcext:value-type="float">
            <text:p>2</text:p>
          </table:table-cell>
          <table:table-cell office:value-type="float" office:value="127.2118601856" calcext:value-type="float">
            <text:p>127.2118601856</text:p>
          </table:table-cell>
          <table:table-cell office:value-type="float" office:value="133.98830208" calcext:value-type="float">
            <text:p>133.98830208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886]+1" office:value-type="float" office:value="90" calcext:value-type="float">
            <text:p>90</text:p>
          </table:table-cell>
          <table:table-cell table:formula="of:=[.B886]" office:value-type="float" office:value="3" calcext:value-type="float">
            <text:p>3</text:p>
          </table:table-cell>
          <table:table-cell office:value-type="float" office:value="212.0916736" calcext:value-type="float">
            <text:p>212.0916736</text:p>
          </table:table-cell>
          <table:table-cell office:value-type="float" office:value="107.61165216" calcext:value-type="float">
            <text:p>107.61165216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887]+1" office:value-type="float" office:value="90" calcext:value-type="float">
            <text:p>90</text:p>
          </table:table-cell>
          <table:table-cell table:formula="of:=[.B887]" office:value-type="float" office:value="4" calcext:value-type="float">
            <text:p>4</text:p>
          </table:table-cell>
          <table:table-cell office:value-type="float" office:value="133.2323328" calcext:value-type="float">
            <text:p>133.2323328</text:p>
          </table:table-cell>
          <table:table-cell office:value-type="float" office:value="104.15820096" calcext:value-type="float">
            <text:p>104.15820096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888]+1" office:value-type="float" office:value="90" calcext:value-type="float">
            <text:p>90</text:p>
          </table:table-cell>
          <table:table-cell table:formula="of:=[.B888]" office:value-type="float" office:value="5" calcext:value-type="float">
            <text:p>5</text:p>
          </table:table-cell>
          <table:table-cell office:value-type="float" office:value="209.7196544" calcext:value-type="float">
            <text:p>209.7196544</text:p>
          </table:table-cell>
          <table:table-cell office:value-type="float" office:value="76.6183392" calcext:value-type="float">
            <text:p>76.6183392</text:p>
          </table:table-cell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889]+1" office:value-type="float" office:value="90" calcext:value-type="float">
            <text:p>90</text:p>
          </table:table-cell>
          <table:table-cell table:formula="of:=[.B889]" office:value-type="float" office:value="6" calcext:value-type="float">
            <text:p>6</text:p>
          </table:table-cell>
          <table:table-cell office:value-type="float" office:value="139.03054144" calcext:value-type="float">
            <text:p>139.03054144</text:p>
          </table:table-cell>
          <table:table-cell office:value-type="float" office:value="73.31190528" calcext:value-type="float">
            <text:p>73.31190528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890]+1" office:value-type="float" office:value="90" calcext:value-type="float">
            <text:p>90</text:p>
          </table:table-cell>
          <table:table-cell table:formula="of:=[.B890]" office:value-type="float" office:value="7" calcext:value-type="float">
            <text:p>7</text:p>
          </table:table-cell>
          <table:table-cell office:value-type="float" office:value="198.7178496" calcext:value-type="float">
            <text:p>198.7178496</text:p>
          </table:table-cell>
          <table:table-cell office:value-type="float" office:value="52.84399488" calcext:value-type="float">
            <text:p>52.84399488</text:p>
          </table:table-cell>
          <table:table-cell office:value-type="float" office:value="199" calcext:value-type="float">
            <text:p>199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891]+1" office:value-type="float" office:value="90" calcext:value-type="float">
            <text:p>90</text:p>
          </table:table-cell>
          <table:table-cell table:formula="of:=[.B891]" office:value-type="float" office:value="8" calcext:value-type="float">
            <text:p>8</text:p>
          </table:table-cell>
          <table:table-cell office:value-type="float" office:value="152.525024" calcext:value-type="float">
            <text:p>152.525024</text:p>
          </table:table-cell>
          <table:table-cell office:value-type="float" office:value="51.411216" calcext:value-type="float">
            <text:p>51.411216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892]+1" office:value-type="float" office:value="90" calcext:value-type="float">
            <text:p>90</text:p>
          </table:table-cell>
          <table:table-cell table:formula="of:=[.B892]" office:value-type="float" office:value="9" calcext:value-type="float">
            <text:p>9</text:p>
          </table:table-cell>
          <table:table-cell office:value-type="float" office:value="193.59245312" calcext:value-type="float">
            <text:p>193.59245312</text:p>
          </table:table-cell>
          <table:table-cell office:value-type="float" office:value="31.5012" calcext:value-type="float">
            <text:p>31.5012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893]+1" office:value-type="float" office:value="90" calcext:value-type="float">
            <text:p>90</text:p>
          </table:table-cell>
          <table:table-cell table:formula="of:=[.B893]" office:value-type="float" office:value="10" calcext:value-type="float">
            <text:p>10</text:p>
          </table:table-cell>
          <table:table-cell office:value-type="float" office:value="157.30953216" calcext:value-type="float">
            <text:p>157.30953216</text:p>
          </table:table-cell>
          <table:table-cell office:value-type="float" office:value="31.16728032" calcext:value-type="float">
            <text:p>31.16728032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894]+1" office:value-type="float" office:value="91" calcext:value-type="float">
            <text:p>91</text:p>
          </table:table-cell>
          <table:table-cell table:formula="of:=[.B894]" office:value-type="float" office:value="1" calcext:value-type="float">
            <text:p>1</text:p>
          </table:table-cell>
          <table:table-cell office:value-type="float" office:value="227.976896" calcext:value-type="float">
            <text:p>227.976896</text:p>
          </table:table-cell>
          <table:table-cell office:value-type="float" office:value="123.51705024" calcext:value-type="float">
            <text:p>123.51705024</text:p>
          </table:table-cell>
          <table:table-cell office:value-type="float" office:value="229" calcext:value-type="float">
            <text:p>229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895]+1" office:value-type="float" office:value="91" calcext:value-type="float">
            <text:p>91</text:p>
          </table:table-cell>
          <table:table-cell table:formula="of:=[.B895]" office:value-type="float" office:value="2" calcext:value-type="float">
            <text:p>2</text:p>
          </table:table-cell>
          <table:table-cell office:value-type="float" office:value="134.526917504" calcext:value-type="float">
            <text:p>134.526917504</text:p>
          </table:table-cell>
          <table:table-cell office:value-type="float" office:value="122.6536224" calcext:value-type="float">
            <text:p>122.6536224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896]+1" office:value-type="float" office:value="91" calcext:value-type="float">
            <text:p>91</text:p>
          </table:table-cell>
          <table:table-cell table:formula="of:=[.B896]" office:value-type="float" office:value="3" calcext:value-type="float">
            <text:p>3</text:p>
          </table:table-cell>
          <table:table-cell office:value-type="float" office:value="222.48726656" calcext:value-type="float">
            <text:p>222.48726656</text:p>
          </table:table-cell>
          <table:table-cell office:value-type="float" office:value="93.0003312" calcext:value-type="float">
            <text:p>93.0003312</text:p>
          </table:table-cell>
          <table:table-cell office:value-type="float" office:value="224" calcext:value-type="float">
            <text:p>224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897]+1" office:value-type="float" office:value="91" calcext:value-type="float">
            <text:p>91</text:p>
          </table:table-cell>
          <table:table-cell table:formula="of:=[.B897]" office:value-type="float" office:value="4" calcext:value-type="float">
            <text:p>4</text:p>
          </table:table-cell>
          <table:table-cell office:value-type="float" office:value="140.14021888" calcext:value-type="float">
            <text:p>140.14021888</text:p>
          </table:table-cell>
          <table:table-cell office:value-type="float" office:value="92.15460576" calcext:value-type="float">
            <text:p>92.15460576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898]+1" office:value-type="float" office:value="91" calcext:value-type="float">
            <text:p>91</text:p>
          </table:table-cell>
          <table:table-cell table:formula="of:=[.B898]" office:value-type="float" office:value="5" calcext:value-type="float">
            <text:p>5</text:p>
          </table:table-cell>
          <table:table-cell office:value-type="float" office:value="218.33184" calcext:value-type="float">
            <text:p>218.33184</text:p>
          </table:table-cell>
          <table:table-cell office:value-type="float" office:value="61.21038144" calcext:value-type="float">
            <text:p>61.21038144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899]+1" office:value-type="float" office:value="91" calcext:value-type="float">
            <text:p>91</text:p>
          </table:table-cell>
          <table:table-cell table:formula="of:=[.B899]" office:value-type="float" office:value="6" calcext:value-type="float">
            <text:p>6</text:p>
          </table:table-cell>
          <table:table-cell office:value-type="float" office:value="143.75174656" calcext:value-type="float">
            <text:p>143.75174656</text:p>
          </table:table-cell>
          <table:table-cell office:value-type="float" office:value="59.72883552" calcext:value-type="float">
            <text:p>59.72883552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900]+1" office:value-type="float" office:value="91" calcext:value-type="float">
            <text:p>91</text:p>
          </table:table-cell>
          <table:table-cell table:formula="of:=[.B900]" office:value-type="float" office:value="7" calcext:value-type="float">
            <text:p>7</text:p>
          </table:table-cell>
          <table:table-cell office:value-type="float" office:value="205.2357248" calcext:value-type="float">
            <text:p>205.2357248</text:p>
          </table:table-cell>
          <table:table-cell office:value-type="float" office:value="36.23562816" calcext:value-type="float">
            <text:p>36.2356281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901]+1" office:value-type="float" office:value="91" calcext:value-type="float">
            <text:p>91</text:p>
          </table:table-cell>
          <table:table-cell table:formula="of:=[.B901]" office:value-type="float" office:value="8" calcext:value-type="float">
            <text:p>8</text:p>
          </table:table-cell>
          <table:table-cell office:value-type="float" office:value="157.32215552" calcext:value-type="float">
            <text:p>157.32215552</text:p>
          </table:table-cell>
          <table:table-cell office:value-type="float" office:value="36.52679424" calcext:value-type="float">
            <text:p>36.52679424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902]+1" office:value-type="float" office:value="91" calcext:value-type="float">
            <text:p>91</text:p>
          </table:table-cell>
          <table:table-cell table:formula="of:=[.B902]" office:value-type="float" office:value="9" calcext:value-type="float">
            <text:p>9</text:p>
          </table:table-cell>
          <table:table-cell office:value-type="float" office:value="198.6820608" calcext:value-type="float">
            <text:p>198.6820608</text:p>
          </table:table-cell>
          <table:table-cell office:value-type="float" office:value="14.2222176" calcext:value-type="float">
            <text:p>14.2222176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903]+1" office:value-type="float" office:value="91" calcext:value-type="float">
            <text:p>91</text:p>
          </table:table-cell>
          <table:table-cell table:formula="of:=[.B903]" office:value-type="float" office:value="10" calcext:value-type="float">
            <text:p>10</text:p>
          </table:table-cell>
          <table:table-cell office:value-type="float" office:value="161.71057152" calcext:value-type="float">
            <text:p>161.71057152</text:p>
          </table:table-cell>
          <table:table-cell office:value-type="float" office:value="14.8467696" calcext:value-type="float">
            <text:p>14.8467696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904]+1" office:value-type="float" office:value="92" calcext:value-type="float">
            <text:p>92</text:p>
          </table:table-cell>
          <table:table-cell table:formula="of:=[.B904]" office:value-type="float" office:value="1" calcext:value-type="float">
            <text:p>1</text:p>
          </table:table-cell>
          <table:table-cell office:value-type="float" office:value="225.34278912" calcext:value-type="float">
            <text:p>225.34278912</text:p>
          </table:table-cell>
          <table:table-cell office:value-type="float" office:value="145.7247168" calcext:value-type="float">
            <text:p>145.7247168</text:p>
          </table:table-cell>
          <table:table-cell office:value-type="float" office:value="223" calcext:value-type="float">
            <text:p>223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905]+1" office:value-type="float" office:value="92" calcext:value-type="float">
            <text:p>92</text:p>
          </table:table-cell>
          <table:table-cell table:formula="of:=[.B905]" office:value-type="float" office:value="2" calcext:value-type="float">
            <text:p>2</text:p>
          </table:table-cell>
          <table:table-cell office:value-type="float" office:value="138.83252224" calcext:value-type="float">
            <text:p>138.83252224</text:p>
          </table:table-cell>
          <table:table-cell office:value-type="float" office:value="141.4736928" calcext:value-type="float">
            <text:p>141.4736928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906]+1" office:value-type="float" office:value="92" calcext:value-type="float">
            <text:p>92</text:p>
          </table:table-cell>
          <table:table-cell table:formula="of:=[.B906]" office:value-type="float" office:value="3" calcext:value-type="float">
            <text:p>3</text:p>
          </table:table-cell>
          <table:table-cell office:value-type="float" office:value="222.0770432" calcext:value-type="float">
            <text:p>222.0770432</text:p>
          </table:table-cell>
          <table:table-cell office:value-type="float" office:value="115.84836672" calcext:value-type="float">
            <text:p>115.84836672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907]+1" office:value-type="float" office:value="92" calcext:value-type="float">
            <text:p>92</text:p>
          </table:table-cell>
          <table:table-cell table:formula="of:=[.B907]" office:value-type="float" office:value="4" calcext:value-type="float">
            <text:p>4</text:p>
          </table:table-cell>
          <table:table-cell office:value-type="float" office:value="143.86576128" calcext:value-type="float">
            <text:p>143.86576128</text:p>
          </table:table-cell>
          <table:table-cell office:value-type="float" office:value="112.70285472" calcext:value-type="float">
            <text:p>112.70285472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908]+1" office:value-type="float" office:value="92" calcext:value-type="float">
            <text:p>92</text:p>
          </table:table-cell>
          <table:table-cell table:formula="of:=[.B908]" office:value-type="float" office:value="5" calcext:value-type="float">
            <text:p>5</text:p>
          </table:table-cell>
          <table:table-cell office:value-type="float" office:value="219.1773568" calcext:value-type="float">
            <text:p>219.1773568</text:p>
          </table:table-cell>
          <table:table-cell office:value-type="float" office:value="86.1560688" calcext:value-type="float">
            <text:p>86.1560688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909]+1" office:value-type="float" office:value="92" calcext:value-type="float">
            <text:p>92</text:p>
          </table:table-cell>
          <table:table-cell table:formula="of:=[.B909]" office:value-type="float" office:value="6" calcext:value-type="float">
            <text:p>6</text:p>
          </table:table-cell>
          <table:table-cell office:value-type="float" office:value="149.4857408" calcext:value-type="float">
            <text:p>149.4857408</text:p>
          </table:table-cell>
          <table:table-cell office:value-type="float" office:value="81.78082848" calcext:value-type="float">
            <text:p>81.78082848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910]+1" office:value-type="float" office:value="92" calcext:value-type="float">
            <text:p>92</text:p>
          </table:table-cell>
          <table:table-cell table:formula="of:=[.B910]" office:value-type="float" office:value="7" calcext:value-type="float">
            <text:p>7</text:p>
          </table:table-cell>
          <table:table-cell office:value-type="float" office:value="207.27224704" calcext:value-type="float">
            <text:p>207.27224704</text:p>
          </table:table-cell>
          <table:table-cell office:value-type="float" office:value="62.35438464" calcext:value-type="float">
            <text:p>62.35438464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911]+1" office:value-type="float" office:value="92" calcext:value-type="float">
            <text:p>92</text:p>
          </table:table-cell>
          <table:table-cell table:formula="of:=[.B911]" office:value-type="float" office:value="8" calcext:value-type="float">
            <text:p>8</text:p>
          </table:table-cell>
          <table:table-cell office:value-type="float" office:value="162.83641088" calcext:value-type="float">
            <text:p>162.83641088</text:p>
          </table:table-cell>
          <table:table-cell office:value-type="float" office:value="61.49893824" calcext:value-type="float">
            <text:p>61.49893824</text:p>
          </table:table-cell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912]+1" office:value-type="float" office:value="92" calcext:value-type="float">
            <text:p>92</text:p>
          </table:table-cell>
          <table:table-cell table:formula="of:=[.B912]" office:value-type="float" office:value="9" calcext:value-type="float">
            <text:p>9</text:p>
          </table:table-cell>
          <table:table-cell office:value-type="float" office:value="202.48205568" calcext:value-type="float">
            <text:p>202.48205568</text:p>
          </table:table-cell>
          <table:table-cell office:value-type="float" office:value="41.938512" calcext:value-type="float">
            <text:p>41.938512</text:p>
          </table:table-cell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913]+1" office:value-type="float" office:value="92" calcext:value-type="float">
            <text:p>92</text:p>
          </table:table-cell>
          <table:table-cell table:formula="of:=[.B913]" office:value-type="float" office:value="10" calcext:value-type="float">
            <text:p>10</text:p>
          </table:table-cell>
          <table:table-cell office:value-type="float" office:value="166.38609664" calcext:value-type="float">
            <text:p>166.38609664</text:p>
          </table:table-cell>
          <table:table-cell office:value-type="float" office:value="41.7037584" calcext:value-type="float">
            <text:p>41.703758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914]+1" office:value-type="float" office:value="93" calcext:value-type="float">
            <text:p>93</text:p>
          </table:table-cell>
          <table:table-cell table:formula="of:=[.B914]" office:value-type="float" office:value="1" calcext:value-type="float">
            <text:p>1</text:p>
          </table:table-cell>
          <table:table-cell office:value-type="float" office:value="214.39761408" calcext:value-type="float">
            <text:p>214.39761408</text:p>
          </table:table-cell>
          <table:table-cell office:value-type="float" office:value="131.93677152" calcext:value-type="float">
            <text:p>131.93677152</text:p>
          </table:table-cell>
          <table:table-cell office:value-type="float" office:value="213" calcext:value-type="float">
            <text:p>213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915]+1" office:value-type="float" office:value="93" calcext:value-type="float">
            <text:p>93</text:p>
          </table:table-cell>
          <table:table-cell table:formula="of:=[.B915]" office:value-type="float" office:value="2" calcext:value-type="float">
            <text:p>2</text:p>
          </table:table-cell>
          <table:table-cell office:value-type="float" office:value="123.83659776" calcext:value-type="float">
            <text:p>123.83659776</text:p>
          </table:table-cell>
          <table:table-cell office:value-type="float" office:value="136.7189184" calcext:value-type="float">
            <text:p>136.7189184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916]+1" office:value-type="float" office:value="93" calcext:value-type="float">
            <text:p>93</text:p>
          </table:table-cell>
          <table:table-cell table:formula="of:=[.B916]" office:value-type="float" office:value="3" calcext:value-type="float">
            <text:p>3</text:p>
          </table:table-cell>
          <table:table-cell office:value-type="float" office:value="208.1414656" calcext:value-type="float">
            <text:p>208.1414656</text:p>
          </table:table-cell>
          <table:table-cell office:value-type="float" office:value="102.77934624" calcext:value-type="float">
            <text:p>102.77934624</text:p>
          </table:table-cell>
          <table:table-cell office:value-type="float" office:value="208" calcext:value-type="float">
            <text:p>208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917]+1" office:value-type="float" office:value="93" calcext:value-type="float">
            <text:p>93</text:p>
          </table:table-cell>
          <table:table-cell table:formula="of:=[.B917]" office:value-type="float" office:value="4" calcext:value-type="float">
            <text:p>4</text:p>
          </table:table-cell>
          <table:table-cell office:value-type="float" office:value="128.435816064" calcext:value-type="float">
            <text:p>128.435816064</text:p>
          </table:table-cell>
          <table:table-cell office:value-type="float" office:value="106.32468672" calcext:value-type="float">
            <text:p>106.32468672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918]+1" office:value-type="float" office:value="93" calcext:value-type="float">
            <text:p>93</text:p>
          </table:table-cell>
          <table:table-cell table:formula="of:=[.B918]" office:value-type="float" office:value="5" calcext:value-type="float">
            <text:p>5</text:p>
          </table:table-cell>
          <table:table-cell office:value-type="float" office:value="201.7634432" calcext:value-type="float">
            <text:p>201.7634432</text:p>
          </table:table-cell>
          <table:table-cell office:value-type="float" office:value="70.4829936" calcext:value-type="float">
            <text:p>70.4829936</text:p>
          </table:table-cell>
          <table:table-cell office:value-type="float" office:value="201" calcext:value-type="float">
            <text:p>20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919]+1" office:value-type="float" office:value="93" calcext:value-type="float">
            <text:p>93</text:p>
          </table:table-cell>
          <table:table-cell table:formula="of:=[.B919]" office:value-type="float" office:value="6" calcext:value-type="float">
            <text:p>6</text:p>
          </table:table-cell>
          <table:table-cell office:value-type="float" office:value="129.461456256" calcext:value-type="float">
            <text:p>129.461456256</text:p>
          </table:table-cell>
          <table:table-cell office:value-type="float" office:value="74.43524256" calcext:value-type="float">
            <text:p>74.43524256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920]+1" office:value-type="float" office:value="93" calcext:value-type="float">
            <text:p>93</text:p>
          </table:table-cell>
          <table:table-cell table:formula="of:=[.B920]" office:value-type="float" office:value="7" calcext:value-type="float">
            <text:p>7</text:p>
          </table:table-cell>
          <table:table-cell office:value-type="float" office:value="187.8805248" calcext:value-type="float">
            <text:p>187.8805248</text:p>
          </table:table-cell>
          <table:table-cell office:value-type="float" office:value="47.5658112" calcext:value-type="float">
            <text:p>47.5658112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921]+1" office:value-type="float" office:value="93" calcext:value-type="float">
            <text:p>93</text:p>
          </table:table-cell>
          <table:table-cell table:formula="of:=[.B921]" office:value-type="float" office:value="8" calcext:value-type="float">
            <text:p>8</text:p>
          </table:table-cell>
          <table:table-cell office:value-type="float" office:value="141.860647168" calcext:value-type="float">
            <text:p>141.860647168</text:p>
          </table:table-cell>
          <table:table-cell office:value-type="float" office:value="51.1627392" calcext:value-type="float">
            <text:p>51.16273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922]+1" office:value-type="float" office:value="93" calcext:value-type="float">
            <text:p>93</text:p>
          </table:table-cell>
          <table:table-cell table:formula="of:=[.B922]" office:value-type="float" office:value="9" calcext:value-type="float">
            <text:p>9</text:p>
          </table:table-cell>
          <table:table-cell office:value-type="float" office:value="180.73291776" calcext:value-type="float">
            <text:p>180.73291776</text:p>
          </table:table-cell>
          <table:table-cell office:value-type="float" office:value="26.1638784" calcext:value-type="float">
            <text:p>26.1638784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923]+1" office:value-type="float" office:value="93" calcext:value-type="float">
            <text:p>93</text:p>
          </table:table-cell>
          <table:table-cell table:formula="of:=[.B923]" office:value-type="float" office:value="10" calcext:value-type="float">
            <text:p>10</text:p>
          </table:table-cell>
          <table:table-cell office:value-type="float" office:value="143.37426816" calcext:value-type="float">
            <text:p>143.37426816</text:p>
          </table:table-cell>
          <table:table-cell office:value-type="float" office:value="29.36016672" calcext:value-type="float">
            <text:p>29.36016672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924]+1" office:value-type="float" office:value="94" calcext:value-type="float">
            <text:p>94</text:p>
          </table:table-cell>
          <table:table-cell table:formula="of:=[.B924]" office:value-type="float" office:value="1" calcext:value-type="float">
            <text:p>1</text:p>
          </table:table-cell>
          <table:table-cell office:value-type="float" office:value="228.65328256" calcext:value-type="float">
            <text:p>228.65328256</text:p>
          </table:table-cell>
          <table:table-cell office:value-type="float" office:value="145.93872672" calcext:value-type="float">
            <text:p>145.93872672</text:p>
          </table:table-cell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925]+1" office:value-type="float" office:value="94" calcext:value-type="float">
            <text:p>94</text:p>
          </table:table-cell>
          <table:table-cell table:formula="of:=[.B925]" office:value-type="float" office:value="2" calcext:value-type="float">
            <text:p>2</text:p>
          </table:table-cell>
          <table:table-cell office:value-type="float" office:value="141.49541184" calcext:value-type="float">
            <text:p>141.49541184</text:p>
          </table:table-cell>
          <table:table-cell office:value-type="float" office:value="141.17394432" calcext:value-type="float">
            <text:p>141.17394432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926]+1" office:value-type="float" office:value="94" calcext:value-type="float">
            <text:p>94</text:p>
          </table:table-cell>
          <table:table-cell table:formula="of:=[.B926]" office:value-type="float" office:value="3" calcext:value-type="float">
            <text:p>3</text:p>
          </table:table-cell>
          <table:table-cell office:value-type="float" office:value="226.3625984" calcext:value-type="float">
            <text:p>226.3625984</text:p>
          </table:table-cell>
          <table:table-cell office:value-type="float" office:value="116.38619232" calcext:value-type="float">
            <text:p>116.38619232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927]+1" office:value-type="float" office:value="94" calcext:value-type="float">
            <text:p>94</text:p>
          </table:table-cell>
          <table:table-cell table:formula="of:=[.B927]" office:value-type="float" office:value="4" calcext:value-type="float">
            <text:p>4</text:p>
          </table:table-cell>
          <table:table-cell office:value-type="float" office:value="147.33607808" calcext:value-type="float">
            <text:p>147.33607808</text:p>
          </table:table-cell>
          <table:table-cell office:value-type="float" office:value="111.8434896" calcext:value-type="float">
            <text:p>111.8434896</text:p>
          </table:table-cell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928]+1" office:value-type="float" office:value="94" calcext:value-type="float">
            <text:p>94</text:p>
          </table:table-cell>
          <table:table-cell table:formula="of:=[.B928]" office:value-type="float" office:value="5" calcext:value-type="float">
            <text:p>5</text:p>
          </table:table-cell>
          <table:table-cell office:value-type="float" office:value="222.8704128" calcext:value-type="float">
            <text:p>222.8704128</text:p>
          </table:table-cell>
          <table:table-cell office:value-type="float" office:value="85.67956608" calcext:value-type="float">
            <text:p>85.67956608</text:p>
          </table:table-cell>
          <table:table-cell office:value-type="float" office:value="223" calcext:value-type="float">
            <text:p>223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929]+1" office:value-type="float" office:value="94" calcext:value-type="float">
            <text:p>94</text:p>
          </table:table-cell>
          <table:table-cell table:formula="of:=[.B929]" office:value-type="float" office:value="6" calcext:value-type="float">
            <text:p>6</text:p>
          </table:table-cell>
          <table:table-cell office:value-type="float" office:value="151.68618368" calcext:value-type="float">
            <text:p>151.68618368</text:p>
          </table:table-cell>
          <table:table-cell office:value-type="float" office:value="82.93231104" calcext:value-type="float">
            <text:p>82.93231104</text:p>
          </table:table-cell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930]+1" office:value-type="float" office:value="94" calcext:value-type="float">
            <text:p>94</text:p>
          </table:table-cell>
          <table:table-cell table:formula="of:=[.B930]" office:value-type="float" office:value="7" calcext:value-type="float">
            <text:p>7</text:p>
          </table:table-cell>
          <table:table-cell office:value-type="float" office:value="210.2118272" calcext:value-type="float">
            <text:p>210.2118272</text:p>
          </table:table-cell>
          <table:table-cell office:value-type="float" office:value="62.07971808" calcext:value-type="float">
            <text:p>62.07971808</text:p>
          </table:table-cell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931]+1" office:value-type="float" office:value="94" calcext:value-type="float">
            <text:p>94</text:p>
          </table:table-cell>
          <table:table-cell table:formula="of:=[.B931]" office:value-type="float" office:value="8" calcext:value-type="float">
            <text:p>8</text:p>
          </table:table-cell>
          <table:table-cell office:value-type="float" office:value="167.28380544" calcext:value-type="float">
            <text:p>167.28380544</text:p>
          </table:table-cell>
          <table:table-cell office:value-type="float" office:value="61.283712" calcext:value-type="float">
            <text:p>61.28371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932]+1" office:value-type="float" office:value="94" calcext:value-type="float">
            <text:p>94</text:p>
          </table:table-cell>
          <table:table-cell table:formula="of:=[.B932]" office:value-type="float" office:value="9" calcext:value-type="float">
            <text:p>9</text:p>
          </table:table-cell>
          <table:table-cell office:value-type="float" office:value="204.694464" calcext:value-type="float">
            <text:p>204.694464</text:p>
          </table:table-cell>
          <table:table-cell office:value-type="float" office:value="41.43405504" calcext:value-type="float">
            <text:p>41.43405504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933]+1" office:value-type="float" office:value="94" calcext:value-type="float">
            <text:p>94</text:p>
          </table:table-cell>
          <table:table-cell table:formula="of:=[.B933]" office:value-type="float" office:value="10" calcext:value-type="float">
            <text:p>10</text:p>
          </table:table-cell>
          <table:table-cell office:value-type="float" office:value="170.89821952" calcext:value-type="float">
            <text:p>170.89821952</text:p>
          </table:table-cell>
          <table:table-cell office:value-type="float" office:value="40.643856" calcext:value-type="float">
            <text:p>40.643856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934]+1" office:value-type="float" office:value="95" calcext:value-type="float">
            <text:p>95</text:p>
          </table:table-cell>
          <table:table-cell table:formula="of:=[.B934]" office:value-type="float" office:value="1" calcext:value-type="float">
            <text:p>1</text:p>
          </table:table-cell>
          <table:table-cell office:value-type="float" office:value="207.4308608" calcext:value-type="float">
            <text:p>207.4308608</text:p>
          </table:table-cell>
          <table:table-cell office:value-type="float" office:value="135.102048" calcext:value-type="float">
            <text:p>135.102048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935]+1" office:value-type="float" office:value="95" calcext:value-type="float">
            <text:p>95</text:p>
          </table:table-cell>
          <table:table-cell table:formula="of:=[.B935]" office:value-type="float" office:value="2" calcext:value-type="float">
            <text:p>2</text:p>
          </table:table-cell>
          <table:table-cell office:value-type="float" office:value="119.8634272" calcext:value-type="float">
            <text:p>119.8634272</text:p>
          </table:table-cell>
          <table:table-cell office:value-type="float" office:value="137.6313888" calcext:value-type="float">
            <text:p>137.6313888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936]+1" office:value-type="float" office:value="95" calcext:value-type="float">
            <text:p>95</text:p>
          </table:table-cell>
          <table:table-cell table:formula="of:=[.B936]" office:value-type="float" office:value="3" calcext:value-type="float">
            <text:p>3</text:p>
          </table:table-cell>
          <table:table-cell office:value-type="float" office:value="202.35211904" calcext:value-type="float">
            <text:p>202.35211904</text:p>
          </table:table-cell>
          <table:table-cell office:value-type="float" office:value="106.94332704" calcext:value-type="float">
            <text:p>106.94332704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937]+1" office:value-type="float" office:value="95" calcext:value-type="float">
            <text:p>95</text:p>
          </table:table-cell>
          <table:table-cell table:formula="of:=[.B937]" office:value-type="float" office:value="4" calcext:value-type="float">
            <text:p>4</text:p>
          </table:table-cell>
          <table:table-cell office:value-type="float" office:value="123.7525312" calcext:value-type="float">
            <text:p>123.7525312</text:p>
          </table:table-cell>
          <table:table-cell office:value-type="float" office:value="109.35229536" calcext:value-type="float">
            <text:p>109.35229536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938]+1" office:value-type="float" office:value="95" calcext:value-type="float">
            <text:p>95</text:p>
          </table:table-cell>
          <table:table-cell table:formula="of:=[.B938]" office:value-type="float" office:value="5" calcext:value-type="float">
            <text:p>5</text:p>
          </table:table-cell>
          <table:table-cell office:value-type="float" office:value="197.3812032" calcext:value-type="float">
            <text:p>197.3812032</text:p>
          </table:table-cell>
          <table:table-cell office:value-type="float" office:value="75.40173504" calcext:value-type="float">
            <text:p>75.40173504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939]+1" office:value-type="float" office:value="95" calcext:value-type="float">
            <text:p>95</text:p>
          </table:table-cell>
          <table:table-cell table:formula="of:=[.B939]" office:value-type="float" office:value="6" calcext:value-type="float">
            <text:p>6</text:p>
          </table:table-cell>
          <table:table-cell office:value-type="float" office:value="126.506570496" calcext:value-type="float">
            <text:p>126.506570496</text:p>
          </table:table-cell>
          <table:table-cell office:value-type="float" office:value="76.93040064" calcext:value-type="float">
            <text:p>76.93040064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940]+1" office:value-type="float" office:value="95" calcext:value-type="float">
            <text:p>95</text:p>
          </table:table-cell>
          <table:table-cell table:formula="of:=[.B940]" office:value-type="float" office:value="7" calcext:value-type="float">
            <text:p>7</text:p>
          </table:table-cell>
          <table:table-cell office:value-type="float" office:value="183.87915776" calcext:value-type="float">
            <text:p>183.87915776</text:p>
          </table:table-cell>
          <table:table-cell office:value-type="float" office:value="52.29116832" calcext:value-type="float">
            <text:p>52.29116832</text:p>
          </table:table-cell>
          <table:table-cell office:value-type="float" office:value="181" calcext:value-type="float">
            <text:p>18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941]+1" office:value-type="float" office:value="95" calcext:value-type="float">
            <text:p>95</text:p>
          </table:table-cell>
          <table:table-cell table:formula="of:=[.B941]" office:value-type="float" office:value="8" calcext:value-type="float">
            <text:p>8</text:p>
          </table:table-cell>
          <table:table-cell office:value-type="float" office:value="139.27804288" calcext:value-type="float">
            <text:p>139.27804288</text:p>
          </table:table-cell>
          <table:table-cell office:value-type="float" office:value="54.39507264" calcext:value-type="float">
            <text:p>54.39507264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942]+1" office:value-type="float" office:value="95" calcext:value-type="float">
            <text:p>95</text:p>
          </table:table-cell>
          <table:table-cell table:formula="of:=[.B942]" office:value-type="float" office:value="9" calcext:value-type="float">
            <text:p>9</text:p>
          </table:table-cell>
          <table:table-cell office:value-type="float" office:value="177.5243456" calcext:value-type="float">
            <text:p>177.5243456</text:p>
          </table:table-cell>
          <table:table-cell office:value-type="float" office:value="31.00860768" calcext:value-type="float">
            <text:p>31.00860768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943]+1" office:value-type="float" office:value="95" calcext:value-type="float">
            <text:p>95</text:p>
          </table:table-cell>
          <table:table-cell table:formula="of:=[.B943]" office:value-type="float" office:value="10" calcext:value-type="float">
            <text:p>10</text:p>
          </table:table-cell>
          <table:table-cell office:value-type="float" office:value="140.1631168" calcext:value-type="float">
            <text:p>140.1631168</text:p>
          </table:table-cell>
          <table:table-cell office:value-type="float" office:value="32.9064384" calcext:value-type="float">
            <text:p>32.9064384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944]+1" office:value-type="float" office:value="96" calcext:value-type="float">
            <text:p>96</text:p>
          </table:table-cell>
          <table:table-cell table:formula="of:=[.B944]" office:value-type="float" office:value="1" calcext:value-type="float">
            <text:p>1</text:p>
          </table:table-cell>
          <table:table-cell office:value-type="float" office:value="229.43565312" calcext:value-type="float">
            <text:p>229.43565312</text:p>
          </table:table-cell>
          <table:table-cell office:value-type="float" office:value="133.43885376" calcext:value-type="float">
            <text:p>133.43885376</text:p>
          </table:table-cell>
          <table:table-cell office:value-type="float" office:value="231" calcext:value-type="float">
            <text:p>23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945]+1" office:value-type="float" office:value="96" calcext:value-type="float">
            <text:p>96</text:p>
          </table:table-cell>
          <table:table-cell table:formula="of:=[.B945]" office:value-type="float" office:value="2" calcext:value-type="float">
            <text:p>2</text:p>
          </table:table-cell>
          <table:table-cell office:value-type="float" office:value="139.2159488" calcext:value-type="float">
            <text:p>139.2159488</text:p>
          </table:table-cell>
          <table:table-cell office:value-type="float" office:value="137.39843232" calcext:value-type="float">
            <text:p>137.39843232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946]+1" office:value-type="float" office:value="96" calcext:value-type="float">
            <text:p>96</text:p>
          </table:table-cell>
          <table:table-cell table:formula="of:=[.B946]" office:value-type="float" office:value="3" calcext:value-type="float">
            <text:p>3</text:p>
          </table:table-cell>
          <table:table-cell office:value-type="float" office:value="222.45576448" calcext:value-type="float">
            <text:p>222.45576448</text:p>
          </table:table-cell>
          <table:table-cell office:value-type="float" office:value="103.81910304" calcext:value-type="float">
            <text:p>103.81910304</text:p>
          </table:table-cell>
          <table:table-cell office:value-type="float" office:value="224" calcext:value-type="float">
            <text:p>224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947]+1" office:value-type="float" office:value="96" calcext:value-type="float">
            <text:p>96</text:p>
          </table:table-cell>
          <table:table-cell table:formula="of:=[.B947]" office:value-type="float" office:value="4" calcext:value-type="float">
            <text:p>4</text:p>
          </table:table-cell>
          <table:table-cell office:value-type="float" office:value="142.9725952" calcext:value-type="float">
            <text:p>142.9725952</text:p>
          </table:table-cell>
          <table:table-cell office:value-type="float" office:value="107.04265632" calcext:value-type="float">
            <text:p>107.04265632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948]+1" office:value-type="float" office:value="96" calcext:value-type="float">
            <text:p>96</text:p>
          </table:table-cell>
          <table:table-cell table:formula="of:=[.B948]" office:value-type="float" office:value="5" calcext:value-type="float">
            <text:p>5</text:p>
          </table:table-cell>
          <table:table-cell office:value-type="float" office:value="216.18872832" calcext:value-type="float">
            <text:p>216.18872832</text:p>
          </table:table-cell>
          <table:table-cell office:value-type="float" office:value="72.88286592" calcext:value-type="float">
            <text:p>72.88286592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949]+1" office:value-type="float" office:value="96" calcext:value-type="float">
            <text:p>96</text:p>
          </table:table-cell>
          <table:table-cell table:formula="of:=[.B949]" office:value-type="float" office:value="6" calcext:value-type="float">
            <text:p>6</text:p>
          </table:table-cell>
          <table:table-cell office:value-type="float" office:value="145.24678784" calcext:value-type="float">
            <text:p>145.24678784</text:p>
          </table:table-cell>
          <table:table-cell office:value-type="float" office:value="76.33153152" calcext:value-type="float">
            <text:p>76.33153152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950]+1" office:value-type="float" office:value="96" calcext:value-type="float">
            <text:p>96</text:p>
          </table:table-cell>
          <table:table-cell table:formula="of:=[.B950]" office:value-type="float" office:value="7" calcext:value-type="float">
            <text:p>7</text:p>
          </table:table-cell>
          <table:table-cell office:value-type="float" office:value="201.625728" calcext:value-type="float">
            <text:p>201.625728</text:p>
          </table:table-cell>
          <table:table-cell office:value-type="float" office:value="50.71892736" calcext:value-type="float">
            <text:p>50.71892736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951]+1" office:value-type="float" office:value="96" calcext:value-type="float">
            <text:p>96</text:p>
          </table:table-cell>
          <table:table-cell table:formula="of:=[.B951]" office:value-type="float" office:value="8" calcext:value-type="float">
            <text:p>8</text:p>
          </table:table-cell>
          <table:table-cell office:value-type="float" office:value="156.99337344" calcext:value-type="float">
            <text:p>156.99337344</text:p>
          </table:table-cell>
          <table:table-cell office:value-type="float" office:value="53.74830144" calcext:value-type="float">
            <text:p>53.74830144</text:p>
          </table:table-cell>
          <table:table-cell office:value-type="float" office:value="156" calcext:value-type="float">
            <text:p>15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952]+1" office:value-type="float" office:value="96" calcext:value-type="float">
            <text:p>96</text:p>
          </table:table-cell>
          <table:table-cell table:formula="of:=[.B952]" office:value-type="float" office:value="9" calcext:value-type="float">
            <text:p>9</text:p>
          </table:table-cell>
          <table:table-cell office:value-type="float" office:value="194.1043456" calcext:value-type="float">
            <text:p>194.1043456</text:p>
          </table:table-cell>
          <table:table-cell office:value-type="float" office:value="29.0698464" calcext:value-type="float">
            <text:p>29.0698464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953]+1" office:value-type="float" office:value="96" calcext:value-type="float">
            <text:p>96</text:p>
          </table:table-cell>
          <table:table-cell table:formula="of:=[.B953]" office:value-type="float" office:value="10" calcext:value-type="float">
            <text:p>10</text:p>
          </table:table-cell>
          <table:table-cell office:value-type="float" office:value="158.1377216" calcext:value-type="float">
            <text:p>158.1377216</text:p>
          </table:table-cell>
          <table:table-cell office:value-type="float" office:value="31.70184" calcext:value-type="float">
            <text:p>31.70184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954]+1" office:value-type="float" office:value="97" calcext:value-type="float">
            <text:p>97</text:p>
          </table:table-cell>
          <table:table-cell table:formula="of:=[.B954]" office:value-type="float" office:value="1" calcext:value-type="float">
            <text:p>1</text:p>
          </table:table-cell>
          <table:table-cell office:value-type="float" office:value="222.0358912" calcext:value-type="float">
            <text:p>222.0358912</text:p>
          </table:table-cell>
          <table:table-cell office:value-type="float" office:value="136.2912096" calcext:value-type="float">
            <text:p>136.2912096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955]+1" office:value-type="float" office:value="97" calcext:value-type="float">
            <text:p>97</text:p>
          </table:table-cell>
          <table:table-cell table:formula="of:=[.B955]" office:value-type="float" office:value="2" calcext:value-type="float">
            <text:p>2</text:p>
          </table:table-cell>
          <table:table-cell office:value-type="float" office:value="130.630520064" calcext:value-type="float">
            <text:p>130.630520064</text:p>
          </table:table-cell>
          <table:table-cell office:value-type="float" office:value="134.87122848" calcext:value-type="float">
            <text:p>134.8712284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956]+1" office:value-type="float" office:value="97" calcext:value-type="float">
            <text:p>97</text:p>
          </table:table-cell>
          <table:table-cell table:formula="of:=[.B956]" office:value-type="float" office:value="3" calcext:value-type="float">
            <text:p>3</text:p>
          </table:table-cell>
          <table:table-cell office:value-type="float" office:value="218.2711552" calcext:value-type="float">
            <text:p>218.2711552</text:p>
          </table:table-cell>
          <table:table-cell office:value-type="float" office:value="105.61933632" calcext:value-type="float">
            <text:p>105.61933632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957]+1" office:value-type="float" office:value="97" calcext:value-type="float">
            <text:p>97</text:p>
          </table:table-cell>
          <table:table-cell table:formula="of:=[.B957]" office:value-type="float" office:value="4" calcext:value-type="float">
            <text:p>4</text:p>
          </table:table-cell>
          <table:table-cell office:value-type="float" office:value="136.57689472" calcext:value-type="float">
            <text:p>136.57689472</text:p>
          </table:table-cell>
          <table:table-cell office:value-type="float" office:value="104.47564512" calcext:value-type="float">
            <text:p>104.47564512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958]+1" office:value-type="float" office:value="97" calcext:value-type="float">
            <text:p>97</text:p>
          </table:table-cell>
          <table:table-cell table:formula="of:=[.B958]" office:value-type="float" office:value="5" calcext:value-type="float">
            <text:p>5</text:p>
          </table:table-cell>
          <table:table-cell office:value-type="float" office:value="214.56895488" calcext:value-type="float">
            <text:p>214.56895488</text:p>
          </table:table-cell>
          <table:table-cell office:value-type="float" office:value="74.22319488" calcext:value-type="float">
            <text:p>74.22319488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959]+1" office:value-type="float" office:value="97" calcext:value-type="float">
            <text:p>97</text:p>
          </table:table-cell>
          <table:table-cell table:formula="of:=[.B959]" office:value-type="float" office:value="6" calcext:value-type="float">
            <text:p>6</text:p>
          </table:table-cell>
          <table:table-cell office:value-type="float" office:value="140.760927232" calcext:value-type="float">
            <text:p>140.760927232</text:p>
          </table:table-cell>
          <table:table-cell office:value-type="float" office:value="72.80980704" calcext:value-type="float">
            <text:p>72.80980704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960]+1" office:value-type="float" office:value="97" calcext:value-type="float">
            <text:p>97</text:p>
          </table:table-cell>
          <table:table-cell table:formula="of:=[.B960]" office:value-type="float" office:value="7" calcext:value-type="float">
            <text:p>7</text:p>
          </table:table-cell>
          <table:table-cell office:value-type="float" office:value="201.49087488" calcext:value-type="float">
            <text:p>201.49087488</text:p>
          </table:table-cell>
          <table:table-cell office:value-type="float" office:value="49.9049472" calcext:value-type="float">
            <text:p>49.9049472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961]+1" office:value-type="float" office:value="97" calcext:value-type="float">
            <text:p>97</text:p>
          </table:table-cell>
          <table:table-cell table:formula="of:=[.B961]" office:value-type="float" office:value="8" calcext:value-type="float">
            <text:p>8</text:p>
          </table:table-cell>
          <table:table-cell office:value-type="float" office:value="154.61131264" calcext:value-type="float">
            <text:p>154.61131264</text:p>
          </table:table-cell>
          <table:table-cell office:value-type="float" office:value="49.7243904" calcext:value-type="float">
            <text:p>49.7243904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962]+1" office:value-type="float" office:value="97" calcext:value-type="float">
            <text:p>97</text:p>
          </table:table-cell>
          <table:table-cell table:formula="of:=[.B962]" office:value-type="float" office:value="9" calcext:value-type="float">
            <text:p>9</text:p>
          </table:table-cell>
          <table:table-cell office:value-type="float" office:value="196.5883008" calcext:value-type="float">
            <text:p>196.5883008</text:p>
          </table:table-cell>
          <table:table-cell office:value-type="float" office:value="27.72972096" calcext:value-type="float">
            <text:p>27.72972096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963]+1" office:value-type="float" office:value="97" calcext:value-type="float">
            <text:p>97</text:p>
          </table:table-cell>
          <table:table-cell table:formula="of:=[.B963]" office:value-type="float" office:value="10" calcext:value-type="float">
            <text:p>10</text:p>
          </table:table-cell>
          <table:table-cell office:value-type="float" office:value="159.04838528" calcext:value-type="float">
            <text:p>159.04838528</text:p>
          </table:table-cell>
          <table:table-cell office:value-type="float" office:value="28.3570464" calcext:value-type="float">
            <text:p>28.3570464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964]+1" office:value-type="float" office:value="98" calcext:value-type="float">
            <text:p>98</text:p>
          </table:table-cell>
          <table:table-cell table:formula="of:=[.B964]" office:value-type="float" office:value="1" calcext:value-type="float">
            <text:p>1</text:p>
          </table:table-cell>
          <table:table-cell office:value-type="float" office:value="228.2438528" calcext:value-type="float">
            <text:p>228.2438528</text:p>
          </table:table-cell>
          <table:table-cell office:value-type="float" office:value="146.96150784" calcext:value-type="float">
            <text:p>146.96150784</text:p>
          </table:table-cell>
          <table:table-cell office:value-type="float" office:value="231" calcext:value-type="float">
            <text:p>231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965]+1" office:value-type="float" office:value="98" calcext:value-type="float">
            <text:p>98</text:p>
          </table:table-cell>
          <table:table-cell table:formula="of:=[.B965]" office:value-type="float" office:value="2" calcext:value-type="float">
            <text:p>2</text:p>
          </table:table-cell>
          <table:table-cell office:value-type="float" office:value="145.775424" calcext:value-type="float">
            <text:p>145.775424</text:p>
          </table:table-cell>
          <table:table-cell office:value-type="float" office:value="151.1352096" calcext:value-type="float">
            <text:p>151.1352096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966]+1" office:value-type="float" office:value="98" calcext:value-type="float">
            <text:p>98</text:p>
          </table:table-cell>
          <table:table-cell table:formula="of:=[.B966]" office:value-type="float" office:value="3" calcext:value-type="float">
            <text:p>3</text:p>
          </table:table-cell>
          <table:table-cell office:value-type="float" office:value="223.46235648" calcext:value-type="float">
            <text:p>223.46235648</text:p>
          </table:table-cell>
          <table:table-cell office:value-type="float" office:value="119.24088192" calcext:value-type="float">
            <text:p>119.24088192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967]+1" office:value-type="float" office:value="98" calcext:value-type="float">
            <text:p>98</text:p>
          </table:table-cell>
          <table:table-cell table:formula="of:=[.B967]" office:value-type="float" office:value="4" calcext:value-type="float">
            <text:p>4</text:p>
          </table:table-cell>
          <table:table-cell office:value-type="float" office:value="147.51183744" calcext:value-type="float">
            <text:p>147.51183744</text:p>
          </table:table-cell>
          <table:table-cell office:value-type="float" office:value="121.8443328" calcext:value-type="float">
            <text:p>121.8443328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968]+1" office:value-type="float" office:value="98" calcext:value-type="float">
            <text:p>98</text:p>
          </table:table-cell>
          <table:table-cell table:formula="of:=[.B968]" office:value-type="float" office:value="5" calcext:value-type="float">
            <text:p>5</text:p>
          </table:table-cell>
          <table:table-cell office:value-type="float" office:value="217.9905408" calcext:value-type="float">
            <text:p>217.9905408</text:p>
          </table:table-cell>
          <table:table-cell office:value-type="float" office:value="90.058994304" calcext:value-type="float">
            <text:p>90.058994304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969]+1" office:value-type="float" office:value="98" calcext:value-type="float">
            <text:p>98</text:p>
          </table:table-cell>
          <table:table-cell table:formula="of:=[.B969]" office:value-type="float" office:value="6" calcext:value-type="float">
            <text:p>6</text:p>
          </table:table-cell>
          <table:table-cell office:value-type="float" office:value="149.00946432" calcext:value-type="float">
            <text:p>149.00946432</text:p>
          </table:table-cell>
          <table:table-cell office:value-type="float" office:value="93.144924576" calcext:value-type="float">
            <text:p>93.144924576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970]+1" office:value-type="float" office:value="98" calcext:value-type="float">
            <text:p>98</text:p>
          </table:table-cell>
          <table:table-cell table:formula="of:=[.B970]" office:value-type="float" office:value="7" calcext:value-type="float">
            <text:p>7</text:p>
          </table:table-cell>
          <table:table-cell office:value-type="float" office:value="204.16364288" calcext:value-type="float">
            <text:p>204.16364288</text:p>
          </table:table-cell>
          <table:table-cell office:value-type="float" office:value="68.77184448" calcext:value-type="float">
            <text:p>68.77184448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971]+1" office:value-type="float" office:value="98" calcext:value-type="float">
            <text:p>98</text:p>
          </table:table-cell>
          <table:table-cell table:formula="of:=[.B971]" office:value-type="float" office:value="8" calcext:value-type="float">
            <text:p>8</text:p>
          </table:table-cell>
          <table:table-cell office:value-type="float" office:value="160.63218688" calcext:value-type="float">
            <text:p>160.63218688</text:p>
          </table:table-cell>
          <table:table-cell office:value-type="float" office:value="72.43974528" calcext:value-type="float">
            <text:p>72.43974528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972]+1" office:value-type="float" office:value="98" calcext:value-type="float">
            <text:p>98</text:p>
          </table:table-cell>
          <table:table-cell table:formula="of:=[.B972]" office:value-type="float" office:value="9" calcext:value-type="float">
            <text:p>9</text:p>
          </table:table-cell>
          <table:table-cell office:value-type="float" office:value="198.27821312" calcext:value-type="float">
            <text:p>198.27821312</text:p>
          </table:table-cell>
          <table:table-cell office:value-type="float" office:value="50.805072" calcext:value-type="float">
            <text:p>50.805072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973]+1" office:value-type="float" office:value="98" calcext:value-type="float">
            <text:p>98</text:p>
          </table:table-cell>
          <table:table-cell table:formula="of:=[.B973]" office:value-type="float" office:value="10" calcext:value-type="float">
            <text:p>10</text:p>
          </table:table-cell>
          <table:table-cell office:value-type="float" office:value="162.67628416" calcext:value-type="float">
            <text:p>162.67628416</text:p>
          </table:table-cell>
          <table:table-cell office:value-type="float" office:value="51.88542048" calcext:value-type="float">
            <text:p>51.88542048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974]+1" office:value-type="float" office:value="99" calcext:value-type="float">
            <text:p>99</text:p>
          </table:table-cell>
          <table:table-cell table:formula="of:=[.B974]" office:value-type="float" office:value="1" calcext:value-type="float">
            <text:p>1</text:p>
          </table:table-cell>
          <table:table-cell office:value-type="float" office:value="227.185792" calcext:value-type="float">
            <text:p>227.185792</text:p>
          </table:table-cell>
          <table:table-cell office:value-type="float" office:value="128.28216384" calcext:value-type="float">
            <text:p>128.28216384</text:p>
          </table:table-cell>
          <table:table-cell office:value-type="float" office:value="229" calcext:value-type="float">
            <text:p>229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975]+1" office:value-type="float" office:value="99" calcext:value-type="float">
            <text:p>99</text:p>
          </table:table-cell>
          <table:table-cell table:formula="of:=[.B975]" office:value-type="float" office:value="2" calcext:value-type="float">
            <text:p>2</text:p>
          </table:table-cell>
          <table:table-cell office:value-type="float" office:value="130.794798592" calcext:value-type="float">
            <text:p>130.794798592</text:p>
          </table:table-cell>
          <table:table-cell office:value-type="float" office:value="124.5364032" calcext:value-type="float">
            <text:p>124.5364032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976]+1" office:value-type="float" office:value="99" calcext:value-type="float">
            <text:p>99</text:p>
          </table:table-cell>
          <table:table-cell table:formula="of:=[.B976]" office:value-type="float" office:value="3" calcext:value-type="float">
            <text:p>3</text:p>
          </table:table-cell>
          <table:table-cell office:value-type="float" office:value="222.9199488" calcext:value-type="float">
            <text:p>222.9199488</text:p>
          </table:table-cell>
          <table:table-cell office:value-type="float" office:value="96.633340704" calcext:value-type="float">
            <text:p>96.633340704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977]+1" office:value-type="float" office:value="99" calcext:value-type="float">
            <text:p>99</text:p>
          </table:table-cell>
          <table:table-cell table:formula="of:=[.B977]" office:value-type="float" office:value="4" calcext:value-type="float">
            <text:p>4</text:p>
          </table:table-cell>
          <table:table-cell office:value-type="float" office:value="137.65940096" calcext:value-type="float">
            <text:p>137.65940096</text:p>
          </table:table-cell>
          <table:table-cell office:value-type="float" office:value="93.3740544" calcext:value-type="float">
            <text:p>93.3740544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978]+1" office:value-type="float" office:value="99" calcext:value-type="float">
            <text:p>99</text:p>
          </table:table-cell>
          <table:table-cell table:formula="of:=[.B978]" office:value-type="float" office:value="5" calcext:value-type="float">
            <text:p>5</text:p>
          </table:table-cell>
          <table:table-cell office:value-type="float" office:value="219.73015552" calcext:value-type="float">
            <text:p>219.73015552</text:p>
          </table:table-cell>
          <table:table-cell office:value-type="float" office:value="62.90357184" calcext:value-type="float">
            <text:p>62.90357184</text:p>
          </table:table-cell>
          <table:table-cell office:value-type="float" office:value="224" calcext:value-type="float">
            <text:p>22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979]+1" office:value-type="float" office:value="99" calcext:value-type="float">
            <text:p>99</text:p>
          </table:table-cell>
          <table:table-cell table:formula="of:=[.B979]" office:value-type="float" office:value="6" calcext:value-type="float">
            <text:p>6</text:p>
          </table:table-cell>
          <table:table-cell office:value-type="float" office:value="141.927117312" calcext:value-type="float">
            <text:p>141.927117312</text:p>
          </table:table-cell>
          <table:table-cell office:value-type="float" office:value="60.1085472" calcext:value-type="float">
            <text:p>60.1085472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980]+1" office:value-type="float" office:value="99" calcext:value-type="float">
            <text:p>99</text:p>
          </table:table-cell>
          <table:table-cell table:formula="of:=[.B980]" office:value-type="float" office:value="7" calcext:value-type="float">
            <text:p>7</text:p>
          </table:table-cell>
          <table:table-cell office:value-type="float" office:value="206.981696" calcext:value-type="float">
            <text:p>206.981696</text:p>
          </table:table-cell>
          <table:table-cell office:value-type="float" office:value="35.6769696" calcext:value-type="float">
            <text:p>35.6769696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981]+1" office:value-type="float" office:value="99" calcext:value-type="float">
            <text:p>99</text:p>
          </table:table-cell>
          <table:table-cell table:formula="of:=[.B981]" office:value-type="float" office:value="8" calcext:value-type="float">
            <text:p>8</text:p>
          </table:table-cell>
          <table:table-cell office:value-type="float" office:value="156.72051584" calcext:value-type="float">
            <text:p>156.72051584</text:p>
          </table:table-cell>
          <table:table-cell office:value-type="float" office:value="35.72064" calcext:value-type="float">
            <text:p>35.72064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982]+1" office:value-type="float" office:value="99" calcext:value-type="float">
            <text:p>99</text:p>
          </table:table-cell>
          <table:table-cell table:formula="of:=[.B982]" office:value-type="float" office:value="9" calcext:value-type="float">
            <text:p>9</text:p>
          </table:table-cell>
          <table:table-cell office:value-type="float" office:value="200.8206336" calcext:value-type="float">
            <text:p>200.8206336</text:p>
          </table:table-cell>
          <table:table-cell office:value-type="float" office:value="12.840288" calcext:value-type="float">
            <text:p>12.840288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83]+1" office:value-type="float" office:value="99" calcext:value-type="float">
            <text:p>99</text:p>
          </table:table-cell>
          <table:table-cell table:formula="of:=[.B983]" office:value-type="float" office:value="10" calcext:value-type="float">
            <text:p>10</text:p>
          </table:table-cell>
          <table:table-cell office:value-type="float" office:value="161.96242944" calcext:value-type="float">
            <text:p>161.96242944</text:p>
          </table:table-cell>
          <table:table-cell office:value-type="float" office:value="12.68971872" calcext:value-type="float">
            <text:p>12.68971872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984]+1" office:value-type="float" office:value="100" calcext:value-type="float">
            <text:p>100</text:p>
          </table:table-cell>
          <table:table-cell table:formula="of:=[.B984]" office:value-type="float" office:value="1" calcext:value-type="float">
            <text:p>1</text:p>
          </table:table-cell>
          <table:table-cell office:value-type="float" office:value="210.748288" calcext:value-type="float">
            <text:p>210.748288</text:p>
          </table:table-cell>
          <table:table-cell office:value-type="float" office:value="141.1556256" calcext:value-type="float">
            <text:p>141.1556256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985]+1" office:value-type="float" office:value="100" calcext:value-type="float">
            <text:p>100</text:p>
          </table:table-cell>
          <table:table-cell table:formula="of:=[.B985]" office:value-type="float" office:value="2" calcext:value-type="float">
            <text:p>2</text:p>
          </table:table-cell>
          <table:table-cell office:value-type="float" office:value="119.742593792" calcext:value-type="float">
            <text:p>119.742593792</text:p>
          </table:table-cell>
          <table:table-cell office:value-type="float" office:value="140.1609888" calcext:value-type="float">
            <text:p>140.1609888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986]+1" office:value-type="float" office:value="100" calcext:value-type="float">
            <text:p>100</text:p>
          </table:table-cell>
          <table:table-cell table:formula="of:=[.B986]" office:value-type="float" office:value="3" calcext:value-type="float">
            <text:p>3</text:p>
          </table:table-cell>
          <table:table-cell office:value-type="float" office:value="205.5951872" calcext:value-type="float">
            <text:p>205.5951872</text:p>
          </table:table-cell>
          <table:table-cell office:value-type="float" office:value="111.52450176" calcext:value-type="float">
            <text:p>111.52450176</text:p>
          </table:table-cell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987]+1" office:value-type="float" office:value="100" calcext:value-type="float">
            <text:p>100</text:p>
          </table:table-cell>
          <table:table-cell table:formula="of:=[.B987]" office:value-type="float" office:value="4" calcext:value-type="float">
            <text:p>4</text:p>
          </table:table-cell>
          <table:table-cell office:value-type="float" office:value="126.080287232" calcext:value-type="float">
            <text:p>126.080287232</text:p>
          </table:table-cell>
          <table:table-cell office:value-type="float" office:value="110.55489216" calcext:value-type="float">
            <text:p>110.55489216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988]+1" office:value-type="float" office:value="100" calcext:value-type="float">
            <text:p>100</text:p>
          </table:table-cell>
          <table:table-cell table:formula="of:=[.B988]" office:value-type="float" office:value="5" calcext:value-type="float">
            <text:p>5</text:p>
          </table:table-cell>
          <table:table-cell office:value-type="float" office:value="201.0398208" calcext:value-type="float">
            <text:p>201.0398208</text:p>
          </table:table-cell>
          <table:table-cell office:value-type="float" office:value="82.68631296" calcext:value-type="float">
            <text:p>82.68631296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989]+1" office:value-type="float" office:value="100" calcext:value-type="float">
            <text:p>100</text:p>
          </table:table-cell>
          <table:table-cell table:formula="of:=[.B989]" office:value-type="float" office:value="6" calcext:value-type="float">
            <text:p>6</text:p>
          </table:table-cell>
          <table:table-cell office:value-type="float" office:value="129.925744512" calcext:value-type="float">
            <text:p>129.925744512</text:p>
          </table:table-cell>
          <table:table-cell office:value-type="float" office:value="80.39566752" calcext:value-type="float">
            <text:p>80.39566752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990]+1" office:value-type="float" office:value="100" calcext:value-type="float">
            <text:p>100</text:p>
          </table:table-cell>
          <table:table-cell table:formula="of:=[.B990]" office:value-type="float" office:value="7" calcext:value-type="float">
            <text:p>7</text:p>
          </table:table-cell>
          <table:table-cell office:value-type="float" office:value="186.8419968" calcext:value-type="float">
            <text:p>186.8419968</text:p>
          </table:table-cell>
          <table:table-cell office:value-type="float" office:value="59.89788768" calcext:value-type="float">
            <text:p>59.89788768</text:p>
          </table:table-cell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991]+1" office:value-type="float" office:value="100" calcext:value-type="float">
            <text:p>100</text:p>
          </table:table-cell>
          <table:table-cell table:formula="of:=[.B991]" office:value-type="float" office:value="8" calcext:value-type="float">
            <text:p>8</text:p>
          </table:table-cell>
          <table:table-cell office:value-type="float" office:value="142.94099072" calcext:value-type="float">
            <text:p>142.94099072</text:p>
          </table:table-cell>
          <table:table-cell office:value-type="float" office:value="59.6983008" calcext:value-type="float">
            <text:p>59.6983008</text:p>
          </table:table-cell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992]+1" office:value-type="float" office:value="100" calcext:value-type="float">
            <text:p>100</text:p>
          </table:table-cell>
          <table:table-cell table:formula="of:=[.B992]" office:value-type="float" office:value="9" calcext:value-type="float">
            <text:p>9</text:p>
          </table:table-cell>
          <table:table-cell office:value-type="float" office:value="181.69185664" calcext:value-type="float">
            <text:p>181.69185664</text:p>
          </table:table-cell>
          <table:table-cell office:value-type="float" office:value="39.26051904" calcext:value-type="float">
            <text:p>39.26051904</text:p>
          </table:table-cell>
          <table:table-cell office:value-type="float" office:value="182" calcext:value-type="float">
            <text:p>18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993]+1" office:value-type="float" office:value="100" calcext:value-type="float">
            <text:p>100</text:p>
          </table:table-cell>
          <table:table-cell table:formula="of:=[.B993]" office:value-type="float" office:value="10" calcext:value-type="float">
            <text:p>10</text:p>
          </table:table-cell>
          <table:table-cell office:value-type="float" office:value="146.28390656" calcext:value-type="float">
            <text:p>146.28390656</text:p>
          </table:table-cell>
          <table:table-cell office:value-type="float" office:value="40.32056256" calcext:value-type="float">
            <text:p>40.32056256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994]+1" office:value-type="float" office:value="101" calcext:value-type="float">
            <text:p>101</text:p>
          </table:table-cell>
          <table:table-cell table:formula="of:=[.B994]" office:value-type="float" office:value="1" calcext:value-type="float">
            <text:p>1</text:p>
          </table:table-cell>
          <table:table-cell office:value-type="float" office:value="217.37458816" calcext:value-type="float">
            <text:p>217.37458816</text:p>
          </table:table-cell>
          <table:table-cell office:value-type="float" office:value="141.73009344" calcext:value-type="float">
            <text:p>141.73009344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995]+1" office:value-type="float" office:value="101" calcext:value-type="float">
            <text:p>101</text:p>
          </table:table-cell>
          <table:table-cell table:formula="of:=[.B995]" office:value-type="float" office:value="2" calcext:value-type="float">
            <text:p>2</text:p>
          </table:table-cell>
          <table:table-cell office:value-type="float" office:value="126.613140224" calcext:value-type="float">
            <text:p>126.613140224</text:p>
          </table:table-cell>
          <table:table-cell office:value-type="float" office:value="137.36969664" calcext:value-type="float">
            <text:p>137.36969664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996]+1" office:value-type="float" office:value="101" calcext:value-type="float">
            <text:p>101</text:p>
          </table:table-cell>
          <table:table-cell table:formula="of:=[.B996]" office:value-type="float" office:value="3" calcext:value-type="float">
            <text:p>3</text:p>
          </table:table-cell>
          <table:table-cell office:value-type="float" office:value="214.7319168" calcext:value-type="float">
            <text:p>214.7319168</text:p>
          </table:table-cell>
          <table:table-cell office:value-type="float" office:value="111.53652576" calcext:value-type="float">
            <text:p>111.53652576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997]+1" office:value-type="float" office:value="101" calcext:value-type="float">
            <text:p>101</text:p>
          </table:table-cell>
          <table:table-cell table:formula="of:=[.B997]" office:value-type="float" office:value="4" calcext:value-type="float">
            <text:p>4</text:p>
          </table:table-cell>
          <table:table-cell office:value-type="float" office:value="133.643759744" calcext:value-type="float">
            <text:p>133.643759744</text:p>
          </table:table-cell>
          <table:table-cell office:value-type="float" office:value="107.343225024" calcext:value-type="float">
            <text:p>107.343225024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998]+1" office:value-type="float" office:value="101" calcext:value-type="float">
            <text:p>101</text:p>
          </table:table-cell>
          <table:table-cell table:formula="of:=[.B998]" office:value-type="float" office:value="5" calcext:value-type="float">
            <text:p>5</text:p>
          </table:table-cell>
          <table:table-cell office:value-type="float" office:value="211.6411136" calcext:value-type="float">
            <text:p>211.6411136</text:p>
          </table:table-cell>
          <table:table-cell office:value-type="float" office:value="79.477896" calcext:value-type="float">
            <text:p>79.477896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999]+1" office:value-type="float" office:value="101" calcext:value-type="float">
            <text:p>101</text:p>
          </table:table-cell>
          <table:table-cell table:formula="of:=[.B999]" office:value-type="float" office:value="6" calcext:value-type="float">
            <text:p>6</text:p>
          </table:table-cell>
          <table:table-cell office:value-type="float" office:value="139.9454912" calcext:value-type="float">
            <text:p>139.9454912</text:p>
          </table:table-cell>
          <table:table-cell office:value-type="float" office:value="75.88649952" calcext:value-type="float">
            <text:p>75.88649952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000]+1" office:value-type="float" office:value="101" calcext:value-type="float">
            <text:p>101</text:p>
          </table:table-cell>
          <table:table-cell table:formula="of:=[.B1000]" office:value-type="float" office:value="7" calcext:value-type="float">
            <text:p>7</text:p>
          </table:table-cell>
          <table:table-cell office:value-type="float" office:value="199.55416832" calcext:value-type="float">
            <text:p>199.55416832</text:p>
          </table:table-cell>
          <table:table-cell office:value-type="float" office:value="55.20050208" calcext:value-type="float">
            <text:p>55.20050208</text:p>
          </table:table-cell>
          <table:table-cell office:value-type="float" office:value="201" calcext:value-type="float">
            <text:p>20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001]+1" office:value-type="float" office:value="101" calcext:value-type="float">
            <text:p>101</text:p>
          </table:table-cell>
          <table:table-cell table:formula="of:=[.B1001]" office:value-type="float" office:value="8" calcext:value-type="float">
            <text:p>8</text:p>
          </table:table-cell>
          <table:table-cell office:value-type="float" office:value="153.80187776" calcext:value-type="float">
            <text:p>153.80187776</text:p>
          </table:table-cell>
          <table:table-cell office:value-type="float" office:value="54.14343744" calcext:value-type="float">
            <text:p>54.14343744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002]+1" office:value-type="float" office:value="101" calcext:value-type="float">
            <text:p>101</text:p>
          </table:table-cell>
          <table:table-cell table:formula="of:=[.B1002]" office:value-type="float" office:value="9" calcext:value-type="float">
            <text:p>9</text:p>
          </table:table-cell>
          <table:table-cell office:value-type="float" office:value="195.0195456" calcext:value-type="float">
            <text:p>195.0195456</text:p>
          </table:table-cell>
          <table:table-cell office:value-type="float" office:value="33.68486016" calcext:value-type="float">
            <text:p>33.68486016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003]+1" office:value-type="float" office:value="101" calcext:value-type="float">
            <text:p>101</text:p>
          </table:table-cell>
          <table:table-cell table:formula="of:=[.B1003]" office:value-type="float" office:value="10" calcext:value-type="float">
            <text:p>10</text:p>
          </table:table-cell>
          <table:table-cell office:value-type="float" office:value="158.82014848" calcext:value-type="float">
            <text:p>158.82014848</text:p>
          </table:table-cell>
          <table:table-cell office:value-type="float" office:value="32.7527424" calcext:value-type="float">
            <text:p>32.7527424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004]+1" office:value-type="float" office:value="102" calcext:value-type="float">
            <text:p>102</text:p>
          </table:table-cell>
          <table:table-cell table:formula="of:=[.B1004]" office:value-type="float" office:value="1" calcext:value-type="float">
            <text:p>1</text:p>
          </table:table-cell>
          <table:table-cell office:value-type="float" office:value="224.2401408" calcext:value-type="float">
            <text:p>224.2401408</text:p>
          </table:table-cell>
          <table:table-cell office:value-type="float" office:value="124.9138368" calcext:value-type="float">
            <text:p>124.9138368</text:p>
          </table:table-cell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005]+1" office:value-type="float" office:value="102" calcext:value-type="float">
            <text:p>102</text:p>
          </table:table-cell>
          <table:table-cell table:formula="of:=[.B1005]" office:value-type="float" office:value="2" calcext:value-type="float">
            <text:p>2</text:p>
          </table:table-cell>
          <table:table-cell office:value-type="float" office:value="134.62779712" calcext:value-type="float">
            <text:p>134.62779712</text:p>
          </table:table-cell>
          <table:table-cell office:value-type="float" office:value="121.7525568" calcext:value-type="float">
            <text:p>121.7525568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1006]+1" office:value-type="float" office:value="102" calcext:value-type="float">
            <text:p>102</text:p>
          </table:table-cell>
          <table:table-cell table:formula="of:=[.B1006]" office:value-type="float" office:value="3" calcext:value-type="float">
            <text:p>3</text:p>
          </table:table-cell>
          <table:table-cell office:value-type="float" office:value="220.3196544" calcext:value-type="float">
            <text:p>220.3196544</text:p>
          </table:table-cell>
          <table:table-cell office:value-type="float" office:value="94.848228" calcext:value-type="float">
            <text:p>94.848228</text:p>
          </table:table-cell>
          <table:table-cell office:value-type="float" office:value="222" calcext:value-type="float">
            <text:p>22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007]+1" office:value-type="float" office:value="102" calcext:value-type="float">
            <text:p>102</text:p>
          </table:table-cell>
          <table:table-cell table:formula="of:=[.B1007]" office:value-type="float" office:value="4" calcext:value-type="float">
            <text:p>4</text:p>
          </table:table-cell>
          <table:table-cell office:value-type="float" office:value="140.01602944" calcext:value-type="float">
            <text:p>140.01602944</text:p>
          </table:table-cell>
          <table:table-cell office:value-type="float" office:value="92.185416384" calcext:value-type="float">
            <text:p>92.185416384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1008]+1" office:value-type="float" office:value="102" calcext:value-type="float">
            <text:p>102</text:p>
          </table:table-cell>
          <table:table-cell table:formula="of:=[.B1008]" office:value-type="float" office:value="5" calcext:value-type="float">
            <text:p>5</text:p>
          </table:table-cell>
          <table:table-cell office:value-type="float" office:value="218.3342208" calcext:value-type="float">
            <text:p>218.3342208</text:p>
          </table:table-cell>
          <table:table-cell office:value-type="float" office:value="65.32555968" calcext:value-type="float">
            <text:p>65.32555968</text:p>
          </table:table-cell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1009]+1" office:value-type="float" office:value="102" calcext:value-type="float">
            <text:p>102</text:p>
          </table:table-cell>
          <table:table-cell table:formula="of:=[.B1009]" office:value-type="float" office:value="6" calcext:value-type="float">
            <text:p>6</text:p>
          </table:table-cell>
          <table:table-cell office:value-type="float" office:value="144.86708096" calcext:value-type="float">
            <text:p>144.86708096</text:p>
          </table:table-cell>
          <table:table-cell office:value-type="float" office:value="62.13588768" calcext:value-type="float">
            <text:p>62.13588768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010]+1" office:value-type="float" office:value="102" calcext:value-type="float">
            <text:p>102</text:p>
          </table:table-cell>
          <table:table-cell table:formula="of:=[.B1010]" office:value-type="float" office:value="7" calcext:value-type="float">
            <text:p>7</text:p>
          </table:table-cell>
          <table:table-cell office:value-type="float" office:value="205.12992896" calcext:value-type="float">
            <text:p>205.12992896</text:p>
          </table:table-cell>
          <table:table-cell office:value-type="float" office:value="40.5519264" calcext:value-type="float">
            <text:p>40.5519264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011]+1" office:value-type="float" office:value="102" calcext:value-type="float">
            <text:p>102</text:p>
          </table:table-cell>
          <table:table-cell table:formula="of:=[.B1011]" office:value-type="float" office:value="8" calcext:value-type="float">
            <text:p>8</text:p>
          </table:table-cell>
          <table:table-cell office:value-type="float" office:value="158.57998848" calcext:value-type="float">
            <text:p>158.57998848</text:p>
          </table:table-cell>
          <table:table-cell office:value-type="float" office:value="39.85668192" calcext:value-type="float">
            <text:p>39.85668192</text:p>
          </table:table-cell>
          <table:table-cell office:value-type="float" office:value="159" calcext:value-type="float">
            <text:p>15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012]+1" office:value-type="float" office:value="102" calcext:value-type="float">
            <text:p>102</text:p>
          </table:table-cell>
          <table:table-cell table:formula="of:=[.B1012]" office:value-type="float" office:value="9" calcext:value-type="float">
            <text:p>9</text:p>
          </table:table-cell>
          <table:table-cell office:value-type="float" office:value="200.96096" calcext:value-type="float">
            <text:p>200.96096</text:p>
          </table:table-cell>
          <table:table-cell office:value-type="float" office:value="20.1936288" calcext:value-type="float">
            <text:p>20.1936288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1013]+1" office:value-type="float" office:value="102" calcext:value-type="float">
            <text:p>102</text:p>
          </table:table-cell>
          <table:table-cell table:formula="of:=[.B1013]" office:value-type="float" office:value="10" calcext:value-type="float">
            <text:p>10</text:p>
          </table:table-cell>
          <table:table-cell office:value-type="float" office:value="163.43133952" calcext:value-type="float">
            <text:p>163.43133952</text:p>
          </table:table-cell>
          <table:table-cell office:value-type="float" office:value="19.9112448" calcext:value-type="float">
            <text:p>19.9112448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014]+1" office:value-type="float" office:value="103" calcext:value-type="float">
            <text:p>103</text:p>
          </table:table-cell>
          <table:table-cell table:formula="of:=[.B1014]" office:value-type="float" office:value="1" calcext:value-type="float">
            <text:p>1</text:p>
          </table:table-cell>
          <table:table-cell office:value-type="float" office:value="209.2304384" calcext:value-type="float">
            <text:p>209.2304384</text:p>
          </table:table-cell>
          <table:table-cell office:value-type="float" office:value="132.9966432" calcext:value-type="float">
            <text:p>132.9966432</text:p>
          </table:table-cell>
          <table:table-cell office:value-type="float" office:value="209" calcext:value-type="float">
            <text:p>20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015]+1" office:value-type="float" office:value="103" calcext:value-type="float">
            <text:p>103</text:p>
          </table:table-cell>
          <table:table-cell table:formula="of:=[.B1015]" office:value-type="float" office:value="2" calcext:value-type="float">
            <text:p>2</text:p>
          </table:table-cell>
          <table:table-cell office:value-type="float" office:value="119.66292608" calcext:value-type="float">
            <text:p>119.66292608</text:p>
          </table:table-cell>
          <table:table-cell office:value-type="float" office:value="130.02978528" calcext:value-type="float">
            <text:p>130.02978528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1016]+1" office:value-type="float" office:value="103" calcext:value-type="float">
            <text:p>103</text:p>
          </table:table-cell>
          <table:table-cell table:formula="of:=[.B1016]" office:value-type="float" office:value="3" calcext:value-type="float">
            <text:p>3</text:p>
          </table:table-cell>
          <table:table-cell office:value-type="float" office:value="205.8781312" calcext:value-type="float">
            <text:p>205.8781312</text:p>
          </table:table-cell>
          <table:table-cell office:value-type="float" office:value="103.0045728" calcext:value-type="float">
            <text:p>103.0045728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017]+1" office:value-type="float" office:value="103" calcext:value-type="float">
            <text:p>103</text:p>
          </table:table-cell>
          <table:table-cell table:formula="of:=[.B1017]" office:value-type="float" office:value="4" calcext:value-type="float">
            <text:p>4</text:p>
          </table:table-cell>
          <table:table-cell office:value-type="float" office:value="125.834765696" calcext:value-type="float">
            <text:p>125.834765696</text:p>
          </table:table-cell>
          <table:table-cell office:value-type="float" office:value="100.43622144" calcext:value-type="float">
            <text:p>100.43622144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018]+1" office:value-type="float" office:value="103" calcext:value-type="float">
            <text:p>103</text:p>
          </table:table-cell>
          <table:table-cell table:formula="of:=[.B1018]" office:value-type="float" office:value="5" calcext:value-type="float">
            <text:p>5</text:p>
          </table:table-cell>
          <table:table-cell office:value-type="float" office:value="203.49559808" calcext:value-type="float">
            <text:p>203.49559808</text:p>
          </table:table-cell>
          <table:table-cell office:value-type="float" office:value="73.127232" calcext:value-type="float">
            <text:p>73.127232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019]+1" office:value-type="float" office:value="103" calcext:value-type="float">
            <text:p>103</text:p>
          </table:table-cell>
          <table:table-cell table:formula="of:=[.B1019]" office:value-type="float" office:value="6" calcext:value-type="float">
            <text:p>6</text:p>
          </table:table-cell>
          <table:table-cell office:value-type="float" office:value="130.332994048" calcext:value-type="float">
            <text:p>130.332994048</text:p>
          </table:table-cell>
          <table:table-cell office:value-type="float" office:value="70.62501504" calcext:value-type="float">
            <text:p>70.62501504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020]+1" office:value-type="float" office:value="103" calcext:value-type="float">
            <text:p>103</text:p>
          </table:table-cell>
          <table:table-cell table:formula="of:=[.B1020]" office:value-type="float" office:value="7" calcext:value-type="float">
            <text:p>7</text:p>
          </table:table-cell>
          <table:table-cell office:value-type="float" office:value="190.9183744" calcext:value-type="float">
            <text:p>190.9183744</text:p>
          </table:table-cell>
          <table:table-cell office:value-type="float" office:value="48.4369296" calcext:value-type="float">
            <text:p>48.4369296</text:p>
          </table:table-cell>
          <table:table-cell office:value-type="float" office:value="192" calcext:value-type="float">
            <text:p>19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021]+1" office:value-type="float" office:value="103" calcext:value-type="float">
            <text:p>103</text:p>
          </table:table-cell>
          <table:table-cell table:formula="of:=[.B1021]" office:value-type="float" office:value="8" calcext:value-type="float">
            <text:p>8</text:p>
          </table:table-cell>
          <table:table-cell office:value-type="float" office:value="145.1090816" calcext:value-type="float">
            <text:p>145.1090816</text:p>
          </table:table-cell>
          <table:table-cell office:value-type="float" office:value="48.13168128" calcext:value-type="float">
            <text:p>48.13168128</text:p>
          </table:table-cell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022]+1" office:value-type="float" office:value="103" calcext:value-type="float">
            <text:p>103</text:p>
          </table:table-cell>
          <table:table-cell table:formula="of:=[.B1022]" office:value-type="float" office:value="9" calcext:value-type="float">
            <text:p>9</text:p>
          </table:table-cell>
          <table:table-cell office:value-type="float" office:value="185.26350464" calcext:value-type="float">
            <text:p>185.26350464</text:p>
          </table:table-cell>
          <table:table-cell office:value-type="float" office:value="27.3561744" calcext:value-type="float">
            <text:p>27.3561744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023]+1" office:value-type="float" office:value="103" calcext:value-type="float">
            <text:p>103</text:p>
          </table:table-cell>
          <table:table-cell table:formula="of:=[.B1023]" office:value-type="float" office:value="10" calcext:value-type="float">
            <text:p>10</text:p>
          </table:table-cell>
          <table:table-cell office:value-type="float" office:value="148.13408256" calcext:value-type="float">
            <text:p>148.13408256</text:p>
          </table:table-cell>
          <table:table-cell office:value-type="float" office:value="27.3716544" calcext:value-type="float">
            <text:p>27.3716544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024]+1" office:value-type="float" office:value="104" calcext:value-type="float">
            <text:p>104</text:p>
          </table:table-cell>
          <table:table-cell table:formula="of:=[.B1024]" office:value-type="float" office:value="1" calcext:value-type="float">
            <text:p>1</text:p>
          </table:table-cell>
          <table:table-cell office:value-type="float" office:value="202.38481152" calcext:value-type="float">
            <text:p>202.38481152</text:p>
          </table:table-cell>
          <table:table-cell office:value-type="float" office:value="131.70164352" calcext:value-type="float">
            <text:p>131.70164352</text:p>
          </table:table-cell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025]+1" office:value-type="float" office:value="104" calcext:value-type="float">
            <text:p>104</text:p>
          </table:table-cell>
          <table:table-cell table:formula="of:=[.B1025]" office:value-type="float" office:value="2" calcext:value-type="float">
            <text:p>2</text:p>
          </table:table-cell>
          <table:table-cell office:value-type="float" office:value="114.1820416" calcext:value-type="float">
            <text:p>114.1820416</text:p>
          </table:table-cell>
          <table:table-cell office:value-type="float" office:value="129.56128992" calcext:value-type="float">
            <text:p>129.56128992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026]+1" office:value-type="float" office:value="104" calcext:value-type="float">
            <text:p>104</text:p>
          </table:table-cell>
          <table:table-cell table:formula="of:=[.B1026]" office:value-type="float" office:value="3" calcext:value-type="float">
            <text:p>3</text:p>
          </table:table-cell>
          <table:table-cell office:value-type="float" office:value="197.9607424" calcext:value-type="float">
            <text:p>197.9607424</text:p>
          </table:table-cell>
          <table:table-cell office:value-type="float" office:value="102.0469584" calcext:value-type="float">
            <text:p>102.0469584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027]+1" office:value-type="float" office:value="104" calcext:value-type="float">
            <text:p>104</text:p>
          </table:table-cell>
          <table:table-cell table:formula="of:=[.B1027]" office:value-type="float" office:value="4" calcext:value-type="float">
            <text:p>4</text:p>
          </table:table-cell>
          <table:table-cell office:value-type="float" office:value="119.80261248" calcext:value-type="float">
            <text:p>119.80261248</text:p>
          </table:table-cell>
          <table:table-cell office:value-type="float" office:value="101.11547808" calcext:value-type="float">
            <text:p>101.11547808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1028]+1" office:value-type="float" office:value="104" calcext:value-type="float">
            <text:p>104</text:p>
          </table:table-cell>
          <table:table-cell table:formula="of:=[.B1028]" office:value-type="float" office:value="5" calcext:value-type="float">
            <text:p>5</text:p>
          </table:table-cell>
          <table:table-cell office:value-type="float" office:value="194.0258048" calcext:value-type="float">
            <text:p>194.0258048</text:p>
          </table:table-cell>
          <table:table-cell office:value-type="float" office:value="70.4161824" calcext:value-type="float">
            <text:p>70.4161824</text:p>
          </table:table-cell>
          <table:table-cell office:value-type="float" office:value="197" calcext:value-type="float">
            <text:p>197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029]+1" office:value-type="float" office:value="104" calcext:value-type="float">
            <text:p>104</text:p>
          </table:table-cell>
          <table:table-cell table:formula="of:=[.B1029]" office:value-type="float" office:value="6" calcext:value-type="float">
            <text:p>6</text:p>
          </table:table-cell>
          <table:table-cell office:value-type="float" office:value="123.552677632" calcext:value-type="float">
            <text:p>123.552677632</text:p>
          </table:table-cell>
          <table:table-cell office:value-type="float" office:value="70.77505344" calcext:value-type="float">
            <text:p>70.77505344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030]+1" office:value-type="float" office:value="104" calcext:value-type="float">
            <text:p>104</text:p>
          </table:table-cell>
          <table:table-cell table:formula="of:=[.B1030]" office:value-type="float" office:value="7" calcext:value-type="float">
            <text:p>7</text:p>
          </table:table-cell>
          <table:table-cell office:value-type="float" office:value="181.4142464" calcext:value-type="float">
            <text:p>181.4142464</text:p>
          </table:table-cell>
          <table:table-cell office:value-type="float" office:value="47.7128544" calcext:value-type="float">
            <text:p>47.7128544</text:p>
          </table:table-cell>
          <table:table-cell office:value-type="float" office:value="184" calcext:value-type="float">
            <text:p>18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031]+1" office:value-type="float" office:value="104" calcext:value-type="float">
            <text:p>104</text:p>
          </table:table-cell>
          <table:table-cell table:formula="of:=[.B1031]" office:value-type="float" office:value="8" calcext:value-type="float">
            <text:p>8</text:p>
          </table:table-cell>
          <table:table-cell office:value-type="float" office:value="136.914779648" calcext:value-type="float">
            <text:p>136.914779648</text:p>
          </table:table-cell>
          <table:table-cell office:value-type="float" office:value="48.79221408" calcext:value-type="float">
            <text:p>48.79221408</text:p>
          </table:table-cell>
          <table:table-cell office:value-type="float" office:value="139" calcext:value-type="float">
            <text:p>139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032]+1" office:value-type="float" office:value="104" calcext:value-type="float">
            <text:p>104</text:p>
          </table:table-cell>
          <table:table-cell table:formula="of:=[.B1032]" office:value-type="float" office:value="9" calcext:value-type="float">
            <text:p>9</text:p>
          </table:table-cell>
          <table:table-cell office:value-type="float" office:value="176.49338496" calcext:value-type="float">
            <text:p>176.49338496</text:p>
          </table:table-cell>
          <table:table-cell office:value-type="float" office:value="26.035104" calcext:value-type="float">
            <text:p>26.035104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033]+1" office:value-type="float" office:value="104" calcext:value-type="float">
            <text:p>104</text:p>
          </table:table-cell>
          <table:table-cell table:formula="of:=[.B1033]" office:value-type="float" office:value="10" calcext:value-type="float">
            <text:p>10</text:p>
          </table:table-cell>
          <table:table-cell office:value-type="float" office:value="139.88987776" calcext:value-type="float">
            <text:p>139.88987776</text:p>
          </table:table-cell>
          <table:table-cell office:value-type="float" office:value="27.39637728" calcext:value-type="float">
            <text:p>27.39637728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034]+1" office:value-type="float" office:value="105" calcext:value-type="float">
            <text:p>105</text:p>
          </table:table-cell>
          <table:table-cell table:formula="of:=[.B1034]" office:value-type="float" office:value="1" calcext:value-type="float">
            <text:p>1</text:p>
          </table:table-cell>
          <table:table-cell office:value-type="float" office:value="230.33613568" calcext:value-type="float">
            <text:p>230.33613568</text:p>
          </table:table-cell>
          <table:table-cell office:value-type="float" office:value="122.0445216" calcext:value-type="float">
            <text:p>122.0445216</text:p>
          </table:table-cell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035]+1" office:value-type="float" office:value="105" calcext:value-type="float">
            <text:p>105</text:p>
          </table:table-cell>
          <table:table-cell table:formula="of:=[.B1035]" office:value-type="float" office:value="2" calcext:value-type="float">
            <text:p>2</text:p>
          </table:table-cell>
          <table:table-cell office:value-type="float" office:value="140.9525312" calcext:value-type="float">
            <text:p>140.9525312</text:p>
          </table:table-cell>
          <table:table-cell office:value-type="float" office:value="116.14634496" calcext:value-type="float">
            <text:p>116.14634496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036]+1" office:value-type="float" office:value="105" calcext:value-type="float">
            <text:p>105</text:p>
          </table:table-cell>
          <table:table-cell table:formula="of:=[.B1036]" office:value-type="float" office:value="3" calcext:value-type="float">
            <text:p>3</text:p>
          </table:table-cell>
          <table:table-cell office:value-type="float" office:value="226.918336" calcext:value-type="float">
            <text:p>226.918336</text:p>
          </table:table-cell>
          <table:table-cell office:value-type="float" office:value="92.57465376" calcext:value-type="float">
            <text:p>92.57465376</text:p>
          </table:table-cell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037]+1" office:value-type="float" office:value="105" calcext:value-type="float">
            <text:p>105</text:p>
          </table:table-cell>
          <table:table-cell table:formula="of:=[.B1037]" office:value-type="float" office:value="4" calcext:value-type="float">
            <text:p>4</text:p>
          </table:table-cell>
          <table:table-cell office:value-type="float" office:value="147.29186432" calcext:value-type="float">
            <text:p>147.29186432</text:p>
          </table:table-cell>
          <table:table-cell office:value-type="float" office:value="87.76685088" calcext:value-type="float">
            <text:p>87.76685088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038]+1" office:value-type="float" office:value="105" calcext:value-type="float">
            <text:p>105</text:p>
          </table:table-cell>
          <table:table-cell table:formula="of:=[.B1038]" office:value-type="float" office:value="5" calcext:value-type="float">
            <text:p>5</text:p>
          </table:table-cell>
          <table:table-cell office:value-type="float" office:value="223.6252672" calcext:value-type="float">
            <text:p>223.6252672</text:p>
          </table:table-cell>
          <table:table-cell office:value-type="float" office:value="62.80333632" calcext:value-type="float">
            <text:p>62.80333632</text:p>
          </table:table-cell>
          <table:table-cell office:value-type="float" office:value="229" calcext:value-type="float">
            <text:p>229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039]+1" office:value-type="float" office:value="105" calcext:value-type="float">
            <text:p>105</text:p>
          </table:table-cell>
          <table:table-cell table:formula="of:=[.B1039]" office:value-type="float" office:value="6" calcext:value-type="float">
            <text:p>6</text:p>
          </table:table-cell>
          <table:table-cell office:value-type="float" office:value="151.1947904" calcext:value-type="float">
            <text:p>151.1947904</text:p>
          </table:table-cell>
          <table:table-cell office:value-type="float" office:value="59.2336992" calcext:value-type="float">
            <text:p>59.2336992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040]+1" office:value-type="float" office:value="105" calcext:value-type="float">
            <text:p>105</text:p>
          </table:table-cell>
          <table:table-cell table:formula="of:=[.B1040]" office:value-type="float" office:value="7" calcext:value-type="float">
            <text:p>7</text:p>
          </table:table-cell>
          <table:table-cell office:value-type="float" office:value="210.4286592" calcext:value-type="float">
            <text:p>210.4286592</text:p>
          </table:table-cell>
          <table:table-cell office:value-type="float" office:value="38.73569856" calcext:value-type="float">
            <text:p>38.73569856</text:p>
          </table:table-cell>
          <table:table-cell office:value-type="float" office:value="215" calcext:value-type="float">
            <text:p>21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041]+1" office:value-type="float" office:value="105" calcext:value-type="float">
            <text:p>105</text:p>
          </table:table-cell>
          <table:table-cell table:formula="of:=[.B1041]" office:value-type="float" office:value="8" calcext:value-type="float">
            <text:p>8</text:p>
          </table:table-cell>
          <table:table-cell office:value-type="float" office:value="165.05697664" calcext:value-type="float">
            <text:p>165.05697664</text:p>
          </table:table-cell>
          <table:table-cell office:value-type="float" office:value="36.4175808" calcext:value-type="float">
            <text:p>36.4175808</text:p>
          </table:table-cell>
          <table:table-cell office:value-type="float" office:value="167" calcext:value-type="float">
            <text:p>16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042]+1" office:value-type="float" office:value="105" calcext:value-type="float">
            <text:p>105</text:p>
          </table:table-cell>
          <table:table-cell table:formula="of:=[.B1042]" office:value-type="float" office:value="9" calcext:value-type="float">
            <text:p>9</text:p>
          </table:table-cell>
          <table:table-cell office:value-type="float" office:value="206.9737472" calcext:value-type="float">
            <text:p>206.9737472</text:p>
          </table:table-cell>
          <table:table-cell office:value-type="float" office:value="18.0004128" calcext:value-type="float">
            <text:p>18.0004128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43]+1" office:value-type="float" office:value="105" calcext:value-type="float">
            <text:p>105</text:p>
          </table:table-cell>
          <table:table-cell table:formula="of:=[.B1043]" office:value-type="float" office:value="10" calcext:value-type="float">
            <text:p>10</text:p>
          </table:table-cell>
          <table:table-cell office:value-type="float" office:value="170.09732864" calcext:value-type="float">
            <text:p>170.09732864</text:p>
          </table:table-cell>
          <table:table-cell office:value-type="float" office:value="17.032608" calcext:value-type="float">
            <text:p>17.032608</text:p>
          </table:table-cell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44]+1" office:value-type="float" office:value="106" calcext:value-type="float">
            <text:p>106</text:p>
          </table:table-cell>
          <table:table-cell table:formula="of:=[.B1044]" office:value-type="float" office:value="1" calcext:value-type="float">
            <text:p>1</text:p>
          </table:table-cell>
          <table:table-cell office:value-type="float" office:value="210.1340672" calcext:value-type="float">
            <text:p>210.1340672</text:p>
          </table:table-cell>
          <table:table-cell office:value-type="float" office:value="136.518768" calcext:value-type="float">
            <text:p>136.518768</text:p>
          </table:table-cell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045]+1" office:value-type="float" office:value="106" calcext:value-type="float">
            <text:p>106</text:p>
          </table:table-cell>
          <table:table-cell table:formula="of:=[.B1045]" office:value-type="float" office:value="2" calcext:value-type="float">
            <text:p>2</text:p>
          </table:table-cell>
          <table:table-cell office:value-type="float" office:value="121.22882944" calcext:value-type="float">
            <text:p>121.22882944</text:p>
          </table:table-cell>
          <table:table-cell office:value-type="float" office:value="132.8300064" calcext:value-type="float">
            <text:p>132.8300064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1046]+1" office:value-type="float" office:value="106" calcext:value-type="float">
            <text:p>106</text:p>
          </table:table-cell>
          <table:table-cell table:formula="of:=[.B1046]" office:value-type="float" office:value="3" calcext:value-type="float">
            <text:p>3</text:p>
          </table:table-cell>
          <table:table-cell office:value-type="float" office:value="205.85794048" calcext:value-type="float">
            <text:p>205.85794048</text:p>
          </table:table-cell>
          <table:table-cell office:value-type="float" office:value="105.7523376" calcext:value-type="float">
            <text:p>105.7523376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047]+1" office:value-type="float" office:value="106" calcext:value-type="float">
            <text:p>106</text:p>
          </table:table-cell>
          <table:table-cell table:formula="of:=[.B1047]" office:value-type="float" office:value="4" calcext:value-type="float">
            <text:p>4</text:p>
          </table:table-cell>
          <table:table-cell office:value-type="float" office:value="127.3376924928" calcext:value-type="float">
            <text:p>127.3376924928</text:p>
          </table:table-cell>
          <table:table-cell office:value-type="float" office:value="102.598523136" calcext:value-type="float">
            <text:p>102.598523136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048]+1" office:value-type="float" office:value="106" calcext:value-type="float">
            <text:p>106</text:p>
          </table:table-cell>
          <table:table-cell table:formula="of:=[.B1048]" office:value-type="float" office:value="5" calcext:value-type="float">
            <text:p>5</text:p>
          </table:table-cell>
          <table:table-cell office:value-type="float" office:value="203.44506112" calcext:value-type="float">
            <text:p>203.44506112</text:p>
          </table:table-cell>
          <table:table-cell office:value-type="float" office:value="74.81633376" calcext:value-type="float">
            <text:p>74.81633376</text:p>
          </table:table-cell>
          <table:table-cell office:value-type="float" office:value="205" calcext:value-type="float">
            <text:p>20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049]+1" office:value-type="float" office:value="106" calcext:value-type="float">
            <text:p>106</text:p>
          </table:table-cell>
          <table:table-cell table:formula="of:=[.B1049]" office:value-type="float" office:value="6" calcext:value-type="float">
            <text:p>6</text:p>
          </table:table-cell>
          <table:table-cell office:value-type="float" office:value="132.964606336" calcext:value-type="float">
            <text:p>132.964606336</text:p>
          </table:table-cell>
          <table:table-cell office:value-type="float" office:value="72.02164032" calcext:value-type="float">
            <text:p>72.02164032</text:p>
          </table:table-cell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050]+1" office:value-type="float" office:value="106" calcext:value-type="float">
            <text:p>106</text:p>
          </table:table-cell>
          <table:table-cell table:formula="of:=[.B1050]" office:value-type="float" office:value="7" calcext:value-type="float">
            <text:p>7</text:p>
          </table:table-cell>
          <table:table-cell office:value-type="float" office:value="191.12195584" calcext:value-type="float">
            <text:p>191.12195584</text:p>
          </table:table-cell>
          <table:table-cell office:value-type="float" office:value="51.21776352" calcext:value-type="float">
            <text:p>51.21776352</text:p>
          </table:table-cell>
          <table:table-cell office:value-type="float" office:value="194" calcext:value-type="float">
            <text:p>19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051]+1" office:value-type="float" office:value="106" calcext:value-type="float">
            <text:p>106</text:p>
          </table:table-cell>
          <table:table-cell table:formula="of:=[.B1051]" office:value-type="float" office:value="8" calcext:value-type="float">
            <text:p>8</text:p>
          </table:table-cell>
          <table:table-cell office:value-type="float" office:value="145.42278272" calcext:value-type="float">
            <text:p>145.42278272</text:p>
          </table:table-cell>
          <table:table-cell office:value-type="float" office:value="49.98930912" calcext:value-type="float">
            <text:p>49.98930912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052]+1" office:value-type="float" office:value="106" calcext:value-type="float">
            <text:p>106</text:p>
          </table:table-cell>
          <table:table-cell table:formula="of:=[.B1052]" office:value-type="float" office:value="9" calcext:value-type="float">
            <text:p>9</text:p>
          </table:table-cell>
          <table:table-cell office:value-type="float" office:value="187.19998208" calcext:value-type="float">
            <text:p>187.19998208</text:p>
          </table:table-cell>
          <table:table-cell office:value-type="float" office:value="29.7284736" calcext:value-type="float">
            <text:p>29.7284736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053]+1" office:value-type="float" office:value="106" calcext:value-type="float">
            <text:p>106</text:p>
          </table:table-cell>
          <table:table-cell table:formula="of:=[.B1053]" office:value-type="float" office:value="10" calcext:value-type="float">
            <text:p>10</text:p>
          </table:table-cell>
          <table:table-cell office:value-type="float" office:value="150.76877184" calcext:value-type="float">
            <text:p>150.76877184</text:p>
          </table:table-cell>
          <table:table-cell office:value-type="float" office:value="29.62199616" calcext:value-type="float">
            <text:p>29.62199616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054]+1" office:value-type="float" office:value="107" calcext:value-type="float">
            <text:p>107</text:p>
          </table:table-cell>
          <table:table-cell table:formula="of:=[.B1054]" office:value-type="float" office:value="1" calcext:value-type="float">
            <text:p>1</text:p>
          </table:table-cell>
          <table:table-cell office:value-type="float" office:value="227.7790208" calcext:value-type="float">
            <text:p>227.7790208</text:p>
          </table:table-cell>
          <table:table-cell office:value-type="float" office:value="132.37760928" calcext:value-type="float">
            <text:p>132.37760928</text:p>
          </table:table-cell>
          <table:table-cell office:value-type="float" office:value="229" calcext:value-type="float">
            <text:p>22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055]+1" office:value-type="float" office:value="107" calcext:value-type="float">
            <text:p>107</text:p>
          </table:table-cell>
          <table:table-cell table:formula="of:=[.B1055]" office:value-type="float" office:value="2" calcext:value-type="float">
            <text:p>2</text:p>
          </table:table-cell>
          <table:table-cell office:value-type="float" office:value="139.15028992" calcext:value-type="float">
            <text:p>139.15028992</text:p>
          </table:table-cell>
          <table:table-cell office:value-type="float" office:value="131.3062752" calcext:value-type="float">
            <text:p>131.3062752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056]+1" office:value-type="float" office:value="107" calcext:value-type="float">
            <text:p>107</text:p>
          </table:table-cell>
          <table:table-cell table:formula="of:=[.B1056]" office:value-type="float" office:value="3" calcext:value-type="float">
            <text:p>3</text:p>
          </table:table-cell>
          <table:table-cell office:value-type="float" office:value="222.99819904" calcext:value-type="float">
            <text:p>222.99819904</text:p>
          </table:table-cell>
          <table:table-cell office:value-type="float" office:value="103.35791328" calcext:value-type="float">
            <text:p>103.35791328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1057]+1" office:value-type="float" office:value="107" calcext:value-type="float">
            <text:p>107</text:p>
          </table:table-cell>
          <table:table-cell table:formula="of:=[.B1057]" office:value-type="float" office:value="4" calcext:value-type="float">
            <text:p>4</text:p>
          </table:table-cell>
          <table:table-cell office:value-type="float" office:value="144.38164736" calcext:value-type="float">
            <text:p>144.38164736</text:p>
          </table:table-cell>
          <table:table-cell office:value-type="float" office:value="101.72164992" calcext:value-type="float">
            <text:p>101.72164992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1058]+1" office:value-type="float" office:value="107" calcext:value-type="float">
            <text:p>107</text:p>
          </table:table-cell>
          <table:table-cell table:formula="of:=[.B1058]" office:value-type="float" office:value="5" calcext:value-type="float">
            <text:p>5</text:p>
          </table:table-cell>
          <table:table-cell office:value-type="float" office:value="219.4552064" calcext:value-type="float">
            <text:p>219.4552064</text:p>
          </table:table-cell>
          <table:table-cell office:value-type="float" office:value="72.95505792" calcext:value-type="float">
            <text:p>72.95505792</text:p>
          </table:table-cell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059]+1" office:value-type="float" office:value="107" calcext:value-type="float">
            <text:p>107</text:p>
          </table:table-cell>
          <table:table-cell table:formula="of:=[.B1059]" office:value-type="float" office:value="6" calcext:value-type="float">
            <text:p>6</text:p>
          </table:table-cell>
          <table:table-cell office:value-type="float" office:value="147.07970176" calcext:value-type="float">
            <text:p>147.07970176</text:p>
          </table:table-cell>
          <table:table-cell office:value-type="float" office:value="72.74949312" calcext:value-type="float">
            <text:p>72.74949312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060]+1" office:value-type="float" office:value="107" calcext:value-type="float">
            <text:p>107</text:p>
          </table:table-cell>
          <table:table-cell table:formula="of:=[.B1060]" office:value-type="float" office:value="7" calcext:value-type="float">
            <text:p>7</text:p>
          </table:table-cell>
          <table:table-cell office:value-type="float" office:value="206.4727808" calcext:value-type="float">
            <text:p>206.4727808</text:p>
          </table:table-cell>
          <table:table-cell office:value-type="float" office:value="50.01152256" calcext:value-type="float">
            <text:p>50.01152256</text:p>
          </table:table-cell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061]+1" office:value-type="float" office:value="107" calcext:value-type="float">
            <text:p>107</text:p>
          </table:table-cell>
          <table:table-cell table:formula="of:=[.B1061]" office:value-type="float" office:value="8" calcext:value-type="float">
            <text:p>8</text:p>
          </table:table-cell>
          <table:table-cell office:value-type="float" office:value="160.87330304" calcext:value-type="float">
            <text:p>160.87330304</text:p>
          </table:table-cell>
          <table:table-cell office:value-type="float" office:value="50.38188192" calcext:value-type="float">
            <text:p>50.3818819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062]+1" office:value-type="float" office:value="107" calcext:value-type="float">
            <text:p>107</text:p>
          </table:table-cell>
          <table:table-cell table:formula="of:=[.B1062]" office:value-type="float" office:value="9" calcext:value-type="float">
            <text:p>9</text:p>
          </table:table-cell>
          <table:table-cell office:value-type="float" office:value="200.80027776" calcext:value-type="float">
            <text:p>200.80027776</text:p>
          </table:table-cell>
          <table:table-cell office:value-type="float" office:value="29.0138688" calcext:value-type="float">
            <text:p>29.0138688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063]+1" office:value-type="float" office:value="107" calcext:value-type="float">
            <text:p>107</text:p>
          </table:table-cell>
          <table:table-cell table:formula="of:=[.B1063]" office:value-type="float" office:value="10" calcext:value-type="float">
            <text:p>10</text:p>
          </table:table-cell>
          <table:table-cell office:value-type="float" office:value="164.56019968" calcext:value-type="float">
            <text:p>164.56019968</text:p>
          </table:table-cell>
          <table:table-cell office:value-type="float" office:value="30.1695552" calcext:value-type="float">
            <text:p>30.169555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064]+1" office:value-type="float" office:value="108" calcext:value-type="float">
            <text:p>108</text:p>
          </table:table-cell>
          <table:table-cell table:formula="of:=[.B1064]" office:value-type="float" office:value="1" calcext:value-type="float">
            <text:p>1</text:p>
          </table:table-cell>
          <table:table-cell office:value-type="float" office:value="204.93745408" calcext:value-type="float">
            <text:p>204.93745408</text:p>
          </table:table-cell>
          <table:table-cell office:value-type="float" office:value="146.45463744" calcext:value-type="float">
            <text:p>146.45463744</text:p>
          </table:table-cell>
          <table:table-cell office:value-type="float" office:value="205" calcext:value-type="float">
            <text:p>205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1065]+1" office:value-type="float" office:value="108" calcext:value-type="float">
            <text:p>108</text:p>
          </table:table-cell>
          <table:table-cell table:formula="of:=[.B1065]" office:value-type="float" office:value="2" calcext:value-type="float">
            <text:p>2</text:p>
          </table:table-cell>
          <table:table-cell office:value-type="float" office:value="112.36864384" calcext:value-type="float">
            <text:p>112.36864384</text:p>
          </table:table-cell>
          <table:table-cell office:value-type="float" office:value="147.68255424" calcext:value-type="float">
            <text:p>147.68255424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1066]+1" office:value-type="float" office:value="108" calcext:value-type="float">
            <text:p>108</text:p>
          </table:table-cell>
          <table:table-cell table:formula="of:=[.B1066]" office:value-type="float" office:value="3" calcext:value-type="float">
            <text:p>3</text:p>
          </table:table-cell>
          <table:table-cell office:value-type="float" office:value="196.8074496" calcext:value-type="float">
            <text:p>196.8074496</text:p>
          </table:table-cell>
          <table:table-cell office:value-type="float" office:value="116.68511616" calcext:value-type="float">
            <text:p>116.68511616</text:p>
          </table:table-cell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1067]+1" office:value-type="float" office:value="108" calcext:value-type="float">
            <text:p>108</text:p>
          </table:table-cell>
          <table:table-cell table:formula="of:=[.B1067]" office:value-type="float" office:value="4" calcext:value-type="float">
            <text:p>4</text:p>
          </table:table-cell>
          <table:table-cell office:value-type="float" office:value="116.71460096" calcext:value-type="float">
            <text:p>116.71460096</text:p>
          </table:table-cell>
          <table:table-cell office:value-type="float" office:value="116.81567136" calcext:value-type="float">
            <text:p>116.8156713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068]+1" office:value-type="float" office:value="108" calcext:value-type="float">
            <text:p>108</text:p>
          </table:table-cell>
          <table:table-cell table:formula="of:=[.B1068]" office:value-type="float" office:value="5" calcext:value-type="float">
            <text:p>5</text:p>
          </table:table-cell>
          <table:table-cell office:value-type="float" office:value="193.21352448" calcext:value-type="float">
            <text:p>193.21352448</text:p>
          </table:table-cell>
          <table:table-cell office:value-type="float" office:value="82.53759072" calcext:value-type="float">
            <text:p>82.53759072</text:p>
          </table:table-cell>
          <table:table-cell office:value-type="float" office:value="196" calcext:value-type="float">
            <text:p>196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1069]+1" office:value-type="float" office:value="108" calcext:value-type="float">
            <text:p>108</text:p>
          </table:table-cell>
          <table:table-cell table:formula="of:=[.B1069]" office:value-type="float" office:value="6" calcext:value-type="float">
            <text:p>6</text:p>
          </table:table-cell>
          <table:table-cell office:value-type="float" office:value="120.85337984" calcext:value-type="float">
            <text:p>120.85337984</text:p>
          </table:table-cell>
          <table:table-cell office:value-type="float" office:value="83.74795392" calcext:value-type="float">
            <text:p>83.74795392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070]+1" office:value-type="float" office:value="108" calcext:value-type="float">
            <text:p>108</text:p>
          </table:table-cell>
          <table:table-cell table:formula="of:=[.B1070]" office:value-type="float" office:value="7" calcext:value-type="float">
            <text:p>7</text:p>
          </table:table-cell>
          <table:table-cell office:value-type="float" office:value="180.3426048" calcext:value-type="float">
            <text:p>180.3426048</text:p>
          </table:table-cell>
          <table:table-cell office:value-type="float" office:value="59.67491904" calcext:value-type="float">
            <text:p>59.67491904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071]+1" office:value-type="float" office:value="108" calcext:value-type="float">
            <text:p>108</text:p>
          </table:table-cell>
          <table:table-cell table:formula="of:=[.B1071]" office:value-type="float" office:value="8" calcext:value-type="float">
            <text:p>8</text:p>
          </table:table-cell>
          <table:table-cell office:value-type="float" office:value="132.973168384" calcext:value-type="float">
            <text:p>132.973168384</text:p>
          </table:table-cell>
          <table:table-cell office:value-type="float" office:value="62.2121088" calcext:value-type="float">
            <text:p>62.212108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072]+1" office:value-type="float" office:value="108" calcext:value-type="float">
            <text:p>108</text:p>
          </table:table-cell>
          <table:table-cell table:formula="of:=[.B1072]" office:value-type="float" office:value="9" calcext:value-type="float">
            <text:p>9</text:p>
          </table:table-cell>
          <table:table-cell office:value-type="float" office:value="175.21377536" calcext:value-type="float">
            <text:p>175.21377536</text:p>
          </table:table-cell>
          <table:table-cell office:value-type="float" office:value="35.5463712" calcext:value-type="float">
            <text:p>35.5463712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073]+1" office:value-type="float" office:value="108" calcext:value-type="float">
            <text:p>108</text:p>
          </table:table-cell>
          <table:table-cell table:formula="of:=[.B1073]" office:value-type="float" office:value="10" calcext:value-type="float">
            <text:p>10</text:p>
          </table:table-cell>
          <table:table-cell office:value-type="float" office:value="136.37244608" calcext:value-type="float">
            <text:p>136.37244608</text:p>
          </table:table-cell>
          <table:table-cell office:value-type="float" office:value="38.43375744" calcext:value-type="float">
            <text:p>38.43375744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074]+1" office:value-type="float" office:value="109" calcext:value-type="float">
            <text:p>109</text:p>
          </table:table-cell>
          <table:table-cell table:formula="of:=[.B1074]" office:value-type="float" office:value="1" calcext:value-type="float">
            <text:p>1</text:p>
          </table:table-cell>
          <table:table-cell office:value-type="float" office:value="221.6948864" calcext:value-type="float">
            <text:p>221.6948864</text:p>
          </table:table-cell>
          <table:table-cell office:value-type="float" office:value="139.2172224" calcext:value-type="float">
            <text:p>139.2172224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075]+1" office:value-type="float" office:value="109" calcext:value-type="float">
            <text:p>109</text:p>
          </table:table-cell>
          <table:table-cell table:formula="of:=[.B1075]" office:value-type="float" office:value="2" calcext:value-type="float">
            <text:p>2</text:p>
          </table:table-cell>
          <table:table-cell office:value-type="float" office:value="131.00438592" calcext:value-type="float">
            <text:p>131.00438592</text:p>
          </table:table-cell>
          <table:table-cell office:value-type="float" office:value="145.6686816" calcext:value-type="float">
            <text:p>145.6686816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076]+1" office:value-type="float" office:value="109" calcext:value-type="float">
            <text:p>109</text:p>
          </table:table-cell>
          <table:table-cell table:formula="of:=[.B1076]" office:value-type="float" office:value="3" calcext:value-type="float">
            <text:p>3</text:p>
          </table:table-cell>
          <table:table-cell office:value-type="float" office:value="215.09291136" calcext:value-type="float">
            <text:p>215.09291136</text:p>
          </table:table-cell>
          <table:table-cell office:value-type="float" office:value="110.56261824" calcext:value-type="float">
            <text:p>110.56261824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077]+1" office:value-type="float" office:value="109" calcext:value-type="float">
            <text:p>109</text:p>
          </table:table-cell>
          <table:table-cell table:formula="of:=[.B1077]" office:value-type="float" office:value="4" calcext:value-type="float">
            <text:p>4</text:p>
          </table:table-cell>
          <table:table-cell office:value-type="float" office:value="134.0857984" calcext:value-type="float">
            <text:p>134.0857984</text:p>
          </table:table-cell>
          <table:table-cell office:value-type="float" office:value="115.2601104" calcext:value-type="float">
            <text:p>115.260110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078]+1" office:value-type="float" office:value="109" calcext:value-type="float">
            <text:p>109</text:p>
          </table:table-cell>
          <table:table-cell table:formula="of:=[.B1078]" office:value-type="float" office:value="5" calcext:value-type="float">
            <text:p>5</text:p>
          </table:table-cell>
          <table:table-cell office:value-type="float" office:value="208.26112" calcext:value-type="float">
            <text:p>208.26112</text:p>
          </table:table-cell>
          <table:table-cell office:value-type="float" office:value="78.2849088" calcext:value-type="float">
            <text:p>78.2849088</text:p>
          </table:table-cell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079]+1" office:value-type="float" office:value="109" calcext:value-type="float">
            <text:p>109</text:p>
          </table:table-cell>
          <table:table-cell table:formula="of:=[.B1079]" office:value-type="float" office:value="6" calcext:value-type="float">
            <text:p>6</text:p>
          </table:table-cell>
          <table:table-cell office:value-type="float" office:value="135.89677696" calcext:value-type="float">
            <text:p>135.89677696</text:p>
          </table:table-cell>
          <table:table-cell office:value-type="float" office:value="82.72203072" calcext:value-type="float">
            <text:p>82.72203072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080]+1" office:value-type="float" office:value="109" calcext:value-type="float">
            <text:p>109</text:p>
          </table:table-cell>
          <table:table-cell table:formula="of:=[.B1080]" office:value-type="float" office:value="7" calcext:value-type="float">
            <text:p>7</text:p>
          </table:table-cell>
          <table:table-cell office:value-type="float" office:value="193.39323392" calcext:value-type="float">
            <text:p>193.39323392</text:p>
          </table:table-cell>
          <table:table-cell office:value-type="float" office:value="55.2256896" calcext:value-type="float">
            <text:p>55.2256896</text:p>
          </table:table-cell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081]+1" office:value-type="float" office:value="109" calcext:value-type="float">
            <text:p>109</text:p>
          </table:table-cell>
          <table:table-cell table:formula="of:=[.B1081]" office:value-type="float" office:value="8" calcext:value-type="float">
            <text:p>8</text:p>
          </table:table-cell>
          <table:table-cell office:value-type="float" office:value="147.27938816" calcext:value-type="float">
            <text:p>147.27938816</text:p>
          </table:table-cell>
          <table:table-cell office:value-type="float" office:value="58.80871872" calcext:value-type="float">
            <text:p>58.80871872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082]+1" office:value-type="float" office:value="109" calcext:value-type="float">
            <text:p>109</text:p>
          </table:table-cell>
          <table:table-cell table:formula="of:=[.B1082]" office:value-type="float" office:value="9" calcext:value-type="float">
            <text:p>9</text:p>
          </table:table-cell>
          <table:table-cell office:value-type="float" office:value="186.06662784" calcext:value-type="float">
            <text:p>186.06662784</text:p>
          </table:table-cell>
          <table:table-cell office:value-type="float" office:value="33.2603616" calcext:value-type="float">
            <text:p>33.2603616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083]+1" office:value-type="float" office:value="109" calcext:value-type="float">
            <text:p>109</text:p>
          </table:table-cell>
          <table:table-cell table:formula="of:=[.B1083]" office:value-type="float" office:value="10" calcext:value-type="float">
            <text:p>10</text:p>
          </table:table-cell>
          <table:table-cell office:value-type="float" office:value="149.63414016" calcext:value-type="float">
            <text:p>149.63414016</text:p>
          </table:table-cell>
          <table:table-cell office:value-type="float" office:value="36.7660416" calcext:value-type="float">
            <text:p>36.766041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084]+1" office:value-type="float" office:value="110" calcext:value-type="float">
            <text:p>110</text:p>
          </table:table-cell>
          <table:table-cell table:formula="of:=[.B1084]" office:value-type="float" office:value="1" calcext:value-type="float">
            <text:p>1</text:p>
          </table:table-cell>
          <table:table-cell office:value-type="float" office:value="212.54687488" calcext:value-type="float">
            <text:p>212.54687488</text:p>
          </table:table-cell>
          <table:table-cell office:value-type="float" office:value="147.01017984" calcext:value-type="float">
            <text:p>147.01017984</text:p>
          </table:table-cell>
          <table:table-cell office:value-type="float" office:value="213" calcext:value-type="float">
            <text:p>21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085]+1" office:value-type="float" office:value="110" calcext:value-type="float">
            <text:p>110</text:p>
          </table:table-cell>
          <table:table-cell table:formula="of:=[.B1085]" office:value-type="float" office:value="2" calcext:value-type="float">
            <text:p>2</text:p>
          </table:table-cell>
          <table:table-cell office:value-type="float" office:value="125.61277056" calcext:value-type="float">
            <text:p>125.61277056</text:p>
          </table:table-cell>
          <table:table-cell office:value-type="float" office:value="147.5184288" calcext:value-type="float">
            <text:p>147.5184288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1086]+1" office:value-type="float" office:value="110" calcext:value-type="float">
            <text:p>110</text:p>
          </table:table-cell>
          <table:table-cell table:formula="of:=[.B1086]" office:value-type="float" office:value="3" calcext:value-type="float">
            <text:p>3</text:p>
          </table:table-cell>
          <table:table-cell office:value-type="float" office:value="207.9342592" calcext:value-type="float">
            <text:p>207.9342592</text:p>
          </table:table-cell>
          <table:table-cell office:value-type="float" office:value="118.96964736" calcext:value-type="float">
            <text:p>118.96964736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087]+1" office:value-type="float" office:value="110" calcext:value-type="float">
            <text:p>110</text:p>
          </table:table-cell>
          <table:table-cell table:formula="of:=[.B1087]" office:value-type="float" office:value="4" calcext:value-type="float">
            <text:p>4</text:p>
          </table:table-cell>
          <table:table-cell office:value-type="float" office:value="129.690295424" calcext:value-type="float">
            <text:p>129.690295424</text:p>
          </table:table-cell>
          <table:table-cell office:value-type="float" office:value="118.94815104" calcext:value-type="float">
            <text:p>118.94815104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1088]+1" office:value-type="float" office:value="110" calcext:value-type="float">
            <text:p>110</text:p>
          </table:table-cell>
          <table:table-cell table:formula="of:=[.B1088]" office:value-type="float" office:value="5" calcext:value-type="float">
            <text:p>5</text:p>
          </table:table-cell>
          <table:table-cell office:value-type="float" office:value="203.41072128" calcext:value-type="float">
            <text:p>203.41072128</text:p>
          </table:table-cell>
          <table:table-cell office:value-type="float" office:value="87.2344416" calcext:value-type="float">
            <text:p>87.2344416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1089]+1" office:value-type="float" office:value="110" calcext:value-type="float">
            <text:p>110</text:p>
          </table:table-cell>
          <table:table-cell table:formula="of:=[.B1089]" office:value-type="float" office:value="6" calcext:value-type="float">
            <text:p>6</text:p>
          </table:table-cell>
          <table:table-cell office:value-type="float" office:value="133.895725312" calcext:value-type="float">
            <text:p>133.895725312</text:p>
          </table:table-cell>
          <table:table-cell office:value-type="float" office:value="87.82983648" calcext:value-type="float">
            <text:p>87.82983648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090]+1" office:value-type="float" office:value="110" calcext:value-type="float">
            <text:p>110</text:p>
          </table:table-cell>
          <table:table-cell table:formula="of:=[.B1090]" office:value-type="float" office:value="7" calcext:value-type="float">
            <text:p>7</text:p>
          </table:table-cell>
          <table:table-cell office:value-type="float" office:value="189.8855296" calcext:value-type="float">
            <text:p>189.8855296</text:p>
          </table:table-cell>
          <table:table-cell office:value-type="float" office:value="65.3397312" calcext:value-type="float">
            <text:p>65.3397312</text:p>
          </table:table-cell>
          <table:table-cell office:value-type="float" office:value="191" calcext:value-type="float">
            <text:p>19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091]+1" office:value-type="float" office:value="110" calcext:value-type="float">
            <text:p>110</text:p>
          </table:table-cell>
          <table:table-cell table:formula="of:=[.B1091]" office:value-type="float" office:value="8" calcext:value-type="float">
            <text:p>8</text:p>
          </table:table-cell>
          <table:table-cell office:value-type="float" office:value="145.18973568" calcext:value-type="float">
            <text:p>145.18973568</text:p>
          </table:table-cell>
          <table:table-cell office:value-type="float" office:value="66.567384" calcext:value-type="float">
            <text:p>66.567384</text:p>
          </table:table-cell>
          <table:table-cell office:value-type="float" office:value="147" calcext:value-type="float">
            <text:p>14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1092]+1" office:value-type="float" office:value="110" calcext:value-type="float">
            <text:p>110</text:p>
          </table:table-cell>
          <table:table-cell table:formula="of:=[.B1092]" office:value-type="float" office:value="9" calcext:value-type="float">
            <text:p>9</text:p>
          </table:table-cell>
          <table:table-cell office:value-type="float" office:value="184.7902912" calcext:value-type="float">
            <text:p>184.7902912</text:p>
          </table:table-cell>
          <table:table-cell office:value-type="float" office:value="45.21134976" calcext:value-type="float">
            <text:p>45.21134976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1093]+1" office:value-type="float" office:value="110" calcext:value-type="float">
            <text:p>110</text:p>
          </table:table-cell>
          <table:table-cell table:formula="of:=[.B1093]" office:value-type="float" office:value="10" calcext:value-type="float">
            <text:p>10</text:p>
          </table:table-cell>
          <table:table-cell office:value-type="float" office:value="147.48160512" calcext:value-type="float">
            <text:p>147.48160512</text:p>
          </table:table-cell>
          <table:table-cell office:value-type="float" office:value="46.3560192" calcext:value-type="float">
            <text:p>46.3560192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094]+1" office:value-type="float" office:value="111" calcext:value-type="float">
            <text:p>111</text:p>
          </table:table-cell>
          <table:table-cell table:formula="of:=[.B1094]" office:value-type="float" office:value="1" calcext:value-type="float">
            <text:p>1</text:p>
          </table:table-cell>
          <table:table-cell office:value-type="float" office:value="225.69462528" calcext:value-type="float">
            <text:p>225.69462528</text:p>
          </table:table-cell>
          <table:table-cell office:value-type="float" office:value="130.97587392" calcext:value-type="float">
            <text:p>130.97587392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095]+1" office:value-type="float" office:value="111" calcext:value-type="float">
            <text:p>111</text:p>
          </table:table-cell>
          <table:table-cell table:formula="of:=[.B1095]" office:value-type="float" office:value="2" calcext:value-type="float">
            <text:p>2</text:p>
          </table:table-cell>
          <table:table-cell office:value-type="float" office:value="137.47453952" calcext:value-type="float">
            <text:p>137.47453952</text:p>
          </table:table-cell>
          <table:table-cell office:value-type="float" office:value="135.96927168" calcext:value-type="float">
            <text:p>135.9692716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1096]+1" office:value-type="float" office:value="111" calcext:value-type="float">
            <text:p>111</text:p>
          </table:table-cell>
          <table:table-cell table:formula="of:=[.B1096]" office:value-type="float" office:value="3" calcext:value-type="float">
            <text:p>3</text:p>
          </table:table-cell>
          <table:table-cell office:value-type="float" office:value="219.5515776" calcext:value-type="float">
            <text:p>219.5515776</text:p>
          </table:table-cell>
          <table:table-cell office:value-type="float" office:value="101.271196608" calcext:value-type="float">
            <text:p>101.27119660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097]+1" office:value-type="float" office:value="111" calcext:value-type="float">
            <text:p>111</text:p>
          </table:table-cell>
          <table:table-cell table:formula="of:=[.B1097]" office:value-type="float" office:value="4" calcext:value-type="float">
            <text:p>4</text:p>
          </table:table-cell>
          <table:table-cell office:value-type="float" office:value="140.27194496" calcext:value-type="float">
            <text:p>140.27194496</text:p>
          </table:table-cell>
          <table:table-cell office:value-type="float" office:value="105.58365888" calcext:value-type="float">
            <text:p>105.58365888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098]+1" office:value-type="float" office:value="111" calcext:value-type="float">
            <text:p>111</text:p>
          </table:table-cell>
          <table:table-cell table:formula="of:=[.B1098]" office:value-type="float" office:value="5" calcext:value-type="float">
            <text:p>5</text:p>
          </table:table-cell>
          <table:table-cell office:value-type="float" office:value="212.18776704" calcext:value-type="float">
            <text:p>212.18776704</text:p>
          </table:table-cell>
          <table:table-cell office:value-type="float" office:value="71.84505888" calcext:value-type="float">
            <text:p>71.84505888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1099]+1" office:value-type="float" office:value="111" calcext:value-type="float">
            <text:p>111</text:p>
          </table:table-cell>
          <table:table-cell table:formula="of:=[.B1099]" office:value-type="float" office:value="6" calcext:value-type="float">
            <text:p>6</text:p>
          </table:table-cell>
          <table:table-cell office:value-type="float" office:value="141.82853888" calcext:value-type="float">
            <text:p>141.82853888</text:p>
          </table:table-cell>
          <table:table-cell office:value-type="float" office:value="75.95022912" calcext:value-type="float">
            <text:p>75.95022912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100]+1" office:value-type="float" office:value="111" calcext:value-type="float">
            <text:p>111</text:p>
          </table:table-cell>
          <table:table-cell table:formula="of:=[.B1100]" office:value-type="float" office:value="7" calcext:value-type="float">
            <text:p>7</text:p>
          </table:table-cell>
          <table:table-cell office:value-type="float" office:value="198.22413696" calcext:value-type="float">
            <text:p>198.22413696</text:p>
          </table:table-cell>
          <table:table-cell office:value-type="float" office:value="49.94092416" calcext:value-type="float">
            <text:p>49.94092416</text:p>
          </table:table-cell>
          <table:table-cell office:value-type="float" office:value="199" calcext:value-type="float">
            <text:p>19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101]+1" office:value-type="float" office:value="111" calcext:value-type="float">
            <text:p>111</text:p>
          </table:table-cell>
          <table:table-cell table:formula="of:=[.B1101]" office:value-type="float" office:value="8" calcext:value-type="float">
            <text:p>8</text:p>
          </table:table-cell>
          <table:table-cell office:value-type="float" office:value="153.4859072" calcext:value-type="float">
            <text:p>153.4859072</text:p>
          </table:table-cell>
          <table:table-cell office:value-type="float" office:value="53.12182368" calcext:value-type="float">
            <text:p>53.12182368</text:p>
          </table:table-cell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102]+1" office:value-type="float" office:value="111" calcext:value-type="float">
            <text:p>111</text:p>
          </table:table-cell>
          <table:table-cell table:formula="of:=[.B1102]" office:value-type="float" office:value="9" calcext:value-type="float">
            <text:p>9</text:p>
          </table:table-cell>
          <table:table-cell office:value-type="float" office:value="191.04386944" calcext:value-type="float">
            <text:p>191.04386944</text:p>
          </table:table-cell>
          <table:table-cell office:value-type="float" office:value="29.2064496" calcext:value-type="float">
            <text:p>29.2064496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103]+1" office:value-type="float" office:value="111" calcext:value-type="float">
            <text:p>111</text:p>
          </table:table-cell>
          <table:table-cell table:formula="of:=[.B1103]" office:value-type="float" office:value="10" calcext:value-type="float">
            <text:p>10</text:p>
          </table:table-cell>
          <table:table-cell office:value-type="float" office:value="156.01252992" calcext:value-type="float">
            <text:p>156.01252992</text:p>
          </table:table-cell>
          <table:table-cell office:value-type="float" office:value="32.00013504" calcext:value-type="float">
            <text:p>32.0001350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104]+1" office:value-type="float" office:value="112" calcext:value-type="float">
            <text:p>112</text:p>
          </table:table-cell>
          <table:table-cell table:formula="of:=[.B1104]" office:value-type="float" office:value="1" calcext:value-type="float">
            <text:p>1</text:p>
          </table:table-cell>
          <table:table-cell office:value-type="float" office:value="229.7650304" calcext:value-type="float">
            <text:p>229.7650304</text:p>
          </table:table-cell>
          <table:table-cell office:value-type="float" office:value="144.4978944" calcext:value-type="float">
            <text:p>144.4978944</text:p>
          </table:table-cell>
          <table:table-cell office:value-type="float" office:value="230" calcext:value-type="float">
            <text:p>230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1105]+1" office:value-type="float" office:value="112" calcext:value-type="float">
            <text:p>112</text:p>
          </table:table-cell>
          <table:table-cell table:formula="of:=[.B1105]" office:value-type="float" office:value="2" calcext:value-type="float">
            <text:p>2</text:p>
          </table:table-cell>
          <table:table-cell office:value-type="float" office:value="139.80390784" calcext:value-type="float">
            <text:p>139.80390784</text:p>
          </table:table-cell>
          <table:table-cell office:value-type="float" office:value="140.3404224" calcext:value-type="float">
            <text:p>140.3404224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106]+1" office:value-type="float" office:value="112" calcext:value-type="float">
            <text:p>112</text:p>
          </table:table-cell>
          <table:table-cell table:formula="of:=[.B1106]" office:value-type="float" office:value="3" calcext:value-type="float">
            <text:p>3</text:p>
          </table:table-cell>
          <table:table-cell office:value-type="float" office:value="226.57856768" calcext:value-type="float">
            <text:p>226.57856768</text:p>
          </table:table-cell>
          <table:table-cell office:value-type="float" office:value="114.33066816" calcext:value-type="float">
            <text:p>114.33066816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107]+1" office:value-type="float" office:value="112" calcext:value-type="float">
            <text:p>112</text:p>
          </table:table-cell>
          <table:table-cell table:formula="of:=[.B1107]" office:value-type="float" office:value="4" calcext:value-type="float">
            <text:p>4</text:p>
          </table:table-cell>
          <table:table-cell office:value-type="float" office:value="145.94418304" calcext:value-type="float">
            <text:p>145.94418304</text:p>
          </table:table-cell>
          <table:table-cell office:value-type="float" office:value="110.90490432" calcext:value-type="float">
            <text:p>110.90490432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108]+1" office:value-type="float" office:value="112" calcext:value-type="float">
            <text:p>112</text:p>
          </table:table-cell>
          <table:table-cell table:formula="of:=[.B1108]" office:value-type="float" office:value="5" calcext:value-type="float">
            <text:p>5</text:p>
          </table:table-cell>
          <table:table-cell office:value-type="float" office:value="222.66034688" calcext:value-type="float">
            <text:p>222.66034688</text:p>
          </table:table-cell>
          <table:table-cell office:value-type="float" office:value="83.94618432" calcext:value-type="float">
            <text:p>83.94618432</text:p>
          </table:table-cell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109]+1" office:value-type="float" office:value="112" calcext:value-type="float">
            <text:p>112</text:p>
          </table:table-cell>
          <table:table-cell table:formula="of:=[.B1109]" office:value-type="float" office:value="6" calcext:value-type="float">
            <text:p>6</text:p>
          </table:table-cell>
          <table:table-cell office:value-type="float" office:value="151.00734464" calcext:value-type="float">
            <text:p>151.00734464</text:p>
          </table:table-cell>
          <table:table-cell office:value-type="float" office:value="81.43677216" calcext:value-type="float">
            <text:p>81.43677216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1110]+1" office:value-type="float" office:value="112" calcext:value-type="float">
            <text:p>112</text:p>
          </table:table-cell>
          <table:table-cell table:formula="of:=[.B1110]" office:value-type="float" office:value="7" calcext:value-type="float">
            <text:p>7</text:p>
          </table:table-cell>
          <table:table-cell office:value-type="float" office:value="210.8508288" calcext:value-type="float">
            <text:p>210.8508288</text:p>
          </table:table-cell>
          <table:table-cell office:value-type="float" office:value="59.942928" calcext:value-type="float">
            <text:p>59.942928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111]+1" office:value-type="float" office:value="112" calcext:value-type="float">
            <text:p>112</text:p>
          </table:table-cell>
          <table:table-cell table:formula="of:=[.B1111]" office:value-type="float" office:value="8" calcext:value-type="float">
            <text:p>8</text:p>
          </table:table-cell>
          <table:table-cell office:value-type="float" office:value="164.29931264" calcext:value-type="float">
            <text:p>164.29931264</text:p>
          </table:table-cell>
          <table:table-cell office:value-type="float" office:value="59.58729696" calcext:value-type="float">
            <text:p>59.58729696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112]+1" office:value-type="float" office:value="112" calcext:value-type="float">
            <text:p>112</text:p>
          </table:table-cell>
          <table:table-cell table:formula="of:=[.B1112]" office:value-type="float" office:value="9" calcext:value-type="float">
            <text:p>9</text:p>
          </table:table-cell>
          <table:table-cell office:value-type="float" office:value="206.9524864" calcext:value-type="float">
            <text:p>206.9524864</text:p>
          </table:table-cell>
          <table:table-cell office:value-type="float" office:value="38.5325184" calcext:value-type="float">
            <text:p>38.5325184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113]+1" office:value-type="float" office:value="112" calcext:value-type="float">
            <text:p>112</text:p>
          </table:table-cell>
          <table:table-cell table:formula="of:=[.B1113]" office:value-type="float" office:value="10" calcext:value-type="float">
            <text:p>10</text:p>
          </table:table-cell>
          <table:table-cell office:value-type="float" office:value="168.19202048" calcext:value-type="float">
            <text:p>168.19202048</text:p>
          </table:table-cell>
          <table:table-cell office:value-type="float" office:value="38.4815616" calcext:value-type="float">
            <text:p>38.4815616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114]+1" office:value-type="float" office:value="113" calcext:value-type="float">
            <text:p>113</text:p>
          </table:table-cell>
          <table:table-cell table:formula="of:=[.B1114]" office:value-type="float" office:value="1" calcext:value-type="float">
            <text:p>1</text:p>
          </table:table-cell>
          <table:table-cell office:value-type="float" office:value="228.73916672" calcext:value-type="float">
            <text:p>228.73916672</text:p>
          </table:table-cell>
          <table:table-cell office:value-type="float" office:value="143.38522944" calcext:value-type="float">
            <text:p>143.38522944</text:p>
          </table:table-cell>
          <table:table-cell office:value-type="float" office:value="233" calcext:value-type="float">
            <text:p>233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1115]+1" office:value-type="float" office:value="113" calcext:value-type="float">
            <text:p>113</text:p>
          </table:table-cell>
          <table:table-cell table:formula="of:=[.B1115]" office:value-type="float" office:value="2" calcext:value-type="float">
            <text:p>2</text:p>
          </table:table-cell>
          <table:table-cell office:value-type="float" office:value="136.18305664" calcext:value-type="float">
            <text:p>136.18305664</text:p>
          </table:table-cell>
          <table:table-cell office:value-type="float" office:value="146.8378368" calcext:value-type="float">
            <text:p>146.8378368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1116]+1" office:value-type="float" office:value="113" calcext:value-type="float">
            <text:p>113</text:p>
          </table:table-cell>
          <table:table-cell table:formula="of:=[.B1116]" office:value-type="float" office:value="3" calcext:value-type="float">
            <text:p>3</text:p>
          </table:table-cell>
          <table:table-cell office:value-type="float" office:value="223.7600128" calcext:value-type="float">
            <text:p>223.7600128</text:p>
          </table:table-cell>
          <table:table-cell office:value-type="float" office:value="114.28252992" calcext:value-type="float">
            <text:p>114.28252992</text:p>
          </table:table-cell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117]+1" office:value-type="float" office:value="113" calcext:value-type="float">
            <text:p>113</text:p>
          </table:table-cell>
          <table:table-cell table:formula="of:=[.B1117]" office:value-type="float" office:value="4" calcext:value-type="float">
            <text:p>4</text:p>
          </table:table-cell>
          <table:table-cell office:value-type="float" office:value="139.53382272" calcext:value-type="float">
            <text:p>139.53382272</text:p>
          </table:table-cell>
          <table:table-cell office:value-type="float" office:value="116.1168336" calcext:value-type="float">
            <text:p>116.1168336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118]+1" office:value-type="float" office:value="113" calcext:value-type="float">
            <text:p>113</text:p>
          </table:table-cell>
          <table:table-cell table:formula="of:=[.B1118]" office:value-type="float" office:value="5" calcext:value-type="float">
            <text:p>5</text:p>
          </table:table-cell>
          <table:table-cell office:value-type="float" office:value="215.7280576" calcext:value-type="float">
            <text:p>215.7280576</text:p>
          </table:table-cell>
          <table:table-cell office:value-type="float" office:value="81.3335328" calcext:value-type="float">
            <text:p>81.3335328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1119]+1" office:value-type="float" office:value="113" calcext:value-type="float">
            <text:p>113</text:p>
          </table:table-cell>
          <table:table-cell table:formula="of:=[.B1119]" office:value-type="float" office:value="6" calcext:value-type="float">
            <text:p>6</text:p>
          </table:table-cell>
          <table:table-cell office:value-type="float" office:value="141.65501312" calcext:value-type="float">
            <text:p>141.65501312</text:p>
          </table:table-cell>
          <table:table-cell office:value-type="float" office:value="84.28893216" calcext:value-type="float">
            <text:p>84.28893216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120]+1" office:value-type="float" office:value="113" calcext:value-type="float">
            <text:p>113</text:p>
          </table:table-cell>
          <table:table-cell table:formula="of:=[.B1120]" office:value-type="float" office:value="7" calcext:value-type="float">
            <text:p>7</text:p>
          </table:table-cell>
          <table:table-cell office:value-type="float" office:value="202.1471744" calcext:value-type="float">
            <text:p>202.1471744</text:p>
          </table:table-cell>
          <table:table-cell office:value-type="float" office:value="57.5989824" calcext:value-type="float">
            <text:p>57.5989824</text:p>
          </table:table-cell>
          <table:table-cell office:value-type="float" office:value="202" calcext:value-type="float">
            <text:p>20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1121]+1" office:value-type="float" office:value="113" calcext:value-type="float">
            <text:p>113</text:p>
          </table:table-cell>
          <table:table-cell table:formula="of:=[.B1121]" office:value-type="float" office:value="8" calcext:value-type="float">
            <text:p>8</text:p>
          </table:table-cell>
          <table:table-cell office:value-type="float" office:value="154.81282944" calcext:value-type="float">
            <text:p>154.81282944</text:p>
          </table:table-cell>
          <table:table-cell office:value-type="float" office:value="60.74608032" calcext:value-type="float">
            <text:p>60.74608032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122]+1" office:value-type="float" office:value="113" calcext:value-type="float">
            <text:p>113</text:p>
          </table:table-cell>
          <table:table-cell table:formula="of:=[.B1122]" office:value-type="float" office:value="9" calcext:value-type="float">
            <text:p>9</text:p>
          </table:table-cell>
          <table:table-cell office:value-type="float" office:value="194.98493952" calcext:value-type="float">
            <text:p>194.98493952</text:p>
          </table:table-cell>
          <table:table-cell office:value-type="float" office:value="36.000432" calcext:value-type="float">
            <text:p>36.00043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123]+1" office:value-type="float" office:value="113" calcext:value-type="float">
            <text:p>113</text:p>
          </table:table-cell>
          <table:table-cell table:formula="of:=[.B1123]" office:value-type="float" office:value="10" calcext:value-type="float">
            <text:p>10</text:p>
          </table:table-cell>
          <table:table-cell office:value-type="float" office:value="157.06844928" calcext:value-type="float">
            <text:p>157.06844928</text:p>
          </table:table-cell>
          <table:table-cell office:value-type="float" office:value="38.7288288" calcext:value-type="float">
            <text:p>38.7288288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124]+1" office:value-type="float" office:value="114" calcext:value-type="float">
            <text:p>114</text:p>
          </table:table-cell>
          <table:table-cell table:formula="of:=[.B1124]" office:value-type="float" office:value="1" calcext:value-type="float">
            <text:p>1</text:p>
          </table:table-cell>
          <table:table-cell office:value-type="float" office:value="218.98771712" calcext:value-type="float">
            <text:p>218.98771712</text:p>
          </table:table-cell>
          <table:table-cell office:value-type="float" office:value="145.8720816" calcext:value-type="float">
            <text:p>145.8720816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1125]+1" office:value-type="float" office:value="114" calcext:value-type="float">
            <text:p>114</text:p>
          </table:table-cell>
          <table:table-cell table:formula="of:=[.B1125]" office:value-type="float" office:value="2" calcext:value-type="float">
            <text:p>2</text:p>
          </table:table-cell>
          <table:table-cell office:value-type="float" office:value="130.00105472" calcext:value-type="float">
            <text:p>130.00105472</text:p>
          </table:table-cell>
          <table:table-cell office:value-type="float" office:value="145.1868768" calcext:value-type="float">
            <text:p>145.186876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126]+1" office:value-type="float" office:value="114" calcext:value-type="float">
            <text:p>114</text:p>
          </table:table-cell>
          <table:table-cell table:formula="of:=[.B1126]" office:value-type="float" office:value="3" calcext:value-type="float">
            <text:p>3</text:p>
          </table:table-cell>
          <table:table-cell office:value-type="float" office:value="215.3732736" calcext:value-type="float">
            <text:p>215.3732736</text:p>
          </table:table-cell>
          <table:table-cell office:value-type="float" office:value="116.12204352" calcext:value-type="float">
            <text:p>116.12204352</text:p>
          </table:table-cell>
          <table:table-cell office:value-type="float" office:value="215" calcext:value-type="float">
            <text:p>215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127]+1" office:value-type="float" office:value="114" calcext:value-type="float">
            <text:p>114</text:p>
          </table:table-cell>
          <table:table-cell table:formula="of:=[.B1127]" office:value-type="float" office:value="4" calcext:value-type="float">
            <text:p>4</text:p>
          </table:table-cell>
          <table:table-cell office:value-type="float" office:value="135.3049088" calcext:value-type="float">
            <text:p>135.3049088</text:p>
          </table:table-cell>
          <table:table-cell office:value-type="float" office:value="115.28430144" calcext:value-type="float">
            <text:p>115.28430144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128]+1" office:value-type="float" office:value="114" calcext:value-type="float">
            <text:p>114</text:p>
          </table:table-cell>
          <table:table-cell table:formula="of:=[.B1128]" office:value-type="float" office:value="5" calcext:value-type="float">
            <text:p>5</text:p>
          </table:table-cell>
          <table:table-cell office:value-type="float" office:value="212.2899712" calcext:value-type="float">
            <text:p>212.2899712</text:p>
          </table:table-cell>
          <table:table-cell office:value-type="float" office:value="88.56307056" calcext:value-type="float">
            <text:p>88.56307056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1129]+1" office:value-type="float" office:value="114" calcext:value-type="float">
            <text:p>114</text:p>
          </table:table-cell>
          <table:table-cell table:formula="of:=[.B1129]" office:value-type="float" office:value="6" calcext:value-type="float">
            <text:p>6</text:p>
          </table:table-cell>
          <table:table-cell office:value-type="float" office:value="139.1446912" calcext:value-type="float">
            <text:p>139.1446912</text:p>
          </table:table-cell>
          <table:table-cell office:value-type="float" office:value="85.93902816" calcext:value-type="float">
            <text:p>85.93902816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130]+1" office:value-type="float" office:value="114" calcext:value-type="float">
            <text:p>114</text:p>
          </table:table-cell>
          <table:table-cell table:formula="of:=[.B1130]" office:value-type="float" office:value="7" calcext:value-type="float">
            <text:p>7</text:p>
          </table:table-cell>
          <table:table-cell office:value-type="float" office:value="197.2456512" calcext:value-type="float">
            <text:p>197.2456512</text:p>
          </table:table-cell>
          <table:table-cell office:value-type="float" office:value="64.57733376" calcext:value-type="float">
            <text:p>64.57733376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131]+1" office:value-type="float" office:value="114" calcext:value-type="float">
            <text:p>114</text:p>
          </table:table-cell>
          <table:table-cell table:formula="of:=[.B1131]" office:value-type="float" office:value="8" calcext:value-type="float">
            <text:p>8</text:p>
          </table:table-cell>
          <table:table-cell office:value-type="float" office:value="152.20319232" calcext:value-type="float">
            <text:p>152.20319232</text:p>
          </table:table-cell>
          <table:table-cell office:value-type="float" office:value="65.6172192" calcext:value-type="float">
            <text:p>65.6172192</text:p>
          </table:table-cell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132]+1" office:value-type="float" office:value="114" calcext:value-type="float">
            <text:p>114</text:p>
          </table:table-cell>
          <table:table-cell table:formula="of:=[.B1132]" office:value-type="float" office:value="9" calcext:value-type="float">
            <text:p>9</text:p>
          </table:table-cell>
          <table:table-cell office:value-type="float" office:value="191.63760384" calcext:value-type="float">
            <text:p>191.63760384</text:p>
          </table:table-cell>
          <table:table-cell office:value-type="float" office:value="46.13202624" calcext:value-type="float">
            <text:p>46.13202624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133]+1" office:value-type="float" office:value="114" calcext:value-type="float">
            <text:p>114</text:p>
          </table:table-cell>
          <table:table-cell table:formula="of:=[.B1133]" office:value-type="float" office:value="10" calcext:value-type="float">
            <text:p>10</text:p>
          </table:table-cell>
          <table:table-cell office:value-type="float" office:value="154.7569664" calcext:value-type="float">
            <text:p>154.7569664</text:p>
          </table:table-cell>
          <table:table-cell office:value-type="float" office:value="47.3606112" calcext:value-type="float">
            <text:p>47.3606112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134]+1" office:value-type="float" office:value="115" calcext:value-type="float">
            <text:p>115</text:p>
          </table:table-cell>
          <table:table-cell table:formula="of:=[.B1134]" office:value-type="float" office:value="1" calcext:value-type="float">
            <text:p>1</text:p>
          </table:table-cell>
          <table:table-cell office:value-type="float" office:value="213.368576" calcext:value-type="float">
            <text:p>213.368576</text:p>
          </table:table-cell>
          <table:table-cell office:value-type="float" office:value="126.09957504" calcext:value-type="float">
            <text:p>126.09957504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1135]+1" office:value-type="float" office:value="115" calcext:value-type="float">
            <text:p>115</text:p>
          </table:table-cell>
          <table:table-cell table:formula="of:=[.B1135]" office:value-type="float" office:value="2" calcext:value-type="float">
            <text:p>2</text:p>
          </table:table-cell>
          <table:table-cell office:value-type="float" office:value="126.586529728" calcext:value-type="float">
            <text:p>126.586529728</text:p>
          </table:table-cell>
          <table:table-cell office:value-type="float" office:value="120.58876416" calcext:value-type="float">
            <text:p>120.5887641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136]+1" office:value-type="float" office:value="115" calcext:value-type="float">
            <text:p>115</text:p>
          </table:table-cell>
          <table:table-cell table:formula="of:=[.B1136]" office:value-type="float" office:value="3" calcext:value-type="float">
            <text:p>3</text:p>
          </table:table-cell>
          <table:table-cell office:value-type="float" office:value="210.4635776" calcext:value-type="float">
            <text:p>210.4635776</text:p>
          </table:table-cell>
          <table:table-cell office:value-type="float" office:value="96.497305152" calcext:value-type="float">
            <text:p>96.497305152</text:p>
          </table:table-cell>
          <table:table-cell office:value-type="float" office:value="209" calcext:value-type="float">
            <text:p>209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137]+1" office:value-type="float" office:value="115" calcext:value-type="float">
            <text:p>115</text:p>
          </table:table-cell>
          <table:table-cell table:formula="of:=[.B1137]" office:value-type="float" office:value="4" calcext:value-type="float">
            <text:p>4</text:p>
          </table:table-cell>
          <table:table-cell office:value-type="float" office:value="132.73247616" calcext:value-type="float">
            <text:p>132.73247616</text:p>
          </table:table-cell>
          <table:table-cell office:value-type="float" office:value="92.487749184" calcext:value-type="float">
            <text:p>92.487749184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138]+1" office:value-type="float" office:value="115" calcext:value-type="float">
            <text:p>115</text:p>
          </table:table-cell>
          <table:table-cell table:formula="of:=[.B1138]" office:value-type="float" office:value="5" calcext:value-type="float">
            <text:p>5</text:p>
          </table:table-cell>
          <table:table-cell office:value-type="float" office:value="207.7150208" calcext:value-type="float">
            <text:p>207.7150208</text:p>
          </table:table-cell>
          <table:table-cell office:value-type="float" office:value="65.82996096" calcext:value-type="float">
            <text:p>65.82996096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1139]+1" office:value-type="float" office:value="115" calcext:value-type="float">
            <text:p>115</text:p>
          </table:table-cell>
          <table:table-cell table:formula="of:=[.B1139]" office:value-type="float" office:value="6" calcext:value-type="float">
            <text:p>6</text:p>
          </table:table-cell>
          <table:table-cell office:value-type="float" office:value="137.98214528" calcext:value-type="float">
            <text:p>137.98214528</text:p>
          </table:table-cell>
          <table:table-cell office:value-type="float" office:value="62.2472352" calcext:value-type="float">
            <text:p>62.2472352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140]+1" office:value-type="float" office:value="115" calcext:value-type="float">
            <text:p>115</text:p>
          </table:table-cell>
          <table:table-cell table:formula="of:=[.B1140]" office:value-type="float" office:value="7" calcext:value-type="float">
            <text:p>7</text:p>
          </table:table-cell>
          <table:table-cell office:value-type="float" office:value="196.21347072" calcext:value-type="float">
            <text:p>196.21347072</text:p>
          </table:table-cell>
          <table:table-cell office:value-type="float" office:value="42.2025264" calcext:value-type="float">
            <text:p>42.2025264</text:p>
          </table:table-cell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141]+1" office:value-type="float" office:value="115" calcext:value-type="float">
            <text:p>115</text:p>
          </table:table-cell>
          <table:table-cell table:formula="of:=[.B1141]" office:value-type="float" office:value="8" calcext:value-type="float">
            <text:p>8</text:p>
          </table:table-cell>
          <table:table-cell office:value-type="float" office:value="152.23143168" calcext:value-type="float">
            <text:p>152.23143168</text:p>
          </table:table-cell>
          <table:table-cell office:value-type="float" office:value="41.38396416" calcext:value-type="float">
            <text:p>41.38396416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142]+1" office:value-type="float" office:value="115" calcext:value-type="float">
            <text:p>115</text:p>
          </table:table-cell>
          <table:table-cell table:formula="of:=[.B1142]" office:value-type="float" office:value="9" calcext:value-type="float">
            <text:p>9</text:p>
          </table:table-cell>
          <table:table-cell office:value-type="float" office:value="191.95565824" calcext:value-type="float">
            <text:p>191.95565824</text:p>
          </table:table-cell>
          <table:table-cell office:value-type="float" office:value="22.0102176" calcext:value-type="float">
            <text:p>22.0102176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143]+1" office:value-type="float" office:value="115" calcext:value-type="float">
            <text:p>115</text:p>
          </table:table-cell>
          <table:table-cell table:formula="of:=[.B1143]" office:value-type="float" office:value="10" calcext:value-type="float">
            <text:p>10</text:p>
          </table:table-cell>
          <table:table-cell office:value-type="float" office:value="156.30388992" calcext:value-type="float">
            <text:p>156.30388992</text:p>
          </table:table-cell>
          <table:table-cell office:value-type="float" office:value="21.5752224" calcext:value-type="float">
            <text:p>21.5752224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1144]+1" office:value-type="float" office:value="116" calcext:value-type="float">
            <text:p>116</text:p>
          </table:table-cell>
          <table:table-cell table:formula="of:=[.B1144]" office:value-type="float" office:value="1" calcext:value-type="float">
            <text:p>1</text:p>
          </table:table-cell>
          <table:table-cell office:value-type="float" office:value="222.57308928" calcext:value-type="float">
            <text:p>222.57308928</text:p>
          </table:table-cell>
          <table:table-cell office:value-type="float" office:value="133.27843392" calcext:value-type="float">
            <text:p>133.27843392</text:p>
          </table:table-cell>
          <table:table-cell office:value-type="float" office:value="226" calcext:value-type="float">
            <text:p>226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145]+1" office:value-type="float" office:value="116" calcext:value-type="float">
            <text:p>116</text:p>
          </table:table-cell>
          <table:table-cell table:formula="of:=[.B1145]" office:value-type="float" office:value="2" calcext:value-type="float">
            <text:p>2</text:p>
          </table:table-cell>
          <table:table-cell office:value-type="float" office:value="137.45824" calcext:value-type="float">
            <text:p>137.45824</text:p>
          </table:table-cell>
          <table:table-cell office:value-type="float" office:value="132.7602048" calcext:value-type="float">
            <text:p>132.7602048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146]+1" office:value-type="float" office:value="116" calcext:value-type="float">
            <text:p>116</text:p>
          </table:table-cell>
          <table:table-cell table:formula="of:=[.B1146]" office:value-type="float" office:value="3" calcext:value-type="float">
            <text:p>3</text:p>
          </table:table-cell>
          <table:table-cell office:value-type="float" office:value="218.55195648" calcext:value-type="float">
            <text:p>218.55195648</text:p>
          </table:table-cell>
          <table:table-cell office:value-type="float" office:value="102.7198416" calcext:value-type="float">
            <text:p>102.7198416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147]+1" office:value-type="float" office:value="116" calcext:value-type="float">
            <text:p>116</text:p>
          </table:table-cell>
          <table:table-cell table:formula="of:=[.B1147]" office:value-type="float" office:value="4" calcext:value-type="float">
            <text:p>4</text:p>
          </table:table-cell>
          <table:table-cell office:value-type="float" office:value="141.51325312" calcext:value-type="float">
            <text:p>141.51325312</text:p>
          </table:table-cell>
          <table:table-cell office:value-type="float" office:value="102.90033792" calcext:value-type="float">
            <text:p>102.90033792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148]+1" office:value-type="float" office:value="116" calcext:value-type="float">
            <text:p>116</text:p>
          </table:table-cell>
          <table:table-cell table:formula="of:=[.B1148]" office:value-type="float" office:value="5" calcext:value-type="float">
            <text:p>5</text:p>
          </table:table-cell>
          <table:table-cell office:value-type="float" office:value="214.3522112" calcext:value-type="float">
            <text:p>214.3522112</text:p>
          </table:table-cell>
          <table:table-cell office:value-type="float" office:value="74.30336064" calcext:value-type="float">
            <text:p>74.30336064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149]+1" office:value-type="float" office:value="116" calcext:value-type="float">
            <text:p>116</text:p>
          </table:table-cell>
          <table:table-cell table:formula="of:=[.B1149]" office:value-type="float" office:value="6" calcext:value-type="float">
            <text:p>6</text:p>
          </table:table-cell>
          <table:table-cell office:value-type="float" office:value="145.40011008" calcext:value-type="float">
            <text:p>145.40011008</text:p>
          </table:table-cell>
          <table:table-cell office:value-type="float" office:value="73.81072608" calcext:value-type="float">
            <text:p>73.81072608</text:p>
          </table:table-cell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150]+1" office:value-type="float" office:value="116" calcext:value-type="float">
            <text:p>116</text:p>
          </table:table-cell>
          <table:table-cell table:formula="of:=[.B1150]" office:value-type="float" office:value="7" calcext:value-type="float">
            <text:p>7</text:p>
          </table:table-cell>
          <table:table-cell office:value-type="float" office:value="201.44422912" calcext:value-type="float">
            <text:p>201.44422912</text:p>
          </table:table-cell>
          <table:table-cell office:value-type="float" office:value="51.88435968" calcext:value-type="float">
            <text:p>51.88435968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151]+1" office:value-type="float" office:value="116" calcext:value-type="float">
            <text:p>116</text:p>
          </table:table-cell>
          <table:table-cell table:formula="of:=[.B1151]" office:value-type="float" office:value="8" calcext:value-type="float">
            <text:p>8</text:p>
          </table:table-cell>
          <table:table-cell office:value-type="float" office:value="157.76681088" calcext:value-type="float">
            <text:p>157.76681088</text:p>
          </table:table-cell>
          <table:table-cell office:value-type="float" office:value="53.0628288" calcext:value-type="float">
            <text:p>53.0628288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152]+1" office:value-type="float" office:value="116" calcext:value-type="float">
            <text:p>116</text:p>
          </table:table-cell>
          <table:table-cell table:formula="of:=[.B1152]" office:value-type="float" office:value="9" calcext:value-type="float">
            <text:p>9</text:p>
          </table:table-cell>
          <table:table-cell office:value-type="float" office:value="195.9389056" calcext:value-type="float">
            <text:p>195.9389056</text:p>
          </table:table-cell>
          <table:table-cell office:value-type="float" office:value="32.5930752" calcext:value-type="float">
            <text:p>32.593075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153]+1" office:value-type="float" office:value="116" calcext:value-type="float">
            <text:p>116</text:p>
          </table:table-cell>
          <table:table-cell table:formula="of:=[.B1153]" office:value-type="float" office:value="10" calcext:value-type="float">
            <text:p>10</text:p>
          </table:table-cell>
          <table:table-cell office:value-type="float" office:value="160.35515648" calcext:value-type="float">
            <text:p>160.35515648</text:p>
          </table:table-cell>
          <table:table-cell office:value-type="float" office:value="34.00976928" calcext:value-type="float">
            <text:p>34.00976928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154]+1" office:value-type="float" office:value="117" calcext:value-type="float">
            <text:p>117</text:p>
          </table:table-cell>
          <table:table-cell table:formula="of:=[.B1154]" office:value-type="float" office:value="1" calcext:value-type="float">
            <text:p>1</text:p>
          </table:table-cell>
          <table:table-cell office:value-type="float" office:value="226.1366272" calcext:value-type="float">
            <text:p>226.1366272</text:p>
          </table:table-cell>
          <table:table-cell office:value-type="float" office:value="136.62761856" calcext:value-type="float">
            <text:p>136.62761856</text:p>
          </table:table-cell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155]+1" office:value-type="float" office:value="117" calcext:value-type="float">
            <text:p>117</text:p>
          </table:table-cell>
          <table:table-cell table:formula="of:=[.B1155]" office:value-type="float" office:value="2" calcext:value-type="float">
            <text:p>2</text:p>
          </table:table-cell>
          <table:table-cell office:value-type="float" office:value="137.7918784" calcext:value-type="float">
            <text:p>137.7918784</text:p>
          </table:table-cell>
          <table:table-cell office:value-type="float" office:value="136.52766048" calcext:value-type="float">
            <text:p>136.52766048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156]+1" office:value-type="float" office:value="117" calcext:value-type="float">
            <text:p>117</text:p>
          </table:table-cell>
          <table:table-cell table:formula="of:=[.B1156]" office:value-type="float" office:value="3" calcext:value-type="float">
            <text:p>3</text:p>
          </table:table-cell>
          <table:table-cell office:value-type="float" office:value="222.2015872" calcext:value-type="float">
            <text:p>222.2015872</text:p>
          </table:table-cell>
          <table:table-cell office:value-type="float" office:value="106.02380928" calcext:value-type="float">
            <text:p>106.02380928</text:p>
          </table:table-cell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1157]+1" office:value-type="float" office:value="117" calcext:value-type="float">
            <text:p>117</text:p>
          </table:table-cell>
          <table:table-cell table:formula="of:=[.B1157]" office:value-type="float" office:value="4" calcext:value-type="float">
            <text:p>4</text:p>
          </table:table-cell>
          <table:table-cell office:value-type="float" office:value="142.27107904" calcext:value-type="float">
            <text:p>142.27107904</text:p>
          </table:table-cell>
          <table:table-cell office:value-type="float" office:value="105.22375776" calcext:value-type="float">
            <text:p>105.22375776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158]+1" office:value-type="float" office:value="117" calcext:value-type="float">
            <text:p>117</text:p>
          </table:table-cell>
          <table:table-cell table:formula="of:=[.B1158]" office:value-type="float" office:value="5" calcext:value-type="float">
            <text:p>5</text:p>
          </table:table-cell>
          <table:table-cell office:value-type="float" office:value="217.5784704" calcext:value-type="float">
            <text:p>217.5784704</text:p>
          </table:table-cell>
          <table:table-cell office:value-type="float" office:value="76.18389408" calcext:value-type="float">
            <text:p>76.18389408</text:p>
          </table:table-cell>
          <table:table-cell office:value-type="float" office:value="217" calcext:value-type="float">
            <text:p>217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159]+1" office:value-type="float" office:value="117" calcext:value-type="float">
            <text:p>117</text:p>
          </table:table-cell>
          <table:table-cell table:formula="of:=[.B1159]" office:value-type="float" office:value="6" calcext:value-type="float">
            <text:p>6</text:p>
          </table:table-cell>
          <table:table-cell office:value-type="float" office:value="144.68750976" calcext:value-type="float">
            <text:p>144.68750976</text:p>
          </table:table-cell>
          <table:table-cell office:value-type="float" office:value="77.03627904" calcext:value-type="float">
            <text:p>77.03627904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160]+1" office:value-type="float" office:value="117" calcext:value-type="float">
            <text:p>117</text:p>
          </table:table-cell>
          <table:table-cell table:formula="of:=[.B1160]" office:value-type="float" office:value="7" calcext:value-type="float">
            <text:p>7</text:p>
          </table:table-cell>
          <table:table-cell office:value-type="float" office:value="203.1471872" calcext:value-type="float">
            <text:p>203.1471872</text:p>
          </table:table-cell>
          <table:table-cell office:value-type="float" office:value="52.61474112" calcext:value-type="float">
            <text:p>52.61474112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161]+1" office:value-type="float" office:value="117" calcext:value-type="float">
            <text:p>117</text:p>
          </table:table-cell>
          <table:table-cell table:formula="of:=[.B1161]" office:value-type="float" office:value="8" calcext:value-type="float">
            <text:p>8</text:p>
          </table:table-cell>
          <table:table-cell office:value-type="float" office:value="158.44004992" calcext:value-type="float">
            <text:p>158.44004992</text:p>
          </table:table-cell>
          <table:table-cell office:value-type="float" office:value="53.6801376" calcext:value-type="float">
            <text:p>53.6801376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162]+1" office:value-type="float" office:value="117" calcext:value-type="float">
            <text:p>117</text:p>
          </table:table-cell>
          <table:table-cell table:formula="of:=[.B1162]" office:value-type="float" office:value="9" calcext:value-type="float">
            <text:p>9</text:p>
          </table:table-cell>
          <table:table-cell office:value-type="float" office:value="197.4016192" calcext:value-type="float">
            <text:p>197.4016192</text:p>
          </table:table-cell>
          <table:table-cell office:value-type="float" office:value="32.2407168" calcext:value-type="float">
            <text:p>32.2407168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163]+1" office:value-type="float" office:value="117" calcext:value-type="float">
            <text:p>117</text:p>
          </table:table-cell>
          <table:table-cell table:formula="of:=[.B1163]" office:value-type="float" office:value="10" calcext:value-type="float">
            <text:p>10</text:p>
          </table:table-cell>
          <table:table-cell office:value-type="float" office:value="161.6378368" calcext:value-type="float">
            <text:p>161.6378368</text:p>
          </table:table-cell>
          <table:table-cell office:value-type="float" office:value="33.1445952" calcext:value-type="float">
            <text:p>33.1445952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164]+1" office:value-type="float" office:value="118" calcext:value-type="float">
            <text:p>118</text:p>
          </table:table-cell>
          <table:table-cell table:formula="of:=[.B1164]" office:value-type="float" office:value="1" calcext:value-type="float">
            <text:p>1</text:p>
          </table:table-cell>
          <table:table-cell office:value-type="float" office:value="218.9344512" calcext:value-type="float">
            <text:p>218.9344512</text:p>
          </table:table-cell>
          <table:table-cell office:value-type="float" office:value="125.72270976" calcext:value-type="float">
            <text:p>125.72270976</text:p>
          </table:table-cell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165]+1" office:value-type="float" office:value="118" calcext:value-type="float">
            <text:p>118</text:p>
          </table:table-cell>
          <table:table-cell table:formula="of:=[.B1165]" office:value-type="float" office:value="2" calcext:value-type="float">
            <text:p>2</text:p>
          </table:table-cell>
          <table:table-cell office:value-type="float" office:value="131.110266624" calcext:value-type="float">
            <text:p>131.110266624</text:p>
          </table:table-cell>
          <table:table-cell office:value-type="float" office:value="125.74444512" calcext:value-type="float">
            <text:p>125.74444512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1166]+1" office:value-type="float" office:value="118" calcext:value-type="float">
            <text:p>118</text:p>
          </table:table-cell>
          <table:table-cell table:formula="of:=[.B1166]" office:value-type="float" office:value="3" calcext:value-type="float">
            <text:p>3</text:p>
          </table:table-cell>
          <table:table-cell office:value-type="float" office:value="214.27815296" calcext:value-type="float">
            <text:p>214.27815296</text:p>
          </table:table-cell>
          <table:table-cell office:value-type="float" office:value="96.1239645504" calcext:value-type="float">
            <text:p>96.1239645504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1167]+1" office:value-type="float" office:value="118" calcext:value-type="float">
            <text:p>118</text:p>
          </table:table-cell>
          <table:table-cell table:formula="of:=[.B1167]" office:value-type="float" office:value="4" calcext:value-type="float">
            <text:p>4</text:p>
          </table:table-cell>
          <table:table-cell office:value-type="float" office:value="135.801720576" calcext:value-type="float">
            <text:p>135.801720576</text:p>
          </table:table-cell>
          <table:table-cell office:value-type="float" office:value="96.2364513888" calcext:value-type="float">
            <text:p>96.2364513888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168]+1" office:value-type="float" office:value="118" calcext:value-type="float">
            <text:p>118</text:p>
          </table:table-cell>
          <table:table-cell table:formula="of:=[.B1168]" office:value-type="float" office:value="5" calcext:value-type="float">
            <text:p>5</text:p>
          </table:table-cell>
          <table:table-cell office:value-type="float" office:value="209.405568" calcext:value-type="float">
            <text:p>209.405568</text:p>
          </table:table-cell>
          <table:table-cell office:value-type="float" office:value="66.27970176" calcext:value-type="float">
            <text:p>66.27970176</text:p>
          </table:table-cell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169]+1" office:value-type="float" office:value="118" calcext:value-type="float">
            <text:p>118</text:p>
          </table:table-cell>
          <table:table-cell table:formula="of:=[.B1169]" office:value-type="float" office:value="6" calcext:value-type="float">
            <text:p>6</text:p>
          </table:table-cell>
          <table:table-cell office:value-type="float" office:value="139.888725248" calcext:value-type="float">
            <text:p>139.888725248</text:p>
          </table:table-cell>
          <table:table-cell office:value-type="float" office:value="65.82271104" calcext:value-type="float">
            <text:p>65.82271104</text:p>
          </table:table-cell>
          <table:table-cell office:value-type="float" office:value="141" calcext:value-type="float">
            <text:p>14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170]+1" office:value-type="float" office:value="118" calcext:value-type="float">
            <text:p>118</text:p>
          </table:table-cell>
          <table:table-cell table:formula="of:=[.B1170]" office:value-type="float" office:value="7" calcext:value-type="float">
            <text:p>7</text:p>
          </table:table-cell>
          <table:table-cell office:value-type="float" office:value="196.179712" calcext:value-type="float">
            <text:p>196.179712</text:p>
          </table:table-cell>
          <table:table-cell office:value-type="float" office:value="44.3330496" calcext:value-type="float">
            <text:p>44.3330496</text:p>
          </table:table-cell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171]+1" office:value-type="float" office:value="118" calcext:value-type="float">
            <text:p>118</text:p>
          </table:table-cell>
          <table:table-cell table:formula="of:=[.B1171]" office:value-type="float" office:value="8" calcext:value-type="float">
            <text:p>8</text:p>
          </table:table-cell>
          <table:table-cell office:value-type="float" office:value="152.08774528" calcext:value-type="float">
            <text:p>152.08774528</text:p>
          </table:table-cell>
          <table:table-cell office:value-type="float" office:value="45.0754752" calcext:value-type="float">
            <text:p>45.0754752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172]+1" office:value-type="float" office:value="118" calcext:value-type="float">
            <text:p>118</text:p>
          </table:table-cell>
          <table:table-cell table:formula="of:=[.B1172]" office:value-type="float" office:value="9" calcext:value-type="float">
            <text:p>9</text:p>
          </table:table-cell>
          <table:table-cell office:value-type="float" office:value="191.06011136" calcext:value-type="float">
            <text:p>191.06011136</text:p>
          </table:table-cell>
          <table:table-cell office:value-type="float" office:value="24.3450432" calcext:value-type="float">
            <text:p>24.3450432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173]+1" office:value-type="float" office:value="118" calcext:value-type="float">
            <text:p>118</text:p>
          </table:table-cell>
          <table:table-cell table:formula="of:=[.B1173]" office:value-type="float" office:value="10" calcext:value-type="float">
            <text:p>10</text:p>
          </table:table-cell>
          <table:table-cell office:value-type="float" office:value="155.681216" calcext:value-type="float">
            <text:p>155.681216</text:p>
          </table:table-cell>
          <table:table-cell office:value-type="float" office:value="25.80598656" calcext:value-type="float">
            <text:p>25.80598656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174]+1" office:value-type="float" office:value="119" calcext:value-type="float">
            <text:p>119</text:p>
          </table:table-cell>
          <table:table-cell table:formula="of:=[.B1174]" office:value-type="float" office:value="1" calcext:value-type="float">
            <text:p>1</text:p>
          </table:table-cell>
          <table:table-cell office:value-type="float" office:value="227.1652864" calcext:value-type="float">
            <text:p>227.1652864</text:p>
          </table:table-cell>
          <table:table-cell office:value-type="float" office:value="125.52593664" calcext:value-type="float">
            <text:p>125.52593664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1175]+1" office:value-type="float" office:value="119" calcext:value-type="float">
            <text:p>119</text:p>
          </table:table-cell>
          <table:table-cell table:formula="of:=[.B1175]" office:value-type="float" office:value="2" calcext:value-type="float">
            <text:p>2</text:p>
          </table:table-cell>
          <table:table-cell office:value-type="float" office:value="138.57016832" calcext:value-type="float">
            <text:p>138.57016832</text:p>
          </table:table-cell>
          <table:table-cell office:value-type="float" office:value="127.02089856" calcext:value-type="float">
            <text:p>127.02089856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176]+1" office:value-type="float" office:value="119" calcext:value-type="float">
            <text:p>119</text:p>
          </table:table-cell>
          <table:table-cell table:formula="of:=[.B1176]" office:value-type="float" office:value="3" calcext:value-type="float">
            <text:p>3</text:p>
          </table:table-cell>
          <table:table-cell office:value-type="float" office:value="222.77244544" calcext:value-type="float">
            <text:p>222.77244544</text:p>
          </table:table-cell>
          <table:table-cell office:value-type="float" office:value="96.06386232384" calcext:value-type="float">
            <text:p>96.0638623238</text:p>
          </table:table-cell>
          <table:table-cell office:value-type="float" office:value="224" calcext:value-type="float">
            <text:p>22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1177]+1" office:value-type="float" office:value="119" calcext:value-type="float">
            <text:p>119</text:p>
          </table:table-cell>
          <table:table-cell table:formula="of:=[.B1177]" office:value-type="float" office:value="4" calcext:value-type="float">
            <text:p>4</text:p>
          </table:table-cell>
          <table:table-cell office:value-type="float" office:value="142.1257696" calcext:value-type="float">
            <text:p>142.1257696</text:p>
          </table:table-cell>
          <table:table-cell office:value-type="float" office:value="97.509976896" calcext:value-type="float">
            <text:p>97.509976896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1178]+1" office:value-type="float" office:value="119" calcext:value-type="float">
            <text:p>119</text:p>
          </table:table-cell>
          <table:table-cell table:formula="of:=[.B1178]" office:value-type="float" office:value="5" calcext:value-type="float">
            <text:p>5</text:p>
          </table:table-cell>
          <table:table-cell office:value-type="float" office:value="216.7155968" calcext:value-type="float">
            <text:p>216.7155968</text:p>
          </table:table-cell>
          <table:table-cell office:value-type="float" office:value="64.728096" calcext:value-type="float">
            <text:p>64.728096</text:p>
          </table:table-cell>
          <table:table-cell office:value-type="float" office:value="220" calcext:value-type="float">
            <text:p>22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1179]+1" office:value-type="float" office:value="119" calcext:value-type="float">
            <text:p>119</text:p>
          </table:table-cell>
          <table:table-cell table:formula="of:=[.B1179]" office:value-type="float" office:value="6" calcext:value-type="float">
            <text:p>6</text:p>
          </table:table-cell>
          <table:table-cell office:value-type="float" office:value="144.50841344" calcext:value-type="float">
            <text:p>144.50841344</text:p>
          </table:table-cell>
          <table:table-cell office:value-type="float" office:value="66.5358672" calcext:value-type="float">
            <text:p>66.5358672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180]+1" office:value-type="float" office:value="119" calcext:value-type="float">
            <text:p>119</text:p>
          </table:table-cell>
          <table:table-cell table:formula="of:=[.B1180]" office:value-type="float" office:value="7" calcext:value-type="float">
            <text:p>7</text:p>
          </table:table-cell>
          <table:table-cell office:value-type="float" office:value="202.853632" calcext:value-type="float">
            <text:p>202.853632</text:p>
          </table:table-cell>
          <table:table-cell office:value-type="float" office:value="43.0175856" calcext:value-type="float">
            <text:p>43.0175856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181]+1" office:value-type="float" office:value="119" calcext:value-type="float">
            <text:p>119</text:p>
          </table:table-cell>
          <table:table-cell table:formula="of:=[.B1181]" office:value-type="float" office:value="8" calcext:value-type="float">
            <text:p>8</text:p>
          </table:table-cell>
          <table:table-cell office:value-type="float" office:value="157.0095296" calcext:value-type="float">
            <text:p>157.0095296</text:p>
          </table:table-cell>
          <table:table-cell office:value-type="float" office:value="45.3898656" calcext:value-type="float">
            <text:p>45.3898656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182]+1" office:value-type="float" office:value="119" calcext:value-type="float">
            <text:p>119</text:p>
          </table:table-cell>
          <table:table-cell table:formula="of:=[.B1182]" office:value-type="float" office:value="9" calcext:value-type="float">
            <text:p>9</text:p>
          </table:table-cell>
          <table:table-cell office:value-type="float" office:value="196.1245952" calcext:value-type="float">
            <text:p>196.1245952</text:p>
          </table:table-cell>
          <table:table-cell office:value-type="float" office:value="22.1155104" calcext:value-type="float">
            <text:p>22.1155104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1183]+1" office:value-type="float" office:value="119" calcext:value-type="float">
            <text:p>119</text:p>
          </table:table-cell>
          <table:table-cell table:formula="of:=[.B1183]" office:value-type="float" office:value="10" calcext:value-type="float">
            <text:p>10</text:p>
          </table:table-cell>
          <table:table-cell office:value-type="float" office:value="159.9022144" calcext:value-type="float">
            <text:p>159.9022144</text:p>
          </table:table-cell>
          <table:table-cell office:value-type="float" office:value="24.2633664" calcext:value-type="float">
            <text:p>24.2633664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184]+1" office:value-type="float" office:value="120" calcext:value-type="float">
            <text:p>120</text:p>
          </table:table-cell>
          <table:table-cell table:formula="of:=[.B1184]" office:value-type="float" office:value="1" calcext:value-type="float">
            <text:p>1</text:p>
          </table:table-cell>
          <table:table-cell office:value-type="float" office:value="217.9355904" calcext:value-type="float">
            <text:p>217.9355904</text:p>
          </table:table-cell>
          <table:table-cell office:value-type="float" office:value="140.0254176" calcext:value-type="float">
            <text:p>140.0254176</text:p>
          </table:table-cell>
          <table:table-cell office:value-type="float" office:value="215" calcext:value-type="float">
            <text:p>215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1185]+1" office:value-type="float" office:value="120" calcext:value-type="float">
            <text:p>120</text:p>
          </table:table-cell>
          <table:table-cell table:formula="of:=[.B1185]" office:value-type="float" office:value="2" calcext:value-type="float">
            <text:p>2</text:p>
          </table:table-cell>
          <table:table-cell office:value-type="float" office:value="133.259757056" calcext:value-type="float">
            <text:p>133.259757056</text:p>
          </table:table-cell>
          <table:table-cell office:value-type="float" office:value="137.75638656" calcext:value-type="float">
            <text:p>137.75638656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186]+1" office:value-type="float" office:value="120" calcext:value-type="float">
            <text:p>120</text:p>
          </table:table-cell>
          <table:table-cell table:formula="of:=[.B1186]" office:value-type="float" office:value="3" calcext:value-type="float">
            <text:p>3</text:p>
          </table:table-cell>
          <table:table-cell office:value-type="float" office:value="213.546496" calcext:value-type="float">
            <text:p>213.546496</text:p>
          </table:table-cell>
          <table:table-cell office:value-type="float" office:value="111.46450176" calcext:value-type="float">
            <text:p>111.46450176</text:p>
          </table:table-cell>
          <table:table-cell office:value-type="float" office:value="211" calcext:value-type="float">
            <text:p>211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187]+1" office:value-type="float" office:value="120" calcext:value-type="float">
            <text:p>120</text:p>
          </table:table-cell>
          <table:table-cell table:formula="of:=[.B1187]" office:value-type="float" office:value="4" calcext:value-type="float">
            <text:p>4</text:p>
          </table:table-cell>
          <table:table-cell office:value-type="float" office:value="138.54268736" calcext:value-type="float">
            <text:p>138.54268736</text:p>
          </table:table-cell>
          <table:table-cell office:value-type="float" office:value="109.12780512" calcext:value-type="float">
            <text:p>109.12780512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1188]+1" office:value-type="float" office:value="120" calcext:value-type="float">
            <text:p>120</text:p>
          </table:table-cell>
          <table:table-cell table:formula="of:=[.B1188]" office:value-type="float" office:value="5" calcext:value-type="float">
            <text:p>5</text:p>
          </table:table-cell>
          <table:table-cell office:value-type="float" office:value="212.8229376" calcext:value-type="float">
            <text:p>212.8229376</text:p>
          </table:table-cell>
          <table:table-cell office:value-type="float" office:value="82.6256928" calcext:value-type="float">
            <text:p>82.6256928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189]+1" office:value-type="float" office:value="120" calcext:value-type="float">
            <text:p>120</text:p>
          </table:table-cell>
          <table:table-cell table:formula="of:=[.B1189]" office:value-type="float" office:value="6" calcext:value-type="float">
            <text:p>6</text:p>
          </table:table-cell>
          <table:table-cell office:value-type="float" office:value="142.47183232" calcext:value-type="float">
            <text:p>142.47183232</text:p>
          </table:table-cell>
          <table:table-cell office:value-type="float" office:value="81.15557952" calcext:value-type="float">
            <text:p>81.15557952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190]+1" office:value-type="float" office:value="120" calcext:value-type="float">
            <text:p>120</text:p>
          </table:table-cell>
          <table:table-cell table:formula="of:=[.B1190]" office:value-type="float" office:value="7" calcext:value-type="float">
            <text:p>7</text:p>
          </table:table-cell>
          <table:table-cell office:value-type="float" office:value="198.87410688" calcext:value-type="float">
            <text:p>198.87410688</text:p>
          </table:table-cell>
          <table:table-cell office:value-type="float" office:value="60.3472656" calcext:value-type="float">
            <text:p>60.3472656</text:p>
          </table:table-cell>
          <table:table-cell office:value-type="float" office:value="195" calcext:value-type="float">
            <text:p>195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191]+1" office:value-type="float" office:value="120" calcext:value-type="float">
            <text:p>120</text:p>
          </table:table-cell>
          <table:table-cell table:formula="of:=[.B1191]" office:value-type="float" office:value="8" calcext:value-type="float">
            <text:p>8</text:p>
          </table:table-cell>
          <table:table-cell office:value-type="float" office:value="155.81935488" calcext:value-type="float">
            <text:p>155.81935488</text:p>
          </table:table-cell>
          <table:table-cell office:value-type="float" office:value="60.88982976" calcext:value-type="float">
            <text:p>60.88982976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192]+1" office:value-type="float" office:value="120" calcext:value-type="float">
            <text:p>120</text:p>
          </table:table-cell>
          <table:table-cell table:formula="of:=[.B1192]" office:value-type="float" office:value="9" calcext:value-type="float">
            <text:p>9</text:p>
          </table:table-cell>
          <table:table-cell office:value-type="float" office:value="195.57575168" calcext:value-type="float">
            <text:p>195.57575168</text:p>
          </table:table-cell>
          <table:table-cell office:value-type="float" office:value="41.2316448" calcext:value-type="float">
            <text:p>41.2316448</text:p>
          </table:table-cell>
          <table:table-cell office:value-type="float" office:value="190" calcext:value-type="float">
            <text:p>19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193]+1" office:value-type="float" office:value="120" calcext:value-type="float">
            <text:p>120</text:p>
          </table:table-cell>
          <table:table-cell table:formula="of:=[.B1193]" office:value-type="float" office:value="10" calcext:value-type="float">
            <text:p>10</text:p>
          </table:table-cell>
          <table:table-cell office:value-type="float" office:value="159.84067328" calcext:value-type="float">
            <text:p>159.84067328</text:p>
          </table:table-cell>
          <table:table-cell office:value-type="float" office:value="42.1986432" calcext:value-type="float">
            <text:p>42.1986432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194]+1" office:value-type="float" office:value="121" calcext:value-type="float">
            <text:p>121</text:p>
          </table:table-cell>
          <table:table-cell table:formula="of:=[.B1194]" office:value-type="float" office:value="1" calcext:value-type="float">
            <text:p>1</text:p>
          </table:table-cell>
          <table:table-cell office:value-type="float" office:value="213.109568" calcext:value-type="float">
            <text:p>213.109568</text:p>
          </table:table-cell>
          <table:table-cell office:value-type="float" office:value="136.4948352" calcext:value-type="float">
            <text:p>136.4948352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195]+1" office:value-type="float" office:value="121" calcext:value-type="float">
            <text:p>121</text:p>
          </table:table-cell>
          <table:table-cell table:formula="of:=[.B1195]" office:value-type="float" office:value="2" calcext:value-type="float">
            <text:p>2</text:p>
          </table:table-cell>
          <table:table-cell office:value-type="float" office:value="123.97391872" calcext:value-type="float">
            <text:p>123.97391872</text:p>
          </table:table-cell>
          <table:table-cell office:value-type="float" office:value="135.5482032" calcext:value-type="float">
            <text:p>135.548203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196]+1" office:value-type="float" office:value="121" calcext:value-type="float">
            <text:p>121</text:p>
          </table:table-cell>
          <table:table-cell table:formula="of:=[.B1196]" office:value-type="float" office:value="3" calcext:value-type="float">
            <text:p>3</text:p>
          </table:table-cell>
          <table:table-cell office:value-type="float" office:value="208.46513408" calcext:value-type="float">
            <text:p>208.46513408</text:p>
          </table:table-cell>
          <table:table-cell office:value-type="float" office:value="107.7392976" calcext:value-type="float">
            <text:p>107.7392976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197]+1" office:value-type="float" office:value="121" calcext:value-type="float">
            <text:p>121</text:p>
          </table:table-cell>
          <table:table-cell table:formula="of:=[.B1197]" office:value-type="float" office:value="4" calcext:value-type="float">
            <text:p>4</text:p>
          </table:table-cell>
          <table:table-cell office:value-type="float" office:value="129.913012736" calcext:value-type="float">
            <text:p>129.913012736</text:p>
          </table:table-cell>
          <table:table-cell office:value-type="float" office:value="106.18459008" calcext:value-type="float">
            <text:p>106.18459008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198]+1" office:value-type="float" office:value="121" calcext:value-type="float">
            <text:p>121</text:p>
          </table:table-cell>
          <table:table-cell table:formula="of:=[.B1198]" office:value-type="float" office:value="5" calcext:value-type="float">
            <text:p>5</text:p>
          </table:table-cell>
          <table:table-cell office:value-type="float" office:value="205.12787584" calcext:value-type="float">
            <text:p>205.12787584</text:p>
          </table:table-cell>
          <table:table-cell office:value-type="float" office:value="76.78701216" calcext:value-type="float">
            <text:p>76.78701216</text:p>
          </table:table-cell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199]+1" office:value-type="float" office:value="121" calcext:value-type="float">
            <text:p>121</text:p>
          </table:table-cell>
          <table:table-cell table:formula="of:=[.B1199]" office:value-type="float" office:value="6" calcext:value-type="float">
            <text:p>6</text:p>
          </table:table-cell>
          <table:table-cell office:value-type="float" office:value="135.34670336" calcext:value-type="float">
            <text:p>135.34670336</text:p>
          </table:table-cell>
          <table:table-cell office:value-type="float" office:value="75.2056416" calcext:value-type="float">
            <text:p>75.2056416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200]+1" office:value-type="float" office:value="121" calcext:value-type="float">
            <text:p>121</text:p>
          </table:table-cell>
          <table:table-cell table:formula="of:=[.B1200]" office:value-type="float" office:value="7" calcext:value-type="float">
            <text:p>7</text:p>
          </table:table-cell>
          <table:table-cell office:value-type="float" office:value="192.54060416" calcext:value-type="float">
            <text:p>192.54060416</text:p>
          </table:table-cell>
          <table:table-cell office:value-type="float" office:value="53.76542784" calcext:value-type="float">
            <text:p>53.76542784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201]+1" office:value-type="float" office:value="121" calcext:value-type="float">
            <text:p>121</text:p>
          </table:table-cell>
          <table:table-cell table:formula="of:=[.B1201]" office:value-type="float" office:value="8" calcext:value-type="float">
            <text:p>8</text:p>
          </table:table-cell>
          <table:table-cell office:value-type="float" office:value="147.49029888" calcext:value-type="float">
            <text:p>147.49029888</text:p>
          </table:table-cell>
          <table:table-cell office:value-type="float" office:value="53.36666112" calcext:value-type="float">
            <text:p>53.36666112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202]+1" office:value-type="float" office:value="121" calcext:value-type="float">
            <text:p>121</text:p>
          </table:table-cell>
          <table:table-cell table:formula="of:=[.B1202]" office:value-type="float" office:value="9" calcext:value-type="float">
            <text:p>9</text:p>
          </table:table-cell>
          <table:table-cell office:value-type="float" office:value="187.450944" calcext:value-type="float">
            <text:p>187.450944</text:p>
          </table:table-cell>
          <table:table-cell office:value-type="float" office:value="34.2564672" calcext:value-type="float">
            <text:p>34.2564672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203]+1" office:value-type="float" office:value="121" calcext:value-type="float">
            <text:p>121</text:p>
          </table:table-cell>
          <table:table-cell table:formula="of:=[.B1203]" office:value-type="float" office:value="10" calcext:value-type="float">
            <text:p>10</text:p>
          </table:table-cell>
          <table:table-cell office:value-type="float" office:value="150.92701312" calcext:value-type="float">
            <text:p>150.92701312</text:p>
          </table:table-cell>
          <table:table-cell office:value-type="float" office:value="33.9503616" calcext:value-type="float">
            <text:p>33.9503616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204]+1" office:value-type="float" office:value="122" calcext:value-type="float">
            <text:p>122</text:p>
          </table:table-cell>
          <table:table-cell table:formula="of:=[.B1204]" office:value-type="float" office:value="1" calcext:value-type="float">
            <text:p>1</text:p>
          </table:table-cell>
          <table:table-cell office:value-type="float" office:value="228.796096" calcext:value-type="float">
            <text:p>228.796096</text:p>
          </table:table-cell>
          <table:table-cell office:value-type="float" office:value="122.81368992" calcext:value-type="float">
            <text:p>122.81368992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205]+1" office:value-type="float" office:value="122" calcext:value-type="float">
            <text:p>122</text:p>
          </table:table-cell>
          <table:table-cell table:formula="of:=[.B1205]" office:value-type="float" office:value="2" calcext:value-type="float">
            <text:p>2</text:p>
          </table:table-cell>
          <table:table-cell office:value-type="float" office:value="142.29334144" calcext:value-type="float">
            <text:p>142.29334144</text:p>
          </table:table-cell>
          <table:table-cell office:value-type="float" office:value="121.37000352" calcext:value-type="float">
            <text:p>121.37000352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206]+1" office:value-type="float" office:value="122" calcext:value-type="float">
            <text:p>122</text:p>
          </table:table-cell>
          <table:table-cell table:formula="of:=[.B1206]" office:value-type="float" office:value="3" calcext:value-type="float">
            <text:p>3</text:p>
          </table:table-cell>
          <table:table-cell office:value-type="float" office:value="225.3511168" calcext:value-type="float">
            <text:p>225.3511168</text:p>
          </table:table-cell>
          <table:table-cell office:value-type="float" office:value="92.632708992" calcext:value-type="float">
            <text:p>92.632708992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207]+1" office:value-type="float" office:value="122" calcext:value-type="float">
            <text:p>122</text:p>
          </table:table-cell>
          <table:table-cell table:formula="of:=[.B1207]" office:value-type="float" office:value="4" calcext:value-type="float">
            <text:p>4</text:p>
          </table:table-cell>
          <table:table-cell office:value-type="float" office:value="147.18461184" calcext:value-type="float">
            <text:p>147.18461184</text:p>
          </table:table-cell>
          <table:table-cell office:value-type="float" office:value="91.12978752" calcext:value-type="float">
            <text:p>91.12978752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1208]+1" office:value-type="float" office:value="122" calcext:value-type="float">
            <text:p>122</text:p>
          </table:table-cell>
          <table:table-cell table:formula="of:=[.B1208]" office:value-type="float" office:value="5" calcext:value-type="float">
            <text:p>5</text:p>
          </table:table-cell>
          <table:table-cell office:value-type="float" office:value="219.79739392" calcext:value-type="float">
            <text:p>219.79739392</text:p>
          </table:table-cell>
          <table:table-cell office:value-type="float" office:value="65.39548032" calcext:value-type="float">
            <text:p>65.39548032</text:p>
          </table:table-cell>
          <table:table-cell office:value-type="float" office:value="222" calcext:value-type="float">
            <text:p>22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209]+1" office:value-type="float" office:value="122" calcext:value-type="float">
            <text:p>122</text:p>
          </table:table-cell>
          <table:table-cell table:formula="of:=[.B1209]" office:value-type="float" office:value="6" calcext:value-type="float">
            <text:p>6</text:p>
          </table:table-cell>
          <table:table-cell office:value-type="float" office:value="149.45732096" calcext:value-type="float">
            <text:p>149.45732096</text:p>
          </table:table-cell>
          <table:table-cell office:value-type="float" office:value="64.45078752" calcext:value-type="float">
            <text:p>64.45078752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210]+1" office:value-type="float" office:value="122" calcext:value-type="float">
            <text:p>122</text:p>
          </table:table-cell>
          <table:table-cell table:formula="of:=[.B1210]" office:value-type="float" office:value="7" calcext:value-type="float">
            <text:p>7</text:p>
          </table:table-cell>
          <table:table-cell office:value-type="float" office:value="206.4238336" calcext:value-type="float">
            <text:p>206.4238336</text:p>
          </table:table-cell>
          <table:table-cell office:value-type="float" office:value="43.44564096" calcext:value-type="float">
            <text:p>43.44564096</text:p>
          </table:table-cell>
          <table:table-cell office:value-type="float" office:value="208" calcext:value-type="float">
            <text:p>20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211]+1" office:value-type="float" office:value="122" calcext:value-type="float">
            <text:p>122</text:p>
          </table:table-cell>
          <table:table-cell table:formula="of:=[.B1211]" office:value-type="float" office:value="8" calcext:value-type="float">
            <text:p>8</text:p>
          </table:table-cell>
          <table:table-cell office:value-type="float" office:value="162.56281984" calcext:value-type="float">
            <text:p>162.56281984</text:p>
          </table:table-cell>
          <table:table-cell office:value-type="float" office:value="43.19341824" calcext:value-type="float">
            <text:p>43.19341824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212]+1" office:value-type="float" office:value="122" calcext:value-type="float">
            <text:p>122</text:p>
          </table:table-cell>
          <table:table-cell table:formula="of:=[.B1212]" office:value-type="float" office:value="9" calcext:value-type="float">
            <text:p>9</text:p>
          </table:table-cell>
          <table:table-cell office:value-type="float" office:value="201.7199872" calcext:value-type="float">
            <text:p>201.7199872</text:p>
          </table:table-cell>
          <table:table-cell office:value-type="float" office:value="25.053552" calcext:value-type="float">
            <text:p>25.053552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213]+1" office:value-type="float" office:value="122" calcext:value-type="float">
            <text:p>122</text:p>
          </table:table-cell>
          <table:table-cell table:formula="of:=[.B1213]" office:value-type="float" office:value="10" calcext:value-type="float">
            <text:p>10</text:p>
          </table:table-cell>
          <table:table-cell office:value-type="float" office:value="165.17134848" calcext:value-type="float">
            <text:p>165.17134848</text:p>
          </table:table-cell>
          <table:table-cell office:value-type="float" office:value="25.9313568" calcext:value-type="float">
            <text:p>25.9313568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214]+1" office:value-type="float" office:value="123" calcext:value-type="float">
            <text:p>123</text:p>
          </table:table-cell>
          <table:table-cell table:formula="of:=[.B1214]" office:value-type="float" office:value="1" calcext:value-type="float">
            <text:p>1</text:p>
          </table:table-cell>
          <table:table-cell office:value-type="float" office:value="225.9306624" calcext:value-type="float">
            <text:p>225.9306624</text:p>
          </table:table-cell>
          <table:table-cell office:value-type="float" office:value="150.872304" calcext:value-type="float">
            <text:p>150.872304</text:p>
          </table:table-cell>
          <table:table-cell office:value-type="float" office:value="230" calcext:value-type="float">
            <text:p>230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1215]+1" office:value-type="float" office:value="123" calcext:value-type="float">
            <text:p>123</text:p>
          </table:table-cell>
          <table:table-cell table:formula="of:=[.B1215]" office:value-type="float" office:value="2" calcext:value-type="float">
            <text:p>2</text:p>
          </table:table-cell>
          <table:table-cell office:value-type="float" office:value="137.1525568" calcext:value-type="float">
            <text:p>137.1525568</text:p>
          </table:table-cell>
          <table:table-cell office:value-type="float" office:value="150.9750432" calcext:value-type="float">
            <text:p>150.9750432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1216]+1" office:value-type="float" office:value="123" calcext:value-type="float">
            <text:p>123</text:p>
          </table:table-cell>
          <table:table-cell table:formula="of:=[.B1216]" office:value-type="float" office:value="3" calcext:value-type="float">
            <text:p>3</text:p>
          </table:table-cell>
          <table:table-cell office:value-type="float" office:value="221.5008512" calcext:value-type="float">
            <text:p>221.5008512</text:p>
          </table:table-cell>
          <table:table-cell office:value-type="float" office:value="121.9096224" calcext:value-type="float">
            <text:p>121.9096224</text:p>
          </table:table-cell>
          <table:table-cell office:value-type="float" office:value="226" calcext:value-type="float">
            <text:p>226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1217]+1" office:value-type="float" office:value="123" calcext:value-type="float">
            <text:p>123</text:p>
          </table:table-cell>
          <table:table-cell table:formula="of:=[.B1217]" office:value-type="float" office:value="4" calcext:value-type="float">
            <text:p>4</text:p>
          </table:table-cell>
          <table:table-cell office:value-type="float" office:value="141.30393344" calcext:value-type="float">
            <text:p>141.30393344</text:p>
          </table:table-cell>
          <table:table-cell office:value-type="float" office:value="121.42075008" calcext:value-type="float">
            <text:p>121.42075008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218]+1" office:value-type="float" office:value="123" calcext:value-type="float">
            <text:p>123</text:p>
          </table:table-cell>
          <table:table-cell table:formula="of:=[.B1218]" office:value-type="float" office:value="5" calcext:value-type="float">
            <text:p>5</text:p>
          </table:table-cell>
          <table:table-cell office:value-type="float" office:value="217.9705984" calcext:value-type="float">
            <text:p>217.9705984</text:p>
          </table:table-cell>
          <table:table-cell office:value-type="float" office:value="92.007183552" calcext:value-type="float">
            <text:p>92.007183552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219]+1" office:value-type="float" office:value="123" calcext:value-type="float">
            <text:p>123</text:p>
          </table:table-cell>
          <table:table-cell table:formula="of:=[.B1219]" office:value-type="float" office:value="6" calcext:value-type="float">
            <text:p>6</text:p>
          </table:table-cell>
          <table:table-cell office:value-type="float" office:value="143.34999808" calcext:value-type="float">
            <text:p>143.34999808</text:p>
          </table:table-cell>
          <table:table-cell office:value-type="float" office:value="91.4990952" calcext:value-type="float">
            <text:p>91.4990952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220]+1" office:value-type="float" office:value="123" calcext:value-type="float">
            <text:p>123</text:p>
          </table:table-cell>
          <table:table-cell table:formula="of:=[.B1220]" office:value-type="float" office:value="7" calcext:value-type="float">
            <text:p>7</text:p>
          </table:table-cell>
          <table:table-cell office:value-type="float" office:value="203.2934912" calcext:value-type="float">
            <text:p>203.2934912</text:p>
          </table:table-cell>
          <table:table-cell office:value-type="float" office:value="68.26606752" calcext:value-type="float">
            <text:p>68.26606752</text:p>
          </table:table-cell>
          <table:table-cell office:value-type="float" office:value="204" calcext:value-type="float">
            <text:p>204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221]+1" office:value-type="float" office:value="123" calcext:value-type="float">
            <text:p>123</text:p>
          </table:table-cell>
          <table:table-cell table:formula="of:=[.B1221]" office:value-type="float" office:value="8" calcext:value-type="float">
            <text:p>8</text:p>
          </table:table-cell>
          <table:table-cell office:value-type="float" office:value="157.35923712" calcext:value-type="float">
            <text:p>157.35923712</text:p>
          </table:table-cell>
          <table:table-cell office:value-type="float" office:value="69.43766208" calcext:value-type="float">
            <text:p>69.43766208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222]+1" office:value-type="float" office:value="123" calcext:value-type="float">
            <text:p>123</text:p>
          </table:table-cell>
          <table:table-cell table:formula="of:=[.B1222]" office:value-type="float" office:value="9" calcext:value-type="float">
            <text:p>9</text:p>
          </table:table-cell>
          <table:table-cell office:value-type="float" office:value="197.27703808" calcext:value-type="float">
            <text:p>197.27703808</text:p>
          </table:table-cell>
          <table:table-cell office:value-type="float" office:value="47.10045408" calcext:value-type="float">
            <text:p>47.10045408</text:p>
          </table:table-cell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223]+1" office:value-type="float" office:value="123" calcext:value-type="float">
            <text:p>123</text:p>
          </table:table-cell>
          <table:table-cell table:formula="of:=[.B1223]" office:value-type="float" office:value="10" calcext:value-type="float">
            <text:p>10</text:p>
          </table:table-cell>
          <table:table-cell office:value-type="float" office:value="159.9284736" calcext:value-type="float">
            <text:p>159.9284736</text:p>
          </table:table-cell>
          <table:table-cell office:value-type="float" office:value="48.36515808" calcext:value-type="float">
            <text:p>48.36515808</text:p>
          </table:table-cell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224]+1" office:value-type="float" office:value="124" calcext:value-type="float">
            <text:p>124</text:p>
          </table:table-cell>
          <table:table-cell table:formula="of:=[.B1224]" office:value-type="float" office:value="1" calcext:value-type="float">
            <text:p>1</text:p>
          </table:table-cell>
          <table:table-cell office:value-type="float" office:value="225.1966848" calcext:value-type="float">
            <text:p>225.1966848</text:p>
          </table:table-cell>
          <table:table-cell office:value-type="float" office:value="119.81510592" calcext:value-type="float">
            <text:p>119.81510592</text:p>
          </table:table-cell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225]+1" office:value-type="float" office:value="124" calcext:value-type="float">
            <text:p>124</text:p>
          </table:table-cell>
          <table:table-cell table:formula="of:=[.B1225]" office:value-type="float" office:value="2" calcext:value-type="float">
            <text:p>2</text:p>
          </table:table-cell>
          <table:table-cell office:value-type="float" office:value="140.344581632" calcext:value-type="float">
            <text:p>140.344581632</text:p>
          </table:table-cell>
          <table:table-cell office:value-type="float" office:value="117.34679616" calcext:value-type="float">
            <text:p>117.34679616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226]+1" office:value-type="float" office:value="124" calcext:value-type="float">
            <text:p>124</text:p>
          </table:table-cell>
          <table:table-cell table:formula="of:=[.B1226]" office:value-type="float" office:value="3" calcext:value-type="float">
            <text:p>3</text:p>
          </table:table-cell>
          <table:table-cell office:value-type="float" office:value="220.05055232" calcext:value-type="float">
            <text:p>220.05055232</text:p>
          </table:table-cell>
          <table:table-cell office:value-type="float" office:value="91.01269488" calcext:value-type="float">
            <text:p>91.01269488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1227]+1" office:value-type="float" office:value="124" calcext:value-type="float">
            <text:p>124</text:p>
          </table:table-cell>
          <table:table-cell table:formula="of:=[.B1227]" office:value-type="float" office:value="4" calcext:value-type="float">
            <text:p>4</text:p>
          </table:table-cell>
          <table:table-cell office:value-type="float" office:value="144.80020736" calcext:value-type="float">
            <text:p>144.80020736</text:p>
          </table:table-cell>
          <table:table-cell office:value-type="float" office:value="90.758258688" calcext:value-type="float">
            <text:p>90.758258688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1228]+1" office:value-type="float" office:value="124" calcext:value-type="float">
            <text:p>124</text:p>
          </table:table-cell>
          <table:table-cell table:formula="of:=[.B1228]" office:value-type="float" office:value="5" calcext:value-type="float">
            <text:p>5</text:p>
          </table:table-cell>
          <table:table-cell office:value-type="float" office:value="215.23108736" calcext:value-type="float">
            <text:p>215.23108736</text:p>
          </table:table-cell>
          <table:table-cell office:value-type="float" office:value="62.1640512" calcext:value-type="float">
            <text:p>62.1640512</text:p>
          </table:table-cell>
          <table:table-cell office:value-type="float" office:value="216" calcext:value-type="float">
            <text:p>216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229]+1" office:value-type="float" office:value="124" calcext:value-type="float">
            <text:p>124</text:p>
          </table:table-cell>
          <table:table-cell table:formula="of:=[.B1229]" office:value-type="float" office:value="6" calcext:value-type="float">
            <text:p>6</text:p>
          </table:table-cell>
          <table:table-cell office:value-type="float" office:value="148.60185472" calcext:value-type="float">
            <text:p>148.60185472</text:p>
          </table:table-cell>
          <table:table-cell office:value-type="float" office:value="61.37594304" calcext:value-type="float">
            <text:p>61.37594304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230]+1" office:value-type="float" office:value="124" calcext:value-type="float">
            <text:p>124</text:p>
          </table:table-cell>
          <table:table-cell table:formula="of:=[.B1230]" office:value-type="float" office:value="7" calcext:value-type="float">
            <text:p>7</text:p>
          </table:table-cell>
          <table:table-cell office:value-type="float" office:value="203.95577984" calcext:value-type="float">
            <text:p>203.95577984</text:p>
          </table:table-cell>
          <table:table-cell office:value-type="float" office:value="41.2478544" calcext:value-type="float">
            <text:p>41.2478544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231]+1" office:value-type="float" office:value="124" calcext:value-type="float">
            <text:p>124</text:p>
          </table:table-cell>
          <table:table-cell table:formula="of:=[.B1231]" office:value-type="float" office:value="8" calcext:value-type="float">
            <text:p>8</text:p>
          </table:table-cell>
          <table:table-cell office:value-type="float" office:value="161.2406272" calcext:value-type="float">
            <text:p>161.2406272</text:p>
          </table:table-cell>
          <table:table-cell office:value-type="float" office:value="41.2133328" calcext:value-type="float">
            <text:p>41.2133328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232]+1" office:value-type="float" office:value="124" calcext:value-type="float">
            <text:p>124</text:p>
          </table:table-cell>
          <table:table-cell table:formula="of:=[.B1232]" office:value-type="float" office:value="9" calcext:value-type="float">
            <text:p>9</text:p>
          </table:table-cell>
          <table:table-cell office:value-type="float" office:value="198.82944512" calcext:value-type="float">
            <text:p>198.82944512</text:p>
          </table:table-cell>
          <table:table-cell office:value-type="float" office:value="22.486608" calcext:value-type="float">
            <text:p>22.486608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1233]+1" office:value-type="float" office:value="124" calcext:value-type="float">
            <text:p>124</text:p>
          </table:table-cell>
          <table:table-cell table:formula="of:=[.B1233]" office:value-type="float" office:value="10" calcext:value-type="float">
            <text:p>10</text:p>
          </table:table-cell>
          <table:table-cell office:value-type="float" office:value="163.86450944" calcext:value-type="float">
            <text:p>163.86450944</text:p>
          </table:table-cell>
          <table:table-cell office:value-type="float" office:value="23.744544" calcext:value-type="float">
            <text:p>23.744544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234]+1" office:value-type="float" office:value="125" calcext:value-type="float">
            <text:p>125</text:p>
          </table:table-cell>
          <table:table-cell table:formula="of:=[.B1234]" office:value-type="float" office:value="1" calcext:value-type="float">
            <text:p>1</text:p>
          </table:table-cell>
          <table:table-cell office:value-type="float" office:value="231.9654272" calcext:value-type="float">
            <text:p>231.9654272</text:p>
          </table:table-cell>
          <table:table-cell office:value-type="float" office:value="125.6035776" calcext:value-type="float">
            <text:p>125.6035776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235]+1" office:value-type="float" office:value="125" calcext:value-type="float">
            <text:p>125</text:p>
          </table:table-cell>
          <table:table-cell table:formula="of:=[.B1235]" office:value-type="float" office:value="2" calcext:value-type="float">
            <text:p>2</text:p>
          </table:table-cell>
          <table:table-cell office:value-type="float" office:value="140.920178432" calcext:value-type="float">
            <text:p>140.920178432</text:p>
          </table:table-cell>
          <table:table-cell office:value-type="float" office:value="128.98133184" calcext:value-type="float">
            <text:p>128.98133184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236]+1" office:value-type="float" office:value="125" calcext:value-type="float">
            <text:p>125</text:p>
          </table:table-cell>
          <table:table-cell table:formula="of:=[.B1236]" office:value-type="float" office:value="3" calcext:value-type="float">
            <text:p>3</text:p>
          </table:table-cell>
          <table:table-cell office:value-type="float" office:value="225.7284096" calcext:value-type="float">
            <text:p>225.7284096</text:p>
          </table:table-cell>
          <table:table-cell office:value-type="float" office:value="94.63025664" calcext:value-type="float">
            <text:p>94.63025664</text:p>
          </table:table-cell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1237]+1" office:value-type="float" office:value="125" calcext:value-type="float">
            <text:p>125</text:p>
          </table:table-cell>
          <table:table-cell table:formula="of:=[.B1237]" office:value-type="float" office:value="4" calcext:value-type="float">
            <text:p>4</text:p>
          </table:table-cell>
          <table:table-cell office:value-type="float" office:value="144.52873856" calcext:value-type="float">
            <text:p>144.52873856</text:p>
          </table:table-cell>
          <table:table-cell office:value-type="float" office:value="97.848192576" calcext:value-type="float">
            <text:p>97.848192576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238]+1" office:value-type="float" office:value="125" calcext:value-type="float">
            <text:p>125</text:p>
          </table:table-cell>
          <table:table-cell table:formula="of:=[.B1238]" office:value-type="float" office:value="5" calcext:value-type="float">
            <text:p>5</text:p>
          </table:table-cell>
          <table:table-cell office:value-type="float" office:value="218.9178112" calcext:value-type="float">
            <text:p>218.9178112</text:p>
          </table:table-cell>
          <table:table-cell office:value-type="float" office:value="64.53482112" calcext:value-type="float">
            <text:p>64.53482112</text:p>
          </table:table-cell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239]+1" office:value-type="float" office:value="125" calcext:value-type="float">
            <text:p>125</text:p>
          </table:table-cell>
          <table:table-cell table:formula="of:=[.B1239]" office:value-type="float" office:value="6" calcext:value-type="float">
            <text:p>6</text:p>
          </table:table-cell>
          <table:table-cell office:value-type="float" office:value="146.3637504" calcext:value-type="float">
            <text:p>146.3637504</text:p>
          </table:table-cell>
          <table:table-cell office:value-type="float" office:value="67.86394752" calcext:value-type="float">
            <text:p>67.86394752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1240]+1" office:value-type="float" office:value="125" calcext:value-type="float">
            <text:p>125</text:p>
          </table:table-cell>
          <table:table-cell table:formula="of:=[.B1240]" office:value-type="float" office:value="7" calcext:value-type="float">
            <text:p>7</text:p>
          </table:table-cell>
          <table:table-cell office:value-type="float" office:value="204.36584448" calcext:value-type="float">
            <text:p>204.36584448</text:p>
          </table:table-cell>
          <table:table-cell office:value-type="float" office:value="42.53657952" calcext:value-type="float">
            <text:p>42.53657952</text:p>
          </table:table-cell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241]+1" office:value-type="float" office:value="125" calcext:value-type="float">
            <text:p>125</text:p>
          </table:table-cell>
          <table:table-cell table:formula="of:=[.B1241]" office:value-type="float" office:value="8" calcext:value-type="float">
            <text:p>8</text:p>
          </table:table-cell>
          <table:table-cell office:value-type="float" office:value="158.8992512" calcext:value-type="float">
            <text:p>158.8992512</text:p>
          </table:table-cell>
          <table:table-cell office:value-type="float" office:value="45.494688" calcext:value-type="float">
            <text:p>45.494688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242]+1" office:value-type="float" office:value="125" calcext:value-type="float">
            <text:p>125</text:p>
          </table:table-cell>
          <table:table-cell table:formula="of:=[.B1242]" office:value-type="float" office:value="9" calcext:value-type="float">
            <text:p>9</text:p>
          </table:table-cell>
          <table:table-cell office:value-type="float" office:value="196.76566272" calcext:value-type="float">
            <text:p>196.76566272</text:p>
          </table:table-cell>
          <table:table-cell office:value-type="float" office:value="21.0778176" calcext:value-type="float">
            <text:p>21.0778176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1243]+1" office:value-type="float" office:value="125" calcext:value-type="float">
            <text:p>125</text:p>
          </table:table-cell>
          <table:table-cell table:formula="of:=[.B1243]" office:value-type="float" office:value="10" calcext:value-type="float">
            <text:p>10</text:p>
          </table:table-cell>
          <table:table-cell office:value-type="float" office:value="161.054432" calcext:value-type="float">
            <text:p>161.054432</text:p>
          </table:table-cell>
          <table:table-cell office:value-type="float" office:value="24.428256" calcext:value-type="float">
            <text:p>24.428256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244]+1" office:value-type="float" office:value="126" calcext:value-type="float">
            <text:p>126</text:p>
          </table:table-cell>
          <table:table-cell table:formula="of:=[.B1244]" office:value-type="float" office:value="1" calcext:value-type="float">
            <text:p>1</text:p>
          </table:table-cell>
          <table:table-cell office:value-type="float" office:value="208.5527168" calcext:value-type="float">
            <text:p>208.5527168</text:p>
          </table:table-cell>
          <table:table-cell office:value-type="float" office:value="138.71751552" calcext:value-type="float">
            <text:p>138.71751552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245]+1" office:value-type="float" office:value="126" calcext:value-type="float">
            <text:p>126</text:p>
          </table:table-cell>
          <table:table-cell table:formula="of:=[.B1245]" office:value-type="float" office:value="2" calcext:value-type="float">
            <text:p>2</text:p>
          </table:table-cell>
          <table:table-cell office:value-type="float" office:value="116.8669632" calcext:value-type="float">
            <text:p>116.8669632</text:p>
          </table:table-cell>
          <table:table-cell office:value-type="float" office:value="133.6872624" calcext:value-type="float">
            <text:p>133.6872624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246]+1" office:value-type="float" office:value="126" calcext:value-type="float">
            <text:p>126</text:p>
          </table:table-cell>
          <table:table-cell table:formula="of:=[.B1246]" office:value-type="float" office:value="3" calcext:value-type="float">
            <text:p>3</text:p>
          </table:table-cell>
          <table:table-cell office:value-type="float" office:value="205.69315328" calcext:value-type="float">
            <text:p>205.69315328</text:p>
          </table:table-cell>
          <table:table-cell office:value-type="float" office:value="107.19969792" calcext:value-type="float">
            <text:p>107.19969792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247]+1" office:value-type="float" office:value="126" calcext:value-type="float">
            <text:p>126</text:p>
          </table:table-cell>
          <table:table-cell table:formula="of:=[.B1247]" office:value-type="float" office:value="4" calcext:value-type="float">
            <text:p>4</text:p>
          </table:table-cell>
          <table:table-cell office:value-type="float" office:value="124.059075584" calcext:value-type="float">
            <text:p>124.059075584</text:p>
          </table:table-cell>
          <table:table-cell office:value-type="float" office:value="103.0441776" calcext:value-type="float">
            <text:p>103.0441776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1248]+1" office:value-type="float" office:value="126" calcext:value-type="float">
            <text:p>126</text:p>
          </table:table-cell>
          <table:table-cell table:formula="of:=[.B1248]" office:value-type="float" office:value="5" calcext:value-type="float">
            <text:p>5</text:p>
          </table:table-cell>
          <table:table-cell office:value-type="float" office:value="204.0830592" calcext:value-type="float">
            <text:p>204.0830592</text:p>
          </table:table-cell>
          <table:table-cell office:value-type="float" office:value="76.19237376" calcext:value-type="float">
            <text:p>76.19237376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1249]+1" office:value-type="float" office:value="126" calcext:value-type="float">
            <text:p>126</text:p>
          </table:table-cell>
          <table:table-cell table:formula="of:=[.B1249]" office:value-type="float" office:value="6" calcext:value-type="float">
            <text:p>6</text:p>
          </table:table-cell>
          <table:table-cell office:value-type="float" office:value="130.680481408" calcext:value-type="float">
            <text:p>130.680481408</text:p>
          </table:table-cell>
          <table:table-cell office:value-type="float" office:value="71.91844608" calcext:value-type="float">
            <text:p>71.91844608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250]+1" office:value-type="float" office:value="126" calcext:value-type="float">
            <text:p>126</text:p>
          </table:table-cell>
          <table:table-cell table:formula="of:=[.B1250]" office:value-type="float" office:value="7" calcext:value-type="float">
            <text:p>7</text:p>
          </table:table-cell>
          <table:table-cell office:value-type="float" office:value="192.4302848" calcext:value-type="float">
            <text:p>192.4302848</text:p>
          </table:table-cell>
          <table:table-cell office:value-type="float" office:value="50.23788096" calcext:value-type="float">
            <text:p>50.23788096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251]+1" office:value-type="float" office:value="126" calcext:value-type="float">
            <text:p>126</text:p>
          </table:table-cell>
          <table:table-cell table:formula="of:=[.B1251]" office:value-type="float" office:value="8" calcext:value-type="float">
            <text:p>8</text:p>
          </table:table-cell>
          <table:table-cell office:value-type="float" office:value="145.21675136" calcext:value-type="float">
            <text:p>145.21675136</text:p>
          </table:table-cell>
          <table:table-cell office:value-type="float" office:value="49.6349376" calcext:value-type="float">
            <text:p>49.6349376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252]+1" office:value-type="float" office:value="126" calcext:value-type="float">
            <text:p>126</text:p>
          </table:table-cell>
          <table:table-cell table:formula="of:=[.B1252]" office:value-type="float" office:value="9" calcext:value-type="float">
            <text:p>9</text:p>
          </table:table-cell>
          <table:table-cell office:value-type="float" office:value="188.4784256" calcext:value-type="float">
            <text:p>188.4784256</text:p>
          </table:table-cell>
          <table:table-cell office:value-type="float" office:value="28.53303936" calcext:value-type="float">
            <text:p>28.53303936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1253]+1" office:value-type="float" office:value="126" calcext:value-type="float">
            <text:p>126</text:p>
          </table:table-cell>
          <table:table-cell table:formula="of:=[.B1253]" office:value-type="float" office:value="10" calcext:value-type="float">
            <text:p>10</text:p>
          </table:table-cell>
          <table:table-cell office:value-type="float" office:value="150.96823936" calcext:value-type="float">
            <text:p>150.96823936</text:p>
          </table:table-cell>
          <table:table-cell office:value-type="float" office:value="27.635736" calcext:value-type="float">
            <text:p>27.63573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254]+1" office:value-type="float" office:value="127" calcext:value-type="float">
            <text:p>127</text:p>
          </table:table-cell>
          <table:table-cell table:formula="of:=[.B1254]" office:value-type="float" office:value="1" calcext:value-type="float">
            <text:p>1</text:p>
          </table:table-cell>
          <table:table-cell office:value-type="float" office:value="224.4837952" calcext:value-type="float">
            <text:p>224.4837952</text:p>
          </table:table-cell>
          <table:table-cell office:value-type="float" office:value="145.8176832" calcext:value-type="float">
            <text:p>145.8176832</text:p>
          </table:table-cell>
          <table:table-cell office:value-type="float" office:value="221" calcext:value-type="float">
            <text:p>221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255]+1" office:value-type="float" office:value="127" calcext:value-type="float">
            <text:p>127</text:p>
          </table:table-cell>
          <table:table-cell table:formula="of:=[.B1255]" office:value-type="float" office:value="2" calcext:value-type="float">
            <text:p>2</text:p>
          </table:table-cell>
          <table:table-cell office:value-type="float" office:value="134.37920576" calcext:value-type="float">
            <text:p>134.37920576</text:p>
          </table:table-cell>
          <table:table-cell office:value-type="float" office:value="144.4682688" calcext:value-type="float">
            <text:p>144.4682688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256]+1" office:value-type="float" office:value="127" calcext:value-type="float">
            <text:p>127</text:p>
          </table:table-cell>
          <table:table-cell table:formula="of:=[.B1256]" office:value-type="float" office:value="3" calcext:value-type="float">
            <text:p>3</text:p>
          </table:table-cell>
          <table:table-cell office:value-type="float" office:value="219.65689088" calcext:value-type="float">
            <text:p>219.65689088</text:p>
          </table:table-cell>
          <table:table-cell office:value-type="float" office:value="116.29011168" calcext:value-type="float">
            <text:p>116.29011168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257]+1" office:value-type="float" office:value="127" calcext:value-type="float">
            <text:p>127</text:p>
          </table:table-cell>
          <table:table-cell table:formula="of:=[.B1257]" office:value-type="float" office:value="4" calcext:value-type="float">
            <text:p>4</text:p>
          </table:table-cell>
          <table:table-cell office:value-type="float" office:value="139.81158656" calcext:value-type="float">
            <text:p>139.81158656</text:p>
          </table:table-cell>
          <table:table-cell office:value-type="float" office:value="114.750768" calcext:value-type="float">
            <text:p>114.750768</text:p>
          </table:table-cell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258]+1" office:value-type="float" office:value="127" calcext:value-type="float">
            <text:p>127</text:p>
          </table:table-cell>
          <table:table-cell table:formula="of:=[.B1258]" office:value-type="float" office:value="5" calcext:value-type="float">
            <text:p>5</text:p>
          </table:table-cell>
          <table:table-cell office:value-type="float" office:value="215.7633792" calcext:value-type="float">
            <text:p>215.7633792</text:p>
          </table:table-cell>
          <table:table-cell office:value-type="float" office:value="83.41317312" calcext:value-type="float">
            <text:p>83.41317312</text:p>
          </table:table-cell>
          <table:table-cell office:value-type="float" office:value="217" calcext:value-type="float">
            <text:p>21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259]+1" office:value-type="float" office:value="127" calcext:value-type="float">
            <text:p>127</text:p>
          </table:table-cell>
          <table:table-cell table:formula="of:=[.B1259]" office:value-type="float" office:value="6" calcext:value-type="float">
            <text:p>6</text:p>
          </table:table-cell>
          <table:table-cell office:value-type="float" office:value="144.78686464" calcext:value-type="float">
            <text:p>144.78686464</text:p>
          </table:table-cell>
          <table:table-cell office:value-type="float" office:value="82.17964128" calcext:value-type="float">
            <text:p>82.17964128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260]+1" office:value-type="float" office:value="127" calcext:value-type="float">
            <text:p>127</text:p>
          </table:table-cell>
          <table:table-cell table:formula="of:=[.B1260]" office:value-type="float" office:value="7" calcext:value-type="float">
            <text:p>7</text:p>
          </table:table-cell>
          <table:table-cell office:value-type="float" office:value="203.1268608" calcext:value-type="float">
            <text:p>203.1268608</text:p>
          </table:table-cell>
          <table:table-cell office:value-type="float" office:value="59.80641792" calcext:value-type="float">
            <text:p>59.80641792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261]+1" office:value-type="float" office:value="127" calcext:value-type="float">
            <text:p>127</text:p>
          </table:table-cell>
          <table:table-cell table:formula="of:=[.B1261]" office:value-type="float" office:value="8" calcext:value-type="float">
            <text:p>8</text:p>
          </table:table-cell>
          <table:table-cell office:value-type="float" office:value="156.89619584" calcext:value-type="float">
            <text:p>156.89619584</text:p>
          </table:table-cell>
          <table:table-cell office:value-type="float" office:value="60.55281216" calcext:value-type="float">
            <text:p>60.55281216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262]+1" office:value-type="float" office:value="127" calcext:value-type="float">
            <text:p>127</text:p>
          </table:table-cell>
          <table:table-cell table:formula="of:=[.B1262]" office:value-type="float" office:value="9" calcext:value-type="float">
            <text:p>9</text:p>
          </table:table-cell>
          <table:table-cell office:value-type="float" office:value="197.7663744" calcext:value-type="float">
            <text:p>197.7663744</text:p>
          </table:table-cell>
          <table:table-cell office:value-type="float" office:value="37.4754864" calcext:value-type="float">
            <text:p>37.4754864</text:p>
          </table:table-cell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263]+1" office:value-type="float" office:value="127" calcext:value-type="float">
            <text:p>127</text:p>
          </table:table-cell>
          <table:table-cell table:formula="of:=[.B1263]" office:value-type="float" office:value="10" calcext:value-type="float">
            <text:p>10</text:p>
          </table:table-cell>
          <table:table-cell office:value-type="float" office:value="159.9849664" calcext:value-type="float">
            <text:p>159.9849664</text:p>
          </table:table-cell>
          <table:table-cell office:value-type="float" office:value="38.17477824" calcext:value-type="float">
            <text:p>38.17477824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264]+1" office:value-type="float" office:value="128" calcext:value-type="float">
            <text:p>128</text:p>
          </table:table-cell>
          <table:table-cell table:formula="of:=[.B1264]" office:value-type="float" office:value="1" calcext:value-type="float">
            <text:p>1</text:p>
          </table:table-cell>
          <table:table-cell office:value-type="float" office:value="212.4602816" calcext:value-type="float">
            <text:p>212.4602816</text:p>
          </table:table-cell>
          <table:table-cell office:value-type="float" office:value="124.3969344" calcext:value-type="float">
            <text:p>124.3969344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265]+1" office:value-type="float" office:value="128" calcext:value-type="float">
            <text:p>128</text:p>
          </table:table-cell>
          <table:table-cell table:formula="of:=[.B1265]" office:value-type="float" office:value="2" calcext:value-type="float">
            <text:p>2</text:p>
          </table:table-cell>
          <table:table-cell office:value-type="float" office:value="126.023976064" calcext:value-type="float">
            <text:p>126.023976064</text:p>
          </table:table-cell>
          <table:table-cell office:value-type="float" office:value="121.07345856" calcext:value-type="float">
            <text:p>121.07345856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266]+1" office:value-type="float" office:value="128" calcext:value-type="float">
            <text:p>128</text:p>
          </table:table-cell>
          <table:table-cell table:formula="of:=[.B1266]" office:value-type="float" office:value="3" calcext:value-type="float">
            <text:p>3</text:p>
          </table:table-cell>
          <table:table-cell office:value-type="float" office:value="208.0511936" calcext:value-type="float">
            <text:p>208.0511936</text:p>
          </table:table-cell>
          <table:table-cell office:value-type="float" office:value="94.153132416" calcext:value-type="float">
            <text:p>94.153132416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267]+1" office:value-type="float" office:value="128" calcext:value-type="float">
            <text:p>128</text:p>
          </table:table-cell>
          <table:table-cell table:formula="of:=[.B1267]" office:value-type="float" office:value="4" calcext:value-type="float">
            <text:p>4</text:p>
          </table:table-cell>
          <table:table-cell office:value-type="float" office:value="131.117638784" calcext:value-type="float">
            <text:p>131.117638784</text:p>
          </table:table-cell>
          <table:table-cell office:value-type="float" office:value="92.74501248" calcext:value-type="float">
            <text:p>92.74501248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1268]+1" office:value-type="float" office:value="128" calcext:value-type="float">
            <text:p>128</text:p>
          </table:table-cell>
          <table:table-cell table:formula="of:=[.B1268]" office:value-type="float" office:value="5" calcext:value-type="float">
            <text:p>5</text:p>
          </table:table-cell>
          <table:table-cell office:value-type="float" office:value="205.301696" calcext:value-type="float">
            <text:p>205.301696</text:p>
          </table:table-cell>
          <table:table-cell office:value-type="float" office:value="63.7786128" calcext:value-type="float">
            <text:p>63.7786128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269]+1" office:value-type="float" office:value="128" calcext:value-type="float">
            <text:p>128</text:p>
          </table:table-cell>
          <table:table-cell table:formula="of:=[.B1269]" office:value-type="float" office:value="6" calcext:value-type="float">
            <text:p>6</text:p>
          </table:table-cell>
          <table:table-cell office:value-type="float" office:value="135.46548352" calcext:value-type="float">
            <text:p>135.46548352</text:p>
          </table:table-cell>
          <table:table-cell office:value-type="float" office:value="61.68578304" calcext:value-type="float">
            <text:p>61.68578304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270]+1" office:value-type="float" office:value="128" calcext:value-type="float">
            <text:p>128</text:p>
          </table:table-cell>
          <table:table-cell table:formula="of:=[.B1270]" office:value-type="float" office:value="7" calcext:value-type="float">
            <text:p>7</text:p>
          </table:table-cell>
          <table:table-cell office:value-type="float" office:value="193.15186304" calcext:value-type="float">
            <text:p>193.15186304</text:p>
          </table:table-cell>
          <table:table-cell office:value-type="float" office:value="40.63971552" calcext:value-type="float">
            <text:p>40.63971552</text:p>
          </table:table-cell>
          <table:table-cell office:value-type="float" office:value="193" calcext:value-type="float">
            <text:p>19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271]+1" office:value-type="float" office:value="128" calcext:value-type="float">
            <text:p>128</text:p>
          </table:table-cell>
          <table:table-cell table:formula="of:=[.B1271]" office:value-type="float" office:value="8" calcext:value-type="float">
            <text:p>8</text:p>
          </table:table-cell>
          <table:table-cell office:value-type="float" office:value="148.3889664" calcext:value-type="float">
            <text:p>148.3889664</text:p>
          </table:table-cell>
          <table:table-cell office:value-type="float" office:value="40.6697664" calcext:value-type="float">
            <text:p>40.6697664</text:p>
          </table:table-cell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272]+1" office:value-type="float" office:value="128" calcext:value-type="float">
            <text:p>128</text:p>
          </table:table-cell>
          <table:table-cell table:formula="of:=[.B1272]" office:value-type="float" office:value="9" calcext:value-type="float">
            <text:p>9</text:p>
          </table:table-cell>
          <table:table-cell office:value-type="float" office:value="187.81431552" calcext:value-type="float">
            <text:p>187.81431552</text:p>
          </table:table-cell>
          <table:table-cell office:value-type="float" office:value="20.2149312" calcext:value-type="float">
            <text:p>20.2149312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1273]+1" office:value-type="float" office:value="128" calcext:value-type="float">
            <text:p>128</text:p>
          </table:table-cell>
          <table:table-cell table:formula="of:=[.B1273]" office:value-type="float" office:value="10" calcext:value-type="float">
            <text:p>10</text:p>
          </table:table-cell>
          <table:table-cell office:value-type="float" office:value="151.07888" calcext:value-type="float">
            <text:p>151.07888</text:p>
          </table:table-cell>
          <table:table-cell office:value-type="float" office:value="20.5818672" calcext:value-type="float">
            <text:p>20.5818672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1274]+1" office:value-type="float" office:value="129" calcext:value-type="float">
            <text:p>129</text:p>
          </table:table-cell>
          <table:table-cell table:formula="of:=[.B1274]" office:value-type="float" office:value="1" calcext:value-type="float">
            <text:p>1</text:p>
          </table:table-cell>
          <table:table-cell office:value-type="float" office:value="224.2742912" calcext:value-type="float">
            <text:p>224.2742912</text:p>
          </table:table-cell>
          <table:table-cell office:value-type="float" office:value="136.14168576" calcext:value-type="float">
            <text:p>136.14168576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275]+1" office:value-type="float" office:value="129" calcext:value-type="float">
            <text:p>129</text:p>
          </table:table-cell>
          <table:table-cell table:formula="of:=[.B1275]" office:value-type="float" office:value="2" calcext:value-type="float">
            <text:p>2</text:p>
          </table:table-cell>
          <table:table-cell office:value-type="float" office:value="131.716354816" calcext:value-type="float">
            <text:p>131.716354816</text:p>
          </table:table-cell>
          <table:table-cell office:value-type="float" office:value="134.3352528" calcext:value-type="float">
            <text:p>134.335252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276]+1" office:value-type="float" office:value="129" calcext:value-type="float">
            <text:p>129</text:p>
          </table:table-cell>
          <table:table-cell table:formula="of:=[.B1276]" office:value-type="float" office:value="3" calcext:value-type="float">
            <text:p>3</text:p>
          </table:table-cell>
          <table:table-cell office:value-type="float" office:value="220.33447296" calcext:value-type="float">
            <text:p>220.33447296</text:p>
          </table:table-cell>
          <table:table-cell office:value-type="float" office:value="105.8476464" calcext:value-type="float">
            <text:p>105.8476464</text:p>
          </table:table-cell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277]+1" office:value-type="float" office:value="129" calcext:value-type="float">
            <text:p>129</text:p>
          </table:table-cell>
          <table:table-cell table:formula="of:=[.B1277]" office:value-type="float" office:value="4" calcext:value-type="float">
            <text:p>4</text:p>
          </table:table-cell>
          <table:table-cell office:value-type="float" office:value="136.78324416" calcext:value-type="float">
            <text:p>136.78324416</text:p>
          </table:table-cell>
          <table:table-cell office:value-type="float" office:value="103.82615328" calcext:value-type="float">
            <text:p>103.82615328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278]+1" office:value-type="float" office:value="129" calcext:value-type="float">
            <text:p>129</text:p>
          </table:table-cell>
          <table:table-cell table:formula="of:=[.B1278]" office:value-type="float" office:value="5" calcext:value-type="float">
            <text:p>5</text:p>
          </table:table-cell>
          <table:table-cell office:value-type="float" office:value="216.08462464" calcext:value-type="float">
            <text:p>216.08462464</text:p>
          </table:table-cell>
          <table:table-cell office:value-type="float" office:value="74.448432" calcext:value-type="float">
            <text:p>74.448432</text:p>
          </table:table-cell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279]+1" office:value-type="float" office:value="129" calcext:value-type="float">
            <text:p>129</text:p>
          </table:table-cell>
          <table:table-cell table:formula="of:=[.B1279]" office:value-type="float" office:value="6" calcext:value-type="float">
            <text:p>6</text:p>
          </table:table-cell>
          <table:table-cell office:value-type="float" office:value="141.38649856" calcext:value-type="float">
            <text:p>141.38649856</text:p>
          </table:table-cell>
          <table:table-cell office:value-type="float" office:value="73.10530464" calcext:value-type="float">
            <text:p>73.10530464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1280]+1" office:value-type="float" office:value="129" calcext:value-type="float">
            <text:p>129</text:p>
          </table:table-cell>
          <table:table-cell table:formula="of:=[.B1280]" office:value-type="float" office:value="7" calcext:value-type="float">
            <text:p>7</text:p>
          </table:table-cell>
          <table:table-cell office:value-type="float" office:value="202.82322688" calcext:value-type="float">
            <text:p>202.82322688</text:p>
          </table:table-cell>
          <table:table-cell office:value-type="float" office:value="50.02114368" calcext:value-type="float">
            <text:p>50.02114368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281]+1" office:value-type="float" office:value="129" calcext:value-type="float">
            <text:p>129</text:p>
          </table:table-cell>
          <table:table-cell table:formula="of:=[.B1281]" office:value-type="float" office:value="8" calcext:value-type="float">
            <text:p>8</text:p>
          </table:table-cell>
          <table:table-cell office:value-type="float" office:value="155.41626368" calcext:value-type="float">
            <text:p>155.41626368</text:p>
          </table:table-cell>
          <table:table-cell office:value-type="float" office:value="49.9786272" calcext:value-type="float">
            <text:p>49.9786272</text:p>
          </table:table-cell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282]+1" office:value-type="float" office:value="129" calcext:value-type="float">
            <text:p>129</text:p>
          </table:table-cell>
          <table:table-cell table:formula="of:=[.B1282]" office:value-type="float" office:value="9" calcext:value-type="float">
            <text:p>9</text:p>
          </table:table-cell>
          <table:table-cell office:value-type="float" office:value="197.45244544" calcext:value-type="float">
            <text:p>197.45244544</text:p>
          </table:table-cell>
          <table:table-cell office:value-type="float" office:value="28.84800384" calcext:value-type="float">
            <text:p>28.84800384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283]+1" office:value-type="float" office:value="129" calcext:value-type="float">
            <text:p>129</text:p>
          </table:table-cell>
          <table:table-cell table:formula="of:=[.B1283]" office:value-type="float" office:value="10" calcext:value-type="float">
            <text:p>10</text:p>
          </table:table-cell>
          <table:table-cell office:value-type="float" office:value="160.01728384" calcext:value-type="float">
            <text:p>160.01728384</text:p>
          </table:table-cell>
          <table:table-cell office:value-type="float" office:value="28.6405344" calcext:value-type="float">
            <text:p>28.6405344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284]+1" office:value-type="float" office:value="130" calcext:value-type="float">
            <text:p>130</text:p>
          </table:table-cell>
          <table:table-cell table:formula="of:=[.B1284]" office:value-type="float" office:value="1" calcext:value-type="float">
            <text:p>1</text:p>
          </table:table-cell>
          <table:table-cell office:value-type="float" office:value="226.3706816" calcext:value-type="float">
            <text:p>226.3706816</text:p>
          </table:table-cell>
          <table:table-cell office:value-type="float" office:value="123.12312384" calcext:value-type="float">
            <text:p>123.12312384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1285]+1" office:value-type="float" office:value="130" calcext:value-type="float">
            <text:p>130</text:p>
          </table:table-cell>
          <table:table-cell table:formula="of:=[.B1285]" office:value-type="float" office:value="2" calcext:value-type="float">
            <text:p>2</text:p>
          </table:table-cell>
          <table:table-cell office:value-type="float" office:value="139.390835712" calcext:value-type="float">
            <text:p>139.390835712</text:p>
          </table:table-cell>
          <table:table-cell office:value-type="float" office:value="127.2058464" calcext:value-type="float">
            <text:p>127.2058464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286]+1" office:value-type="float" office:value="130" calcext:value-type="float">
            <text:p>130</text:p>
          </table:table-cell>
          <table:table-cell table:formula="of:=[.B1286]" office:value-type="float" office:value="3" calcext:value-type="float">
            <text:p>3</text:p>
          </table:table-cell>
          <table:table-cell office:value-type="float" office:value="220.51286272" calcext:value-type="float">
            <text:p>220.51286272</text:p>
          </table:table-cell>
          <table:table-cell office:value-type="float" office:value="93.759718176" calcext:value-type="float">
            <text:p>93.759718176</text:p>
          </table:table-cell>
          <table:table-cell office:value-type="float" office:value="223" calcext:value-type="float">
            <text:p>22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287]+1" office:value-type="float" office:value="130" calcext:value-type="float">
            <text:p>130</text:p>
          </table:table-cell>
          <table:table-cell table:formula="of:=[.B1287]" office:value-type="float" office:value="4" calcext:value-type="float">
            <text:p>4</text:p>
          </table:table-cell>
          <table:table-cell office:value-type="float" office:value="142.80215744" calcext:value-type="float">
            <text:p>142.80215744</text:p>
          </table:table-cell>
          <table:table-cell office:value-type="float" office:value="98.120239392" calcext:value-type="float">
            <text:p>98.120239392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288]+1" office:value-type="float" office:value="130" calcext:value-type="float">
            <text:p>130</text:p>
          </table:table-cell>
          <table:table-cell table:formula="of:=[.B1288]" office:value-type="float" office:value="5" calcext:value-type="float">
            <text:p>5</text:p>
          </table:table-cell>
          <table:table-cell office:value-type="float" office:value="213.2168064" calcext:value-type="float">
            <text:p>213.2168064</text:p>
          </table:table-cell>
          <table:table-cell office:value-type="float" office:value="64.71855936" calcext:value-type="float">
            <text:p>64.71855936</text:p>
          </table:table-cell>
          <table:table-cell office:value-type="float" office:value="215" calcext:value-type="float">
            <text:p>21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289]+1" office:value-type="float" office:value="130" calcext:value-type="float">
            <text:p>130</text:p>
          </table:table-cell>
          <table:table-cell table:formula="of:=[.B1289]" office:value-type="float" office:value="6" calcext:value-type="float">
            <text:p>6</text:p>
          </table:table-cell>
          <table:table-cell office:value-type="float" office:value="143.37552256" calcext:value-type="float">
            <text:p>143.37552256</text:p>
          </table:table-cell>
          <table:table-cell office:value-type="float" office:value="68.84321568" calcext:value-type="float">
            <text:p>68.84321568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290]+1" office:value-type="float" office:value="130" calcext:value-type="float">
            <text:p>130</text:p>
          </table:table-cell>
          <table:table-cell table:formula="of:=[.B1290]" office:value-type="float" office:value="7" calcext:value-type="float">
            <text:p>7</text:p>
          </table:table-cell>
          <table:table-cell office:value-type="float" office:value="199.0600896" calcext:value-type="float">
            <text:p>199.0600896</text:p>
          </table:table-cell>
          <table:table-cell office:value-type="float" office:value="43.7990208" calcext:value-type="float">
            <text:p>43.7990208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291]+1" office:value-type="float" office:value="130" calcext:value-type="float">
            <text:p>130</text:p>
          </table:table-cell>
          <table:table-cell table:formula="of:=[.B1291]" office:value-type="float" office:value="8" calcext:value-type="float">
            <text:p>8</text:p>
          </table:table-cell>
          <table:table-cell office:value-type="float" office:value="154.81023744" calcext:value-type="float">
            <text:p>154.81023744</text:p>
          </table:table-cell>
          <table:table-cell office:value-type="float" office:value="47.78928" calcext:value-type="float">
            <text:p>47.78928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1292]+1" office:value-type="float" office:value="130" calcext:value-type="float">
            <text:p>130</text:p>
          </table:table-cell>
          <table:table-cell table:formula="of:=[.B1292]" office:value-type="float" office:value="9" calcext:value-type="float">
            <text:p>9</text:p>
          </table:table-cell>
          <table:table-cell office:value-type="float" office:value="191.57241856" calcext:value-type="float">
            <text:p>191.57241856</text:p>
          </table:table-cell>
          <table:table-cell office:value-type="float" office:value="23.2397856" calcext:value-type="float">
            <text:p>23.2397856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1293]+1" office:value-type="float" office:value="130" calcext:value-type="float">
            <text:p>130</text:p>
          </table:table-cell>
          <table:table-cell table:formula="of:=[.B1293]" office:value-type="float" office:value="10" calcext:value-type="float">
            <text:p>10</text:p>
          </table:table-cell>
          <table:table-cell office:value-type="float" office:value="156.50066816" calcext:value-type="float">
            <text:p>156.50066816</text:p>
          </table:table-cell>
          <table:table-cell office:value-type="float" office:value="27.37155552" calcext:value-type="float">
            <text:p>27.37155552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294]+1" office:value-type="float" office:value="131" calcext:value-type="float">
            <text:p>131</text:p>
          </table:table-cell>
          <table:table-cell table:formula="of:=[.B1294]" office:value-type="float" office:value="1" calcext:value-type="float">
            <text:p>1</text:p>
          </table:table-cell>
          <table:table-cell office:value-type="float" office:value="223.861312" calcext:value-type="float">
            <text:p>223.861312</text:p>
          </table:table-cell>
          <table:table-cell office:value-type="float" office:value="122.2888032" calcext:value-type="float">
            <text:p>122.2888032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1295]+1" office:value-type="float" office:value="131" calcext:value-type="float">
            <text:p>131</text:p>
          </table:table-cell>
          <table:table-cell table:formula="of:=[.B1295]" office:value-type="float" office:value="2" calcext:value-type="float">
            <text:p>2</text:p>
          </table:table-cell>
          <table:table-cell office:value-type="float" office:value="135.525195136" calcext:value-type="float">
            <text:p>135.525195136</text:p>
          </table:table-cell>
          <table:table-cell office:value-type="float" office:value="121.49161728" calcext:value-type="float">
            <text:p>121.49161728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296]+1" office:value-type="float" office:value="131" calcext:value-type="float">
            <text:p>131</text:p>
          </table:table-cell>
          <table:table-cell table:formula="of:=[.B1296]" office:value-type="float" office:value="3" calcext:value-type="float">
            <text:p>3</text:p>
          </table:table-cell>
          <table:table-cell office:value-type="float" office:value="219.1321984" calcext:value-type="float">
            <text:p>219.1321984</text:p>
          </table:table-cell>
          <table:table-cell office:value-type="float" office:value="92.353350144" calcext:value-type="float">
            <text:p>92.353350144</text:p>
          </table:table-cell>
          <table:table-cell office:value-type="float" office:value="221" calcext:value-type="float">
            <text:p>22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297]+1" office:value-type="float" office:value="131" calcext:value-type="float">
            <text:p>131</text:p>
          </table:table-cell>
          <table:table-cell table:formula="of:=[.B1297]" office:value-type="float" office:value="4" calcext:value-type="float">
            <text:p>4</text:p>
          </table:table-cell>
          <table:table-cell office:value-type="float" office:value="139.2824256" calcext:value-type="float">
            <text:p>139.2824256</text:p>
          </table:table-cell>
          <table:table-cell office:value-type="float" office:value="92.2917504" calcext:value-type="float">
            <text:p>92.2917504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298]+1" office:value-type="float" office:value="131" calcext:value-type="float">
            <text:p>131</text:p>
          </table:table-cell>
          <table:table-cell table:formula="of:=[.B1298]" office:value-type="float" office:value="5" calcext:value-type="float">
            <text:p>5</text:p>
          </table:table-cell>
          <table:table-cell office:value-type="float" office:value="214.28736" calcext:value-type="float">
            <text:p>214.28736</text:p>
          </table:table-cell>
          <table:table-cell office:value-type="float" office:value="61.7004864" calcext:value-type="float">
            <text:p>61.7004864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299]+1" office:value-type="float" office:value="131" calcext:value-type="float">
            <text:p>131</text:p>
          </table:table-cell>
          <table:table-cell table:formula="of:=[.B1299]" office:value-type="float" office:value="6" calcext:value-type="float">
            <text:p>6</text:p>
          </table:table-cell>
          <table:table-cell office:value-type="float" office:value="143.32200576" calcext:value-type="float">
            <text:p>143.32200576</text:p>
          </table:table-cell>
          <table:table-cell office:value-type="float" office:value="62.03268288" calcext:value-type="float">
            <text:p>62.03268288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300]+1" office:value-type="float" office:value="131" calcext:value-type="float">
            <text:p>131</text:p>
          </table:table-cell>
          <table:table-cell table:formula="of:=[.B1300]" office:value-type="float" office:value="7" calcext:value-type="float">
            <text:p>7</text:p>
          </table:table-cell>
          <table:table-cell office:value-type="float" office:value="201.4649472" calcext:value-type="float">
            <text:p>201.4649472</text:p>
          </table:table-cell>
          <table:table-cell office:value-type="float" office:value="39.8673696" calcext:value-type="float">
            <text:p>39.8673696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01]+1" office:value-type="float" office:value="131" calcext:value-type="float">
            <text:p>131</text:p>
          </table:table-cell>
          <table:table-cell table:formula="of:=[.B1301]" office:value-type="float" office:value="8" calcext:value-type="float">
            <text:p>8</text:p>
          </table:table-cell>
          <table:table-cell office:value-type="float" office:value="156.04556032" calcext:value-type="float">
            <text:p>156.04556032</text:p>
          </table:table-cell>
          <table:table-cell office:value-type="float" office:value="41.2284624" calcext:value-type="float">
            <text:p>41.2284624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02]+1" office:value-type="float" office:value="131" calcext:value-type="float">
            <text:p>131</text:p>
          </table:table-cell>
          <table:table-cell table:formula="of:=[.B1302]" office:value-type="float" office:value="9" calcext:value-type="float">
            <text:p>9</text:p>
          </table:table-cell>
          <table:table-cell office:value-type="float" office:value="194.68843136" calcext:value-type="float">
            <text:p>194.68843136</text:p>
          </table:table-cell>
          <table:table-cell office:value-type="float" office:value="19.40362944" calcext:value-type="float">
            <text:p>19.40362944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1303]+1" office:value-type="float" office:value="131" calcext:value-type="float">
            <text:p>131</text:p>
          </table:table-cell>
          <table:table-cell table:formula="of:=[.B1303]" office:value-type="float" office:value="10" calcext:value-type="float">
            <text:p>10</text:p>
          </table:table-cell>
          <table:table-cell office:value-type="float" office:value="159.19329024" calcext:value-type="float">
            <text:p>159.19329024</text:p>
          </table:table-cell>
          <table:table-cell office:value-type="float" office:value="20.9241984" calcext:value-type="float">
            <text:p>20.9241984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1304]+1" office:value-type="float" office:value="132" calcext:value-type="float">
            <text:p>132</text:p>
          </table:table-cell>
          <table:table-cell table:formula="of:=[.B1304]" office:value-type="float" office:value="1" calcext:value-type="float">
            <text:p>1</text:p>
          </table:table-cell>
          <table:table-cell office:value-type="float" office:value="221.92092928" calcext:value-type="float">
            <text:p>221.92092928</text:p>
          </table:table-cell>
          <table:table-cell office:value-type="float" office:value="124.77678432" calcext:value-type="float">
            <text:p>124.77678432</text:p>
          </table:table-cell>
          <table:table-cell office:value-type="float" office:value="219" calcext:value-type="float">
            <text:p>219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305]+1" office:value-type="float" office:value="132" calcext:value-type="float">
            <text:p>132</text:p>
          </table:table-cell>
          <table:table-cell table:formula="of:=[.B1305]" office:value-type="float" office:value="2" calcext:value-type="float">
            <text:p>2</text:p>
          </table:table-cell>
          <table:table-cell office:value-type="float" office:value="138.12315776" calcext:value-type="float">
            <text:p>138.12315776</text:p>
          </table:table-cell>
          <table:table-cell office:value-type="float" office:value="119.67120864" calcext:value-type="float">
            <text:p>119.67120864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306]+1" office:value-type="float" office:value="132" calcext:value-type="float">
            <text:p>132</text:p>
          </table:table-cell>
          <table:table-cell table:formula="of:=[.B1306]" office:value-type="float" office:value="3" calcext:value-type="float">
            <text:p>3</text:p>
          </table:table-cell>
          <table:table-cell office:value-type="float" office:value="219.2931328" calcext:value-type="float">
            <text:p>219.2931328</text:p>
          </table:table-cell>
          <table:table-cell office:value-type="float" office:value="95.08001376" calcext:value-type="float">
            <text:p>95.08001376</text:p>
          </table:table-cell>
          <table:table-cell office:value-type="float" office:value="217" calcext:value-type="float">
            <text:p>217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1307]+1" office:value-type="float" office:value="132" calcext:value-type="float">
            <text:p>132</text:p>
          </table:table-cell>
          <table:table-cell table:formula="of:=[.B1307]" office:value-type="float" office:value="4" calcext:value-type="float">
            <text:p>4</text:p>
          </table:table-cell>
          <table:table-cell office:value-type="float" office:value="143.52371456" calcext:value-type="float">
            <text:p>143.52371456</text:p>
          </table:table-cell>
          <table:table-cell office:value-type="float" office:value="92.620740288" calcext:value-type="float">
            <text:p>92.620740288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308]+1" office:value-type="float" office:value="132" calcext:value-type="float">
            <text:p>132</text:p>
          </table:table-cell>
          <table:table-cell table:formula="of:=[.B1308]" office:value-type="float" office:value="5" calcext:value-type="float">
            <text:p>5</text:p>
          </table:table-cell>
          <table:table-cell office:value-type="float" office:value="215.15348096" calcext:value-type="float">
            <text:p>215.15348096</text:p>
          </table:table-cell>
          <table:table-cell office:value-type="float" office:value="65.41956096" calcext:value-type="float">
            <text:p>65.41956096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309]+1" office:value-type="float" office:value="132" calcext:value-type="float">
            <text:p>132</text:p>
          </table:table-cell>
          <table:table-cell table:formula="of:=[.B1309]" office:value-type="float" office:value="6" calcext:value-type="float">
            <text:p>6</text:p>
          </table:table-cell>
          <table:table-cell office:value-type="float" office:value="147.73010816" calcext:value-type="float">
            <text:p>147.73010816</text:p>
          </table:table-cell>
          <table:table-cell office:value-type="float" office:value="62.49000288" calcext:value-type="float">
            <text:p>62.49000288</text:p>
          </table:table-cell>
          <table:table-cell office:value-type="float" office:value="149" calcext:value-type="float">
            <text:p>149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310]+1" office:value-type="float" office:value="132" calcext:value-type="float">
            <text:p>132</text:p>
          </table:table-cell>
          <table:table-cell table:formula="of:=[.B1310]" office:value-type="float" office:value="7" calcext:value-type="float">
            <text:p>7</text:p>
          </table:table-cell>
          <table:table-cell office:value-type="float" office:value="204.2848768" calcext:value-type="float">
            <text:p>204.2848768</text:p>
          </table:table-cell>
          <table:table-cell office:value-type="float" office:value="43.7786304" calcext:value-type="float">
            <text:p>43.7786304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311]+1" office:value-type="float" office:value="132" calcext:value-type="float">
            <text:p>132</text:p>
          </table:table-cell>
          <table:table-cell table:formula="of:=[.B1311]" office:value-type="float" office:value="8" calcext:value-type="float">
            <text:p>8</text:p>
          </table:table-cell>
          <table:table-cell office:value-type="float" office:value="161.20352896" calcext:value-type="float">
            <text:p>161.20352896</text:p>
          </table:table-cell>
          <table:table-cell office:value-type="float" office:value="43.4216064" calcext:value-type="float">
            <text:p>43.4216064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312]+1" office:value-type="float" office:value="132" calcext:value-type="float">
            <text:p>132</text:p>
          </table:table-cell>
          <table:table-cell table:formula="of:=[.B1312]" office:value-type="float" office:value="9" calcext:value-type="float">
            <text:p>9</text:p>
          </table:table-cell>
          <table:table-cell office:value-type="float" office:value="199.5157632" calcext:value-type="float">
            <text:p>199.5157632</text:p>
          </table:table-cell>
          <table:table-cell office:value-type="float" office:value="25.06507872" calcext:value-type="float">
            <text:p>25.0650787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313]+1" office:value-type="float" office:value="132" calcext:value-type="float">
            <text:p>132</text:p>
          </table:table-cell>
          <table:table-cell table:formula="of:=[.B1313]" office:value-type="float" office:value="10" calcext:value-type="float">
            <text:p>10</text:p>
          </table:table-cell>
          <table:table-cell office:value-type="float" office:value="163.42870272" calcext:value-type="float">
            <text:p>163.42870272</text:p>
          </table:table-cell>
          <table:table-cell office:value-type="float" office:value="24.9112704" calcext:value-type="float">
            <text:p>24.9112704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314]+1" office:value-type="float" office:value="133" calcext:value-type="float">
            <text:p>133</text:p>
          </table:table-cell>
          <table:table-cell table:formula="of:=[.B1314]" office:value-type="float" office:value="1" calcext:value-type="float">
            <text:p>1</text:p>
          </table:table-cell>
          <table:table-cell office:value-type="float" office:value="214.868896" calcext:value-type="float">
            <text:p>214.868896</text:p>
          </table:table-cell>
          <table:table-cell office:value-type="float" office:value="121.27426272" calcext:value-type="float">
            <text:p>121.27426272</text:p>
          </table:table-cell>
          <table:table-cell office:value-type="float" office:value="215" calcext:value-type="float">
            <text:p>215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1315]+1" office:value-type="float" office:value="133" calcext:value-type="float">
            <text:p>133</text:p>
          </table:table-cell>
          <table:table-cell table:formula="of:=[.B1315]" office:value-type="float" office:value="2" calcext:value-type="float">
            <text:p>2</text:p>
          </table:table-cell>
          <table:table-cell office:value-type="float" office:value="130.066692352" calcext:value-type="float">
            <text:p>130.066692352</text:p>
          </table:table-cell>
          <table:table-cell office:value-type="float" office:value="120.51564768" calcext:value-type="float">
            <text:p>120.51564768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316]+1" office:value-type="float" office:value="133" calcext:value-type="float">
            <text:p>133</text:p>
          </table:table-cell>
          <table:table-cell table:formula="of:=[.B1316]" office:value-type="float" office:value="3" calcext:value-type="float">
            <text:p>3</text:p>
          </table:table-cell>
          <table:table-cell office:value-type="float" office:value="211.1601792" calcext:value-type="float">
            <text:p>211.1601792</text:p>
          </table:table-cell>
          <table:table-cell office:value-type="float" office:value="92.369027136" calcext:value-type="float">
            <text:p>92.369027136</text:p>
          </table:table-cell>
          <table:table-cell office:value-type="float" office:value="210" calcext:value-type="float">
            <text:p>21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317]+1" office:value-type="float" office:value="133" calcext:value-type="float">
            <text:p>133</text:p>
          </table:table-cell>
          <table:table-cell table:formula="of:=[.B1317]" office:value-type="float" office:value="4" calcext:value-type="float">
            <text:p>4</text:p>
          </table:table-cell>
          <table:table-cell office:value-type="float" office:value="135.730754816" calcext:value-type="float">
            <text:p>135.730754816</text:p>
          </table:table-cell>
          <table:table-cell office:value-type="float" office:value="93.22937472" calcext:value-type="float">
            <text:p>93.22937472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318]+1" office:value-type="float" office:value="133" calcext:value-type="float">
            <text:p>133</text:p>
          </table:table-cell>
          <table:table-cell table:formula="of:=[.B1318]" office:value-type="float" office:value="5" calcext:value-type="float">
            <text:p>5</text:p>
          </table:table-cell>
          <table:table-cell office:value-type="float" office:value="207.4119424" calcext:value-type="float">
            <text:p>207.4119424</text:p>
          </table:table-cell>
          <table:table-cell office:value-type="float" office:value="63.57245376" calcext:value-type="float">
            <text:p>63.57245376</text:p>
          </table:table-cell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319]+1" office:value-type="float" office:value="133" calcext:value-type="float">
            <text:p>133</text:p>
          </table:table-cell>
          <table:table-cell table:formula="of:=[.B1319]" office:value-type="float" office:value="6" calcext:value-type="float">
            <text:p>6</text:p>
          </table:table-cell>
          <table:table-cell office:value-type="float" office:value="139.66767104" calcext:value-type="float">
            <text:p>139.66767104</text:p>
          </table:table-cell>
          <table:table-cell office:value-type="float" office:value="62.2319952" calcext:value-type="float">
            <text:p>62.2319952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320]+1" office:value-type="float" office:value="133" calcext:value-type="float">
            <text:p>133</text:p>
          </table:table-cell>
          <table:table-cell table:formula="of:=[.B1320]" office:value-type="float" office:value="7" calcext:value-type="float">
            <text:p>7</text:p>
          </table:table-cell>
          <table:table-cell office:value-type="float" office:value="195.9552384" calcext:value-type="float">
            <text:p>195.9552384</text:p>
          </table:table-cell>
          <table:table-cell office:value-type="float" office:value="41.2634352" calcext:value-type="float">
            <text:p>41.2634352</text:p>
          </table:table-cell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21]+1" office:value-type="float" office:value="133" calcext:value-type="float">
            <text:p>133</text:p>
          </table:table-cell>
          <table:table-cell table:formula="of:=[.B1321]" office:value-type="float" office:value="8" calcext:value-type="float">
            <text:p>8</text:p>
          </table:table-cell>
          <table:table-cell office:value-type="float" office:value="152.23075712" calcext:value-type="float">
            <text:p>152.23075712</text:p>
          </table:table-cell>
          <table:table-cell office:value-type="float" office:value="41.6415648" calcext:value-type="float">
            <text:p>41.6415648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22]+1" office:value-type="float" office:value="133" calcext:value-type="float">
            <text:p>133</text:p>
          </table:table-cell>
          <table:table-cell table:formula="of:=[.B1322]" office:value-type="float" office:value="9" calcext:value-type="float">
            <text:p>9</text:p>
          </table:table-cell>
          <table:table-cell office:value-type="float" office:value="189.834496" calcext:value-type="float">
            <text:p>189.834496</text:p>
          </table:table-cell>
          <table:table-cell office:value-type="float" office:value="21.7058592" calcext:value-type="float">
            <text:p>21.7058592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1323]+1" office:value-type="float" office:value="133" calcext:value-type="float">
            <text:p>133</text:p>
          </table:table-cell>
          <table:table-cell table:formula="of:=[.B1323]" office:value-type="float" office:value="10" calcext:value-type="float">
            <text:p>10</text:p>
          </table:table-cell>
          <table:table-cell office:value-type="float" office:value="153.85863168" calcext:value-type="float">
            <text:p>153.85863168</text:p>
          </table:table-cell>
          <table:table-cell office:value-type="float" office:value="22.2148704" calcext:value-type="float">
            <text:p>22.2148704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324]+1" office:value-type="float" office:value="134" calcext:value-type="float">
            <text:p>134</text:p>
          </table:table-cell>
          <table:table-cell table:formula="of:=[.B1324]" office:value-type="float" office:value="1" calcext:value-type="float">
            <text:p>1</text:p>
          </table:table-cell>
          <table:table-cell office:value-type="float" office:value="226.5659328" calcext:value-type="float">
            <text:p>226.5659328</text:p>
          </table:table-cell>
          <table:table-cell office:value-type="float" office:value="151.1960448" calcext:value-type="float">
            <text:p>151.1960448</text:p>
          </table:table-cell>
          <table:table-cell office:value-type="float" office:value="228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1325]+1" office:value-type="float" office:value="134" calcext:value-type="float">
            <text:p>134</text:p>
          </table:table-cell>
          <table:table-cell table:formula="of:=[.B1325]" office:value-type="float" office:value="2" calcext:value-type="float">
            <text:p>2</text:p>
          </table:table-cell>
          <table:table-cell office:value-type="float" office:value="140.68679616" calcext:value-type="float">
            <text:p>140.68679616</text:p>
          </table:table-cell>
          <table:table-cell office:value-type="float" office:value="145.0706016" calcext:value-type="float">
            <text:p>145.07060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1326]+1" office:value-type="float" office:value="134" calcext:value-type="float">
            <text:p>134</text:p>
          </table:table-cell>
          <table:table-cell table:formula="of:=[.B1326]" office:value-type="float" office:value="3" calcext:value-type="float">
            <text:p>3</text:p>
          </table:table-cell>
          <table:table-cell office:value-type="float" office:value="224.8832" calcext:value-type="float">
            <text:p>224.8832</text:p>
          </table:table-cell>
          <table:table-cell office:value-type="float" office:value="121.70374752" calcext:value-type="float">
            <text:p>121.70374752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327]+1" office:value-type="float" office:value="134" calcext:value-type="float">
            <text:p>134</text:p>
          </table:table-cell>
          <table:table-cell table:formula="of:=[.B1327]" office:value-type="float" office:value="4" calcext:value-type="float">
            <text:p>4</text:p>
          </table:table-cell>
          <table:table-cell office:value-type="float" office:value="147.773824" calcext:value-type="float">
            <text:p>147.773824</text:p>
          </table:table-cell>
          <table:table-cell office:value-type="float" office:value="116.12661792" calcext:value-type="float">
            <text:p>116.12661792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1328]+1" office:value-type="float" office:value="134" calcext:value-type="float">
            <text:p>134</text:p>
          </table:table-cell>
          <table:table-cell table:formula="of:=[.B1328]" office:value-type="float" office:value="5" calcext:value-type="float">
            <text:p>5</text:p>
          </table:table-cell>
          <table:table-cell office:value-type="float" office:value="222.1982464" calcext:value-type="float">
            <text:p>222.1982464</text:p>
          </table:table-cell>
          <table:table-cell office:value-type="float" office:value="90.23862576" calcext:value-type="float">
            <text:p>90.23862576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1329]+1" office:value-type="float" office:value="134" calcext:value-type="float">
            <text:p>134</text:p>
          </table:table-cell>
          <table:table-cell table:formula="of:=[.B1329]" office:value-type="float" office:value="6" calcext:value-type="float">
            <text:p>6</text:p>
          </table:table-cell>
          <table:table-cell office:value-type="float" office:value="152.80820224" calcext:value-type="float">
            <text:p>152.80820224</text:p>
          </table:table-cell>
          <table:table-cell office:value-type="float" office:value="85.03392" calcext:value-type="float">
            <text:p>85.03392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330]+1" office:value-type="float" office:value="134" calcext:value-type="float">
            <text:p>134</text:p>
          </table:table-cell>
          <table:table-cell table:formula="of:=[.B1330]" office:value-type="float" office:value="7" calcext:value-type="float">
            <text:p>7</text:p>
          </table:table-cell>
          <table:table-cell office:value-type="float" office:value="212.0727296" calcext:value-type="float">
            <text:p>212.0727296</text:p>
          </table:table-cell>
          <table:table-cell office:value-type="float" office:value="65.37534432" calcext:value-type="float">
            <text:p>65.37534432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331]+1" office:value-type="float" office:value="134" calcext:value-type="float">
            <text:p>134</text:p>
          </table:table-cell>
          <table:table-cell table:formula="of:=[.B1331]" office:value-type="float" office:value="8" calcext:value-type="float">
            <text:p>8</text:p>
          </table:table-cell>
          <table:table-cell office:value-type="float" office:value="166.9665536" calcext:value-type="float">
            <text:p>166.9665536</text:p>
          </table:table-cell>
          <table:table-cell office:value-type="float" office:value="63.3136944" calcext:value-type="float">
            <text:p>63.3136944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332]+1" office:value-type="float" office:value="134" calcext:value-type="float">
            <text:p>134</text:p>
          </table:table-cell>
          <table:table-cell table:formula="of:=[.B1332]" office:value-type="float" office:value="9" calcext:value-type="float">
            <text:p>9</text:p>
          </table:table-cell>
          <table:table-cell office:value-type="float" office:value="207.3590464" calcext:value-type="float">
            <text:p>207.3590464</text:p>
          </table:table-cell>
          <table:table-cell office:value-type="float" office:value="43.60651584" calcext:value-type="float">
            <text:p>43.60651584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333]+1" office:value-type="float" office:value="134" calcext:value-type="float">
            <text:p>134</text:p>
          </table:table-cell>
          <table:table-cell table:formula="of:=[.B1333]" office:value-type="float" office:value="10" calcext:value-type="float">
            <text:p>10</text:p>
          </table:table-cell>
          <table:table-cell office:value-type="float" office:value="171.8140608" calcext:value-type="float">
            <text:p>171.8140608</text:p>
          </table:table-cell>
          <table:table-cell office:value-type="float" office:value="42.9080256" calcext:value-type="float">
            <text:p>42.9080256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334]+1" office:value-type="float" office:value="135" calcext:value-type="float">
            <text:p>135</text:p>
          </table:table-cell>
          <table:table-cell table:formula="of:=[.B1334]" office:value-type="float" office:value="1" calcext:value-type="float">
            <text:p>1</text:p>
          </table:table-cell>
          <table:table-cell office:value-type="float" office:value="225.10195968" calcext:value-type="float">
            <text:p>225.10195968</text:p>
          </table:table-cell>
          <table:table-cell office:value-type="float" office:value="147.5411568" calcext:value-type="float">
            <text:p>147.5411568</text:p>
          </table:table-cell>
          <table:table-cell office:value-type="float" office:value="226" calcext:value-type="float">
            <text:p>226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1335]+1" office:value-type="float" office:value="135" calcext:value-type="float">
            <text:p>135</text:p>
          </table:table-cell>
          <table:table-cell table:formula="of:=[.B1335]" office:value-type="float" office:value="2" calcext:value-type="float">
            <text:p>2</text:p>
          </table:table-cell>
          <table:table-cell office:value-type="float" office:value="133.21080192" calcext:value-type="float">
            <text:p>133.21080192</text:p>
          </table:table-cell>
          <table:table-cell office:value-type="float" office:value="146.71230144" calcext:value-type="float">
            <text:p>146.71230144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1336]+1" office:value-type="float" office:value="135" calcext:value-type="float">
            <text:p>135</text:p>
          </table:table-cell>
          <table:table-cell table:formula="of:=[.B1336]" office:value-type="float" office:value="3" calcext:value-type="float">
            <text:p>3</text:p>
          </table:table-cell>
          <table:table-cell office:value-type="float" office:value="221.3962624" calcext:value-type="float">
            <text:p>221.3962624</text:p>
          </table:table-cell>
          <table:table-cell office:value-type="float" office:value="117.93421728" calcext:value-type="float">
            <text:p>117.93421728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337]+1" office:value-type="float" office:value="135" calcext:value-type="float">
            <text:p>135</text:p>
          </table:table-cell>
          <table:table-cell table:formula="of:=[.B1337]" office:value-type="float" office:value="4" calcext:value-type="float">
            <text:p>4</text:p>
          </table:table-cell>
          <table:table-cell office:value-type="float" office:value="138.83422464" calcext:value-type="float">
            <text:p>138.83422464</text:p>
          </table:table-cell>
          <table:table-cell office:value-type="float" office:value="116.92299264" calcext:value-type="float">
            <text:p>116.92299264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338]+1" office:value-type="float" office:value="135" calcext:value-type="float">
            <text:p>135</text:p>
          </table:table-cell>
          <table:table-cell table:formula="of:=[.B1338]" office:value-type="float" office:value="5" calcext:value-type="float">
            <text:p>5</text:p>
          </table:table-cell>
          <table:table-cell office:value-type="float" office:value="217.4171264" calcext:value-type="float">
            <text:p>217.4171264</text:p>
          </table:table-cell>
          <table:table-cell office:value-type="float" office:value="85.33017504" calcext:value-type="float">
            <text:p>85.33017504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339]+1" office:value-type="float" office:value="135" calcext:value-type="float">
            <text:p>135</text:p>
          </table:table-cell>
          <table:table-cell table:formula="of:=[.B1339]" office:value-type="float" office:value="6" calcext:value-type="float">
            <text:p>6</text:p>
          </table:table-cell>
          <table:table-cell office:value-type="float" office:value="143.220576" calcext:value-type="float">
            <text:p>143.220576</text:p>
          </table:table-cell>
          <table:table-cell office:value-type="float" office:value="83.5210176" calcext:value-type="float">
            <text:p>83.5210176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340]+1" office:value-type="float" office:value="135" calcext:value-type="float">
            <text:p>135</text:p>
          </table:table-cell>
          <table:table-cell table:formula="of:=[.B1340]" office:value-type="float" office:value="7" calcext:value-type="float">
            <text:p>7</text:p>
          </table:table-cell>
          <table:table-cell office:value-type="float" office:value="203.96567552" calcext:value-type="float">
            <text:p>203.96567552</text:p>
          </table:table-cell>
          <table:table-cell office:value-type="float" office:value="60.5324928" calcext:value-type="float">
            <text:p>60.5324928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341]+1" office:value-type="float" office:value="135" calcext:value-type="float">
            <text:p>135</text:p>
          </table:table-cell>
          <table:table-cell table:formula="of:=[.B1341]" office:value-type="float" office:value="8" calcext:value-type="float">
            <text:p>8</text:p>
          </table:table-cell>
          <table:table-cell office:value-type="float" office:value="157.61073664" calcext:value-type="float">
            <text:p>157.61073664</text:p>
          </table:table-cell>
          <table:table-cell office:value-type="float" office:value="60.7197792" calcext:value-type="float">
            <text:p>60.7197792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342]+1" office:value-type="float" office:value="135" calcext:value-type="float">
            <text:p>135</text:p>
          </table:table-cell>
          <table:table-cell table:formula="of:=[.B1342]" office:value-type="float" office:value="9" calcext:value-type="float">
            <text:p>9</text:p>
          </table:table-cell>
          <table:table-cell office:value-type="float" office:value="198.0330624" calcext:value-type="float">
            <text:p>198.0330624</text:p>
          </table:table-cell>
          <table:table-cell office:value-type="float" office:value="37.6734336" calcext:value-type="float">
            <text:p>37.6734336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343]+1" office:value-type="float" office:value="135" calcext:value-type="float">
            <text:p>135</text:p>
          </table:table-cell>
          <table:table-cell table:formula="of:=[.B1343]" office:value-type="float" office:value="10" calcext:value-type="float">
            <text:p>10</text:p>
          </table:table-cell>
          <table:table-cell office:value-type="float" office:value="160.98622464" calcext:value-type="float">
            <text:p>160.98622464</text:p>
          </table:table-cell>
          <table:table-cell office:value-type="float" office:value="38.430144" calcext:value-type="float">
            <text:p>38.430144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44]+1" office:value-type="float" office:value="136" calcext:value-type="float">
            <text:p>136</text:p>
          </table:table-cell>
          <table:table-cell table:formula="of:=[.B1344]" office:value-type="float" office:value="1" calcext:value-type="float">
            <text:p>1</text:p>
          </table:table-cell>
          <table:table-cell office:value-type="float" office:value="227.88850432" calcext:value-type="float">
            <text:p>227.88850432</text:p>
          </table:table-cell>
          <table:table-cell office:value-type="float" office:value="116.5570752" calcext:value-type="float">
            <text:p>116.5570752</text:p>
          </table:table-cell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345]+1" office:value-type="float" office:value="136" calcext:value-type="float">
            <text:p>136</text:p>
          </table:table-cell>
          <table:table-cell table:formula="of:=[.B1345]" office:value-type="float" office:value="2" calcext:value-type="float">
            <text:p>2</text:p>
          </table:table-cell>
          <table:table-cell office:value-type="float" office:value="136.63630336" calcext:value-type="float">
            <text:p>136.63630336</text:p>
          </table:table-cell>
          <table:table-cell office:value-type="float" office:value="117.89614368" calcext:value-type="float">
            <text:p>117.89614368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346]+1" office:value-type="float" office:value="136" calcext:value-type="float">
            <text:p>136</text:p>
          </table:table-cell>
          <table:table-cell table:formula="of:=[.B1346]" office:value-type="float" office:value="3" calcext:value-type="float">
            <text:p>3</text:p>
          </table:table-cell>
          <table:table-cell office:value-type="float" office:value="223.4717824" calcext:value-type="float">
            <text:p>223.4717824</text:p>
          </table:table-cell>
          <table:table-cell office:value-type="float" office:value="86.8135584" calcext:value-type="float">
            <text:p>86.8135584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1347]+1" office:value-type="float" office:value="136" calcext:value-type="float">
            <text:p>136</text:p>
          </table:table-cell>
          <table:table-cell table:formula="of:=[.B1347]" office:value-type="float" office:value="4" calcext:value-type="float">
            <text:p>4</text:p>
          </table:table-cell>
          <table:table-cell office:value-type="float" office:value="141.44577216" calcext:value-type="float">
            <text:p>141.44577216</text:p>
          </table:table-cell>
          <table:table-cell office:value-type="float" office:value="87.91444944" calcext:value-type="float">
            <text:p>87.9144494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348]+1" office:value-type="float" office:value="136" calcext:value-type="float">
            <text:p>136</text:p>
          </table:table-cell>
          <table:table-cell table:formula="of:=[.B1348]" office:value-type="float" office:value="5" calcext:value-type="float">
            <text:p>5</text:p>
          </table:table-cell>
          <table:table-cell office:value-type="float" office:value="219.22355712" calcext:value-type="float">
            <text:p>219.22355712</text:p>
          </table:table-cell>
          <table:table-cell office:value-type="float" office:value="56.6907264" calcext:value-type="float">
            <text:p>56.6907264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349]+1" office:value-type="float" office:value="136" calcext:value-type="float">
            <text:p>136</text:p>
          </table:table-cell>
          <table:table-cell table:formula="of:=[.B1349]" office:value-type="float" office:value="6" calcext:value-type="float">
            <text:p>6</text:p>
          </table:table-cell>
          <table:table-cell office:value-type="float" office:value="143.22885632" calcext:value-type="float">
            <text:p>143.22885632</text:p>
          </table:table-cell>
          <table:table-cell office:value-type="float" office:value="57.46024704" calcext:value-type="float">
            <text:p>57.46024704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350]+1" office:value-type="float" office:value="136" calcext:value-type="float">
            <text:p>136</text:p>
          </table:table-cell>
          <table:table-cell table:formula="of:=[.B1350]" office:value-type="float" office:value="7" calcext:value-type="float">
            <text:p>7</text:p>
          </table:table-cell>
          <table:table-cell office:value-type="float" office:value="204.02616832" calcext:value-type="float">
            <text:p>204.02616832</text:p>
          </table:table-cell>
          <table:table-cell office:value-type="float" office:value="33.2891232" calcext:value-type="float">
            <text:p>33.2891232</text:p>
          </table:table-cell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351]+1" office:value-type="float" office:value="136" calcext:value-type="float">
            <text:p>136</text:p>
          </table:table-cell>
          <table:table-cell table:formula="of:=[.B1351]" office:value-type="float" office:value="8" calcext:value-type="float">
            <text:p>8</text:p>
          </table:table-cell>
          <table:table-cell office:value-type="float" office:value="157.94520704" calcext:value-type="float">
            <text:p>157.94520704</text:p>
          </table:table-cell>
          <table:table-cell office:value-type="float" office:value="34.849488" calcext:value-type="float">
            <text:p>34.849488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352]+1" office:value-type="float" office:value="136" calcext:value-type="float">
            <text:p>136</text:p>
          </table:table-cell>
          <table:table-cell table:formula="of:=[.B1352]" office:value-type="float" office:value="9" calcext:value-type="float">
            <text:p>9</text:p>
          </table:table-cell>
          <table:table-cell office:value-type="float" office:value="196.8514432" calcext:value-type="float">
            <text:p>196.8514432</text:p>
          </table:table-cell>
          <table:table-cell office:value-type="float" office:value="12.4469856" calcext:value-type="float">
            <text:p>12.4469856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353]+1" office:value-type="float" office:value="136" calcext:value-type="float">
            <text:p>136</text:p>
          </table:table-cell>
          <table:table-cell table:formula="of:=[.B1353]" office:value-type="float" office:value="10" calcext:value-type="float">
            <text:p>10</text:p>
          </table:table-cell>
          <table:table-cell office:value-type="float" office:value="159.04164864" calcext:value-type="float">
            <text:p>159.04164864</text:p>
          </table:table-cell>
          <table:table-cell office:value-type="float" office:value="14.01219168" calcext:value-type="float">
            <text:p>14.01219168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354]+1" office:value-type="float" office:value="137" calcext:value-type="float">
            <text:p>137</text:p>
          </table:table-cell>
          <table:table-cell table:formula="of:=[.B1354]" office:value-type="float" office:value="1" calcext:value-type="float">
            <text:p>1</text:p>
          </table:table-cell>
          <table:table-cell office:value-type="float" office:value="226.995648" calcext:value-type="float">
            <text:p>226.995648</text:p>
          </table:table-cell>
          <table:table-cell office:value-type="float" office:value="139.2021024" calcext:value-type="float">
            <text:p>139.2021024</text:p>
          </table:table-cell>
          <table:table-cell office:value-type="float" office:value="228" calcext:value-type="float">
            <text:p>22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1355]+1" office:value-type="float" office:value="137" calcext:value-type="float">
            <text:p>137</text:p>
          </table:table-cell>
          <table:table-cell table:formula="of:=[.B1355]" office:value-type="float" office:value="2" calcext:value-type="float">
            <text:p>2</text:p>
          </table:table-cell>
          <table:table-cell office:value-type="float" office:value="135.361151744" calcext:value-type="float">
            <text:p>135.361151744</text:p>
          </table:table-cell>
          <table:table-cell office:value-type="float" office:value="138.64193664" calcext:value-type="float">
            <text:p>138.6419366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356]+1" office:value-type="float" office:value="137" calcext:value-type="float">
            <text:p>137</text:p>
          </table:table-cell>
          <table:table-cell table:formula="of:=[.B1356]" office:value-type="float" office:value="3" calcext:value-type="float">
            <text:p>3</text:p>
          </table:table-cell>
          <table:table-cell office:value-type="float" office:value="223.33220736" calcext:value-type="float">
            <text:p>223.33220736</text:p>
          </table:table-cell>
          <table:table-cell office:value-type="float" office:value="109.1191584" calcext:value-type="float">
            <text:p>109.1191584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357]+1" office:value-type="float" office:value="137" calcext:value-type="float">
            <text:p>137</text:p>
          </table:table-cell>
          <table:table-cell table:formula="of:=[.B1357]" office:value-type="float" office:value="4" calcext:value-type="float">
            <text:p>4</text:p>
          </table:table-cell>
          <table:table-cell office:value-type="float" office:value="140.5030336" calcext:value-type="float">
            <text:p>140.5030336</text:p>
          </table:table-cell>
          <table:table-cell office:value-type="float" office:value="108.32850816" calcext:value-type="float">
            <text:p>108.32850816</text:p>
          </table:table-cell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1358]+1" office:value-type="float" office:value="137" calcext:value-type="float">
            <text:p>137</text:p>
          </table:table-cell>
          <table:table-cell table:formula="of:=[.B1358]" office:value-type="float" office:value="5" calcext:value-type="float">
            <text:p>5</text:p>
          </table:table-cell>
          <table:table-cell office:value-type="float" office:value="217.8382976" calcext:value-type="float">
            <text:p>217.8382976</text:p>
          </table:table-cell>
          <table:table-cell office:value-type="float" office:value="77.9179728" calcext:value-type="float">
            <text:p>77.9179728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359]+1" office:value-type="float" office:value="137" calcext:value-type="float">
            <text:p>137</text:p>
          </table:table-cell>
          <table:table-cell table:formula="of:=[.B1359]" office:value-type="float" office:value="6" calcext:value-type="float">
            <text:p>6</text:p>
          </table:table-cell>
          <table:table-cell office:value-type="float" office:value="144.24706432" calcext:value-type="float">
            <text:p>144.24706432</text:p>
          </table:table-cell>
          <table:table-cell office:value-type="float" office:value="77.08258752" calcext:value-type="float">
            <text:p>77.08258752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360]+1" office:value-type="float" office:value="137" calcext:value-type="float">
            <text:p>137</text:p>
          </table:table-cell>
          <table:table-cell table:formula="of:=[.B1360]" office:value-type="float" office:value="7" calcext:value-type="float">
            <text:p>7</text:p>
          </table:table-cell>
          <table:table-cell office:value-type="float" office:value="204.7002496" calcext:value-type="float">
            <text:p>204.7002496</text:p>
          </table:table-cell>
          <table:table-cell office:value-type="float" office:value="53.6176608" calcext:value-type="float">
            <text:p>53.6176608</text:p>
          </table:table-cell>
          <table:table-cell office:value-type="float" office:value="206" calcext:value-type="float">
            <text:p>206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361]+1" office:value-type="float" office:value="137" calcext:value-type="float">
            <text:p>137</text:p>
          </table:table-cell>
          <table:table-cell table:formula="of:=[.B1361]" office:value-type="float" office:value="8" calcext:value-type="float">
            <text:p>8</text:p>
          </table:table-cell>
          <table:table-cell office:value-type="float" office:value="157.82995456" calcext:value-type="float">
            <text:p>157.82995456</text:p>
          </table:table-cell>
          <table:table-cell office:value-type="float" office:value="54.1860288" calcext:value-type="float">
            <text:p>54.1860288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362]+1" office:value-type="float" office:value="137" calcext:value-type="float">
            <text:p>137</text:p>
          </table:table-cell>
          <table:table-cell table:formula="of:=[.B1362]" office:value-type="float" office:value="9" calcext:value-type="float">
            <text:p>9</text:p>
          </table:table-cell>
          <table:table-cell office:value-type="float" office:value="198.57441664" calcext:value-type="float">
            <text:p>198.57441664</text:p>
          </table:table-cell>
          <table:table-cell office:value-type="float" office:value="31.2970464" calcext:value-type="float">
            <text:p>31.2970464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363]+1" office:value-type="float" office:value="137" calcext:value-type="float">
            <text:p>137</text:p>
          </table:table-cell>
          <table:table-cell table:formula="of:=[.B1363]" office:value-type="float" office:value="10" calcext:value-type="float">
            <text:p>10</text:p>
          </table:table-cell>
          <table:table-cell office:value-type="float" office:value="162.03432448" calcext:value-type="float">
            <text:p>162.03432448</text:p>
          </table:table-cell>
          <table:table-cell office:value-type="float" office:value="32.35427904" calcext:value-type="float">
            <text:p>32.35427904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364]+1" office:value-type="float" office:value="138" calcext:value-type="float">
            <text:p>138</text:p>
          </table:table-cell>
          <table:table-cell table:formula="of:=[.B1364]" office:value-type="float" office:value="1" calcext:value-type="float">
            <text:p>1</text:p>
          </table:table-cell>
          <table:table-cell office:value-type="float" office:value="215.87851008" calcext:value-type="float">
            <text:p>215.87851008</text:p>
          </table:table-cell>
          <table:table-cell office:value-type="float" office:value="124.45592928" calcext:value-type="float">
            <text:p>124.45592928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1365]+1" office:value-type="float" office:value="138" calcext:value-type="float">
            <text:p>138</text:p>
          </table:table-cell>
          <table:table-cell table:formula="of:=[.B1365]" office:value-type="float" office:value="2" calcext:value-type="float">
            <text:p>2</text:p>
          </table:table-cell>
          <table:table-cell office:value-type="float" office:value="128.096950528" calcext:value-type="float">
            <text:p>128.096950528</text:p>
          </table:table-cell>
          <table:table-cell office:value-type="float" office:value="121.23932352" calcext:value-type="float">
            <text:p>121.23932352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366]+1" office:value-type="float" office:value="138" calcext:value-type="float">
            <text:p>138</text:p>
          </table:table-cell>
          <table:table-cell table:formula="of:=[.B1366]" office:value-type="float" office:value="3" calcext:value-type="float">
            <text:p>3</text:p>
          </table:table-cell>
          <table:table-cell office:value-type="float" office:value="214.17378944" calcext:value-type="float">
            <text:p>214.17378944</text:p>
          </table:table-cell>
          <table:table-cell office:value-type="float" office:value="94.757507088" calcext:value-type="float">
            <text:p>94.757507088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367]+1" office:value-type="float" office:value="138" calcext:value-type="float">
            <text:p>138</text:p>
          </table:table-cell>
          <table:table-cell table:formula="of:=[.B1367]" office:value-type="float" office:value="4" calcext:value-type="float">
            <text:p>4</text:p>
          </table:table-cell>
          <table:table-cell office:value-type="float" office:value="134.192280832" calcext:value-type="float">
            <text:p>134.192280832</text:p>
          </table:table-cell>
          <table:table-cell office:value-type="float" office:value="91.61981376" calcext:value-type="float">
            <text:p>91.61981376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1368]+1" office:value-type="float" office:value="138" calcext:value-type="float">
            <text:p>138</text:p>
          </table:table-cell>
          <table:table-cell table:formula="of:=[.B1368]" office:value-type="float" office:value="5" calcext:value-type="float">
            <text:p>5</text:p>
          </table:table-cell>
          <table:table-cell office:value-type="float" office:value="210.7509376" calcext:value-type="float">
            <text:p>210.7509376</text:p>
          </table:table-cell>
          <table:table-cell office:value-type="float" office:value="66.13325184" calcext:value-type="float">
            <text:p>66.13325184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369]+1" office:value-type="float" office:value="138" calcext:value-type="float">
            <text:p>138</text:p>
          </table:table-cell>
          <table:table-cell table:formula="of:=[.B1369]" office:value-type="float" office:value="6" calcext:value-type="float">
            <text:p>6</text:p>
          </table:table-cell>
          <table:table-cell office:value-type="float" office:value="138.0898048" calcext:value-type="float">
            <text:p>138.0898048</text:p>
          </table:table-cell>
          <table:table-cell office:value-type="float" office:value="62.53334688" calcext:value-type="float">
            <text:p>62.53334688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370]+1" office:value-type="float" office:value="138" calcext:value-type="float">
            <text:p>138</text:p>
          </table:table-cell>
          <table:table-cell table:formula="of:=[.B1370]" office:value-type="float" office:value="7" calcext:value-type="float">
            <text:p>7</text:p>
          </table:table-cell>
          <table:table-cell office:value-type="float" office:value="198.7275136" calcext:value-type="float">
            <text:p>198.7275136</text:p>
          </table:table-cell>
          <table:table-cell office:value-type="float" office:value="42.0239904" calcext:value-type="float">
            <text:p>42.0239904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371]+1" office:value-type="float" office:value="138" calcext:value-type="float">
            <text:p>138</text:p>
          </table:table-cell>
          <table:table-cell table:formula="of:=[.B1371]" office:value-type="float" office:value="8" calcext:value-type="float">
            <text:p>8</text:p>
          </table:table-cell>
          <table:table-cell office:value-type="float" office:value="154.2109696" calcext:value-type="float">
            <text:p>154.2109696</text:p>
          </table:table-cell>
          <table:table-cell office:value-type="float" office:value="40.6725504" calcext:value-type="float">
            <text:p>40.6725504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372]+1" office:value-type="float" office:value="138" calcext:value-type="float">
            <text:p>138</text:p>
          </table:table-cell>
          <table:table-cell table:formula="of:=[.B1372]" office:value-type="float" office:value="9" calcext:value-type="float">
            <text:p>9</text:p>
          </table:table-cell>
          <table:table-cell office:value-type="float" office:value="194.6638208" calcext:value-type="float">
            <text:p>194.6638208</text:p>
          </table:table-cell>
          <table:table-cell office:value-type="float" office:value="21.8628048" calcext:value-type="float">
            <text:p>21.8628048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373]+1" office:value-type="float" office:value="138" calcext:value-type="float">
            <text:p>138</text:p>
          </table:table-cell>
          <table:table-cell table:formula="of:=[.B1373]" office:value-type="float" office:value="10" calcext:value-type="float">
            <text:p>10</text:p>
          </table:table-cell>
          <table:table-cell office:value-type="float" office:value="157.17250048" calcext:value-type="float">
            <text:p>157.17250048</text:p>
          </table:table-cell>
          <table:table-cell office:value-type="float" office:value="21.21534336" calcext:value-type="float">
            <text:p>21.21534336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374]+1" office:value-type="float" office:value="139" calcext:value-type="float">
            <text:p>139</text:p>
          </table:table-cell>
          <table:table-cell table:formula="of:=[.B1374]" office:value-type="float" office:value="1" calcext:value-type="float">
            <text:p>1</text:p>
          </table:table-cell>
          <table:table-cell office:value-type="float" office:value="210.62400768" calcext:value-type="float">
            <text:p>210.62400768</text:p>
          </table:table-cell>
          <table:table-cell office:value-type="float" office:value="131.06646528" calcext:value-type="float">
            <text:p>131.06646528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375]+1" office:value-type="float" office:value="139" calcext:value-type="float">
            <text:p>139</text:p>
          </table:table-cell>
          <table:table-cell table:formula="of:=[.B1375]" office:value-type="float" office:value="2" calcext:value-type="float">
            <text:p>2</text:p>
          </table:table-cell>
          <table:table-cell office:value-type="float" office:value="120.663143168" calcext:value-type="float">
            <text:p>120.663143168</text:p>
          </table:table-cell>
          <table:table-cell office:value-type="float" office:value="123.8137296" calcext:value-type="float">
            <text:p>123.813729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1376]+1" office:value-type="float" office:value="139" calcext:value-type="float">
            <text:p>139</text:p>
          </table:table-cell>
          <table:table-cell table:formula="of:=[.B1376]" office:value-type="float" office:value="3" calcext:value-type="float">
            <text:p>3</text:p>
          </table:table-cell>
          <table:table-cell office:value-type="float" office:value="209.50923904" calcext:value-type="float">
            <text:p>209.50923904</text:p>
          </table:table-cell>
          <table:table-cell office:value-type="float" office:value="99.87033744" calcext:value-type="float">
            <text:p>99.87033744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377]+1" office:value-type="float" office:value="139" calcext:value-type="float">
            <text:p>139</text:p>
          </table:table-cell>
          <table:table-cell table:formula="of:=[.B1377]" office:value-type="float" office:value="4" calcext:value-type="float">
            <text:p>4</text:p>
          </table:table-cell>
          <table:table-cell office:value-type="float" office:value="129.077929984" calcext:value-type="float">
            <text:p>129.077929984</text:p>
          </table:table-cell>
          <table:table-cell office:value-type="float" office:value="94.367206368" calcext:value-type="float">
            <text:p>94.367206368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378]+1" office:value-type="float" office:value="139" calcext:value-type="float">
            <text:p>139</text:p>
          </table:table-cell>
          <table:table-cell table:formula="of:=[.B1378]" office:value-type="float" office:value="5" calcext:value-type="float">
            <text:p>5</text:p>
          </table:table-cell>
          <table:table-cell office:value-type="float" office:value="208.68691968" calcext:value-type="float">
            <text:p>208.68691968</text:p>
          </table:table-cell>
          <table:table-cell office:value-type="float" office:value="68.03117472" calcext:value-type="float">
            <text:p>68.03117472</text:p>
          </table:table-cell>
          <table:table-cell office:value-type="float" office:value="209" calcext:value-type="float">
            <text:p>209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379]+1" office:value-type="float" office:value="139" calcext:value-type="float">
            <text:p>139</text:p>
          </table:table-cell>
          <table:table-cell table:formula="of:=[.B1379]" office:value-type="float" office:value="6" calcext:value-type="float">
            <text:p>6</text:p>
          </table:table-cell>
          <table:table-cell office:value-type="float" office:value="134.513497344" calcext:value-type="float">
            <text:p>134.513497344</text:p>
          </table:table-cell>
          <table:table-cell office:value-type="float" office:value="62.32017792" calcext:value-type="float">
            <text:p>62.32017792</text:p>
          </table:table-cell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380]+1" office:value-type="float" office:value="139" calcext:value-type="float">
            <text:p>139</text:p>
          </table:table-cell>
          <table:table-cell table:formula="of:=[.B1380]" office:value-type="float" office:value="7" calcext:value-type="float">
            <text:p>7</text:p>
          </table:table-cell>
          <table:table-cell office:value-type="float" office:value="197.010112" calcext:value-type="float">
            <text:p>197.010112</text:p>
          </table:table-cell>
          <table:table-cell office:value-type="float" office:value="42.359904" calcext:value-type="float">
            <text:p>42.359904</text:p>
          </table:table-cell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381]+1" office:value-type="float" office:value="139" calcext:value-type="float">
            <text:p>139</text:p>
          </table:table-cell>
          <table:table-cell table:formula="of:=[.B1381]" office:value-type="float" office:value="8" calcext:value-type="float">
            <text:p>8</text:p>
          </table:table-cell>
          <table:table-cell office:value-type="float" office:value="150.86305024" calcext:value-type="float">
            <text:p>150.86305024</text:p>
          </table:table-cell>
          <table:table-cell office:value-type="float" office:value="39.7408416" calcext:value-type="float">
            <text:p>39.7408416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382]+1" office:value-type="float" office:value="139" calcext:value-type="float">
            <text:p>139</text:p>
          </table:table-cell>
          <table:table-cell table:formula="of:=[.B1382]" office:value-type="float" office:value="9" calcext:value-type="float">
            <text:p>9</text:p>
          </table:table-cell>
          <table:table-cell office:value-type="float" office:value="193.2720128" calcext:value-type="float">
            <text:p>193.2720128</text:p>
          </table:table-cell>
          <table:table-cell office:value-type="float" office:value="20.4840288" calcext:value-type="float">
            <text:p>20.4840288</text:p>
          </table:table-cell>
          <table:table-cell office:value-type="float" office:value="193" calcext:value-type="float">
            <text:p>19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1383]+1" office:value-type="float" office:value="139" calcext:value-type="float">
            <text:p>139</text:p>
          </table:table-cell>
          <table:table-cell table:formula="of:=[.B1383]" office:value-type="float" office:value="10" calcext:value-type="float">
            <text:p>10</text:p>
          </table:table-cell>
          <table:table-cell office:value-type="float" office:value="154.919616" calcext:value-type="float">
            <text:p>154.919616</text:p>
          </table:table-cell>
          <table:table-cell office:value-type="float" office:value="19.07904" calcext:value-type="float">
            <text:p>19.07904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384]+1" office:value-type="float" office:value="140" calcext:value-type="float">
            <text:p>140</text:p>
          </table:table-cell>
          <table:table-cell table:formula="of:=[.B1384]" office:value-type="float" office:value="1" calcext:value-type="float">
            <text:p>1</text:p>
          </table:table-cell>
          <table:table-cell office:value-type="float" office:value="233.9035648" calcext:value-type="float">
            <text:p>233.9035648</text:p>
          </table:table-cell>
          <table:table-cell office:value-type="float" office:value="124.84764864" calcext:value-type="float">
            <text:p>124.84764864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385]+1" office:value-type="float" office:value="140" calcext:value-type="float">
            <text:p>140</text:p>
          </table:table-cell>
          <table:table-cell table:formula="of:=[.B1385]" office:value-type="float" office:value="2" calcext:value-type="float">
            <text:p>2</text:p>
          </table:table-cell>
          <table:table-cell office:value-type="float" office:value="143.70217728" calcext:value-type="float">
            <text:p>143.70217728</text:p>
          </table:table-cell>
          <table:table-cell office:value-type="float" office:value="128.1348768" calcext:value-type="float">
            <text:p>128.1348768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386]+1" office:value-type="float" office:value="140" calcext:value-type="float">
            <text:p>140</text:p>
          </table:table-cell>
          <table:table-cell table:formula="of:=[.B1386]" office:value-type="float" office:value="3" calcext:value-type="float">
            <text:p>3</text:p>
          </table:table-cell>
          <table:table-cell office:value-type="float" office:value="227.0716544" calcext:value-type="float">
            <text:p>227.0716544</text:p>
          </table:table-cell>
          <table:table-cell office:value-type="float" office:value="95.9158036704" calcext:value-type="float">
            <text:p>95.9158036704</text:p>
          </table:table-cell>
          <table:table-cell office:value-type="float" office:value="231" calcext:value-type="float">
            <text:p>23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387]+1" office:value-type="float" office:value="140" calcext:value-type="float">
            <text:p>140</text:p>
          </table:table-cell>
          <table:table-cell table:formula="of:=[.B1387]" office:value-type="float" office:value="4" calcext:value-type="float">
            <text:p>4</text:p>
          </table:table-cell>
          <table:table-cell office:value-type="float" office:value="148.6323648" calcext:value-type="float">
            <text:p>148.6323648</text:p>
          </table:table-cell>
          <table:table-cell office:value-type="float" office:value="98.66294208" calcext:value-type="float">
            <text:p>98.66294208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388]+1" office:value-type="float" office:value="140" calcext:value-type="float">
            <text:p>140</text:p>
          </table:table-cell>
          <table:table-cell table:formula="of:=[.B1388]" office:value-type="float" office:value="5" calcext:value-type="float">
            <text:p>5</text:p>
          </table:table-cell>
          <table:table-cell office:value-type="float" office:value="220.3231488" calcext:value-type="float">
            <text:p>220.3231488</text:p>
          </table:table-cell>
          <table:table-cell office:value-type="float" office:value="64.7311776" calcext:value-type="float">
            <text:p>64.7311776</text:p>
          </table:table-cell>
          <table:table-cell office:value-type="float" office:value="223" calcext:value-type="float">
            <text:p>223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389]+1" office:value-type="float" office:value="140" calcext:value-type="float">
            <text:p>140</text:p>
          </table:table-cell>
          <table:table-cell table:formula="of:=[.B1389]" office:value-type="float" office:value="6" calcext:value-type="float">
            <text:p>6</text:p>
          </table:table-cell>
          <table:table-cell office:value-type="float" office:value="149.60864512" calcext:value-type="float">
            <text:p>149.60864512</text:p>
          </table:table-cell>
          <table:table-cell office:value-type="float" office:value="68.44936992" calcext:value-type="float">
            <text:p>68.44936992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390]+1" office:value-type="float" office:value="140" calcext:value-type="float">
            <text:p>140</text:p>
          </table:table-cell>
          <table:table-cell table:formula="of:=[.B1390]" office:value-type="float" office:value="7" calcext:value-type="float">
            <text:p>7</text:p>
          </table:table-cell>
          <table:table-cell office:value-type="float" office:value="206.2520832" calcext:value-type="float">
            <text:p>206.2520832</text:p>
          </table:table-cell>
          <table:table-cell office:value-type="float" office:value="43.66288992" calcext:value-type="float">
            <text:p>43.66288992</text:p>
          </table:table-cell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391]+1" office:value-type="float" office:value="140" calcext:value-type="float">
            <text:p>140</text:p>
          </table:table-cell>
          <table:table-cell table:formula="of:=[.B1391]" office:value-type="float" office:value="8" calcext:value-type="float">
            <text:p>8</text:p>
          </table:table-cell>
          <table:table-cell office:value-type="float" office:value="161.7910848" calcext:value-type="float">
            <text:p>161.7910848</text:p>
          </table:table-cell>
          <table:table-cell office:value-type="float" office:value="47.2810464" calcext:value-type="float">
            <text:p>47.2810464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392]+1" office:value-type="float" office:value="140" calcext:value-type="float">
            <text:p>140</text:p>
          </table:table-cell>
          <table:table-cell table:formula="of:=[.B1392]" office:value-type="float" office:value="9" calcext:value-type="float">
            <text:p>9</text:p>
          </table:table-cell>
          <table:table-cell office:value-type="float" office:value="198.221248" calcext:value-type="float">
            <text:p>198.221248</text:p>
          </table:table-cell>
          <table:table-cell office:value-type="float" office:value="22.9123776" calcext:value-type="float">
            <text:p>22.9123776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393]+1" office:value-type="float" office:value="140" calcext:value-type="float">
            <text:p>140</text:p>
          </table:table-cell>
          <table:table-cell table:formula="of:=[.B1393]" office:value-type="float" office:value="10" calcext:value-type="float">
            <text:p>10</text:p>
          </table:table-cell>
          <table:table-cell office:value-type="float" office:value="163.02368512" calcext:value-type="float">
            <text:p>163.02368512</text:p>
          </table:table-cell>
          <table:table-cell office:value-type="float" office:value="25.45505952" calcext:value-type="float">
            <text:p>25.45505952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394]+1" office:value-type="float" office:value="141" calcext:value-type="float">
            <text:p>141</text:p>
          </table:table-cell>
          <table:table-cell table:formula="of:=[.B1394]" office:value-type="float" office:value="1" calcext:value-type="float">
            <text:p>1</text:p>
          </table:table-cell>
          <table:table-cell office:value-type="float" office:value="211.7682112" calcext:value-type="float">
            <text:p>211.7682112</text:p>
          </table:table-cell>
          <table:table-cell office:value-type="float" office:value="126.20788512" calcext:value-type="float">
            <text:p>126.20788512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395]+1" office:value-type="float" office:value="141" calcext:value-type="float">
            <text:p>141</text:p>
          </table:table-cell>
          <table:table-cell table:formula="of:=[.B1395]" office:value-type="float" office:value="2" calcext:value-type="float">
            <text:p>2</text:p>
          </table:table-cell>
          <table:table-cell office:value-type="float" office:value="121.22045824" calcext:value-type="float">
            <text:p>121.22045824</text:p>
          </table:table-cell>
          <table:table-cell office:value-type="float" office:value="123.76357824" calcext:value-type="float">
            <text:p>123.7635782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1396]+1" office:value-type="float" office:value="141" calcext:value-type="float">
            <text:p>141</text:p>
          </table:table-cell>
          <table:table-cell table:formula="of:=[.B1396]" office:value-type="float" office:value="3" calcext:value-type="float">
            <text:p>3</text:p>
          </table:table-cell>
          <table:table-cell office:value-type="float" office:value="208.67808512" calcext:value-type="float">
            <text:p>208.67808512</text:p>
          </table:table-cell>
          <table:table-cell office:value-type="float" office:value="97.11179712" calcext:value-type="float">
            <text:p>97.11179712</text:p>
          </table:table-cell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1397]+1" office:value-type="float" office:value="141" calcext:value-type="float">
            <text:p>141</text:p>
          </table:table-cell>
          <table:table-cell table:formula="of:=[.B1397]" office:value-type="float" office:value="4" calcext:value-type="float">
            <text:p>4</text:p>
          </table:table-cell>
          <table:table-cell office:value-type="float" office:value="127.1215245696" calcext:value-type="float">
            <text:p>127.1215245696</text:p>
          </table:table-cell>
          <table:table-cell office:value-type="float" office:value="94.099387392" calcext:value-type="float">
            <text:p>94.099387392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398]+1" office:value-type="float" office:value="141" calcext:value-type="float">
            <text:p>141</text:p>
          </table:table-cell>
          <table:table-cell table:formula="of:=[.B1398]" office:value-type="float" office:value="5" calcext:value-type="float">
            <text:p>5</text:p>
          </table:table-cell>
          <table:table-cell office:value-type="float" office:value="206.335104" calcext:value-type="float">
            <text:p>206.335104</text:p>
          </table:table-cell>
          <table:table-cell office:value-type="float" office:value="65.88069792" calcext:value-type="float">
            <text:p>65.88069792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1399]+1" office:value-type="float" office:value="141" calcext:value-type="float">
            <text:p>141</text:p>
          </table:table-cell>
          <table:table-cell table:formula="of:=[.B1399]" office:value-type="float" office:value="6" calcext:value-type="float">
            <text:p>6</text:p>
          </table:table-cell>
          <table:table-cell office:value-type="float" office:value="131.4326272" calcext:value-type="float">
            <text:p>131.4326272</text:p>
          </table:table-cell>
          <table:table-cell office:value-type="float" office:value="63.4464576" calcext:value-type="float">
            <text:p>63.4464576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400]+1" office:value-type="float" office:value="141" calcext:value-type="float">
            <text:p>141</text:p>
          </table:table-cell>
          <table:table-cell table:formula="of:=[.B1400]" office:value-type="float" office:value="7" calcext:value-type="float">
            <text:p>7</text:p>
          </table:table-cell>
          <table:table-cell office:value-type="float" office:value="194.17527808" calcext:value-type="float">
            <text:p>194.17527808</text:p>
          </table:table-cell>
          <table:table-cell office:value-type="float" office:value="40.049328" calcext:value-type="float">
            <text:p>40.049328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401]+1" office:value-type="float" office:value="141" calcext:value-type="float">
            <text:p>141</text:p>
          </table:table-cell>
          <table:table-cell table:formula="of:=[.B1401]" office:value-type="float" office:value="8" calcext:value-type="float">
            <text:p>8</text:p>
          </table:table-cell>
          <table:table-cell office:value-type="float" office:value="145.65652864" calcext:value-type="float">
            <text:p>145.65652864</text:p>
          </table:table-cell>
          <table:table-cell office:value-type="float" office:value="39.4685376" calcext:value-type="float">
            <text:p>39.4685376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402]+1" office:value-type="float" office:value="141" calcext:value-type="float">
            <text:p>141</text:p>
          </table:table-cell>
          <table:table-cell table:formula="of:=[.B1402]" office:value-type="float" office:value="9" calcext:value-type="float">
            <text:p>9</text:p>
          </table:table-cell>
          <table:table-cell office:value-type="float" office:value="189.07814016" calcext:value-type="float">
            <text:p>189.07814016</text:p>
          </table:table-cell>
          <table:table-cell office:value-type="float" office:value="17.744112" calcext:value-type="float">
            <text:p>17.744112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1403]+1" office:value-type="float" office:value="141" calcext:value-type="float">
            <text:p>141</text:p>
          </table:table-cell>
          <table:table-cell table:formula="of:=[.B1403]" office:value-type="float" office:value="10" calcext:value-type="float">
            <text:p>10</text:p>
          </table:table-cell>
          <table:table-cell office:value-type="float" office:value="150.36876672" calcext:value-type="float">
            <text:p>150.36876672</text:p>
          </table:table-cell>
          <table:table-cell office:value-type="float" office:value="18.39759072" calcext:value-type="float">
            <text:p>18.39759072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1404]+1" office:value-type="float" office:value="142" calcext:value-type="float">
            <text:p>142</text:p>
          </table:table-cell>
          <table:table-cell table:formula="of:=[.B1404]" office:value-type="float" office:value="1" calcext:value-type="float">
            <text:p>1</text:p>
          </table:table-cell>
          <table:table-cell office:value-type="float" office:value="222.88191232" calcext:value-type="float">
            <text:p>222.88191232</text:p>
          </table:table-cell>
          <table:table-cell office:value-type="float" office:value="122.32879872" calcext:value-type="float">
            <text:p>122.32879872</text:p>
          </table:table-cell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405]+1" office:value-type="float" office:value="142" calcext:value-type="float">
            <text:p>142</text:p>
          </table:table-cell>
          <table:table-cell table:formula="of:=[.B1405]" office:value-type="float" office:value="2" calcext:value-type="float">
            <text:p>2</text:p>
          </table:table-cell>
          <table:table-cell office:value-type="float" office:value="132.412571904" calcext:value-type="float">
            <text:p>132.412571904</text:p>
          </table:table-cell>
          <table:table-cell office:value-type="float" office:value="126.80669952" calcext:value-type="float">
            <text:p>126.80669952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406]+1" office:value-type="float" office:value="142" calcext:value-type="float">
            <text:p>142</text:p>
          </table:table-cell>
          <table:table-cell table:formula="of:=[.B1406]" office:value-type="float" office:value="3" calcext:value-type="float">
            <text:p>3</text:p>
          </table:table-cell>
          <table:table-cell office:value-type="float" office:value="216.0692224" calcext:value-type="float">
            <text:p>216.0692224</text:p>
          </table:table-cell>
          <table:table-cell office:value-type="float" office:value="94.134153504" calcext:value-type="float">
            <text:p>94.134153504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407]+1" office:value-type="float" office:value="142" calcext:value-type="float">
            <text:p>142</text:p>
          </table:table-cell>
          <table:table-cell table:formula="of:=[.B1407]" office:value-type="float" office:value="4" calcext:value-type="float">
            <text:p>4</text:p>
          </table:table-cell>
          <table:table-cell office:value-type="float" office:value="136.529105152" calcext:value-type="float">
            <text:p>136.529105152</text:p>
          </table:table-cell>
          <table:table-cell office:value-type="float" office:value="97.361086944" calcext:value-type="float">
            <text:p>97.361086944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1408]+1" office:value-type="float" office:value="142" calcext:value-type="float">
            <text:p>142</text:p>
          </table:table-cell>
          <table:table-cell table:formula="of:=[.B1408]" office:value-type="float" office:value="5" calcext:value-type="float">
            <text:p>5</text:p>
          </table:table-cell>
          <table:table-cell office:value-type="float" office:value="209.64115968" calcext:value-type="float">
            <text:p>209.64115968</text:p>
          </table:table-cell>
          <table:table-cell office:value-type="float" office:value="64.9210992" calcext:value-type="float">
            <text:p>64.9210992</text:p>
          </table:table-cell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409]+1" office:value-type="float" office:value="142" calcext:value-type="float">
            <text:p>142</text:p>
          </table:table-cell>
          <table:table-cell table:formula="of:=[.B1409]" office:value-type="float" office:value="6" calcext:value-type="float">
            <text:p>6</text:p>
          </table:table-cell>
          <table:table-cell office:value-type="float" office:value="139.32472448" calcext:value-type="float">
            <text:p>139.32472448</text:p>
          </table:table-cell>
          <table:table-cell office:value-type="float" office:value="67.4837376" calcext:value-type="float">
            <text:p>67.4837376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410]+1" office:value-type="float" office:value="142" calcext:value-type="float">
            <text:p>142</text:p>
          </table:table-cell>
          <table:table-cell table:formula="of:=[.B1410]" office:value-type="float" office:value="7" calcext:value-type="float">
            <text:p>7</text:p>
          </table:table-cell>
          <table:table-cell office:value-type="float" office:value="196.7500224" calcext:value-type="float">
            <text:p>196.7500224</text:p>
          </table:table-cell>
          <table:table-cell office:value-type="float" office:value="42.8152128" calcext:value-type="float">
            <text:p>42.8152128</text:p>
          </table:table-cell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411]+1" office:value-type="float" office:value="142" calcext:value-type="float">
            <text:p>142</text:p>
          </table:table-cell>
          <table:table-cell table:formula="of:=[.B1411]" office:value-type="float" office:value="8" calcext:value-type="float">
            <text:p>8</text:p>
          </table:table-cell>
          <table:table-cell office:value-type="float" office:value="152.99338368" calcext:value-type="float">
            <text:p>152.99338368</text:p>
          </table:table-cell>
          <table:table-cell office:value-type="float" office:value="45.29082912" calcext:value-type="float">
            <text:p>45.29082912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412]+1" office:value-type="float" office:value="142" calcext:value-type="float">
            <text:p>142</text:p>
          </table:table-cell>
          <table:table-cell table:formula="of:=[.B1412]" office:value-type="float" office:value="9" calcext:value-type="float">
            <text:p>9</text:p>
          </table:table-cell>
          <table:table-cell office:value-type="float" office:value="191.0202944" calcext:value-type="float">
            <text:p>191.0202944</text:p>
          </table:table-cell>
          <table:table-cell office:value-type="float" office:value="22.6791552" calcext:value-type="float">
            <text:p>22.6791552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1413]+1" office:value-type="float" office:value="142" calcext:value-type="float">
            <text:p>142</text:p>
          </table:table-cell>
          <table:table-cell table:formula="of:=[.B1413]" office:value-type="float" office:value="10" calcext:value-type="float">
            <text:p>10</text:p>
          </table:table-cell>
          <table:table-cell office:value-type="float" office:value="152.75680128" calcext:value-type="float">
            <text:p>152.75680128</text:p>
          </table:table-cell>
          <table:table-cell office:value-type="float" office:value="24.7592448" calcext:value-type="float">
            <text:p>24.7592448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414]+1" office:value-type="float" office:value="143" calcext:value-type="float">
            <text:p>143</text:p>
          </table:table-cell>
          <table:table-cell table:formula="of:=[.B1414]" office:value-type="float" office:value="1" calcext:value-type="float">
            <text:p>1</text:p>
          </table:table-cell>
          <table:table-cell office:value-type="float" office:value="208.46868864" calcext:value-type="float">
            <text:p>208.46868864</text:p>
          </table:table-cell>
          <table:table-cell office:value-type="float" office:value="134.25650592" calcext:value-type="float">
            <text:p>134.25650592</text:p>
          </table:table-cell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415]+1" office:value-type="float" office:value="143" calcext:value-type="float">
            <text:p>143</text:p>
          </table:table-cell>
          <table:table-cell table:formula="of:=[.B1415]" office:value-type="float" office:value="2" calcext:value-type="float">
            <text:p>2</text:p>
          </table:table-cell>
          <table:table-cell office:value-type="float" office:value="119.18299136" calcext:value-type="float">
            <text:p>119.18299136</text:p>
          </table:table-cell>
          <table:table-cell office:value-type="float" office:value="135.9678336" calcext:value-type="float">
            <text:p>135.9678336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416]+1" office:value-type="float" office:value="143" calcext:value-type="float">
            <text:p>143</text:p>
          </table:table-cell>
          <table:table-cell table:formula="of:=[.B1416]" office:value-type="float" office:value="3" calcext:value-type="float">
            <text:p>3</text:p>
          </table:table-cell>
          <table:table-cell office:value-type="float" office:value="203.2754176" calcext:value-type="float">
            <text:p>203.2754176</text:p>
          </table:table-cell>
          <table:table-cell office:value-type="float" office:value="104.931776064" calcext:value-type="float">
            <text:p>104.931776064</text:p>
          </table:table-cell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417]+1" office:value-type="float" office:value="143" calcext:value-type="float">
            <text:p>143</text:p>
          </table:table-cell>
          <table:table-cell table:formula="of:=[.B1417]" office:value-type="float" office:value="4" calcext:value-type="float">
            <text:p>4</text:p>
          </table:table-cell>
          <table:table-cell office:value-type="float" office:value="122.62566656" calcext:value-type="float">
            <text:p>122.62566656</text:p>
          </table:table-cell>
          <table:table-cell office:value-type="float" office:value="106.33343136" calcext:value-type="float">
            <text:p>106.33343136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418]+1" office:value-type="float" office:value="143" calcext:value-type="float">
            <text:p>143</text:p>
          </table:table-cell>
          <table:table-cell table:formula="of:=[.B1418]" office:value-type="float" office:value="5" calcext:value-type="float">
            <text:p>5</text:p>
          </table:table-cell>
          <table:table-cell office:value-type="float" office:value="198.9760768" calcext:value-type="float">
            <text:p>198.9760768</text:p>
          </table:table-cell>
          <table:table-cell office:value-type="float" office:value="75.43606272" calcext:value-type="float">
            <text:p>75.43606272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419]+1" office:value-type="float" office:value="143" calcext:value-type="float">
            <text:p>143</text:p>
          </table:table-cell>
          <table:table-cell table:formula="of:=[.B1419]" office:value-type="float" office:value="6" calcext:value-type="float">
            <text:p>6</text:p>
          </table:table-cell>
          <table:table-cell office:value-type="float" office:value="126.598402304" calcext:value-type="float">
            <text:p>126.598402304</text:p>
          </table:table-cell>
          <table:table-cell office:value-type="float" office:value="77.03372256" calcext:value-type="float">
            <text:p>77.03372256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1420]+1" office:value-type="float" office:value="143" calcext:value-type="float">
            <text:p>143</text:p>
          </table:table-cell>
          <table:table-cell table:formula="of:=[.B1420]" office:value-type="float" office:value="7" calcext:value-type="float">
            <text:p>7</text:p>
          </table:table-cell>
          <table:table-cell office:value-type="float" office:value="184.87638528" calcext:value-type="float">
            <text:p>184.87638528</text:p>
          </table:table-cell>
          <table:table-cell office:value-type="float" office:value="52.468032" calcext:value-type="float">
            <text:p>52.468032</text:p>
          </table:table-cell>
          <table:table-cell office:value-type="float" office:value="185" calcext:value-type="float">
            <text:p>18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421]+1" office:value-type="float" office:value="143" calcext:value-type="float">
            <text:p>143</text:p>
          </table:table-cell>
          <table:table-cell table:formula="of:=[.B1421]" office:value-type="float" office:value="8" calcext:value-type="float">
            <text:p>8</text:p>
          </table:table-cell>
          <table:table-cell office:value-type="float" office:value="140.92212672" calcext:value-type="float">
            <text:p>140.92212672</text:p>
          </table:table-cell>
          <table:table-cell office:value-type="float" office:value="55.0765728" calcext:value-type="float">
            <text:p>55.0765728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422]+1" office:value-type="float" office:value="143" calcext:value-type="float">
            <text:p>143</text:p>
          </table:table-cell>
          <table:table-cell table:formula="of:=[.B1422]" office:value-type="float" office:value="9" calcext:value-type="float">
            <text:p>9</text:p>
          </table:table-cell>
          <table:table-cell office:value-type="float" office:value="179.9068608" calcext:value-type="float">
            <text:p>179.9068608</text:p>
          </table:table-cell>
          <table:table-cell office:value-type="float" office:value="32.3999136" calcext:value-type="float">
            <text:p>32.3999136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423]+1" office:value-type="float" office:value="143" calcext:value-type="float">
            <text:p>143</text:p>
          </table:table-cell>
          <table:table-cell table:formula="of:=[.B1423]" office:value-type="float" office:value="10" calcext:value-type="float">
            <text:p>10</text:p>
          </table:table-cell>
          <table:table-cell office:value-type="float" office:value="142.8222848" calcext:value-type="float">
            <text:p>142.8222848</text:p>
          </table:table-cell>
          <table:table-cell office:value-type="float" office:value="34.134624" calcext:value-type="float">
            <text:p>34.134624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424]+1" office:value-type="float" office:value="144" calcext:value-type="float">
            <text:p>144</text:p>
          </table:table-cell>
          <table:table-cell table:formula="of:=[.B1424]" office:value-type="float" office:value="1" calcext:value-type="float">
            <text:p>1</text:p>
          </table:table-cell>
          <table:table-cell office:value-type="float" office:value="216.5416448" calcext:value-type="float">
            <text:p>216.5416448</text:p>
          </table:table-cell>
          <table:table-cell office:value-type="float" office:value="125.37074112" calcext:value-type="float">
            <text:p>125.37074112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425]+1" office:value-type="float" office:value="144" calcext:value-type="float">
            <text:p>144</text:p>
          </table:table-cell>
          <table:table-cell table:formula="of:=[.B1425]" office:value-type="float" office:value="2" calcext:value-type="float">
            <text:p>2</text:p>
          </table:table-cell>
          <table:table-cell office:value-type="float" office:value="132.121509504" calcext:value-type="float">
            <text:p>132.121509504</text:p>
          </table:table-cell>
          <table:table-cell office:value-type="float" office:value="120.397584" calcext:value-type="float">
            <text:p>120.397584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426]+1" office:value-type="float" office:value="144" calcext:value-type="float">
            <text:p>144</text:p>
          </table:table-cell>
          <table:table-cell table:formula="of:=[.B1426]" office:value-type="float" office:value="3" calcext:value-type="float">
            <text:p>3</text:p>
          </table:table-cell>
          <table:table-cell office:value-type="float" office:value="213.9876096" calcext:value-type="float">
            <text:p>213.9876096</text:p>
          </table:table-cell>
          <table:table-cell office:value-type="float" office:value="96.972510336" calcext:value-type="float">
            <text:p>96.972510336</text:p>
          </table:table-cell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427]+1" office:value-type="float" office:value="144" calcext:value-type="float">
            <text:p>144</text:p>
          </table:table-cell>
          <table:table-cell table:formula="of:=[.B1427]" office:value-type="float" office:value="4" calcext:value-type="float">
            <text:p>4</text:p>
          </table:table-cell>
          <table:table-cell office:value-type="float" office:value="137.82923776" calcext:value-type="float">
            <text:p>137.82923776</text:p>
          </table:table-cell>
          <table:table-cell office:value-type="float" office:value="92.888926464" calcext:value-type="float">
            <text:p>92.888926464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1428]+1" office:value-type="float" office:value="144" calcext:value-type="float">
            <text:p>144</text:p>
          </table:table-cell>
          <table:table-cell table:formula="of:=[.B1428]" office:value-type="float" office:value="5" calcext:value-type="float">
            <text:p>5</text:p>
          </table:table-cell>
          <table:table-cell office:value-type="float" office:value="213.2653952" calcext:value-type="float">
            <text:p>213.2653952</text:p>
          </table:table-cell>
          <table:table-cell office:value-type="float" office:value="69.304536" calcext:value-type="float">
            <text:p>69.304536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1429]+1" office:value-type="float" office:value="144" calcext:value-type="float">
            <text:p>144</text:p>
          </table:table-cell>
          <table:table-cell table:formula="of:=[.B1429]" office:value-type="float" office:value="6" calcext:value-type="float">
            <text:p>6</text:p>
          </table:table-cell>
          <table:table-cell office:value-type="float" office:value="143.47292544" calcext:value-type="float">
            <text:p>143.47292544</text:p>
          </table:table-cell>
          <table:table-cell office:value-type="float" office:value="64.2142896" calcext:value-type="float">
            <text:p>64.2142896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430]+1" office:value-type="float" office:value="144" calcext:value-type="float">
            <text:p>144</text:p>
          </table:table-cell>
          <table:table-cell table:formula="of:=[.B1430]" office:value-type="float" office:value="7" calcext:value-type="float">
            <text:p>7</text:p>
          </table:table-cell>
          <table:table-cell office:value-type="float" office:value="201.3197184" calcext:value-type="float">
            <text:p>201.3197184</text:p>
          </table:table-cell>
          <table:table-cell office:value-type="float" office:value="45.0038496" calcext:value-type="float">
            <text:p>45.0038496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431]+1" office:value-type="float" office:value="144" calcext:value-type="float">
            <text:p>144</text:p>
          </table:table-cell>
          <table:table-cell table:formula="of:=[.B1431]" office:value-type="float" office:value="8" calcext:value-type="float">
            <text:p>8</text:p>
          </table:table-cell>
          <table:table-cell office:value-type="float" office:value="158.12689408" calcext:value-type="float">
            <text:p>158.12689408</text:p>
          </table:table-cell>
          <table:table-cell office:value-type="float" office:value="43.817712" calcext:value-type="float">
            <text:p>43.81771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432]+1" office:value-type="float" office:value="144" calcext:value-type="float">
            <text:p>144</text:p>
          </table:table-cell>
          <table:table-cell table:formula="of:=[.B1432]" office:value-type="float" office:value="9" calcext:value-type="float">
            <text:p>9</text:p>
          </table:table-cell>
          <table:table-cell office:value-type="float" office:value="197.7734784" calcext:value-type="float">
            <text:p>197.7734784</text:p>
          </table:table-cell>
          <table:table-cell office:value-type="float" office:value="26.4657408" calcext:value-type="float">
            <text:p>26.4657408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433]+1" office:value-type="float" office:value="144" calcext:value-type="float">
            <text:p>144</text:p>
          </table:table-cell>
          <table:table-cell table:formula="of:=[.B1433]" office:value-type="float" office:value="10" calcext:value-type="float">
            <text:p>10</text:p>
          </table:table-cell>
          <table:table-cell office:value-type="float" office:value="162.8050048" calcext:value-type="float">
            <text:p>162.8050048</text:p>
          </table:table-cell>
          <table:table-cell office:value-type="float" office:value="25.8545376" calcext:value-type="float">
            <text:p>25.8545376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434]+1" office:value-type="float" office:value="145" calcext:value-type="float">
            <text:p>145</text:p>
          </table:table-cell>
          <table:table-cell table:formula="of:=[.B1434]" office:value-type="float" office:value="1" calcext:value-type="float">
            <text:p>1</text:p>
          </table:table-cell>
          <table:table-cell office:value-type="float" office:value="223.1292288" calcext:value-type="float">
            <text:p>223.1292288</text:p>
          </table:table-cell>
          <table:table-cell office:value-type="float" office:value="150.3513888" calcext:value-type="float">
            <text:p>150.3513888</text:p>
          </table:table-cell>
          <table:table-cell office:value-type="float" office:value="225" calcext:value-type="float">
            <text:p>225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1435]+1" office:value-type="float" office:value="145" calcext:value-type="float">
            <text:p>145</text:p>
          </table:table-cell>
          <table:table-cell table:formula="of:=[.B1435]" office:value-type="float" office:value="2" calcext:value-type="float">
            <text:p>2</text:p>
          </table:table-cell>
          <table:table-cell office:value-type="float" office:value="141.46751744" calcext:value-type="float">
            <text:p>141.46751744</text:p>
          </table:table-cell>
          <table:table-cell office:value-type="float" office:value="147.41088288" calcext:value-type="float">
            <text:p>147.41088288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1436]+1" office:value-type="float" office:value="145" calcext:value-type="float">
            <text:p>145</text:p>
          </table:table-cell>
          <table:table-cell table:formula="of:=[.B1436]" office:value-type="float" office:value="3" calcext:value-type="float">
            <text:p>3</text:p>
          </table:table-cell>
          <table:table-cell office:value-type="float" office:value="219.48031616" calcext:value-type="float">
            <text:p>219.48031616</text:p>
          </table:table-cell>
          <table:table-cell office:value-type="float" office:value="121.49848896" calcext:value-type="float">
            <text:p>121.49848896</text:p>
          </table:table-cell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1437]+1" office:value-type="float" office:value="145" calcext:value-type="float">
            <text:p>145</text:p>
          </table:table-cell>
          <table:table-cell table:formula="of:=[.B1437]" office:value-type="float" office:value="4" calcext:value-type="float">
            <text:p>4</text:p>
          </table:table-cell>
          <table:table-cell office:value-type="float" office:value="145.9486272" calcext:value-type="float">
            <text:p>145.9486272</text:p>
          </table:table-cell>
          <table:table-cell office:value-type="float" office:value="120.468504" calcext:value-type="float">
            <text:p>120.468504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438]+1" office:value-type="float" office:value="145" calcext:value-type="float">
            <text:p>145</text:p>
          </table:table-cell>
          <table:table-cell table:formula="of:=[.B1438]" office:value-type="float" office:value="5" calcext:value-type="float">
            <text:p>5</text:p>
          </table:table-cell>
          <table:table-cell office:value-type="float" office:value="217.64576768" calcext:value-type="float">
            <text:p>217.64576768</text:p>
          </table:table-cell>
          <table:table-cell office:value-type="float" office:value="94.1069832" calcext:value-type="float">
            <text:p>94.1069832</text:p>
          </table:table-cell>
          <table:table-cell office:value-type="float" office:value="220" calcext:value-type="float">
            <text:p>22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439]+1" office:value-type="float" office:value="145" calcext:value-type="float">
            <text:p>145</text:p>
          </table:table-cell>
          <table:table-cell table:formula="of:=[.B1439]" office:value-type="float" office:value="6" calcext:value-type="float">
            <text:p>6</text:p>
          </table:table-cell>
          <table:table-cell office:value-type="float" office:value="150.52190976" calcext:value-type="float">
            <text:p>150.52190976</text:p>
          </table:table-cell>
          <table:table-cell office:value-type="float" office:value="91.9230984" calcext:value-type="float">
            <text:p>91.9230984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440]+1" office:value-type="float" office:value="145" calcext:value-type="float">
            <text:p>145</text:p>
          </table:table-cell>
          <table:table-cell table:formula="of:=[.B1440]" office:value-type="float" office:value="7" calcext:value-type="float">
            <text:p>7</text:p>
          </table:table-cell>
          <table:table-cell office:value-type="float" office:value="205.311616" calcext:value-type="float">
            <text:p>205.311616</text:p>
          </table:table-cell>
          <table:table-cell office:value-type="float" office:value="72.484752" calcext:value-type="float">
            <text:p>72.484752</text:p>
          </table:table-cell>
          <table:table-cell office:value-type="float" office:value="208" calcext:value-type="float">
            <text:p>208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441]+1" office:value-type="float" office:value="145" calcext:value-type="float">
            <text:p>145</text:p>
          </table:table-cell>
          <table:table-cell table:formula="of:=[.B1441]" office:value-type="float" office:value="8" calcext:value-type="float">
            <text:p>8</text:p>
          </table:table-cell>
          <table:table-cell office:value-type="float" office:value="163.2789248" calcext:value-type="float">
            <text:p>163.2789248</text:p>
          </table:table-cell>
          <table:table-cell office:value-type="float" office:value="72.94838016" calcext:value-type="float">
            <text:p>72.94838016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442]+1" office:value-type="float" office:value="145" calcext:value-type="float">
            <text:p>145</text:p>
          </table:table-cell>
          <table:table-cell table:formula="of:=[.B1442]" office:value-type="float" office:value="9" calcext:value-type="float">
            <text:p>9</text:p>
          </table:table-cell>
          <table:table-cell office:value-type="float" office:value="201.7570304" calcext:value-type="float">
            <text:p>201.7570304</text:p>
          </table:table-cell>
          <table:table-cell office:value-type="float" office:value="54.31143936" calcext:value-type="float">
            <text:p>54.31143936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443]+1" office:value-type="float" office:value="145" calcext:value-type="float">
            <text:p>145</text:p>
          </table:table-cell>
          <table:table-cell table:formula="of:=[.B1443]" office:value-type="float" office:value="10" calcext:value-type="float">
            <text:p>10</text:p>
          </table:table-cell>
          <table:table-cell office:value-type="float" office:value="167.56872192" calcext:value-type="float">
            <text:p>167.56872192</text:p>
          </table:table-cell>
          <table:table-cell office:value-type="float" office:value="55.2337728" calcext:value-type="float">
            <text:p>55.2337728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444]+1" office:value-type="float" office:value="146" calcext:value-type="float">
            <text:p>146</text:p>
          </table:table-cell>
          <table:table-cell table:formula="of:=[.B1444]" office:value-type="float" office:value="1" calcext:value-type="float">
            <text:p>1</text:p>
          </table:table-cell>
          <table:table-cell office:value-type="float" office:value="217.6280704" calcext:value-type="float">
            <text:p>217.6280704</text:p>
          </table:table-cell>
          <table:table-cell office:value-type="float" office:value="143.4930144" calcext:value-type="float">
            <text:p>143.4930144</text:p>
          </table:table-cell>
          <table:table-cell office:value-type="float" office:value="217" calcext:value-type="float">
            <text:p>217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1445]+1" office:value-type="float" office:value="146" calcext:value-type="float">
            <text:p>146</text:p>
          </table:table-cell>
          <table:table-cell table:formula="of:=[.B1445]" office:value-type="float" office:value="2" calcext:value-type="float">
            <text:p>2</text:p>
          </table:table-cell>
          <table:table-cell office:value-type="float" office:value="130.09382912" calcext:value-type="float">
            <text:p>130.09382912</text:p>
          </table:table-cell>
          <table:table-cell office:value-type="float" office:value="146.7326256" calcext:value-type="float">
            <text:p>146.7326256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1446]+1" office:value-type="float" office:value="146" calcext:value-type="float">
            <text:p>146</text:p>
          </table:table-cell>
          <table:table-cell table:formula="of:=[.B1446]" office:value-type="float" office:value="3" calcext:value-type="float">
            <text:p>3</text:p>
          </table:table-cell>
          <table:table-cell office:value-type="float" office:value="211.7162176" calcext:value-type="float">
            <text:p>211.7162176</text:p>
          </table:table-cell>
          <table:table-cell office:value-type="float" office:value="114.6196128" calcext:value-type="float">
            <text:p>114.6196128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447]+1" office:value-type="float" office:value="146" calcext:value-type="float">
            <text:p>146</text:p>
          </table:table-cell>
          <table:table-cell table:formula="of:=[.B1447]" office:value-type="float" office:value="4" calcext:value-type="float">
            <text:p>4</text:p>
          </table:table-cell>
          <table:table-cell office:value-type="float" office:value="133.76340992" calcext:value-type="float">
            <text:p>133.76340992</text:p>
          </table:table-cell>
          <table:table-cell office:value-type="float" office:value="117.74631168" calcext:value-type="float">
            <text:p>117.74631168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448]+1" office:value-type="float" office:value="146" calcext:value-type="float">
            <text:p>146</text:p>
          </table:table-cell>
          <table:table-cell table:formula="of:=[.B1448]" office:value-type="float" office:value="5" calcext:value-type="float">
            <text:p>5</text:p>
          </table:table-cell>
          <table:table-cell office:value-type="float" office:value="207.0350848" calcext:value-type="float">
            <text:p>207.0350848</text:p>
          </table:table-cell>
          <table:table-cell office:value-type="float" office:value="84.30084768" calcext:value-type="float">
            <text:p>84.30084768</text:p>
          </table:table-cell>
          <table:table-cell office:value-type="float" office:value="205" calcext:value-type="float">
            <text:p>205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1449]+1" office:value-type="float" office:value="146" calcext:value-type="float">
            <text:p>146</text:p>
          </table:table-cell>
          <table:table-cell table:formula="of:=[.B1449]" office:value-type="float" office:value="6" calcext:value-type="float">
            <text:p>6</text:p>
          </table:table-cell>
          <table:table-cell office:value-type="float" office:value="136.471424" calcext:value-type="float">
            <text:p>136.471424</text:p>
          </table:table-cell>
          <table:table-cell office:value-type="float" office:value="86.20010976" calcext:value-type="float">
            <text:p>86.20010976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1450]+1" office:value-type="float" office:value="146" calcext:value-type="float">
            <text:p>146</text:p>
          </table:table-cell>
          <table:table-cell table:formula="of:=[.B1450]" office:value-type="float" office:value="7" calcext:value-type="float">
            <text:p>7</text:p>
          </table:table-cell>
          <table:table-cell office:value-type="float" office:value="193.018784" calcext:value-type="float">
            <text:p>193.018784</text:p>
          </table:table-cell>
          <table:table-cell office:value-type="float" office:value="61.55064576" calcext:value-type="float">
            <text:p>61.55064576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451]+1" office:value-type="float" office:value="146" calcext:value-type="float">
            <text:p>146</text:p>
          </table:table-cell>
          <table:table-cell table:formula="of:=[.B1451]" office:value-type="float" office:value="8" calcext:value-type="float">
            <text:p>8</text:p>
          </table:table-cell>
          <table:table-cell office:value-type="float" office:value="147.84251008" calcext:value-type="float">
            <text:p>147.84251008</text:p>
          </table:table-cell>
          <table:table-cell office:value-type="float" office:value="64.268592" calcext:value-type="float">
            <text:p>64.268592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452]+1" office:value-type="float" office:value="146" calcext:value-type="float">
            <text:p>146</text:p>
          </table:table-cell>
          <table:table-cell table:formula="of:=[.B1452]" office:value-type="float" office:value="9" calcext:value-type="float">
            <text:p>9</text:p>
          </table:table-cell>
          <table:table-cell office:value-type="float" office:value="187.1815936" calcext:value-type="float">
            <text:p>187.1815936</text:p>
          </table:table-cell>
          <table:table-cell office:value-type="float" office:value="41.7582048" calcext:value-type="float">
            <text:p>41.7582048</text:p>
          </table:table-cell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453]+1" office:value-type="float" office:value="146" calcext:value-type="float">
            <text:p>146</text:p>
          </table:table-cell>
          <table:table-cell table:formula="of:=[.B1453]" office:value-type="float" office:value="10" calcext:value-type="float">
            <text:p>10</text:p>
          </table:table-cell>
          <table:table-cell office:value-type="float" office:value="151.17151616" calcext:value-type="float">
            <text:p>151.17151616</text:p>
          </table:table-cell>
          <table:table-cell office:value-type="float" office:value="44.45337312" calcext:value-type="float">
            <text:p>44.45337312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454]+1" office:value-type="float" office:value="147" calcext:value-type="float">
            <text:p>147</text:p>
          </table:table-cell>
          <table:table-cell table:formula="of:=[.B1454]" office:value-type="float" office:value="1" calcext:value-type="float">
            <text:p>1</text:p>
          </table:table-cell>
          <table:table-cell office:value-type="float" office:value="225.09797632" calcext:value-type="float">
            <text:p>225.09797632</text:p>
          </table:table-cell>
          <table:table-cell office:value-type="float" office:value="136.45277568" calcext:value-type="float">
            <text:p>136.45277568</text:p>
          </table:table-cell>
          <table:table-cell office:value-type="float" office:value="224" calcext:value-type="float">
            <text:p>224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1455]+1" office:value-type="float" office:value="147" calcext:value-type="float">
            <text:p>147</text:p>
          </table:table-cell>
          <table:table-cell table:formula="of:=[.B1455]" office:value-type="float" office:value="2" calcext:value-type="float">
            <text:p>2</text:p>
          </table:table-cell>
          <table:table-cell office:value-type="float" office:value="136.22272256" calcext:value-type="float">
            <text:p>136.22272256</text:p>
          </table:table-cell>
          <table:table-cell office:value-type="float" office:value="137.25038592" calcext:value-type="float">
            <text:p>137.2503859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1456]+1" office:value-type="float" office:value="147" calcext:value-type="float">
            <text:p>147</text:p>
          </table:table-cell>
          <table:table-cell table:formula="of:=[.B1456]" office:value-type="float" office:value="3" calcext:value-type="float">
            <text:p>3</text:p>
          </table:table-cell>
          <table:table-cell office:value-type="float" office:value="221.0611328" calcext:value-type="float">
            <text:p>221.0611328</text:p>
          </table:table-cell>
          <table:table-cell office:value-type="float" office:value="107.21868576" calcext:value-type="float">
            <text:p>107.21868576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457]+1" office:value-type="float" office:value="147" calcext:value-type="float">
            <text:p>147</text:p>
          </table:table-cell>
          <table:table-cell table:formula="of:=[.B1457]" office:value-type="float" office:value="4" calcext:value-type="float">
            <text:p>4</text:p>
          </table:table-cell>
          <table:table-cell office:value-type="float" office:value="141.02784512" calcext:value-type="float">
            <text:p>141.02784512</text:p>
          </table:table-cell>
          <table:table-cell office:value-type="float" office:value="107.54792928" calcext:value-type="float">
            <text:p>107.5479292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1458]+1" office:value-type="float" office:value="147" calcext:value-type="float">
            <text:p>147</text:p>
          </table:table-cell>
          <table:table-cell table:formula="of:=[.B1458]" office:value-type="float" office:value="5" calcext:value-type="float">
            <text:p>5</text:p>
          </table:table-cell>
          <table:table-cell office:value-type="float" office:value="216.1503872" calcext:value-type="float">
            <text:p>216.1503872</text:p>
          </table:table-cell>
          <table:table-cell office:value-type="float" office:value="76.53700992" calcext:value-type="float">
            <text:p>76.53700992</text:p>
          </table:table-cell>
          <table:table-cell office:value-type="float" office:value="219" calcext:value-type="float">
            <text:p>21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459]+1" office:value-type="float" office:value="147" calcext:value-type="float">
            <text:p>147</text:p>
          </table:table-cell>
          <table:table-cell table:formula="of:=[.B1459]" office:value-type="float" office:value="6" calcext:value-type="float">
            <text:p>6</text:p>
          </table:table-cell>
          <table:table-cell office:value-type="float" office:value="144.17000448" calcext:value-type="float">
            <text:p>144.17000448</text:p>
          </table:table-cell>
          <table:table-cell office:value-type="float" office:value="76.85597376" calcext:value-type="float">
            <text:p>76.85597376</text:p>
          </table:table-cell>
          <table:table-cell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460]+1" office:value-type="float" office:value="147" calcext:value-type="float">
            <text:p>147</text:p>
          </table:table-cell>
          <table:table-cell table:formula="of:=[.B1460]" office:value-type="float" office:value="7" calcext:value-type="float">
            <text:p>7</text:p>
          </table:table-cell>
          <table:table-cell office:value-type="float" office:value="202.94422144" calcext:value-type="float">
            <text:p>202.94422144</text:p>
          </table:table-cell>
          <table:table-cell office:value-type="float" office:value="53.0783232" calcext:value-type="float">
            <text:p>53.0783232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461]+1" office:value-type="float" office:value="147" calcext:value-type="float">
            <text:p>147</text:p>
          </table:table-cell>
          <table:table-cell table:formula="of:=[.B1461]" office:value-type="float" office:value="8" calcext:value-type="float">
            <text:p>8</text:p>
          </table:table-cell>
          <table:table-cell office:value-type="float" office:value="157.5414336" calcext:value-type="float">
            <text:p>157.5414336</text:p>
          </table:table-cell>
          <table:table-cell office:value-type="float" office:value="54.76518912" calcext:value-type="float">
            <text:p>54.76518912</text:p>
          </table:table-cell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462]+1" office:value-type="float" office:value="147" calcext:value-type="float">
            <text:p>147</text:p>
          </table:table-cell>
          <table:table-cell table:formula="of:=[.B1462]" office:value-type="float" office:value="9" calcext:value-type="float">
            <text:p>9</text:p>
          </table:table-cell>
          <table:table-cell office:value-type="float" office:value="197.37859328" calcext:value-type="float">
            <text:p>197.37859328</text:p>
          </table:table-cell>
          <table:table-cell office:value-type="float" office:value="32.9739648" calcext:value-type="float">
            <text:p>32.9739648</text:p>
          </table:table-cell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463]+1" office:value-type="float" office:value="147" calcext:value-type="float">
            <text:p>147</text:p>
          </table:table-cell>
          <table:table-cell table:formula="of:=[.B1463]" office:value-type="float" office:value="10" calcext:value-type="float">
            <text:p>10</text:p>
          </table:table-cell>
          <table:table-cell office:value-type="float" office:value="160.41441024" calcext:value-type="float">
            <text:p>160.41441024</text:p>
          </table:table-cell>
          <table:table-cell office:value-type="float" office:value="34.3871424" calcext:value-type="float">
            <text:p>34.3871424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464]+1" office:value-type="float" office:value="148" calcext:value-type="float">
            <text:p>148</text:p>
          </table:table-cell>
          <table:table-cell table:formula="of:=[.B1464]" office:value-type="float" office:value="1" calcext:value-type="float">
            <text:p>1</text:p>
          </table:table-cell>
          <table:table-cell office:value-type="float" office:value="219.55010944" calcext:value-type="float">
            <text:p>219.55010944</text:p>
          </table:table-cell>
          <table:table-cell office:value-type="float" office:value="141.61831296" calcext:value-type="float">
            <text:p>141.61831296</text:p>
          </table:table-cell>
          <table:table-cell office:value-type="float" office:value="221" calcext:value-type="float">
            <text:p>22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465]+1" office:value-type="float" office:value="148" calcext:value-type="float">
            <text:p>148</text:p>
          </table:table-cell>
          <table:table-cell table:formula="of:=[.B1465]" office:value-type="float" office:value="2" calcext:value-type="float">
            <text:p>2</text:p>
          </table:table-cell>
          <table:table-cell office:value-type="float" office:value="129.194937728" calcext:value-type="float">
            <text:p>129.194937728</text:p>
          </table:table-cell>
          <table:table-cell office:value-type="float" office:value="136.3256208" calcext:value-type="float">
            <text:p>136.325620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466]+1" office:value-type="float" office:value="148" calcext:value-type="float">
            <text:p>148</text:p>
          </table:table-cell>
          <table:table-cell table:formula="of:=[.B1466]" office:value-type="float" office:value="3" calcext:value-type="float">
            <text:p>3</text:p>
          </table:table-cell>
          <table:table-cell office:value-type="float" office:value="216.40328192" calcext:value-type="float">
            <text:p>216.40328192</text:p>
          </table:table-cell>
          <table:table-cell office:value-type="float" office:value="110.65926048" calcext:value-type="float">
            <text:p>110.65926048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467]+1" office:value-type="float" office:value="148" calcext:value-type="float">
            <text:p>148</text:p>
          </table:table-cell>
          <table:table-cell table:formula="of:=[.B1467]" office:value-type="float" office:value="4" calcext:value-type="float">
            <text:p>4</text:p>
          </table:table-cell>
          <table:table-cell office:value-type="float" office:value="135.76253696" calcext:value-type="float">
            <text:p>135.76253696</text:p>
          </table:table-cell>
          <table:table-cell office:value-type="float" office:value="106.54033344" calcext:value-type="float">
            <text:p>106.54033344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468]+1" office:value-type="float" office:value="148" calcext:value-type="float">
            <text:p>148</text:p>
          </table:table-cell>
          <table:table-cell table:formula="of:=[.B1468]" office:value-type="float" office:value="5" calcext:value-type="float">
            <text:p>5</text:p>
          </table:table-cell>
          <table:table-cell office:value-type="float" office:value="215.69047552" calcext:value-type="float">
            <text:p>215.69047552</text:p>
          </table:table-cell>
          <table:table-cell office:value-type="float" office:value="80.60699136" calcext:value-type="float">
            <text:p>80.60699136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469]+1" office:value-type="float" office:value="148" calcext:value-type="float">
            <text:p>148</text:p>
          </table:table-cell>
          <table:table-cell table:formula="of:=[.B1469]" office:value-type="float" office:value="6" calcext:value-type="float">
            <text:p>6</text:p>
          </table:table-cell>
          <table:table-cell office:value-type="float" office:value="142.54358144" calcext:value-type="float">
            <text:p>142.54358144</text:p>
          </table:table-cell>
          <table:table-cell office:value-type="float" office:value="76.43711232" calcext:value-type="float">
            <text:p>76.43711232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470]+1" office:value-type="float" office:value="148" calcext:value-type="float">
            <text:p>148</text:p>
          </table:table-cell>
          <table:table-cell table:formula="of:=[.B1470]" office:value-type="float" office:value="7" calcext:value-type="float">
            <text:p>7</text:p>
          </table:table-cell>
          <table:table-cell office:value-type="float" office:value="203.5670848" calcext:value-type="float">
            <text:p>203.5670848</text:p>
          </table:table-cell>
          <table:table-cell office:value-type="float" office:value="55.99114368" calcext:value-type="float">
            <text:p>55.99114368</text:p>
          </table:table-cell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471]+1" office:value-type="float" office:value="148" calcext:value-type="float">
            <text:p>148</text:p>
          </table:table-cell>
          <table:table-cell table:formula="of:=[.B1471]" office:value-type="float" office:value="8" calcext:value-type="float">
            <text:p>8</text:p>
          </table:table-cell>
          <table:table-cell office:value-type="float" office:value="157.97329152" calcext:value-type="float">
            <text:p>157.97329152</text:p>
          </table:table-cell>
          <table:table-cell office:value-type="float" office:value="54.7378848" calcext:value-type="float">
            <text:p>54.7378848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472]+1" office:value-type="float" office:value="148" calcext:value-type="float">
            <text:p>148</text:p>
          </table:table-cell>
          <table:table-cell table:formula="of:=[.B1472]" office:value-type="float" office:value="9" calcext:value-type="float">
            <text:p>9</text:p>
          </table:table-cell>
          <table:table-cell office:value-type="float" office:value="200.0308224" calcext:value-type="float">
            <text:p>200.0308224</text:p>
          </table:table-cell>
          <table:table-cell office:value-type="float" office:value="36.04778496" calcext:value-type="float">
            <text:p>36.04778496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473]+1" office:value-type="float" office:value="148" calcext:value-type="float">
            <text:p>148</text:p>
          </table:table-cell>
          <table:table-cell table:formula="of:=[.B1473]" office:value-type="float" office:value="10" calcext:value-type="float">
            <text:p>10</text:p>
          </table:table-cell>
          <table:table-cell office:value-type="float" office:value="163.84428032" calcext:value-type="float">
            <text:p>163.84428032</text:p>
          </table:table-cell>
          <table:table-cell office:value-type="float" office:value="35.1776736" calcext:value-type="float">
            <text:p>35.1776736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474]+1" office:value-type="float" office:value="149" calcext:value-type="float">
            <text:p>149</text:p>
          </table:table-cell>
          <table:table-cell table:formula="of:=[.B1474]" office:value-type="float" office:value="1" calcext:value-type="float">
            <text:p>1</text:p>
          </table:table-cell>
          <table:table-cell office:value-type="float" office:value="209.01036032" calcext:value-type="float">
            <text:p>209.01036032</text:p>
          </table:table-cell>
          <table:table-cell office:value-type="float" office:value="133.2054864" calcext:value-type="float">
            <text:p>133.2054864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475]+1" office:value-type="float" office:value="149" calcext:value-type="float">
            <text:p>149</text:p>
          </table:table-cell>
          <table:table-cell table:formula="of:=[.B1475]" office:value-type="float" office:value="2" calcext:value-type="float">
            <text:p>2</text:p>
          </table:table-cell>
          <table:table-cell office:value-type="float" office:value="116.45631232" calcext:value-type="float">
            <text:p>116.45631232</text:p>
          </table:table-cell>
          <table:table-cell office:value-type="float" office:value="134.94820992" calcext:value-type="float">
            <text:p>134.94820992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476]+1" office:value-type="float" office:value="149" calcext:value-type="float">
            <text:p>149</text:p>
          </table:table-cell>
          <table:table-cell table:formula="of:=[.B1476]" office:value-type="float" office:value="3" calcext:value-type="float">
            <text:p>3</text:p>
          </table:table-cell>
          <table:table-cell office:value-type="float" office:value="203.54034432" calcext:value-type="float">
            <text:p>203.54034432</text:p>
          </table:table-cell>
          <table:table-cell office:value-type="float" office:value="102.74323392" calcext:value-type="float">
            <text:p>102.74323392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477]+1" office:value-type="float" office:value="149" calcext:value-type="float">
            <text:p>149</text:p>
          </table:table-cell>
          <table:table-cell table:formula="of:=[.B1477]" office:value-type="float" office:value="4" calcext:value-type="float">
            <text:p>4</text:p>
          </table:table-cell>
          <table:table-cell office:value-type="float" office:value="121.62833408" calcext:value-type="float">
            <text:p>121.62833408</text:p>
          </table:table-cell>
          <table:table-cell office:value-type="float" office:value="104.89594176" calcext:value-type="float">
            <text:p>104.89594176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478]+1" office:value-type="float" office:value="149" calcext:value-type="float">
            <text:p>149</text:p>
          </table:table-cell>
          <table:table-cell table:formula="of:=[.B1478]" office:value-type="float" office:value="5" calcext:value-type="float">
            <text:p>5</text:p>
          </table:table-cell>
          <table:table-cell office:value-type="float" office:value="198.6372736" calcext:value-type="float">
            <text:p>198.6372736</text:p>
          </table:table-cell>
          <table:table-cell office:value-type="float" office:value="72.03548544" calcext:value-type="float">
            <text:p>72.03548544</text:p>
          </table:table-cell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479]+1" office:value-type="float" office:value="149" calcext:value-type="float">
            <text:p>149</text:p>
          </table:table-cell>
          <table:table-cell table:formula="of:=[.B1479]" office:value-type="float" office:value="6" calcext:value-type="float">
            <text:p>6</text:p>
          </table:table-cell>
          <table:table-cell office:value-type="float" office:value="125.328529152" calcext:value-type="float">
            <text:p>125.328529152</text:p>
          </table:table-cell>
          <table:table-cell office:value-type="float" office:value="73.38213888" calcext:value-type="float">
            <text:p>73.38213888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480]+1" office:value-type="float" office:value="149" calcext:value-type="float">
            <text:p>149</text:p>
          </table:table-cell>
          <table:table-cell table:formula="of:=[.B1480]" office:value-type="float" office:value="7" calcext:value-type="float">
            <text:p>7</text:p>
          </table:table-cell>
          <table:table-cell office:value-type="float" office:value="185.320192" calcext:value-type="float">
            <text:p>185.320192</text:p>
          </table:table-cell>
          <table:table-cell office:value-type="float" office:value="48.37803552" calcext:value-type="float">
            <text:p>48.37803552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1481]+1" office:value-type="float" office:value="149" calcext:value-type="float">
            <text:p>149</text:p>
          </table:table-cell>
          <table:table-cell table:formula="of:=[.B1481]" office:value-type="float" office:value="8" calcext:value-type="float">
            <text:p>8</text:p>
          </table:table-cell>
          <table:table-cell office:value-type="float" office:value="138.47123456" calcext:value-type="float">
            <text:p>138.47123456</text:p>
          </table:table-cell>
          <table:table-cell office:value-type="float" office:value="51.1388928" calcext:value-type="float">
            <text:p>51.1388928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482]+1" office:value-type="float" office:value="149" calcext:value-type="float">
            <text:p>149</text:p>
          </table:table-cell>
          <table:table-cell table:formula="of:=[.B1482]" office:value-type="float" office:value="9" calcext:value-type="float">
            <text:p>9</text:p>
          </table:table-cell>
          <table:table-cell office:value-type="float" office:value="179.3200896" calcext:value-type="float">
            <text:p>179.3200896</text:p>
          </table:table-cell>
          <table:table-cell office:value-type="float" office:value="27.42081024" calcext:value-type="float">
            <text:p>27.42081024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483]+1" office:value-type="float" office:value="149" calcext:value-type="float">
            <text:p>149</text:p>
          </table:table-cell>
          <table:table-cell table:formula="of:=[.B1483]" office:value-type="float" office:value="10" calcext:value-type="float">
            <text:p>10</text:p>
          </table:table-cell>
          <table:table-cell office:value-type="float" office:value="141.180256" calcext:value-type="float">
            <text:p>141.180256</text:p>
          </table:table-cell>
          <table:table-cell office:value-type="float" office:value="28.79450208" calcext:value-type="float">
            <text:p>28.79450208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484]+1" office:value-type="float" office:value="150" calcext:value-type="float">
            <text:p>150</text:p>
          </table:table-cell>
          <table:table-cell table:formula="of:=[.B1484]" office:value-type="float" office:value="1" calcext:value-type="float">
            <text:p>1</text:p>
          </table:table-cell>
          <table:table-cell office:value-type="float" office:value="227.7268864" calcext:value-type="float">
            <text:p>227.7268864</text:p>
          </table:table-cell>
          <table:table-cell office:value-type="float" office:value="134.19702528" calcext:value-type="float">
            <text:p>134.19702528</text:p>
          </table:table-cell>
          <table:table-cell office:value-type="float" office:value="231" calcext:value-type="float">
            <text:p>23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1485]+1" office:value-type="float" office:value="150" calcext:value-type="float">
            <text:p>150</text:p>
          </table:table-cell>
          <table:table-cell table:formula="of:=[.B1485]" office:value-type="float" office:value="2" calcext:value-type="float">
            <text:p>2</text:p>
          </table:table-cell>
          <table:table-cell office:value-type="float" office:value="142.89797376" calcext:value-type="float">
            <text:p>142.89797376</text:p>
          </table:table-cell>
          <table:table-cell office:value-type="float" office:value="135.96817632" calcext:value-type="float">
            <text:p>135.96817632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486]+1" office:value-type="float" office:value="150" calcext:value-type="float">
            <text:p>150</text:p>
          </table:table-cell>
          <table:table-cell table:formula="of:=[.B1486]" office:value-type="float" office:value="3" calcext:value-type="float">
            <text:p>3</text:p>
          </table:table-cell>
          <table:table-cell office:value-type="float" office:value="222.2637312" calcext:value-type="float">
            <text:p>222.2637312</text:p>
          </table:table-cell>
          <table:table-cell office:value-type="float" office:value="105.5024016" calcext:value-type="float">
            <text:p>105.5024016</text:p>
          </table:table-cell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487]+1" office:value-type="float" office:value="150" calcext:value-type="float">
            <text:p>150</text:p>
          </table:table-cell>
          <table:table-cell table:formula="of:=[.B1487]" office:value-type="float" office:value="4" calcext:value-type="float">
            <text:p>4</text:p>
          </table:table-cell>
          <table:table-cell office:value-type="float" office:value="146.98109568" calcext:value-type="float">
            <text:p>146.98109568</text:p>
          </table:table-cell>
          <table:table-cell office:value-type="float" office:value="107.18143296" calcext:value-type="float">
            <text:p>107.18143296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488]+1" office:value-type="float" office:value="150" calcext:value-type="float">
            <text:p>150</text:p>
          </table:table-cell>
          <table:table-cell table:formula="of:=[.B1488]" office:value-type="float" office:value="5" calcext:value-type="float">
            <text:p>5</text:p>
          </table:table-cell>
          <table:table-cell office:value-type="float" office:value="217.4072704" calcext:value-type="float">
            <text:p>217.4072704</text:p>
          </table:table-cell>
          <table:table-cell office:value-type="float" office:value="76.7189568" calcext:value-type="float">
            <text:p>76.7189568</text:p>
          </table:table-cell>
          <table:table-cell office:value-type="float" office:value="217" calcext:value-type="float">
            <text:p>21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489]+1" office:value-type="float" office:value="150" calcext:value-type="float">
            <text:p>150</text:p>
          </table:table-cell>
          <table:table-cell table:formula="of:=[.B1489]" office:value-type="float" office:value="6" calcext:value-type="float">
            <text:p>6</text:p>
          </table:table-cell>
          <table:table-cell office:value-type="float" office:value="148.93981952" calcext:value-type="float">
            <text:p>148.93981952</text:p>
          </table:table-cell>
          <table:table-cell office:value-type="float" office:value="78.28396608" calcext:value-type="float">
            <text:p>78.28396608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490]+1" office:value-type="float" office:value="150" calcext:value-type="float">
            <text:p>150</text:p>
          </table:table-cell>
          <table:table-cell table:formula="of:=[.B1490]" office:value-type="float" office:value="7" calcext:value-type="float">
            <text:p>7</text:p>
          </table:table-cell>
          <table:table-cell office:value-type="float" office:value="204.4981632" calcext:value-type="float">
            <text:p>204.4981632</text:p>
          </table:table-cell>
          <table:table-cell office:value-type="float" office:value="55.63050528" calcext:value-type="float">
            <text:p>55.63050528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491]+1" office:value-type="float" office:value="150" calcext:value-type="float">
            <text:p>150</text:p>
          </table:table-cell>
          <table:table-cell table:formula="of:=[.B1491]" office:value-type="float" office:value="8" calcext:value-type="float">
            <text:p>8</text:p>
          </table:table-cell>
          <table:table-cell office:value-type="float" office:value="161.33881344" calcext:value-type="float">
            <text:p>161.33881344</text:p>
          </table:table-cell>
          <table:table-cell office:value-type="float" office:value="58.3348704" calcext:value-type="float">
            <text:p>58.3348704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492]+1" office:value-type="float" office:value="150" calcext:value-type="float">
            <text:p>150</text:p>
          </table:table-cell>
          <table:table-cell table:formula="of:=[.B1492]" office:value-type="float" office:value="9" calcext:value-type="float">
            <text:p>9</text:p>
          </table:table-cell>
          <table:table-cell office:value-type="float" office:value="197.86737024" calcext:value-type="float">
            <text:p>197.86737024</text:p>
          </table:table-cell>
          <table:table-cell office:value-type="float" office:value="37.58929248" calcext:value-type="float">
            <text:p>37.58929248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493]+1" office:value-type="float" office:value="150" calcext:value-type="float">
            <text:p>150</text:p>
          </table:table-cell>
          <table:table-cell table:formula="of:=[.B1493]" office:value-type="float" office:value="10" calcext:value-type="float">
            <text:p>10</text:p>
          </table:table-cell>
          <table:table-cell office:value-type="float" office:value="163.87255424" calcext:value-type="float">
            <text:p>163.87255424</text:p>
          </table:table-cell>
          <table:table-cell office:value-type="float" office:value="39.61715136" calcext:value-type="float">
            <text:p>39.61715136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494]+1" office:value-type="float" office:value="151" calcext:value-type="float">
            <text:p>151</text:p>
          </table:table-cell>
          <table:table-cell table:formula="of:=[.B1494]" office:value-type="float" office:value="1" calcext:value-type="float">
            <text:p>1</text:p>
          </table:table-cell>
          <table:table-cell office:value-type="float" office:value="224.1770496" calcext:value-type="float">
            <text:p>224.1770496</text:p>
          </table:table-cell>
          <table:table-cell office:value-type="float" office:value="128.3283744" calcext:value-type="float">
            <text:p>128.3283744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495]+1" office:value-type="float" office:value="151" calcext:value-type="float">
            <text:p>151</text:p>
          </table:table-cell>
          <table:table-cell table:formula="of:=[.B1495]" office:value-type="float" office:value="2" calcext:value-type="float">
            <text:p>2</text:p>
          </table:table-cell>
          <table:table-cell office:value-type="float" office:value="135.27800192" calcext:value-type="float">
            <text:p>135.27800192</text:p>
          </table:table-cell>
          <table:table-cell office:value-type="float" office:value="124.31285472" calcext:value-type="float">
            <text:p>124.31285472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496]+1" office:value-type="float" office:value="151" calcext:value-type="float">
            <text:p>151</text:p>
          </table:table-cell>
          <table:table-cell table:formula="of:=[.B1496]" office:value-type="float" office:value="3" calcext:value-type="float">
            <text:p>3</text:p>
          </table:table-cell>
          <table:table-cell office:value-type="float" office:value="220.87118592" calcext:value-type="float">
            <text:p>220.87118592</text:p>
          </table:table-cell>
          <table:table-cell office:value-type="float" office:value="98.756823072" calcext:value-type="float">
            <text:p>98.756823072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497]+1" office:value-type="float" office:value="151" calcext:value-type="float">
            <text:p>151</text:p>
          </table:table-cell>
          <table:table-cell table:formula="of:=[.B1497]" office:value-type="float" office:value="4" calcext:value-type="float">
            <text:p>4</text:p>
          </table:table-cell>
          <table:table-cell office:value-type="float" office:value="141.685408" calcext:value-type="float">
            <text:p>141.685408</text:p>
          </table:table-cell>
          <table:table-cell office:value-type="float" office:value="95.049891072" calcext:value-type="float">
            <text:p>95.049891072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498]+1" office:value-type="float" office:value="151" calcext:value-type="float">
            <text:p>151</text:p>
          </table:table-cell>
          <table:table-cell table:formula="of:=[.B1498]" office:value-type="float" office:value="5" calcext:value-type="float">
            <text:p>5</text:p>
          </table:table-cell>
          <table:table-cell office:value-type="float" office:value="218.8042112" calcext:value-type="float">
            <text:p>218.8042112</text:p>
          </table:table-cell>
          <table:table-cell office:value-type="float" office:value="68.69827968" calcext:value-type="float">
            <text:p>68.69827968</text:p>
          </table:table-cell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1499]+1" office:value-type="float" office:value="151" calcext:value-type="float">
            <text:p>151</text:p>
          </table:table-cell>
          <table:table-cell table:formula="of:=[.B1499]" office:value-type="float" office:value="6" calcext:value-type="float">
            <text:p>6</text:p>
          </table:table-cell>
          <table:table-cell office:value-type="float" office:value="146.84445824" calcext:value-type="float">
            <text:p>146.84445824</text:p>
          </table:table-cell>
          <table:table-cell office:value-type="float" office:value="64.97824896" calcext:value-type="float">
            <text:p>64.97824896</text:p>
          </table:table-cell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500]+1" office:value-type="float" office:value="151" calcext:value-type="float">
            <text:p>151</text:p>
          </table:table-cell>
          <table:table-cell table:formula="of:=[.B1500]" office:value-type="float" office:value="7" calcext:value-type="float">
            <text:p>7</text:p>
          </table:table-cell>
          <table:table-cell office:value-type="float" office:value="206.9183872" calcext:value-type="float">
            <text:p>206.9183872</text:p>
          </table:table-cell>
          <table:table-cell office:value-type="float" office:value="44.2185984" calcext:value-type="float">
            <text:p>44.2185984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501]+1" office:value-type="float" office:value="151" calcext:value-type="float">
            <text:p>151</text:p>
          </table:table-cell>
          <table:table-cell table:formula="of:=[.B1501]" office:value-type="float" office:value="8" calcext:value-type="float">
            <text:p>8</text:p>
          </table:table-cell>
          <table:table-cell office:value-type="float" office:value="161.06955776" calcext:value-type="float">
            <text:p>161.06955776</text:p>
          </table:table-cell>
          <table:table-cell office:value-type="float" office:value="43.4068992" calcext:value-type="float">
            <text:p>43.4068992</text:p>
          </table:table-cell>
          <table:table-cell office:value-type="float" office:value="161" calcext:value-type="float">
            <text:p>16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502]+1" office:value-type="float" office:value="151" calcext:value-type="float">
            <text:p>151</text:p>
          </table:table-cell>
          <table:table-cell table:formula="of:=[.B1502]" office:value-type="float" office:value="9" calcext:value-type="float">
            <text:p>9</text:p>
          </table:table-cell>
          <table:table-cell office:value-type="float" office:value="202.4436608" calcext:value-type="float">
            <text:p>202.4436608</text:p>
          </table:table-cell>
          <table:table-cell office:value-type="float" office:value="23.4397776" calcext:value-type="float">
            <text:p>23.4397776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1503]+1" office:value-type="float" office:value="151" calcext:value-type="float">
            <text:p>151</text:p>
          </table:table-cell>
          <table:table-cell table:formula="of:=[.B1503]" office:value-type="float" office:value="10" calcext:value-type="float">
            <text:p>10</text:p>
          </table:table-cell>
          <table:table-cell office:value-type="float" office:value="165.44530816" calcext:value-type="float">
            <text:p>165.44530816</text:p>
          </table:table-cell>
          <table:table-cell office:value-type="float" office:value="22.73701824" calcext:value-type="float">
            <text:p>22.73701824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504]+1" office:value-type="float" office:value="152" calcext:value-type="float">
            <text:p>152</text:p>
          </table:table-cell>
          <table:table-cell table:formula="of:=[.B1504]" office:value-type="float" office:value="1" calcext:value-type="float">
            <text:p>1</text:p>
          </table:table-cell>
          <table:table-cell office:value-type="float" office:value="223.4945536" calcext:value-type="float">
            <text:p>223.4945536</text:p>
          </table:table-cell>
          <table:table-cell office:value-type="float" office:value="127.5088464" calcext:value-type="float">
            <text:p>127.5088464</text:p>
          </table:table-cell>
          <table:table-cell office:value-type="float" office:value="222" calcext:value-type="float">
            <text:p>222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505]+1" office:value-type="float" office:value="152" calcext:value-type="float">
            <text:p>152</text:p>
          </table:table-cell>
          <table:table-cell table:formula="of:=[.B1505]" office:value-type="float" office:value="2" calcext:value-type="float">
            <text:p>2</text:p>
          </table:table-cell>
          <table:table-cell office:value-type="float" office:value="138.903337472" calcext:value-type="float">
            <text:p>138.903337472</text:p>
          </table:table-cell>
          <table:table-cell office:value-type="float" office:value="125.2939296" calcext:value-type="float">
            <text:p>125.2939296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506]+1" office:value-type="float" office:value="152" calcext:value-type="float">
            <text:p>152</text:p>
          </table:table-cell>
          <table:table-cell table:formula="of:=[.B1506]" office:value-type="float" office:value="3" calcext:value-type="float">
            <text:p>3</text:p>
          </table:table-cell>
          <table:table-cell office:value-type="float" office:value="220.376128" calcext:value-type="float">
            <text:p>220.376128</text:p>
          </table:table-cell>
          <table:table-cell office:value-type="float" office:value="99.11782512" calcext:value-type="float">
            <text:p>99.11782512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1507]+1" office:value-type="float" office:value="152" calcext:value-type="float">
            <text:p>152</text:p>
          </table:table-cell>
          <table:table-cell table:formula="of:=[.B1507]" office:value-type="float" office:value="4" calcext:value-type="float">
            <text:p>4</text:p>
          </table:table-cell>
          <table:table-cell office:value-type="float" office:value="145.16661504" calcext:value-type="float">
            <text:p>145.16661504</text:p>
          </table:table-cell>
          <table:table-cell office:value-type="float" office:value="95.9839797024" calcext:value-type="float">
            <text:p>95.9839797024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508]+1" office:value-type="float" office:value="152" calcext:value-type="float">
            <text:p>152</text:p>
          </table:table-cell>
          <table:table-cell table:formula="of:=[.B1508]" office:value-type="float" office:value="5" calcext:value-type="float">
            <text:p>5</text:p>
          </table:table-cell>
          <table:table-cell office:value-type="float" office:value="218.30847104" calcext:value-type="float">
            <text:p>218.30847104</text:p>
          </table:table-cell>
          <table:table-cell office:value-type="float" office:value="71.12197248" calcext:value-type="float">
            <text:p>71.12197248</text:p>
          </table:table-cell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509]+1" office:value-type="float" office:value="152" calcext:value-type="float">
            <text:p>152</text:p>
          </table:table-cell>
          <table:table-cell table:formula="of:=[.B1509]" office:value-type="float" office:value="6" calcext:value-type="float">
            <text:p>6</text:p>
          </table:table-cell>
          <table:table-cell office:value-type="float" office:value="148.86004608" calcext:value-type="float">
            <text:p>148.86004608</text:p>
          </table:table-cell>
          <table:table-cell office:value-type="float" office:value="67.24779552" calcext:value-type="float">
            <text:p>67.24779552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510]+1" office:value-type="float" office:value="152" calcext:value-type="float">
            <text:p>152</text:p>
          </table:table-cell>
          <table:table-cell table:formula="of:=[.B1510]" office:value-type="float" office:value="7" calcext:value-type="float">
            <text:p>7</text:p>
          </table:table-cell>
          <table:table-cell office:value-type="float" office:value="206.525504" calcext:value-type="float">
            <text:p>206.525504</text:p>
          </table:table-cell>
          <table:table-cell office:value-type="float" office:value="48.04857984" calcext:value-type="float">
            <text:p>48.04857984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511]+1" office:value-type="float" office:value="152" calcext:value-type="float">
            <text:p>152</text:p>
          </table:table-cell>
          <table:table-cell table:formula="of:=[.B1511]" office:value-type="float" office:value="8" calcext:value-type="float">
            <text:p>8</text:p>
          </table:table-cell>
          <table:table-cell office:value-type="float" office:value="163.28404992" calcext:value-type="float">
            <text:p>163.28404992</text:p>
          </table:table-cell>
          <table:table-cell office:value-type="float" office:value="47.161104" calcext:value-type="float">
            <text:p>47.161104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512]+1" office:value-type="float" office:value="152" calcext:value-type="float">
            <text:p>152</text:p>
          </table:table-cell>
          <table:table-cell table:formula="of:=[.B1512]" office:value-type="float" office:value="9" calcext:value-type="float">
            <text:p>9</text:p>
          </table:table-cell>
          <table:table-cell office:value-type="float" office:value="201.625024" calcext:value-type="float">
            <text:p>201.625024</text:p>
          </table:table-cell>
          <table:table-cell office:value-type="float" office:value="29.0660256" calcext:value-type="float">
            <text:p>29.0660256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513]+1" office:value-type="float" office:value="152" calcext:value-type="float">
            <text:p>152</text:p>
          </table:table-cell>
          <table:table-cell table:formula="of:=[.B1513]" office:value-type="float" office:value="10" calcext:value-type="float">
            <text:p>10</text:p>
          </table:table-cell>
          <table:table-cell office:value-type="float" office:value="167.23691136" calcext:value-type="float">
            <text:p>167.23691136</text:p>
          </table:table-cell>
          <table:table-cell office:value-type="float" office:value="28.662096" calcext:value-type="float">
            <text:p>28.662096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514]+1" office:value-type="float" office:value="153" calcext:value-type="float">
            <text:p>153</text:p>
          </table:table-cell>
          <table:table-cell table:formula="of:=[.B1514]" office:value-type="float" office:value="1" calcext:value-type="float">
            <text:p>1</text:p>
          </table:table-cell>
          <table:table-cell office:value-type="float" office:value="223.7411648" calcext:value-type="float">
            <text:p>223.7411648</text:p>
          </table:table-cell>
          <table:table-cell office:value-type="float" office:value="133.06516416" calcext:value-type="float">
            <text:p>133.06516416</text:p>
          </table:table-cell>
          <table:table-cell office:value-type="float" office:value="224" calcext:value-type="float">
            <text:p>22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515]+1" office:value-type="float" office:value="153" calcext:value-type="float">
            <text:p>153</text:p>
          </table:table-cell>
          <table:table-cell table:formula="of:=[.B1515]" office:value-type="float" office:value="2" calcext:value-type="float">
            <text:p>2</text:p>
          </table:table-cell>
          <table:table-cell office:value-type="float" office:value="136.80919168" calcext:value-type="float">
            <text:p>136.80919168</text:p>
          </table:table-cell>
          <table:table-cell office:value-type="float" office:value="130.40386944" calcext:value-type="float">
            <text:p>130.40386944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516]+1" office:value-type="float" office:value="153" calcext:value-type="float">
            <text:p>153</text:p>
          </table:table-cell>
          <table:table-cell table:formula="of:=[.B1516]" office:value-type="float" office:value="3" calcext:value-type="float">
            <text:p>3</text:p>
          </table:table-cell>
          <table:table-cell office:value-type="float" office:value="220.7758464" calcext:value-type="float">
            <text:p>220.7758464</text:p>
          </table:table-cell>
          <table:table-cell office:value-type="float" office:value="104.182328256" calcext:value-type="float">
            <text:p>104.182328256</text:p>
          </table:table-cell>
          <table:table-cell office:value-type="float" office:value="221" calcext:value-type="float">
            <text:p>22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517]+1" office:value-type="float" office:value="153" calcext:value-type="float">
            <text:p>153</text:p>
          </table:table-cell>
          <table:table-cell table:formula="of:=[.B1517]" office:value-type="float" office:value="4" calcext:value-type="float">
            <text:p>4</text:p>
          </table:table-cell>
          <table:table-cell office:value-type="float" office:value="142.64309696" calcext:value-type="float">
            <text:p>142.64309696</text:p>
          </table:table-cell>
          <table:table-cell office:value-type="float" office:value="101.896142688" calcext:value-type="float">
            <text:p>101.896142688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518]+1" office:value-type="float" office:value="153" calcext:value-type="float">
            <text:p>153</text:p>
          </table:table-cell>
          <table:table-cell table:formula="of:=[.B1518]" office:value-type="float" office:value="5" calcext:value-type="float">
            <text:p>5</text:p>
          </table:table-cell>
          <table:table-cell office:value-type="float" office:value="217.4837568" calcext:value-type="float">
            <text:p>217.4837568</text:p>
          </table:table-cell>
          <table:table-cell office:value-type="float" office:value="73.27168704" calcext:value-type="float">
            <text:p>73.27168704</text:p>
          </table:table-cell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519]+1" office:value-type="float" office:value="153" calcext:value-type="float">
            <text:p>153</text:p>
          </table:table-cell>
          <table:table-cell table:formula="of:=[.B1519]" office:value-type="float" office:value="6" calcext:value-type="float">
            <text:p>6</text:p>
          </table:table-cell>
          <table:table-cell office:value-type="float" office:value="146.94163328" calcext:value-type="float">
            <text:p>146.94163328</text:p>
          </table:table-cell>
          <table:table-cell office:value-type="float" office:value="71.3819616" calcext:value-type="float">
            <text:p>71.3819616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520]+1" office:value-type="float" office:value="153" calcext:value-type="float">
            <text:p>153</text:p>
          </table:table-cell>
          <table:table-cell table:formula="of:=[.B1520]" office:value-type="float" office:value="7" calcext:value-type="float">
            <text:p>7</text:p>
          </table:table-cell>
          <table:table-cell office:value-type="float" office:value="204.6674688" calcext:value-type="float">
            <text:p>204.6674688</text:p>
          </table:table-cell>
          <table:table-cell office:value-type="float" office:value="50.7772992" calcext:value-type="float">
            <text:p>50.7772992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521]+1" office:value-type="float" office:value="153" calcext:value-type="float">
            <text:p>153</text:p>
          </table:table-cell>
          <table:table-cell table:formula="of:=[.B1521]" office:value-type="float" office:value="8" calcext:value-type="float">
            <text:p>8</text:p>
          </table:table-cell>
          <table:table-cell office:value-type="float" office:value="160.5681536" calcext:value-type="float">
            <text:p>160.5681536</text:p>
          </table:table-cell>
          <table:table-cell office:value-type="float" office:value="50.46521472" calcext:value-type="float">
            <text:p>50.46521472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522]+1" office:value-type="float" office:value="153" calcext:value-type="float">
            <text:p>153</text:p>
          </table:table-cell>
          <table:table-cell table:formula="of:=[.B1522]" office:value-type="float" office:value="9" calcext:value-type="float">
            <text:p>9</text:p>
          </table:table-cell>
          <table:table-cell office:value-type="float" office:value="199.55422208" calcext:value-type="float">
            <text:p>199.55422208</text:p>
          </table:table-cell>
          <table:table-cell office:value-type="float" office:value="29.9871168" calcext:value-type="float">
            <text:p>29.9871168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523]+1" office:value-type="float" office:value="153" calcext:value-type="float">
            <text:p>153</text:p>
          </table:table-cell>
          <table:table-cell table:formula="of:=[.B1523]" office:value-type="float" office:value="10" calcext:value-type="float">
            <text:p>10</text:p>
          </table:table-cell>
          <table:table-cell office:value-type="float" office:value="162.92087936" calcext:value-type="float">
            <text:p>162.92087936</text:p>
          </table:table-cell>
          <table:table-cell office:value-type="float" office:value="30.504432" calcext:value-type="float">
            <text:p>30.504432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524]+1" office:value-type="float" office:value="154" calcext:value-type="float">
            <text:p>154</text:p>
          </table:table-cell>
          <table:table-cell table:formula="of:=[.B1524]" office:value-type="float" office:value="1" calcext:value-type="float">
            <text:p>1</text:p>
          </table:table-cell>
          <table:table-cell office:value-type="float" office:value="220.1532928" calcext:value-type="float">
            <text:p>220.1532928</text:p>
          </table:table-cell>
          <table:table-cell office:value-type="float" office:value="157.7456544" calcext:value-type="float">
            <text:p>157.7456544</text:p>
          </table:table-cell>
          <table:table-cell office:value-type="float" office:value="221" calcext:value-type="float">
            <text:p>221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table:formula="of:=[.A1525]+1" office:value-type="float" office:value="154" calcext:value-type="float">
            <text:p>154</text:p>
          </table:table-cell>
          <table:table-cell table:formula="of:=[.B1525]" office:value-type="float" office:value="2" calcext:value-type="float">
            <text:p>2</text:p>
          </table:table-cell>
          <table:table-cell office:value-type="float" office:value="132.229459712" calcext:value-type="float">
            <text:p>132.229459712</text:p>
          </table:table-cell>
          <table:table-cell office:value-type="float" office:value="154.5925824" calcext:value-type="float">
            <text:p>154.5925824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formula="of:=[.A1526]+1" office:value-type="float" office:value="154" calcext:value-type="float">
            <text:p>154</text:p>
          </table:table-cell>
          <table:table-cell table:formula="of:=[.B1526]" office:value-type="float" office:value="3" calcext:value-type="float">
            <text:p>3</text:p>
          </table:table-cell>
          <table:table-cell office:value-type="float" office:value="216.85231744" calcext:value-type="float">
            <text:p>216.85231744</text:p>
          </table:table-cell>
          <table:table-cell office:value-type="float" office:value="128.34887712" calcext:value-type="float">
            <text:p>128.34887712</text:p>
          </table:table-cell>
          <table:table-cell office:value-type="float" office:value="217" calcext:value-type="float">
            <text:p>21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527]+1" office:value-type="float" office:value="154" calcext:value-type="float">
            <text:p>154</text:p>
          </table:table-cell>
          <table:table-cell table:formula="of:=[.B1527]" office:value-type="float" office:value="4" calcext:value-type="float">
            <text:p>4</text:p>
          </table:table-cell>
          <table:table-cell office:value-type="float" office:value="137.572781568" calcext:value-type="float">
            <text:p>137.572781568</text:p>
          </table:table-cell>
          <table:table-cell office:value-type="float" office:value="127.366416" calcext:value-type="float">
            <text:p>127.366416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1528]+1" office:value-type="float" office:value="154" calcext:value-type="float">
            <text:p>154</text:p>
          </table:table-cell>
          <table:table-cell table:formula="of:=[.B1528]" office:value-type="float" office:value="5" calcext:value-type="float">
            <text:p>5</text:p>
          </table:table-cell>
          <table:table-cell office:value-type="float" office:value="216.0866944" calcext:value-type="float">
            <text:p>216.0866944</text:p>
          </table:table-cell>
          <table:table-cell office:value-type="float" office:value="96.570696288" calcext:value-type="float">
            <text:p>96.570696288</text:p>
          </table:table-cell>
          <table:table-cell office:value-type="float" office:value="215" calcext:value-type="float">
            <text:p>215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529]+1" office:value-type="float" office:value="154" calcext:value-type="float">
            <text:p>154</text:p>
          </table:table-cell>
          <table:table-cell table:formula="of:=[.B1529]" office:value-type="float" office:value="6" calcext:value-type="float">
            <text:p>6</text:p>
          </table:table-cell>
          <table:table-cell office:value-type="float" office:value="144.57542656" calcext:value-type="float">
            <text:p>144.57542656</text:p>
          </table:table-cell>
          <table:table-cell office:value-type="float" office:value="92.361432576" calcext:value-type="float">
            <text:p>92.361432576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1530]+1" office:value-type="float" office:value="154" calcext:value-type="float">
            <text:p>154</text:p>
          </table:table-cell>
          <table:table-cell table:formula="of:=[.B1530]" office:value-type="float" office:value="7" calcext:value-type="float">
            <text:p>7</text:p>
          </table:table-cell>
          <table:table-cell office:value-type="float" office:value="202.8098304" calcext:value-type="float">
            <text:p>202.8098304</text:p>
          </table:table-cell>
          <table:table-cell office:value-type="float" office:value="73.07073216" calcext:value-type="float">
            <text:p>73.07073216</text:p>
          </table:table-cell>
          <table:table-cell office:value-type="float" office:value="204" calcext:value-type="float">
            <text:p>204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531]+1" office:value-type="float" office:value="154" calcext:value-type="float">
            <text:p>154</text:p>
          </table:table-cell>
          <table:table-cell table:formula="of:=[.B1531]" office:value-type="float" office:value="8" calcext:value-type="float">
            <text:p>8</text:p>
          </table:table-cell>
          <table:table-cell office:value-type="float" office:value="157.95474816" calcext:value-type="float">
            <text:p>157.95474816</text:p>
          </table:table-cell>
          <table:table-cell office:value-type="float" office:value="72.39090432" calcext:value-type="float">
            <text:p>72.39090432</text:p>
          </table:table-cell>
          <table:table-cell office:value-type="float" office:value="161" calcext:value-type="float">
            <text:p>16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532]+1" office:value-type="float" office:value="154" calcext:value-type="float">
            <text:p>154</text:p>
          </table:table-cell>
          <table:table-cell table:formula="of:=[.B1532]" office:value-type="float" office:value="9" calcext:value-type="float">
            <text:p>9</text:p>
          </table:table-cell>
          <table:table-cell office:value-type="float" office:value="196.8782848" calcext:value-type="float">
            <text:p>196.8782848</text:p>
          </table:table-cell>
          <table:table-cell office:value-type="float" office:value="52.34923584" calcext:value-type="float">
            <text:p>52.34923584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533]+1" office:value-type="float" office:value="154" calcext:value-type="float">
            <text:p>154</text:p>
          </table:table-cell>
          <table:table-cell table:formula="of:=[.B1533]" office:value-type="float" office:value="10" calcext:value-type="float">
            <text:p>10</text:p>
          </table:table-cell>
          <table:table-cell office:value-type="float" office:value="163.8064" calcext:value-type="float">
            <text:p>163.8064</text:p>
          </table:table-cell>
          <table:table-cell office:value-type="float" office:value="51.1426944" calcext:value-type="float">
            <text:p>51.1426944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534]+1" office:value-type="float" office:value="155" calcext:value-type="float">
            <text:p>155</text:p>
          </table:table-cell>
          <table:table-cell table:formula="of:=[.B1534]" office:value-type="float" office:value="1" calcext:value-type="float">
            <text:p>1</text:p>
          </table:table-cell>
          <table:table-cell office:value-type="float" office:value="229.1348736" calcext:value-type="float">
            <text:p>229.1348736</text:p>
          </table:table-cell>
          <table:table-cell office:value-type="float" office:value="124.97704128" calcext:value-type="float">
            <text:p>124.97704128</text:p>
          </table:table-cell>
          <table:table-cell office:value-type="float" office:value="233" calcext:value-type="float">
            <text:p>23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535]+1" office:value-type="float" office:value="155" calcext:value-type="float">
            <text:p>155</text:p>
          </table:table-cell>
          <table:table-cell table:formula="of:=[.B1535]" office:value-type="float" office:value="2" calcext:value-type="float">
            <text:p>2</text:p>
          </table:table-cell>
          <table:table-cell office:value-type="float" office:value="135.328594176" calcext:value-type="float">
            <text:p>135.328594176</text:p>
          </table:table-cell>
          <table:table-cell office:value-type="float" office:value="123.3967392" calcext:value-type="float">
            <text:p>123.3967392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1536]+1" office:value-type="float" office:value="155" calcext:value-type="float">
            <text:p>155</text:p>
          </table:table-cell>
          <table:table-cell table:formula="of:=[.B1536]" office:value-type="float" office:value="3" calcext:value-type="float">
            <text:p>3</text:p>
          </table:table-cell>
          <table:table-cell office:value-type="float" office:value="224.41625216" calcext:value-type="float">
            <text:p>224.41625216</text:p>
          </table:table-cell>
          <table:table-cell office:value-type="float" office:value="93.664339584" calcext:value-type="float">
            <text:p>93.664339584</text:p>
          </table:table-cell>
          <table:table-cell office:value-type="float" office:value="229" calcext:value-type="float">
            <text:p>229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537]+1" office:value-type="float" office:value="155" calcext:value-type="float">
            <text:p>155</text:p>
          </table:table-cell>
          <table:table-cell table:formula="of:=[.B1537]" office:value-type="float" office:value="4" calcext:value-type="float">
            <text:p>4</text:p>
          </table:table-cell>
          <table:table-cell office:value-type="float" office:value="140.0293696" calcext:value-type="float">
            <text:p>140.0293696</text:p>
          </table:table-cell>
          <table:table-cell office:value-type="float" office:value="92.016876" calcext:value-type="float">
            <text:p>92.016876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1538]+1" office:value-type="float" office:value="155" calcext:value-type="float">
            <text:p>155</text:p>
          </table:table-cell>
          <table:table-cell table:formula="of:=[.B1538]" office:value-type="float" office:value="5" calcext:value-type="float">
            <text:p>5</text:p>
          </table:table-cell>
          <table:table-cell office:value-type="float" office:value="220.9683328" calcext:value-type="float">
            <text:p>220.9683328</text:p>
          </table:table-cell>
          <table:table-cell office:value-type="float" office:value="61.0944288" calcext:value-type="float">
            <text:p>61.0944288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539]+1" office:value-type="float" office:value="155" calcext:value-type="float">
            <text:p>155</text:p>
          </table:table-cell>
          <table:table-cell table:formula="of:=[.B1539]" office:value-type="float" office:value="6" calcext:value-type="float">
            <text:p>6</text:p>
          </table:table-cell>
          <table:table-cell office:value-type="float" office:value="144.63167616" calcext:value-type="float">
            <text:p>144.63167616</text:p>
          </table:table-cell>
          <table:table-cell office:value-type="float" office:value="59.33731008" calcext:value-type="float">
            <text:p>59.33731008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540]+1" office:value-type="float" office:value="155" calcext:value-type="float">
            <text:p>155</text:p>
          </table:table-cell>
          <table:table-cell table:formula="of:=[.B1540]" office:value-type="float" office:value="7" calcext:value-type="float">
            <text:p>7</text:p>
          </table:table-cell>
          <table:table-cell office:value-type="float" office:value="208.18752" calcext:value-type="float">
            <text:p>208.18752</text:p>
          </table:table-cell>
          <table:table-cell office:value-type="float" office:value="36.814968" calcext:value-type="float">
            <text:p>36.814968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541]+1" office:value-type="float" office:value="155" calcext:value-type="float">
            <text:p>155</text:p>
          </table:table-cell>
          <table:table-cell table:formula="of:=[.B1541]" office:value-type="float" office:value="8" calcext:value-type="float">
            <text:p>8</text:p>
          </table:table-cell>
          <table:table-cell office:value-type="float" office:value="158.46510848" calcext:value-type="float">
            <text:p>158.46510848</text:p>
          </table:table-cell>
          <table:table-cell office:value-type="float" office:value="37.3119504" calcext:value-type="float">
            <text:p>37.3119504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542]+1" office:value-type="float" office:value="155" calcext:value-type="float">
            <text:p>155</text:p>
          </table:table-cell>
          <table:table-cell table:formula="of:=[.B1542]" office:value-type="float" office:value="9" calcext:value-type="float">
            <text:p>9</text:p>
          </table:table-cell>
          <table:table-cell office:value-type="float" office:value="201.4152192" calcext:value-type="float">
            <text:p>201.4152192</text:p>
          </table:table-cell>
          <table:table-cell office:value-type="float" office:value="13.3452864" calcext:value-type="float">
            <text:p>13.3452864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543]+1" office:value-type="float" office:value="155" calcext:value-type="float">
            <text:p>155</text:p>
          </table:table-cell>
          <table:table-cell table:formula="of:=[.B1543]" office:value-type="float" office:value="10" calcext:value-type="float">
            <text:p>10</text:p>
          </table:table-cell>
          <table:table-cell office:value-type="float" office:value="162.51827968" calcext:value-type="float">
            <text:p>162.51827968</text:p>
          </table:table-cell>
          <table:table-cell office:value-type="float" office:value="14.30180736" calcext:value-type="float">
            <text:p>14.30180736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544]+1" office:value-type="float" office:value="156" calcext:value-type="float">
            <text:p>156</text:p>
          </table:table-cell>
          <table:table-cell table:formula="of:=[.B1544]" office:value-type="float" office:value="1" calcext:value-type="float">
            <text:p>1</text:p>
          </table:table-cell>
          <table:table-cell office:value-type="float" office:value="214.869184" calcext:value-type="float">
            <text:p>214.869184</text:p>
          </table:table-cell>
          <table:table-cell office:value-type="float" office:value="135.0488832" calcext:value-type="float">
            <text:p>135.0488832</text:p>
          </table:table-cell>
          <table:table-cell office:value-type="float" office:value="216" calcext:value-type="float">
            <text:p>216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545]+1" office:value-type="float" office:value="156" calcext:value-type="float">
            <text:p>156</text:p>
          </table:table-cell>
          <table:table-cell table:formula="of:=[.B1545]" office:value-type="float" office:value="2" calcext:value-type="float">
            <text:p>2</text:p>
          </table:table-cell>
          <table:table-cell office:value-type="float" office:value="122.78308608" calcext:value-type="float">
            <text:p>122.78308608</text:p>
          </table:table-cell>
          <table:table-cell office:value-type="float" office:value="135.5677872" calcext:value-type="float">
            <text:p>135.5677872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1546]+1" office:value-type="float" office:value="156" calcext:value-type="float">
            <text:p>156</text:p>
          </table:table-cell>
          <table:table-cell table:formula="of:=[.B1546]" office:value-type="float" office:value="3" calcext:value-type="float">
            <text:p>3</text:p>
          </table:table-cell>
          <table:table-cell office:value-type="float" office:value="210.13004288" calcext:value-type="float">
            <text:p>210.13004288</text:p>
          </table:table-cell>
          <table:table-cell office:value-type="float" office:value="104.25832128" calcext:value-type="float">
            <text:p>104.25832128</text:p>
          </table:table-cell>
          <table:table-cell office:value-type="float" office:value="209" calcext:value-type="float">
            <text:p>209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547]+1" office:value-type="float" office:value="156" calcext:value-type="float">
            <text:p>156</text:p>
          </table:table-cell>
          <table:table-cell table:formula="of:=[.B1547]" office:value-type="float" office:value="4" calcext:value-type="float">
            <text:p>4</text:p>
          </table:table-cell>
          <table:table-cell office:value-type="float" office:value="128.1809916544" calcext:value-type="float">
            <text:p>128.1809916544</text:p>
          </table:table-cell>
          <table:table-cell office:value-type="float" office:value="104.62073184" calcext:value-type="float">
            <text:p>104.62073184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548]+1" office:value-type="float" office:value="156" calcext:value-type="float">
            <text:p>156</text:p>
          </table:table-cell>
          <table:table-cell table:formula="of:=[.B1548]" office:value-type="float" office:value="5" calcext:value-type="float">
            <text:p>5</text:p>
          </table:table-cell>
          <table:table-cell office:value-type="float" office:value="206.56851968" calcext:value-type="float">
            <text:p>206.56851968</text:p>
          </table:table-cell>
          <table:table-cell office:value-type="float" office:value="72.85642752" calcext:value-type="float">
            <text:p>72.85642752</text:p>
          </table:table-cell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549]+1" office:value-type="float" office:value="156" calcext:value-type="float">
            <text:p>156</text:p>
          </table:table-cell>
          <table:table-cell table:formula="of:=[.B1549]" office:value-type="float" office:value="6" calcext:value-type="float">
            <text:p>6</text:p>
          </table:table-cell>
          <table:table-cell office:value-type="float" office:value="132.379167616" calcext:value-type="float">
            <text:p>132.379167616</text:p>
          </table:table-cell>
          <table:table-cell office:value-type="float" office:value="72.66836544" calcext:value-type="float">
            <text:p>72.66836544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550]+1" office:value-type="float" office:value="156" calcext:value-type="float">
            <text:p>156</text:p>
          </table:table-cell>
          <table:table-cell table:formula="of:=[.B1550]" office:value-type="float" office:value="7" calcext:value-type="float">
            <text:p>7</text:p>
          </table:table-cell>
          <table:table-cell office:value-type="float" office:value="192.4855296" calcext:value-type="float">
            <text:p>192.4855296</text:p>
          </table:table-cell>
          <table:table-cell office:value-type="float" office:value="48.114744" calcext:value-type="float">
            <text:p>48.114744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551]+1" office:value-type="float" office:value="156" calcext:value-type="float">
            <text:p>156</text:p>
          </table:table-cell>
          <table:table-cell table:formula="of:=[.B1551]" office:value-type="float" office:value="8" calcext:value-type="float">
            <text:p>8</text:p>
          </table:table-cell>
          <table:table-cell office:value-type="float" office:value="145.6415232" calcext:value-type="float">
            <text:p>145.6415232</text:p>
          </table:table-cell>
          <table:table-cell office:value-type="float" office:value="49.6064016" calcext:value-type="float">
            <text:p>49.6064016</text:p>
          </table:table-cell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552]+1" office:value-type="float" office:value="156" calcext:value-type="float">
            <text:p>156</text:p>
          </table:table-cell>
          <table:table-cell table:formula="of:=[.B1552]" office:value-type="float" office:value="9" calcext:value-type="float">
            <text:p>9</text:p>
          </table:table-cell>
          <table:table-cell office:value-type="float" office:value="186.62739584" calcext:value-type="float">
            <text:p>186.62739584</text:p>
          </table:table-cell>
          <table:table-cell office:value-type="float" office:value="25.54359072" calcext:value-type="float">
            <text:p>25.54359072</text:p>
          </table:table-cell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1553]+1" office:value-type="float" office:value="156" calcext:value-type="float">
            <text:p>156</text:p>
          </table:table-cell>
          <table:table-cell table:formula="of:=[.B1553]" office:value-type="float" office:value="10" calcext:value-type="float">
            <text:p>10</text:p>
          </table:table-cell>
          <table:table-cell office:value-type="float" office:value="149.5931008" calcext:value-type="float">
            <text:p>149.5931008</text:p>
          </table:table-cell>
          <table:table-cell office:value-type="float" office:value="27.3091872" calcext:value-type="float">
            <text:p>27.3091872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554]+1" office:value-type="float" office:value="157" calcext:value-type="float">
            <text:p>157</text:p>
          </table:table-cell>
          <table:table-cell table:formula="of:=[.B1554]" office:value-type="float" office:value="1" calcext:value-type="float">
            <text:p>1</text:p>
          </table:table-cell>
          <table:table-cell office:value-type="float" office:value="214.79421952" calcext:value-type="float">
            <text:p>214.79421952</text:p>
          </table:table-cell>
          <table:table-cell office:value-type="float" office:value="137.76579072" calcext:value-type="float">
            <text:p>137.76579072</text:p>
          </table:table-cell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555]+1" office:value-type="float" office:value="157" calcext:value-type="float">
            <text:p>157</text:p>
          </table:table-cell>
          <table:table-cell table:formula="of:=[.B1555]" office:value-type="float" office:value="2" calcext:value-type="float">
            <text:p>2</text:p>
          </table:table-cell>
          <table:table-cell office:value-type="float" office:value="122.88414848" calcext:value-type="float">
            <text:p>122.88414848</text:p>
          </table:table-cell>
          <table:table-cell office:value-type="float" office:value="139.66582464" calcext:value-type="float">
            <text:p>139.66582464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556]+1" office:value-type="float" office:value="157" calcext:value-type="float">
            <text:p>157</text:p>
          </table:table-cell>
          <table:table-cell table:formula="of:=[.B1556]" office:value-type="float" office:value="3" calcext:value-type="float">
            <text:p>3</text:p>
          </table:table-cell>
          <table:table-cell office:value-type="float" office:value="209.791936" calcext:value-type="float">
            <text:p>209.791936</text:p>
          </table:table-cell>
          <table:table-cell office:value-type="float" office:value="108.23677728" calcext:value-type="float">
            <text:p>108.23677728</text:p>
          </table:table-cell>
          <table:table-cell office:value-type="float" office:value="208" calcext:value-type="float">
            <text:p>20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557]+1" office:value-type="float" office:value="157" calcext:value-type="float">
            <text:p>157</text:p>
          </table:table-cell>
          <table:table-cell table:formula="of:=[.B1557]" office:value-type="float" office:value="4" calcext:value-type="float">
            <text:p>4</text:p>
          </table:table-cell>
          <table:table-cell office:value-type="float" office:value="127.7654662144" calcext:value-type="float">
            <text:p>127.7654662144</text:p>
          </table:table-cell>
          <table:table-cell office:value-type="float" office:value="110.36760192" calcext:value-type="float">
            <text:p>110.36760192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558]+1" office:value-type="float" office:value="157" calcext:value-type="float">
            <text:p>157</text:p>
          </table:table-cell>
          <table:table-cell table:formula="of:=[.B1558]" office:value-type="float" office:value="5" calcext:value-type="float">
            <text:p>5</text:p>
          </table:table-cell>
          <table:table-cell office:value-type="float" office:value="204.98051456" calcext:value-type="float">
            <text:p>204.98051456</text:p>
          </table:table-cell>
          <table:table-cell office:value-type="float" office:value="76.74529728" calcext:value-type="float">
            <text:p>76.74529728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559]+1" office:value-type="float" office:value="157" calcext:value-type="float">
            <text:p>157</text:p>
          </table:table-cell>
          <table:table-cell table:formula="of:=[.B1559]" office:value-type="float" office:value="6" calcext:value-type="float">
            <text:p>6</text:p>
          </table:table-cell>
          <table:table-cell office:value-type="float" office:value="130.97648192" calcext:value-type="float">
            <text:p>130.97648192</text:p>
          </table:table-cell>
          <table:table-cell office:value-type="float" office:value="78.20430528" calcext:value-type="float">
            <text:p>78.20430528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560]+1" office:value-type="float" office:value="157" calcext:value-type="float">
            <text:p>157</text:p>
          </table:table-cell>
          <table:table-cell table:formula="of:=[.B1560]" office:value-type="float" office:value="7" calcext:value-type="float">
            <text:p>7</text:p>
          </table:table-cell>
          <table:table-cell office:value-type="float" office:value="190.76112384" calcext:value-type="float">
            <text:p>190.76112384</text:p>
          </table:table-cell>
          <table:table-cell office:value-type="float" office:value="53.1846816" calcext:value-type="float">
            <text:p>53.1846816</text:p>
          </table:table-cell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561]+1" office:value-type="float" office:value="157" calcext:value-type="float">
            <text:p>157</text:p>
          </table:table-cell>
          <table:table-cell table:formula="of:=[.B1561]" office:value-type="float" office:value="8" calcext:value-type="float">
            <text:p>8</text:p>
          </table:table-cell>
          <table:table-cell office:value-type="float" office:value="144.70095872" calcext:value-type="float">
            <text:p>144.70095872</text:p>
          </table:table-cell>
          <table:table-cell office:value-type="float" office:value="55.168536" calcext:value-type="float">
            <text:p>55.168536</text:p>
          </table:table-cell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562]+1" office:value-type="float" office:value="157" calcext:value-type="float">
            <text:p>157</text:p>
          </table:table-cell>
          <table:table-cell table:formula="of:=[.B1562]" office:value-type="float" office:value="9" calcext:value-type="float">
            <text:p>9</text:p>
          </table:table-cell>
          <table:table-cell office:value-type="float" office:value="185.0431232" calcext:value-type="float">
            <text:p>185.0431232</text:p>
          </table:table-cell>
          <table:table-cell office:value-type="float" office:value="30.90440928" calcext:value-type="float">
            <text:p>30.90440928</text:p>
          </table:table-cell>
          <table:table-cell office:value-type="float" office:value="181" calcext:value-type="float">
            <text:p>18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563]+1" office:value-type="float" office:value="157" calcext:value-type="float">
            <text:p>157</text:p>
          </table:table-cell>
          <table:table-cell table:formula="of:=[.B1563]" office:value-type="float" office:value="10" calcext:value-type="float">
            <text:p>10</text:p>
          </table:table-cell>
          <table:table-cell office:value-type="float" office:value="146.506112" calcext:value-type="float">
            <text:p>146.506112</text:p>
          </table:table-cell>
          <table:table-cell office:value-type="float" office:value="32.6194848" calcext:value-type="float">
            <text:p>32.6194848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564]+1" office:value-type="float" office:value="158" calcext:value-type="float">
            <text:p>158</text:p>
          </table:table-cell>
          <table:table-cell table:formula="of:=[.B1564]" office:value-type="float" office:value="1" calcext:value-type="float">
            <text:p>1</text:p>
          </table:table-cell>
          <table:table-cell office:value-type="float" office:value="227.9328768" calcext:value-type="float">
            <text:p>227.9328768</text:p>
          </table:table-cell>
          <table:table-cell office:value-type="float" office:value="124.20687072" calcext:value-type="float">
            <text:p>124.20687072</text:p>
          </table:table-cell>
          <table:table-cell office:value-type="float" office:value="229" calcext:value-type="float">
            <text:p>229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565]+1" office:value-type="float" office:value="158" calcext:value-type="float">
            <text:p>158</text:p>
          </table:table-cell>
          <table:table-cell table:formula="of:=[.B1565]" office:value-type="float" office:value="2" calcext:value-type="float">
            <text:p>2</text:p>
          </table:table-cell>
          <table:table-cell office:value-type="float" office:value="136.48129664" calcext:value-type="float">
            <text:p>136.48129664</text:p>
          </table:table-cell>
          <table:table-cell office:value-type="float" office:value="125.92174272" calcext:value-type="float">
            <text:p>125.92174272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566]+1" office:value-type="float" office:value="158" calcext:value-type="float">
            <text:p>158</text:p>
          </table:table-cell>
          <table:table-cell table:formula="of:=[.B1566]" office:value-type="float" office:value="3" calcext:value-type="float">
            <text:p>3</text:p>
          </table:table-cell>
          <table:table-cell office:value-type="float" office:value="222.00025216" calcext:value-type="float">
            <text:p>222.00025216</text:p>
          </table:table-cell>
          <table:table-cell office:value-type="float" office:value="94.846740288" calcext:value-type="float">
            <text:p>94.846740288</text:p>
          </table:table-cell>
          <table:table-cell office:value-type="float" office:value="223" calcext:value-type="float">
            <text:p>223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567]+1" office:value-type="float" office:value="158" calcext:value-type="float">
            <text:p>158</text:p>
          </table:table-cell>
          <table:table-cell table:formula="of:=[.B1567]" office:value-type="float" office:value="4" calcext:value-type="float">
            <text:p>4</text:p>
          </table:table-cell>
          <table:table-cell office:value-type="float" office:value="141.00674432" calcext:value-type="float">
            <text:p>141.00674432</text:p>
          </table:table-cell>
          <table:table-cell office:value-type="float" office:value="95.3749651872" calcext:value-type="float">
            <text:p>95.3749651872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568]+1" office:value-type="float" office:value="158" calcext:value-type="float">
            <text:p>158</text:p>
          </table:table-cell>
          <table:table-cell table:formula="of:=[.B1568]" office:value-type="float" office:value="5" calcext:value-type="float">
            <text:p>5</text:p>
          </table:table-cell>
          <table:table-cell office:value-type="float" office:value="216.3995008" calcext:value-type="float">
            <text:p>216.3995008</text:p>
          </table:table-cell>
          <table:table-cell office:value-type="float" office:value="63.18200352" calcext:value-type="float">
            <text:p>63.18200352</text:p>
          </table:table-cell>
          <table:table-cell office:value-type="float" office:value="218" calcext:value-type="float">
            <text:p>21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569]+1" office:value-type="float" office:value="158" calcext:value-type="float">
            <text:p>158</text:p>
          </table:table-cell>
          <table:table-cell table:formula="of:=[.B1569]" office:value-type="float" office:value="6" calcext:value-type="float">
            <text:p>6</text:p>
          </table:table-cell>
          <table:table-cell office:value-type="float" office:value="143.913317632" calcext:value-type="float">
            <text:p>143.913317632</text:p>
          </table:table-cell>
          <table:table-cell office:value-type="float" office:value="65.06892288" calcext:value-type="float">
            <text:p>65.06892288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570]+1" office:value-type="float" office:value="158" calcext:value-type="float">
            <text:p>158</text:p>
          </table:table-cell>
          <table:table-cell table:formula="of:=[.B1570]" office:value-type="float" office:value="7" calcext:value-type="float">
            <text:p>7</text:p>
          </table:table-cell>
          <table:table-cell office:value-type="float" office:value="203.234304" calcext:value-type="float">
            <text:p>203.234304</text:p>
          </table:table-cell>
          <table:table-cell office:value-type="float" office:value="41.02280064" calcext:value-type="float">
            <text:p>41.02280064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571]+1" office:value-type="float" office:value="158" calcext:value-type="float">
            <text:p>158</text:p>
          </table:table-cell>
          <table:table-cell table:formula="of:=[.B1571]" office:value-type="float" office:value="8" calcext:value-type="float">
            <text:p>8</text:p>
          </table:table-cell>
          <table:table-cell office:value-type="float" office:value="157.04833024" calcext:value-type="float">
            <text:p>157.04833024</text:p>
          </table:table-cell>
          <table:table-cell office:value-type="float" office:value="42.45725472" calcext:value-type="float">
            <text:p>42.45725472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572]+1" office:value-type="float" office:value="158" calcext:value-type="float">
            <text:p>158</text:p>
          </table:table-cell>
          <table:table-cell table:formula="of:=[.B1572]" office:value-type="float" office:value="9" calcext:value-type="float">
            <text:p>9</text:p>
          </table:table-cell>
          <table:table-cell office:value-type="float" office:value="197.21405056" calcext:value-type="float">
            <text:p>197.21405056</text:p>
          </table:table-cell>
          <table:table-cell office:value-type="float" office:value="18.86859552" calcext:value-type="float">
            <text:p>18.86859552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573]+1" office:value-type="float" office:value="158" calcext:value-type="float">
            <text:p>158</text:p>
          </table:table-cell>
          <table:table-cell table:formula="of:=[.B1573]" office:value-type="float" office:value="10" calcext:value-type="float">
            <text:p>10</text:p>
          </table:table-cell>
          <table:table-cell office:value-type="float" office:value="160.18814464" calcext:value-type="float">
            <text:p>160.18814464</text:p>
          </table:table-cell>
          <table:table-cell office:value-type="float" office:value="21.12596544" calcext:value-type="float">
            <text:p>21.12596544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1574]+1" office:value-type="float" office:value="159" calcext:value-type="float">
            <text:p>159</text:p>
          </table:table-cell>
          <table:table-cell table:formula="of:=[.B1574]" office:value-type="float" office:value="1" calcext:value-type="float">
            <text:p>1</text:p>
          </table:table-cell>
          <table:table-cell office:value-type="float" office:value="225.91235328" calcext:value-type="float">
            <text:p>225.91235328</text:p>
          </table:table-cell>
          <table:table-cell office:value-type="float" office:value="143.718936" calcext:value-type="float">
            <text:p>143.718936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575]+1" office:value-type="float" office:value="159" calcext:value-type="float">
            <text:p>159</text:p>
          </table:table-cell>
          <table:table-cell table:formula="of:=[.B1575]" office:value-type="float" office:value="2" calcext:value-type="float">
            <text:p>2</text:p>
          </table:table-cell>
          <table:table-cell office:value-type="float" office:value="135.90302272" calcext:value-type="float">
            <text:p>135.90302272</text:p>
          </table:table-cell>
          <table:table-cell office:value-type="float" office:value="139.5648864" calcext:value-type="float">
            <text:p>139.5648864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576]+1" office:value-type="float" office:value="159" calcext:value-type="float">
            <text:p>159</text:p>
          </table:table-cell>
          <table:table-cell table:formula="of:=[.B1576]" office:value-type="float" office:value="3" calcext:value-type="float">
            <text:p>3</text:p>
          </table:table-cell>
          <table:table-cell office:value-type="float" office:value="222.48615296" calcext:value-type="float">
            <text:p>222.48615296</text:p>
          </table:table-cell>
          <table:table-cell office:value-type="float" office:value="113.80541856" calcext:value-type="float">
            <text:p>113.80541856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1577]+1" office:value-type="float" office:value="159" calcext:value-type="float">
            <text:p>159</text:p>
          </table:table-cell>
          <table:table-cell table:formula="of:=[.B1577]" office:value-type="float" office:value="4" calcext:value-type="float">
            <text:p>4</text:p>
          </table:table-cell>
          <table:table-cell office:value-type="float" office:value="143.21045504" calcext:value-type="float">
            <text:p>143.21045504</text:p>
          </table:table-cell>
          <table:table-cell office:value-type="float" office:value="110.36800608" calcext:value-type="float">
            <text:p>110.3680060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1578]+1" office:value-type="float" office:value="159" calcext:value-type="float">
            <text:p>159</text:p>
          </table:table-cell>
          <table:table-cell table:formula="of:=[.B1578]" office:value-type="float" office:value="5" calcext:value-type="float">
            <text:p>5</text:p>
          </table:table-cell>
          <table:table-cell office:value-type="float" office:value="220.03150976" calcext:value-type="float">
            <text:p>220.03150976</text:p>
          </table:table-cell>
          <table:table-cell office:value-type="float" office:value="84.198256704" calcext:value-type="float">
            <text:p>84.198256704</text:p>
          </table:table-cell>
          <table:table-cell office:value-type="float" office:value="221" calcext:value-type="float">
            <text:p>22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579]+1" office:value-type="float" office:value="159" calcext:value-type="float">
            <text:p>159</text:p>
          </table:table-cell>
          <table:table-cell table:formula="of:=[.B1579]" office:value-type="float" office:value="6" calcext:value-type="float">
            <text:p>6</text:p>
          </table:table-cell>
          <table:table-cell office:value-type="float" office:value="147.4231168" calcext:value-type="float">
            <text:p>147.4231168</text:p>
          </table:table-cell>
          <table:table-cell office:value-type="float" office:value="81.19588128" calcext:value-type="float">
            <text:p>81.19588128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580]+1" office:value-type="float" office:value="159" calcext:value-type="float">
            <text:p>159</text:p>
          </table:table-cell>
          <table:table-cell table:formula="of:=[.B1580]" office:value-type="float" office:value="7" calcext:value-type="float">
            <text:p>7</text:p>
          </table:table-cell>
          <table:table-cell office:value-type="float" office:value="206.993344" calcext:value-type="float">
            <text:p>206.993344</text:p>
          </table:table-cell>
          <table:table-cell office:value-type="float" office:value="60.37662528" calcext:value-type="float">
            <text:p>60.37662528</text:p>
          </table:table-cell>
          <table:table-cell office:value-type="float" office:value="209" calcext:value-type="float">
            <text:p>209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581]+1" office:value-type="float" office:value="159" calcext:value-type="float">
            <text:p>159</text:p>
          </table:table-cell>
          <table:table-cell table:formula="of:=[.B1581]" office:value-type="float" office:value="8" calcext:value-type="float">
            <text:p>8</text:p>
          </table:table-cell>
          <table:table-cell office:value-type="float" office:value="161.68025216" calcext:value-type="float">
            <text:p>161.68025216</text:p>
          </table:table-cell>
          <table:table-cell office:value-type="float" office:value="58.7562048" calcext:value-type="float">
            <text:p>58.7562048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582]+1" office:value-type="float" office:value="159" calcext:value-type="float">
            <text:p>159</text:p>
          </table:table-cell>
          <table:table-cell table:formula="of:=[.B1582]" office:value-type="float" office:value="9" calcext:value-type="float">
            <text:p>9</text:p>
          </table:table-cell>
          <table:table-cell office:value-type="float" office:value="202.332032" calcext:value-type="float">
            <text:p>202.332032</text:p>
          </table:table-cell>
          <table:table-cell office:value-type="float" office:value="40.4372448" calcext:value-type="float">
            <text:p>40.4372448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583]+1" office:value-type="float" office:value="159" calcext:value-type="float">
            <text:p>159</text:p>
          </table:table-cell>
          <table:table-cell table:formula="of:=[.B1583]" office:value-type="float" office:value="10" calcext:value-type="float">
            <text:p>10</text:p>
          </table:table-cell>
          <table:table-cell office:value-type="float" office:value="165.37565952" calcext:value-type="float">
            <text:p>165.37565952</text:p>
          </table:table-cell>
          <table:table-cell office:value-type="float" office:value="39.8733216" calcext:value-type="float">
            <text:p>39.8733216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584]+1" office:value-type="float" office:value="160" calcext:value-type="float">
            <text:p>160</text:p>
          </table:table-cell>
          <table:table-cell table:formula="of:=[.B1584]" office:value-type="float" office:value="1" calcext:value-type="float">
            <text:p>1</text:p>
          </table:table-cell>
          <table:table-cell office:value-type="float" office:value="221.5860288" calcext:value-type="float">
            <text:p>221.5860288</text:p>
          </table:table-cell>
          <table:table-cell office:value-type="float" office:value="139.11129024" calcext:value-type="float">
            <text:p>139.11129024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585]+1" office:value-type="float" office:value="160" calcext:value-type="float">
            <text:p>160</text:p>
          </table:table-cell>
          <table:table-cell table:formula="of:=[.B1585]" office:value-type="float" office:value="2" calcext:value-type="float">
            <text:p>2</text:p>
          </table:table-cell>
          <table:table-cell office:value-type="float" office:value="135.12222208" calcext:value-type="float">
            <text:p>135.12222208</text:p>
          </table:table-cell>
          <table:table-cell office:value-type="float" office:value="135.757392" calcext:value-type="float">
            <text:p>135.757392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1586]+1" office:value-type="float" office:value="160" calcext:value-type="float">
            <text:p>160</text:p>
          </table:table-cell>
          <table:table-cell table:formula="of:=[.B1586]" office:value-type="float" office:value="3" calcext:value-type="float">
            <text:p>3</text:p>
          </table:table-cell>
          <table:table-cell office:value-type="float" office:value="218.450688" calcext:value-type="float">
            <text:p>218.450688</text:p>
          </table:table-cell>
          <table:table-cell office:value-type="float" office:value="109.62476928" calcext:value-type="float">
            <text:p>109.62476928</text:p>
          </table:table-cell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587]+1" office:value-type="float" office:value="160" calcext:value-type="float">
            <text:p>160</text:p>
          </table:table-cell>
          <table:table-cell table:formula="of:=[.B1587]" office:value-type="float" office:value="4" calcext:value-type="float">
            <text:p>4</text:p>
          </table:table-cell>
          <table:table-cell office:value-type="float" office:value="140.73595712" calcext:value-type="float">
            <text:p>140.73595712</text:p>
          </table:table-cell>
          <table:table-cell office:value-type="float" office:value="106.7785656" calcext:value-type="float">
            <text:p>106.7785656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1588]+1" office:value-type="float" office:value="160" calcext:value-type="float">
            <text:p>160</text:p>
          </table:table-cell>
          <table:table-cell table:formula="of:=[.B1588]" office:value-type="float" office:value="5" calcext:value-type="float">
            <text:p>5</text:p>
          </table:table-cell>
          <table:table-cell office:value-type="float" office:value="215.541664" calcext:value-type="float">
            <text:p>215.541664</text:p>
          </table:table-cell>
          <table:table-cell office:value-type="float" office:value="77.96617152" calcext:value-type="float">
            <text:p>77.96617152</text:p>
          </table:table-cell>
          <table:table-cell office:value-type="float" office:value="215" calcext:value-type="float">
            <text:p>21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589]+1" office:value-type="float" office:value="160" calcext:value-type="float">
            <text:p>160</text:p>
          </table:table-cell>
          <table:table-cell table:formula="of:=[.B1589]" office:value-type="float" office:value="6" calcext:value-type="float">
            <text:p>6</text:p>
          </table:table-cell>
          <table:table-cell office:value-type="float" office:value="145.97214336" calcext:value-type="float">
            <text:p>145.97214336</text:p>
          </table:table-cell>
          <table:table-cell office:value-type="float" office:value="74.99962848" calcext:value-type="float">
            <text:p>74.99962848</text:p>
          </table:table-cell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1590]+1" office:value-type="float" office:value="160" calcext:value-type="float">
            <text:p>160</text:p>
          </table:table-cell>
          <table:table-cell table:formula="of:=[.B1590]" office:value-type="float" office:value="7" calcext:value-type="float">
            <text:p>7</text:p>
          </table:table-cell>
          <table:table-cell office:value-type="float" office:value="203.50405888" calcext:value-type="float">
            <text:p>203.50405888</text:p>
          </table:table-cell>
          <table:table-cell office:value-type="float" office:value="53.91857856" calcext:value-type="float">
            <text:p>53.91857856</text:p>
          </table:table-cell>
          <table:table-cell office:value-type="float" office:value="203" calcext:value-type="float">
            <text:p>203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591]+1" office:value-type="float" office:value="160" calcext:value-type="float">
            <text:p>160</text:p>
          </table:table-cell>
          <table:table-cell table:formula="of:=[.B1591]" office:value-type="float" office:value="8" calcext:value-type="float">
            <text:p>8</text:p>
          </table:table-cell>
          <table:table-cell office:value-type="float" office:value="159.00456832" calcext:value-type="float">
            <text:p>159.00456832</text:p>
          </table:table-cell>
          <table:table-cell office:value-type="float" office:value="53.47633248" calcext:value-type="float">
            <text:p>53.47633248</text:p>
          </table:table-cell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592]+1" office:value-type="float" office:value="160" calcext:value-type="float">
            <text:p>160</text:p>
          </table:table-cell>
          <table:table-cell table:formula="of:=[.B1592]" office:value-type="float" office:value="9" calcext:value-type="float">
            <text:p>9</text:p>
          </table:table-cell>
          <table:table-cell office:value-type="float" office:value="199.0383232" calcext:value-type="float">
            <text:p>199.0383232</text:p>
          </table:table-cell>
          <table:table-cell office:value-type="float" office:value="32.455344" calcext:value-type="float">
            <text:p>32.455344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593]+1" office:value-type="float" office:value="160" calcext:value-type="float">
            <text:p>160</text:p>
          </table:table-cell>
          <table:table-cell table:formula="of:=[.B1593]" office:value-type="float" office:value="10" calcext:value-type="float">
            <text:p>10</text:p>
          </table:table-cell>
          <table:table-cell office:value-type="float" office:value="163.40217216" calcext:value-type="float">
            <text:p>163.40217216</text:p>
          </table:table-cell>
          <table:table-cell office:value-type="float" office:value="32.5801632" calcext:value-type="float">
            <text:p>32.5801632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594]+1" office:value-type="float" office:value="161" calcext:value-type="float">
            <text:p>161</text:p>
          </table:table-cell>
          <table:table-cell table:formula="of:=[.B1594]" office:value-type="float" office:value="1" calcext:value-type="float">
            <text:p>1</text:p>
          </table:table-cell>
          <table:table-cell office:value-type="float" office:value="207.5205248" calcext:value-type="float">
            <text:p>207.5205248</text:p>
          </table:table-cell>
          <table:table-cell office:value-type="float" office:value="140.84643168" calcext:value-type="float">
            <text:p>140.84643168</text:p>
          </table:table-cell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595]+1" office:value-type="float" office:value="161" calcext:value-type="float">
            <text:p>161</text:p>
          </table:table-cell>
          <table:table-cell table:formula="of:=[.B1595]" office:value-type="float" office:value="2" calcext:value-type="float">
            <text:p>2</text:p>
          </table:table-cell>
          <table:table-cell office:value-type="float" office:value="118.21701248" calcext:value-type="float">
            <text:p>118.21701248</text:p>
          </table:table-cell>
          <table:table-cell office:value-type="float" office:value="143.48105088" calcext:value-type="float">
            <text:p>143.4810508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1596]+1" office:value-type="float" office:value="161" calcext:value-type="float">
            <text:p>161</text:p>
          </table:table-cell>
          <table:table-cell table:formula="of:=[.B1596]" office:value-type="float" office:value="3" calcext:value-type="float">
            <text:p>3</text:p>
          </table:table-cell>
          <table:table-cell office:value-type="float" office:value="201.8411264" calcext:value-type="float">
            <text:p>201.8411264</text:p>
          </table:table-cell>
          <table:table-cell office:value-type="float" office:value="112.41620352" calcext:value-type="float">
            <text:p>112.41620352</text:p>
          </table:table-cell>
          <table:table-cell office:value-type="float" office:value="205" calcext:value-type="float">
            <text:p>205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1597]+1" office:value-type="float" office:value="161" calcext:value-type="float">
            <text:p>161</text:p>
          </table:table-cell>
          <table:table-cell table:formula="of:=[.B1597]" office:value-type="float" office:value="4" calcext:value-type="float">
            <text:p>4</text:p>
          </table:table-cell>
          <table:table-cell office:value-type="float" office:value="123.304163456" calcext:value-type="float">
            <text:p>123.304163456</text:p>
          </table:table-cell>
          <table:table-cell office:value-type="float" office:value="114.8790864" calcext:value-type="float">
            <text:p>114.8790864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598]+1" office:value-type="float" office:value="161" calcext:value-type="float">
            <text:p>161</text:p>
          </table:table-cell>
          <table:table-cell table:formula="of:=[.B1598]" office:value-type="float" office:value="5" calcext:value-type="float">
            <text:p>5</text:p>
          </table:table-cell>
          <table:table-cell office:value-type="float" office:value="195.6486272" calcext:value-type="float">
            <text:p>195.6486272</text:p>
          </table:table-cell>
          <table:table-cell office:value-type="float" office:value="81.04050624" calcext:value-type="float">
            <text:p>81.04050624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1599]+1" office:value-type="float" office:value="161" calcext:value-type="float">
            <text:p>161</text:p>
          </table:table-cell>
          <table:table-cell table:formula="of:=[.B1599]" office:value-type="float" office:value="6" calcext:value-type="float">
            <text:p>6</text:p>
          </table:table-cell>
          <table:table-cell office:value-type="float" office:value="126.447631872" calcext:value-type="float">
            <text:p>126.447631872</text:p>
          </table:table-cell>
          <table:table-cell office:value-type="float" office:value="82.2471936" calcext:value-type="float">
            <text:p>82.247193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600]+1" office:value-type="float" office:value="161" calcext:value-type="float">
            <text:p>161</text:p>
          </table:table-cell>
          <table:table-cell table:formula="of:=[.B1600]" office:value-type="float" office:value="7" calcext:value-type="float">
            <text:p>7</text:p>
          </table:table-cell>
          <table:table-cell office:value-type="float" office:value="183.30580096" calcext:value-type="float">
            <text:p>183.30580096</text:p>
          </table:table-cell>
          <table:table-cell office:value-type="float" office:value="58.1522592" calcext:value-type="float">
            <text:p>58.1522592</text:p>
          </table:table-cell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601]+1" office:value-type="float" office:value="161" calcext:value-type="float">
            <text:p>161</text:p>
          </table:table-cell>
          <table:table-cell table:formula="of:=[.B1601]" office:value-type="float" office:value="8" calcext:value-type="float">
            <text:p>8</text:p>
          </table:table-cell>
          <table:table-cell office:value-type="float" office:value="138.087442432" calcext:value-type="float">
            <text:p>138.087442432</text:p>
          </table:table-cell>
          <table:table-cell office:value-type="float" office:value="59.801856" calcext:value-type="float">
            <text:p>59.801856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602]+1" office:value-type="float" office:value="161" calcext:value-type="float">
            <text:p>161</text:p>
          </table:table-cell>
          <table:table-cell table:formula="of:=[.B1602]" office:value-type="float" office:value="9" calcext:value-type="float">
            <text:p>9</text:p>
          </table:table-cell>
          <table:table-cell office:value-type="float" office:value="177.06836736" calcext:value-type="float">
            <text:p>177.06836736</text:p>
          </table:table-cell>
          <table:table-cell office:value-type="float" office:value="36.74000928" calcext:value-type="float">
            <text:p>36.74000928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603]+1" office:value-type="float" office:value="161" calcext:value-type="float">
            <text:p>161</text:p>
          </table:table-cell>
          <table:table-cell table:formula="of:=[.B1603]" office:value-type="float" office:value="10" calcext:value-type="float">
            <text:p>10</text:p>
          </table:table-cell>
          <table:table-cell office:value-type="float" office:value="140.70073792" calcext:value-type="float">
            <text:p>140.70073792</text:p>
          </table:table-cell>
          <table:table-cell office:value-type="float" office:value="39.3311136" calcext:value-type="float">
            <text:p>39.3311136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604]+1" office:value-type="float" office:value="162" calcext:value-type="float">
            <text:p>162</text:p>
          </table:table-cell>
          <table:table-cell table:formula="of:=[.B1604]" office:value-type="float" office:value="1" calcext:value-type="float">
            <text:p>1</text:p>
          </table:table-cell>
          <table:table-cell office:value-type="float" office:value="213.8763008" calcext:value-type="float">
            <text:p>213.8763008</text:p>
          </table:table-cell>
          <table:table-cell office:value-type="float" office:value="132.25267968" calcext:value-type="float">
            <text:p>132.25267968</text:p>
          </table:table-cell>
          <table:table-cell office:value-type="float" office:value="217" calcext:value-type="float">
            <text:p>217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605]+1" office:value-type="float" office:value="162" calcext:value-type="float">
            <text:p>162</text:p>
          </table:table-cell>
          <table:table-cell table:formula="of:=[.B1605]" office:value-type="float" office:value="2" calcext:value-type="float">
            <text:p>2</text:p>
          </table:table-cell>
          <table:table-cell office:value-type="float" office:value="123.090395392" calcext:value-type="float">
            <text:p>123.090395392</text:p>
          </table:table-cell>
          <table:table-cell office:value-type="float" office:value="139.4356272" calcext:value-type="float">
            <text:p>139.4356272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606]+1" office:value-type="float" office:value="162" calcext:value-type="float">
            <text:p>162</text:p>
          </table:table-cell>
          <table:table-cell table:formula="of:=[.B1606]" office:value-type="float" office:value="3" calcext:value-type="float">
            <text:p>3</text:p>
          </table:table-cell>
          <table:table-cell office:value-type="float" office:value="206.37477888" calcext:value-type="float">
            <text:p>206.37477888</text:p>
          </table:table-cell>
          <table:table-cell office:value-type="float" office:value="103.256977536" calcext:value-type="float">
            <text:p>103.256977536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607]+1" office:value-type="float" office:value="162" calcext:value-type="float">
            <text:p>162</text:p>
          </table:table-cell>
          <table:table-cell table:formula="of:=[.B1607]" office:value-type="float" office:value="4" calcext:value-type="float">
            <text:p>4</text:p>
          </table:table-cell>
          <table:table-cell office:value-type="float" office:value="125.949651456" calcext:value-type="float">
            <text:p>125.949651456</text:p>
          </table:table-cell>
          <table:table-cell office:value-type="float" office:value="109.8977232" calcext:value-type="float">
            <text:p>109.8977232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608]+1" office:value-type="float" office:value="162" calcext:value-type="float">
            <text:p>162</text:p>
          </table:table-cell>
          <table:table-cell table:formula="of:=[.B1608]" office:value-type="float" office:value="5" calcext:value-type="float">
            <text:p>5</text:p>
          </table:table-cell>
          <table:table-cell office:value-type="float" office:value="199.08960768" calcext:value-type="float">
            <text:p>199.08960768</text:p>
          </table:table-cell>
          <table:table-cell office:value-type="float" office:value="71.32361664" calcext:value-type="float">
            <text:p>71.32361664</text:p>
          </table:table-cell>
          <table:table-cell office:value-type="float" office:value="199" calcext:value-type="float">
            <text:p>199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609]+1" office:value-type="float" office:value="162" calcext:value-type="float">
            <text:p>162</text:p>
          </table:table-cell>
          <table:table-cell table:formula="of:=[.B1609]" office:value-type="float" office:value="6" calcext:value-type="float">
            <text:p>6</text:p>
          </table:table-cell>
          <table:table-cell office:value-type="float" office:value="127.4115138048" calcext:value-type="float">
            <text:p>127.4115138048</text:p>
          </table:table-cell>
          <table:table-cell office:value-type="float" office:value="77.19351648" calcext:value-type="float">
            <text:p>77.19351648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610]+1" office:value-type="float" office:value="162" calcext:value-type="float">
            <text:p>162</text:p>
          </table:table-cell>
          <table:table-cell table:formula="of:=[.B1610]" office:value-type="float" office:value="7" calcext:value-type="float">
            <text:p>7</text:p>
          </table:table-cell>
          <table:table-cell office:value-type="float" office:value="183.94891008" calcext:value-type="float">
            <text:p>183.94891008</text:p>
          </table:table-cell>
          <table:table-cell office:value-type="float" office:value="48.23232384" calcext:value-type="float">
            <text:p>48.23232384</text:p>
          </table:table-cell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611]+1" office:value-type="float" office:value="162" calcext:value-type="float">
            <text:p>162</text:p>
          </table:table-cell>
          <table:table-cell table:formula="of:=[.B1611]" office:value-type="float" office:value="8" calcext:value-type="float">
            <text:p>8</text:p>
          </table:table-cell>
          <table:table-cell office:value-type="float" office:value="138.54946176" calcext:value-type="float">
            <text:p>138.54946176</text:p>
          </table:table-cell>
          <table:table-cell office:value-type="float" office:value="53.2160256" calcext:value-type="float">
            <text:p>53.2160256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612]+1" office:value-type="float" office:value="162" calcext:value-type="float">
            <text:p>162</text:p>
          </table:table-cell>
          <table:table-cell table:formula="of:=[.B1612]" office:value-type="float" office:value="9" calcext:value-type="float">
            <text:p>9</text:p>
          </table:table-cell>
          <table:table-cell office:value-type="float" office:value="176.8219456" calcext:value-type="float">
            <text:p>176.8219456</text:p>
          </table:table-cell>
          <table:table-cell office:value-type="float" office:value="27.332256" calcext:value-type="float">
            <text:p>27.332256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613]+1" office:value-type="float" office:value="162" calcext:value-type="float">
            <text:p>162</text:p>
          </table:table-cell>
          <table:table-cell table:formula="of:=[.B1613]" office:value-type="float" office:value="10" calcext:value-type="float">
            <text:p>10</text:p>
          </table:table-cell>
          <table:table-cell office:value-type="float" office:value="139.20305024" calcext:value-type="float">
            <text:p>139.20305024</text:p>
          </table:table-cell>
          <table:table-cell office:value-type="float" office:value="31.16498592" calcext:value-type="float">
            <text:p>31.16498592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614]+1" office:value-type="float" office:value="163" calcext:value-type="float">
            <text:p>163</text:p>
          </table:table-cell>
          <table:table-cell table:formula="of:=[.B1614]" office:value-type="float" office:value="1" calcext:value-type="float">
            <text:p>1</text:p>
          </table:table-cell>
          <table:table-cell office:value-type="float" office:value="219.8322752" calcext:value-type="float">
            <text:p>219.8322752</text:p>
          </table:table-cell>
          <table:table-cell office:value-type="float" office:value="143.74398144" calcext:value-type="float">
            <text:p>143.74398144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1615]+1" office:value-type="float" office:value="163" calcext:value-type="float">
            <text:p>163</text:p>
          </table:table-cell>
          <table:table-cell table:formula="of:=[.B1615]" office:value-type="float" office:value="2" calcext:value-type="float">
            <text:p>2</text:p>
          </table:table-cell>
          <table:table-cell office:value-type="float" office:value="127.027956736" calcext:value-type="float">
            <text:p>127.027956736</text:p>
          </table:table-cell>
          <table:table-cell office:value-type="float" office:value="137.18174784" calcext:value-type="float">
            <text:p>137.1817478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616]+1" office:value-type="float" office:value="163" calcext:value-type="float">
            <text:p>163</text:p>
          </table:table-cell>
          <table:table-cell table:formula="of:=[.B1616]" office:value-type="float" office:value="3" calcext:value-type="float">
            <text:p>3</text:p>
          </table:table-cell>
          <table:table-cell office:value-type="float" office:value="217.29979648" calcext:value-type="float">
            <text:p>217.29979648</text:p>
          </table:table-cell>
          <table:table-cell office:value-type="float" office:value="113.32552224" calcext:value-type="float">
            <text:p>113.32552224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617]+1" office:value-type="float" office:value="163" calcext:value-type="float">
            <text:p>163</text:p>
          </table:table-cell>
          <table:table-cell table:formula="of:=[.B1617]" office:value-type="float" office:value="4" calcext:value-type="float">
            <text:p>4</text:p>
          </table:table-cell>
          <table:table-cell office:value-type="float" office:value="134.645793024" calcext:value-type="float">
            <text:p>134.645793024</text:p>
          </table:table-cell>
          <table:table-cell office:value-type="float" office:value="107.39131008" calcext:value-type="float">
            <text:p>107.39131008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618]+1" office:value-type="float" office:value="163" calcext:value-type="float">
            <text:p>163</text:p>
          </table:table-cell>
          <table:table-cell table:formula="of:=[.B1618]" office:value-type="float" office:value="5" calcext:value-type="float">
            <text:p>5</text:p>
          </table:table-cell>
          <table:table-cell office:value-type="float" office:value="215.05436672" calcext:value-type="float">
            <text:p>215.05436672</text:p>
          </table:table-cell>
          <table:table-cell office:value-type="float" office:value="81.70396032" calcext:value-type="float">
            <text:p>81.70396032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619]+1" office:value-type="float" office:value="163" calcext:value-type="float">
            <text:p>163</text:p>
          </table:table-cell>
          <table:table-cell table:formula="of:=[.B1619]" office:value-type="float" office:value="6" calcext:value-type="float">
            <text:p>6</text:p>
          </table:table-cell>
          <table:table-cell office:value-type="float" office:value="140.75567104" calcext:value-type="float">
            <text:p>140.75567104</text:p>
          </table:table-cell>
          <table:table-cell office:value-type="float" office:value="75.7449264" calcext:value-type="float">
            <text:p>75.744926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620]+1" office:value-type="float" office:value="163" calcext:value-type="float">
            <text:p>163</text:p>
          </table:table-cell>
          <table:table-cell table:formula="of:=[.B1620]" office:value-type="float" office:value="7" calcext:value-type="float">
            <text:p>7</text:p>
          </table:table-cell>
          <table:table-cell office:value-type="float" office:value="203.61806464" calcext:value-type="float">
            <text:p>203.61806464</text:p>
          </table:table-cell>
          <table:table-cell office:value-type="float" office:value="55.47031104" calcext:value-type="float">
            <text:p>55.47031104</text:p>
          </table:table-cell>
          <table:table-cell office:value-type="float" office:value="206" calcext:value-type="float">
            <text:p>20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621]+1" office:value-type="float" office:value="163" calcext:value-type="float">
            <text:p>163</text:p>
          </table:table-cell>
          <table:table-cell table:formula="of:=[.B1621]" office:value-type="float" office:value="8" calcext:value-type="float">
            <text:p>8</text:p>
          </table:table-cell>
          <table:table-cell office:value-type="float" office:value="156.753632" calcext:value-type="float">
            <text:p>156.753632</text:p>
          </table:table-cell>
          <table:table-cell office:value-type="float" office:value="53.3616288" calcext:value-type="float">
            <text:p>53.3616288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622]+1" office:value-type="float" office:value="163" calcext:value-type="float">
            <text:p>163</text:p>
          </table:table-cell>
          <table:table-cell table:formula="of:=[.B1622]" office:value-type="float" office:value="9" calcext:value-type="float">
            <text:p>9</text:p>
          </table:table-cell>
          <table:table-cell office:value-type="float" office:value="199.9454976" calcext:value-type="float">
            <text:p>199.9454976</text:p>
          </table:table-cell>
          <table:table-cell office:value-type="float" office:value="33.9623136" calcext:value-type="float">
            <text:p>33.9623136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623]+1" office:value-type="float" office:value="163" calcext:value-type="float">
            <text:p>163</text:p>
          </table:table-cell>
          <table:table-cell table:formula="of:=[.B1623]" office:value-type="float" office:value="10" calcext:value-type="float">
            <text:p>10</text:p>
          </table:table-cell>
          <table:table-cell office:value-type="float" office:value="161.7671744" calcext:value-type="float">
            <text:p>161.7671744</text:p>
          </table:table-cell>
          <table:table-cell office:value-type="float" office:value="32.3900736" calcext:value-type="float">
            <text:p>32.3900736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624]+1" office:value-type="float" office:value="164" calcext:value-type="float">
            <text:p>164</text:p>
          </table:table-cell>
          <table:table-cell table:formula="of:=[.B1624]" office:value-type="float" office:value="1" calcext:value-type="float">
            <text:p>1</text:p>
          </table:table-cell>
          <table:table-cell office:value-type="float" office:value="220.8399808" calcext:value-type="float">
            <text:p>220.8399808</text:p>
          </table:table-cell>
          <table:table-cell office:value-type="float" office:value="145.8739104" calcext:value-type="float">
            <text:p>145.8739104</text:p>
          </table:table-cell>
          <table:table-cell office:value-type="float" office:value="221" calcext:value-type="float">
            <text:p>22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1625]+1" office:value-type="float" office:value="164" calcext:value-type="float">
            <text:p>164</text:p>
          </table:table-cell>
          <table:table-cell table:formula="of:=[.B1625]" office:value-type="float" office:value="2" calcext:value-type="float">
            <text:p>2</text:p>
          </table:table-cell>
          <table:table-cell office:value-type="float" office:value="131.586790144" calcext:value-type="float">
            <text:p>131.586790144</text:p>
          </table:table-cell>
          <table:table-cell office:value-type="float" office:value="148.038168" calcext:value-type="float">
            <text:p>148.038168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1626]+1" office:value-type="float" office:value="164" calcext:value-type="float">
            <text:p>164</text:p>
          </table:table-cell>
          <table:table-cell table:formula="of:=[.B1626]" office:value-type="float" office:value="3" calcext:value-type="float">
            <text:p>3</text:p>
          </table:table-cell>
          <table:table-cell office:value-type="float" office:value="215.8459264" calcext:value-type="float">
            <text:p>215.8459264</text:p>
          </table:table-cell>
          <table:table-cell office:value-type="float" office:value="116.3468976" calcext:value-type="float">
            <text:p>116.3468976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627]+1" office:value-type="float" office:value="164" calcext:value-type="float">
            <text:p>164</text:p>
          </table:table-cell>
          <table:table-cell table:formula="of:=[.B1627]" office:value-type="float" office:value="4" calcext:value-type="float">
            <text:p>4</text:p>
          </table:table-cell>
          <table:table-cell office:value-type="float" office:value="135.14134784" calcext:value-type="float">
            <text:p>135.14134784</text:p>
          </table:table-cell>
          <table:table-cell office:value-type="float" office:value="118.55453664" calcext:value-type="float">
            <text:p>118.55453664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628]+1" office:value-type="float" office:value="164" calcext:value-type="float">
            <text:p>164</text:p>
          </table:table-cell>
          <table:table-cell table:formula="of:=[.B1628]" office:value-type="float" office:value="5" calcext:value-type="float">
            <text:p>5</text:p>
          </table:table-cell>
          <table:table-cell office:value-type="float" office:value="210.7857664" calcext:value-type="float">
            <text:p>210.7857664</text:p>
          </table:table-cell>
          <table:table-cell office:value-type="float" office:value="84.5913312" calcext:value-type="float">
            <text:p>84.5913312</text:p>
          </table:table-cell>
          <table:table-cell office:value-type="float" office:value="211" calcext:value-type="float">
            <text:p>21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629]+1" office:value-type="float" office:value="164" calcext:value-type="float">
            <text:p>164</text:p>
          </table:table-cell>
          <table:table-cell table:formula="of:=[.B1629]" office:value-type="float" office:value="6" calcext:value-type="float">
            <text:p>6</text:p>
          </table:table-cell>
          <table:table-cell office:value-type="float" office:value="137.9741632" calcext:value-type="float">
            <text:p>137.9741632</text:p>
          </table:table-cell>
          <table:table-cell office:value-type="float" office:value="85.88460576" calcext:value-type="float">
            <text:p>85.8846057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1630]+1" office:value-type="float" office:value="164" calcext:value-type="float">
            <text:p>164</text:p>
          </table:table-cell>
          <table:table-cell table:formula="of:=[.B1630]" office:value-type="float" office:value="7" calcext:value-type="float">
            <text:p>7</text:p>
          </table:table-cell>
          <table:table-cell office:value-type="float" office:value="196.4889728" calcext:value-type="float">
            <text:p>196.4889728</text:p>
          </table:table-cell>
          <table:table-cell office:value-type="float" office:value="61.16981472" calcext:value-type="float">
            <text:p>61.16981472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631]+1" office:value-type="float" office:value="164" calcext:value-type="float">
            <text:p>164</text:p>
          </table:table-cell>
          <table:table-cell table:formula="of:=[.B1631]" office:value-type="float" office:value="8" calcext:value-type="float">
            <text:p>8</text:p>
          </table:table-cell>
          <table:table-cell office:value-type="float" office:value="150.94217728" calcext:value-type="float">
            <text:p>150.94217728</text:p>
          </table:table-cell>
          <table:table-cell office:value-type="float" office:value="63.25478592" calcext:value-type="float">
            <text:p>63.25478592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632]+1" office:value-type="float" office:value="164" calcext:value-type="float">
            <text:p>164</text:p>
          </table:table-cell>
          <table:table-cell table:formula="of:=[.B1632]" office:value-type="float" office:value="9" calcext:value-type="float">
            <text:p>9</text:p>
          </table:table-cell>
          <table:table-cell office:value-type="float" office:value="190.8968512" calcext:value-type="float">
            <text:p>190.8968512</text:p>
          </table:table-cell>
          <table:table-cell office:value-type="float" office:value="39.33107232" calcext:value-type="float">
            <text:p>39.33107232</text:p>
          </table:table-cell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633]+1" office:value-type="float" office:value="164" calcext:value-type="float">
            <text:p>164</text:p>
          </table:table-cell>
          <table:table-cell table:formula="of:=[.B1633]" office:value-type="float" office:value="10" calcext:value-type="float">
            <text:p>10</text:p>
          </table:table-cell>
          <table:table-cell office:value-type="float" office:value="154.19818112" calcext:value-type="float">
            <text:p>154.19818112</text:p>
          </table:table-cell>
          <table:table-cell office:value-type="float" office:value="41.60910432" calcext:value-type="float">
            <text:p>41.60910432</text:p>
          </table:table-cell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634]+1" office:value-type="float" office:value="165" calcext:value-type="float">
            <text:p>165</text:p>
          </table:table-cell>
          <table:table-cell table:formula="of:=[.B1634]" office:value-type="float" office:value="1" calcext:value-type="float">
            <text:p>1</text:p>
          </table:table-cell>
          <table:table-cell office:value-type="float" office:value="225.5542144" calcext:value-type="float">
            <text:p>225.5542144</text:p>
          </table:table-cell>
          <table:table-cell office:value-type="float" office:value="133.22941632" calcext:value-type="float">
            <text:p>133.22941632</text:p>
          </table:table-cell>
          <table:table-cell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635]+1" office:value-type="float" office:value="165" calcext:value-type="float">
            <text:p>165</text:p>
          </table:table-cell>
          <table:table-cell table:formula="of:=[.B1635]" office:value-type="float" office:value="2" calcext:value-type="float">
            <text:p>2</text:p>
          </table:table-cell>
          <table:table-cell office:value-type="float" office:value="134.489629696" calcext:value-type="float">
            <text:p>134.489629696</text:p>
          </table:table-cell>
          <table:table-cell office:value-type="float" office:value="134.07960576" calcext:value-type="float">
            <text:p>134.07960576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1636]+1" office:value-type="float" office:value="165" calcext:value-type="float">
            <text:p>165</text:p>
          </table:table-cell>
          <table:table-cell table:formula="of:=[.B1636]" office:value-type="float" office:value="3" calcext:value-type="float">
            <text:p>3</text:p>
          </table:table-cell>
          <table:table-cell office:value-type="float" office:value="220.8413568" calcext:value-type="float">
            <text:p>220.8413568</text:p>
          </table:table-cell>
          <table:table-cell office:value-type="float" office:value="103.79111712" calcext:value-type="float">
            <text:p>103.79111712</text:p>
          </table:table-cell>
          <table:table-cell office:value-type="float" office:value="220" calcext:value-type="float">
            <text:p>220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637]+1" office:value-type="float" office:value="165" calcext:value-type="float">
            <text:p>165</text:p>
          </table:table-cell>
          <table:table-cell table:formula="of:=[.B1637]" office:value-type="float" office:value="4" calcext:value-type="float">
            <text:p>4</text:p>
          </table:table-cell>
          <table:table-cell office:value-type="float" office:value="138.74757888" calcext:value-type="float">
            <text:p>138.74757888</text:p>
          </table:table-cell>
          <table:table-cell office:value-type="float" office:value="103.83816144" calcext:value-type="float">
            <text:p>103.83816144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638]+1" office:value-type="float" office:value="165" calcext:value-type="float">
            <text:p>165</text:p>
          </table:table-cell>
          <table:table-cell table:formula="of:=[.B1638]" office:value-type="float" office:value="5" calcext:value-type="float">
            <text:p>5</text:p>
          </table:table-cell>
          <table:table-cell office:value-type="float" office:value="215.1745024" calcext:value-type="float">
            <text:p>215.1745024</text:p>
          </table:table-cell>
          <table:table-cell office:value-type="float" office:value="72.2935488" calcext:value-type="float">
            <text:p>72.2935488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639]+1" office:value-type="float" office:value="165" calcext:value-type="float">
            <text:p>165</text:p>
          </table:table-cell>
          <table:table-cell table:formula="of:=[.B1639]" office:value-type="float" office:value="6" calcext:value-type="float">
            <text:p>6</text:p>
          </table:table-cell>
          <table:table-cell office:value-type="float" office:value="142.49857664" calcext:value-type="float">
            <text:p>142.49857664</text:p>
          </table:table-cell>
          <table:table-cell office:value-type="float" office:value="72.47431296" calcext:value-type="float">
            <text:p>72.47431296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640]+1" office:value-type="float" office:value="165" calcext:value-type="float">
            <text:p>165</text:p>
          </table:table-cell>
          <table:table-cell table:formula="of:=[.B1640]" office:value-type="float" office:value="7" calcext:value-type="float">
            <text:p>7</text:p>
          </table:table-cell>
          <table:table-cell office:value-type="float" office:value="201.92204288" calcext:value-type="float">
            <text:p>201.92204288</text:p>
          </table:table-cell>
          <table:table-cell office:value-type="float" office:value="48.65741184" calcext:value-type="float">
            <text:p>48.65741184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641]+1" office:value-type="float" office:value="165" calcext:value-type="float">
            <text:p>165</text:p>
          </table:table-cell>
          <table:table-cell table:formula="of:=[.B1641]" office:value-type="float" office:value="8" calcext:value-type="float">
            <text:p>8</text:p>
          </table:table-cell>
          <table:table-cell office:value-type="float" office:value="155.91029888" calcext:value-type="float">
            <text:p>155.91029888</text:p>
          </table:table-cell>
          <table:table-cell office:value-type="float" office:value="50.14657728" calcext:value-type="float">
            <text:p>50.1465772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642]+1" office:value-type="float" office:value="165" calcext:value-type="float">
            <text:p>165</text:p>
          </table:table-cell>
          <table:table-cell table:formula="of:=[.B1642]" office:value-type="float" office:value="9" calcext:value-type="float">
            <text:p>9</text:p>
          </table:table-cell>
          <table:table-cell office:value-type="float" office:value="195.6881152" calcext:value-type="float">
            <text:p>195.6881152</text:p>
          </table:table-cell>
          <table:table-cell office:value-type="float" office:value="26.5809456" calcext:value-type="float">
            <text:p>26.5809456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643]+1" office:value-type="float" office:value="165" calcext:value-type="float">
            <text:p>165</text:p>
          </table:table-cell>
          <table:table-cell table:formula="of:=[.B1643]" office:value-type="float" office:value="10" calcext:value-type="float">
            <text:p>10</text:p>
          </table:table-cell>
          <table:table-cell office:value-type="float" office:value="159.09517696" calcext:value-type="float">
            <text:p>159.09517696</text:p>
          </table:table-cell>
          <table:table-cell office:value-type="float" office:value="27.9253008" calcext:value-type="float">
            <text:p>27.9253008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644]+1" office:value-type="float" office:value="166" calcext:value-type="float">
            <text:p>166</text:p>
          </table:table-cell>
          <table:table-cell table:formula="of:=[.B1644]" office:value-type="float" office:value="1" calcext:value-type="float">
            <text:p>1</text:p>
          </table:table-cell>
          <table:table-cell office:value-type="float" office:value="218.4081408" calcext:value-type="float">
            <text:p>218.4081408</text:p>
          </table:table-cell>
          <table:table-cell office:value-type="float" office:value="136.11115872" calcext:value-type="float">
            <text:p>136.11115872</text:p>
          </table:table-cell>
          <table:table-cell office:value-type="float" office:value="217" calcext:value-type="float">
            <text:p>217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645]+1" office:value-type="float" office:value="166" calcext:value-type="float">
            <text:p>166</text:p>
          </table:table-cell>
          <table:table-cell table:formula="of:=[.B1645]" office:value-type="float" office:value="2" calcext:value-type="float">
            <text:p>2</text:p>
          </table:table-cell>
          <table:table-cell office:value-type="float" office:value="126.707188096" calcext:value-type="float">
            <text:p>126.707188096</text:p>
          </table:table-cell>
          <table:table-cell office:value-type="float" office:value="136.5066144" calcext:value-type="float">
            <text:p>136.5066144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646]+1" office:value-type="float" office:value="166" calcext:value-type="float">
            <text:p>166</text:p>
          </table:table-cell>
          <table:table-cell table:formula="of:=[.B1646]" office:value-type="float" office:value="3" calcext:value-type="float">
            <text:p>3</text:p>
          </table:table-cell>
          <table:table-cell office:value-type="float" office:value="213.3461376" calcext:value-type="float">
            <text:p>213.3461376</text:p>
          </table:table-cell>
          <table:table-cell office:value-type="float" office:value="105.16444656" calcext:value-type="float">
            <text:p>105.16444656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1647]+1" office:value-type="float" office:value="166" calcext:value-type="float">
            <text:p>166</text:p>
          </table:table-cell>
          <table:table-cell table:formula="of:=[.B1647]" office:value-type="float" office:value="4" calcext:value-type="float">
            <text:p>4</text:p>
          </table:table-cell>
          <table:table-cell office:value-type="float" office:value="131.892768896" calcext:value-type="float">
            <text:p>131.892768896</text:p>
          </table:table-cell>
          <table:table-cell office:value-type="float" office:value="105.77195424" calcext:value-type="float">
            <text:p>105.77195424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648]+1" office:value-type="float" office:value="166" calcext:value-type="float">
            <text:p>166</text:p>
          </table:table-cell>
          <table:table-cell table:formula="of:=[.B1648]" office:value-type="float" office:value="5" calcext:value-type="float">
            <text:p>5</text:p>
          </table:table-cell>
          <table:table-cell office:value-type="float" office:value="209.16551168" calcext:value-type="float">
            <text:p>209.16551168</text:p>
          </table:table-cell>
          <table:table-cell office:value-type="float" office:value="73.14663936" calcext:value-type="float">
            <text:p>73.14663936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649]+1" office:value-type="float" office:value="166" calcext:value-type="float">
            <text:p>166</text:p>
          </table:table-cell>
          <table:table-cell table:formula="of:=[.B1649]" office:value-type="float" office:value="6" calcext:value-type="float">
            <text:p>6</text:p>
          </table:table-cell>
          <table:table-cell office:value-type="float" office:value="135.955968896" calcext:value-type="float">
            <text:p>135.955968896</text:p>
          </table:table-cell>
          <table:table-cell office:value-type="float" office:value="73.87991808" calcext:value-type="float">
            <text:p>73.87991808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650]+1" office:value-type="float" office:value="166" calcext:value-type="float">
            <text:p>166</text:p>
          </table:table-cell>
          <table:table-cell table:formula="of:=[.B1650]" office:value-type="float" office:value="7" calcext:value-type="float">
            <text:p>7</text:p>
          </table:table-cell>
          <table:table-cell office:value-type="float" office:value="196.2837504" calcext:value-type="float">
            <text:p>196.2837504</text:p>
          </table:table-cell>
          <table:table-cell office:value-type="float" office:value="48.97385472" calcext:value-type="float">
            <text:p>48.97385472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651]+1" office:value-type="float" office:value="166" calcext:value-type="float">
            <text:p>166</text:p>
          </table:table-cell>
          <table:table-cell table:formula="of:=[.B1651]" office:value-type="float" office:value="8" calcext:value-type="float">
            <text:p>8</text:p>
          </table:table-cell>
          <table:table-cell office:value-type="float" office:value="148.93700608" calcext:value-type="float">
            <text:p>148.93700608</text:p>
          </table:table-cell>
          <table:table-cell office:value-type="float" office:value="49.95777792" calcext:value-type="float">
            <text:p>49.95777792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652]+1" office:value-type="float" office:value="166" calcext:value-type="float">
            <text:p>166</text:p>
          </table:table-cell>
          <table:table-cell table:formula="of:=[.B1652]" office:value-type="float" office:value="9" calcext:value-type="float">
            <text:p>9</text:p>
          </table:table-cell>
          <table:table-cell office:value-type="float" office:value="190.95751936" calcext:value-type="float">
            <text:p>190.95751936</text:p>
          </table:table-cell>
          <table:table-cell office:value-type="float" office:value="26.728008" calcext:value-type="float">
            <text:p>26.728008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653]+1" office:value-type="float" office:value="166" calcext:value-type="float">
            <text:p>166</text:p>
          </table:table-cell>
          <table:table-cell table:formula="of:=[.B1653]" office:value-type="float" office:value="10" calcext:value-type="float">
            <text:p>10</text:p>
          </table:table-cell>
          <table:table-cell office:value-type="float" office:value="153.356736" calcext:value-type="float">
            <text:p>153.356736</text:p>
          </table:table-cell>
          <table:table-cell office:value-type="float" office:value="27.4983792" calcext:value-type="float">
            <text:p>27.4983792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654]+1" office:value-type="float" office:value="167" calcext:value-type="float">
            <text:p>167</text:p>
          </table:table-cell>
          <table:table-cell table:formula="of:=[.B1654]" office:value-type="float" office:value="1" calcext:value-type="float">
            <text:p>1</text:p>
          </table:table-cell>
          <table:table-cell office:value-type="float" office:value="223.26510592" calcext:value-type="float">
            <text:p>223.26510592</text:p>
          </table:table-cell>
          <table:table-cell office:value-type="float" office:value="136.8354048" calcext:value-type="float">
            <text:p>136.8354048</text:p>
          </table:table-cell>
          <table:table-cell office:value-type="float" office:value="227" calcext:value-type="float">
            <text:p>22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655]+1" office:value-type="float" office:value="167" calcext:value-type="float">
            <text:p>167</text:p>
          </table:table-cell>
          <table:table-cell table:formula="of:=[.B1655]" office:value-type="float" office:value="2" calcext:value-type="float">
            <text:p>2</text:p>
          </table:table-cell>
          <table:table-cell office:value-type="float" office:value="127.607285248" calcext:value-type="float">
            <text:p>127.607285248</text:p>
          </table:table-cell>
          <table:table-cell office:value-type="float" office:value="140.8031184" calcext:value-type="float">
            <text:p>140.8031184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1656]+1" office:value-type="float" office:value="167" calcext:value-type="float">
            <text:p>167</text:p>
          </table:table-cell>
          <table:table-cell table:formula="of:=[.B1656]" office:value-type="float" office:value="3" calcext:value-type="float">
            <text:p>3</text:p>
          </table:table-cell>
          <table:table-cell office:value-type="float" office:value="216.19484672" calcext:value-type="float">
            <text:p>216.19484672</text:p>
          </table:table-cell>
          <table:table-cell office:value-type="float" office:value="105.62507136" calcext:value-type="float">
            <text:p>105.62507136</text:p>
          </table:table-cell>
          <table:table-cell office:value-type="float" office:value="220" calcext:value-type="float">
            <text:p>220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657]+1" office:value-type="float" office:value="167" calcext:value-type="float">
            <text:p>167</text:p>
          </table:table-cell>
          <table:table-cell table:formula="of:=[.B1657]" office:value-type="float" office:value="4" calcext:value-type="float">
            <text:p>4</text:p>
          </table:table-cell>
          <table:table-cell office:value-type="float" office:value="130.932942336" calcext:value-type="float">
            <text:p>130.932942336</text:p>
          </table:table-cell>
          <table:table-cell office:value-type="float" office:value="109.40593824" calcext:value-type="float">
            <text:p>109.40593824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658]+1" office:value-type="float" office:value="167" calcext:value-type="float">
            <text:p>167</text:p>
          </table:table-cell>
          <table:table-cell table:formula="of:=[.B1658]" office:value-type="float" office:value="5" calcext:value-type="float">
            <text:p>5</text:p>
          </table:table-cell>
          <table:table-cell office:value-type="float" office:value="209.41074432" calcext:value-type="float">
            <text:p>209.41074432</text:p>
          </table:table-cell>
          <table:table-cell office:value-type="float" office:value="73.33874112" calcext:value-type="float">
            <text:p>73.33874112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1659]+1" office:value-type="float" office:value="167" calcext:value-type="float">
            <text:p>167</text:p>
          </table:table-cell>
          <table:table-cell table:formula="of:=[.B1659]" office:value-type="float" office:value="6" calcext:value-type="float">
            <text:p>6</text:p>
          </table:table-cell>
          <table:table-cell office:value-type="float" office:value="133.556388352" calcext:value-type="float">
            <text:p>133.556388352</text:p>
          </table:table-cell>
          <table:table-cell office:value-type="float" office:value="76.82566752" calcext:value-type="float">
            <text:p>76.82566752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660]+1" office:value-type="float" office:value="167" calcext:value-type="float">
            <text:p>167</text:p>
          </table:table-cell>
          <table:table-cell table:formula="of:=[.B1660]" office:value-type="float" office:value="7" calcext:value-type="float">
            <text:p>7</text:p>
          </table:table-cell>
          <table:table-cell office:value-type="float" office:value="194.1909376" calcext:value-type="float">
            <text:p>194.1909376</text:p>
          </table:table-cell>
          <table:table-cell office:value-type="float" office:value="49.20179232" calcext:value-type="float">
            <text:p>49.20179232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661]+1" office:value-type="float" office:value="167" calcext:value-type="float">
            <text:p>167</text:p>
          </table:table-cell>
          <table:table-cell table:formula="of:=[.B1661]" office:value-type="float" office:value="8" calcext:value-type="float">
            <text:p>8</text:p>
          </table:table-cell>
          <table:table-cell office:value-type="float" office:value="145.77817216" calcext:value-type="float">
            <text:p>145.77817216</text:p>
          </table:table-cell>
          <table:table-cell office:value-type="float" office:value="52.27044288" calcext:value-type="float">
            <text:p>52.27044288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662]+1" office:value-type="float" office:value="167" calcext:value-type="float">
            <text:p>167</text:p>
          </table:table-cell>
          <table:table-cell table:formula="of:=[.B1662]" office:value-type="float" office:value="9" calcext:value-type="float">
            <text:p>9</text:p>
          </table:table-cell>
          <table:table-cell office:value-type="float" office:value="186.22219136" calcext:value-type="float">
            <text:p>186.22219136</text:p>
          </table:table-cell>
          <table:table-cell office:value-type="float" office:value="26.1792864" calcext:value-type="float">
            <text:p>26.1792864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1663]+1" office:value-type="float" office:value="167" calcext:value-type="float">
            <text:p>167</text:p>
          </table:table-cell>
          <table:table-cell table:formula="of:=[.B1663]" office:value-type="float" office:value="10" calcext:value-type="float">
            <text:p>10</text:p>
          </table:table-cell>
          <table:table-cell office:value-type="float" office:value="148.76086656" calcext:value-type="float">
            <text:p>148.76086656</text:p>
          </table:table-cell>
          <table:table-cell office:value-type="float" office:value="29.3215104" calcext:value-type="float">
            <text:p>29.3215104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664]+1" office:value-type="float" office:value="168" calcext:value-type="float">
            <text:p>168</text:p>
          </table:table-cell>
          <table:table-cell table:formula="of:=[.B1664]" office:value-type="float" office:value="1" calcext:value-type="float">
            <text:p>1</text:p>
          </table:table-cell>
          <table:table-cell office:value-type="float" office:value="218.50683648" calcext:value-type="float">
            <text:p>218.50683648</text:p>
          </table:table-cell>
          <table:table-cell office:value-type="float" office:value="147.04229184" calcext:value-type="float">
            <text:p>147.04229184</text:p>
          </table:table-cell>
          <table:table-cell office:value-type="float" office:value="219" calcext:value-type="float">
            <text:p>219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1665]+1" office:value-type="float" office:value="168" calcext:value-type="float">
            <text:p>168</text:p>
          </table:table-cell>
          <table:table-cell table:formula="of:=[.B1665]" office:value-type="float" office:value="2" calcext:value-type="float">
            <text:p>2</text:p>
          </table:table-cell>
          <table:table-cell office:value-type="float" office:value="128.5440970624" calcext:value-type="float">
            <text:p>128.5440970624</text:p>
          </table:table-cell>
          <table:table-cell office:value-type="float" office:value="148.2309216" calcext:value-type="float">
            <text:p>148.2309216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1666]+1" office:value-type="float" office:value="168" calcext:value-type="float">
            <text:p>168</text:p>
          </table:table-cell>
          <table:table-cell table:formula="of:=[.B1666]" office:value-type="float" office:value="3" calcext:value-type="float">
            <text:p>3</text:p>
          </table:table-cell>
          <table:table-cell office:value-type="float" office:value="212.786944" calcext:value-type="float">
            <text:p>212.786944</text:p>
          </table:table-cell>
          <table:table-cell office:value-type="float" office:value="117.39420576" calcext:value-type="float">
            <text:p>117.39420576</text:p>
          </table:table-cell>
          <table:table-cell office:value-type="float" office:value="213" calcext:value-type="float">
            <text:p>21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667]+1" office:value-type="float" office:value="168" calcext:value-type="float">
            <text:p>168</text:p>
          </table:table-cell>
          <table:table-cell table:formula="of:=[.B1667]" office:value-type="float" office:value="4" calcext:value-type="float">
            <text:p>4</text:p>
          </table:table-cell>
          <table:table-cell office:value-type="float" office:value="132.47897088" calcext:value-type="float">
            <text:p>132.47897088</text:p>
          </table:table-cell>
          <table:table-cell office:value-type="float" office:value="117.52674144" calcext:value-type="float">
            <text:p>117.52674144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668]+1" office:value-type="float" office:value="168" calcext:value-type="float">
            <text:p>168</text:p>
          </table:table-cell>
          <table:table-cell table:formula="of:=[.B1668]" office:value-type="float" office:value="5" calcext:value-type="float">
            <text:p>5</text:p>
          </table:table-cell>
          <table:table-cell office:value-type="float" office:value="208.1287296" calcext:value-type="float">
            <text:p>208.1287296</text:p>
          </table:table-cell>
          <table:table-cell office:value-type="float" office:value="84.480490944" calcext:value-type="float">
            <text:p>84.480490944</text:p>
          </table:table-cell>
          <table:table-cell office:value-type="float" office:value="208" calcext:value-type="float">
            <text:p>208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669]+1" office:value-type="float" office:value="168" calcext:value-type="float">
            <text:p>168</text:p>
          </table:table-cell>
          <table:table-cell table:formula="of:=[.B1669]" office:value-type="float" office:value="6" calcext:value-type="float">
            <text:p>6</text:p>
          </table:table-cell>
          <table:table-cell office:value-type="float" office:value="136.54278784" calcext:value-type="float">
            <text:p>136.54278784</text:p>
          </table:table-cell>
          <table:table-cell office:value-type="float" office:value="85.08957408" calcext:value-type="float">
            <text:p>85.08957408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670]+1" office:value-type="float" office:value="168" calcext:value-type="float">
            <text:p>168</text:p>
          </table:table-cell>
          <table:table-cell table:formula="of:=[.B1670]" office:value-type="float" office:value="7" calcext:value-type="float">
            <text:p>7</text:p>
          </table:table-cell>
          <table:table-cell office:value-type="float" office:value="195.345184" calcext:value-type="float">
            <text:p>195.345184</text:p>
          </table:table-cell>
          <table:table-cell office:value-type="float" office:value="60.82363968" calcext:value-type="float">
            <text:p>60.82363968</text:p>
          </table:table-cell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671]+1" office:value-type="float" office:value="168" calcext:value-type="float">
            <text:p>168</text:p>
          </table:table-cell>
          <table:table-cell table:formula="of:=[.B1671]" office:value-type="float" office:value="8" calcext:value-type="float">
            <text:p>8</text:p>
          </table:table-cell>
          <table:table-cell office:value-type="float" office:value="148.99914752" calcext:value-type="float">
            <text:p>148.99914752</text:p>
          </table:table-cell>
          <table:table-cell office:value-type="float" office:value="61.98804768" calcext:value-type="float">
            <text:p>61.98804768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672]+1" office:value-type="float" office:value="168" calcext:value-type="float">
            <text:p>168</text:p>
          </table:table-cell>
          <table:table-cell table:formula="of:=[.B1672]" office:value-type="float" office:value="9" calcext:value-type="float">
            <text:p>9</text:p>
          </table:table-cell>
          <table:table-cell office:value-type="float" office:value="189.3177792" calcext:value-type="float">
            <text:p>189.3177792</text:p>
          </table:table-cell>
          <table:table-cell office:value-type="float" office:value="39.2681808" calcext:value-type="float">
            <text:p>39.2681808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673]+1" office:value-type="float" office:value="168" calcext:value-type="float">
            <text:p>168</text:p>
          </table:table-cell>
          <table:table-cell table:formula="of:=[.B1673]" office:value-type="float" office:value="10" calcext:value-type="float">
            <text:p>10</text:p>
          </table:table-cell>
          <table:table-cell office:value-type="float" office:value="152.58271616" calcext:value-type="float">
            <text:p>152.58271616</text:p>
          </table:table-cell>
          <table:table-cell office:value-type="float" office:value="40.48044768" calcext:value-type="float">
            <text:p>40.48044768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674]+1" office:value-type="float" office:value="169" calcext:value-type="float">
            <text:p>169</text:p>
          </table:table-cell>
          <table:table-cell table:formula="of:=[.B1674]" office:value-type="float" office:value="1" calcext:value-type="float">
            <text:p>1</text:p>
          </table:table-cell>
          <table:table-cell office:value-type="float" office:value="216.2956544" calcext:value-type="float">
            <text:p>216.2956544</text:p>
          </table:table-cell>
          <table:table-cell office:value-type="float" office:value="150.1472448" calcext:value-type="float">
            <text:p>150.1472448</text:p>
          </table:table-cell>
          <table:table-cell office:value-type="float" office:value="216" calcext:value-type="float">
            <text:p>216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1675]+1" office:value-type="float" office:value="169" calcext:value-type="float">
            <text:p>169</text:p>
          </table:table-cell>
          <table:table-cell table:formula="of:=[.B1675]" office:value-type="float" office:value="2" calcext:value-type="float">
            <text:p>2</text:p>
          </table:table-cell>
          <table:table-cell office:value-type="float" office:value="127.219809664" calcext:value-type="float">
            <text:p>127.219809664</text:p>
          </table:table-cell>
          <table:table-cell office:value-type="float" office:value="145.5565728" calcext:value-type="float">
            <text:p>145.556572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676]+1" office:value-type="float" office:value="169" calcext:value-type="float">
            <text:p>169</text:p>
          </table:table-cell>
          <table:table-cell table:formula="of:=[.B1676]" office:value-type="float" office:value="3" calcext:value-type="float">
            <text:p>3</text:p>
          </table:table-cell>
          <table:table-cell office:value-type="float" office:value="212.4594944" calcext:value-type="float">
            <text:p>212.4594944</text:p>
          </table:table-cell>
          <table:table-cell office:value-type="float" office:value="120.1224576" calcext:value-type="float">
            <text:p>120.1224576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1677]+1" office:value-type="float" office:value="169" calcext:value-type="float">
            <text:p>169</text:p>
          </table:table-cell>
          <table:table-cell table:formula="of:=[.B1677]" office:value-type="float" office:value="4" calcext:value-type="float">
            <text:p>4</text:p>
          </table:table-cell>
          <table:table-cell office:value-type="float" office:value="133.0861664" calcext:value-type="float">
            <text:p>133.0861664</text:p>
          </table:table-cell>
          <table:table-cell office:value-type="float" office:value="115.66232448" calcext:value-type="float">
            <text:p>115.66232448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1678]+1" office:value-type="float" office:value="169" calcext:value-type="float">
            <text:p>169</text:p>
          </table:table-cell>
          <table:table-cell table:formula="of:=[.B1678]" office:value-type="float" office:value="5" calcext:value-type="float">
            <text:p>5</text:p>
          </table:table-cell>
          <table:table-cell office:value-type="float" office:value="209.4172672" calcext:value-type="float">
            <text:p>209.4172672</text:p>
          </table:table-cell>
          <table:table-cell office:value-type="float" office:value="87.421392" calcext:value-type="float">
            <text:p>87.421392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679]+1" office:value-type="float" office:value="169" calcext:value-type="float">
            <text:p>169</text:p>
          </table:table-cell>
          <table:table-cell table:formula="of:=[.B1679]" office:value-type="float" office:value="6" calcext:value-type="float">
            <text:p>6</text:p>
          </table:table-cell>
          <table:table-cell office:value-type="float" office:value="139.28408576" calcext:value-type="float">
            <text:p>139.28408576</text:p>
          </table:table-cell>
          <table:table-cell office:value-type="float" office:value="83.54212608" calcext:value-type="float">
            <text:p>83.54212608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680]+1" office:value-type="float" office:value="169" calcext:value-type="float">
            <text:p>169</text:p>
          </table:table-cell>
          <table:table-cell table:formula="of:=[.B1680]" office:value-type="float" office:value="7" calcext:value-type="float">
            <text:p>7</text:p>
          </table:table-cell>
          <table:table-cell office:value-type="float" office:value="199.2235264" calcext:value-type="float">
            <text:p>199.2235264</text:p>
          </table:table-cell>
          <table:table-cell office:value-type="float" office:value="62.7212928" calcext:value-type="float">
            <text:p>62.7212928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681]+1" office:value-type="float" office:value="169" calcext:value-type="float">
            <text:p>169</text:p>
          </table:table-cell>
          <table:table-cell table:formula="of:=[.B1681]" office:value-type="float" office:value="8" calcext:value-type="float">
            <text:p>8</text:p>
          </table:table-cell>
          <table:table-cell office:value-type="float" office:value="152.3795264" calcext:value-type="float">
            <text:p>152.3795264</text:p>
          </table:table-cell>
          <table:table-cell office:value-type="float" office:value="62.32906752" calcext:value-type="float">
            <text:p>62.32906752</text:p>
          </table:table-cell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682]+1" office:value-type="float" office:value="169" calcext:value-type="float">
            <text:p>169</text:p>
          </table:table-cell>
          <table:table-cell table:formula="of:=[.B1682]" office:value-type="float" office:value="9" calcext:value-type="float">
            <text:p>9</text:p>
          </table:table-cell>
          <table:table-cell office:value-type="float" office:value="194.8259328" calcext:value-type="float">
            <text:p>194.8259328</text:p>
          </table:table-cell>
          <table:table-cell office:value-type="float" office:value="41.03723136" calcext:value-type="float">
            <text:p>41.03723136</text:p>
          </table:table-cell>
          <table:table-cell office:value-type="float" office:value="194" calcext:value-type="float">
            <text:p>19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683]+1" office:value-type="float" office:value="169" calcext:value-type="float">
            <text:p>169</text:p>
          </table:table-cell>
          <table:table-cell table:formula="of:=[.B1683]" office:value-type="float" office:value="10" calcext:value-type="float">
            <text:p>10</text:p>
          </table:table-cell>
          <table:table-cell office:value-type="float" office:value="158.21813248" calcext:value-type="float">
            <text:p>158.21813248</text:p>
          </table:table-cell>
          <table:table-cell office:value-type="float" office:value="39.7554912" calcext:value-type="float">
            <text:p>39.7554912</text:p>
          </table:table-cell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684]+1" office:value-type="float" office:value="170" calcext:value-type="float">
            <text:p>170</text:p>
          </table:table-cell>
          <table:table-cell table:formula="of:=[.B1684]" office:value-type="float" office:value="1" calcext:value-type="float">
            <text:p>1</text:p>
          </table:table-cell>
          <table:table-cell office:value-type="float" office:value="215.8916352" calcext:value-type="float">
            <text:p>215.8916352</text:p>
          </table:table-cell>
          <table:table-cell office:value-type="float" office:value="142.09641312" calcext:value-type="float">
            <text:p>142.09641312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685]+1" office:value-type="float" office:value="170" calcext:value-type="float">
            <text:p>170</text:p>
          </table:table-cell>
          <table:table-cell table:formula="of:=[.B1685]" office:value-type="float" office:value="2" calcext:value-type="float">
            <text:p>2</text:p>
          </table:table-cell>
          <table:table-cell office:value-type="float" office:value="129.514433536" calcext:value-type="float">
            <text:p>129.514433536</text:p>
          </table:table-cell>
          <table:table-cell office:value-type="float" office:value="146.9796096" calcext:value-type="float">
            <text:p>146.9796096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686]+1" office:value-type="float" office:value="170" calcext:value-type="float">
            <text:p>170</text:p>
          </table:table-cell>
          <table:table-cell table:formula="of:=[.B1686]" office:value-type="float" office:value="3" calcext:value-type="float">
            <text:p>3</text:p>
          </table:table-cell>
          <table:table-cell office:value-type="float" office:value="210.32497408" calcext:value-type="float">
            <text:p>210.32497408</text:p>
          </table:table-cell>
          <table:table-cell office:value-type="float" office:value="113.35070496" calcext:value-type="float">
            <text:p>113.35070496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687]+1" office:value-type="float" office:value="170" calcext:value-type="float">
            <text:p>170</text:p>
          </table:table-cell>
          <table:table-cell table:formula="of:=[.B1687]" office:value-type="float" office:value="4" calcext:value-type="float">
            <text:p>4</text:p>
          </table:table-cell>
          <table:table-cell office:value-type="float" office:value="132.2170048" calcext:value-type="float">
            <text:p>132.2170048</text:p>
          </table:table-cell>
          <table:table-cell office:value-type="float" office:value="117.01537344" calcext:value-type="float">
            <text:p>117.01537344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688]+1" office:value-type="float" office:value="170" calcext:value-type="float">
            <text:p>170</text:p>
          </table:table-cell>
          <table:table-cell table:formula="of:=[.B1688]" office:value-type="float" office:value="5" calcext:value-type="float">
            <text:p>5</text:p>
          </table:table-cell>
          <table:table-cell office:value-type="float" office:value="204.21765888" calcext:value-type="float">
            <text:p>204.21765888</text:p>
          </table:table-cell>
          <table:table-cell office:value-type="float" office:value="80.1978048" calcext:value-type="float">
            <text:p>80.1978048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1689]+1" office:value-type="float" office:value="170" calcext:value-type="float">
            <text:p>170</text:p>
          </table:table-cell>
          <table:table-cell table:formula="of:=[.B1689]" office:value-type="float" office:value="6" calcext:value-type="float">
            <text:p>6</text:p>
          </table:table-cell>
          <table:table-cell office:value-type="float" office:value="133.707057536" calcext:value-type="float">
            <text:p>133.707057536</text:p>
          </table:table-cell>
          <table:table-cell office:value-type="float" office:value="83.916336" calcext:value-type="float">
            <text:p>83.916336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1690]+1" office:value-type="float" office:value="170" calcext:value-type="float">
            <text:p>170</text:p>
          </table:table-cell>
          <table:table-cell table:formula="of:=[.B1690]" office:value-type="float" office:value="7" calcext:value-type="float">
            <text:p>7</text:p>
          </table:table-cell>
          <table:table-cell office:value-type="float" office:value="189.91983744" calcext:value-type="float">
            <text:p>189.91983744</text:p>
          </table:table-cell>
          <table:table-cell office:value-type="float" office:value="57.79836" calcext:value-type="float">
            <text:p>57.79836</text:p>
          </table:table-cell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691]+1" office:value-type="float" office:value="170" calcext:value-type="float">
            <text:p>170</text:p>
          </table:table-cell>
          <table:table-cell table:formula="of:=[.B1691]" office:value-type="float" office:value="8" calcext:value-type="float">
            <text:p>8</text:p>
          </table:table-cell>
          <table:table-cell office:value-type="float" office:value="145.07151616" calcext:value-type="float">
            <text:p>145.07151616</text:p>
          </table:table-cell>
          <table:table-cell office:value-type="float" office:value="61.02567936" calcext:value-type="float">
            <text:p>61.02567936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692]+1" office:value-type="float" office:value="170" calcext:value-type="float">
            <text:p>170</text:p>
          </table:table-cell>
          <table:table-cell table:formula="of:=[.B1692]" office:value-type="float" office:value="9" calcext:value-type="float">
            <text:p>9</text:p>
          </table:table-cell>
          <table:table-cell office:value-type="float" office:value="181.771232" calcext:value-type="float">
            <text:p>181.771232</text:p>
          </table:table-cell>
          <table:table-cell office:value-type="float" office:value="37.6310112" calcext:value-type="float">
            <text:p>37.6310112</text:p>
          </table:table-cell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693]+1" office:value-type="float" office:value="170" calcext:value-type="float">
            <text:p>170</text:p>
          </table:table-cell>
          <table:table-cell table:formula="of:=[.B1693]" office:value-type="float" office:value="10" calcext:value-type="float">
            <text:p>10</text:p>
          </table:table-cell>
          <table:table-cell office:value-type="float" office:value="148.52923392" calcext:value-type="float">
            <text:p>148.52923392</text:p>
          </table:table-cell>
          <table:table-cell office:value-type="float" office:value="40.83866496" calcext:value-type="float">
            <text:p>40.83866496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694]+1" office:value-type="float" office:value="171" calcext:value-type="float">
            <text:p>171</text:p>
          </table:table-cell>
          <table:table-cell table:formula="of:=[.B1694]" office:value-type="float" office:value="1" calcext:value-type="float">
            <text:p>1</text:p>
          </table:table-cell>
          <table:table-cell office:value-type="float" office:value="228.1294592" calcext:value-type="float">
            <text:p>228.1294592</text:p>
          </table:table-cell>
          <table:table-cell office:value-type="float" office:value="130.05170304" calcext:value-type="float">
            <text:p>130.05170304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1695]+1" office:value-type="float" office:value="171" calcext:value-type="float">
            <text:p>171</text:p>
          </table:table-cell>
          <table:table-cell table:formula="of:=[.B1695]" office:value-type="float" office:value="2" calcext:value-type="float">
            <text:p>2</text:p>
          </table:table-cell>
          <table:table-cell office:value-type="float" office:value="141.069508608" calcext:value-type="float">
            <text:p>141.069508608</text:p>
          </table:table-cell>
          <table:table-cell office:value-type="float" office:value="130.01326848" calcext:value-type="float">
            <text:p>130.01326848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1696]+1" office:value-type="float" office:value="171" calcext:value-type="float">
            <text:p>171</text:p>
          </table:table-cell>
          <table:table-cell table:formula="of:=[.B1696]" office:value-type="float" office:value="3" calcext:value-type="float">
            <text:p>3</text:p>
          </table:table-cell>
          <table:table-cell office:value-type="float" office:value="223.2124288" calcext:value-type="float">
            <text:p>223.2124288</text:p>
          </table:table-cell>
          <table:table-cell office:value-type="float" office:value="99.4388376" calcext:value-type="float">
            <text:p>99.4388376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697]+1" office:value-type="float" office:value="171" calcext:value-type="float">
            <text:p>171</text:p>
          </table:table-cell>
          <table:table-cell table:formula="of:=[.B1697]" office:value-type="float" office:value="4" calcext:value-type="float">
            <text:p>4</text:p>
          </table:table-cell>
          <table:table-cell office:value-type="float" office:value="144.43478784" calcext:value-type="float">
            <text:p>144.43478784</text:p>
          </table:table-cell>
          <table:table-cell office:value-type="float" office:value="99.77546592" calcext:value-type="float">
            <text:p>99.77546592</text:p>
          </table:table-cell>
          <table:table-cell office:value-type="float" office:value="149" calcext:value-type="float">
            <text:p>149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698]+1" office:value-type="float" office:value="171" calcext:value-type="float">
            <text:p>171</text:p>
          </table:table-cell>
          <table:table-cell table:formula="of:=[.B1698]" office:value-type="float" office:value="5" calcext:value-type="float">
            <text:p>5</text:p>
          </table:table-cell>
          <table:table-cell office:value-type="float" office:value="218.216384" calcext:value-type="float">
            <text:p>218.216384</text:p>
          </table:table-cell>
          <table:table-cell office:value-type="float" office:value="70.735536" calcext:value-type="float">
            <text:p>70.735536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699]+1" office:value-type="float" office:value="171" calcext:value-type="float">
            <text:p>171</text:p>
          </table:table-cell>
          <table:table-cell table:formula="of:=[.B1699]" office:value-type="float" office:value="6" calcext:value-type="float">
            <text:p>6</text:p>
          </table:table-cell>
          <table:table-cell office:value-type="float" office:value="147.68066432" calcext:value-type="float">
            <text:p>147.68066432</text:p>
          </table:table-cell>
          <table:table-cell office:value-type="float" office:value="71.08501056" calcext:value-type="float">
            <text:p>71.08501056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700]+1" office:value-type="float" office:value="171" calcext:value-type="float">
            <text:p>171</text:p>
          </table:table-cell>
          <table:table-cell table:formula="of:=[.B1700]" office:value-type="float" office:value="7" calcext:value-type="float">
            <text:p>7</text:p>
          </table:table-cell>
          <table:table-cell office:value-type="float" office:value="205.4413312" calcext:value-type="float">
            <text:p>205.4413312</text:p>
          </table:table-cell>
          <table:table-cell office:value-type="float" office:value="48.68015712" calcext:value-type="float">
            <text:p>48.6801571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701]+1" office:value-type="float" office:value="171" calcext:value-type="float">
            <text:p>171</text:p>
          </table:table-cell>
          <table:table-cell table:formula="of:=[.B1701]" office:value-type="float" office:value="8" calcext:value-type="float">
            <text:p>8</text:p>
          </table:table-cell>
          <table:table-cell office:value-type="float" office:value="159.76089344" calcext:value-type="float">
            <text:p>159.76089344</text:p>
          </table:table-cell>
          <table:table-cell office:value-type="float" office:value="50.60098752" calcext:value-type="float">
            <text:p>50.60098752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702]+1" office:value-type="float" office:value="171" calcext:value-type="float">
            <text:p>171</text:p>
          </table:table-cell>
          <table:table-cell table:formula="of:=[.B1702]" office:value-type="float" office:value="9" calcext:value-type="float">
            <text:p>9</text:p>
          </table:table-cell>
          <table:table-cell office:value-type="float" office:value="199.1618944" calcext:value-type="float">
            <text:p>199.1618944</text:p>
          </table:table-cell>
          <table:table-cell office:value-type="float" office:value="28.6377888" calcext:value-type="float">
            <text:p>28.6377888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703]+1" office:value-type="float" office:value="171" calcext:value-type="float">
            <text:p>171</text:p>
          </table:table-cell>
          <table:table-cell table:formula="of:=[.B1703]" office:value-type="float" office:value="10" calcext:value-type="float">
            <text:p>10</text:p>
          </table:table-cell>
          <table:table-cell office:value-type="float" office:value="164.72887424" calcext:value-type="float">
            <text:p>164.72887424</text:p>
          </table:table-cell>
          <table:table-cell office:value-type="float" office:value="30.3248256" calcext:value-type="float">
            <text:p>30.3248256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704]+1" office:value-type="float" office:value="172" calcext:value-type="float">
            <text:p>172</text:p>
          </table:table-cell>
          <table:table-cell table:formula="of:=[.B1704]" office:value-type="float" office:value="1" calcext:value-type="float">
            <text:p>1</text:p>
          </table:table-cell>
          <table:table-cell office:value-type="float" office:value="224.6994624" calcext:value-type="float">
            <text:p>224.6994624</text:p>
          </table:table-cell>
          <table:table-cell office:value-type="float" office:value="138.33266304" calcext:value-type="float">
            <text:p>138.33266304</text:p>
          </table:table-cell>
          <table:table-cell office:value-type="float" office:value="227" calcext:value-type="float">
            <text:p>227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705]+1" office:value-type="float" office:value="172" calcext:value-type="float">
            <text:p>172</text:p>
          </table:table-cell>
          <table:table-cell table:formula="of:=[.B1705]" office:value-type="float" office:value="2" calcext:value-type="float">
            <text:p>2</text:p>
          </table:table-cell>
          <table:table-cell office:value-type="float" office:value="132.148176256" calcext:value-type="float">
            <text:p>132.148176256</text:p>
          </table:table-cell>
          <table:table-cell office:value-type="float" office:value="137.36634912" calcext:value-type="float">
            <text:p>137.3663491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1706]+1" office:value-type="float" office:value="172" calcext:value-type="float">
            <text:p>172</text:p>
          </table:table-cell>
          <table:table-cell table:formula="of:=[.B1706]" office:value-type="float" office:value="3" calcext:value-type="float">
            <text:p>3</text:p>
          </table:table-cell>
          <table:table-cell office:value-type="float" office:value="220.56008192" calcext:value-type="float">
            <text:p>220.56008192</text:p>
          </table:table-cell>
          <table:table-cell office:value-type="float" office:value="107.8990416" calcext:value-type="float">
            <text:p>107.8990416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707]+1" office:value-type="float" office:value="172" calcext:value-type="float">
            <text:p>172</text:p>
          </table:table-cell>
          <table:table-cell table:formula="of:=[.B1707]" office:value-type="float" office:value="4" calcext:value-type="float">
            <text:p>4</text:p>
          </table:table-cell>
          <table:table-cell office:value-type="float" office:value="137.73346688" calcext:value-type="float">
            <text:p>137.73346688</text:p>
          </table:table-cell>
          <table:table-cell office:value-type="float" office:value="107.02525824" calcext:value-type="float">
            <text:p>107.02525824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1708]+1" office:value-type="float" office:value="172" calcext:value-type="float">
            <text:p>172</text:p>
          </table:table-cell>
          <table:table-cell table:formula="of:=[.B1708]" office:value-type="float" office:value="5" calcext:value-type="float">
            <text:p>5</text:p>
          </table:table-cell>
          <table:table-cell office:value-type="float" office:value="216.36299136" calcext:value-type="float">
            <text:p>216.36299136</text:p>
          </table:table-cell>
          <table:table-cell office:value-type="float" office:value="76.98387168" calcext:value-type="float">
            <text:p>76.98387168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709]+1" office:value-type="float" office:value="172" calcext:value-type="float">
            <text:p>172</text:p>
          </table:table-cell>
          <table:table-cell table:formula="of:=[.B1709]" office:value-type="float" office:value="6" calcext:value-type="float">
            <text:p>6</text:p>
          </table:table-cell>
          <table:table-cell office:value-type="float" office:value="141.83296128" calcext:value-type="float">
            <text:p>141.83296128</text:p>
          </table:table-cell>
          <table:table-cell office:value-type="float" office:value="75.69830688" calcext:value-type="float">
            <text:p>75.69830688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710]+1" office:value-type="float" office:value="172" calcext:value-type="float">
            <text:p>172</text:p>
          </table:table-cell>
          <table:table-cell table:formula="of:=[.B1710]" office:value-type="float" office:value="7" calcext:value-type="float">
            <text:p>7</text:p>
          </table:table-cell>
          <table:table-cell office:value-type="float" office:value="203.0191744" calcext:value-type="float">
            <text:p>203.0191744</text:p>
          </table:table-cell>
          <table:table-cell office:value-type="float" office:value="52.39792128" calcext:value-type="float">
            <text:p>52.39792128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711]+1" office:value-type="float" office:value="172" calcext:value-type="float">
            <text:p>172</text:p>
          </table:table-cell>
          <table:table-cell table:formula="of:=[.B1711]" office:value-type="float" office:value="8" calcext:value-type="float">
            <text:p>8</text:p>
          </table:table-cell>
          <table:table-cell office:value-type="float" office:value="155.49545856" calcext:value-type="float">
            <text:p>155.49545856</text:p>
          </table:table-cell>
          <table:table-cell office:value-type="float" office:value="53.2465008" calcext:value-type="float">
            <text:p>53.2465008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712]+1" office:value-type="float" office:value="172" calcext:value-type="float">
            <text:p>172</text:p>
          </table:table-cell>
          <table:table-cell table:formula="of:=[.B1712]" office:value-type="float" office:value="9" calcext:value-type="float">
            <text:p>9</text:p>
          </table:table-cell>
          <table:table-cell office:value-type="float" office:value="197.2891904" calcext:value-type="float">
            <text:p>197.2891904</text:p>
          </table:table-cell>
          <table:table-cell office:value-type="float" office:value="30.9420768" calcext:value-type="float">
            <text:p>30.9420768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713]+1" office:value-type="float" office:value="172" calcext:value-type="float">
            <text:p>172</text:p>
          </table:table-cell>
          <table:table-cell table:formula="of:=[.B1713]" office:value-type="float" office:value="10" calcext:value-type="float">
            <text:p>10</text:p>
          </table:table-cell>
          <table:table-cell office:value-type="float" office:value="160.1329344" calcext:value-type="float">
            <text:p>160.1329344</text:p>
          </table:table-cell>
          <table:table-cell office:value-type="float" office:value="31.4231328" calcext:value-type="float">
            <text:p>31.4231328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714]+1" office:value-type="float" office:value="173" calcext:value-type="float">
            <text:p>173</text:p>
          </table:table-cell>
          <table:table-cell table:formula="of:=[.B1714]" office:value-type="float" office:value="1" calcext:value-type="float">
            <text:p>1</text:p>
          </table:table-cell>
          <table:table-cell office:value-type="float" office:value="228.2758336" calcext:value-type="float">
            <text:p>228.2758336</text:p>
          </table:table-cell>
          <table:table-cell office:value-type="float" office:value="127.2560736" calcext:value-type="float">
            <text:p>127.2560736</text:p>
          </table:table-cell>
          <table:table-cell office:value-type="float" office:value="229" calcext:value-type="float">
            <text:p>229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715]+1" office:value-type="float" office:value="173" calcext:value-type="float">
            <text:p>173</text:p>
          </table:table-cell>
          <table:table-cell table:formula="of:=[.B1715]" office:value-type="float" office:value="2" calcext:value-type="float">
            <text:p>2</text:p>
          </table:table-cell>
          <table:table-cell office:value-type="float" office:value="134.17577728" calcext:value-type="float">
            <text:p>134.17577728</text:p>
          </table:table-cell>
          <table:table-cell office:value-type="float" office:value="123.4293408" calcext:value-type="float">
            <text:p>123.4293408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1716]+1" office:value-type="float" office:value="173" calcext:value-type="float">
            <text:p>173</text:p>
          </table:table-cell>
          <table:table-cell table:formula="of:=[.B1716]" office:value-type="float" office:value="3" calcext:value-type="float">
            <text:p>3</text:p>
          </table:table-cell>
          <table:table-cell office:value-type="float" office:value="225.2035712" calcext:value-type="float">
            <text:p>225.2035712</text:p>
          </table:table-cell>
          <table:table-cell office:value-type="float" office:value="95.5500930528" calcext:value-type="float">
            <text:p>95.5500930528</text:p>
          </table:table-cell>
          <table:table-cell office:value-type="float" office:value="226" calcext:value-type="float">
            <text:p>226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717]+1" office:value-type="float" office:value="173" calcext:value-type="float">
            <text:p>173</text:p>
          </table:table-cell>
          <table:table-cell table:formula="of:=[.B1717]" office:value-type="float" office:value="4" calcext:value-type="float">
            <text:p>4</text:p>
          </table:table-cell>
          <table:table-cell office:value-type="float" office:value="140.33571072" calcext:value-type="float">
            <text:p>140.33571072</text:p>
          </table:table-cell>
          <table:table-cell office:value-type="float" office:value="92.30265216" calcext:value-type="float">
            <text:p>92.30265216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1718]+1" office:value-type="float" office:value="173" calcext:value-type="float">
            <text:p>173</text:p>
          </table:table-cell>
          <table:table-cell table:formula="of:=[.B1718]" office:value-type="float" office:value="5" calcext:value-type="float">
            <text:p>5</text:p>
          </table:table-cell>
          <table:table-cell office:value-type="float" office:value="221.0257152" calcext:value-type="float">
            <text:p>221.0257152</text:p>
          </table:table-cell>
          <table:table-cell office:value-type="float" office:value="62.2827984" calcext:value-type="float">
            <text:p>62.2827984</text:p>
          </table:table-cell>
          <table:table-cell office:value-type="float" office:value="224" calcext:value-type="float">
            <text:p>224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1719]+1" office:value-type="float" office:value="173" calcext:value-type="float">
            <text:p>173</text:p>
          </table:table-cell>
          <table:table-cell table:formula="of:=[.B1719]" office:value-type="float" office:value="6" calcext:value-type="float">
            <text:p>6</text:p>
          </table:table-cell>
          <table:table-cell office:value-type="float" office:value="145.0133056" calcext:value-type="float">
            <text:p>145.0133056</text:p>
          </table:table-cell>
          <table:table-cell office:value-type="float" office:value="60.6256896" calcext:value-type="float">
            <text:p>60.6256896</text:p>
          </table:table-cell>
          <table:table-cell office:value-type="float" office:value="147" calcext:value-type="float">
            <text:p>147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720]+1" office:value-type="float" office:value="173" calcext:value-type="float">
            <text:p>173</text:p>
          </table:table-cell>
          <table:table-cell table:formula="of:=[.B1720]" office:value-type="float" office:value="7" calcext:value-type="float">
            <text:p>7</text:p>
          </table:table-cell>
          <table:table-cell office:value-type="float" office:value="209.23348992" calcext:value-type="float">
            <text:p>209.23348992</text:p>
          </table:table-cell>
          <table:table-cell office:value-type="float" office:value="37.97229792" calcext:value-type="float">
            <text:p>37.97229792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721]+1" office:value-type="float" office:value="173" calcext:value-type="float">
            <text:p>173</text:p>
          </table:table-cell>
          <table:table-cell table:formula="of:=[.B1721]" office:value-type="float" office:value="8" calcext:value-type="float">
            <text:p>8</text:p>
          </table:table-cell>
          <table:table-cell office:value-type="float" office:value="158.92870912" calcext:value-type="float">
            <text:p>158.92870912</text:p>
          </table:table-cell>
          <table:table-cell office:value-type="float" office:value="37.6313568" calcext:value-type="float">
            <text:p>37.6313568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722]+1" office:value-type="float" office:value="173" calcext:value-type="float">
            <text:p>173</text:p>
          </table:table-cell>
          <table:table-cell table:formula="of:=[.B1722]" office:value-type="float" office:value="9" calcext:value-type="float">
            <text:p>9</text:p>
          </table:table-cell>
          <table:table-cell office:value-type="float" office:value="202.7083264" calcext:value-type="float">
            <text:p>202.7083264</text:p>
          </table:table-cell>
          <table:table-cell office:value-type="float" office:value="15.2250144" calcext:value-type="float">
            <text:p>15.2250144</text:p>
          </table:table-cell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1723]+1" office:value-type="float" office:value="173" calcext:value-type="float">
            <text:p>173</text:p>
          </table:table-cell>
          <table:table-cell table:formula="of:=[.B1723]" office:value-type="float" office:value="10" calcext:value-type="float">
            <text:p>10</text:p>
          </table:table-cell>
          <table:table-cell office:value-type="float" office:value="165.49453312" calcext:value-type="float">
            <text:p>165.49453312</text:p>
          </table:table-cell>
          <table:table-cell office:value-type="float" office:value="15.0551712" calcext:value-type="float">
            <text:p>15.0551712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1724]+1" office:value-type="float" office:value="174" calcext:value-type="float">
            <text:p>174</text:p>
          </table:table-cell>
          <table:table-cell table:formula="of:=[.B1724]" office:value-type="float" office:value="1" calcext:value-type="float">
            <text:p>1</text:p>
          </table:table-cell>
          <table:table-cell office:value-type="float" office:value="224.5219584" calcext:value-type="float">
            <text:p>224.5219584</text:p>
          </table:table-cell>
          <table:table-cell office:value-type="float" office:value="153.13461696" calcext:value-type="float">
            <text:p>153.13461696</text:p>
          </table:table-cell>
          <table:table-cell office:value-type="float" office:value="228" calcext:value-type="float">
            <text:p>228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1725]+1" office:value-type="float" office:value="174" calcext:value-type="float">
            <text:p>174</text:p>
          </table:table-cell>
          <table:table-cell table:formula="of:=[.B1725]" office:value-type="float" office:value="2" calcext:value-type="float">
            <text:p>2</text:p>
          </table:table-cell>
          <table:table-cell office:value-type="float" office:value="138.71430208" calcext:value-type="float">
            <text:p>138.71430208</text:p>
          </table:table-cell>
          <table:table-cell office:value-type="float" office:value="151.3888032" calcext:value-type="float">
            <text:p>151.3888032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formula="of:=[.A1726]+1" office:value-type="float" office:value="174" calcext:value-type="float">
            <text:p>174</text:p>
          </table:table-cell>
          <table:table-cell table:formula="of:=[.B1726]" office:value-type="float" office:value="3" calcext:value-type="float">
            <text:p>3</text:p>
          </table:table-cell>
          <table:table-cell office:value-type="float" office:value="220.141184" calcext:value-type="float">
            <text:p>220.141184</text:p>
          </table:table-cell>
          <table:table-cell office:value-type="float" office:value="124.1234832" calcext:value-type="float">
            <text:p>124.1234832</text:p>
          </table:table-cell>
          <table:table-cell office:value-type="float" office:value="222" calcext:value-type="float">
            <text:p>222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727]+1" office:value-type="float" office:value="174" calcext:value-type="float">
            <text:p>174</text:p>
          </table:table-cell>
          <table:table-cell table:formula="of:=[.B1727]" office:value-type="float" office:value="4" calcext:value-type="float">
            <text:p>4</text:p>
          </table:table-cell>
          <table:table-cell office:value-type="float" office:value="143.7321984" calcext:value-type="float">
            <text:p>143.7321984</text:p>
          </table:table-cell>
          <table:table-cell office:value-type="float" office:value="122.4191904" calcext:value-type="float">
            <text:p>122.4191904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1728]+1" office:value-type="float" office:value="174" calcext:value-type="float">
            <text:p>174</text:p>
          </table:table-cell>
          <table:table-cell table:formula="of:=[.B1728]" office:value-type="float" office:value="5" calcext:value-type="float">
            <text:p>5</text:p>
          </table:table-cell>
          <table:table-cell office:value-type="float" office:value="216.3131776" calcext:value-type="float">
            <text:p>216.3131776</text:p>
          </table:table-cell>
          <table:table-cell office:value-type="float" office:value="95.231355072" calcext:value-type="float">
            <text:p>95.231355072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1729]+1" office:value-type="float" office:value="174" calcext:value-type="float">
            <text:p>174</text:p>
          </table:table-cell>
          <table:table-cell table:formula="of:=[.B1729]" office:value-type="float" office:value="6" calcext:value-type="float">
            <text:p>6</text:p>
          </table:table-cell>
          <table:table-cell office:value-type="float" office:value="146.3303296" calcext:value-type="float">
            <text:p>146.3303296</text:p>
          </table:table-cell>
          <table:table-cell office:value-type="float" office:value="93.9126528" calcext:value-type="float">
            <text:p>93.912652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1730]+1" office:value-type="float" office:value="174" calcext:value-type="float">
            <text:p>174</text:p>
          </table:table-cell>
          <table:table-cell table:formula="of:=[.B1730]" office:value-type="float" office:value="7" calcext:value-type="float">
            <text:p>7</text:p>
          </table:table-cell>
          <table:table-cell office:value-type="float" office:value="203.86772864" calcext:value-type="float">
            <text:p>203.86772864</text:p>
          </table:table-cell>
          <table:table-cell office:value-type="float" office:value="72.5253696" calcext:value-type="float">
            <text:p>72.5253696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731]+1" office:value-type="float" office:value="174" calcext:value-type="float">
            <text:p>174</text:p>
          </table:table-cell>
          <table:table-cell table:formula="of:=[.B1731]" office:value-type="float" office:value="8" calcext:value-type="float">
            <text:p>8</text:p>
          </table:table-cell>
          <table:table-cell office:value-type="float" office:value="159.53937664" calcext:value-type="float">
            <text:p>159.53937664</text:p>
          </table:table-cell>
          <table:table-cell office:value-type="float" office:value="73.49437536" calcext:value-type="float">
            <text:p>73.49437536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732]+1" office:value-type="float" office:value="174" calcext:value-type="float">
            <text:p>174</text:p>
          </table:table-cell>
          <table:table-cell table:formula="of:=[.B1732]" office:value-type="float" office:value="9" calcext:value-type="float">
            <text:p>9</text:p>
          </table:table-cell>
          <table:table-cell office:value-type="float" office:value="198.3276544" calcext:value-type="float">
            <text:p>198.3276544</text:p>
          </table:table-cell>
          <table:table-cell office:value-type="float" office:value="52.8856512" calcext:value-type="float">
            <text:p>52.8856512</text:p>
          </table:table-cell>
          <table:table-cell office:value-type="float" office:value="198" calcext:value-type="float">
            <text:p>19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733]+1" office:value-type="float" office:value="174" calcext:value-type="float">
            <text:p>174</text:p>
          </table:table-cell>
          <table:table-cell table:formula="of:=[.B1733]" office:value-type="float" office:value="10" calcext:value-type="float">
            <text:p>10</text:p>
          </table:table-cell>
          <table:table-cell office:value-type="float" office:value="163.26466048" calcext:value-type="float">
            <text:p>163.26466048</text:p>
          </table:table-cell>
          <table:table-cell office:value-type="float" office:value="53.31604416" calcext:value-type="float">
            <text:p>53.31604416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1734]+1" office:value-type="float" office:value="175" calcext:value-type="float">
            <text:p>175</text:p>
          </table:table-cell>
          <table:table-cell table:formula="of:=[.B1734]" office:value-type="float" office:value="1" calcext:value-type="float">
            <text:p>1</text:p>
          </table:table-cell>
          <table:table-cell office:value-type="float" office:value="219.9552" calcext:value-type="float">
            <text:p>219.9552</text:p>
          </table:table-cell>
          <table:table-cell office:value-type="float" office:value="142.93014912" calcext:value-type="float">
            <text:p>142.93014912</text:p>
          </table:table-cell>
          <table:table-cell office:value-type="float" office:value="224" calcext:value-type="float">
            <text:p>224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735]+1" office:value-type="float" office:value="175" calcext:value-type="float">
            <text:p>175</text:p>
          </table:table-cell>
          <table:table-cell table:formula="of:=[.B1735]" office:value-type="float" office:value="2" calcext:value-type="float">
            <text:p>2</text:p>
          </table:table-cell>
          <table:table-cell office:value-type="float" office:value="128.948700416" calcext:value-type="float">
            <text:p>128.948700416</text:p>
          </table:table-cell>
          <table:table-cell office:value-type="float" office:value="148.3697952" calcext:value-type="float">
            <text:p>148.3697952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1736]+1" office:value-type="float" office:value="175" calcext:value-type="float">
            <text:p>175</text:p>
          </table:table-cell>
          <table:table-cell table:formula="of:=[.B1736]" office:value-type="float" office:value="3" calcext:value-type="float">
            <text:p>3</text:p>
          </table:table-cell>
          <table:table-cell office:value-type="float" office:value="213.701376" calcext:value-type="float">
            <text:p>213.701376</text:p>
          </table:table-cell>
          <table:table-cell office:value-type="float" office:value="113.11425024" calcext:value-type="float">
            <text:p>113.11425024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737]+1" office:value-type="float" office:value="175" calcext:value-type="float">
            <text:p>175</text:p>
          </table:table-cell>
          <table:table-cell table:formula="of:=[.B1737]" office:value-type="float" office:value="4" calcext:value-type="float">
            <text:p>4</text:p>
          </table:table-cell>
          <table:table-cell office:value-type="float" office:value="131.394661888" calcext:value-type="float">
            <text:p>131.394661888</text:p>
          </table:table-cell>
          <table:table-cell office:value-type="float" office:value="117.9373872" calcext:value-type="float">
            <text:p>117.9373872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738]+1" office:value-type="float" office:value="175" calcext:value-type="float">
            <text:p>175</text:p>
          </table:table-cell>
          <table:table-cell table:formula="of:=[.B1738]" office:value-type="float" office:value="5" calcext:value-type="float">
            <text:p>5</text:p>
          </table:table-cell>
          <table:table-cell office:value-type="float" office:value="206.70633728" calcext:value-type="float">
            <text:p>206.70633728</text:p>
          </table:table-cell>
          <table:table-cell office:value-type="float" office:value="80.07200736" calcext:value-type="float">
            <text:p>80.07200736</text:p>
          </table:table-cell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1739]+1" office:value-type="float" office:value="175" calcext:value-type="float">
            <text:p>175</text:p>
          </table:table-cell>
          <table:table-cell table:formula="of:=[.B1739]" office:value-type="float" office:value="6" calcext:value-type="float">
            <text:p>6</text:p>
          </table:table-cell>
          <table:table-cell office:value-type="float" office:value="133.18361664" calcext:value-type="float">
            <text:p>133.18361664</text:p>
          </table:table-cell>
          <table:table-cell office:value-type="float" office:value="84.947788224" calcext:value-type="float">
            <text:p>84.947788224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1740]+1" office:value-type="float" office:value="175" calcext:value-type="float">
            <text:p>175</text:p>
          </table:table-cell>
          <table:table-cell table:formula="of:=[.B1740]" office:value-type="float" office:value="7" calcext:value-type="float">
            <text:p>7</text:p>
          </table:table-cell>
          <table:table-cell office:value-type="float" office:value="191.52099584" calcext:value-type="float">
            <text:p>191.52099584</text:p>
          </table:table-cell>
          <table:table-cell office:value-type="float" office:value="57.20102976" calcext:value-type="float">
            <text:p>57.20102976</text:p>
          </table:table-cell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741]+1" office:value-type="float" office:value="175" calcext:value-type="float">
            <text:p>175</text:p>
          </table:table-cell>
          <table:table-cell table:formula="of:=[.B1741]" office:value-type="float" office:value="8" calcext:value-type="float">
            <text:p>8</text:p>
          </table:table-cell>
          <table:table-cell office:value-type="float" office:value="145.3259584" calcext:value-type="float">
            <text:p>145.3259584</text:p>
          </table:table-cell>
          <table:table-cell office:value-type="float" office:value="60.486912" calcext:value-type="float">
            <text:p>60.486912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742]+1" office:value-type="float" office:value="175" calcext:value-type="float">
            <text:p>175</text:p>
          </table:table-cell>
          <table:table-cell table:formula="of:=[.B1742]" office:value-type="float" office:value="9" calcext:value-type="float">
            <text:p>9</text:p>
          </table:table-cell>
          <table:table-cell office:value-type="float" office:value="183.54532608" calcext:value-type="float">
            <text:p>183.54532608</text:p>
          </table:table-cell>
          <table:table-cell office:value-type="float" office:value="35.94355776" calcext:value-type="float">
            <text:p>35.94355776</text:p>
          </table:table-cell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743]+1" office:value-type="float" office:value="175" calcext:value-type="float">
            <text:p>175</text:p>
          </table:table-cell>
          <table:table-cell table:formula="of:=[.B1743]" office:value-type="float" office:value="10" calcext:value-type="float">
            <text:p>10</text:p>
          </table:table-cell>
          <table:table-cell office:value-type="float" office:value="147.96627456" calcext:value-type="float">
            <text:p>147.96627456</text:p>
          </table:table-cell>
          <table:table-cell office:value-type="float" office:value="38.8107168" calcext:value-type="float">
            <text:p>38.8107168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744]+1" office:value-type="float" office:value="176" calcext:value-type="float">
            <text:p>176</text:p>
          </table:table-cell>
          <table:table-cell table:formula="of:=[.B1744]" office:value-type="float" office:value="1" calcext:value-type="float">
            <text:p>1</text:p>
          </table:table-cell>
          <table:table-cell office:value-type="float" office:value="210.3579264" calcext:value-type="float">
            <text:p>210.3579264</text:p>
          </table:table-cell>
          <table:table-cell office:value-type="float" office:value="138.5915904" calcext:value-type="float">
            <text:p>138.5915904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1745]+1" office:value-type="float" office:value="176" calcext:value-type="float">
            <text:p>176</text:p>
          </table:table-cell>
          <table:table-cell table:formula="of:=[.B1745]" office:value-type="float" office:value="2" calcext:value-type="float">
            <text:p>2</text:p>
          </table:table-cell>
          <table:table-cell office:value-type="float" office:value="121.6539776" calcext:value-type="float">
            <text:p>121.6539776</text:p>
          </table:table-cell>
          <table:table-cell office:value-type="float" office:value="134.47595232" calcext:value-type="float">
            <text:p>134.47595232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746]+1" office:value-type="float" office:value="176" calcext:value-type="float">
            <text:p>176</text:p>
          </table:table-cell>
          <table:table-cell table:formula="of:=[.B1746]" office:value-type="float" office:value="3" calcext:value-type="float">
            <text:p>3</text:p>
          </table:table-cell>
          <table:table-cell office:value-type="float" office:value="206.75187712" calcext:value-type="float">
            <text:p>206.75187712</text:p>
          </table:table-cell>
          <table:table-cell office:value-type="float" office:value="107.87361504" calcext:value-type="float">
            <text:p>107.87361504</text:p>
          </table:table-cell>
          <table:table-cell office:value-type="float" office:value="202" calcext:value-type="float">
            <text:p>202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1747]+1" office:value-type="float" office:value="176" calcext:value-type="float">
            <text:p>176</text:p>
          </table:table-cell>
          <table:table-cell table:formula="of:=[.B1747]" office:value-type="float" office:value="4" calcext:value-type="float">
            <text:p>4</text:p>
          </table:table-cell>
          <table:table-cell office:value-type="float" office:value="128.3081969024" calcext:value-type="float">
            <text:p>128.3081969024</text:p>
          </table:table-cell>
          <table:table-cell office:value-type="float" office:value="103.96382304" calcext:value-type="float">
            <text:p>103.96382304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748]+1" office:value-type="float" office:value="176" calcext:value-type="float">
            <text:p>176</text:p>
          </table:table-cell>
          <table:table-cell table:formula="of:=[.B1748]" office:value-type="float" office:value="5" calcext:value-type="float">
            <text:p>5</text:p>
          </table:table-cell>
          <table:table-cell office:value-type="float" office:value="204.7689664" calcext:value-type="float">
            <text:p>204.7689664</text:p>
          </table:table-cell>
          <table:table-cell office:value-type="float" office:value="76.25063328" calcext:value-type="float">
            <text:p>76.25063328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1749]+1" office:value-type="float" office:value="176" calcext:value-type="float">
            <text:p>176</text:p>
          </table:table-cell>
          <table:table-cell table:formula="of:=[.B1749]" office:value-type="float" office:value="6" calcext:value-type="float">
            <text:p>6</text:p>
          </table:table-cell>
          <table:table-cell office:value-type="float" office:value="132.88340992" calcext:value-type="float">
            <text:p>132.88340992</text:p>
          </table:table-cell>
          <table:table-cell office:value-type="float" office:value="73.2809088" calcext:value-type="float">
            <text:p>73.2809088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1750]+1" office:value-type="float" office:value="176" calcext:value-type="float">
            <text:p>176</text:p>
          </table:table-cell>
          <table:table-cell table:formula="of:=[.B1750]" office:value-type="float" office:value="7" calcext:value-type="float">
            <text:p>7</text:p>
          </table:table-cell>
          <table:table-cell office:value-type="float" office:value="192.5600128" calcext:value-type="float">
            <text:p>192.5600128</text:p>
          </table:table-cell>
          <table:table-cell office:value-type="float" office:value="52.35073728" calcext:value-type="float">
            <text:p>52.35073728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1751]+1" office:value-type="float" office:value="176" calcext:value-type="float">
            <text:p>176</text:p>
          </table:table-cell>
          <table:table-cell table:formula="of:=[.B1751]" office:value-type="float" office:value="8" calcext:value-type="float">
            <text:p>8</text:p>
          </table:table-cell>
          <table:table-cell office:value-type="float" office:value="146.76666496" calcext:value-type="float">
            <text:p>146.76666496</text:p>
          </table:table-cell>
          <table:table-cell office:value-type="float" office:value="51.87704352" calcext:value-type="float">
            <text:p>51.87704352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752]+1" office:value-type="float" office:value="176" calcext:value-type="float">
            <text:p>176</text:p>
          </table:table-cell>
          <table:table-cell table:formula="of:=[.B1752]" office:value-type="float" office:value="9" calcext:value-type="float">
            <text:p>9</text:p>
          </table:table-cell>
          <table:table-cell office:value-type="float" office:value="187.9841536" calcext:value-type="float">
            <text:p>187.9841536</text:p>
          </table:table-cell>
          <table:table-cell office:value-type="float" office:value="32.18323488" calcext:value-type="float">
            <text:p>32.18323488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753]+1" office:value-type="float" office:value="176" calcext:value-type="float">
            <text:p>176</text:p>
          </table:table-cell>
          <table:table-cell table:formula="of:=[.B1753]" office:value-type="float" office:value="10" calcext:value-type="float">
            <text:p>10</text:p>
          </table:table-cell>
          <table:table-cell office:value-type="float" office:value="151.23486464" calcext:value-type="float">
            <text:p>151.23486464</text:p>
          </table:table-cell>
          <table:table-cell office:value-type="float" office:value="30.9625248" calcext:value-type="float">
            <text:p>30.9625248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754]+1" office:value-type="float" office:value="177" calcext:value-type="float">
            <text:p>177</text:p>
          </table:table-cell>
          <table:table-cell table:formula="of:=[.B1754]" office:value-type="float" office:value="1" calcext:value-type="float">
            <text:p>1</text:p>
          </table:table-cell>
          <table:table-cell office:value-type="float" office:value="224.5554688" calcext:value-type="float">
            <text:p>224.5554688</text:p>
          </table:table-cell>
          <table:table-cell office:value-type="float" office:value="140.6541024" calcext:value-type="float">
            <text:p>140.6541024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755]+1" office:value-type="float" office:value="177" calcext:value-type="float">
            <text:p>177</text:p>
          </table:table-cell>
          <table:table-cell table:formula="of:=[.B1755]" office:value-type="float" office:value="2" calcext:value-type="float">
            <text:p>2</text:p>
          </table:table-cell>
          <table:table-cell office:value-type="float" office:value="133.56651968" calcext:value-type="float">
            <text:p>133.56651968</text:p>
          </table:table-cell>
          <table:table-cell office:value-type="float" office:value="134.82576384" calcext:value-type="float">
            <text:p>134.8257638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756]+1" office:value-type="float" office:value="177" calcext:value-type="float">
            <text:p>177</text:p>
          </table:table-cell>
          <table:table-cell table:formula="of:=[.B1756]" office:value-type="float" office:value="3" calcext:value-type="float">
            <text:p>3</text:p>
          </table:table-cell>
          <table:table-cell office:value-type="float" office:value="221.8077184" calcext:value-type="float">
            <text:p>221.8077184</text:p>
          </table:table-cell>
          <table:table-cell office:value-type="float" office:value="109.82238912" calcext:value-type="float">
            <text:p>109.82238912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1757]+1" office:value-type="float" office:value="177" calcext:value-type="float">
            <text:p>177</text:p>
          </table:table-cell>
          <table:table-cell table:formula="of:=[.B1757]" office:value-type="float" office:value="4" calcext:value-type="float">
            <text:p>4</text:p>
          </table:table-cell>
          <table:table-cell office:value-type="float" office:value="140.42589376" calcext:value-type="float">
            <text:p>140.42589376</text:p>
          </table:table-cell>
          <table:table-cell office:value-type="float" office:value="105.098765376" calcext:value-type="float">
            <text:p>105.098765376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758]+1" office:value-type="float" office:value="177" calcext:value-type="float">
            <text:p>177</text:p>
          </table:table-cell>
          <table:table-cell table:formula="of:=[.B1758]" office:value-type="float" office:value="5" calcext:value-type="float">
            <text:p>5</text:p>
          </table:table-cell>
          <table:table-cell office:value-type="float" office:value="219.01105536" calcext:value-type="float">
            <text:p>219.01105536</text:p>
          </table:table-cell>
          <table:table-cell office:value-type="float" office:value="77.97261984" calcext:value-type="float">
            <text:p>77.97261984</text:p>
          </table:table-cell>
          <table:table-cell office:value-type="float" office:value="219" calcext:value-type="float">
            <text:p>21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759]+1" office:value-type="float" office:value="177" calcext:value-type="float">
            <text:p>177</text:p>
          </table:table-cell>
          <table:table-cell table:formula="of:=[.B1759]" office:value-type="float" office:value="6" calcext:value-type="float">
            <text:p>6</text:p>
          </table:table-cell>
          <table:table-cell office:value-type="float" office:value="146.68285696" calcext:value-type="float">
            <text:p>146.68285696</text:p>
          </table:table-cell>
          <table:table-cell office:value-type="float" office:value="73.04611008" calcext:value-type="float">
            <text:p>73.04611008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760]+1" office:value-type="float" office:value="177" calcext:value-type="float">
            <text:p>177</text:p>
          </table:table-cell>
          <table:table-cell table:formula="of:=[.B1760]" office:value-type="float" office:value="7" calcext:value-type="float">
            <text:p>7</text:p>
          </table:table-cell>
          <table:table-cell office:value-type="float" office:value="207.0403136" calcext:value-type="float">
            <text:p>207.0403136</text:p>
          </table:table-cell>
          <table:table-cell office:value-type="float" office:value="53.66137536" calcext:value-type="float">
            <text:p>53.66137536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761]+1" office:value-type="float" office:value="177" calcext:value-type="float">
            <text:p>177</text:p>
          </table:table-cell>
          <table:table-cell table:formula="of:=[.B1761]" office:value-type="float" office:value="8" calcext:value-type="float">
            <text:p>8</text:p>
          </table:table-cell>
          <table:table-cell office:value-type="float" office:value="160.256768" calcext:value-type="float">
            <text:p>160.256768</text:p>
          </table:table-cell>
          <table:table-cell office:value-type="float" office:value="51.6918336" calcext:value-type="float">
            <text:p>51.6918336</text:p>
          </table:table-cell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762]+1" office:value-type="float" office:value="177" calcext:value-type="float">
            <text:p>177</text:p>
          </table:table-cell>
          <table:table-cell table:formula="of:=[.B1762]" office:value-type="float" office:value="9" calcext:value-type="float">
            <text:p>9</text:p>
          </table:table-cell>
          <table:table-cell office:value-type="float" office:value="202.41491712" calcext:value-type="float">
            <text:p>202.41491712</text:p>
          </table:table-cell>
          <table:table-cell office:value-type="float" office:value="31.4260032" calcext:value-type="float">
            <text:p>31.4260032</text:p>
          </table:table-cell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763]+1" office:value-type="float" office:value="177" calcext:value-type="float">
            <text:p>177</text:p>
          </table:table-cell>
          <table:table-cell table:formula="of:=[.B1763]" office:value-type="float" office:value="10" calcext:value-type="float">
            <text:p>10</text:p>
          </table:table-cell>
          <table:table-cell office:value-type="float" office:value="165.9061696" calcext:value-type="float">
            <text:p>165.9061696</text:p>
          </table:table-cell>
          <table:table-cell office:value-type="float" office:value="30.1929216" calcext:value-type="float">
            <text:p>30.1929216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1764]+1" office:value-type="float" office:value="178" calcext:value-type="float">
            <text:p>178</text:p>
          </table:table-cell>
          <table:table-cell table:formula="of:=[.B1764]" office:value-type="float" office:value="1" calcext:value-type="float">
            <text:p>1</text:p>
          </table:table-cell>
          <table:table-cell office:value-type="float" office:value="218.5591296" calcext:value-type="float">
            <text:p>218.5591296</text:p>
          </table:table-cell>
          <table:table-cell office:value-type="float" office:value="138.33805248" calcext:value-type="float">
            <text:p>138.33805248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765]+1" office:value-type="float" office:value="178" calcext:value-type="float">
            <text:p>178</text:p>
          </table:table-cell>
          <table:table-cell table:formula="of:=[.B1765]" office:value-type="float" office:value="2" calcext:value-type="float">
            <text:p>2</text:p>
          </table:table-cell>
          <table:table-cell office:value-type="float" office:value="129.586719616" calcext:value-type="float">
            <text:p>129.586719616</text:p>
          </table:table-cell>
          <table:table-cell office:value-type="float" office:value="136.70696064" calcext:value-type="float">
            <text:p>136.7069606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766]+1" office:value-type="float" office:value="178" calcext:value-type="float">
            <text:p>178</text:p>
          </table:table-cell>
          <table:table-cell table:formula="of:=[.B1766]" office:value-type="float" office:value="3" calcext:value-type="float">
            <text:p>3</text:p>
          </table:table-cell>
          <table:table-cell office:value-type="float" office:value="215.3127296" calcext:value-type="float">
            <text:p>215.3127296</text:p>
          </table:table-cell>
          <table:table-cell office:value-type="float" office:value="107.82054336" calcext:value-type="float">
            <text:p>107.82054336</text:p>
          </table:table-cell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767]+1" office:value-type="float" office:value="178" calcext:value-type="float">
            <text:p>178</text:p>
          </table:table-cell>
          <table:table-cell table:formula="of:=[.B1767]" office:value-type="float" office:value="4" calcext:value-type="float">
            <text:p>4</text:p>
          </table:table-cell>
          <table:table-cell office:value-type="float" office:value="135.08069504" calcext:value-type="float">
            <text:p>135.08069504</text:p>
          </table:table-cell>
          <table:table-cell office:value-type="float" office:value="106.05909792" calcext:value-type="float">
            <text:p>106.05909792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768]+1" office:value-type="float" office:value="178" calcext:value-type="float">
            <text:p>178</text:p>
          </table:table-cell>
          <table:table-cell table:formula="of:=[.B1768]" office:value-type="float" office:value="5" calcext:value-type="float">
            <text:p>5</text:p>
          </table:table-cell>
          <table:table-cell office:value-type="float" office:value="211.7889536" calcext:value-type="float">
            <text:p>211.7889536</text:p>
          </table:table-cell>
          <table:table-cell office:value-type="float" office:value="78.55862208" calcext:value-type="float">
            <text:p>78.55862208</text:p>
          </table:table-cell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769]+1" office:value-type="float" office:value="178" calcext:value-type="float">
            <text:p>178</text:p>
          </table:table-cell>
          <table:table-cell table:formula="of:=[.B1769]" office:value-type="float" office:value="6" calcext:value-type="float">
            <text:p>6</text:p>
          </table:table-cell>
          <table:table-cell office:value-type="float" office:value="140.02187648" calcext:value-type="float">
            <text:p>140.02187648</text:p>
          </table:table-cell>
          <table:table-cell office:value-type="float" office:value="75.88913472" calcext:value-type="float">
            <text:p>75.88913472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770]+1" office:value-type="float" office:value="178" calcext:value-type="float">
            <text:p>178</text:p>
          </table:table-cell>
          <table:table-cell table:formula="of:=[.B1770]" office:value-type="float" office:value="7" calcext:value-type="float">
            <text:p>7</text:p>
          </table:table-cell>
          <table:table-cell office:value-type="float" office:value="199.35072" calcext:value-type="float">
            <text:p>199.35072</text:p>
          </table:table-cell>
          <table:table-cell office:value-type="float" office:value="53.35298208" calcext:value-type="float">
            <text:p>53.35298208</text:p>
          </table:table-cell>
          <table:table-cell office:value-type="float" office:value="201" calcext:value-type="float">
            <text:p>20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771]+1" office:value-type="float" office:value="178" calcext:value-type="float">
            <text:p>178</text:p>
          </table:table-cell>
          <table:table-cell table:formula="of:=[.B1771]" office:value-type="float" office:value="8" calcext:value-type="float">
            <text:p>8</text:p>
          </table:table-cell>
          <table:table-cell office:value-type="float" office:value="153.34820352" calcext:value-type="float">
            <text:p>153.34820352</text:p>
          </table:table-cell>
          <table:table-cell office:value-type="float" office:value="54.038256" calcext:value-type="float">
            <text:p>54.038256</text:p>
          </table:table-cell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772]+1" office:value-type="float" office:value="178" calcext:value-type="float">
            <text:p>178</text:p>
          </table:table-cell>
          <table:table-cell table:formula="of:=[.B1772]" office:value-type="float" office:value="9" calcext:value-type="float">
            <text:p>9</text:p>
          </table:table-cell>
          <table:table-cell office:value-type="float" office:value="194.700672" calcext:value-type="float">
            <text:p>194.700672</text:p>
          </table:table-cell>
          <table:table-cell office:value-type="float" office:value="33.53954304" calcext:value-type="float">
            <text:p>33.53954304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773]+1" office:value-type="float" office:value="178" calcext:value-type="float">
            <text:p>178</text:p>
          </table:table-cell>
          <table:table-cell table:formula="of:=[.B1773]" office:value-type="float" office:value="10" calcext:value-type="float">
            <text:p>10</text:p>
          </table:table-cell>
          <table:table-cell office:value-type="float" office:value="157.2839872" calcext:value-type="float">
            <text:p>157.2839872</text:p>
          </table:table-cell>
          <table:table-cell office:value-type="float" office:value="33.6726384" calcext:value-type="float">
            <text:p>33.672638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774]+1" office:value-type="float" office:value="179" calcext:value-type="float">
            <text:p>179</text:p>
          </table:table-cell>
          <table:table-cell table:formula="of:=[.B1774]" office:value-type="float" office:value="1" calcext:value-type="float">
            <text:p>1</text:p>
          </table:table-cell>
          <table:table-cell office:value-type="float" office:value="219.46664448" calcext:value-type="float">
            <text:p>219.46664448</text:p>
          </table:table-cell>
          <table:table-cell office:value-type="float" office:value="143.4504432" calcext:value-type="float">
            <text:p>143.4504432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775]+1" office:value-type="float" office:value="179" calcext:value-type="float">
            <text:p>179</text:p>
          </table:table-cell>
          <table:table-cell table:formula="of:=[.B1775]" office:value-type="float" office:value="2" calcext:value-type="float">
            <text:p>2</text:p>
          </table:table-cell>
          <table:table-cell office:value-type="float" office:value="128.02393400704" calcext:value-type="float">
            <text:p>128.023934007</text:p>
          </table:table-cell>
          <table:table-cell office:value-type="float" office:value="139.64686752" calcext:value-type="float">
            <text:p>139.64686752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776]+1" office:value-type="float" office:value="179" calcext:value-type="float">
            <text:p>179</text:p>
          </table:table-cell>
          <table:table-cell table:formula="of:=[.B1776]" office:value-type="float" office:value="3" calcext:value-type="float">
            <text:p>3</text:p>
          </table:table-cell>
          <table:table-cell office:value-type="float" office:value="215.6640384" calcext:value-type="float">
            <text:p>215.6640384</text:p>
          </table:table-cell>
          <table:table-cell office:value-type="float" office:value="113.03722848" calcext:value-type="float">
            <text:p>113.03722848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777]+1" office:value-type="float" office:value="179" calcext:value-type="float">
            <text:p>179</text:p>
          </table:table-cell>
          <table:table-cell table:formula="of:=[.B1777]" office:value-type="float" office:value="4" calcext:value-type="float">
            <text:p>4</text:p>
          </table:table-cell>
          <table:table-cell office:value-type="float" office:value="133.56259328" calcext:value-type="float">
            <text:p>133.56259328</text:p>
          </table:table-cell>
          <table:table-cell office:value-type="float" office:value="109.96048128" calcext:value-type="float">
            <text:p>109.96048128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778]+1" office:value-type="float" office:value="179" calcext:value-type="float">
            <text:p>179</text:p>
          </table:table-cell>
          <table:table-cell table:formula="of:=[.B1778]" office:value-type="float" office:value="5" calcext:value-type="float">
            <text:p>5</text:p>
          </table:table-cell>
          <table:table-cell office:value-type="float" office:value="212.5038336" calcext:value-type="float">
            <text:p>212.5038336</text:p>
          </table:table-cell>
          <table:table-cell office:value-type="float" office:value="82.0002192" calcext:value-type="float">
            <text:p>82.0002192</text:p>
          </table:table-cell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779]+1" office:value-type="float" office:value="179" calcext:value-type="float">
            <text:p>179</text:p>
          </table:table-cell>
          <table:table-cell table:formula="of:=[.B1779]" office:value-type="float" office:value="6" calcext:value-type="float">
            <text:p>6</text:p>
          </table:table-cell>
          <table:table-cell office:value-type="float" office:value="139.049675008" calcext:value-type="float">
            <text:p>139.049675008</text:p>
          </table:table-cell>
          <table:table-cell office:value-type="float" office:value="78.54299904" calcext:value-type="float">
            <text:p>78.54299904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780]+1" office:value-type="float" office:value="179" calcext:value-type="float">
            <text:p>179</text:p>
          </table:table-cell>
          <table:table-cell table:formula="of:=[.B1780]" office:value-type="float" office:value="7" calcext:value-type="float">
            <text:p>7</text:p>
          </table:table-cell>
          <table:table-cell office:value-type="float" office:value="200.7332352" calcext:value-type="float">
            <text:p>200.7332352</text:p>
          </table:table-cell>
          <table:table-cell office:value-type="float" office:value="56.3122704" calcext:value-type="float">
            <text:p>56.3122704</text:p>
          </table:table-cell>
          <table:table-cell office:value-type="float" office:value="202" calcext:value-type="float">
            <text:p>20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781]+1" office:value-type="float" office:value="179" calcext:value-type="float">
            <text:p>179</text:p>
          </table:table-cell>
          <table:table-cell table:formula="of:=[.B1781]" office:value-type="float" office:value="8" calcext:value-type="float">
            <text:p>8</text:p>
          </table:table-cell>
          <table:table-cell office:value-type="float" office:value="152.89858816" calcext:value-type="float">
            <text:p>152.89858816</text:p>
          </table:table-cell>
          <table:table-cell office:value-type="float" office:value="56.144688" calcext:value-type="float">
            <text:p>56.144688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1782]+1" office:value-type="float" office:value="179" calcext:value-type="float">
            <text:p>179</text:p>
          </table:table-cell>
          <table:table-cell table:formula="of:=[.B1782]" office:value-type="float" office:value="9" calcext:value-type="float">
            <text:p>9</text:p>
          </table:table-cell>
          <table:table-cell office:value-type="float" office:value="196.494144" calcext:value-type="float">
            <text:p>196.494144</text:p>
          </table:table-cell>
          <table:table-cell office:value-type="float" office:value="34.5213216" calcext:value-type="float">
            <text:p>34.5213216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783]+1" office:value-type="float" office:value="179" calcext:value-type="float">
            <text:p>179</text:p>
          </table:table-cell>
          <table:table-cell table:formula="of:=[.B1783]" office:value-type="float" office:value="10" calcext:value-type="float">
            <text:p>10</text:p>
          </table:table-cell>
          <table:table-cell office:value-type="float" office:value="158.1168704" calcext:value-type="float">
            <text:p>158.1168704</text:p>
          </table:table-cell>
          <table:table-cell office:value-type="float" office:value="33.2651712" calcext:value-type="float">
            <text:p>33.2651712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1784]+1" office:value-type="float" office:value="180" calcext:value-type="float">
            <text:p>180</text:p>
          </table:table-cell>
          <table:table-cell table:formula="of:=[.B1784]" office:value-type="float" office:value="1" calcext:value-type="float">
            <text:p>1</text:p>
          </table:table-cell>
          <table:table-cell office:value-type="float" office:value="214.75376128" calcext:value-type="float">
            <text:p>214.75376128</text:p>
          </table:table-cell>
          <table:table-cell office:value-type="float" office:value="126.3578496" calcext:value-type="float">
            <text:p>126.3578496</text:p>
          </table:table-cell>
          <table:table-cell office:value-type="float" office:value="212" calcext:value-type="float">
            <text:p>212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785]+1" office:value-type="float" office:value="180" calcext:value-type="float">
            <text:p>180</text:p>
          </table:table-cell>
          <table:table-cell table:formula="of:=[.B1785]" office:value-type="float" office:value="2" calcext:value-type="float">
            <text:p>2</text:p>
          </table:table-cell>
          <table:table-cell office:value-type="float" office:value="121.584347776" calcext:value-type="float">
            <text:p>121.584347776</text:p>
          </table:table-cell>
          <table:table-cell office:value-type="float" office:value="126.8640144" calcext:value-type="float">
            <text:p>126.8640144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786]+1" office:value-type="float" office:value="180" calcext:value-type="float">
            <text:p>180</text:p>
          </table:table-cell>
          <table:table-cell table:formula="of:=[.B1786]" office:value-type="float" office:value="3" calcext:value-type="float">
            <text:p>3</text:p>
          </table:table-cell>
          <table:table-cell office:value-type="float" office:value="208.4435456" calcext:value-type="float">
            <text:p>208.4435456</text:p>
          </table:table-cell>
          <table:table-cell office:value-type="float" office:value="96.3619866336" calcext:value-type="float">
            <text:p>96.3619866336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1787]+1" office:value-type="float" office:value="180" calcext:value-type="float">
            <text:p>180</text:p>
          </table:table-cell>
          <table:table-cell table:formula="of:=[.B1787]" office:value-type="float" office:value="4" calcext:value-type="float">
            <text:p>4</text:p>
          </table:table-cell>
          <table:table-cell office:value-type="float" office:value="126.619982848" calcext:value-type="float">
            <text:p>126.619982848</text:p>
          </table:table-cell>
          <table:table-cell office:value-type="float" office:value="96.380863296" calcext:value-type="float">
            <text:p>96.380863296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1788]+1" office:value-type="float" office:value="180" calcext:value-type="float">
            <text:p>180</text:p>
          </table:table-cell>
          <table:table-cell table:formula="of:=[.B1788]" office:value-type="float" office:value="5" calcext:value-type="float">
            <text:p>5</text:p>
          </table:table-cell>
          <table:table-cell office:value-type="float" office:value="204.1877376" calcext:value-type="float">
            <text:p>204.1877376</text:p>
          </table:table-cell>
          <table:table-cell office:value-type="float" office:value="62.65087488" calcext:value-type="float">
            <text:p>62.65087488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789]+1" office:value-type="float" office:value="180" calcext:value-type="float">
            <text:p>180</text:p>
          </table:table-cell>
          <table:table-cell table:formula="of:=[.B1789]" office:value-type="float" office:value="6" calcext:value-type="float">
            <text:p>6</text:p>
          </table:table-cell>
          <table:table-cell office:value-type="float" office:value="130.303864064" calcext:value-type="float">
            <text:p>130.303864064</text:p>
          </table:table-cell>
          <table:table-cell office:value-type="float" office:value="64.606128" calcext:value-type="float">
            <text:p>64.606128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790]+1" office:value-type="float" office:value="180" calcext:value-type="float">
            <text:p>180</text:p>
          </table:table-cell>
          <table:table-cell table:formula="of:=[.B1790]" office:value-type="float" office:value="7" calcext:value-type="float">
            <text:p>7</text:p>
          </table:table-cell>
          <table:table-cell office:value-type="float" office:value="191.04808064" calcext:value-type="float">
            <text:p>191.04808064</text:p>
          </table:table-cell>
          <table:table-cell office:value-type="float" office:value="38.9142432" calcext:value-type="float">
            <text:p>38.9142432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791]+1" office:value-type="float" office:value="180" calcext:value-type="float">
            <text:p>180</text:p>
          </table:table-cell>
          <table:table-cell table:formula="of:=[.B1791]" office:value-type="float" office:value="8" calcext:value-type="float">
            <text:p>8</text:p>
          </table:table-cell>
          <table:table-cell office:value-type="float" office:value="142.92323776" calcext:value-type="float">
            <text:p>142.92323776</text:p>
          </table:table-cell>
          <table:table-cell office:value-type="float" office:value="39.955488" calcext:value-type="float">
            <text:p>39.955488</text:p>
          </table:table-cell>
          <table:table-cell office:value-type="float" office:value="141" calcext:value-type="float">
            <text:p>14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792]+1" office:value-type="float" office:value="180" calcext:value-type="float">
            <text:p>180</text:p>
          </table:table-cell>
          <table:table-cell table:formula="of:=[.B1792]" office:value-type="float" office:value="9" calcext:value-type="float">
            <text:p>9</text:p>
          </table:table-cell>
          <table:table-cell office:value-type="float" office:value="185.31562752" calcext:value-type="float">
            <text:p>185.31562752</text:p>
          </table:table-cell>
          <table:table-cell office:value-type="float" office:value="16.14770496" calcext:value-type="float">
            <text:p>16.14770496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1793]+1" office:value-type="float" office:value="180" calcext:value-type="float">
            <text:p>180</text:p>
          </table:table-cell>
          <table:table-cell table:formula="of:=[.B1793]" office:value-type="float" office:value="10" calcext:value-type="float">
            <text:p>10</text:p>
          </table:table-cell>
          <table:table-cell office:value-type="float" office:value="147.07873152" calcext:value-type="float">
            <text:p>147.07873152</text:p>
          </table:table-cell>
          <table:table-cell office:value-type="float" office:value="17.3169312" calcext:value-type="float">
            <text:p>17.316931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794]+1" office:value-type="float" office:value="181" calcext:value-type="float">
            <text:p>181</text:p>
          </table:table-cell>
          <table:table-cell table:formula="of:=[.B1794]" office:value-type="float" office:value="1" calcext:value-type="float">
            <text:p>1</text:p>
          </table:table-cell>
          <table:table-cell office:value-type="float" office:value="227.00433408" calcext:value-type="float">
            <text:p>227.00433408</text:p>
          </table:table-cell>
          <table:table-cell office:value-type="float" office:value="149.83497024" calcext:value-type="float">
            <text:p>149.83497024</text:p>
          </table:table-cell>
          <table:table-cell office:value-type="float" office:value="234" calcext:value-type="float">
            <text:p>234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1795]+1" office:value-type="float" office:value="181" calcext:value-type="float">
            <text:p>181</text:p>
          </table:table-cell>
          <table:table-cell table:formula="of:=[.B1795]" office:value-type="float" office:value="2" calcext:value-type="float">
            <text:p>2</text:p>
          </table:table-cell>
          <table:table-cell office:value-type="float" office:value="133.9536064" calcext:value-type="float">
            <text:p>133.9536064</text:p>
          </table:table-cell>
          <table:table-cell office:value-type="float" office:value="152.67435264" calcext:value-type="float">
            <text:p>152.67435264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table:formula="of:=[.A1796]+1" office:value-type="float" office:value="181" calcext:value-type="float">
            <text:p>181</text:p>
          </table:table-cell>
          <table:table-cell table:formula="of:=[.B1796]" office:value-type="float" office:value="3" calcext:value-type="float">
            <text:p>3</text:p>
          </table:table-cell>
          <table:table-cell office:value-type="float" office:value="221.5148544" calcext:value-type="float">
            <text:p>221.5148544</text:p>
          </table:table-cell>
          <table:table-cell office:value-type="float" office:value="120.00680064" calcext:value-type="float">
            <text:p>120.00680064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1797]+1" office:value-type="float" office:value="181" calcext:value-type="float">
            <text:p>181</text:p>
          </table:table-cell>
          <table:table-cell table:formula="of:=[.B1797]" office:value-type="float" office:value="4" calcext:value-type="float">
            <text:p>4</text:p>
          </table:table-cell>
          <table:table-cell office:value-type="float" office:value="137.30372224" calcext:value-type="float">
            <text:p>137.30372224</text:p>
          </table:table-cell>
          <table:table-cell office:value-type="float" office:value="122.91211776" calcext:value-type="float">
            <text:p>122.91211776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1798]+1" office:value-type="float" office:value="181" calcext:value-type="float">
            <text:p>181</text:p>
          </table:table-cell>
          <table:table-cell table:formula="of:=[.B1798]" office:value-type="float" office:value="5" calcext:value-type="float">
            <text:p>5</text:p>
          </table:table-cell>
          <table:table-cell office:value-type="float" office:value="213.669504" calcext:value-type="float">
            <text:p>213.669504</text:p>
          </table:table-cell>
          <table:table-cell office:value-type="float" office:value="85.7851104" calcext:value-type="float">
            <text:p>85.7851104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1799]+1" office:value-type="float" office:value="181" calcext:value-type="float">
            <text:p>181</text:p>
          </table:table-cell>
          <table:table-cell table:formula="of:=[.B1799]" office:value-type="float" office:value="6" calcext:value-type="float">
            <text:p>6</text:p>
          </table:table-cell>
          <table:table-cell office:value-type="float" office:value="140.22122496" calcext:value-type="float">
            <text:p>140.22122496</text:p>
          </table:table-cell>
          <table:table-cell office:value-type="float" office:value="89.1021696" calcext:value-type="float">
            <text:p>89.1021696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800]+1" office:value-type="float" office:value="181" calcext:value-type="float">
            <text:p>181</text:p>
          </table:table-cell>
          <table:table-cell table:formula="of:=[.B1800]" office:value-type="float" office:value="7" calcext:value-type="float">
            <text:p>7</text:p>
          </table:table-cell>
          <table:table-cell office:value-type="float" office:value="199.70067584" calcext:value-type="float">
            <text:p>199.70067584</text:p>
          </table:table-cell>
          <table:table-cell office:value-type="float" office:value="62.23270464" calcext:value-type="float">
            <text:p>62.23270464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801]+1" office:value-type="float" office:value="181" calcext:value-type="float">
            <text:p>181</text:p>
          </table:table-cell>
          <table:table-cell table:formula="of:=[.B1801]" office:value-type="float" office:value="8" calcext:value-type="float">
            <text:p>8</text:p>
          </table:table-cell>
          <table:table-cell office:value-type="float" office:value="151.65935744" calcext:value-type="float">
            <text:p>151.65935744</text:p>
          </table:table-cell>
          <table:table-cell office:value-type="float" office:value="65.325456" calcext:value-type="float">
            <text:p>65.325456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1802]+1" office:value-type="float" office:value="181" calcext:value-type="float">
            <text:p>181</text:p>
          </table:table-cell>
          <table:table-cell table:formula="of:=[.B1802]" office:value-type="float" office:value="9" calcext:value-type="float">
            <text:p>9</text:p>
          </table:table-cell>
          <table:table-cell office:value-type="float" office:value="191.376128" calcext:value-type="float">
            <text:p>191.376128</text:p>
          </table:table-cell>
          <table:table-cell office:value-type="float" office:value="41.14172736" calcext:value-type="float">
            <text:p>41.14172736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803]+1" office:value-type="float" office:value="181" calcext:value-type="float">
            <text:p>181</text:p>
          </table:table-cell>
          <table:table-cell table:formula="of:=[.B1803]" office:value-type="float" office:value="10" calcext:value-type="float">
            <text:p>10</text:p>
          </table:table-cell>
          <table:table-cell office:value-type="float" office:value="154.17298688" calcext:value-type="float">
            <text:p>154.17298688</text:p>
          </table:table-cell>
          <table:table-cell office:value-type="float" office:value="43.7503104" calcext:value-type="float">
            <text:p>43.7503104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804]+1" office:value-type="float" office:value="182" calcext:value-type="float">
            <text:p>182</text:p>
          </table:table-cell>
          <table:table-cell table:formula="of:=[.B1804]" office:value-type="float" office:value="1" calcext:value-type="float">
            <text:p>1</text:p>
          </table:table-cell>
          <table:table-cell office:value-type="float" office:value="199.7575232" calcext:value-type="float">
            <text:p>199.7575232</text:p>
          </table:table-cell>
          <table:table-cell office:value-type="float" office:value="133.89335616" calcext:value-type="float">
            <text:p>133.89335616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805]+1" office:value-type="float" office:value="182" calcext:value-type="float">
            <text:p>182</text:p>
          </table:table-cell>
          <table:table-cell table:formula="of:=[.B1805]" office:value-type="float" office:value="2" calcext:value-type="float">
            <text:p>2</text:p>
          </table:table-cell>
          <table:table-cell office:value-type="float" office:value="107.73399936" calcext:value-type="float">
            <text:p>107.73399936</text:p>
          </table:table-cell>
          <table:table-cell office:value-type="float" office:value="133.63090368" calcext:value-type="float">
            <text:p>133.63090368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806]+1" office:value-type="float" office:value="182" calcext:value-type="float">
            <text:p>182</text:p>
          </table:table-cell>
          <table:table-cell table:formula="of:=[.B1806]" office:value-type="float" office:value="3" calcext:value-type="float">
            <text:p>3</text:p>
          </table:table-cell>
          <table:table-cell office:value-type="float" office:value="193.769408" calcext:value-type="float">
            <text:p>193.769408</text:p>
          </table:table-cell>
          <table:table-cell office:value-type="float" office:value="103.76042688" calcext:value-type="float">
            <text:p>103.76042688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1807]+1" office:value-type="float" office:value="182" calcext:value-type="float">
            <text:p>182</text:p>
          </table:table-cell>
          <table:table-cell table:formula="of:=[.B1807]" office:value-type="float" office:value="4" calcext:value-type="float">
            <text:p>4</text:p>
          </table:table-cell>
          <table:table-cell office:value-type="float" office:value="112.82001664" calcext:value-type="float">
            <text:p>112.82001664</text:p>
          </table:table-cell>
          <table:table-cell office:value-type="float" office:value="103.2903408" calcext:value-type="float">
            <text:p>103.290340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1808]+1" office:value-type="float" office:value="182" calcext:value-type="float">
            <text:p>182</text:p>
          </table:table-cell>
          <table:table-cell table:formula="of:=[.B1808]" office:value-type="float" office:value="5" calcext:value-type="float">
            <text:p>5</text:p>
          </table:table-cell>
          <table:table-cell office:value-type="float" office:value="187.95977728" calcext:value-type="float">
            <text:p>187.95977728</text:p>
          </table:table-cell>
          <table:table-cell office:value-type="float" office:value="70.18752" calcext:value-type="float">
            <text:p>70.18752</text:p>
          </table:table-cell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809]+1" office:value-type="float" office:value="182" calcext:value-type="float">
            <text:p>182</text:p>
          </table:table-cell>
          <table:table-cell table:formula="of:=[.B1809]" office:value-type="float" office:value="6" calcext:value-type="float">
            <text:p>6</text:p>
          </table:table-cell>
          <table:table-cell office:value-type="float" office:value="117.41952896" calcext:value-type="float">
            <text:p>117.41952896</text:p>
          </table:table-cell>
          <table:table-cell office:value-type="float" office:value="72.24635712" calcext:value-type="float">
            <text:p>72.24635712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810]+1" office:value-type="float" office:value="182" calcext:value-type="float">
            <text:p>182</text:p>
          </table:table-cell>
          <table:table-cell table:formula="of:=[.B1810]" office:value-type="float" office:value="7" calcext:value-type="float">
            <text:p>7</text:p>
          </table:table-cell>
          <table:table-cell office:value-type="float" office:value="173.9821248" calcext:value-type="float">
            <text:p>173.9821248</text:p>
          </table:table-cell>
          <table:table-cell office:value-type="float" office:value="46.7673168" calcext:value-type="float">
            <text:p>46.7673168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811]+1" office:value-type="float" office:value="182" calcext:value-type="float">
            <text:p>182</text:p>
          </table:table-cell>
          <table:table-cell table:formula="of:=[.B1811]" office:value-type="float" office:value="8" calcext:value-type="float">
            <text:p>8</text:p>
          </table:table-cell>
          <table:table-cell office:value-type="float" office:value="127.6996541056" calcext:value-type="float">
            <text:p>127.6996541056</text:p>
          </table:table-cell>
          <table:table-cell office:value-type="float" office:value="49.97423712" calcext:value-type="float">
            <text:p>49.9742371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1812]+1" office:value-type="float" office:value="182" calcext:value-type="float">
            <text:p>182</text:p>
          </table:table-cell>
          <table:table-cell table:formula="of:=[.B1812]" office:value-type="float" office:value="9" calcext:value-type="float">
            <text:p>9</text:p>
          </table:table-cell>
          <table:table-cell office:value-type="float" office:value="169.13288064" calcext:value-type="float">
            <text:p>169.13288064</text:p>
          </table:table-cell>
          <table:table-cell office:value-type="float" office:value="26.9815632" calcext:value-type="float">
            <text:p>26.9815632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1813]+1" office:value-type="float" office:value="182" calcext:value-type="float">
            <text:p>182</text:p>
          </table:table-cell>
          <table:table-cell table:formula="of:=[.B1813]" office:value-type="float" office:value="10" calcext:value-type="float">
            <text:p>10</text:p>
          </table:table-cell>
          <table:table-cell office:value-type="float" office:value="132.1796672" calcext:value-type="float">
            <text:p>132.1796672</text:p>
          </table:table-cell>
          <table:table-cell office:value-type="float" office:value="27.2420928" calcext:value-type="float">
            <text:p>27.242092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814]+1" office:value-type="float" office:value="183" calcext:value-type="float">
            <text:p>183</text:p>
          </table:table-cell>
          <table:table-cell table:formula="of:=[.B1814]" office:value-type="float" office:value="1" calcext:value-type="float">
            <text:p>1</text:p>
          </table:table-cell>
          <table:table-cell office:value-type="float" office:value="208.70790912" calcext:value-type="float">
            <text:p>208.70790912</text:p>
          </table:table-cell>
          <table:table-cell office:value-type="float" office:value="135.48094368" calcext:value-type="float">
            <text:p>135.48094368</text:p>
          </table:table-cell>
          <table:table-cell office:value-type="float" office:value="208" calcext:value-type="float">
            <text:p>20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815]+1" office:value-type="float" office:value="183" calcext:value-type="float">
            <text:p>183</text:p>
          </table:table-cell>
          <table:table-cell table:formula="of:=[.B1815]" office:value-type="float" office:value="2" calcext:value-type="float">
            <text:p>2</text:p>
          </table:table-cell>
          <table:table-cell office:value-type="float" office:value="117.3915584" calcext:value-type="float">
            <text:p>117.3915584</text:p>
          </table:table-cell>
          <table:table-cell office:value-type="float" office:value="136.59560928" calcext:value-type="float">
            <text:p>136.59560928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816]+1" office:value-type="float" office:value="183" calcext:value-type="float">
            <text:p>183</text:p>
          </table:table-cell>
          <table:table-cell table:formula="of:=[.B1816]" office:value-type="float" office:value="3" calcext:value-type="float">
            <text:p>3</text:p>
          </table:table-cell>
          <table:table-cell office:value-type="float" office:value="203.2357376" calcext:value-type="float">
            <text:p>203.2357376</text:p>
          </table:table-cell>
          <table:table-cell office:value-type="float" office:value="104.85051648" calcext:value-type="float">
            <text:p>104.85051648</text:p>
          </table:table-cell>
          <table:table-cell office:value-type="float" office:value="203" calcext:value-type="float">
            <text:p>203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817]+1" office:value-type="float" office:value="183" calcext:value-type="float">
            <text:p>183</text:p>
          </table:table-cell>
          <table:table-cell table:formula="of:=[.B1817]" office:value-type="float" office:value="4" calcext:value-type="float">
            <text:p>4</text:p>
          </table:table-cell>
          <table:table-cell office:value-type="float" office:value="121.403781888" calcext:value-type="float">
            <text:p>121.403781888</text:p>
          </table:table-cell>
          <table:table-cell office:value-type="float" office:value="106.749783744" calcext:value-type="float">
            <text:p>106.749783744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818]+1" office:value-type="float" office:value="183" calcext:value-type="float">
            <text:p>183</text:p>
          </table:table-cell>
          <table:table-cell table:formula="of:=[.B1818]" office:value-type="float" office:value="5" calcext:value-type="float">
            <text:p>5</text:p>
          </table:table-cell>
          <table:table-cell office:value-type="float" office:value="198.105088" calcext:value-type="float">
            <text:p>198.105088</text:p>
          </table:table-cell>
          <table:table-cell office:value-type="float" office:value="72.6855936" calcext:value-type="float">
            <text:p>72.6855936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819]+1" office:value-type="float" office:value="183" calcext:value-type="float">
            <text:p>183</text:p>
          </table:table-cell>
          <table:table-cell table:formula="of:=[.B1819]" office:value-type="float" office:value="6" calcext:value-type="float">
            <text:p>6</text:p>
          </table:table-cell>
          <table:table-cell office:value-type="float" office:value="124.646690432" calcext:value-type="float">
            <text:p>124.646690432</text:p>
          </table:table-cell>
          <table:table-cell office:value-type="float" office:value="74.69628768" calcext:value-type="float">
            <text:p>74.69628768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1820]+1" office:value-type="float" office:value="183" calcext:value-type="float">
            <text:p>183</text:p>
          </table:table-cell>
          <table:table-cell table:formula="of:=[.B1820]" office:value-type="float" office:value="7" calcext:value-type="float">
            <text:p>7</text:p>
          </table:table-cell>
          <table:table-cell office:value-type="float" office:value="182.65081088" calcext:value-type="float">
            <text:p>182.65081088</text:p>
          </table:table-cell>
          <table:table-cell office:value-type="float" office:value="49.41751392" calcext:value-type="float">
            <text:p>49.41751392</text:p>
          </table:table-cell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821]+1" office:value-type="float" office:value="183" calcext:value-type="float">
            <text:p>183</text:p>
          </table:table-cell>
          <table:table-cell table:formula="of:=[.B1821]" office:value-type="float" office:value="8" calcext:value-type="float">
            <text:p>8</text:p>
          </table:table-cell>
          <table:table-cell office:value-type="float" office:value="136.75927936" calcext:value-type="float">
            <text:p>136.75927936</text:p>
          </table:table-cell>
          <table:table-cell office:value-type="float" office:value="52.2191712" calcext:value-type="float">
            <text:p>52.2191712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822]+1" office:value-type="float" office:value="183" calcext:value-type="float">
            <text:p>183</text:p>
          </table:table-cell>
          <table:table-cell table:formula="of:=[.B1822]" office:value-type="float" office:value="9" calcext:value-type="float">
            <text:p>9</text:p>
          </table:table-cell>
          <table:table-cell office:value-type="float" office:value="177.29479168" calcext:value-type="float">
            <text:p>177.29479168</text:p>
          </table:table-cell>
          <table:table-cell office:value-type="float" office:value="27.3403008" calcext:value-type="float">
            <text:p>27.3403008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823]+1" office:value-type="float" office:value="183" calcext:value-type="float">
            <text:p>183</text:p>
          </table:table-cell>
          <table:table-cell table:formula="of:=[.B1823]" office:value-type="float" office:value="10" calcext:value-type="float">
            <text:p>10</text:p>
          </table:table-cell>
          <table:table-cell office:value-type="float" office:value="140.31704704" calcext:value-type="float">
            <text:p>140.31704704</text:p>
          </table:table-cell>
          <table:table-cell office:value-type="float" office:value="28.70129568" calcext:value-type="float">
            <text:p>28.70129568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824]+1" office:value-type="float" office:value="184" calcext:value-type="float">
            <text:p>184</text:p>
          </table:table-cell>
          <table:table-cell table:formula="of:=[.B1824]" office:value-type="float" office:value="1" calcext:value-type="float">
            <text:p>1</text:p>
          </table:table-cell>
          <table:table-cell office:value-type="float" office:value="207.16028544" calcext:value-type="float">
            <text:p>207.16028544</text:p>
          </table:table-cell>
          <table:table-cell office:value-type="float" office:value="139.8534336" calcext:value-type="float">
            <text:p>139.8534336</text:p>
          </table:table-cell>
          <table:table-cell office:value-type="float" office:value="210" calcext:value-type="float">
            <text:p>210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825]+1" office:value-type="float" office:value="184" calcext:value-type="float">
            <text:p>184</text:p>
          </table:table-cell>
          <table:table-cell table:formula="of:=[.B1825]" office:value-type="float" office:value="2" calcext:value-type="float">
            <text:p>2</text:p>
          </table:table-cell>
          <table:table-cell office:value-type="float" office:value="121.583896576" calcext:value-type="float">
            <text:p>121.583896576</text:p>
          </table:table-cell>
          <table:table-cell office:value-type="float" office:value="143.8269936" calcext:value-type="float">
            <text:p>143.8269936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826]+1" office:value-type="float" office:value="184" calcext:value-type="float">
            <text:p>184</text:p>
          </table:table-cell>
          <table:table-cell table:formula="of:=[.B1826]" office:value-type="float" office:value="3" calcext:value-type="float">
            <text:p>3</text:p>
          </table:table-cell>
          <table:table-cell office:value-type="float" office:value="201.29806464" calcext:value-type="float">
            <text:p>201.29806464</text:p>
          </table:table-cell>
          <table:table-cell office:value-type="float" office:value="111.9385872" calcext:value-type="float">
            <text:p>111.9385872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827]+1" office:value-type="float" office:value="184" calcext:value-type="float">
            <text:p>184</text:p>
          </table:table-cell>
          <table:table-cell table:formula="of:=[.B1827]" office:value-type="float" office:value="4" calcext:value-type="float">
            <text:p>4</text:p>
          </table:table-cell>
          <table:table-cell office:value-type="float" office:value="125.451224832" calcext:value-type="float">
            <text:p>125.451224832</text:p>
          </table:table-cell>
          <table:table-cell office:value-type="float" office:value="114.2397936" calcext:value-type="float">
            <text:p>114.2397936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1828]+1" office:value-type="float" office:value="184" calcext:value-type="float">
            <text:p>184</text:p>
          </table:table-cell>
          <table:table-cell table:formula="of:=[.B1828]" office:value-type="float" office:value="5" calcext:value-type="float">
            <text:p>5</text:p>
          </table:table-cell>
          <table:table-cell office:value-type="float" office:value="195.07791872" calcext:value-type="float">
            <text:p>195.07791872</text:p>
          </table:table-cell>
          <table:table-cell office:value-type="float" office:value="80.92813152" calcext:value-type="float">
            <text:p>80.92813152</text:p>
          </table:table-cell>
          <table:table-cell office:value-type="float" office:value="197" calcext:value-type="float">
            <text:p>19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829]+1" office:value-type="float" office:value="184" calcext:value-type="float">
            <text:p>184</text:p>
          </table:table-cell>
          <table:table-cell table:formula="of:=[.B1829]" office:value-type="float" office:value="6" calcext:value-type="float">
            <text:p>6</text:p>
          </table:table-cell>
          <table:table-cell office:value-type="float" office:value="126.861358592" calcext:value-type="float">
            <text:p>126.861358592</text:p>
          </table:table-cell>
          <table:table-cell office:value-type="float" office:value="83.44693824" calcext:value-type="float">
            <text:p>83.44693824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1830]+1" office:value-type="float" office:value="184" calcext:value-type="float">
            <text:p>184</text:p>
          </table:table-cell>
          <table:table-cell table:formula="of:=[.B1830]" office:value-type="float" office:value="7" calcext:value-type="float">
            <text:p>7</text:p>
          </table:table-cell>
          <table:table-cell office:value-type="float" office:value="181.76560256" calcext:value-type="float">
            <text:p>181.76560256</text:p>
          </table:table-cell>
          <table:table-cell office:value-type="float" office:value="59.357208" calcext:value-type="float">
            <text:p>59.357208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831]+1" office:value-type="float" office:value="184" calcext:value-type="float">
            <text:p>184</text:p>
          </table:table-cell>
          <table:table-cell table:formula="of:=[.B1831]" office:value-type="float" office:value="8" calcext:value-type="float">
            <text:p>8</text:p>
          </table:table-cell>
          <table:table-cell office:value-type="float" office:value="137.97316608" calcext:value-type="float">
            <text:p>137.97316608</text:p>
          </table:table-cell>
          <table:table-cell office:value-type="float" office:value="62.446944" calcext:value-type="float">
            <text:p>62.446944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832]+1" office:value-type="float" office:value="184" calcext:value-type="float">
            <text:p>184</text:p>
          </table:table-cell>
          <table:table-cell table:formula="of:=[.B1832]" office:value-type="float" office:value="9" calcext:value-type="float">
            <text:p>9</text:p>
          </table:table-cell>
          <table:table-cell office:value-type="float" office:value="174.30791424" calcext:value-type="float">
            <text:p>174.30791424</text:p>
          </table:table-cell>
          <table:table-cell office:value-type="float" office:value="39.5257344" calcext:value-type="float">
            <text:p>39.5257344</text:p>
          </table:table-cell>
          <table:table-cell office:value-type="float" office:value="175" calcext:value-type="float">
            <text:p>17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833]+1" office:value-type="float" office:value="184" calcext:value-type="float">
            <text:p>184</text:p>
          </table:table-cell>
          <table:table-cell table:formula="of:=[.B1833]" office:value-type="float" office:value="10" calcext:value-type="float">
            <text:p>10</text:p>
          </table:table-cell>
          <table:table-cell office:value-type="float" office:value="140.29961728" calcext:value-type="float">
            <text:p>140.29961728</text:p>
          </table:table-cell>
          <table:table-cell office:value-type="float" office:value="42.4622784" calcext:value-type="float">
            <text:p>42.4622784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834]+1" office:value-type="float" office:value="185" calcext:value-type="float">
            <text:p>185</text:p>
          </table:table-cell>
          <table:table-cell table:formula="of:=[.B1834]" office:value-type="float" office:value="1" calcext:value-type="float">
            <text:p>1</text:p>
          </table:table-cell>
          <table:table-cell office:value-type="float" office:value="226.4697856" calcext:value-type="float">
            <text:p>226.4697856</text:p>
          </table:table-cell>
          <table:table-cell office:value-type="float" office:value="132.75254592" calcext:value-type="float">
            <text:p>132.75254592</text:p>
          </table:table-cell>
          <table:table-cell office:value-type="float" office:value="228" calcext:value-type="float">
            <text:p>228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835]+1" office:value-type="float" office:value="185" calcext:value-type="float">
            <text:p>185</text:p>
          </table:table-cell>
          <table:table-cell table:formula="of:=[.B1835]" office:value-type="float" office:value="2" calcext:value-type="float">
            <text:p>2</text:p>
          </table:table-cell>
          <table:table-cell office:value-type="float" office:value="133.788454016" calcext:value-type="float">
            <text:p>133.788454016</text:p>
          </table:table-cell>
          <table:table-cell office:value-type="float" office:value="135.47806272" calcext:value-type="float">
            <text:p>135.4780627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836]+1" office:value-type="float" office:value="185" calcext:value-type="float">
            <text:p>185</text:p>
          </table:table-cell>
          <table:table-cell table:formula="of:=[.B1836]" office:value-type="float" office:value="3" calcext:value-type="float">
            <text:p>3</text:p>
          </table:table-cell>
          <table:table-cell office:value-type="float" office:value="221.52946432" calcext:value-type="float">
            <text:p>221.52946432</text:p>
          </table:table-cell>
          <table:table-cell office:value-type="float" office:value="102.634849536" calcext:value-type="float">
            <text:p>102.634849536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837]+1" office:value-type="float" office:value="185" calcext:value-type="float">
            <text:p>185</text:p>
          </table:table-cell>
          <table:table-cell table:formula="of:=[.B1837]" office:value-type="float" office:value="4" calcext:value-type="float">
            <text:p>4</text:p>
          </table:table-cell>
          <table:table-cell office:value-type="float" office:value="137.37769088" calcext:value-type="float">
            <text:p>137.37769088</text:p>
          </table:table-cell>
          <table:table-cell office:value-type="float" office:value="104.24063328" calcext:value-type="float">
            <text:p>104.24063328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1838]+1" office:value-type="float" office:value="185" calcext:value-type="float">
            <text:p>185</text:p>
          </table:table-cell>
          <table:table-cell table:formula="of:=[.B1838]" office:value-type="float" office:value="5" calcext:value-type="float">
            <text:p>5</text:p>
          </table:table-cell>
          <table:table-cell office:value-type="float" office:value="214.8534656" calcext:value-type="float">
            <text:p>214.8534656</text:p>
          </table:table-cell>
          <table:table-cell office:value-type="float" office:value="71.57219136" calcext:value-type="float">
            <text:p>71.57219136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1839]+1" office:value-type="float" office:value="185" calcext:value-type="float">
            <text:p>185</text:p>
          </table:table-cell>
          <table:table-cell table:formula="of:=[.B1839]" office:value-type="float" office:value="6" calcext:value-type="float">
            <text:p>6</text:p>
          </table:table-cell>
          <table:table-cell office:value-type="float" office:value="140.70332416" calcext:value-type="float">
            <text:p>140.70332416</text:p>
          </table:table-cell>
          <table:table-cell office:value-type="float" office:value="73.21682784" calcext:value-type="float">
            <text:p>73.21682784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1840]+1" office:value-type="float" office:value="185" calcext:value-type="float">
            <text:p>185</text:p>
          </table:table-cell>
          <table:table-cell table:formula="of:=[.B1840]" office:value-type="float" office:value="7" calcext:value-type="float">
            <text:p>7</text:p>
          </table:table-cell>
          <table:table-cell office:value-type="float" office:value="199.75954432" calcext:value-type="float">
            <text:p>199.75954432</text:p>
          </table:table-cell>
          <table:table-cell office:value-type="float" office:value="47.7386976" calcext:value-type="float">
            <text:p>47.7386976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841]+1" office:value-type="float" office:value="185" calcext:value-type="float">
            <text:p>185</text:p>
          </table:table-cell>
          <table:table-cell table:formula="of:=[.B1841]" office:value-type="float" office:value="8" calcext:value-type="float">
            <text:p>8</text:p>
          </table:table-cell>
          <table:table-cell office:value-type="float" office:value="152.70160128" calcext:value-type="float">
            <text:p>152.70160128</text:p>
          </table:table-cell>
          <table:table-cell office:value-type="float" office:value="50.08418112" calcext:value-type="float">
            <text:p>50.08418112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842]+1" office:value-type="float" office:value="185" calcext:value-type="float">
            <text:p>185</text:p>
          </table:table-cell>
          <table:table-cell table:formula="of:=[.B1842]" office:value-type="float" office:value="9" calcext:value-type="float">
            <text:p>9</text:p>
          </table:table-cell>
          <table:table-cell office:value-type="float" office:value="193.1671424" calcext:value-type="float">
            <text:p>193.1671424</text:p>
          </table:table-cell>
          <table:table-cell office:value-type="float" office:value="25.593072" calcext:value-type="float">
            <text:p>25.593072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1843]+1" office:value-type="float" office:value="185" calcext:value-type="float">
            <text:p>185</text:p>
          </table:table-cell>
          <table:table-cell table:formula="of:=[.B1843]" office:value-type="float" office:value="10" calcext:value-type="float">
            <text:p>10</text:p>
          </table:table-cell>
          <table:table-cell office:value-type="float" office:value="154.9774848" calcext:value-type="float">
            <text:p>154.9774848</text:p>
          </table:table-cell>
          <table:table-cell office:value-type="float" office:value="27.95450592" calcext:value-type="float">
            <text:p>27.9545059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1844]+1" office:value-type="float" office:value="186" calcext:value-type="float">
            <text:p>186</text:p>
          </table:table-cell>
          <table:table-cell table:formula="of:=[.B1844]" office:value-type="float" office:value="1" calcext:value-type="float">
            <text:p>1</text:p>
          </table:table-cell>
          <table:table-cell office:value-type="float" office:value="226.49569664" calcext:value-type="float">
            <text:p>226.49569664</text:p>
          </table:table-cell>
          <table:table-cell office:value-type="float" office:value="145.3567776" calcext:value-type="float">
            <text:p>145.3567776</text:p>
          </table:table-cell>
          <table:table-cell office:value-type="float" office:value="227" calcext:value-type="float">
            <text:p>227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845]+1" office:value-type="float" office:value="186" calcext:value-type="float">
            <text:p>186</text:p>
          </table:table-cell>
          <table:table-cell table:formula="of:=[.B1845]" office:value-type="float" office:value="2" calcext:value-type="float">
            <text:p>2</text:p>
          </table:table-cell>
          <table:table-cell office:value-type="float" office:value="138.370923008" calcext:value-type="float">
            <text:p>138.370923008</text:p>
          </table:table-cell>
          <table:table-cell office:value-type="float" office:value="144.0560832" calcext:value-type="float">
            <text:p>144.0560832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1846]+1" office:value-type="float" office:value="186" calcext:value-type="float">
            <text:p>186</text:p>
          </table:table-cell>
          <table:table-cell table:formula="of:=[.B1846]" office:value-type="float" office:value="3" calcext:value-type="float">
            <text:p>3</text:p>
          </table:table-cell>
          <table:table-cell office:value-type="float" office:value="222.9719168" calcext:value-type="float">
            <text:p>222.9719168</text:p>
          </table:table-cell>
          <table:table-cell office:value-type="float" office:value="115.85427168" calcext:value-type="float">
            <text:p>115.85427168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847]+1" office:value-type="float" office:value="186" calcext:value-type="float">
            <text:p>186</text:p>
          </table:table-cell>
          <table:table-cell table:formula="of:=[.B1847]" office:value-type="float" office:value="4" calcext:value-type="float">
            <text:p>4</text:p>
          </table:table-cell>
          <table:table-cell office:value-type="float" office:value="143.05922688" calcext:value-type="float">
            <text:p>143.05922688</text:p>
          </table:table-cell>
          <table:table-cell office:value-type="float" office:value="114.01121664" calcext:value-type="float">
            <text:p>114.01121664</text:p>
          </table:table-cell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848]+1" office:value-type="float" office:value="186" calcext:value-type="float">
            <text:p>186</text:p>
          </table:table-cell>
          <table:table-cell table:formula="of:=[.B1848]" office:value-type="float" office:value="5" calcext:value-type="float">
            <text:p>5</text:p>
          </table:table-cell>
          <table:table-cell office:value-type="float" office:value="219.2412544" calcext:value-type="float">
            <text:p>219.2412544</text:p>
          </table:table-cell>
          <table:table-cell office:value-type="float" office:value="84.21164352" calcext:value-type="float">
            <text:p>84.21164352</text:p>
          </table:table-cell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849]+1" office:value-type="float" office:value="186" calcext:value-type="float">
            <text:p>186</text:p>
          </table:table-cell>
          <table:table-cell table:formula="of:=[.B1849]" office:value-type="float" office:value="6" calcext:value-type="float">
            <text:p>6</text:p>
          </table:table-cell>
          <table:table-cell office:value-type="float" office:value="147.61197696" calcext:value-type="float">
            <text:p>147.61197696</text:p>
          </table:table-cell>
          <table:table-cell office:value-type="float" office:value="82.3452816" calcext:value-type="float">
            <text:p>82.3452816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850]+1" office:value-type="float" office:value="186" calcext:value-type="float">
            <text:p>186</text:p>
          </table:table-cell>
          <table:table-cell table:formula="of:=[.B1850]" office:value-type="float" office:value="7" calcext:value-type="float">
            <text:p>7</text:p>
          </table:table-cell>
          <table:table-cell office:value-type="float" office:value="206.27906048" calcext:value-type="float">
            <text:p>206.27906048</text:p>
          </table:table-cell>
          <table:table-cell office:value-type="float" office:value="59.67635808" calcext:value-type="float">
            <text:p>59.67635808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851]+1" office:value-type="float" office:value="186" calcext:value-type="float">
            <text:p>186</text:p>
          </table:table-cell>
          <table:table-cell table:formula="of:=[.B1851]" office:value-type="float" office:value="8" calcext:value-type="float">
            <text:p>8</text:p>
          </table:table-cell>
          <table:table-cell office:value-type="float" office:value="160.4254528" calcext:value-type="float">
            <text:p>160.4254528</text:p>
          </table:table-cell>
          <table:table-cell office:value-type="float" office:value="60.47691264" calcext:value-type="float">
            <text:p>60.47691264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852]+1" office:value-type="float" office:value="186" calcext:value-type="float">
            <text:p>186</text:p>
          </table:table-cell>
          <table:table-cell table:formula="of:=[.B1852]" office:value-type="float" office:value="9" calcext:value-type="float">
            <text:p>9</text:p>
          </table:table-cell>
          <table:table-cell office:value-type="float" office:value="201.2099584" calcext:value-type="float">
            <text:p>201.2099584</text:p>
          </table:table-cell>
          <table:table-cell office:value-type="float" office:value="38.1827088" calcext:value-type="float">
            <text:p>38.1827088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1853]+1" office:value-type="float" office:value="186" calcext:value-type="float">
            <text:p>186</text:p>
          </table:table-cell>
          <table:table-cell table:formula="of:=[.B1853]" office:value-type="float" office:value="10" calcext:value-type="float">
            <text:p>10</text:p>
          </table:table-cell>
          <table:table-cell office:value-type="float" office:value="163.96863232" calcext:value-type="float">
            <text:p>163.96863232</text:p>
          </table:table-cell>
          <table:table-cell office:value-type="float" office:value="38.8660128" calcext:value-type="float">
            <text:p>38.8660128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854]+1" office:value-type="float" office:value="187" calcext:value-type="float">
            <text:p>187</text:p>
          </table:table-cell>
          <table:table-cell table:formula="of:=[.B1854]" office:value-type="float" office:value="1" calcext:value-type="float">
            <text:p>1</text:p>
          </table:table-cell>
          <table:table-cell office:value-type="float" office:value="221.10921472" calcext:value-type="float">
            <text:p>221.10921472</text:p>
          </table:table-cell>
          <table:table-cell office:value-type="float" office:value="141.24457728" calcext:value-type="float">
            <text:p>141.24457728</text:p>
          </table:table-cell>
          <table:table-cell office:value-type="float" office:value="221" calcext:value-type="float">
            <text:p>221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1855]+1" office:value-type="float" office:value="187" calcext:value-type="float">
            <text:p>187</text:p>
          </table:table-cell>
          <table:table-cell table:formula="of:=[.B1855]" office:value-type="float" office:value="2" calcext:value-type="float">
            <text:p>2</text:p>
          </table:table-cell>
          <table:table-cell office:value-type="float" office:value="133.8490752" calcext:value-type="float">
            <text:p>133.8490752</text:p>
          </table:table-cell>
          <table:table-cell office:value-type="float" office:value="137.98117728" calcext:value-type="float">
            <text:p>137.9811772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1856]+1" office:value-type="float" office:value="187" calcext:value-type="float">
            <text:p>187</text:p>
          </table:table-cell>
          <table:table-cell table:formula="of:=[.B1856]" office:value-type="float" office:value="3" calcext:value-type="float">
            <text:p>3</text:p>
          </table:table-cell>
          <table:table-cell office:value-type="float" office:value="217.7095872" calcext:value-type="float">
            <text:p>217.7095872</text:p>
          </table:table-cell>
          <table:table-cell office:value-type="float" office:value="111.08199936" calcext:value-type="float">
            <text:p>111.08199936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1857]+1" office:value-type="float" office:value="187" calcext:value-type="float">
            <text:p>187</text:p>
          </table:table-cell>
          <table:table-cell table:formula="of:=[.B1857]" office:value-type="float" office:value="4" calcext:value-type="float">
            <text:p>4</text:p>
          </table:table-cell>
          <table:table-cell office:value-type="float" office:value="139.34730496" calcext:value-type="float">
            <text:p>139.34730496</text:p>
          </table:table-cell>
          <table:table-cell office:value-type="float" office:value="107.89263456" calcext:value-type="float">
            <text:p>107.89263456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858]+1" office:value-type="float" office:value="187" calcext:value-type="float">
            <text:p>187</text:p>
          </table:table-cell>
          <table:table-cell table:formula="of:=[.B1858]" office:value-type="float" office:value="5" calcext:value-type="float">
            <text:p>5</text:p>
          </table:table-cell>
          <table:table-cell office:value-type="float" office:value="214.11718016" calcext:value-type="float">
            <text:p>214.11718016</text:p>
          </table:table-cell>
          <table:table-cell office:value-type="float" office:value="81.78331968" calcext:value-type="float">
            <text:p>81.78331968</text:p>
          </table:table-cell>
          <table:table-cell office:value-type="float" office:value="215" calcext:value-type="float">
            <text:p>215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859]+1" office:value-type="float" office:value="187" calcext:value-type="float">
            <text:p>187</text:p>
          </table:table-cell>
          <table:table-cell table:formula="of:=[.B1859]" office:value-type="float" office:value="6" calcext:value-type="float">
            <text:p>6</text:p>
          </table:table-cell>
          <table:table-cell office:value-type="float" office:value="143.686811392" calcext:value-type="float">
            <text:p>143.686811392</text:p>
          </table:table-cell>
          <table:table-cell office:value-type="float" office:value="78.95630592" calcext:value-type="float">
            <text:p>78.95630592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860]+1" office:value-type="float" office:value="187" calcext:value-type="float">
            <text:p>187</text:p>
          </table:table-cell>
          <table:table-cell table:formula="of:=[.B1860]" office:value-type="float" office:value="7" calcext:value-type="float">
            <text:p>7</text:p>
          </table:table-cell>
          <table:table-cell office:value-type="float" office:value="201.3492992" calcext:value-type="float">
            <text:p>201.3492992</text:p>
          </table:table-cell>
          <table:table-cell office:value-type="float" office:value="59.1593088" calcext:value-type="float">
            <text:p>59.1593088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861]+1" office:value-type="float" office:value="187" calcext:value-type="float">
            <text:p>187</text:p>
          </table:table-cell>
          <table:table-cell table:formula="of:=[.B1861]" office:value-type="float" office:value="8" calcext:value-type="float">
            <text:p>8</text:p>
          </table:table-cell>
          <table:table-cell office:value-type="float" office:value="157.3425536" calcext:value-type="float">
            <text:p>157.3425536</text:p>
          </table:table-cell>
          <table:table-cell office:value-type="float" office:value="58.7687232" calcext:value-type="float">
            <text:p>58.7687232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1862]+1" office:value-type="float" office:value="187" calcext:value-type="float">
            <text:p>187</text:p>
          </table:table-cell>
          <table:table-cell table:formula="of:=[.B1862]" office:value-type="float" office:value="9" calcext:value-type="float">
            <text:p>9</text:p>
          </table:table-cell>
          <table:table-cell office:value-type="float" office:value="196.42413312" calcext:value-type="float">
            <text:p>196.42413312</text:p>
          </table:table-cell>
          <table:table-cell office:value-type="float" office:value="38.3256288" calcext:value-type="float">
            <text:p>38.3256288</text:p>
          </table:table-cell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863]+1" office:value-type="float" office:value="187" calcext:value-type="float">
            <text:p>187</text:p>
          </table:table-cell>
          <table:table-cell table:formula="of:=[.B1863]" office:value-type="float" office:value="10" calcext:value-type="float">
            <text:p>10</text:p>
          </table:table-cell>
          <table:table-cell office:value-type="float" office:value="161.66851072" calcext:value-type="float">
            <text:p>161.66851072</text:p>
          </table:table-cell>
          <table:table-cell office:value-type="float" office:value="38.6113248" calcext:value-type="float">
            <text:p>38.6113248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864]+1" office:value-type="float" office:value="188" calcext:value-type="float">
            <text:p>188</text:p>
          </table:table-cell>
          <table:table-cell table:formula="of:=[.B1864]" office:value-type="float" office:value="1" calcext:value-type="float">
            <text:p>1</text:p>
          </table:table-cell>
          <table:table-cell office:value-type="float" office:value="214.6668096" calcext:value-type="float">
            <text:p>214.6668096</text:p>
          </table:table-cell>
          <table:table-cell office:value-type="float" office:value="134.74377792" calcext:value-type="float">
            <text:p>134.74377792</text:p>
          </table:table-cell>
          <table:table-cell office:value-type="float" office:value="210" calcext:value-type="float">
            <text:p>210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865]+1" office:value-type="float" office:value="188" calcext:value-type="float">
            <text:p>188</text:p>
          </table:table-cell>
          <table:table-cell table:formula="of:=[.B1865]" office:value-type="float" office:value="2" calcext:value-type="float">
            <text:p>2</text:p>
          </table:table-cell>
          <table:table-cell office:value-type="float" office:value="128.6540739584" calcext:value-type="float">
            <text:p>128.6540739584</text:p>
          </table:table-cell>
          <table:table-cell office:value-type="float" office:value="126.66151392" calcext:value-type="float">
            <text:p>126.6615139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866]+1" office:value-type="float" office:value="188" calcext:value-type="float">
            <text:p>188</text:p>
          </table:table-cell>
          <table:table-cell table:formula="of:=[.B1866]" office:value-type="float" office:value="3" calcext:value-type="float">
            <text:p>3</text:p>
          </table:table-cell>
          <table:table-cell office:value-type="float" office:value="213.18408192" calcext:value-type="float">
            <text:p>213.18408192</text:p>
          </table:table-cell>
          <table:table-cell office:value-type="float" office:value="104.90940768" calcext:value-type="float">
            <text:p>104.90940768</text:p>
          </table:table-cell>
          <table:table-cell office:value-type="float" office:value="210" calcext:value-type="float">
            <text:p>21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867]+1" office:value-type="float" office:value="188" calcext:value-type="float">
            <text:p>188</text:p>
          </table:table-cell>
          <table:table-cell table:formula="of:=[.B1867]" office:value-type="float" office:value="4" calcext:value-type="float">
            <text:p>4</text:p>
          </table:table-cell>
          <table:table-cell office:value-type="float" office:value="135.958865152" calcext:value-type="float">
            <text:p>135.958865152</text:p>
          </table:table-cell>
          <table:table-cell office:value-type="float" office:value="98.364975744" calcext:value-type="float">
            <text:p>98.364975744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1868]+1" office:value-type="float" office:value="188" calcext:value-type="float">
            <text:p>188</text:p>
          </table:table-cell>
          <table:table-cell table:formula="of:=[.B1868]" office:value-type="float" office:value="5" calcext:value-type="float">
            <text:p>5</text:p>
          </table:table-cell>
          <table:table-cell office:value-type="float" office:value="212.00983424" calcext:value-type="float">
            <text:p>212.00983424</text:p>
          </table:table-cell>
          <table:table-cell office:value-type="float" office:value="75.4612512" calcext:value-type="float">
            <text:p>75.4612512</text:p>
          </table:table-cell>
          <table:table-cell office:value-type="float" office:value="210" calcext:value-type="float">
            <text:p>21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1869]+1" office:value-type="float" office:value="188" calcext:value-type="float">
            <text:p>188</text:p>
          </table:table-cell>
          <table:table-cell table:formula="of:=[.B1869]" office:value-type="float" office:value="6" calcext:value-type="float">
            <text:p>6</text:p>
          </table:table-cell>
          <table:table-cell office:value-type="float" office:value="142.11101632" calcext:value-type="float">
            <text:p>142.11101632</text:p>
          </table:table-cell>
          <table:table-cell office:value-type="float" office:value="68.1767232" calcext:value-type="float">
            <text:p>68.1767232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870]+1" office:value-type="float" office:value="188" calcext:value-type="float">
            <text:p>188</text:p>
          </table:table-cell>
          <table:table-cell table:formula="of:=[.B1870]" office:value-type="float" office:value="7" calcext:value-type="float">
            <text:p>7</text:p>
          </table:table-cell>
          <table:table-cell office:value-type="float" office:value="201.6069952" calcext:value-type="float">
            <text:p>201.6069952</text:p>
          </table:table-cell>
          <table:table-cell office:value-type="float" office:value="51.0668304" calcext:value-type="float">
            <text:p>51.0668304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1871]+1" office:value-type="float" office:value="188" calcext:value-type="float">
            <text:p>188</text:p>
          </table:table-cell>
          <table:table-cell table:formula="of:=[.B1871]" office:value-type="float" office:value="8" calcext:value-type="float">
            <text:p>8</text:p>
          </table:table-cell>
          <table:table-cell office:value-type="float" office:value="156.08511744" calcext:value-type="float">
            <text:p>156.08511744</text:p>
          </table:table-cell>
          <table:table-cell office:value-type="float" office:value="48.2569632" calcext:value-type="float">
            <text:p>48.2569632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872]+1" office:value-type="float" office:value="188" calcext:value-type="float">
            <text:p>188</text:p>
          </table:table-cell>
          <table:table-cell table:formula="of:=[.B1872]" office:value-type="float" office:value="9" calcext:value-type="float">
            <text:p>9</text:p>
          </table:table-cell>
          <table:table-cell office:value-type="float" office:value="199.23735808" calcext:value-type="float">
            <text:p>199.23735808</text:p>
          </table:table-cell>
          <table:table-cell office:value-type="float" office:value="32.0220768" calcext:value-type="float">
            <text:p>32.0220768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1873]+1" office:value-type="float" office:value="188" calcext:value-type="float">
            <text:p>188</text:p>
          </table:table-cell>
          <table:table-cell table:formula="of:=[.B1873]" office:value-type="float" office:value="10" calcext:value-type="float">
            <text:p>10</text:p>
          </table:table-cell>
          <table:table-cell office:value-type="float" office:value="162.868544" calcext:value-type="float">
            <text:p>162.868544</text:p>
          </table:table-cell>
          <table:table-cell office:value-type="float" office:value="29.26180416" calcext:value-type="float">
            <text:p>29.26180416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874]+1" office:value-type="float" office:value="189" calcext:value-type="float">
            <text:p>189</text:p>
          </table:table-cell>
          <table:table-cell table:formula="of:=[.B1874]" office:value-type="float" office:value="1" calcext:value-type="float">
            <text:p>1</text:p>
          </table:table-cell>
          <table:table-cell office:value-type="float" office:value="214.1746048" calcext:value-type="float">
            <text:p>214.1746048</text:p>
          </table:table-cell>
          <table:table-cell office:value-type="float" office:value="147.4781472" calcext:value-type="float">
            <text:p>147.4781472</text:p>
          </table:table-cell>
          <table:table-cell office:value-type="float" office:value="213" calcext:value-type="float">
            <text:p>213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1875]+1" office:value-type="float" office:value="189" calcext:value-type="float">
            <text:p>189</text:p>
          </table:table-cell>
          <table:table-cell table:formula="of:=[.B1875]" office:value-type="float" office:value="2" calcext:value-type="float">
            <text:p>2</text:p>
          </table:table-cell>
          <table:table-cell office:value-type="float" office:value="122.66455168" calcext:value-type="float">
            <text:p>122.66455168</text:p>
          </table:table-cell>
          <table:table-cell office:value-type="float" office:value="143.5868112" calcext:value-type="float">
            <text:p>143.5868112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1876]+1" office:value-type="float" office:value="189" calcext:value-type="float">
            <text:p>189</text:p>
          </table:table-cell>
          <table:table-cell table:formula="of:=[.B1876]" office:value-type="float" office:value="3" calcext:value-type="float">
            <text:p>3</text:p>
          </table:table-cell>
          <table:table-cell office:value-type="float" office:value="210.9497856" calcext:value-type="float">
            <text:p>210.9497856</text:p>
          </table:table-cell>
          <table:table-cell office:value-type="float" office:value="116.52698112" calcext:value-type="float">
            <text:p>116.52698112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1877]+1" office:value-type="float" office:value="189" calcext:value-type="float">
            <text:p>189</text:p>
          </table:table-cell>
          <table:table-cell table:formula="of:=[.B1877]" office:value-type="float" office:value="4" calcext:value-type="float">
            <text:p>4</text:p>
          </table:table-cell>
          <table:table-cell office:value-type="float" office:value="128.7018592384" calcext:value-type="float">
            <text:p>128.7018592384</text:p>
          </table:table-cell>
          <table:table-cell office:value-type="float" office:value="113.21831424" calcext:value-type="float">
            <text:p>113.21831424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1878]+1" office:value-type="float" office:value="189" calcext:value-type="float">
            <text:p>189</text:p>
          </table:table-cell>
          <table:table-cell table:formula="of:=[.B1878]" office:value-type="float" office:value="5" calcext:value-type="float">
            <text:p>5</text:p>
          </table:table-cell>
          <table:table-cell office:value-type="float" office:value="208.8222592" calcext:value-type="float">
            <text:p>208.8222592</text:p>
          </table:table-cell>
          <table:table-cell office:value-type="float" office:value="85.82492352" calcext:value-type="float">
            <text:p>85.82492352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1879]+1" office:value-type="float" office:value="189" calcext:value-type="float">
            <text:p>189</text:p>
          </table:table-cell>
          <table:table-cell table:formula="of:=[.B1879]" office:value-type="float" office:value="6" calcext:value-type="float">
            <text:p>6</text:p>
          </table:table-cell>
          <table:table-cell office:value-type="float" office:value="134.757080064" calcext:value-type="float">
            <text:p>134.757080064</text:p>
          </table:table-cell>
          <table:table-cell office:value-type="float" office:value="82.64055072" calcext:value-type="float">
            <text:p>82.64055072</text:p>
          </table:table-cell>
          <table:table-cell office:value-type="float" office:value="133" calcext:value-type="float">
            <text:p>133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880]+1" office:value-type="float" office:value="189" calcext:value-type="float">
            <text:p>189</text:p>
          </table:table-cell>
          <table:table-cell table:formula="of:=[.B1880]" office:value-type="float" office:value="7" calcext:value-type="float">
            <text:p>7</text:p>
          </table:table-cell>
          <table:table-cell office:value-type="float" office:value="196.0477056" calcext:value-type="float">
            <text:p>196.0477056</text:p>
          </table:table-cell>
          <table:table-cell office:value-type="float" office:value="61.51241664" calcext:value-type="float">
            <text:p>61.51241664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881]+1" office:value-type="float" office:value="189" calcext:value-type="float">
            <text:p>189</text:p>
          </table:table-cell>
          <table:table-cell table:formula="of:=[.B1881]" office:value-type="float" office:value="8" calcext:value-type="float">
            <text:p>8</text:p>
          </table:table-cell>
          <table:table-cell office:value-type="float" office:value="149.0646784" calcext:value-type="float">
            <text:p>149.0646784</text:p>
          </table:table-cell>
          <table:table-cell office:value-type="float" office:value="60.8428896" calcext:value-type="float">
            <text:p>60.8428896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882]+1" office:value-type="float" office:value="189" calcext:value-type="float">
            <text:p>189</text:p>
          </table:table-cell>
          <table:table-cell table:formula="of:=[.B1882]" office:value-type="float" office:value="9" calcext:value-type="float">
            <text:p>9</text:p>
          </table:table-cell>
          <table:table-cell office:value-type="float" office:value="192.9081472" calcext:value-type="float">
            <text:p>192.9081472</text:p>
          </table:table-cell>
          <table:table-cell office:value-type="float" office:value="40.5151776" calcext:value-type="float">
            <text:p>40.5151776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883]+1" office:value-type="float" office:value="189" calcext:value-type="float">
            <text:p>189</text:p>
          </table:table-cell>
          <table:table-cell table:formula="of:=[.B1883]" office:value-type="float" office:value="10" calcext:value-type="float">
            <text:p>10</text:p>
          </table:table-cell>
          <table:table-cell office:value-type="float" office:value="154.58265344" calcext:value-type="float">
            <text:p>154.58265344</text:p>
          </table:table-cell>
          <table:table-cell office:value-type="float" office:value="39.53106912" calcext:value-type="float">
            <text:p>39.53106912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884]+1" office:value-type="float" office:value="190" calcext:value-type="float">
            <text:p>190</text:p>
          </table:table-cell>
          <table:table-cell table:formula="of:=[.B1884]" office:value-type="float" office:value="1" calcext:value-type="float">
            <text:p>1</text:p>
          </table:table-cell>
          <table:table-cell office:value-type="float" office:value="218.5123328" calcext:value-type="float">
            <text:p>218.5123328</text:p>
          </table:table-cell>
          <table:table-cell office:value-type="float" office:value="136.9737696" calcext:value-type="float">
            <text:p>136.9737696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1885]+1" office:value-type="float" office:value="190" calcext:value-type="float">
            <text:p>190</text:p>
          </table:table-cell>
          <table:table-cell table:formula="of:=[.B1885]" office:value-type="float" office:value="2" calcext:value-type="float">
            <text:p>2</text:p>
          </table:table-cell>
          <table:table-cell office:value-type="float" office:value="126.878479232" calcext:value-type="float">
            <text:p>126.878479232</text:p>
          </table:table-cell>
          <table:table-cell office:value-type="float" office:value="140.82921984" calcext:value-type="float">
            <text:p>140.82921984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1886]+1" office:value-type="float" office:value="190" calcext:value-type="float">
            <text:p>190</text:p>
          </table:table-cell>
          <table:table-cell table:formula="of:=[.B1886]" office:value-type="float" office:value="3" calcext:value-type="float">
            <text:p>3</text:p>
          </table:table-cell>
          <table:table-cell office:value-type="float" office:value="212.936512" calcext:value-type="float">
            <text:p>212.936512</text:p>
          </table:table-cell>
          <table:table-cell office:value-type="float" office:value="107.441074176" calcext:value-type="float">
            <text:p>107.441074176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887]+1" office:value-type="float" office:value="190" calcext:value-type="float">
            <text:p>190</text:p>
          </table:table-cell>
          <table:table-cell table:formula="of:=[.B1887]" office:value-type="float" office:value="4" calcext:value-type="float">
            <text:p>4</text:p>
          </table:table-cell>
          <table:table-cell office:value-type="float" office:value="130.82602048" calcext:value-type="float">
            <text:p>130.82602048</text:p>
          </table:table-cell>
          <table:table-cell office:value-type="float" office:value="109.74663744" calcext:value-type="float">
            <text:p>109.74663744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1888]+1" office:value-type="float" office:value="190" calcext:value-type="float">
            <text:p>190</text:p>
          </table:table-cell>
          <table:table-cell table:formula="of:=[.B1888]" office:value-type="float" office:value="5" calcext:value-type="float">
            <text:p>5</text:p>
          </table:table-cell>
          <table:table-cell office:value-type="float" office:value="207.8966912" calcext:value-type="float">
            <text:p>207.8966912</text:p>
          </table:table-cell>
          <table:table-cell office:value-type="float" office:value="74.7864576" calcext:value-type="float">
            <text:p>74.7864576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889]+1" office:value-type="float" office:value="190" calcext:value-type="float">
            <text:p>190</text:p>
          </table:table-cell>
          <table:table-cell table:formula="of:=[.B1889]" office:value-type="float" office:value="6" calcext:value-type="float">
            <text:p>6</text:p>
          </table:table-cell>
          <table:table-cell office:value-type="float" office:value="134.29673216" calcext:value-type="float">
            <text:p>134.29673216</text:p>
          </table:table-cell>
          <table:table-cell office:value-type="float" office:value="77.84511264" calcext:value-type="float">
            <text:p>77.84511264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890]+1" office:value-type="float" office:value="190" calcext:value-type="float">
            <text:p>190</text:p>
          </table:table-cell>
          <table:table-cell table:formula="of:=[.B1890]" office:value-type="float" office:value="7" calcext:value-type="float">
            <text:p>7</text:p>
          </table:table-cell>
          <table:table-cell office:value-type="float" office:value="193.0765056" calcext:value-type="float">
            <text:p>193.0765056</text:p>
          </table:table-cell>
          <table:table-cell office:value-type="float" office:value="51.07361664" calcext:value-type="float">
            <text:p>51.07361664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891]+1" office:value-type="float" office:value="190" calcext:value-type="float">
            <text:p>190</text:p>
          </table:table-cell>
          <table:table-cell table:formula="of:=[.B1891]" office:value-type="float" office:value="8" calcext:value-type="float">
            <text:p>8</text:p>
          </table:table-cell>
          <table:table-cell office:value-type="float" office:value="146.41886848" calcext:value-type="float">
            <text:p>146.41886848</text:p>
          </table:table-cell>
          <table:table-cell office:value-type="float" office:value="53.85768" calcext:value-type="float">
            <text:p>53.85768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892]+1" office:value-type="float" office:value="190" calcext:value-type="float">
            <text:p>190</text:p>
          </table:table-cell>
          <table:table-cell table:formula="of:=[.B1892]" office:value-type="float" office:value="9" calcext:value-type="float">
            <text:p>9</text:p>
          </table:table-cell>
          <table:table-cell office:value-type="float" office:value="187.06574976" calcext:value-type="float">
            <text:p>187.06574976</text:p>
          </table:table-cell>
          <table:table-cell office:value-type="float" office:value="29.3150256" calcext:value-type="float">
            <text:p>29.3150256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1893]+1" office:value-type="float" office:value="190" calcext:value-type="float">
            <text:p>190</text:p>
          </table:table-cell>
          <table:table-cell table:formula="of:=[.B1893]" office:value-type="float" office:value="10" calcext:value-type="float">
            <text:p>10</text:p>
          </table:table-cell>
          <table:table-cell office:value-type="float" office:value="149.59726464" calcext:value-type="float">
            <text:p>149.59726464</text:p>
          </table:table-cell>
          <table:table-cell office:value-type="float" office:value="31.981296" calcext:value-type="float">
            <text:p>31.981296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1894]+1" office:value-type="float" office:value="191" calcext:value-type="float">
            <text:p>191</text:p>
          </table:table-cell>
          <table:table-cell table:formula="of:=[.B1894]" office:value-type="float" office:value="1" calcext:value-type="float">
            <text:p>1</text:p>
          </table:table-cell>
          <table:table-cell office:value-type="float" office:value="227.0366848" calcext:value-type="float">
            <text:p>227.0366848</text:p>
          </table:table-cell>
          <table:table-cell office:value-type="float" office:value="142.24405824" calcext:value-type="float">
            <text:p>142.24405824</text:p>
          </table:table-cell>
          <table:table-cell office:value-type="float" office:value="229" calcext:value-type="float">
            <text:p>229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1895]+1" office:value-type="float" office:value="191" calcext:value-type="float">
            <text:p>191</text:p>
          </table:table-cell>
          <table:table-cell table:formula="of:=[.B1895]" office:value-type="float" office:value="2" calcext:value-type="float">
            <text:p>2</text:p>
          </table:table-cell>
          <table:table-cell office:value-type="float" office:value="133.14555456" calcext:value-type="float">
            <text:p>133.14555456</text:p>
          </table:table-cell>
          <table:table-cell office:value-type="float" office:value="139.6045392" calcext:value-type="float">
            <text:p>139.604539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896]+1" office:value-type="float" office:value="191" calcext:value-type="float">
            <text:p>191</text:p>
          </table:table-cell>
          <table:table-cell table:formula="of:=[.B1896]" office:value-type="float" office:value="3" calcext:value-type="float">
            <text:p>3</text:p>
          </table:table-cell>
          <table:table-cell office:value-type="float" office:value="223.1003776" calcext:value-type="float">
            <text:p>223.1003776</text:p>
          </table:table-cell>
          <table:table-cell office:value-type="float" office:value="110.932176" calcext:value-type="float">
            <text:p>110.932176</text:p>
          </table:table-cell>
          <table:table-cell office:value-type="float" office:value="224" calcext:value-type="float">
            <text:p>224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897]+1" office:value-type="float" office:value="191" calcext:value-type="float">
            <text:p>191</text:p>
          </table:table-cell>
          <table:table-cell table:formula="of:=[.B1897]" office:value-type="float" office:value="4" calcext:value-type="float">
            <text:p>4</text:p>
          </table:table-cell>
          <table:table-cell office:value-type="float" office:value="138.251855872" calcext:value-type="float">
            <text:p>138.251855872</text:p>
          </table:table-cell>
          <table:table-cell office:value-type="float" office:value="109.18633056" calcext:value-type="float">
            <text:p>109.18633056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898]+1" office:value-type="float" office:value="191" calcext:value-type="float">
            <text:p>191</text:p>
          </table:table-cell>
          <table:table-cell table:formula="of:=[.B1898]" office:value-type="float" office:value="5" calcext:value-type="float">
            <text:p>5</text:p>
          </table:table-cell>
          <table:table-cell office:value-type="float" office:value="219.0347264" calcext:value-type="float">
            <text:p>219.0347264</text:p>
          </table:table-cell>
          <table:table-cell office:value-type="float" office:value="79.94321568" calcext:value-type="float">
            <text:p>79.94321568</text:p>
          </table:table-cell>
          <table:table-cell office:value-type="float" office:value="220" calcext:value-type="float">
            <text:p>220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899]+1" office:value-type="float" office:value="191" calcext:value-type="float">
            <text:p>191</text:p>
          </table:table-cell>
          <table:table-cell table:formula="of:=[.B1899]" office:value-type="float" office:value="6" calcext:value-type="float">
            <text:p>6</text:p>
          </table:table-cell>
          <table:table-cell office:value-type="float" office:value="143.47465088" calcext:value-type="float">
            <text:p>143.47465088</text:p>
          </table:table-cell>
          <table:table-cell office:value-type="float" office:value="77.3927424" calcext:value-type="float">
            <text:p>77.3927424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1900]+1" office:value-type="float" office:value="191" calcext:value-type="float">
            <text:p>191</text:p>
          </table:table-cell>
          <table:table-cell table:formula="of:=[.B1900]" office:value-type="float" office:value="7" calcext:value-type="float">
            <text:p>7</text:p>
          </table:table-cell>
          <table:table-cell office:value-type="float" office:value="205.5983232" calcext:value-type="float">
            <text:p>205.5983232</text:p>
          </table:table-cell>
          <table:table-cell office:value-type="float" office:value="54.85377792" calcext:value-type="float">
            <text:p>54.85377792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901]+1" office:value-type="float" office:value="191" calcext:value-type="float">
            <text:p>191</text:p>
          </table:table-cell>
          <table:table-cell table:formula="of:=[.B1901]" office:value-type="float" office:value="8" calcext:value-type="float">
            <text:p>8</text:p>
          </table:table-cell>
          <table:table-cell office:value-type="float" office:value="157.60339712" calcext:value-type="float">
            <text:p>157.60339712</text:p>
          </table:table-cell>
          <table:table-cell office:value-type="float" office:value="54.86822592" calcext:value-type="float">
            <text:p>54.86822592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902]+1" office:value-type="float" office:value="191" calcext:value-type="float">
            <text:p>191</text:p>
          </table:table-cell>
          <table:table-cell table:formula="of:=[.B1902]" office:value-type="float" office:value="9" calcext:value-type="float">
            <text:p>9</text:p>
          </table:table-cell>
          <table:table-cell office:value-type="float" office:value="200.7819392" calcext:value-type="float">
            <text:p>200.7819392</text:p>
          </table:table-cell>
          <table:table-cell office:value-type="float" office:value="33.42319104" calcext:value-type="float">
            <text:p>33.42319104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903]+1" office:value-type="float" office:value="191" calcext:value-type="float">
            <text:p>191</text:p>
          </table:table-cell>
          <table:table-cell table:formula="of:=[.B1903]" office:value-type="float" office:value="10" calcext:value-type="float">
            <text:p>10</text:p>
          </table:table-cell>
          <table:table-cell office:value-type="float" office:value="162.2532736" calcext:value-type="float">
            <text:p>162.2532736</text:p>
          </table:table-cell>
          <table:table-cell office:value-type="float" office:value="33.0790944" calcext:value-type="float">
            <text:p>33.0790944</text:p>
          </table:table-cell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904]+1" office:value-type="float" office:value="192" calcext:value-type="float">
            <text:p>192</text:p>
          </table:table-cell>
          <table:table-cell table:formula="of:=[.B1904]" office:value-type="float" office:value="1" calcext:value-type="float">
            <text:p>1</text:p>
          </table:table-cell>
          <table:table-cell office:value-type="float" office:value="220.42683392" calcext:value-type="float">
            <text:p>220.42683392</text:p>
          </table:table-cell>
          <table:table-cell office:value-type="float" office:value="120.0355008" calcext:value-type="float">
            <text:p>120.0355008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1905]+1" office:value-type="float" office:value="192" calcext:value-type="float">
            <text:p>192</text:p>
          </table:table-cell>
          <table:table-cell table:formula="of:=[.B1905]" office:value-type="float" office:value="2" calcext:value-type="float">
            <text:p>2</text:p>
          </table:table-cell>
          <table:table-cell office:value-type="float" office:value="133.384258304" calcext:value-type="float">
            <text:p>133.384258304</text:p>
          </table:table-cell>
          <table:table-cell office:value-type="float" office:value="122.47405248" calcext:value-type="float">
            <text:p>122.47405248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906]+1" office:value-type="float" office:value="192" calcext:value-type="float">
            <text:p>192</text:p>
          </table:table-cell>
          <table:table-cell table:formula="of:=[.B1906]" office:value-type="float" office:value="3" calcext:value-type="float">
            <text:p>3</text:p>
          </table:table-cell>
          <table:table-cell office:value-type="float" office:value="214.9770432" calcext:value-type="float">
            <text:p>214.9770432</text:p>
          </table:table-cell>
          <table:table-cell office:value-type="float" office:value="91.3620744" calcext:value-type="float">
            <text:p>91.3620744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1907]+1" office:value-type="float" office:value="192" calcext:value-type="float">
            <text:p>192</text:p>
          </table:table-cell>
          <table:table-cell table:formula="of:=[.B1907]" office:value-type="float" office:value="4" calcext:value-type="float">
            <text:p>4</text:p>
          </table:table-cell>
          <table:table-cell office:value-type="float" office:value="135.656974848" calcext:value-type="float">
            <text:p>135.656974848</text:p>
          </table:table-cell>
          <table:table-cell office:value-type="float" office:value="93.51888336" calcext:value-type="float">
            <text:p>93.51888336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1908]+1" office:value-type="float" office:value="192" calcext:value-type="float">
            <text:p>192</text:p>
          </table:table-cell>
          <table:table-cell table:formula="of:=[.B1908]" office:value-type="float" office:value="5" calcext:value-type="float">
            <text:p>5</text:p>
          </table:table-cell>
          <table:table-cell office:value-type="float" office:value="209.6485376" calcext:value-type="float">
            <text:p>209.6485376</text:p>
          </table:table-cell>
          <table:table-cell office:value-type="float" office:value="61.50319296" calcext:value-type="float">
            <text:p>61.50319296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909]+1" office:value-type="float" office:value="192" calcext:value-type="float">
            <text:p>192</text:p>
          </table:table-cell>
          <table:table-cell table:formula="of:=[.B1909]" office:value-type="float" office:value="6" calcext:value-type="float">
            <text:p>6</text:p>
          </table:table-cell>
          <table:table-cell office:value-type="float" office:value="139.16160896" calcext:value-type="float">
            <text:p>139.16160896</text:p>
          </table:table-cell>
          <table:table-cell office:value-type="float" office:value="63.23003232" calcext:value-type="float">
            <text:p>63.23003232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910]+1" office:value-type="float" office:value="192" calcext:value-type="float">
            <text:p>192</text:p>
          </table:table-cell>
          <table:table-cell table:formula="of:=[.B1910]" office:value-type="float" office:value="7" calcext:value-type="float">
            <text:p>7</text:p>
          </table:table-cell>
          <table:table-cell office:value-type="float" office:value="196.0646592" calcext:value-type="float">
            <text:p>196.0646592</text:p>
          </table:table-cell>
          <table:table-cell office:value-type="float" office:value="39.0391968" calcext:value-type="float">
            <text:p>39.0391968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911]+1" office:value-type="float" office:value="192" calcext:value-type="float">
            <text:p>192</text:p>
          </table:table-cell>
          <table:table-cell table:formula="of:=[.B1911]" office:value-type="float" office:value="8" calcext:value-type="float">
            <text:p>8</text:p>
          </table:table-cell>
          <table:table-cell office:value-type="float" office:value="151.36235008" calcext:value-type="float">
            <text:p>151.36235008</text:p>
          </table:table-cell>
          <table:table-cell office:value-type="float" office:value="41.8129296" calcext:value-type="float">
            <text:p>41.8129296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912]+1" office:value-type="float" office:value="192" calcext:value-type="float">
            <text:p>192</text:p>
          </table:table-cell>
          <table:table-cell table:formula="of:=[.B1912]" office:value-type="float" office:value="9" calcext:value-type="float">
            <text:p>9</text:p>
          </table:table-cell>
          <table:table-cell office:value-type="float" office:value="190.53225728" calcext:value-type="float">
            <text:p>190.53225728</text:p>
          </table:table-cell>
          <table:table-cell office:value-type="float" office:value="19.6406592" calcext:value-type="float">
            <text:p>19.6406592</text:p>
          </table:table-cell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1913]+1" office:value-type="float" office:value="192" calcext:value-type="float">
            <text:p>192</text:p>
          </table:table-cell>
          <table:table-cell table:formula="of:=[.B1913]" office:value-type="float" office:value="10" calcext:value-type="float">
            <text:p>10</text:p>
          </table:table-cell>
          <table:table-cell office:value-type="float" office:value="154.02262912" calcext:value-type="float">
            <text:p>154.02262912</text:p>
          </table:table-cell>
          <table:table-cell office:value-type="float" office:value="21.0398496" calcext:value-type="float">
            <text:p>21.0398496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1914]+1" office:value-type="float" office:value="193" calcext:value-type="float">
            <text:p>193</text:p>
          </table:table-cell>
          <table:table-cell table:formula="of:=[.B1914]" office:value-type="float" office:value="1" calcext:value-type="float">
            <text:p>1</text:p>
          </table:table-cell>
          <table:table-cell office:value-type="float" office:value="223.55281024" calcext:value-type="float">
            <text:p>223.55281024</text:p>
          </table:table-cell>
          <table:table-cell office:value-type="float" office:value="147.5721504" calcext:value-type="float">
            <text:p>147.5721504</text:p>
          </table:table-cell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915]+1" office:value-type="float" office:value="193" calcext:value-type="float">
            <text:p>193</text:p>
          </table:table-cell>
          <table:table-cell table:formula="of:=[.B1915]" office:value-type="float" office:value="2" calcext:value-type="float">
            <text:p>2</text:p>
          </table:table-cell>
          <table:table-cell office:value-type="float" office:value="135.014246016" calcext:value-type="float">
            <text:p>135.014246016</text:p>
          </table:table-cell>
          <table:table-cell office:value-type="float" office:value="147.598896" calcext:value-type="float">
            <text:p>147.59889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916]+1" office:value-type="float" office:value="193" calcext:value-type="float">
            <text:p>193</text:p>
          </table:table-cell>
          <table:table-cell table:formula="of:=[.B1916]" office:value-type="float" office:value="3" calcext:value-type="float">
            <text:p>3</text:p>
          </table:table-cell>
          <table:table-cell office:value-type="float" office:value="219.411968" calcext:value-type="float">
            <text:p>219.411968</text:p>
          </table:table-cell>
          <table:table-cell office:value-type="float" office:value="118.52477952" calcext:value-type="float">
            <text:p>118.52477952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917]+1" office:value-type="float" office:value="193" calcext:value-type="float">
            <text:p>193</text:p>
          </table:table-cell>
          <table:table-cell table:formula="of:=[.B1917]" office:value-type="float" office:value="4" calcext:value-type="float">
            <text:p>4</text:p>
          </table:table-cell>
          <table:table-cell office:value-type="float" office:value="138.809425408" calcext:value-type="float">
            <text:p>138.809425408</text:p>
          </table:table-cell>
          <table:table-cell office:value-type="float" office:value="117.97325088" calcext:value-type="float">
            <text:p>117.9732508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918]+1" office:value-type="float" office:value="193" calcext:value-type="float">
            <text:p>193</text:p>
          </table:table-cell>
          <table:table-cell table:formula="of:=[.B1918]" office:value-type="float" office:value="5" calcext:value-type="float">
            <text:p>5</text:p>
          </table:table-cell>
          <table:table-cell office:value-type="float" office:value="214.7992064" calcext:value-type="float">
            <text:p>214.7992064</text:p>
          </table:table-cell>
          <table:table-cell office:value-type="float" office:value="86.4217824" calcext:value-type="float">
            <text:p>86.4217824</text:p>
          </table:table-cell>
          <table:table-cell office:value-type="float" office:value="217" calcext:value-type="float">
            <text:p>217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1919]+1" office:value-type="float" office:value="193" calcext:value-type="float">
            <text:p>193</text:p>
          </table:table-cell>
          <table:table-cell table:formula="of:=[.B1919]" office:value-type="float" office:value="6" calcext:value-type="float">
            <text:p>6</text:p>
          </table:table-cell>
          <table:table-cell office:value-type="float" office:value="142.08988672" calcext:value-type="float">
            <text:p>142.08988672</text:p>
          </table:table-cell>
          <table:table-cell office:value-type="float" office:value="85.45141632" calcext:value-type="float">
            <text:p>85.45141632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1920]+1" office:value-type="float" office:value="193" calcext:value-type="float">
            <text:p>193</text:p>
          </table:table-cell>
          <table:table-cell table:formula="of:=[.B1920]" office:value-type="float" office:value="7" calcext:value-type="float">
            <text:p>7</text:p>
          </table:table-cell>
          <table:table-cell office:value-type="float" office:value="200.6224896" calcext:value-type="float">
            <text:p>200.6224896</text:p>
          </table:table-cell>
          <table:table-cell office:value-type="float" office:value="63.11300736" calcext:value-type="float">
            <text:p>63.11300736</text:p>
          </table:table-cell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1921]+1" office:value-type="float" office:value="193" calcext:value-type="float">
            <text:p>193</text:p>
          </table:table-cell>
          <table:table-cell table:formula="of:=[.B1921]" office:value-type="float" office:value="8" calcext:value-type="float">
            <text:p>8</text:p>
          </table:table-cell>
          <table:table-cell office:value-type="float" office:value="155.79340416" calcext:value-type="float">
            <text:p>155.79340416</text:p>
          </table:table-cell>
          <table:table-cell office:value-type="float" office:value="64.0949952" calcext:value-type="float">
            <text:p>64.0949952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1922]+1" office:value-type="float" office:value="193" calcext:value-type="float">
            <text:p>193</text:p>
          </table:table-cell>
          <table:table-cell table:formula="of:=[.B1922]" office:value-type="float" office:value="9" calcext:value-type="float">
            <text:p>9</text:p>
          </table:table-cell>
          <table:table-cell office:value-type="float" office:value="194.1577344" calcext:value-type="float">
            <text:p>194.1577344</text:p>
          </table:table-cell>
          <table:table-cell office:value-type="float" office:value="42.576288" calcext:value-type="float">
            <text:p>42.576288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1923]+1" office:value-type="float" office:value="193" calcext:value-type="float">
            <text:p>193</text:p>
          </table:table-cell>
          <table:table-cell table:formula="of:=[.B1923]" office:value-type="float" office:value="10" calcext:value-type="float">
            <text:p>10</text:p>
          </table:table-cell>
          <table:table-cell office:value-type="float" office:value="159.07615232" calcext:value-type="float">
            <text:p>159.07615232</text:p>
          </table:table-cell>
          <table:table-cell office:value-type="float" office:value="43.13927616" calcext:value-type="float">
            <text:p>43.13927616</text:p>
          </table:table-cell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924]+1" office:value-type="float" office:value="194" calcext:value-type="float">
            <text:p>194</text:p>
          </table:table-cell>
          <table:table-cell table:formula="of:=[.B1924]" office:value-type="float" office:value="1" calcext:value-type="float">
            <text:p>1</text:p>
          </table:table-cell>
          <table:table-cell office:value-type="float" office:value="226.67570432" calcext:value-type="float">
            <text:p>226.67570432</text:p>
          </table:table-cell>
          <table:table-cell office:value-type="float" office:value="142.91313216" calcext:value-type="float">
            <text:p>142.91313216</text:p>
          </table:table-cell>
          <table:table-cell office:value-type="float" office:value="229" calcext:value-type="float">
            <text:p>229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1925]+1" office:value-type="float" office:value="194" calcext:value-type="float">
            <text:p>194</text:p>
          </table:table-cell>
          <table:table-cell table:formula="of:=[.B1925]" office:value-type="float" office:value="2" calcext:value-type="float">
            <text:p>2</text:p>
          </table:table-cell>
          <table:table-cell office:value-type="float" office:value="138.7373632" calcext:value-type="float">
            <text:p>138.7373632</text:p>
          </table:table-cell>
          <table:table-cell office:value-type="float" office:value="142.2828192" calcext:value-type="float">
            <text:p>142.282819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1926]+1" office:value-type="float" office:value="194" calcext:value-type="float">
            <text:p>194</text:p>
          </table:table-cell>
          <table:table-cell table:formula="of:=[.B1926]" office:value-type="float" office:value="3" calcext:value-type="float">
            <text:p>3</text:p>
          </table:table-cell>
          <table:table-cell office:value-type="float" office:value="222.4896704" calcext:value-type="float">
            <text:p>222.4896704</text:p>
          </table:table-cell>
          <table:table-cell office:value-type="float" office:value="112.89640608" calcext:value-type="float">
            <text:p>112.89640608</text:p>
          </table:table-cell>
          <table:table-cell office:value-type="float" office:value="224" calcext:value-type="float">
            <text:p>224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1927]+1" office:value-type="float" office:value="194" calcext:value-type="float">
            <text:p>194</text:p>
          </table:table-cell>
          <table:table-cell table:formula="of:=[.B1927]" office:value-type="float" office:value="4" calcext:value-type="float">
            <text:p>4</text:p>
          </table:table-cell>
          <table:table-cell office:value-type="float" office:value="142.23234944" calcext:value-type="float">
            <text:p>142.23234944</text:p>
          </table:table-cell>
          <table:table-cell office:value-type="float" office:value="112.2960864" calcext:value-type="float">
            <text:p>112.2960864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1928]+1" office:value-type="float" office:value="194" calcext:value-type="float">
            <text:p>194</text:p>
          </table:table-cell>
          <table:table-cell table:formula="of:=[.B1928]" office:value-type="float" office:value="5" calcext:value-type="float">
            <text:p>5</text:p>
          </table:table-cell>
          <table:table-cell office:value-type="float" office:value="218.048576" calcext:value-type="float">
            <text:p>218.048576</text:p>
          </table:table-cell>
          <table:table-cell office:value-type="float" office:value="83.29652448" calcext:value-type="float">
            <text:p>83.29652448</text:p>
          </table:table-cell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1929]+1" office:value-type="float" office:value="194" calcext:value-type="float">
            <text:p>194</text:p>
          </table:table-cell>
          <table:table-cell table:formula="of:=[.B1929]" office:value-type="float" office:value="6" calcext:value-type="float">
            <text:p>6</text:p>
          </table:table-cell>
          <table:table-cell office:value-type="float" office:value="146.97652096" calcext:value-type="float">
            <text:p>146.97652096</text:p>
          </table:table-cell>
          <table:table-cell office:value-type="float" office:value="81.65722272" calcext:value-type="float">
            <text:p>81.65722272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1930]+1" office:value-type="float" office:value="194" calcext:value-type="float">
            <text:p>194</text:p>
          </table:table-cell>
          <table:table-cell table:formula="of:=[.B1930]" office:value-type="float" office:value="7" calcext:value-type="float">
            <text:p>7</text:p>
          </table:table-cell>
          <table:table-cell office:value-type="float" office:value="204.6112896" calcext:value-type="float">
            <text:p>204.6112896</text:p>
          </table:table-cell>
          <table:table-cell office:value-type="float" office:value="60.46401792" calcext:value-type="float">
            <text:p>60.46401792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931]+1" office:value-type="float" office:value="194" calcext:value-type="float">
            <text:p>194</text:p>
          </table:table-cell>
          <table:table-cell table:formula="of:=[.B1931]" office:value-type="float" office:value="8" calcext:value-type="float">
            <text:p>8</text:p>
          </table:table-cell>
          <table:table-cell office:value-type="float" office:value="159.29193344" calcext:value-type="float">
            <text:p>159.29193344</text:p>
          </table:table-cell>
          <table:table-cell office:value-type="float" office:value="61.41600576" calcext:value-type="float">
            <text:p>61.41600576</text:p>
          </table:table-cell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1932]+1" office:value-type="float" office:value="194" calcext:value-type="float">
            <text:p>194</text:p>
          </table:table-cell>
          <table:table-cell table:formula="of:=[.B1932]" office:value-type="float" office:value="9" calcext:value-type="float">
            <text:p>9</text:p>
          </table:table-cell>
          <table:table-cell office:value-type="float" office:value="198.2002048" calcext:value-type="float">
            <text:p>198.2002048</text:p>
          </table:table-cell>
          <table:table-cell office:value-type="float" office:value="40.77926976" calcext:value-type="float">
            <text:p>40.77926976</text:p>
          </table:table-cell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1933]+1" office:value-type="float" office:value="194" calcext:value-type="float">
            <text:p>194</text:p>
          </table:table-cell>
          <table:table-cell table:formula="of:=[.B1933]" office:value-type="float" office:value="10" calcext:value-type="float">
            <text:p>10</text:p>
          </table:table-cell>
          <table:table-cell office:value-type="float" office:value="162.7902208" calcext:value-type="float">
            <text:p>162.7902208</text:p>
          </table:table-cell>
          <table:table-cell office:value-type="float" office:value="41.3778528" calcext:value-type="float">
            <text:p>41.3778528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934]+1" office:value-type="float" office:value="195" calcext:value-type="float">
            <text:p>195</text:p>
          </table:table-cell>
          <table:table-cell table:formula="of:=[.B1934]" office:value-type="float" office:value="1" calcext:value-type="float">
            <text:p>1</text:p>
          </table:table-cell>
          <table:table-cell office:value-type="float" office:value="206.9827328" calcext:value-type="float">
            <text:p>206.9827328</text:p>
          </table:table-cell>
          <table:table-cell office:value-type="float" office:value="129.0253776" calcext:value-type="float">
            <text:p>129.0253776</text:p>
          </table:table-cell>
          <table:table-cell office:value-type="float" office:value="204" calcext:value-type="float">
            <text:p>204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1935]+1" office:value-type="float" office:value="195" calcext:value-type="float">
            <text:p>195</text:p>
          </table:table-cell>
          <table:table-cell table:formula="of:=[.B1935]" office:value-type="float" office:value="2" calcext:value-type="float">
            <text:p>2</text:p>
          </table:table-cell>
          <table:table-cell office:value-type="float" office:value="119.14542976" calcext:value-type="float">
            <text:p>119.14542976</text:p>
          </table:table-cell>
          <table:table-cell office:value-type="float" office:value="134.2822032" calcext:value-type="float">
            <text:p>134.2822032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936]+1" office:value-type="float" office:value="195" calcext:value-type="float">
            <text:p>195</text:p>
          </table:table-cell>
          <table:table-cell table:formula="of:=[.B1936]" office:value-type="float" office:value="3" calcext:value-type="float">
            <text:p>3</text:p>
          </table:table-cell>
          <table:table-cell office:value-type="float" office:value="201.02747392" calcext:value-type="float">
            <text:p>201.02747392</text:p>
          </table:table-cell>
          <table:table-cell office:value-type="float" office:value="101.083423008" calcext:value-type="float">
            <text:p>101.083423008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1937]+1" office:value-type="float" office:value="195" calcext:value-type="float">
            <text:p>195</text:p>
          </table:table-cell>
          <table:table-cell table:formula="of:=[.B1937]" office:value-type="float" office:value="4" calcext:value-type="float">
            <text:p>4</text:p>
          </table:table-cell>
          <table:table-cell office:value-type="float" office:value="121.462124288" calcext:value-type="float">
            <text:p>121.462124288</text:p>
          </table:table-cell>
          <table:table-cell office:value-type="float" office:value="105.98174016" calcext:value-type="float">
            <text:p>105.98174016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1938]+1" office:value-type="float" office:value="195" calcext:value-type="float">
            <text:p>195</text:p>
          </table:table-cell>
          <table:table-cell table:formula="of:=[.B1938]" office:value-type="float" office:value="5" calcext:value-type="float">
            <text:p>5</text:p>
          </table:table-cell>
          <table:table-cell office:value-type="float" office:value="193.38272" calcext:value-type="float">
            <text:p>193.38272</text:p>
          </table:table-cell>
          <table:table-cell office:value-type="float" office:value="70.23017664" calcext:value-type="float">
            <text:p>70.23017664</text:p>
          </table:table-cell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939]+1" office:value-type="float" office:value="195" calcext:value-type="float">
            <text:p>195</text:p>
          </table:table-cell>
          <table:table-cell table:formula="of:=[.B1939]" office:value-type="float" office:value="6" calcext:value-type="float">
            <text:p>6</text:p>
          </table:table-cell>
          <table:table-cell office:value-type="float" office:value="124.969792896" calcext:value-type="float">
            <text:p>124.969792896</text:p>
          </table:table-cell>
          <table:table-cell office:value-type="float" office:value="76.08108" calcext:value-type="float">
            <text:p>76.08108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1940]+1" office:value-type="float" office:value="195" calcext:value-type="float">
            <text:p>195</text:p>
          </table:table-cell>
          <table:table-cell table:formula="of:=[.B1940]" office:value-type="float" office:value="7" calcext:value-type="float">
            <text:p>7</text:p>
          </table:table-cell>
          <table:table-cell office:value-type="float" office:value="178.6071168" calcext:value-type="float">
            <text:p>178.6071168</text:p>
          </table:table-cell>
          <table:table-cell office:value-type="float" office:value="48.68891712" calcext:value-type="float">
            <text:p>48.68891712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1941]+1" office:value-type="float" office:value="195" calcext:value-type="float">
            <text:p>195</text:p>
          </table:table-cell>
          <table:table-cell table:formula="of:=[.B1941]" office:value-type="float" office:value="8" calcext:value-type="float">
            <text:p>8</text:p>
          </table:table-cell>
          <table:table-cell office:value-type="float" office:value="135.343667456" calcext:value-type="float">
            <text:p>135.343667456</text:p>
          </table:table-cell>
          <table:table-cell office:value-type="float" office:value="53.40788832" calcext:value-type="float">
            <text:p>53.40788832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942]+1" office:value-type="float" office:value="195" calcext:value-type="float">
            <text:p>195</text:p>
          </table:table-cell>
          <table:table-cell table:formula="of:=[.B1942]" office:value-type="float" office:value="9" calcext:value-type="float">
            <text:p>9</text:p>
          </table:table-cell>
          <table:table-cell office:value-type="float" office:value="170.5491712" calcext:value-type="float">
            <text:p>170.5491712</text:p>
          </table:table-cell>
          <table:table-cell office:value-type="float" office:value="29.7207648" calcext:value-type="float">
            <text:p>29.7207648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1943]+1" office:value-type="float" office:value="195" calcext:value-type="float">
            <text:p>195</text:p>
          </table:table-cell>
          <table:table-cell table:formula="of:=[.B1943]" office:value-type="float" office:value="10" calcext:value-type="float">
            <text:p>10</text:p>
          </table:table-cell>
          <table:table-cell office:value-type="float" office:value="136.69893504" calcext:value-type="float">
            <text:p>136.69893504</text:p>
          </table:table-cell>
          <table:table-cell office:value-type="float" office:value="32.3587104" calcext:value-type="float">
            <text:p>32.3587104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1944]+1" office:value-type="float" office:value="196" calcext:value-type="float">
            <text:p>196</text:p>
          </table:table-cell>
          <table:table-cell table:formula="of:=[.B1944]" office:value-type="float" office:value="1" calcext:value-type="float">
            <text:p>1</text:p>
          </table:table-cell>
          <table:table-cell office:value-type="float" office:value="217.733504" calcext:value-type="float">
            <text:p>217.733504</text:p>
          </table:table-cell>
          <table:table-cell office:value-type="float" office:value="143.86746624" calcext:value-type="float">
            <text:p>143.86746624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1945]+1" office:value-type="float" office:value="196" calcext:value-type="float">
            <text:p>196</text:p>
          </table:table-cell>
          <table:table-cell table:formula="of:=[.B1945]" office:value-type="float" office:value="2" calcext:value-type="float">
            <text:p>2</text:p>
          </table:table-cell>
          <table:table-cell office:value-type="float" office:value="127.8400049152" calcext:value-type="float">
            <text:p>127.8400049152</text:p>
          </table:table-cell>
          <table:table-cell office:value-type="float" office:value="137.57682624" calcext:value-type="float">
            <text:p>137.5768262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946]+1" office:value-type="float" office:value="196" calcext:value-type="float">
            <text:p>196</text:p>
          </table:table-cell>
          <table:table-cell table:formula="of:=[.B1946]" office:value-type="float" office:value="3" calcext:value-type="float">
            <text:p>3</text:p>
          </table:table-cell>
          <table:table-cell office:value-type="float" office:value="214.98624384" calcext:value-type="float">
            <text:p>214.98624384</text:p>
          </table:table-cell>
          <table:table-cell office:value-type="float" office:value="113.61892032" calcext:value-type="float">
            <text:p>113.61892032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1947]+1" office:value-type="float" office:value="196" calcext:value-type="float">
            <text:p>196</text:p>
          </table:table-cell>
          <table:table-cell table:formula="of:=[.B1947]" office:value-type="float" office:value="4" calcext:value-type="float">
            <text:p>4</text:p>
          </table:table-cell>
          <table:table-cell office:value-type="float" office:value="135.00497408" calcext:value-type="float">
            <text:p>135.00497408</text:p>
          </table:table-cell>
          <table:table-cell office:value-type="float" office:value="108.8841648" calcext:value-type="float">
            <text:p>108.8841648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948]+1" office:value-type="float" office:value="196" calcext:value-type="float">
            <text:p>196</text:p>
          </table:table-cell>
          <table:table-cell table:formula="of:=[.B1948]" office:value-type="float" office:value="5" calcext:value-type="float">
            <text:p>5</text:p>
          </table:table-cell>
          <table:table-cell office:value-type="float" office:value="212.35237888" calcext:value-type="float">
            <text:p>212.35237888</text:p>
          </table:table-cell>
          <table:table-cell office:value-type="float" office:value="82.2537216" calcext:value-type="float">
            <text:p>82.2537216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1949]+1" office:value-type="float" office:value="196" calcext:value-type="float">
            <text:p>196</text:p>
          </table:table-cell>
          <table:table-cell table:formula="of:=[.B1949]" office:value-type="float" office:value="6" calcext:value-type="float">
            <text:p>6</text:p>
          </table:table-cell>
          <table:table-cell office:value-type="float" office:value="140.7288768" calcext:value-type="float">
            <text:p>140.7288768</text:p>
          </table:table-cell>
          <table:table-cell office:value-type="float" office:value="77.89478016" calcext:value-type="float">
            <text:p>77.89478016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950]+1" office:value-type="float" office:value="196" calcext:value-type="float">
            <text:p>196</text:p>
          </table:table-cell>
          <table:table-cell table:formula="of:=[.B1950]" office:value-type="float" office:value="7" calcext:value-type="float">
            <text:p>7</text:p>
          </table:table-cell>
          <table:table-cell office:value-type="float" office:value="201.27764864" calcext:value-type="float">
            <text:p>201.27764864</text:p>
          </table:table-cell>
          <table:table-cell office:value-type="float" office:value="58.0730064" calcext:value-type="float">
            <text:p>58.0730064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951]+1" office:value-type="float" office:value="196" calcext:value-type="float">
            <text:p>196</text:p>
          </table:table-cell>
          <table:table-cell table:formula="of:=[.B1951]" office:value-type="float" office:value="8" calcext:value-type="float">
            <text:p>8</text:p>
          </table:table-cell>
          <table:table-cell office:value-type="float" office:value="154.38332544" calcext:value-type="float">
            <text:p>154.38332544</text:p>
          </table:table-cell>
          <table:table-cell office:value-type="float" office:value="56.7614112" calcext:value-type="float">
            <text:p>56.7614112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952]+1" office:value-type="float" office:value="196" calcext:value-type="float">
            <text:p>196</text:p>
          </table:table-cell>
          <table:table-cell table:formula="of:=[.B1952]" office:value-type="float" office:value="9" calcext:value-type="float">
            <text:p>9</text:p>
          </table:table-cell>
          <table:table-cell office:value-type="float" office:value="197.2661376" calcext:value-type="float">
            <text:p>197.2661376</text:p>
          </table:table-cell>
          <table:table-cell office:value-type="float" office:value="37.2672192" calcext:value-type="float">
            <text:p>37.2672192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953]+1" office:value-type="float" office:value="196" calcext:value-type="float">
            <text:p>196</text:p>
          </table:table-cell>
          <table:table-cell table:formula="of:=[.B1953]" office:value-type="float" office:value="10" calcext:value-type="float">
            <text:p>10</text:p>
          </table:table-cell>
          <table:table-cell office:value-type="float" office:value="160.54075264" calcext:value-type="float">
            <text:p>160.54075264</text:p>
          </table:table-cell>
          <table:table-cell office:value-type="float" office:value="35.21383104" calcext:value-type="float">
            <text:p>35.2138310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1954]+1" office:value-type="float" office:value="197" calcext:value-type="float">
            <text:p>197</text:p>
          </table:table-cell>
          <table:table-cell table:formula="of:=[.B1954]" office:value-type="float" office:value="1" calcext:value-type="float">
            <text:p>1</text:p>
          </table:table-cell>
          <table:table-cell office:value-type="float" office:value="221.2856704" calcext:value-type="float">
            <text:p>221.2856704</text:p>
          </table:table-cell>
          <table:table-cell office:value-type="float" office:value="155.92099584" calcext:value-type="float">
            <text:p>155.92099584</text:p>
          </table:table-cell>
          <table:table-cell office:value-type="float" office:value="223" calcext:value-type="float">
            <text:p>22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table:formula="of:=[.A1955]+1" office:value-type="float" office:value="197" calcext:value-type="float">
            <text:p>197</text:p>
          </table:table-cell>
          <table:table-cell table:formula="of:=[.B1955]" office:value-type="float" office:value="2" calcext:value-type="float">
            <text:p>2</text:p>
          </table:table-cell>
          <table:table-cell office:value-type="float" office:value="132.37631616" calcext:value-type="float">
            <text:p>132.37631616</text:p>
          </table:table-cell>
          <table:table-cell office:value-type="float" office:value="150.16191648" calcext:value-type="float">
            <text:p>150.16191648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1956]+1" office:value-type="float" office:value="197" calcext:value-type="float">
            <text:p>197</text:p>
          </table:table-cell>
          <table:table-cell table:formula="of:=[.B1956]" office:value-type="float" office:value="3" calcext:value-type="float">
            <text:p>3</text:p>
          </table:table-cell>
          <table:table-cell office:value-type="float" office:value="218.4781184" calcext:value-type="float">
            <text:p>218.4781184</text:p>
          </table:table-cell>
          <table:table-cell office:value-type="float" office:value="125.2152672" calcext:value-type="float">
            <text:p>125.2152672</text:p>
          </table:table-cell>
          <table:table-cell office:value-type="float" office:value="221" calcext:value-type="float">
            <text:p>221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1957]+1" office:value-type="float" office:value="197" calcext:value-type="float">
            <text:p>197</text:p>
          </table:table-cell>
          <table:table-cell table:formula="of:=[.B1957]" office:value-type="float" office:value="4" calcext:value-type="float">
            <text:p>4</text:p>
          </table:table-cell>
          <table:table-cell office:value-type="float" office:value="137.49185792" calcext:value-type="float">
            <text:p>137.49185792</text:p>
          </table:table-cell>
          <table:table-cell office:value-type="float" office:value="121.19305248" calcext:value-type="float">
            <text:p>121.19305248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1958]+1" office:value-type="float" office:value="197" calcext:value-type="float">
            <text:p>197</text:p>
          </table:table-cell>
          <table:table-cell table:formula="of:=[.B1958]" office:value-type="float" office:value="5" calcext:value-type="float">
            <text:p>5</text:p>
          </table:table-cell>
          <table:table-cell office:value-type="float" office:value="215.5634304" calcext:value-type="float">
            <text:p>215.5634304</text:p>
          </table:table-cell>
          <table:table-cell office:value-type="float" office:value="94.708366176" calcext:value-type="float">
            <text:p>94.708366176</text:p>
          </table:table-cell>
          <table:table-cell office:value-type="float" office:value="218" calcext:value-type="float">
            <text:p>21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1959]+1" office:value-type="float" office:value="197" calcext:value-type="float">
            <text:p>197</text:p>
          </table:table-cell>
          <table:table-cell table:formula="of:=[.B1959]" office:value-type="float" office:value="6" calcext:value-type="float">
            <text:p>6</text:p>
          </table:table-cell>
          <table:table-cell office:value-type="float" office:value="143.723017728" calcext:value-type="float">
            <text:p>143.723017728</text:p>
          </table:table-cell>
          <table:table-cell office:value-type="float" office:value="90.590724672" calcext:value-type="float">
            <text:p>90.590724672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1960]+1" office:value-type="float" office:value="197" calcext:value-type="float">
            <text:p>197</text:p>
          </table:table-cell>
          <table:table-cell table:formula="of:=[.B1960]" office:value-type="float" office:value="7" calcext:value-type="float">
            <text:p>7</text:p>
          </table:table-cell>
          <table:table-cell office:value-type="float" office:value="203.5226816" calcext:value-type="float">
            <text:p>203.5226816</text:p>
          </table:table-cell>
          <table:table-cell office:value-type="float" office:value="71.2959792" calcext:value-type="float">
            <text:p>71.2959792</text:p>
          </table:table-cell>
          <table:table-cell office:value-type="float" office:value="205" calcext:value-type="float">
            <text:p>205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1961]+1" office:value-type="float" office:value="197" calcext:value-type="float">
            <text:p>197</text:p>
          </table:table-cell>
          <table:table-cell table:formula="of:=[.B1961]" office:value-type="float" office:value="8" calcext:value-type="float">
            <text:p>8</text:p>
          </table:table-cell>
          <table:table-cell office:value-type="float" office:value="157.52197504" calcext:value-type="float">
            <text:p>157.52197504</text:p>
          </table:table-cell>
          <table:table-cell office:value-type="float" office:value="69.619968" calcext:value-type="float">
            <text:p>69.619968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1962]+1" office:value-type="float" office:value="197" calcext:value-type="float">
            <text:p>197</text:p>
          </table:table-cell>
          <table:table-cell table:formula="of:=[.B1962]" office:value-type="float" office:value="9" calcext:value-type="float">
            <text:p>9</text:p>
          </table:table-cell>
          <table:table-cell office:value-type="float" office:value="199.2565888" calcext:value-type="float">
            <text:p>199.2565888</text:p>
          </table:table-cell>
          <table:table-cell office:value-type="float" office:value="50.4999216" calcext:value-type="float">
            <text:p>50.4999216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1963]+1" office:value-type="float" office:value="197" calcext:value-type="float">
            <text:p>197</text:p>
          </table:table-cell>
          <table:table-cell table:formula="of:=[.B1963]" office:value-type="float" office:value="10" calcext:value-type="float">
            <text:p>10</text:p>
          </table:table-cell>
          <table:table-cell office:value-type="float" office:value="162.87187968" calcext:value-type="float">
            <text:p>162.87187968</text:p>
          </table:table-cell>
          <table:table-cell office:value-type="float" office:value="48.82105632" calcext:value-type="float">
            <text:p>48.82105632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1964]+1" office:value-type="float" office:value="198" calcext:value-type="float">
            <text:p>198</text:p>
          </table:table-cell>
          <table:table-cell table:formula="of:=[.B1964]" office:value-type="float" office:value="1" calcext:value-type="float">
            <text:p>1</text:p>
          </table:table-cell>
          <table:table-cell office:value-type="float" office:value="211.82434048" calcext:value-type="float">
            <text:p>211.82434048</text:p>
          </table:table-cell>
          <table:table-cell office:value-type="float" office:value="140.61619392" calcext:value-type="float">
            <text:p>140.61619392</text:p>
          </table:table-cell>
          <table:table-cell office:value-type="float" office:value="213" calcext:value-type="float">
            <text:p>213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965]+1" office:value-type="float" office:value="198" calcext:value-type="float">
            <text:p>198</text:p>
          </table:table-cell>
          <table:table-cell table:formula="of:=[.B1965]" office:value-type="float" office:value="2" calcext:value-type="float">
            <text:p>2</text:p>
          </table:table-cell>
          <table:table-cell office:value-type="float" office:value="123.816223104" calcext:value-type="float">
            <text:p>123.816223104</text:p>
          </table:table-cell>
          <table:table-cell office:value-type="float" office:value="136.13738208" calcext:value-type="float">
            <text:p>136.13738208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1966]+1" office:value-type="float" office:value="198" calcext:value-type="float">
            <text:p>198</text:p>
          </table:table-cell>
          <table:table-cell table:formula="of:=[.B1966]" office:value-type="float" office:value="3" calcext:value-type="float">
            <text:p>3</text:p>
          </table:table-cell>
          <table:table-cell office:value-type="float" office:value="208.5316928" calcext:value-type="float">
            <text:p>208.5316928</text:p>
          </table:table-cell>
          <table:table-cell office:value-type="float" office:value="109.95717696" calcext:value-type="float">
            <text:p>109.95717696</text:p>
          </table:table-cell>
          <table:table-cell office:value-type="float" office:value="211" calcext:value-type="float">
            <text:p>211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1967]+1" office:value-type="float" office:value="198" calcext:value-type="float">
            <text:p>198</text:p>
          </table:table-cell>
          <table:table-cell table:formula="of:=[.B1967]" office:value-type="float" office:value="4" calcext:value-type="float">
            <text:p>4</text:p>
          </table:table-cell>
          <table:table-cell office:value-type="float" office:value="129.666639104" calcext:value-type="float">
            <text:p>129.666639104</text:p>
          </table:table-cell>
          <table:table-cell office:value-type="float" office:value="107.24564064" calcext:value-type="float">
            <text:p>107.24564064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1968]+1" office:value-type="float" office:value="198" calcext:value-type="float">
            <text:p>198</text:p>
          </table:table-cell>
          <table:table-cell table:formula="of:=[.B1968]" office:value-type="float" office:value="5" calcext:value-type="float">
            <text:p>5</text:p>
          </table:table-cell>
          <table:table-cell office:value-type="float" office:value="205.29959168" calcext:value-type="float">
            <text:p>205.29959168</text:p>
          </table:table-cell>
          <table:table-cell office:value-type="float" office:value="81.49663104" calcext:value-type="float">
            <text:p>81.49663104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1969]+1" office:value-type="float" office:value="198" calcext:value-type="float">
            <text:p>198</text:p>
          </table:table-cell>
          <table:table-cell table:formula="of:=[.B1969]" office:value-type="float" office:value="6" calcext:value-type="float">
            <text:p>6</text:p>
          </table:table-cell>
          <table:table-cell office:value-type="float" office:value="135.273761792" calcext:value-type="float">
            <text:p>135.273761792</text:p>
          </table:table-cell>
          <table:table-cell office:value-type="float" office:value="78.37140384" calcext:value-type="float">
            <text:p>78.37140384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1970]+1" office:value-type="float" office:value="198" calcext:value-type="float">
            <text:p>198</text:p>
          </table:table-cell>
          <table:table-cell table:formula="of:=[.B1970]" office:value-type="float" office:value="7" calcext:value-type="float">
            <text:p>7</text:p>
          </table:table-cell>
          <table:table-cell office:value-type="float" office:value="192.78428672" calcext:value-type="float">
            <text:p>192.78428672</text:p>
          </table:table-cell>
          <table:table-cell office:value-type="float" office:value="57.56537568" calcext:value-type="float">
            <text:p>57.56537568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1971]+1" office:value-type="float" office:value="198" calcext:value-type="float">
            <text:p>198</text:p>
          </table:table-cell>
          <table:table-cell table:formula="of:=[.B1971]" office:value-type="float" office:value="8" calcext:value-type="float">
            <text:p>8</text:p>
          </table:table-cell>
          <table:table-cell office:value-type="float" office:value="148.49446272" calcext:value-type="float">
            <text:p>148.49446272</text:p>
          </table:table-cell>
          <table:table-cell office:value-type="float" office:value="57.15427488" calcext:value-type="float">
            <text:p>57.15427488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1972]+1" office:value-type="float" office:value="198" calcext:value-type="float">
            <text:p>198</text:p>
          </table:table-cell>
          <table:table-cell table:formula="of:=[.B1972]" office:value-type="float" office:value="9" calcext:value-type="float">
            <text:p>9</text:p>
          </table:table-cell>
          <table:table-cell office:value-type="float" office:value="188.96450816" calcext:value-type="float">
            <text:p>188.96450816</text:p>
          </table:table-cell>
          <table:table-cell office:value-type="float" office:value="38.49810816" calcext:value-type="float">
            <text:p>38.49810816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973]+1" office:value-type="float" office:value="198" calcext:value-type="float">
            <text:p>198</text:p>
          </table:table-cell>
          <table:table-cell table:formula="of:=[.B1973]" office:value-type="float" office:value="10" calcext:value-type="float">
            <text:p>10</text:p>
          </table:table-cell>
          <table:table-cell office:value-type="float" office:value="153.14367616" calcext:value-type="float">
            <text:p>153.14367616</text:p>
          </table:table-cell>
          <table:table-cell office:value-type="float" office:value="38.07844128" calcext:value-type="float">
            <text:p>38.07844128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974]+1" office:value-type="float" office:value="199" calcext:value-type="float">
            <text:p>199</text:p>
          </table:table-cell>
          <table:table-cell table:formula="of:=[.B1974]" office:value-type="float" office:value="1" calcext:value-type="float">
            <text:p>1</text:p>
          </table:table-cell>
          <table:table-cell office:value-type="float" office:value="217.3121152" calcext:value-type="float">
            <text:p>217.3121152</text:p>
          </table:table-cell>
          <table:table-cell office:value-type="float" office:value="135.85432992" calcext:value-type="float">
            <text:p>135.85432992</text:p>
          </table:table-cell>
          <table:table-cell office:value-type="float" office:value="222" calcext:value-type="float">
            <text:p>222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1975]+1" office:value-type="float" office:value="199" calcext:value-type="float">
            <text:p>199</text:p>
          </table:table-cell>
          <table:table-cell table:formula="of:=[.B1975]" office:value-type="float" office:value="2" calcext:value-type="float">
            <text:p>2</text:p>
          </table:table-cell>
          <table:table-cell office:value-type="float" office:value="131.942622848" calcext:value-type="float">
            <text:p>131.942622848</text:p>
          </table:table-cell>
          <table:table-cell office:value-type="float" office:value="137.42380128" calcext:value-type="float">
            <text:p>137.42380128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1976]+1" office:value-type="float" office:value="199" calcext:value-type="float">
            <text:p>199</text:p>
          </table:table-cell>
          <table:table-cell table:formula="of:=[.B1976]" office:value-type="float" office:value="3" calcext:value-type="float">
            <text:p>3</text:p>
          </table:table-cell>
          <table:table-cell office:value-type="float" office:value="212.85198976" calcext:value-type="float">
            <text:p>212.85198976</text:p>
          </table:table-cell>
          <table:table-cell office:value-type="float" office:value="107.29682352" calcext:value-type="float">
            <text:p>107.29682352</text:p>
          </table:table-cell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977]+1" office:value-type="float" office:value="199" calcext:value-type="float">
            <text:p>199</text:p>
          </table:table-cell>
          <table:table-cell table:formula="of:=[.B1977]" office:value-type="float" office:value="4" calcext:value-type="float">
            <text:p>4</text:p>
          </table:table-cell>
          <table:table-cell office:value-type="float" office:value="135.72031104" calcext:value-type="float">
            <text:p>135.72031104</text:p>
          </table:table-cell>
          <table:table-cell office:value-type="float" office:value="108.3207072" calcext:value-type="float">
            <text:p>108.3207072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978]+1" office:value-type="float" office:value="199" calcext:value-type="float">
            <text:p>199</text:p>
          </table:table-cell>
          <table:table-cell table:formula="of:=[.B1978]" office:value-type="float" office:value="5" calcext:value-type="float">
            <text:p>5</text:p>
          </table:table-cell>
          <table:table-cell office:value-type="float" office:value="208.0928256" calcext:value-type="float">
            <text:p>208.0928256</text:p>
          </table:table-cell>
          <table:table-cell office:value-type="float" office:value="78.44693184" calcext:value-type="float">
            <text:p>78.44693184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1979]+1" office:value-type="float" office:value="199" calcext:value-type="float">
            <text:p>199</text:p>
          </table:table-cell>
          <table:table-cell table:formula="of:=[.B1979]" office:value-type="float" office:value="6" calcext:value-type="float">
            <text:p>6</text:p>
          </table:table-cell>
          <table:table-cell office:value-type="float" office:value="137.44362624" calcext:value-type="float">
            <text:p>137.44362624</text:p>
          </table:table-cell>
          <table:table-cell office:value-type="float" office:value="79.0572624" calcext:value-type="float">
            <text:p>79.0572624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980]+1" office:value-type="float" office:value="199" calcext:value-type="float">
            <text:p>199</text:p>
          </table:table-cell>
          <table:table-cell table:formula="of:=[.B1980]" office:value-type="float" office:value="7" calcext:value-type="float">
            <text:p>7</text:p>
          </table:table-cell>
          <table:table-cell office:value-type="float" office:value="193.9951744" calcext:value-type="float">
            <text:p>193.9951744</text:p>
          </table:table-cell>
          <table:table-cell office:value-type="float" office:value="56.9477808" calcext:value-type="float">
            <text:p>56.9477808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1981]+1" office:value-type="float" office:value="199" calcext:value-type="float">
            <text:p>199</text:p>
          </table:table-cell>
          <table:table-cell table:formula="of:=[.B1981]" office:value-type="float" office:value="8" calcext:value-type="float">
            <text:p>8</text:p>
          </table:table-cell>
          <table:table-cell office:value-type="float" office:value="150.58269056" calcext:value-type="float">
            <text:p>150.58269056</text:p>
          </table:table-cell>
          <table:table-cell office:value-type="float" office:value="58.72814688" calcext:value-type="float">
            <text:p>58.72814688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982]+1" office:value-type="float" office:value="199" calcext:value-type="float">
            <text:p>199</text:p>
          </table:table-cell>
          <table:table-cell table:formula="of:=[.B1982]" office:value-type="float" office:value="9" calcext:value-type="float">
            <text:p>9</text:p>
          </table:table-cell>
          <table:table-cell office:value-type="float" office:value="188.91449344" calcext:value-type="float">
            <text:p>188.91449344</text:p>
          </table:table-cell>
          <table:table-cell office:value-type="float" office:value="37.158048" calcext:value-type="float">
            <text:p>37.158048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1983]+1" office:value-type="float" office:value="199" calcext:value-type="float">
            <text:p>199</text:p>
          </table:table-cell>
          <table:table-cell table:formula="of:=[.B1983]" office:value-type="float" office:value="10" calcext:value-type="float">
            <text:p>10</text:p>
          </table:table-cell>
          <table:table-cell office:value-type="float" office:value="154.14015616" calcext:value-type="float">
            <text:p>154.14015616</text:p>
          </table:table-cell>
          <table:table-cell office:value-type="float" office:value="39.3270432" calcext:value-type="float">
            <text:p>39.3270432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1984]+1" office:value-type="float" office:value="200" calcext:value-type="float">
            <text:p>200</text:p>
          </table:table-cell>
          <table:table-cell table:formula="of:=[.B1984]" office:value-type="float" office:value="1" calcext:value-type="float">
            <text:p>1</text:p>
          </table:table-cell>
          <table:table-cell office:value-type="float" office:value="208.5945664" calcext:value-type="float">
            <text:p>208.5945664</text:p>
          </table:table-cell>
          <table:table-cell office:value-type="float" office:value="143.37223968" calcext:value-type="float">
            <text:p>143.37223968</text:p>
          </table:table-cell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1985]+1" office:value-type="float" office:value="200" calcext:value-type="float">
            <text:p>200</text:p>
          </table:table-cell>
          <table:table-cell table:formula="of:=[.B1985]" office:value-type="float" office:value="2" calcext:value-type="float">
            <text:p>2</text:p>
          </table:table-cell>
          <table:table-cell office:value-type="float" office:value="118.2563296" calcext:value-type="float">
            <text:p>118.2563296</text:p>
          </table:table-cell>
          <table:table-cell office:value-type="float" office:value="139.92576576" calcext:value-type="float">
            <text:p>139.92576576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1986]+1" office:value-type="float" office:value="200" calcext:value-type="float">
            <text:p>200</text:p>
          </table:table-cell>
          <table:table-cell table:formula="of:=[.B1986]" office:value-type="float" office:value="3" calcext:value-type="float">
            <text:p>3</text:p>
          </table:table-cell>
          <table:table-cell office:value-type="float" office:value="204.6872832" calcext:value-type="float">
            <text:p>204.6872832</text:p>
          </table:table-cell>
          <table:table-cell office:value-type="float" office:value="112.91834208" calcext:value-type="float">
            <text:p>112.91834208</text:p>
          </table:table-cell>
          <table:table-cell office:value-type="float" office:value="207" calcext:value-type="float">
            <text:p>207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987]+1" office:value-type="float" office:value="200" calcext:value-type="float">
            <text:p>200</text:p>
          </table:table-cell>
          <table:table-cell table:formula="of:=[.B1987]" office:value-type="float" office:value="4" calcext:value-type="float">
            <text:p>4</text:p>
          </table:table-cell>
          <table:table-cell office:value-type="float" office:value="123.846317312" calcext:value-type="float">
            <text:p>123.846317312</text:p>
          </table:table-cell>
          <table:table-cell office:value-type="float" office:value="110.26110816" calcext:value-type="float">
            <text:p>110.26110816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1988]+1" office:value-type="float" office:value="200" calcext:value-type="float">
            <text:p>200</text:p>
          </table:table-cell>
          <table:table-cell table:formula="of:=[.B1988]" office:value-type="float" office:value="5" calcext:value-type="float">
            <text:p>5</text:p>
          </table:table-cell>
          <table:table-cell office:value-type="float" office:value="202.21418752" calcext:value-type="float">
            <text:p>202.21418752</text:p>
          </table:table-cell>
          <table:table-cell office:value-type="float" office:value="82.2981744" calcext:value-type="float">
            <text:p>82.2981744</text:p>
          </table:table-cell>
          <table:table-cell office:value-type="float" office:value="204" calcext:value-type="float">
            <text:p>204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1989]+1" office:value-type="float" office:value="200" calcext:value-type="float">
            <text:p>200</text:p>
          </table:table-cell>
          <table:table-cell table:formula="of:=[.B1989]" office:value-type="float" office:value="6" calcext:value-type="float">
            <text:p>6</text:p>
          </table:table-cell>
          <table:table-cell office:value-type="float" office:value="130.370121728" calcext:value-type="float">
            <text:p>130.370121728</text:p>
          </table:table-cell>
          <table:table-cell office:value-type="float" office:value="78.86985696" calcext:value-type="float">
            <text:p>78.86985696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1990]+1" office:value-type="float" office:value="200" calcext:value-type="float">
            <text:p>200</text:p>
          </table:table-cell>
          <table:table-cell table:formula="of:=[.B1990]" office:value-type="float" office:value="7" calcext:value-type="float">
            <text:p>7</text:p>
          </table:table-cell>
          <table:table-cell office:value-type="float" office:value="190.9421184" calcext:value-type="float">
            <text:p>190.9421184</text:p>
          </table:table-cell>
          <table:table-cell office:value-type="float" office:value="57.77706816" calcext:value-type="float">
            <text:p>57.77706816</text:p>
          </table:table-cell>
          <table:table-cell office:value-type="float" office:value="191" calcext:value-type="float">
            <text:p>19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1991]+1" office:value-type="float" office:value="200" calcext:value-type="float">
            <text:p>200</text:p>
          </table:table-cell>
          <table:table-cell table:formula="of:=[.B1991]" office:value-type="float" office:value="8" calcext:value-type="float">
            <text:p>8</text:p>
          </table:table-cell>
          <table:table-cell office:value-type="float" office:value="144.63224064" calcext:value-type="float">
            <text:p>144.63224064</text:p>
          </table:table-cell>
          <table:table-cell office:value-type="float" office:value="57.0545664" calcext:value-type="float">
            <text:p>57.0545664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1992]+1" office:value-type="float" office:value="200" calcext:value-type="float">
            <text:p>200</text:p>
          </table:table-cell>
          <table:table-cell table:formula="of:=[.B1992]" office:value-type="float" office:value="9" calcext:value-type="float">
            <text:p>9</text:p>
          </table:table-cell>
          <table:table-cell office:value-type="float" office:value="186.9496832" calcext:value-type="float">
            <text:p>186.9496832</text:p>
          </table:table-cell>
          <table:table-cell office:value-type="float" office:value="35.7879696" calcext:value-type="float">
            <text:p>35.7879696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993]+1" office:value-type="float" office:value="200" calcext:value-type="float">
            <text:p>200</text:p>
          </table:table-cell>
          <table:table-cell table:formula="of:=[.B1993]" office:value-type="float" office:value="10" calcext:value-type="float">
            <text:p>10</text:p>
          </table:table-cell>
          <table:table-cell office:value-type="float" office:value="148.65805824" calcext:value-type="float">
            <text:p>148.65805824</text:p>
          </table:table-cell>
          <table:table-cell office:value-type="float" office:value="35.393376" calcext:value-type="float">
            <text:p>35.393376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1994]+1" office:value-type="float" office:value="201" calcext:value-type="float">
            <text:p>201</text:p>
          </table:table-cell>
          <table:table-cell table:formula="of:=[.B1994]" office:value-type="float" office:value="1" calcext:value-type="float">
            <text:p>1</text:p>
          </table:table-cell>
          <table:table-cell office:value-type="float" office:value="226.33857664" calcext:value-type="float">
            <text:p>226.33857664</text:p>
          </table:table-cell>
          <table:table-cell office:value-type="float" office:value="134.9982576" calcext:value-type="float">
            <text:p>134.9982576</text:p>
          </table:table-cell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1995]+1" office:value-type="float" office:value="201" calcext:value-type="float">
            <text:p>201</text:p>
          </table:table-cell>
          <table:table-cell table:formula="of:=[.B1995]" office:value-type="float" office:value="2" calcext:value-type="float">
            <text:p>2</text:p>
          </table:table-cell>
          <table:table-cell office:value-type="float" office:value="134.99537664" calcext:value-type="float">
            <text:p>134.99537664</text:p>
          </table:table-cell>
          <table:table-cell office:value-type="float" office:value="136.14221472" calcext:value-type="float">
            <text:p>136.14221472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1996]+1" office:value-type="float" office:value="201" calcext:value-type="float">
            <text:p>201</text:p>
          </table:table-cell>
          <table:table-cell table:formula="of:=[.B1996]" office:value-type="float" office:value="3" calcext:value-type="float">
            <text:p>3</text:p>
          </table:table-cell>
          <table:table-cell office:value-type="float" office:value="220.931456" calcext:value-type="float">
            <text:p>220.931456</text:p>
          </table:table-cell>
          <table:table-cell office:value-type="float" office:value="105.47825376" calcext:value-type="float">
            <text:p>105.47825376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1997]+1" office:value-type="float" office:value="201" calcext:value-type="float">
            <text:p>201</text:p>
          </table:table-cell>
          <table:table-cell table:formula="of:=[.B1997]" office:value-type="float" office:value="4" calcext:value-type="float">
            <text:p>4</text:p>
          </table:table-cell>
          <table:table-cell office:value-type="float" office:value="138.7483264" calcext:value-type="float">
            <text:p>138.7483264</text:p>
          </table:table-cell>
          <table:table-cell office:value-type="float" office:value="106.1058192" calcext:value-type="float">
            <text:p>106.1058192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1998]+1" office:value-type="float" office:value="201" calcext:value-type="float">
            <text:p>201</text:p>
          </table:table-cell>
          <table:table-cell table:formula="of:=[.B1998]" office:value-type="float" office:value="5" calcext:value-type="float">
            <text:p>5</text:p>
          </table:table-cell>
          <table:table-cell office:value-type="float" office:value="215.7383168" calcext:value-type="float">
            <text:p>215.7383168</text:p>
          </table:table-cell>
          <table:table-cell office:value-type="float" office:value="74.17219296" calcext:value-type="float">
            <text:p>74.17219296</text:p>
          </table:table-cell>
          <table:table-cell office:value-type="float" office:value="217" calcext:value-type="float">
            <text:p>217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1999]+1" office:value-type="float" office:value="201" calcext:value-type="float">
            <text:p>201</text:p>
          </table:table-cell>
          <table:table-cell table:formula="of:=[.B1999]" office:value-type="float" office:value="6" calcext:value-type="float">
            <text:p>6</text:p>
          </table:table-cell>
          <table:table-cell office:value-type="float" office:value="141.98885248" calcext:value-type="float">
            <text:p>141.98885248</text:p>
          </table:table-cell>
          <table:table-cell office:value-type="float" office:value="75.14743104" calcext:value-type="float">
            <text:p>75.14743104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000]+1" office:value-type="float" office:value="201" calcext:value-type="float">
            <text:p>201</text:p>
          </table:table-cell>
          <table:table-cell table:formula="of:=[.B2000]" office:value-type="float" office:value="7" calcext:value-type="float">
            <text:p>7</text:p>
          </table:table-cell>
          <table:table-cell office:value-type="float" office:value="202.2726912" calcext:value-type="float">
            <text:p>202.2726912</text:p>
          </table:table-cell>
          <table:table-cell office:value-type="float" office:value="50.47572864" calcext:value-type="float">
            <text:p>50.47572864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001]+1" office:value-type="float" office:value="201" calcext:value-type="float">
            <text:p>201</text:p>
          </table:table-cell>
          <table:table-cell table:formula="of:=[.B2001]" office:value-type="float" office:value="8" calcext:value-type="float">
            <text:p>8</text:p>
          </table:table-cell>
          <table:table-cell office:value-type="float" office:value="155.81077632" calcext:value-type="float">
            <text:p>155.81077632</text:p>
          </table:table-cell>
          <table:table-cell office:value-type="float" office:value="52.37408928" calcext:value-type="float">
            <text:p>52.37408928</text:p>
          </table:table-cell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2002]+1" office:value-type="float" office:value="201" calcext:value-type="float">
            <text:p>201</text:p>
          </table:table-cell>
          <table:table-cell table:formula="of:=[.B2002]" office:value-type="float" office:value="9" calcext:value-type="float">
            <text:p>9</text:p>
          </table:table-cell>
          <table:table-cell office:value-type="float" office:value="196.6353152" calcext:value-type="float">
            <text:p>196.6353152</text:p>
          </table:table-cell>
          <table:table-cell office:value-type="float" office:value="29.0318688" calcext:value-type="float">
            <text:p>29.0318688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003]+1" office:value-type="float" office:value="201" calcext:value-type="float">
            <text:p>201</text:p>
          </table:table-cell>
          <table:table-cell table:formula="of:=[.B2003]" office:value-type="float" office:value="10" calcext:value-type="float">
            <text:p>10</text:p>
          </table:table-cell>
          <table:table-cell office:value-type="float" office:value="159.0668672" calcext:value-type="float">
            <text:p>159.0668672</text:p>
          </table:table-cell>
          <table:table-cell office:value-type="float" office:value="30.49091136" calcext:value-type="float">
            <text:p>30.49091136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004]+1" office:value-type="float" office:value="202" calcext:value-type="float">
            <text:p>202</text:p>
          </table:table-cell>
          <table:table-cell table:formula="of:=[.B2004]" office:value-type="float" office:value="1" calcext:value-type="float">
            <text:p>1</text:p>
          </table:table-cell>
          <table:table-cell office:value-type="float" office:value="220.23706112" calcext:value-type="float">
            <text:p>220.23706112</text:p>
          </table:table-cell>
          <table:table-cell office:value-type="float" office:value="134.9811168" calcext:value-type="float">
            <text:p>134.9811168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2005]+1" office:value-type="float" office:value="202" calcext:value-type="float">
            <text:p>202</text:p>
          </table:table-cell>
          <table:table-cell table:formula="of:=[.B2005]" office:value-type="float" office:value="2" calcext:value-type="float">
            <text:p>2</text:p>
          </table:table-cell>
          <table:table-cell office:value-type="float" office:value="129.928179072" calcext:value-type="float">
            <text:p>129.928179072</text:p>
          </table:table-cell>
          <table:table-cell office:value-type="float" office:value="138.93339168" calcext:value-type="float">
            <text:p>138.93339168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006]+1" office:value-type="float" office:value="202" calcext:value-type="float">
            <text:p>202</text:p>
          </table:table-cell>
          <table:table-cell table:formula="of:=[.B2006]" office:value-type="float" office:value="3" calcext:value-type="float">
            <text:p>3</text:p>
          </table:table-cell>
          <table:table-cell office:value-type="float" office:value="214.2907904" calcext:value-type="float">
            <text:p>214.2907904</text:p>
          </table:table-cell>
          <table:table-cell office:value-type="float" office:value="105.53410848" calcext:value-type="float">
            <text:p>105.53410848</text:p>
          </table:table-cell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007]+1" office:value-type="float" office:value="202" calcext:value-type="float">
            <text:p>202</text:p>
          </table:table-cell>
          <table:table-cell table:formula="of:=[.B2007]" office:value-type="float" office:value="4" calcext:value-type="float">
            <text:p>4</text:p>
          </table:table-cell>
          <table:table-cell office:value-type="float" office:value="133.3994816" calcext:value-type="float">
            <text:p>133.3994816</text:p>
          </table:table-cell>
          <table:table-cell office:value-type="float" office:value="108.83037504" calcext:value-type="float">
            <text:p>108.83037504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008]+1" office:value-type="float" office:value="202" calcext:value-type="float">
            <text:p>202</text:p>
          </table:table-cell>
          <table:table-cell table:formula="of:=[.B2008]" office:value-type="float" office:value="5" calcext:value-type="float">
            <text:p>5</text:p>
          </table:table-cell>
          <table:table-cell office:value-type="float" office:value="208.0209664" calcext:value-type="float">
            <text:p>208.0209664</text:p>
          </table:table-cell>
          <table:table-cell office:value-type="float" office:value="74.39211552" calcext:value-type="float">
            <text:p>74.39211552</text:p>
          </table:table-cell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2009]+1" office:value-type="float" office:value="202" calcext:value-type="float">
            <text:p>202</text:p>
          </table:table-cell>
          <table:table-cell table:formula="of:=[.B2009]" office:value-type="float" office:value="6" calcext:value-type="float">
            <text:p>6</text:p>
          </table:table-cell>
          <table:table-cell office:value-type="float" office:value="135.819118464" calcext:value-type="float">
            <text:p>135.819118464</text:p>
          </table:table-cell>
          <table:table-cell office:value-type="float" office:value="77.23603008" calcext:value-type="float">
            <text:p>77.23603008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010]+1" office:value-type="float" office:value="202" calcext:value-type="float">
            <text:p>202</text:p>
          </table:table-cell>
          <table:table-cell table:formula="of:=[.B2010]" office:value-type="float" office:value="7" calcext:value-type="float">
            <text:p>7</text:p>
          </table:table-cell>
          <table:table-cell office:value-type="float" office:value="193.7316608" calcext:value-type="float">
            <text:p>193.7316608</text:p>
          </table:table-cell>
          <table:table-cell office:value-type="float" office:value="50.63493888" calcext:value-type="float">
            <text:p>50.6349388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011]+1" office:value-type="float" office:value="202" calcext:value-type="float">
            <text:p>202</text:p>
          </table:table-cell>
          <table:table-cell table:formula="of:=[.B2011]" office:value-type="float" office:value="8" calcext:value-type="float">
            <text:p>8</text:p>
          </table:table-cell>
          <table:table-cell office:value-type="float" office:value="147.9845504" calcext:value-type="float">
            <text:p>147.9845504</text:p>
          </table:table-cell>
          <table:table-cell office:value-type="float" office:value="53.597712" calcext:value-type="float">
            <text:p>53.597712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012]+1" office:value-type="float" office:value="202" calcext:value-type="float">
            <text:p>202</text:p>
          </table:table-cell>
          <table:table-cell table:formula="of:=[.B2012]" office:value-type="float" office:value="9" calcext:value-type="float">
            <text:p>9</text:p>
          </table:table-cell>
          <table:table-cell office:value-type="float" office:value="186.41513472" calcext:value-type="float">
            <text:p>186.41513472</text:p>
          </table:table-cell>
          <table:table-cell office:value-type="float" office:value="29.30869056" calcext:value-type="float">
            <text:p>29.30869056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013]+1" office:value-type="float" office:value="202" calcext:value-type="float">
            <text:p>202</text:p>
          </table:table-cell>
          <table:table-cell table:formula="of:=[.B2013]" office:value-type="float" office:value="10" calcext:value-type="float">
            <text:p>10</text:p>
          </table:table-cell>
          <table:table-cell office:value-type="float" office:value="150.48098048" calcext:value-type="float">
            <text:p>150.48098048</text:p>
          </table:table-cell>
          <table:table-cell office:value-type="float" office:value="32.0152992" calcext:value-type="float">
            <text:p>32.0152992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014]+1" office:value-type="float" office:value="203" calcext:value-type="float">
            <text:p>203</text:p>
          </table:table-cell>
          <table:table-cell table:formula="of:=[.B2014]" office:value-type="float" office:value="1" calcext:value-type="float">
            <text:p>1</text:p>
          </table:table-cell>
          <table:table-cell office:value-type="float" office:value="209.3444736" calcext:value-type="float">
            <text:p>209.3444736</text:p>
          </table:table-cell>
          <table:table-cell office:value-type="float" office:value="136.7981904" calcext:value-type="float">
            <text:p>136.7981904</text:p>
          </table:table-cell>
          <table:table-cell office:value-type="float" office:value="211" calcext:value-type="float">
            <text:p>21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015]+1" office:value-type="float" office:value="203" calcext:value-type="float">
            <text:p>203</text:p>
          </table:table-cell>
          <table:table-cell table:formula="of:=[.B2015]" office:value-type="float" office:value="2" calcext:value-type="float">
            <text:p>2</text:p>
          </table:table-cell>
          <table:table-cell office:value-type="float" office:value="117.598641408" calcext:value-type="float">
            <text:p>117.598641408</text:p>
          </table:table-cell>
          <table:table-cell office:value-type="float" office:value="138.3062784" calcext:value-type="float">
            <text:p>138.3062784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016]+1" office:value-type="float" office:value="203" calcext:value-type="float">
            <text:p>203</text:p>
          </table:table-cell>
          <table:table-cell table:formula="of:=[.B2016]" office:value-type="float" office:value="3" calcext:value-type="float">
            <text:p>3</text:p>
          </table:table-cell>
          <table:table-cell office:value-type="float" office:value="203.94457984" calcext:value-type="float">
            <text:p>203.94457984</text:p>
          </table:table-cell>
          <table:table-cell office:value-type="float" office:value="107.29517568" calcext:value-type="float">
            <text:p>107.29517568</text:p>
          </table:table-cell>
          <table:table-cell office:value-type="float" office:value="207" calcext:value-type="float">
            <text:p>207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017]+1" office:value-type="float" office:value="203" calcext:value-type="float">
            <text:p>203</text:p>
          </table:table-cell>
          <table:table-cell table:formula="of:=[.B2017]" office:value-type="float" office:value="4" calcext:value-type="float">
            <text:p>4</text:p>
          </table:table-cell>
          <table:table-cell office:value-type="float" office:value="122.75835136" calcext:value-type="float">
            <text:p>122.75835136</text:p>
          </table:table-cell>
          <table:table-cell office:value-type="float" office:value="108.2022912" calcext:value-type="float">
            <text:p>108.202291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018]+1" office:value-type="float" office:value="203" calcext:value-type="float">
            <text:p>203</text:p>
          </table:table-cell>
          <table:table-cell table:formula="of:=[.B2018]" office:value-type="float" office:value="5" calcext:value-type="float">
            <text:p>5</text:p>
          </table:table-cell>
          <table:table-cell office:value-type="float" office:value="199.856192" calcext:value-type="float">
            <text:p>199.856192</text:p>
          </table:table-cell>
          <table:table-cell office:value-type="float" office:value="76.67974656" calcext:value-type="float">
            <text:p>76.67974656</text:p>
          </table:table-cell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019]+1" office:value-type="float" office:value="203" calcext:value-type="float">
            <text:p>203</text:p>
          </table:table-cell>
          <table:table-cell table:formula="of:=[.B2019]" office:value-type="float" office:value="6" calcext:value-type="float">
            <text:p>6</text:p>
          </table:table-cell>
          <table:table-cell office:value-type="float" office:value="126.998463104" calcext:value-type="float">
            <text:p>126.998463104</text:p>
          </table:table-cell>
          <table:table-cell office:value-type="float" office:value="77.5401936" calcext:value-type="float">
            <text:p>77.5401936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020]+1" office:value-type="float" office:value="203" calcext:value-type="float">
            <text:p>203</text:p>
          </table:table-cell>
          <table:table-cell table:formula="of:=[.B2020]" office:value-type="float" office:value="7" calcext:value-type="float">
            <text:p>7</text:p>
          </table:table-cell>
          <table:table-cell office:value-type="float" office:value="185.8930176" calcext:value-type="float">
            <text:p>185.8930176</text:p>
          </table:table-cell>
          <table:table-cell office:value-type="float" office:value="53.77179648" calcext:value-type="float">
            <text:p>53.77179648</text:p>
          </table:table-cell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021]+1" office:value-type="float" office:value="203" calcext:value-type="float">
            <text:p>203</text:p>
          </table:table-cell>
          <table:table-cell table:formula="of:=[.B2021]" office:value-type="float" office:value="8" calcext:value-type="float">
            <text:p>8</text:p>
          </table:table-cell>
          <table:table-cell office:value-type="float" office:value="140.28912896" calcext:value-type="float">
            <text:p>140.28912896</text:p>
          </table:table-cell>
          <table:table-cell office:value-type="float" office:value="55.15967808" calcext:value-type="float">
            <text:p>55.15967808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022]+1" office:value-type="float" office:value="203" calcext:value-type="float">
            <text:p>203</text:p>
          </table:table-cell>
          <table:table-cell table:formula="of:=[.B2022]" office:value-type="float" office:value="9" calcext:value-type="float">
            <text:p>9</text:p>
          </table:table-cell>
          <table:table-cell office:value-type="float" office:value="180.0299456" calcext:value-type="float">
            <text:p>180.0299456</text:p>
          </table:table-cell>
          <table:table-cell office:value-type="float" office:value="31.6246752" calcext:value-type="float">
            <text:p>31.6246752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023]+1" office:value-type="float" office:value="203" calcext:value-type="float">
            <text:p>203</text:p>
          </table:table-cell>
          <table:table-cell table:formula="of:=[.B2023]" office:value-type="float" office:value="10" calcext:value-type="float">
            <text:p>10</text:p>
          </table:table-cell>
          <table:table-cell office:value-type="float" office:value="144.0592192" calcext:value-type="float">
            <text:p>144.0592192</text:p>
          </table:table-cell>
          <table:table-cell office:value-type="float" office:value="33.7330656" calcext:value-type="float">
            <text:p>33.7330656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024]+1" office:value-type="float" office:value="204" calcext:value-type="float">
            <text:p>204</text:p>
          </table:table-cell>
          <table:table-cell table:formula="of:=[.B2024]" office:value-type="float" office:value="1" calcext:value-type="float">
            <text:p>1</text:p>
          </table:table-cell>
          <table:table-cell office:value-type="float" office:value="211.1865536" calcext:value-type="float">
            <text:p>211.1865536</text:p>
          </table:table-cell>
          <table:table-cell office:value-type="float" office:value="138.42410112" calcext:value-type="float">
            <text:p>138.42410112</text:p>
          </table:table-cell>
          <table:table-cell office:value-type="float" office:value="206" calcext:value-type="float">
            <text:p>206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2025]+1" office:value-type="float" office:value="204" calcext:value-type="float">
            <text:p>204</text:p>
          </table:table-cell>
          <table:table-cell table:formula="of:=[.B2025]" office:value-type="float" office:value="2" calcext:value-type="float">
            <text:p>2</text:p>
          </table:table-cell>
          <table:table-cell office:value-type="float" office:value="125.76006016" calcext:value-type="float">
            <text:p>125.76006016</text:p>
          </table:table-cell>
          <table:table-cell office:value-type="float" office:value="141.14627232" calcext:value-type="float">
            <text:p>141.14627232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026]+1" office:value-type="float" office:value="204" calcext:value-type="float">
            <text:p>204</text:p>
          </table:table-cell>
          <table:table-cell table:formula="of:=[.B2026]" office:value-type="float" office:value="3" calcext:value-type="float">
            <text:p>3</text:p>
          </table:table-cell>
          <table:table-cell office:value-type="float" office:value="206.9036096" calcext:value-type="float">
            <text:p>206.9036096</text:p>
          </table:table-cell>
          <table:table-cell office:value-type="float" office:value="109.82731104" calcext:value-type="float">
            <text:p>109.82731104</text:p>
          </table:table-cell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027]+1" office:value-type="float" office:value="204" calcext:value-type="float">
            <text:p>204</text:p>
          </table:table-cell>
          <table:table-cell table:formula="of:=[.B2027]" office:value-type="float" office:value="4" calcext:value-type="float">
            <text:p>4</text:p>
          </table:table-cell>
          <table:table-cell office:value-type="float" office:value="129.126926464" calcext:value-type="float">
            <text:p>129.126926464</text:p>
          </table:table-cell>
          <table:table-cell office:value-type="float" office:value="111.9739536" calcext:value-type="float">
            <text:p>111.9739536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028]+1" office:value-type="float" office:value="204" calcext:value-type="float">
            <text:p>204</text:p>
          </table:table-cell>
          <table:table-cell table:formula="of:=[.B2028]" office:value-type="float" office:value="5" calcext:value-type="float">
            <text:p>5</text:p>
          </table:table-cell>
          <table:table-cell office:value-type="float" office:value="201.2515584" calcext:value-type="float">
            <text:p>201.2515584</text:p>
          </table:table-cell>
          <table:table-cell office:value-type="float" office:value="79.75573248" calcext:value-type="float">
            <text:p>79.75573248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029]+1" office:value-type="float" office:value="204" calcext:value-type="float">
            <text:p>204</text:p>
          </table:table-cell>
          <table:table-cell table:formula="of:=[.B2029]" office:value-type="float" office:value="6" calcext:value-type="float">
            <text:p>6</text:p>
          </table:table-cell>
          <table:table-cell office:value-type="float" office:value="131.6286848" calcext:value-type="float">
            <text:p>131.6286848</text:p>
          </table:table-cell>
          <table:table-cell office:value-type="float" office:value="82.08243552" calcext:value-type="float">
            <text:p>82.08243552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030]+1" office:value-type="float" office:value="204" calcext:value-type="float">
            <text:p>204</text:p>
          </table:table-cell>
          <table:table-cell table:formula="of:=[.B2030]" office:value-type="float" office:value="7" calcext:value-type="float">
            <text:p>7</text:p>
          </table:table-cell>
          <table:table-cell office:value-type="float" office:value="187.06799744" calcext:value-type="float">
            <text:p>187.06799744</text:p>
          </table:table-cell>
          <table:table-cell office:value-type="float" office:value="59.55564288" calcext:value-type="float">
            <text:p>59.55564288</text:p>
          </table:table-cell>
          <table:table-cell office:value-type="float" office:value="181" calcext:value-type="float">
            <text:p>18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031]+1" office:value-type="float" office:value="204" calcext:value-type="float">
            <text:p>204</text:p>
          </table:table-cell>
          <table:table-cell table:formula="of:=[.B2031]" office:value-type="float" office:value="8" calcext:value-type="float">
            <text:p>8</text:p>
          </table:table-cell>
          <table:table-cell office:value-type="float" office:value="144.07043328" calcext:value-type="float">
            <text:p>144.07043328</text:p>
          </table:table-cell>
          <table:table-cell office:value-type="float" office:value="60.801504" calcext:value-type="float">
            <text:p>60.801504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032]+1" office:value-type="float" office:value="204" calcext:value-type="float">
            <text:p>204</text:p>
          </table:table-cell>
          <table:table-cell table:formula="of:=[.B2032]" office:value-type="float" office:value="9" calcext:value-type="float">
            <text:p>9</text:p>
          </table:table-cell>
          <table:table-cell office:value-type="float" office:value="181.7988224" calcext:value-type="float">
            <text:p>181.7988224</text:p>
          </table:table-cell>
          <table:table-cell office:value-type="float" office:value="39.5412576" calcext:value-type="float">
            <text:p>39.5412576</text:p>
          </table:table-cell>
          <table:table-cell office:value-type="float" office:value="174" calcext:value-type="float">
            <text:p>17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033]+1" office:value-type="float" office:value="204" calcext:value-type="float">
            <text:p>204</text:p>
          </table:table-cell>
          <table:table-cell table:formula="of:=[.B2033]" office:value-type="float" office:value="10" calcext:value-type="float">
            <text:p>10</text:p>
          </table:table-cell>
          <table:table-cell office:value-type="float" office:value="146.22752" calcext:value-type="float">
            <text:p>146.22752</text:p>
          </table:table-cell>
          <table:table-cell office:value-type="float" office:value="41.2593216" calcext:value-type="float">
            <text:p>41.2593216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034]+1" office:value-type="float" office:value="205" calcext:value-type="float">
            <text:p>205</text:p>
          </table:table-cell>
          <table:table-cell table:formula="of:=[.B2034]" office:value-type="float" office:value="1" calcext:value-type="float">
            <text:p>1</text:p>
          </table:table-cell>
          <table:table-cell office:value-type="float" office:value="228.2022272" calcext:value-type="float">
            <text:p>228.2022272</text:p>
          </table:table-cell>
          <table:table-cell office:value-type="float" office:value="121.4979888" calcext:value-type="float">
            <text:p>121.4979888</text:p>
          </table:table-cell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035]+1" office:value-type="float" office:value="205" calcext:value-type="float">
            <text:p>205</text:p>
          </table:table-cell>
          <table:table-cell table:formula="of:=[.B2035]" office:value-type="float" office:value="2" calcext:value-type="float">
            <text:p>2</text:p>
          </table:table-cell>
          <table:table-cell office:value-type="float" office:value="136.10276352" calcext:value-type="float">
            <text:p>136.10276352</text:p>
          </table:table-cell>
          <table:table-cell office:value-type="float" office:value="120.54443808" calcext:value-type="float">
            <text:p>120.54443808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036]+1" office:value-type="float" office:value="205" calcext:value-type="float">
            <text:p>205</text:p>
          </table:table-cell>
          <table:table-cell table:formula="of:=[.B2036]" office:value-type="float" office:value="3" calcext:value-type="float">
            <text:p>3</text:p>
          </table:table-cell>
          <table:table-cell office:value-type="float" office:value="223.1533696" calcext:value-type="float">
            <text:p>223.1533696</text:p>
          </table:table-cell>
          <table:table-cell office:value-type="float" office:value="90.5421624" calcext:value-type="float">
            <text:p>90.5421624</text:p>
          </table:table-cell>
          <table:table-cell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2037]+1" office:value-type="float" office:value="205" calcext:value-type="float">
            <text:p>205</text:p>
          </table:table-cell>
          <table:table-cell table:formula="of:=[.B2037]" office:value-type="float" office:value="4" calcext:value-type="float">
            <text:p>4</text:p>
          </table:table-cell>
          <table:table-cell office:value-type="float" office:value="142.57446016" calcext:value-type="float">
            <text:p>142.57446016</text:p>
          </table:table-cell>
          <table:table-cell office:value-type="float" office:value="90.735926592" calcext:value-type="float">
            <text:p>90.735926592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2038]+1" office:value-type="float" office:value="205" calcext:value-type="float">
            <text:p>205</text:p>
          </table:table-cell>
          <table:table-cell table:formula="of:=[.B2038]" office:value-type="float" office:value="5" calcext:value-type="float">
            <text:p>5</text:p>
          </table:table-cell>
          <table:table-cell office:value-type="float" office:value="219.36148096" calcext:value-type="float">
            <text:p>219.36148096</text:p>
          </table:table-cell>
          <table:table-cell office:value-type="float" office:value="61.9051104" calcext:value-type="float">
            <text:p>61.9051104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039]+1" office:value-type="float" office:value="205" calcext:value-type="float">
            <text:p>205</text:p>
          </table:table-cell>
          <table:table-cell table:formula="of:=[.B2039]" office:value-type="float" office:value="6" calcext:value-type="float">
            <text:p>6</text:p>
          </table:table-cell>
          <table:table-cell office:value-type="float" office:value="145.4455168" calcext:value-type="float">
            <text:p>145.4455168</text:p>
          </table:table-cell>
          <table:table-cell office:value-type="float" office:value="61.27054848" calcext:value-type="float">
            <text:p>61.27054848</text:p>
          </table:table-cell>
          <table:table-cell office:value-type="float" office:value="143" calcext:value-type="float">
            <text:p>14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040]+1" office:value-type="float" office:value="205" calcext:value-type="float">
            <text:p>205</text:p>
          </table:table-cell>
          <table:table-cell table:formula="of:=[.B2040]" office:value-type="float" office:value="7" calcext:value-type="float">
            <text:p>7</text:p>
          </table:table-cell>
          <table:table-cell office:value-type="float" office:value="206.1434112" calcext:value-type="float">
            <text:p>206.1434112</text:p>
          </table:table-cell>
          <table:table-cell office:value-type="float" office:value="37.9566768" calcext:value-type="float">
            <text:p>37.9566768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041]+1" office:value-type="float" office:value="205" calcext:value-type="float">
            <text:p>205</text:p>
          </table:table-cell>
          <table:table-cell table:formula="of:=[.B2041]" office:value-type="float" office:value="8" calcext:value-type="float">
            <text:p>8</text:p>
          </table:table-cell>
          <table:table-cell office:value-type="float" office:value="159.60108544" calcext:value-type="float">
            <text:p>159.60108544</text:p>
          </table:table-cell>
          <table:table-cell office:value-type="float" office:value="39.05488032" calcext:value-type="float">
            <text:p>39.05488032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042]+1" office:value-type="float" office:value="205" calcext:value-type="float">
            <text:p>205</text:p>
          </table:table-cell>
          <table:table-cell table:formula="of:=[.B2042]" office:value-type="float" office:value="9" calcext:value-type="float">
            <text:p>9</text:p>
          </table:table-cell>
          <table:table-cell office:value-type="float" office:value="200.363264" calcext:value-type="float">
            <text:p>200.363264</text:p>
          </table:table-cell>
          <table:table-cell office:value-type="float" office:value="17.22110976" calcext:value-type="float">
            <text:p>17.22110976</text:p>
          </table:table-cell>
          <table:table-cell office:value-type="float" office:value="201" calcext:value-type="float">
            <text:p>20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2043]+1" office:value-type="float" office:value="205" calcext:value-type="float">
            <text:p>205</text:p>
          </table:table-cell>
          <table:table-cell table:formula="of:=[.B2043]" office:value-type="float" office:value="10" calcext:value-type="float">
            <text:p>10</text:p>
          </table:table-cell>
          <table:table-cell office:value-type="float" office:value="162.961984" calcext:value-type="float">
            <text:p>162.961984</text:p>
          </table:table-cell>
          <table:table-cell office:value-type="float" office:value="18.87144" calcext:value-type="float">
            <text:p>18.87144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2044]+1" office:value-type="float" office:value="206" calcext:value-type="float">
            <text:p>206</text:p>
          </table:table-cell>
          <table:table-cell table:formula="of:=[.B2044]" office:value-type="float" office:value="1" calcext:value-type="float">
            <text:p>1</text:p>
          </table:table-cell>
          <table:table-cell office:value-type="float" office:value="222.62771584" calcext:value-type="float">
            <text:p>222.62771584</text:p>
          </table:table-cell>
          <table:table-cell office:value-type="float" office:value="130.69077888" calcext:value-type="float">
            <text:p>130.69077888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2045]+1" office:value-type="float" office:value="206" calcext:value-type="float">
            <text:p>206</text:p>
          </table:table-cell>
          <table:table-cell table:formula="of:=[.B2045]" office:value-type="float" office:value="2" calcext:value-type="float">
            <text:p>2</text:p>
          </table:table-cell>
          <table:table-cell office:value-type="float" office:value="133.851913984" calcext:value-type="float">
            <text:p>133.851913984</text:p>
          </table:table-cell>
          <table:table-cell office:value-type="float" office:value="132.0891456" calcext:value-type="float">
            <text:p>132.0891456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2046]+1" office:value-type="float" office:value="206" calcext:value-type="float">
            <text:p>206</text:p>
          </table:table-cell>
          <table:table-cell table:formula="of:=[.B2046]" office:value-type="float" office:value="3" calcext:value-type="float">
            <text:p>3</text:p>
          </table:table-cell>
          <table:table-cell office:value-type="float" office:value="216.5926976" calcext:value-type="float">
            <text:p>216.5926976</text:p>
          </table:table-cell>
          <table:table-cell office:value-type="float" office:value="101.606827872" calcext:value-type="float">
            <text:p>101.606827872</text:p>
          </table:table-cell>
          <table:table-cell office:value-type="float" office:value="215" calcext:value-type="float">
            <text:p>215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047]+1" office:value-type="float" office:value="206" calcext:value-type="float">
            <text:p>206</text:p>
          </table:table-cell>
          <table:table-cell table:formula="of:=[.B2047]" office:value-type="float" office:value="4" calcext:value-type="float">
            <text:p>4</text:p>
          </table:table-cell>
          <table:table-cell office:value-type="float" office:value="138.703891712" calcext:value-type="float">
            <text:p>138.703891712</text:p>
          </table:table-cell>
          <table:table-cell office:value-type="float" office:value="102.41795712" calcext:value-type="float">
            <text:p>102.41795712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048]+1" office:value-type="float" office:value="206" calcext:value-type="float">
            <text:p>206</text:p>
          </table:table-cell>
          <table:table-cell table:formula="of:=[.B2048]" office:value-type="float" office:value="5" calcext:value-type="float">
            <text:p>5</text:p>
          </table:table-cell>
          <table:table-cell office:value-type="float" office:value="213.42543744" calcext:value-type="float">
            <text:p>213.42543744</text:p>
          </table:table-cell>
          <table:table-cell office:value-type="float" office:value="72.2845248" calcext:value-type="float">
            <text:p>72.2845248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2049]+1" office:value-type="float" office:value="206" calcext:value-type="float">
            <text:p>206</text:p>
          </table:table-cell>
          <table:table-cell table:formula="of:=[.B2049]" office:value-type="float" office:value="6" calcext:value-type="float">
            <text:p>6</text:p>
          </table:table-cell>
          <table:table-cell office:value-type="float" office:value="141.05971072" calcext:value-type="float">
            <text:p>141.05971072</text:p>
          </table:table-cell>
          <table:table-cell office:value-type="float" office:value="72.84646272" calcext:value-type="float">
            <text:p>72.84646272</text:p>
          </table:table-cell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050]+1" office:value-type="float" office:value="206" calcext:value-type="float">
            <text:p>206</text:p>
          </table:table-cell>
          <table:table-cell table:formula="of:=[.B2050]" office:value-type="float" office:value="7" calcext:value-type="float">
            <text:p>7</text:p>
          </table:table-cell>
          <table:table-cell office:value-type="float" office:value="199.8608512" calcext:value-type="float">
            <text:p>199.8608512</text:p>
          </table:table-cell>
          <table:table-cell office:value-type="float" office:value="48.6759072" calcext:value-type="float">
            <text:p>48.6759072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051]+1" office:value-type="float" office:value="206" calcext:value-type="float">
            <text:p>206</text:p>
          </table:table-cell>
          <table:table-cell table:formula="of:=[.B2051]" office:value-type="float" office:value="8" calcext:value-type="float">
            <text:p>8</text:p>
          </table:table-cell>
          <table:table-cell office:value-type="float" office:value="154.39365376" calcext:value-type="float">
            <text:p>154.39365376</text:p>
          </table:table-cell>
          <table:table-cell office:value-type="float" office:value="50.7668544" calcext:value-type="float">
            <text:p>50.7668544</text:p>
          </table:table-cell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052]+1" office:value-type="float" office:value="206" calcext:value-type="float">
            <text:p>206</text:p>
          </table:table-cell>
          <table:table-cell table:formula="of:=[.B2052]" office:value-type="float" office:value="9" calcext:value-type="float">
            <text:p>9</text:p>
          </table:table-cell>
          <table:table-cell office:value-type="float" office:value="193.9543296" calcext:value-type="float">
            <text:p>193.9543296</text:p>
          </table:table-cell>
          <table:table-cell office:value-type="float" office:value="28.10573376" calcext:value-type="float">
            <text:p>28.10573376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053]+1" office:value-type="float" office:value="206" calcext:value-type="float">
            <text:p>206</text:p>
          </table:table-cell>
          <table:table-cell table:formula="of:=[.B2053]" office:value-type="float" office:value="10" calcext:value-type="float">
            <text:p>10</text:p>
          </table:table-cell>
          <table:table-cell office:value-type="float" office:value="157.04622208" calcext:value-type="float">
            <text:p>157.04622208</text:p>
          </table:table-cell>
          <table:table-cell office:value-type="float" office:value="29.5494336" calcext:value-type="float">
            <text:p>29.5494336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054]+1" office:value-type="float" office:value="207" calcext:value-type="float">
            <text:p>207</text:p>
          </table:table-cell>
          <table:table-cell table:formula="of:=[.B2054]" office:value-type="float" office:value="1" calcext:value-type="float">
            <text:p>1</text:p>
          </table:table-cell>
          <table:table-cell office:value-type="float" office:value="226.6983168" calcext:value-type="float">
            <text:p>226.6983168</text:p>
          </table:table-cell>
          <table:table-cell office:value-type="float" office:value="146.58923136" calcext:value-type="float">
            <text:p>146.58923136</text:p>
          </table:table-cell>
          <table:table-cell office:value-type="float" office:value="232" calcext:value-type="float">
            <text:p>23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055]+1" office:value-type="float" office:value="207" calcext:value-type="float">
            <text:p>207</text:p>
          </table:table-cell>
          <table:table-cell table:formula="of:=[.B2055]" office:value-type="float" office:value="2" calcext:value-type="float">
            <text:p>2</text:p>
          </table:table-cell>
          <table:table-cell office:value-type="float" office:value="139.212151552" calcext:value-type="float">
            <text:p>139.212151552</text:p>
          </table:table-cell>
          <table:table-cell office:value-type="float" office:value="147.3376464" calcext:value-type="float">
            <text:p>147.3376464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2056]+1" office:value-type="float" office:value="207" calcext:value-type="float">
            <text:p>207</text:p>
          </table:table-cell>
          <table:table-cell table:formula="of:=[.B2056]" office:value-type="float" office:value="3" calcext:value-type="float">
            <text:p>3</text:p>
          </table:table-cell>
          <table:table-cell office:value-type="float" office:value="222.7514496" calcext:value-type="float">
            <text:p>222.7514496</text:p>
          </table:table-cell>
          <table:table-cell office:value-type="float" office:value="117.7876608" calcext:value-type="float">
            <text:p>117.7876608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057]+1" office:value-type="float" office:value="207" calcext:value-type="float">
            <text:p>207</text:p>
          </table:table-cell>
          <table:table-cell table:formula="of:=[.B2057]" office:value-type="float" office:value="4" calcext:value-type="float">
            <text:p>4</text:p>
          </table:table-cell>
          <table:table-cell office:value-type="float" office:value="143.95136768" calcext:value-type="float">
            <text:p>143.95136768</text:p>
          </table:table-cell>
          <table:table-cell office:value-type="float" office:value="117.81640128" calcext:value-type="float">
            <text:p>117.81640128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058]+1" office:value-type="float" office:value="207" calcext:value-type="float">
            <text:p>207</text:p>
          </table:table-cell>
          <table:table-cell table:formula="of:=[.B2058]" office:value-type="float" office:value="5" calcext:value-type="float">
            <text:p>5</text:p>
          </table:table-cell>
          <table:table-cell office:value-type="float" office:value="218.3680192" calcext:value-type="float">
            <text:p>218.3680192</text:p>
          </table:table-cell>
          <table:table-cell office:value-type="float" office:value="87.142064064" calcext:value-type="float">
            <text:p>87.142064064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059]+1" office:value-type="float" office:value="207" calcext:value-type="float">
            <text:p>207</text:p>
          </table:table-cell>
          <table:table-cell table:formula="of:=[.B2059]" office:value-type="float" office:value="6" calcext:value-type="float">
            <text:p>6</text:p>
          </table:table-cell>
          <table:table-cell office:value-type="float" office:value="147.36514688" calcext:value-type="float">
            <text:p>147.36514688</text:p>
          </table:table-cell>
          <table:table-cell office:value-type="float" office:value="86.27979744" calcext:value-type="float">
            <text:p>86.27979744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060]+1" office:value-type="float" office:value="207" calcext:value-type="float">
            <text:p>207</text:p>
          </table:table-cell>
          <table:table-cell table:formula="of:=[.B2060]" office:value-type="float" office:value="7" calcext:value-type="float">
            <text:p>7</text:p>
          </table:table-cell>
          <table:table-cell office:value-type="float" office:value="205.22409856" calcext:value-type="float">
            <text:p>205.22409856</text:p>
          </table:table-cell>
          <table:table-cell office:value-type="float" office:value="64.0790832" calcext:value-type="float">
            <text:p>64.0790832</text:p>
          </table:table-cell>
          <table:table-cell office:value-type="float" office:value="205" calcext:value-type="float">
            <text:p>20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061]+1" office:value-type="float" office:value="207" calcext:value-type="float">
            <text:p>207</text:p>
          </table:table-cell>
          <table:table-cell table:formula="of:=[.B2061]" office:value-type="float" office:value="8" calcext:value-type="float">
            <text:p>8</text:p>
          </table:table-cell>
          <table:table-cell office:value-type="float" office:value="159.37041152" calcext:value-type="float">
            <text:p>159.37041152</text:p>
          </table:table-cell>
          <table:table-cell office:value-type="float" office:value="65.71223808" calcext:value-type="float">
            <text:p>65.71223808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062]+1" office:value-type="float" office:value="207" calcext:value-type="float">
            <text:p>207</text:p>
          </table:table-cell>
          <table:table-cell table:formula="of:=[.B2062]" office:value-type="float" office:value="9" calcext:value-type="float">
            <text:p>9</text:p>
          </table:table-cell>
          <table:table-cell office:value-type="float" office:value="199.2152832" calcext:value-type="float">
            <text:p>199.2152832</text:p>
          </table:table-cell>
          <table:table-cell office:value-type="float" office:value="44.2415904" calcext:value-type="float">
            <text:p>44.2415904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063]+1" office:value-type="float" office:value="207" calcext:value-type="float">
            <text:p>207</text:p>
          </table:table-cell>
          <table:table-cell table:formula="of:=[.B2063]" office:value-type="float" office:value="10" calcext:value-type="float">
            <text:p>10</text:p>
          </table:table-cell>
          <table:table-cell office:value-type="float" office:value="162.8823936" calcext:value-type="float">
            <text:p>162.8823936</text:p>
          </table:table-cell>
          <table:table-cell office:value-type="float" office:value="45.06227904" calcext:value-type="float">
            <text:p>45.06227904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064]+1" office:value-type="float" office:value="208" calcext:value-type="float">
            <text:p>208</text:p>
          </table:table-cell>
          <table:table-cell table:formula="of:=[.B2064]" office:value-type="float" office:value="1" calcext:value-type="float">
            <text:p>1</text:p>
          </table:table-cell>
          <table:table-cell office:value-type="float" office:value="220.91439872" calcext:value-type="float">
            <text:p>220.91439872</text:p>
          </table:table-cell>
          <table:table-cell office:value-type="float" office:value="151.1915424" calcext:value-type="float">
            <text:p>151.1915424</text:p>
          </table:table-cell>
          <table:table-cell office:value-type="float" office:value="218" calcext:value-type="float">
            <text:p>218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2065]+1" office:value-type="float" office:value="208" calcext:value-type="float">
            <text:p>208</text:p>
          </table:table-cell>
          <table:table-cell table:formula="of:=[.B2065]" office:value-type="float" office:value="2" calcext:value-type="float">
            <text:p>2</text:p>
          </table:table-cell>
          <table:table-cell office:value-type="float" office:value="131.632607744" calcext:value-type="float">
            <text:p>131.632607744</text:p>
          </table:table-cell>
          <table:table-cell office:value-type="float" office:value="148.1084928" calcext:value-type="float">
            <text:p>148.108492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2066]+1" office:value-type="float" office:value="208" calcext:value-type="float">
            <text:p>208</text:p>
          </table:table-cell>
          <table:table-cell table:formula="of:=[.B2066]" office:value-type="float" office:value="3" calcext:value-type="float">
            <text:p>3</text:p>
          </table:table-cell>
          <table:table-cell office:value-type="float" office:value="217.1389952" calcext:value-type="float">
            <text:p>217.1389952</text:p>
          </table:table-cell>
          <table:table-cell office:value-type="float" office:value="121.84322304" calcext:value-type="float">
            <text:p>121.84322304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067]+1" office:value-type="float" office:value="208" calcext:value-type="float">
            <text:p>208</text:p>
          </table:table-cell>
          <table:table-cell table:formula="of:=[.B2067]" office:value-type="float" office:value="4" calcext:value-type="float">
            <text:p>4</text:p>
          </table:table-cell>
          <table:table-cell office:value-type="float" office:value="137.3143424" calcext:value-type="float">
            <text:p>137.3143424</text:p>
          </table:table-cell>
          <table:table-cell office:value-type="float" office:value="118.88619552" calcext:value-type="float">
            <text:p>118.88619552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068]+1" office:value-type="float" office:value="208" calcext:value-type="float">
            <text:p>208</text:p>
          </table:table-cell>
          <table:table-cell table:formula="of:=[.B2068]" office:value-type="float" office:value="5" calcext:value-type="float">
            <text:p>5</text:p>
          </table:table-cell>
          <table:table-cell office:value-type="float" office:value="216.1885568" calcext:value-type="float">
            <text:p>216.1885568</text:p>
          </table:table-cell>
          <table:table-cell office:value-type="float" office:value="92.266621152" calcext:value-type="float">
            <text:p>92.266621152</text:p>
          </table:table-cell>
          <table:table-cell office:value-type="float" office:value="213" calcext:value-type="float">
            <text:p>21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069]+1" office:value-type="float" office:value="208" calcext:value-type="float">
            <text:p>208</text:p>
          </table:table-cell>
          <table:table-cell table:formula="of:=[.B2069]" office:value-type="float" office:value="6" calcext:value-type="float">
            <text:p>6</text:p>
          </table:table-cell>
          <table:table-cell office:value-type="float" office:value="143.0614176" calcext:value-type="float">
            <text:p>143.0614176</text:p>
          </table:table-cell>
          <table:table-cell office:value-type="float" office:value="87.126700416" calcext:value-type="float">
            <text:p>87.126700416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070]+1" office:value-type="float" office:value="208" calcext:value-type="float">
            <text:p>208</text:p>
          </table:table-cell>
          <table:table-cell table:formula="of:=[.B2070]" office:value-type="float" office:value="7" calcext:value-type="float">
            <text:p>7</text:p>
          </table:table-cell>
          <table:table-cell office:value-type="float" office:value="203.244544" calcext:value-type="float">
            <text:p>203.244544</text:p>
          </table:table-cell>
          <table:table-cell office:value-type="float" office:value="67.58102688" calcext:value-type="float">
            <text:p>67.58102688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071]+1" office:value-type="float" office:value="208" calcext:value-type="float">
            <text:p>208</text:p>
          </table:table-cell>
          <table:table-cell table:formula="of:=[.B2071]" office:value-type="float" office:value="8" calcext:value-type="float">
            <text:p>8</text:p>
          </table:table-cell>
          <table:table-cell office:value-type="float" office:value="157.7592256" calcext:value-type="float">
            <text:p>157.7592256</text:p>
          </table:table-cell>
          <table:table-cell office:value-type="float" office:value="67.2742656" calcext:value-type="float">
            <text:p>67.2742656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072]+1" office:value-type="float" office:value="208" calcext:value-type="float">
            <text:p>208</text:p>
          </table:table-cell>
          <table:table-cell table:formula="of:=[.B2072]" office:value-type="float" office:value="9" calcext:value-type="float">
            <text:p>9</text:p>
          </table:table-cell>
          <table:table-cell office:value-type="float" office:value="199.6807104" calcext:value-type="float">
            <text:p>199.6807104</text:p>
          </table:table-cell>
          <table:table-cell office:value-type="float" office:value="47.41802208" calcext:value-type="float">
            <text:p>47.41802208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073]+1" office:value-type="float" office:value="208" calcext:value-type="float">
            <text:p>208</text:p>
          </table:table-cell>
          <table:table-cell table:formula="of:=[.B2073]" office:value-type="float" office:value="10" calcext:value-type="float">
            <text:p>10</text:p>
          </table:table-cell>
          <table:table-cell office:value-type="float" office:value="162.1883008" calcext:value-type="float">
            <text:p>162.1883008</text:p>
          </table:table-cell>
          <table:table-cell office:value-type="float" office:value="46.32090528" calcext:value-type="float">
            <text:p>46.32090528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074]+1" office:value-type="float" office:value="209" calcext:value-type="float">
            <text:p>209</text:p>
          </table:table-cell>
          <table:table-cell table:formula="of:=[.B2074]" office:value-type="float" office:value="1" calcext:value-type="float">
            <text:p>1</text:p>
          </table:table-cell>
          <table:table-cell office:value-type="float" office:value="217.4123264" calcext:value-type="float">
            <text:p>217.4123264</text:p>
          </table:table-cell>
          <table:table-cell office:value-type="float" office:value="138.6452256" calcext:value-type="float">
            <text:p>138.6452256</text:p>
          </table:table-cell>
          <table:table-cell office:value-type="float" office:value="215" calcext:value-type="float">
            <text:p>215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075]+1" office:value-type="float" office:value="209" calcext:value-type="float">
            <text:p>209</text:p>
          </table:table-cell>
          <table:table-cell table:formula="of:=[.B2075]" office:value-type="float" office:value="2" calcext:value-type="float">
            <text:p>2</text:p>
          </table:table-cell>
          <table:table-cell office:value-type="float" office:value="127.322838528" calcext:value-type="float">
            <text:p>127.322838528</text:p>
          </table:table-cell>
          <table:table-cell office:value-type="float" office:value="129.6541056" calcext:value-type="float">
            <text:p>129.654105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076]+1" office:value-type="float" office:value="209" calcext:value-type="float">
            <text:p>209</text:p>
          </table:table-cell>
          <table:table-cell table:formula="of:=[.B2076]" office:value-type="float" office:value="3" calcext:value-type="float">
            <text:p>3</text:p>
          </table:table-cell>
          <table:table-cell office:value-type="float" office:value="216.1615744" calcext:value-type="float">
            <text:p>216.1615744</text:p>
          </table:table-cell>
          <table:table-cell office:value-type="float" office:value="107.99451648" calcext:value-type="float">
            <text:p>107.99451648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077]+1" office:value-type="float" office:value="209" calcext:value-type="float">
            <text:p>209</text:p>
          </table:table-cell>
          <table:table-cell table:formula="of:=[.B2077]" office:value-type="float" office:value="4" calcext:value-type="float">
            <text:p>4</text:p>
          </table:table-cell>
          <table:table-cell office:value-type="float" office:value="134.685360896" calcext:value-type="float">
            <text:p>134.685360896</text:p>
          </table:table-cell>
          <table:table-cell office:value-type="float" office:value="100.037404032" calcext:value-type="float">
            <text:p>100.037404032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078]+1" office:value-type="float" office:value="209" calcext:value-type="float">
            <text:p>209</text:p>
          </table:table-cell>
          <table:table-cell table:formula="of:=[.B2078]" office:value-type="float" office:value="5" calcext:value-type="float">
            <text:p>5</text:p>
          </table:table-cell>
          <table:table-cell office:value-type="float" office:value="215.44643456" calcext:value-type="float">
            <text:p>215.44643456</text:p>
          </table:table-cell>
          <table:table-cell office:value-type="float" office:value="77.93294592" calcext:value-type="float">
            <text:p>77.93294592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079]+1" office:value-type="float" office:value="209" calcext:value-type="float">
            <text:p>209</text:p>
          </table:table-cell>
          <table:table-cell table:formula="of:=[.B2079]" office:value-type="float" office:value="6" calcext:value-type="float">
            <text:p>6</text:p>
          </table:table-cell>
          <table:table-cell office:value-type="float" office:value="142.0529216" calcext:value-type="float">
            <text:p>142.0529216</text:p>
          </table:table-cell>
          <table:table-cell office:value-type="float" office:value="70.9341024" calcext:value-type="float">
            <text:p>70.9341024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080]+1" office:value-type="float" office:value="209" calcext:value-type="float">
            <text:p>209</text:p>
          </table:table-cell>
          <table:table-cell table:formula="of:=[.B2080]" office:value-type="float" office:value="7" calcext:value-type="float">
            <text:p>7</text:p>
          </table:table-cell>
          <table:table-cell office:value-type="float" office:value="204.9517952" calcext:value-type="float">
            <text:p>204.9517952</text:p>
          </table:table-cell>
          <table:table-cell office:value-type="float" office:value="53.33301792" calcext:value-type="float">
            <text:p>53.33301792</text:p>
          </table:table-cell>
          <table:table-cell office:value-type="float" office:value="208" calcext:value-type="float">
            <text:p>2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081]+1" office:value-type="float" office:value="209" calcext:value-type="float">
            <text:p>209</text:p>
          </table:table-cell>
          <table:table-cell table:formula="of:=[.B2081]" office:value-type="float" office:value="8" calcext:value-type="float">
            <text:p>8</text:p>
          </table:table-cell>
          <table:table-cell office:value-type="float" office:value="158.0737536" calcext:value-type="float">
            <text:p>158.0737536</text:p>
          </table:table-cell>
          <table:table-cell office:value-type="float" office:value="49.4697984" calcext:value-type="float">
            <text:p>49.4697984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082]+1" office:value-type="float" office:value="209" calcext:value-type="float">
            <text:p>209</text:p>
          </table:table-cell>
          <table:table-cell table:formula="of:=[.B2082]" office:value-type="float" office:value="9" calcext:value-type="float">
            <text:p>9</text:p>
          </table:table-cell>
          <table:table-cell office:value-type="float" office:value="202.2935808" calcext:value-type="float">
            <text:p>202.2935808</text:p>
          </table:table-cell>
          <table:table-cell office:value-type="float" office:value="31.8329376" calcext:value-type="float">
            <text:p>31.8329376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083]+1" office:value-type="float" office:value="209" calcext:value-type="float">
            <text:p>209</text:p>
          </table:table-cell>
          <table:table-cell table:formula="of:=[.B2083]" office:value-type="float" office:value="10" calcext:value-type="float">
            <text:p>10</text:p>
          </table:table-cell>
          <table:table-cell office:value-type="float" office:value="164.1078016" calcext:value-type="float">
            <text:p>164.1078016</text:p>
          </table:table-cell>
          <table:table-cell office:value-type="float" office:value="29.47603776" calcext:value-type="float">
            <text:p>29.47603776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084]+1" office:value-type="float" office:value="210" calcext:value-type="float">
            <text:p>210</text:p>
          </table:table-cell>
          <table:table-cell table:formula="of:=[.B2084]" office:value-type="float" office:value="1" calcext:value-type="float">
            <text:p>1</text:p>
          </table:table-cell>
          <table:table-cell office:value-type="float" office:value="218.99232512" calcext:value-type="float">
            <text:p>218.99232512</text:p>
          </table:table-cell>
          <table:table-cell office:value-type="float" office:value="144.8535648" calcext:value-type="float">
            <text:p>144.8535648</text:p>
          </table:table-cell>
          <table:table-cell office:value-type="float" office:value="214" calcext:value-type="float">
            <text:p>214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085]+1" office:value-type="float" office:value="210" calcext:value-type="float">
            <text:p>210</text:p>
          </table:table-cell>
          <table:table-cell table:formula="of:=[.B2085]" office:value-type="float" office:value="2" calcext:value-type="float">
            <text:p>2</text:p>
          </table:table-cell>
          <table:table-cell office:value-type="float" office:value="130.24538752" calcext:value-type="float">
            <text:p>130.24538752</text:p>
          </table:table-cell>
          <table:table-cell office:value-type="float" office:value="139.98347808" calcext:value-type="float">
            <text:p>139.98347808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086]+1" office:value-type="float" office:value="210" calcext:value-type="float">
            <text:p>210</text:p>
          </table:table-cell>
          <table:table-cell table:formula="of:=[.B2086]" office:value-type="float" office:value="3" calcext:value-type="float">
            <text:p>3</text:p>
          </table:table-cell>
          <table:table-cell office:value-type="float" office:value="214.9544704" calcext:value-type="float">
            <text:p>214.9544704</text:p>
          </table:table-cell>
          <table:table-cell office:value-type="float" office:value="114.75571104" calcext:value-type="float">
            <text:p>114.75571104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087]+1" office:value-type="float" office:value="210" calcext:value-type="float">
            <text:p>210</text:p>
          </table:table-cell>
          <table:table-cell table:formula="of:=[.B2087]" office:value-type="float" office:value="4" calcext:value-type="float">
            <text:p>4</text:p>
          </table:table-cell>
          <table:table-cell office:value-type="float" office:value="136.61576704" calcext:value-type="float">
            <text:p>136.61576704</text:p>
          </table:table-cell>
          <table:table-cell office:value-type="float" office:value="110.06364192" calcext:value-type="float">
            <text:p>110.06364192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088]+1" office:value-type="float" office:value="210" calcext:value-type="float">
            <text:p>210</text:p>
          </table:table-cell>
          <table:table-cell table:formula="of:=[.B2088]" office:value-type="float" office:value="5" calcext:value-type="float">
            <text:p>5</text:p>
          </table:table-cell>
          <table:table-cell office:value-type="float" office:value="215.1788672" calcext:value-type="float">
            <text:p>215.1788672</text:p>
          </table:table-cell>
          <table:table-cell office:value-type="float" office:value="85.66477344" calcext:value-type="float">
            <text:p>85.66477344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2089]+1" office:value-type="float" office:value="210" calcext:value-type="float">
            <text:p>210</text:p>
          </table:table-cell>
          <table:table-cell table:formula="of:=[.B2089]" office:value-type="float" office:value="6" calcext:value-type="float">
            <text:p>6</text:p>
          </table:table-cell>
          <table:table-cell office:value-type="float" office:value="141.97661952" calcext:value-type="float">
            <text:p>141.97661952</text:p>
          </table:table-cell>
          <table:table-cell office:value-type="float" office:value="80.74290816" calcext:value-type="float">
            <text:p>80.74290816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090]+1" office:value-type="float" office:value="210" calcext:value-type="float">
            <text:p>210</text:p>
          </table:table-cell>
          <table:table-cell table:formula="of:=[.B2090]" office:value-type="float" office:value="7" calcext:value-type="float">
            <text:p>7</text:p>
          </table:table-cell>
          <table:table-cell office:value-type="float" office:value="201.66210176" calcext:value-type="float">
            <text:p>201.66210176</text:p>
          </table:table-cell>
          <table:table-cell office:value-type="float" office:value="60.89419872" calcext:value-type="float">
            <text:p>60.89419872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091]+1" office:value-type="float" office:value="210" calcext:value-type="float">
            <text:p>210</text:p>
          </table:table-cell>
          <table:table-cell table:formula="of:=[.B2091]" office:value-type="float" office:value="8" calcext:value-type="float">
            <text:p>8</text:p>
          </table:table-cell>
          <table:table-cell office:value-type="float" office:value="156.9039488" calcext:value-type="float">
            <text:p>156.9039488</text:p>
          </table:table-cell>
          <table:table-cell office:value-type="float" office:value="59.99719008" calcext:value-type="float">
            <text:p>59.99719008</text:p>
          </table:table-cell>
          <table:table-cell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092]+1" office:value-type="float" office:value="210" calcext:value-type="float">
            <text:p>210</text:p>
          </table:table-cell>
          <table:table-cell table:formula="of:=[.B2092]" office:value-type="float" office:value="9" calcext:value-type="float">
            <text:p>9</text:p>
          </table:table-cell>
          <table:table-cell office:value-type="float" office:value="198.5316352" calcext:value-type="float">
            <text:p>198.5316352</text:p>
          </table:table-cell>
          <table:table-cell office:value-type="float" office:value="40.9127904" calcext:value-type="float">
            <text:p>40.9127904</text:p>
          </table:table-cell>
          <table:table-cell office:value-type="float" office:value="194" calcext:value-type="float">
            <text:p>19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093]+1" office:value-type="float" office:value="210" calcext:value-type="float">
            <text:p>210</text:p>
          </table:table-cell>
          <table:table-cell table:formula="of:=[.B2093]" office:value-type="float" office:value="10" calcext:value-type="float">
            <text:p>10</text:p>
          </table:table-cell>
          <table:table-cell office:value-type="float" office:value="162.7520128" calcext:value-type="float">
            <text:p>162.7520128</text:p>
          </table:table-cell>
          <table:table-cell office:value-type="float" office:value="39.9888576" calcext:value-type="float">
            <text:p>39.9888576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094]+1" office:value-type="float" office:value="211" calcext:value-type="float">
            <text:p>211</text:p>
          </table:table-cell>
          <table:table-cell table:formula="of:=[.B2094]" office:value-type="float" office:value="1" calcext:value-type="float">
            <text:p>1</text:p>
          </table:table-cell>
          <table:table-cell office:value-type="float" office:value="218.6265984" calcext:value-type="float">
            <text:p>218.6265984</text:p>
          </table:table-cell>
          <table:table-cell office:value-type="float" office:value="144.62906496" calcext:value-type="float">
            <text:p>144.62906496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095]+1" office:value-type="float" office:value="211" calcext:value-type="float">
            <text:p>211</text:p>
          </table:table-cell>
          <table:table-cell table:formula="of:=[.B2095]" office:value-type="float" office:value="2" calcext:value-type="float">
            <text:p>2</text:p>
          </table:table-cell>
          <table:table-cell office:value-type="float" office:value="127.5859906432" calcext:value-type="float">
            <text:p>127.5859906432</text:p>
          </table:table-cell>
          <table:table-cell office:value-type="float" office:value="143.77180512" calcext:value-type="float">
            <text:p>143.77180512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2096]+1" office:value-type="float" office:value="211" calcext:value-type="float">
            <text:p>211</text:p>
          </table:table-cell>
          <table:table-cell table:formula="of:=[.B2096]" office:value-type="float" office:value="3" calcext:value-type="float">
            <text:p>3</text:p>
          </table:table-cell>
          <table:table-cell office:value-type="float" office:value="214.3808" calcext:value-type="float">
            <text:p>214.3808</text:p>
          </table:table-cell>
          <table:table-cell office:value-type="float" office:value="114.4058736" calcext:value-type="float">
            <text:p>114.4058736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097]+1" office:value-type="float" office:value="211" calcext:value-type="float">
            <text:p>211</text:p>
          </table:table-cell>
          <table:table-cell table:formula="of:=[.B2097]" office:value-type="float" office:value="4" calcext:value-type="float">
            <text:p>4</text:p>
          </table:table-cell>
          <table:table-cell office:value-type="float" office:value="132.992910336" calcext:value-type="float">
            <text:p>132.992910336</text:p>
          </table:table-cell>
          <table:table-cell office:value-type="float" office:value="113.11137504" calcext:value-type="float">
            <text:p>113.11137504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098]+1" office:value-type="float" office:value="211" calcext:value-type="float">
            <text:p>211</text:p>
          </table:table-cell>
          <table:table-cell table:formula="of:=[.B2098]" office:value-type="float" office:value="5" calcext:value-type="float">
            <text:p>5</text:p>
          </table:table-cell>
          <table:table-cell office:value-type="float" office:value="211.8403584" calcext:value-type="float">
            <text:p>211.8403584</text:p>
          </table:table-cell>
          <table:table-cell office:value-type="float" office:value="82.46616288" calcext:value-type="float">
            <text:p>82.46616288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099]+1" office:value-type="float" office:value="211" calcext:value-type="float">
            <text:p>211</text:p>
          </table:table-cell>
          <table:table-cell table:formula="of:=[.B2099]" office:value-type="float" office:value="6" calcext:value-type="float">
            <text:p>6</text:p>
          </table:table-cell>
          <table:table-cell office:value-type="float" office:value="137.23126144" calcext:value-type="float">
            <text:p>137.23126144</text:p>
          </table:table-cell>
          <table:table-cell office:value-type="float" office:value="80.97500928" calcext:value-type="float">
            <text:p>80.97500928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100]+1" office:value-type="float" office:value="211" calcext:value-type="float">
            <text:p>211</text:p>
          </table:table-cell>
          <table:table-cell table:formula="of:=[.B2100]" office:value-type="float" office:value="7" calcext:value-type="float">
            <text:p>7</text:p>
          </table:table-cell>
          <table:table-cell office:value-type="float" office:value="198.55450496" calcext:value-type="float">
            <text:p>198.55450496</text:p>
          </table:table-cell>
          <table:table-cell office:value-type="float" office:value="57.89971776" calcext:value-type="float">
            <text:p>57.89971776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101]+1" office:value-type="float" office:value="211" calcext:value-type="float">
            <text:p>211</text:p>
          </table:table-cell>
          <table:table-cell table:formula="of:=[.B2101]" office:value-type="float" office:value="8" calcext:value-type="float">
            <text:p>8</text:p>
          </table:table-cell>
          <table:table-cell office:value-type="float" office:value="152.0598656" calcext:value-type="float">
            <text:p>152.0598656</text:p>
          </table:table-cell>
          <table:table-cell office:value-type="float" office:value="58.17302784" calcext:value-type="float">
            <text:p>58.17302784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102]+1" office:value-type="float" office:value="211" calcext:value-type="float">
            <text:p>211</text:p>
          </table:table-cell>
          <table:table-cell table:formula="of:=[.B2102]" office:value-type="float" office:value="9" calcext:value-type="float">
            <text:p>9</text:p>
          </table:table-cell>
          <table:table-cell office:value-type="float" office:value="194.3642752" calcext:value-type="float">
            <text:p>194.3642752</text:p>
          </table:table-cell>
          <table:table-cell office:value-type="float" office:value="35.6667168" calcext:value-type="float">
            <text:p>35.6667168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103]+1" office:value-type="float" office:value="211" calcext:value-type="float">
            <text:p>211</text:p>
          </table:table-cell>
          <table:table-cell table:formula="of:=[.B2103]" office:value-type="float" office:value="10" calcext:value-type="float">
            <text:p>10</text:p>
          </table:table-cell>
          <table:table-cell office:value-type="float" office:value="156.23720576" calcext:value-type="float">
            <text:p>156.23720576</text:p>
          </table:table-cell>
          <table:table-cell office:value-type="float" office:value="36.10063392" calcext:value-type="float">
            <text:p>36.10063392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104]+1" office:value-type="float" office:value="212" calcext:value-type="float">
            <text:p>212</text:p>
          </table:table-cell>
          <table:table-cell table:formula="of:=[.B2104]" office:value-type="float" office:value="1" calcext:value-type="float">
            <text:p>1</text:p>
          </table:table-cell>
          <table:table-cell office:value-type="float" office:value="210.006336" calcext:value-type="float">
            <text:p>210.006336</text:p>
          </table:table-cell>
          <table:table-cell office:value-type="float" office:value="134.315472" calcext:value-type="float">
            <text:p>134.315472</text:p>
          </table:table-cell>
          <table:table-cell office:value-type="float" office:value="211" calcext:value-type="float">
            <text:p>21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105]+1" office:value-type="float" office:value="212" calcext:value-type="float">
            <text:p>212</text:p>
          </table:table-cell>
          <table:table-cell table:formula="of:=[.B2105]" office:value-type="float" office:value="2" calcext:value-type="float">
            <text:p>2</text:p>
          </table:table-cell>
          <table:table-cell office:value-type="float" office:value="119.86000128" calcext:value-type="float">
            <text:p>119.86000128</text:p>
          </table:table-cell>
          <table:table-cell office:value-type="float" office:value="133.76071968" calcext:value-type="float">
            <text:p>133.76071968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2106]+1" office:value-type="float" office:value="212" calcext:value-type="float">
            <text:p>212</text:p>
          </table:table-cell>
          <table:table-cell table:formula="of:=[.B2106]" office:value-type="float" office:value="3" calcext:value-type="float">
            <text:p>3</text:p>
          </table:table-cell>
          <table:table-cell office:value-type="float" office:value="204.3972608" calcext:value-type="float">
            <text:p>204.3972608</text:p>
          </table:table-cell>
          <table:table-cell office:value-type="float" office:value="104.65121376" calcext:value-type="float">
            <text:p>104.65121376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2107]+1" office:value-type="float" office:value="212" calcext:value-type="float">
            <text:p>212</text:p>
          </table:table-cell>
          <table:table-cell table:formula="of:=[.B2107]" office:value-type="float" office:value="4" calcext:value-type="float">
            <text:p>4</text:p>
          </table:table-cell>
          <table:table-cell office:value-type="float" office:value="125.4781312" calcext:value-type="float">
            <text:p>125.4781312</text:p>
          </table:table-cell>
          <table:table-cell office:value-type="float" office:value="103.900192704" calcext:value-type="float">
            <text:p>103.900192704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108]+1" office:value-type="float" office:value="212" calcext:value-type="float">
            <text:p>212</text:p>
          </table:table-cell>
          <table:table-cell table:formula="of:=[.B2108]" office:value-type="float" office:value="5" calcext:value-type="float">
            <text:p>5</text:p>
          </table:table-cell>
          <table:table-cell office:value-type="float" office:value="201.8228608" calcext:value-type="float">
            <text:p>201.8228608</text:p>
          </table:table-cell>
          <table:table-cell office:value-type="float" office:value="74.45648256" calcext:value-type="float">
            <text:p>74.45648256</text:p>
          </table:table-cell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2109]+1" office:value-type="float" office:value="212" calcext:value-type="float">
            <text:p>212</text:p>
          </table:table-cell>
          <table:table-cell table:formula="of:=[.B2109]" office:value-type="float" office:value="6" calcext:value-type="float">
            <text:p>6</text:p>
          </table:table-cell>
          <table:table-cell office:value-type="float" office:value="130.6806528" calcext:value-type="float">
            <text:p>130.6806528</text:p>
          </table:table-cell>
          <table:table-cell office:value-type="float" office:value="74.07806976" calcext:value-type="float">
            <text:p>74.07806976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110]+1" office:value-type="float" office:value="212" calcext:value-type="float">
            <text:p>212</text:p>
          </table:table-cell>
          <table:table-cell table:formula="of:=[.B2110]" office:value-type="float" office:value="7" calcext:value-type="float">
            <text:p>7</text:p>
          </table:table-cell>
          <table:table-cell office:value-type="float" office:value="189.1762944" calcext:value-type="float">
            <text:p>189.1762944</text:p>
          </table:table-cell>
          <table:table-cell office:value-type="float" office:value="50.51860128" calcext:value-type="float">
            <text:p>50.51860128</text:p>
          </table:table-cell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111]+1" office:value-type="float" office:value="212" calcext:value-type="float">
            <text:p>212</text:p>
          </table:table-cell>
          <table:table-cell table:formula="of:=[.B2111]" office:value-type="float" office:value="8" calcext:value-type="float">
            <text:p>8</text:p>
          </table:table-cell>
          <table:table-cell office:value-type="float" office:value="144.2378112" calcext:value-type="float">
            <text:p>144.2378112</text:p>
          </table:table-cell>
          <table:table-cell office:value-type="float" office:value="51.48677472" calcext:value-type="float">
            <text:p>51.48677472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112]+1" office:value-type="float" office:value="212" calcext:value-type="float">
            <text:p>212</text:p>
          </table:table-cell>
          <table:table-cell table:formula="of:=[.B2112]" office:value-type="float" office:value="9" calcext:value-type="float">
            <text:p>9</text:p>
          </table:table-cell>
          <table:table-cell office:value-type="float" office:value="184.0948736" calcext:value-type="float">
            <text:p>184.0948736</text:p>
          </table:table-cell>
          <table:table-cell office:value-type="float" office:value="29.85355584" calcext:value-type="float">
            <text:p>29.85355584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113]+1" office:value-type="float" office:value="212" calcext:value-type="float">
            <text:p>212</text:p>
          </table:table-cell>
          <table:table-cell table:formula="of:=[.B2113]" office:value-type="float" office:value="10" calcext:value-type="float">
            <text:p>10</text:p>
          </table:table-cell>
          <table:table-cell office:value-type="float" office:value="147.57862912" calcext:value-type="float">
            <text:p>147.57862912</text:p>
          </table:table-cell>
          <table:table-cell office:value-type="float" office:value="31.25160576" calcext:value-type="float">
            <text:p>31.25160576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114]+1" office:value-type="float" office:value="213" calcext:value-type="float">
            <text:p>213</text:p>
          </table:table-cell>
          <table:table-cell table:formula="of:=[.B2114]" office:value-type="float" office:value="1" calcext:value-type="float">
            <text:p>1</text:p>
          </table:table-cell>
          <table:table-cell office:value-type="float" office:value="211.1783936" calcext:value-type="float">
            <text:p>211.1783936</text:p>
          </table:table-cell>
          <table:table-cell office:value-type="float" office:value="136.64683872" calcext:value-type="float">
            <text:p>136.64683872</text:p>
          </table:table-cell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115]+1" office:value-type="float" office:value="213" calcext:value-type="float">
            <text:p>213</text:p>
          </table:table-cell>
          <table:table-cell table:formula="of:=[.B2115]" office:value-type="float" office:value="2" calcext:value-type="float">
            <text:p>2</text:p>
          </table:table-cell>
          <table:table-cell office:value-type="float" office:value="121.696027264" calcext:value-type="float">
            <text:p>121.696027264</text:p>
          </table:table-cell>
          <table:table-cell office:value-type="float" office:value="133.49005248" calcext:value-type="float">
            <text:p>133.49005248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116]+1" office:value-type="float" office:value="213" calcext:value-type="float">
            <text:p>213</text:p>
          </table:table-cell>
          <table:table-cell table:formula="of:=[.B2116]" office:value-type="float" office:value="3" calcext:value-type="float">
            <text:p>3</text:p>
          </table:table-cell>
          <table:table-cell office:value-type="float" office:value="207.02284288" calcext:value-type="float">
            <text:p>207.02284288</text:p>
          </table:table-cell>
          <table:table-cell office:value-type="float" office:value="105.75297888" calcext:value-type="float">
            <text:p>105.75297888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117]+1" office:value-type="float" office:value="213" calcext:value-type="float">
            <text:p>213</text:p>
          </table:table-cell>
          <table:table-cell table:formula="of:=[.B2117]" office:value-type="float" office:value="4" calcext:value-type="float">
            <text:p>4</text:p>
          </table:table-cell>
          <table:table-cell office:value-type="float" office:value="127.3600041856" calcext:value-type="float">
            <text:p>127.3600041856</text:p>
          </table:table-cell>
          <table:table-cell office:value-type="float" office:value="103.70840976" calcext:value-type="float">
            <text:p>103.70840976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2118]+1" office:value-type="float" office:value="213" calcext:value-type="float">
            <text:p>213</text:p>
          </table:table-cell>
          <table:table-cell table:formula="of:=[.B2118]" office:value-type="float" office:value="5" calcext:value-type="float">
            <text:p>5</text:p>
          </table:table-cell>
          <table:table-cell office:value-type="float" office:value="204.28805504" calcext:value-type="float">
            <text:p>204.28805504</text:p>
          </table:table-cell>
          <table:table-cell office:value-type="float" office:value="75.24098688" calcext:value-type="float">
            <text:p>75.24098688</text:p>
          </table:table-cell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formula="of:=[.A2119]+1" office:value-type="float" office:value="213" calcext:value-type="float">
            <text:p>213</text:p>
          </table:table-cell>
          <table:table-cell table:formula="of:=[.B2119]" office:value-type="float" office:value="6" calcext:value-type="float">
            <text:p>6</text:p>
          </table:table-cell>
          <table:table-cell office:value-type="float" office:value="132.76787072" calcext:value-type="float">
            <text:p>132.76787072</text:p>
          </table:table-cell>
          <table:table-cell office:value-type="float" office:value="73.87683072" calcext:value-type="float">
            <text:p>73.87683072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120]+1" office:value-type="float" office:value="213" calcext:value-type="float">
            <text:p>213</text:p>
          </table:table-cell>
          <table:table-cell table:formula="of:=[.B2120]" office:value-type="float" office:value="7" calcext:value-type="float">
            <text:p>7</text:p>
          </table:table-cell>
          <table:table-cell office:value-type="float" office:value="193.1240192" calcext:value-type="float">
            <text:p>193.1240192</text:p>
          </table:table-cell>
          <table:table-cell office:value-type="float" office:value="51.8899872" calcext:value-type="float">
            <text:p>51.8899872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121]+1" office:value-type="float" office:value="213" calcext:value-type="float">
            <text:p>213</text:p>
          </table:table-cell>
          <table:table-cell table:formula="of:=[.B2121]" office:value-type="float" office:value="8" calcext:value-type="float">
            <text:p>8</text:p>
          </table:table-cell>
          <table:table-cell office:value-type="float" office:value="147.40460928" calcext:value-type="float">
            <text:p>147.40460928</text:p>
          </table:table-cell>
          <table:table-cell office:value-type="float" office:value="51.54924192" calcext:value-type="float">
            <text:p>51.54924192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122]+1" office:value-type="float" office:value="213" calcext:value-type="float">
            <text:p>213</text:p>
          </table:table-cell>
          <table:table-cell table:formula="of:=[.B2122]" office:value-type="float" office:value="9" calcext:value-type="float">
            <text:p>9</text:p>
          </table:table-cell>
          <table:table-cell office:value-type="float" office:value="188.33434624" calcext:value-type="float">
            <text:p>188.33434624</text:p>
          </table:table-cell>
          <table:table-cell office:value-type="float" office:value="29.98058496" calcext:value-type="float">
            <text:p>29.9805849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123]+1" office:value-type="float" office:value="213" calcext:value-type="float">
            <text:p>213</text:p>
          </table:table-cell>
          <table:table-cell table:formula="of:=[.B2123]" office:value-type="float" office:value="10" calcext:value-type="float">
            <text:p>10</text:p>
          </table:table-cell>
          <table:table-cell office:value-type="float" office:value="151.74040192" calcext:value-type="float">
            <text:p>151.74040192</text:p>
          </table:table-cell>
          <table:table-cell office:value-type="float" office:value="30.59183712" calcext:value-type="float">
            <text:p>30.59183712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124]+1" office:value-type="float" office:value="214" calcext:value-type="float">
            <text:p>214</text:p>
          </table:table-cell>
          <table:table-cell table:formula="of:=[.B2124]" office:value-type="float" office:value="1" calcext:value-type="float">
            <text:p>1</text:p>
          </table:table-cell>
          <table:table-cell office:value-type="float" office:value="222.3080896" calcext:value-type="float">
            <text:p>222.3080896</text:p>
          </table:table-cell>
          <table:table-cell office:value-type="float" office:value="137.22016512" calcext:value-type="float">
            <text:p>137.22016512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125]+1" office:value-type="float" office:value="214" calcext:value-type="float">
            <text:p>214</text:p>
          </table:table-cell>
          <table:table-cell table:formula="of:=[.B2125]" office:value-type="float" office:value="2" calcext:value-type="float">
            <text:p>2</text:p>
          </table:table-cell>
          <table:table-cell office:value-type="float" office:value="132.71975168" calcext:value-type="float">
            <text:p>132.71975168</text:p>
          </table:table-cell>
          <table:table-cell office:value-type="float" office:value="134.85638784" calcext:value-type="float">
            <text:p>134.8563878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126]+1" office:value-type="float" office:value="214" calcext:value-type="float">
            <text:p>214</text:p>
          </table:table-cell>
          <table:table-cell table:formula="of:=[.B2126]" office:value-type="float" office:value="3" calcext:value-type="float">
            <text:p>3</text:p>
          </table:table-cell>
          <table:table-cell office:value-type="float" office:value="217.857024" calcext:value-type="float">
            <text:p>217.857024</text:p>
          </table:table-cell>
          <table:table-cell office:value-type="float" office:value="106.1428176" calcext:value-type="float">
            <text:p>106.1428176</text:p>
          </table:table-cell>
          <table:table-cell office:value-type="float" office:value="221" calcext:value-type="float">
            <text:p>22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127]+1" office:value-type="float" office:value="214" calcext:value-type="float">
            <text:p>214</text:p>
          </table:table-cell>
          <table:table-cell table:formula="of:=[.B2127]" office:value-type="float" office:value="4" calcext:value-type="float">
            <text:p>4</text:p>
          </table:table-cell>
          <table:table-cell office:value-type="float" office:value="138.903116288" calcext:value-type="float">
            <text:p>138.903116288</text:p>
          </table:table-cell>
          <table:table-cell office:value-type="float" office:value="104.71529088" calcext:value-type="float">
            <text:p>104.71529088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128]+1" office:value-type="float" office:value="214" calcext:value-type="float">
            <text:p>214</text:p>
          </table:table-cell>
          <table:table-cell table:formula="of:=[.B2128]" office:value-type="float" office:value="5" calcext:value-type="float">
            <text:p>5</text:p>
          </table:table-cell>
          <table:table-cell office:value-type="float" office:value="215.57352448" calcext:value-type="float">
            <text:p>215.57352448</text:p>
          </table:table-cell>
          <table:table-cell office:value-type="float" office:value="76.71314016" calcext:value-type="float">
            <text:p>76.71314016</text:p>
          </table:table-cell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129]+1" office:value-type="float" office:value="214" calcext:value-type="float">
            <text:p>214</text:p>
          </table:table-cell>
          <table:table-cell table:formula="of:=[.B2129]" office:value-type="float" office:value="6" calcext:value-type="float">
            <text:p>6</text:p>
          </table:table-cell>
          <table:table-cell office:value-type="float" office:value="143.09757568" calcext:value-type="float">
            <text:p>143.09757568</text:p>
          </table:table-cell>
          <table:table-cell office:value-type="float" office:value="73.49389728" calcext:value-type="float">
            <text:p>73.49389728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130]+1" office:value-type="float" office:value="214" calcext:value-type="float">
            <text:p>214</text:p>
          </table:table-cell>
          <table:table-cell table:formula="of:=[.B2130]" office:value-type="float" office:value="7" calcext:value-type="float">
            <text:p>7</text:p>
          </table:table-cell>
          <table:table-cell office:value-type="float" office:value="202.91286528" calcext:value-type="float">
            <text:p>202.91286528</text:p>
          </table:table-cell>
          <table:table-cell office:value-type="float" office:value="52.33322496" calcext:value-type="float">
            <text:p>52.33322496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131]+1" office:value-type="float" office:value="214" calcext:value-type="float">
            <text:p>214</text:p>
          </table:table-cell>
          <table:table-cell table:formula="of:=[.B2131]" office:value-type="float" office:value="8" calcext:value-type="float">
            <text:p>8</text:p>
          </table:table-cell>
          <table:table-cell office:value-type="float" office:value="156.54828416" calcext:value-type="float">
            <text:p>156.54828416</text:p>
          </table:table-cell>
          <table:table-cell office:value-type="float" office:value="52.55744352" calcext:value-type="float">
            <text:p>52.55744352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132]+1" office:value-type="float" office:value="214" calcext:value-type="float">
            <text:p>214</text:p>
          </table:table-cell>
          <table:table-cell table:formula="of:=[.B2132]" office:value-type="float" office:value="9" calcext:value-type="float">
            <text:p>9</text:p>
          </table:table-cell>
          <table:table-cell office:value-type="float" office:value="198.50970496" calcext:value-type="float">
            <text:p>198.50970496</text:p>
          </table:table-cell>
          <table:table-cell office:value-type="float" office:value="31.479504" calcext:value-type="float">
            <text:p>31.479504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133]+1" office:value-type="float" office:value="214" calcext:value-type="float">
            <text:p>214</text:p>
          </table:table-cell>
          <table:table-cell table:formula="of:=[.B2133]" office:value-type="float" office:value="10" calcext:value-type="float">
            <text:p>10</text:p>
          </table:table-cell>
          <table:table-cell office:value-type="float" office:value="160.59405568" calcext:value-type="float">
            <text:p>160.59405568</text:p>
          </table:table-cell>
          <table:table-cell office:value-type="float" office:value="31.7924592" calcext:value-type="float">
            <text:p>31.7924592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134]+1" office:value-type="float" office:value="215" calcext:value-type="float">
            <text:p>215</text:p>
          </table:table-cell>
          <table:table-cell table:formula="of:=[.B2134]" office:value-type="float" office:value="1" calcext:value-type="float">
            <text:p>1</text:p>
          </table:table-cell>
          <table:table-cell office:value-type="float" office:value="219.759808" calcext:value-type="float">
            <text:p>219.759808</text:p>
          </table:table-cell>
          <table:table-cell office:value-type="float" office:value="137.86454784" calcext:value-type="float">
            <text:p>137.86454784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135]+1" office:value-type="float" office:value="215" calcext:value-type="float">
            <text:p>215</text:p>
          </table:table-cell>
          <table:table-cell table:formula="of:=[.B2135]" office:value-type="float" office:value="2" calcext:value-type="float">
            <text:p>2</text:p>
          </table:table-cell>
          <table:table-cell office:value-type="float" office:value="130.231408384" calcext:value-type="float">
            <text:p>130.231408384</text:p>
          </table:table-cell>
          <table:table-cell office:value-type="float" office:value="132.5602752" calcext:value-type="float">
            <text:p>132.5602752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136]+1" office:value-type="float" office:value="215" calcext:value-type="float">
            <text:p>215</text:p>
          </table:table-cell>
          <table:table-cell table:formula="of:=[.B2136]" office:value-type="float" office:value="3" calcext:value-type="float">
            <text:p>3</text:p>
          </table:table-cell>
          <table:table-cell office:value-type="float" office:value="216.813568" calcext:value-type="float">
            <text:p>216.813568</text:p>
          </table:table-cell>
          <table:table-cell office:value-type="float" office:value="108.12109536" calcext:value-type="float">
            <text:p>108.121095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137]+1" office:value-type="float" office:value="215" calcext:value-type="float">
            <text:p>215</text:p>
          </table:table-cell>
          <table:table-cell table:formula="of:=[.B2137]" office:value-type="float" office:value="4" calcext:value-type="float">
            <text:p>4</text:p>
          </table:table-cell>
          <table:table-cell office:value-type="float" office:value="136.83660416" calcext:value-type="float">
            <text:p>136.83660416</text:p>
          </table:table-cell>
          <table:table-cell office:value-type="float" office:value="103.2774024" calcext:value-type="float">
            <text:p>103.2774024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2138]+1" office:value-type="float" office:value="215" calcext:value-type="float">
            <text:p>215</text:p>
          </table:table-cell>
          <table:table-cell table:formula="of:=[.B2138]" office:value-type="float" office:value="5" calcext:value-type="float">
            <text:p>5</text:p>
          </table:table-cell>
          <table:table-cell office:value-type="float" office:value="215.0723712" calcext:value-type="float">
            <text:p>215.0723712</text:p>
          </table:table-cell>
          <table:table-cell office:value-type="float" office:value="77.94384" calcext:value-type="float">
            <text:p>77.94384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139]+1" office:value-type="float" office:value="215" calcext:value-type="float">
            <text:p>215</text:p>
          </table:table-cell>
          <table:table-cell table:formula="of:=[.B2139]" office:value-type="float" office:value="6" calcext:value-type="float">
            <text:p>6</text:p>
          </table:table-cell>
          <table:table-cell office:value-type="float" office:value="142.08252288" calcext:value-type="float">
            <text:p>142.08252288</text:p>
          </table:table-cell>
          <table:table-cell office:value-type="float" office:value="73.04822688" calcext:value-type="float">
            <text:p>73.04822688</text:p>
          </table:table-cell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2140]+1" office:value-type="float" office:value="215" calcext:value-type="float">
            <text:p>215</text:p>
          </table:table-cell>
          <table:table-cell table:formula="of:=[.B2140]" office:value-type="float" office:value="7" calcext:value-type="float">
            <text:p>7</text:p>
          </table:table-cell>
          <table:table-cell office:value-type="float" office:value="203.35808512" calcext:value-type="float">
            <text:p>203.35808512</text:p>
          </table:table-cell>
          <table:table-cell office:value-type="float" office:value="53.6095008" calcext:value-type="float">
            <text:p>53.6095008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2141]+1" office:value-type="float" office:value="215" calcext:value-type="float">
            <text:p>215</text:p>
          </table:table-cell>
          <table:table-cell table:formula="of:=[.B2141]" office:value-type="float" office:value="8" calcext:value-type="float">
            <text:p>8</text:p>
          </table:table-cell>
          <table:table-cell office:value-type="float" office:value="157.43822848" calcext:value-type="float">
            <text:p>157.43822848</text:p>
          </table:table-cell>
          <table:table-cell office:value-type="float" office:value="51.39619488" calcext:value-type="float">
            <text:p>51.39619488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2142]+1" office:value-type="float" office:value="215" calcext:value-type="float">
            <text:p>215</text:p>
          </table:table-cell>
          <table:table-cell table:formula="of:=[.B2142]" office:value-type="float" office:value="9" calcext:value-type="float">
            <text:p>9</text:p>
          </table:table-cell>
          <table:table-cell office:value-type="float" office:value="199.775296" calcext:value-type="float">
            <text:p>199.775296</text:p>
          </table:table-cell>
          <table:table-cell office:value-type="float" office:value="31.9067808" calcext:value-type="float">
            <text:p>31.9067808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143]+1" office:value-type="float" office:value="215" calcext:value-type="float">
            <text:p>215</text:p>
          </table:table-cell>
          <table:table-cell table:formula="of:=[.B2143]" office:value-type="float" office:value="10" calcext:value-type="float">
            <text:p>10</text:p>
          </table:table-cell>
          <table:table-cell office:value-type="float" office:value="162.44315392" calcext:value-type="float">
            <text:p>162.44315392</text:p>
          </table:table-cell>
          <table:table-cell office:value-type="float" office:value="30.58484448" calcext:value-type="float">
            <text:p>30.58484448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144]+1" office:value-type="float" office:value="216" calcext:value-type="float">
            <text:p>216</text:p>
          </table:table-cell>
          <table:table-cell table:formula="of:=[.B2144]" office:value-type="float" office:value="1" calcext:value-type="float">
            <text:p>1</text:p>
          </table:table-cell>
          <table:table-cell office:value-type="float" office:value="224.6431744" calcext:value-type="float">
            <text:p>224.6431744</text:p>
          </table:table-cell>
          <table:table-cell office:value-type="float" office:value="138.9478656" calcext:value-type="float">
            <text:p>138.9478656</text:p>
          </table:table-cell>
          <table:table-cell office:value-type="float" office:value="228" calcext:value-type="float">
            <text:p>228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2145]+1" office:value-type="float" office:value="216" calcext:value-type="float">
            <text:p>216</text:p>
          </table:table-cell>
          <table:table-cell table:formula="of:=[.B2145]" office:value-type="float" office:value="2" calcext:value-type="float">
            <text:p>2</text:p>
          </table:table-cell>
          <table:table-cell office:value-type="float" office:value="136.30733568" calcext:value-type="float">
            <text:p>136.30733568</text:p>
          </table:table-cell>
          <table:table-cell office:value-type="float" office:value="135.22602624" calcext:value-type="float">
            <text:p>135.2260262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146]+1" office:value-type="float" office:value="216" calcext:value-type="float">
            <text:p>216</text:p>
          </table:table-cell>
          <table:table-cell table:formula="of:=[.B2146]" office:value-type="float" office:value="3" calcext:value-type="float">
            <text:p>3</text:p>
          </table:table-cell>
          <table:table-cell office:value-type="float" office:value="220.9207296" calcext:value-type="float">
            <text:p>220.9207296</text:p>
          </table:table-cell>
          <table:table-cell office:value-type="float" office:value="108.96791424" calcext:value-type="float">
            <text:p>108.96791424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147]+1" office:value-type="float" office:value="216" calcext:value-type="float">
            <text:p>216</text:p>
          </table:table-cell>
          <table:table-cell table:formula="of:=[.B2147]" office:value-type="float" office:value="4" calcext:value-type="float">
            <text:p>4</text:p>
          </table:table-cell>
          <table:table-cell office:value-type="float" office:value="142.76219648" calcext:value-type="float">
            <text:p>142.76219648</text:p>
          </table:table-cell>
          <table:table-cell office:value-type="float" office:value="106.0201584" calcext:value-type="float">
            <text:p>106.0201584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148]+1" office:value-type="float" office:value="216" calcext:value-type="float">
            <text:p>216</text:p>
          </table:table-cell>
          <table:table-cell table:formula="of:=[.B2148]" office:value-type="float" office:value="5" calcext:value-type="float">
            <text:p>5</text:p>
          </table:table-cell>
          <table:table-cell office:value-type="float" office:value="217.7292096" calcext:value-type="float">
            <text:p>217.7292096</text:p>
          </table:table-cell>
          <table:table-cell office:value-type="float" office:value="79.57345536" calcext:value-type="float">
            <text:p>79.57345536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149]+1" office:value-type="float" office:value="216" calcext:value-type="float">
            <text:p>216</text:p>
          </table:table-cell>
          <table:table-cell table:formula="of:=[.B2149]" office:value-type="float" office:value="6" calcext:value-type="float">
            <text:p>6</text:p>
          </table:table-cell>
          <table:table-cell office:value-type="float" office:value="146.92931968" calcext:value-type="float">
            <text:p>146.92931968</text:p>
          </table:table-cell>
          <table:table-cell office:value-type="float" office:value="76.08774912" calcext:value-type="float">
            <text:p>76.08774912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150]+1" office:value-type="float" office:value="216" calcext:value-type="float">
            <text:p>216</text:p>
          </table:table-cell>
          <table:table-cell table:formula="of:=[.B2150]" office:value-type="float" office:value="7" calcext:value-type="float">
            <text:p>7</text:p>
          </table:table-cell>
          <table:table-cell office:value-type="float" office:value="205.8538368" calcext:value-type="float">
            <text:p>205.8538368</text:p>
          </table:table-cell>
          <table:table-cell office:value-type="float" office:value="55.27161888" calcext:value-type="float">
            <text:p>55.27161888</text:p>
          </table:table-cell>
          <table:table-cell office:value-type="float" office:value="208" calcext:value-type="float">
            <text:p>20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151]+1" office:value-type="float" office:value="216" calcext:value-type="float">
            <text:p>216</text:p>
          </table:table-cell>
          <table:table-cell table:formula="of:=[.B2151]" office:value-type="float" office:value="8" calcext:value-type="float">
            <text:p>8</text:p>
          </table:table-cell>
          <table:table-cell office:value-type="float" office:value="161.28619776" calcext:value-type="float">
            <text:p>161.28619776</text:p>
          </table:table-cell>
          <table:table-cell office:value-type="float" office:value="54.91131552" calcext:value-type="float">
            <text:p>54.91131552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152]+1" office:value-type="float" office:value="216" calcext:value-type="float">
            <text:p>216</text:p>
          </table:table-cell>
          <table:table-cell table:formula="of:=[.B2152]" office:value-type="float" office:value="9" calcext:value-type="float">
            <text:p>9</text:p>
          </table:table-cell>
          <table:table-cell office:value-type="float" office:value="200.6685056" calcext:value-type="float">
            <text:p>200.6685056</text:p>
          </table:table-cell>
          <table:table-cell office:value-type="float" office:value="34.75284" calcext:value-type="float">
            <text:p>34.75284</text:p>
          </table:table-cell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153]+1" office:value-type="float" office:value="216" calcext:value-type="float">
            <text:p>216</text:p>
          </table:table-cell>
          <table:table-cell table:formula="of:=[.B2153]" office:value-type="float" office:value="10" calcext:value-type="float">
            <text:p>10</text:p>
          </table:table-cell>
          <table:table-cell office:value-type="float" office:value="165.60132224" calcext:value-type="float">
            <text:p>165.60132224</text:p>
          </table:table-cell>
          <table:table-cell office:value-type="float" office:value="34.79368992" calcext:value-type="float">
            <text:p>34.79368992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154]+1" office:value-type="float" office:value="217" calcext:value-type="float">
            <text:p>217</text:p>
          </table:table-cell>
          <table:table-cell table:formula="of:=[.B2154]" office:value-type="float" office:value="1" calcext:value-type="float">
            <text:p>1</text:p>
          </table:table-cell>
          <table:table-cell office:value-type="float" office:value="221.3963136" calcext:value-type="float">
            <text:p>221.3963136</text:p>
          </table:table-cell>
          <table:table-cell office:value-type="float" office:value="148.2031632" calcext:value-type="float">
            <text:p>148.2031632</text:p>
          </table:table-cell>
          <table:table-cell office:value-type="float" office:value="216" calcext:value-type="float">
            <text:p>216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formula="of:=[.A2155]+1" office:value-type="float" office:value="217" calcext:value-type="float">
            <text:p>217</text:p>
          </table:table-cell>
          <table:table-cell table:formula="of:=[.B2155]" office:value-type="float" office:value="2" calcext:value-type="float">
            <text:p>2</text:p>
          </table:table-cell>
          <table:table-cell office:value-type="float" office:value="130.722709888" calcext:value-type="float">
            <text:p>130.722709888</text:p>
          </table:table-cell>
          <table:table-cell office:value-type="float" office:value="143.98954848" calcext:value-type="float">
            <text:p>143.98954848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156]+1" office:value-type="float" office:value="217" calcext:value-type="float">
            <text:p>217</text:p>
          </table:table-cell>
          <table:table-cell table:formula="of:=[.B2156]" office:value-type="float" office:value="3" calcext:value-type="float">
            <text:p>3</text:p>
          </table:table-cell>
          <table:table-cell office:value-type="float" office:value="217.861056" calcext:value-type="float">
            <text:p>217.861056</text:p>
          </table:table-cell>
          <table:table-cell office:value-type="float" office:value="118.10689536" calcext:value-type="float">
            <text:p>118.10689536</text:p>
          </table:table-cell>
          <table:table-cell office:value-type="float" office:value="216" calcext:value-type="float">
            <text:p>216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2157]+1" office:value-type="float" office:value="217" calcext:value-type="float">
            <text:p>217</text:p>
          </table:table-cell>
          <table:table-cell table:formula="of:=[.B2157]" office:value-type="float" office:value="4" calcext:value-type="float">
            <text:p>4</text:p>
          </table:table-cell>
          <table:table-cell office:value-type="float" office:value="136.3305152" calcext:value-type="float">
            <text:p>136.3305152</text:p>
          </table:table-cell>
          <table:table-cell office:value-type="float" office:value="113.74906944" calcext:value-type="float">
            <text:p>113.74906944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158]+1" office:value-type="float" office:value="217" calcext:value-type="float">
            <text:p>217</text:p>
          </table:table-cell>
          <table:table-cell table:formula="of:=[.B2158]" office:value-type="float" office:value="5" calcext:value-type="float">
            <text:p>5</text:p>
          </table:table-cell>
          <table:table-cell office:value-type="float" office:value="216.23745664" calcext:value-type="float">
            <text:p>216.23745664</text:p>
          </table:table-cell>
          <table:table-cell office:value-type="float" office:value="87.5778144" calcext:value-type="float">
            <text:p>87.5778144</text:p>
          </table:table-cell>
          <table:table-cell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159]+1" office:value-type="float" office:value="217" calcext:value-type="float">
            <text:p>217</text:p>
          </table:table-cell>
          <table:table-cell table:formula="of:=[.B2159]" office:value-type="float" office:value="6" calcext:value-type="float">
            <text:p>6</text:p>
          </table:table-cell>
          <table:table-cell office:value-type="float" office:value="142.4599616" calcext:value-type="float">
            <text:p>142.4599616</text:p>
          </table:table-cell>
          <table:table-cell office:value-type="float" office:value="83.50363104" calcext:value-type="float">
            <text:p>83.50363104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2160]+1" office:value-type="float" office:value="217" calcext:value-type="float">
            <text:p>217</text:p>
          </table:table-cell>
          <table:table-cell table:formula="of:=[.B2160]" office:value-type="float" office:value="7" calcext:value-type="float">
            <text:p>7</text:p>
          </table:table-cell>
          <table:table-cell office:value-type="float" office:value="203.1959616" calcext:value-type="float">
            <text:p>203.1959616</text:p>
          </table:table-cell>
          <table:table-cell office:value-type="float" office:value="62.87349408" calcext:value-type="float">
            <text:p>62.87349408</text:p>
          </table:table-cell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2161]+1" office:value-type="float" office:value="217" calcext:value-type="float">
            <text:p>217</text:p>
          </table:table-cell>
          <table:table-cell table:formula="of:=[.B2161]" office:value-type="float" office:value="8" calcext:value-type="float">
            <text:p>8</text:p>
          </table:table-cell>
          <table:table-cell office:value-type="float" office:value="156.23269248" calcext:value-type="float">
            <text:p>156.23269248</text:p>
          </table:table-cell>
          <table:table-cell office:value-type="float" office:value="62.0665344" calcext:value-type="float">
            <text:p>62.0665344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162]+1" office:value-type="float" office:value="217" calcext:value-type="float">
            <text:p>217</text:p>
          </table:table-cell>
          <table:table-cell table:formula="of:=[.B2162]" office:value-type="float" office:value="9" calcext:value-type="float">
            <text:p>9</text:p>
          </table:table-cell>
          <table:table-cell office:value-type="float" office:value="198.06326272" calcext:value-type="float">
            <text:p>198.06326272</text:p>
          </table:table-cell>
          <table:table-cell office:value-type="float" office:value="42.4585344" calcext:value-type="float">
            <text:p>42.4585344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163]+1" office:value-type="float" office:value="217" calcext:value-type="float">
            <text:p>217</text:p>
          </table:table-cell>
          <table:table-cell table:formula="of:=[.B2163]" office:value-type="float" office:value="10" calcext:value-type="float">
            <text:p>10</text:p>
          </table:table-cell>
          <table:table-cell office:value-type="float" office:value="161.5163904" calcext:value-type="float">
            <text:p>161.5163904</text:p>
          </table:table-cell>
          <table:table-cell office:value-type="float" office:value="41.8494432" calcext:value-type="float">
            <text:p>41.8494432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164]+1" office:value-type="float" office:value="218" calcext:value-type="float">
            <text:p>218</text:p>
          </table:table-cell>
          <table:table-cell table:formula="of:=[.B2164]" office:value-type="float" office:value="1" calcext:value-type="float">
            <text:p>1</text:p>
          </table:table-cell>
          <table:table-cell office:value-type="float" office:value="215.59864832" calcext:value-type="float">
            <text:p>215.59864832</text:p>
          </table:table-cell>
          <table:table-cell office:value-type="float" office:value="143.4068016" calcext:value-type="float">
            <text:p>143.4068016</text:p>
          </table:table-cell>
          <table:table-cell office:value-type="float" office:value="216" calcext:value-type="float">
            <text:p>216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2165]+1" office:value-type="float" office:value="218" calcext:value-type="float">
            <text:p>218</text:p>
          </table:table-cell>
          <table:table-cell table:formula="of:=[.B2165]" office:value-type="float" office:value="2" calcext:value-type="float">
            <text:p>2</text:p>
          </table:table-cell>
          <table:table-cell office:value-type="float" office:value="125.1816928" calcext:value-type="float">
            <text:p>125.1816928</text:p>
          </table:table-cell>
          <table:table-cell office:value-type="float" office:value="143.84338752" calcext:value-type="float">
            <text:p>143.84338752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2166]+1" office:value-type="float" office:value="218" calcext:value-type="float">
            <text:p>218</text:p>
          </table:table-cell>
          <table:table-cell table:formula="of:=[.B2166]" office:value-type="float" office:value="3" calcext:value-type="float">
            <text:p>3</text:p>
          </table:table-cell>
          <table:table-cell office:value-type="float" office:value="211.015872" calcext:value-type="float">
            <text:p>211.015872</text:p>
          </table:table-cell>
          <table:table-cell office:value-type="float" office:value="115.01269056" calcext:value-type="float">
            <text:p>115.01269056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2167]+1" office:value-type="float" office:value="218" calcext:value-type="float">
            <text:p>218</text:p>
          </table:table-cell>
          <table:table-cell table:formula="of:=[.B2167]" office:value-type="float" office:value="4" calcext:value-type="float">
            <text:p>4</text:p>
          </table:table-cell>
          <table:table-cell office:value-type="float" office:value="130.252274944" calcext:value-type="float">
            <text:p>130.252274944</text:p>
          </table:table-cell>
          <table:table-cell office:value-type="float" office:value="114.13660416" calcext:value-type="float">
            <text:p>114.13660416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2168]+1" office:value-type="float" office:value="218" calcext:value-type="float">
            <text:p>218</text:p>
          </table:table-cell>
          <table:table-cell table:formula="of:=[.B2168]" office:value-type="float" office:value="5" calcext:value-type="float">
            <text:p>5</text:p>
          </table:table-cell>
          <table:table-cell office:value-type="float" office:value="206.3680192" calcext:value-type="float">
            <text:p>206.3680192</text:p>
          </table:table-cell>
          <table:table-cell office:value-type="float" office:value="84.46051296" calcext:value-type="float">
            <text:p>84.46051296</text:p>
          </table:table-cell>
          <table:table-cell office:value-type="float" office:value="205" calcext:value-type="float">
            <text:p>20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169]+1" office:value-type="float" office:value="218" calcext:value-type="float">
            <text:p>218</text:p>
          </table:table-cell>
          <table:table-cell table:formula="of:=[.B2169]" office:value-type="float" office:value="6" calcext:value-type="float">
            <text:p>6</text:p>
          </table:table-cell>
          <table:table-cell office:value-type="float" office:value="134.338776576" calcext:value-type="float">
            <text:p>134.338776576</text:p>
          </table:table-cell>
          <table:table-cell office:value-type="float" office:value="83.51496768" calcext:value-type="float">
            <text:p>83.51496768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2170]+1" office:value-type="float" office:value="218" calcext:value-type="float">
            <text:p>218</text:p>
          </table:table-cell>
          <table:table-cell table:formula="of:=[.B2170]" office:value-type="float" office:value="7" calcext:value-type="float">
            <text:p>7</text:p>
          </table:table-cell>
          <table:table-cell office:value-type="float" office:value="192.71740672" calcext:value-type="float">
            <text:p>192.71740672</text:p>
          </table:table-cell>
          <table:table-cell office:value-type="float" office:value="61.3624992" calcext:value-type="float">
            <text:p>61.3624992</text:p>
          </table:table-cell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171]+1" office:value-type="float" office:value="218" calcext:value-type="float">
            <text:p>218</text:p>
          </table:table-cell>
          <table:table-cell table:formula="of:=[.B2171]" office:value-type="float" office:value="8" calcext:value-type="float">
            <text:p>8</text:p>
          </table:table-cell>
          <table:table-cell office:value-type="float" office:value="146.67378176" calcext:value-type="float">
            <text:p>146.67378176</text:p>
          </table:table-cell>
          <table:table-cell office:value-type="float" office:value="62.71101696" calcext:value-type="float">
            <text:p>62.71101696</text:p>
          </table:table-cell>
          <table:table-cell office:value-type="float" office:value="147" calcext:value-type="float">
            <text:p>14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172]+1" office:value-type="float" office:value="218" calcext:value-type="float">
            <text:p>218</text:p>
          </table:table-cell>
          <table:table-cell table:formula="of:=[.B2172]" office:value-type="float" office:value="9" calcext:value-type="float">
            <text:p>9</text:p>
          </table:table-cell>
          <table:table-cell office:value-type="float" office:value="187.10547968" calcext:value-type="float">
            <text:p>187.10547968</text:p>
          </table:table-cell>
          <table:table-cell office:value-type="float" office:value="40.79985216" calcext:value-type="float">
            <text:p>40.79985216</text:p>
          </table:table-cell>
          <table:table-cell office:value-type="float" office:value="186" calcext:value-type="float">
            <text:p>18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173]+1" office:value-type="float" office:value="218" calcext:value-type="float">
            <text:p>218</text:p>
          </table:table-cell>
          <table:table-cell table:formula="of:=[.B2173]" office:value-type="float" office:value="10" calcext:value-type="float">
            <text:p>10</text:p>
          </table:table-cell>
          <table:table-cell office:value-type="float" office:value="150.68548608" calcext:value-type="float">
            <text:p>150.68548608</text:p>
          </table:table-cell>
          <table:table-cell office:value-type="float" office:value="41.9700192" calcext:value-type="float">
            <text:p>41.9700192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174]+1" office:value-type="float" office:value="219" calcext:value-type="float">
            <text:p>219</text:p>
          </table:table-cell>
          <table:table-cell table:formula="of:=[.B2174]" office:value-type="float" office:value="1" calcext:value-type="float">
            <text:p>1</text:p>
          </table:table-cell>
          <table:table-cell office:value-type="float" office:value="225.57354752" calcext:value-type="float">
            <text:p>225.57354752</text:p>
          </table:table-cell>
          <table:table-cell office:value-type="float" office:value="145.6921824" calcext:value-type="float">
            <text:p>145.6921824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2175]+1" office:value-type="float" office:value="219" calcext:value-type="float">
            <text:p>219</text:p>
          </table:table-cell>
          <table:table-cell table:formula="of:=[.B2175]" office:value-type="float" office:value="2" calcext:value-type="float">
            <text:p>2</text:p>
          </table:table-cell>
          <table:table-cell office:value-type="float" office:value="136.90048128" calcext:value-type="float">
            <text:p>136.90048128</text:p>
          </table:table-cell>
          <table:table-cell office:value-type="float" office:value="144.9874752" calcext:value-type="float">
            <text:p>144.987475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176]+1" office:value-type="float" office:value="219" calcext:value-type="float">
            <text:p>219</text:p>
          </table:table-cell>
          <table:table-cell table:formula="of:=[.B2176]" office:value-type="float" office:value="3" calcext:value-type="float">
            <text:p>3</text:p>
          </table:table-cell>
          <table:table-cell office:value-type="float" office:value="221.5651584" calcext:value-type="float">
            <text:p>221.5651584</text:p>
          </table:table-cell>
          <table:table-cell office:value-type="float" office:value="115.9210944" calcext:value-type="float">
            <text:p>115.9210944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177]+1" office:value-type="float" office:value="219" calcext:value-type="float">
            <text:p>219</text:p>
          </table:table-cell>
          <table:table-cell table:formula="of:=[.B2177]" office:value-type="float" office:value="4" calcext:value-type="float">
            <text:p>4</text:p>
          </table:table-cell>
          <table:table-cell office:value-type="float" office:value="143.16306816" calcext:value-type="float">
            <text:p>143.16306816</text:p>
          </table:table-cell>
          <table:table-cell office:value-type="float" office:value="114.8303952" calcext:value-type="float">
            <text:p>114.830395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178]+1" office:value-type="float" office:value="219" calcext:value-type="float">
            <text:p>219</text:p>
          </table:table-cell>
          <table:table-cell table:formula="of:=[.B2178]" office:value-type="float" office:value="5" calcext:value-type="float">
            <text:p>5</text:p>
          </table:table-cell>
          <table:table-cell office:value-type="float" office:value="218.8880128" calcext:value-type="float">
            <text:p>218.8880128</text:p>
          </table:table-cell>
          <table:table-cell office:value-type="float" office:value="86.63316576" calcext:value-type="float">
            <text:p>86.63316576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2179]+1" office:value-type="float" office:value="219" calcext:value-type="float">
            <text:p>219</text:p>
          </table:table-cell>
          <table:table-cell table:formula="of:=[.B2179]" office:value-type="float" office:value="6" calcext:value-type="float">
            <text:p>6</text:p>
          </table:table-cell>
          <table:table-cell office:value-type="float" office:value="147.48809216" calcext:value-type="float">
            <text:p>147.48809216</text:p>
          </table:table-cell>
          <table:table-cell office:value-type="float" office:value="84.12831744" calcext:value-type="float">
            <text:p>84.12831744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2180]+1" office:value-type="float" office:value="219" calcext:value-type="float">
            <text:p>219</text:p>
          </table:table-cell>
          <table:table-cell table:formula="of:=[.B2180]" office:value-type="float" office:value="7" calcext:value-type="float">
            <text:p>7</text:p>
          </table:table-cell>
          <table:table-cell office:value-type="float" office:value="205.4033152" calcext:value-type="float">
            <text:p>205.4033152</text:p>
          </table:table-cell>
          <table:table-cell office:value-type="float" office:value="62.625744" calcext:value-type="float">
            <text:p>62.625744</text:p>
          </table:table-cell>
          <table:table-cell office:value-type="float" office:value="206" calcext:value-type="float">
            <text:p>206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2181]+1" office:value-type="float" office:value="219" calcext:value-type="float">
            <text:p>219</text:p>
          </table:table-cell>
          <table:table-cell table:formula="of:=[.B2181]" office:value-type="float" office:value="8" calcext:value-type="float">
            <text:p>8</text:p>
          </table:table-cell>
          <table:table-cell office:value-type="float" office:value="159.14041088" calcext:value-type="float">
            <text:p>159.14041088</text:p>
          </table:table-cell>
          <table:table-cell office:value-type="float" office:value="63.63526464" calcext:value-type="float">
            <text:p>63.63526464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182]+1" office:value-type="float" office:value="219" calcext:value-type="float">
            <text:p>219</text:p>
          </table:table-cell>
          <table:table-cell table:formula="of:=[.B2182]" office:value-type="float" office:value="9" calcext:value-type="float">
            <text:p>9</text:p>
          </table:table-cell>
          <table:table-cell office:value-type="float" office:value="199.7290752" calcext:value-type="float">
            <text:p>199.7290752</text:p>
          </table:table-cell>
          <table:table-cell office:value-type="float" office:value="42.58116" calcext:value-type="float">
            <text:p>42.58116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183]+1" office:value-type="float" office:value="219" calcext:value-type="float">
            <text:p>219</text:p>
          </table:table-cell>
          <table:table-cell table:formula="of:=[.B2183]" office:value-type="float" office:value="10" calcext:value-type="float">
            <text:p>10</text:p>
          </table:table-cell>
          <table:table-cell office:value-type="float" office:value="163.3798912" calcext:value-type="float">
            <text:p>163.3798912</text:p>
          </table:table-cell>
          <table:table-cell office:value-type="float" office:value="43.01438688" calcext:value-type="float">
            <text:p>43.01438688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184]+1" office:value-type="float" office:value="220" calcext:value-type="float">
            <text:p>220</text:p>
          </table:table-cell>
          <table:table-cell table:formula="of:=[.B2184]" office:value-type="float" office:value="1" calcext:value-type="float">
            <text:p>1</text:p>
          </table:table-cell>
          <table:table-cell office:value-type="float" office:value="225.55320704" calcext:value-type="float">
            <text:p>225.55320704</text:p>
          </table:table-cell>
          <table:table-cell office:value-type="float" office:value="124.82219712" calcext:value-type="float">
            <text:p>124.82219712</text:p>
          </table:table-cell>
          <table:table-cell office:value-type="float" office:value="227" calcext:value-type="float">
            <text:p>227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185]+1" office:value-type="float" office:value="220" calcext:value-type="float">
            <text:p>220</text:p>
          </table:table-cell>
          <table:table-cell table:formula="of:=[.B2185]" office:value-type="float" office:value="2" calcext:value-type="float">
            <text:p>2</text:p>
          </table:table-cell>
          <table:table-cell office:value-type="float" office:value="137.309452032" calcext:value-type="float">
            <text:p>137.309452032</text:p>
          </table:table-cell>
          <table:table-cell office:value-type="float" office:value="126.11974848" calcext:value-type="float">
            <text:p>126.11974848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186]+1" office:value-type="float" office:value="220" calcext:value-type="float">
            <text:p>220</text:p>
          </table:table-cell>
          <table:table-cell table:formula="of:=[.B2186]" office:value-type="float" office:value="3" calcext:value-type="float">
            <text:p>3</text:p>
          </table:table-cell>
          <table:table-cell office:value-type="float" office:value="221.123904" calcext:value-type="float">
            <text:p>221.123904</text:p>
          </table:table-cell>
          <table:table-cell office:value-type="float" office:value="94.912059168" calcext:value-type="float">
            <text:p>94.912059168</text:p>
          </table:table-cell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A2187]+1" office:value-type="float" office:value="220" calcext:value-type="float">
            <text:p>220</text:p>
          </table:table-cell>
          <table:table-cell table:formula="of:=[.B2187]" office:value-type="float" office:value="4" calcext:value-type="float">
            <text:p>4</text:p>
          </table:table-cell>
          <table:table-cell office:value-type="float" office:value="141.65054592" calcext:value-type="float">
            <text:p>141.65054592</text:p>
          </table:table-cell>
          <table:table-cell office:value-type="float" office:value="96.630224352" calcext:value-type="float">
            <text:p>96.630224352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2188]+1" office:value-type="float" office:value="220" calcext:value-type="float">
            <text:p>220</text:p>
          </table:table-cell>
          <table:table-cell table:formula="of:=[.B2188]" office:value-type="float" office:value="5" calcext:value-type="float">
            <text:p>5</text:p>
          </table:table-cell>
          <table:table-cell office:value-type="float" office:value="216.63747456" calcext:value-type="float">
            <text:p>216.63747456</text:p>
          </table:table-cell>
          <table:table-cell office:value-type="float" office:value="67.0569504" calcext:value-type="float">
            <text:p>67.0569504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189]+1" office:value-type="float" office:value="220" calcext:value-type="float">
            <text:p>220</text:p>
          </table:table-cell>
          <table:table-cell table:formula="of:=[.B2189]" office:value-type="float" office:value="6" calcext:value-type="float">
            <text:p>6</text:p>
          </table:table-cell>
          <table:table-cell office:value-type="float" office:value="144.70158592" calcext:value-type="float">
            <text:p>144.70158592</text:p>
          </table:table-cell>
          <table:table-cell office:value-type="float" office:value="66.7569984" calcext:value-type="float">
            <text:p>66.7569984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190]+1" office:value-type="float" office:value="220" calcext:value-type="float">
            <text:p>220</text:p>
          </table:table-cell>
          <table:table-cell table:formula="of:=[.B2190]" office:value-type="float" office:value="7" calcext:value-type="float">
            <text:p>7</text:p>
          </table:table-cell>
          <table:table-cell office:value-type="float" office:value="203.03124992" calcext:value-type="float">
            <text:p>203.03124992</text:p>
          </table:table-cell>
          <table:table-cell office:value-type="float" office:value="43.27728" calcext:value-type="float">
            <text:p>43.27728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191]+1" office:value-type="float" office:value="220" calcext:value-type="float">
            <text:p>220</text:p>
          </table:table-cell>
          <table:table-cell table:formula="of:=[.B2191]" office:value-type="float" office:value="8" calcext:value-type="float">
            <text:p>8</text:p>
          </table:table-cell>
          <table:table-cell office:value-type="float" office:value="157.46671104" calcext:value-type="float">
            <text:p>157.46671104</text:p>
          </table:table-cell>
          <table:table-cell office:value-type="float" office:value="44.9982432" calcext:value-type="float">
            <text:p>44.9982432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192]+1" office:value-type="float" office:value="220" calcext:value-type="float">
            <text:p>220</text:p>
          </table:table-cell>
          <table:table-cell table:formula="of:=[.B2192]" office:value-type="float" office:value="9" calcext:value-type="float">
            <text:p>9</text:p>
          </table:table-cell>
          <table:table-cell office:value-type="float" office:value="196.57060224" calcext:value-type="float">
            <text:p>196.57060224</text:p>
          </table:table-cell>
          <table:table-cell office:value-type="float" office:value="22.75938624" calcext:value-type="float">
            <text:p>22.75938624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193]+1" office:value-type="float" office:value="220" calcext:value-type="float">
            <text:p>220</text:p>
          </table:table-cell>
          <table:table-cell table:formula="of:=[.B2193]" office:value-type="float" office:value="10" calcext:value-type="float">
            <text:p>10</text:p>
          </table:table-cell>
          <table:table-cell office:value-type="float" office:value="160.663552" calcext:value-type="float">
            <text:p>160.663552</text:p>
          </table:table-cell>
          <table:table-cell office:value-type="float" office:value="24.00898944" calcext:value-type="float">
            <text:p>24.00898944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194]+1" office:value-type="float" office:value="221" calcext:value-type="float">
            <text:p>221</text:p>
          </table:table-cell>
          <table:table-cell table:formula="of:=[.B2194]" office:value-type="float" office:value="1" calcext:value-type="float">
            <text:p>1</text:p>
          </table:table-cell>
          <table:table-cell office:value-type="float" office:value="212.4801152" calcext:value-type="float">
            <text:p>212.4801152</text:p>
          </table:table-cell>
          <table:table-cell office:value-type="float" office:value="138.18727968" calcext:value-type="float">
            <text:p>138.18727968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195]+1" office:value-type="float" office:value="221" calcext:value-type="float">
            <text:p>221</text:p>
          </table:table-cell>
          <table:table-cell table:formula="of:=[.B2195]" office:value-type="float" office:value="2" calcext:value-type="float">
            <text:p>2</text:p>
          </table:table-cell>
          <table:table-cell office:value-type="float" office:value="122.127925376" calcext:value-type="float">
            <text:p>122.127925376</text:p>
          </table:table-cell>
          <table:table-cell office:value-type="float" office:value="135.32327232" calcext:value-type="float">
            <text:p>135.32327232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196]+1" office:value-type="float" office:value="221" calcext:value-type="float">
            <text:p>221</text:p>
          </table:table-cell>
          <table:table-cell table:formula="of:=[.B2196]" office:value-type="float" office:value="3" calcext:value-type="float">
            <text:p>3</text:p>
          </table:table-cell>
          <table:table-cell office:value-type="float" office:value="207.78859008" calcext:value-type="float">
            <text:p>207.78859008</text:p>
          </table:table-cell>
          <table:table-cell office:value-type="float" office:value="107.372448" calcext:value-type="float">
            <text:p>107.372448</text:p>
          </table:table-cell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2197]+1" office:value-type="float" office:value="221" calcext:value-type="float">
            <text:p>221</text:p>
          </table:table-cell>
          <table:table-cell table:formula="of:=[.B2197]" office:value-type="float" office:value="4" calcext:value-type="float">
            <text:p>4</text:p>
          </table:table-cell>
          <table:table-cell office:value-type="float" office:value="127.62662912" calcext:value-type="float">
            <text:p>127.62662912</text:p>
          </table:table-cell>
          <table:table-cell office:value-type="float" office:value="105.43969776" calcext:value-type="float">
            <text:p>105.43969776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198]+1" office:value-type="float" office:value="221" calcext:value-type="float">
            <text:p>221</text:p>
          </table:table-cell>
          <table:table-cell table:formula="of:=[.B2198]" office:value-type="float" office:value="5" calcext:value-type="float">
            <text:p>5</text:p>
          </table:table-cell>
          <table:table-cell office:value-type="float" office:value="204.7793408" calcext:value-type="float">
            <text:p>204.7793408</text:p>
          </table:table-cell>
          <table:table-cell office:value-type="float" office:value="77.50980096" calcext:value-type="float">
            <text:p>77.50980096</text:p>
          </table:table-cell>
          <table:table-cell office:value-type="float" office:value="205" calcext:value-type="float">
            <text:p>20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199]+1" office:value-type="float" office:value="221" calcext:value-type="float">
            <text:p>221</text:p>
          </table:table-cell>
          <table:table-cell table:formula="of:=[.B2199]" office:value-type="float" office:value="6" calcext:value-type="float">
            <text:p>6</text:p>
          </table:table-cell>
          <table:table-cell office:value-type="float" office:value="133.121143296" calcext:value-type="float">
            <text:p>133.121143296</text:p>
          </table:table-cell>
          <table:table-cell office:value-type="float" office:value="75.83680896" calcext:value-type="float">
            <text:p>75.83680896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2200]+1" office:value-type="float" office:value="221" calcext:value-type="float">
            <text:p>221</text:p>
          </table:table-cell>
          <table:table-cell table:formula="of:=[.B2200]" office:value-type="float" office:value="7" calcext:value-type="float">
            <text:p>7</text:p>
          </table:table-cell>
          <table:table-cell office:value-type="float" office:value="193.2289024" calcext:value-type="float">
            <text:p>193.2289024</text:p>
          </table:table-cell>
          <table:table-cell office:value-type="float" office:value="54.00391104" calcext:value-type="float">
            <text:p>54.00391104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2201]+1" office:value-type="float" office:value="221" calcext:value-type="float">
            <text:p>221</text:p>
          </table:table-cell>
          <table:table-cell table:formula="of:=[.B2201]" office:value-type="float" office:value="8" calcext:value-type="float">
            <text:p>8</text:p>
          </table:table-cell>
          <table:table-cell office:value-type="float" office:value="147.86526464" calcext:value-type="float">
            <text:p>147.86526464</text:p>
          </table:table-cell>
          <table:table-cell office:value-type="float" office:value="53.88331872" calcext:value-type="float">
            <text:p>53.88331872</text:p>
          </table:table-cell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2202]+1" office:value-type="float" office:value="221" calcext:value-type="float">
            <text:p>221</text:p>
          </table:table-cell>
          <table:table-cell table:formula="of:=[.B2202]" office:value-type="float" office:value="9" calcext:value-type="float">
            <text:p>9</text:p>
          </table:table-cell>
          <table:table-cell office:value-type="float" office:value="188.18784768" calcext:value-type="float">
            <text:p>188.18784768</text:p>
          </table:table-cell>
          <table:table-cell office:value-type="float" office:value="33.50251584" calcext:value-type="float">
            <text:p>33.50251584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203]+1" office:value-type="float" office:value="221" calcext:value-type="float">
            <text:p>221</text:p>
          </table:table-cell>
          <table:table-cell table:formula="of:=[.B2203]" office:value-type="float" office:value="10" calcext:value-type="float">
            <text:p>10</text:p>
          </table:table-cell>
          <table:table-cell office:value-type="float" office:value="151.5235968" calcext:value-type="float">
            <text:p>151.5235968</text:p>
          </table:table-cell>
          <table:table-cell office:value-type="float" office:value="32.93258304" calcext:value-type="float">
            <text:p>32.93258304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204]+1" office:value-type="float" office:value="222" calcext:value-type="float">
            <text:p>222</text:p>
          </table:table-cell>
          <table:table-cell table:formula="of:=[.B2204]" office:value-type="float" office:value="1" calcext:value-type="float">
            <text:p>1</text:p>
          </table:table-cell>
          <table:table-cell office:value-type="float" office:value="224.34397952" calcext:value-type="float">
            <text:p>224.34397952</text:p>
          </table:table-cell>
          <table:table-cell office:value-type="float" office:value="140.5949472" calcext:value-type="float">
            <text:p>140.5949472</text:p>
          </table:table-cell>
          <table:table-cell office:value-type="float" office:value="225" calcext:value-type="float">
            <text:p>225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205]+1" office:value-type="float" office:value="222" calcext:value-type="float">
            <text:p>222</text:p>
          </table:table-cell>
          <table:table-cell table:formula="of:=[.B2205]" office:value-type="float" office:value="2" calcext:value-type="float">
            <text:p>2</text:p>
          </table:table-cell>
          <table:table-cell office:value-type="float" office:value="137.42585856" calcext:value-type="float">
            <text:p>137.42585856</text:p>
          </table:table-cell>
          <table:table-cell office:value-type="float" office:value="138.71364768" calcext:value-type="float">
            <text:p>138.7136476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2206]+1" office:value-type="float" office:value="222" calcext:value-type="float">
            <text:p>222</text:p>
          </table:table-cell>
          <table:table-cell table:formula="of:=[.B2206]" office:value-type="float" office:value="3" calcext:value-type="float">
            <text:p>3</text:p>
          </table:table-cell>
          <table:table-cell office:value-type="float" office:value="220.8459008" calcext:value-type="float">
            <text:p>220.8459008</text:p>
          </table:table-cell>
          <table:table-cell office:value-type="float" office:value="111.53531136" calcext:value-type="float">
            <text:p>111.53531136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207]+1" office:value-type="float" office:value="222" calcext:value-type="float">
            <text:p>222</text:p>
          </table:table-cell>
          <table:table-cell table:formula="of:=[.B2207]" office:value-type="float" office:value="4" calcext:value-type="float">
            <text:p>4</text:p>
          </table:table-cell>
          <table:table-cell office:value-type="float" office:value="142.65273216" calcext:value-type="float">
            <text:p>142.65273216</text:p>
          </table:table-cell>
          <table:table-cell office:value-type="float" office:value="109.85950464" calcext:value-type="float">
            <text:p>109.85950464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208]+1" office:value-type="float" office:value="222" calcext:value-type="float">
            <text:p>222</text:p>
          </table:table-cell>
          <table:table-cell table:formula="of:=[.B2208]" office:value-type="float" office:value="5" calcext:value-type="float">
            <text:p>5</text:p>
          </table:table-cell>
          <table:table-cell office:value-type="float" office:value="217.8936576" calcext:value-type="float">
            <text:p>217.8936576</text:p>
          </table:table-cell>
          <table:table-cell office:value-type="float" office:value="82.08040128" calcext:value-type="float">
            <text:p>82.08040128</text:p>
          </table:table-cell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209]+1" office:value-type="float" office:value="222" calcext:value-type="float">
            <text:p>222</text:p>
          </table:table-cell>
          <table:table-cell table:formula="of:=[.B2209]" office:value-type="float" office:value="6" calcext:value-type="float">
            <text:p>6</text:p>
          </table:table-cell>
          <table:table-cell office:value-type="float" office:value="146.8893696" calcext:value-type="float">
            <text:p>146.8893696</text:p>
          </table:table-cell>
          <table:table-cell office:value-type="float" office:value="79.65102528" calcext:value-type="float">
            <text:p>79.65102528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210]+1" office:value-type="float" office:value="222" calcext:value-type="float">
            <text:p>222</text:p>
          </table:table-cell>
          <table:table-cell table:formula="of:=[.B2210]" office:value-type="float" office:value="7" calcext:value-type="float">
            <text:p>7</text:p>
          </table:table-cell>
          <table:table-cell office:value-type="float" office:value="205.4494016" calcext:value-type="float">
            <text:p>205.4494016</text:p>
          </table:table-cell>
          <table:table-cell office:value-type="float" office:value="58.81676928" calcext:value-type="float">
            <text:p>58.81676928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211]+1" office:value-type="float" office:value="222" calcext:value-type="float">
            <text:p>222</text:p>
          </table:table-cell>
          <table:table-cell table:formula="of:=[.B2211]" office:value-type="float" office:value="8" calcext:value-type="float">
            <text:p>8</text:p>
          </table:table-cell>
          <table:table-cell office:value-type="float" office:value="160.62658304" calcext:value-type="float">
            <text:p>160.62658304</text:p>
          </table:table-cell>
          <table:table-cell office:value-type="float" office:value="58.64740032" calcext:value-type="float">
            <text:p>58.64740032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212]+1" office:value-type="float" office:value="222" calcext:value-type="float">
            <text:p>222</text:p>
          </table:table-cell>
          <table:table-cell table:formula="of:=[.B2212]" office:value-type="float" office:value="9" calcext:value-type="float">
            <text:p>9</text:p>
          </table:table-cell>
          <table:table-cell office:value-type="float" office:value="201.3740032" calcext:value-type="float">
            <text:p>201.3740032</text:p>
          </table:table-cell>
          <table:table-cell office:value-type="float" office:value="39.5319456" calcext:value-type="float">
            <text:p>39.5319456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213]+1" office:value-type="float" office:value="222" calcext:value-type="float">
            <text:p>222</text:p>
          </table:table-cell>
          <table:table-cell table:formula="of:=[.B2213]" office:value-type="float" office:value="10" calcext:value-type="float">
            <text:p>10</text:p>
          </table:table-cell>
          <table:table-cell office:value-type="float" office:value="164.77022976" calcext:value-type="float">
            <text:p>164.77022976</text:p>
          </table:table-cell>
          <table:table-cell office:value-type="float" office:value="39.4816608" calcext:value-type="float">
            <text:p>39.4816608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214]+1" office:value-type="float" office:value="223" calcext:value-type="float">
            <text:p>223</text:p>
          </table:table-cell>
          <table:table-cell table:formula="of:=[.B2214]" office:value-type="float" office:value="1" calcext:value-type="float">
            <text:p>1</text:p>
          </table:table-cell>
          <table:table-cell office:value-type="float" office:value="220.42764288" calcext:value-type="float">
            <text:p>220.42764288</text:p>
          </table:table-cell>
          <table:table-cell office:value-type="float" office:value="131.1377424" calcext:value-type="float">
            <text:p>131.1377424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2215]+1" office:value-type="float" office:value="223" calcext:value-type="float">
            <text:p>223</text:p>
          </table:table-cell>
          <table:table-cell table:formula="of:=[.B2215]" office:value-type="float" office:value="2" calcext:value-type="float">
            <text:p>2</text:p>
          </table:table-cell>
          <table:table-cell office:value-type="float" office:value="132.581467648" calcext:value-type="float">
            <text:p>132.581467648</text:p>
          </table:table-cell>
          <table:table-cell office:value-type="float" office:value="128.99079936" calcext:value-type="float">
            <text:p>128.9907993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216]+1" office:value-type="float" office:value="223" calcext:value-type="float">
            <text:p>223</text:p>
          </table:table-cell>
          <table:table-cell table:formula="of:=[.B2216]" office:value-type="float" office:value="3" calcext:value-type="float">
            <text:p>3</text:p>
          </table:table-cell>
          <table:table-cell office:value-type="float" office:value="216.3245568" calcext:value-type="float">
            <text:p>216.3245568</text:p>
          </table:table-cell>
          <table:table-cell office:value-type="float" office:value="101.0932392" calcext:value-type="float">
            <text:p>101.0932392</text:p>
          </table:table-cell>
          <table:table-cell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217]+1" office:value-type="float" office:value="223" calcext:value-type="float">
            <text:p>223</text:p>
          </table:table-cell>
          <table:table-cell table:formula="of:=[.B2217]" office:value-type="float" office:value="4" calcext:value-type="float">
            <text:p>4</text:p>
          </table:table-cell>
          <table:table-cell office:value-type="float" office:value="138.1044032" calcext:value-type="float">
            <text:p>138.1044032</text:p>
          </table:table-cell>
          <table:table-cell office:value-type="float" office:value="100.014369984" calcext:value-type="float">
            <text:p>100.014369984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2218]+1" office:value-type="float" office:value="223" calcext:value-type="float">
            <text:p>223</text:p>
          </table:table-cell>
          <table:table-cell table:formula="of:=[.B2218]" office:value-type="float" office:value="5" calcext:value-type="float">
            <text:p>5</text:p>
          </table:table-cell>
          <table:table-cell office:value-type="float" office:value="214.0260544" calcext:value-type="float">
            <text:p>214.0260544</text:p>
          </table:table-cell>
          <table:table-cell office:value-type="float" office:value="72.39726912" calcext:value-type="float">
            <text:p>72.39726912</text:p>
          </table:table-cell>
          <table:table-cell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219]+1" office:value-type="float" office:value="223" calcext:value-type="float">
            <text:p>223</text:p>
          </table:table-cell>
          <table:table-cell table:formula="of:=[.B2219]" office:value-type="float" office:value="6" calcext:value-type="float">
            <text:p>6</text:p>
          </table:table-cell>
          <table:table-cell office:value-type="float" office:value="142.54602112" calcext:value-type="float">
            <text:p>142.54602112</text:p>
          </table:table-cell>
          <table:table-cell office:value-type="float" office:value="69.82288704" calcext:value-type="float">
            <text:p>69.82288704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220]+1" office:value-type="float" office:value="223" calcext:value-type="float">
            <text:p>223</text:p>
          </table:table-cell>
          <table:table-cell table:formula="of:=[.B2220]" office:value-type="float" office:value="7" calcext:value-type="float">
            <text:p>7</text:p>
          </table:table-cell>
          <table:table-cell office:value-type="float" office:value="201.3257344" calcext:value-type="float">
            <text:p>201.3257344</text:p>
          </table:table-cell>
          <table:table-cell office:value-type="float" office:value="49.34520768" calcext:value-type="float">
            <text:p>49.34520768</text:p>
          </table:table-cell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221]+1" office:value-type="float" office:value="223" calcext:value-type="float">
            <text:p>223</text:p>
          </table:table-cell>
          <table:table-cell table:formula="of:=[.B2221]" office:value-type="float" office:value="8" calcext:value-type="float">
            <text:p>8</text:p>
          </table:table-cell>
          <table:table-cell office:value-type="float" office:value="155.65791104" calcext:value-type="float">
            <text:p>155.65791104</text:p>
          </table:table-cell>
          <table:table-cell office:value-type="float" office:value="49.01623488" calcext:value-type="float">
            <text:p>49.01623488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222]+1" office:value-type="float" office:value="223" calcext:value-type="float">
            <text:p>223</text:p>
          </table:table-cell>
          <table:table-cell table:formula="of:=[.B2222]" office:value-type="float" office:value="9" calcext:value-type="float">
            <text:p>9</text:p>
          </table:table-cell>
          <table:table-cell office:value-type="float" office:value="197.0378752" calcext:value-type="float">
            <text:p>197.0378752</text:p>
          </table:table-cell>
          <table:table-cell office:value-type="float" office:value="29.562384" calcext:value-type="float">
            <text:p>29.562384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223]+1" office:value-type="float" office:value="223" calcext:value-type="float">
            <text:p>223</text:p>
          </table:table-cell>
          <table:table-cell table:formula="of:=[.B2223]" office:value-type="float" office:value="10" calcext:value-type="float">
            <text:p>10</text:p>
          </table:table-cell>
          <table:table-cell office:value-type="float" office:value="160.01026944" calcext:value-type="float">
            <text:p>160.01026944</text:p>
          </table:table-cell>
          <table:table-cell office:value-type="float" office:value="30.3860832" calcext:value-type="float">
            <text:p>30.3860832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224]+1" office:value-type="float" office:value="224" calcext:value-type="float">
            <text:p>224</text:p>
          </table:table-cell>
          <table:table-cell table:formula="of:=[.B2224]" office:value-type="float" office:value="1" calcext:value-type="float">
            <text:p>1</text:p>
          </table:table-cell>
          <table:table-cell office:value-type="float" office:value="216.2836736" calcext:value-type="float">
            <text:p>216.2836736</text:p>
          </table:table-cell>
          <table:table-cell office:value-type="float" office:value="140.08033248" calcext:value-type="float">
            <text:p>140.08033248</text:p>
          </table:table-cell>
          <table:table-cell office:value-type="float" office:value="218" calcext:value-type="float">
            <text:p>218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225]+1" office:value-type="float" office:value="224" calcext:value-type="float">
            <text:p>224</text:p>
          </table:table-cell>
          <table:table-cell table:formula="of:=[.B2225]" office:value-type="float" office:value="2" calcext:value-type="float">
            <text:p>2</text:p>
          </table:table-cell>
          <table:table-cell office:value-type="float" office:value="126.711435136" calcext:value-type="float">
            <text:p>126.711435136</text:p>
          </table:table-cell>
          <table:table-cell office:value-type="float" office:value="139.61010624" calcext:value-type="float">
            <text:p>139.61010624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226]+1" office:value-type="float" office:value="224" calcext:value-type="float">
            <text:p>224</text:p>
          </table:table-cell>
          <table:table-cell table:formula="of:=[.B2226]" office:value-type="float" office:value="3" calcext:value-type="float">
            <text:p>3</text:p>
          </table:table-cell>
          <table:table-cell office:value-type="float" office:value="212.3147264" calcext:value-type="float">
            <text:p>212.3147264</text:p>
          </table:table-cell>
          <table:table-cell office:value-type="float" office:value="110.70788928" calcext:value-type="float">
            <text:p>110.70788928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227]+1" office:value-type="float" office:value="224" calcext:value-type="float">
            <text:p>224</text:p>
          </table:table-cell>
          <table:table-cell table:formula="of:=[.B2227]" office:value-type="float" office:value="4" calcext:value-type="float">
            <text:p>4</text:p>
          </table:table-cell>
          <table:table-cell office:value-type="float" office:value="131.89520896" calcext:value-type="float">
            <text:p>131.89520896</text:p>
          </table:table-cell>
          <table:table-cell office:value-type="float" office:value="109.83450528" calcext:value-type="float">
            <text:p>109.83450528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228]+1" office:value-type="float" office:value="224" calcext:value-type="float">
            <text:p>224</text:p>
          </table:table-cell>
          <table:table-cell table:formula="of:=[.B2228]" office:value-type="float" office:value="5" calcext:value-type="float">
            <text:p>5</text:p>
          </table:table-cell>
          <table:table-cell office:value-type="float" office:value="208.7651328" calcext:value-type="float">
            <text:p>208.7651328</text:p>
          </table:table-cell>
          <table:table-cell office:value-type="float" office:value="79.70416512" calcext:value-type="float">
            <text:p>79.70416512</text:p>
          </table:table-cell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229]+1" office:value-type="float" office:value="224" calcext:value-type="float">
            <text:p>224</text:p>
          </table:table-cell>
          <table:table-cell table:formula="of:=[.B2229]" office:value-type="float" office:value="6" calcext:value-type="float">
            <text:p>6</text:p>
          </table:table-cell>
          <table:table-cell office:value-type="float" office:value="135.38223168" calcext:value-type="float">
            <text:p>135.38223168</text:p>
          </table:table-cell>
          <table:table-cell office:value-type="float" office:value="79.837512" calcext:value-type="float">
            <text:p>79.837512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230]+1" office:value-type="float" office:value="224" calcext:value-type="float">
            <text:p>224</text:p>
          </table:table-cell>
          <table:table-cell table:formula="of:=[.B2230]" office:value-type="float" office:value="7" calcext:value-type="float">
            <text:p>7</text:p>
          </table:table-cell>
          <table:table-cell office:value-type="float" office:value="195.652512" calcext:value-type="float">
            <text:p>195.652512</text:p>
          </table:table-cell>
          <table:table-cell office:value-type="float" office:value="57.0241872" calcext:value-type="float">
            <text:p>57.0241872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231]+1" office:value-type="float" office:value="224" calcext:value-type="float">
            <text:p>224</text:p>
          </table:table-cell>
          <table:table-cell table:formula="of:=[.B2231]" office:value-type="float" office:value="8" calcext:value-type="float">
            <text:p>8</text:p>
          </table:table-cell>
          <table:table-cell office:value-type="float" office:value="150.09265152" calcext:value-type="float">
            <text:p>150.09265152</text:p>
          </table:table-cell>
          <table:table-cell office:value-type="float" office:value="57.3797232" calcext:value-type="float">
            <text:p>57.3797232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232]+1" office:value-type="float" office:value="224" calcext:value-type="float">
            <text:p>224</text:p>
          </table:table-cell>
          <table:table-cell table:formula="of:=[.B2232]" office:value-type="float" office:value="9" calcext:value-type="float">
            <text:p>9</text:p>
          </table:table-cell>
          <table:table-cell office:value-type="float" office:value="190.14131968" calcext:value-type="float">
            <text:p>190.14131968</text:p>
          </table:table-cell>
          <table:table-cell office:value-type="float" office:value="36.1096992" calcext:value-type="float">
            <text:p>36.1096992</text:p>
          </table:table-cell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233]+1" office:value-type="float" office:value="224" calcext:value-type="float">
            <text:p>224</text:p>
          </table:table-cell>
          <table:table-cell table:formula="of:=[.B2233]" office:value-type="float" office:value="10" calcext:value-type="float">
            <text:p>10</text:p>
          </table:table-cell>
          <table:table-cell office:value-type="float" office:value="153.7577856" calcext:value-type="float">
            <text:p>153.7577856</text:p>
          </table:table-cell>
          <table:table-cell office:value-type="float" office:value="36.44412768" calcext:value-type="float">
            <text:p>36.44412768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234]+1" office:value-type="float" office:value="225" calcext:value-type="float">
            <text:p>225</text:p>
          </table:table-cell>
          <table:table-cell table:formula="of:=[.B2234]" office:value-type="float" office:value="1" calcext:value-type="float">
            <text:p>1</text:p>
          </table:table-cell>
          <table:table-cell office:value-type="float" office:value="221.7233728" calcext:value-type="float">
            <text:p>221.7233728</text:p>
          </table:table-cell>
          <table:table-cell office:value-type="float" office:value="130.86948096" calcext:value-type="float">
            <text:p>130.86948096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235]+1" office:value-type="float" office:value="225" calcext:value-type="float">
            <text:p>225</text:p>
          </table:table-cell>
          <table:table-cell table:formula="of:=[.B2235]" office:value-type="float" office:value="2" calcext:value-type="float">
            <text:p>2</text:p>
          </table:table-cell>
          <table:table-cell office:value-type="float" office:value="130.636508672" calcext:value-type="float">
            <text:p>130.636508672</text:p>
          </table:table-cell>
          <table:table-cell office:value-type="float" office:value="132.00803904" calcext:value-type="float">
            <text:p>132.00803904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236]+1" office:value-type="float" office:value="225" calcext:value-type="float">
            <text:p>225</text:p>
          </table:table-cell>
          <table:table-cell table:formula="of:=[.B2236]" office:value-type="float" office:value="3" calcext:value-type="float">
            <text:p>3</text:p>
          </table:table-cell>
          <table:table-cell office:value-type="float" office:value="216.7106176" calcext:value-type="float">
            <text:p>216.7106176</text:p>
          </table:table-cell>
          <table:table-cell office:value-type="float" office:value="100.02855936" calcext:value-type="float">
            <text:p>100.02855936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237]+1" office:value-type="float" office:value="225" calcext:value-type="float">
            <text:p>225</text:p>
          </table:table-cell>
          <table:table-cell table:formula="of:=[.B2237]" office:value-type="float" office:value="4" calcext:value-type="float">
            <text:p>4</text:p>
          </table:table-cell>
          <table:table-cell office:value-type="float" office:value="134.735146496" calcext:value-type="float">
            <text:p>134.735146496</text:p>
          </table:table-cell>
          <table:table-cell office:value-type="float" office:value="100.893063072" calcext:value-type="float">
            <text:p>100.893063072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238]+1" office:value-type="float" office:value="225" calcext:value-type="float">
            <text:p>225</text:p>
          </table:table-cell>
          <table:table-cell table:formula="of:=[.B2238]" office:value-type="float" office:value="5" calcext:value-type="float">
            <text:p>5</text:p>
          </table:table-cell>
          <table:table-cell office:value-type="float" office:value="212.618432" calcext:value-type="float">
            <text:p>212.618432</text:p>
          </table:table-cell>
          <table:table-cell office:value-type="float" office:value="70.83592992" calcext:value-type="float">
            <text:p>70.83592992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239]+1" office:value-type="float" office:value="225" calcext:value-type="float">
            <text:p>225</text:p>
          </table:table-cell>
          <table:table-cell table:formula="of:=[.B2239]" office:value-type="float" office:value="6" calcext:value-type="float">
            <text:p>6</text:p>
          </table:table-cell>
          <table:table-cell office:value-type="float" office:value="137.44337152" calcext:value-type="float">
            <text:p>137.44337152</text:p>
          </table:table-cell>
          <table:table-cell office:value-type="float" office:value="71.28708768" calcext:value-type="float">
            <text:p>71.28708768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240]+1" office:value-type="float" office:value="225" calcext:value-type="float">
            <text:p>225</text:p>
          </table:table-cell>
          <table:table-cell table:formula="of:=[.B2240]" office:value-type="float" office:value="7" calcext:value-type="float">
            <text:p>7</text:p>
          </table:table-cell>
          <table:table-cell office:value-type="float" office:value="198.6380032" calcext:value-type="float">
            <text:p>198.6380032</text:p>
          </table:table-cell>
          <table:table-cell office:value-type="float" office:value="45.9190848" calcext:value-type="float">
            <text:p>45.9190848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241]+1" office:value-type="float" office:value="225" calcext:value-type="float">
            <text:p>225</text:p>
          </table:table-cell>
          <table:table-cell table:formula="of:=[.B2241]" office:value-type="float" office:value="8" calcext:value-type="float">
            <text:p>8</text:p>
          </table:table-cell>
          <table:table-cell office:value-type="float" office:value="150.73083264" calcext:value-type="float">
            <text:p>150.73083264</text:p>
          </table:table-cell>
          <table:table-cell office:value-type="float" office:value="47.2317216" calcext:value-type="float">
            <text:p>47.2317216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242]+1" office:value-type="float" office:value="225" calcext:value-type="float">
            <text:p>225</text:p>
          </table:table-cell>
          <table:table-cell table:formula="of:=[.B2242]" office:value-type="float" office:value="9" calcext:value-type="float">
            <text:p>9</text:p>
          </table:table-cell>
          <table:table-cell office:value-type="float" office:value="192.98034688" calcext:value-type="float">
            <text:p>192.98034688</text:p>
          </table:table-cell>
          <table:table-cell office:value-type="float" office:value="24.8105184" calcext:value-type="float">
            <text:p>24.810518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243]+1" office:value-type="float" office:value="225" calcext:value-type="float">
            <text:p>225</text:p>
          </table:table-cell>
          <table:table-cell table:formula="of:=[.B2243]" office:value-type="float" office:value="10" calcext:value-type="float">
            <text:p>10</text:p>
          </table:table-cell>
          <table:table-cell office:value-type="float" office:value="153.60039936" calcext:value-type="float">
            <text:p>153.60039936</text:p>
          </table:table-cell>
          <table:table-cell office:value-type="float" office:value="26.2242624" calcext:value-type="float">
            <text:p>26.2242624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244]+1" office:value-type="float" office:value="226" calcext:value-type="float">
            <text:p>226</text:p>
          </table:table-cell>
          <table:table-cell table:formula="of:=[.B2244]" office:value-type="float" office:value="1" calcext:value-type="float">
            <text:p>1</text:p>
          </table:table-cell>
          <table:table-cell office:value-type="float" office:value="218.278336" calcext:value-type="float">
            <text:p>218.278336</text:p>
          </table:table-cell>
          <table:table-cell office:value-type="float" office:value="137.3755488" calcext:value-type="float">
            <text:p>137.3755488</text:p>
          </table:table-cell>
          <table:table-cell office:value-type="float" office:value="218" calcext:value-type="float">
            <text:p>218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245]+1" office:value-type="float" office:value="226" calcext:value-type="float">
            <text:p>226</text:p>
          </table:table-cell>
          <table:table-cell table:formula="of:=[.B2245]" office:value-type="float" office:value="2" calcext:value-type="float">
            <text:p>2</text:p>
          </table:table-cell>
          <table:table-cell office:value-type="float" office:value="128.402981248" calcext:value-type="float">
            <text:p>128.402981248</text:p>
          </table:table-cell>
          <table:table-cell office:value-type="float" office:value="138.53205888" calcext:value-type="float">
            <text:p>138.53205888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2246]+1" office:value-type="float" office:value="226" calcext:value-type="float">
            <text:p>226</text:p>
          </table:table-cell>
          <table:table-cell table:formula="of:=[.B2246]" office:value-type="float" office:value="3" calcext:value-type="float">
            <text:p>3</text:p>
          </table:table-cell>
          <table:table-cell office:value-type="float" office:value="213.1881728" calcext:value-type="float">
            <text:p>213.1881728</text:p>
          </table:table-cell>
          <table:table-cell office:value-type="float" office:value="107.48532768" calcext:value-type="float">
            <text:p>107.48532768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247]+1" office:value-type="float" office:value="226" calcext:value-type="float">
            <text:p>226</text:p>
          </table:table-cell>
          <table:table-cell table:formula="of:=[.B2247]" office:value-type="float" office:value="4" calcext:value-type="float">
            <text:p>4</text:p>
          </table:table-cell>
          <table:table-cell office:value-type="float" office:value="133.7563744" calcext:value-type="float">
            <text:p>133.7563744</text:p>
          </table:table-cell>
          <table:table-cell office:value-type="float" office:value="108.029136" calcext:value-type="float">
            <text:p>108.029136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2248]+1" office:value-type="float" office:value="226" calcext:value-type="float">
            <text:p>226</text:p>
          </table:table-cell>
          <table:table-cell table:formula="of:=[.B2248]" office:value-type="float" office:value="5" calcext:value-type="float">
            <text:p>5</text:p>
          </table:table-cell>
          <table:table-cell office:value-type="float" office:value="208.65139712" calcext:value-type="float">
            <text:p>208.65139712</text:p>
          </table:table-cell>
          <table:table-cell office:value-type="float" office:value="76.50122784" calcext:value-type="float">
            <text:p>76.50122784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249]+1" office:value-type="float" office:value="226" calcext:value-type="float">
            <text:p>226</text:p>
          </table:table-cell>
          <table:table-cell table:formula="of:=[.B2249]" office:value-type="float" office:value="6" calcext:value-type="float">
            <text:p>6</text:p>
          </table:table-cell>
          <table:table-cell office:value-type="float" office:value="137.04755584" calcext:value-type="float">
            <text:p>137.04755584</text:p>
          </table:table-cell>
          <table:table-cell office:value-type="float" office:value="77.90197536" calcext:value-type="float">
            <text:p>77.90197536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250]+1" office:value-type="float" office:value="226" calcext:value-type="float">
            <text:p>226</text:p>
          </table:table-cell>
          <table:table-cell table:formula="of:=[.B2250]" office:value-type="float" office:value="7" calcext:value-type="float">
            <text:p>7</text:p>
          </table:table-cell>
          <table:table-cell office:value-type="float" office:value="195.65468544" calcext:value-type="float">
            <text:p>195.65468544</text:p>
          </table:table-cell>
          <table:table-cell office:value-type="float" office:value="53.56133952" calcext:value-type="float">
            <text:p>53.56133952</text:p>
          </table:table-cell>
          <table:table-cell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251]+1" office:value-type="float" office:value="226" calcext:value-type="float">
            <text:p>226</text:p>
          </table:table-cell>
          <table:table-cell table:formula="of:=[.B2251]" office:value-type="float" office:value="8" calcext:value-type="float">
            <text:p>8</text:p>
          </table:table-cell>
          <table:table-cell office:value-type="float" office:value="149.80497024" calcext:value-type="float">
            <text:p>149.80497024</text:p>
          </table:table-cell>
          <table:table-cell office:value-type="float" office:value="54.92888256" calcext:value-type="float">
            <text:p>54.92888256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252]+1" office:value-type="float" office:value="226" calcext:value-type="float">
            <text:p>226</text:p>
          </table:table-cell>
          <table:table-cell table:formula="of:=[.B2252]" office:value-type="float" office:value="9" calcext:value-type="float">
            <text:p>9</text:p>
          </table:table-cell>
          <table:table-cell office:value-type="float" office:value="189.87496576" calcext:value-type="float">
            <text:p>189.87496576</text:p>
          </table:table-cell>
          <table:table-cell office:value-type="float" office:value="32.78982336" calcext:value-type="float">
            <text:p>32.78982336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2253]+1" office:value-type="float" office:value="226" calcext:value-type="float">
            <text:p>226</text:p>
          </table:table-cell>
          <table:table-cell table:formula="of:=[.B2253]" office:value-type="float" office:value="10" calcext:value-type="float">
            <text:p>10</text:p>
          </table:table-cell>
          <table:table-cell office:value-type="float" office:value="153.3545984" calcext:value-type="float">
            <text:p>153.3545984</text:p>
          </table:table-cell>
          <table:table-cell office:value-type="float" office:value="34.3114368" calcext:value-type="float">
            <text:p>34.3114368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254]+1" office:value-type="float" office:value="227" calcext:value-type="float">
            <text:p>227</text:p>
          </table:table-cell>
          <table:table-cell table:formula="of:=[.B2254]" office:value-type="float" office:value="1" calcext:value-type="float">
            <text:p>1</text:p>
          </table:table-cell>
          <table:table-cell office:value-type="float" office:value="224.6848448" calcext:value-type="float">
            <text:p>224.6848448</text:p>
          </table:table-cell>
          <table:table-cell office:value-type="float" office:value="134.2085472" calcext:value-type="float">
            <text:p>134.2085472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255]+1" office:value-type="float" office:value="227" calcext:value-type="float">
            <text:p>227</text:p>
          </table:table-cell>
          <table:table-cell table:formula="of:=[.B2255]" office:value-type="float" office:value="2" calcext:value-type="float">
            <text:p>2</text:p>
          </table:table-cell>
          <table:table-cell office:value-type="float" office:value="131.640669056" calcext:value-type="float">
            <text:p>131.640669056</text:p>
          </table:table-cell>
          <table:table-cell office:value-type="float" office:value="131.6216448" calcext:value-type="float">
            <text:p>131.6216448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256]+1" office:value-type="float" office:value="227" calcext:value-type="float">
            <text:p>227</text:p>
          </table:table-cell>
          <table:table-cell table:formula="of:=[.B2256]" office:value-type="float" office:value="3" calcext:value-type="float">
            <text:p>3</text:p>
          </table:table-cell>
          <table:table-cell office:value-type="float" office:value="221.266112" calcext:value-type="float">
            <text:p>221.266112</text:p>
          </table:table-cell>
          <table:table-cell office:value-type="float" office:value="103.86921648" calcext:value-type="float">
            <text:p>103.86921648</text:p>
          </table:table-cell>
          <table:table-cell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2257]+1" office:value-type="float" office:value="227" calcext:value-type="float">
            <text:p>227</text:p>
          </table:table-cell>
          <table:table-cell table:formula="of:=[.B2257]" office:value-type="float" office:value="4" calcext:value-type="float">
            <text:p>4</text:p>
          </table:table-cell>
          <table:table-cell office:value-type="float" office:value="137.8206272" calcext:value-type="float">
            <text:p>137.8206272</text:p>
          </table:table-cell>
          <table:table-cell office:value-type="float" office:value="101.020296672" calcext:value-type="float">
            <text:p>101.020296672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2258]+1" office:value-type="float" office:value="227" calcext:value-type="float">
            <text:p>227</text:p>
          </table:table-cell>
          <table:table-cell table:formula="of:=[.B2258]" office:value-type="float" office:value="5" calcext:value-type="float">
            <text:p>5</text:p>
          </table:table-cell>
          <table:table-cell office:value-type="float" office:value="218.13582592" calcext:value-type="float">
            <text:p>218.13582592</text:p>
          </table:table-cell>
          <table:table-cell office:value-type="float" office:value="74.09882112" calcext:value-type="float">
            <text:p>74.09882112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2259]+1" office:value-type="float" office:value="227" calcext:value-type="float">
            <text:p>227</text:p>
          </table:table-cell>
          <table:table-cell table:formula="of:=[.B2259]" office:value-type="float" office:value="6" calcext:value-type="float">
            <text:p>6</text:p>
          </table:table-cell>
          <table:table-cell office:value-type="float" office:value="142.905211392" calcext:value-type="float">
            <text:p>142.905211392</text:p>
          </table:table-cell>
          <table:table-cell office:value-type="float" office:value="71.1412464" calcext:value-type="float">
            <text:p>71.1412464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260]+1" office:value-type="float" office:value="227" calcext:value-type="float">
            <text:p>227</text:p>
          </table:table-cell>
          <table:table-cell table:formula="of:=[.B2260]" office:value-type="float" office:value="7" calcext:value-type="float">
            <text:p>7</text:p>
          </table:table-cell>
          <table:table-cell office:value-type="float" office:value="205.15859968" calcext:value-type="float">
            <text:p>205.15859968</text:p>
          </table:table-cell>
          <table:table-cell office:value-type="float" office:value="48.89154912" calcext:value-type="float">
            <text:p>48.89154912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261]+1" office:value-type="float" office:value="227" calcext:value-type="float">
            <text:p>227</text:p>
          </table:table-cell>
          <table:table-cell table:formula="of:=[.B2261]" office:value-type="float" office:value="8" calcext:value-type="float">
            <text:p>8</text:p>
          </table:table-cell>
          <table:table-cell office:value-type="float" office:value="156.9907776" calcext:value-type="float">
            <text:p>156.9907776</text:p>
          </table:table-cell>
          <table:table-cell office:value-type="float" office:value="48.56334144" calcext:value-type="float">
            <text:p>48.56334144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262]+1" office:value-type="float" office:value="227" calcext:value-type="float">
            <text:p>227</text:p>
          </table:table-cell>
          <table:table-cell table:formula="of:=[.B2262]" office:value-type="float" office:value="9" calcext:value-type="float">
            <text:p>9</text:p>
          </table:table-cell>
          <table:table-cell office:value-type="float" office:value="200.63974016" calcext:value-type="float">
            <text:p>200.63974016</text:p>
          </table:table-cell>
          <table:table-cell office:value-type="float" office:value="27.6657216" calcext:value-type="float">
            <text:p>27.6657216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263]+1" office:value-type="float" office:value="227" calcext:value-type="float">
            <text:p>227</text:p>
          </table:table-cell>
          <table:table-cell table:formula="of:=[.B2263]" office:value-type="float" office:value="10" calcext:value-type="float">
            <text:p>10</text:p>
          </table:table-cell>
          <table:table-cell office:value-type="float" office:value="161.8337024" calcext:value-type="float">
            <text:p>161.8337024</text:p>
          </table:table-cell>
          <table:table-cell office:value-type="float" office:value="27.677568" calcext:value-type="float">
            <text:p>27.677568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264]+1" office:value-type="float" office:value="228" calcext:value-type="float">
            <text:p>228</text:p>
          </table:table-cell>
          <table:table-cell table:formula="of:=[.B2264]" office:value-type="float" office:value="1" calcext:value-type="float">
            <text:p>1</text:p>
          </table:table-cell>
          <table:table-cell office:value-type="float" office:value="216.35408" calcext:value-type="float">
            <text:p>216.35408</text:p>
          </table:table-cell>
          <table:table-cell office:value-type="float" office:value="131.46299136" calcext:value-type="float">
            <text:p>131.46299136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265]+1" office:value-type="float" office:value="228" calcext:value-type="float">
            <text:p>228</text:p>
          </table:table-cell>
          <table:table-cell table:formula="of:=[.B2265]" office:value-type="float" office:value="2" calcext:value-type="float">
            <text:p>2</text:p>
          </table:table-cell>
          <table:table-cell office:value-type="float" office:value="127.239534144" calcext:value-type="float">
            <text:p>127.239534144</text:p>
          </table:table-cell>
          <table:table-cell office:value-type="float" office:value="132.682416" calcext:value-type="float">
            <text:p>132.682416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formula="of:=[.A2266]+1" office:value-type="float" office:value="228" calcext:value-type="float">
            <text:p>228</text:p>
          </table:table-cell>
          <table:table-cell table:formula="of:=[.B2266]" office:value-type="float" office:value="3" calcext:value-type="float">
            <text:p>3</text:p>
          </table:table-cell>
          <table:table-cell office:value-type="float" office:value="211.0986176" calcext:value-type="float">
            <text:p>211.0986176</text:p>
          </table:table-cell>
          <table:table-cell office:value-type="float" office:value="102.16756224" calcext:value-type="float">
            <text:p>102.16756224</text:p>
          </table:table-cell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2267]+1" office:value-type="float" office:value="228" calcext:value-type="float">
            <text:p>228</text:p>
          </table:table-cell>
          <table:table-cell table:formula="of:=[.B2267]" office:value-type="float" office:value="4" calcext:value-type="float">
            <text:p>4</text:p>
          </table:table-cell>
          <table:table-cell office:value-type="float" office:value="132.239129984" calcext:value-type="float">
            <text:p>132.239129984</text:p>
          </table:table-cell>
          <table:table-cell office:value-type="float" office:value="103.5361176" calcext:value-type="float">
            <text:p>103.536117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2268]+1" office:value-type="float" office:value="228" calcext:value-type="float">
            <text:p>228</text:p>
          </table:table-cell>
          <table:table-cell table:formula="of:=[.B2268]" office:value-type="float" office:value="5" calcext:value-type="float">
            <text:p>5</text:p>
          </table:table-cell>
          <table:table-cell office:value-type="float" office:value="206.8164288" calcext:value-type="float">
            <text:p>206.8164288</text:p>
          </table:table-cell>
          <table:table-cell office:value-type="float" office:value="72.57644352" calcext:value-type="float">
            <text:p>72.57644352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269]+1" office:value-type="float" office:value="228" calcext:value-type="float">
            <text:p>228</text:p>
          </table:table-cell>
          <table:table-cell table:formula="of:=[.B2269]" office:value-type="float" office:value="6" calcext:value-type="float">
            <text:p>6</text:p>
          </table:table-cell>
          <table:table-cell office:value-type="float" office:value="134.433134976" calcext:value-type="float">
            <text:p>134.433134976</text:p>
          </table:table-cell>
          <table:table-cell office:value-type="float" office:value="74.020248" calcext:value-type="float">
            <text:p>74.020248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2270]+1" office:value-type="float" office:value="228" calcext:value-type="float">
            <text:p>228</text:p>
          </table:table-cell>
          <table:table-cell table:formula="of:=[.B2270]" office:value-type="float" office:value="7" calcext:value-type="float">
            <text:p>7</text:p>
          </table:table-cell>
          <table:table-cell office:value-type="float" office:value="192.78540032" calcext:value-type="float">
            <text:p>192.78540032</text:p>
          </table:table-cell>
          <table:table-cell office:value-type="float" office:value="48.62369472" calcext:value-type="float">
            <text:p>48.62369472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271]+1" office:value-type="float" office:value="228" calcext:value-type="float">
            <text:p>228</text:p>
          </table:table-cell>
          <table:table-cell table:formula="of:=[.B2271]" office:value-type="float" office:value="8" calcext:value-type="float">
            <text:p>8</text:p>
          </table:table-cell>
          <table:table-cell office:value-type="float" office:value="148.08184832" calcext:value-type="float">
            <text:p>148.08184832</text:p>
          </table:table-cell>
          <table:table-cell office:value-type="float" office:value="50.83245312" calcext:value-type="float">
            <text:p>50.83245312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272]+1" office:value-type="float" office:value="228" calcext:value-type="float">
            <text:p>228</text:p>
          </table:table-cell>
          <table:table-cell table:formula="of:=[.B2272]" office:value-type="float" office:value="9" calcext:value-type="float">
            <text:p>9</text:p>
          </table:table-cell>
          <table:table-cell office:value-type="float" office:value="187.2748224" calcext:value-type="float">
            <text:p>187.2748224</text:p>
          </table:table-cell>
          <table:table-cell office:value-type="float" office:value="28.0937952" calcext:value-type="float">
            <text:p>28.093795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273]+1" office:value-type="float" office:value="228" calcext:value-type="float">
            <text:p>228</text:p>
          </table:table-cell>
          <table:table-cell table:formula="of:=[.B2273]" office:value-type="float" office:value="10" calcext:value-type="float">
            <text:p>10</text:p>
          </table:table-cell>
          <table:table-cell office:value-type="float" office:value="151.63264896" calcext:value-type="float">
            <text:p>151.63264896</text:p>
          </table:table-cell>
          <table:table-cell office:value-type="float" office:value="29.7919008" calcext:value-type="float">
            <text:p>29.7919008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274]+1" office:value-type="float" office:value="229" calcext:value-type="float">
            <text:p>229</text:p>
          </table:table-cell>
          <table:table-cell table:formula="of:=[.B2274]" office:value-type="float" office:value="1" calcext:value-type="float">
            <text:p>1</text:p>
          </table:table-cell>
          <table:table-cell office:value-type="float" office:value="216.1872256" calcext:value-type="float">
            <text:p>216.1872256</text:p>
          </table:table-cell>
          <table:table-cell office:value-type="float" office:value="138.3919104" calcext:value-type="float">
            <text:p>138.3919104</text:p>
          </table:table-cell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2275]+1" office:value-type="float" office:value="229" calcext:value-type="float">
            <text:p>229</text:p>
          </table:table-cell>
          <table:table-cell table:formula="of:=[.B2275]" office:value-type="float" office:value="2" calcext:value-type="float">
            <text:p>2</text:p>
          </table:table-cell>
          <table:table-cell office:value-type="float" office:value="127.9061071616" calcext:value-type="float">
            <text:p>127.9061071616</text:p>
          </table:table-cell>
          <table:table-cell office:value-type="float" office:value="137.191824" calcext:value-type="float">
            <text:p>137.19182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2276]+1" office:value-type="float" office:value="229" calcext:value-type="float">
            <text:p>229</text:p>
          </table:table-cell>
          <table:table-cell table:formula="of:=[.B2276]" office:value-type="float" office:value="3" calcext:value-type="float">
            <text:p>3</text:p>
          </table:table-cell>
          <table:table-cell office:value-type="float" office:value="210.89826944" calcext:value-type="float">
            <text:p>210.89826944</text:p>
          </table:table-cell>
          <table:table-cell office:value-type="float" office:value="108.5020224" calcext:value-type="float">
            <text:p>108.5020224</text:p>
          </table:table-cell>
          <table:table-cell office:value-type="float" office:value="209" calcext:value-type="float">
            <text:p>209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2277]+1" office:value-type="float" office:value="229" calcext:value-type="float">
            <text:p>229</text:p>
          </table:table-cell>
          <table:table-cell table:formula="of:=[.B2277]" office:value-type="float" office:value="4" calcext:value-type="float">
            <text:p>4</text:p>
          </table:table-cell>
          <table:table-cell office:value-type="float" office:value="132.222249984" calcext:value-type="float">
            <text:p>132.222249984</text:p>
          </table:table-cell>
          <table:table-cell office:value-type="float" office:value="107.20446816" calcext:value-type="float">
            <text:p>107.20446816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2278]+1" office:value-type="float" office:value="229" calcext:value-type="float">
            <text:p>229</text:p>
          </table:table-cell>
          <table:table-cell table:formula="of:=[.B2278]" office:value-type="float" office:value="5" calcext:value-type="float">
            <text:p>5</text:p>
          </table:table-cell>
          <table:table-cell office:value-type="float" office:value="207.57815552" calcext:value-type="float">
            <text:p>207.57815552</text:p>
          </table:table-cell>
          <table:table-cell office:value-type="float" office:value="78.80470272" calcext:value-type="float">
            <text:p>78.80470272</text:p>
          </table:table-cell>
          <table:table-cell office:value-type="float" office:value="207" calcext:value-type="float">
            <text:p>20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279]+1" office:value-type="float" office:value="229" calcext:value-type="float">
            <text:p>229</text:p>
          </table:table-cell>
          <table:table-cell table:formula="of:=[.B2279]" office:value-type="float" office:value="6" calcext:value-type="float">
            <text:p>6</text:p>
          </table:table-cell>
          <table:table-cell office:value-type="float" office:value="137.53531456" calcext:value-type="float">
            <text:p>137.53531456</text:p>
          </table:table-cell>
          <table:table-cell office:value-type="float" office:value="77.89428192" calcext:value-type="float">
            <text:p>77.89428192</text:p>
          </table:table-cell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280]+1" office:value-type="float" office:value="229" calcext:value-type="float">
            <text:p>229</text:p>
          </table:table-cell>
          <table:table-cell table:formula="of:=[.B2280]" office:value-type="float" office:value="7" calcext:value-type="float">
            <text:p>7</text:p>
          </table:table-cell>
          <table:table-cell office:value-type="float" office:value="195.45111808" calcext:value-type="float">
            <text:p>195.45111808</text:p>
          </table:table-cell>
          <table:table-cell office:value-type="float" office:value="55.805424" calcext:value-type="float">
            <text:p>55.805424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281]+1" office:value-type="float" office:value="229" calcext:value-type="float">
            <text:p>229</text:p>
          </table:table-cell>
          <table:table-cell table:formula="of:=[.B2281]" office:value-type="float" office:value="8" calcext:value-type="float">
            <text:p>8</text:p>
          </table:table-cell>
          <table:table-cell office:value-type="float" office:value="150.36723328" calcext:value-type="float">
            <text:p>150.36723328</text:p>
          </table:table-cell>
          <table:table-cell office:value-type="float" office:value="56.5654224" calcext:value-type="float">
            <text:p>56.5654224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282]+1" office:value-type="float" office:value="229" calcext:value-type="float">
            <text:p>229</text:p>
          </table:table-cell>
          <table:table-cell table:formula="of:=[.B2282]" office:value-type="float" office:value="9" calcext:value-type="float">
            <text:p>9</text:p>
          </table:table-cell>
          <table:table-cell office:value-type="float" office:value="190.70771456" calcext:value-type="float">
            <text:p>190.70771456</text:p>
          </table:table-cell>
          <table:table-cell office:value-type="float" office:value="36.01132416" calcext:value-type="float">
            <text:p>36.0113241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283]+1" office:value-type="float" office:value="229" calcext:value-type="float">
            <text:p>229</text:p>
          </table:table-cell>
          <table:table-cell table:formula="of:=[.B2283]" office:value-type="float" office:value="10" calcext:value-type="float">
            <text:p>10</text:p>
          </table:table-cell>
          <table:table-cell office:value-type="float" office:value="154.64629376" calcext:value-type="float">
            <text:p>154.64629376</text:p>
          </table:table-cell>
          <table:table-cell office:value-type="float" office:value="36.0162528" calcext:value-type="float">
            <text:p>36.0162528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2284]+1" office:value-type="float" office:value="230" calcext:value-type="float">
            <text:p>230</text:p>
          </table:table-cell>
          <table:table-cell table:formula="of:=[.B2284]" office:value-type="float" office:value="1" calcext:value-type="float">
            <text:p>1</text:p>
          </table:table-cell>
          <table:table-cell office:value-type="float" office:value="224.80422912" calcext:value-type="float">
            <text:p>224.80422912</text:p>
          </table:table-cell>
          <table:table-cell office:value-type="float" office:value="145.8966432" calcext:value-type="float">
            <text:p>145.8966432</text:p>
          </table:table-cell>
          <table:table-cell office:value-type="float" office:value="227" calcext:value-type="float">
            <text:p>227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285]+1" office:value-type="float" office:value="230" calcext:value-type="float">
            <text:p>230</text:p>
          </table:table-cell>
          <table:table-cell table:formula="of:=[.B2285]" office:value-type="float" office:value="2" calcext:value-type="float">
            <text:p>2</text:p>
          </table:table-cell>
          <table:table-cell office:value-type="float" office:value="137.29496768" calcext:value-type="float">
            <text:p>137.29496768</text:p>
          </table:table-cell>
          <table:table-cell office:value-type="float" office:value="143.98960608" calcext:value-type="float">
            <text:p>143.98960608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286]+1" office:value-type="float" office:value="230" calcext:value-type="float">
            <text:p>230</text:p>
          </table:table-cell>
          <table:table-cell table:formula="of:=[.B2286]" office:value-type="float" office:value="3" calcext:value-type="float">
            <text:p>3</text:p>
          </table:table-cell>
          <table:table-cell office:value-type="float" office:value="221.2063872" calcext:value-type="float">
            <text:p>221.2063872</text:p>
          </table:table-cell>
          <table:table-cell office:value-type="float" office:value="116.61403776" calcext:value-type="float">
            <text:p>116.61403776</text:p>
          </table:table-cell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287]+1" office:value-type="float" office:value="230" calcext:value-type="float">
            <text:p>230</text:p>
          </table:table-cell>
          <table:table-cell table:formula="of:=[.B2287]" office:value-type="float" office:value="4" calcext:value-type="float">
            <text:p>4</text:p>
          </table:table-cell>
          <table:table-cell office:value-type="float" office:value="142.02265984" calcext:value-type="float">
            <text:p>142.02265984</text:p>
          </table:table-cell>
          <table:table-cell office:value-type="float" office:value="114.71978496" calcext:value-type="float">
            <text:p>114.71978496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2288]+1" office:value-type="float" office:value="230" calcext:value-type="float">
            <text:p>230</text:p>
          </table:table-cell>
          <table:table-cell table:formula="of:=[.B2288]" office:value-type="float" office:value="5" calcext:value-type="float">
            <text:p>5</text:p>
          </table:table-cell>
          <table:table-cell office:value-type="float" office:value="217.26734976" calcext:value-type="float">
            <text:p>217.26734976</text:p>
          </table:table-cell>
          <table:table-cell office:value-type="float" office:value="86.02840512" calcext:value-type="float">
            <text:p>86.02840512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289]+1" office:value-type="float" office:value="230" calcext:value-type="float">
            <text:p>230</text:p>
          </table:table-cell>
          <table:table-cell table:formula="of:=[.B2289]" office:value-type="float" office:value="6" calcext:value-type="float">
            <text:p>6</text:p>
          </table:table-cell>
          <table:table-cell office:value-type="float" office:value="146.48339072" calcext:value-type="float">
            <text:p>146.48339072</text:p>
          </table:table-cell>
          <table:table-cell office:value-type="float" office:value="84.06737184" calcext:value-type="float">
            <text:p>84.0673718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290]+1" office:value-type="float" office:value="230" calcext:value-type="float">
            <text:p>230</text:p>
          </table:table-cell>
          <table:table-cell table:formula="of:=[.B2290]" office:value-type="float" office:value="7" calcext:value-type="float">
            <text:p>7</text:p>
          </table:table-cell>
          <table:table-cell office:value-type="float" office:value="204.3586304" calcext:value-type="float">
            <text:p>204.3586304</text:p>
          </table:table-cell>
          <table:table-cell office:value-type="float" office:value="62.73075456" calcext:value-type="float">
            <text:p>62.73075456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291]+1" office:value-type="float" office:value="230" calcext:value-type="float">
            <text:p>230</text:p>
          </table:table-cell>
          <table:table-cell table:formula="of:=[.B2291]" office:value-type="float" office:value="8" calcext:value-type="float">
            <text:p>8</text:p>
          </table:table-cell>
          <table:table-cell office:value-type="float" office:value="159.63226112" calcext:value-type="float">
            <text:p>159.63226112</text:p>
          </table:table-cell>
          <table:table-cell office:value-type="float" office:value="62.93873952" calcext:value-type="float">
            <text:p>62.93873952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292]+1" office:value-type="float" office:value="230" calcext:value-type="float">
            <text:p>230</text:p>
          </table:table-cell>
          <table:table-cell table:formula="of:=[.B2292]" office:value-type="float" office:value="9" calcext:value-type="float">
            <text:p>9</text:p>
          </table:table-cell>
          <table:table-cell office:value-type="float" office:value="199.4805888" calcext:value-type="float">
            <text:p>199.4805888</text:p>
          </table:table-cell>
          <table:table-cell office:value-type="float" office:value="42.9535488" calcext:value-type="float">
            <text:p>42.9535488</text:p>
          </table:table-cell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293]+1" office:value-type="float" office:value="230" calcext:value-type="float">
            <text:p>230</text:p>
          </table:table-cell>
          <table:table-cell table:formula="of:=[.B2293]" office:value-type="float" office:value="10" calcext:value-type="float">
            <text:p>10</text:p>
          </table:table-cell>
          <table:table-cell office:value-type="float" office:value="164.273728" calcext:value-type="float">
            <text:p>164.273728</text:p>
          </table:table-cell>
          <table:table-cell office:value-type="float" office:value="43.04296896" calcext:value-type="float">
            <text:p>43.04296896</text:p>
          </table:table-cell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294]+1" office:value-type="float" office:value="231" calcext:value-type="float">
            <text:p>231</text:p>
          </table:table-cell>
          <table:table-cell table:formula="of:=[.B2294]" office:value-type="float" office:value="1" calcext:value-type="float">
            <text:p>1</text:p>
          </table:table-cell>
          <table:table-cell office:value-type="float" office:value="212.33659392" calcext:value-type="float">
            <text:p>212.33659392</text:p>
          </table:table-cell>
          <table:table-cell office:value-type="float" office:value="145.1091936" calcext:value-type="float">
            <text:p>145.1091936</text:p>
          </table:table-cell>
          <table:table-cell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295]+1" office:value-type="float" office:value="231" calcext:value-type="float">
            <text:p>231</text:p>
          </table:table-cell>
          <table:table-cell table:formula="of:=[.B2295]" office:value-type="float" office:value="2" calcext:value-type="float">
            <text:p>2</text:p>
          </table:table-cell>
          <table:table-cell office:value-type="float" office:value="125.58037888" calcext:value-type="float">
            <text:p>125.58037888</text:p>
          </table:table-cell>
          <table:table-cell office:value-type="float" office:value="145.08506592" calcext:value-type="float">
            <text:p>145.08506592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296]+1" office:value-type="float" office:value="231" calcext:value-type="float">
            <text:p>231</text:p>
          </table:table-cell>
          <table:table-cell table:formula="of:=[.B2296]" office:value-type="float" office:value="3" calcext:value-type="float">
            <text:p>3</text:p>
          </table:table-cell>
          <table:table-cell office:value-type="float" office:value="208.49259904" calcext:value-type="float">
            <text:p>208.49259904</text:p>
          </table:table-cell>
          <table:table-cell office:value-type="float" office:value="115.85693856" calcext:value-type="float">
            <text:p>115.85693856</text:p>
          </table:table-cell>
          <table:table-cell office:value-type="float" office:value="202" calcext:value-type="float">
            <text:p>202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297]+1" office:value-type="float" office:value="231" calcext:value-type="float">
            <text:p>231</text:p>
          </table:table-cell>
          <table:table-cell table:formula="of:=[.B2297]" office:value-type="float" office:value="4" calcext:value-type="float">
            <text:p>4</text:p>
          </table:table-cell>
          <table:table-cell office:value-type="float" office:value="129.913203712" calcext:value-type="float">
            <text:p>129.913203712</text:p>
          </table:table-cell>
          <table:table-cell office:value-type="float" office:value="115.82044128" calcext:value-type="float">
            <text:p>115.82044128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2298]+1" office:value-type="float" office:value="231" calcext:value-type="float">
            <text:p>231</text:p>
          </table:table-cell>
          <table:table-cell table:formula="of:=[.B2298]" office:value-type="float" office:value="5" calcext:value-type="float">
            <text:p>5</text:p>
          </table:table-cell>
          <table:table-cell office:value-type="float" office:value="205.0805376" calcext:value-type="float">
            <text:p>205.0805376</text:p>
          </table:table-cell>
          <table:table-cell office:value-type="float" office:value="85.99946448" calcext:value-type="float">
            <text:p>85.99946448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299]+1" office:value-type="float" office:value="231" calcext:value-type="float">
            <text:p>231</text:p>
          </table:table-cell>
          <table:table-cell table:formula="of:=[.B2299]" office:value-type="float" office:value="6" calcext:value-type="float">
            <text:p>6</text:p>
          </table:table-cell>
          <table:table-cell office:value-type="float" office:value="133.296360064" calcext:value-type="float">
            <text:p>133.296360064</text:p>
          </table:table-cell>
          <table:table-cell office:value-type="float" office:value="85.78192128" calcext:value-type="float">
            <text:p>85.78192128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2300]+1" office:value-type="float" office:value="231" calcext:value-type="float">
            <text:p>231</text:p>
          </table:table-cell>
          <table:table-cell table:formula="of:=[.B2300]" office:value-type="float" office:value="7" calcext:value-type="float">
            <text:p>7</text:p>
          </table:table-cell>
          <table:table-cell office:value-type="float" office:value="192.26525824" calcext:value-type="float">
            <text:p>192.26525824</text:p>
          </table:table-cell>
          <table:table-cell office:value-type="float" office:value="62.83921344" calcext:value-type="float">
            <text:p>62.83921344</text:p>
          </table:table-cell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301]+1" office:value-type="float" office:value="231" calcext:value-type="float">
            <text:p>231</text:p>
          </table:table-cell>
          <table:table-cell table:formula="of:=[.B2301]" office:value-type="float" office:value="8" calcext:value-type="float">
            <text:p>8</text:p>
          </table:table-cell>
          <table:table-cell office:value-type="float" office:value="146.82470912" calcext:value-type="float">
            <text:p>146.82470912</text:p>
          </table:table-cell>
          <table:table-cell office:value-type="float" office:value="64.244064" calcext:value-type="float">
            <text:p>64.244064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302]+1" office:value-type="float" office:value="231" calcext:value-type="float">
            <text:p>231</text:p>
          </table:table-cell>
          <table:table-cell table:formula="of:=[.B2302]" office:value-type="float" office:value="9" calcext:value-type="float">
            <text:p>9</text:p>
          </table:table-cell>
          <table:table-cell office:value-type="float" office:value="187.15261056" calcext:value-type="float">
            <text:p>187.15261056</text:p>
          </table:table-cell>
          <table:table-cell office:value-type="float" office:value="43.3486464" calcext:value-type="float">
            <text:p>43.3486464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303]+1" office:value-type="float" office:value="231" calcext:value-type="float">
            <text:p>231</text:p>
          </table:table-cell>
          <table:table-cell table:formula="of:=[.B2303]" office:value-type="float" office:value="10" calcext:value-type="float">
            <text:p>10</text:p>
          </table:table-cell>
          <table:table-cell office:value-type="float" office:value="150.4247552" calcext:value-type="float">
            <text:p>150.4247552</text:p>
          </table:table-cell>
          <table:table-cell office:value-type="float" office:value="43.3112256" calcext:value-type="float">
            <text:p>43.3112256</text:p>
          </table:table-cell>
          <table:table-cell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304]+1" office:value-type="float" office:value="232" calcext:value-type="float">
            <text:p>232</text:p>
          </table:table-cell>
          <table:table-cell table:formula="of:=[.B2304]" office:value-type="float" office:value="1" calcext:value-type="float">
            <text:p>1</text:p>
          </table:table-cell>
          <table:table-cell office:value-type="float" office:value="218.7338944" calcext:value-type="float">
            <text:p>218.7338944</text:p>
          </table:table-cell>
          <table:table-cell office:value-type="float" office:value="137.79254688" calcext:value-type="float">
            <text:p>137.79254688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305]+1" office:value-type="float" office:value="232" calcext:value-type="float">
            <text:p>232</text:p>
          </table:table-cell>
          <table:table-cell table:formula="of:=[.B2305]" office:value-type="float" office:value="2" calcext:value-type="float">
            <text:p>2</text:p>
          </table:table-cell>
          <table:table-cell office:value-type="float" office:value="133.286879104" calcext:value-type="float">
            <text:p>133.286879104</text:p>
          </table:table-cell>
          <table:table-cell office:value-type="float" office:value="134.70043968" calcext:value-type="float">
            <text:p>134.7004396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2306]+1" office:value-type="float" office:value="232" calcext:value-type="float">
            <text:p>232</text:p>
          </table:table-cell>
          <table:table-cell table:formula="of:=[.B2306]" office:value-type="float" office:value="3" calcext:value-type="float">
            <text:p>3</text:p>
          </table:table-cell>
          <table:table-cell office:value-type="float" office:value="216.9973632" calcext:value-type="float">
            <text:p>216.9973632</text:p>
          </table:table-cell>
          <table:table-cell office:value-type="float" office:value="107.2317408" calcext:value-type="float">
            <text:p>107.2317408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2307]+1" office:value-type="float" office:value="232" calcext:value-type="float">
            <text:p>232</text:p>
          </table:table-cell>
          <table:table-cell table:formula="of:=[.B2307]" office:value-type="float" office:value="4" calcext:value-type="float">
            <text:p>4</text:p>
          </table:table-cell>
          <table:table-cell office:value-type="float" office:value="138.310236928" calcext:value-type="float">
            <text:p>138.310236928</text:p>
          </table:table-cell>
          <table:table-cell office:value-type="float" office:value="104.63532096" calcext:value-type="float">
            <text:p>104.63532096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308]+1" office:value-type="float" office:value="232" calcext:value-type="float">
            <text:p>232</text:p>
          </table:table-cell>
          <table:table-cell table:formula="of:=[.B2308]" office:value-type="float" office:value="5" calcext:value-type="float">
            <text:p>5</text:p>
          </table:table-cell>
          <table:table-cell office:value-type="float" office:value="213.2849664" calcext:value-type="float">
            <text:p>213.2849664</text:p>
          </table:table-cell>
          <table:table-cell office:value-type="float" office:value="78.6864576" calcext:value-type="float">
            <text:p>78.6864576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309]+1" office:value-type="float" office:value="232" calcext:value-type="float">
            <text:p>232</text:p>
          </table:table-cell>
          <table:table-cell table:formula="of:=[.B2309]" office:value-type="float" office:value="6" calcext:value-type="float">
            <text:p>6</text:p>
          </table:table-cell>
          <table:table-cell office:value-type="float" office:value="141.68986368" calcext:value-type="float">
            <text:p>141.68986368</text:p>
          </table:table-cell>
          <table:table-cell office:value-type="float" office:value="76.32858624" calcext:value-type="float">
            <text:p>76.32858624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2310]+1" office:value-type="float" office:value="232" calcext:value-type="float">
            <text:p>232</text:p>
          </table:table-cell>
          <table:table-cell table:formula="of:=[.B2310]" office:value-type="float" office:value="7" calcext:value-type="float">
            <text:p>7</text:p>
          </table:table-cell>
          <table:table-cell office:value-type="float" office:value="201.51335168" calcext:value-type="float">
            <text:p>201.51335168</text:p>
          </table:table-cell>
          <table:table-cell office:value-type="float" office:value="55.08324096" calcext:value-type="float">
            <text:p>55.08324096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311]+1" office:value-type="float" office:value="232" calcext:value-type="float">
            <text:p>232</text:p>
          </table:table-cell>
          <table:table-cell table:formula="of:=[.B2311]" office:value-type="float" office:value="8" calcext:value-type="float">
            <text:p>8</text:p>
          </table:table-cell>
          <table:table-cell office:value-type="float" office:value="156.8885952" calcext:value-type="float">
            <text:p>156.8885952</text:p>
          </table:table-cell>
          <table:table-cell office:value-type="float" office:value="55.08507456" calcext:value-type="float">
            <text:p>55.0850745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312]+1" office:value-type="float" office:value="232" calcext:value-type="float">
            <text:p>232</text:p>
          </table:table-cell>
          <table:table-cell table:formula="of:=[.B2312]" office:value-type="float" office:value="9" calcext:value-type="float">
            <text:p>9</text:p>
          </table:table-cell>
          <table:table-cell office:value-type="float" office:value="195.4971136" calcext:value-type="float">
            <text:p>195.4971136</text:p>
          </table:table-cell>
          <table:table-cell office:value-type="float" office:value="35.7052464" calcext:value-type="float">
            <text:p>35.7052464</text:p>
          </table:table-cell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313]+1" office:value-type="float" office:value="232" calcext:value-type="float">
            <text:p>232</text:p>
          </table:table-cell>
          <table:table-cell table:formula="of:=[.B2313]" office:value-type="float" office:value="10" calcext:value-type="float">
            <text:p>10</text:p>
          </table:table-cell>
          <table:table-cell office:value-type="float" office:value="160.97848448" calcext:value-type="float">
            <text:p>160.97848448</text:p>
          </table:table-cell>
          <table:table-cell office:value-type="float" office:value="35.01834912" calcext:value-type="float">
            <text:p>35.01834912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314]+1" office:value-type="float" office:value="233" calcext:value-type="float">
            <text:p>233</text:p>
          </table:table-cell>
          <table:table-cell table:formula="of:=[.B2314]" office:value-type="float" office:value="1" calcext:value-type="float">
            <text:p>1</text:p>
          </table:table-cell>
          <table:table-cell office:value-type="float" office:value="215.3961472" calcext:value-type="float">
            <text:p>215.3961472</text:p>
          </table:table-cell>
          <table:table-cell office:value-type="float" office:value="138.18266208" calcext:value-type="float">
            <text:p>138.18266208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315]+1" office:value-type="float" office:value="233" calcext:value-type="float">
            <text:p>233</text:p>
          </table:table-cell>
          <table:table-cell table:formula="of:=[.B2315]" office:value-type="float" office:value="2" calcext:value-type="float">
            <text:p>2</text:p>
          </table:table-cell>
          <table:table-cell office:value-type="float" office:value="122.623139328" calcext:value-type="float">
            <text:p>122.623139328</text:p>
          </table:table-cell>
          <table:table-cell office:value-type="float" office:value="140.29060032" calcext:value-type="float">
            <text:p>140.2906003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316]+1" office:value-type="float" office:value="233" calcext:value-type="float">
            <text:p>233</text:p>
          </table:table-cell>
          <table:table-cell table:formula="of:=[.B2316]" office:value-type="float" office:value="3" calcext:value-type="float">
            <text:p>3</text:p>
          </table:table-cell>
          <table:table-cell office:value-type="float" office:value="209.4605184" calcext:value-type="float">
            <text:p>209.4605184</text:p>
          </table:table-cell>
          <table:table-cell office:value-type="float" office:value="108.79216896" calcext:value-type="float">
            <text:p>108.79216896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317]+1" office:value-type="float" office:value="233" calcext:value-type="float">
            <text:p>233</text:p>
          </table:table-cell>
          <table:table-cell table:formula="of:=[.B2317]" office:value-type="float" office:value="4" calcext:value-type="float">
            <text:p>4</text:p>
          </table:table-cell>
          <table:table-cell office:value-type="float" office:value="126.993681664" calcext:value-type="float">
            <text:p>126.993681664</text:p>
          </table:table-cell>
          <table:table-cell office:value-type="float" office:value="110.36257536" calcext:value-type="float">
            <text:p>110.3625753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318]+1" office:value-type="float" office:value="233" calcext:value-type="float">
            <text:p>233</text:p>
          </table:table-cell>
          <table:table-cell table:formula="of:=[.B2318]" office:value-type="float" office:value="5" calcext:value-type="float">
            <text:p>5</text:p>
          </table:table-cell>
          <table:table-cell office:value-type="float" office:value="204.6640768" calcext:value-type="float">
            <text:p>204.6640768</text:p>
          </table:table-cell>
          <table:table-cell office:value-type="float" office:value="77.12717184" calcext:value-type="float">
            <text:p>77.12717184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319]+1" office:value-type="float" office:value="233" calcext:value-type="float">
            <text:p>233</text:p>
          </table:table-cell>
          <table:table-cell table:formula="of:=[.B2319]" office:value-type="float" office:value="6" calcext:value-type="float">
            <text:p>6</text:p>
          </table:table-cell>
          <table:table-cell office:value-type="float" office:value="131.37245696" calcext:value-type="float">
            <text:p>131.37245696</text:p>
          </table:table-cell>
          <table:table-cell office:value-type="float" office:value="78.08424" calcext:value-type="float">
            <text:p>78.08424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320]+1" office:value-type="float" office:value="233" calcext:value-type="float">
            <text:p>233</text:p>
          </table:table-cell>
          <table:table-cell table:formula="of:=[.B2320]" office:value-type="float" office:value="7" calcext:value-type="float">
            <text:p>7</text:p>
          </table:table-cell>
          <table:table-cell office:value-type="float" office:value="190.72073728" calcext:value-type="float">
            <text:p>190.72073728</text:p>
          </table:table-cell>
          <table:table-cell office:value-type="float" office:value="53.3621184" calcext:value-type="float">
            <text:p>53.3621184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321]+1" office:value-type="float" office:value="233" calcext:value-type="float">
            <text:p>233</text:p>
          </table:table-cell>
          <table:table-cell table:formula="of:=[.B2321]" office:value-type="float" office:value="8" calcext:value-type="float">
            <text:p>8</text:p>
          </table:table-cell>
          <table:table-cell office:value-type="float" office:value="144.57377024" calcext:value-type="float">
            <text:p>144.57377024</text:p>
          </table:table-cell>
          <table:table-cell office:value-type="float" office:value="55.3496016" calcext:value-type="float">
            <text:p>55.3496016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322]+1" office:value-type="float" office:value="233" calcext:value-type="float">
            <text:p>233</text:p>
          </table:table-cell>
          <table:table-cell table:formula="of:=[.B2322]" office:value-type="float" office:value="9" calcext:value-type="float">
            <text:p>9</text:p>
          </table:table-cell>
          <table:table-cell office:value-type="float" office:value="184.21284864" calcext:value-type="float">
            <text:p>184.21284864</text:p>
          </table:table-cell>
          <table:table-cell office:value-type="float" office:value="31.67279424" calcext:value-type="float">
            <text:p>31.67279424</text:p>
          </table:table-cell>
          <table:table-cell office:value-type="float" office:value="184" calcext:value-type="float">
            <text:p>18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323]+1" office:value-type="float" office:value="233" calcext:value-type="float">
            <text:p>233</text:p>
          </table:table-cell>
          <table:table-cell table:formula="of:=[.B2323]" office:value-type="float" office:value="10" calcext:value-type="float">
            <text:p>10</text:p>
          </table:table-cell>
          <table:table-cell office:value-type="float" office:value="147.97817216" calcext:value-type="float">
            <text:p>147.97817216</text:p>
          </table:table-cell>
          <table:table-cell office:value-type="float" office:value="33.849936" calcext:value-type="float">
            <text:p>33.849936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24]+1" office:value-type="float" office:value="234" calcext:value-type="float">
            <text:p>234</text:p>
          </table:table-cell>
          <table:table-cell table:formula="of:=[.B2324]" office:value-type="float" office:value="1" calcext:value-type="float">
            <text:p>1</text:p>
          </table:table-cell>
          <table:table-cell office:value-type="float" office:value="213.7658688" calcext:value-type="float">
            <text:p>213.7658688</text:p>
          </table:table-cell>
          <table:table-cell office:value-type="float" office:value="129.80261376" calcext:value-type="float">
            <text:p>129.80261376</text:p>
          </table:table-cell>
          <table:table-cell office:value-type="float" office:value="216" calcext:value-type="float">
            <text:p>216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2325]+1" office:value-type="float" office:value="234" calcext:value-type="float">
            <text:p>234</text:p>
          </table:table-cell>
          <table:table-cell table:formula="of:=[.B2325]" office:value-type="float" office:value="2" calcext:value-type="float">
            <text:p>2</text:p>
          </table:table-cell>
          <table:table-cell office:value-type="float" office:value="122.815078784" calcext:value-type="float">
            <text:p>122.815078784</text:p>
          </table:table-cell>
          <table:table-cell office:value-type="float" office:value="125.118192" calcext:value-type="float">
            <text:p>125.118192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2326]+1" office:value-type="float" office:value="234" calcext:value-type="float">
            <text:p>234</text:p>
          </table:table-cell>
          <table:table-cell table:formula="of:=[.B2326]" office:value-type="float" office:value="3" calcext:value-type="float">
            <text:p>3</text:p>
          </table:table-cell>
          <table:table-cell office:value-type="float" office:value="211.51414528" calcext:value-type="float">
            <text:p>211.51414528</text:p>
          </table:table-cell>
          <table:table-cell office:value-type="float" office:value="98.617818144" calcext:value-type="float">
            <text:p>98.617818144</text:p>
          </table:table-cell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2327]+1" office:value-type="float" office:value="234" calcext:value-type="float">
            <text:p>234</text:p>
          </table:table-cell>
          <table:table-cell table:formula="of:=[.B2327]" office:value-type="float" office:value="4" calcext:value-type="float">
            <text:p>4</text:p>
          </table:table-cell>
          <table:table-cell office:value-type="float" office:value="129.456796416" calcext:value-type="float">
            <text:p>129.456796416</text:p>
          </table:table-cell>
          <table:table-cell office:value-type="float" office:value="94.478456832" calcext:value-type="float">
            <text:p>94.478456832</text:p>
          </table:table-cell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2328]+1" office:value-type="float" office:value="234" calcext:value-type="float">
            <text:p>234</text:p>
          </table:table-cell>
          <table:table-cell table:formula="of:=[.B2328]" office:value-type="float" office:value="5" calcext:value-type="float">
            <text:p>5</text:p>
          </table:table-cell>
          <table:table-cell office:value-type="float" office:value="208.332992" calcext:value-type="float">
            <text:p>208.332992</text:p>
          </table:table-cell>
          <table:table-cell office:value-type="float" office:value="67.48349472" calcext:value-type="float">
            <text:p>67.48349472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329]+1" office:value-type="float" office:value="234" calcext:value-type="float">
            <text:p>234</text:p>
          </table:table-cell>
          <table:table-cell table:formula="of:=[.B2329]" office:value-type="float" office:value="6" calcext:value-type="float">
            <text:p>6</text:p>
          </table:table-cell>
          <table:table-cell office:value-type="float" office:value="135.24948352" calcext:value-type="float">
            <text:p>135.24948352</text:p>
          </table:table-cell>
          <table:table-cell office:value-type="float" office:value="64.8624432" calcext:value-type="float">
            <text:p>64.8624432</text:p>
          </table:table-cell>
          <table:table-cell office:value-type="float" office:value="136" calcext:value-type="float">
            <text:p>136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330]+1" office:value-type="float" office:value="234" calcext:value-type="float">
            <text:p>234</text:p>
          </table:table-cell>
          <table:table-cell table:formula="of:=[.B2330]" office:value-type="float" office:value="7" calcext:value-type="float">
            <text:p>7</text:p>
          </table:table-cell>
          <table:table-cell office:value-type="float" office:value="197.586624" calcext:value-type="float">
            <text:p>197.586624</text:p>
          </table:table-cell>
          <table:table-cell office:value-type="float" office:value="42.9874848" calcext:value-type="float">
            <text:p>42.9874848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331]+1" office:value-type="float" office:value="234" calcext:value-type="float">
            <text:p>234</text:p>
          </table:table-cell>
          <table:table-cell table:formula="of:=[.B2331]" office:value-type="float" office:value="8" calcext:value-type="float">
            <text:p>8</text:p>
          </table:table-cell>
          <table:table-cell office:value-type="float" office:value="149.97297152" calcext:value-type="float">
            <text:p>149.97297152</text:p>
          </table:table-cell>
          <table:table-cell office:value-type="float" office:value="41.3121792" calcext:value-type="float">
            <text:p>41.3121792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332]+1" office:value-type="float" office:value="234" calcext:value-type="float">
            <text:p>234</text:p>
          </table:table-cell>
          <table:table-cell table:formula="of:=[.B2332]" office:value-type="float" office:value="9" calcext:value-type="float">
            <text:p>9</text:p>
          </table:table-cell>
          <table:table-cell office:value-type="float" office:value="193.6875648" calcext:value-type="float">
            <text:p>193.6875648</text:p>
          </table:table-cell>
          <table:table-cell office:value-type="float" office:value="21.3074016" calcext:value-type="float">
            <text:p>21.3074016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333]+1" office:value-type="float" office:value="234" calcext:value-type="float">
            <text:p>234</text:p>
          </table:table-cell>
          <table:table-cell table:formula="of:=[.B2333]" office:value-type="float" office:value="10" calcext:value-type="float">
            <text:p>10</text:p>
          </table:table-cell>
          <table:table-cell office:value-type="float" office:value="155.437344" calcext:value-type="float">
            <text:p>155.437344</text:p>
          </table:table-cell>
          <table:table-cell office:value-type="float" office:value="20.5429632" calcext:value-type="float">
            <text:p>20.5429632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334]+1" office:value-type="float" office:value="235" calcext:value-type="float">
            <text:p>235</text:p>
          </table:table-cell>
          <table:table-cell table:formula="of:=[.B2334]" office:value-type="float" office:value="1" calcext:value-type="float">
            <text:p>1</text:p>
          </table:table-cell>
          <table:table-cell office:value-type="float" office:value="218.5193984" calcext:value-type="float">
            <text:p>218.5193984</text:p>
          </table:table-cell>
          <table:table-cell office:value-type="float" office:value="144.3081312" calcext:value-type="float">
            <text:p>144.3081312</text:p>
          </table:table-cell>
          <table:table-cell office:value-type="float" office:value="217" calcext:value-type="float">
            <text:p>217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2335]+1" office:value-type="float" office:value="235" calcext:value-type="float">
            <text:p>235</text:p>
          </table:table-cell>
          <table:table-cell table:formula="of:=[.B2335]" office:value-type="float" office:value="2" calcext:value-type="float">
            <text:p>2</text:p>
          </table:table-cell>
          <table:table-cell office:value-type="float" office:value="126.643561856" calcext:value-type="float">
            <text:p>126.643561856</text:p>
          </table:table-cell>
          <table:table-cell office:value-type="float" office:value="140.94514848" calcext:value-type="float">
            <text:p>140.94514848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336]+1" office:value-type="float" office:value="235" calcext:value-type="float">
            <text:p>235</text:p>
          </table:table-cell>
          <table:table-cell table:formula="of:=[.B2336]" office:value-type="float" office:value="3" calcext:value-type="float">
            <text:p>3</text:p>
          </table:table-cell>
          <table:table-cell office:value-type="float" office:value="214.5493312" calcext:value-type="float">
            <text:p>214.5493312</text:p>
          </table:table-cell>
          <table:table-cell office:value-type="float" office:value="113.68149696" calcext:value-type="float">
            <text:p>113.68149696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337]+1" office:value-type="float" office:value="235" calcext:value-type="float">
            <text:p>235</text:p>
          </table:table-cell>
          <table:table-cell table:formula="of:=[.B2337]" office:value-type="float" office:value="4" calcext:value-type="float">
            <text:p>4</text:p>
          </table:table-cell>
          <table:table-cell office:value-type="float" office:value="133.031211904" calcext:value-type="float">
            <text:p>133.031211904</text:p>
          </table:table-cell>
          <table:table-cell office:value-type="float" office:value="110.67973152" calcext:value-type="float">
            <text:p>110.67973152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338]+1" office:value-type="float" office:value="235" calcext:value-type="float">
            <text:p>235</text:p>
          </table:table-cell>
          <table:table-cell table:formula="of:=[.B2338]" office:value-type="float" office:value="5" calcext:value-type="float">
            <text:p>5</text:p>
          </table:table-cell>
          <table:table-cell office:value-type="float" office:value="212.618176" calcext:value-type="float">
            <text:p>212.618176</text:p>
          </table:table-cell>
          <table:table-cell office:value-type="float" office:value="82.00884096" calcext:value-type="float">
            <text:p>82.00884096</text:p>
          </table:table-cell>
          <table:table-cell office:value-type="float" office:value="211" calcext:value-type="float">
            <text:p>21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339]+1" office:value-type="float" office:value="235" calcext:value-type="float">
            <text:p>235</text:p>
          </table:table-cell>
          <table:table-cell table:formula="of:=[.B2339]" office:value-type="float" office:value="6" calcext:value-type="float">
            <text:p>6</text:p>
          </table:table-cell>
          <table:table-cell office:value-type="float" office:value="138.38666816" calcext:value-type="float">
            <text:p>138.38666816</text:p>
          </table:table-cell>
          <table:table-cell office:value-type="float" office:value="78.11007936" calcext:value-type="float">
            <text:p>78.11007936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340]+1" office:value-type="float" office:value="235" calcext:value-type="float">
            <text:p>235</text:p>
          </table:table-cell>
          <table:table-cell table:formula="of:=[.B2340]" office:value-type="float" office:value="7" calcext:value-type="float">
            <text:p>7</text:p>
          </table:table-cell>
          <table:table-cell office:value-type="float" office:value="200.3336192" calcext:value-type="float">
            <text:p>200.3336192</text:p>
          </table:table-cell>
          <table:table-cell office:value-type="float" office:value="56.87190048" calcext:value-type="float">
            <text:p>56.87190048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341]+1" office:value-type="float" office:value="235" calcext:value-type="float">
            <text:p>235</text:p>
          </table:table-cell>
          <table:table-cell table:formula="of:=[.B2341]" office:value-type="float" office:value="8" calcext:value-type="float">
            <text:p>8</text:p>
          </table:table-cell>
          <table:table-cell office:value-type="float" office:value="153.52387584" calcext:value-type="float">
            <text:p>153.52387584</text:p>
          </table:table-cell>
          <table:table-cell office:value-type="float" office:value="55.55236224" calcext:value-type="float">
            <text:p>55.55236224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342]+1" office:value-type="float" office:value="235" calcext:value-type="float">
            <text:p>235</text:p>
          </table:table-cell>
          <table:table-cell table:formula="of:=[.B2342]" office:value-type="float" office:value="9" calcext:value-type="float">
            <text:p>9</text:p>
          </table:table-cell>
          <table:table-cell office:value-type="float" office:value="195.76490752" calcext:value-type="float">
            <text:p>195.76490752</text:p>
          </table:table-cell>
          <table:table-cell office:value-type="float" office:value="35.688288" calcext:value-type="float">
            <text:p>35.688288</text:p>
          </table:table-cell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2343]+1" office:value-type="float" office:value="235" calcext:value-type="float">
            <text:p>235</text:p>
          </table:table-cell>
          <table:table-cell table:formula="of:=[.B2343]" office:value-type="float" office:value="10" calcext:value-type="float">
            <text:p>10</text:p>
          </table:table-cell>
          <table:table-cell office:value-type="float" office:value="158.75116288" calcext:value-type="float">
            <text:p>158.75116288</text:p>
          </table:table-cell>
          <table:table-cell office:value-type="float" office:value="34.0988784" calcext:value-type="float">
            <text:p>34.0988784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344]+1" office:value-type="float" office:value="236" calcext:value-type="float">
            <text:p>236</text:p>
          </table:table-cell>
          <table:table-cell table:formula="of:=[.B2344]" office:value-type="float" office:value="1" calcext:value-type="float">
            <text:p>1</text:p>
          </table:table-cell>
          <table:table-cell office:value-type="float" office:value="210.9337088" calcext:value-type="float">
            <text:p>210.9337088</text:p>
          </table:table-cell>
          <table:table-cell office:value-type="float" office:value="140.18136672" calcext:value-type="float">
            <text:p>140.18136672</text:p>
          </table:table-cell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345]+1" office:value-type="float" office:value="236" calcext:value-type="float">
            <text:p>236</text:p>
          </table:table-cell>
          <table:table-cell table:formula="of:=[.B2345]" office:value-type="float" office:value="2" calcext:value-type="float">
            <text:p>2</text:p>
          </table:table-cell>
          <table:table-cell office:value-type="float" office:value="122.30749824" calcext:value-type="float">
            <text:p>122.30749824</text:p>
          </table:table-cell>
          <table:table-cell office:value-type="float" office:value="134.45099232" calcext:value-type="float">
            <text:p>134.45099232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2346]+1" office:value-type="float" office:value="236" calcext:value-type="float">
            <text:p>236</text:p>
          </table:table-cell>
          <table:table-cell table:formula="of:=[.B2346]" office:value-type="float" office:value="3" calcext:value-type="float">
            <text:p>3</text:p>
          </table:table-cell>
          <table:table-cell office:value-type="float" office:value="207.2495424" calcext:value-type="float">
            <text:p>207.2495424</text:p>
          </table:table-cell>
          <table:table-cell office:value-type="float" office:value="111.07671936" calcext:value-type="float">
            <text:p>111.07671936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347]+1" office:value-type="float" office:value="236" calcext:value-type="float">
            <text:p>236</text:p>
          </table:table-cell>
          <table:table-cell table:formula="of:=[.B2347]" office:value-type="float" office:value="4" calcext:value-type="float">
            <text:p>4</text:p>
          </table:table-cell>
          <table:table-cell office:value-type="float" office:value="129.251389696" calcext:value-type="float">
            <text:p>129.251389696</text:p>
          </table:table-cell>
          <table:table-cell office:value-type="float" office:value="104.52742128" calcext:value-type="float">
            <text:p>104.52742128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2348]+1" office:value-type="float" office:value="236" calcext:value-type="float">
            <text:p>236</text:p>
          </table:table-cell>
          <table:table-cell table:formula="of:=[.B2348]" office:value-type="float" office:value="5" calcext:value-type="float">
            <text:p>5</text:p>
          </table:table-cell>
          <table:table-cell office:value-type="float" office:value="206.7380864" calcext:value-type="float">
            <text:p>206.7380864</text:p>
          </table:table-cell>
          <table:table-cell office:value-type="float" office:value="81.31140768" calcext:value-type="float">
            <text:p>81.31140768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349]+1" office:value-type="float" office:value="236" calcext:value-type="float">
            <text:p>236</text:p>
          </table:table-cell>
          <table:table-cell table:formula="of:=[.B2349]" office:value-type="float" office:value="6" calcext:value-type="float">
            <text:p>6</text:p>
          </table:table-cell>
          <table:table-cell office:value-type="float" office:value="135.56499968" calcext:value-type="float">
            <text:p>135.56499968</text:p>
          </table:table-cell>
          <table:table-cell office:value-type="float" office:value="75.80334816" calcext:value-type="float">
            <text:p>75.80334816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350]+1" office:value-type="float" office:value="236" calcext:value-type="float">
            <text:p>236</text:p>
          </table:table-cell>
          <table:table-cell table:formula="of:=[.B2350]" office:value-type="float" office:value="7" calcext:value-type="float">
            <text:p>7</text:p>
          </table:table-cell>
          <table:table-cell office:value-type="float" office:value="194.9264832" calcext:value-type="float">
            <text:p>194.9264832</text:p>
          </table:table-cell>
          <table:table-cell office:value-type="float" office:value="56.63487072" calcext:value-type="float">
            <text:p>56.63487072</text:p>
          </table:table-cell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351]+1" office:value-type="float" office:value="236" calcext:value-type="float">
            <text:p>236</text:p>
          </table:table-cell>
          <table:table-cell table:formula="of:=[.B2351]" office:value-type="float" office:value="8" calcext:value-type="float">
            <text:p>8</text:p>
          </table:table-cell>
          <table:table-cell office:value-type="float" office:value="149.98029952" calcext:value-type="float">
            <text:p>149.98029952</text:p>
          </table:table-cell>
          <table:table-cell office:value-type="float" office:value="54.77424672" calcext:value-type="float">
            <text:p>54.77424672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2352]+1" office:value-type="float" office:value="236" calcext:value-type="float">
            <text:p>236</text:p>
          </table:table-cell>
          <table:table-cell table:formula="of:=[.B2352]" office:value-type="float" office:value="9" calcext:value-type="float">
            <text:p>9</text:p>
          </table:table-cell>
          <table:table-cell office:value-type="float" office:value="191.655296" calcext:value-type="float">
            <text:p>191.655296</text:p>
          </table:table-cell>
          <table:table-cell office:value-type="float" office:value="37.553376" calcext:value-type="float">
            <text:p>37.553376</text:p>
          </table:table-cell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353]+1" office:value-type="float" office:value="236" calcext:value-type="float">
            <text:p>236</text:p>
          </table:table-cell>
          <table:table-cell table:formula="of:=[.B2353]" office:value-type="float" office:value="10" calcext:value-type="float">
            <text:p>10</text:p>
          </table:table-cell>
          <table:table-cell office:value-type="float" office:value="155.8557824" calcext:value-type="float">
            <text:p>155.8557824</text:p>
          </table:table-cell>
          <table:table-cell office:value-type="float" office:value="35.1445344" calcext:value-type="float">
            <text:p>35.1445344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54]+1" office:value-type="float" office:value="237" calcext:value-type="float">
            <text:p>237</text:p>
          </table:table-cell>
          <table:table-cell table:formula="of:=[.B2354]" office:value-type="float" office:value="1" calcext:value-type="float">
            <text:p>1</text:p>
          </table:table-cell>
          <table:table-cell office:value-type="float" office:value="215.07191424" calcext:value-type="float">
            <text:p>215.07191424</text:p>
          </table:table-cell>
          <table:table-cell office:value-type="float" office:value="149.7852864" calcext:value-type="float">
            <text:p>149.7852864</text:p>
          </table:table-cell>
          <table:table-cell office:value-type="float" office:value="217" calcext:value-type="float">
            <text:p>217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355]+1" office:value-type="float" office:value="237" calcext:value-type="float">
            <text:p>237</text:p>
          </table:table-cell>
          <table:table-cell table:formula="of:=[.B2355]" office:value-type="float" office:value="2" calcext:value-type="float">
            <text:p>2</text:p>
          </table:table-cell>
          <table:table-cell office:value-type="float" office:value="127.7344843136" calcext:value-type="float">
            <text:p>127.7344843136</text:p>
          </table:table-cell>
          <table:table-cell office:value-type="float" office:value="151.1209248" calcext:value-type="float">
            <text:p>151.1209248</text:p>
          </table:table-cell>
          <table:table-cell office:value-type="float" office:value="124" calcext:value-type="float">
            <text:p>124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table:formula="of:=[.A2356]+1" office:value-type="float" office:value="237" calcext:value-type="float">
            <text:p>237</text:p>
          </table:table-cell>
          <table:table-cell table:formula="of:=[.B2356]" office:value-type="float" office:value="3" calcext:value-type="float">
            <text:p>3</text:p>
          </table:table-cell>
          <table:table-cell office:value-type="float" office:value="209.0477568" calcext:value-type="float">
            <text:p>209.0477568</text:p>
          </table:table-cell>
          <table:table-cell office:value-type="float" office:value="120.51610272" calcext:value-type="float">
            <text:p>120.51610272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357]+1" office:value-type="float" office:value="237" calcext:value-type="float">
            <text:p>237</text:p>
          </table:table-cell>
          <table:table-cell table:formula="of:=[.B2357]" office:value-type="float" office:value="4" calcext:value-type="float">
            <text:p>4</text:p>
          </table:table-cell>
          <table:table-cell office:value-type="float" office:value="130.411112064" calcext:value-type="float">
            <text:p>130.411112064</text:p>
          </table:table-cell>
          <table:table-cell office:value-type="float" office:value="121.8234096" calcext:value-type="float">
            <text:p>121.823409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2358]+1" office:value-type="float" office:value="237" calcext:value-type="float">
            <text:p>237</text:p>
          </table:table-cell>
          <table:table-cell table:formula="of:=[.B2358]" office:value-type="float" office:value="5" calcext:value-type="float">
            <text:p>5</text:p>
          </table:table-cell>
          <table:table-cell office:value-type="float" office:value="204.3306048" calcext:value-type="float">
            <text:p>204.3306048</text:p>
          </table:table-cell>
          <table:table-cell office:value-type="float" office:value="89.74581408" calcext:value-type="float">
            <text:p>89.74581408</text:p>
          </table:table-cell>
          <table:table-cell office:value-type="float" office:value="207" calcext:value-type="float">
            <text:p>207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359]+1" office:value-type="float" office:value="237" calcext:value-type="float">
            <text:p>237</text:p>
          </table:table-cell>
          <table:table-cell table:formula="of:=[.B2359]" office:value-type="float" office:value="6" calcext:value-type="float">
            <text:p>6</text:p>
          </table:table-cell>
          <table:table-cell office:value-type="float" office:value="133.74060672" calcext:value-type="float">
            <text:p>133.74060672</text:p>
          </table:table-cell>
          <table:table-cell office:value-type="float" office:value="91.368880032" calcext:value-type="float">
            <text:p>91.368880032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360]+1" office:value-type="float" office:value="237" calcext:value-type="float">
            <text:p>237</text:p>
          </table:table-cell>
          <table:table-cell table:formula="of:=[.B2360]" office:value-type="float" office:value="7" calcext:value-type="float">
            <text:p>7</text:p>
          </table:table-cell>
          <table:table-cell office:value-type="float" office:value="190.83131776" calcext:value-type="float">
            <text:p>190.83131776</text:p>
          </table:table-cell>
          <table:table-cell office:value-type="float" office:value="67.12192128" calcext:value-type="float">
            <text:p>67.12192128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2361]+1" office:value-type="float" office:value="237" calcext:value-type="float">
            <text:p>237</text:p>
          </table:table-cell>
          <table:table-cell table:formula="of:=[.B2361]" office:value-type="float" office:value="8" calcext:value-type="float">
            <text:p>8</text:p>
          </table:table-cell>
          <table:table-cell office:value-type="float" office:value="147.59090432" calcext:value-type="float">
            <text:p>147.59090432</text:p>
          </table:table-cell>
          <table:table-cell office:value-type="float" office:value="70.0287696" calcext:value-type="float">
            <text:p>70.0287696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362]+1" office:value-type="float" office:value="237" calcext:value-type="float">
            <text:p>237</text:p>
          </table:table-cell>
          <table:table-cell table:formula="of:=[.B2362]" office:value-type="float" office:value="9" calcext:value-type="float">
            <text:p>9</text:p>
          </table:table-cell>
          <table:table-cell office:value-type="float" office:value="185.89517568" calcext:value-type="float">
            <text:p>185.89517568</text:p>
          </table:table-cell>
          <table:table-cell office:value-type="float" office:value="47.726304" calcext:value-type="float">
            <text:p>47.726304</text:p>
          </table:table-cell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363]+1" office:value-type="float" office:value="237" calcext:value-type="float">
            <text:p>237</text:p>
          </table:table-cell>
          <table:table-cell table:formula="of:=[.B2363]" office:value-type="float" office:value="10" calcext:value-type="float">
            <text:p>10</text:p>
          </table:table-cell>
          <table:table-cell office:value-type="float" office:value="150.15555584" calcext:value-type="float">
            <text:p>150.15555584</text:p>
          </table:table-cell>
          <table:table-cell office:value-type="float" office:value="49.96063008" calcext:value-type="float">
            <text:p>49.96063008</text:p>
          </table:table-cell>
          <table:table-cell office:value-type="float" office:value="144" calcext:value-type="float">
            <text:p>14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formula="of:=[.A2364]+1" office:value-type="float" office:value="238" calcext:value-type="float">
            <text:p>238</text:p>
          </table:table-cell>
          <table:table-cell table:formula="of:=[.B2364]" office:value-type="float" office:value="1" calcext:value-type="float">
            <text:p>1</text:p>
          </table:table-cell>
          <table:table-cell office:value-type="float" office:value="220.2417216" calcext:value-type="float">
            <text:p>220.2417216</text:p>
          </table:table-cell>
          <table:table-cell office:value-type="float" office:value="141.5011536" calcext:value-type="float">
            <text:p>141.5011536</text:p>
          </table:table-cell>
          <table:table-cell office:value-type="float" office:value="221" calcext:value-type="float">
            <text:p>22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365]+1" office:value-type="float" office:value="238" calcext:value-type="float">
            <text:p>238</text:p>
          </table:table-cell>
          <table:table-cell table:formula="of:=[.B2365]" office:value-type="float" office:value="2" calcext:value-type="float">
            <text:p>2</text:p>
          </table:table-cell>
          <table:table-cell office:value-type="float" office:value="128.2513670912" calcext:value-type="float">
            <text:p>128.2513670912</text:p>
          </table:table-cell>
          <table:table-cell office:value-type="float" office:value="142.21259328" calcext:value-type="float">
            <text:p>142.21259328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366]+1" office:value-type="float" office:value="238" calcext:value-type="float">
            <text:p>238</text:p>
          </table:table-cell>
          <table:table-cell table:formula="of:=[.B2366]" office:value-type="float" office:value="3" calcext:value-type="float">
            <text:p>3</text:p>
          </table:table-cell>
          <table:table-cell office:value-type="float" office:value="215.5706752" calcext:value-type="float">
            <text:p>215.5706752</text:p>
          </table:table-cell>
          <table:table-cell office:value-type="float" office:value="110.92978752" calcext:value-type="float">
            <text:p>110.92978752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367]+1" office:value-type="float" office:value="238" calcext:value-type="float">
            <text:p>238</text:p>
          </table:table-cell>
          <table:table-cell table:formula="of:=[.B2367]" office:value-type="float" office:value="4" calcext:value-type="float">
            <text:p>4</text:p>
          </table:table-cell>
          <table:table-cell office:value-type="float" office:value="133.579720448" calcext:value-type="float">
            <text:p>133.579720448</text:p>
          </table:table-cell>
          <table:table-cell office:value-type="float" office:value="111.77397216" calcext:value-type="float">
            <text:p>111.77397216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368]+1" office:value-type="float" office:value="238" calcext:value-type="float">
            <text:p>238</text:p>
          </table:table-cell>
          <table:table-cell table:formula="of:=[.B2368]" office:value-type="float" office:value="5" calcext:value-type="float">
            <text:p>5</text:p>
          </table:table-cell>
          <table:table-cell office:value-type="float" office:value="211.2925056" calcext:value-type="float">
            <text:p>211.2925056</text:p>
          </table:table-cell>
          <table:table-cell office:value-type="float" office:value="79.55428032" calcext:value-type="float">
            <text:p>79.55428032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369]+1" office:value-type="float" office:value="238" calcext:value-type="float">
            <text:p>238</text:p>
          </table:table-cell>
          <table:table-cell table:formula="of:=[.B2369]" office:value-type="float" office:value="6" calcext:value-type="float">
            <text:p>6</text:p>
          </table:table-cell>
          <table:table-cell office:value-type="float" office:value="137.14541696" calcext:value-type="float">
            <text:p>137.14541696</text:p>
          </table:table-cell>
          <table:table-cell office:value-type="float" office:value="79.14540768" calcext:value-type="float">
            <text:p>79.14540768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370]+1" office:value-type="float" office:value="238" calcext:value-type="float">
            <text:p>238</text:p>
          </table:table-cell>
          <table:table-cell table:formula="of:=[.B2370]" office:value-type="float" office:value="7" calcext:value-type="float">
            <text:p>7</text:p>
          </table:table-cell>
          <table:table-cell office:value-type="float" office:value="197.7938048" calcext:value-type="float">
            <text:p>197.7938048</text:p>
          </table:table-cell>
          <table:table-cell office:value-type="float" office:value="55.53972864" calcext:value-type="float">
            <text:p>55.53972864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371]+1" office:value-type="float" office:value="238" calcext:value-type="float">
            <text:p>238</text:p>
          </table:table-cell>
          <table:table-cell table:formula="of:=[.B2371]" office:value-type="float" office:value="8" calcext:value-type="float">
            <text:p>8</text:p>
          </table:table-cell>
          <table:table-cell office:value-type="float" office:value="150.83902976" calcext:value-type="float">
            <text:p>150.83902976</text:p>
          </table:table-cell>
          <table:table-cell office:value-type="float" office:value="56.75859264" calcext:value-type="float">
            <text:p>56.75859264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372]+1" office:value-type="float" office:value="238" calcext:value-type="float">
            <text:p>238</text:p>
          </table:table-cell>
          <table:table-cell table:formula="of:=[.B2372]" office:value-type="float" office:value="9" calcext:value-type="float">
            <text:p>9</text:p>
          </table:table-cell>
          <table:table-cell office:value-type="float" office:value="191.6690176" calcext:value-type="float">
            <text:p>191.6690176</text:p>
          </table:table-cell>
          <table:table-cell office:value-type="float" office:value="34.4416896" calcext:value-type="float">
            <text:p>34.4416896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373]+1" office:value-type="float" office:value="238" calcext:value-type="float">
            <text:p>238</text:p>
          </table:table-cell>
          <table:table-cell table:formula="of:=[.B2373]" office:value-type="float" office:value="10" calcext:value-type="float">
            <text:p>10</text:p>
          </table:table-cell>
          <table:table-cell office:value-type="float" office:value="154.76786816" calcext:value-type="float">
            <text:p>154.76786816</text:p>
          </table:table-cell>
          <table:table-cell office:value-type="float" office:value="34.94558688" calcext:value-type="float">
            <text:p>34.94558688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374]+1" office:value-type="float" office:value="239" calcext:value-type="float">
            <text:p>239</text:p>
          </table:table-cell>
          <table:table-cell table:formula="of:=[.B2374]" office:value-type="float" office:value="1" calcext:value-type="float">
            <text:p>1</text:p>
          </table:table-cell>
          <table:table-cell office:value-type="float" office:value="212.8985984" calcext:value-type="float">
            <text:p>212.8985984</text:p>
          </table:table-cell>
          <table:table-cell office:value-type="float" office:value="139.27729536" calcext:value-type="float">
            <text:p>139.27729536</text:p>
          </table:table-cell>
          <table:table-cell office:value-type="float" office:value="212" calcext:value-type="float">
            <text:p>212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375]+1" office:value-type="float" office:value="239" calcext:value-type="float">
            <text:p>239</text:p>
          </table:table-cell>
          <table:table-cell table:formula="of:=[.B2375]" office:value-type="float" office:value="2" calcext:value-type="float">
            <text:p>2</text:p>
          </table:table-cell>
          <table:table-cell office:value-type="float" office:value="122.158443008" calcext:value-type="float">
            <text:p>122.158443008</text:p>
          </table:table-cell>
          <table:table-cell office:value-type="float" office:value="134.936016" calcext:value-type="float">
            <text:p>134.936016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376]+1" office:value-type="float" office:value="239" calcext:value-type="float">
            <text:p>239</text:p>
          </table:table-cell>
          <table:table-cell table:formula="of:=[.B2376]" office:value-type="float" office:value="3" calcext:value-type="float">
            <text:p>3</text:p>
          </table:table-cell>
          <table:table-cell office:value-type="float" office:value="209.1948928" calcext:value-type="float">
            <text:p>209.1948928</text:p>
          </table:table-cell>
          <table:table-cell office:value-type="float" office:value="108.23688096" calcext:value-type="float">
            <text:p>108.23688096</text:p>
          </table:table-cell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377]+1" office:value-type="float" office:value="239" calcext:value-type="float">
            <text:p>239</text:p>
          </table:table-cell>
          <table:table-cell table:formula="of:=[.B2377]" office:value-type="float" office:value="4" calcext:value-type="float">
            <text:p>4</text:p>
          </table:table-cell>
          <table:table-cell office:value-type="float" office:value="127.95380616192" calcext:value-type="float">
            <text:p>127.9538061619</text:p>
          </table:table-cell>
          <table:table-cell office:value-type="float" office:value="104.37083136" calcext:value-type="float">
            <text:p>104.37083136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2378]+1" office:value-type="float" office:value="239" calcext:value-type="float">
            <text:p>239</text:p>
          </table:table-cell>
          <table:table-cell table:formula="of:=[.B2378]" office:value-type="float" office:value="5" calcext:value-type="float">
            <text:p>5</text:p>
          </table:table-cell>
          <table:table-cell office:value-type="float" office:value="206.58172544" calcext:value-type="float">
            <text:p>206.58172544</text:p>
          </table:table-cell>
          <table:table-cell office:value-type="float" office:value="77.32460448" calcext:value-type="float">
            <text:p>77.32460448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379]+1" office:value-type="float" office:value="239" calcext:value-type="float">
            <text:p>239</text:p>
          </table:table-cell>
          <table:table-cell table:formula="of:=[.B2379]" office:value-type="float" office:value="6" calcext:value-type="float">
            <text:p>6</text:p>
          </table:table-cell>
          <table:table-cell office:value-type="float" office:value="134.012002048" calcext:value-type="float">
            <text:p>134.012002048</text:p>
          </table:table-cell>
          <table:table-cell office:value-type="float" office:value="73.98623328" calcext:value-type="float">
            <text:p>73.98623328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380]+1" office:value-type="float" office:value="239" calcext:value-type="float">
            <text:p>239</text:p>
          </table:table-cell>
          <table:table-cell table:formula="of:=[.B2380]" office:value-type="float" office:value="7" calcext:value-type="float">
            <text:p>7</text:p>
          </table:table-cell>
          <table:table-cell office:value-type="float" office:value="194.81025664" calcext:value-type="float">
            <text:p>194.81025664</text:p>
          </table:table-cell>
          <table:table-cell office:value-type="float" office:value="53.36196864" calcext:value-type="float">
            <text:p>53.36196864</text:p>
          </table:table-cell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381]+1" office:value-type="float" office:value="239" calcext:value-type="float">
            <text:p>239</text:p>
          </table:table-cell>
          <table:table-cell table:formula="of:=[.B2381]" office:value-type="float" office:value="8" calcext:value-type="float">
            <text:p>8</text:p>
          </table:table-cell>
          <table:table-cell office:value-type="float" office:value="149.39822336" calcext:value-type="float">
            <text:p>149.39822336</text:p>
          </table:table-cell>
          <table:table-cell office:value-type="float" office:value="52.5341808" calcext:value-type="float">
            <text:p>52.5341808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382]+1" office:value-type="float" office:value="239" calcext:value-type="float">
            <text:p>239</text:p>
          </table:table-cell>
          <table:table-cell table:formula="of:=[.B2382]" office:value-type="float" office:value="9" calcext:value-type="float">
            <text:p>9</text:p>
          </table:table-cell>
          <table:table-cell office:value-type="float" office:value="190.72075264" calcext:value-type="float">
            <text:p>190.72075264</text:p>
          </table:table-cell>
          <table:table-cell office:value-type="float" office:value="32.6259168" calcext:value-type="float">
            <text:p>32.6259168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83]+1" office:value-type="float" office:value="239" calcext:value-type="float">
            <text:p>239</text:p>
          </table:table-cell>
          <table:table-cell table:formula="of:=[.B2383]" office:value-type="float" office:value="10" calcext:value-type="float">
            <text:p>10</text:p>
          </table:table-cell>
          <table:table-cell office:value-type="float" office:value="153.77331968" calcext:value-type="float">
            <text:p>153.77331968</text:p>
          </table:table-cell>
          <table:table-cell office:value-type="float" office:value="31.776576" calcext:value-type="float">
            <text:p>31.776576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84]+1" office:value-type="float" office:value="240" calcext:value-type="float">
            <text:p>240</text:p>
          </table:table-cell>
          <table:table-cell table:formula="of:=[.B2384]" office:value-type="float" office:value="1" calcext:value-type="float">
            <text:p>1</text:p>
          </table:table-cell>
          <table:table-cell office:value-type="float" office:value="207.4693504" calcext:value-type="float">
            <text:p>207.4693504</text:p>
          </table:table-cell>
          <table:table-cell office:value-type="float" office:value="138.63464928" calcext:value-type="float">
            <text:p>138.63464928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385]+1" office:value-type="float" office:value="240" calcext:value-type="float">
            <text:p>240</text:p>
          </table:table-cell>
          <table:table-cell table:formula="of:=[.B2385]" office:value-type="float" office:value="2" calcext:value-type="float">
            <text:p>2</text:p>
          </table:table-cell>
          <table:table-cell office:value-type="float" office:value="117.9265408" calcext:value-type="float">
            <text:p>117.9265408</text:p>
          </table:table-cell>
          <table:table-cell office:value-type="float" office:value="140.4020928" calcext:value-type="float">
            <text:p>140.4020928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386]+1" office:value-type="float" office:value="240" calcext:value-type="float">
            <text:p>240</text:p>
          </table:table-cell>
          <table:table-cell table:formula="of:=[.B2386]" office:value-type="float" office:value="3" calcext:value-type="float">
            <text:p>3</text:p>
          </table:table-cell>
          <table:table-cell office:value-type="float" office:value="201.6307968" calcext:value-type="float">
            <text:p>201.6307968</text:p>
          </table:table-cell>
          <table:table-cell office:value-type="float" office:value="109.0953888" calcext:value-type="float">
            <text:p>109.0953888</text:p>
          </table:table-cell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387]+1" office:value-type="float" office:value="240" calcext:value-type="float">
            <text:p>240</text:p>
          </table:table-cell>
          <table:table-cell table:formula="of:=[.B2387]" office:value-type="float" office:value="4" calcext:value-type="float">
            <text:p>4</text:p>
          </table:table-cell>
          <table:table-cell office:value-type="float" office:value="122.66796672" calcext:value-type="float">
            <text:p>122.66796672</text:p>
          </table:table-cell>
          <table:table-cell office:value-type="float" office:value="110.47173216" calcext:value-type="float">
            <text:p>110.47173216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388]+1" office:value-type="float" office:value="240" calcext:value-type="float">
            <text:p>240</text:p>
          </table:table-cell>
          <table:table-cell table:formula="of:=[.B2388]" office:value-type="float" office:value="5" calcext:value-type="float">
            <text:p>5</text:p>
          </table:table-cell>
          <table:table-cell office:value-type="float" office:value="197.976512" calcext:value-type="float">
            <text:p>197.976512</text:p>
          </table:table-cell>
          <table:table-cell office:value-type="float" office:value="78.35718624" calcext:value-type="float">
            <text:p>78.35718624</text:p>
          </table:table-cell>
          <table:table-cell office:value-type="float" office:value="198" calcext:value-type="float">
            <text:p>19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389]+1" office:value-type="float" office:value="240" calcext:value-type="float">
            <text:p>240</text:p>
          </table:table-cell>
          <table:table-cell table:formula="of:=[.B2389]" office:value-type="float" office:value="6" calcext:value-type="float">
            <text:p>6</text:p>
          </table:table-cell>
          <table:table-cell office:value-type="float" office:value="126.43798336" calcext:value-type="float">
            <text:p>126.43798336</text:p>
          </table:table-cell>
          <table:table-cell office:value-type="float" office:value="78.75177792" calcext:value-type="float">
            <text:p>78.7517779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390]+1" office:value-type="float" office:value="240" calcext:value-type="float">
            <text:p>240</text:p>
          </table:table-cell>
          <table:table-cell table:formula="of:=[.B2390]" office:value-type="float" office:value="7" calcext:value-type="float">
            <text:p>7</text:p>
          </table:table-cell>
          <table:table-cell office:value-type="float" office:value="184.5637632" calcext:value-type="float">
            <text:p>184.5637632</text:p>
          </table:table-cell>
          <table:table-cell office:value-type="float" office:value="54.7062096" calcext:value-type="float">
            <text:p>54.7062096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391]+1" office:value-type="float" office:value="240" calcext:value-type="float">
            <text:p>240</text:p>
          </table:table-cell>
          <table:table-cell table:formula="of:=[.B2391]" office:value-type="float" office:value="8" calcext:value-type="float">
            <text:p>8</text:p>
          </table:table-cell>
          <table:table-cell office:value-type="float" office:value="139.20302208" calcext:value-type="float">
            <text:p>139.20302208</text:p>
          </table:table-cell>
          <table:table-cell office:value-type="float" office:value="56.47922208" calcext:value-type="float">
            <text:p>56.47922208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392]+1" office:value-type="float" office:value="240" calcext:value-type="float">
            <text:p>240</text:p>
          </table:table-cell>
          <table:table-cell table:formula="of:=[.B2392]" office:value-type="float" office:value="9" calcext:value-type="float">
            <text:p>9</text:p>
          </table:table-cell>
          <table:table-cell office:value-type="float" office:value="179.01275264" calcext:value-type="float">
            <text:p>179.01275264</text:p>
          </table:table-cell>
          <table:table-cell office:value-type="float" office:value="34.7635488" calcext:value-type="float">
            <text:p>34.7635488</text:p>
          </table:table-cell>
          <table:table-cell office:value-type="float" office:value="183" calcext:value-type="float">
            <text:p>18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393]+1" office:value-type="float" office:value="240" calcext:value-type="float">
            <text:p>240</text:p>
          </table:table-cell>
          <table:table-cell table:formula="of:=[.B2393]" office:value-type="float" office:value="10" calcext:value-type="float">
            <text:p>10</text:p>
          </table:table-cell>
          <table:table-cell office:value-type="float" office:value="143.24770816" calcext:value-type="float">
            <text:p>143.24770816</text:p>
          </table:table-cell>
          <table:table-cell office:value-type="float" office:value="35.61263424" calcext:value-type="float">
            <text:p>35.61263424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394]+1" office:value-type="float" office:value="241" calcext:value-type="float">
            <text:p>241</text:p>
          </table:table-cell>
          <table:table-cell table:formula="of:=[.B2394]" office:value-type="float" office:value="1" calcext:value-type="float">
            <text:p>1</text:p>
          </table:table-cell>
          <table:table-cell office:value-type="float" office:value="209.6954112" calcext:value-type="float">
            <text:p>209.6954112</text:p>
          </table:table-cell>
          <table:table-cell office:value-type="float" office:value="126.76916928" calcext:value-type="float">
            <text:p>126.76916928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395]+1" office:value-type="float" office:value="241" calcext:value-type="float">
            <text:p>241</text:p>
          </table:table-cell>
          <table:table-cell table:formula="of:=[.B2395]" office:value-type="float" office:value="2" calcext:value-type="float">
            <text:p>2</text:p>
          </table:table-cell>
          <table:table-cell office:value-type="float" office:value="120.13928704" calcext:value-type="float">
            <text:p>120.13928704</text:p>
          </table:table-cell>
          <table:table-cell office:value-type="float" office:value="128.13279552" calcext:value-type="float">
            <text:p>128.1327955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396]+1" office:value-type="float" office:value="241" calcext:value-type="float">
            <text:p>241</text:p>
          </table:table-cell>
          <table:table-cell table:formula="of:=[.B2396]" office:value-type="float" office:value="3" calcext:value-type="float">
            <text:p>3</text:p>
          </table:table-cell>
          <table:table-cell office:value-type="float" office:value="205.3337984" calcext:value-type="float">
            <text:p>205.3337984</text:p>
          </table:table-cell>
          <table:table-cell office:value-type="float" office:value="98.09059776" calcext:value-type="float">
            <text:p>98.09059776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2397]+1" office:value-type="float" office:value="241" calcext:value-type="float">
            <text:p>241</text:p>
          </table:table-cell>
          <table:table-cell table:formula="of:=[.B2397]" office:value-type="float" office:value="4" calcext:value-type="float">
            <text:p>4</text:p>
          </table:table-cell>
          <table:table-cell office:value-type="float" office:value="124.34422208" calcext:value-type="float">
            <text:p>124.34422208</text:p>
          </table:table-cell>
          <table:table-cell office:value-type="float" office:value="98.999065536" calcext:value-type="float">
            <text:p>98.999065536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398]+1" office:value-type="float" office:value="241" calcext:value-type="float">
            <text:p>241</text:p>
          </table:table-cell>
          <table:table-cell table:formula="of:=[.B2398]" office:value-type="float" office:value="5" calcext:value-type="float">
            <text:p>5</text:p>
          </table:table-cell>
          <table:table-cell office:value-type="float" office:value="202.2962944" calcext:value-type="float">
            <text:p>202.2962944</text:p>
          </table:table-cell>
          <table:table-cell office:value-type="float" office:value="68.164392" calcext:value-type="float">
            <text:p>68.164392</text:p>
          </table:table-cell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399]+1" office:value-type="float" office:value="241" calcext:value-type="float">
            <text:p>241</text:p>
          </table:table-cell>
          <table:table-cell table:formula="of:=[.B2399]" office:value-type="float" office:value="6" calcext:value-type="float">
            <text:p>6</text:p>
          </table:table-cell>
          <table:table-cell office:value-type="float" office:value="127.6650692864" calcext:value-type="float">
            <text:p>127.6650692864</text:p>
          </table:table-cell>
          <table:table-cell office:value-type="float" office:value="68.72676672" calcext:value-type="float">
            <text:p>68.72676672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400]+1" office:value-type="float" office:value="241" calcext:value-type="float">
            <text:p>241</text:p>
          </table:table-cell>
          <table:table-cell table:formula="of:=[.B2400]" office:value-type="float" office:value="7" calcext:value-type="float">
            <text:p>7</text:p>
          </table:table-cell>
          <table:table-cell office:value-type="float" office:value="188.782208" calcext:value-type="float">
            <text:p>188.782208</text:p>
          </table:table-cell>
          <table:table-cell office:value-type="float" office:value="43.02649536" calcext:value-type="float">
            <text:p>43.02649536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401]+1" office:value-type="float" office:value="241" calcext:value-type="float">
            <text:p>241</text:p>
          </table:table-cell>
          <table:table-cell table:formula="of:=[.B2401]" office:value-type="float" office:value="8" calcext:value-type="float">
            <text:p>8</text:p>
          </table:table-cell>
          <table:table-cell office:value-type="float" office:value="141.48509696" calcext:value-type="float">
            <text:p>141.48509696</text:p>
          </table:table-cell>
          <table:table-cell office:value-type="float" office:value="45.0960384" calcext:value-type="float">
            <text:p>45.0960384</text:p>
          </table:table-cell>
          <table:table-cell office:value-type="float" office:value="143" calcext:value-type="float">
            <text:p>14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402]+1" office:value-type="float" office:value="241" calcext:value-type="float">
            <text:p>241</text:p>
          </table:table-cell>
          <table:table-cell table:formula="of:=[.B2402]" office:value-type="float" office:value="9" calcext:value-type="float">
            <text:p>9</text:p>
          </table:table-cell>
          <table:table-cell office:value-type="float" office:value="182.056064" calcext:value-type="float">
            <text:p>182.056064</text:p>
          </table:table-cell>
          <table:table-cell office:value-type="float" office:value="22.81303008" calcext:value-type="float">
            <text:p>22.81303008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403]+1" office:value-type="float" office:value="241" calcext:value-type="float">
            <text:p>241</text:p>
          </table:table-cell>
          <table:table-cell table:formula="of:=[.B2403]" office:value-type="float" office:value="10" calcext:value-type="float">
            <text:p>10</text:p>
          </table:table-cell>
          <table:table-cell office:value-type="float" office:value="145.9183232" calcext:value-type="float">
            <text:p>145.9183232</text:p>
          </table:table-cell>
          <table:table-cell office:value-type="float" office:value="24.64317504" calcext:value-type="float">
            <text:p>24.64317504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404]+1" office:value-type="float" office:value="242" calcext:value-type="float">
            <text:p>242</text:p>
          </table:table-cell>
          <table:table-cell table:formula="of:=[.B2404]" office:value-type="float" office:value="1" calcext:value-type="float">
            <text:p>1</text:p>
          </table:table-cell>
          <table:table-cell office:value-type="float" office:value="222.71857408" calcext:value-type="float">
            <text:p>222.71857408</text:p>
          </table:table-cell>
          <table:table-cell office:value-type="float" office:value="129.7764816" calcext:value-type="float">
            <text:p>129.7764816</text:p>
          </table:table-cell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2405]+1" office:value-type="float" office:value="242" calcext:value-type="float">
            <text:p>242</text:p>
          </table:table-cell>
          <table:table-cell table:formula="of:=[.B2405]" office:value-type="float" office:value="2" calcext:value-type="float">
            <text:p>2</text:p>
          </table:table-cell>
          <table:table-cell office:value-type="float" office:value="136.77773696" calcext:value-type="float">
            <text:p>136.77773696</text:p>
          </table:table-cell>
          <table:table-cell office:value-type="float" office:value="125.84531904" calcext:value-type="float">
            <text:p>125.84531904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406]+1" office:value-type="float" office:value="242" calcext:value-type="float">
            <text:p>242</text:p>
          </table:table-cell>
          <table:table-cell table:formula="of:=[.B2406]" office:value-type="float" office:value="3" calcext:value-type="float">
            <text:p>3</text:p>
          </table:table-cell>
          <table:table-cell office:value-type="float" office:value="218.70773376" calcext:value-type="float">
            <text:p>218.70773376</text:p>
          </table:table-cell>
          <table:table-cell office:value-type="float" office:value="100.2418992" calcext:value-type="float">
            <text:p>100.2418992</text:p>
          </table:table-cell>
          <table:table-cell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2407]+1" office:value-type="float" office:value="242" calcext:value-type="float">
            <text:p>242</text:p>
          </table:table-cell>
          <table:table-cell table:formula="of:=[.B2407]" office:value-type="float" office:value="4" calcext:value-type="float">
            <text:p>4</text:p>
          </table:table-cell>
          <table:table-cell office:value-type="float" office:value="142.50964608" calcext:value-type="float">
            <text:p>142.50964608</text:p>
          </table:table-cell>
          <table:table-cell office:value-type="float" office:value="97.72447536" calcext:value-type="float">
            <text:p>97.72447536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408]+1" office:value-type="float" office:value="242" calcext:value-type="float">
            <text:p>242</text:p>
          </table:table-cell>
          <table:table-cell table:formula="of:=[.B2408]" office:value-type="float" office:value="5" calcext:value-type="float">
            <text:p>5</text:p>
          </table:table-cell>
          <table:table-cell office:value-type="float" office:value="217.93624832" calcext:value-type="float">
            <text:p>217.93624832</text:p>
          </table:table-cell>
          <table:table-cell office:value-type="float" office:value="73.6896432" calcext:value-type="float">
            <text:p>73.6896432</text:p>
          </table:table-cell>
          <table:table-cell office:value-type="float" office:value="218" calcext:value-type="float">
            <text:p>218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2409]+1" office:value-type="float" office:value="242" calcext:value-type="float">
            <text:p>242</text:p>
          </table:table-cell>
          <table:table-cell table:formula="of:=[.B2409]" office:value-type="float" office:value="6" calcext:value-type="float">
            <text:p>6</text:p>
          </table:table-cell>
          <table:table-cell office:value-type="float" office:value="147.57309696" calcext:value-type="float">
            <text:p>147.57309696</text:p>
          </table:table-cell>
          <table:table-cell office:value-type="float" office:value="69.518544" calcext:value-type="float">
            <text:p>69.518544</text:p>
          </table:table-cell>
          <table:table-cell office:value-type="float" office:value="146" calcext:value-type="float">
            <text:p>146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2410]+1" office:value-type="float" office:value="242" calcext:value-type="float">
            <text:p>242</text:p>
          </table:table-cell>
          <table:table-cell table:formula="of:=[.B2410]" office:value-type="float" office:value="7" calcext:value-type="float">
            <text:p>7</text:p>
          </table:table-cell>
          <table:table-cell office:value-type="float" office:value="205.2305792" calcext:value-type="float">
            <text:p>205.2305792</text:p>
          </table:table-cell>
          <table:table-cell office:value-type="float" office:value="49.89304128" calcext:value-type="float">
            <text:p>49.89304128</text:p>
          </table:table-cell>
          <table:table-cell office:value-type="float" office:value="208" calcext:value-type="float">
            <text:p>208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411]+1" office:value-type="float" office:value="242" calcext:value-type="float">
            <text:p>242</text:p>
          </table:table-cell>
          <table:table-cell table:formula="of:=[.B2411]" office:value-type="float" office:value="8" calcext:value-type="float">
            <text:p>8</text:p>
          </table:table-cell>
          <table:table-cell office:value-type="float" office:value="161.31705856" calcext:value-type="float">
            <text:p>161.31705856</text:p>
          </table:table-cell>
          <table:table-cell office:value-type="float" office:value="49.45427232" calcext:value-type="float">
            <text:p>49.45427232</text:p>
          </table:table-cell>
          <table:table-cell office:value-type="float" office:value="161" calcext:value-type="float">
            <text:p>161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412]+1" office:value-type="float" office:value="242" calcext:value-type="float">
            <text:p>242</text:p>
          </table:table-cell>
          <table:table-cell table:formula="of:=[.B2412]" office:value-type="float" office:value="9" calcext:value-type="float">
            <text:p>9</text:p>
          </table:table-cell>
          <table:table-cell office:value-type="float" office:value="201.0931392" calcext:value-type="float">
            <text:p>201.0931392</text:p>
          </table:table-cell>
          <table:table-cell office:value-type="float" office:value="31.8381024" calcext:value-type="float">
            <text:p>31.8381024</text:p>
          </table:table-cell>
          <table:table-cell office:value-type="float" office:value="205" calcext:value-type="float">
            <text:p>20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413]+1" office:value-type="float" office:value="242" calcext:value-type="float">
            <text:p>242</text:p>
          </table:table-cell>
          <table:table-cell table:formula="of:=[.B2413]" office:value-type="float" office:value="10" calcext:value-type="float">
            <text:p>10</text:p>
          </table:table-cell>
          <table:table-cell office:value-type="float" office:value="167.04288512" calcext:value-type="float">
            <text:p>167.04288512</text:p>
          </table:table-cell>
          <table:table-cell office:value-type="float" office:value="31.4027904" calcext:value-type="float">
            <text:p>31.4027904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414]+1" office:value-type="float" office:value="243" calcext:value-type="float">
            <text:p>243</text:p>
          </table:table-cell>
          <table:table-cell table:formula="of:=[.B2414]" office:value-type="float" office:value="1" calcext:value-type="float">
            <text:p>1</text:p>
          </table:table-cell>
          <table:table-cell office:value-type="float" office:value="219.6086016" calcext:value-type="float">
            <text:p>219.6086016</text:p>
          </table:table-cell>
          <table:table-cell office:value-type="float" office:value="149.33010912" calcext:value-type="float">
            <text:p>149.33010912</text:p>
          </table:table-cell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2415]+1" office:value-type="float" office:value="243" calcext:value-type="float">
            <text:p>243</text:p>
          </table:table-cell>
          <table:table-cell table:formula="of:=[.B2415]" office:value-type="float" office:value="2" calcext:value-type="float">
            <text:p>2</text:p>
          </table:table-cell>
          <table:table-cell office:value-type="float" office:value="128.7041862016" calcext:value-type="float">
            <text:p>128.7041862016</text:p>
          </table:table-cell>
          <table:table-cell office:value-type="float" office:value="146.7026112" calcext:value-type="float">
            <text:p>146.7026112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416]+1" office:value-type="float" office:value="243" calcext:value-type="float">
            <text:p>243</text:p>
          </table:table-cell>
          <table:table-cell table:formula="of:=[.B2416]" office:value-type="float" office:value="3" calcext:value-type="float">
            <text:p>3</text:p>
          </table:table-cell>
          <table:table-cell office:value-type="float" office:value="215.413376" calcext:value-type="float">
            <text:p>215.413376</text:p>
          </table:table-cell>
          <table:table-cell office:value-type="float" office:value="118.83827328" calcext:value-type="float">
            <text:p>118.83827328</text:p>
          </table:table-cell>
          <table:table-cell office:value-type="float" office:value="215" calcext:value-type="float">
            <text:p>215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2417]+1" office:value-type="float" office:value="243" calcext:value-type="float">
            <text:p>243</text:p>
          </table:table-cell>
          <table:table-cell table:formula="of:=[.B2417]" office:value-type="float" office:value="4" calcext:value-type="float">
            <text:p>4</text:p>
          </table:table-cell>
          <table:table-cell office:value-type="float" office:value="134.257350912" calcext:value-type="float">
            <text:p>134.257350912</text:p>
          </table:table-cell>
          <table:table-cell office:value-type="float" office:value="116.85243456" calcext:value-type="float">
            <text:p>116.85243456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2418]+1" office:value-type="float" office:value="243" calcext:value-type="float">
            <text:p>243</text:p>
          </table:table-cell>
          <table:table-cell table:formula="of:=[.B2418]" office:value-type="float" office:value="5" calcext:value-type="float">
            <text:p>5</text:p>
          </table:table-cell>
          <table:table-cell office:value-type="float" office:value="213.3158272" calcext:value-type="float">
            <text:p>213.3158272</text:p>
          </table:table-cell>
          <table:table-cell office:value-type="float" office:value="87.19524624" calcext:value-type="float">
            <text:p>87.19524624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2419]+1" office:value-type="float" office:value="243" calcext:value-type="float">
            <text:p>243</text:p>
          </table:table-cell>
          <table:table-cell table:formula="of:=[.B2419]" office:value-type="float" office:value="6" calcext:value-type="float">
            <text:p>6</text:p>
          </table:table-cell>
          <table:table-cell office:value-type="float" office:value="139.74473664" calcext:value-type="float">
            <text:p>139.74473664</text:p>
          </table:table-cell>
          <table:table-cell office:value-type="float" office:value="83.89247808" calcext:value-type="float">
            <text:p>83.89247808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420]+1" office:value-type="float" office:value="243" calcext:value-type="float">
            <text:p>243</text:p>
          </table:table-cell>
          <table:table-cell table:formula="of:=[.B2420]" office:value-type="float" office:value="7" calcext:value-type="float">
            <text:p>7</text:p>
          </table:table-cell>
          <table:table-cell office:value-type="float" office:value="200.1244672" calcext:value-type="float">
            <text:p>200.1244672</text:p>
          </table:table-cell>
          <table:table-cell office:value-type="float" office:value="63.02855328" calcext:value-type="float">
            <text:p>63.02855328</text:p>
          </table:table-cell>
          <table:table-cell office:value-type="float" office:value="201" calcext:value-type="float">
            <text:p>20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421]+1" office:value-type="float" office:value="243" calcext:value-type="float">
            <text:p>243</text:p>
          </table:table-cell>
          <table:table-cell table:formula="of:=[.B2421]" office:value-type="float" office:value="8" calcext:value-type="float">
            <text:p>8</text:p>
          </table:table-cell>
          <table:table-cell office:value-type="float" office:value="153.64736384" calcext:value-type="float">
            <text:p>153.64736384</text:p>
          </table:table-cell>
          <table:table-cell office:value-type="float" office:value="62.43614688" calcext:value-type="float">
            <text:p>62.43614688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422]+1" office:value-type="float" office:value="243" calcext:value-type="float">
            <text:p>243</text:p>
          </table:table-cell>
          <table:table-cell table:formula="of:=[.B2422]" office:value-type="float" office:value="9" calcext:value-type="float">
            <text:p>9</text:p>
          </table:table-cell>
          <table:table-cell office:value-type="float" office:value="195.4306176" calcext:value-type="float">
            <text:p>195.4306176</text:p>
          </table:table-cell>
          <table:table-cell office:value-type="float" office:value="41.61035136" calcext:value-type="float">
            <text:p>41.61035136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423]+1" office:value-type="float" office:value="243" calcext:value-type="float">
            <text:p>243</text:p>
          </table:table-cell>
          <table:table-cell table:formula="of:=[.B2423]" office:value-type="float" office:value="10" calcext:value-type="float">
            <text:p>10</text:p>
          </table:table-cell>
          <table:table-cell office:value-type="float" office:value="158.75907456" calcext:value-type="float">
            <text:p>158.75907456</text:p>
          </table:table-cell>
          <table:table-cell office:value-type="float" office:value="41.1700128" calcext:value-type="float">
            <text:p>41.1700128</text:p>
          </table:table-cell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424]+1" office:value-type="float" office:value="244" calcext:value-type="float">
            <text:p>244</text:p>
          </table:table-cell>
          <table:table-cell table:formula="of:=[.B2424]" office:value-type="float" office:value="1" calcext:value-type="float">
            <text:p>1</text:p>
          </table:table-cell>
          <table:table-cell office:value-type="float" office:value="202.8914496" calcext:value-type="float">
            <text:p>202.8914496</text:p>
          </table:table-cell>
          <table:table-cell office:value-type="float" office:value="131.22906912" calcext:value-type="float">
            <text:p>131.22906912</text:p>
          </table:table-cell>
          <table:table-cell office:value-type="float" office:value="198" calcext:value-type="float">
            <text:p>198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2425]+1" office:value-type="float" office:value="244" calcext:value-type="float">
            <text:p>244</text:p>
          </table:table-cell>
          <table:table-cell table:formula="of:=[.B2425]" office:value-type="float" office:value="2" calcext:value-type="float">
            <text:p>2</text:p>
          </table:table-cell>
          <table:table-cell office:value-type="float" office:value="117.91080384" calcext:value-type="float">
            <text:p>117.91080384</text:p>
          </table:table-cell>
          <table:table-cell office:value-type="float" office:value="129.0236064" calcext:value-type="float">
            <text:p>129.0236064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formula="of:=[.A2426]+1" office:value-type="float" office:value="244" calcext:value-type="float">
            <text:p>244</text:p>
          </table:table-cell>
          <table:table-cell table:formula="of:=[.B2426]" office:value-type="float" office:value="3" calcext:value-type="float">
            <text:p>3</text:p>
          </table:table-cell>
          <table:table-cell office:value-type="float" office:value="197.6904576" calcext:value-type="float">
            <text:p>197.6904576</text:p>
          </table:table-cell>
          <table:table-cell office:value-type="float" office:value="101.980246752" calcext:value-type="float">
            <text:p>101.980246752</text:p>
          </table:table-cell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427]+1" office:value-type="float" office:value="244" calcext:value-type="float">
            <text:p>244</text:p>
          </table:table-cell>
          <table:table-cell table:formula="of:=[.B2427]" office:value-type="float" office:value="4" calcext:value-type="float">
            <text:p>4</text:p>
          </table:table-cell>
          <table:table-cell office:value-type="float" office:value="122.65178496" calcext:value-type="float">
            <text:p>122.65178496</text:p>
          </table:table-cell>
          <table:table-cell office:value-type="float" office:value="101.410477632" calcext:value-type="float">
            <text:p>101.410477632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428]+1" office:value-type="float" office:value="244" calcext:value-type="float">
            <text:p>244</text:p>
          </table:table-cell>
          <table:table-cell table:formula="of:=[.B2428]" office:value-type="float" office:value="5" calcext:value-type="float">
            <text:p>5</text:p>
          </table:table-cell>
          <table:table-cell office:value-type="float" office:value="197.06637568" calcext:value-type="float">
            <text:p>197.06637568</text:p>
          </table:table-cell>
          <table:table-cell office:value-type="float" office:value="72.41889504" calcext:value-type="float">
            <text:p>72.41889504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429]+1" office:value-type="float" office:value="244" calcext:value-type="float">
            <text:p>244</text:p>
          </table:table-cell>
          <table:table-cell table:formula="of:=[.B2429]" office:value-type="float" office:value="6" calcext:value-type="float">
            <text:p>6</text:p>
          </table:table-cell>
          <table:table-cell office:value-type="float" office:value="126.090023296" calcext:value-type="float">
            <text:p>126.090023296</text:p>
          </table:table-cell>
          <table:table-cell office:value-type="float" office:value="70.3166304" calcext:value-type="float">
            <text:p>70.3166304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430]+1" office:value-type="float" office:value="244" calcext:value-type="float">
            <text:p>244</text:p>
          </table:table-cell>
          <table:table-cell table:formula="of:=[.B2430]" office:value-type="float" office:value="7" calcext:value-type="float">
            <text:p>7</text:p>
          </table:table-cell>
          <table:table-cell office:value-type="float" office:value="183.22841216" calcext:value-type="float">
            <text:p>183.22841216</text:p>
          </table:table-cell>
          <table:table-cell office:value-type="float" office:value="48.69830112" calcext:value-type="float">
            <text:p>48.69830112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431]+1" office:value-type="float" office:value="244" calcext:value-type="float">
            <text:p>244</text:p>
          </table:table-cell>
          <table:table-cell table:formula="of:=[.B2431]" office:value-type="float" office:value="8" calcext:value-type="float">
            <text:p>8</text:p>
          </table:table-cell>
          <table:table-cell office:value-type="float" office:value="139.55242752" calcext:value-type="float">
            <text:p>139.55242752</text:p>
          </table:table-cell>
          <table:table-cell office:value-type="float" office:value="50.7881616" calcext:value-type="float">
            <text:p>50.7881616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432]+1" office:value-type="float" office:value="244" calcext:value-type="float">
            <text:p>244</text:p>
          </table:table-cell>
          <table:table-cell table:formula="of:=[.B2432]" office:value-type="float" office:value="9" calcext:value-type="float">
            <text:p>9</text:p>
          </table:table-cell>
          <table:table-cell office:value-type="float" office:value="179.84130048" calcext:value-type="float">
            <text:p>179.84130048</text:p>
          </table:table-cell>
          <table:table-cell office:value-type="float" office:value="29.6469408" calcext:value-type="float">
            <text:p>29.6469408</text:p>
          </table:table-cell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2433]+1" office:value-type="float" office:value="244" calcext:value-type="float">
            <text:p>244</text:p>
          </table:table-cell>
          <table:table-cell table:formula="of:=[.B2433]" office:value-type="float" office:value="10" calcext:value-type="float">
            <text:p>10</text:p>
          </table:table-cell>
          <table:table-cell office:value-type="float" office:value="144.2772288" calcext:value-type="float">
            <text:p>144.2772288</text:p>
          </table:table-cell>
          <table:table-cell office:value-type="float" office:value="30.38670144" calcext:value-type="float">
            <text:p>30.38670144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434]+1" office:value-type="float" office:value="245" calcext:value-type="float">
            <text:p>245</text:p>
          </table:table-cell>
          <table:table-cell table:formula="of:=[.B2434]" office:value-type="float" office:value="1" calcext:value-type="float">
            <text:p>1</text:p>
          </table:table-cell>
          <table:table-cell office:value-type="float" office:value="213.7095424" calcext:value-type="float">
            <text:p>213.7095424</text:p>
          </table:table-cell>
          <table:table-cell office:value-type="float" office:value="137.624256" calcext:value-type="float">
            <text:p>137.624256</text:p>
          </table:table-cell>
          <table:table-cell office:value-type="float" office:value="213" calcext:value-type="float">
            <text:p>21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435]+1" office:value-type="float" office:value="245" calcext:value-type="float">
            <text:p>245</text:p>
          </table:table-cell>
          <table:table-cell table:formula="of:=[.B2435]" office:value-type="float" office:value="2" calcext:value-type="float">
            <text:p>2</text:p>
          </table:table-cell>
          <table:table-cell office:value-type="float" office:value="124.431249408" calcext:value-type="float">
            <text:p>124.431249408</text:p>
          </table:table-cell>
          <table:table-cell office:value-type="float" office:value="136.0244976" calcext:value-type="float">
            <text:p>136.0244976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436]+1" office:value-type="float" office:value="245" calcext:value-type="float">
            <text:p>245</text:p>
          </table:table-cell>
          <table:table-cell table:formula="of:=[.B2436]" office:value-type="float" office:value="3" calcext:value-type="float">
            <text:p>3</text:p>
          </table:table-cell>
          <table:table-cell office:value-type="float" office:value="208.9968256" calcext:value-type="float">
            <text:p>208.9968256</text:p>
          </table:table-cell>
          <table:table-cell office:value-type="float" office:value="106.52053248" calcext:value-type="float">
            <text:p>106.52053248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437]+1" office:value-type="float" office:value="245" calcext:value-type="float">
            <text:p>245</text:p>
          </table:table-cell>
          <table:table-cell table:formula="of:=[.B2437]" office:value-type="float" office:value="4" calcext:value-type="float">
            <text:p>4</text:p>
          </table:table-cell>
          <table:table-cell office:value-type="float" office:value="129.181714816" calcext:value-type="float">
            <text:p>129.181714816</text:p>
          </table:table-cell>
          <table:table-cell office:value-type="float" office:value="105.7334832" calcext:value-type="float">
            <text:p>105.7334832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A2438]+1" office:value-type="float" office:value="245" calcext:value-type="float">
            <text:p>245</text:p>
          </table:table-cell>
          <table:table-cell table:formula="of:=[.B2438]" office:value-type="float" office:value="5" calcext:value-type="float">
            <text:p>5</text:p>
          </table:table-cell>
          <table:table-cell office:value-type="float" office:value="206.1971584" calcext:value-type="float">
            <text:p>206.1971584</text:p>
          </table:table-cell>
          <table:table-cell office:value-type="float" office:value="76.3096272" calcext:value-type="float">
            <text:p>76.3096272</text:p>
          </table:table-cell>
          <table:table-cell office:value-type="float" office:value="204" calcext:value-type="float">
            <text:p>204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439]+1" office:value-type="float" office:value="245" calcext:value-type="float">
            <text:p>245</text:p>
          </table:table-cell>
          <table:table-cell table:formula="of:=[.B2439]" office:value-type="float" office:value="6" calcext:value-type="float">
            <text:p>6</text:p>
          </table:table-cell>
          <table:table-cell office:value-type="float" office:value="133.74373376" calcext:value-type="float">
            <text:p>133.74373376</text:p>
          </table:table-cell>
          <table:table-cell office:value-type="float" office:value="75.41106624" calcext:value-type="float">
            <text:p>75.4110662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440]+1" office:value-type="float" office:value="245" calcext:value-type="float">
            <text:p>245</text:p>
          </table:table-cell>
          <table:table-cell table:formula="of:=[.B2440]" office:value-type="float" office:value="7" calcext:value-type="float">
            <text:p>7</text:p>
          </table:table-cell>
          <table:table-cell office:value-type="float" office:value="193.52796928" calcext:value-type="float">
            <text:p>193.52796928</text:p>
          </table:table-cell>
          <table:table-cell office:value-type="float" office:value="52.93151712" calcext:value-type="float">
            <text:p>52.93151712</text:p>
          </table:table-cell>
          <table:table-cell office:value-type="float" office:value="192" calcext:value-type="float">
            <text:p>192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441]+1" office:value-type="float" office:value="245" calcext:value-type="float">
            <text:p>245</text:p>
          </table:table-cell>
          <table:table-cell table:formula="of:=[.B2441]" office:value-type="float" office:value="8" calcext:value-type="float">
            <text:p>8</text:p>
          </table:table-cell>
          <table:table-cell office:value-type="float" office:value="148.16367104" calcext:value-type="float">
            <text:p>148.16367104</text:p>
          </table:table-cell>
          <table:table-cell office:value-type="float" office:value="54.1414848" calcext:value-type="float">
            <text:p>54.1414848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442]+1" office:value-type="float" office:value="245" calcext:value-type="float">
            <text:p>245</text:p>
          </table:table-cell>
          <table:table-cell table:formula="of:=[.B2442]" office:value-type="float" office:value="9" calcext:value-type="float">
            <text:p>9</text:p>
          </table:table-cell>
          <table:table-cell office:value-type="float" office:value="188.96070912" calcext:value-type="float">
            <text:p>188.96070912</text:p>
          </table:table-cell>
          <table:table-cell office:value-type="float" office:value="32.7552336" calcext:value-type="float">
            <text:p>32.7552336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443]+1" office:value-type="float" office:value="245" calcext:value-type="float">
            <text:p>245</text:p>
          </table:table-cell>
          <table:table-cell table:formula="of:=[.B2443]" office:value-type="float" office:value="10" calcext:value-type="float">
            <text:p>10</text:p>
          </table:table-cell>
          <table:table-cell office:value-type="float" office:value="151.93453568" calcext:value-type="float">
            <text:p>151.93453568</text:p>
          </table:table-cell>
          <table:table-cell office:value-type="float" office:value="32.979648" calcext:value-type="float">
            <text:p>32.97964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444]+1" office:value-type="float" office:value="246" calcext:value-type="float">
            <text:p>246</text:p>
          </table:table-cell>
          <table:table-cell table:formula="of:=[.B2444]" office:value-type="float" office:value="1" calcext:value-type="float">
            <text:p>1</text:p>
          </table:table-cell>
          <table:table-cell office:value-type="float" office:value="220.2257024" calcext:value-type="float">
            <text:p>220.2257024</text:p>
          </table:table-cell>
          <table:table-cell office:value-type="float" office:value="137.56685568" calcext:value-type="float">
            <text:p>137.56685568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445]+1" office:value-type="float" office:value="246" calcext:value-type="float">
            <text:p>246</text:p>
          </table:table-cell>
          <table:table-cell table:formula="of:=[.B2445]" office:value-type="float" office:value="2" calcext:value-type="float">
            <text:p>2</text:p>
          </table:table-cell>
          <table:table-cell office:value-type="float" office:value="132.33071232" calcext:value-type="float">
            <text:p>132.33071232</text:p>
          </table:table-cell>
          <table:table-cell office:value-type="float" office:value="138.90028416" calcext:value-type="float">
            <text:p>138.9002841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446]+1" office:value-type="float" office:value="246" calcext:value-type="float">
            <text:p>246</text:p>
          </table:table-cell>
          <table:table-cell table:formula="of:=[.B2446]" office:value-type="float" office:value="3" calcext:value-type="float">
            <text:p>3</text:p>
          </table:table-cell>
          <table:table-cell office:value-type="float" office:value="216.2288512" calcext:value-type="float">
            <text:p>216.2288512</text:p>
          </table:table-cell>
          <table:table-cell office:value-type="float" office:value="108.37063296" calcext:value-type="float">
            <text:p>108.37063296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447]+1" office:value-type="float" office:value="246" calcext:value-type="float">
            <text:p>246</text:p>
          </table:table-cell>
          <table:table-cell table:formula="of:=[.B2447]" office:value-type="float" office:value="4" calcext:value-type="float">
            <text:p>4</text:p>
          </table:table-cell>
          <table:table-cell office:value-type="float" office:value="137.185475328" calcext:value-type="float">
            <text:p>137.185475328</text:p>
          </table:table-cell>
          <table:table-cell office:value-type="float" office:value="108.96057408" calcext:value-type="float">
            <text:p>108.96057408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448]+1" office:value-type="float" office:value="246" calcext:value-type="float">
            <text:p>246</text:p>
          </table:table-cell>
          <table:table-cell table:formula="of:=[.B2448]" office:value-type="float" office:value="5" calcext:value-type="float">
            <text:p>5</text:p>
          </table:table-cell>
          <table:table-cell office:value-type="float" office:value="211.337536" calcext:value-type="float">
            <text:p>211.337536</text:p>
          </table:table-cell>
          <table:table-cell office:value-type="float" office:value="78.21370848" calcext:value-type="float">
            <text:p>78.21370848</text:p>
          </table:table-cell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449]+1" office:value-type="float" office:value="246" calcext:value-type="float">
            <text:p>246</text:p>
          </table:table-cell>
          <table:table-cell table:formula="of:=[.B2449]" office:value-type="float" office:value="6" calcext:value-type="float">
            <text:p>6</text:p>
          </table:table-cell>
          <table:table-cell office:value-type="float" office:value="140.223048192" calcext:value-type="float">
            <text:p>140.223048192</text:p>
          </table:table-cell>
          <table:table-cell office:value-type="float" office:value="78.21051936" calcext:value-type="float">
            <text:p>78.21051936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450]+1" office:value-type="float" office:value="246" calcext:value-type="float">
            <text:p>246</text:p>
          </table:table-cell>
          <table:table-cell table:formula="of:=[.B2450]" office:value-type="float" office:value="7" calcext:value-type="float">
            <text:p>7</text:p>
          </table:table-cell>
          <table:table-cell office:value-type="float" office:value="198.9037632" calcext:value-type="float">
            <text:p>198.9037632</text:p>
          </table:table-cell>
          <table:table-cell office:value-type="float" office:value="54.12812832" calcext:value-type="float">
            <text:p>54.12812832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451]+1" office:value-type="float" office:value="246" calcext:value-type="float">
            <text:p>246</text:p>
          </table:table-cell>
          <table:table-cell table:formula="of:=[.B2451]" office:value-type="float" office:value="8" calcext:value-type="float">
            <text:p>8</text:p>
          </table:table-cell>
          <table:table-cell office:value-type="float" office:value="152.99158272" calcext:value-type="float">
            <text:p>152.99158272</text:p>
          </table:table-cell>
          <table:table-cell office:value-type="float" office:value="55.8843744" calcext:value-type="float">
            <text:p>55.8843744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452]+1" office:value-type="float" office:value="246" calcext:value-type="float">
            <text:p>246</text:p>
          </table:table-cell>
          <table:table-cell table:formula="of:=[.B2452]" office:value-type="float" office:value="9" calcext:value-type="float">
            <text:p>9</text:p>
          </table:table-cell>
          <table:table-cell office:value-type="float" office:value="192.1431552" calcext:value-type="float">
            <text:p>192.1431552</text:p>
          </table:table-cell>
          <table:table-cell office:value-type="float" office:value="33.6031392" calcext:value-type="float">
            <text:p>33.6031392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453]+1" office:value-type="float" office:value="246" calcext:value-type="float">
            <text:p>246</text:p>
          </table:table-cell>
          <table:table-cell table:formula="of:=[.B2453]" office:value-type="float" office:value="10" calcext:value-type="float">
            <text:p>10</text:p>
          </table:table-cell>
          <table:table-cell office:value-type="float" office:value="156.98687744" calcext:value-type="float">
            <text:p>156.98687744</text:p>
          </table:table-cell>
          <table:table-cell office:value-type="float" office:value="34.9682496" calcext:value-type="float">
            <text:p>34.9682496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454]+1" office:value-type="float" office:value="247" calcext:value-type="float">
            <text:p>247</text:p>
          </table:table-cell>
          <table:table-cell table:formula="of:=[.B2454]" office:value-type="float" office:value="1" calcext:value-type="float">
            <text:p>1</text:p>
          </table:table-cell>
          <table:table-cell office:value-type="float" office:value="221.48406272" calcext:value-type="float">
            <text:p>221.48406272</text:p>
          </table:table-cell>
          <table:table-cell office:value-type="float" office:value="134.36419776" calcext:value-type="float">
            <text:p>134.36419776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455]+1" office:value-type="float" office:value="247" calcext:value-type="float">
            <text:p>247</text:p>
          </table:table-cell>
          <table:table-cell table:formula="of:=[.B2455]" office:value-type="float" office:value="2" calcext:value-type="float">
            <text:p>2</text:p>
          </table:table-cell>
          <table:table-cell office:value-type="float" office:value="130.30396928" calcext:value-type="float">
            <text:p>130.30396928</text:p>
          </table:table-cell>
          <table:table-cell office:value-type="float" office:value="137.054232" calcext:value-type="float">
            <text:p>137.054232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456]+1" office:value-type="float" office:value="247" calcext:value-type="float">
            <text:p>247</text:p>
          </table:table-cell>
          <table:table-cell table:formula="of:=[.B2456]" office:value-type="float" office:value="3" calcext:value-type="float">
            <text:p>3</text:p>
          </table:table-cell>
          <table:table-cell office:value-type="float" office:value="215.09002624" calcext:value-type="float">
            <text:p>215.09002624</text:p>
          </table:table-cell>
          <table:table-cell office:value-type="float" office:value="104.23214976" calcext:value-type="float">
            <text:p>104.23214976</text:p>
          </table:table-cell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2457]+1" office:value-type="float" office:value="247" calcext:value-type="float">
            <text:p>247</text:p>
          </table:table-cell>
          <table:table-cell table:formula="of:=[.B2457]" office:value-type="float" office:value="4" calcext:value-type="float">
            <text:p>4</text:p>
          </table:table-cell>
          <table:table-cell office:value-type="float" office:value="133.91651072" calcext:value-type="float">
            <text:p>133.91651072</text:p>
          </table:table-cell>
          <table:table-cell office:value-type="float" office:value="106.73188992" calcext:value-type="float">
            <text:p>106.73188992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458]+1" office:value-type="float" office:value="247" calcext:value-type="float">
            <text:p>247</text:p>
          </table:table-cell>
          <table:table-cell table:formula="of:=[.B2458]" office:value-type="float" office:value="5" calcext:value-type="float">
            <text:p>5</text:p>
          </table:table-cell>
          <table:table-cell office:value-type="float" office:value="209.21553024" calcext:value-type="float">
            <text:p>209.21553024</text:p>
          </table:table-cell>
          <table:table-cell office:value-type="float" office:value="74.27762592" calcext:value-type="float">
            <text:p>74.27762592</text:p>
          </table:table-cell>
          <table:table-cell office:value-type="float" office:value="210" calcext:value-type="float">
            <text:p>21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459]+1" office:value-type="float" office:value="247" calcext:value-type="float">
            <text:p>247</text:p>
          </table:table-cell>
          <table:table-cell table:formula="of:=[.B2459]" office:value-type="float" office:value="6" calcext:value-type="float">
            <text:p>6</text:p>
          </table:table-cell>
          <table:table-cell office:value-type="float" office:value="136.842359552" calcext:value-type="float">
            <text:p>136.842359552</text:p>
          </table:table-cell>
          <table:table-cell office:value-type="float" office:value="77.6542656" calcext:value-type="float">
            <text:p>77.6542656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460]+1" office:value-type="float" office:value="247" calcext:value-type="float">
            <text:p>247</text:p>
          </table:table-cell>
          <table:table-cell table:formula="of:=[.B2460]" office:value-type="float" office:value="7" calcext:value-type="float">
            <text:p>7</text:p>
          </table:table-cell>
          <table:table-cell office:value-type="float" office:value="196.143168" calcext:value-type="float">
            <text:p>196.143168</text:p>
          </table:table-cell>
          <table:table-cell office:value-type="float" office:value="51.767808" calcext:value-type="float">
            <text:p>51.767808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2461]+1" office:value-type="float" office:value="247" calcext:value-type="float">
            <text:p>247</text:p>
          </table:table-cell>
          <table:table-cell table:formula="of:=[.B2461]" office:value-type="float" office:value="8" calcext:value-type="float">
            <text:p>8</text:p>
          </table:table-cell>
          <table:table-cell office:value-type="float" office:value="149.085696" calcext:value-type="float">
            <text:p>149.085696</text:p>
          </table:table-cell>
          <table:table-cell office:value-type="float" office:value="54.3703104" calcext:value-type="float">
            <text:p>54.3703104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462]+1" office:value-type="float" office:value="247" calcext:value-type="float">
            <text:p>247</text:p>
          </table:table-cell>
          <table:table-cell table:formula="of:=[.B2462]" office:value-type="float" office:value="9" calcext:value-type="float">
            <text:p>9</text:p>
          </table:table-cell>
          <table:table-cell office:value-type="float" office:value="189.02280064" calcext:value-type="float">
            <text:p>189.02280064</text:p>
          </table:table-cell>
          <table:table-cell office:value-type="float" office:value="30.6352704" calcext:value-type="float">
            <text:p>30.6352704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463]+1" office:value-type="float" office:value="247" calcext:value-type="float">
            <text:p>247</text:p>
          </table:table-cell>
          <table:table-cell table:formula="of:=[.B2463]" office:value-type="float" office:value="10" calcext:value-type="float">
            <text:p>10</text:p>
          </table:table-cell>
          <table:table-cell office:value-type="float" office:value="150.93717248" calcext:value-type="float">
            <text:p>150.93717248</text:p>
          </table:table-cell>
          <table:table-cell office:value-type="float" office:value="33.3257856" calcext:value-type="float">
            <text:p>33.3257856</text:p>
          </table:table-cell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2464]+1" office:value-type="float" office:value="248" calcext:value-type="float">
            <text:p>248</text:p>
          </table:table-cell>
          <table:table-cell table:formula="of:=[.B2464]" office:value-type="float" office:value="1" calcext:value-type="float">
            <text:p>1</text:p>
          </table:table-cell>
          <table:table-cell office:value-type="float" office:value="218.9249408" calcext:value-type="float">
            <text:p>218.9249408</text:p>
          </table:table-cell>
          <table:table-cell office:value-type="float" office:value="127.2037008" calcext:value-type="float">
            <text:p>127.2037008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465]+1" office:value-type="float" office:value="248" calcext:value-type="float">
            <text:p>248</text:p>
          </table:table-cell>
          <table:table-cell table:formula="of:=[.B2465]" office:value-type="float" office:value="2" calcext:value-type="float">
            <text:p>2</text:p>
          </table:table-cell>
          <table:table-cell office:value-type="float" office:value="131.684840704" calcext:value-type="float">
            <text:p>131.684840704</text:p>
          </table:table-cell>
          <table:table-cell office:value-type="float" office:value="129.13506048" calcext:value-type="float">
            <text:p>129.1350604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formula="of:=[.A2466]+1" office:value-type="float" office:value="248" calcext:value-type="float">
            <text:p>248</text:p>
          </table:table-cell>
          <table:table-cell table:formula="of:=[.B2466]" office:value-type="float" office:value="3" calcext:value-type="float">
            <text:p>3</text:p>
          </table:table-cell>
          <table:table-cell office:value-type="float" office:value="214.0672" calcext:value-type="float">
            <text:p>214.0672</text:p>
          </table:table-cell>
          <table:table-cell office:value-type="float" office:value="98.050476192" calcext:value-type="float">
            <text:p>98.050476192</text:p>
          </table:table-cell>
          <table:table-cell office:value-type="float" office:value="214" calcext:value-type="float">
            <text:p>214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467]+1" office:value-type="float" office:value="248" calcext:value-type="float">
            <text:p>248</text:p>
          </table:table-cell>
          <table:table-cell table:formula="of:=[.B2467]" office:value-type="float" office:value="4" calcext:value-type="float">
            <text:p>4</text:p>
          </table:table-cell>
          <table:table-cell office:value-type="float" office:value="134.794115072" calcext:value-type="float">
            <text:p>134.794115072</text:p>
          </table:table-cell>
          <table:table-cell office:value-type="float" office:value="98.55579792" calcext:value-type="float">
            <text:p>98.55579792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468]+1" office:value-type="float" office:value="248" calcext:value-type="float">
            <text:p>248</text:p>
          </table:table-cell>
          <table:table-cell table:formula="of:=[.B2468]" office:value-type="float" office:value="5" calcext:value-type="float">
            <text:p>5</text:p>
          </table:table-cell>
          <table:table-cell office:value-type="float" office:value="208.8681088" calcext:value-type="float">
            <text:p>208.8681088</text:p>
          </table:table-cell>
          <table:table-cell office:value-type="float" office:value="69.09710016" calcext:value-type="float">
            <text:p>69.09710016</text:p>
          </table:table-cell>
          <table:table-cell office:value-type="float" office:value="212" calcext:value-type="float">
            <text:p>21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469]+1" office:value-type="float" office:value="248" calcext:value-type="float">
            <text:p>248</text:p>
          </table:table-cell>
          <table:table-cell table:formula="of:=[.B2469]" office:value-type="float" office:value="6" calcext:value-type="float">
            <text:p>6</text:p>
          </table:table-cell>
          <table:table-cell office:value-type="float" office:value="138.2098304" calcext:value-type="float">
            <text:p>138.2098304</text:p>
          </table:table-cell>
          <table:table-cell office:value-type="float" office:value="70.22094144" calcext:value-type="float">
            <text:p>70.22094144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470]+1" office:value-type="float" office:value="248" calcext:value-type="float">
            <text:p>248</text:p>
          </table:table-cell>
          <table:table-cell table:formula="of:=[.B2470]" office:value-type="float" office:value="7" calcext:value-type="float">
            <text:p>7</text:p>
          </table:table-cell>
          <table:table-cell office:value-type="float" office:value="196.6066304" calcext:value-type="float">
            <text:p>196.6066304</text:p>
          </table:table-cell>
          <table:table-cell office:value-type="float" office:value="46.61339904" calcext:value-type="float">
            <text:p>46.61339904</text:p>
          </table:table-cell>
          <table:table-cell office:value-type="float" office:value="197" calcext:value-type="float">
            <text:p>19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471]+1" office:value-type="float" office:value="248" calcext:value-type="float">
            <text:p>248</text:p>
          </table:table-cell>
          <table:table-cell table:formula="of:=[.B2471]" office:value-type="float" office:value="8" calcext:value-type="float">
            <text:p>8</text:p>
          </table:table-cell>
          <table:table-cell office:value-type="float" office:value="151.42837376" calcext:value-type="float">
            <text:p>151.42837376</text:p>
          </table:table-cell>
          <table:table-cell office:value-type="float" office:value="47.6829984" calcext:value-type="float">
            <text:p>47.6829984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472]+1" office:value-type="float" office:value="248" calcext:value-type="float">
            <text:p>248</text:p>
          </table:table-cell>
          <table:table-cell table:formula="of:=[.B2472]" office:value-type="float" office:value="9" calcext:value-type="float">
            <text:p>9</text:p>
          </table:table-cell>
          <table:table-cell office:value-type="float" office:value="190.62061312" calcext:value-type="float">
            <text:p>190.62061312</text:p>
          </table:table-cell>
          <table:table-cell office:value-type="float" office:value="26.598768" calcext:value-type="float">
            <text:p>26.598768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473]+1" office:value-type="float" office:value="248" calcext:value-type="float">
            <text:p>248</text:p>
          </table:table-cell>
          <table:table-cell table:formula="of:=[.B2473]" office:value-type="float" office:value="10" calcext:value-type="float">
            <text:p>10</text:p>
          </table:table-cell>
          <table:table-cell office:value-type="float" office:value="154.61110656" calcext:value-type="float">
            <text:p>154.61110656</text:p>
          </table:table-cell>
          <table:table-cell office:value-type="float" office:value="27.878352" calcext:value-type="float">
            <text:p>27.878352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474]+1" office:value-type="float" office:value="249" calcext:value-type="float">
            <text:p>249</text:p>
          </table:table-cell>
          <table:table-cell table:formula="of:=[.B2474]" office:value-type="float" office:value="1" calcext:value-type="float">
            <text:p>1</text:p>
          </table:table-cell>
          <table:table-cell office:value-type="float" office:value="207.7006464" calcext:value-type="float">
            <text:p>207.7006464</text:p>
          </table:table-cell>
          <table:table-cell office:value-type="float" office:value="138.63231744" calcext:value-type="float">
            <text:p>138.63231744</text:p>
          </table:table-cell>
          <table:table-cell office:value-type="float" office:value="207" calcext:value-type="float">
            <text:p>207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475]+1" office:value-type="float" office:value="249" calcext:value-type="float">
            <text:p>249</text:p>
          </table:table-cell>
          <table:table-cell table:formula="of:=[.B2475]" office:value-type="float" office:value="2" calcext:value-type="float">
            <text:p>2</text:p>
          </table:table-cell>
          <table:table-cell office:value-type="float" office:value="115.82306432" calcext:value-type="float">
            <text:p>115.82306432</text:p>
          </table:table-cell>
          <table:table-cell office:value-type="float" office:value="131.18366976" calcext:value-type="float">
            <text:p>131.18366976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476]+1" office:value-type="float" office:value="249" calcext:value-type="float">
            <text:p>249</text:p>
          </table:table-cell>
          <table:table-cell table:formula="of:=[.B2476]" office:value-type="float" office:value="3" calcext:value-type="float">
            <text:p>3</text:p>
          </table:table-cell>
          <table:table-cell office:value-type="float" office:value="205.28482048" calcext:value-type="float">
            <text:p>205.28482048</text:p>
          </table:table-cell>
          <table:table-cell office:value-type="float" office:value="106.894382016" calcext:value-type="float">
            <text:p>106.894382016</text:p>
          </table:table-cell>
          <table:table-cell office:value-type="float" office:value="204" calcext:value-type="float">
            <text:p>20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477]+1" office:value-type="float" office:value="249" calcext:value-type="float">
            <text:p>249</text:p>
          </table:table-cell>
          <table:table-cell table:formula="of:=[.B2477]" office:value-type="float" office:value="4" calcext:value-type="float">
            <text:p>4</text:p>
          </table:table-cell>
          <table:table-cell office:value-type="float" office:value="123.0983648" calcext:value-type="float">
            <text:p>123.0983648</text:p>
          </table:table-cell>
          <table:table-cell office:value-type="float" office:value="99.50673984" calcext:value-type="float">
            <text:p>99.50673984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2478]+1" office:value-type="float" office:value="249" calcext:value-type="float">
            <text:p>249</text:p>
          </table:table-cell>
          <table:table-cell table:formula="of:=[.B2478]" office:value-type="float" office:value="5" calcext:value-type="float">
            <text:p>5</text:p>
          </table:table-cell>
          <table:table-cell office:value-type="float" office:value="205.2964352" calcext:value-type="float">
            <text:p>205.2964352</text:p>
          </table:table-cell>
          <table:table-cell office:value-type="float" office:value="74.24668128" calcext:value-type="float">
            <text:p>74.24668128</text:p>
          </table:table-cell>
          <table:table-cell office:value-type="float" office:value="205" calcext:value-type="float">
            <text:p>205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479]+1" office:value-type="float" office:value="249" calcext:value-type="float">
            <text:p>249</text:p>
          </table:table-cell>
          <table:table-cell table:formula="of:=[.B2479]" office:value-type="float" office:value="6" calcext:value-type="float">
            <text:p>6</text:p>
          </table:table-cell>
          <table:table-cell office:value-type="float" office:value="130.551992832" calcext:value-type="float">
            <text:p>130.551992832</text:p>
          </table:table-cell>
          <table:table-cell office:value-type="float" office:value="69.2447952" calcext:value-type="float">
            <text:p>69.2447952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480]+1" office:value-type="float" office:value="249" calcext:value-type="float">
            <text:p>249</text:p>
          </table:table-cell>
          <table:table-cell table:formula="of:=[.B2480]" office:value-type="float" office:value="7" calcext:value-type="float">
            <text:p>7</text:p>
          </table:table-cell>
          <table:table-cell office:value-type="float" office:value="193.9494656" calcext:value-type="float">
            <text:p>193.9494656</text:p>
          </table:table-cell>
          <table:table-cell office:value-type="float" office:value="49.4349744" calcext:value-type="float">
            <text:p>49.4349744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481]+1" office:value-type="float" office:value="249" calcext:value-type="float">
            <text:p>249</text:p>
          </table:table-cell>
          <table:table-cell table:formula="of:=[.B2481]" office:value-type="float" office:value="8" calcext:value-type="float">
            <text:p>8</text:p>
          </table:table-cell>
          <table:table-cell office:value-type="float" office:value="146.5233024" calcext:value-type="float">
            <text:p>146.5233024</text:p>
          </table:table-cell>
          <table:table-cell office:value-type="float" office:value="46.9443936" calcext:value-type="float">
            <text:p>46.9443936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482]+1" office:value-type="float" office:value="249" calcext:value-type="float">
            <text:p>249</text:p>
          </table:table-cell>
          <table:table-cell table:formula="of:=[.B2482]" office:value-type="float" office:value="9" calcext:value-type="float">
            <text:p>9</text:p>
          </table:table-cell>
          <table:table-cell office:value-type="float" office:value="190.21478656" calcext:value-type="float">
            <text:p>190.21478656</text:p>
          </table:table-cell>
          <table:table-cell office:value-type="float" office:value="27.20348736" calcext:value-type="float">
            <text:p>27.20348736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483]+1" office:value-type="float" office:value="249" calcext:value-type="float">
            <text:p>249</text:p>
          </table:table-cell>
          <table:table-cell table:formula="of:=[.B2483]" office:value-type="float" office:value="10" calcext:value-type="float">
            <text:p>10</text:p>
          </table:table-cell>
          <table:table-cell office:value-type="float" office:value="152.22106496" calcext:value-type="float">
            <text:p>152.22106496</text:p>
          </table:table-cell>
          <table:table-cell office:value-type="float" office:value="25.5844176" calcext:value-type="float">
            <text:p>25.5844176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484]+1" office:value-type="float" office:value="250" calcext:value-type="float">
            <text:p>250</text:p>
          </table:table-cell>
          <table:table-cell table:formula="of:=[.B2484]" office:value-type="float" office:value="1" calcext:value-type="float">
            <text:p>1</text:p>
          </table:table-cell>
          <table:table-cell office:value-type="float" office:value="221.17204992" calcext:value-type="float">
            <text:p>221.17204992</text:p>
          </table:table-cell>
          <table:table-cell office:value-type="float" office:value="149.7669504" calcext:value-type="float">
            <text:p>149.7669504</text:p>
          </table:table-cell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2485]+1" office:value-type="float" office:value="250" calcext:value-type="float">
            <text:p>250</text:p>
          </table:table-cell>
          <table:table-cell table:formula="of:=[.B2485]" office:value-type="float" office:value="2" calcext:value-type="float">
            <text:p>2</text:p>
          </table:table-cell>
          <table:table-cell office:value-type="float" office:value="132.12636608" calcext:value-type="float">
            <text:p>132.12636608</text:p>
          </table:table-cell>
          <table:table-cell office:value-type="float" office:value="145.9684992" calcext:value-type="float">
            <text:p>145.9684992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486]+1" office:value-type="float" office:value="250" calcext:value-type="float">
            <text:p>250</text:p>
          </table:table-cell>
          <table:table-cell table:formula="of:=[.B2486]" office:value-type="float" office:value="3" calcext:value-type="float">
            <text:p>3</text:p>
          </table:table-cell>
          <table:table-cell office:value-type="float" office:value="217.71009792" calcext:value-type="float">
            <text:p>217.71009792</text:p>
          </table:table-cell>
          <table:table-cell office:value-type="float" office:value="119.46310176" calcext:value-type="float">
            <text:p>119.46310176</text:p>
          </table:table-cell>
          <table:table-cell office:value-type="float" office:value="217" calcext:value-type="float">
            <text:p>217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487]+1" office:value-type="float" office:value="250" calcext:value-type="float">
            <text:p>250</text:p>
          </table:table-cell>
          <table:table-cell table:formula="of:=[.B2487]" office:value-type="float" office:value="4" calcext:value-type="float">
            <text:p>4</text:p>
          </table:table-cell>
          <table:table-cell office:value-type="float" office:value="137.73848704" calcext:value-type="float">
            <text:p>137.73848704</text:p>
          </table:table-cell>
          <table:table-cell office:value-type="float" office:value="116.4047568" calcext:value-type="float">
            <text:p>116.4047568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table:formula="of:=[.A2488]+1" office:value-type="float" office:value="250" calcext:value-type="float">
            <text:p>250</text:p>
          </table:table-cell>
          <table:table-cell table:formula="of:=[.B2488]" office:value-type="float" office:value="5" calcext:value-type="float">
            <text:p>5</text:p>
          </table:table-cell>
          <table:table-cell office:value-type="float" office:value="216.26136832" calcext:value-type="float">
            <text:p>216.26136832</text:p>
          </table:table-cell>
          <table:table-cell office:value-type="float" office:value="90.06157536" calcext:value-type="float">
            <text:p>90.06157536</text:p>
          </table:table-cell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2489]+1" office:value-type="float" office:value="250" calcext:value-type="float">
            <text:p>250</text:p>
          </table:table-cell>
          <table:table-cell table:formula="of:=[.B2489]" office:value-type="float" office:value="6" calcext:value-type="float">
            <text:p>6</text:p>
          </table:table-cell>
          <table:table-cell office:value-type="float" office:value="144.3937408" calcext:value-type="float">
            <text:p>144.3937408</text:p>
          </table:table-cell>
          <table:table-cell office:value-type="float" office:value="84.831211584" calcext:value-type="float">
            <text:p>84.83121158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2490]+1" office:value-type="float" office:value="250" calcext:value-type="float">
            <text:p>250</text:p>
          </table:table-cell>
          <table:table-cell table:formula="of:=[.B2490]" office:value-type="float" office:value="7" calcext:value-type="float">
            <text:p>7</text:p>
          </table:table-cell>
          <table:table-cell office:value-type="float" office:value="204.0359936" calcext:value-type="float">
            <text:p>204.0359936</text:p>
          </table:table-cell>
          <table:table-cell office:value-type="float" office:value="65.8444512" calcext:value-type="float">
            <text:p>65.8444512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491]+1" office:value-type="float" office:value="250" calcext:value-type="float">
            <text:p>250</text:p>
          </table:table-cell>
          <table:table-cell table:formula="of:=[.B2491]" office:value-type="float" office:value="8" calcext:value-type="float">
            <text:p>8</text:p>
          </table:table-cell>
          <table:table-cell office:value-type="float" office:value="157.47540864" calcext:value-type="float">
            <text:p>157.47540864</text:p>
          </table:table-cell>
          <table:table-cell office:value-type="float" office:value="65.41543296" calcext:value-type="float">
            <text:p>65.41543296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492]+1" office:value-type="float" office:value="250" calcext:value-type="float">
            <text:p>250</text:p>
          </table:table-cell>
          <table:table-cell table:formula="of:=[.B2492]" office:value-type="float" office:value="9" calcext:value-type="float">
            <text:p>9</text:p>
          </table:table-cell>
          <table:table-cell office:value-type="float" office:value="199.7730432" calcext:value-type="float">
            <text:p>199.7730432</text:p>
          </table:table-cell>
          <table:table-cell office:value-type="float" office:value="46.16193024" calcext:value-type="float">
            <text:p>46.16193024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493]+1" office:value-type="float" office:value="250" calcext:value-type="float">
            <text:p>250</text:p>
          </table:table-cell>
          <table:table-cell table:formula="of:=[.B2493]" office:value-type="float" office:value="10" calcext:value-type="float">
            <text:p>10</text:p>
          </table:table-cell>
          <table:table-cell office:value-type="float" office:value="162.78241792" calcext:value-type="float">
            <text:p>162.78241792</text:p>
          </table:table-cell>
          <table:table-cell office:value-type="float" office:value="45.66100512" calcext:value-type="float">
            <text:p>45.66100512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494]+1" office:value-type="float" office:value="251" calcext:value-type="float">
            <text:p>251</text:p>
          </table:table-cell>
          <table:table-cell table:formula="of:=[.B2494]" office:value-type="float" office:value="1" calcext:value-type="float">
            <text:p>1</text:p>
          </table:table-cell>
          <table:table-cell office:value-type="float" office:value="224.65047424" calcext:value-type="float">
            <text:p>224.65047424</text:p>
          </table:table-cell>
          <table:table-cell office:value-type="float" office:value="133.1395776" calcext:value-type="float">
            <text:p>133.1395776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495]+1" office:value-type="float" office:value="251" calcext:value-type="float">
            <text:p>251</text:p>
          </table:table-cell>
          <table:table-cell table:formula="of:=[.B2495]" office:value-type="float" office:value="2" calcext:value-type="float">
            <text:p>2</text:p>
          </table:table-cell>
          <table:table-cell office:value-type="float" office:value="133.72876416" calcext:value-type="float">
            <text:p>133.72876416</text:p>
          </table:table-cell>
          <table:table-cell office:value-type="float" office:value="131.82628416" calcext:value-type="float">
            <text:p>131.8262841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2496]+1" office:value-type="float" office:value="251" calcext:value-type="float">
            <text:p>251</text:p>
          </table:table-cell>
          <table:table-cell table:formula="of:=[.B2496]" office:value-type="float" office:value="3" calcext:value-type="float">
            <text:p>3</text:p>
          </table:table-cell>
          <table:table-cell office:value-type="float" office:value="220.7092864" calcext:value-type="float">
            <text:p>220.7092864</text:p>
          </table:table-cell>
          <table:table-cell office:value-type="float" office:value="102.74939904" calcext:value-type="float">
            <text:p>102.74939904</text:p>
          </table:table-cell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497]+1" office:value-type="float" office:value="251" calcext:value-type="float">
            <text:p>251</text:p>
          </table:table-cell>
          <table:table-cell table:formula="of:=[.B2497]" office:value-type="float" office:value="4" calcext:value-type="float">
            <text:p>4</text:p>
          </table:table-cell>
          <table:table-cell office:value-type="float" office:value="138.86829952" calcext:value-type="float">
            <text:p>138.86829952</text:p>
          </table:table-cell>
          <table:table-cell office:value-type="float" office:value="101.600693472" calcext:value-type="float">
            <text:p>101.600693472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498]+1" office:value-type="float" office:value="251" calcext:value-type="float">
            <text:p>251</text:p>
          </table:table-cell>
          <table:table-cell table:formula="of:=[.B2498]" office:value-type="float" office:value="5" calcext:value-type="float">
            <text:p>5</text:p>
          </table:table-cell>
          <table:table-cell office:value-type="float" office:value="216.8026368" calcext:value-type="float">
            <text:p>216.8026368</text:p>
          </table:table-cell>
          <table:table-cell office:value-type="float" office:value="71.1492288" calcext:value-type="float">
            <text:p>71.1492288</text:p>
          </table:table-cell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499]+1" office:value-type="float" office:value="251" calcext:value-type="float">
            <text:p>251</text:p>
          </table:table-cell>
          <table:table-cell table:formula="of:=[.B2499]" office:value-type="float" office:value="6" calcext:value-type="float">
            <text:p>6</text:p>
          </table:table-cell>
          <table:table-cell office:value-type="float" office:value="143.40802304" calcext:value-type="float">
            <text:p>143.40802304</text:p>
          </table:table-cell>
          <table:table-cell office:value-type="float" office:value="70.30325568" calcext:value-type="float">
            <text:p>70.30325568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500]+1" office:value-type="float" office:value="251" calcext:value-type="float">
            <text:p>251</text:p>
          </table:table-cell>
          <table:table-cell table:formula="of:=[.B2500]" office:value-type="float" office:value="7" calcext:value-type="float">
            <text:p>7</text:p>
          </table:table-cell>
          <table:table-cell office:value-type="float" office:value="204.2344512" calcext:value-type="float">
            <text:p>204.2344512</text:p>
          </table:table-cell>
          <table:table-cell office:value-type="float" office:value="47.13386496" calcext:value-type="float">
            <text:p>47.13386496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501]+1" office:value-type="float" office:value="251" calcext:value-type="float">
            <text:p>251</text:p>
          </table:table-cell>
          <table:table-cell table:formula="of:=[.B2501]" office:value-type="float" office:value="8" calcext:value-type="float">
            <text:p>8</text:p>
          </table:table-cell>
          <table:table-cell office:value-type="float" office:value="157.53615616" calcext:value-type="float">
            <text:p>157.53615616</text:p>
          </table:table-cell>
          <table:table-cell office:value-type="float" office:value="47.890272" calcext:value-type="float">
            <text:p>47.890272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502]+1" office:value-type="float" office:value="251" calcext:value-type="float">
            <text:p>251</text:p>
          </table:table-cell>
          <table:table-cell table:formula="of:=[.B2502]" office:value-type="float" office:value="9" calcext:value-type="float">
            <text:p>9</text:p>
          </table:table-cell>
          <table:table-cell office:value-type="float" office:value="198.47138944" calcext:value-type="float">
            <text:p>198.47138944</text:p>
          </table:table-cell>
          <table:table-cell office:value-type="float" office:value="25.0157184" calcext:value-type="float">
            <text:p>25.0157184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503]+1" office:value-type="float" office:value="251" calcext:value-type="float">
            <text:p>251</text:p>
          </table:table-cell>
          <table:table-cell table:formula="of:=[.B2503]" office:value-type="float" office:value="10" calcext:value-type="float">
            <text:p>10</text:p>
          </table:table-cell>
          <table:table-cell office:value-type="float" office:value="160.6380352" calcext:value-type="float">
            <text:p>160.6380352</text:p>
          </table:table-cell>
          <table:table-cell office:value-type="float" office:value="25.7117328" calcext:value-type="float">
            <text:p>25.7117328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2504]+1" office:value-type="float" office:value="252" calcext:value-type="float">
            <text:p>252</text:p>
          </table:table-cell>
          <table:table-cell table:formula="of:=[.B2504]" office:value-type="float" office:value="1" calcext:value-type="float">
            <text:p>1</text:p>
          </table:table-cell>
          <table:table-cell office:value-type="float" office:value="220.97338112" calcext:value-type="float">
            <text:p>220.97338112</text:p>
          </table:table-cell>
          <table:table-cell office:value-type="float" office:value="139.1581728" calcext:value-type="float">
            <text:p>139.1581728</text:p>
          </table:table-cell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505]+1" office:value-type="float" office:value="252" calcext:value-type="float">
            <text:p>252</text:p>
          </table:table-cell>
          <table:table-cell table:formula="of:=[.B2505]" office:value-type="float" office:value="2" calcext:value-type="float">
            <text:p>2</text:p>
          </table:table-cell>
          <table:table-cell office:value-type="float" office:value="131.3020992" calcext:value-type="float">
            <text:p>131.3020992</text:p>
          </table:table-cell>
          <table:table-cell office:value-type="float" office:value="139.3241616" calcext:value-type="float">
            <text:p>139.3241616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506]+1" office:value-type="float" office:value="252" calcext:value-type="float">
            <text:p>252</text:p>
          </table:table-cell>
          <table:table-cell table:formula="of:=[.B2506]" office:value-type="float" office:value="3" calcext:value-type="float">
            <text:p>3</text:p>
          </table:table-cell>
          <table:table-cell office:value-type="float" office:value="216.115328" calcext:value-type="float">
            <text:p>216.115328</text:p>
          </table:table-cell>
          <table:table-cell office:value-type="float" office:value="109.28685408" calcext:value-type="float">
            <text:p>109.28685408</text:p>
          </table:table-cell>
          <table:table-cell office:value-type="float" office:value="213" calcext:value-type="float">
            <text:p>21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507]+1" office:value-type="float" office:value="252" calcext:value-type="float">
            <text:p>252</text:p>
          </table:table-cell>
          <table:table-cell table:formula="of:=[.B2507]" office:value-type="float" office:value="4" calcext:value-type="float">
            <text:p>4</text:p>
          </table:table-cell>
          <table:table-cell office:value-type="float" office:value="137.07238144" calcext:value-type="float">
            <text:p>137.07238144</text:p>
          </table:table-cell>
          <table:table-cell office:value-type="float" office:value="109.94365344" calcext:value-type="float">
            <text:p>109.94365344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508]+1" office:value-type="float" office:value="252" calcext:value-type="float">
            <text:p>252</text:p>
          </table:table-cell>
          <table:table-cell table:formula="of:=[.B2508]" office:value-type="float" office:value="5" calcext:value-type="float">
            <text:p>5</text:p>
          </table:table-cell>
          <table:table-cell office:value-type="float" office:value="212.556544" calcext:value-type="float">
            <text:p>212.556544</text:p>
          </table:table-cell>
          <table:table-cell office:value-type="float" office:value="78.3222336" calcext:value-type="float">
            <text:p>78.3222336</text:p>
          </table:table-cell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509]+1" office:value-type="float" office:value="252" calcext:value-type="float">
            <text:p>252</text:p>
          </table:table-cell>
          <table:table-cell table:formula="of:=[.B2509]" office:value-type="float" office:value="6" calcext:value-type="float">
            <text:p>6</text:p>
          </table:table-cell>
          <table:table-cell office:value-type="float" office:value="140.030994432" calcext:value-type="float">
            <text:p>140.030994432</text:p>
          </table:table-cell>
          <table:table-cell office:value-type="float" office:value="78.11701344" calcext:value-type="float">
            <text:p>78.1170134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510]+1" office:value-type="float" office:value="252" calcext:value-type="float">
            <text:p>252</text:p>
          </table:table-cell>
          <table:table-cell table:formula="of:=[.B2510]" office:value-type="float" office:value="7" calcext:value-type="float">
            <text:p>7</text:p>
          </table:table-cell>
          <table:table-cell office:value-type="float" office:value="199.38405632" calcext:value-type="float">
            <text:p>199.38405632</text:p>
          </table:table-cell>
          <table:table-cell office:value-type="float" office:value="54.41346912" calcext:value-type="float">
            <text:p>54.41346912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511]+1" office:value-type="float" office:value="252" calcext:value-type="float">
            <text:p>252</text:p>
          </table:table-cell>
          <table:table-cell table:formula="of:=[.B2511]" office:value-type="float" office:value="8" calcext:value-type="float">
            <text:p>8</text:p>
          </table:table-cell>
          <table:table-cell office:value-type="float" office:value="153.9244672" calcext:value-type="float">
            <text:p>153.9244672</text:p>
          </table:table-cell>
          <table:table-cell office:value-type="float" office:value="55.18040352" calcext:value-type="float">
            <text:p>55.18040352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512]+1" office:value-type="float" office:value="252" calcext:value-type="float">
            <text:p>252</text:p>
          </table:table-cell>
          <table:table-cell table:formula="of:=[.B2512]" office:value-type="float" office:value="9" calcext:value-type="float">
            <text:p>9</text:p>
          </table:table-cell>
          <table:table-cell office:value-type="float" office:value="193.19204736" calcext:value-type="float">
            <text:p>193.19204736</text:p>
          </table:table-cell>
          <table:table-cell office:value-type="float" office:value="33.29082912" calcext:value-type="float">
            <text:p>33.2908291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513]+1" office:value-type="float" office:value="252" calcext:value-type="float">
            <text:p>252</text:p>
          </table:table-cell>
          <table:table-cell table:formula="of:=[.B2513]" office:value-type="float" office:value="10" calcext:value-type="float">
            <text:p>10</text:p>
          </table:table-cell>
          <table:table-cell office:value-type="float" office:value="156.46234112" calcext:value-type="float">
            <text:p>156.46234112</text:p>
          </table:table-cell>
          <table:table-cell office:value-type="float" office:value="33.9132384" calcext:value-type="float">
            <text:p>33.9132384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514]+1" office:value-type="float" office:value="253" calcext:value-type="float">
            <text:p>253</text:p>
          </table:table-cell>
          <table:table-cell table:formula="of:=[.B2514]" office:value-type="float" office:value="1" calcext:value-type="float">
            <text:p>1</text:p>
          </table:table-cell>
          <table:table-cell office:value-type="float" office:value="209.7699712" calcext:value-type="float">
            <text:p>209.7699712</text:p>
          </table:table-cell>
          <table:table-cell office:value-type="float" office:value="150.3046416" calcext:value-type="float">
            <text:p>150.3046416</text:p>
          </table:table-cell>
          <table:table-cell office:value-type="float" office:value="205" calcext:value-type="float">
            <text:p>205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formula="of:=[.A2515]+1" office:value-type="float" office:value="253" calcext:value-type="float">
            <text:p>253</text:p>
          </table:table-cell>
          <table:table-cell table:formula="of:=[.B2515]" office:value-type="float" office:value="2" calcext:value-type="float">
            <text:p>2</text:p>
          </table:table-cell>
          <table:table-cell office:value-type="float" office:value="120.761008256" calcext:value-type="float">
            <text:p>120.761008256</text:p>
          </table:table-cell>
          <table:table-cell office:value-type="float" office:value="149.1215328" calcext:value-type="float">
            <text:p>149.1215328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2516]+1" office:value-type="float" office:value="253" calcext:value-type="float">
            <text:p>253</text:p>
          </table:table-cell>
          <table:table-cell table:formula="of:=[.B2516]" office:value-type="float" office:value="3" calcext:value-type="float">
            <text:p>3</text:p>
          </table:table-cell>
          <table:table-cell office:value-type="float" office:value="204.9306944" calcext:value-type="float">
            <text:p>204.9306944</text:p>
          </table:table-cell>
          <table:table-cell office:value-type="float" office:value="120.93764544" calcext:value-type="float">
            <text:p>120.93764544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2517]+1" office:value-type="float" office:value="253" calcext:value-type="float">
            <text:p>253</text:p>
          </table:table-cell>
          <table:table-cell table:formula="of:=[.B2517]" office:value-type="float" office:value="4" calcext:value-type="float">
            <text:p>4</text:p>
          </table:table-cell>
          <table:table-cell office:value-type="float" office:value="125.992501248" calcext:value-type="float">
            <text:p>125.992501248</text:p>
          </table:table-cell>
          <table:table-cell office:value-type="float" office:value="119.3290944" calcext:value-type="float">
            <text:p>119.329094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518]+1" office:value-type="float" office:value="253" calcext:value-type="float">
            <text:p>253</text:p>
          </table:table-cell>
          <table:table-cell table:formula="of:=[.B2518]" office:value-type="float" office:value="5" calcext:value-type="float">
            <text:p>5</text:p>
          </table:table-cell>
          <table:table-cell office:value-type="float" office:value="201.93107584" calcext:value-type="float">
            <text:p>201.93107584</text:p>
          </table:table-cell>
          <table:table-cell office:value-type="float" office:value="88.639325376" calcext:value-type="float">
            <text:p>88.639325376</text:p>
          </table:table-cell>
          <table:table-cell office:value-type="float" office:value="201" calcext:value-type="float">
            <text:p>20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formula="of:=[.A2519]+1" office:value-type="float" office:value="253" calcext:value-type="float">
            <text:p>253</text:p>
          </table:table-cell>
          <table:table-cell table:formula="of:=[.B2519]" office:value-type="float" office:value="6" calcext:value-type="float">
            <text:p>6</text:p>
          </table:table-cell>
          <table:table-cell office:value-type="float" office:value="130.247248384" calcext:value-type="float">
            <text:p>130.247248384</text:p>
          </table:table-cell>
          <table:table-cell office:value-type="float" office:value="86.29899504" calcext:value-type="float">
            <text:p>86.29899504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2520]+1" office:value-type="float" office:value="253" calcext:value-type="float">
            <text:p>253</text:p>
          </table:table-cell>
          <table:table-cell table:formula="of:=[.B2520]" office:value-type="float" office:value="7" calcext:value-type="float">
            <text:p>7</text:p>
          </table:table-cell>
          <table:table-cell office:value-type="float" office:value="189.33257344" calcext:value-type="float">
            <text:p>189.33257344</text:p>
          </table:table-cell>
          <table:table-cell office:value-type="float" office:value="64.36168704" calcext:value-type="float">
            <text:p>64.36168704</text:p>
          </table:table-cell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521]+1" office:value-type="float" office:value="253" calcext:value-type="float">
            <text:p>253</text:p>
          </table:table-cell>
          <table:table-cell table:formula="of:=[.B2521]" office:value-type="float" office:value="8" calcext:value-type="float">
            <text:p>8</text:p>
          </table:table-cell>
          <table:table-cell office:value-type="float" office:value="143.81166272" calcext:value-type="float">
            <text:p>143.81166272</text:p>
          </table:table-cell>
          <table:table-cell office:value-type="float" office:value="65.314344" calcext:value-type="float">
            <text:p>65.314344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522]+1" office:value-type="float" office:value="253" calcext:value-type="float">
            <text:p>253</text:p>
          </table:table-cell>
          <table:table-cell table:formula="of:=[.B2522]" office:value-type="float" office:value="9" calcext:value-type="float">
            <text:p>9</text:p>
          </table:table-cell>
          <table:table-cell office:value-type="float" office:value="184.90328576" calcext:value-type="float">
            <text:p>184.90328576</text:p>
          </table:table-cell>
          <table:table-cell office:value-type="float" office:value="44.38382688" calcext:value-type="float">
            <text:p>44.38382688</text:p>
          </table:table-cell>
          <table:table-cell office:value-type="float" office:value="186" calcext:value-type="float">
            <text:p>18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523]+1" office:value-type="float" office:value="253" calcext:value-type="float">
            <text:p>253</text:p>
          </table:table-cell>
          <table:table-cell table:formula="of:=[.B2523]" office:value-type="float" office:value="10" calcext:value-type="float">
            <text:p>10</text:p>
          </table:table-cell>
          <table:table-cell office:value-type="float" office:value="148.99234048" calcext:value-type="float">
            <text:p>148.99234048</text:p>
          </table:table-cell>
          <table:table-cell office:value-type="float" office:value="44.6881824" calcext:value-type="float">
            <text:p>44.6881824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524]+1" office:value-type="float" office:value="254" calcext:value-type="float">
            <text:p>254</text:p>
          </table:table-cell>
          <table:table-cell table:formula="of:=[.B2524]" office:value-type="float" office:value="1" calcext:value-type="float">
            <text:p>1</text:p>
          </table:table-cell>
          <table:table-cell office:value-type="float" office:value="214.7339264" calcext:value-type="float">
            <text:p>214.7339264</text:p>
          </table:table-cell>
          <table:table-cell office:value-type="float" office:value="148.8991008" calcext:value-type="float">
            <text:p>148.8991008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525]+1" office:value-type="float" office:value="254" calcext:value-type="float">
            <text:p>254</text:p>
          </table:table-cell>
          <table:table-cell table:formula="of:=[.B2525]" office:value-type="float" office:value="2" calcext:value-type="float">
            <text:p>2</text:p>
          </table:table-cell>
          <table:table-cell office:value-type="float" office:value="128.76623296" calcext:value-type="float">
            <text:p>128.76623296</text:p>
          </table:table-cell>
          <table:table-cell office:value-type="float" office:value="147.8570496" calcext:value-type="float">
            <text:p>147.8570496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formula="of:=[.A2526]+1" office:value-type="float" office:value="254" calcext:value-type="float">
            <text:p>254</text:p>
          </table:table-cell>
          <table:table-cell table:formula="of:=[.B2526]" office:value-type="float" office:value="3" calcext:value-type="float">
            <text:p>3</text:p>
          </table:table-cell>
          <table:table-cell office:value-type="float" office:value="211.2956416" calcext:value-type="float">
            <text:p>211.2956416</text:p>
          </table:table-cell>
          <table:table-cell office:value-type="float" office:value="119.56918848" calcext:value-type="float">
            <text:p>119.56918848</text:p>
          </table:table-cell>
          <table:table-cell office:value-type="float" office:value="211" calcext:value-type="float">
            <text:p>211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527]+1" office:value-type="float" office:value="254" calcext:value-type="float">
            <text:p>254</text:p>
          </table:table-cell>
          <table:table-cell table:formula="of:=[.B2527]" office:value-type="float" office:value="4" calcext:value-type="float">
            <text:p>4</text:p>
          </table:table-cell>
          <table:table-cell office:value-type="float" office:value="133.588338816" calcext:value-type="float">
            <text:p>133.588338816</text:p>
          </table:table-cell>
          <table:table-cell office:value-type="float" office:value="118.12675968" calcext:value-type="float">
            <text:p>118.12675968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528]+1" office:value-type="float" office:value="254" calcext:value-type="float">
            <text:p>254</text:p>
          </table:table-cell>
          <table:table-cell table:formula="of:=[.B2528]" office:value-type="float" office:value="5" calcext:value-type="float">
            <text:p>5</text:p>
          </table:table-cell>
          <table:table-cell office:value-type="float" office:value="207.86570752" calcext:value-type="float">
            <text:p>207.86570752</text:p>
          </table:table-cell>
          <table:table-cell office:value-type="float" office:value="89.71568064" calcext:value-type="float">
            <text:p>89.71568064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529]+1" office:value-type="float" office:value="254" calcext:value-type="float">
            <text:p>254</text:p>
          </table:table-cell>
          <table:table-cell table:formula="of:=[.B2529]" office:value-type="float" office:value="6" calcext:value-type="float">
            <text:p>6</text:p>
          </table:table-cell>
          <table:table-cell office:value-type="float" office:value="137.91202688" calcext:value-type="float">
            <text:p>137.91202688</text:p>
          </table:table-cell>
          <table:table-cell office:value-type="float" office:value="88.61601312" calcext:value-type="float">
            <text:p>88.61601312</text:p>
          </table:table-cell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530]+1" office:value-type="float" office:value="254" calcext:value-type="float">
            <text:p>254</text:p>
          </table:table-cell>
          <table:table-cell table:formula="of:=[.B2530]" office:value-type="float" office:value="7" calcext:value-type="float">
            <text:p>7</text:p>
          </table:table-cell>
          <table:table-cell office:value-type="float" office:value="195.2008192" calcext:value-type="float">
            <text:p>195.2008192</text:p>
          </table:table-cell>
          <table:table-cell office:value-type="float" office:value="66.71516448" calcext:value-type="float">
            <text:p>66.71516448</text:p>
          </table:table-cell>
          <table:table-cell office:value-type="float" office:value="196" calcext:value-type="float">
            <text:p>196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531]+1" office:value-type="float" office:value="254" calcext:value-type="float">
            <text:p>254</text:p>
          </table:table-cell>
          <table:table-cell table:formula="of:=[.B2531]" office:value-type="float" office:value="8" calcext:value-type="float">
            <text:p>8</text:p>
          </table:table-cell>
          <table:table-cell office:value-type="float" office:value="151.50347648" calcext:value-type="float">
            <text:p>151.50347648</text:p>
          </table:table-cell>
          <table:table-cell office:value-type="float" office:value="68.18341824" calcext:value-type="float">
            <text:p>68.18341824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532]+1" office:value-type="float" office:value="254" calcext:value-type="float">
            <text:p>254</text:p>
          </table:table-cell>
          <table:table-cell table:formula="of:=[.B2532]" office:value-type="float" office:value="9" calcext:value-type="float">
            <text:p>9</text:p>
          </table:table-cell>
          <table:table-cell office:value-type="float" office:value="189.95837824" calcext:value-type="float">
            <text:p>189.95837824</text:p>
          </table:table-cell>
          <table:table-cell office:value-type="float" office:value="47.4409536" calcext:value-type="float">
            <text:p>47.4409536</text:p>
          </table:table-cell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533]+1" office:value-type="float" office:value="254" calcext:value-type="float">
            <text:p>254</text:p>
          </table:table-cell>
          <table:table-cell table:formula="of:=[.B2533]" office:value-type="float" office:value="10" calcext:value-type="float">
            <text:p>10</text:p>
          </table:table-cell>
          <table:table-cell office:value-type="float" office:value="154.190976" calcext:value-type="float">
            <text:p>154.190976</text:p>
          </table:table-cell>
          <table:table-cell office:value-type="float" office:value="48.49704576" calcext:value-type="float">
            <text:p>48.49704576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534]+1" office:value-type="float" office:value="255" calcext:value-type="float">
            <text:p>255</text:p>
          </table:table-cell>
          <table:table-cell table:formula="of:=[.B2534]" office:value-type="float" office:value="1" calcext:value-type="float">
            <text:p>1</text:p>
          </table:table-cell>
          <table:table-cell office:value-type="float" office:value="211.976576" calcext:value-type="float">
            <text:p>211.976576</text:p>
          </table:table-cell>
          <table:table-cell office:value-type="float" office:value="143.01785664" calcext:value-type="float">
            <text:p>143.01785664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535]+1" office:value-type="float" office:value="255" calcext:value-type="float">
            <text:p>255</text:p>
          </table:table-cell>
          <table:table-cell table:formula="of:=[.B2535]" office:value-type="float" office:value="2" calcext:value-type="float">
            <text:p>2</text:p>
          </table:table-cell>
          <table:table-cell office:value-type="float" office:value="119.718181632" calcext:value-type="float">
            <text:p>119.718181632</text:p>
          </table:table-cell>
          <table:table-cell office:value-type="float" office:value="143.5643808" calcext:value-type="float">
            <text:p>143.5643808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536]+1" office:value-type="float" office:value="255" calcext:value-type="float">
            <text:p>255</text:p>
          </table:table-cell>
          <table:table-cell table:formula="of:=[.B2536]" office:value-type="float" office:value="3" calcext:value-type="float">
            <text:p>3</text:p>
          </table:table-cell>
          <table:table-cell office:value-type="float" office:value="206.75865216" calcext:value-type="float">
            <text:p>206.75865216</text:p>
          </table:table-cell>
          <table:table-cell office:value-type="float" office:value="112.24395552" calcext:value-type="float">
            <text:p>112.24395552</text:p>
          </table:table-cell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537]+1" office:value-type="float" office:value="255" calcext:value-type="float">
            <text:p>255</text:p>
          </table:table-cell>
          <table:table-cell table:formula="of:=[.B2537]" office:value-type="float" office:value="4" calcext:value-type="float">
            <text:p>4</text:p>
          </table:table-cell>
          <table:table-cell office:value-type="float" office:value="124.530827776" calcext:value-type="float">
            <text:p>124.530827776</text:p>
          </table:table-cell>
          <table:table-cell office:value-type="float" office:value="112.17495072" calcext:value-type="float">
            <text:p>112.17495072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538]+1" office:value-type="float" office:value="255" calcext:value-type="float">
            <text:p>255</text:p>
          </table:table-cell>
          <table:table-cell table:formula="of:=[.B2538]" office:value-type="float" office:value="5" calcext:value-type="float">
            <text:p>5</text:p>
          </table:table-cell>
          <table:table-cell office:value-type="float" office:value="203.253792" calcext:value-type="float">
            <text:p>203.253792</text:p>
          </table:table-cell>
          <table:table-cell office:value-type="float" office:value="79.95673056" calcext:value-type="float">
            <text:p>79.95673056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539]+1" office:value-type="float" office:value="255" calcext:value-type="float">
            <text:p>255</text:p>
          </table:table-cell>
          <table:table-cell table:formula="of:=[.B2539]" office:value-type="float" office:value="6" calcext:value-type="float">
            <text:p>6</text:p>
          </table:table-cell>
          <table:table-cell office:value-type="float" office:value="127.5844557824" calcext:value-type="float">
            <text:p>127.5844557824</text:p>
          </table:table-cell>
          <table:table-cell office:value-type="float" office:value="80.52099648" calcext:value-type="float">
            <text:p>80.52099648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540]+1" office:value-type="float" office:value="255" calcext:value-type="float">
            <text:p>255</text:p>
          </table:table-cell>
          <table:table-cell table:formula="of:=[.B2540]" office:value-type="float" office:value="7" calcext:value-type="float">
            <text:p>7</text:p>
          </table:table-cell>
          <table:table-cell office:value-type="float" office:value="189.4114048" calcext:value-type="float">
            <text:p>189.4114048</text:p>
          </table:table-cell>
          <table:table-cell office:value-type="float" office:value="56.04767424" calcext:value-type="float">
            <text:p>56.04767424</text:p>
          </table:table-cell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541]+1" office:value-type="float" office:value="255" calcext:value-type="float">
            <text:p>255</text:p>
          </table:table-cell>
          <table:table-cell table:formula="of:=[.B2541]" office:value-type="float" office:value="8" calcext:value-type="float">
            <text:p>8</text:p>
          </table:table-cell>
          <table:table-cell office:value-type="float" office:value="143.18246272" calcext:value-type="float">
            <text:p>143.18246272</text:p>
          </table:table-cell>
          <table:table-cell office:value-type="float" office:value="58.0687488" calcext:value-type="float">
            <text:p>58.0687488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542]+1" office:value-type="float" office:value="255" calcext:value-type="float">
            <text:p>255</text:p>
          </table:table-cell>
          <table:table-cell table:formula="of:=[.B2542]" office:value-type="float" office:value="9" calcext:value-type="float">
            <text:p>9</text:p>
          </table:table-cell>
          <table:table-cell office:value-type="float" office:value="184.45127168" calcext:value-type="float">
            <text:p>184.45127168</text:p>
          </table:table-cell>
          <table:table-cell office:value-type="float" office:value="34.4829504" calcext:value-type="float">
            <text:p>34.4829504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543]+1" office:value-type="float" office:value="255" calcext:value-type="float">
            <text:p>255</text:p>
          </table:table-cell>
          <table:table-cell table:formula="of:=[.B2543]" office:value-type="float" office:value="10" calcext:value-type="float">
            <text:p>10</text:p>
          </table:table-cell>
          <table:table-cell office:value-type="float" office:value="146.7453696" calcext:value-type="float">
            <text:p>146.7453696</text:p>
          </table:table-cell>
          <table:table-cell office:value-type="float" office:value="36.2060736" calcext:value-type="float">
            <text:p>36.2060736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544]+1" office:value-type="float" office:value="256" calcext:value-type="float">
            <text:p>256</text:p>
          </table:table-cell>
          <table:table-cell table:formula="of:=[.B2544]" office:value-type="float" office:value="1" calcext:value-type="float">
            <text:p>1</text:p>
          </table:table-cell>
          <table:table-cell office:value-type="float" office:value="212.4694592" calcext:value-type="float">
            <text:p>212.4694592</text:p>
          </table:table-cell>
          <table:table-cell office:value-type="float" office:value="154.22343072" calcext:value-type="float">
            <text:p>154.22343072</text:p>
          </table:table-cell>
          <table:table-cell office:value-type="float" office:value="214" calcext:value-type="float">
            <text:p>214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table:formula="of:=[.A2545]+1" office:value-type="float" office:value="256" calcext:value-type="float">
            <text:p>256</text:p>
          </table:table-cell>
          <table:table-cell table:formula="of:=[.B2545]" office:value-type="float" office:value="2" calcext:value-type="float">
            <text:p>2</text:p>
          </table:table-cell>
          <table:table-cell office:value-type="float" office:value="126.298685568" calcext:value-type="float">
            <text:p>126.298685568</text:p>
          </table:table-cell>
          <table:table-cell office:value-type="float" office:value="153.5192544" calcext:value-type="float">
            <text:p>153.5192544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formula="of:=[.A2546]+1" office:value-type="float" office:value="256" calcext:value-type="float">
            <text:p>256</text:p>
          </table:table-cell>
          <table:table-cell table:formula="of:=[.B2546]" office:value-type="float" office:value="3" calcext:value-type="float">
            <text:p>3</text:p>
          </table:table-cell>
          <table:table-cell office:value-type="float" office:value="208.43797248" calcext:value-type="float">
            <text:p>208.43797248</text:p>
          </table:table-cell>
          <table:table-cell office:value-type="float" office:value="125.56831488" calcext:value-type="float">
            <text:p>125.56831488</text:p>
          </table:table-cell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547]+1" office:value-type="float" office:value="256" calcext:value-type="float">
            <text:p>256</text:p>
          </table:table-cell>
          <table:table-cell table:formula="of:=[.B2547]" office:value-type="float" office:value="4" calcext:value-type="float">
            <text:p>4</text:p>
          </table:table-cell>
          <table:table-cell office:value-type="float" office:value="129.544227328" calcext:value-type="float">
            <text:p>129.544227328</text:p>
          </table:table-cell>
          <table:table-cell office:value-type="float" office:value="123.61803264" calcext:value-type="float">
            <text:p>123.6180326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548]+1" office:value-type="float" office:value="256" calcext:value-type="float">
            <text:p>256</text:p>
          </table:table-cell>
          <table:table-cell table:formula="of:=[.B2548]" office:value-type="float" office:value="5" calcext:value-type="float">
            <text:p>5</text:p>
          </table:table-cell>
          <table:table-cell office:value-type="float" office:value="203.8852352" calcext:value-type="float">
            <text:p>203.8852352</text:p>
          </table:table-cell>
          <table:table-cell office:value-type="float" office:value="94.387629408" calcext:value-type="float">
            <text:p>94.387629408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A2549]+1" office:value-type="float" office:value="256" calcext:value-type="float">
            <text:p>256</text:p>
          </table:table-cell>
          <table:table-cell table:formula="of:=[.B2549]" office:value-type="float" office:value="6" calcext:value-type="float">
            <text:p>6</text:p>
          </table:table-cell>
          <table:table-cell office:value-type="float" office:value="135.2431872" calcext:value-type="float">
            <text:p>135.2431872</text:p>
          </table:table-cell>
          <table:table-cell office:value-type="float" office:value="93.38112048" calcext:value-type="float">
            <text:p>93.38112048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2550]+1" office:value-type="float" office:value="256" calcext:value-type="float">
            <text:p>256</text:p>
          </table:table-cell>
          <table:table-cell table:formula="of:=[.B2550]" office:value-type="float" office:value="7" calcext:value-type="float">
            <text:p>7</text:p>
          </table:table-cell>
          <table:table-cell office:value-type="float" office:value="191.00007296" calcext:value-type="float">
            <text:p>191.00007296</text:p>
          </table:table-cell>
          <table:table-cell office:value-type="float" office:value="72.29260416" calcext:value-type="float">
            <text:p>72.29260416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551]+1" office:value-type="float" office:value="256" calcext:value-type="float">
            <text:p>256</text:p>
          </table:table-cell>
          <table:table-cell table:formula="of:=[.B2551]" office:value-type="float" office:value="8" calcext:value-type="float">
            <text:p>8</text:p>
          </table:table-cell>
          <table:table-cell office:value-type="float" office:value="148.0914368" calcext:value-type="float">
            <text:p>148.0914368</text:p>
          </table:table-cell>
          <table:table-cell office:value-type="float" office:value="73.6152336" calcext:value-type="float">
            <text:p>73.6152336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552]+1" office:value-type="float" office:value="256" calcext:value-type="float">
            <text:p>256</text:p>
          </table:table-cell>
          <table:table-cell table:formula="of:=[.B2552]" office:value-type="float" office:value="9" calcext:value-type="float">
            <text:p>9</text:p>
          </table:table-cell>
          <table:table-cell office:value-type="float" office:value="187.16910976" calcext:value-type="float">
            <text:p>187.16910976</text:p>
          </table:table-cell>
          <table:table-cell office:value-type="float" office:value="52.95739488" calcext:value-type="float">
            <text:p>52.95739488</text:p>
          </table:table-cell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553]+1" office:value-type="float" office:value="256" calcext:value-type="float">
            <text:p>256</text:p>
          </table:table-cell>
          <table:table-cell table:formula="of:=[.B2553]" office:value-type="float" office:value="10" calcext:value-type="float">
            <text:p>10</text:p>
          </table:table-cell>
          <table:table-cell office:value-type="float" office:value="153.56309888" calcext:value-type="float">
            <text:p>153.56309888</text:p>
          </table:table-cell>
          <table:table-cell office:value-type="float" office:value="55.320768" calcext:value-type="float">
            <text:p>55.320768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554]+1" office:value-type="float" office:value="257" calcext:value-type="float">
            <text:p>257</text:p>
          </table:table-cell>
          <table:table-cell table:formula="of:=[.B2554]" office:value-type="float" office:value="1" calcext:value-type="float">
            <text:p>1</text:p>
          </table:table-cell>
          <table:table-cell office:value-type="float" office:value="220.576448" calcext:value-type="float">
            <text:p>220.576448</text:p>
          </table:table-cell>
          <table:table-cell office:value-type="float" office:value="145.7416992" calcext:value-type="float">
            <text:p>145.7416992</text:p>
          </table:table-cell>
          <table:table-cell office:value-type="float" office:value="222" calcext:value-type="float">
            <text:p>222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555]+1" office:value-type="float" office:value="257" calcext:value-type="float">
            <text:p>257</text:p>
          </table:table-cell>
          <table:table-cell table:formula="of:=[.B2555]" office:value-type="float" office:value="2" calcext:value-type="float">
            <text:p>2</text:p>
          </table:table-cell>
          <table:table-cell office:value-type="float" office:value="127.996873855616" calcext:value-type="float">
            <text:p>127.9968738556</text:p>
          </table:table-cell>
          <table:table-cell office:value-type="float" office:value="149.90752032" calcext:value-type="float">
            <text:p>149.90752032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556]+1" office:value-type="float" office:value="257" calcext:value-type="float">
            <text:p>257</text:p>
          </table:table-cell>
          <table:table-cell table:formula="of:=[.B2556]" office:value-type="float" office:value="3" calcext:value-type="float">
            <text:p>3</text:p>
          </table:table-cell>
          <table:table-cell office:value-type="float" office:value="214.6109952" calcext:value-type="float">
            <text:p>214.6109952</text:p>
          </table:table-cell>
          <table:table-cell office:value-type="float" office:value="116.02785312" calcext:value-type="float">
            <text:p>116.02785312</text:p>
          </table:table-cell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557]+1" office:value-type="float" office:value="257" calcext:value-type="float">
            <text:p>257</text:p>
          </table:table-cell>
          <table:table-cell table:formula="of:=[.B2557]" office:value-type="float" office:value="4" calcext:value-type="float">
            <text:p>4</text:p>
          </table:table-cell>
          <table:table-cell office:value-type="float" office:value="132.301243776" calcext:value-type="float">
            <text:p>132.301243776</text:p>
          </table:table-cell>
          <table:table-cell office:value-type="float" office:value="119.25119616" calcext:value-type="float">
            <text:p>119.25119616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558]+1" office:value-type="float" office:value="257" calcext:value-type="float">
            <text:p>257</text:p>
          </table:table-cell>
          <table:table-cell table:formula="of:=[.B2558]" office:value-type="float" office:value="5" calcext:value-type="float">
            <text:p>5</text:p>
          </table:table-cell>
          <table:table-cell office:value-type="float" office:value="209.2488256" calcext:value-type="float">
            <text:p>209.2488256</text:p>
          </table:table-cell>
          <table:table-cell office:value-type="float" office:value="84.12348" calcext:value-type="float">
            <text:p>84.12348</text:p>
          </table:table-cell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559]+1" office:value-type="float" office:value="257" calcext:value-type="float">
            <text:p>257</text:p>
          </table:table-cell>
          <table:table-cell table:formula="of:=[.B2559]" office:value-type="float" office:value="6" calcext:value-type="float">
            <text:p>6</text:p>
          </table:table-cell>
          <table:table-cell office:value-type="float" office:value="134.423897216" calcext:value-type="float">
            <text:p>134.423897216</text:p>
          </table:table-cell>
          <table:table-cell office:value-type="float" office:value="87.02124576" calcext:value-type="float">
            <text:p>87.02124576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2560]+1" office:value-type="float" office:value="257" calcext:value-type="float">
            <text:p>257</text:p>
          </table:table-cell>
          <table:table-cell table:formula="of:=[.B2560]" office:value-type="float" office:value="7" calcext:value-type="float">
            <text:p>7</text:p>
          </table:table-cell>
          <table:table-cell office:value-type="float" office:value="194.12881408" calcext:value-type="float">
            <text:p>194.12881408</text:p>
          </table:table-cell>
          <table:table-cell office:value-type="float" office:value="60.81182112" calcext:value-type="float">
            <text:p>60.81182112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561]+1" office:value-type="float" office:value="257" calcext:value-type="float">
            <text:p>257</text:p>
          </table:table-cell>
          <table:table-cell table:formula="of:=[.B2561]" office:value-type="float" office:value="8" calcext:value-type="float">
            <text:p>8</text:p>
          </table:table-cell>
          <table:table-cell office:value-type="float" office:value="146.34673152" calcext:value-type="float">
            <text:p>146.34673152</text:p>
          </table:table-cell>
          <table:table-cell office:value-type="float" office:value="63.17449344" calcext:value-type="float">
            <text:p>63.17449344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562]+1" office:value-type="float" office:value="257" calcext:value-type="float">
            <text:p>257</text:p>
          </table:table-cell>
          <table:table-cell table:formula="of:=[.B2562]" office:value-type="float" office:value="9" calcext:value-type="float">
            <text:p>9</text:p>
          </table:table-cell>
          <table:table-cell office:value-type="float" office:value="187.60942464" calcext:value-type="float">
            <text:p>187.60942464</text:p>
          </table:table-cell>
          <table:table-cell office:value-type="float" office:value="38.8362816" calcext:value-type="float">
            <text:p>38.8362816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563]+1" office:value-type="float" office:value="257" calcext:value-type="float">
            <text:p>257</text:p>
          </table:table-cell>
          <table:table-cell table:formula="of:=[.B2563]" office:value-type="float" office:value="10" calcext:value-type="float">
            <text:p>10</text:p>
          </table:table-cell>
          <table:table-cell office:value-type="float" office:value="149.50366976" calcext:value-type="float">
            <text:p>149.50366976</text:p>
          </table:table-cell>
          <table:table-cell office:value-type="float" office:value="41.71479072" calcext:value-type="float">
            <text:p>41.71479072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564]+1" office:value-type="float" office:value="258" calcext:value-type="float">
            <text:p>258</text:p>
          </table:table-cell>
          <table:table-cell table:formula="of:=[.B2564]" office:value-type="float" office:value="1" calcext:value-type="float">
            <text:p>1</text:p>
          </table:table-cell>
          <table:table-cell office:value-type="float" office:value="223.1584896" calcext:value-type="float">
            <text:p>223.1584896</text:p>
          </table:table-cell>
          <table:table-cell office:value-type="float" office:value="142.2423168" calcext:value-type="float">
            <text:p>142.2423168</text:p>
          </table:table-cell>
          <table:table-cell office:value-type="float" office:value="223" calcext:value-type="float">
            <text:p>223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565]+1" office:value-type="float" office:value="258" calcext:value-type="float">
            <text:p>258</text:p>
          </table:table-cell>
          <table:table-cell table:formula="of:=[.B2565]" office:value-type="float" office:value="2" calcext:value-type="float">
            <text:p>2</text:p>
          </table:table-cell>
          <table:table-cell office:value-type="float" office:value="133.47709952" calcext:value-type="float">
            <text:p>133.47709952</text:p>
          </table:table-cell>
          <table:table-cell office:value-type="float" office:value="141.57689088" calcext:value-type="float">
            <text:p>141.57689088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566]+1" office:value-type="float" office:value="258" calcext:value-type="float">
            <text:p>258</text:p>
          </table:table-cell>
          <table:table-cell table:formula="of:=[.B2566]" office:value-type="float" office:value="3" calcext:value-type="float">
            <text:p>3</text:p>
          </table:table-cell>
          <table:table-cell office:value-type="float" office:value="219.2698368" calcext:value-type="float">
            <text:p>219.2698368</text:p>
          </table:table-cell>
          <table:table-cell office:value-type="float" office:value="112.28622048" calcext:value-type="float">
            <text:p>112.28622048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567]+1" office:value-type="float" office:value="258" calcext:value-type="float">
            <text:p>258</text:p>
          </table:table-cell>
          <table:table-cell table:formula="of:=[.B2567]" office:value-type="float" office:value="4" calcext:value-type="float">
            <text:p>4</text:p>
          </table:table-cell>
          <table:table-cell office:value-type="float" office:value="138.96058368" calcext:value-type="float">
            <text:p>138.96058368</text:p>
          </table:table-cell>
          <table:table-cell office:value-type="float" office:value="111.81218976" calcext:value-type="float">
            <text:p>111.81218976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568]+1" office:value-type="float" office:value="258" calcext:value-type="float">
            <text:p>258</text:p>
          </table:table-cell>
          <table:table-cell table:formula="of:=[.B2568]" office:value-type="float" office:value="5" calcext:value-type="float">
            <text:p>5</text:p>
          </table:table-cell>
          <table:table-cell office:value-type="float" office:value="215.4297472" calcext:value-type="float">
            <text:p>215.4297472</text:p>
          </table:table-cell>
          <table:table-cell office:value-type="float" office:value="82.10513856" calcext:value-type="float">
            <text:p>82.10513856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569]+1" office:value-type="float" office:value="258" calcext:value-type="float">
            <text:p>258</text:p>
          </table:table-cell>
          <table:table-cell table:formula="of:=[.B2569]" office:value-type="float" office:value="6" calcext:value-type="float">
            <text:p>6</text:p>
          </table:table-cell>
          <table:table-cell office:value-type="float" office:value="142.90807808" calcext:value-type="float">
            <text:p>142.90807808</text:p>
          </table:table-cell>
          <table:table-cell office:value-type="float" office:value="80.77034976" calcext:value-type="float">
            <text:p>80.77034976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570]+1" office:value-type="float" office:value="258" calcext:value-type="float">
            <text:p>258</text:p>
          </table:table-cell>
          <table:table-cell table:formula="of:=[.B2570]" office:value-type="float" office:value="7" calcext:value-type="float">
            <text:p>7</text:p>
          </table:table-cell>
          <table:table-cell office:value-type="float" office:value="201.927168" calcext:value-type="float">
            <text:p>201.927168</text:p>
          </table:table-cell>
          <table:table-cell office:value-type="float" office:value="57.85814688" calcext:value-type="float">
            <text:p>57.85814688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571]+1" office:value-type="float" office:value="258" calcext:value-type="float">
            <text:p>258</text:p>
          </table:table-cell>
          <table:table-cell table:formula="of:=[.B2571]" office:value-type="float" office:value="8" calcext:value-type="float">
            <text:p>8</text:p>
          </table:table-cell>
          <table:table-cell office:value-type="float" office:value="156.25622016" calcext:value-type="float">
            <text:p>156.25622016</text:p>
          </table:table-cell>
          <table:table-cell office:value-type="float" office:value="58.644096" calcext:value-type="float">
            <text:p>58.644096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572]+1" office:value-type="float" office:value="258" calcext:value-type="float">
            <text:p>258</text:p>
          </table:table-cell>
          <table:table-cell table:formula="of:=[.B2572]" office:value-type="float" office:value="9" calcext:value-type="float">
            <text:p>9</text:p>
          </table:table-cell>
          <table:table-cell office:value-type="float" office:value="196.4295936" calcext:value-type="float">
            <text:p>196.4295936</text:p>
          </table:table-cell>
          <table:table-cell office:value-type="float" office:value="37.4477232" calcext:value-type="float">
            <text:p>37.4477232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573]+1" office:value-type="float" office:value="258" calcext:value-type="float">
            <text:p>258</text:p>
          </table:table-cell>
          <table:table-cell table:formula="of:=[.B2573]" office:value-type="float" office:value="10" calcext:value-type="float">
            <text:p>10</text:p>
          </table:table-cell>
          <table:table-cell office:value-type="float" office:value="160.18816" calcext:value-type="float">
            <text:p>160.18816</text:p>
          </table:table-cell>
          <table:table-cell office:value-type="float" office:value="37.6092336" calcext:value-type="float">
            <text:p>37.6092336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574]+1" office:value-type="float" office:value="259" calcext:value-type="float">
            <text:p>259</text:p>
          </table:table-cell>
          <table:table-cell table:formula="of:=[.B2574]" office:value-type="float" office:value="1" calcext:value-type="float">
            <text:p>1</text:p>
          </table:table-cell>
          <table:table-cell office:value-type="float" office:value="214.56192768" calcext:value-type="float">
            <text:p>214.56192768</text:p>
          </table:table-cell>
          <table:table-cell office:value-type="float" office:value="138.76266048" calcext:value-type="float">
            <text:p>138.76266048</text:p>
          </table:table-cell>
          <table:table-cell office:value-type="float" office:value="214" calcext:value-type="float">
            <text:p>214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575]+1" office:value-type="float" office:value="259" calcext:value-type="float">
            <text:p>259</text:p>
          </table:table-cell>
          <table:table-cell table:formula="of:=[.B2575]" office:value-type="float" office:value="2" calcext:value-type="float">
            <text:p>2</text:p>
          </table:table-cell>
          <table:table-cell office:value-type="float" office:value="123.56124032" calcext:value-type="float">
            <text:p>123.56124032</text:p>
          </table:table-cell>
          <table:table-cell office:value-type="float" office:value="142.3498224" calcext:value-type="float">
            <text:p>142.3498224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576]+1" office:value-type="float" office:value="259" calcext:value-type="float">
            <text:p>259</text:p>
          </table:table-cell>
          <table:table-cell table:formula="of:=[.B2576]" office:value-type="float" office:value="3" calcext:value-type="float">
            <text:p>3</text:p>
          </table:table-cell>
          <table:table-cell office:value-type="float" office:value="208.5461248" calcext:value-type="float">
            <text:p>208.5461248</text:p>
          </table:table-cell>
          <table:table-cell office:value-type="float" office:value="110.15303712" calcext:value-type="float">
            <text:p>110.15303712</text:p>
          </table:table-cell>
          <table:table-cell office:value-type="float" office:value="209" calcext:value-type="float">
            <text:p>209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2577]+1" office:value-type="float" office:value="259" calcext:value-type="float">
            <text:p>259</text:p>
          </table:table-cell>
          <table:table-cell table:formula="of:=[.B2577]" office:value-type="float" office:value="4" calcext:value-type="float">
            <text:p>4</text:p>
          </table:table-cell>
          <table:table-cell office:value-type="float" office:value="127.6267735936" calcext:value-type="float">
            <text:p>127.6267735936</text:p>
          </table:table-cell>
          <table:table-cell office:value-type="float" office:value="112.6286208" calcext:value-type="float">
            <text:p>112.6286208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578]+1" office:value-type="float" office:value="259" calcext:value-type="float">
            <text:p>259</text:p>
          </table:table-cell>
          <table:table-cell table:formula="of:=[.B2578]" office:value-type="float" office:value="5" calcext:value-type="float">
            <text:p>5</text:p>
          </table:table-cell>
          <table:table-cell office:value-type="float" office:value="203.0494208" calcext:value-type="float">
            <text:p>203.0494208</text:p>
          </table:table-cell>
          <table:table-cell office:value-type="float" office:value="79.58306304" calcext:value-type="float">
            <text:p>79.58306304</text:p>
          </table:table-cell>
          <table:table-cell office:value-type="float" office:value="202" calcext:value-type="float">
            <text:p>202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579]+1" office:value-type="float" office:value="259" calcext:value-type="float">
            <text:p>259</text:p>
          </table:table-cell>
          <table:table-cell table:formula="of:=[.B2579]" office:value-type="float" office:value="6" calcext:value-type="float">
            <text:p>6</text:p>
          </table:table-cell>
          <table:table-cell office:value-type="float" office:value="130.419948544" calcext:value-type="float">
            <text:p>130.419948544</text:p>
          </table:table-cell>
          <table:table-cell office:value-type="float" office:value="81.94017792" calcext:value-type="float">
            <text:p>81.94017792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580]+1" office:value-type="float" office:value="259" calcext:value-type="float">
            <text:p>259</text:p>
          </table:table-cell>
          <table:table-cell table:formula="of:=[.B2580]" office:value-type="float" office:value="7" calcext:value-type="float">
            <text:p>7</text:p>
          </table:table-cell>
          <table:table-cell office:value-type="float" office:value="188.8505664" calcext:value-type="float">
            <text:p>188.8505664</text:p>
          </table:table-cell>
          <table:table-cell office:value-type="float" office:value="56.64836352" calcext:value-type="float">
            <text:p>56.64836352</text:p>
          </table:table-cell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581]+1" office:value-type="float" office:value="259" calcext:value-type="float">
            <text:p>259</text:p>
          </table:table-cell>
          <table:table-cell table:formula="of:=[.B2581]" office:value-type="float" office:value="8" calcext:value-type="float">
            <text:p>8</text:p>
          </table:table-cell>
          <table:table-cell office:value-type="float" office:value="143.27407872" calcext:value-type="float">
            <text:p>143.27407872</text:p>
          </table:table-cell>
          <table:table-cell office:value-type="float" office:value="59.65360704" calcext:value-type="float">
            <text:p>59.65360704</text:p>
          </table:table-cell>
          <table:table-cell office:value-type="float" office:value="143" calcext:value-type="float">
            <text:p>14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582]+1" office:value-type="float" office:value="259" calcext:value-type="float">
            <text:p>259</text:p>
          </table:table-cell>
          <table:table-cell table:formula="of:=[.B2582]" office:value-type="float" office:value="9" calcext:value-type="float">
            <text:p>9</text:p>
          </table:table-cell>
          <table:table-cell office:value-type="float" office:value="182.32065536" calcext:value-type="float">
            <text:p>182.32065536</text:p>
          </table:table-cell>
          <table:table-cell office:value-type="float" office:value="36.443184" calcext:value-type="float">
            <text:p>36.443184</text:p>
          </table:table-cell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583]+1" office:value-type="float" office:value="259" calcext:value-type="float">
            <text:p>259</text:p>
          </table:table-cell>
          <table:table-cell table:formula="of:=[.B2583]" office:value-type="float" office:value="10" calcext:value-type="float">
            <text:p>10</text:p>
          </table:table-cell>
          <table:table-cell office:value-type="float" office:value="147.29339264" calcext:value-type="float">
            <text:p>147.29339264</text:p>
          </table:table-cell>
          <table:table-cell office:value-type="float" office:value="38.333856" calcext:value-type="float">
            <text:p>38.333856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584]+1" office:value-type="float" office:value="260" calcext:value-type="float">
            <text:p>260</text:p>
          </table:table-cell>
          <table:table-cell table:formula="of:=[.B2584]" office:value-type="float" office:value="1" calcext:value-type="float">
            <text:p>1</text:p>
          </table:table-cell>
          <table:table-cell office:value-type="float" office:value="219.6619904" calcext:value-type="float">
            <text:p>219.6619904</text:p>
          </table:table-cell>
          <table:table-cell office:value-type="float" office:value="133.0287408" calcext:value-type="float">
            <text:p>133.0287408</text:p>
          </table:table-cell>
          <table:table-cell office:value-type="float" office:value="222" calcext:value-type="float">
            <text:p>222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2585]+1" office:value-type="float" office:value="260" calcext:value-type="float">
            <text:p>260</text:p>
          </table:table-cell>
          <table:table-cell table:formula="of:=[.B2585]" office:value-type="float" office:value="2" calcext:value-type="float">
            <text:p>2</text:p>
          </table:table-cell>
          <table:table-cell office:value-type="float" office:value="130.607378944" calcext:value-type="float">
            <text:p>130.607378944</text:p>
          </table:table-cell>
          <table:table-cell office:value-type="float" office:value="137.49839712" calcext:value-type="float">
            <text:p>137.49839712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586]+1" office:value-type="float" office:value="260" calcext:value-type="float">
            <text:p>260</text:p>
          </table:table-cell>
          <table:table-cell table:formula="of:=[.B2586]" office:value-type="float" office:value="3" calcext:value-type="float">
            <text:p>3</text:p>
          </table:table-cell>
          <table:table-cell office:value-type="float" office:value="213.8084416" calcext:value-type="float">
            <text:p>213.8084416</text:p>
          </table:table-cell>
          <table:table-cell office:value-type="float" office:value="103.494144" calcext:value-type="float">
            <text:p>103.494144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2587]+1" office:value-type="float" office:value="260" calcext:value-type="float">
            <text:p>260</text:p>
          </table:table-cell>
          <table:table-cell table:formula="of:=[.B2587]" office:value-type="float" office:value="4" calcext:value-type="float">
            <text:p>4</text:p>
          </table:table-cell>
          <table:table-cell office:value-type="float" office:value="133.32024576" calcext:value-type="float">
            <text:p>133.32024576</text:p>
          </table:table-cell>
          <table:table-cell office:value-type="float" office:value="107.16230112" calcext:value-type="float">
            <text:p>107.16230112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588]+1" office:value-type="float" office:value="260" calcext:value-type="float">
            <text:p>260</text:p>
          </table:table-cell>
          <table:table-cell table:formula="of:=[.B2588]" office:value-type="float" office:value="5" calcext:value-type="float">
            <text:p>5</text:p>
          </table:table-cell>
          <table:table-cell office:value-type="float" office:value="207.5727616" calcext:value-type="float">
            <text:p>207.5727616</text:p>
          </table:table-cell>
          <table:table-cell office:value-type="float" office:value="74.40353088" calcext:value-type="float">
            <text:p>74.40353088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589]+1" office:value-type="float" office:value="260" calcext:value-type="float">
            <text:p>260</text:p>
          </table:table-cell>
          <table:table-cell table:formula="of:=[.B2589]" office:value-type="float" office:value="6" calcext:value-type="float">
            <text:p>6</text:p>
          </table:table-cell>
          <table:table-cell office:value-type="float" office:value="135.887527936" calcext:value-type="float">
            <text:p>135.887527936</text:p>
          </table:table-cell>
          <table:table-cell office:value-type="float" office:value="78.57559488" calcext:value-type="float">
            <text:p>78.57559488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590]+1" office:value-type="float" office:value="260" calcext:value-type="float">
            <text:p>260</text:p>
          </table:table-cell>
          <table:table-cell table:formula="of:=[.B2590]" office:value-type="float" office:value="7" calcext:value-type="float">
            <text:p>7</text:p>
          </table:table-cell>
          <table:table-cell office:value-type="float" office:value="192.5056768" calcext:value-type="float">
            <text:p>192.5056768</text:p>
          </table:table-cell>
          <table:table-cell office:value-type="float" office:value="51.43586496" calcext:value-type="float">
            <text:p>51.43586496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591]+1" office:value-type="float" office:value="260" calcext:value-type="float">
            <text:p>260</text:p>
          </table:table-cell>
          <table:table-cell table:formula="of:=[.B2591]" office:value-type="float" office:value="8" calcext:value-type="float">
            <text:p>8</text:p>
          </table:table-cell>
          <table:table-cell office:value-type="float" office:value="147.10789504" calcext:value-type="float">
            <text:p>147.10789504</text:p>
          </table:table-cell>
          <table:table-cell office:value-type="float" office:value="55.40712" calcext:value-type="float">
            <text:p>55.40712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592]+1" office:value-type="float" office:value="260" calcext:value-type="float">
            <text:p>260</text:p>
          </table:table-cell>
          <table:table-cell table:formula="of:=[.B2592]" office:value-type="float" office:value="9" calcext:value-type="float">
            <text:p>9</text:p>
          </table:table-cell>
          <table:table-cell office:value-type="float" office:value="185.28707456" calcext:value-type="float">
            <text:p>185.28707456</text:p>
          </table:table-cell>
          <table:table-cell office:value-type="float" office:value="31.9823712" calcext:value-type="float">
            <text:p>31.9823712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formula="of:=[.A2593]+1" office:value-type="float" office:value="260" calcext:value-type="float">
            <text:p>260</text:p>
          </table:table-cell>
          <table:table-cell table:formula="of:=[.B2593]" office:value-type="float" office:value="10" calcext:value-type="float">
            <text:p>10</text:p>
          </table:table-cell>
          <table:table-cell office:value-type="float" office:value="149.36088192" calcext:value-type="float">
            <text:p>149.36088192</text:p>
          </table:table-cell>
          <table:table-cell office:value-type="float" office:value="34.2524256" calcext:value-type="float">
            <text:p>34.2524256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594]+1" office:value-type="float" office:value="261" calcext:value-type="float">
            <text:p>261</text:p>
          </table:table-cell>
          <table:table-cell table:formula="of:=[.B2594]" office:value-type="float" office:value="1" calcext:value-type="float">
            <text:p>1</text:p>
          </table:table-cell>
          <table:table-cell office:value-type="float" office:value="223.844192" calcext:value-type="float">
            <text:p>223.844192</text:p>
          </table:table-cell>
          <table:table-cell office:value-type="float" office:value="138.54439296" calcext:value-type="float">
            <text:p>138.54439296</text:p>
          </table:table-cell>
          <table:table-cell office:value-type="float" office:value="224" calcext:value-type="float">
            <text:p>224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595]+1" office:value-type="float" office:value="261" calcext:value-type="float">
            <text:p>261</text:p>
          </table:table-cell>
          <table:table-cell table:formula="of:=[.B2595]" office:value-type="float" office:value="2" calcext:value-type="float">
            <text:p>2</text:p>
          </table:table-cell>
          <table:table-cell office:value-type="float" office:value="133.0904576" calcext:value-type="float">
            <text:p>133.0904576</text:p>
          </table:table-cell>
          <table:table-cell office:value-type="float" office:value="135.7256256" calcext:value-type="float">
            <text:p>135.725625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596]+1" office:value-type="float" office:value="261" calcext:value-type="float">
            <text:p>261</text:p>
          </table:table-cell>
          <table:table-cell table:formula="of:=[.B2596]" office:value-type="float" office:value="3" calcext:value-type="float">
            <text:p>3</text:p>
          </table:table-cell>
          <table:table-cell office:value-type="float" office:value="219.8625152" calcext:value-type="float">
            <text:p>219.8625152</text:p>
          </table:table-cell>
          <table:table-cell office:value-type="float" office:value="109.02367104" calcext:value-type="float">
            <text:p>109.02367104</text:p>
          </table:table-cell>
          <table:table-cell office:value-type="float" office:value="221" calcext:value-type="float">
            <text:p>221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597]+1" office:value-type="float" office:value="261" calcext:value-type="float">
            <text:p>261</text:p>
          </table:table-cell>
          <table:table-cell table:formula="of:=[.B2597]" office:value-type="float" office:value="4" calcext:value-type="float">
            <text:p>4</text:p>
          </table:table-cell>
          <table:table-cell office:value-type="float" office:value="138.86208256" calcext:value-type="float">
            <text:p>138.86208256</text:p>
          </table:table-cell>
          <table:table-cell office:value-type="float" office:value="105.98789088" calcext:value-type="float">
            <text:p>105.9878908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598]+1" office:value-type="float" office:value="261" calcext:value-type="float">
            <text:p>261</text:p>
          </table:table-cell>
          <table:table-cell table:formula="of:=[.B2598]" office:value-type="float" office:value="5" calcext:value-type="float">
            <text:p>5</text:p>
          </table:table-cell>
          <table:table-cell office:value-type="float" office:value="217.21565952" calcext:value-type="float">
            <text:p>217.21565952</text:p>
          </table:table-cell>
          <table:table-cell office:value-type="float" office:value="79.88946528" calcext:value-type="float">
            <text:p>79.88946528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599]+1" office:value-type="float" office:value="261" calcext:value-type="float">
            <text:p>261</text:p>
          </table:table-cell>
          <table:table-cell table:formula="of:=[.B2599]" office:value-type="float" office:value="6" calcext:value-type="float">
            <text:p>6</text:p>
          </table:table-cell>
          <table:table-cell office:value-type="float" office:value="144.20949504" calcext:value-type="float">
            <text:p>144.20949504</text:p>
          </table:table-cell>
          <table:table-cell office:value-type="float" office:value="75.80971968" calcext:value-type="float">
            <text:p>75.80971968</text:p>
          </table:table-cell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600]+1" office:value-type="float" office:value="261" calcext:value-type="float">
            <text:p>261</text:p>
          </table:table-cell>
          <table:table-cell table:formula="of:=[.B2600]" office:value-type="float" office:value="7" calcext:value-type="float">
            <text:p>7</text:p>
          </table:table-cell>
          <table:table-cell office:value-type="float" office:value="204.13252224" calcext:value-type="float">
            <text:p>204.13252224</text:p>
          </table:table-cell>
          <table:table-cell office:value-type="float" office:value="54.6457152" calcext:value-type="float">
            <text:p>54.6457152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601]+1" office:value-type="float" office:value="261" calcext:value-type="float">
            <text:p>261</text:p>
          </table:table-cell>
          <table:table-cell table:formula="of:=[.B2601]" office:value-type="float" office:value="8" calcext:value-type="float">
            <text:p>8</text:p>
          </table:table-cell>
          <table:table-cell office:value-type="float" office:value="158.86298624" calcext:value-type="float">
            <text:p>158.86298624</text:p>
          </table:table-cell>
          <table:table-cell office:value-type="float" office:value="54.8686368" calcext:value-type="float">
            <text:p>54.8686368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602]+1" office:value-type="float" office:value="261" calcext:value-type="float">
            <text:p>261</text:p>
          </table:table-cell>
          <table:table-cell table:formula="of:=[.B2602]" office:value-type="float" office:value="9" calcext:value-type="float">
            <text:p>9</text:p>
          </table:table-cell>
          <table:table-cell office:value-type="float" office:value="200.224832" calcext:value-type="float">
            <text:p>200.224832</text:p>
          </table:table-cell>
          <table:table-cell office:value-type="float" office:value="34.78765824" calcext:value-type="float">
            <text:p>34.78765824</text:p>
          </table:table-cell>
          <table:table-cell office:value-type="float" office:value="201" calcext:value-type="float">
            <text:p>20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603]+1" office:value-type="float" office:value="261" calcext:value-type="float">
            <text:p>261</text:p>
          </table:table-cell>
          <table:table-cell table:formula="of:=[.B2603]" office:value-type="float" office:value="10" calcext:value-type="float">
            <text:p>10</text:p>
          </table:table-cell>
          <table:table-cell office:value-type="float" office:value="163.75712" calcext:value-type="float">
            <text:p>163.75712</text:p>
          </table:table-cell>
          <table:table-cell office:value-type="float" office:value="34.6995936" calcext:value-type="float">
            <text:p>34.6995936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604]+1" office:value-type="float" office:value="262" calcext:value-type="float">
            <text:p>262</text:p>
          </table:table-cell>
          <table:table-cell table:formula="of:=[.B2604]" office:value-type="float" office:value="1" calcext:value-type="float">
            <text:p>1</text:p>
          </table:table-cell>
          <table:table-cell office:value-type="float" office:value="217.18532608" calcext:value-type="float">
            <text:p>217.18532608</text:p>
          </table:table-cell>
          <table:table-cell office:value-type="float" office:value="145.5607008" calcext:value-type="float">
            <text:p>145.5607008</text:p>
          </table:table-cell>
          <table:table-cell office:value-type="float" office:value="218" calcext:value-type="float">
            <text:p>218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605]+1" office:value-type="float" office:value="262" calcext:value-type="float">
            <text:p>262</text:p>
          </table:table-cell>
          <table:table-cell table:formula="of:=[.B2605]" office:value-type="float" office:value="2" calcext:value-type="float">
            <text:p>2</text:p>
          </table:table-cell>
          <table:table-cell office:value-type="float" office:value="130.48653696" calcext:value-type="float">
            <text:p>130.48653696</text:p>
          </table:table-cell>
          <table:table-cell office:value-type="float" office:value="143.18558688" calcext:value-type="float">
            <text:p>143.18558688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606]+1" office:value-type="float" office:value="262" calcext:value-type="float">
            <text:p>262</text:p>
          </table:table-cell>
          <table:table-cell table:formula="of:=[.B2606]" office:value-type="float" office:value="3" calcext:value-type="float">
            <text:p>3</text:p>
          </table:table-cell>
          <table:table-cell office:value-type="float" office:value="214.52215552" calcext:value-type="float">
            <text:p>214.52215552</text:p>
          </table:table-cell>
          <table:table-cell office:value-type="float" office:value="115.72263936" calcext:value-type="float">
            <text:p>115.72263936</text:p>
          </table:table-cell>
          <table:table-cell office:value-type="float" office:value="216" calcext:value-type="float">
            <text:p>216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607]+1" office:value-type="float" office:value="262" calcext:value-type="float">
            <text:p>262</text:p>
          </table:table-cell>
          <table:table-cell table:formula="of:=[.B2607]" office:value-type="float" office:value="4" calcext:value-type="float">
            <text:p>4</text:p>
          </table:table-cell>
          <table:table-cell office:value-type="float" office:value="135.766770304" calcext:value-type="float">
            <text:p>135.766770304</text:p>
          </table:table-cell>
          <table:table-cell office:value-type="float" office:value="113.67105408" calcext:value-type="float">
            <text:p>113.67105408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608]+1" office:value-type="float" office:value="262" calcext:value-type="float">
            <text:p>262</text:p>
          </table:table-cell>
          <table:table-cell table:formula="of:=[.B2608]" office:value-type="float" office:value="5" calcext:value-type="float">
            <text:p>5</text:p>
          </table:table-cell>
          <table:table-cell office:value-type="float" office:value="211.278016" calcext:value-type="float">
            <text:p>211.278016</text:p>
          </table:table-cell>
          <table:table-cell office:value-type="float" office:value="88.208104896" calcext:value-type="float">
            <text:p>88.208104896</text:p>
          </table:table-cell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609]+1" office:value-type="float" office:value="262" calcext:value-type="float">
            <text:p>262</text:p>
          </table:table-cell>
          <table:table-cell table:formula="of:=[.B2609]" office:value-type="float" office:value="6" calcext:value-type="float">
            <text:p>6</text:p>
          </table:table-cell>
          <table:table-cell office:value-type="float" office:value="140.06761216" calcext:value-type="float">
            <text:p>140.06761216</text:p>
          </table:table-cell>
          <table:table-cell office:value-type="float" office:value="85.13725632" calcext:value-type="float">
            <text:p>85.13725632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610]+1" office:value-type="float" office:value="262" calcext:value-type="float">
            <text:p>262</text:p>
          </table:table-cell>
          <table:table-cell table:formula="of:=[.B2610]" office:value-type="float" office:value="7" calcext:value-type="float">
            <text:p>7</text:p>
          </table:table-cell>
          <table:table-cell office:value-type="float" office:value="197.82606464" calcext:value-type="float">
            <text:p>197.82606464</text:p>
          </table:table-cell>
          <table:table-cell office:value-type="float" office:value="64.43783616" calcext:value-type="float">
            <text:p>64.43783616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611]+1" office:value-type="float" office:value="262" calcext:value-type="float">
            <text:p>262</text:p>
          </table:table-cell>
          <table:table-cell table:formula="of:=[.B2611]" office:value-type="float" office:value="8" calcext:value-type="float">
            <text:p>8</text:p>
          </table:table-cell>
          <table:table-cell office:value-type="float" office:value="153.87781376" calcext:value-type="float">
            <text:p>153.87781376</text:p>
          </table:table-cell>
          <table:table-cell office:value-type="float" office:value="64.5733728" calcext:value-type="float">
            <text:p>64.5733728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612]+1" office:value-type="float" office:value="262" calcext:value-type="float">
            <text:p>262</text:p>
          </table:table-cell>
          <table:table-cell table:formula="of:=[.B2612]" office:value-type="float" office:value="9" calcext:value-type="float">
            <text:p>9</text:p>
          </table:table-cell>
          <table:table-cell office:value-type="float" office:value="193.2491264" calcext:value-type="float">
            <text:p>193.2491264</text:p>
          </table:table-cell>
          <table:table-cell office:value-type="float" office:value="45.507072" calcext:value-type="float">
            <text:p>45.507072</text:p>
          </table:table-cell>
          <table:table-cell office:value-type="float" office:value="193" calcext:value-type="float">
            <text:p>19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613]+1" office:value-type="float" office:value="262" calcext:value-type="float">
            <text:p>262</text:p>
          </table:table-cell>
          <table:table-cell table:formula="of:=[.B2613]" office:value-type="float" office:value="10" calcext:value-type="float">
            <text:p>10</text:p>
          </table:table-cell>
          <table:table-cell office:value-type="float" office:value="158.00154112" calcext:value-type="float">
            <text:p>158.00154112</text:p>
          </table:table-cell>
          <table:table-cell office:value-type="float" office:value="45.20652" calcext:value-type="float">
            <text:p>45.20652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614]+1" office:value-type="float" office:value="263" calcext:value-type="float">
            <text:p>263</text:p>
          </table:table-cell>
          <table:table-cell table:formula="of:=[.B2614]" office:value-type="float" office:value="1" calcext:value-type="float">
            <text:p>1</text:p>
          </table:table-cell>
          <table:table-cell office:value-type="float" office:value="216.4723456" calcext:value-type="float">
            <text:p>216.4723456</text:p>
          </table:table-cell>
          <table:table-cell office:value-type="float" office:value="124.55160384" calcext:value-type="float">
            <text:p>124.55160384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2615]+1" office:value-type="float" office:value="263" calcext:value-type="float">
            <text:p>263</text:p>
          </table:table-cell>
          <table:table-cell table:formula="of:=[.B2615]" office:value-type="float" office:value="2" calcext:value-type="float">
            <text:p>2</text:p>
          </table:table-cell>
          <table:table-cell office:value-type="float" office:value="126.28594112" calcext:value-type="float">
            <text:p>126.28594112</text:p>
          </table:table-cell>
          <table:table-cell office:value-type="float" office:value="122.8012992" calcext:value-type="float">
            <text:p>122.801299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2616]+1" office:value-type="float" office:value="263" calcext:value-type="float">
            <text:p>263</text:p>
          </table:table-cell>
          <table:table-cell table:formula="of:=[.B2616]" office:value-type="float" office:value="3" calcext:value-type="float">
            <text:p>3</text:p>
          </table:table-cell>
          <table:table-cell office:value-type="float" office:value="211.0775424" calcext:value-type="float">
            <text:p>211.0775424</text:p>
          </table:table-cell>
          <table:table-cell office:value-type="float" office:value="94.126454112" calcext:value-type="float">
            <text:p>94.126454112</text:p>
          </table:table-cell>
          <table:table-cell office:value-type="float" office:value="214" calcext:value-type="float">
            <text:p>21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2617]+1" office:value-type="float" office:value="263" calcext:value-type="float">
            <text:p>263</text:p>
          </table:table-cell>
          <table:table-cell table:formula="of:=[.B2617]" office:value-type="float" office:value="4" calcext:value-type="float">
            <text:p>4</text:p>
          </table:table-cell>
          <table:table-cell office:value-type="float" office:value="130.198498944" calcext:value-type="float">
            <text:p>130.198498944</text:p>
          </table:table-cell>
          <table:table-cell office:value-type="float" office:value="93.350868" calcext:value-type="float">
            <text:p>93.35086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618]+1" office:value-type="float" office:value="263" calcext:value-type="float">
            <text:p>263</text:p>
          </table:table-cell>
          <table:table-cell table:formula="of:=[.B2618]" office:value-type="float" office:value="5" calcext:value-type="float">
            <text:p>5</text:p>
          </table:table-cell>
          <table:table-cell office:value-type="float" office:value="209.0017536" calcext:value-type="float">
            <text:p>209.0017536</text:p>
          </table:table-cell>
          <table:table-cell office:value-type="float" office:value="64.0432512" calcext:value-type="float">
            <text:p>64.0432512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619]+1" office:value-type="float" office:value="263" calcext:value-type="float">
            <text:p>263</text:p>
          </table:table-cell>
          <table:table-cell table:formula="of:=[.B2619]" office:value-type="float" office:value="6" calcext:value-type="float">
            <text:p>6</text:p>
          </table:table-cell>
          <table:table-cell office:value-type="float" office:value="135.446600448" calcext:value-type="float">
            <text:p>135.446600448</text:p>
          </table:table-cell>
          <table:table-cell office:value-type="float" office:value="63.34442688" calcext:value-type="float">
            <text:p>63.34442688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620]+1" office:value-type="float" office:value="263" calcext:value-type="float">
            <text:p>263</text:p>
          </table:table-cell>
          <table:table-cell table:formula="of:=[.B2620]" office:value-type="float" office:value="7" calcext:value-type="float">
            <text:p>7</text:p>
          </table:table-cell>
          <table:table-cell office:value-type="float" office:value="196.7442176" calcext:value-type="float">
            <text:p>196.7442176</text:p>
          </table:table-cell>
          <table:table-cell office:value-type="float" office:value="39.59564736" calcext:value-type="float">
            <text:p>39.59564736</text:p>
          </table:table-cell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621]+1" office:value-type="float" office:value="263" calcext:value-type="float">
            <text:p>263</text:p>
          </table:table-cell>
          <table:table-cell table:formula="of:=[.B2621]" office:value-type="float" office:value="8" calcext:value-type="float">
            <text:p>8</text:p>
          </table:table-cell>
          <table:table-cell office:value-type="float" office:value="149.03018368" calcext:value-type="float">
            <text:p>149.03018368</text:p>
          </table:table-cell>
          <table:table-cell office:value-type="float" office:value="40.3344864" calcext:value-type="float">
            <text:p>40.3344864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622]+1" office:value-type="float" office:value="263" calcext:value-type="float">
            <text:p>263</text:p>
          </table:table-cell>
          <table:table-cell table:formula="of:=[.B2622]" office:value-type="float" office:value="9" calcext:value-type="float">
            <text:p>9</text:p>
          </table:table-cell>
          <table:table-cell office:value-type="float" office:value="190.9177856" calcext:value-type="float">
            <text:p>190.9177856</text:p>
          </table:table-cell>
          <table:table-cell office:value-type="float" office:value="19.6651488" calcext:value-type="float">
            <text:p>19.6651488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623]+1" office:value-type="float" office:value="263" calcext:value-type="float">
            <text:p>263</text:p>
          </table:table-cell>
          <table:table-cell table:formula="of:=[.B2623]" office:value-type="float" office:value="10" calcext:value-type="float">
            <text:p>10</text:p>
          </table:table-cell>
          <table:table-cell office:value-type="float" office:value="153.1698496" calcext:value-type="float">
            <text:p>153.1698496</text:p>
          </table:table-cell>
          <table:table-cell office:value-type="float" office:value="20.4508032" calcext:value-type="float">
            <text:p>20.4508032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624]+1" office:value-type="float" office:value="264" calcext:value-type="float">
            <text:p>264</text:p>
          </table:table-cell>
          <table:table-cell table:formula="of:=[.B2624]" office:value-type="float" office:value="1" calcext:value-type="float">
            <text:p>1</text:p>
          </table:table-cell>
          <table:table-cell office:value-type="float" office:value="220.532224" calcext:value-type="float">
            <text:p>220.532224</text:p>
          </table:table-cell>
          <table:table-cell office:value-type="float" office:value="138.581184" calcext:value-type="float">
            <text:p>138.581184</text:p>
          </table:table-cell>
          <table:table-cell office:value-type="float" office:value="220" calcext:value-type="float">
            <text:p>22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2625]+1" office:value-type="float" office:value="264" calcext:value-type="float">
            <text:p>264</text:p>
          </table:table-cell>
          <table:table-cell table:formula="of:=[.B2625]" office:value-type="float" office:value="2" calcext:value-type="float">
            <text:p>2</text:p>
          </table:table-cell>
          <table:table-cell office:value-type="float" office:value="133.94066816" calcext:value-type="float">
            <text:p>133.94066816</text:p>
          </table:table-cell>
          <table:table-cell office:value-type="float" office:value="136.14359424" calcext:value-type="float">
            <text:p>136.1435942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formula="of:=[.A2626]+1" office:value-type="float" office:value="264" calcext:value-type="float">
            <text:p>264</text:p>
          </table:table-cell>
          <table:table-cell table:formula="of:=[.B2626]" office:value-type="float" office:value="3" calcext:value-type="float">
            <text:p>3</text:p>
          </table:table-cell>
          <table:table-cell office:value-type="float" office:value="217.4328576" calcext:value-type="float">
            <text:p>217.4328576</text:p>
          </table:table-cell>
          <table:table-cell office:value-type="float" office:value="109.83674496" calcext:value-type="float">
            <text:p>109.83674496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627]+1" office:value-type="float" office:value="264" calcext:value-type="float">
            <text:p>264</text:p>
          </table:table-cell>
          <table:table-cell table:formula="of:=[.B2627]" office:value-type="float" office:value="4" calcext:value-type="float">
            <text:p>4</text:p>
          </table:table-cell>
          <table:table-cell office:value-type="float" office:value="139.59027456" calcext:value-type="float">
            <text:p>139.59027456</text:p>
          </table:table-cell>
          <table:table-cell office:value-type="float" office:value="107.50928016" calcext:value-type="float">
            <text:p>107.50928016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2628]+1" office:value-type="float" office:value="264" calcext:value-type="float">
            <text:p>264</text:p>
          </table:table-cell>
          <table:table-cell table:formula="of:=[.B2628]" office:value-type="float" office:value="5" calcext:value-type="float">
            <text:p>5</text:p>
          </table:table-cell>
          <table:table-cell office:value-type="float" office:value="214.45284224" calcext:value-type="float">
            <text:p>214.45284224</text:p>
          </table:table-cell>
          <table:table-cell office:value-type="float" office:value="80.76828192" calcext:value-type="float">
            <text:p>80.76828192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629]+1" office:value-type="float" office:value="264" calcext:value-type="float">
            <text:p>264</text:p>
          </table:table-cell>
          <table:table-cell table:formula="of:=[.B2629]" office:value-type="float" office:value="6" calcext:value-type="float">
            <text:p>6</text:p>
          </table:table-cell>
          <table:table-cell office:value-type="float" office:value="144.27454592" calcext:value-type="float">
            <text:p>144.27454592</text:p>
          </table:table-cell>
          <table:table-cell office:value-type="float" office:value="77.59137696" calcext:value-type="float">
            <text:p>77.59137696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630]+1" office:value-type="float" office:value="264" calcext:value-type="float">
            <text:p>264</text:p>
          </table:table-cell>
          <table:table-cell table:formula="of:=[.B2630]" office:value-type="float" office:value="7" calcext:value-type="float">
            <text:p>7</text:p>
          </table:table-cell>
          <table:table-cell office:value-type="float" office:value="202.54463232" calcext:value-type="float">
            <text:p>202.54463232</text:p>
          </table:table-cell>
          <table:table-cell office:value-type="float" office:value="56.7373296" calcext:value-type="float">
            <text:p>56.7373296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631]+1" office:value-type="float" office:value="264" calcext:value-type="float">
            <text:p>264</text:p>
          </table:table-cell>
          <table:table-cell table:formula="of:=[.B2631]" office:value-type="float" office:value="8" calcext:value-type="float">
            <text:p>8</text:p>
          </table:table-cell>
          <table:table-cell office:value-type="float" office:value="158.41269248" calcext:value-type="float">
            <text:p>158.41269248</text:p>
          </table:table-cell>
          <table:table-cell office:value-type="float" office:value="56.4914112" calcext:value-type="float">
            <text:p>56.4914112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632]+1" office:value-type="float" office:value="264" calcext:value-type="float">
            <text:p>264</text:p>
          </table:table-cell>
          <table:table-cell table:formula="of:=[.B2632]" office:value-type="float" office:value="9" calcext:value-type="float">
            <text:p>9</text:p>
          </table:table-cell>
          <table:table-cell office:value-type="float" office:value="197.6126848" calcext:value-type="float">
            <text:p>197.6126848</text:p>
          </table:table-cell>
          <table:table-cell office:value-type="float" office:value="36.9218112" calcext:value-type="float">
            <text:p>36.921811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633]+1" office:value-type="float" office:value="264" calcext:value-type="float">
            <text:p>264</text:p>
          </table:table-cell>
          <table:table-cell table:formula="of:=[.B2633]" office:value-type="float" office:value="10" calcext:value-type="float">
            <text:p>10</text:p>
          </table:table-cell>
          <table:table-cell office:value-type="float" office:value="163.47489536" calcext:value-type="float">
            <text:p>163.47489536</text:p>
          </table:table-cell>
          <table:table-cell office:value-type="float" office:value="36.74106816" calcext:value-type="float">
            <text:p>36.74106816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formula="of:=[.A2634]+1" office:value-type="float" office:value="265" calcext:value-type="float">
            <text:p>265</text:p>
          </table:table-cell>
          <table:table-cell table:formula="of:=[.B2634]" office:value-type="float" office:value="1" calcext:value-type="float">
            <text:p>1</text:p>
          </table:table-cell>
          <table:table-cell office:value-type="float" office:value="222.0725248" calcext:value-type="float">
            <text:p>222.0725248</text:p>
          </table:table-cell>
          <table:table-cell office:value-type="float" office:value="140.70383808" calcext:value-type="float">
            <text:p>140.70383808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635]+1" office:value-type="float" office:value="265" calcext:value-type="float">
            <text:p>265</text:p>
          </table:table-cell>
          <table:table-cell table:formula="of:=[.B2635]" office:value-type="float" office:value="2" calcext:value-type="float">
            <text:p>2</text:p>
          </table:table-cell>
          <table:table-cell office:value-type="float" office:value="135.21230272" calcext:value-type="float">
            <text:p>135.21230272</text:p>
          </table:table-cell>
          <table:table-cell office:value-type="float" office:value="134.62230528" calcext:value-type="float">
            <text:p>134.62230528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636]+1" office:value-type="float" office:value="265" calcext:value-type="float">
            <text:p>265</text:p>
          </table:table-cell>
          <table:table-cell table:formula="of:=[.B2636]" office:value-type="float" office:value="3" calcext:value-type="float">
            <text:p>3</text:p>
          </table:table-cell>
          <table:table-cell office:value-type="float" office:value="219.1611392" calcext:value-type="float">
            <text:p>219.1611392</text:p>
          </table:table-cell>
          <table:table-cell office:value-type="float" office:value="111.29322336" calcext:value-type="float">
            <text:p>111.29322336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637]+1" office:value-type="float" office:value="265" calcext:value-type="float">
            <text:p>265</text:p>
          </table:table-cell>
          <table:table-cell table:formula="of:=[.B2637]" office:value-type="float" office:value="4" calcext:value-type="float">
            <text:p>4</text:p>
          </table:table-cell>
          <table:table-cell office:value-type="float" office:value="141.44985216" calcext:value-type="float">
            <text:p>141.44985216</text:p>
          </table:table-cell>
          <table:table-cell office:value-type="float" office:value="106.37049024" calcext:value-type="float">
            <text:p>106.37049024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638]+1" office:value-type="float" office:value="265" calcext:value-type="float">
            <text:p>265</text:p>
          </table:table-cell>
          <table:table-cell table:formula="of:=[.B2638]" office:value-type="float" office:value="5" calcext:value-type="float">
            <text:p>5</text:p>
          </table:table-cell>
          <table:table-cell office:value-type="float" office:value="217.28384384" calcext:value-type="float">
            <text:p>217.28384384</text:p>
          </table:table-cell>
          <table:table-cell office:value-type="float" office:value="81.79330272" calcext:value-type="float">
            <text:p>81.79330272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639]+1" office:value-type="float" office:value="265" calcext:value-type="float">
            <text:p>265</text:p>
          </table:table-cell>
          <table:table-cell table:formula="of:=[.B2639]" office:value-type="float" office:value="6" calcext:value-type="float">
            <text:p>6</text:p>
          </table:table-cell>
          <table:table-cell office:value-type="float" office:value="147.10788096" calcext:value-type="float">
            <text:p>147.10788096</text:p>
          </table:table-cell>
          <table:table-cell office:value-type="float" office:value="76.36195968" calcext:value-type="float">
            <text:p>76.36195968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640]+1" office:value-type="float" office:value="265" calcext:value-type="float">
            <text:p>265</text:p>
          </table:table-cell>
          <table:table-cell table:formula="of:=[.B2640]" office:value-type="float" office:value="7" calcext:value-type="float">
            <text:p>7</text:p>
          </table:table-cell>
          <table:table-cell office:value-type="float" office:value="206.3902848" calcext:value-type="float">
            <text:p>206.3902848</text:p>
          </table:table-cell>
          <table:table-cell office:value-type="float" office:value="59.27786592" calcext:value-type="float">
            <text:p>59.27786592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641]+1" office:value-type="float" office:value="265" calcext:value-type="float">
            <text:p>265</text:p>
          </table:table-cell>
          <table:table-cell table:formula="of:=[.B2641]" office:value-type="float" office:value="8" calcext:value-type="float">
            <text:p>8</text:p>
          </table:table-cell>
          <table:table-cell office:value-type="float" office:value="161.2728064" calcext:value-type="float">
            <text:p>161.2728064</text:p>
          </table:table-cell>
          <table:table-cell office:value-type="float" office:value="57.9131328" calcext:value-type="float">
            <text:p>57.9131328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642]+1" office:value-type="float" office:value="265" calcext:value-type="float">
            <text:p>265</text:p>
          </table:table-cell>
          <table:table-cell table:formula="of:=[.B2642]" office:value-type="float" office:value="9" calcext:value-type="float">
            <text:p>9</text:p>
          </table:table-cell>
          <table:table-cell office:value-type="float" office:value="202.68038912" calcext:value-type="float">
            <text:p>202.68038912</text:p>
          </table:table-cell>
          <table:table-cell office:value-type="float" office:value="40.4319072" calcext:value-type="float">
            <text:p>40.4319072</text:p>
          </table:table-cell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643]+1" office:value-type="float" office:value="265" calcext:value-type="float">
            <text:p>265</text:p>
          </table:table-cell>
          <table:table-cell table:formula="of:=[.B2643]" office:value-type="float" office:value="10" calcext:value-type="float">
            <text:p>10</text:p>
          </table:table-cell>
          <table:table-cell office:value-type="float" office:value="165.8819584" calcext:value-type="float">
            <text:p>165.8819584</text:p>
          </table:table-cell>
          <table:table-cell office:value-type="float" office:value="38.88597696" calcext:value-type="float">
            <text:p>38.88597696</text:p>
          </table:table-cell>
          <table:table-cell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644]+1" office:value-type="float" office:value="266" calcext:value-type="float">
            <text:p>266</text:p>
          </table:table-cell>
          <table:table-cell table:formula="of:=[.B2644]" office:value-type="float" office:value="1" calcext:value-type="float">
            <text:p>1</text:p>
          </table:table-cell>
          <table:table-cell office:value-type="float" office:value="211.76516736" calcext:value-type="float">
            <text:p>211.76516736</text:p>
          </table:table-cell>
          <table:table-cell office:value-type="float" office:value="135.38988288" calcext:value-type="float">
            <text:p>135.38988288</text:p>
          </table:table-cell>
          <table:table-cell office:value-type="float" office:value="214" calcext:value-type="float">
            <text:p>214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645]+1" office:value-type="float" office:value="266" calcext:value-type="float">
            <text:p>266</text:p>
          </table:table-cell>
          <table:table-cell table:formula="of:=[.B2645]" office:value-type="float" office:value="2" calcext:value-type="float">
            <text:p>2</text:p>
          </table:table-cell>
          <table:table-cell office:value-type="float" office:value="122.59173504" calcext:value-type="float">
            <text:p>122.59173504</text:p>
          </table:table-cell>
          <table:table-cell office:value-type="float" office:value="133.47017664" calcext:value-type="float">
            <text:p>133.47017664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646]+1" office:value-type="float" office:value="266" calcext:value-type="float">
            <text:p>266</text:p>
          </table:table-cell>
          <table:table-cell table:formula="of:=[.B2646]" office:value-type="float" office:value="3" calcext:value-type="float">
            <text:p>3</text:p>
          </table:table-cell>
          <table:table-cell office:value-type="float" office:value="207.3912832" calcext:value-type="float">
            <text:p>207.3912832</text:p>
          </table:table-cell>
          <table:table-cell office:value-type="float" office:value="105.27726912" calcext:value-type="float">
            <text:p>105.27726912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2647]+1" office:value-type="float" office:value="266" calcext:value-type="float">
            <text:p>266</text:p>
          </table:table-cell>
          <table:table-cell table:formula="of:=[.B2647]" office:value-type="float" office:value="4" calcext:value-type="float">
            <text:p>4</text:p>
          </table:table-cell>
          <table:table-cell office:value-type="float" office:value="129.00530816" calcext:value-type="float">
            <text:p>129.00530816</text:p>
          </table:table-cell>
          <table:table-cell office:value-type="float" office:value="103.20290208" calcext:value-type="float">
            <text:p>103.2029020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2648]+1" office:value-type="float" office:value="266" calcext:value-type="float">
            <text:p>266</text:p>
          </table:table-cell>
          <table:table-cell table:formula="of:=[.B2648]" office:value-type="float" office:value="5" calcext:value-type="float">
            <text:p>5</text:p>
          </table:table-cell>
          <table:table-cell office:value-type="float" office:value="203.83675392" calcext:value-type="float">
            <text:p>203.83675392</text:p>
          </table:table-cell>
          <table:table-cell office:value-type="float" office:value="74.95644192" calcext:value-type="float">
            <text:p>74.95644192</text:p>
          </table:table-cell>
          <table:table-cell office:value-type="float" office:value="205" calcext:value-type="float">
            <text:p>205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649]+1" office:value-type="float" office:value="266" calcext:value-type="float">
            <text:p>266</text:p>
          </table:table-cell>
          <table:table-cell table:formula="of:=[.B2649]" office:value-type="float" office:value="6" calcext:value-type="float">
            <text:p>6</text:p>
          </table:table-cell>
          <table:table-cell office:value-type="float" office:value="132.90406912" calcext:value-type="float">
            <text:p>132.90406912</text:p>
          </table:table-cell>
          <table:table-cell office:value-type="float" office:value="73.58593824" calcext:value-type="float">
            <text:p>73.58593824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2650]+1" office:value-type="float" office:value="266" calcext:value-type="float">
            <text:p>266</text:p>
          </table:table-cell>
          <table:table-cell table:formula="of:=[.B2650]" office:value-type="float" office:value="7" calcext:value-type="float">
            <text:p>7</text:p>
          </table:table-cell>
          <table:table-cell office:value-type="float" office:value="192.0664448" calcext:value-type="float">
            <text:p>192.0664448</text:p>
          </table:table-cell>
          <table:table-cell office:value-type="float" office:value="51.09237696" calcext:value-type="float">
            <text:p>51.09237696</text:p>
          </table:table-cell>
          <table:table-cell office:value-type="float" office:value="193" calcext:value-type="float">
            <text:p>193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2651]+1" office:value-type="float" office:value="266" calcext:value-type="float">
            <text:p>266</text:p>
          </table:table-cell>
          <table:table-cell table:formula="of:=[.B2651]" office:value-type="float" office:value="8" calcext:value-type="float">
            <text:p>8</text:p>
          </table:table-cell>
          <table:table-cell office:value-type="float" office:value="146.75314944" calcext:value-type="float">
            <text:p>146.75314944</text:p>
          </table:table-cell>
          <table:table-cell office:value-type="float" office:value="51.09984672" calcext:value-type="float">
            <text:p>51.09984672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652]+1" office:value-type="float" office:value="266" calcext:value-type="float">
            <text:p>266</text:p>
          </table:table-cell>
          <table:table-cell table:formula="of:=[.B2652]" office:value-type="float" office:value="9" calcext:value-type="float">
            <text:p>9</text:p>
          </table:table-cell>
          <table:table-cell office:value-type="float" office:value="186.7561536" calcext:value-type="float">
            <text:p>186.7561536</text:p>
          </table:table-cell>
          <table:table-cell office:value-type="float" office:value="30.6637632" calcext:value-type="float">
            <text:p>30.6637632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653]+1" office:value-type="float" office:value="266" calcext:value-type="float">
            <text:p>266</text:p>
          </table:table-cell>
          <table:table-cell table:formula="of:=[.B2653]" office:value-type="float" office:value="10" calcext:value-type="float">
            <text:p>10</text:p>
          </table:table-cell>
          <table:table-cell office:value-type="float" office:value="151.6301696" calcext:value-type="float">
            <text:p>151.6301696</text:p>
          </table:table-cell>
          <table:table-cell office:value-type="float" office:value="31.0098816" calcext:value-type="float">
            <text:p>31.0098816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654]+1" office:value-type="float" office:value="267" calcext:value-type="float">
            <text:p>267</text:p>
          </table:table-cell>
          <table:table-cell table:formula="of:=[.B2654]" office:value-type="float" office:value="1" calcext:value-type="float">
            <text:p>1</text:p>
          </table:table-cell>
          <table:table-cell office:value-type="float" office:value="219.904512" calcext:value-type="float">
            <text:p>219.904512</text:p>
          </table:table-cell>
          <table:table-cell office:value-type="float" office:value="138.76068864" calcext:value-type="float">
            <text:p>138.76068864</text:p>
          </table:table-cell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655]+1" office:value-type="float" office:value="267" calcext:value-type="float">
            <text:p>267</text:p>
          </table:table-cell>
          <table:table-cell table:formula="of:=[.B2655]" office:value-type="float" office:value="2" calcext:value-type="float">
            <text:p>2</text:p>
          </table:table-cell>
          <table:table-cell office:value-type="float" office:value="126.76059584" calcext:value-type="float">
            <text:p>126.76059584</text:p>
          </table:table-cell>
          <table:table-cell office:value-type="float" office:value="142.03669728" calcext:value-type="float">
            <text:p>142.03669728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656]+1" office:value-type="float" office:value="267" calcext:value-type="float">
            <text:p>267</text:p>
          </table:table-cell>
          <table:table-cell table:formula="of:=[.B2656]" office:value-type="float" office:value="3" calcext:value-type="float">
            <text:p>3</text:p>
          </table:table-cell>
          <table:table-cell office:value-type="float" office:value="213.7813248" calcext:value-type="float">
            <text:p>213.7813248</text:p>
          </table:table-cell>
          <table:table-cell office:value-type="float" office:value="107.81341824" calcext:value-type="float">
            <text:p>107.81341824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A2657]+1" office:value-type="float" office:value="267" calcext:value-type="float">
            <text:p>267</text:p>
          </table:table-cell>
          <table:table-cell table:formula="of:=[.B2657]" office:value-type="float" office:value="4" calcext:value-type="float">
            <text:p>4</text:p>
          </table:table-cell>
          <table:table-cell office:value-type="float" office:value="130.699312256" calcext:value-type="float">
            <text:p>130.699312256</text:p>
          </table:table-cell>
          <table:table-cell office:value-type="float" office:value="110.74342368" calcext:value-type="float">
            <text:p>110.74342368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658]+1" office:value-type="float" office:value="267" calcext:value-type="float">
            <text:p>267</text:p>
          </table:table-cell>
          <table:table-cell table:formula="of:=[.B2658]" office:value-type="float" office:value="5" calcext:value-type="float">
            <text:p>5</text:p>
          </table:table-cell>
          <table:table-cell office:value-type="float" office:value="206.9619968" calcext:value-type="float">
            <text:p>206.9619968</text:p>
          </table:table-cell>
          <table:table-cell office:value-type="float" office:value="76.81181568" calcext:value-type="float">
            <text:p>76.81181568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659]+1" office:value-type="float" office:value="267" calcext:value-type="float">
            <text:p>267</text:p>
          </table:table-cell>
          <table:table-cell table:formula="of:=[.B2659]" office:value-type="float" office:value="6" calcext:value-type="float">
            <text:p>6</text:p>
          </table:table-cell>
          <table:table-cell office:value-type="float" office:value="133.05077696" calcext:value-type="float">
            <text:p>133.05077696</text:p>
          </table:table-cell>
          <table:table-cell office:value-type="float" office:value="79.8014688" calcext:value-type="float">
            <text:p>79.8014688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660]+1" office:value-type="float" office:value="267" calcext:value-type="float">
            <text:p>267</text:p>
          </table:table-cell>
          <table:table-cell table:formula="of:=[.B2660]" office:value-type="float" office:value="7" calcext:value-type="float">
            <text:p>7</text:p>
          </table:table-cell>
          <table:table-cell office:value-type="float" office:value="193.1409408" calcext:value-type="float">
            <text:p>193.1409408</text:p>
          </table:table-cell>
          <table:table-cell office:value-type="float" office:value="52.80631872" calcext:value-type="float">
            <text:p>52.80631872</text:p>
          </table:table-cell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formula="of:=[.A2661]+1" office:value-type="float" office:value="267" calcext:value-type="float">
            <text:p>267</text:p>
          </table:table-cell>
          <table:table-cell table:formula="of:=[.B2661]" office:value-type="float" office:value="8" calcext:value-type="float">
            <text:p>8</text:p>
          </table:table-cell>
          <table:table-cell office:value-type="float" office:value="146.00130048" calcext:value-type="float">
            <text:p>146.00130048</text:p>
          </table:table-cell>
          <table:table-cell office:value-type="float" office:value="56.68301568" calcext:value-type="float">
            <text:p>56.68301568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662]+1" office:value-type="float" office:value="267" calcext:value-type="float">
            <text:p>267</text:p>
          </table:table-cell>
          <table:table-cell table:formula="of:=[.B2662]" office:value-type="float" office:value="9" calcext:value-type="float">
            <text:p>9</text:p>
          </table:table-cell>
          <table:table-cell office:value-type="float" office:value="186.56043264" calcext:value-type="float">
            <text:p>186.56043264</text:p>
          </table:table-cell>
          <table:table-cell office:value-type="float" office:value="31.33503936" calcext:value-type="float">
            <text:p>31.33503936</text:p>
          </table:table-cell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663]+1" office:value-type="float" office:value="267" calcext:value-type="float">
            <text:p>267</text:p>
          </table:table-cell>
          <table:table-cell table:formula="of:=[.B2663]" office:value-type="float" office:value="10" calcext:value-type="float">
            <text:p>10</text:p>
          </table:table-cell>
          <table:table-cell office:value-type="float" office:value="149.61860224" calcext:value-type="float">
            <text:p>149.61860224</text:p>
          </table:table-cell>
          <table:table-cell office:value-type="float" office:value="34.010736" calcext:value-type="float">
            <text:p>34.010736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664]+1" office:value-type="float" office:value="268" calcext:value-type="float">
            <text:p>268</text:p>
          </table:table-cell>
          <table:table-cell table:formula="of:=[.B2664]" office:value-type="float" office:value="1" calcext:value-type="float">
            <text:p>1</text:p>
          </table:table-cell>
          <table:table-cell office:value-type="float" office:value="222.955136" calcext:value-type="float">
            <text:p>222.955136</text:p>
          </table:table-cell>
          <table:table-cell office:value-type="float" office:value="147.69663072" calcext:value-type="float">
            <text:p>147.69663072</text:p>
          </table:table-cell>
          <table:table-cell office:value-type="float" office:value="221" calcext:value-type="float">
            <text:p>22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formula="of:=[.A2665]+1" office:value-type="float" office:value="268" calcext:value-type="float">
            <text:p>268</text:p>
          </table:table-cell>
          <table:table-cell table:formula="of:=[.B2665]" office:value-type="float" office:value="2" calcext:value-type="float">
            <text:p>2</text:p>
          </table:table-cell>
          <table:table-cell office:value-type="float" office:value="136.18109312" calcext:value-type="float">
            <text:p>136.18109312</text:p>
          </table:table-cell>
          <table:table-cell office:value-type="float" office:value="142.2520416" calcext:value-type="float">
            <text:p>142.2520416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table:formula="of:=[.A2666]+1" office:value-type="float" office:value="268" calcext:value-type="float">
            <text:p>268</text:p>
          </table:table-cell>
          <table:table-cell table:formula="of:=[.B2666]" office:value-type="float" office:value="3" calcext:value-type="float">
            <text:p>3</text:p>
          </table:table-cell>
          <table:table-cell office:value-type="float" office:value="220.2904512" calcext:value-type="float">
            <text:p>220.2904512</text:p>
          </table:table-cell>
          <table:table-cell office:value-type="float" office:value="118.02704736" calcext:value-type="float">
            <text:p>118.02704736</text:p>
          </table:table-cell>
          <table:table-cell office:value-type="float" office:value="218" calcext:value-type="float">
            <text:p>218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2667]+1" office:value-type="float" office:value="268" calcext:value-type="float">
            <text:p>268</text:p>
          </table:table-cell>
          <table:table-cell table:formula="of:=[.B2667]" office:value-type="float" office:value="4" calcext:value-type="float">
            <text:p>4</text:p>
          </table:table-cell>
          <table:table-cell office:value-type="float" office:value="143.16022912" calcext:value-type="float">
            <text:p>143.16022912</text:p>
          </table:table-cell>
          <table:table-cell office:value-type="float" office:value="112.88339136" calcext:value-type="float">
            <text:p>112.8833913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668]+1" office:value-type="float" office:value="268" calcext:value-type="float">
            <text:p>268</text:p>
          </table:table-cell>
          <table:table-cell table:formula="of:=[.B2668]" office:value-type="float" office:value="5" calcext:value-type="float">
            <text:p>5</text:p>
          </table:table-cell>
          <table:table-cell office:value-type="float" office:value="218.8309504" calcext:value-type="float">
            <text:p>218.8309504</text:p>
          </table:table-cell>
          <table:table-cell office:value-type="float" office:value="86.563183296" calcext:value-type="float">
            <text:p>86.563183296</text:p>
          </table:table-cell>
          <table:table-cell office:value-type="float" office:value="217" calcext:value-type="float">
            <text:p>21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formula="of:=[.A2669]+1" office:value-type="float" office:value="268" calcext:value-type="float">
            <text:p>268</text:p>
          </table:table-cell>
          <table:table-cell table:formula="of:=[.B2669]" office:value-type="float" office:value="6" calcext:value-type="float">
            <text:p>6</text:p>
          </table:table-cell>
          <table:table-cell office:value-type="float" office:value="148.11109376" calcext:value-type="float">
            <text:p>148.11109376</text:p>
          </table:table-cell>
          <table:table-cell office:value-type="float" office:value="82.60274208" calcext:value-type="float">
            <text:p>82.60274208</text:p>
          </table:table-cell>
          <table:table-cell office:value-type="float" office:value="148" calcext:value-type="float">
            <text:p>148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670]+1" office:value-type="float" office:value="268" calcext:value-type="float">
            <text:p>268</text:p>
          </table:table-cell>
          <table:table-cell table:formula="of:=[.B2670]" office:value-type="float" office:value="7" calcext:value-type="float">
            <text:p>7</text:p>
          </table:table-cell>
          <table:table-cell office:value-type="float" office:value="207.3999872" calcext:value-type="float">
            <text:p>207.3999872</text:p>
          </table:table-cell>
          <table:table-cell office:value-type="float" office:value="63.1506384" calcext:value-type="float">
            <text:p>63.1506384</text:p>
          </table:table-cell>
          <table:table-cell office:value-type="float" office:value="207" calcext:value-type="float">
            <text:p>207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671]+1" office:value-type="float" office:value="268" calcext:value-type="float">
            <text:p>268</text:p>
          </table:table-cell>
          <table:table-cell table:formula="of:=[.B2671]" office:value-type="float" office:value="8" calcext:value-type="float">
            <text:p>8</text:p>
          </table:table-cell>
          <table:table-cell office:value-type="float" office:value="162.698752" calcext:value-type="float">
            <text:p>162.698752</text:p>
          </table:table-cell>
          <table:table-cell office:value-type="float" office:value="62.25787968" calcext:value-type="float">
            <text:p>62.25787968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672]+1" office:value-type="float" office:value="268" calcext:value-type="float">
            <text:p>268</text:p>
          </table:table-cell>
          <table:table-cell table:formula="of:=[.B2672]" office:value-type="float" office:value="9" calcext:value-type="float">
            <text:p>9</text:p>
          </table:table-cell>
          <table:table-cell office:value-type="float" office:value="204.0237568" calcext:value-type="float">
            <text:p>204.0237568</text:p>
          </table:table-cell>
          <table:table-cell office:value-type="float" office:value="42.8438496" calcext:value-type="float">
            <text:p>42.8438496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673]+1" office:value-type="float" office:value="268" calcext:value-type="float">
            <text:p>268</text:p>
          </table:table-cell>
          <table:table-cell table:formula="of:=[.B2673]" office:value-type="float" office:value="10" calcext:value-type="float">
            <text:p>10</text:p>
          </table:table-cell>
          <table:table-cell office:value-type="float" office:value="167.5097216" calcext:value-type="float">
            <text:p>167.5097216</text:p>
          </table:table-cell>
          <table:table-cell office:value-type="float" office:value="41.67092544" calcext:value-type="float">
            <text:p>41.67092544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674]+1" office:value-type="float" office:value="269" calcext:value-type="float">
            <text:p>269</text:p>
          </table:table-cell>
          <table:table-cell table:formula="of:=[.B2674]" office:value-type="float" office:value="1" calcext:value-type="float">
            <text:p>1</text:p>
          </table:table-cell>
          <table:table-cell office:value-type="float" office:value="207.3488" calcext:value-type="float">
            <text:p>207.3488</text:p>
          </table:table-cell>
          <table:table-cell office:value-type="float" office:value="131.6074272" calcext:value-type="float">
            <text:p>131.6074272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675]+1" office:value-type="float" office:value="269" calcext:value-type="float">
            <text:p>269</text:p>
          </table:table-cell>
          <table:table-cell table:formula="of:=[.B2675]" office:value-type="float" office:value="2" calcext:value-type="float">
            <text:p>2</text:p>
          </table:table-cell>
          <table:table-cell office:value-type="float" office:value="120.00395264" calcext:value-type="float">
            <text:p>120.00395264</text:p>
          </table:table-cell>
          <table:table-cell office:value-type="float" office:value="128.109936" calcext:value-type="float">
            <text:p>128.109936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2676]+1" office:value-type="float" office:value="269" calcext:value-type="float">
            <text:p>269</text:p>
          </table:table-cell>
          <table:table-cell table:formula="of:=[.B2676]" office:value-type="float" office:value="3" calcext:value-type="float">
            <text:p>3</text:p>
          </table:table-cell>
          <table:table-cell office:value-type="float" office:value="203.0082816" calcext:value-type="float">
            <text:p>203.0082816</text:p>
          </table:table-cell>
          <table:table-cell office:value-type="float" office:value="102.0846192" calcext:value-type="float">
            <text:p>102.0846192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2677]+1" office:value-type="float" office:value="269" calcext:value-type="float">
            <text:p>269</text:p>
          </table:table-cell>
          <table:table-cell table:formula="of:=[.B2677]" office:value-type="float" office:value="4" calcext:value-type="float">
            <text:p>4</text:p>
          </table:table-cell>
          <table:table-cell office:value-type="float" office:value="126.541767936" calcext:value-type="float">
            <text:p>126.541767936</text:p>
          </table:table-cell>
          <table:table-cell office:value-type="float" office:value="98.971714176" calcext:value-type="float">
            <text:p>98.971714176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678]+1" office:value-type="float" office:value="269" calcext:value-type="float">
            <text:p>269</text:p>
          </table:table-cell>
          <table:table-cell table:formula="of:=[.B2678]" office:value-type="float" office:value="5" calcext:value-type="float">
            <text:p>5</text:p>
          </table:table-cell>
          <table:table-cell office:value-type="float" office:value="199.4424832" calcext:value-type="float">
            <text:p>199.4424832</text:p>
          </table:table-cell>
          <table:table-cell office:value-type="float" office:value="71.9106912" calcext:value-type="float">
            <text:p>71.9106912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679]+1" office:value-type="float" office:value="269" calcext:value-type="float">
            <text:p>269</text:p>
          </table:table-cell>
          <table:table-cell table:formula="of:=[.B2679]" office:value-type="float" office:value="6" calcext:value-type="float">
            <text:p>6</text:p>
          </table:table-cell>
          <table:table-cell office:value-type="float" office:value="132.018851328" calcext:value-type="float">
            <text:p>132.018851328</text:p>
          </table:table-cell>
          <table:table-cell office:value-type="float" office:value="69.41531136" calcext:value-type="float">
            <text:p>69.41531136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A2680]+1" office:value-type="float" office:value="269" calcext:value-type="float">
            <text:p>269</text:p>
          </table:table-cell>
          <table:table-cell table:formula="of:=[.B2680]" office:value-type="float" office:value="7" calcext:value-type="float">
            <text:p>7</text:p>
          </table:table-cell>
          <table:table-cell office:value-type="float" office:value="190.3570944" calcext:value-type="float">
            <text:p>190.3570944</text:p>
          </table:table-cell>
          <table:table-cell office:value-type="float" office:value="48.99445152" calcext:value-type="float">
            <text:p>48.99445152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681]+1" office:value-type="float" office:value="269" calcext:value-type="float">
            <text:p>269</text:p>
          </table:table-cell>
          <table:table-cell table:formula="of:=[.B2681]" office:value-type="float" office:value="8" calcext:value-type="float">
            <text:p>8</text:p>
          </table:table-cell>
          <table:table-cell office:value-type="float" office:value="145.0133568" calcext:value-type="float">
            <text:p>145.0133568</text:p>
          </table:table-cell>
          <table:table-cell office:value-type="float" office:value="48.02891328" calcext:value-type="float">
            <text:p>48.02891328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682]+1" office:value-type="float" office:value="269" calcext:value-type="float">
            <text:p>269</text:p>
          </table:table-cell>
          <table:table-cell table:formula="of:=[.B2682]" office:value-type="float" office:value="9" calcext:value-type="float">
            <text:p>9</text:p>
          </table:table-cell>
          <table:table-cell office:value-type="float" office:value="185.66117504" calcext:value-type="float">
            <text:p>185.66117504</text:p>
          </table:table-cell>
          <table:table-cell office:value-type="float" office:value="29.1012288" calcext:value-type="float">
            <text:p>29.1012288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683]+1" office:value-type="float" office:value="269" calcext:value-type="float">
            <text:p>269</text:p>
          </table:table-cell>
          <table:table-cell table:formula="of:=[.B2683]" office:value-type="float" office:value="10" calcext:value-type="float">
            <text:p>10</text:p>
          </table:table-cell>
          <table:table-cell office:value-type="float" office:value="149.50554112" calcext:value-type="float">
            <text:p>149.50554112</text:p>
          </table:table-cell>
          <table:table-cell office:value-type="float" office:value="29.0780832" calcext:value-type="float">
            <text:p>29.0780832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684]+1" office:value-type="float" office:value="270" calcext:value-type="float">
            <text:p>270</text:p>
          </table:table-cell>
          <table:table-cell table:formula="of:=[.B2684]" office:value-type="float" office:value="1" calcext:value-type="float">
            <text:p>1</text:p>
          </table:table-cell>
          <table:table-cell office:value-type="float" office:value="200.0692288" calcext:value-type="float">
            <text:p>200.0692288</text:p>
          </table:table-cell>
          <table:table-cell office:value-type="float" office:value="142.97092992" calcext:value-type="float">
            <text:p>142.97092992</text:p>
          </table:table-cell>
          <table:table-cell office:value-type="float" office:value="194" calcext:value-type="float">
            <text:p>194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685]+1" office:value-type="float" office:value="270" calcext:value-type="float">
            <text:p>270</text:p>
          </table:table-cell>
          <table:table-cell table:formula="of:=[.B2685]" office:value-type="float" office:value="2" calcext:value-type="float">
            <text:p>2</text:p>
          </table:table-cell>
          <table:table-cell office:value-type="float" office:value="110.49885568" calcext:value-type="float">
            <text:p>110.49885568</text:p>
          </table:table-cell>
          <table:table-cell office:value-type="float" office:value="145.56279936" calcext:value-type="float">
            <text:p>145.56279936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2686]+1" office:value-type="float" office:value="270" calcext:value-type="float">
            <text:p>270</text:p>
          </table:table-cell>
          <table:table-cell table:formula="of:=[.B2686]" office:value-type="float" office:value="3" calcext:value-type="float">
            <text:p>3</text:p>
          </table:table-cell>
          <table:table-cell office:value-type="float" office:value="191.90358784" calcext:value-type="float">
            <text:p>191.90358784</text:p>
          </table:table-cell>
          <table:table-cell office:value-type="float" office:value="113.37179904" calcext:value-type="float">
            <text:p>113.37179904</text:p>
          </table:table-cell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2687]+1" office:value-type="float" office:value="270" calcext:value-type="float">
            <text:p>270</text:p>
          </table:table-cell>
          <table:table-cell table:formula="of:=[.B2687]" office:value-type="float" office:value="4" calcext:value-type="float">
            <text:p>4</text:p>
          </table:table-cell>
          <table:table-cell office:value-type="float" office:value="116.1121792" calcext:value-type="float">
            <text:p>116.1121792</text:p>
          </table:table-cell>
          <table:table-cell office:value-type="float" office:value="115.79446176" calcext:value-type="float">
            <text:p>115.7944617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formula="of:=[.A2688]+1" office:value-type="float" office:value="270" calcext:value-type="float">
            <text:p>270</text:p>
          </table:table-cell>
          <table:table-cell table:formula="of:=[.B2688]" office:value-type="float" office:value="5" calcext:value-type="float">
            <text:p>5</text:p>
          </table:table-cell>
          <table:table-cell office:value-type="float" office:value="188.40735616" calcext:value-type="float">
            <text:p>188.40735616</text:p>
          </table:table-cell>
          <table:table-cell office:value-type="float" office:value="83.33017632" calcext:value-type="float">
            <text:p>83.33017632</text:p>
          </table:table-cell>
          <table:table-cell office:value-type="float" office:value="182" calcext:value-type="float">
            <text:p>18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689]+1" office:value-type="float" office:value="270" calcext:value-type="float">
            <text:p>270</text:p>
          </table:table-cell>
          <table:table-cell table:formula="of:=[.B2689]" office:value-type="float" office:value="6" calcext:value-type="float">
            <text:p>6</text:p>
          </table:table-cell>
          <table:table-cell office:value-type="float" office:value="119.05317248" calcext:value-type="float">
            <text:p>119.05317248</text:p>
          </table:table-cell>
          <table:table-cell office:value-type="float" office:value="86.13411552" calcext:value-type="float">
            <text:p>86.13411552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690]+1" office:value-type="float" office:value="270" calcext:value-type="float">
            <text:p>270</text:p>
          </table:table-cell>
          <table:table-cell table:formula="of:=[.B2690]" office:value-type="float" office:value="7" calcext:value-type="float">
            <text:p>7</text:p>
          </table:table-cell>
          <table:table-cell office:value-type="float" office:value="176.41920512" calcext:value-type="float">
            <text:p>176.41920512</text:p>
          </table:table-cell>
          <table:table-cell office:value-type="float" office:value="61.6791168" calcext:value-type="float">
            <text:p>61.6791168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691]+1" office:value-type="float" office:value="270" calcext:value-type="float">
            <text:p>270</text:p>
          </table:table-cell>
          <table:table-cell table:formula="of:=[.B2691]" office:value-type="float" office:value="8" calcext:value-type="float">
            <text:p>8</text:p>
          </table:table-cell>
          <table:table-cell office:value-type="float" office:value="132.187495168" calcext:value-type="float">
            <text:p>132.187495168</text:p>
          </table:table-cell>
          <table:table-cell office:value-type="float" office:value="63.4308192" calcext:value-type="float">
            <text:p>63.4308192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692]+1" office:value-type="float" office:value="270" calcext:value-type="float">
            <text:p>270</text:p>
          </table:table-cell>
          <table:table-cell table:formula="of:=[.B2692]" office:value-type="float" office:value="9" calcext:value-type="float">
            <text:p>9</text:p>
          </table:table-cell>
          <table:table-cell office:value-type="float" office:value="170.42115072" calcext:value-type="float">
            <text:p>170.42115072</text:p>
          </table:table-cell>
          <table:table-cell office:value-type="float" office:value="41.8583808" calcext:value-type="float">
            <text:p>41.8583808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693]+1" office:value-type="float" office:value="270" calcext:value-type="float">
            <text:p>270</text:p>
          </table:table-cell>
          <table:table-cell table:formula="of:=[.B2693]" office:value-type="float" office:value="10" calcext:value-type="float">
            <text:p>10</text:p>
          </table:table-cell>
          <table:table-cell office:value-type="float" office:value="133.3746112" calcext:value-type="float">
            <text:p>133.3746112</text:p>
          </table:table-cell>
          <table:table-cell office:value-type="float" office:value="43.35383616" calcext:value-type="float">
            <text:p>43.35383616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694]+1" office:value-type="float" office:value="271" calcext:value-type="float">
            <text:p>271</text:p>
          </table:table-cell>
          <table:table-cell table:formula="of:=[.B2694]" office:value-type="float" office:value="1" calcext:value-type="float">
            <text:p>1</text:p>
          </table:table-cell>
          <table:table-cell office:value-type="float" office:value="219.9821312" calcext:value-type="float">
            <text:p>219.9821312</text:p>
          </table:table-cell>
          <table:table-cell office:value-type="float" office:value="132.94584288" calcext:value-type="float">
            <text:p>132.94584288</text:p>
          </table:table-cell>
          <table:table-cell office:value-type="float" office:value="219" calcext:value-type="float">
            <text:p>219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695]+1" office:value-type="float" office:value="271" calcext:value-type="float">
            <text:p>271</text:p>
          </table:table-cell>
          <table:table-cell table:formula="of:=[.B2695]" office:value-type="float" office:value="2" calcext:value-type="float">
            <text:p>2</text:p>
          </table:table-cell>
          <table:table-cell office:value-type="float" office:value="127.873846528" calcext:value-type="float">
            <text:p>127.873846528</text:p>
          </table:table-cell>
          <table:table-cell office:value-type="float" office:value="127.25725056" calcext:value-type="float">
            <text:p>127.257250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formula="of:=[.A2696]+1" office:value-type="float" office:value="271" calcext:value-type="float">
            <text:p>271</text:p>
          </table:table-cell>
          <table:table-cell table:formula="of:=[.B2696]" office:value-type="float" office:value="3" calcext:value-type="float">
            <text:p>3</text:p>
          </table:table-cell>
          <table:table-cell office:value-type="float" office:value="217.2340224" calcext:value-type="float">
            <text:p>217.2340224</text:p>
          </table:table-cell>
          <table:table-cell office:value-type="float" office:value="102.433460736" calcext:value-type="float">
            <text:p>102.433460736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A2697]+1" office:value-type="float" office:value="271" calcext:value-type="float">
            <text:p>271</text:p>
          </table:table-cell>
          <table:table-cell table:formula="of:=[.B2697]" office:value-type="float" office:value="4" calcext:value-type="float">
            <text:p>4</text:p>
          </table:table-cell>
          <table:table-cell office:value-type="float" office:value="134.296700928" calcext:value-type="float">
            <text:p>134.296700928</text:p>
          </table:table-cell>
          <table:table-cell office:value-type="float" office:value="97.949037888" calcext:value-type="float">
            <text:p>97.949037888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698]+1" office:value-type="float" office:value="271" calcext:value-type="float">
            <text:p>271</text:p>
          </table:table-cell>
          <table:table-cell table:formula="of:=[.B2698]" office:value-type="float" office:value="5" calcext:value-type="float">
            <text:p>5</text:p>
          </table:table-cell>
          <table:table-cell office:value-type="float" office:value="214.83450368" calcext:value-type="float">
            <text:p>214.83450368</text:p>
          </table:table-cell>
          <table:table-cell office:value-type="float" office:value="71.47667904" calcext:value-type="float">
            <text:p>71.47667904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699]+1" office:value-type="float" office:value="271" calcext:value-type="float">
            <text:p>271</text:p>
          </table:table-cell>
          <table:table-cell table:formula="of:=[.B2699]" office:value-type="float" office:value="6" calcext:value-type="float">
            <text:p>6</text:p>
          </table:table-cell>
          <table:table-cell office:value-type="float" office:value="140.31820864" calcext:value-type="float">
            <text:p>140.31820864</text:p>
          </table:table-cell>
          <table:table-cell office:value-type="float" office:value="67.83205056" calcext:value-type="float">
            <text:p>67.83205056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700]+1" office:value-type="float" office:value="271" calcext:value-type="float">
            <text:p>271</text:p>
          </table:table-cell>
          <table:table-cell table:formula="of:=[.B2700]" office:value-type="float" office:value="7" calcext:value-type="float">
            <text:p>7</text:p>
          </table:table-cell>
          <table:table-cell office:value-type="float" office:value="202.5188992" calcext:value-type="float">
            <text:p>202.5188992</text:p>
          </table:table-cell>
          <table:table-cell office:value-type="float" office:value="46.20631008" calcext:value-type="float">
            <text:p>46.20631008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A2701]+1" office:value-type="float" office:value="271" calcext:value-type="float">
            <text:p>271</text:p>
          </table:table-cell>
          <table:table-cell table:formula="of:=[.B2701]" office:value-type="float" office:value="8" calcext:value-type="float">
            <text:p>8</text:p>
          </table:table-cell>
          <table:table-cell office:value-type="float" office:value="154.88274176" calcext:value-type="float">
            <text:p>154.88274176</text:p>
          </table:table-cell>
          <table:table-cell office:value-type="float" office:value="44.7294048" calcext:value-type="float">
            <text:p>44.7294048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2702]+1" office:value-type="float" office:value="271" calcext:value-type="float">
            <text:p>271</text:p>
          </table:table-cell>
          <table:table-cell table:formula="of:=[.B2702]" office:value-type="float" office:value="9" calcext:value-type="float">
            <text:p>9</text:p>
          </table:table-cell>
          <table:table-cell office:value-type="float" office:value="198.7129728" calcext:value-type="float">
            <text:p>198.7129728</text:p>
          </table:table-cell>
          <table:table-cell office:value-type="float" office:value="24.36696672" calcext:value-type="float">
            <text:p>24.36696672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703]+1" office:value-type="float" office:value="271" calcext:value-type="float">
            <text:p>271</text:p>
          </table:table-cell>
          <table:table-cell table:formula="of:=[.B2703]" office:value-type="float" office:value="10" calcext:value-type="float">
            <text:p>10</text:p>
          </table:table-cell>
          <table:table-cell office:value-type="float" office:value="160.46578944" calcext:value-type="float">
            <text:p>160.46578944</text:p>
          </table:table-cell>
          <table:table-cell office:value-type="float" office:value="23.3478912" calcext:value-type="float">
            <text:p>23.3478912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704]+1" office:value-type="float" office:value="272" calcext:value-type="float">
            <text:p>272</text:p>
          </table:table-cell>
          <table:table-cell table:formula="of:=[.B2704]" office:value-type="float" office:value="1" calcext:value-type="float">
            <text:p>1</text:p>
          </table:table-cell>
          <table:table-cell office:value-type="float" office:value="216.80583168" calcext:value-type="float">
            <text:p>216.80583168</text:p>
          </table:table-cell>
          <table:table-cell office:value-type="float" office:value="139.70963904" calcext:value-type="float">
            <text:p>139.70963904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705]+1" office:value-type="float" office:value="272" calcext:value-type="float">
            <text:p>272</text:p>
          </table:table-cell>
          <table:table-cell table:formula="of:=[.B2705]" office:value-type="float" office:value="2" calcext:value-type="float">
            <text:p>2</text:p>
          </table:table-cell>
          <table:table-cell office:value-type="float" office:value="127.5261197056" calcext:value-type="float">
            <text:p>127.5261197056</text:p>
          </table:table-cell>
          <table:table-cell office:value-type="float" office:value="138.2606208" calcext:value-type="float">
            <text:p>138.260620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706]+1" office:value-type="float" office:value="272" calcext:value-type="float">
            <text:p>272</text:p>
          </table:table-cell>
          <table:table-cell table:formula="of:=[.B2706]" office:value-type="float" office:value="3" calcext:value-type="float">
            <text:p>3</text:p>
          </table:table-cell>
          <table:table-cell office:value-type="float" office:value="213.1480576" calcext:value-type="float">
            <text:p>213.1480576</text:p>
          </table:table-cell>
          <table:table-cell office:value-type="float" office:value="109.6685904" calcext:value-type="float">
            <text:p>109.6685904</text:p>
          </table:table-cell>
          <table:table-cell office:value-type="float" office:value="211" calcext:value-type="float">
            <text:p>21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707]+1" office:value-type="float" office:value="272" calcext:value-type="float">
            <text:p>272</text:p>
          </table:table-cell>
          <table:table-cell table:formula="of:=[.B2707]" office:value-type="float" office:value="4" calcext:value-type="float">
            <text:p>4</text:p>
          </table:table-cell>
          <table:table-cell office:value-type="float" office:value="132.74401024" calcext:value-type="float">
            <text:p>132.74401024</text:p>
          </table:table-cell>
          <table:table-cell office:value-type="float" office:value="108.24245568" calcext:value-type="float">
            <text:p>108.24245568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708]+1" office:value-type="float" office:value="272" calcext:value-type="float">
            <text:p>272</text:p>
          </table:table-cell>
          <table:table-cell table:formula="of:=[.B2708]" office:value-type="float" office:value="5" calcext:value-type="float">
            <text:p>5</text:p>
          </table:table-cell>
          <table:table-cell office:value-type="float" office:value="209.4980352" calcext:value-type="float">
            <text:p>209.4980352</text:p>
          </table:table-cell>
          <table:table-cell office:value-type="float" office:value="79.10337312" calcext:value-type="float">
            <text:p>79.10337312</text:p>
          </table:table-cell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709]+1" office:value-type="float" office:value="272" calcext:value-type="float">
            <text:p>272</text:p>
          </table:table-cell>
          <table:table-cell table:formula="of:=[.B2709]" office:value-type="float" office:value="6" calcext:value-type="float">
            <text:p>6</text:p>
          </table:table-cell>
          <table:table-cell office:value-type="float" office:value="137.742259968" calcext:value-type="float">
            <text:p>137.742259968</text:p>
          </table:table-cell>
          <table:table-cell office:value-type="float" office:value="77.29615104" calcext:value-type="float">
            <text:p>77.29615104</text:p>
          </table:table-cell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710]+1" office:value-type="float" office:value="272" calcext:value-type="float">
            <text:p>272</text:p>
          </table:table-cell>
          <table:table-cell table:formula="of:=[.B2710]" office:value-type="float" office:value="7" calcext:value-type="float">
            <text:p>7</text:p>
          </table:table-cell>
          <table:table-cell office:value-type="float" office:value="197.08707456" calcext:value-type="float">
            <text:p>197.08707456</text:p>
          </table:table-cell>
          <table:table-cell office:value-type="float" office:value="54.31651488" calcext:value-type="float">
            <text:p>54.31651488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711]+1" office:value-type="float" office:value="272" calcext:value-type="float">
            <text:p>272</text:p>
          </table:table-cell>
          <table:table-cell table:formula="of:=[.B2711]" office:value-type="float" office:value="8" calcext:value-type="float">
            <text:p>8</text:p>
          </table:table-cell>
          <table:table-cell office:value-type="float" office:value="151.561504" calcext:value-type="float">
            <text:p>151.561504</text:p>
          </table:table-cell>
          <table:table-cell office:value-type="float" office:value="55.10627136" calcext:value-type="float">
            <text:p>55.10627136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712]+1" office:value-type="float" office:value="272" calcext:value-type="float">
            <text:p>272</text:p>
          </table:table-cell>
          <table:table-cell table:formula="of:=[.B2712]" office:value-type="float" office:value="9" calcext:value-type="float">
            <text:p>9</text:p>
          </table:table-cell>
          <table:table-cell office:value-type="float" office:value="192.7419392" calcext:value-type="float">
            <text:p>192.7419392</text:p>
          </table:table-cell>
          <table:table-cell office:value-type="float" office:value="32.7282336" calcext:value-type="float">
            <text:p>32.7282336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713]+1" office:value-type="float" office:value="272" calcext:value-type="float">
            <text:p>272</text:p>
          </table:table-cell>
          <table:table-cell table:formula="of:=[.B2713]" office:value-type="float" office:value="10" calcext:value-type="float">
            <text:p>10</text:p>
          </table:table-cell>
          <table:table-cell office:value-type="float" office:value="157.17248128" calcext:value-type="float">
            <text:p>157.17248128</text:p>
          </table:table-cell>
          <table:table-cell office:value-type="float" office:value="33.3093456" calcext:value-type="float">
            <text:p>33.3093456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714]+1" office:value-type="float" office:value="273" calcext:value-type="float">
            <text:p>273</text:p>
          </table:table-cell>
          <table:table-cell table:formula="of:=[.B2714]" office:value-type="float" office:value="1" calcext:value-type="float">
            <text:p>1</text:p>
          </table:table-cell>
          <table:table-cell office:value-type="float" office:value="212.08502144" calcext:value-type="float">
            <text:p>212.08502144</text:p>
          </table:table-cell>
          <table:table-cell office:value-type="float" office:value="132.15832896" calcext:value-type="float">
            <text:p>132.15832896</text:p>
          </table:table-cell>
          <table:table-cell office:value-type="float" office:value="209" calcext:value-type="float">
            <text:p>209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715]+1" office:value-type="float" office:value="273" calcext:value-type="float">
            <text:p>273</text:p>
          </table:table-cell>
          <table:table-cell table:formula="of:=[.B2715]" office:value-type="float" office:value="2" calcext:value-type="float">
            <text:p>2</text:p>
          </table:table-cell>
          <table:table-cell office:value-type="float" office:value="122.510383616" calcext:value-type="float">
            <text:p>122.510383616</text:p>
          </table:table-cell>
          <table:table-cell office:value-type="float" office:value="126.36604224" calcext:value-type="float">
            <text:p>126.36604224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2716]+1" office:value-type="float" office:value="273" calcext:value-type="float">
            <text:p>273</text:p>
          </table:table-cell>
          <table:table-cell table:formula="of:=[.B2716]" office:value-type="float" office:value="3" calcext:value-type="float">
            <text:p>3</text:p>
          </table:table-cell>
          <table:table-cell office:value-type="float" office:value="208.150784" calcext:value-type="float">
            <text:p>208.150784</text:p>
          </table:table-cell>
          <table:table-cell office:value-type="float" office:value="101.12039232" calcext:value-type="float">
            <text:p>101.12039232</text:p>
          </table:table-cell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2717]+1" office:value-type="float" office:value="273" calcext:value-type="float">
            <text:p>273</text:p>
          </table:table-cell>
          <table:table-cell table:formula="of:=[.B2717]" office:value-type="float" office:value="4" calcext:value-type="float">
            <text:p>4</text:p>
          </table:table-cell>
          <table:table-cell office:value-type="float" office:value="128.648957248" calcext:value-type="float">
            <text:p>128.648957248</text:p>
          </table:table-cell>
          <table:table-cell office:value-type="float" office:value="97.188481056" calcext:value-type="float">
            <text:p>97.188481056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A2718]+1" office:value-type="float" office:value="273" calcext:value-type="float">
            <text:p>273</text:p>
          </table:table-cell>
          <table:table-cell table:formula="of:=[.B2718]" office:value-type="float" office:value="5" calcext:value-type="float">
            <text:p>5</text:p>
          </table:table-cell>
          <table:table-cell office:value-type="float" office:value="206.435776" calcext:value-type="float">
            <text:p>206.435776</text:p>
          </table:table-cell>
          <table:table-cell office:value-type="float" office:value="70.8960384" calcext:value-type="float">
            <text:p>70.8960384</text:p>
          </table:table-cell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2719]+1" office:value-type="float" office:value="273" calcext:value-type="float">
            <text:p>273</text:p>
          </table:table-cell>
          <table:table-cell table:formula="of:=[.B2719]" office:value-type="float" office:value="6" calcext:value-type="float">
            <text:p>6</text:p>
          </table:table-cell>
          <table:table-cell office:value-type="float" office:value="135.00031808" calcext:value-type="float">
            <text:p>135.00031808</text:p>
          </table:table-cell>
          <table:table-cell office:value-type="float" office:value="66.87479232" calcext:value-type="float">
            <text:p>66.87479232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720]+1" office:value-type="float" office:value="273" calcext:value-type="float">
            <text:p>273</text:p>
          </table:table-cell>
          <table:table-cell table:formula="of:=[.B2720]" office:value-type="float" office:value="7" calcext:value-type="float">
            <text:p>7</text:p>
          </table:table-cell>
          <table:table-cell office:value-type="float" office:value="195.8540288" calcext:value-type="float">
            <text:p>195.8540288</text:p>
          </table:table-cell>
          <table:table-cell office:value-type="float" office:value="45.42387168" calcext:value-type="float">
            <text:p>45.42387168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721]+1" office:value-type="float" office:value="273" calcext:value-type="float">
            <text:p>273</text:p>
          </table:table-cell>
          <table:table-cell table:formula="of:=[.B2721]" office:value-type="float" office:value="8" calcext:value-type="float">
            <text:p>8</text:p>
          </table:table-cell>
          <table:table-cell office:value-type="float" office:value="149.4873792" calcext:value-type="float">
            <text:p>149.4873792</text:p>
          </table:table-cell>
          <table:table-cell office:value-type="float" office:value="44.2028928" calcext:value-type="float">
            <text:p>44.2028928</text:p>
          </table:table-cell>
          <table:table-cell office:value-type="float" office:value="149" calcext:value-type="float">
            <text:p>149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722]+1" office:value-type="float" office:value="273" calcext:value-type="float">
            <text:p>273</text:p>
          </table:table-cell>
          <table:table-cell table:formula="of:=[.B2722]" office:value-type="float" office:value="9" calcext:value-type="float">
            <text:p>9</text:p>
          </table:table-cell>
          <table:table-cell office:value-type="float" office:value="191.8705216" calcext:value-type="float">
            <text:p>191.8705216</text:p>
          </table:table-cell>
          <table:table-cell office:value-type="float" office:value="24.56567616" calcext:value-type="float">
            <text:p>24.56567616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723]+1" office:value-type="float" office:value="273" calcext:value-type="float">
            <text:p>273</text:p>
          </table:table-cell>
          <table:table-cell table:formula="of:=[.B2723]" office:value-type="float" office:value="10" calcext:value-type="float">
            <text:p>10</text:p>
          </table:table-cell>
          <table:table-cell office:value-type="float" office:value="154.93235584" calcext:value-type="float">
            <text:p>154.93235584</text:p>
          </table:table-cell>
          <table:table-cell office:value-type="float" office:value="23.1645984" calcext:value-type="float">
            <text:p>23.1645984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724]+1" office:value-type="float" office:value="274" calcext:value-type="float">
            <text:p>274</text:p>
          </table:table-cell>
          <table:table-cell table:formula="of:=[.B2724]" office:value-type="float" office:value="1" calcext:value-type="float">
            <text:p>1</text:p>
          </table:table-cell>
          <table:table-cell office:value-type="float" office:value="219.31413248" calcext:value-type="float">
            <text:p>219.31413248</text:p>
          </table:table-cell>
          <table:table-cell office:value-type="float" office:value="141.7180128" calcext:value-type="float">
            <text:p>141.7180128</text:p>
          </table:table-cell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725]+1" office:value-type="float" office:value="274" calcext:value-type="float">
            <text:p>274</text:p>
          </table:table-cell>
          <table:table-cell table:formula="of:=[.B2725]" office:value-type="float" office:value="2" calcext:value-type="float">
            <text:p>2</text:p>
          </table:table-cell>
          <table:table-cell office:value-type="float" office:value="131.71286912" calcext:value-type="float">
            <text:p>131.71286912</text:p>
          </table:table-cell>
          <table:table-cell office:value-type="float" office:value="140.1769296" calcext:value-type="float">
            <text:p>140.1769296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2726]+1" office:value-type="float" office:value="274" calcext:value-type="float">
            <text:p>274</text:p>
          </table:table-cell>
          <table:table-cell table:formula="of:=[.B2726]" office:value-type="float" office:value="3" calcext:value-type="float">
            <text:p>3</text:p>
          </table:table-cell>
          <table:table-cell office:value-type="float" office:value="215.05747968" calcext:value-type="float">
            <text:p>215.05747968</text:p>
          </table:table-cell>
          <table:table-cell office:value-type="float" office:value="112.56750048" calcext:value-type="float">
            <text:p>112.56750048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727]+1" office:value-type="float" office:value="274" calcext:value-type="float">
            <text:p>274</text:p>
          </table:table-cell>
          <table:table-cell table:formula="of:=[.B2727]" office:value-type="float" office:value="4" calcext:value-type="float">
            <text:p>4</text:p>
          </table:table-cell>
          <table:table-cell office:value-type="float" office:value="137.204464" calcext:value-type="float">
            <text:p>137.204464</text:p>
          </table:table-cell>
          <table:table-cell office:value-type="float" office:value="110.36054304" calcext:value-type="float">
            <text:p>110.36054304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728]+1" office:value-type="float" office:value="274" calcext:value-type="float">
            <text:p>274</text:p>
          </table:table-cell>
          <table:table-cell table:formula="of:=[.B2728]" office:value-type="float" office:value="5" calcext:value-type="float">
            <text:p>5</text:p>
          </table:table-cell>
          <table:table-cell office:value-type="float" office:value="214.1120256" calcext:value-type="float">
            <text:p>214.1120256</text:p>
          </table:table-cell>
          <table:table-cell office:value-type="float" office:value="84.518256" calcext:value-type="float">
            <text:p>84.518256</text:p>
          </table:table-cell>
          <table:table-cell office:value-type="float" office:value="212" calcext:value-type="float">
            <text:p>212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729]+1" office:value-type="float" office:value="274" calcext:value-type="float">
            <text:p>274</text:p>
          </table:table-cell>
          <table:table-cell table:formula="of:=[.B2729]" office:value-type="float" office:value="6" calcext:value-type="float">
            <text:p>6</text:p>
          </table:table-cell>
          <table:table-cell office:value-type="float" office:value="141.37826048" calcext:value-type="float">
            <text:p>141.37826048</text:p>
          </table:table-cell>
          <table:table-cell office:value-type="float" office:value="81.0580896" calcext:value-type="float">
            <text:p>81.0580896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730]+1" office:value-type="float" office:value="274" calcext:value-type="float">
            <text:p>274</text:p>
          </table:table-cell>
          <table:table-cell table:formula="of:=[.B2730]" office:value-type="float" office:value="7" calcext:value-type="float">
            <text:p>7</text:p>
          </table:table-cell>
          <table:table-cell office:value-type="float" office:value="200.25395968" calcext:value-type="float">
            <text:p>200.25395968</text:p>
          </table:table-cell>
          <table:table-cell office:value-type="float" office:value="60.82365408" calcext:value-type="float">
            <text:p>60.82365408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731]+1" office:value-type="float" office:value="274" calcext:value-type="float">
            <text:p>274</text:p>
          </table:table-cell>
          <table:table-cell table:formula="of:=[.B2731]" office:value-type="float" office:value="8" calcext:value-type="float">
            <text:p>8</text:p>
          </table:table-cell>
          <table:table-cell office:value-type="float" office:value="154.98486912" calcext:value-type="float">
            <text:p>154.98486912</text:p>
          </table:table-cell>
          <table:table-cell office:value-type="float" office:value="61.50272928" calcext:value-type="float">
            <text:p>61.5027292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732]+1" office:value-type="float" office:value="274" calcext:value-type="float">
            <text:p>274</text:p>
          </table:table-cell>
          <table:table-cell table:formula="of:=[.B2732]" office:value-type="float" office:value="9" calcext:value-type="float">
            <text:p>9</text:p>
          </table:table-cell>
          <table:table-cell office:value-type="float" office:value="195.9325696" calcext:value-type="float">
            <text:p>195.9325696</text:p>
          </table:table-cell>
          <table:table-cell office:value-type="float" office:value="41.103744" calcext:value-type="float">
            <text:p>41.103744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733]+1" office:value-type="float" office:value="274" calcext:value-type="float">
            <text:p>274</text:p>
          </table:table-cell>
          <table:table-cell table:formula="of:=[.B2733]" office:value-type="float" office:value="10" calcext:value-type="float">
            <text:p>10</text:p>
          </table:table-cell>
          <table:table-cell office:value-type="float" office:value="160.48004096" calcext:value-type="float">
            <text:p>160.48004096</text:p>
          </table:table-cell>
          <table:table-cell office:value-type="float" office:value="41.8808256" calcext:value-type="float">
            <text:p>41.880825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734]+1" office:value-type="float" office:value="275" calcext:value-type="float">
            <text:p>275</text:p>
          </table:table-cell>
          <table:table-cell table:formula="of:=[.B2734]" office:value-type="float" office:value="1" calcext:value-type="float">
            <text:p>1</text:p>
          </table:table-cell>
          <table:table-cell office:value-type="float" office:value="223.5359616" calcext:value-type="float">
            <text:p>223.5359616</text:p>
          </table:table-cell>
          <table:table-cell office:value-type="float" office:value="148.1434464" calcext:value-type="float">
            <text:p>148.1434464</text:p>
          </table:table-cell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735]+1" office:value-type="float" office:value="275" calcext:value-type="float">
            <text:p>275</text:p>
          </table:table-cell>
          <table:table-cell table:formula="of:=[.B2735]" office:value-type="float" office:value="2" calcext:value-type="float">
            <text:p>2</text:p>
          </table:table-cell>
          <table:table-cell office:value-type="float" office:value="131.160842368" calcext:value-type="float">
            <text:p>131.160842368</text:p>
          </table:table-cell>
          <table:table-cell office:value-type="float" office:value="141.54116544" calcext:value-type="float">
            <text:p>141.54116544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736]+1" office:value-type="float" office:value="275" calcext:value-type="float">
            <text:p>275</text:p>
          </table:table-cell>
          <table:table-cell table:formula="of:=[.B2736]" office:value-type="float" office:value="3" calcext:value-type="float">
            <text:p>3</text:p>
          </table:table-cell>
          <table:table-cell office:value-type="float" office:value="220.71094528" calcext:value-type="float">
            <text:p>220.71094528</text:p>
          </table:table-cell>
          <table:table-cell office:value-type="float" office:value="117.28814784" calcext:value-type="float">
            <text:p>117.28814784</text:p>
          </table:table-cell>
          <table:table-cell office:value-type="float" office:value="219" calcext:value-type="float">
            <text:p>219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737]+1" office:value-type="float" office:value="275" calcext:value-type="float">
            <text:p>275</text:p>
          </table:table-cell>
          <table:table-cell table:formula="of:=[.B2737]" office:value-type="float" office:value="4" calcext:value-type="float">
            <text:p>4</text:p>
          </table:table-cell>
          <table:table-cell office:value-type="float" office:value="138.15303424" calcext:value-type="float">
            <text:p>138.15303424</text:p>
          </table:table-cell>
          <table:table-cell office:value-type="float" office:value="111.20910048" calcext:value-type="float">
            <text:p>111.20910048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738]+1" office:value-type="float" office:value="275" calcext:value-type="float">
            <text:p>275</text:p>
          </table:table-cell>
          <table:table-cell table:formula="of:=[.B2738]" office:value-type="float" office:value="5" calcext:value-type="float">
            <text:p>5</text:p>
          </table:table-cell>
          <table:table-cell office:value-type="float" office:value="219.1681408" calcext:value-type="float">
            <text:p>219.1681408</text:p>
          </table:table-cell>
          <table:table-cell office:value-type="float" office:value="85.79158848" calcext:value-type="float">
            <text:p>85.79158848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2739]+1" office:value-type="float" office:value="275" calcext:value-type="float">
            <text:p>275</text:p>
          </table:table-cell>
          <table:table-cell table:formula="of:=[.B2739]" office:value-type="float" office:value="6" calcext:value-type="float">
            <text:p>6</text:p>
          </table:table-cell>
          <table:table-cell office:value-type="float" office:value="144.72284544" calcext:value-type="float">
            <text:p>144.72284544</text:p>
          </table:table-cell>
          <table:table-cell office:value-type="float" office:value="80.92734336" calcext:value-type="float">
            <text:p>80.92734336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A2740]+1" office:value-type="float" office:value="275" calcext:value-type="float">
            <text:p>275</text:p>
          </table:table-cell>
          <table:table-cell table:formula="of:=[.B2740]" office:value-type="float" office:value="7" calcext:value-type="float">
            <text:p>7</text:p>
          </table:table-cell>
          <table:table-cell office:value-type="float" office:value="207.9042432" calcext:value-type="float">
            <text:p>207.9042432</text:p>
          </table:table-cell>
          <table:table-cell office:value-type="float" office:value="60.02142912" calcext:value-type="float">
            <text:p>60.02142912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741]+1" office:value-type="float" office:value="275" calcext:value-type="float">
            <text:p>275</text:p>
          </table:table-cell>
          <table:table-cell table:formula="of:=[.B2741]" office:value-type="float" office:value="8" calcext:value-type="float">
            <text:p>8</text:p>
          </table:table-cell>
          <table:table-cell office:value-type="float" office:value="159.5324224" calcext:value-type="float">
            <text:p>159.5324224</text:p>
          </table:table-cell>
          <table:table-cell office:value-type="float" office:value="58.008888" calcext:value-type="float">
            <text:p>58.008888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742]+1" office:value-type="float" office:value="275" calcext:value-type="float">
            <text:p>275</text:p>
          </table:table-cell>
          <table:table-cell table:formula="of:=[.B2742]" office:value-type="float" office:value="9" calcext:value-type="float">
            <text:p>9</text:p>
          </table:table-cell>
          <table:table-cell office:value-type="float" office:value="202.17756672" calcext:value-type="float">
            <text:p>202.17756672</text:p>
          </table:table-cell>
          <table:table-cell office:value-type="float" office:value="37.5762528" calcext:value-type="float">
            <text:p>37.5762528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743]+1" office:value-type="float" office:value="275" calcext:value-type="float">
            <text:p>275</text:p>
          </table:table-cell>
          <table:table-cell table:formula="of:=[.B2743]" office:value-type="float" office:value="10" calcext:value-type="float">
            <text:p>10</text:p>
          </table:table-cell>
          <table:table-cell office:value-type="float" office:value="165.3449984" calcext:value-type="float">
            <text:p>165.3449984</text:p>
          </table:table-cell>
          <table:table-cell office:value-type="float" office:value="36.66043872" calcext:value-type="float">
            <text:p>36.66043872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744]+1" office:value-type="float" office:value="276" calcext:value-type="float">
            <text:p>276</text:p>
          </table:table-cell>
          <table:table-cell table:formula="of:=[.B2744]" office:value-type="float" office:value="1" calcext:value-type="float">
            <text:p>1</text:p>
          </table:table-cell>
          <table:table-cell office:value-type="float" office:value="224.3740992" calcext:value-type="float">
            <text:p>224.3740992</text:p>
          </table:table-cell>
          <table:table-cell office:value-type="float" office:value="154.69891584" calcext:value-type="float">
            <text:p>154.69891584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formula="of:=[.A2745]+1" office:value-type="float" office:value="276" calcext:value-type="float">
            <text:p>276</text:p>
          </table:table-cell>
          <table:table-cell table:formula="of:=[.B2745]" office:value-type="float" office:value="2" calcext:value-type="float">
            <text:p>2</text:p>
          </table:table-cell>
          <table:table-cell office:value-type="float" office:value="136.982835712" calcext:value-type="float">
            <text:p>136.982835712</text:p>
          </table:table-cell>
          <table:table-cell office:value-type="float" office:value="151.3975488" calcext:value-type="float">
            <text:p>151.3975488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formula="of:=[.A2746]+1" office:value-type="float" office:value="276" calcext:value-type="float">
            <text:p>276</text:p>
          </table:table-cell>
          <table:table-cell table:formula="of:=[.B2746]" office:value-type="float" office:value="3" calcext:value-type="float">
            <text:p>3</text:p>
          </table:table-cell>
          <table:table-cell office:value-type="float" office:value="220.05271936" calcext:value-type="float">
            <text:p>220.05271936</text:p>
          </table:table-cell>
          <table:table-cell office:value-type="float" office:value="125.4482496" calcext:value-type="float">
            <text:p>125.4482496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formula="of:=[.A2747]+1" office:value-type="float" office:value="276" calcext:value-type="float">
            <text:p>276</text:p>
          </table:table-cell>
          <table:table-cell table:formula="of:=[.B2747]" office:value-type="float" office:value="4" calcext:value-type="float">
            <text:p>4</text:p>
          </table:table-cell>
          <table:table-cell office:value-type="float" office:value="141.78540224" calcext:value-type="float">
            <text:p>141.78540224</text:p>
          </table:table-cell>
          <table:table-cell office:value-type="float" office:value="122.6157024" calcext:value-type="float">
            <text:p>122.6157024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748]+1" office:value-type="float" office:value="276" calcext:value-type="float">
            <text:p>276</text:p>
          </table:table-cell>
          <table:table-cell table:formula="of:=[.B2748]" office:value-type="float" office:value="5" calcext:value-type="float">
            <text:p>5</text:p>
          </table:table-cell>
          <table:table-cell office:value-type="float" office:value="216.6514432" calcext:value-type="float">
            <text:p>216.6514432</text:p>
          </table:table-cell>
          <table:table-cell office:value-type="float" office:value="94.48391856" calcext:value-type="float">
            <text:p>94.48391856</text:p>
          </table:table-cell>
          <table:table-cell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749]+1" office:value-type="float" office:value="276" calcext:value-type="float">
            <text:p>276</text:p>
          </table:table-cell>
          <table:table-cell table:formula="of:=[.B2749]" office:value-type="float" office:value="6" calcext:value-type="float">
            <text:p>6</text:p>
          </table:table-cell>
          <table:table-cell office:value-type="float" office:value="146.6196288" calcext:value-type="float">
            <text:p>146.6196288</text:p>
          </table:table-cell>
          <table:table-cell office:value-type="float" office:value="92.047638432" calcext:value-type="float">
            <text:p>92.047638432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2750]+1" office:value-type="float" office:value="276" calcext:value-type="float">
            <text:p>276</text:p>
          </table:table-cell>
          <table:table-cell table:formula="of:=[.B2750]" office:value-type="float" office:value="7" calcext:value-type="float">
            <text:p>7</text:p>
          </table:table-cell>
          <table:table-cell office:value-type="float" office:value="206.1315968" calcext:value-type="float">
            <text:p>206.1315968</text:p>
          </table:table-cell>
          <table:table-cell office:value-type="float" office:value="71.21260608" calcext:value-type="float">
            <text:p>71.21260608</text:p>
          </table:table-cell>
          <table:table-cell office:value-type="float" office:value="207" calcext:value-type="float">
            <text:p>20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751]+1" office:value-type="float" office:value="276" calcext:value-type="float">
            <text:p>276</text:p>
          </table:table-cell>
          <table:table-cell table:formula="of:=[.B2751]" office:value-type="float" office:value="8" calcext:value-type="float">
            <text:p>8</text:p>
          </table:table-cell>
          <table:table-cell office:value-type="float" office:value="160.460224" calcext:value-type="float">
            <text:p>160.460224</text:p>
          </table:table-cell>
          <table:table-cell office:value-type="float" office:value="70.2882432" calcext:value-type="float">
            <text:p>70.2882432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752]+1" office:value-type="float" office:value="276" calcext:value-type="float">
            <text:p>276</text:p>
          </table:table-cell>
          <table:table-cell table:formula="of:=[.B2752]" office:value-type="float" office:value="9" calcext:value-type="float">
            <text:p>9</text:p>
          </table:table-cell>
          <table:table-cell office:value-type="float" office:value="201.617984" calcext:value-type="float">
            <text:p>201.617984</text:p>
          </table:table-cell>
          <table:table-cell office:value-type="float" office:value="50.58789792" calcext:value-type="float">
            <text:p>50.58789792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753]+1" office:value-type="float" office:value="276" calcext:value-type="float">
            <text:p>276</text:p>
          </table:table-cell>
          <table:table-cell table:formula="of:=[.B2753]" office:value-type="float" office:value="10" calcext:value-type="float">
            <text:p>10</text:p>
          </table:table-cell>
          <table:table-cell office:value-type="float" office:value="165.25654656" calcext:value-type="float">
            <text:p>165.25654656</text:p>
          </table:table-cell>
          <table:table-cell office:value-type="float" office:value="50.4539232" calcext:value-type="float">
            <text:p>50.4539232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754]+1" office:value-type="float" office:value="277" calcext:value-type="float">
            <text:p>277</text:p>
          </table:table-cell>
          <table:table-cell table:formula="of:=[.B2754]" office:value-type="float" office:value="1" calcext:value-type="float">
            <text:p>1</text:p>
          </table:table-cell>
          <table:table-cell office:value-type="float" office:value="228.7158528" calcext:value-type="float">
            <text:p>228.7158528</text:p>
          </table:table-cell>
          <table:table-cell office:value-type="float" office:value="155.61580512" calcext:value-type="float">
            <text:p>155.61580512</text:p>
          </table:table-cell>
          <table:table-cell office:value-type="float" office:value="231" calcext:value-type="float">
            <text:p>231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formula="of:=[.A2755]+1" office:value-type="float" office:value="277" calcext:value-type="float">
            <text:p>277</text:p>
          </table:table-cell>
          <table:table-cell table:formula="of:=[.B2755]" office:value-type="float" office:value="2" calcext:value-type="float">
            <text:p>2</text:p>
          </table:table-cell>
          <table:table-cell office:value-type="float" office:value="142.163333888" calcext:value-type="float">
            <text:p>142.163333888</text:p>
          </table:table-cell>
          <table:table-cell office:value-type="float" office:value="154.1369088" calcext:value-type="float">
            <text:p>154.1369088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formula="of:=[.A2756]+1" office:value-type="float" office:value="277" calcext:value-type="float">
            <text:p>277</text:p>
          </table:table-cell>
          <table:table-cell table:formula="of:=[.B2756]" office:value-type="float" office:value="3" calcext:value-type="float">
            <text:p>3</text:p>
          </table:table-cell>
          <table:table-cell office:value-type="float" office:value="224.9083392" calcext:value-type="float">
            <text:p>224.9083392</text:p>
          </table:table-cell>
          <table:table-cell office:value-type="float" office:value="127.161816" calcext:value-type="float">
            <text:p>127.161816</text:p>
          </table:table-cell>
          <table:table-cell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757]+1" office:value-type="float" office:value="277" calcext:value-type="float">
            <text:p>277</text:p>
          </table:table-cell>
          <table:table-cell table:formula="of:=[.B2757]" office:value-type="float" office:value="4" calcext:value-type="float">
            <text:p>4</text:p>
          </table:table-cell>
          <table:table-cell office:value-type="float" office:value="146.69052544" calcext:value-type="float">
            <text:p>146.69052544</text:p>
          </table:table-cell>
          <table:table-cell office:value-type="float" office:value="125.29639104" calcext:value-type="float">
            <text:p>125.29639104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758]+1" office:value-type="float" office:value="277" calcext:value-type="float">
            <text:p>277</text:p>
          </table:table-cell>
          <table:table-cell table:formula="of:=[.B2758]" office:value-type="float" office:value="5" calcext:value-type="float">
            <text:p>5</text:p>
          </table:table-cell>
          <table:table-cell office:value-type="float" office:value="220.171616" calcext:value-type="float">
            <text:p>220.171616</text:p>
          </table:table-cell>
          <table:table-cell office:value-type="float" office:value="96.3791427648" calcext:value-type="float">
            <text:p>96.3791427648</text:p>
          </table:table-cell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759]+1" office:value-type="float" office:value="277" calcext:value-type="float">
            <text:p>277</text:p>
          </table:table-cell>
          <table:table-cell table:formula="of:=[.B2759]" office:value-type="float" office:value="6" calcext:value-type="float">
            <text:p>6</text:p>
          </table:table-cell>
          <table:table-cell office:value-type="float" office:value="149.970368" calcext:value-type="float">
            <text:p>149.970368</text:p>
          </table:table-cell>
          <table:table-cell office:value-type="float" office:value="96.5243439648" calcext:value-type="float">
            <text:p>96.5243439648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760]+1" office:value-type="float" office:value="277" calcext:value-type="float">
            <text:p>277</text:p>
          </table:table-cell>
          <table:table-cell table:formula="of:=[.B2760]" office:value-type="float" office:value="7" calcext:value-type="float">
            <text:p>7</text:p>
          </table:table-cell>
          <table:table-cell office:value-type="float" office:value="207.31545984" calcext:value-type="float">
            <text:p>207.31545984</text:p>
          </table:table-cell>
          <table:table-cell office:value-type="float" office:value="74.47139712" calcext:value-type="float">
            <text:p>74.47139712</text:p>
          </table:table-cell>
          <table:table-cell office:value-type="float" office:value="210" calcext:value-type="float">
            <text:p>21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761]+1" office:value-type="float" office:value="277" calcext:value-type="float">
            <text:p>277</text:p>
          </table:table-cell>
          <table:table-cell table:formula="of:=[.B2761]" office:value-type="float" office:value="8" calcext:value-type="float">
            <text:p>8</text:p>
          </table:table-cell>
          <table:table-cell office:value-type="float" office:value="162.22373632" calcext:value-type="float">
            <text:p>162.22373632</text:p>
          </table:table-cell>
          <table:table-cell office:value-type="float" office:value="74.61513216" calcext:value-type="float">
            <text:p>74.61513216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762]+1" office:value-type="float" office:value="277" calcext:value-type="float">
            <text:p>277</text:p>
          </table:table-cell>
          <table:table-cell table:formula="of:=[.B2762]" office:value-type="float" office:value="9" calcext:value-type="float">
            <text:p>9</text:p>
          </table:table-cell>
          <table:table-cell office:value-type="float" office:value="201.2696448" calcext:value-type="float">
            <text:p>201.2696448</text:p>
          </table:table-cell>
          <table:table-cell office:value-type="float" office:value="53.520264" calcext:value-type="float">
            <text:p>53.520264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763]+1" office:value-type="float" office:value="277" calcext:value-type="float">
            <text:p>277</text:p>
          </table:table-cell>
          <table:table-cell table:formula="of:=[.B2763]" office:value-type="float" office:value="10" calcext:value-type="float">
            <text:p>10</text:p>
          </table:table-cell>
          <table:table-cell office:value-type="float" office:value="167.35784576" calcext:value-type="float">
            <text:p>167.35784576</text:p>
          </table:table-cell>
          <table:table-cell office:value-type="float" office:value="54.8132112" calcext:value-type="float">
            <text:p>54.8132112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2764]+1" office:value-type="float" office:value="278" calcext:value-type="float">
            <text:p>278</text:p>
          </table:table-cell>
          <table:table-cell table:formula="of:=[.B2764]" office:value-type="float" office:value="1" calcext:value-type="float">
            <text:p>1</text:p>
          </table:table-cell>
          <table:table-cell office:value-type="float" office:value="225.9424256" calcext:value-type="float">
            <text:p>225.9424256</text:p>
          </table:table-cell>
          <table:table-cell office:value-type="float" office:value="140.35171488" calcext:value-type="float">
            <text:p>140.35171488</text:p>
          </table:table-cell>
          <table:table-cell office:value-type="float" office:value="226" calcext:value-type="float">
            <text:p>226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765]+1" office:value-type="float" office:value="278" calcext:value-type="float">
            <text:p>278</text:p>
          </table:table-cell>
          <table:table-cell table:formula="of:=[.B2765]" office:value-type="float" office:value="2" calcext:value-type="float">
            <text:p>2</text:p>
          </table:table-cell>
          <table:table-cell office:value-type="float" office:value="135.07615424" calcext:value-type="float">
            <text:p>135.07615424</text:p>
          </table:table-cell>
          <table:table-cell office:value-type="float" office:value="140.07135168" calcext:value-type="float">
            <text:p>140.07135168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766]+1" office:value-type="float" office:value="278" calcext:value-type="float">
            <text:p>278</text:p>
          </table:table-cell>
          <table:table-cell table:formula="of:=[.B2766]" office:value-type="float" office:value="3" calcext:value-type="float">
            <text:p>3</text:p>
          </table:table-cell>
          <table:table-cell office:value-type="float" office:value="221.1700736" calcext:value-type="float">
            <text:p>221.1700736</text:p>
          </table:table-cell>
          <table:table-cell office:value-type="float" office:value="110.9236896" calcext:value-type="float">
            <text:p>110.9236896</text:p>
          </table:table-cell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767]+1" office:value-type="float" office:value="278" calcext:value-type="float">
            <text:p>278</text:p>
          </table:table-cell>
          <table:table-cell table:formula="of:=[.B2767]" office:value-type="float" office:value="4" calcext:value-type="float">
            <text:p>4</text:p>
          </table:table-cell>
          <table:table-cell office:value-type="float" office:value="140.42432384" calcext:value-type="float">
            <text:p>140.42432384</text:p>
          </table:table-cell>
          <table:table-cell office:value-type="float" office:value="109.7474784" calcext:value-type="float">
            <text:p>109.7474784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768]+1" office:value-type="float" office:value="278" calcext:value-type="float">
            <text:p>278</text:p>
          </table:table-cell>
          <table:table-cell table:formula="of:=[.B2768]" office:value-type="float" office:value="5" calcext:value-type="float">
            <text:p>5</text:p>
          </table:table-cell>
          <table:table-cell office:value-type="float" office:value="218.000704" calcext:value-type="float">
            <text:p>218.000704</text:p>
          </table:table-cell>
          <table:table-cell office:value-type="float" office:value="81.630528" calcext:value-type="float">
            <text:p>81.630528</text:p>
          </table:table-cell>
          <table:table-cell office:value-type="float" office:value="218" calcext:value-type="float">
            <text:p>218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769]+1" office:value-type="float" office:value="278" calcext:value-type="float">
            <text:p>278</text:p>
          </table:table-cell>
          <table:table-cell table:formula="of:=[.B2769]" office:value-type="float" office:value="6" calcext:value-type="float">
            <text:p>6</text:p>
          </table:table-cell>
          <table:table-cell office:value-type="float" office:value="144.73168896" calcext:value-type="float">
            <text:p>144.73168896</text:p>
          </table:table-cell>
          <table:table-cell office:value-type="float" office:value="80.36901408" calcext:value-type="float">
            <text:p>80.36901408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770]+1" office:value-type="float" office:value="278" calcext:value-type="float">
            <text:p>278</text:p>
          </table:table-cell>
          <table:table-cell table:formula="of:=[.B2770]" office:value-type="float" office:value="7" calcext:value-type="float">
            <text:p>7</text:p>
          </table:table-cell>
          <table:table-cell office:value-type="float" office:value="204.425568" calcext:value-type="float">
            <text:p>204.425568</text:p>
          </table:table-cell>
          <table:table-cell office:value-type="float" office:value="57.3685344" calcext:value-type="float">
            <text:p>57.3685344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771]+1" office:value-type="float" office:value="278" calcext:value-type="float">
            <text:p>278</text:p>
          </table:table-cell>
          <table:table-cell table:formula="of:=[.B2771]" office:value-type="float" office:value="8" calcext:value-type="float">
            <text:p>8</text:p>
          </table:table-cell>
          <table:table-cell office:value-type="float" office:value="158.0187264" calcext:value-type="float">
            <text:p>158.0187264</text:p>
          </table:table-cell>
          <table:table-cell office:value-type="float" office:value="57.88939488" calcext:value-type="float">
            <text:p>57.88939488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772]+1" office:value-type="float" office:value="278" calcext:value-type="float">
            <text:p>278</text:p>
          </table:table-cell>
          <table:table-cell table:formula="of:=[.B2772]" office:value-type="float" office:value="9" calcext:value-type="float">
            <text:p>9</text:p>
          </table:table-cell>
          <table:table-cell office:value-type="float" office:value="198.9322496" calcext:value-type="float">
            <text:p>198.9322496</text:p>
          </table:table-cell>
          <table:table-cell office:value-type="float" office:value="37.2094944" calcext:value-type="float">
            <text:p>37.2094944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773]+1" office:value-type="float" office:value="278" calcext:value-type="float">
            <text:p>278</text:p>
          </table:table-cell>
          <table:table-cell table:formula="of:=[.B2773]" office:value-type="float" office:value="10" calcext:value-type="float">
            <text:p>10</text:p>
          </table:table-cell>
          <table:table-cell office:value-type="float" office:value="162.2050432" calcext:value-type="float">
            <text:p>162.2050432</text:p>
          </table:table-cell>
          <table:table-cell office:value-type="float" office:value="37.6093344" calcext:value-type="float">
            <text:p>37.6093344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774]+1" office:value-type="float" office:value="279" calcext:value-type="float">
            <text:p>279</text:p>
          </table:table-cell>
          <table:table-cell table:formula="of:=[.B2774]" office:value-type="float" office:value="1" calcext:value-type="float">
            <text:p>1</text:p>
          </table:table-cell>
          <table:table-cell office:value-type="float" office:value="225.151488" calcext:value-type="float">
            <text:p>225.151488</text:p>
          </table:table-cell>
          <table:table-cell office:value-type="float" office:value="143.2580064" calcext:value-type="float">
            <text:p>143.2580064</text:p>
          </table:table-cell>
          <table:table-cell office:value-type="float" office:value="224" calcext:value-type="float">
            <text:p>224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775]+1" office:value-type="float" office:value="279" calcext:value-type="float">
            <text:p>279</text:p>
          </table:table-cell>
          <table:table-cell table:formula="of:=[.B2775]" office:value-type="float" office:value="2" calcext:value-type="float">
            <text:p>2</text:p>
          </table:table-cell>
          <table:table-cell office:value-type="float" office:value="137.17179904" calcext:value-type="float">
            <text:p>137.17179904</text:p>
          </table:table-cell>
          <table:table-cell office:value-type="float" office:value="136.10864352" calcext:value-type="float">
            <text:p>136.1086435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776]+1" office:value-type="float" office:value="279" calcext:value-type="float">
            <text:p>279</text:p>
          </table:table-cell>
          <table:table-cell table:formula="of:=[.B2776]" office:value-type="float" office:value="3" calcext:value-type="float">
            <text:p>3</text:p>
          </table:table-cell>
          <table:table-cell office:value-type="float" office:value="222.2987776" calcext:value-type="float">
            <text:p>222.2987776</text:p>
          </table:table-cell>
          <table:table-cell office:value-type="float" office:value="113.1019152" calcext:value-type="float">
            <text:p>113.1019152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2777]+1" office:value-type="float" office:value="279" calcext:value-type="float">
            <text:p>279</text:p>
          </table:table-cell>
          <table:table-cell table:formula="of:=[.B2777]" office:value-type="float" office:value="4" calcext:value-type="float">
            <text:p>4</text:p>
          </table:table-cell>
          <table:table-cell office:value-type="float" office:value="144.13981184" calcext:value-type="float">
            <text:p>144.13981184</text:p>
          </table:table-cell>
          <table:table-cell office:value-type="float" office:value="107.73677088" calcext:value-type="float">
            <text:p>107.73677088</text:p>
          </table:table-cell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778]+1" office:value-type="float" office:value="279" calcext:value-type="float">
            <text:p>279</text:p>
          </table:table-cell>
          <table:table-cell table:formula="of:=[.B2778]" office:value-type="float" office:value="5" calcext:value-type="float">
            <text:p>5</text:p>
          </table:table-cell>
          <table:table-cell office:value-type="float" office:value="221.1602304" calcext:value-type="float">
            <text:p>221.1602304</text:p>
          </table:table-cell>
          <table:table-cell office:value-type="float" office:value="83.2001664" calcext:value-type="float">
            <text:p>83.2001664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779]+1" office:value-type="float" office:value="279" calcext:value-type="float">
            <text:p>279</text:p>
          </table:table-cell>
          <table:table-cell table:formula="of:=[.B2779]" office:value-type="float" office:value="6" calcext:value-type="float">
            <text:p>6</text:p>
          </table:table-cell>
          <table:table-cell office:value-type="float" office:value="149.7330816" calcext:value-type="float">
            <text:p>149.7330816</text:p>
          </table:table-cell>
          <table:table-cell office:value-type="float" office:value="77.86917696" calcext:value-type="float">
            <text:p>77.86917696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formula="of:=[.A2780]+1" office:value-type="float" office:value="279" calcext:value-type="float">
            <text:p>279</text:p>
          </table:table-cell>
          <table:table-cell table:formula="of:=[.B2780]" office:value-type="float" office:value="7" calcext:value-type="float">
            <text:p>7</text:p>
          </table:table-cell>
          <table:table-cell office:value-type="float" office:value="210.01344" calcext:value-type="float">
            <text:p>210.01344</text:p>
          </table:table-cell>
          <table:table-cell office:value-type="float" office:value="58.49890752" calcext:value-type="float">
            <text:p>58.49890752</text:p>
          </table:table-cell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781]+1" office:value-type="float" office:value="279" calcext:value-type="float">
            <text:p>279</text:p>
          </table:table-cell>
          <table:table-cell table:formula="of:=[.B2781]" office:value-type="float" office:value="8" calcext:value-type="float">
            <text:p>8</text:p>
          </table:table-cell>
          <table:table-cell office:value-type="float" office:value="164.97403776" calcext:value-type="float">
            <text:p>164.97403776</text:p>
          </table:table-cell>
          <table:table-cell office:value-type="float" office:value="56.82885888" calcext:value-type="float">
            <text:p>56.82885888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782]+1" office:value-type="float" office:value="279" calcext:value-type="float">
            <text:p>279</text:p>
          </table:table-cell>
          <table:table-cell table:formula="of:=[.B2782]" office:value-type="float" office:value="9" calcext:value-type="float">
            <text:p>9</text:p>
          </table:table-cell>
          <table:table-cell office:value-type="float" office:value="204.87994368" calcext:value-type="float">
            <text:p>204.87994368</text:p>
          </table:table-cell>
          <table:table-cell office:value-type="float" office:value="37.9267968" calcext:value-type="float">
            <text:p>37.9267968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783]+1" office:value-type="float" office:value="279" calcext:value-type="float">
            <text:p>279</text:p>
          </table:table-cell>
          <table:table-cell table:formula="of:=[.B2783]" office:value-type="float" office:value="10" calcext:value-type="float">
            <text:p>10</text:p>
          </table:table-cell>
          <table:table-cell office:value-type="float" office:value="169.99653632" calcext:value-type="float">
            <text:p>169.99653632</text:p>
          </table:table-cell>
          <table:table-cell office:value-type="float" office:value="36.7131264" calcext:value-type="float">
            <text:p>36.7131264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784]+1" office:value-type="float" office:value="280" calcext:value-type="float">
            <text:p>280</text:p>
          </table:table-cell>
          <table:table-cell table:formula="of:=[.B2784]" office:value-type="float" office:value="1" calcext:value-type="float">
            <text:p>1</text:p>
          </table:table-cell>
          <table:table-cell office:value-type="float" office:value="215.2711936" calcext:value-type="float">
            <text:p>215.2711936</text:p>
          </table:table-cell>
          <table:table-cell office:value-type="float" office:value="123.251376" calcext:value-type="float">
            <text:p>123.251376</text:p>
          </table:table-cell>
          <table:table-cell office:value-type="float" office:value="212" calcext:value-type="float">
            <text:p>212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785]+1" office:value-type="float" office:value="280" calcext:value-type="float">
            <text:p>280</text:p>
          </table:table-cell>
          <table:table-cell table:formula="of:=[.B2785]" office:value-type="float" office:value="2" calcext:value-type="float">
            <text:p>2</text:p>
          </table:table-cell>
          <table:table-cell office:value-type="float" office:value="127.92893457408" calcext:value-type="float">
            <text:p>127.9289345741</text:p>
          </table:table-cell>
          <table:table-cell office:value-type="float" office:value="120.030096" calcext:value-type="float">
            <text:p>120.030096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786]+1" office:value-type="float" office:value="280" calcext:value-type="float">
            <text:p>280</text:p>
          </table:table-cell>
          <table:table-cell table:formula="of:=[.B2786]" office:value-type="float" office:value="3" calcext:value-type="float">
            <text:p>3</text:p>
          </table:table-cell>
          <table:table-cell office:value-type="float" office:value="211.4258304" calcext:value-type="float">
            <text:p>211.4258304</text:p>
          </table:table-cell>
          <table:table-cell office:value-type="float" office:value="93.181100928" calcext:value-type="float">
            <text:p>93.181100928</text:p>
          </table:table-cell>
          <table:table-cell office:value-type="float" office:value="210" calcext:value-type="float">
            <text:p>210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787]+1" office:value-type="float" office:value="280" calcext:value-type="float">
            <text:p>280</text:p>
          </table:table-cell>
          <table:table-cell table:formula="of:=[.B2787]" office:value-type="float" office:value="4" calcext:value-type="float">
            <text:p>4</text:p>
          </table:table-cell>
          <table:table-cell office:value-type="float" office:value="132.571195648" calcext:value-type="float">
            <text:p>132.571195648</text:p>
          </table:table-cell>
          <table:table-cell office:value-type="float" office:value="91.136678016" calcext:value-type="float">
            <text:p>91.13667801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formula="of:=[.A2788]+1" office:value-type="float" office:value="280" calcext:value-type="float">
            <text:p>280</text:p>
          </table:table-cell>
          <table:table-cell table:formula="of:=[.B2788]" office:value-type="float" office:value="5" calcext:value-type="float">
            <text:p>5</text:p>
          </table:table-cell>
          <table:table-cell office:value-type="float" office:value="208.88606208" calcext:value-type="float">
            <text:p>208.88606208</text:p>
          </table:table-cell>
          <table:table-cell office:value-type="float" office:value="63.18097152" calcext:value-type="float">
            <text:p>63.18097152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2789]+1" office:value-type="float" office:value="280" calcext:value-type="float">
            <text:p>280</text:p>
          </table:table-cell>
          <table:table-cell table:formula="of:=[.B2789]" office:value-type="float" office:value="6" calcext:value-type="float">
            <text:p>6</text:p>
          </table:table-cell>
          <table:table-cell office:value-type="float" office:value="137.7735616" calcext:value-type="float">
            <text:p>137.7735616</text:p>
          </table:table-cell>
          <table:table-cell office:value-type="float" office:value="61.18220928" calcext:value-type="float">
            <text:p>61.18220928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formula="of:=[.A2790]+1" office:value-type="float" office:value="280" calcext:value-type="float">
            <text:p>280</text:p>
          </table:table-cell>
          <table:table-cell table:formula="of:=[.B2790]" office:value-type="float" office:value="7" calcext:value-type="float">
            <text:p>7</text:p>
          </table:table-cell>
          <table:table-cell office:value-type="float" office:value="197.3885056" calcext:value-type="float">
            <text:p>197.3885056</text:p>
          </table:table-cell>
          <table:table-cell office:value-type="float" office:value="39.709776" calcext:value-type="float">
            <text:p>39.709776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791]+1" office:value-type="float" office:value="280" calcext:value-type="float">
            <text:p>280</text:p>
          </table:table-cell>
          <table:table-cell table:formula="of:=[.B2791]" office:value-type="float" office:value="8" calcext:value-type="float">
            <text:p>8</text:p>
          </table:table-cell>
          <table:table-cell office:value-type="float" office:value="151.0036672" calcext:value-type="float">
            <text:p>151.0036672</text:p>
          </table:table-cell>
          <table:table-cell office:value-type="float" office:value="39.4725024" calcext:value-type="float">
            <text:p>39.4725024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792]+1" office:value-type="float" office:value="280" calcext:value-type="float">
            <text:p>280</text:p>
          </table:table-cell>
          <table:table-cell table:formula="of:=[.B2792]" office:value-type="float" office:value="9" calcext:value-type="float">
            <text:p>9</text:p>
          </table:table-cell>
          <table:table-cell office:value-type="float" office:value="192.2740736" calcext:value-type="float">
            <text:p>192.2740736</text:p>
          </table:table-cell>
          <table:table-cell office:value-type="float" office:value="19.30718976" calcext:value-type="float">
            <text:p>19.30718976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2793]+1" office:value-type="float" office:value="280" calcext:value-type="float">
            <text:p>280</text:p>
          </table:table-cell>
          <table:table-cell table:formula="of:=[.B2793]" office:value-type="float" office:value="10" calcext:value-type="float">
            <text:p>10</text:p>
          </table:table-cell>
          <table:table-cell office:value-type="float" office:value="155.37969024" calcext:value-type="float">
            <text:p>155.37969024</text:p>
          </table:table-cell>
          <table:table-cell office:value-type="float" office:value="19.912464" calcext:value-type="float">
            <text:p>19.912464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2794]+1" office:value-type="float" office:value="281" calcext:value-type="float">
            <text:p>281</text:p>
          </table:table-cell>
          <table:table-cell table:formula="of:=[.B2794]" office:value-type="float" office:value="1" calcext:value-type="float">
            <text:p>1</text:p>
          </table:table-cell>
          <table:table-cell office:value-type="float" office:value="222.40373248" calcext:value-type="float">
            <text:p>222.40373248</text:p>
          </table:table-cell>
          <table:table-cell office:value-type="float" office:value="133.208016" calcext:value-type="float">
            <text:p>133.208016</text:p>
          </table:table-cell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[.A2795]+1" office:value-type="float" office:value="281" calcext:value-type="float">
            <text:p>281</text:p>
          </table:table-cell>
          <table:table-cell table:formula="of:=[.B2795]" office:value-type="float" office:value="2" calcext:value-type="float">
            <text:p>2</text:p>
          </table:table-cell>
          <table:table-cell office:value-type="float" office:value="129.025532672" calcext:value-type="float">
            <text:p>129.025532672</text:p>
          </table:table-cell>
          <table:table-cell office:value-type="float" office:value="130.70064" calcext:value-type="float">
            <text:p>130.70064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formula="of:=[.A2796]+1" office:value-type="float" office:value="281" calcext:value-type="float">
            <text:p>281</text:p>
          </table:table-cell>
          <table:table-cell table:formula="of:=[.B2796]" office:value-type="float" office:value="3" calcext:value-type="float">
            <text:p>3</text:p>
          </table:table-cell>
          <table:table-cell office:value-type="float" office:value="218.9696192" calcext:value-type="float">
            <text:p>218.9696192</text:p>
          </table:table-cell>
          <table:table-cell office:value-type="float" office:value="102.45080544" calcext:value-type="float">
            <text:p>102.4508054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A2797]+1" office:value-type="float" office:value="281" calcext:value-type="float">
            <text:p>281</text:p>
          </table:table-cell>
          <table:table-cell table:formula="of:=[.B2797]" office:value-type="float" office:value="4" calcext:value-type="float">
            <text:p>4</text:p>
          </table:table-cell>
          <table:table-cell office:value-type="float" office:value="134.989648384" calcext:value-type="float">
            <text:p>134.989648384</text:p>
          </table:table-cell>
          <table:table-cell office:value-type="float" office:value="100.728313248" calcext:value-type="float">
            <text:p>100.728313248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A2798]+1" office:value-type="float" office:value="281" calcext:value-type="float">
            <text:p>281</text:p>
          </table:table-cell>
          <table:table-cell table:formula="of:=[.B2798]" office:value-type="float" office:value="5" calcext:value-type="float">
            <text:p>5</text:p>
          </table:table-cell>
          <table:table-cell office:value-type="float" office:value="214.3622272" calcext:value-type="float">
            <text:p>214.3622272</text:p>
          </table:table-cell>
          <table:table-cell office:value-type="float" office:value="71.5741536" calcext:value-type="float">
            <text:p>71.5741536</text:p>
          </table:table-cell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formula="of:=[.A2799]+1" office:value-type="float" office:value="281" calcext:value-type="float">
            <text:p>281</text:p>
          </table:table-cell>
          <table:table-cell table:formula="of:=[.B2799]" office:value-type="float" office:value="6" calcext:value-type="float">
            <text:p>6</text:p>
          </table:table-cell>
          <table:table-cell office:value-type="float" office:value="139.123866112" calcext:value-type="float">
            <text:p>139.123866112</text:p>
          </table:table-cell>
          <table:table-cell office:value-type="float" office:value="70.5523536" calcext:value-type="float">
            <text:p>70.5523536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800]+1" office:value-type="float" office:value="281" calcext:value-type="float">
            <text:p>281</text:p>
          </table:table-cell>
          <table:table-cell table:formula="of:=[.B2800]" office:value-type="float" office:value="7" calcext:value-type="float">
            <text:p>7</text:p>
          </table:table-cell>
          <table:table-cell office:value-type="float" office:value="200.3414144" calcext:value-type="float">
            <text:p>200.3414144</text:p>
          </table:table-cell>
          <table:table-cell office:value-type="float" office:value="46.4559168" calcext:value-type="float">
            <text:p>46.4559168</text:p>
          </table:table-cell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801]+1" office:value-type="float" office:value="281" calcext:value-type="float">
            <text:p>281</text:p>
          </table:table-cell>
          <table:table-cell table:formula="of:=[.B2801]" office:value-type="float" office:value="8" calcext:value-type="float">
            <text:p>8</text:p>
          </table:table-cell>
          <table:table-cell office:value-type="float" office:value="152.83611904" calcext:value-type="float">
            <text:p>152.83611904</text:p>
          </table:table-cell>
          <table:table-cell office:value-type="float" office:value="46.5279264" calcext:value-type="float">
            <text:p>46.5279264</text:p>
          </table:table-cell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802]+1" office:value-type="float" office:value="281" calcext:value-type="float">
            <text:p>281</text:p>
          </table:table-cell>
          <table:table-cell table:formula="of:=[.B2802]" office:value-type="float" office:value="9" calcext:value-type="float">
            <text:p>9</text:p>
          </table:table-cell>
          <table:table-cell office:value-type="float" office:value="195.1153152" calcext:value-type="float">
            <text:p>195.1153152</text:p>
          </table:table-cell>
          <table:table-cell office:value-type="float" office:value="24.8828832" calcext:value-type="float">
            <text:p>24.8828832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803]+1" office:value-type="float" office:value="281" calcext:value-type="float">
            <text:p>281</text:p>
          </table:table-cell>
          <table:table-cell table:formula="of:=[.B2803]" office:value-type="float" office:value="10" calcext:value-type="float">
            <text:p>10</text:p>
          </table:table-cell>
          <table:table-cell office:value-type="float" office:value="157.04812032" calcext:value-type="float">
            <text:p>157.04812032</text:p>
          </table:table-cell>
          <table:table-cell office:value-type="float" office:value="25.049088" calcext:value-type="float">
            <text:p>25.049088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804]+1" office:value-type="float" office:value="282" calcext:value-type="float">
            <text:p>282</text:p>
          </table:table-cell>
          <table:table-cell table:formula="of:=[.B2804]" office:value-type="float" office:value="1" calcext:value-type="float">
            <text:p>1</text:p>
          </table:table-cell>
          <table:table-cell office:value-type="float" office:value="215.696576" calcext:value-type="float">
            <text:p>215.696576</text:p>
          </table:table-cell>
          <table:table-cell office:value-type="float" office:value="143.13023232" calcext:value-type="float">
            <text:p>143.13023232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805]+1" office:value-type="float" office:value="282" calcext:value-type="float">
            <text:p>282</text:p>
          </table:table-cell>
          <table:table-cell table:formula="of:=[.B2805]" office:value-type="float" office:value="2" calcext:value-type="float">
            <text:p>2</text:p>
          </table:table-cell>
          <table:table-cell office:value-type="float" office:value="126.253092288" calcext:value-type="float">
            <text:p>126.253092288</text:p>
          </table:table-cell>
          <table:table-cell office:value-type="float" office:value="137.99700768" calcext:value-type="float">
            <text:p>137.9970076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formula="of:=[.A2806]+1" office:value-type="float" office:value="282" calcext:value-type="float">
            <text:p>282</text:p>
          </table:table-cell>
          <table:table-cell table:formula="of:=[.B2806]" office:value-type="float" office:value="3" calcext:value-type="float">
            <text:p>3</text:p>
          </table:table-cell>
          <table:table-cell office:value-type="float" office:value="212.5414912" calcext:value-type="float">
            <text:p>212.5414912</text:p>
          </table:table-cell>
          <table:table-cell office:value-type="float" office:value="113.23812096" calcext:value-type="float">
            <text:p>113.23812096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807]+1" office:value-type="float" office:value="282" calcext:value-type="float">
            <text:p>282</text:p>
          </table:table-cell>
          <table:table-cell table:formula="of:=[.B2807]" office:value-type="float" office:value="4" calcext:value-type="float">
            <text:p>4</text:p>
          </table:table-cell>
          <table:table-cell office:value-type="float" office:value="132.442854912" calcext:value-type="float">
            <text:p>132.442854912</text:p>
          </table:table-cell>
          <table:table-cell office:value-type="float" office:value="107.565859776" calcext:value-type="float">
            <text:p>107.565859776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808]+1" office:value-type="float" office:value="282" calcext:value-type="float">
            <text:p>282</text:p>
          </table:table-cell>
          <table:table-cell table:formula="of:=[.B2808]" office:value-type="float" office:value="5" calcext:value-type="float">
            <text:p>5</text:p>
          </table:table-cell>
          <table:table-cell office:value-type="float" office:value="212.24929792" calcext:value-type="float">
            <text:p>212.24929792</text:p>
          </table:table-cell>
          <table:table-cell office:value-type="float" office:value="84.58143456" calcext:value-type="float">
            <text:p>84.58143456</text:p>
          </table:table-cell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2809]+1" office:value-type="float" office:value="282" calcext:value-type="float">
            <text:p>282</text:p>
          </table:table-cell>
          <table:table-cell table:formula="of:=[.B2809]" office:value-type="float" office:value="6" calcext:value-type="float">
            <text:p>6</text:p>
          </table:table-cell>
          <table:table-cell office:value-type="float" office:value="138.6275136" calcext:value-type="float">
            <text:p>138.6275136</text:p>
          </table:table-cell>
          <table:table-cell office:value-type="float" office:value="78.26869536" calcext:value-type="float">
            <text:p>78.26869536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2810]+1" office:value-type="float" office:value="282" calcext:value-type="float">
            <text:p>282</text:p>
          </table:table-cell>
          <table:table-cell table:formula="of:=[.B2810]" office:value-type="float" office:value="7" calcext:value-type="float">
            <text:p>7</text:p>
          </table:table-cell>
          <table:table-cell office:value-type="float" office:value="199.2622528" calcext:value-type="float">
            <text:p>199.2622528</text:p>
          </table:table-cell>
          <table:table-cell office:value-type="float" office:value="58.18694112" calcext:value-type="float">
            <text:p>58.18694112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811]+1" office:value-type="float" office:value="282" calcext:value-type="float">
            <text:p>282</text:p>
          </table:table-cell>
          <table:table-cell table:formula="of:=[.B2811]" office:value-type="float" office:value="8" calcext:value-type="float">
            <text:p>8</text:p>
          </table:table-cell>
          <table:table-cell office:value-type="float" office:value="153.1213952" calcext:value-type="float">
            <text:p>153.1213952</text:p>
          </table:table-cell>
          <table:table-cell office:value-type="float" office:value="57.35284128" calcext:value-type="float">
            <text:p>57.35284128</text:p>
          </table:table-cell>
          <table:table-cell office:value-type="float" office:value="155" calcext:value-type="float">
            <text:p>155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812]+1" office:value-type="float" office:value="282" calcext:value-type="float">
            <text:p>282</text:p>
          </table:table-cell>
          <table:table-cell table:formula="of:=[.B2812]" office:value-type="float" office:value="9" calcext:value-type="float">
            <text:p>9</text:p>
          </table:table-cell>
          <table:table-cell office:value-type="float" office:value="194.3912832" calcext:value-type="float">
            <text:p>194.3912832</text:p>
          </table:table-cell>
          <table:table-cell office:value-type="float" office:value="38.00333376" calcext:value-type="float">
            <text:p>38.00333376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813]+1" office:value-type="float" office:value="282" calcext:value-type="float">
            <text:p>282</text:p>
          </table:table-cell>
          <table:table-cell table:formula="of:=[.B2813]" office:value-type="float" office:value="10" calcext:value-type="float">
            <text:p>10</text:p>
          </table:table-cell>
          <table:table-cell office:value-type="float" office:value="159.05392512" calcext:value-type="float">
            <text:p>159.05392512</text:p>
          </table:table-cell>
          <table:table-cell office:value-type="float" office:value="37.4417472" calcext:value-type="float">
            <text:p>37.4417472</text:p>
          </table:table-cell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814]+1" office:value-type="float" office:value="283" calcext:value-type="float">
            <text:p>283</text:p>
          </table:table-cell>
          <table:table-cell table:formula="of:=[.B2814]" office:value-type="float" office:value="1" calcext:value-type="float">
            <text:p>1</text:p>
          </table:table-cell>
          <table:table-cell office:value-type="float" office:value="225.71872" calcext:value-type="float">
            <text:p>225.71872</text:p>
          </table:table-cell>
          <table:table-cell office:value-type="float" office:value="148.41151968" calcext:value-type="float">
            <text:p>148.41151968</text:p>
          </table:table-cell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formula="of:=[.A2815]+1" office:value-type="float" office:value="283" calcext:value-type="float">
            <text:p>283</text:p>
          </table:table-cell>
          <table:table-cell table:formula="of:=[.B2815]" office:value-type="float" office:value="2" calcext:value-type="float">
            <text:p>2</text:p>
          </table:table-cell>
          <table:table-cell office:value-type="float" office:value="138.00139008" calcext:value-type="float">
            <text:p>138.00139008</text:p>
          </table:table-cell>
          <table:table-cell office:value-type="float" office:value="146.7638016" calcext:value-type="float">
            <text:p>146.7638016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formula="of:=[.A2816]+1" office:value-type="float" office:value="283" calcext:value-type="float">
            <text:p>283</text:p>
          </table:table-cell>
          <table:table-cell table:formula="of:=[.B2816]" office:value-type="float" office:value="3" calcext:value-type="float">
            <text:p>3</text:p>
          </table:table-cell>
          <table:table-cell office:value-type="float" office:value="221.5806272" calcext:value-type="float">
            <text:p>221.5806272</text:p>
          </table:table-cell>
          <table:table-cell office:value-type="float" office:value="118.6781376" calcext:value-type="float">
            <text:p>118.6781376</text:p>
          </table:table-cell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2817]+1" office:value-type="float" office:value="283" calcext:value-type="float">
            <text:p>283</text:p>
          </table:table-cell>
          <table:table-cell table:formula="of:=[.B2817]" office:value-type="float" office:value="4" calcext:value-type="float">
            <text:p>4</text:p>
          </table:table-cell>
          <table:table-cell office:value-type="float" office:value="143.1398848" calcext:value-type="float">
            <text:p>143.1398848</text:p>
          </table:table-cell>
          <table:table-cell office:value-type="float" office:value="117.43026624" calcext:value-type="float">
            <text:p>117.43026624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818]+1" office:value-type="float" office:value="283" calcext:value-type="float">
            <text:p>283</text:p>
          </table:table-cell>
          <table:table-cell table:formula="of:=[.B2818]" office:value-type="float" office:value="5" calcext:value-type="float">
            <text:p>5</text:p>
          </table:table-cell>
          <table:table-cell office:value-type="float" office:value="218.2258944" calcext:value-type="float">
            <text:p>218.2258944</text:p>
          </table:table-cell>
          <table:table-cell office:value-type="float" office:value="87.25282176" calcext:value-type="float">
            <text:p>87.25282176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819]+1" office:value-type="float" office:value="283" calcext:value-type="float">
            <text:p>283</text:p>
          </table:table-cell>
          <table:table-cell table:formula="of:=[.B2819]" office:value-type="float" office:value="6" calcext:value-type="float">
            <text:p>6</text:p>
          </table:table-cell>
          <table:table-cell office:value-type="float" office:value="147.58469632" calcext:value-type="float">
            <text:p>147.58469632</text:p>
          </table:table-cell>
          <table:table-cell office:value-type="float" office:value="86.58136896" calcext:value-type="float">
            <text:p>86.58136896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820]+1" office:value-type="float" office:value="283" calcext:value-type="float">
            <text:p>283</text:p>
          </table:table-cell>
          <table:table-cell table:formula="of:=[.B2820]" office:value-type="float" office:value="7" calcext:value-type="float">
            <text:p>7</text:p>
          </table:table-cell>
          <table:table-cell office:value-type="float" office:value="206.016128" calcext:value-type="float">
            <text:p>206.016128</text:p>
          </table:table-cell>
          <table:table-cell office:value-type="float" office:value="64.39823616" calcext:value-type="float">
            <text:p>64.39823616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2821]+1" office:value-type="float" office:value="283" calcext:value-type="float">
            <text:p>283</text:p>
          </table:table-cell>
          <table:table-cell table:formula="of:=[.B2821]" office:value-type="float" office:value="8" calcext:value-type="float">
            <text:p>8</text:p>
          </table:table-cell>
          <table:table-cell office:value-type="float" office:value="160.9476224" calcext:value-type="float">
            <text:p>160.9476224</text:p>
          </table:table-cell>
          <table:table-cell office:value-type="float" office:value="64.437312" calcext:value-type="float">
            <text:p>64.437312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822]+1" office:value-type="float" office:value="283" calcext:value-type="float">
            <text:p>283</text:p>
          </table:table-cell>
          <table:table-cell table:formula="of:=[.B2822]" office:value-type="float" office:value="9" calcext:value-type="float">
            <text:p>9</text:p>
          </table:table-cell>
          <table:table-cell office:value-type="float" office:value="200.9634624" calcext:value-type="float">
            <text:p>200.9634624</text:p>
          </table:table-cell>
          <table:table-cell office:value-type="float" office:value="43.9792224" calcext:value-type="float">
            <text:p>43.9792224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823]+1" office:value-type="float" office:value="283" calcext:value-type="float">
            <text:p>283</text:p>
          </table:table-cell>
          <table:table-cell table:formula="of:=[.B2823]" office:value-type="float" office:value="10" calcext:value-type="float">
            <text:p>10</text:p>
          </table:table-cell>
          <table:table-cell office:value-type="float" office:value="164.88399104" calcext:value-type="float">
            <text:p>164.88399104</text:p>
          </table:table-cell>
          <table:table-cell office:value-type="float" office:value="44.0204832" calcext:value-type="float">
            <text:p>44.0204832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824]+1" office:value-type="float" office:value="284" calcext:value-type="float">
            <text:p>284</text:p>
          </table:table-cell>
          <table:table-cell table:formula="of:=[.B2824]" office:value-type="float" office:value="1" calcext:value-type="float">
            <text:p>1</text:p>
          </table:table-cell>
          <table:table-cell office:value-type="float" office:value="216.1570304" calcext:value-type="float">
            <text:p>216.1570304</text:p>
          </table:table-cell>
          <table:table-cell office:value-type="float" office:value="126.54472128" calcext:value-type="float">
            <text:p>126.54472128</text:p>
          </table:table-cell>
          <table:table-cell office:value-type="float" office:value="216" calcext:value-type="float">
            <text:p>216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[.A2825]+1" office:value-type="float" office:value="284" calcext:value-type="float">
            <text:p>284</text:p>
          </table:table-cell>
          <table:table-cell table:formula="of:=[.B2825]" office:value-type="float" office:value="2" calcext:value-type="float">
            <text:p>2</text:p>
          </table:table-cell>
          <table:table-cell office:value-type="float" office:value="128.09758806272" calcext:value-type="float">
            <text:p>128.0975880627</text:p>
          </table:table-cell>
          <table:table-cell office:value-type="float" office:value="120.32226528" calcext:value-type="float">
            <text:p>120.32226528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826]+1" office:value-type="float" office:value="284" calcext:value-type="float">
            <text:p>284</text:p>
          </table:table-cell>
          <table:table-cell table:formula="of:=[.B2826]" office:value-type="float" office:value="3" calcext:value-type="float">
            <text:p>3</text:p>
          </table:table-cell>
          <table:table-cell office:value-type="float" office:value="214.66981504" calcext:value-type="float">
            <text:p>214.66981504</text:p>
          </table:table-cell>
          <table:table-cell office:value-type="float" office:value="96.0477565536" calcext:value-type="float">
            <text:p>96.0477565536</text:p>
          </table:table-cell>
          <table:table-cell office:value-type="float" office:value="215" calcext:value-type="float">
            <text:p>21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2827]+1" office:value-type="float" office:value="284" calcext:value-type="float">
            <text:p>284</text:p>
          </table:table-cell>
          <table:table-cell table:formula="of:=[.B2827]" office:value-type="float" office:value="4" calcext:value-type="float">
            <text:p>4</text:p>
          </table:table-cell>
          <table:table-cell office:value-type="float" office:value="134.079516928" calcext:value-type="float">
            <text:p>134.079516928</text:p>
          </table:table-cell>
          <table:table-cell office:value-type="float" office:value="91.72666656" calcext:value-type="float">
            <text:p>91.72666656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828]+1" office:value-type="float" office:value="284" calcext:value-type="float">
            <text:p>284</text:p>
          </table:table-cell>
          <table:table-cell table:formula="of:=[.B2828]" office:value-type="float" office:value="5" calcext:value-type="float">
            <text:p>5</text:p>
          </table:table-cell>
          <table:table-cell office:value-type="float" office:value="212.7238016" calcext:value-type="float">
            <text:p>212.7238016</text:p>
          </table:table-cell>
          <table:table-cell office:value-type="float" office:value="66.06978624" calcext:value-type="float">
            <text:p>66.06978624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829]+1" office:value-type="float" office:value="284" calcext:value-type="float">
            <text:p>284</text:p>
          </table:table-cell>
          <table:table-cell table:formula="of:=[.B2829]" office:value-type="float" office:value="6" calcext:value-type="float">
            <text:p>6</text:p>
          </table:table-cell>
          <table:table-cell office:value-type="float" office:value="139.4304384" calcext:value-type="float">
            <text:p>139.4304384</text:p>
          </table:table-cell>
          <table:table-cell office:value-type="float" office:value="62.39945088" calcext:value-type="float">
            <text:p>62.39945088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830]+1" office:value-type="float" office:value="284" calcext:value-type="float">
            <text:p>284</text:p>
          </table:table-cell>
          <table:table-cell table:formula="of:=[.B2830]" office:value-type="float" office:value="7" calcext:value-type="float">
            <text:p>7</text:p>
          </table:table-cell>
          <table:table-cell office:value-type="float" office:value="200.96208128" calcext:value-type="float">
            <text:p>200.96208128</text:p>
          </table:table-cell>
          <table:table-cell office:value-type="float" office:value="41.14183008" calcext:value-type="float">
            <text:p>41.14183008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831]+1" office:value-type="float" office:value="284" calcext:value-type="float">
            <text:p>284</text:p>
          </table:table-cell>
          <table:table-cell table:formula="of:=[.B2831]" office:value-type="float" office:value="8" calcext:value-type="float">
            <text:p>8</text:p>
          </table:table-cell>
          <table:table-cell office:value-type="float" office:value="154.00286848" calcext:value-type="float">
            <text:p>154.00286848</text:p>
          </table:table-cell>
          <table:table-cell office:value-type="float" office:value="39.518688" calcext:value-type="float">
            <text:p>39.518688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832]+1" office:value-type="float" office:value="284" calcext:value-type="float">
            <text:p>284</text:p>
          </table:table-cell>
          <table:table-cell table:formula="of:=[.B2832]" office:value-type="float" office:value="9" calcext:value-type="float">
            <text:p>9</text:p>
          </table:table-cell>
          <table:table-cell office:value-type="float" office:value="196.5347136" calcext:value-type="float">
            <text:p>196.5347136</text:p>
          </table:table-cell>
          <table:table-cell office:value-type="float" office:value="20.494992" calcext:value-type="float">
            <text:p>20.494992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833]+1" office:value-type="float" office:value="284" calcext:value-type="float">
            <text:p>284</text:p>
          </table:table-cell>
          <table:table-cell table:formula="of:=[.B2833]" office:value-type="float" office:value="10" calcext:value-type="float">
            <text:p>10</text:p>
          </table:table-cell>
          <table:table-cell office:value-type="float" office:value="159.51643008" calcext:value-type="float">
            <text:p>159.51643008</text:p>
          </table:table-cell>
          <table:table-cell office:value-type="float" office:value="19.9639488" calcext:value-type="float">
            <text:p>19.9639488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2834]+1" office:value-type="float" office:value="285" calcext:value-type="float">
            <text:p>285</text:p>
          </table:table-cell>
          <table:table-cell table:formula="of:=[.B2834]" office:value-type="float" office:value="1" calcext:value-type="float">
            <text:p>1</text:p>
          </table:table-cell>
          <table:table-cell office:value-type="float" office:value="222.3325824" calcext:value-type="float">
            <text:p>222.3325824</text:p>
          </table:table-cell>
          <table:table-cell office:value-type="float" office:value="126.57223296" calcext:value-type="float">
            <text:p>126.57223296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2835]+1" office:value-type="float" office:value="285" calcext:value-type="float">
            <text:p>285</text:p>
          </table:table-cell>
          <table:table-cell table:formula="of:=[.B2835]" office:value-type="float" office:value="2" calcext:value-type="float">
            <text:p>2</text:p>
          </table:table-cell>
          <table:table-cell office:value-type="float" office:value="133.564143616" calcext:value-type="float">
            <text:p>133.564143616</text:p>
          </table:table-cell>
          <table:table-cell office:value-type="float" office:value="121.74117312" calcext:value-type="float">
            <text:p>121.74117312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formula="of:=[.A2836]+1" office:value-type="float" office:value="285" calcext:value-type="float">
            <text:p>285</text:p>
          </table:table-cell>
          <table:table-cell table:formula="of:=[.B2836]" office:value-type="float" office:value="3" calcext:value-type="float">
            <text:p>3</text:p>
          </table:table-cell>
          <table:table-cell office:value-type="float" office:value="219.5327488" calcext:value-type="float">
            <text:p>219.5327488</text:p>
          </table:table-cell>
          <table:table-cell office:value-type="float" office:value="98.24380656" calcext:value-type="float">
            <text:p>98.24380656</text:p>
          </table:table-cell>
          <table:table-cell office:value-type="float" office:value="220" calcext:value-type="float">
            <text:p>220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A2837]+1" office:value-type="float" office:value="285" calcext:value-type="float">
            <text:p>285</text:p>
          </table:table-cell>
          <table:table-cell table:formula="of:=[.B2837]" office:value-type="float" office:value="4" calcext:value-type="float">
            <text:p>4</text:p>
          </table:table-cell>
          <table:table-cell office:value-type="float" office:value="139.552544" calcext:value-type="float">
            <text:p>139.552544</text:p>
          </table:table-cell>
          <table:table-cell office:value-type="float" office:value="93.567786432" calcext:value-type="float">
            <text:p>93.567786432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A2838]+1" office:value-type="float" office:value="285" calcext:value-type="float">
            <text:p>285</text:p>
          </table:table-cell>
          <table:table-cell table:formula="of:=[.B2838]" office:value-type="float" office:value="5" calcext:value-type="float">
            <text:p>5</text:p>
          </table:table-cell>
          <table:table-cell office:value-type="float" office:value="217.9813632" calcext:value-type="float">
            <text:p>217.9813632</text:p>
          </table:table-cell>
          <table:table-cell office:value-type="float" office:value="68.81376192" calcext:value-type="float">
            <text:p>68.81376192</text:p>
          </table:table-cell>
          <table:table-cell office:value-type="float" office:value="217" calcext:value-type="float">
            <text:p>217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formula="of:=[.A2839]+1" office:value-type="float" office:value="285" calcext:value-type="float">
            <text:p>285</text:p>
          </table:table-cell>
          <table:table-cell table:formula="of:=[.B2839]" office:value-type="float" office:value="6" calcext:value-type="float">
            <text:p>6</text:p>
          </table:table-cell>
          <table:table-cell office:value-type="float" office:value="145.73871616" calcext:value-type="float">
            <text:p>145.73871616</text:p>
          </table:table-cell>
          <table:table-cell office:value-type="float" office:value="64.5386304" calcext:value-type="float">
            <text:p>64.5386304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2840]+1" office:value-type="float" office:value="285" calcext:value-type="float">
            <text:p>285</text:p>
          </table:table-cell>
          <table:table-cell table:formula="of:=[.B2840]" office:value-type="float" office:value="7" calcext:value-type="float">
            <text:p>7</text:p>
          </table:table-cell>
          <table:table-cell office:value-type="float" office:value="205.49204992" calcext:value-type="float">
            <text:p>205.49204992</text:p>
          </table:table-cell>
          <table:table-cell office:value-type="float" office:value="44.1506256" calcext:value-type="float">
            <text:p>44.1506256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A2841]+1" office:value-type="float" office:value="285" calcext:value-type="float">
            <text:p>285</text:p>
          </table:table-cell>
          <table:table-cell table:formula="of:=[.B2841]" office:value-type="float" office:value="8" calcext:value-type="float">
            <text:p>8</text:p>
          </table:table-cell>
          <table:table-cell office:value-type="float" office:value="159.34435072" calcext:value-type="float">
            <text:p>159.34435072</text:p>
          </table:table-cell>
          <table:table-cell office:value-type="float" office:value="42.6850656" calcext:value-type="float">
            <text:p>42.6850656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842]+1" office:value-type="float" office:value="285" calcext:value-type="float">
            <text:p>285</text:p>
          </table:table-cell>
          <table:table-cell table:formula="of:=[.B2842]" office:value-type="float" office:value="9" calcext:value-type="float">
            <text:p>9</text:p>
          </table:table-cell>
          <table:table-cell office:value-type="float" office:value="201.4921088" calcext:value-type="float">
            <text:p>201.4921088</text:p>
          </table:table-cell>
          <table:table-cell office:value-type="float" office:value="23.3535744" calcext:value-type="float">
            <text:p>23.3535744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843]+1" office:value-type="float" office:value="285" calcext:value-type="float">
            <text:p>285</text:p>
          </table:table-cell>
          <table:table-cell table:formula="of:=[.B2843]" office:value-type="float" office:value="10" calcext:value-type="float">
            <text:p>10</text:p>
          </table:table-cell>
          <table:table-cell office:value-type="float" office:value="164.3008" calcext:value-type="float">
            <text:p>164.3008</text:p>
          </table:table-cell>
          <table:table-cell office:value-type="float" office:value="22.5703488" calcext:value-type="float">
            <text:p>22.5703488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844]+1" office:value-type="float" office:value="286" calcext:value-type="float">
            <text:p>286</text:p>
          </table:table-cell>
          <table:table-cell table:formula="of:=[.B2844]" office:value-type="float" office:value="1" calcext:value-type="float">
            <text:p>1</text:p>
          </table:table-cell>
          <table:table-cell office:value-type="float" office:value="223.678848" calcext:value-type="float">
            <text:p>223.678848</text:p>
          </table:table-cell>
          <table:table-cell office:value-type="float" office:value="140.5795152" calcext:value-type="float">
            <text:p>140.5795152</text:p>
          </table:table-cell>
          <table:table-cell office:value-type="float" office:value="223" calcext:value-type="float">
            <text:p>223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2845]+1" office:value-type="float" office:value="286" calcext:value-type="float">
            <text:p>286</text:p>
          </table:table-cell>
          <table:table-cell table:formula="of:=[.B2845]" office:value-type="float" office:value="2" calcext:value-type="float">
            <text:p>2</text:p>
          </table:table-cell>
          <table:table-cell office:value-type="float" office:value="134.17714432" calcext:value-type="float">
            <text:p>134.17714432</text:p>
          </table:table-cell>
          <table:table-cell office:value-type="float" office:value="139.44151488" calcext:value-type="float">
            <text:p>139.44151488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formula="of:=[.A2846]+1" office:value-type="float" office:value="286" calcext:value-type="float">
            <text:p>286</text:p>
          </table:table-cell>
          <table:table-cell table:formula="of:=[.B2846]" office:value-type="float" office:value="3" calcext:value-type="float">
            <text:p>3</text:p>
          </table:table-cell>
          <table:table-cell office:value-type="float" office:value="219.48547328" calcext:value-type="float">
            <text:p>219.48547328</text:p>
          </table:table-cell>
          <table:table-cell office:value-type="float" office:value="110.2350768" calcext:value-type="float">
            <text:p>110.2350768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2847]+1" office:value-type="float" office:value="286" calcext:value-type="float">
            <text:p>286</text:p>
          </table:table-cell>
          <table:table-cell table:formula="of:=[.B2847]" office:value-type="float" office:value="4" calcext:value-type="float">
            <text:p>4</text:p>
          </table:table-cell>
          <table:table-cell office:value-type="float" office:value="138.87437824" calcext:value-type="float">
            <text:p>138.87437824</text:p>
          </table:table-cell>
          <table:table-cell office:value-type="float" office:value="108.63501504" calcext:value-type="float">
            <text:p>108.63501504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848]+1" office:value-type="float" office:value="286" calcext:value-type="float">
            <text:p>286</text:p>
          </table:table-cell>
          <table:table-cell table:formula="of:=[.B2848]" office:value-type="float" office:value="5" calcext:value-type="float">
            <text:p>5</text:p>
          </table:table-cell>
          <table:table-cell office:value-type="float" office:value="215.7806976" calcext:value-type="float">
            <text:p>215.7806976</text:p>
          </table:table-cell>
          <table:table-cell office:value-type="float" office:value="80.0221584" calcext:value-type="float">
            <text:p>80.0221584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849]+1" office:value-type="float" office:value="286" calcext:value-type="float">
            <text:p>286</text:p>
          </table:table-cell>
          <table:table-cell table:formula="of:=[.B2849]" office:value-type="float" office:value="6" calcext:value-type="float">
            <text:p>6</text:p>
          </table:table-cell>
          <table:table-cell office:value-type="float" office:value="142.465617152" calcext:value-type="float">
            <text:p>142.465617152</text:p>
          </table:table-cell>
          <table:table-cell office:value-type="float" office:value="78.71672928" calcext:value-type="float">
            <text:p>78.71672928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850]+1" office:value-type="float" office:value="286" calcext:value-type="float">
            <text:p>286</text:p>
          </table:table-cell>
          <table:table-cell table:formula="of:=[.B2850]" office:value-type="float" office:value="7" calcext:value-type="float">
            <text:p>7</text:p>
          </table:table-cell>
          <table:table-cell office:value-type="float" office:value="202.3455424" calcext:value-type="float">
            <text:p>202.3455424</text:p>
          </table:table-cell>
          <table:table-cell office:value-type="float" office:value="56.18713152" calcext:value-type="float">
            <text:p>56.18713152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formula="of:=[.A2851]+1" office:value-type="float" office:value="286" calcext:value-type="float">
            <text:p>286</text:p>
          </table:table-cell>
          <table:table-cell table:formula="of:=[.B2851]" office:value-type="float" office:value="8" calcext:value-type="float">
            <text:p>8</text:p>
          </table:table-cell>
          <table:table-cell office:value-type="float" office:value="156.69469696" calcext:value-type="float">
            <text:p>156.69469696</text:p>
          </table:table-cell>
          <table:table-cell office:value-type="float" office:value="56.73549888" calcext:value-type="float">
            <text:p>56.73549888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852]+1" office:value-type="float" office:value="286" calcext:value-type="float">
            <text:p>286</text:p>
          </table:table-cell>
          <table:table-cell table:formula="of:=[.B2852]" office:value-type="float" office:value="9" calcext:value-type="float">
            <text:p>9</text:p>
          </table:table-cell>
          <table:table-cell office:value-type="float" office:value="196.5165824" calcext:value-type="float">
            <text:p>196.5165824</text:p>
          </table:table-cell>
          <table:table-cell office:value-type="float" office:value="35.8766976" calcext:value-type="float">
            <text:p>35.8766976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853]+1" office:value-type="float" office:value="286" calcext:value-type="float">
            <text:p>286</text:p>
          </table:table-cell>
          <table:table-cell table:formula="of:=[.B2853]" office:value-type="float" office:value="10" calcext:value-type="float">
            <text:p>10</text:p>
          </table:table-cell>
          <table:table-cell office:value-type="float" office:value="160.1944704" calcext:value-type="float">
            <text:p>160.1944704</text:p>
          </table:table-cell>
          <table:table-cell office:value-type="float" office:value="36.2595408" calcext:value-type="float">
            <text:p>36.2595408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854]+1" office:value-type="float" office:value="287" calcext:value-type="float">
            <text:p>287</text:p>
          </table:table-cell>
          <table:table-cell table:formula="of:=[.B2854]" office:value-type="float" office:value="1" calcext:value-type="float">
            <text:p>1</text:p>
          </table:table-cell>
          <table:table-cell office:value-type="float" office:value="225.7458944" calcext:value-type="float">
            <text:p>225.7458944</text:p>
          </table:table-cell>
          <table:table-cell office:value-type="float" office:value="148.73070144" calcext:value-type="float">
            <text:p>148.73070144</text:p>
          </table:table-cell>
          <table:table-cell office:value-type="float" office:value="228" calcext:value-type="float">
            <text:p>228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2855]+1" office:value-type="float" office:value="287" calcext:value-type="float">
            <text:p>287</text:p>
          </table:table-cell>
          <table:table-cell table:formula="of:=[.B2855]" office:value-type="float" office:value="2" calcext:value-type="float">
            <text:p>2</text:p>
          </table:table-cell>
          <table:table-cell office:value-type="float" office:value="132.071830272" calcext:value-type="float">
            <text:p>132.071830272</text:p>
          </table:table-cell>
          <table:table-cell office:value-type="float" office:value="143.795472" calcext:value-type="float">
            <text:p>143.795472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856]+1" office:value-type="float" office:value="287" calcext:value-type="float">
            <text:p>287</text:p>
          </table:table-cell>
          <table:table-cell table:formula="of:=[.B2856]" office:value-type="float" office:value="3" calcext:value-type="float">
            <text:p>3</text:p>
          </table:table-cell>
          <table:table-cell office:value-type="float" office:value="222.7990016" calcext:value-type="float">
            <text:p>222.7990016</text:p>
          </table:table-cell>
          <table:table-cell office:value-type="float" office:value="118.46038176" calcext:value-type="float">
            <text:p>118.46038176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formula="of:=[.A2857]+1" office:value-type="float" office:value="287" calcext:value-type="float">
            <text:p>287</text:p>
          </table:table-cell>
          <table:table-cell table:formula="of:=[.B2857]" office:value-type="float" office:value="4" calcext:value-type="float">
            <text:p>4</text:p>
          </table:table-cell>
          <table:table-cell office:value-type="float" office:value="139.1848832" calcext:value-type="float">
            <text:p>139.1848832</text:p>
          </table:table-cell>
          <table:table-cell office:value-type="float" office:value="112.62590784" calcext:value-type="float">
            <text:p>112.62590784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2858]+1" office:value-type="float" office:value="287" calcext:value-type="float">
            <text:p>287</text:p>
          </table:table-cell>
          <table:table-cell table:formula="of:=[.B2858]" office:value-type="float" office:value="5" calcext:value-type="float">
            <text:p>5</text:p>
          </table:table-cell>
          <table:table-cell office:value-type="float" office:value="220.4159872" calcext:value-type="float">
            <text:p>220.4159872</text:p>
          </table:table-cell>
          <table:table-cell office:value-type="float" office:value="87.50227104" calcext:value-type="float">
            <text:p>87.50227104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formula="of:=[.A2859]+1" office:value-type="float" office:value="287" calcext:value-type="float">
            <text:p>287</text:p>
          </table:table-cell>
          <table:table-cell table:formula="of:=[.B2859]" office:value-type="float" office:value="6" calcext:value-type="float">
            <text:p>6</text:p>
          </table:table-cell>
          <table:table-cell office:value-type="float" office:value="145.46588672" calcext:value-type="float">
            <text:p>145.46588672</text:p>
          </table:table-cell>
          <table:table-cell office:value-type="float" office:value="81.37153344" calcext:value-type="float">
            <text:p>81.37153344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860]+1" office:value-type="float" office:value="287" calcext:value-type="float">
            <text:p>287</text:p>
          </table:table-cell>
          <table:table-cell table:formula="of:=[.B2860]" office:value-type="float" office:value="7" calcext:value-type="float">
            <text:p>7</text:p>
          </table:table-cell>
          <table:table-cell office:value-type="float" office:value="208.1789056" calcext:value-type="float">
            <text:p>208.1789056</text:p>
          </table:table-cell>
          <table:table-cell office:value-type="float" office:value="61.34304" calcext:value-type="float">
            <text:p>61.34304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861]+1" office:value-type="float" office:value="287" calcext:value-type="float">
            <text:p>287</text:p>
          </table:table-cell>
          <table:table-cell table:formula="of:=[.B2861]" office:value-type="float" office:value="8" calcext:value-type="float">
            <text:p>8</text:p>
          </table:table-cell>
          <table:table-cell office:value-type="float" office:value="160.1619456" calcext:value-type="float">
            <text:p>160.1619456</text:p>
          </table:table-cell>
          <table:table-cell office:value-type="float" office:value="59.12920512" calcext:value-type="float">
            <text:p>59.12920512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862]+1" office:value-type="float" office:value="287" calcext:value-type="float">
            <text:p>287</text:p>
          </table:table-cell>
          <table:table-cell table:formula="of:=[.B2862]" office:value-type="float" office:value="9" calcext:value-type="float">
            <text:p>9</text:p>
          </table:table-cell>
          <table:table-cell office:value-type="float" office:value="202.55843328" calcext:value-type="float">
            <text:p>202.55843328</text:p>
          </table:table-cell>
          <table:table-cell office:value-type="float" office:value="39.37268832" calcext:value-type="float">
            <text:p>39.37268832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863]+1" office:value-type="float" office:value="287" calcext:value-type="float">
            <text:p>287</text:p>
          </table:table-cell>
          <table:table-cell table:formula="of:=[.B2863]" office:value-type="float" office:value="10" calcext:value-type="float">
            <text:p>10</text:p>
          </table:table-cell>
          <table:table-cell office:value-type="float" office:value="165.45111808" calcext:value-type="float">
            <text:p>165.45111808</text:p>
          </table:table-cell>
          <table:table-cell office:value-type="float" office:value="37.6680096" calcext:value-type="float">
            <text:p>37.6680096</text:p>
          </table:table-cell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[.A2864]+1" office:value-type="float" office:value="288" calcext:value-type="float">
            <text:p>288</text:p>
          </table:table-cell>
          <table:table-cell table:formula="of:=[.B2864]" office:value-type="float" office:value="1" calcext:value-type="float">
            <text:p>1</text:p>
          </table:table-cell>
          <table:table-cell office:value-type="float" office:value="224.754304" calcext:value-type="float">
            <text:p>224.754304</text:p>
          </table:table-cell>
          <table:table-cell office:value-type="float" office:value="133.94245728" calcext:value-type="float">
            <text:p>133.94245728</text:p>
          </table:table-cell>
          <table:table-cell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formula="of:=[.A2865]+1" office:value-type="float" office:value="288" calcext:value-type="float">
            <text:p>288</text:p>
          </table:table-cell>
          <table:table-cell table:formula="of:=[.B2865]" office:value-type="float" office:value="2" calcext:value-type="float">
            <text:p>2</text:p>
          </table:table-cell>
          <table:table-cell office:value-type="float" office:value="136.74712576" calcext:value-type="float">
            <text:p>136.74712576</text:p>
          </table:table-cell>
          <table:table-cell office:value-type="float" office:value="132.0664608" calcext:value-type="float">
            <text:p>132.0664608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2866]+1" office:value-type="float" office:value="288" calcext:value-type="float">
            <text:p>288</text:p>
          </table:table-cell>
          <table:table-cell table:formula="of:=[.B2866]" office:value-type="float" office:value="3" calcext:value-type="float">
            <text:p>3</text:p>
          </table:table-cell>
          <table:table-cell office:value-type="float" office:value="220.6222592" calcext:value-type="float">
            <text:p>220.6222592</text:p>
          </table:table-cell>
          <table:table-cell office:value-type="float" office:value="103.93137024" calcext:value-type="float">
            <text:p>103.93137024</text:p>
          </table:table-cell>
          <table:table-cell office:value-type="float" office:value="221" calcext:value-type="float">
            <text:p>221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A2867]+1" office:value-type="float" office:value="288" calcext:value-type="float">
            <text:p>288</text:p>
          </table:table-cell>
          <table:table-cell table:formula="of:=[.B2867]" office:value-type="float" office:value="4" calcext:value-type="float">
            <text:p>4</text:p>
          </table:table-cell>
          <table:table-cell office:value-type="float" office:value="142.15923712" calcext:value-type="float">
            <text:p>142.15923712</text:p>
          </table:table-cell>
          <table:table-cell office:value-type="float" office:value="102.613168704" calcext:value-type="float">
            <text:p>102.613168704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A2868]+1" office:value-type="float" office:value="288" calcext:value-type="float">
            <text:p>288</text:p>
          </table:table-cell>
          <table:table-cell table:formula="of:=[.B2868]" office:value-type="float" office:value="5" calcext:value-type="float">
            <text:p>5</text:p>
          </table:table-cell>
          <table:table-cell office:value-type="float" office:value="216.66761728" calcext:value-type="float">
            <text:p>216.66761728</text:p>
          </table:table-cell>
          <table:table-cell office:value-type="float" office:value="74.50800672" calcext:value-type="float">
            <text:p>74.50800672</text:p>
          </table:table-cell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formula="of:=[.A2869]+1" office:value-type="float" office:value="288" calcext:value-type="float">
            <text:p>288</text:p>
          </table:table-cell>
          <table:table-cell table:formula="of:=[.B2869]" office:value-type="float" office:value="6" calcext:value-type="float">
            <text:p>6</text:p>
          </table:table-cell>
          <table:table-cell office:value-type="float" office:value="145.97039616" calcext:value-type="float">
            <text:p>145.97039616</text:p>
          </table:table-cell>
          <table:table-cell office:value-type="float" office:value="73.0375008" calcext:value-type="float">
            <text:p>73.0375008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formula="of:=[.A2870]+1" office:value-type="float" office:value="288" calcext:value-type="float">
            <text:p>288</text:p>
          </table:table-cell>
          <table:table-cell table:formula="of:=[.B2870]" office:value-type="float" office:value="7" calcext:value-type="float">
            <text:p>7</text:p>
          </table:table-cell>
          <table:table-cell office:value-type="float" office:value="204.46241792" calcext:value-type="float">
            <text:p>204.46241792</text:p>
          </table:table-cell>
          <table:table-cell office:value-type="float" office:value="50.89692288" calcext:value-type="float">
            <text:p>50.89692288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871]+1" office:value-type="float" office:value="288" calcext:value-type="float">
            <text:p>288</text:p>
          </table:table-cell>
          <table:table-cell table:formula="of:=[.B2871]" office:value-type="float" office:value="8" calcext:value-type="float">
            <text:p>8</text:p>
          </table:table-cell>
          <table:table-cell office:value-type="float" office:value="159.05342336" calcext:value-type="float">
            <text:p>159.05342336</text:p>
          </table:table-cell>
          <table:table-cell office:value-type="float" office:value="51.2350704" calcext:value-type="float">
            <text:p>51.235070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2872]+1" office:value-type="float" office:value="288" calcext:value-type="float">
            <text:p>288</text:p>
          </table:table-cell>
          <table:table-cell table:formula="of:=[.B2872]" office:value-type="float" office:value="9" calcext:value-type="float">
            <text:p>9</text:p>
          </table:table-cell>
          <table:table-cell office:value-type="float" office:value="198.58007808" calcext:value-type="float">
            <text:p>198.58007808</text:p>
          </table:table-cell>
          <table:table-cell office:value-type="float" office:value="30.523632" calcext:value-type="float">
            <text:p>30.523632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873]+1" office:value-type="float" office:value="288" calcext:value-type="float">
            <text:p>288</text:p>
          </table:table-cell>
          <table:table-cell table:formula="of:=[.B2873]" office:value-type="float" office:value="10" calcext:value-type="float">
            <text:p>10</text:p>
          </table:table-cell>
          <table:table-cell office:value-type="float" office:value="163.28276096" calcext:value-type="float">
            <text:p>163.28276096</text:p>
          </table:table-cell>
          <table:table-cell office:value-type="float" office:value="30.422064" calcext:value-type="float">
            <text:p>30.422064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874]+1" office:value-type="float" office:value="289" calcext:value-type="float">
            <text:p>289</text:p>
          </table:table-cell>
          <table:table-cell table:formula="of:=[.B2874]" office:value-type="float" office:value="1" calcext:value-type="float">
            <text:p>1</text:p>
          </table:table-cell>
          <table:table-cell office:value-type="float" office:value="227.3142848" calcext:value-type="float">
            <text:p>227.3142848</text:p>
          </table:table-cell>
          <table:table-cell office:value-type="float" office:value="141.08752992" calcext:value-type="float">
            <text:p>141.08752992</text:p>
          </table:table-cell>
          <table:table-cell office:value-type="float" office:value="227" calcext:value-type="float">
            <text:p>227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2875]+1" office:value-type="float" office:value="289" calcext:value-type="float">
            <text:p>289</text:p>
          </table:table-cell>
          <table:table-cell table:formula="of:=[.B2875]" office:value-type="float" office:value="2" calcext:value-type="float">
            <text:p>2</text:p>
          </table:table-cell>
          <table:table-cell office:value-type="float" office:value="136.98329728" calcext:value-type="float">
            <text:p>136.98329728</text:p>
          </table:table-cell>
          <table:table-cell office:value-type="float" office:value="132.55695552" calcext:value-type="float">
            <text:p>132.5569555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formula="of:=[.A2876]+1" office:value-type="float" office:value="289" calcext:value-type="float">
            <text:p>289</text:p>
          </table:table-cell>
          <table:table-cell table:formula="of:=[.B2876]" office:value-type="float" office:value="3" calcext:value-type="float">
            <text:p>3</text:p>
          </table:table-cell>
          <table:table-cell office:value-type="float" office:value="224.4221184" calcext:value-type="float">
            <text:p>224.4221184</text:p>
          </table:table-cell>
          <table:table-cell office:value-type="float" office:value="110.68206336" calcext:value-type="float">
            <text:p>110.68206336</text:p>
          </table:table-cell>
          <table:table-cell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877]+1" office:value-type="float" office:value="289" calcext:value-type="float">
            <text:p>289</text:p>
          </table:table-cell>
          <table:table-cell table:formula="of:=[.B2877]" office:value-type="float" office:value="4" calcext:value-type="float">
            <text:p>4</text:p>
          </table:table-cell>
          <table:table-cell office:value-type="float" office:value="144.14298112" calcext:value-type="float">
            <text:p>144.14298112</text:p>
          </table:table-cell>
          <table:table-cell office:value-type="float" office:value="103.84864608" calcext:value-type="float">
            <text:p>103.84864608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A2878]+1" office:value-type="float" office:value="289" calcext:value-type="float">
            <text:p>289</text:p>
          </table:table-cell>
          <table:table-cell table:formula="of:=[.B2878]" office:value-type="float" office:value="5" calcext:value-type="float">
            <text:p>5</text:p>
          </table:table-cell>
          <table:table-cell office:value-type="float" office:value="222.6923904" calcext:value-type="float">
            <text:p>222.6923904</text:p>
          </table:table-cell>
          <table:table-cell office:value-type="float" office:value="80.19558624" calcext:value-type="float">
            <text:p>80.19558624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879]+1" office:value-type="float" office:value="289" calcext:value-type="float">
            <text:p>289</text:p>
          </table:table-cell>
          <table:table-cell table:formula="of:=[.B2879]" office:value-type="float" office:value="6" calcext:value-type="float">
            <text:p>6</text:p>
          </table:table-cell>
          <table:table-cell office:value-type="float" office:value="150.43981696" calcext:value-type="float">
            <text:p>150.43981696</text:p>
          </table:table-cell>
          <table:table-cell office:value-type="float" office:value="73.68025344" calcext:value-type="float">
            <text:p>73.68025344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formula="of:=[.A2880]+1" office:value-type="float" office:value="289" calcext:value-type="float">
            <text:p>289</text:p>
          </table:table-cell>
          <table:table-cell table:formula="of:=[.B2880]" office:value-type="float" office:value="7" calcext:value-type="float">
            <text:p>7</text:p>
          </table:table-cell>
          <table:table-cell office:value-type="float" office:value="212.42184448" calcext:value-type="float">
            <text:p>212.42184448</text:p>
          </table:table-cell>
          <table:table-cell office:value-type="float" office:value="55.00964928" calcext:value-type="float">
            <text:p>55.00964928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A2881]+1" office:value-type="float" office:value="289" calcext:value-type="float">
            <text:p>289</text:p>
          </table:table-cell>
          <table:table-cell table:formula="of:=[.B2881]" office:value-type="float" office:value="8" calcext:value-type="float">
            <text:p>8</text:p>
          </table:table-cell>
          <table:table-cell office:value-type="float" office:value="165.58441984" calcext:value-type="float">
            <text:p>165.58441984</text:p>
          </table:table-cell>
          <table:table-cell office:value-type="float" office:value="52.1791824" calcext:value-type="float">
            <text:p>52.1791824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formula="of:=[.A2882]+1" office:value-type="float" office:value="289" calcext:value-type="float">
            <text:p>289</text:p>
          </table:table-cell>
          <table:table-cell table:formula="of:=[.B2882]" office:value-type="float" office:value="9" calcext:value-type="float">
            <text:p>9</text:p>
          </table:table-cell>
          <table:table-cell office:value-type="float" office:value="207.5229312" calcext:value-type="float">
            <text:p>207.5229312</text:p>
          </table:table-cell>
          <table:table-cell office:value-type="float" office:value="33.5041248" calcext:value-type="float">
            <text:p>33.504124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883]+1" office:value-type="float" office:value="289" calcext:value-type="float">
            <text:p>289</text:p>
          </table:table-cell>
          <table:table-cell table:formula="of:=[.B2883]" office:value-type="float" office:value="10" calcext:value-type="float">
            <text:p>10</text:p>
          </table:table-cell>
          <table:table-cell office:value-type="float" office:value="170.95531136" calcext:value-type="float">
            <text:p>170.95531136</text:p>
          </table:table-cell>
          <table:table-cell office:value-type="float" office:value="31.4256288" calcext:value-type="float">
            <text:p>31.4256288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2884]+1" office:value-type="float" office:value="290" calcext:value-type="float">
            <text:p>290</text:p>
          </table:table-cell>
          <table:table-cell table:formula="of:=[.B2884]" office:value-type="float" office:value="1" calcext:value-type="float">
            <text:p>1</text:p>
          </table:table-cell>
          <table:table-cell office:value-type="float" office:value="222.9818112" calcext:value-type="float">
            <text:p>222.9818112</text:p>
          </table:table-cell>
          <table:table-cell office:value-type="float" office:value="140.35421568" calcext:value-type="float">
            <text:p>140.35421568</text:p>
          </table:table-cell>
          <table:table-cell office:value-type="float" office:value="223" calcext:value-type="float">
            <text:p>223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885]+1" office:value-type="float" office:value="290" calcext:value-type="float">
            <text:p>290</text:p>
          </table:table-cell>
          <table:table-cell table:formula="of:=[.B2885]" office:value-type="float" office:value="2" calcext:value-type="float">
            <text:p>2</text:p>
          </table:table-cell>
          <table:table-cell office:value-type="float" office:value="131.742736384" calcext:value-type="float">
            <text:p>131.742736384</text:p>
          </table:table-cell>
          <table:table-cell office:value-type="float" office:value="140.64218304" calcext:value-type="float">
            <text:p>140.64218304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formula="of:=[.A2886]+1" office:value-type="float" office:value="290" calcext:value-type="float">
            <text:p>290</text:p>
          </table:table-cell>
          <table:table-cell table:formula="of:=[.B2886]" office:value-type="float" office:value="3" calcext:value-type="float">
            <text:p>3</text:p>
          </table:table-cell>
          <table:table-cell office:value-type="float" office:value="218.2589056" calcext:value-type="float">
            <text:p>218.2589056</text:p>
          </table:table-cell>
          <table:table-cell office:value-type="float" office:value="110.42508576" calcext:value-type="float">
            <text:p>110.42508576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table:formula="of:=[.A2887]+1" office:value-type="float" office:value="290" calcext:value-type="float">
            <text:p>290</text:p>
          </table:table-cell>
          <table:table-cell table:formula="of:=[.B2887]" office:value-type="float" office:value="4" calcext:value-type="float">
            <text:p>4</text:p>
          </table:table-cell>
          <table:table-cell office:value-type="float" office:value="137.31668096" calcext:value-type="float">
            <text:p>137.31668096</text:p>
          </table:table-cell>
          <table:table-cell office:value-type="float" office:value="110.16024096" calcext:value-type="float">
            <text:p>110.16024096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table:formula="of:=[.A2888]+1" office:value-type="float" office:value="290" calcext:value-type="float">
            <text:p>290</text:p>
          </table:table-cell>
          <table:table-cell table:formula="of:=[.B2888]" office:value-type="float" office:value="5" calcext:value-type="float">
            <text:p>5</text:p>
          </table:table-cell>
          <table:table-cell office:value-type="float" office:value="214.4476032" calcext:value-type="float">
            <text:p>214.4476032</text:p>
          </table:table-cell>
          <table:table-cell office:value-type="float" office:value="80.60614272" calcext:value-type="float">
            <text:p>80.60614272</text:p>
          </table:table-cell>
          <table:table-cell office:value-type="float" office:value="214" calcext:value-type="float">
            <text:p>214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2889]+1" office:value-type="float" office:value="290" calcext:value-type="float">
            <text:p>290</text:p>
          </table:table-cell>
          <table:table-cell table:formula="of:=[.B2889]" office:value-type="float" office:value="6" calcext:value-type="float">
            <text:p>6</text:p>
          </table:table-cell>
          <table:table-cell office:value-type="float" office:value="141.4302016" calcext:value-type="float">
            <text:p>141.4302016</text:p>
          </table:table-cell>
          <table:table-cell office:value-type="float" office:value="80.62492032" calcext:value-type="float">
            <text:p>80.6249203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[.A2890]+1" office:value-type="float" office:value="290" calcext:value-type="float">
            <text:p>290</text:p>
          </table:table-cell>
          <table:table-cell table:formula="of:=[.B2890]" office:value-type="float" office:value="7" calcext:value-type="float">
            <text:p>7</text:p>
          </table:table-cell>
          <table:table-cell office:value-type="float" office:value="201.2567744" calcext:value-type="float">
            <text:p>201.2567744</text:p>
          </table:table-cell>
          <table:table-cell office:value-type="float" office:value="55.93568256" calcext:value-type="float">
            <text:p>55.93568256</text:p>
          </table:table-cell>
          <table:table-cell office:value-type="float" office:value="203" calcext:value-type="float">
            <text:p>203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891]+1" office:value-type="float" office:value="290" calcext:value-type="float">
            <text:p>290</text:p>
          </table:table-cell>
          <table:table-cell table:formula="of:=[.B2891]" office:value-type="float" office:value="8" calcext:value-type="float">
            <text:p>8</text:p>
          </table:table-cell>
          <table:table-cell office:value-type="float" office:value="155.19251968" calcext:value-type="float">
            <text:p>155.19251968</text:p>
          </table:table-cell>
          <table:table-cell office:value-type="float" office:value="57.8305776" calcext:value-type="float">
            <text:p>57.8305776</text:p>
          </table:table-cell>
          <table:table-cell office:value-type="float" office:value="155" calcext:value-type="float">
            <text:p>155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892]+1" office:value-type="float" office:value="290" calcext:value-type="float">
            <text:p>290</text:p>
          </table:table-cell>
          <table:table-cell table:formula="of:=[.B2892]" office:value-type="float" office:value="9" calcext:value-type="float">
            <text:p>9</text:p>
          </table:table-cell>
          <table:table-cell office:value-type="float" office:value="196.2838976" calcext:value-type="float">
            <text:p>196.2838976</text:p>
          </table:table-cell>
          <table:table-cell office:value-type="float" office:value="35.74241664" calcext:value-type="float">
            <text:p>35.74241664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893]+1" office:value-type="float" office:value="290" calcext:value-type="float">
            <text:p>290</text:p>
          </table:table-cell>
          <table:table-cell table:formula="of:=[.B2893]" office:value-type="float" office:value="10" calcext:value-type="float">
            <text:p>10</text:p>
          </table:table-cell>
          <table:table-cell office:value-type="float" office:value="159.44422528" calcext:value-type="float">
            <text:p>159.44422528</text:p>
          </table:table-cell>
          <table:table-cell office:value-type="float" office:value="36.5542368" calcext:value-type="float">
            <text:p>36.5542368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894]+1" office:value-type="float" office:value="291" calcext:value-type="float">
            <text:p>291</text:p>
          </table:table-cell>
          <table:table-cell table:formula="of:=[.B2894]" office:value-type="float" office:value="1" calcext:value-type="float">
            <text:p>1</text:p>
          </table:table-cell>
          <table:table-cell office:value-type="float" office:value="219.47282432" calcext:value-type="float">
            <text:p>219.47282432</text:p>
          </table:table-cell>
          <table:table-cell office:value-type="float" office:value="154.326048" calcext:value-type="float">
            <text:p>154.326048</text:p>
          </table:table-cell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2895]+1" office:value-type="float" office:value="291" calcext:value-type="float">
            <text:p>291</text:p>
          </table:table-cell>
          <table:table-cell table:formula="of:=[.B2895]" office:value-type="float" office:value="2" calcext:value-type="float">
            <text:p>2</text:p>
          </table:table-cell>
          <table:table-cell office:value-type="float" office:value="125.594344576" calcext:value-type="float">
            <text:p>125.594344576</text:p>
          </table:table-cell>
          <table:table-cell office:value-type="float" office:value="145.44242496" calcext:value-type="float">
            <text:p>145.44242496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formula="of:=[.A2896]+1" office:value-type="float" office:value="291" calcext:value-type="float">
            <text:p>291</text:p>
          </table:table-cell>
          <table:table-cell table:formula="of:=[.B2896]" office:value-type="float" office:value="3" calcext:value-type="float">
            <text:p>3</text:p>
          </table:table-cell>
          <table:table-cell office:value-type="float" office:value="217.0648064" calcext:value-type="float">
            <text:p>217.0648064</text:p>
          </table:table-cell>
          <table:table-cell office:value-type="float" office:value="122.52871488" calcext:value-type="float">
            <text:p>122.52871488</text:p>
          </table:table-cell>
          <table:table-cell office:value-type="float" office:value="217" calcext:value-type="float">
            <text:p>217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table:formula="of:=[.A2897]+1" office:value-type="float" office:value="291" calcext:value-type="float">
            <text:p>291</text:p>
          </table:table-cell>
          <table:table-cell table:formula="of:=[.B2897]" office:value-type="float" office:value="4" calcext:value-type="float">
            <text:p>4</text:p>
          </table:table-cell>
          <table:table-cell office:value-type="float" office:value="133.18648768" calcext:value-type="float">
            <text:p>133.18648768</text:p>
          </table:table-cell>
          <table:table-cell office:value-type="float" office:value="115.4619936" calcext:value-type="float">
            <text:p>115.4619936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formula="of:=[.A2898]+1" office:value-type="float" office:value="291" calcext:value-type="float">
            <text:p>291</text:p>
          </table:table-cell>
          <table:table-cell table:formula="of:=[.B2898]" office:value-type="float" office:value="5" calcext:value-type="float">
            <text:p>5</text:p>
          </table:table-cell>
          <table:table-cell office:value-type="float" office:value="216.086592" calcext:value-type="float">
            <text:p>216.086592</text:p>
          </table:table-cell>
          <table:table-cell office:value-type="float" office:value="90.835051776" calcext:value-type="float">
            <text:p>90.835051776</text:p>
          </table:table-cell>
          <table:table-cell office:value-type="float" office:value="217" calcext:value-type="float">
            <text:p>217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A2899]+1" office:value-type="float" office:value="291" calcext:value-type="float">
            <text:p>291</text:p>
          </table:table-cell>
          <table:table-cell table:formula="of:=[.B2899]" office:value-type="float" office:value="6" calcext:value-type="float">
            <text:p>6</text:p>
          </table:table-cell>
          <table:table-cell office:value-type="float" office:value="140.28061952" calcext:value-type="float">
            <text:p>140.28061952</text:p>
          </table:table-cell>
          <table:table-cell office:value-type="float" office:value="84.484367616" calcext:value-type="float">
            <text:p>84.484367616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[.A2900]+1" office:value-type="float" office:value="291" calcext:value-type="float">
            <text:p>291</text:p>
          </table:table-cell>
          <table:table-cell table:formula="of:=[.B2900]" office:value-type="float" office:value="7" calcext:value-type="float">
            <text:p>7</text:p>
          </table:table-cell>
          <table:table-cell office:value-type="float" office:value="204.6761472" calcext:value-type="float">
            <text:p>204.6761472</text:p>
          </table:table-cell>
          <table:table-cell office:value-type="float" office:value="64.28306592" calcext:value-type="float">
            <text:p>64.28306592</text:p>
          </table:table-cell>
          <table:table-cell office:value-type="float" office:value="207" calcext:value-type="float">
            <text:p>207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A2901]+1" office:value-type="float" office:value="291" calcext:value-type="float">
            <text:p>291</text:p>
          </table:table-cell>
          <table:table-cell table:formula="of:=[.B2901]" office:value-type="float" office:value="8" calcext:value-type="float">
            <text:p>8</text:p>
          </table:table-cell>
          <table:table-cell office:value-type="float" office:value="155.86722176" calcext:value-type="float">
            <text:p>155.86722176</text:p>
          </table:table-cell>
          <table:table-cell office:value-type="float" office:value="61.1580336" calcext:value-type="float">
            <text:p>61.1580336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A2902]+1" office:value-type="float" office:value="291" calcext:value-type="float">
            <text:p>291</text:p>
          </table:table-cell>
          <table:table-cell table:formula="of:=[.B2902]" office:value-type="float" office:value="9" calcext:value-type="float">
            <text:p>9</text:p>
          </table:table-cell>
          <table:table-cell office:value-type="float" office:value="201.740128" calcext:value-type="float">
            <text:p>201.740128</text:p>
          </table:table-cell>
          <table:table-cell office:value-type="float" office:value="42.59348448" calcext:value-type="float">
            <text:p>42.59348448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2903]+1" office:value-type="float" office:value="291" calcext:value-type="float">
            <text:p>291</text:p>
          </table:table-cell>
          <table:table-cell table:formula="of:=[.B2903]" office:value-type="float" office:value="10" calcext:value-type="float">
            <text:p>10</text:p>
          </table:table-cell>
          <table:table-cell office:value-type="float" office:value="163.35950848" calcext:value-type="float">
            <text:p>163.35950848</text:p>
          </table:table-cell>
          <table:table-cell office:value-type="float" office:value="39.3579888" calcext:value-type="float">
            <text:p>39.3579888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2904]+1" office:value-type="float" office:value="292" calcext:value-type="float">
            <text:p>292</text:p>
          </table:table-cell>
          <table:table-cell table:formula="of:=[.B2904]" office:value-type="float" office:value="1" calcext:value-type="float">
            <text:p>1</text:p>
          </table:table-cell>
          <table:table-cell office:value-type="float" office:value="224.3064448" calcext:value-type="float">
            <text:p>224.3064448</text:p>
          </table:table-cell>
          <table:table-cell office:value-type="float" office:value="147.2652" calcext:value-type="float">
            <text:p>147.2652</text:p>
          </table:table-cell>
          <table:table-cell office:value-type="float" office:value="222" calcext:value-type="float">
            <text:p>222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formula="of:=[.A2905]+1" office:value-type="float" office:value="292" calcext:value-type="float">
            <text:p>292</text:p>
          </table:table-cell>
          <table:table-cell table:formula="of:=[.B2905]" office:value-type="float" office:value="2" calcext:value-type="float">
            <text:p>2</text:p>
          </table:table-cell>
          <table:table-cell office:value-type="float" office:value="136.64161664" calcext:value-type="float">
            <text:p>136.64161664</text:p>
          </table:table-cell>
          <table:table-cell office:value-type="float" office:value="143.07502848" calcext:value-type="float">
            <text:p>143.07502848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906]+1" office:value-type="float" office:value="292" calcext:value-type="float">
            <text:p>292</text:p>
          </table:table-cell>
          <table:table-cell table:formula="of:=[.B2906]" office:value-type="float" office:value="3" calcext:value-type="float">
            <text:p>3</text:p>
          </table:table-cell>
          <table:table-cell office:value-type="float" office:value="220.1959296" calcext:value-type="float">
            <text:p>220.1959296</text:p>
          </table:table-cell>
          <table:table-cell office:value-type="float" office:value="117.86528928" calcext:value-type="float">
            <text:p>117.86528928</text:p>
          </table:table-cell>
          <table:table-cell office:value-type="float" office:value="219" calcext:value-type="float">
            <text:p>219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formula="of:=[.A2907]+1" office:value-type="float" office:value="292" calcext:value-type="float">
            <text:p>292</text:p>
          </table:table-cell>
          <table:table-cell table:formula="of:=[.B2907]" office:value-type="float" office:value="4" calcext:value-type="float">
            <text:p>4</text:p>
          </table:table-cell>
          <table:table-cell office:value-type="float" office:value="142.88884736" calcext:value-type="float">
            <text:p>142.88884736</text:p>
          </table:table-cell>
          <table:table-cell office:value-type="float" office:value="114.30108864" calcext:value-type="float">
            <text:p>114.30108864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2908]+1" office:value-type="float" office:value="292" calcext:value-type="float">
            <text:p>292</text:p>
          </table:table-cell>
          <table:table-cell table:formula="of:=[.B2908]" office:value-type="float" office:value="5" calcext:value-type="float">
            <text:p>5</text:p>
          </table:table-cell>
          <table:table-cell office:value-type="float" office:value="217.505344" calcext:value-type="float">
            <text:p>217.505344</text:p>
          </table:table-cell>
          <table:table-cell office:value-type="float" office:value="88.813152" calcext:value-type="float">
            <text:p>88.813152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A2909]+1" office:value-type="float" office:value="292" calcext:value-type="float">
            <text:p>292</text:p>
          </table:table-cell>
          <table:table-cell table:formula="of:=[.B2909]" office:value-type="float" office:value="6" calcext:value-type="float">
            <text:p>6</text:p>
          </table:table-cell>
          <table:table-cell office:value-type="float" office:value="147.681376" calcext:value-type="float">
            <text:p>147.681376</text:p>
          </table:table-cell>
          <table:table-cell office:value-type="float" office:value="85.13495808" calcext:value-type="float">
            <text:p>85.13495808</text:p>
          </table:table-cell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910]+1" office:value-type="float" office:value="292" calcext:value-type="float">
            <text:p>292</text:p>
          </table:table-cell>
          <table:table-cell table:formula="of:=[.B2910]" office:value-type="float" office:value="7" calcext:value-type="float">
            <text:p>7</text:p>
          </table:table-cell>
          <table:table-cell office:value-type="float" office:value="205.061056" calcext:value-type="float">
            <text:p>205.061056</text:p>
          </table:table-cell>
          <table:table-cell office:value-type="float" office:value="65.3549472" calcext:value-type="float">
            <text:p>65.3549472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911]+1" office:value-type="float" office:value="292" calcext:value-type="float">
            <text:p>292</text:p>
          </table:table-cell>
          <table:table-cell table:formula="of:=[.B2911]" office:value-type="float" office:value="8" calcext:value-type="float">
            <text:p>8</text:p>
          </table:table-cell>
          <table:table-cell office:value-type="float" office:value="160.14785792" calcext:value-type="float">
            <text:p>160.14785792</text:p>
          </table:table-cell>
          <table:table-cell office:value-type="float" office:value="64.89139968" calcext:value-type="float">
            <text:p>64.89139968</text:p>
          </table:table-cell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A2912]+1" office:value-type="float" office:value="292" calcext:value-type="float">
            <text:p>292</text:p>
          </table:table-cell>
          <table:table-cell table:formula="of:=[.B2912]" office:value-type="float" office:value="9" calcext:value-type="float">
            <text:p>9</text:p>
          </table:table-cell>
          <table:table-cell office:value-type="float" office:value="201.0922496" calcext:value-type="float">
            <text:p>201.0922496</text:p>
          </table:table-cell>
          <table:table-cell office:value-type="float" office:value="46.1517024" calcext:value-type="float">
            <text:p>46.1517024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[.A2913]+1" office:value-type="float" office:value="292" calcext:value-type="float">
            <text:p>292</text:p>
          </table:table-cell>
          <table:table-cell table:formula="of:=[.B2913]" office:value-type="float" office:value="10" calcext:value-type="float">
            <text:p>10</text:p>
          </table:table-cell>
          <table:table-cell office:value-type="float" office:value="165.5527296" calcext:value-type="float">
            <text:p>165.5527296</text:p>
          </table:table-cell>
          <table:table-cell office:value-type="float" office:value="45.2052288" calcext:value-type="float">
            <text:p>45.2052288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2914]+1" office:value-type="float" office:value="293" calcext:value-type="float">
            <text:p>293</text:p>
          </table:table-cell>
          <table:table-cell table:formula="of:=[.B2914]" office:value-type="float" office:value="1" calcext:value-type="float">
            <text:p>1</text:p>
          </table:table-cell>
          <table:table-cell office:value-type="float" office:value="229.4586624" calcext:value-type="float">
            <text:p>229.4586624</text:p>
          </table:table-cell>
          <table:table-cell office:value-type="float" office:value="139.85762208" calcext:value-type="float">
            <text:p>139.85762208</text:p>
          </table:table-cell>
          <table:table-cell office:value-type="float" office:value="229" calcext:value-type="float">
            <text:p>229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formula="of:=[.A2915]+1" office:value-type="float" office:value="293" calcext:value-type="float">
            <text:p>293</text:p>
          </table:table-cell>
          <table:table-cell table:formula="of:=[.B2915]" office:value-type="float" office:value="2" calcext:value-type="float">
            <text:p>2</text:p>
          </table:table-cell>
          <table:table-cell office:value-type="float" office:value="138.649000192" calcext:value-type="float">
            <text:p>138.649000192</text:p>
          </table:table-cell>
          <table:table-cell office:value-type="float" office:value="137.879448" calcext:value-type="float">
            <text:p>137.879448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table:formula="of:=[.A2916]+1" office:value-type="float" office:value="293" calcext:value-type="float">
            <text:p>293</text:p>
          </table:table-cell>
          <table:table-cell table:formula="of:=[.B2916]" office:value-type="float" office:value="3" calcext:value-type="float">
            <text:p>3</text:p>
          </table:table-cell>
          <table:table-cell office:value-type="float" office:value="224.29100032" calcext:value-type="float">
            <text:p>224.29100032</text:p>
          </table:table-cell>
          <table:table-cell office:value-type="float" office:value="109.68301536" calcext:value-type="float">
            <text:p>109.68301536</text:p>
          </table:table-cell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table:formula="of:=[.A2917]+1" office:value-type="float" office:value="293" calcext:value-type="float">
            <text:p>293</text:p>
          </table:table-cell>
          <table:table-cell table:formula="of:=[.B2917]" office:value-type="float" office:value="4" calcext:value-type="float">
            <text:p>4</text:p>
          </table:table-cell>
          <table:table-cell office:value-type="float" office:value="143.53988096" calcext:value-type="float">
            <text:p>143.53988096</text:p>
          </table:table-cell>
          <table:table-cell office:value-type="float" office:value="108.26298816" calcext:value-type="float">
            <text:p>108.26298816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formula="of:=[.A2918]+1" office:value-type="float" office:value="293" calcext:value-type="float">
            <text:p>293</text:p>
          </table:table-cell>
          <table:table-cell table:formula="of:=[.B2918]" office:value-type="float" office:value="5" calcext:value-type="float">
            <text:p>5</text:p>
          </table:table-cell>
          <table:table-cell office:value-type="float" office:value="220.78851328" calcext:value-type="float">
            <text:p>220.78851328</text:p>
          </table:table-cell>
          <table:table-cell office:value-type="float" office:value="81.27036672" calcext:value-type="float">
            <text:p>81.27036672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formula="of:=[.A2919]+1" office:value-type="float" office:value="293" calcext:value-type="float">
            <text:p>293</text:p>
          </table:table-cell>
          <table:table-cell table:formula="of:=[.B2919]" office:value-type="float" office:value="6" calcext:value-type="float">
            <text:p>6</text:p>
          </table:table-cell>
          <table:table-cell office:value-type="float" office:value="148.47362688" calcext:value-type="float">
            <text:p>148.47362688</text:p>
          </table:table-cell>
          <table:table-cell office:value-type="float" office:value="79.42266624" calcext:value-type="float">
            <text:p>79.42266624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formula="of:=[.A2920]+1" office:value-type="float" office:value="293" calcext:value-type="float">
            <text:p>293</text:p>
          </table:table-cell>
          <table:table-cell table:formula="of:=[.B2920]" office:value-type="float" office:value="7" calcext:value-type="float">
            <text:p>7</text:p>
          </table:table-cell>
          <table:table-cell office:value-type="float" office:value="207.5235968" calcext:value-type="float">
            <text:p>207.5235968</text:p>
          </table:table-cell>
          <table:table-cell office:value-type="float" office:value="57.9062688" calcext:value-type="float">
            <text:p>57.9062688</text:p>
          </table:table-cell>
          <table:table-cell office:value-type="float" office:value="208" calcext:value-type="float">
            <text:p>208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formula="of:=[.A2921]+1" office:value-type="float" office:value="293" calcext:value-type="float">
            <text:p>293</text:p>
          </table:table-cell>
          <table:table-cell table:formula="of:=[.B2921]" office:value-type="float" office:value="8" calcext:value-type="float">
            <text:p>8</text:p>
          </table:table-cell>
          <table:table-cell office:value-type="float" office:value="162.23215872" calcext:value-type="float">
            <text:p>162.23215872</text:p>
          </table:table-cell>
          <table:table-cell office:value-type="float" office:value="58.69013184" calcext:value-type="float">
            <text:p>58.69013184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2922]+1" office:value-type="float" office:value="293" calcext:value-type="float">
            <text:p>293</text:p>
          </table:table-cell>
          <table:table-cell table:formula="of:=[.B2922]" office:value-type="float" office:value="9" calcext:value-type="float">
            <text:p>9</text:p>
          </table:table-cell>
          <table:table-cell office:value-type="float" office:value="201.793088" calcext:value-type="float">
            <text:p>201.793088</text:p>
          </table:table-cell>
          <table:table-cell office:value-type="float" office:value="38.3991648" calcext:value-type="float">
            <text:p>38.3991648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formula="of:=[.A2923]+1" office:value-type="float" office:value="293" calcext:value-type="float">
            <text:p>293</text:p>
          </table:table-cell>
          <table:table-cell table:formula="of:=[.B2923]" office:value-type="float" office:value="10" calcext:value-type="float">
            <text:p>10</text:p>
          </table:table-cell>
          <table:table-cell office:value-type="float" office:value="165.1873664" calcext:value-type="float">
            <text:p>165.1873664</text:p>
          </table:table-cell>
          <table:table-cell office:value-type="float" office:value="38.920824" calcext:value-type="float">
            <text:p>38.920824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1:02:29.324360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8:12.824488845</meta:creation-date>
    <dc:date>2018-03-27T11:04:04.026360743</dc:date>
    <meta:editing-duration>P6DT17H54M26S</meta:editing-duration>
    <meta:editing-cycles>168</meta:editing-cycles>
    <meta:generator>LibreOffice/5.1.6.2$Linux_X86_64 LibreOffice_project/10m0$Build-2</meta:generator>
    <meta:document-statistic meta:table-count="1" meta:cell-count="17586" meta:object-count="0"/>
  </office:meta>
</office:document-meta>
</file>